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72mm"/>
    </style:style>
    <style:style style:name="co2" style:family="table-column">
      <style:table-column-properties fo:break-before="auto" style:column-width="24.45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23.18mm"/>
    </style:style>
    <style:style style:name="co5" style:family="table-column">
      <style:table-column-properties fo:break-before="auto" style:column-width="16.83mm"/>
    </style:style>
    <style:style style:name="co6" style:family="table-column">
      <style:table-column-properties fo:break-before="auto" style:column-width="103.19mm"/>
    </style:style>
    <style:style style:name="co7" style:family="table-column">
      <style:table-column-properties fo:break-before="auto" style:column-width="21.59mm"/>
    </style:style>
    <style:style style:name="co8" style:family="table-column">
      <style:table-column-properties fo:break-before="auto" style:column-width="29.85mm"/>
    </style:style>
    <style:style style:name="co9" style:family="table-column">
      <style:table-column-properties fo:break-before="auto" style:column-width="49.53mm"/>
    </style:style>
    <style:style style:name="co10" style:family="table-column">
      <style:table-column-properties fo:break-before="auto" style:column-width="20.32mm"/>
    </style:style>
    <style:style style:name="co11" style:family="table-column">
      <style:table-column-properties fo:break-before="auto" style:column-width="34.93mm"/>
    </style:style>
    <style:style style:name="co12" style:family="table-column">
      <style:table-column-properties fo:break-before="auto" style:column-width="26.35mm"/>
    </style:style>
    <style:style style:name="co13" style:family="table-column">
      <style:table-column-properties fo:break-before="auto" style:column-width="28.26mm"/>
    </style:style>
    <style:style style:name="co14" style:family="table-column">
      <style:table-column-properties fo:break-before="auto" style:column-width="25.4mm"/>
    </style:style>
    <style:style style:name="co15" style:family="table-column">
      <style:table-column-properties fo:break-before="auto" style:column-width="26.67mm"/>
    </style:style>
    <style:style style:name="co16" style:family="table-column">
      <style:table-column-properties fo:break-before="auto" style:column-width="21.91mm"/>
    </style:style>
    <style:style style:name="co17" style:family="table-column">
      <style:table-column-properties fo:break-before="auto" style:column-width="74.61mm"/>
    </style:style>
    <style:style style:name="co18" style:family="table-column">
      <style:table-column-properties fo:break-before="auto" style:column-width="109.22mm"/>
    </style:style>
    <style:style style:name="co19" style:family="table-column">
      <style:table-column-properties fo:break-before="auto" style:column-width="33.66mm"/>
    </style:style>
    <style:style style:name="co20" style:family="table-column">
      <style:table-column-properties fo:break-before="auto" style:column-width="27.31mm"/>
    </style:style>
    <style:style style:name="co21" style:family="table-column">
      <style:table-column-properties fo:break-before="auto" style:column-width="11.11mm"/>
    </style:style>
    <style:style style:name="co22" style:family="table-column">
      <style:table-column-properties fo:break-before="auto" style:column-width="10.8mm"/>
    </style:style>
    <style:style style:name="co23" style:family="table-column">
      <style:table-column-properties fo:break-before="auto" style:column-width="9.84mm"/>
    </style:style>
    <style:style style:name="co24" style:family="table-column">
      <style:table-column-properties fo:break-before="auto" style:column-width="38.42mm"/>
    </style:style>
    <style:style style:name="co25" style:family="table-column">
      <style:table-column-properties fo:break-before="auto" style:column-width="15.56mm"/>
    </style:style>
    <style:style style:name="co26" style:family="table-column">
      <style:table-column-properties fo:break-before="auto" style:column-width="19.1mm"/>
    </style:style>
    <style:style style:name="co27" style:family="table-column">
      <style:table-column-properties fo:break-before="auto" style:column-width="79.69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5.8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8.73mm" fo:break-before="auto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ta1" style:family="table" style:master-page-name="PageStyle_5f_yyyy">
      <style:table-properties table:display="true" style:writing-mode="lr-tb"/>
    </style:style>
    <style:style style:name="ta2" style:family="table" style:master-page-name="PageStyle_5f_yyyy-mm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100">
      <style:table-cell-properties fo:border-bottom="none" fo:background-color="#a6a6a6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Sunday&quot;" style:apply-style-name="ConditionalStyle_5f_1636" style:base-cell-address="yyyy.A1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Sunday&quot;" style:apply-style-name="ConditionalStyle_5f_1636" style:base-cell-address="yyyy.A1"/>
    </style:style>
    <style:style style:name="ce3" style:family="table-cell" style:parent-style-name="Default" style:data-style-name="N100">
      <style:table-cell-properties style:rotation-align="none"/>
    </style:style>
    <style:style style:name="ce4" style:family="table-cell" style:parent-style-name="Default" style:data-style-name="N100">
      <style:table-cell-properties fo:border-bottom="none" fo:background-color="#a6a6a6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49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49">
      <style:table-cell-properties style:rotation-align="none"/>
    </style:style>
    <style:style style:name="ce7" style:family="table-cell" style:parent-style-name="Default" style:data-style-name="N100">
      <style:table-cell-properties fo:border-bottom="none" fo:background-color="#d9d9d9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6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[.$N$1]" style:apply-style-name="ConditionalStyle_5f_1634" style:base-cell-address="yyyy.C2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[.$N$1]" style:apply-style-name="ConditionalStyle_5f_1634" style:base-cell-address="yyyy.C2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[.$N$1]" style:apply-style-name="ConditionalStyle_5f_1634" style:base-cell-address="yyyy.C2"/>
    </style:style>
    <style:style style:name="ce1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[.$N$1]" style:apply-style-name="ConditionalStyle_5f_1634" style:base-cell-address="yyyy.C2"/>
    </style:style>
    <style:style style:name="ce14" style:family="table-cell" style:parent-style-name="Default" style:data-style-name="N133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6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[.$N$1]" style:apply-style-name="ConditionalStyle_5f_1634" style:base-cell-address="yyyy.C2"/>
    </style:style>
    <style:style style:name="ce17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[.$N$1]" style:apply-style-name="ConditionalStyle_5f_1634" style:base-cell-address="yyyy.C2"/>
    </style:style>
    <style:style style:name="ce20" style:family="table-cell" style:parent-style-name="Default" style:data-style-name="N1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99">
      <style:table-cell-properties fo:background-color="#e8f2a1" style:diagonal-bl-tr="none" style:diagonal-tl-br="none" fo:border="0.74pt solid #000000" style:rotation-align="none"/>
    </style:style>
    <style:style style:name="ce23" style:family="table-cell" style:parent-style-name="Default" style:data-style-name="N100">
      <style:table-cell-properties fo:background-color="#e8f2a1" style:diagonal-bl-tr="none" style:diagonal-tl-br="none" fo:border="0.74pt solid #000000" style:rotation-align="none"/>
    </style:style>
    <style:style style:name="ce24" style:family="table-cell" style:parent-style-name="Default" style:data-style-name="N2">
      <style:table-cell-properties fo:background-color="#e8f2a1" style:diagonal-bl-tr="none" style:diagonal-tl-br="none" fo:border="0.74pt solid #000000" style:rotation-align="none"/>
    </style:style>
    <style:style style:name="ce25" style:family="table-cell" style:parent-style-name="Default" style:data-style-name="N16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6" style:family="table-cell" style:parent-style-name="Default" style:data-style-name="N100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7" style:family="table-cell" style:parent-style-name="Default" style:data-style-name="N2">
      <style:table-cell-properties style:rotation-align="none"/>
    </style:style>
    <style:style style:name="ce28" style:family="table-cell" style:parent-style-name="Default" style:data-style-name="N161">
      <style:table-cell-properties fo:background-color="#e2f0d9" style:rotation-align="none"/>
    </style:style>
    <style:style style:name="ce29" style:family="table-cell" style:parent-style-name="Default" style:data-style-name="N161">
      <style:table-cell-properties fo:background-color="#767171" style:rotation-align="none"/>
    </style:style>
    <style:style style:name="ce30" style:family="table-cell" style:parent-style-name="Default" style:data-style-name="N161">
      <style:table-cell-properties fo:background-color="#d9d9d9" style:rotation-align="none"/>
    </style:style>
    <style:style style:name="ce31" style:family="table-cell" style:parent-style-name="Default" style:data-style-name="N2">
      <style:table-cell-properties fo:background-color="#e2f0d9" style:rotation-align="none"/>
    </style:style>
    <style:style style:name="ce32" style:family="table-cell" style:parent-style-name="Default" style:data-style-name="N2">
      <style:table-cell-properties fo:background-color="#767171" style:rotation-align="none"/>
    </style:style>
    <style:style style:name="ce33" style:family="table-cell" style:parent-style-name="Default" style:data-style-name="N2">
      <style:table-cell-properties fo:background-color="#d9d9d9" style:rotation-align="none"/>
    </style:style>
    <style:style style:name="ce34" style:family="table-cell" style:parent-style-name="Default" style:data-style-name="N160">
      <style:table-cell-properties style:rotation-align="none"/>
    </style:style>
    <style:style style:name="ce35" style:family="table-cell" style:parent-style-name="Default">
      <style:table-cell-properties fo:background-color="#afaba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61">
      <style:table-cell-properties fo:background-color="#ffe6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[.$K2]=8)" style:apply-style-name="activities_5f_finished_5f_per_5f_day_5f_blue_5f_background" style:base-cell-address="'yyyy-mm'.A2"/>
    </style:style>
    <style:style style:name="ce37" style:family="table-cell" style:parent-style-name="Default" style:data-style-name="N2">
      <style:table-cell-properties fo:background-color="#ffe6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[.$K2]=8)" style:apply-style-name="activities_5f_finished_5f_per_5f_day_5f_blue_5f_background" style:base-cell-address="'yyyy-mm'.A2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ackground-color="#ffe6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[.$K2]=8)" style:apply-style-name="activities_5f_finished_5f_per_5f_day_5f_blue_5f_background" style:base-cell-address="'yyyy-mm'.A2"/>
    </style:style>
    <style:style style:name="ce40" style:family="table-cell" style:parent-style-name="Default" style:data-style-name="N127">
      <style:table-cell-properties fo:background-color="#ffe6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[.$K2]=8)" style:apply-style-name="activities_5f_finished_5f_per_5f_day_5f_blue_5f_background" style:base-cell-address="'yyyy-mm'.A2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2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[.$K2]=8)" style:apply-style-name="activities_5f_finished_5f_per_5f_day_5f_blue_5f_background" style:base-cell-address="'yyyy-mm'.A2"/>
    </style:style>
    <style:style style:name="ce4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ackground-color="#afaba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fo:background-color="#ffe6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yes&quot;" style:apply-style-name="GREEN" style:base-cell-address="'yyyy-mm'.F2"/>
      <style:map style:condition="cell-content()=&quot;no&quot;" style:apply-style-name="RED_5f_BACKGROUND" style:base-cell-address="'yyyy-mm'.F2"/>
    </style:style>
    <style:style style:name="ce46" style:family="table-cell" style:parent-style-name="Default">
      <style:table-cell-properties fo:border-bottom="0.74pt solid #000000" fo:background-color="#afaba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2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afabab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e7e6e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ackground-color="#e7e6e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2">
      <style:table-cell-properties fo:background-color="#e7e6e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8" style:apply-style-name="GREEN" style:base-cell-address="'yyyy-mm'.K2"/>
    </style:style>
    <style:style style:name="ce54" style:family="table-cell" style:parent-style-name="Default">
      <style:table-cell-properties fo:background-color="#e7e6e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8" style:apply-style-name="GREEN" style:base-cell-address="'yyyy-mm'.K2"/>
    </style:style>
    <style:style style:name="ce55" style:family="table-cell" style:parent-style-name="Default" style:data-style-name="N0">
      <style:table-cell-properties fo:background-color="#e7e6e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8" style:apply-style-name="GREEN" style:base-cell-address="'yyyy-mm'.K2"/>
    </style:style>
    <style:style style:name="ce56" style:family="table-cell" style:parent-style-name="Default">
      <style:table-cell-properties fo:background-color="#e7e6e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fo:background-color="#e7e6e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GREY_5f_BACKGROUND" style:base-cell-address="'yyyy-mm'.N2"/>
    </style:style>
    <style:style style:name="gr1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yyyy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visibility="collapse" table:default-cell-style-name="ce23"/>
        <table:table-column table:style-name="co10" table:visibility="collapse" table:default-cell-style-name="ce24"/>
        <table:table-column table:style-name="co11" table:default-cell-style-name="ce26"/>
        <table:table-column table:style-name="co12" table:default-cell-style-name="Default"/>
        <table:table-column table:style-name="co13" table:default-cell-style-name="ce28"/>
        <table:table-column table:style-name="co14" table:default-cell-style-name="ce31"/>
        <table:table-column table:style-name="co10" table:number-columns-repeated="2" table:default-cell-style-name="ce3"/>
        <table:table-column table:style-name="co15" table:default-cell-style-name="Default"/>
        <table:table-column table:style-name="co10" table:default-cell-style-name="Default"/>
        <table:table-column table:style-name="co10" table:number-columns-repeated="2" table:default-cell-style-name="ce3"/>
        <table:table-column table:style-name="co10" table:default-cell-style-name="Default"/>
        <table:table-column table:style-name="co10" table:number-columns-repeated="16361" table:default-cell-style-name="ce3"/>
        <table:table-row table:style-name="ro1">
          <table:table-cell table:style-name="ce1" office:value-type="string" calcext:value-type="string">
            <text:p>Day of Week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Arrival</text:p>
          </table:table-cell>
          <table:table-cell table:style-name="ce7" office:value-type="string" calcext:value-type="string">
            <text:p>Overtime (minutes)</text:p>
          </table:table-cell>
          <table:table-cell table:style-name="ce7" office:value-type="string" calcext:value-type="string">
            <text:p>Pause</text:p>
          </table:table-cell>
          <table:table-cell table:style-name="ce7" office:value-type="string" calcext:value-type="string">
            <text:p>Work</text:p>
          </table:table-cell>
          <table:table-cell table:style-name="ce7" office:value-type="string" calcext:value-type="string">
            <text:p>Note</text:p>
          </table:table-cell>
          <table:table-cell table:style-name="ce4" office:value-type="string" calcext:value-type="string">
            <text:p>Departure</text:p>
          </table:table-cell>
          <table:table-cell table:style-name="ce4" office:value-type="string" calcext:value-type="string">
            <text:p>Departure in minutes</text:p>
          </table:table-cell>
          <table:table-cell table:style-name="ce18" office:value-type="string" calcext:value-type="string">
            <text:p>Total overtime (minutes)</text:p>
          </table:table-cell>
          <table:table-cell table:style-name="ce21" office:value-type="string" calcext:value-type="string">
            <text:p>not empty</text:p>
          </table:table-cell>
          <table:table-cell table:style-name="ce21" office:value-type="string" calcext:value-type="string">
            <text:p>Arrival as number</text:p>
          </table:table-cell>
          <table:table-cell table:style-name="ce18" office:value-type="string" calcext:value-type="string">
            <text:p>MA7 for Arrival</text:p>
          </table:table-cell>
          <table:table-cell office:value-type="string" calcext:value-type="string">
            <text:p>----</text:p>
          </table:table-cell>
          <table:table-cell table:number-columns-repeated="16370"/>
        </table:table-row>
        <table:table-row table:style-name="ro2">
          <table:table-cell table:style-name="ce2" table:formula="of:=COM.MICROSOFT.SWITCH(WEEKDAY([.B2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office:value-type="date" office:date-value="2025-01-01" calcext:value-type="date">
            <text:p>2025-01-01</text:p>
          </table:table-cell>
          <table:table-cell table:style-name="ce8" table:formula="of:=IF(EXACT([.D2];&quot;----&quot;);&quot;&quot;;TIME(RAND()*(8-6)+6;RAND()*(59-0)+0;0))" office:value-type="time" office:time-value="PT07H18M07.95725717S" calcext:value-type="time">
            <text:p>7:18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IF(OR(EXACT(WEEKDAY([.$B2]);1);EXACT(WEEKDAY([.$B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]);1);EXACT(WEEKDAY([.$B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]);1);EXACT(WEEKDAY([.$B2]);7));&quot;----&quot;;&quot;&quot;)">
            <text:p/>
          </table:table-cell>
          <table:table-cell table:style-name="ce8" table:formula="of:=IFERROR(TIME([.I2]/60;[.I2] - COM.MICROSOFT.FLOOR.MATH([.I2]/60) * 60;0);&quot;&quot;)" office:value-type="time" office:time-value="PT16H36M00S" calcext:value-type="time">
            <text:p>16:36</text:p>
          </table:table-cell>
          <table:table-cell table:style-name="ce16" table:formula="of:=IFERROR(IF(EXACT([.C2];&quot;&quot;);&quot;&quot;;HOUR([.C2])*60+MINUTE([.C2])+HOUR([.E2])*60+MINUTE([.E2])+HOUR([.F2])*60+MINUTE([.F2])+[.D2]);&quot;&quot;)" office:value-type="float" office:value="948" calcext:value-type="float">
            <text:p>948</text:p>
          </table:table-cell>
          <table:table-cell table:style-name="ce19" table:formula="of:=[.D2]" office:value-type="float" office:value="0" calcext:value-type="float">
            <text:p>0</text:p>
          </table:table-cell>
          <table:table-cell table:style-name="ce22" table:formula="of:=NOT(OR(EXACT([.C2];&quot;&quot;);EXACT([.C2];&quot;----&quot;)))" office:value-type="boolean" office:boolean-value="true" calcext:value-type="boolean">
            <text:p>TRUE</text:p>
          </table:table-cell>
          <table:table-cell table:formula="of:=IF([.K2];HOUR([.C2])+(MINUTE([.C2])/60);&quot;&quot;)" office:value-type="float" office:value="7.3" calcext:value-type="float">
            <text:p>7.30</text:p>
          </table:table-cell>
          <table:table-cell table:style-name="ce25"/>
          <table:table-cell/>
          <table:table-cell table:style-name="ce29"/>
          <table:table-cell table:style-name="ce32" table:number-columns-repeated="2"/>
          <table:table-cell table:number-columns-repeated="2"/>
          <table:table-cell table:style-name="ce34"/>
          <table:table-cell table:number-columns-repeated="16364"/>
        </table:table-row>
        <table:table-row table:style-name="ro2">
          <table:table-cell table:style-name="ce2" table:formula="of:=COM.MICROSOFT.SWITCH(WEEKDAY([.B3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2]+1" office:value-type="date" office:date-value="2025-01-02" calcext:value-type="date">
            <text:p>2025-01-02</text:p>
          </table:table-cell>
          <table:table-cell table:style-name="ce8" table:formula="of:=IF(EXACT([.D3];&quot;----&quot;);&quot;&quot;;TIME(RAND()*(8-6)+6;RAND()*(59-0)+0;0))" office:value-type="time" office:time-value="PT07H19M26.781003696S" calcext:value-type="time">
            <text:p>7:19</text:p>
          </table:table-cell>
          <table:table-cell table:style-name="ce9" table:formula="of:=IF(OR(EXACT(WEEKDAY([.$B3]);1);EXACT(WEEKDAY([.$B3]);7));0;COM.MICROSOFT.CEILING.MATH(RAND() * 20)*(IF(RAND()&gt;0.5;1;-1)))" office:value-type="float" office:value="-18" calcext:value-type="float">
            <text:p>-18</text:p>
          </table:table-cell>
          <table:table-cell table:style-name="ce13" table:formula="of:=IF(OR(EXACT(WEEKDAY([.$B3]);1);EXACT(WEEKDAY([.$B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]);1);EXACT(WEEKDAY([.$B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]);1);EXACT(WEEKDAY([.$B3]);7));&quot;----&quot;;&quot;&quot;)">
            <text:p/>
          </table:table-cell>
          <table:table-cell table:style-name="ce8" table:formula="of:=IFERROR(TIME([.I3]/60;[.I3] - COM.MICROSOFT.FLOOR.MATH([.I3]/60) * 60;0);&quot;&quot;)" office:value-type="time" office:time-value="PT16H02M00S" calcext:value-type="time">
            <text:p>16:02</text:p>
          </table:table-cell>
          <table:table-cell table:style-name="ce16" table:formula="of:=IFERROR(IF(EXACT([.C3];&quot;&quot;);&quot;&quot;;HOUR([.C3])*60+MINUTE([.C3])+HOUR([.E3])*60+MINUTE([.E3])+HOUR([.F3])*60+MINUTE([.F3])+[.D3]);&quot;&quot;)" office:value-type="float" office:value="931" calcext:value-type="float">
            <text:p>931</text:p>
          </table:table-cell>
          <table:table-cell table:style-name="ce19" table:formula="of:=IFERROR(IF(EXACT([.D3];&quot;&quot;);&quot;&quot;;[.J2]+[.D3]);&quot;&quot;)" office:value-type="float" office:value="-18" calcext:value-type="float">
            <text:p>-18</text:p>
          </table:table-cell>
          <table:table-cell table:style-name="ce22" table:formula="of:=NOT(OR(EXACT([.C3];&quot;&quot;);EXACT([.C3];&quot;----&quot;)))" office:value-type="boolean" office:boolean-value="true" calcext:value-type="boolean">
            <text:p>TRUE</text:p>
          </table:table-cell>
          <table:table-cell table:formula="of:=IF([.K3];HOUR([.C3])+(MINUTE([.C3])/60);&quot;&quot;)" office:value-type="float" office:value="7.31666666666667" calcext:value-type="float">
            <text:p>7.32</text:p>
          </table:table-cell>
          <table:table-cell table:style-name="ce25"/>
          <table:table-cell/>
          <table:table-cell table:style-name="ce29"/>
          <table:table-cell table:style-name="ce32" table:number-columns-repeated="2"/>
          <table:table-cell table:number-columns-repeated="2"/>
          <table:table-cell table:style-name="ce34"/>
          <table:table-cell table:number-columns-repeated="16364"/>
        </table:table-row>
        <table:table-row table:style-name="ro2">
          <table:table-cell table:style-name="ce2" table:formula="of:=COM.MICROSOFT.SWITCH(WEEKDAY([.B4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3]+1" office:value-type="date" office:date-value="2025-01-03" calcext:value-type="date">
            <text:p>2025-01-03</text:p>
          </table:table-cell>
          <table:table-cell table:style-name="ce8" table:formula="of:=IF(EXACT([.D4];&quot;----&quot;);&quot;&quot;;TIME(RAND()*(8-6)+6;RAND()*(59-0)+0;0))" office:value-type="time" office:time-value="PT06H54M03.400164264S" calcext:value-type="time">
            <text:p>6:54</text:p>
          </table:table-cell>
          <table:table-cell table:style-name="ce9" table:formula="of:=IF(OR(EXACT(WEEKDAY([.$B4]);1);EXACT(WEEKDAY([.$B4]);7));0;COM.MICROSOFT.CEILING.MATH(RAND() * 20)*(IF(RAND()&gt;0.5;1;-1)))" office:value-type="float" office:value="13" calcext:value-type="float">
            <text:p>13</text:p>
          </table:table-cell>
          <table:table-cell table:style-name="ce13" table:formula="of:=IF(OR(EXACT(WEEKDAY([.$B4]);1);EXACT(WEEKDAY([.$B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4]);1);EXACT(WEEKDAY([.$B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4]);1);EXACT(WEEKDAY([.$B4]);7));&quot;----&quot;;&quot;&quot;)">
            <text:p/>
          </table:table-cell>
          <table:table-cell table:style-name="ce8" table:formula="of:=IFERROR(TIME([.I4]/60;[.I4] - COM.MICROSOFT.FLOOR.MATH([.I4]/60) * 60;0);&quot;&quot;)" office:value-type="time" office:time-value="PT16H14M00S" calcext:value-type="time">
            <text:p>16:14</text:p>
          </table:table-cell>
          <table:table-cell table:style-name="ce16" table:formula="of:=IFERROR(IF(EXACT([.C4];&quot;&quot;);&quot;&quot;;HOUR([.C4])*60+MINUTE([.C4])+HOUR([.E4])*60+MINUTE([.E4])+HOUR([.F4])*60+MINUTE([.F4])+[.D4]);&quot;&quot;)" office:value-type="float" office:value="937" calcext:value-type="float">
            <text:p>937</text:p>
          </table:table-cell>
          <table:table-cell table:style-name="ce19" table:formula="of:=IFERROR(IF(EXACT([.D4];&quot;&quot;);&quot;&quot;;[.J3]+[.D4]);&quot;&quot;)" office:value-type="float" office:value="-5" calcext:value-type="float">
            <text:p>-5</text:p>
          </table:table-cell>
          <table:table-cell table:style-name="ce22" table:formula="of:=NOT(OR(EXACT([.C4];&quot;&quot;);EXACT([.C4];&quot;----&quot;)))" office:value-type="boolean" office:boolean-value="true" calcext:value-type="boolean">
            <text:p>TRUE</text:p>
          </table:table-cell>
          <table:table-cell table:formula="of:=IF([.K4];HOUR([.C4])+(MINUTE([.C4])/60);&quot;&quot;)" office:value-type="float" office:value="6.9" calcext:value-type="float">
            <text:p>6.90</text:p>
          </table:table-cell>
          <table:table-cell table:style-name="ce25"/>
          <table:table-cell/>
          <table:table-cell table:style-name="ce29"/>
          <table:table-cell table:style-name="ce32" table:number-columns-repeated="2"/>
          <table:table-cell table:number-columns-repeated="2"/>
          <table:table-cell table:style-name="ce34"/>
          <table:table-cell table:number-columns-repeated="16364"/>
        </table:table-row>
        <table:table-row table:style-name="ro2">
          <table:table-cell table:style-name="ce2" table:formula="of:=COM.MICROSOFT.SWITCH(WEEKDAY([.B5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4]+1" office:value-type="date" office:date-value="2025-01-04" calcext:value-type="date">
            <text:p>2025-01-04</text:p>
          </table:table-cell>
          <table:table-cell table:style-name="ce8" table:formula="of:=IF(OR(EXACT(WEEKDAY([.$B5]);1);EXACT(WEEKDAY([.$B5]);7));&quot;----&quot;;IF(EXACT([.D2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5]);1);EXACT(WEEKDAY([.$B5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5]);1);EXACT(WEEKDAY([.$B5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5]);1);EXACT(WEEKDAY([.$B5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5]);1);EXACT(WEEKDAY([.$B5]);7));&quot;----&quot;;&quot;&quot;)" office:value-type="string" office:string-value="----" calcext:value-type="string">
            <text:p>----</text:p>
          </table:table-cell>
          <table:table-cell table:style-name="ce8" table:formula="of:=IFERROR(TIME([.I5]/60;[.I5] - COM.MICROSOFT.FLOOR.MATH([.I5]/60) * 60;0);&quot;&quot;)">
            <text:p/>
          </table:table-cell>
          <table:table-cell table:style-name="ce16" table:formula="of:=IFERROR(IF(EXACT([.C5];&quot;&quot;);&quot;&quot;;HOUR([.C5])*60+MINUTE([.C5])+HOUR([.E5])*60+MINUTE([.E5])+HOUR([.F5])*60+MINUTE([.F5])+[.D5]);&quot;&quot;)">
            <text:p/>
          </table:table-cell>
          <table:table-cell table:style-name="ce19" table:formula="of:=IFERROR(IF(EXACT([.D5];&quot;&quot;);&quot;&quot;;[.J4]+[.D5]);&quot;&quot;)" office:value-type="float" office:value="-5" calcext:value-type="float">
            <text:p>-5</text:p>
          </table:table-cell>
          <table:table-cell table:style-name="ce22" table:formula="of:=NOT(OR(EXACT([.C5];&quot;&quot;);EXACT([.C5];&quot;----&quot;)))" office:value-type="boolean" office:boolean-value="false" calcext:value-type="boolean">
            <text:p>FALSE</text:p>
          </table:table-cell>
          <table:table-cell table:formula="of:=IF([.K5];HOUR([.C5])+(MINUTE([.C5])/60);&quot;&quot;)">
            <text:p/>
          </table:table-cell>
          <table:table-cell table:style-name="ce25"/>
          <table:table-cell/>
          <table:table-cell table:style-name="ce29"/>
          <table:table-cell table:style-name="ce32" table:number-columns-repeated="2"/>
          <table:table-cell table:number-columns-repeated="2"/>
          <table:table-cell table:style-name="ce34"/>
          <table:table-cell table:number-columns-repeated="16364"/>
        </table:table-row>
        <table:table-row table:style-name="ro2">
          <table:table-cell table:style-name="ce2" table:formula="of:=COM.MICROSOFT.SWITCH(WEEKDAY([.B6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5]+1" office:value-type="date" office:date-value="2025-01-05" calcext:value-type="date">
            <text:p>2025-01-05</text:p>
          </table:table-cell>
          <table:table-cell table:style-name="ce8" table:formula="of:=IF(OR(EXACT(WEEKDAY([.$B6]);1);EXACT(WEEKDAY([.$B6]);7));&quot;----&quot;;IF(EXACT([.D3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6]);1);EXACT(WEEKDAY([.$B6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6]);1);EXACT(WEEKDAY([.$B6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6]);1);EXACT(WEEKDAY([.$B6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6]);1);EXACT(WEEKDAY([.$B6]);7));&quot;----&quot;;&quot;&quot;)" office:value-type="string" office:string-value="----" calcext:value-type="string">
            <text:p>----</text:p>
          </table:table-cell>
          <table:table-cell table:style-name="ce8" table:formula="of:=IFERROR(TIME([.I6]/60;[.I6] - COM.MICROSOFT.FLOOR.MATH([.I6]/60) * 60;0);&quot;&quot;)">
            <text:p/>
          </table:table-cell>
          <table:table-cell table:style-name="ce16" table:formula="of:=IFERROR(IF(EXACT([.C6];&quot;&quot;);&quot;&quot;;HOUR([.C6])*60+MINUTE([.C6])+HOUR([.E6])*60+MINUTE([.E6])+HOUR([.F6])*60+MINUTE([.F6])+[.D6]);&quot;&quot;)">
            <text:p/>
          </table:table-cell>
          <table:table-cell table:style-name="ce19" table:formula="of:=IFERROR(IF(EXACT([.D6];&quot;&quot;);&quot;&quot;;[.J5]+[.D6]);&quot;&quot;)" office:value-type="float" office:value="-5" calcext:value-type="float">
            <text:p>-5</text:p>
          </table:table-cell>
          <table:table-cell table:style-name="ce22" table:formula="of:=NOT(OR(EXACT([.C6];&quot;&quot;);EXACT([.C6];&quot;----&quot;)))" office:value-type="boolean" office:boolean-value="false" calcext:value-type="boolean">
            <text:p>FALSE</text:p>
          </table:table-cell>
          <table:table-cell table:formula="of:=IF([.K6];HOUR([.C6])+(MINUTE([.C6])/60);&quot;&quot;)">
            <text:p/>
          </table:table-cell>
          <table:table-cell table:style-name="ce25"/>
          <table:table-cell/>
          <table:table-cell table:style-name="ce29"/>
          <table:table-cell table:style-name="ce32" table:number-columns-repeated="2"/>
          <table:table-cell table:number-columns-repeated="2"/>
          <table:table-cell table:style-name="ce34"/>
          <table:table-cell table:number-columns-repeated="16364"/>
        </table:table-row>
        <table:table-row table:style-name="ro2">
          <table:table-cell table:style-name="ce2" table:formula="of:=COM.MICROSOFT.SWITCH(WEEKDAY([.B7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6]+1" office:value-type="date" office:date-value="2025-01-06" calcext:value-type="date">
            <text:p>2025-01-06</text:p>
          </table:table-cell>
          <table:table-cell table:style-name="ce8" table:formula="of:=IF(OR(EXACT(WEEKDAY([.$B7]);1);EXACT(WEEKDAY([.$B7]);7));&quot;----&quot;;IF(EXACT([.D4];&quot;----&quot;);&quot;&quot;;TIME(RAND()*(8-5)+5;RAND()*(59-0)+0;0)))" office:value-type="time" office:time-value="PT05H41M58.902288732S" calcext:value-type="time">
            <text:p>5:41</text:p>
          </table:table-cell>
          <table:table-cell table:style-name="ce9" table:formula="of:=IF(OR(EXACT(WEEKDAY([.$B7]);1);EXACT(WEEKDAY([.$B7]);7));0;COM.MICROSOFT.CEILING.MATH(RAND() * 20)*(IF(RAND()&gt;0.5;1;-1)))" office:value-type="float" office:value="-8" calcext:value-type="float">
            <text:p>-8</text:p>
          </table:table-cell>
          <table:table-cell table:style-name="ce13" table:formula="of:=IF(OR(EXACT(WEEKDAY([.$B7]);1);EXACT(WEEKDAY([.$B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7]);1);EXACT(WEEKDAY([.$B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7]);1);EXACT(WEEKDAY([.$B7]);7));&quot;----&quot;;&quot;&quot;)">
            <text:p/>
          </table:table-cell>
          <table:table-cell table:style-name="ce8" table:formula="of:=IFERROR(TIME([.I7]/60;[.I7] - COM.MICROSOFT.FLOOR.MATH([.I7]/60) * 60;0);&quot;&quot;)" office:value-type="time" office:time-value="PT14H06M00S" calcext:value-type="time">
            <text:p>14:06</text:p>
          </table:table-cell>
          <table:table-cell table:style-name="ce16" table:formula="of:=IFERROR(IF(EXACT([.C7];&quot;&quot;);&quot;&quot;;HOUR([.C7])*60+MINUTE([.C7])+HOUR([.E7])*60+MINUTE([.E7])+HOUR([.F7])*60+MINUTE([.F7])+[.D7]);&quot;&quot;)" office:value-type="float" office:value="843" calcext:value-type="float">
            <text:p>843</text:p>
          </table:table-cell>
          <table:table-cell table:style-name="ce19" table:formula="of:=IFERROR(IF(EXACT([.D7];&quot;&quot;);&quot;&quot;;[.J6]+[.D7]);&quot;&quot;)" office:value-type="float" office:value="-13" calcext:value-type="float">
            <text:p>-13</text:p>
          </table:table-cell>
          <table:table-cell table:style-name="ce22" table:formula="of:=NOT(OR(EXACT([.C7];&quot;&quot;);EXACT([.C7];&quot;----&quot;)))" office:value-type="boolean" office:boolean-value="true" calcext:value-type="boolean">
            <text:p>TRUE</text:p>
          </table:table-cell>
          <table:table-cell table:formula="of:=IF([.K7];HOUR([.C7])+(MINUTE([.C7])/60);&quot;&quot;)" office:value-type="float" office:value="5.68333333333333" calcext:value-type="float">
            <text:p>5.68</text:p>
          </table:table-cell>
          <table:table-cell table:style-name="ce25" table:formula="of:=IF([.K7];TIME(ROUNDDOWN((SUM([.L1:.L7])/5); 0);((SUM([.L1:.L7])/5)-ROUNDDOWN((SUM([.L1:.L7])/5);0))*60;0);&quot;&quot;)" office:value-type="time" office:time-value="PT05H26M24S" calcext:value-type="time">
            <text:p>5:26</text:p>
          </table:table-cell>
          <table:table-cell/>
          <table:table-cell table:style-name="ce30" table:formula="of:=IF(EXACT([.J7];&quot;&quot;);&quot;&quot;;[.B7])" office:value-type="date" office:date-value="2025-01-06" calcext:value-type="date">
            <text:p>2025-01-06</text:p>
          </table:table-cell>
          <table:table-cell table:style-name="ce33" table:formula="of:=IF(EXACT([.J7];&quot;&quot;);&quot;&quot;;(SUM([.L1:.L7])/5)-7)" office:value-type="float" office:value="-1.56" calcext:value-type="float">
            <text:p>-1.56</text:p>
          </table:table-cell>
          <table:table-cell table:style-name="ce33" table:formula="of:=IF(EXACT([.J7];&quot;&quot;);&quot;&quot;;[.Q6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8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7]+1" office:value-type="date" office:date-value="2025-01-07" calcext:value-type="date">
            <text:p>2025-01-07</text:p>
          </table:table-cell>
          <table:table-cell table:style-name="ce8" table:formula="of:=IF(OR(EXACT(WEEKDAY([.$B8]);1);EXACT(WEEKDAY([.$B8]);7));&quot;----&quot;;IF(EXACT([.D5];&quot;----&quot;);&quot;&quot;;TIME(RAND()*(8-5)+5;RAND()*(59-0)+0;0)))" office:value-type="time" office:time-value="PT08H08M30.464657923S" calcext:value-type="time">
            <text:p>8:08</text:p>
          </table:table-cell>
          <table:table-cell table:style-name="ce9" table:formula="of:=IF(OR(EXACT(WEEKDAY([.$B8]);1);EXACT(WEEKDAY([.$B8]);7));0;COM.MICROSOFT.CEILING.MATH(RAND() * 20)*(IF(RAND()&gt;0.5;1;-1)))" office:value-type="float" office:value="-2" calcext:value-type="float">
            <text:p>-2</text:p>
          </table:table-cell>
          <table:table-cell table:style-name="ce13" table:formula="of:=IF(OR(EXACT(WEEKDAY([.$B8]);1);EXACT(WEEKDAY([.$B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8]);1);EXACT(WEEKDAY([.$B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8]);1);EXACT(WEEKDAY([.$B8]);7));&quot;----&quot;;&quot;&quot;)">
            <text:p/>
          </table:table-cell>
          <table:table-cell table:style-name="ce8" table:formula="of:=IFERROR(TIME([.I8]/60;[.I8] - COM.MICROSOFT.FLOOR.MATH([.I8]/60) * 60;0);&quot;&quot;)" office:value-type="time" office:time-value="PT17H12M00S" calcext:value-type="time">
            <text:p>17:12</text:p>
          </table:table-cell>
          <table:table-cell table:style-name="ce16" table:formula="of:=IFERROR(IF(EXACT([.C8];&quot;&quot;);&quot;&quot;;HOUR([.C8])*60+MINUTE([.C8])+HOUR([.E8])*60+MINUTE([.E8])+HOUR([.F8])*60+MINUTE([.F8])+[.D8]);&quot;&quot;)" office:value-type="float" office:value="996" calcext:value-type="float">
            <text:p>996</text:p>
          </table:table-cell>
          <table:table-cell table:style-name="ce19" table:formula="of:=IFERROR(IF(EXACT([.D8];&quot;&quot;);&quot;&quot;;[.J7]+[.D8]);&quot;&quot;)" office:value-type="float" office:value="-15" calcext:value-type="float">
            <text:p>-15</text:p>
          </table:table-cell>
          <table:table-cell table:style-name="ce22" table:formula="of:=NOT(OR(EXACT([.C8];&quot;&quot;);EXACT([.C8];&quot;----&quot;)))" office:value-type="boolean" office:boolean-value="true" calcext:value-type="boolean">
            <text:p>TRUE</text:p>
          </table:table-cell>
          <table:table-cell table:formula="of:=IF([.K8];HOUR([.C8])+(MINUTE([.C8])/60);&quot;&quot;)" office:value-type="float" office:value="8.13333333333333" calcext:value-type="float">
            <text:p>8.13</text:p>
          </table:table-cell>
          <table:table-cell table:style-name="ce25" table:formula="of:=IF([.K8];TIME(ROUNDDOWN((SUM([.L2:.L8])/5); 0);((SUM([.L2:.L8])/5)-ROUNDDOWN((SUM([.L2:.L8])/5);0))*60;0);&quot;&quot;)" office:value-type="time" office:time-value="PT07H04M00S" calcext:value-type="time">
            <text:p>7:04</text:p>
          </table:table-cell>
          <table:table-cell/>
          <table:table-cell table:style-name="ce30" table:formula="of:=IF(EXACT([.J8];&quot;&quot;);&quot;&quot;;[.B8])" office:value-type="date" office:date-value="2025-01-07" calcext:value-type="date">
            <text:p>2025-01-07</text:p>
          </table:table-cell>
          <table:table-cell table:style-name="ce33" table:formula="of:=IF(EXACT([.J8];&quot;&quot;);&quot;&quot;;(SUM([.L2:.L8])/5)-7)" office:value-type="float" office:value="0.0666666666666673" calcext:value-type="float">
            <text:p>0.07</text:p>
          </table:table-cell>
          <table:table-cell table:style-name="ce33" table:formula="of:=IF(EXACT([.J8];&quot;&quot;);&quot;&quot;;[.Q7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3">
          <table:table-cell table:style-name="ce2" table:formula="of:=COM.MICROSOFT.SWITCH(WEEKDAY([.B9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8]+1" office:value-type="date" office:date-value="2025-01-08" calcext:value-type="date">
            <text:p>2025-01-08</text:p>
          </table:table-cell>
          <table:table-cell table:style-name="ce8" table:formula="of:=IF(OR(EXACT(WEEKDAY([.$B9]);1);EXACT(WEEKDAY([.$B9]);7));&quot;----&quot;;IF(EXACT([.D6];&quot;----&quot;);&quot;&quot;;TIME(RAND()*(8-5)+5;RAND()*(59-0)+0;0)))" office:value-type="time" office:time-value="PT06H34M40.530195139S" calcext:value-type="time">
            <text:p>6:34</text:p>
          </table:table-cell>
          <table:table-cell table:style-name="ce9" table:formula="of:=IF(OR(EXACT(WEEKDAY([.$B9]);1);EXACT(WEEKDAY([.$B9]);7));0;COM.MICROSOFT.CEILING.MATH(RAND() * 20)*(IF(RAND()&gt;0.5;1;-1)))" office:value-type="float" office:value="-11" calcext:value-type="float">
            <text:p>-11</text:p>
          </table:table-cell>
          <table:table-cell table:style-name="ce13" table:formula="of:=IF(OR(EXACT(WEEKDAY([.$B9]);1);EXACT(WEEKDAY([.$B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9]);1);EXACT(WEEKDAY([.$B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9]);1);EXACT(WEEKDAY([.$B9]);7));&quot;----&quot;;&quot;&quot;)">
            <text:p/>
          </table:table-cell>
          <table:table-cell table:style-name="ce8" table:formula="of:=IFERROR(TIME([.I9]/60;[.I9] - COM.MICROSOFT.FLOOR.MATH([.I9]/60) * 60;0);&quot;&quot;)" office:value-type="time" office:time-value="PT15H46M00S" calcext:value-type="time">
            <text:p>15:46</text:p>
          </table:table-cell>
          <table:table-cell table:style-name="ce16" table:formula="of:=IFERROR(IF(EXACT([.C9];&quot;&quot;);&quot;&quot;;HOUR([.C9])*60+MINUTE([.C9])+HOUR([.E9])*60+MINUTE([.E9])+HOUR([.F9])*60+MINUTE([.F9])+[.D9]);&quot;&quot;)" office:value-type="float" office:value="893" calcext:value-type="float">
            <text:p>893</text:p>
          </table:table-cell>
          <table:table-cell table:style-name="ce19" table:formula="of:=IFERROR(IF(EXACT([.D9];&quot;&quot;);&quot;&quot;;[.J8]+[.D9]);&quot;&quot;)" office:value-type="float" office:value="-26" calcext:value-type="float">
            <text:p>-26</text:p>
          </table:table-cell>
          <table:table-cell table:style-name="ce22" table:formula="of:=NOT(OR(EXACT([.C9];&quot;&quot;);EXACT([.C9];&quot;----&quot;)))" office:value-type="boolean" office:boolean-value="true" calcext:value-type="boolean">
            <text:p>TRUE</text:p>
          </table:table-cell>
          <table:table-cell table:formula="of:=IF([.K9];HOUR([.C9])+(MINUTE([.C9])/60);&quot;&quot;)" office:value-type="float" office:value="6.56666666666667" calcext:value-type="float">
            <text:p>6.57</text:p>
          </table:table-cell>
          <table:table-cell table:style-name="ce25" table:formula="of:=IF([.K9];TIME(ROUNDDOWN((SUM([.L3:.L9])/5); 0);((SUM([.L3:.L9])/5)-ROUNDDOWN((SUM([.L3:.L9])/5);0))*60;0);&quot;&quot;)" office:value-type="time" office:time-value="PT06H55M12S" calcext:value-type="time">
            <text:p>6:55</text:p>
          </table:table-cell>
          <table:table-cell/>
          <table:table-cell table:style-name="ce30" table:formula="of:=IF(EXACT([.J9];&quot;&quot;);&quot;&quot;;[.B9])" office:value-type="date" office:date-value="2025-01-08" calcext:value-type="date">
            <text:p>2025-01-08</text:p>
          </table:table-cell>
          <table:table-cell table:style-name="ce33" table:formula="of:=IF(EXACT([.J9];&quot;&quot;);&quot;&quot;;(SUM([.L3:.L9])/5)-7)" office:value-type="float" office:value="-0.0800000000000001" calcext:value-type="float">
            <text:p>-0.08</text:p>
          </table:table-cell>
          <table:table-cell table:style-name="ce33" table:formula="of:=IF(EXACT([.J9];&quot;&quot;);&quot;&quot;;[.Q8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10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9]+1" office:value-type="date" office:date-value="2025-01-09" calcext:value-type="date">
            <text:p>2025-01-09</text:p>
          </table:table-cell>
          <table:table-cell table:style-name="ce8" table:formula="of:=IF(OR(EXACT(WEEKDAY([.$B10]);1);EXACT(WEEKDAY([.$B10]);7));&quot;----&quot;;IF(EXACT([.D7];&quot;----&quot;);&quot;&quot;;TIME(RAND()*(8-5)+5;RAND()*(59-0)+0;0)))" office:value-type="time" office:time-value="PT08H02M08.155428309S" calcext:value-type="time">
            <text:p>8:02</text:p>
          </table:table-cell>
          <table:table-cell table:style-name="ce9" table:formula="of:=IF(OR(EXACT(WEEKDAY([.$B10]);1);EXACT(WEEKDAY([.$B10]);7));0;COM.MICROSOFT.CEILING.MATH(RAND() * 20)*(IF(RAND()&gt;0.5;1;-1)))" office:value-type="float" office:value="11" calcext:value-type="float">
            <text:p>11</text:p>
          </table:table-cell>
          <table:table-cell table:style-name="ce13" table:formula="of:=IF(OR(EXACT(WEEKDAY([.$B10]);1);EXACT(WEEKDAY([.$B1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0]);1);EXACT(WEEKDAY([.$B1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0]);1);EXACT(WEEKDAY([.$B10]);7));&quot;----&quot;;&quot;&quot;)">
            <text:p/>
          </table:table-cell>
          <table:table-cell table:style-name="ce8" table:formula="of:=IFERROR(TIME([.I10]/60;[.I10] - COM.MICROSOFT.FLOOR.MATH([.I10]/60) * 60;0);&quot;&quot;)" office:value-type="time" office:time-value="PT17H26M00S" calcext:value-type="time">
            <text:p>17:26</text:p>
          </table:table-cell>
          <table:table-cell table:style-name="ce16" table:formula="of:=IFERROR(IF(EXACT([.C10];&quot;&quot;);&quot;&quot;;HOUR([.C10])*60+MINUTE([.C10])+HOUR([.E10])*60+MINUTE([.E10])+HOUR([.F10])*60+MINUTE([.F10])+[.D10]);&quot;&quot;)" office:value-type="float" office:value="1003" calcext:value-type="float">
            <text:p>1003</text:p>
          </table:table-cell>
          <table:table-cell table:style-name="ce19" table:formula="of:=IFERROR(IF(EXACT([.D10];&quot;&quot;);&quot;&quot;;[.J9]+[.D10]);&quot;&quot;)" office:value-type="float" office:value="-15" calcext:value-type="float">
            <text:p>-15</text:p>
          </table:table-cell>
          <table:table-cell table:style-name="ce22" table:formula="of:=NOT(OR(EXACT([.C10];&quot;&quot;);EXACT([.C10];&quot;----&quot;)))" office:value-type="boolean" office:boolean-value="true" calcext:value-type="boolean">
            <text:p>TRUE</text:p>
          </table:table-cell>
          <table:table-cell table:formula="of:=IF([.K10];HOUR([.C10])+(MINUTE([.C10])/60);&quot;&quot;)" office:value-type="float" office:value="8.03333333333333" calcext:value-type="float">
            <text:p>8.03</text:p>
          </table:table-cell>
          <table:table-cell table:style-name="ce25" table:formula="of:=IF([.K10];TIME(ROUNDDOWN((SUM([.L4:.L10])/5); 0);((SUM([.L4:.L10])/5)-ROUNDDOWN((SUM([.L4:.L10])/5);0))*60;0);&quot;&quot;)" office:value-type="time" office:time-value="PT07H03M48S" calcext:value-type="time">
            <text:p>7:03</text:p>
          </table:table-cell>
          <table:table-cell table:style-name="ce27"/>
          <table:table-cell table:style-name="ce30" table:formula="of:=IF(EXACT([.J10];&quot;&quot;);&quot;&quot;;[.B10])" office:value-type="date" office:date-value="2025-01-09" calcext:value-type="date">
            <text:p>2025-01-09</text:p>
          </table:table-cell>
          <table:table-cell table:style-name="ce33" table:formula="of:=IF(EXACT([.J10];&quot;&quot;);&quot;&quot;;(SUM([.L4:.L10])/5)-7)" office:value-type="float" office:value="0.0633333333333326" calcext:value-type="float">
            <text:p>0.06</text:p>
          </table:table-cell>
          <table:table-cell table:style-name="ce33" table:formula="of:=IF(EXACT([.J10];&quot;&quot;);&quot;&quot;;[.Q9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11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10]+1" office:value-type="date" office:date-value="2025-01-10" calcext:value-type="date">
            <text:p>2025-01-10</text:p>
          </table:table-cell>
          <table:table-cell table:style-name="ce8" table:formula="of:=IF(OR(EXACT(WEEKDAY([.$B11]);1);EXACT(WEEKDAY([.$B11]);7));&quot;----&quot;;IF(EXACT([.D8];&quot;----&quot;);&quot;&quot;;TIME(RAND()*(8-5)+5;RAND()*(59-0)+0;0)))" office:value-type="time" office:time-value="PT06H27M35.565512379S" calcext:value-type="time">
            <text:p>6:27</text:p>
          </table:table-cell>
          <table:table-cell table:style-name="ce9" table:formula="of:=IF(OR(EXACT(WEEKDAY([.$B11]);1);EXACT(WEEKDAY([.$B11]);7));0;COM.MICROSOFT.CEILING.MATH(RAND() * 20)*(IF(RAND()&gt;0.5;1;-1)))" office:value-type="float" office:value="-19" calcext:value-type="float">
            <text:p>-19</text:p>
          </table:table-cell>
          <table:table-cell table:style-name="ce13" table:formula="of:=IF(OR(EXACT(WEEKDAY([.$B11]);1);EXACT(WEEKDAY([.$B1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1]);1);EXACT(WEEKDAY([.$B1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1]);1);EXACT(WEEKDAY([.$B11]);7));&quot;----&quot;;&quot;&quot;)">
            <text:p/>
          </table:table-cell>
          <table:table-cell table:style-name="ce8" table:formula="of:=IFERROR(TIME([.I11]/60;[.I11] - COM.MICROSOFT.FLOOR.MATH([.I11]/60) * 60;0);&quot;&quot;)" office:value-type="time" office:time-value="PT15H16M00S" calcext:value-type="time">
            <text:p>15:16</text:p>
          </table:table-cell>
          <table:table-cell table:style-name="ce16" table:formula="of:=IFERROR(IF(EXACT([.C11];&quot;&quot;);&quot;&quot;;HOUR([.C11])*60+MINUTE([.C11])+HOUR([.E11])*60+MINUTE([.E11])+HOUR([.F11])*60+MINUTE([.F11])+[.D11]);&quot;&quot;)" office:value-type="float" office:value="878" calcext:value-type="float">
            <text:p>878</text:p>
          </table:table-cell>
          <table:table-cell table:style-name="ce19" table:formula="of:=IFERROR(IF(EXACT([.D11];&quot;&quot;);&quot;&quot;;[.J10]+[.D11]);&quot;&quot;)" office:value-type="float" office:value="-34" calcext:value-type="float">
            <text:p>-34</text:p>
          </table:table-cell>
          <table:table-cell table:style-name="ce22" table:formula="of:=NOT(OR(EXACT([.C11];&quot;&quot;);EXACT([.C11];&quot;----&quot;)))" office:value-type="boolean" office:boolean-value="true" calcext:value-type="boolean">
            <text:p>TRUE</text:p>
          </table:table-cell>
          <table:table-cell table:formula="of:=IF([.K11];HOUR([.C11])+(MINUTE([.C11])/60);&quot;&quot;)" office:value-type="float" office:value="6.45" calcext:value-type="float">
            <text:p>6.45</text:p>
          </table:table-cell>
          <table:table-cell table:style-name="ce25" table:formula="of:=IF([.K11];TIME(ROUNDDOWN((SUM([.L5:.L11])/5); 0);((SUM([.L5:.L11])/5)-ROUNDDOWN((SUM([.L5:.L11])/5);0))*60;0);&quot;&quot;)" office:value-type="time" office:time-value="PT06H58M24S" calcext:value-type="time">
            <text:p>6:58</text:p>
          </table:table-cell>
          <table:table-cell table:style-name="ce27"/>
          <table:table-cell table:style-name="ce30" table:formula="of:=IF(EXACT([.J11];&quot;&quot;);&quot;&quot;;[.B11])" office:value-type="date" office:date-value="2025-01-10" calcext:value-type="date">
            <text:p>2025-01-10</text:p>
          </table:table-cell>
          <table:table-cell table:style-name="ce33" table:formula="of:=IF(EXACT([.J11];&quot;&quot;);&quot;&quot;;(SUM([.L5:.L11])/5)-7)" office:value-type="float" office:value="-0.0266666666666664" calcext:value-type="float">
            <text:p>-0.03</text:p>
          </table:table-cell>
          <table:table-cell table:style-name="ce33" table:formula="of:=IF(EXACT([.J11];&quot;&quot;);&quot;&quot;;[.Q10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12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11]+1" office:value-type="date" office:date-value="2025-01-11" calcext:value-type="date">
            <text:p>2025-01-11</text:p>
          </table:table-cell>
          <table:table-cell table:style-name="ce8" table:formula="of:=IF(OR(EXACT(WEEKDAY([.$B12]);1);EXACT(WEEKDAY([.$B12]);7));&quot;----&quot;;IF(EXACT([.D9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2]);1);EXACT(WEEKDAY([.$B12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2]);1);EXACT(WEEKDAY([.$B12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2]);1);EXACT(WEEKDAY([.$B12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2]);1);EXACT(WEEKDAY([.$B12]);7));&quot;----&quot;;&quot;&quot;)" office:value-type="string" office:string-value="----" calcext:value-type="string">
            <text:p>----</text:p>
          </table:table-cell>
          <table:table-cell table:style-name="ce8" table:formula="of:=IFERROR(TIME([.I12]/60;[.I12] - COM.MICROSOFT.FLOOR.MATH([.I12]/60) * 60;0);&quot;&quot;)">
            <text:p/>
          </table:table-cell>
          <table:table-cell table:style-name="ce16" table:formula="of:=IFERROR(IF(EXACT([.C12];&quot;&quot;);&quot;&quot;;HOUR([.C12])*60+MINUTE([.C12])+HOUR([.E12])*60+MINUTE([.E12])+HOUR([.F12])*60+MINUTE([.F12])+[.D12]);&quot;&quot;)">
            <text:p/>
          </table:table-cell>
          <table:table-cell table:style-name="ce19" table:formula="of:=IFERROR(IF(EXACT([.D12];&quot;&quot;);&quot;&quot;;[.J11]+[.D12]);&quot;&quot;)" office:value-type="float" office:value="-34" calcext:value-type="float">
            <text:p>-34</text:p>
          </table:table-cell>
          <table:table-cell table:style-name="ce22" table:formula="of:=NOT(OR(EXACT([.C12];&quot;&quot;);EXACT([.C12];&quot;----&quot;)))" office:value-type="boolean" office:boolean-value="false" calcext:value-type="boolean">
            <text:p>FALSE</text:p>
          </table:table-cell>
          <table:table-cell table:formula="of:=IF([.K12];HOUR([.C12])+(MINUTE([.C12])/60);&quot;&quot;)">
            <text:p/>
          </table:table-cell>
          <table:table-cell table:style-name="ce25" table:formula="of:=IF([.K12];TIME(ROUNDDOWN((SUM([.L6:.L12])/5); 0);((SUM([.L6:.L12])/5)-ROUNDDOWN((SUM([.L6:.L12])/5);0))*60;0);&quot;&quot;)">
            <text:p/>
          </table:table-cell>
          <table:table-cell table:style-name="ce27"/>
          <table:table-cell table:style-name="ce30" table:formula="of:=IF(EXACT([.J12];&quot;&quot;);&quot;&quot;;[.B12])" office:value-type="date" office:date-value="2025-01-11" calcext:value-type="date">
            <text:p>2025-01-11</text:p>
          </table:table-cell>
          <table:table-cell table:style-name="ce33" table:formula="of:=IF(EXACT([.J12];&quot;&quot;);&quot;&quot;;(SUM([.L6:.L12])/5)-7)" office:value-type="float" office:value="-0.0266666666666664" calcext:value-type="float">
            <text:p>-0.03</text:p>
          </table:table-cell>
          <table:table-cell table:style-name="ce33" table:formula="of:=IF(EXACT([.J12];&quot;&quot;);&quot;&quot;;[.Q11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13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12]+1" office:value-type="date" office:date-value="2025-01-12" calcext:value-type="date">
            <text:p>2025-01-12</text:p>
          </table:table-cell>
          <table:table-cell table:style-name="ce8" table:formula="of:=IF(OR(EXACT(WEEKDAY([.$B13]);1);EXACT(WEEKDAY([.$B13]);7));&quot;----&quot;;IF(EXACT([.D10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3]);1);EXACT(WEEKDAY([.$B13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3]);1);EXACT(WEEKDAY([.$B13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3]);1);EXACT(WEEKDAY([.$B13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3]);1);EXACT(WEEKDAY([.$B13]);7));&quot;----&quot;;&quot;&quot;)" office:value-type="string" office:string-value="----" calcext:value-type="string">
            <text:p>----</text:p>
          </table:table-cell>
          <table:table-cell table:style-name="ce8" table:formula="of:=IFERROR(TIME([.I13]/60;[.I13] - COM.MICROSOFT.FLOOR.MATH([.I13]/60) * 60;0);&quot;&quot;)">
            <text:p/>
          </table:table-cell>
          <table:table-cell table:style-name="ce16" table:formula="of:=IFERROR(IF(EXACT([.C13];&quot;&quot;);&quot;&quot;;HOUR([.C13])*60+MINUTE([.C13])+HOUR([.E13])*60+MINUTE([.E13])+HOUR([.F13])*60+MINUTE([.F13])+[.D13]);&quot;&quot;)">
            <text:p/>
          </table:table-cell>
          <table:table-cell table:style-name="ce19" table:formula="of:=IFERROR(IF(EXACT([.D13];&quot;&quot;);&quot;&quot;;[.J12]+[.D13]);&quot;&quot;)" office:value-type="float" office:value="-34" calcext:value-type="float">
            <text:p>-34</text:p>
          </table:table-cell>
          <table:table-cell table:style-name="ce22" table:formula="of:=NOT(OR(EXACT([.C13];&quot;&quot;);EXACT([.C13];&quot;----&quot;)))" office:value-type="boolean" office:boolean-value="false" calcext:value-type="boolean">
            <text:p>FALSE</text:p>
          </table:table-cell>
          <table:table-cell table:formula="of:=IF([.K13];HOUR([.C13])+(MINUTE([.C13])/60);&quot;&quot;)">
            <text:p/>
          </table:table-cell>
          <table:table-cell table:style-name="ce25" table:formula="of:=IF([.K13];TIME(ROUNDDOWN((SUM([.L7:.L13])/5); 0);((SUM([.L7:.L13])/5)-ROUNDDOWN((SUM([.L7:.L13])/5);0))*60;0);&quot;&quot;)">
            <text:p/>
          </table:table-cell>
          <table:table-cell table:style-name="ce27"/>
          <table:table-cell table:style-name="ce30" table:formula="of:=IF(EXACT([.J13];&quot;&quot;);&quot;&quot;;[.B13])" office:value-type="date" office:date-value="2025-01-12" calcext:value-type="date">
            <text:p>2025-01-12</text:p>
          </table:table-cell>
          <table:table-cell table:style-name="ce33" table:formula="of:=IF(EXACT([.J13];&quot;&quot;);&quot;&quot;;(SUM([.L7:.L13])/5)-7)" office:value-type="float" office:value="-0.0266666666666664" calcext:value-type="float">
            <text:p>-0.03</text:p>
          </table:table-cell>
          <table:table-cell table:style-name="ce33" table:formula="of:=IF(EXACT([.J13];&quot;&quot;);&quot;&quot;;[.Q12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14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13]+1" office:value-type="date" office:date-value="2025-01-13" calcext:value-type="date">
            <text:p>2025-01-13</text:p>
          </table:table-cell>
          <table:table-cell table:style-name="ce8" table:formula="of:=IF(OR(EXACT(WEEKDAY([.$B14]);1);EXACT(WEEKDAY([.$B14]);7));&quot;----&quot;;IF(EXACT([.D11];&quot;----&quot;);&quot;&quot;;TIME(RAND()*(8-5)+5;RAND()*(59-0)+0;0)))" office:value-type="time" office:time-value="PT07H59M58.839985877S" calcext:value-type="time">
            <text:p>7:59</text:p>
          </table:table-cell>
          <table:table-cell table:style-name="ce9" table:formula="of:=IF(OR(EXACT(WEEKDAY([.$B14]);1);EXACT(WEEKDAY([.$B14]);7));0;COM.MICROSOFT.CEILING.MATH(RAND() * 20)*(IF(RAND()&gt;0.5;1;-1)))" office:value-type="float" office:value="-11" calcext:value-type="float">
            <text:p>-11</text:p>
          </table:table-cell>
          <table:table-cell table:style-name="ce13" table:formula="of:=IF(OR(EXACT(WEEKDAY([.$B14]);1);EXACT(WEEKDAY([.$B1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4]);1);EXACT(WEEKDAY([.$B1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4]);1);EXACT(WEEKDAY([.$B14]);7));&quot;----&quot;;&quot;&quot;)">
            <text:p/>
          </table:table-cell>
          <table:table-cell table:style-name="ce8" table:formula="of:=IFERROR(TIME([.I14]/60;[.I14] - COM.MICROSOFT.FLOOR.MATH([.I14]/60) * 60;0);&quot;&quot;)" office:value-type="time" office:time-value="PT16H36M00S" calcext:value-type="time">
            <text:p>16:36</text:p>
          </table:table-cell>
          <table:table-cell table:style-name="ce16" table:formula="of:=IFERROR(IF(EXACT([.C14];&quot;&quot;);&quot;&quot;;HOUR([.C14])*60+MINUTE([.C14])+HOUR([.E14])*60+MINUTE([.E14])+HOUR([.F14])*60+MINUTE([.F14])+[.D14]);&quot;&quot;)" office:value-type="float" office:value="978" calcext:value-type="float">
            <text:p>978</text:p>
          </table:table-cell>
          <table:table-cell table:style-name="ce19" table:formula="of:=IFERROR(IF(EXACT([.D14];&quot;&quot;);&quot;&quot;;[.J13]+[.D14]);&quot;&quot;)" office:value-type="float" office:value="-45" calcext:value-type="float">
            <text:p>-45</text:p>
          </table:table-cell>
          <table:table-cell table:style-name="ce22" table:formula="of:=NOT(OR(EXACT([.C14];&quot;&quot;);EXACT([.C14];&quot;----&quot;)))" office:value-type="boolean" office:boolean-value="true" calcext:value-type="boolean">
            <text:p>TRUE</text:p>
          </table:table-cell>
          <table:table-cell table:formula="of:=IF([.K14];HOUR([.C14])+(MINUTE([.C14])/60);&quot;&quot;)" office:value-type="float" office:value="7.98333333333333" calcext:value-type="float">
            <text:p>7.98</text:p>
          </table:table-cell>
          <table:table-cell table:style-name="ce25" table:formula="of:=IF([.K14];TIME(ROUNDDOWN((SUM([.L8:.L14])/5); 0);((SUM([.L8:.L14])/5)-ROUNDDOWN((SUM([.L8:.L14])/5);0))*60;0);&quot;&quot;)" office:value-type="time" office:time-value="PT07H26M00S" calcext:value-type="time">
            <text:p>7:26</text:p>
          </table:table-cell>
          <table:table-cell table:style-name="ce27"/>
          <table:table-cell table:style-name="ce30" table:formula="of:=IF(EXACT([.J14];&quot;&quot;);&quot;&quot;;[.B14])" office:value-type="date" office:date-value="2025-01-13" calcext:value-type="date">
            <text:p>2025-01-13</text:p>
          </table:table-cell>
          <table:table-cell table:style-name="ce33" table:formula="of:=IF(EXACT([.J14];&quot;&quot;);&quot;&quot;;(SUM([.L8:.L14])/5)-7)" office:value-type="float" office:value="0.433333333333333" calcext:value-type="float">
            <text:p>0.43</text:p>
          </table:table-cell>
          <table:table-cell table:style-name="ce33" table:formula="of:=IF(EXACT([.J14];&quot;&quot;);&quot;&quot;;[.Q13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15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14]+1" office:value-type="date" office:date-value="2025-01-14" calcext:value-type="date">
            <text:p>2025-01-14</text:p>
          </table:table-cell>
          <table:table-cell table:style-name="ce8" table:formula="of:=IF(OR(EXACT(WEEKDAY([.$B15]);1);EXACT(WEEKDAY([.$B15]);7));&quot;----&quot;;IF(EXACT([.D12];&quot;----&quot;);&quot;&quot;;TIME(RAND()*(8-5)+5;RAND()*(59-0)+0;0)))" office:value-type="time" office:time-value="PT06H29M22.121387582S" calcext:value-type="time">
            <text:p>6:29</text:p>
          </table:table-cell>
          <table:table-cell table:style-name="ce9" table:formula="of:=IF(OR(EXACT(WEEKDAY([.$B15]);1);EXACT(WEEKDAY([.$B15]);7));0;COM.MICROSOFT.CEILING.MATH(RAND() * 20)*(IF(RAND()&gt;0.5;1;-1)))" office:value-type="float" office:value="18" calcext:value-type="float">
            <text:p>18</text:p>
          </table:table-cell>
          <table:table-cell table:style-name="ce13" table:formula="of:=IF(OR(EXACT(WEEKDAY([.$B15]);1);EXACT(WEEKDAY([.$B1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5]);1);EXACT(WEEKDAY([.$B1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5]);1);EXACT(WEEKDAY([.$B15]);7));&quot;----&quot;;&quot;&quot;)">
            <text:p/>
          </table:table-cell>
          <table:table-cell table:style-name="ce8" table:formula="of:=IFERROR(TIME([.I15]/60;[.I15] - COM.MICROSOFT.FLOOR.MATH([.I15]/60) * 60;0);&quot;&quot;)" office:value-type="time" office:time-value="PT15H34M00S" calcext:value-type="time">
            <text:p>15:34</text:p>
          </table:table-cell>
          <table:table-cell table:style-name="ce16" table:formula="of:=IFERROR(IF(EXACT([.C15];&quot;&quot;);&quot;&quot;;HOUR([.C15])*60+MINUTE([.C15])+HOUR([.E15])*60+MINUTE([.E15])+HOUR([.F15])*60+MINUTE([.F15])+[.D15]);&quot;&quot;)" office:value-type="float" office:value="917" calcext:value-type="float">
            <text:p>917</text:p>
          </table:table-cell>
          <table:table-cell table:style-name="ce19" table:formula="of:=IFERROR(IF(EXACT([.D15];&quot;&quot;);&quot;&quot;;[.J14]+[.D15]);&quot;&quot;)" office:value-type="float" office:value="-27" calcext:value-type="float">
            <text:p>-27</text:p>
          </table:table-cell>
          <table:table-cell table:style-name="ce22" table:formula="of:=NOT(OR(EXACT([.C15];&quot;&quot;);EXACT([.C15];&quot;----&quot;)))" office:value-type="boolean" office:boolean-value="true" calcext:value-type="boolean">
            <text:p>TRUE</text:p>
          </table:table-cell>
          <table:table-cell table:formula="of:=IF([.K15];HOUR([.C15])+(MINUTE([.C15])/60);&quot;&quot;)" office:value-type="float" office:value="6.48333333333333" calcext:value-type="float">
            <text:p>6.48</text:p>
          </table:table-cell>
          <table:table-cell table:style-name="ce25" table:formula="of:=IF([.K15];TIME(ROUNDDOWN((SUM([.L9:.L15])/5); 0);((SUM([.L9:.L15])/5)-ROUNDDOWN((SUM([.L9:.L15])/5);0))*60;0);&quot;&quot;)" office:value-type="time" office:time-value="PT07H06M12S" calcext:value-type="time">
            <text:p>7:06</text:p>
          </table:table-cell>
          <table:table-cell table:style-name="ce27"/>
          <table:table-cell table:style-name="ce30" table:formula="of:=IF(EXACT([.J15];&quot;&quot;);&quot;&quot;;[.B15])" office:value-type="date" office:date-value="2025-01-14" calcext:value-type="date">
            <text:p>2025-01-14</text:p>
          </table:table-cell>
          <table:table-cell table:style-name="ce33" table:formula="of:=IF(EXACT([.J15];&quot;&quot;);&quot;&quot;;(SUM([.L9:.L15])/5)-7)" office:value-type="float" office:value="0.103333333333334" calcext:value-type="float">
            <text:p>0.10</text:p>
          </table:table-cell>
          <table:table-cell table:style-name="ce33" table:formula="of:=IF(EXACT([.J15];&quot;&quot;);&quot;&quot;;[.Q14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16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15]+1" office:value-type="date" office:date-value="2025-01-15" calcext:value-type="date">
            <text:p>2025-01-15</text:p>
          </table:table-cell>
          <table:table-cell table:style-name="ce8" table:formula="of:=IF(OR(EXACT(WEEKDAY([.$B16]);1);EXACT(WEEKDAY([.$B16]);7));&quot;----&quot;;IF(EXACT([.D13];&quot;----&quot;);&quot;&quot;;TIME(RAND()*(8-5)+5;RAND()*(59-0)+0;0)))" office:value-type="time" office:time-value="PT07H38M27.386423122S" calcext:value-type="time">
            <text:p>7:38</text:p>
          </table:table-cell>
          <table:table-cell table:style-name="ce9" table:formula="of:=IF(OR(EXACT(WEEKDAY([.$B16]);1);EXACT(WEEKDAY([.$B16]);7));0;COM.MICROSOFT.CEILING.MATH(RAND() * 20)*(IF(RAND()&gt;0.5;1;-1)))" office:value-type="float" office:value="13" calcext:value-type="float">
            <text:p>13</text:p>
          </table:table-cell>
          <table:table-cell table:style-name="ce13" table:formula="of:=IF(OR(EXACT(WEEKDAY([.$B16]);1);EXACT(WEEKDAY([.$B1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6]);1);EXACT(WEEKDAY([.$B1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6]);1);EXACT(WEEKDAY([.$B16]);7));&quot;----&quot;;&quot;&quot;)">
            <text:p/>
          </table:table-cell>
          <table:table-cell table:style-name="ce8" table:formula="of:=IFERROR(TIME([.I16]/60;[.I16] - COM.MICROSOFT.FLOOR.MATH([.I16]/60) * 60;0);&quot;&quot;)" office:value-type="time" office:time-value="PT16H42M00S" calcext:value-type="time">
            <text:p>16:42</text:p>
          </table:table-cell>
          <table:table-cell table:style-name="ce16" table:formula="of:=IFERROR(IF(EXACT([.C16];&quot;&quot;);&quot;&quot;;HOUR([.C16])*60+MINUTE([.C16])+HOUR([.E16])*60+MINUTE([.E16])+HOUR([.F16])*60+MINUTE([.F16])+[.D16]);&quot;&quot;)" office:value-type="float" office:value="981" calcext:value-type="float">
            <text:p>981</text:p>
          </table:table-cell>
          <table:table-cell table:style-name="ce19" table:formula="of:=IFERROR(IF(EXACT([.D16];&quot;&quot;);&quot;&quot;;[.J15]+[.D16]);&quot;&quot;)" office:value-type="float" office:value="-14" calcext:value-type="float">
            <text:p>-14</text:p>
          </table:table-cell>
          <table:table-cell table:style-name="ce22" table:formula="of:=NOT(OR(EXACT([.C16];&quot;&quot;);EXACT([.C16];&quot;----&quot;)))" office:value-type="boolean" office:boolean-value="true" calcext:value-type="boolean">
            <text:p>TRUE</text:p>
          </table:table-cell>
          <table:table-cell table:formula="of:=IF([.K16];HOUR([.C16])+(MINUTE([.C16])/60);&quot;&quot;)" office:value-type="float" office:value="7.63333333333333" calcext:value-type="float">
            <text:p>7.63</text:p>
          </table:table-cell>
          <table:table-cell table:style-name="ce25" table:formula="of:=IF([.K16];TIME(ROUNDDOWN((SUM([.L10:.L16])/5); 0);((SUM([.L10:.L16])/5)-ROUNDDOWN((SUM([.L10:.L16])/5);0))*60;0);&quot;&quot;)" office:value-type="time" office:time-value="PT07H19M00S" calcext:value-type="time">
            <text:p>7:19</text:p>
          </table:table-cell>
          <table:table-cell table:style-name="ce27"/>
          <table:table-cell table:style-name="ce30" table:formula="of:=IF(EXACT([.J16];&quot;&quot;);&quot;&quot;;[.B16])" office:value-type="date" office:date-value="2025-01-15" calcext:value-type="date">
            <text:p>2025-01-15</text:p>
          </table:table-cell>
          <table:table-cell table:style-name="ce33" table:formula="of:=IF(EXACT([.J16];&quot;&quot;);&quot;&quot;;(SUM([.L10:.L16])/5)-7)" office:value-type="float" office:value="0.316666666666667" calcext:value-type="float">
            <text:p>0.32</text:p>
          </table:table-cell>
          <table:table-cell table:style-name="ce33" table:formula="of:=IF(EXACT([.J16];&quot;&quot;);&quot;&quot;;[.Q15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17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16]+1" office:value-type="date" office:date-value="2025-01-16" calcext:value-type="date">
            <text:p>2025-01-16</text:p>
          </table:table-cell>
          <table:table-cell table:style-name="ce8" table:formula="of:=IF(OR(EXACT(WEEKDAY([.$B17]);1);EXACT(WEEKDAY([.$B17]);7));&quot;----&quot;;IF(EXACT([.D14];&quot;----&quot;);&quot;&quot;;TIME(RAND()*(8-5)+5;RAND()*(59-0)+0;0)))" office:value-type="time" office:time-value="PT05H53M38.964786609S" calcext:value-type="time">
            <text:p>5:53</text:p>
          </table:table-cell>
          <table:table-cell table:style-name="ce9" table:formula="of:=IF(OR(EXACT(WEEKDAY([.$B17]);1);EXACT(WEEKDAY([.$B17]);7));0;COM.MICROSOFT.CEILING.MATH(RAND() * 20)*(IF(RAND()&gt;0.5;1;-1)))" office:value-type="float" office:value="3" calcext:value-type="float">
            <text:p>3</text:p>
          </table:table-cell>
          <table:table-cell table:style-name="ce13" table:formula="of:=IF(OR(EXACT(WEEKDAY([.$B17]);1);EXACT(WEEKDAY([.$B1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7]);1);EXACT(WEEKDAY([.$B1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7]);1);EXACT(WEEKDAY([.$B17]);7));&quot;----&quot;;&quot;&quot;)">
            <text:p/>
          </table:table-cell>
          <table:table-cell table:style-name="ce8" table:formula="of:=IFERROR(TIME([.I17]/60;[.I17] - COM.MICROSOFT.FLOOR.MATH([.I17]/60) * 60;0);&quot;&quot;)" office:value-type="time" office:time-value="PT14H52M00S" calcext:value-type="time">
            <text:p>14:52</text:p>
          </table:table-cell>
          <table:table-cell table:style-name="ce16" table:formula="of:=IFERROR(IF(EXACT([.C17];&quot;&quot;);&quot;&quot;;HOUR([.C17])*60+MINUTE([.C17])+HOUR([.E17])*60+MINUTE([.E17])+HOUR([.F17])*60+MINUTE([.F17])+[.D17]);&quot;&quot;)" office:value-type="float" office:value="866" calcext:value-type="float">
            <text:p>866</text:p>
          </table:table-cell>
          <table:table-cell table:style-name="ce19" table:formula="of:=IFERROR(IF(EXACT([.D17];&quot;&quot;);&quot;&quot;;[.J16]+[.D17]);&quot;&quot;)" office:value-type="float" office:value="-11" calcext:value-type="float">
            <text:p>-11</text:p>
          </table:table-cell>
          <table:table-cell table:style-name="ce22" table:formula="of:=NOT(OR(EXACT([.C17];&quot;&quot;);EXACT([.C17];&quot;----&quot;)))" office:value-type="boolean" office:boolean-value="true" calcext:value-type="boolean">
            <text:p>TRUE</text:p>
          </table:table-cell>
          <table:table-cell table:formula="of:=IF([.K17];HOUR([.C17])+(MINUTE([.C17])/60);&quot;&quot;)" office:value-type="float" office:value="5.88333333333333" calcext:value-type="float">
            <text:p>5.88</text:p>
          </table:table-cell>
          <table:table-cell table:style-name="ce25" table:formula="of:=IF([.K17];TIME(ROUNDDOWN((SUM([.L11:.L17])/5); 0);((SUM([.L11:.L17])/5)-ROUNDDOWN((SUM([.L11:.L17])/5);0))*60;0);&quot;&quot;)" office:value-type="time" office:time-value="PT06H53M12S" calcext:value-type="time">
            <text:p>6:53</text:p>
          </table:table-cell>
          <table:table-cell table:style-name="ce27"/>
          <table:table-cell table:style-name="ce30" table:formula="of:=IF(EXACT([.J17];&quot;&quot;);&quot;&quot;;[.B17])" office:value-type="date" office:date-value="2025-01-16" calcext:value-type="date">
            <text:p>2025-01-16</text:p>
          </table:table-cell>
          <table:table-cell table:style-name="ce33" table:formula="of:=IF(EXACT([.J17];&quot;&quot;);&quot;&quot;;(SUM([.L11:.L17])/5)-7)" office:value-type="float" office:value="-0.113333333333334" calcext:value-type="float">
            <text:p>-0.11</text:p>
          </table:table-cell>
          <table:table-cell table:style-name="ce33" table:formula="of:=IF(EXACT([.J17];&quot;&quot;);&quot;&quot;;[.Q16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18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17]+1" office:value-type="date" office:date-value="2025-01-17" calcext:value-type="date">
            <text:p>2025-01-17</text:p>
          </table:table-cell>
          <table:table-cell table:style-name="ce8" table:formula="of:=IF(OR(EXACT(WEEKDAY([.$B18]);1);EXACT(WEEKDAY([.$B18]);7));&quot;----&quot;;IF(EXACT([.D15];&quot;----&quot;);&quot;&quot;;TIME(RAND()*(8-5)+5;RAND()*(59-0)+0;0)))" office:value-type="time" office:time-value="PT08H10M59.732652272S" calcext:value-type="time">
            <text:p>8:10</text:p>
          </table:table-cell>
          <table:table-cell table:style-name="ce9" table:formula="of:=IF(OR(EXACT(WEEKDAY([.$B18]);1);EXACT(WEEKDAY([.$B18]);7));0;COM.MICROSOFT.CEILING.MATH(RAND() * 20)*(IF(RAND()&gt;0.5;1;-1)))" office:value-type="float" office:value="14" calcext:value-type="float">
            <text:p>14</text:p>
          </table:table-cell>
          <table:table-cell table:style-name="ce13" table:formula="of:=IF(OR(EXACT(WEEKDAY([.$B18]);1);EXACT(WEEKDAY([.$B1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8]);1);EXACT(WEEKDAY([.$B1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8]);1);EXACT(WEEKDAY([.$B18]);7));&quot;----&quot;;&quot;&quot;)">
            <text:p/>
          </table:table-cell>
          <table:table-cell table:style-name="ce8" table:formula="of:=IFERROR(TIME([.I18]/60;[.I18] - COM.MICROSOFT.FLOOR.MATH([.I18]/60) * 60;0);&quot;&quot;)" office:value-type="time" office:time-value="PT17H48M00S" calcext:value-type="time">
            <text:p>17:48</text:p>
          </table:table-cell>
          <table:table-cell table:style-name="ce16" table:formula="of:=IFERROR(IF(EXACT([.C18];&quot;&quot;);&quot;&quot;;HOUR([.C18])*60+MINUTE([.C18])+HOUR([.E18])*60+MINUTE([.E18])+HOUR([.F18])*60+MINUTE([.F18])+[.D18]);&quot;&quot;)" office:value-type="float" office:value="1014" calcext:value-type="float">
            <text:p>1014</text:p>
          </table:table-cell>
          <table:table-cell table:style-name="ce19" table:formula="of:=IFERROR(IF(EXACT([.D18];&quot;&quot;);&quot;&quot;;[.J17]+[.D18]);&quot;&quot;)" office:value-type="float" office:value="3" calcext:value-type="float">
            <text:p>3</text:p>
          </table:table-cell>
          <table:table-cell table:style-name="ce22" table:formula="of:=NOT(OR(EXACT([.C18];&quot;&quot;);EXACT([.C18];&quot;----&quot;)))" office:value-type="boolean" office:boolean-value="true" calcext:value-type="boolean">
            <text:p>TRUE</text:p>
          </table:table-cell>
          <table:table-cell table:formula="of:=IF([.K18];HOUR([.C18])+(MINUTE([.C18])/60);&quot;&quot;)" office:value-type="float" office:value="8.16666666666667" calcext:value-type="float">
            <text:p>8.17</text:p>
          </table:table-cell>
          <table:table-cell table:style-name="ce25" table:formula="of:=IF([.K18];TIME(ROUNDDOWN((SUM([.L12:.L18])/5); 0);((SUM([.L12:.L18])/5)-ROUNDDOWN((SUM([.L12:.L18])/5);0))*60;0);&quot;&quot;)" office:value-type="time" office:time-value="PT07H13M48S" calcext:value-type="time">
            <text:p>7:13</text:p>
          </table:table-cell>
          <table:table-cell table:style-name="ce27"/>
          <table:table-cell table:style-name="ce30" table:formula="of:=IF(EXACT([.J18];&quot;&quot;);&quot;&quot;;[.B18])" office:value-type="date" office:date-value="2025-01-17" calcext:value-type="date">
            <text:p>2025-01-17</text:p>
          </table:table-cell>
          <table:table-cell table:style-name="ce33" table:formula="of:=IF(EXACT([.J18];&quot;&quot;);&quot;&quot;;(SUM([.L12:.L18])/5)-7)" office:value-type="float" office:value="0.23" calcext:value-type="float">
            <text:p>0.23</text:p>
          </table:table-cell>
          <table:table-cell table:style-name="ce33" table:formula="of:=IF(EXACT([.J18];&quot;&quot;);&quot;&quot;;[.Q17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19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18]+1" office:value-type="date" office:date-value="2025-01-18" calcext:value-type="date">
            <text:p>2025-01-18</text:p>
          </table:table-cell>
          <table:table-cell table:style-name="ce8" table:formula="of:=IF(OR(EXACT(WEEKDAY([.$B19]);1);EXACT(WEEKDAY([.$B19]);7));&quot;----&quot;;IF(EXACT([.D16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9]);1);EXACT(WEEKDAY([.$B19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9]);1);EXACT(WEEKDAY([.$B19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9]);1);EXACT(WEEKDAY([.$B19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9]);1);EXACT(WEEKDAY([.$B19]);7));&quot;----&quot;;&quot;&quot;)" office:value-type="string" office:string-value="----" calcext:value-type="string">
            <text:p>----</text:p>
          </table:table-cell>
          <table:table-cell table:style-name="ce8" table:formula="of:=IFERROR(TIME([.I19]/60;[.I19] - COM.MICROSOFT.FLOOR.MATH([.I19]/60) * 60;0);&quot;&quot;)">
            <text:p/>
          </table:table-cell>
          <table:table-cell table:style-name="ce16" table:formula="of:=IFERROR(IF(EXACT([.C19];&quot;&quot;);&quot;&quot;;HOUR([.C19])*60+MINUTE([.C19])+HOUR([.E19])*60+MINUTE([.E19])+HOUR([.F19])*60+MINUTE([.F19])+[.D19]);&quot;&quot;)">
            <text:p/>
          </table:table-cell>
          <table:table-cell table:style-name="ce19" table:formula="of:=IFERROR(IF(EXACT([.D19];&quot;&quot;);&quot;&quot;;[.J18]+[.D19]);&quot;&quot;)" office:value-type="float" office:value="3" calcext:value-type="float">
            <text:p>3</text:p>
          </table:table-cell>
          <table:table-cell table:style-name="ce22" table:formula="of:=NOT(OR(EXACT([.C19];&quot;&quot;);EXACT([.C19];&quot;----&quot;)))" office:value-type="boolean" office:boolean-value="false" calcext:value-type="boolean">
            <text:p>FALSE</text:p>
          </table:table-cell>
          <table:table-cell table:formula="of:=IF([.K19];HOUR([.C19])+(MINUTE([.C19])/60);&quot;&quot;)">
            <text:p/>
          </table:table-cell>
          <table:table-cell table:style-name="ce25" table:formula="of:=IF([.K19];TIME(ROUNDDOWN((SUM([.L13:.L19])/5); 0);((SUM([.L13:.L19])/5)-ROUNDDOWN((SUM([.L13:.L19])/5);0))*60;0);&quot;&quot;)">
            <text:p/>
          </table:table-cell>
          <table:table-cell table:style-name="ce27"/>
          <table:table-cell table:style-name="ce30" table:formula="of:=IF(EXACT([.J19];&quot;&quot;);&quot;&quot;;[.B19])" office:value-type="date" office:date-value="2025-01-18" calcext:value-type="date">
            <text:p>2025-01-18</text:p>
          </table:table-cell>
          <table:table-cell table:style-name="ce33" table:formula="of:=IF(EXACT([.J19];&quot;&quot;);&quot;&quot;;(SUM([.L13:.L19])/5)-7)" office:value-type="float" office:value="0.23" calcext:value-type="float">
            <text:p>0.23</text:p>
          </table:table-cell>
          <table:table-cell table:style-name="ce33" table:formula="of:=IF(EXACT([.J19];&quot;&quot;);&quot;&quot;;[.Q18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20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19]+1" office:value-type="date" office:date-value="2025-01-19" calcext:value-type="date">
            <text:p>2025-01-19</text:p>
          </table:table-cell>
          <table:table-cell table:style-name="ce8" table:formula="of:=IF(OR(EXACT(WEEKDAY([.$B20]);1);EXACT(WEEKDAY([.$B20]);7));&quot;----&quot;;IF(EXACT([.D17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20]);1);EXACT(WEEKDAY([.$B20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20]);1);EXACT(WEEKDAY([.$B20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0]);1);EXACT(WEEKDAY([.$B20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0]);1);EXACT(WEEKDAY([.$B20]);7));&quot;----&quot;;&quot;&quot;)" office:value-type="string" office:string-value="----" calcext:value-type="string">
            <text:p>----</text:p>
          </table:table-cell>
          <table:table-cell table:style-name="ce8" table:formula="of:=IFERROR(TIME([.I20]/60;[.I20] - COM.MICROSOFT.FLOOR.MATH([.I20]/60) * 60;0);&quot;&quot;)">
            <text:p/>
          </table:table-cell>
          <table:table-cell table:style-name="ce16" table:formula="of:=IFERROR(IF(EXACT([.C20];&quot;&quot;);&quot;&quot;;HOUR([.C20])*60+MINUTE([.C20])+HOUR([.E20])*60+MINUTE([.E20])+HOUR([.F20])*60+MINUTE([.F20])+[.D20]);&quot;&quot;)">
            <text:p/>
          </table:table-cell>
          <table:table-cell table:style-name="ce19" table:formula="of:=IFERROR(IF(EXACT([.D20];&quot;&quot;);&quot;&quot;;[.J19]+[.D20]);&quot;&quot;)" office:value-type="float" office:value="3" calcext:value-type="float">
            <text:p>3</text:p>
          </table:table-cell>
          <table:table-cell table:style-name="ce22" table:formula="of:=NOT(OR(EXACT([.C20];&quot;&quot;);EXACT([.C20];&quot;----&quot;)))" office:value-type="boolean" office:boolean-value="false" calcext:value-type="boolean">
            <text:p>FALSE</text:p>
          </table:table-cell>
          <table:table-cell table:formula="of:=IF([.K20];HOUR([.C20])+(MINUTE([.C20])/60);&quot;&quot;)">
            <text:p/>
          </table:table-cell>
          <table:table-cell table:style-name="ce25" table:formula="of:=IF([.K20];TIME(ROUNDDOWN((SUM([.L14:.L20])/5); 0);((SUM([.L14:.L20])/5)-ROUNDDOWN((SUM([.L14:.L20])/5);0))*60;0);&quot;&quot;)">
            <text:p/>
          </table:table-cell>
          <table:table-cell table:style-name="ce27"/>
          <table:table-cell table:style-name="ce30" table:formula="of:=IF(EXACT([.J20];&quot;&quot;);&quot;&quot;;[.B20])" office:value-type="date" office:date-value="2025-01-19" calcext:value-type="date">
            <text:p>2025-01-19</text:p>
          </table:table-cell>
          <table:table-cell table:style-name="ce33" table:formula="of:=IF(EXACT([.J20];&quot;&quot;);&quot;&quot;;(SUM([.L14:.L20])/5)-7)" office:value-type="float" office:value="0.23" calcext:value-type="float">
            <text:p>0.23</text:p>
          </table:table-cell>
          <table:table-cell table:style-name="ce33" table:formula="of:=IF(EXACT([.J20];&quot;&quot;);&quot;&quot;;[.Q19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21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20]+1" office:value-type="date" office:date-value="2025-01-20" calcext:value-type="date">
            <text:p>2025-01-20</text:p>
          </table:table-cell>
          <table:table-cell table:style-name="ce8" table:formula="of:=IF(OR(EXACT(WEEKDAY([.$B21]);1);EXACT(WEEKDAY([.$B21]);7));&quot;----&quot;;IF(EXACT([.D18];&quot;----&quot;);&quot;&quot;;TIME(RAND()*(8-5)+5;RAND()*(59-0)+0;0)))" office:value-type="time" office:time-value="PT06H53M40.040675864S" calcext:value-type="time">
            <text:p>6:53</text:p>
          </table:table-cell>
          <table:table-cell table:style-name="ce9" table:formula="of:=IF(OR(EXACT(WEEKDAY([.$B21]);1);EXACT(WEEKDAY([.$B21]);7));0;COM.MICROSOFT.CEILING.MATH(RAND() * 20)*(IF(RAND()&gt;0.5;1;-1)))" office:value-type="float" office:value="-19" calcext:value-type="float">
            <text:p>-19</text:p>
          </table:table-cell>
          <table:table-cell table:style-name="ce13" table:formula="of:=IF(OR(EXACT(WEEKDAY([.$B21]);1);EXACT(WEEKDAY([.$B2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1]);1);EXACT(WEEKDAY([.$B2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1]);1);EXACT(WEEKDAY([.$B21]);7));&quot;----&quot;;&quot;&quot;)">
            <text:p/>
          </table:table-cell>
          <table:table-cell table:style-name="ce8" table:formula="of:=IFERROR(TIME([.I21]/60;[.I21] - COM.MICROSOFT.FLOOR.MATH([.I21]/60) * 60;0);&quot;&quot;)" office:value-type="time" office:time-value="PT15H08M00S" calcext:value-type="time">
            <text:p>15:08</text:p>
          </table:table-cell>
          <table:table-cell table:style-name="ce16" table:formula="of:=IFERROR(IF(EXACT([.C21];&quot;&quot;);&quot;&quot;;HOUR([.C21])*60+MINUTE([.C21])+HOUR([.E21])*60+MINUTE([.E21])+HOUR([.F21])*60+MINUTE([.F21])+[.D21]);&quot;&quot;)" office:value-type="float" office:value="904" calcext:value-type="float">
            <text:p>904</text:p>
          </table:table-cell>
          <table:table-cell table:style-name="ce19" table:formula="of:=IFERROR(IF(EXACT([.D21];&quot;&quot;);&quot;&quot;;[.J20]+[.D21]);&quot;&quot;)" office:value-type="float" office:value="-16" calcext:value-type="float">
            <text:p>-16</text:p>
          </table:table-cell>
          <table:table-cell table:style-name="ce22" table:formula="of:=NOT(OR(EXACT([.C21];&quot;&quot;);EXACT([.C21];&quot;----&quot;)))" office:value-type="boolean" office:boolean-value="true" calcext:value-type="boolean">
            <text:p>TRUE</text:p>
          </table:table-cell>
          <table:table-cell table:formula="of:=IF([.K21];HOUR([.C21])+(MINUTE([.C21])/60);&quot;&quot;)" office:value-type="float" office:value="6.88333333333333" calcext:value-type="float">
            <text:p>6.88</text:p>
          </table:table-cell>
          <table:table-cell table:style-name="ce25" table:formula="of:=IF([.K21];TIME(ROUNDDOWN((SUM([.L15:.L21])/5); 0);((SUM([.L15:.L21])/5)-ROUNDDOWN((SUM([.L15:.L21])/5);0))*60;0);&quot;&quot;)" office:value-type="time" office:time-value="PT07H00M36S" calcext:value-type="time">
            <text:p>7:00</text:p>
          </table:table-cell>
          <table:table-cell table:style-name="ce27"/>
          <table:table-cell table:style-name="ce30" table:formula="of:=IF(EXACT([.J21];&quot;&quot;);&quot;&quot;;[.B21])" office:value-type="date" office:date-value="2025-01-20" calcext:value-type="date">
            <text:p>2025-01-20</text:p>
          </table:table-cell>
          <table:table-cell table:style-name="ce33" table:formula="of:=IF(EXACT([.J21];&quot;&quot;);&quot;&quot;;(SUM([.L15:.L21])/5)-7)" office:value-type="float" office:value="0.00999999999999979" calcext:value-type="float">
            <text:p>0.01</text:p>
          </table:table-cell>
          <table:table-cell table:style-name="ce33" table:formula="of:=IF(EXACT([.J21];&quot;&quot;);&quot;&quot;;[.Q20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22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21]+1" office:value-type="date" office:date-value="2025-01-21" calcext:value-type="date">
            <text:p>2025-01-21</text:p>
          </table:table-cell>
          <table:table-cell table:style-name="ce8" table:formula="of:=IF(OR(EXACT(WEEKDAY([.$B22]);1);EXACT(WEEKDAY([.$B22]);7));&quot;----&quot;;IF(EXACT([.D19];&quot;----&quot;);&quot;&quot;;TIME(RAND()*(8-5)+5;RAND()*(59-0)+0;0)))" office:value-type="time" office:time-value="PT07H14M43.162391391S" calcext:value-type="time">
            <text:p>7:14</text:p>
          </table:table-cell>
          <table:table-cell table:style-name="ce9" table:formula="of:=IF(OR(EXACT(WEEKDAY([.$B22]);1);EXACT(WEEKDAY([.$B22]);7));0;COM.MICROSOFT.CEILING.MATH(RAND() * 20)*(IF(RAND()&gt;0.5;1;-1)))" office:value-type="float" office:value="9" calcext:value-type="float">
            <text:p>9</text:p>
          </table:table-cell>
          <table:table-cell table:style-name="ce13" table:formula="of:=IF(OR(EXACT(WEEKDAY([.$B22]);1);EXACT(WEEKDAY([.$B2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2]);1);EXACT(WEEKDAY([.$B2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2]);1);EXACT(WEEKDAY([.$B22]);7));&quot;----&quot;;&quot;&quot;)">
            <text:p/>
          </table:table-cell>
          <table:table-cell table:style-name="ce8" table:formula="of:=IFERROR(TIME([.I22]/60;[.I22] - COM.MICROSOFT.FLOOR.MATH([.I22]/60) * 60;0);&quot;&quot;)" office:value-type="time" office:time-value="PT16H46M00S" calcext:value-type="time">
            <text:p>16:46</text:p>
          </table:table-cell>
          <table:table-cell table:style-name="ce16" table:formula="of:=IFERROR(IF(EXACT([.C22];&quot;&quot;);&quot;&quot;;HOUR([.C22])*60+MINUTE([.C22])+HOUR([.E22])*60+MINUTE([.E22])+HOUR([.F22])*60+MINUTE([.F22])+[.D22]);&quot;&quot;)" office:value-type="float" office:value="953" calcext:value-type="float">
            <text:p>953</text:p>
          </table:table-cell>
          <table:table-cell table:style-name="ce19" table:formula="of:=IFERROR(IF(EXACT([.D22];&quot;&quot;);&quot;&quot;;[.J21]+[.D22]);&quot;&quot;)" office:value-type="float" office:value="-7" calcext:value-type="float">
            <text:p>-7</text:p>
          </table:table-cell>
          <table:table-cell table:style-name="ce22" table:formula="of:=NOT(OR(EXACT([.C22];&quot;&quot;);EXACT([.C22];&quot;----&quot;)))" office:value-type="boolean" office:boolean-value="true" calcext:value-type="boolean">
            <text:p>TRUE</text:p>
          </table:table-cell>
          <table:table-cell table:formula="of:=IF([.K22];HOUR([.C22])+(MINUTE([.C22])/60);&quot;&quot;)" office:value-type="float" office:value="7.23333333333333" calcext:value-type="float">
            <text:p>7.23</text:p>
          </table:table-cell>
          <table:table-cell table:style-name="ce25" table:formula="of:=IF([.K22];TIME(ROUNDDOWN((SUM([.L16:.L22])/5); 0);((SUM([.L16:.L22])/5)-ROUNDDOWN((SUM([.L16:.L22])/5);0))*60;0);&quot;&quot;)" office:value-type="time" office:time-value="PT07H09M36S" calcext:value-type="time">
            <text:p>7:09</text:p>
          </table:table-cell>
          <table:table-cell table:style-name="ce27"/>
          <table:table-cell table:style-name="ce30" table:formula="of:=IF(EXACT([.J22];&quot;&quot;);&quot;&quot;;[.B22])" office:value-type="date" office:date-value="2025-01-21" calcext:value-type="date">
            <text:p>2025-01-21</text:p>
          </table:table-cell>
          <table:table-cell table:style-name="ce33" table:formula="of:=IF(EXACT([.J22];&quot;&quot;);&quot;&quot;;(SUM([.L16:.L22])/5)-7)" office:value-type="float" office:value="0.159999999999999" calcext:value-type="float">
            <text:p>0.16</text:p>
          </table:table-cell>
          <table:table-cell table:style-name="ce33" table:formula="of:=IF(EXACT([.J22];&quot;&quot;);&quot;&quot;;[.Q21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23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22]+1" office:value-type="date" office:date-value="2025-01-22" calcext:value-type="date">
            <text:p>2025-01-22</text:p>
          </table:table-cell>
          <table:table-cell table:style-name="ce8" table:formula="of:=IF(OR(EXACT(WEEKDAY([.$B23]);1);EXACT(WEEKDAY([.$B23]);7));&quot;----&quot;;IF(EXACT([.D20];&quot;----&quot;);&quot;&quot;;TIME(RAND()*(8-5)+5;RAND()*(59-0)+0;0)))" office:value-type="time" office:time-value="PT06H55M00.217067437S" calcext:value-type="time">
            <text:p>6:55</text:p>
          </table:table-cell>
          <table:table-cell table:style-name="ce9" table:formula="of:=IF(OR(EXACT(WEEKDAY([.$B23]);1);EXACT(WEEKDAY([.$B23]);7));0;COM.MICROSOFT.CEILING.MATH(RAND() * 20)*(IF(RAND()&gt;0.5;1;-1)))" office:value-type="float" office:value="-11" calcext:value-type="float">
            <text:p>-11</text:p>
          </table:table-cell>
          <table:table-cell table:style-name="ce13" table:formula="of:=IF(OR(EXACT(WEEKDAY([.$B23]);1);EXACT(WEEKDAY([.$B2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3]);1);EXACT(WEEKDAY([.$B2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3]);1);EXACT(WEEKDAY([.$B23]);7));&quot;----&quot;;&quot;&quot;)">
            <text:p/>
          </table:table-cell>
          <table:table-cell table:style-name="ce8" table:formula="of:=IFERROR(TIME([.I23]/60;[.I23] - COM.MICROSOFT.FLOOR.MATH([.I23]/60) * 60;0);&quot;&quot;)" office:value-type="time" office:time-value="PT15H28M00S" calcext:value-type="time">
            <text:p>15:28</text:p>
          </table:table-cell>
          <table:table-cell table:style-name="ce16" table:formula="of:=IFERROR(IF(EXACT([.C23];&quot;&quot;);&quot;&quot;;HOUR([.C23])*60+MINUTE([.C23])+HOUR([.E23])*60+MINUTE([.E23])+HOUR([.F23])*60+MINUTE([.F23])+[.D23]);&quot;&quot;)" office:value-type="float" office:value="914" calcext:value-type="float">
            <text:p>914</text:p>
          </table:table-cell>
          <table:table-cell table:style-name="ce19" table:formula="of:=IFERROR(IF(EXACT([.D23];&quot;&quot;);&quot;&quot;;[.J22]+[.D23]);&quot;&quot;)" office:value-type="float" office:value="-18" calcext:value-type="float">
            <text:p>-18</text:p>
          </table:table-cell>
          <table:table-cell table:style-name="ce22" table:formula="of:=NOT(OR(EXACT([.C23];&quot;&quot;);EXACT([.C23];&quot;----&quot;)))" office:value-type="boolean" office:boolean-value="true" calcext:value-type="boolean">
            <text:p>TRUE</text:p>
          </table:table-cell>
          <table:table-cell table:formula="of:=IF([.K23];HOUR([.C23])+(MINUTE([.C23])/60);&quot;&quot;)" office:value-type="float" office:value="6.91666666666667" calcext:value-type="float">
            <text:p>6.92</text:p>
          </table:table-cell>
          <table:table-cell table:style-name="ce25" table:formula="of:=IF([.K23];TIME(ROUNDDOWN((SUM([.L17:.L23])/5); 0);((SUM([.L17:.L23])/5)-ROUNDDOWN((SUM([.L17:.L23])/5);0))*60;0);&quot;&quot;)" office:value-type="time" office:time-value="PT07H01M00S" calcext:value-type="time">
            <text:p>7:01</text:p>
          </table:table-cell>
          <table:table-cell table:style-name="ce27"/>
          <table:table-cell table:style-name="ce30" table:formula="of:=IF(EXACT([.J23];&quot;&quot;);&quot;&quot;;[.B23])" office:value-type="date" office:date-value="2025-01-22" calcext:value-type="date">
            <text:p>2025-01-22</text:p>
          </table:table-cell>
          <table:table-cell table:style-name="ce33" table:formula="of:=IF(EXACT([.J23];&quot;&quot;);&quot;&quot;;(SUM([.L17:.L23])/5)-7)" office:value-type="float" office:value="0.0166666666666657" calcext:value-type="float">
            <text:p>0.02</text:p>
          </table:table-cell>
          <table:table-cell table:style-name="ce33" table:formula="of:=IF(EXACT([.J23];&quot;&quot;);&quot;&quot;;[.Q22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24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23]+1" office:value-type="date" office:date-value="2025-01-23" calcext:value-type="date">
            <text:p>2025-01-23</text:p>
          </table:table-cell>
          <table:table-cell table:style-name="ce8" table:formula="of:=IF(OR(EXACT(WEEKDAY([.$B24]);1);EXACT(WEEKDAY([.$B24]);7));&quot;----&quot;;IF(EXACT([.D21];&quot;----&quot;);&quot;&quot;;TIME(RAND()*(8-5)+5;RAND()*(59-0)+0;0)))" office:value-type="time" office:time-value="PT05H43M36.726061612S" calcext:value-type="time">
            <text:p>5:43</text:p>
          </table:table-cell>
          <table:table-cell table:style-name="ce9" table:formula="of:=IF(OR(EXACT(WEEKDAY([.$B24]);1);EXACT(WEEKDAY([.$B24]);7));0;COM.MICROSOFT.CEILING.MATH(RAND() * 20)*(IF(RAND()&gt;0.5;1;-1)))" office:value-type="float" office:value="-1" calcext:value-type="float">
            <text:p>-1</text:p>
          </table:table-cell>
          <table:table-cell table:style-name="ce13" table:formula="of:=IF(OR(EXACT(WEEKDAY([.$B24]);1);EXACT(WEEKDAY([.$B2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4]);1);EXACT(WEEKDAY([.$B2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4]);1);EXACT(WEEKDAY([.$B24]);7));&quot;----&quot;;&quot;&quot;)">
            <text:p/>
          </table:table-cell>
          <table:table-cell table:style-name="ce8" table:formula="of:=IFERROR(TIME([.I24]/60;[.I24] - COM.MICROSOFT.FLOOR.MATH([.I24]/60) * 60;0);&quot;&quot;)" office:value-type="time" office:time-value="PT14H24M00S" calcext:value-type="time">
            <text:p>14:24</text:p>
          </table:table-cell>
          <table:table-cell table:style-name="ce16" table:formula="of:=IFERROR(IF(EXACT([.C24];&quot;&quot;);&quot;&quot;;HOUR([.C24])*60+MINUTE([.C24])+HOUR([.E24])*60+MINUTE([.E24])+HOUR([.F24])*60+MINUTE([.F24])+[.D24]);&quot;&quot;)" office:value-type="float" office:value="852" calcext:value-type="float">
            <text:p>852</text:p>
          </table:table-cell>
          <table:table-cell table:style-name="ce19" table:formula="of:=IFERROR(IF(EXACT([.D24];&quot;&quot;);&quot;&quot;;[.J23]+[.D24]);&quot;&quot;)" office:value-type="float" office:value="-19" calcext:value-type="float">
            <text:p>-19</text:p>
          </table:table-cell>
          <table:table-cell table:style-name="ce22" table:formula="of:=NOT(OR(EXACT([.C24];&quot;&quot;);EXACT([.C24];&quot;----&quot;)))" office:value-type="boolean" office:boolean-value="true" calcext:value-type="boolean">
            <text:p>TRUE</text:p>
          </table:table-cell>
          <table:table-cell table:formula="of:=IF([.K24];HOUR([.C24])+(MINUTE([.C24])/60);&quot;&quot;)" office:value-type="float" office:value="5.71666666666667" calcext:value-type="float">
            <text:p>5.72</text:p>
          </table:table-cell>
          <table:table-cell table:style-name="ce25" table:formula="of:=IF([.K24];TIME(ROUNDDOWN((SUM([.L18:.L24])/5); 0);((SUM([.L18:.L24])/5)-ROUNDDOWN((SUM([.L18:.L24])/5);0))*60;0);&quot;&quot;)" office:value-type="time" office:time-value="PT06H59M00S" calcext:value-type="time">
            <text:p>6:59</text:p>
          </table:table-cell>
          <table:table-cell table:style-name="ce27"/>
          <table:table-cell table:style-name="ce30" table:formula="of:=IF(EXACT([.J24];&quot;&quot;);&quot;&quot;;[.B24])" office:value-type="date" office:date-value="2025-01-23" calcext:value-type="date">
            <text:p>2025-01-23</text:p>
          </table:table-cell>
          <table:table-cell table:style-name="ce33" table:formula="of:=IF(EXACT([.J24];&quot;&quot;);&quot;&quot;;(SUM([.L18:.L24])/5)-7)" office:value-type="float" office:value="-0.0166666666666675" calcext:value-type="float">
            <text:p>-0.02</text:p>
          </table:table-cell>
          <table:table-cell table:style-name="ce33" table:formula="of:=IF(EXACT([.J24];&quot;&quot;);&quot;&quot;;[.Q23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25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24]+1" office:value-type="date" office:date-value="2025-01-24" calcext:value-type="date">
            <text:p>2025-01-24</text:p>
          </table:table-cell>
          <table:table-cell table:style-name="ce8" table:formula="of:=IF(OR(EXACT(WEEKDAY([.$B25]);1);EXACT(WEEKDAY([.$B25]);7));&quot;----&quot;;IF(EXACT([.D22];&quot;----&quot;);&quot;&quot;;TIME(RAND()*(8-5)+5;RAND()*(59-0)+0;0)))" office:value-type="time" office:time-value="PT07H51M29.87816257S" calcext:value-type="time">
            <text:p>7:51</text:p>
          </table:table-cell>
          <table:table-cell table:style-name="ce9" table:formula="of:=IF(OR(EXACT(WEEKDAY([.$B25]);1);EXACT(WEEKDAY([.$B25]);7));0;COM.MICROSOFT.CEILING.MATH(RAND() * 20)*(IF(RAND()&gt;0.5;1;-1)))" office:value-type="float" office:value="-12" calcext:value-type="float">
            <text:p>-12</text:p>
          </table:table-cell>
          <table:table-cell table:style-name="ce13" table:formula="of:=IF(OR(EXACT(WEEKDAY([.$B25]);1);EXACT(WEEKDAY([.$B2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5]);1);EXACT(WEEKDAY([.$B2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5]);1);EXACT(WEEKDAY([.$B25]);7));&quot;----&quot;;&quot;&quot;)">
            <text:p/>
          </table:table-cell>
          <table:table-cell table:style-name="ce8" table:formula="of:=IFERROR(TIME([.I25]/60;[.I25] - COM.MICROSOFT.FLOOR.MATH([.I25]/60) * 60;0);&quot;&quot;)" office:value-type="time" office:time-value="PT16H18M00S" calcext:value-type="time">
            <text:p>16:18</text:p>
          </table:table-cell>
          <table:table-cell table:style-name="ce16" table:formula="of:=IFERROR(IF(EXACT([.C25];&quot;&quot;);&quot;&quot;;HOUR([.C25])*60+MINUTE([.C25])+HOUR([.E25])*60+MINUTE([.E25])+HOUR([.F25])*60+MINUTE([.F25])+[.D25]);&quot;&quot;)" office:value-type="float" office:value="969" calcext:value-type="float">
            <text:p>969</text:p>
          </table:table-cell>
          <table:table-cell table:style-name="ce19" table:formula="of:=IFERROR(IF(EXACT([.D25];&quot;&quot;);&quot;&quot;;[.J24]+[.D25]);&quot;&quot;)" office:value-type="float" office:value="-31" calcext:value-type="float">
            <text:p>-31</text:p>
          </table:table-cell>
          <table:table-cell table:style-name="ce22" table:formula="of:=NOT(OR(EXACT([.C25];&quot;&quot;);EXACT([.C25];&quot;----&quot;)))" office:value-type="boolean" office:boolean-value="true" calcext:value-type="boolean">
            <text:p>TRUE</text:p>
          </table:table-cell>
          <table:table-cell table:formula="of:=IF([.K25];HOUR([.C25])+(MINUTE([.C25])/60);&quot;&quot;)" office:value-type="float" office:value="7.85" calcext:value-type="float">
            <text:p>7.85</text:p>
          </table:table-cell>
          <table:table-cell table:style-name="ce25" table:formula="of:=IF([.K25];TIME(ROUNDDOWN((SUM([.L19:.L25])/5); 0);((SUM([.L19:.L25])/5)-ROUNDDOWN((SUM([.L19:.L25])/5);0))*60;0);&quot;&quot;)" office:value-type="time" office:time-value="PT06H55M12S" calcext:value-type="time">
            <text:p>6:55</text:p>
          </table:table-cell>
          <table:table-cell table:style-name="ce27"/>
          <table:table-cell table:style-name="ce30" table:formula="of:=IF(EXACT([.J25];&quot;&quot;);&quot;&quot;;[.B25])" office:value-type="date" office:date-value="2025-01-24" calcext:value-type="date">
            <text:p>2025-01-24</text:p>
          </table:table-cell>
          <table:table-cell table:style-name="ce33" table:formula="of:=IF(EXACT([.J25];&quot;&quot;);&quot;&quot;;(SUM([.L19:.L25])/5)-7)" office:value-type="float" office:value="-0.0800000000000001" calcext:value-type="float">
            <text:p>-0.08</text:p>
          </table:table-cell>
          <table:table-cell table:style-name="ce33" table:formula="of:=IF(EXACT([.J25];&quot;&quot;);&quot;&quot;;[.Q24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26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25]+1" office:value-type="date" office:date-value="2025-01-25" calcext:value-type="date">
            <text:p>2025-01-25</text:p>
          </table:table-cell>
          <table:table-cell table:style-name="ce8" table:formula="of:=IF(OR(EXACT(WEEKDAY([.$B26]);1);EXACT(WEEKDAY([.$B26]);7));&quot;----&quot;;IF(EXACT([.D23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26]);1);EXACT(WEEKDAY([.$B26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26]);1);EXACT(WEEKDAY([.$B26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6]);1);EXACT(WEEKDAY([.$B26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6]);1);EXACT(WEEKDAY([.$B26]);7));&quot;----&quot;;&quot;&quot;)" office:value-type="string" office:string-value="----" calcext:value-type="string">
            <text:p>----</text:p>
          </table:table-cell>
          <table:table-cell table:style-name="ce8" table:formula="of:=IFERROR(TIME([.I26]/60;[.I26] - COM.MICROSOFT.FLOOR.MATH([.I26]/60) * 60;0);&quot;&quot;)">
            <text:p/>
          </table:table-cell>
          <table:table-cell table:style-name="ce16" table:formula="of:=IFERROR(IF(EXACT([.C26];&quot;&quot;);&quot;&quot;;HOUR([.C26])*60+MINUTE([.C26])+HOUR([.E26])*60+MINUTE([.E26])+HOUR([.F26])*60+MINUTE([.F26])+[.D26]);&quot;&quot;)">
            <text:p/>
          </table:table-cell>
          <table:table-cell table:style-name="ce19" table:formula="of:=IFERROR(IF(EXACT([.D26];&quot;&quot;);&quot;&quot;;[.J25]+[.D26]);&quot;&quot;)" office:value-type="float" office:value="-31" calcext:value-type="float">
            <text:p>-31</text:p>
          </table:table-cell>
          <table:table-cell table:style-name="ce22" table:formula="of:=NOT(OR(EXACT([.C26];&quot;&quot;);EXACT([.C26];&quot;----&quot;)))" office:value-type="boolean" office:boolean-value="false" calcext:value-type="boolean">
            <text:p>FALSE</text:p>
          </table:table-cell>
          <table:table-cell table:formula="of:=IF([.K26];HOUR([.C26])+(MINUTE([.C26])/60);&quot;&quot;)">
            <text:p/>
          </table:table-cell>
          <table:table-cell table:style-name="ce25" table:formula="of:=IF([.K26];TIME(ROUNDDOWN((SUM([.L20:.L26])/5); 0);((SUM([.L20:.L26])/5)-ROUNDDOWN((SUM([.L20:.L26])/5);0))*60;0);&quot;&quot;)">
            <text:p/>
          </table:table-cell>
          <table:table-cell table:style-name="ce27"/>
          <table:table-cell table:style-name="ce30" table:formula="of:=IF(EXACT([.J26];&quot;&quot;);&quot;&quot;;[.B26])" office:value-type="date" office:date-value="2025-01-25" calcext:value-type="date">
            <text:p>2025-01-25</text:p>
          </table:table-cell>
          <table:table-cell table:style-name="ce33" table:formula="of:=IF(EXACT([.J26];&quot;&quot;);&quot;&quot;;(SUM([.L20:.L26])/5)-7)" office:value-type="float" office:value="-0.0800000000000001" calcext:value-type="float">
            <text:p>-0.08</text:p>
          </table:table-cell>
          <table:table-cell table:style-name="ce33" table:formula="of:=IF(EXACT([.J26];&quot;&quot;);&quot;&quot;;[.Q25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27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26]+1" office:value-type="date" office:date-value="2025-01-26" calcext:value-type="date">
            <text:p>2025-01-26</text:p>
          </table:table-cell>
          <table:table-cell table:style-name="ce8" table:formula="of:=IF(OR(EXACT(WEEKDAY([.$B27]);1);EXACT(WEEKDAY([.$B27]);7));&quot;----&quot;;IF(EXACT([.D24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27]);1);EXACT(WEEKDAY([.$B27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27]);1);EXACT(WEEKDAY([.$B27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7]);1);EXACT(WEEKDAY([.$B27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7]);1);EXACT(WEEKDAY([.$B27]);7));&quot;----&quot;;&quot;&quot;)" office:value-type="string" office:string-value="----" calcext:value-type="string">
            <text:p>----</text:p>
          </table:table-cell>
          <table:table-cell table:style-name="ce8" table:formula="of:=IFERROR(TIME([.I27]/60;[.I27] - COM.MICROSOFT.FLOOR.MATH([.I27]/60) * 60;0);&quot;&quot;)">
            <text:p/>
          </table:table-cell>
          <table:table-cell table:style-name="ce16" table:formula="of:=IFERROR(IF(EXACT([.C27];&quot;&quot;);&quot;&quot;;HOUR([.C27])*60+MINUTE([.C27])+HOUR([.E27])*60+MINUTE([.E27])+HOUR([.F27])*60+MINUTE([.F27])+[.D27]);&quot;&quot;)">
            <text:p/>
          </table:table-cell>
          <table:table-cell table:style-name="ce19" table:formula="of:=IFERROR(IF(EXACT([.D27];&quot;&quot;);&quot;&quot;;[.J26]+[.D27]);&quot;&quot;)" office:value-type="float" office:value="-31" calcext:value-type="float">
            <text:p>-31</text:p>
          </table:table-cell>
          <table:table-cell table:style-name="ce22" table:formula="of:=NOT(OR(EXACT([.C27];&quot;&quot;);EXACT([.C27];&quot;----&quot;)))" office:value-type="boolean" office:boolean-value="false" calcext:value-type="boolean">
            <text:p>FALSE</text:p>
          </table:table-cell>
          <table:table-cell table:formula="of:=IF([.K27];HOUR([.C27])+(MINUTE([.C27])/60);&quot;&quot;)">
            <text:p/>
          </table:table-cell>
          <table:table-cell table:style-name="ce25" table:formula="of:=IF([.K27];TIME(ROUNDDOWN((SUM([.L21:.L27])/5); 0);((SUM([.L21:.L27])/5)-ROUNDDOWN((SUM([.L21:.L27])/5);0))*60;0);&quot;&quot;)">
            <text:p/>
          </table:table-cell>
          <table:table-cell table:style-name="ce27"/>
          <table:table-cell table:style-name="ce30" table:formula="of:=IF(EXACT([.J27];&quot;&quot;);&quot;&quot;;[.B27])" office:value-type="date" office:date-value="2025-01-26" calcext:value-type="date">
            <text:p>2025-01-26</text:p>
          </table:table-cell>
          <table:table-cell table:style-name="ce33" table:formula="of:=IF(EXACT([.J27];&quot;&quot;);&quot;&quot;;(SUM([.L21:.L27])/5)-7)" office:value-type="float" office:value="-0.0800000000000001" calcext:value-type="float">
            <text:p>-0.08</text:p>
          </table:table-cell>
          <table:table-cell table:style-name="ce33" table:formula="of:=IF(EXACT([.J27];&quot;&quot;);&quot;&quot;;[.Q26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28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27]+1" office:value-type="date" office:date-value="2025-01-27" calcext:value-type="date">
            <text:p>2025-01-27</text:p>
          </table:table-cell>
          <table:table-cell table:style-name="ce8" table:formula="of:=IF(OR(EXACT(WEEKDAY([.$B28]);1);EXACT(WEEKDAY([.$B28]);7));&quot;----&quot;;IF(EXACT([.D25];&quot;----&quot;);&quot;&quot;;TIME(RAND()*(8-5)+5;RAND()*(59-0)+0;0)))" office:value-type="time" office:time-value="PT07H35M18.096655197S" calcext:value-type="time">
            <text:p>7:35</text:p>
          </table:table-cell>
          <table:table-cell table:style-name="ce9" table:formula="of:=IF(OR(EXACT(WEEKDAY([.$B28]);1);EXACT(WEEKDAY([.$B28]);7));0;COM.MICROSOFT.CEILING.MATH(RAND() * 20)*(IF(RAND()&gt;0.5;1;-1)))" office:value-type="float" office:value="8" calcext:value-type="float">
            <text:p>8</text:p>
          </table:table-cell>
          <table:table-cell table:style-name="ce13" table:formula="of:=IF(OR(EXACT(WEEKDAY([.$B28]);1);EXACT(WEEKDAY([.$B2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8]);1);EXACT(WEEKDAY([.$B2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8]);1);EXACT(WEEKDAY([.$B28]);7));&quot;----&quot;;&quot;&quot;)">
            <text:p/>
          </table:table-cell>
          <table:table-cell table:style-name="ce8" table:formula="of:=IFERROR(TIME([.I28]/60;[.I28] - COM.MICROSOFT.FLOOR.MATH([.I28]/60) * 60;0);&quot;&quot;)" office:value-type="time" office:time-value="PT16H26M00S" calcext:value-type="time">
            <text:p>16:26</text:p>
          </table:table-cell>
          <table:table-cell table:style-name="ce16" table:formula="of:=IFERROR(IF(EXACT([.C28];&quot;&quot;);&quot;&quot;;HOUR([.C28])*60+MINUTE([.C28])+HOUR([.E28])*60+MINUTE([.E28])+HOUR([.F28])*60+MINUTE([.F28])+[.D28]);&quot;&quot;)" office:value-type="float" office:value="973" calcext:value-type="float">
            <text:p>973</text:p>
          </table:table-cell>
          <table:table-cell table:style-name="ce19" table:formula="of:=IFERROR(IF(EXACT([.D28];&quot;&quot;);&quot;&quot;;[.J27]+[.D28]);&quot;&quot;)" office:value-type="float" office:value="-23" calcext:value-type="float">
            <text:p>-23</text:p>
          </table:table-cell>
          <table:table-cell table:style-name="ce22" table:formula="of:=NOT(OR(EXACT([.C28];&quot;&quot;);EXACT([.C28];&quot;----&quot;)))" office:value-type="boolean" office:boolean-value="true" calcext:value-type="boolean">
            <text:p>TRUE</text:p>
          </table:table-cell>
          <table:table-cell table:formula="of:=IF([.K28];HOUR([.C28])+(MINUTE([.C28])/60);&quot;&quot;)" office:value-type="float" office:value="7.58333333333333" calcext:value-type="float">
            <text:p>7.58</text:p>
          </table:table-cell>
          <table:table-cell table:style-name="ce25" table:formula="of:=IF([.K28];TIME(ROUNDDOWN((SUM([.L22:.L28])/5); 0);((SUM([.L22:.L28])/5)-ROUNDDOWN((SUM([.L22:.L28])/5);0))*60;0);&quot;&quot;)" office:value-type="time" office:time-value="PT07H03M36S" calcext:value-type="time">
            <text:p>7:03</text:p>
          </table:table-cell>
          <table:table-cell table:style-name="ce27"/>
          <table:table-cell table:style-name="ce30" table:formula="of:=IF(EXACT([.J28];&quot;&quot;);&quot;&quot;;[.B28])" office:value-type="date" office:date-value="2025-01-27" calcext:value-type="date">
            <text:p>2025-01-27</text:p>
          </table:table-cell>
          <table:table-cell table:style-name="ce33" table:formula="of:=IF(EXACT([.J28];&quot;&quot;);&quot;&quot;;(SUM([.L22:.L28])/5)-7)" office:value-type="float" office:value="0.0599999999999996" calcext:value-type="float">
            <text:p>0.06</text:p>
          </table:table-cell>
          <table:table-cell table:style-name="ce33" table:formula="of:=IF(EXACT([.J28];&quot;&quot;);&quot;&quot;;[.Q27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29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28]+1" office:value-type="date" office:date-value="2025-01-28" calcext:value-type="date">
            <text:p>2025-01-28</text:p>
          </table:table-cell>
          <table:table-cell table:style-name="ce8" table:formula="of:=IF(OR(EXACT(WEEKDAY([.$B29]);1);EXACT(WEEKDAY([.$B29]);7));&quot;----&quot;;IF(EXACT([.D26];&quot;----&quot;);&quot;&quot;;TIME(RAND()*(8-5)+5;RAND()*(59-0)+0;0)))" office:value-type="time" office:time-value="PT05H06M03.358161973S" calcext:value-type="time">
            <text:p>5:06</text:p>
          </table:table-cell>
          <table:table-cell table:style-name="ce9" table:formula="of:=IF(OR(EXACT(WEEKDAY([.$B29]);1);EXACT(WEEKDAY([.$B29]);7));0;COM.MICROSOFT.CEILING.MATH(RAND() * 20)*(IF(RAND()&gt;0.5;1;-1)))" office:value-type="float" office:value="13" calcext:value-type="float">
            <text:p>13</text:p>
          </table:table-cell>
          <table:table-cell table:style-name="ce13" table:formula="of:=IF(OR(EXACT(WEEKDAY([.$B29]);1);EXACT(WEEKDAY([.$B2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9]);1);EXACT(WEEKDAY([.$B2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9]);1);EXACT(WEEKDAY([.$B29]);7));&quot;----&quot;;&quot;&quot;)">
            <text:p/>
          </table:table-cell>
          <table:table-cell table:style-name="ce8" table:formula="of:=IFERROR(TIME([.I29]/60;[.I29] - COM.MICROSOFT.FLOOR.MATH([.I29]/60) * 60;0);&quot;&quot;)" office:value-type="time" office:time-value="PT14H38M00S" calcext:value-type="time">
            <text:p>14:38</text:p>
          </table:table-cell>
          <table:table-cell table:style-name="ce16" table:formula="of:=IFERROR(IF(EXACT([.C29];&quot;&quot;);&quot;&quot;;HOUR([.C29])*60+MINUTE([.C29])+HOUR([.E29])*60+MINUTE([.E29])+HOUR([.F29])*60+MINUTE([.F29])+[.D29]);&quot;&quot;)" office:value-type="float" office:value="829" calcext:value-type="float">
            <text:p>829</text:p>
          </table:table-cell>
          <table:table-cell table:style-name="ce19" table:formula="of:=IFERROR(IF(EXACT([.D29];&quot;&quot;);&quot;&quot;;[.J28]+[.D29]);&quot;&quot;)" office:value-type="float" office:value="-10" calcext:value-type="float">
            <text:p>-10</text:p>
          </table:table-cell>
          <table:table-cell table:style-name="ce22" table:formula="of:=NOT(OR(EXACT([.C29];&quot;&quot;);EXACT([.C29];&quot;----&quot;)))" office:value-type="boolean" office:boolean-value="true" calcext:value-type="boolean">
            <text:p>TRUE</text:p>
          </table:table-cell>
          <table:table-cell table:formula="of:=IF([.K29];HOUR([.C29])+(MINUTE([.C29])/60);&quot;&quot;)" office:value-type="float" office:value="5.1" calcext:value-type="float">
            <text:p>5.10</text:p>
          </table:table-cell>
          <table:table-cell table:style-name="ce25" table:formula="of:=IF([.K29];TIME(ROUNDDOWN((SUM([.L23:.L29])/5); 0);((SUM([.L23:.L29])/5)-ROUNDDOWN((SUM([.L23:.L29])/5);0))*60;0);&quot;&quot;)" office:value-type="time" office:time-value="PT06H38M00S" calcext:value-type="time">
            <text:p>6:38</text:p>
          </table:table-cell>
          <table:table-cell table:style-name="ce27"/>
          <table:table-cell table:style-name="ce30" table:formula="of:=IF(EXACT([.J29];&quot;&quot;);&quot;&quot;;[.B29])" office:value-type="date" office:date-value="2025-01-28" calcext:value-type="date">
            <text:p>2025-01-28</text:p>
          </table:table-cell>
          <table:table-cell table:style-name="ce33" table:formula="of:=IF(EXACT([.J29];&quot;&quot;);&quot;&quot;;(SUM([.L23:.L29])/5)-7)" office:value-type="float" office:value="-0.366666666666667" calcext:value-type="float">
            <text:p>-0.37</text:p>
          </table:table-cell>
          <table:table-cell table:style-name="ce33" table:formula="of:=IF(EXACT([.J29];&quot;&quot;);&quot;&quot;;[.Q28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30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29]+1" office:value-type="date" office:date-value="2025-01-29" calcext:value-type="date">
            <text:p>2025-01-29</text:p>
          </table:table-cell>
          <table:table-cell table:style-name="ce8" table:formula="of:=IF(OR(EXACT(WEEKDAY([.$B30]);1);EXACT(WEEKDAY([.$B30]);7));&quot;----&quot;;IF(EXACT([.D27];&quot;----&quot;);&quot;&quot;;TIME(RAND()*(8-5)+5;RAND()*(59-0)+0;0)))" office:value-type="time" office:time-value="PT07H58M50.669843006S" calcext:value-type="time">
            <text:p>7:58</text:p>
          </table:table-cell>
          <table:table-cell table:style-name="ce9" table:formula="of:=IF(OR(EXACT(WEEKDAY([.$B30]);1);EXACT(WEEKDAY([.$B30]);7));0;COM.MICROSOFT.CEILING.MATH(RAND() * 20)*(IF(RAND()&gt;0.5;1;-1)))" office:value-type="float" office:value="8" calcext:value-type="float">
            <text:p>8</text:p>
          </table:table-cell>
          <table:table-cell table:style-name="ce13" table:formula="of:=IF(OR(EXACT(WEEKDAY([.$B30]);1);EXACT(WEEKDAY([.$B3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0]);1);EXACT(WEEKDAY([.$B3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0]);1);EXACT(WEEKDAY([.$B30]);7));&quot;----&quot;;&quot;&quot;)">
            <text:p/>
          </table:table-cell>
          <table:table-cell table:style-name="ce8" table:formula="of:=IFERROR(TIME([.I30]/60;[.I30] - COM.MICROSOFT.FLOOR.MATH([.I30]/60) * 60;0);&quot;&quot;)" office:value-type="time" office:time-value="PT17H12M00S" calcext:value-type="time">
            <text:p>17:12</text:p>
          </table:table-cell>
          <table:table-cell table:style-name="ce16" table:formula="of:=IFERROR(IF(EXACT([.C30];&quot;&quot;);&quot;&quot;;HOUR([.C30])*60+MINUTE([.C30])+HOUR([.E30])*60+MINUTE([.E30])+HOUR([.F30])*60+MINUTE([.F30])+[.D30]);&quot;&quot;)" office:value-type="float" office:value="996" calcext:value-type="float">
            <text:p>996</text:p>
          </table:table-cell>
          <table:table-cell table:style-name="ce19" table:formula="of:=IFERROR(IF(EXACT([.D30];&quot;&quot;);&quot;&quot;;[.J29]+[.D30]);&quot;&quot;)" office:value-type="float" office:value="-2" calcext:value-type="float">
            <text:p>-2</text:p>
          </table:table-cell>
          <table:table-cell table:style-name="ce22" table:formula="of:=NOT(OR(EXACT([.C30];&quot;&quot;);EXACT([.C30];&quot;----&quot;)))" office:value-type="boolean" office:boolean-value="true" calcext:value-type="boolean">
            <text:p>TRUE</text:p>
          </table:table-cell>
          <table:table-cell table:formula="of:=IF([.K30];HOUR([.C30])+(MINUTE([.C30])/60);&quot;&quot;)" office:value-type="float" office:value="7.96666666666667" calcext:value-type="float">
            <text:p>7.97</text:p>
          </table:table-cell>
          <table:table-cell table:style-name="ce25" table:formula="of:=IF([.K30];TIME(ROUNDDOWN((SUM([.L24:.L30])/5); 0);((SUM([.L24:.L30])/5)-ROUNDDOWN((SUM([.L24:.L30])/5);0))*60;0);&quot;&quot;)" office:value-type="time" office:time-value="PT06H50M36S" calcext:value-type="time">
            <text:p>6:50</text:p>
          </table:table-cell>
          <table:table-cell table:style-name="ce27"/>
          <table:table-cell table:style-name="ce30" table:formula="of:=IF(EXACT([.J30];&quot;&quot;);&quot;&quot;;[.B30])" office:value-type="date" office:date-value="2025-01-29" calcext:value-type="date">
            <text:p>2025-01-29</text:p>
          </table:table-cell>
          <table:table-cell table:style-name="ce33" table:formula="of:=IF(EXACT([.J30];&quot;&quot;);&quot;&quot;;(SUM([.L24:.L30])/5)-7)" office:value-type="float" office:value="-0.156666666666666" calcext:value-type="float">
            <text:p>-0.16</text:p>
          </table:table-cell>
          <table:table-cell table:style-name="ce33" table:formula="of:=IF(EXACT([.J30];&quot;&quot;);&quot;&quot;;[.Q29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31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30]+1" office:value-type="date" office:date-value="2025-01-30" calcext:value-type="date">
            <text:p>2025-01-30</text:p>
          </table:table-cell>
          <table:table-cell table:style-name="ce8" table:formula="of:=IF(OR(EXACT(WEEKDAY([.$B31]);1);EXACT(WEEKDAY([.$B31]);7));&quot;----&quot;;IF(EXACT([.D28];&quot;----&quot;);&quot;&quot;;TIME(RAND()*(8-5)+5;RAND()*(59-0)+0;0)))" office:value-type="time" office:time-value="PT05H19M30.715276978S" calcext:value-type="time">
            <text:p>5:19</text:p>
          </table:table-cell>
          <table:table-cell table:style-name="ce9" table:formula="of:=IF(OR(EXACT(WEEKDAY([.$B31]);1);EXACT(WEEKDAY([.$B31]);7));0;COM.MICROSOFT.CEILING.MATH(RAND() * 20)*(IF(RAND()&gt;0.5;1;-1)))" office:value-type="float" office:value="-9" calcext:value-type="float">
            <text:p>-9</text:p>
          </table:table-cell>
          <table:table-cell table:style-name="ce13" table:formula="of:=IF(OR(EXACT(WEEKDAY([.$B31]);1);EXACT(WEEKDAY([.$B3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1]);1);EXACT(WEEKDAY([.$B3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1]);1);EXACT(WEEKDAY([.$B31]);7));&quot;----&quot;;&quot;&quot;)">
            <text:p/>
          </table:table-cell>
          <table:table-cell table:style-name="ce8" table:formula="of:=IFERROR(TIME([.I31]/60;[.I31] - COM.MICROSOFT.FLOOR.MATH([.I31]/60) * 60;0);&quot;&quot;)" office:value-type="time" office:time-value="PT14H20M00S" calcext:value-type="time">
            <text:p>14:20</text:p>
          </table:table-cell>
          <table:table-cell table:style-name="ce16" table:formula="of:=IFERROR(IF(EXACT([.C31];&quot;&quot;);&quot;&quot;;HOUR([.C31])*60+MINUTE([.C31])+HOUR([.E31])*60+MINUTE([.E31])+HOUR([.F31])*60+MINUTE([.F31])+[.D31]);&quot;&quot;)" office:value-type="float" office:value="820" calcext:value-type="float">
            <text:p>820</text:p>
          </table:table-cell>
          <table:table-cell table:style-name="ce19" table:formula="of:=IFERROR(IF(EXACT([.D31];&quot;&quot;);&quot;&quot;;[.J30]+[.D31]);&quot;&quot;)" office:value-type="float" office:value="-11" calcext:value-type="float">
            <text:p>-11</text:p>
          </table:table-cell>
          <table:table-cell table:style-name="ce22" table:formula="of:=NOT(OR(EXACT([.C31];&quot;&quot;);EXACT([.C31];&quot;----&quot;)))" office:value-type="boolean" office:boolean-value="true" calcext:value-type="boolean">
            <text:p>TRUE</text:p>
          </table:table-cell>
          <table:table-cell table:formula="of:=IF([.K31];HOUR([.C31])+(MINUTE([.C31])/60);&quot;&quot;)" office:value-type="float" office:value="5.31666666666667" calcext:value-type="float">
            <text:p>5.32</text:p>
          </table:table-cell>
          <table:table-cell table:style-name="ce25" table:formula="of:=IF([.K31];TIME(ROUNDDOWN((SUM([.L25:.L31])/5); 0);((SUM([.L25:.L31])/5)-ROUNDDOWN((SUM([.L25:.L31])/5);0))*60;0);&quot;&quot;)" office:value-type="time" office:time-value="PT06H45M48S" calcext:value-type="time">
            <text:p>6:45</text:p>
          </table:table-cell>
          <table:table-cell table:style-name="ce27"/>
          <table:table-cell table:style-name="ce30" table:formula="of:=IF(EXACT([.J31];&quot;&quot;);&quot;&quot;;[.B31])" office:value-type="date" office:date-value="2025-01-30" calcext:value-type="date">
            <text:p>2025-01-30</text:p>
          </table:table-cell>
          <table:table-cell table:style-name="ce33" table:formula="of:=IF(EXACT([.J31];&quot;&quot;);&quot;&quot;;(SUM([.L25:.L31])/5)-7)" office:value-type="float" office:value="-0.236666666666667" calcext:value-type="float">
            <text:p>-0.24</text:p>
          </table:table-cell>
          <table:table-cell table:style-name="ce33" table:formula="of:=IF(EXACT([.J31];&quot;&quot;);&quot;&quot;;[.Q30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32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31]+1" office:value-type="date" office:date-value="2025-01-31" calcext:value-type="date">
            <text:p>2025-01-31</text:p>
          </table:table-cell>
          <table:table-cell table:style-name="ce8" table:formula="of:=IF(OR(EXACT(WEEKDAY([.$B32]);1);EXACT(WEEKDAY([.$B32]);7));&quot;----&quot;;IF(EXACT([.D29];&quot;----&quot;);&quot;&quot;;TIME(RAND()*(8-5)+5;RAND()*(59-0)+0;0)))" office:value-type="time" office:time-value="PT06H55M57.658528323S" calcext:value-type="time">
            <text:p>6:55</text:p>
          </table:table-cell>
          <table:table-cell table:style-name="ce9" table:formula="of:=IF(OR(EXACT(WEEKDAY([.$B32]);1);EXACT(WEEKDAY([.$B32]);7));0;COM.MICROSOFT.CEILING.MATH(RAND() * 20)*(IF(RAND()&gt;0.5;1;-1)))" office:value-type="float" office:value="16" calcext:value-type="float">
            <text:p>16</text:p>
          </table:table-cell>
          <table:table-cell table:style-name="ce13" table:formula="of:=IF(OR(EXACT(WEEKDAY([.$B32]);1);EXACT(WEEKDAY([.$B3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2]);1);EXACT(WEEKDAY([.$B3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2]);1);EXACT(WEEKDAY([.$B32]);7));&quot;----&quot;;&quot;&quot;)">
            <text:p/>
          </table:table-cell>
          <table:table-cell table:style-name="ce8" table:formula="of:=IFERROR(TIME([.I32]/60;[.I32] - COM.MICROSOFT.FLOOR.MATH([.I32]/60) * 60;0);&quot;&quot;)" office:value-type="time" office:time-value="PT16H22M00S" calcext:value-type="time">
            <text:p>16:22</text:p>
          </table:table-cell>
          <table:table-cell table:style-name="ce16" table:formula="of:=IFERROR(IF(EXACT([.C32];&quot;&quot;);&quot;&quot;;HOUR([.C32])*60+MINUTE([.C32])+HOUR([.E32])*60+MINUTE([.E32])+HOUR([.F32])*60+MINUTE([.F32])+[.D32]);&quot;&quot;)" office:value-type="float" office:value="941" calcext:value-type="float">
            <text:p>941</text:p>
          </table:table-cell>
          <table:table-cell table:style-name="ce19" table:formula="of:=IFERROR(IF(EXACT([.D32];&quot;&quot;);&quot;&quot;;[.J31]+[.D32]);&quot;&quot;)" office:value-type="float" office:value="5" calcext:value-type="float">
            <text:p>5</text:p>
          </table:table-cell>
          <table:table-cell table:style-name="ce22" table:formula="of:=NOT(OR(EXACT([.C32];&quot;&quot;);EXACT([.C32];&quot;----&quot;)))" office:value-type="boolean" office:boolean-value="true" calcext:value-type="boolean">
            <text:p>TRUE</text:p>
          </table:table-cell>
          <table:table-cell table:formula="of:=IF([.K32];HOUR([.C32])+(MINUTE([.C32])/60);&quot;&quot;)" office:value-type="float" office:value="6.91666666666667" calcext:value-type="float">
            <text:p>6.92</text:p>
          </table:table-cell>
          <table:table-cell table:style-name="ce25" table:formula="of:=IF([.K32];TIME(ROUNDDOWN((SUM([.L26:.L32])/5); 0);((SUM([.L26:.L32])/5)-ROUNDDOWN((SUM([.L26:.L32])/5);0))*60;0);&quot;&quot;)" office:value-type="time" office:time-value="PT06H34M36S" calcext:value-type="time">
            <text:p>6:34</text:p>
          </table:table-cell>
          <table:table-cell table:style-name="ce27"/>
          <table:table-cell table:style-name="ce30" table:formula="of:=IF(EXACT([.J32];&quot;&quot;);&quot;&quot;;[.B32])" office:value-type="date" office:date-value="2025-01-31" calcext:value-type="date">
            <text:p>2025-01-31</text:p>
          </table:table-cell>
          <table:table-cell table:style-name="ce33" table:formula="of:=IF(EXACT([.J32];&quot;&quot;);&quot;&quot;;(SUM([.L26:.L32])/5)-7)" office:value-type="float" office:value="-0.423333333333334" calcext:value-type="float">
            <text:p>-0.42</text:p>
          </table:table-cell>
          <table:table-cell table:style-name="ce33" table:formula="of:=IF(EXACT([.J32];&quot;&quot;);&quot;&quot;;[.Q31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33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32]+1" office:value-type="date" office:date-value="2025-02-01" calcext:value-type="date">
            <text:p>2025-02-01</text:p>
          </table:table-cell>
          <table:table-cell table:style-name="ce8" table:formula="of:=IF(OR(EXACT(WEEKDAY([.$B33]);1);EXACT(WEEKDAY([.$B33]);7));&quot;----&quot;;IF(EXACT([.D30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33]);1);EXACT(WEEKDAY([.$B33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33]);1);EXACT(WEEKDAY([.$B33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33]);1);EXACT(WEEKDAY([.$B33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33]);1);EXACT(WEEKDAY([.$B33]);7));&quot;----&quot;;&quot;&quot;)" office:value-type="string" office:string-value="----" calcext:value-type="string">
            <text:p>----</text:p>
          </table:table-cell>
          <table:table-cell table:style-name="ce8" table:formula="of:=IFERROR(TIME([.I33]/60;[.I33] - COM.MICROSOFT.FLOOR.MATH([.I33]/60) * 60;0);&quot;&quot;)">
            <text:p/>
          </table:table-cell>
          <table:table-cell table:style-name="ce16" table:formula="of:=IFERROR(IF(EXACT([.C33];&quot;&quot;);&quot;&quot;;HOUR([.C33])*60+MINUTE([.C33])+HOUR([.E33])*60+MINUTE([.E33])+HOUR([.F33])*60+MINUTE([.F33])+[.D33]);&quot;&quot;)">
            <text:p/>
          </table:table-cell>
          <table:table-cell table:style-name="ce19" table:formula="of:=IFERROR(IF(EXACT([.D33];&quot;&quot;);&quot;&quot;;[.J32]+[.D33]);&quot;&quot;)" office:value-type="float" office:value="5" calcext:value-type="float">
            <text:p>5</text:p>
          </table:table-cell>
          <table:table-cell table:style-name="ce22" table:formula="of:=NOT(OR(EXACT([.C33];&quot;&quot;);EXACT([.C33];&quot;----&quot;)))" office:value-type="boolean" office:boolean-value="false" calcext:value-type="boolean">
            <text:p>FALSE</text:p>
          </table:table-cell>
          <table:table-cell table:formula="of:=IF([.K33];HOUR([.C33])+(MINUTE([.C33])/60);&quot;&quot;)">
            <text:p/>
          </table:table-cell>
          <table:table-cell table:style-name="ce25" table:formula="of:=IF([.K33];TIME(ROUNDDOWN((SUM([.L27:.L33])/5); 0);((SUM([.L27:.L33])/5)-ROUNDDOWN((SUM([.L27:.L33])/5);0))*60;0);&quot;&quot;)">
            <text:p/>
          </table:table-cell>
          <table:table-cell table:style-name="ce27"/>
          <table:table-cell table:style-name="ce30" table:formula="of:=IF(EXACT([.J33];&quot;&quot;);&quot;&quot;;[.B33])" office:value-type="date" office:date-value="2025-02-01" calcext:value-type="date">
            <text:p>2025-02-01</text:p>
          </table:table-cell>
          <table:table-cell table:style-name="ce33" table:formula="of:=IF(EXACT([.J33];&quot;&quot;);&quot;&quot;;(SUM([.L27:.L33])/5)-7)" office:value-type="float" office:value="-0.423333333333334" calcext:value-type="float">
            <text:p>-0.42</text:p>
          </table:table-cell>
          <table:table-cell table:style-name="ce33" table:formula="of:=IF(EXACT([.J33];&quot;&quot;);&quot;&quot;;[.Q32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34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33]+1" office:value-type="date" office:date-value="2025-02-02" calcext:value-type="date">
            <text:p>2025-02-02</text:p>
          </table:table-cell>
          <table:table-cell table:style-name="ce8" table:formula="of:=IF(OR(EXACT(WEEKDAY([.$B34]);1);EXACT(WEEKDAY([.$B34]);7));&quot;----&quot;;IF(EXACT([.D31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34]);1);EXACT(WEEKDAY([.$B34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34]);1);EXACT(WEEKDAY([.$B34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34]);1);EXACT(WEEKDAY([.$B34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34]);1);EXACT(WEEKDAY([.$B34]);7));&quot;----&quot;;&quot;&quot;)" office:value-type="string" office:string-value="----" calcext:value-type="string">
            <text:p>----</text:p>
          </table:table-cell>
          <table:table-cell table:style-name="ce8" table:formula="of:=IFERROR(TIME([.I34]/60;[.I34] - COM.MICROSOFT.FLOOR.MATH([.I34]/60) * 60;0);&quot;&quot;)">
            <text:p/>
          </table:table-cell>
          <table:table-cell table:style-name="ce16" table:formula="of:=IFERROR(IF(EXACT([.C34];&quot;&quot;);&quot;&quot;;HOUR([.C34])*60+MINUTE([.C34])+HOUR([.E34])*60+MINUTE([.E34])+HOUR([.F34])*60+MINUTE([.F34])+[.D34]);&quot;&quot;)">
            <text:p/>
          </table:table-cell>
          <table:table-cell table:style-name="ce19" table:formula="of:=IFERROR(IF(EXACT([.D34];&quot;&quot;);&quot;&quot;;[.J33]+[.D34]);&quot;&quot;)" office:value-type="float" office:value="5" calcext:value-type="float">
            <text:p>5</text:p>
          </table:table-cell>
          <table:table-cell table:style-name="ce22" table:formula="of:=NOT(OR(EXACT([.C34];&quot;&quot;);EXACT([.C34];&quot;----&quot;)))" office:value-type="boolean" office:boolean-value="false" calcext:value-type="boolean">
            <text:p>FALSE</text:p>
          </table:table-cell>
          <table:table-cell table:formula="of:=IF([.K34];HOUR([.C34])+(MINUTE([.C34])/60);&quot;&quot;)">
            <text:p/>
          </table:table-cell>
          <table:table-cell table:style-name="ce25" table:formula="of:=IF([.K34];TIME(ROUNDDOWN((SUM([.L28:.L34])/5); 0);((SUM([.L28:.L34])/5)-ROUNDDOWN((SUM([.L28:.L34])/5);0))*60;0);&quot;&quot;)">
            <text:p/>
          </table:table-cell>
          <table:table-cell table:style-name="ce27"/>
          <table:table-cell table:style-name="ce30" table:formula="of:=IF(EXACT([.J34];&quot;&quot;);&quot;&quot;;[.B34])" office:value-type="date" office:date-value="2025-02-02" calcext:value-type="date">
            <text:p>2025-02-02</text:p>
          </table:table-cell>
          <table:table-cell table:style-name="ce33" table:formula="of:=IF(EXACT([.J34];&quot;&quot;);&quot;&quot;;(SUM([.L28:.L34])/5)-7)" office:value-type="float" office:value="-0.423333333333334" calcext:value-type="float">
            <text:p>-0.42</text:p>
          </table:table-cell>
          <table:table-cell table:style-name="ce33" table:formula="of:=IF(EXACT([.J34];&quot;&quot;);&quot;&quot;;[.Q33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35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34]+1" office:value-type="date" office:date-value="2025-02-03" calcext:value-type="date">
            <text:p>2025-02-03</text:p>
          </table:table-cell>
          <table:table-cell table:style-name="ce8" table:formula="of:=IF(OR(EXACT(WEEKDAY([.$B35]);1);EXACT(WEEKDAY([.$B35]);7));&quot;----&quot;;IF(EXACT([.D32];&quot;----&quot;);&quot;&quot;;TIME(RAND()*(8-5)+5;RAND()*(59-0)+0;0)))" office:value-type="time" office:time-value="PT07H45M35.652014111S" calcext:value-type="time">
            <text:p>7:45</text:p>
          </table:table-cell>
          <table:table-cell table:style-name="ce9" table:formula="of:=IF(OR(EXACT(WEEKDAY([.$B35]);1);EXACT(WEEKDAY([.$B35]);7));0;COM.MICROSOFT.CEILING.MATH(RAND() * 20)*(IF(RAND()&gt;0.5;1;-1)))" office:value-type="float" office:value="-13" calcext:value-type="float">
            <text:p>-13</text:p>
          </table:table-cell>
          <table:table-cell table:style-name="ce13" table:formula="of:=IF(OR(EXACT(WEEKDAY([.$B35]);1);EXACT(WEEKDAY([.$B3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5]);1);EXACT(WEEKDAY([.$B3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5]);1);EXACT(WEEKDAY([.$B35]);7));&quot;----&quot;;&quot;&quot;)">
            <text:p/>
          </table:table-cell>
          <table:table-cell table:style-name="ce8" table:formula="of:=IFERROR(TIME([.I35]/60;[.I35] - COM.MICROSOFT.FLOOR.MATH([.I35]/60) * 60;0);&quot;&quot;)" office:value-type="time" office:time-value="PT16H04M00S" calcext:value-type="time">
            <text:p>16:04</text:p>
          </table:table-cell>
          <table:table-cell table:style-name="ce16" table:formula="of:=IFERROR(IF(EXACT([.C35];&quot;&quot;);&quot;&quot;;HOUR([.C35])*60+MINUTE([.C35])+HOUR([.E35])*60+MINUTE([.E35])+HOUR([.F35])*60+MINUTE([.F35])+[.D35]);&quot;&quot;)" office:value-type="float" office:value="962" calcext:value-type="float">
            <text:p>962</text:p>
          </table:table-cell>
          <table:table-cell table:style-name="ce19" table:formula="of:=IFERROR(IF(EXACT([.D35];&quot;&quot;);&quot;&quot;;[.J34]+[.D35]);&quot;&quot;)" office:value-type="float" office:value="-8" calcext:value-type="float">
            <text:p>-8</text:p>
          </table:table-cell>
          <table:table-cell table:style-name="ce22" table:formula="of:=NOT(OR(EXACT([.C35];&quot;&quot;);EXACT([.C35];&quot;----&quot;)))" office:value-type="boolean" office:boolean-value="true" calcext:value-type="boolean">
            <text:p>TRUE</text:p>
          </table:table-cell>
          <table:table-cell table:formula="of:=IF([.K35];HOUR([.C35])+(MINUTE([.C35])/60);&quot;&quot;)" office:value-type="float" office:value="7.75" calcext:value-type="float">
            <text:p>7.75</text:p>
          </table:table-cell>
          <table:table-cell table:style-name="ce25" table:formula="of:=IF([.K35];TIME(ROUNDDOWN((SUM([.L29:.L35])/5); 0);((SUM([.L29:.L35])/5)-ROUNDDOWN((SUM([.L29:.L35])/5);0))*60;0);&quot;&quot;)" office:value-type="time" office:time-value="PT06H36M36S" calcext:value-type="time">
            <text:p>6:36</text:p>
          </table:table-cell>
          <table:table-cell table:style-name="ce27"/>
          <table:table-cell table:style-name="ce30" table:formula="of:=IF(EXACT([.J35];&quot;&quot;);&quot;&quot;;[.B35])" office:value-type="date" office:date-value="2025-02-03" calcext:value-type="date">
            <text:p>2025-02-03</text:p>
          </table:table-cell>
          <table:table-cell table:style-name="ce33" table:formula="of:=IF(EXACT([.J35];&quot;&quot;);&quot;&quot;;(SUM([.L29:.L35])/5)-7)" office:value-type="float" office:value="-0.390000000000001" calcext:value-type="float">
            <text:p>-0.39</text:p>
          </table:table-cell>
          <table:table-cell table:style-name="ce33" table:formula="of:=IF(EXACT([.J35];&quot;&quot;);&quot;&quot;;[.Q34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36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35]+1" office:value-type="date" office:date-value="2025-02-04" calcext:value-type="date">
            <text:p>2025-02-04</text:p>
          </table:table-cell>
          <table:table-cell table:style-name="ce8" table:formula="of:=IF(OR(EXACT(WEEKDAY([.$B36]);1);EXACT(WEEKDAY([.$B36]);7));&quot;----&quot;;IF(EXACT([.D33];&quot;----&quot;);&quot;&quot;;TIME(RAND()*(8-5)+5;RAND()*(59-0)+0;0)))" office:value-type="time" office:time-value="PT07H05M41.833374637S" calcext:value-type="time">
            <text:p>7:05</text:p>
          </table:table-cell>
          <table:table-cell table:style-name="ce9" table:formula="of:=IF(OR(EXACT(WEEKDAY([.$B36]);1);EXACT(WEEKDAY([.$B36]);7));0;COM.MICROSOFT.CEILING.MATH(RAND() * 20)*(IF(RAND()&gt;0.5;1;-1)))" office:value-type="float" office:value="-14" calcext:value-type="float">
            <text:p>-14</text:p>
          </table:table-cell>
          <table:table-cell table:style-name="ce13" table:formula="of:=IF(OR(EXACT(WEEKDAY([.$B36]);1);EXACT(WEEKDAY([.$B3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6]);1);EXACT(WEEKDAY([.$B3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6]);1);EXACT(WEEKDAY([.$B36]);7));&quot;----&quot;;&quot;&quot;)">
            <text:p/>
          </table:table-cell>
          <table:table-cell table:style-name="ce8" table:formula="of:=IFERROR(TIME([.I36]/60;[.I36] - COM.MICROSOFT.FLOOR.MATH([.I36]/60) * 60;0);&quot;&quot;)" office:value-type="time" office:time-value="PT15H42M00S" calcext:value-type="time">
            <text:p>15:42</text:p>
          </table:table-cell>
          <table:table-cell table:style-name="ce16" table:formula="of:=IFERROR(IF(EXACT([.C36];&quot;&quot;);&quot;&quot;;HOUR([.C36])*60+MINUTE([.C36])+HOUR([.E36])*60+MINUTE([.E36])+HOUR([.F36])*60+MINUTE([.F36])+[.D36]);&quot;&quot;)" office:value-type="float" office:value="921" calcext:value-type="float">
            <text:p>921</text:p>
          </table:table-cell>
          <table:table-cell table:style-name="ce19" table:formula="of:=IFERROR(IF(EXACT([.D36];&quot;&quot;);&quot;&quot;;[.J35]+[.D36]);&quot;&quot;)" office:value-type="float" office:value="-22" calcext:value-type="float">
            <text:p>-22</text:p>
          </table:table-cell>
          <table:table-cell table:style-name="ce22" table:formula="of:=NOT(OR(EXACT([.C36];&quot;&quot;);EXACT([.C36];&quot;----&quot;)))" office:value-type="boolean" office:boolean-value="true" calcext:value-type="boolean">
            <text:p>TRUE</text:p>
          </table:table-cell>
          <table:table-cell table:formula="of:=IF([.K36];HOUR([.C36])+(MINUTE([.C36])/60);&quot;&quot;)" office:value-type="float" office:value="7.08333333333333" calcext:value-type="float">
            <text:p>7.08</text:p>
          </table:table-cell>
          <table:table-cell table:style-name="ce25" table:formula="of:=IF([.K36];TIME(ROUNDDOWN((SUM([.L30:.L36])/5); 0);((SUM([.L30:.L36])/5)-ROUNDDOWN((SUM([.L30:.L36])/5);0))*60;0);&quot;&quot;)" office:value-type="time" office:time-value="PT07H00M24S" calcext:value-type="time">
            <text:p>7:00</text:p>
          </table:table-cell>
          <table:table-cell table:style-name="ce27"/>
          <table:table-cell table:style-name="ce30" table:formula="of:=IF(EXACT([.J36];&quot;&quot;);&quot;&quot;;[.B36])" office:value-type="date" office:date-value="2025-02-04" calcext:value-type="date">
            <text:p>2025-02-04</text:p>
          </table:table-cell>
          <table:table-cell table:style-name="ce33" table:formula="of:=IF(EXACT([.J36];&quot;&quot;);&quot;&quot;;(SUM([.L30:.L36])/5)-7)" office:value-type="float" office:value="0.00666666666666593" calcext:value-type="float">
            <text:p>0.01</text:p>
          </table:table-cell>
          <table:table-cell table:style-name="ce33" table:formula="of:=IF(EXACT([.J36];&quot;&quot;);&quot;&quot;;[.Q35])" office:value-type="float" office:value="0" calcext:value-type="float">
            <text:p>0.00</text:p>
          </table:table-cell>
          <table:table-cell table:style-name="ce27"/>
          <table:table-cell table:number-columns-repeated="16366"/>
        </table:table-row>
        <table:table-row table:style-name="ro2">
          <table:table-cell table:style-name="ce2" table:formula="of:=COM.MICROSOFT.SWITCH(WEEKDAY([.B37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36]+1" office:value-type="date" office:date-value="2025-02-05" calcext:value-type="date">
            <text:p>2025-02-05</text:p>
          </table:table-cell>
          <table:table-cell table:style-name="ce8" table:formula="of:=IF(OR(EXACT(WEEKDAY([.$B37]);1);EXACT(WEEKDAY([.$B37]);7));&quot;----&quot;;IF(EXACT([.D34];&quot;----&quot;);&quot;&quot;;TIME(RAND()*(8-5)+5;RAND()*(59-0)+0;0)))" office:value-type="time" office:time-value="PT07H54M41.338422412S" calcext:value-type="time">
            <text:p>7:54</text:p>
          </table:table-cell>
          <table:table-cell table:style-name="ce9" table:formula="of:=IF(OR(EXACT(WEEKDAY([.$B37]);1);EXACT(WEEKDAY([.$B37]);7));0;COM.MICROSOFT.CEILING.MATH(RAND() * 20)*(IF(RAND()&gt;0.5;1;-1)))" office:value-type="float" office:value="12" calcext:value-type="float">
            <text:p>12</text:p>
          </table:table-cell>
          <table:table-cell table:style-name="ce13" table:formula="of:=IF(OR(EXACT(WEEKDAY([.$B37]);1);EXACT(WEEKDAY([.$B3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7]);1);EXACT(WEEKDAY([.$B3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7]);1);EXACT(WEEKDAY([.$B37]);7));&quot;----&quot;;&quot;&quot;)">
            <text:p/>
          </table:table-cell>
          <table:table-cell table:style-name="ce8" table:formula="of:=IFERROR(TIME([.I37]/60;[.I37] - COM.MICROSOFT.FLOOR.MATH([.I37]/60) * 60;0);&quot;&quot;)" office:value-type="time" office:time-value="PT17H12M00S" calcext:value-type="time">
            <text:p>17:12</text:p>
          </table:table-cell>
          <table:table-cell table:style-name="ce16" table:formula="of:=IFERROR(IF(EXACT([.C37];&quot;&quot;);&quot;&quot;;HOUR([.C37])*60+MINUTE([.C37])+HOUR([.E37])*60+MINUTE([.E37])+HOUR([.F37])*60+MINUTE([.F37])+[.D37]);&quot;&quot;)" office:value-type="float" office:value="996" calcext:value-type="float">
            <text:p>996</text:p>
          </table:table-cell>
          <table:table-cell table:style-name="ce19" table:formula="of:=IFERROR(IF(EXACT([.D37];&quot;&quot;);&quot;&quot;;[.J36]+[.D37]);&quot;&quot;)" office:value-type="float" office:value="-10" calcext:value-type="float">
            <text:p>-10</text:p>
          </table:table-cell>
          <table:table-cell table:style-name="ce22" table:formula="of:=NOT(OR(EXACT([.C37];&quot;&quot;);EXACT([.C37];&quot;----&quot;)))" office:value-type="boolean" office:boolean-value="true" calcext:value-type="boolean">
            <text:p>TRUE</text:p>
          </table:table-cell>
          <table:table-cell table:formula="of:=IF([.K37];HOUR([.C37])+(MINUTE([.C37])/60);&quot;&quot;)" office:value-type="float" office:value="7.9" calcext:value-type="float">
            <text:p>7.90</text:p>
          </table:table-cell>
          <table:table-cell table:style-name="ce25" table:formula="of:=IF([.K37];TIME(ROUNDDOWN((SUM([.L31:.L37])/5); 0);((SUM([.L31:.L37])/5)-ROUNDDOWN((SUM([.L31:.L37])/5);0))*60;0);&quot;&quot;)" office:value-type="time" office:time-value="PT06H59M36S" calcext:value-type="time">
            <text:p>6:59</text:p>
          </table:table-cell>
          <table:table-cell table:style-name="ce27"/>
          <table:table-cell table:style-name="ce30" table:formula="of:=IF(EXACT([.J37];&quot;&quot;);&quot;&quot;;[.B37])" office:value-type="date" office:date-value="2025-02-05" calcext:value-type="date">
            <text:p>2025-02-05</text:p>
          </table:table-cell>
          <table:table-cell table:style-name="ce33" table:formula="of:=IF(EXACT([.J37];&quot;&quot;);&quot;&quot;;(SUM([.L31:.L37])/5)-7)" office:value-type="float" office:value="-0.00666666666666593" calcext:value-type="float">
            <text:p>-0.01</text:p>
          </table:table-cell>
          <table:table-cell table:style-name="ce33" table:formula="of:=IF(EXACT([.J37];&quot;&quot;);&quot;&quot;;[.Q36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38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37]+1" office:value-type="date" office:date-value="2025-02-06" calcext:value-type="date">
            <text:p>2025-02-06</text:p>
          </table:table-cell>
          <table:table-cell table:style-name="ce8" table:formula="of:=IF(OR(EXACT(WEEKDAY([.$B38]);1);EXACT(WEEKDAY([.$B38]);7));&quot;----&quot;;IF(EXACT([.D35];&quot;----&quot;);&quot;&quot;;TIME(RAND()*(8-5)+5;RAND()*(59-0)+0;0)))" office:value-type="time" office:time-value="PT05H49M08.801290091S" calcext:value-type="time">
            <text:p>5:49</text:p>
          </table:table-cell>
          <table:table-cell table:style-name="ce9" table:formula="of:=IF(OR(EXACT(WEEKDAY([.$B38]);1);EXACT(WEEKDAY([.$B38]);7));0;COM.MICROSOFT.CEILING.MATH(RAND() * 20)*(IF(RAND()&gt;0.5;1;-1)))" office:value-type="float" office:value="16" calcext:value-type="float">
            <text:p>16</text:p>
          </table:table-cell>
          <table:table-cell table:style-name="ce13" table:formula="of:=IF(OR(EXACT(WEEKDAY([.$B38]);1);EXACT(WEEKDAY([.$B3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8]);1);EXACT(WEEKDAY([.$B3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8]);1);EXACT(WEEKDAY([.$B38]);7));&quot;----&quot;;&quot;&quot;)">
            <text:p/>
          </table:table-cell>
          <table:table-cell table:style-name="ce8" table:formula="of:=IFERROR(TIME([.I38]/60;[.I38] - COM.MICROSOFT.FLOOR.MATH([.I38]/60) * 60;0);&quot;&quot;)" office:value-type="time" office:time-value="PT15H10M00S" calcext:value-type="time">
            <text:p>15:10</text:p>
          </table:table-cell>
          <table:table-cell table:style-name="ce16" table:formula="of:=IFERROR(IF(EXACT([.C38];&quot;&quot;);&quot;&quot;;HOUR([.C38])*60+MINUTE([.C38])+HOUR([.E38])*60+MINUTE([.E38])+HOUR([.F38])*60+MINUTE([.F38])+[.D38]);&quot;&quot;)" office:value-type="float" office:value="875" calcext:value-type="float">
            <text:p>875</text:p>
          </table:table-cell>
          <table:table-cell table:style-name="ce19" table:formula="of:=IFERROR(IF(EXACT([.D38];&quot;&quot;);&quot;&quot;;[.J37]+[.D38]);&quot;&quot;)" office:value-type="float" office:value="6" calcext:value-type="float">
            <text:p>6</text:p>
          </table:table-cell>
          <table:table-cell table:style-name="ce22" table:formula="of:=NOT(OR(EXACT([.C38];&quot;&quot;);EXACT([.C38];&quot;----&quot;)))" office:value-type="boolean" office:boolean-value="true" calcext:value-type="boolean">
            <text:p>TRUE</text:p>
          </table:table-cell>
          <table:table-cell table:formula="of:=IF([.K38];HOUR([.C38])+(MINUTE([.C38])/60);&quot;&quot;)" office:value-type="float" office:value="5.81666666666667" calcext:value-type="float">
            <text:p>5.82</text:p>
          </table:table-cell>
          <table:table-cell table:style-name="ce25" table:formula="of:=IF([.K38];TIME(ROUNDDOWN((SUM([.L32:.L38])/5); 0);((SUM([.L32:.L38])/5)-ROUNDDOWN((SUM([.L32:.L38])/5);0))*60;0);&quot;&quot;)" office:value-type="time" office:time-value="PT07H05M36S" calcext:value-type="time">
            <text:p>7:05</text:p>
          </table:table-cell>
          <table:table-cell table:style-name="ce27"/>
          <table:table-cell table:style-name="ce30" table:formula="of:=IF(EXACT([.J38];&quot;&quot;);&quot;&quot;;[.B38])" office:value-type="date" office:date-value="2025-02-06" calcext:value-type="date">
            <text:p>2025-02-06</text:p>
          </table:table-cell>
          <table:table-cell table:style-name="ce33" table:formula="of:=IF(EXACT([.J38];&quot;&quot;);&quot;&quot;;(SUM([.L32:.L38])/5)-7)" office:value-type="float" office:value="0.0933333333333337" calcext:value-type="float">
            <text:p>0.09</text:p>
          </table:table-cell>
          <table:table-cell table:style-name="ce33" table:formula="of:=IF(EXACT([.J38];&quot;&quot;);&quot;&quot;;[.Q37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39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38]+1" office:value-type="date" office:date-value="2025-02-07" calcext:value-type="date">
            <text:p>2025-02-07</text:p>
          </table:table-cell>
          <table:table-cell table:style-name="ce8" table:formula="of:=IF(OR(EXACT(WEEKDAY([.$B39]);1);EXACT(WEEKDAY([.$B39]);7));&quot;----&quot;;IF(EXACT([.D36];&quot;----&quot;);&quot;&quot;;TIME(RAND()*(8-5)+5;RAND()*(59-0)+0;0)))" office:value-type="time" office:time-value="PT08H30M50.458793828S" calcext:value-type="time">
            <text:p>8:30</text:p>
          </table:table-cell>
          <table:table-cell table:style-name="ce9" table:formula="of:=IF(OR(EXACT(WEEKDAY([.$B39]);1);EXACT(WEEKDAY([.$B39]);7));0;COM.MICROSOFT.CEILING.MATH(RAND() * 20)*(IF(RAND()&gt;0.5;1;-1)))" office:value-type="float" office:value="-20" calcext:value-type="float">
            <text:p>-20</text:p>
          </table:table-cell>
          <table:table-cell table:style-name="ce13" table:formula="of:=IF(OR(EXACT(WEEKDAY([.$B39]);1);EXACT(WEEKDAY([.$B3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9]);1);EXACT(WEEKDAY([.$B3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9]);1);EXACT(WEEKDAY([.$B39]);7));&quot;----&quot;;&quot;&quot;)">
            <text:p/>
          </table:table-cell>
          <table:table-cell table:style-name="ce8" table:formula="of:=IFERROR(TIME([.I39]/60;[.I39] - COM.MICROSOFT.FLOOR.MATH([.I39]/60) * 60;0);&quot;&quot;)" office:value-type="time" office:time-value="PT17H20M00S" calcext:value-type="time">
            <text:p>17:20</text:p>
          </table:table-cell>
          <table:table-cell table:style-name="ce16" table:formula="of:=IFERROR(IF(EXACT([.C39];&quot;&quot;);&quot;&quot;;HOUR([.C39])*60+MINUTE([.C39])+HOUR([.E39])*60+MINUTE([.E39])+HOUR([.F39])*60+MINUTE([.F39])+[.D39]);&quot;&quot;)" office:value-type="float" office:value="1000" calcext:value-type="float">
            <text:p>1000</text:p>
          </table:table-cell>
          <table:table-cell table:style-name="ce19" table:formula="of:=IFERROR(IF(EXACT([.D39];&quot;&quot;);&quot;&quot;;[.J38]+[.D39]);&quot;&quot;)" office:value-type="float" office:value="-14" calcext:value-type="float">
            <text:p>-14</text:p>
          </table:table-cell>
          <table:table-cell table:style-name="ce22" table:formula="of:=NOT(OR(EXACT([.C39];&quot;&quot;);EXACT([.C39];&quot;----&quot;)))" office:value-type="boolean" office:boolean-value="true" calcext:value-type="boolean">
            <text:p>TRUE</text:p>
          </table:table-cell>
          <table:table-cell table:formula="of:=IF([.K39];HOUR([.C39])+(MINUTE([.C39])/60);&quot;&quot;)" office:value-type="float" office:value="8.5" calcext:value-type="float">
            <text:p>8.50</text:p>
          </table:table-cell>
          <table:table-cell table:style-name="ce25" table:formula="of:=IF([.K39];TIME(ROUNDDOWN((SUM([.L33:.L39])/5); 0);((SUM([.L33:.L39])/5)-ROUNDDOWN((SUM([.L33:.L39])/5);0))*60;0);&quot;&quot;)" office:value-type="time" office:time-value="PT07H24M36S" calcext:value-type="time">
            <text:p>7:24</text:p>
          </table:table-cell>
          <table:table-cell table:style-name="ce27"/>
          <table:table-cell table:style-name="ce30" table:formula="of:=IF(EXACT([.J39];&quot;&quot;);&quot;&quot;;[.B39])" office:value-type="date" office:date-value="2025-02-07" calcext:value-type="date">
            <text:p>2025-02-07</text:p>
          </table:table-cell>
          <table:table-cell table:style-name="ce33" table:formula="of:=IF(EXACT([.J39];&quot;&quot;);&quot;&quot;;(SUM([.L33:.L39])/5)-7)" office:value-type="float" office:value="0.409999999999999" calcext:value-type="float">
            <text:p>0.41</text:p>
          </table:table-cell>
          <table:table-cell table:style-name="ce33" table:formula="of:=IF(EXACT([.J39];&quot;&quot;);&quot;&quot;;[.Q38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40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39]+1" office:value-type="date" office:date-value="2025-02-08" calcext:value-type="date">
            <text:p>2025-02-08</text:p>
          </table:table-cell>
          <table:table-cell table:style-name="ce8" table:formula="of:=IF(OR(EXACT(WEEKDAY([.$B40]);1);EXACT(WEEKDAY([.$B40]);7));&quot;----&quot;;IF(EXACT([.D37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40]);1);EXACT(WEEKDAY([.$B40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40]);1);EXACT(WEEKDAY([.$B40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40]);1);EXACT(WEEKDAY([.$B40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40]);1);EXACT(WEEKDAY([.$B40]);7));&quot;----&quot;;&quot;&quot;)" office:value-type="string" office:string-value="----" calcext:value-type="string">
            <text:p>----</text:p>
          </table:table-cell>
          <table:table-cell table:style-name="ce8" table:formula="of:=IFERROR(TIME([.I40]/60;[.I40] - COM.MICROSOFT.FLOOR.MATH([.I40]/60) * 60;0);&quot;&quot;)">
            <text:p/>
          </table:table-cell>
          <table:table-cell table:style-name="ce16" table:formula="of:=IFERROR(IF(EXACT([.C40];&quot;&quot;);&quot;&quot;;HOUR([.C40])*60+MINUTE([.C40])+HOUR([.E40])*60+MINUTE([.E40])+HOUR([.F40])*60+MINUTE([.F40])+[.D40]);&quot;&quot;)">
            <text:p/>
          </table:table-cell>
          <table:table-cell table:style-name="ce19" table:formula="of:=IFERROR(IF(EXACT([.D40];&quot;&quot;);&quot;&quot;;[.J39]+[.D40]);&quot;&quot;)" office:value-type="float" office:value="-14" calcext:value-type="float">
            <text:p>-14</text:p>
          </table:table-cell>
          <table:table-cell table:style-name="ce22" table:formula="of:=NOT(OR(EXACT([.C40];&quot;&quot;);EXACT([.C40];&quot;----&quot;)))" office:value-type="boolean" office:boolean-value="false" calcext:value-type="boolean">
            <text:p>FALSE</text:p>
          </table:table-cell>
          <table:table-cell table:formula="of:=IF([.K40];HOUR([.C40])+(MINUTE([.C40])/60);&quot;&quot;)">
            <text:p/>
          </table:table-cell>
          <table:table-cell table:style-name="ce25" table:formula="of:=IF([.K40];TIME(ROUNDDOWN((SUM([.L34:.L40])/5); 0);((SUM([.L34:.L40])/5)-ROUNDDOWN((SUM([.L34:.L40])/5);0))*60;0);&quot;&quot;)">
            <text:p/>
          </table:table-cell>
          <table:table-cell table:style-name="ce27"/>
          <table:table-cell table:style-name="ce30" table:formula="of:=IF(EXACT([.J40];&quot;&quot;);&quot;&quot;;[.B40])" office:value-type="date" office:date-value="2025-02-08" calcext:value-type="date">
            <text:p>2025-02-08</text:p>
          </table:table-cell>
          <table:table-cell table:style-name="ce33" table:formula="of:=IF(EXACT([.J40];&quot;&quot;);&quot;&quot;;(SUM([.L34:.L40])/5)-7)" office:value-type="float" office:value="0.409999999999999" calcext:value-type="float">
            <text:p>0.41</text:p>
          </table:table-cell>
          <table:table-cell table:style-name="ce33" table:formula="of:=IF(EXACT([.J40];&quot;&quot;);&quot;&quot;;[.Q39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41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40]+1" office:value-type="date" office:date-value="2025-02-09" calcext:value-type="date">
            <text:p>2025-02-09</text:p>
          </table:table-cell>
          <table:table-cell table:style-name="ce8" table:formula="of:=IF(OR(EXACT(WEEKDAY([.$B41]);1);EXACT(WEEKDAY([.$B41]);7));&quot;----&quot;;IF(EXACT([.D38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41]);1);EXACT(WEEKDAY([.$B41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41]);1);EXACT(WEEKDAY([.$B41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41]);1);EXACT(WEEKDAY([.$B41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41]);1);EXACT(WEEKDAY([.$B41]);7));&quot;----&quot;;&quot;&quot;)" office:value-type="string" office:string-value="----" calcext:value-type="string">
            <text:p>----</text:p>
          </table:table-cell>
          <table:table-cell table:style-name="ce8" table:formula="of:=IFERROR(TIME([.I41]/60;[.I41] - COM.MICROSOFT.FLOOR.MATH([.I41]/60) * 60;0);&quot;&quot;)">
            <text:p/>
          </table:table-cell>
          <table:table-cell table:style-name="ce16" table:formula="of:=IFERROR(IF(EXACT([.C41];&quot;&quot;);&quot;&quot;;HOUR([.C41])*60+MINUTE([.C41])+HOUR([.E41])*60+MINUTE([.E41])+HOUR([.F41])*60+MINUTE([.F41])+[.D41]);&quot;&quot;)">
            <text:p/>
          </table:table-cell>
          <table:table-cell table:style-name="ce19" table:formula="of:=IFERROR(IF(EXACT([.D41];&quot;&quot;);&quot;&quot;;[.J40]+[.D41]);&quot;&quot;)" office:value-type="float" office:value="-14" calcext:value-type="float">
            <text:p>-14</text:p>
          </table:table-cell>
          <table:table-cell table:style-name="ce22" table:formula="of:=NOT(OR(EXACT([.C41];&quot;&quot;);EXACT([.C41];&quot;----&quot;)))" office:value-type="boolean" office:boolean-value="false" calcext:value-type="boolean">
            <text:p>FALSE</text:p>
          </table:table-cell>
          <table:table-cell table:formula="of:=IF([.K41];HOUR([.C41])+(MINUTE([.C41])/60);&quot;&quot;)">
            <text:p/>
          </table:table-cell>
          <table:table-cell table:style-name="ce25" table:formula="of:=IF([.K41];TIME(ROUNDDOWN((SUM([.L35:.L41])/5); 0);((SUM([.L35:.L41])/5)-ROUNDDOWN((SUM([.L35:.L41])/5);0))*60;0);&quot;&quot;)">
            <text:p/>
          </table:table-cell>
          <table:table-cell table:style-name="ce27"/>
          <table:table-cell table:style-name="ce30" table:formula="of:=IF(EXACT([.J41];&quot;&quot;);&quot;&quot;;[.B41])" office:value-type="date" office:date-value="2025-02-09" calcext:value-type="date">
            <text:p>2025-02-09</text:p>
          </table:table-cell>
          <table:table-cell table:style-name="ce33" table:formula="of:=IF(EXACT([.J41];&quot;&quot;);&quot;&quot;;(SUM([.L35:.L41])/5)-7)" office:value-type="float" office:value="0.409999999999999" calcext:value-type="float">
            <text:p>0.41</text:p>
          </table:table-cell>
          <table:table-cell table:style-name="ce33" table:formula="of:=IF(EXACT([.J41];&quot;&quot;);&quot;&quot;;[.Q40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42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41]+1" office:value-type="date" office:date-value="2025-02-10" calcext:value-type="date">
            <text:p>2025-02-10</text:p>
          </table:table-cell>
          <table:table-cell table:style-name="ce8" table:formula="of:=IF(OR(EXACT(WEEKDAY([.$B42]);1);EXACT(WEEKDAY([.$B42]);7));&quot;----&quot;;IF(EXACT([.D39];&quot;----&quot;);&quot;&quot;;TIME(RAND()*(8-5)+5;RAND()*(59-0)+0;0)))" office:value-type="time" office:time-value="PT07H58M08.725115611S" calcext:value-type="time">
            <text:p>7:58</text:p>
          </table:table-cell>
          <table:table-cell table:style-name="ce9" table:formula="of:=IF(OR(EXACT(WEEKDAY([.$B42]);1);EXACT(WEEKDAY([.$B42]);7));0;COM.MICROSOFT.CEILING.MATH(RAND() * 20)*(IF(RAND()&gt;0.5;1;-1)))" office:value-type="float" office:value="-7" calcext:value-type="float">
            <text:p>-7</text:p>
          </table:table-cell>
          <table:table-cell table:style-name="ce13" table:formula="of:=IF(OR(EXACT(WEEKDAY([.$B42]);1);EXACT(WEEKDAY([.$B4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42]);1);EXACT(WEEKDAY([.$B4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42]);1);EXACT(WEEKDAY([.$B42]);7));&quot;----&quot;;&quot;&quot;)">
            <text:p/>
          </table:table-cell>
          <table:table-cell table:style-name="ce8" table:formula="of:=IFERROR(TIME([.I42]/60;[.I42] - COM.MICROSOFT.FLOOR.MATH([.I42]/60) * 60;0);&quot;&quot;)" office:value-type="time" office:time-value="PT16H42M00S" calcext:value-type="time">
            <text:p>16:42</text:p>
          </table:table-cell>
          <table:table-cell table:style-name="ce16" table:formula="of:=IFERROR(IF(EXACT([.C42];&quot;&quot;);&quot;&quot;;HOUR([.C42])*60+MINUTE([.C42])+HOUR([.E42])*60+MINUTE([.E42])+HOUR([.F42])*60+MINUTE([.F42])+[.D42]);&quot;&quot;)" office:value-type="float" office:value="981" calcext:value-type="float">
            <text:p>981</text:p>
          </table:table-cell>
          <table:table-cell table:style-name="ce19" table:formula="of:=IFERROR(IF(EXACT([.D42];&quot;&quot;);&quot;&quot;;[.J41]+[.D42]);&quot;&quot;)" office:value-type="float" office:value="-21" calcext:value-type="float">
            <text:p>-21</text:p>
          </table:table-cell>
          <table:table-cell table:style-name="ce22" table:formula="of:=NOT(OR(EXACT([.C42];&quot;&quot;);EXACT([.C42];&quot;----&quot;)))" office:value-type="boolean" office:boolean-value="true" calcext:value-type="boolean">
            <text:p>TRUE</text:p>
          </table:table-cell>
          <table:table-cell table:formula="of:=IF([.K42];HOUR([.C42])+(MINUTE([.C42])/60);&quot;&quot;)" office:value-type="float" office:value="7.96666666666667" calcext:value-type="float">
            <text:p>7.97</text:p>
          </table:table-cell>
          <table:table-cell table:style-name="ce25" table:formula="of:=IF([.K42];TIME(ROUNDDOWN((SUM([.L36:.L42])/5); 0);((SUM([.L36:.L42])/5)-ROUNDDOWN((SUM([.L36:.L42])/5);0))*60;0);&quot;&quot;)" office:value-type="time" office:time-value="PT07H27M12S" calcext:value-type="time">
            <text:p>7:27</text:p>
          </table:table-cell>
          <table:table-cell table:style-name="ce27"/>
          <table:table-cell table:style-name="ce30" table:formula="of:=IF(EXACT([.J42];&quot;&quot;);&quot;&quot;;[.B42])" office:value-type="date" office:date-value="2025-02-10" calcext:value-type="date">
            <text:p>2025-02-10</text:p>
          </table:table-cell>
          <table:table-cell table:style-name="ce33" table:formula="of:=IF(EXACT([.J42];&quot;&quot;);&quot;&quot;;(SUM([.L36:.L42])/5)-7)" office:value-type="float" office:value="0.453333333333333" calcext:value-type="float">
            <text:p>0.45</text:p>
          </table:table-cell>
          <table:table-cell table:style-name="ce33" table:formula="of:=IF(EXACT([.J42];&quot;&quot;);&quot;&quot;;[.Q41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43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42]+1" office:value-type="date" office:date-value="2025-02-11" calcext:value-type="date">
            <text:p>2025-02-11</text:p>
          </table:table-cell>
          <table:table-cell table:style-name="ce8" table:formula="of:=IF(OR(EXACT(WEEKDAY([.$B43]);1);EXACT(WEEKDAY([.$B43]);7));&quot;----&quot;;IF(EXACT([.D40];&quot;----&quot;);&quot;&quot;;TIME(RAND()*(8-5)+5;RAND()*(59-0)+0;0)))" office:value-type="time" office:time-value="PT05H46M21.919800834S" calcext:value-type="time">
            <text:p>5:46</text:p>
          </table:table-cell>
          <table:table-cell table:style-name="ce9" table:formula="of:=IF(OR(EXACT(WEEKDAY([.$B43]);1);EXACT(WEEKDAY([.$B43]);7));0;COM.MICROSOFT.CEILING.MATH(RAND() * 20)*(IF(RAND()&gt;0.5;1;-1)))" office:value-type="float" office:value="-8" calcext:value-type="float">
            <text:p>-8</text:p>
          </table:table-cell>
          <table:table-cell table:style-name="ce13" table:formula="of:=IF(OR(EXACT(WEEKDAY([.$B43]);1);EXACT(WEEKDAY([.$B4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43]);1);EXACT(WEEKDAY([.$B4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43]);1);EXACT(WEEKDAY([.$B43]);7));&quot;----&quot;;&quot;&quot;)">
            <text:p/>
          </table:table-cell>
          <table:table-cell table:style-name="ce8" table:formula="of:=IFERROR(TIME([.I43]/60;[.I43] - COM.MICROSOFT.FLOOR.MATH([.I43]/60) * 60;0);&quot;&quot;)" office:value-type="time" office:time-value="PT14H16M00S" calcext:value-type="time">
            <text:p>14:16</text:p>
          </table:table-cell>
          <table:table-cell table:style-name="ce16" table:formula="of:=IFERROR(IF(EXACT([.C43];&quot;&quot;);&quot;&quot;;HOUR([.C43])*60+MINUTE([.C43])+HOUR([.E43])*60+MINUTE([.E43])+HOUR([.F43])*60+MINUTE([.F43])+[.D43]);&quot;&quot;)" office:value-type="float" office:value="848" calcext:value-type="float">
            <text:p>848</text:p>
          </table:table-cell>
          <table:table-cell table:style-name="ce19" table:formula="of:=IFERROR(IF(EXACT([.D43];&quot;&quot;);&quot;&quot;;[.J42]+[.D43]);&quot;&quot;)" office:value-type="float" office:value="-29" calcext:value-type="float">
            <text:p>-29</text:p>
          </table:table-cell>
          <table:table-cell table:style-name="ce22" table:formula="of:=NOT(OR(EXACT([.C43];&quot;&quot;);EXACT([.C43];&quot;----&quot;)))" office:value-type="boolean" office:boolean-value="true" calcext:value-type="boolean">
            <text:p>TRUE</text:p>
          </table:table-cell>
          <table:table-cell table:formula="of:=IF([.K43];HOUR([.C43])+(MINUTE([.C43])/60);&quot;&quot;)" office:value-type="float" office:value="5.76666666666667" calcext:value-type="float">
            <text:p>5.77</text:p>
          </table:table-cell>
          <table:table-cell table:style-name="ce25" table:formula="of:=IF([.K43];TIME(ROUNDDOWN((SUM([.L37:.L43])/5); 0);((SUM([.L37:.L43])/5)-ROUNDDOWN((SUM([.L37:.L43])/5);0))*60;0);&quot;&quot;)" office:value-type="time" office:time-value="PT07H11M24S" calcext:value-type="time">
            <text:p>7:11</text:p>
          </table:table-cell>
          <table:table-cell table:style-name="ce27"/>
          <table:table-cell table:style-name="ce30" table:formula="of:=IF(EXACT([.J43];&quot;&quot;);&quot;&quot;;[.B43])" office:value-type="date" office:date-value="2025-02-11" calcext:value-type="date">
            <text:p>2025-02-11</text:p>
          </table:table-cell>
          <table:table-cell table:style-name="ce33" table:formula="of:=IF(EXACT([.J43];&quot;&quot;);&quot;&quot;;(SUM([.L37:.L43])/5)-7)" office:value-type="float" office:value="0.19" calcext:value-type="float">
            <text:p>0.19</text:p>
          </table:table-cell>
          <table:table-cell table:style-name="ce33" table:formula="of:=IF(EXACT([.J43];&quot;&quot;);&quot;&quot;;[.Q42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44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43]+1" office:value-type="date" office:date-value="2025-02-12" calcext:value-type="date">
            <text:p>2025-02-12</text:p>
          </table:table-cell>
          <table:table-cell table:style-name="ce8" table:formula="of:=IF(OR(EXACT(WEEKDAY([.$B44]);1);EXACT(WEEKDAY([.$B44]);7));&quot;----&quot;;IF(EXACT([.D41];&quot;----&quot;);&quot;&quot;;TIME(RAND()*(8-5)+5;RAND()*(59-0)+0;0)))" office:value-type="time" office:time-value="PT06H28M04.930776466S" calcext:value-type="time">
            <text:p>6:28</text:p>
          </table:table-cell>
          <table:table-cell table:style-name="ce9" table:formula="of:=IF(OR(EXACT(WEEKDAY([.$B44]);1);EXACT(WEEKDAY([.$B44]);7));0;COM.MICROSOFT.CEILING.MATH(RAND() * 20)*(IF(RAND()&gt;0.5;1;-1)))" office:value-type="float" office:value="-11" calcext:value-type="float">
            <text:p>-11</text:p>
          </table:table-cell>
          <table:table-cell table:style-name="ce13" table:formula="of:=IF(OR(EXACT(WEEKDAY([.$B44]);1);EXACT(WEEKDAY([.$B4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44]);1);EXACT(WEEKDAY([.$B4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44]);1);EXACT(WEEKDAY([.$B44]);7));&quot;----&quot;;&quot;&quot;)">
            <text:p/>
          </table:table-cell>
          <table:table-cell table:style-name="ce8" table:formula="of:=IFERROR(TIME([.I44]/60;[.I44] - COM.MICROSOFT.FLOOR.MATH([.I44]/60) * 60;0);&quot;&quot;)" office:value-type="time" office:time-value="PT15H34M00S" calcext:value-type="time">
            <text:p>15:34</text:p>
          </table:table-cell>
          <table:table-cell table:style-name="ce16" table:formula="of:=IFERROR(IF(EXACT([.C44];&quot;&quot;);&quot;&quot;;HOUR([.C44])*60+MINUTE([.C44])+HOUR([.E44])*60+MINUTE([.E44])+HOUR([.F44])*60+MINUTE([.F44])+[.D44]);&quot;&quot;)" office:value-type="float" office:value="887" calcext:value-type="float">
            <text:p>887</text:p>
          </table:table-cell>
          <table:table-cell table:style-name="ce19" table:formula="of:=IFERROR(IF(EXACT([.D44];&quot;&quot;);&quot;&quot;;[.J43]+[.D44]);&quot;&quot;)" office:value-type="float" office:value="-40" calcext:value-type="float">
            <text:p>-40</text:p>
          </table:table-cell>
          <table:table-cell table:style-name="ce22" table:formula="of:=NOT(OR(EXACT([.C44];&quot;&quot;);EXACT([.C44];&quot;----&quot;)))" office:value-type="boolean" office:boolean-value="true" calcext:value-type="boolean">
            <text:p>TRUE</text:p>
          </table:table-cell>
          <table:table-cell table:formula="of:=IF([.K44];HOUR([.C44])+(MINUTE([.C44])/60);&quot;&quot;)" office:value-type="float" office:value="6.46666666666667" calcext:value-type="float">
            <text:p>6.47</text:p>
          </table:table-cell>
          <table:table-cell table:style-name="ce25" table:formula="of:=IF([.K44];TIME(ROUNDDOWN((SUM([.L38:.L44])/5); 0);((SUM([.L38:.L44])/5)-ROUNDDOWN((SUM([.L38:.L44])/5);0))*60;0);&quot;&quot;)" office:value-type="time" office:time-value="PT06H54M12S" calcext:value-type="time">
            <text:p>6:54</text:p>
          </table:table-cell>
          <table:table-cell table:style-name="ce27"/>
          <table:table-cell table:style-name="ce30" table:formula="of:=IF(EXACT([.J44];&quot;&quot;);&quot;&quot;;[.B44])" office:value-type="date" office:date-value="2025-02-12" calcext:value-type="date">
            <text:p>2025-02-12</text:p>
          </table:table-cell>
          <table:table-cell table:style-name="ce33" table:formula="of:=IF(EXACT([.J44];&quot;&quot;);&quot;&quot;;(SUM([.L38:.L44])/5)-7)" office:value-type="float" office:value="-0.0966666666666667" calcext:value-type="float">
            <text:p>-0.10</text:p>
          </table:table-cell>
          <table:table-cell table:style-name="ce33" table:formula="of:=IF(EXACT([.J44];&quot;&quot;);&quot;&quot;;[.Q43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45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44]+1" office:value-type="date" office:date-value="2025-02-13" calcext:value-type="date">
            <text:p>2025-02-13</text:p>
          </table:table-cell>
          <table:table-cell table:style-name="ce8" table:formula="of:=IF(OR(EXACT(WEEKDAY([.$B45]);1);EXACT(WEEKDAY([.$B45]);7));&quot;----&quot;;IF(EXACT([.D42];&quot;----&quot;);&quot;&quot;;TIME(RAND()*(8-5)+5;RAND()*(59-0)+0;0)))" office:value-type="time" office:time-value="PT05H48M38.740774065S" calcext:value-type="time">
            <text:p>5:48</text:p>
          </table:table-cell>
          <table:table-cell table:style-name="ce9" table:formula="of:=IF(OR(EXACT(WEEKDAY([.$B45]);1);EXACT(WEEKDAY([.$B45]);7));0;COM.MICROSOFT.CEILING.MATH(RAND() * 20)*(IF(RAND()&gt;0.5;1;-1)))" office:value-type="float" office:value="-12" calcext:value-type="float">
            <text:p>-12</text:p>
          </table:table-cell>
          <table:table-cell table:style-name="ce13" table:formula="of:=IF(OR(EXACT(WEEKDAY([.$B45]);1);EXACT(WEEKDAY([.$B4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45]);1);EXACT(WEEKDAY([.$B4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45]);1);EXACT(WEEKDAY([.$B45]);7));&quot;----&quot;;&quot;&quot;)">
            <text:p/>
          </table:table-cell>
          <table:table-cell table:style-name="ce8" table:formula="of:=IFERROR(TIME([.I45]/60;[.I45] - COM.MICROSOFT.FLOOR.MATH([.I45]/60) * 60;0);&quot;&quot;)" office:value-type="time" office:time-value="PT14H12M00S" calcext:value-type="time">
            <text:p>14:12</text:p>
          </table:table-cell>
          <table:table-cell table:style-name="ce16" table:formula="of:=IFERROR(IF(EXACT([.C45];&quot;&quot;);&quot;&quot;;HOUR([.C45])*60+MINUTE([.C45])+HOUR([.E45])*60+MINUTE([.E45])+HOUR([.F45])*60+MINUTE([.F45])+[.D45]);&quot;&quot;)" office:value-type="float" office:value="846" calcext:value-type="float">
            <text:p>846</text:p>
          </table:table-cell>
          <table:table-cell table:style-name="ce19" table:formula="of:=IFERROR(IF(EXACT([.D45];&quot;&quot;);&quot;&quot;;[.J44]+[.D45]);&quot;&quot;)" office:value-type="float" office:value="-52" calcext:value-type="float">
            <text:p>-52</text:p>
          </table:table-cell>
          <table:table-cell table:style-name="ce22" table:formula="of:=NOT(OR(EXACT([.C45];&quot;&quot;);EXACT([.C45];&quot;----&quot;)))" office:value-type="boolean" office:boolean-value="true" calcext:value-type="boolean">
            <text:p>TRUE</text:p>
          </table:table-cell>
          <table:table-cell table:formula="of:=IF([.K45];HOUR([.C45])+(MINUTE([.C45])/60);&quot;&quot;)" office:value-type="float" office:value="5.8" calcext:value-type="float">
            <text:p>5.80</text:p>
          </table:table-cell>
          <table:table-cell table:style-name="ce25" table:formula="of:=IF([.K45];TIME(ROUNDDOWN((SUM([.L39:.L45])/5); 0);((SUM([.L39:.L45])/5)-ROUNDDOWN((SUM([.L39:.L45])/5);0))*60;0);&quot;&quot;)" office:value-type="time" office:time-value="PT06H54M00S" calcext:value-type="time">
            <text:p>6:54</text:p>
          </table:table-cell>
          <table:table-cell table:style-name="ce27"/>
          <table:table-cell table:style-name="ce30" table:formula="of:=IF(EXACT([.J45];&quot;&quot;);&quot;&quot;;[.B45])" office:value-type="date" office:date-value="2025-02-13" calcext:value-type="date">
            <text:p>2025-02-13</text:p>
          </table:table-cell>
          <table:table-cell table:style-name="ce33" table:formula="of:=IF(EXACT([.J45];&quot;&quot;);&quot;&quot;;(SUM([.L39:.L45])/5)-7)" office:value-type="float" office:value="-0.0999999999999996" calcext:value-type="float">
            <text:p>-0.10</text:p>
          </table:table-cell>
          <table:table-cell table:style-name="ce33" table:formula="of:=IF(EXACT([.J45];&quot;&quot;);&quot;&quot;;[.Q44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46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45]+1" office:value-type="date" office:date-value="2025-02-14" calcext:value-type="date">
            <text:p>2025-02-14</text:p>
          </table:table-cell>
          <table:table-cell table:style-name="ce8" table:formula="of:=IF(OR(EXACT(WEEKDAY([.$B46]);1);EXACT(WEEKDAY([.$B46]);7));&quot;----&quot;;IF(EXACT([.D43];&quot;----&quot;);&quot;&quot;;TIME(RAND()*(8-5)+5;RAND()*(59-0)+0;0)))" office:value-type="time" office:time-value="PT07H56M05.008754596S" calcext:value-type="time">
            <text:p>7:56</text:p>
          </table:table-cell>
          <table:table-cell table:style-name="ce9" table:formula="of:=IF(OR(EXACT(WEEKDAY([.$B46]);1);EXACT(WEEKDAY([.$B46]);7));0;COM.MICROSOFT.CEILING.MATH(RAND() * 20)*(IF(RAND()&gt;0.5;1;-1)))" office:value-type="float" office:value="16" calcext:value-type="float">
            <text:p>16</text:p>
          </table:table-cell>
          <table:table-cell table:style-name="ce13" table:formula="of:=IF(OR(EXACT(WEEKDAY([.$B46]);1);EXACT(WEEKDAY([.$B4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46]);1);EXACT(WEEKDAY([.$B4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46]);1);EXACT(WEEKDAY([.$B46]);7));&quot;----&quot;;&quot;&quot;)">
            <text:p/>
          </table:table-cell>
          <table:table-cell table:style-name="ce8" table:formula="of:=IFERROR(TIME([.I46]/60;[.I46] - COM.MICROSOFT.FLOOR.MATH([.I46]/60) * 60;0);&quot;&quot;)" office:value-type="time" office:time-value="PT17H24M00S" calcext:value-type="time">
            <text:p>17:24</text:p>
          </table:table-cell>
          <table:table-cell table:style-name="ce16" table:formula="of:=IFERROR(IF(EXACT([.C46];&quot;&quot;);&quot;&quot;;HOUR([.C46])*60+MINUTE([.C46])+HOUR([.E46])*60+MINUTE([.E46])+HOUR([.F46])*60+MINUTE([.F46])+[.D46]);&quot;&quot;)" office:value-type="float" office:value="1002" calcext:value-type="float">
            <text:p>1002</text:p>
          </table:table-cell>
          <table:table-cell table:style-name="ce19" table:formula="of:=IFERROR(IF(EXACT([.D46];&quot;&quot;);&quot;&quot;;[.J45]+[.D46]);&quot;&quot;)" office:value-type="float" office:value="-36" calcext:value-type="float">
            <text:p>-36</text:p>
          </table:table-cell>
          <table:table-cell table:style-name="ce22" table:formula="of:=NOT(OR(EXACT([.C46];&quot;&quot;);EXACT([.C46];&quot;----&quot;)))" office:value-type="boolean" office:boolean-value="true" calcext:value-type="boolean">
            <text:p>TRUE</text:p>
          </table:table-cell>
          <table:table-cell table:formula="of:=IF([.K46];HOUR([.C46])+(MINUTE([.C46])/60);&quot;&quot;)" office:value-type="float" office:value="7.93333333333333" calcext:value-type="float">
            <text:p>7.93</text:p>
          </table:table-cell>
          <table:table-cell table:style-name="ce25" table:formula="of:=IF([.K46];TIME(ROUNDDOWN((SUM([.L40:.L46])/5); 0);((SUM([.L40:.L46])/5)-ROUNDDOWN((SUM([.L40:.L46])/5);0))*60;0);&quot;&quot;)" office:value-type="time" office:time-value="PT06H47M12S" calcext:value-type="time">
            <text:p>6:47</text:p>
          </table:table-cell>
          <table:table-cell table:style-name="ce27"/>
          <table:table-cell table:style-name="ce30" table:formula="of:=IF(EXACT([.J46];&quot;&quot;);&quot;&quot;;[.B46])" office:value-type="date" office:date-value="2025-02-14" calcext:value-type="date">
            <text:p>2025-02-14</text:p>
          </table:table-cell>
          <table:table-cell table:style-name="ce33" table:formula="of:=IF(EXACT([.J46];&quot;&quot;);&quot;&quot;;(SUM([.L40:.L46])/5)-7)" office:value-type="float" office:value="-0.213333333333333" calcext:value-type="float">
            <text:p>-0.21</text:p>
          </table:table-cell>
          <table:table-cell table:style-name="ce33" table:formula="of:=IF(EXACT([.J46];&quot;&quot;);&quot;&quot;;[.Q45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47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46]+1" office:value-type="date" office:date-value="2025-02-15" calcext:value-type="date">
            <text:p>2025-02-15</text:p>
          </table:table-cell>
          <table:table-cell table:style-name="ce8" table:formula="of:=IF(OR(EXACT(WEEKDAY([.$B47]);1);EXACT(WEEKDAY([.$B47]);7));&quot;----&quot;;IF(EXACT([.D44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47]);1);EXACT(WEEKDAY([.$B47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47]);1);EXACT(WEEKDAY([.$B47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47]);1);EXACT(WEEKDAY([.$B47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47]);1);EXACT(WEEKDAY([.$B47]);7));&quot;----&quot;;&quot;&quot;)" office:value-type="string" office:string-value="----" calcext:value-type="string">
            <text:p>----</text:p>
          </table:table-cell>
          <table:table-cell table:style-name="ce8" table:formula="of:=IFERROR(TIME([.I47]/60;[.I47] - COM.MICROSOFT.FLOOR.MATH([.I47]/60) * 60;0);&quot;&quot;)">
            <text:p/>
          </table:table-cell>
          <table:table-cell table:style-name="ce16" table:formula="of:=IFERROR(IF(EXACT([.C47];&quot;&quot;);&quot;&quot;;HOUR([.C47])*60+MINUTE([.C47])+HOUR([.E47])*60+MINUTE([.E47])+HOUR([.F47])*60+MINUTE([.F47])+[.D47]);&quot;&quot;)">
            <text:p/>
          </table:table-cell>
          <table:table-cell table:style-name="ce19" table:formula="of:=IFERROR(IF(EXACT([.D47];&quot;&quot;);&quot;&quot;;[.J46]+[.D47]);&quot;&quot;)" office:value-type="float" office:value="-36" calcext:value-type="float">
            <text:p>-36</text:p>
          </table:table-cell>
          <table:table-cell table:style-name="ce22" table:formula="of:=NOT(OR(EXACT([.C47];&quot;&quot;);EXACT([.C47];&quot;----&quot;)))" office:value-type="boolean" office:boolean-value="false" calcext:value-type="boolean">
            <text:p>FALSE</text:p>
          </table:table-cell>
          <table:table-cell table:formula="of:=IF([.K47];HOUR([.C47])+(MINUTE([.C47])/60);&quot;&quot;)">
            <text:p/>
          </table:table-cell>
          <table:table-cell table:style-name="ce25" table:formula="of:=IF([.K47];TIME(ROUNDDOWN((SUM([.L41:.L47])/5); 0);((SUM([.L41:.L47])/5)-ROUNDDOWN((SUM([.L41:.L47])/5);0))*60;0);&quot;&quot;)">
            <text:p/>
          </table:table-cell>
          <table:table-cell table:style-name="ce27"/>
          <table:table-cell table:style-name="ce30" table:formula="of:=IF(EXACT([.J47];&quot;&quot;);&quot;&quot;;[.B47])" office:value-type="date" office:date-value="2025-02-15" calcext:value-type="date">
            <text:p>2025-02-15</text:p>
          </table:table-cell>
          <table:table-cell table:style-name="ce33" table:formula="of:=IF(EXACT([.J47];&quot;&quot;);&quot;&quot;;(SUM([.L41:.L47])/5)-7)" office:value-type="float" office:value="-0.213333333333333" calcext:value-type="float">
            <text:p>-0.21</text:p>
          </table:table-cell>
          <table:table-cell table:style-name="ce33" table:formula="of:=IF(EXACT([.J47];&quot;&quot;);&quot;&quot;;[.Q46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48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47]+1" office:value-type="date" office:date-value="2025-02-16" calcext:value-type="date">
            <text:p>2025-02-16</text:p>
          </table:table-cell>
          <table:table-cell table:style-name="ce8" table:formula="of:=IF(OR(EXACT(WEEKDAY([.$B48]);1);EXACT(WEEKDAY([.$B48]);7));&quot;----&quot;;IF(EXACT([.D45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48]);1);EXACT(WEEKDAY([.$B48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48]);1);EXACT(WEEKDAY([.$B48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48]);1);EXACT(WEEKDAY([.$B48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48]);1);EXACT(WEEKDAY([.$B48]);7));&quot;----&quot;;&quot;&quot;)" office:value-type="string" office:string-value="----" calcext:value-type="string">
            <text:p>----</text:p>
          </table:table-cell>
          <table:table-cell table:style-name="ce8" table:formula="of:=IFERROR(TIME([.I48]/60;[.I48] - COM.MICROSOFT.FLOOR.MATH([.I48]/60) * 60;0);&quot;&quot;)">
            <text:p/>
          </table:table-cell>
          <table:table-cell table:style-name="ce16" table:formula="of:=IFERROR(IF(EXACT([.C48];&quot;&quot;);&quot;&quot;;HOUR([.C48])*60+MINUTE([.C48])+HOUR([.E48])*60+MINUTE([.E48])+HOUR([.F48])*60+MINUTE([.F48])+[.D48]);&quot;&quot;)">
            <text:p/>
          </table:table-cell>
          <table:table-cell table:style-name="ce19" table:formula="of:=IFERROR(IF(EXACT([.D48];&quot;&quot;);&quot;&quot;;[.J47]+[.D48]);&quot;&quot;)" office:value-type="float" office:value="-36" calcext:value-type="float">
            <text:p>-36</text:p>
          </table:table-cell>
          <table:table-cell table:style-name="ce22" table:formula="of:=NOT(OR(EXACT([.C48];&quot;&quot;);EXACT([.C48];&quot;----&quot;)))" office:value-type="boolean" office:boolean-value="false" calcext:value-type="boolean">
            <text:p>FALSE</text:p>
          </table:table-cell>
          <table:table-cell table:formula="of:=IF([.K48];HOUR([.C48])+(MINUTE([.C48])/60);&quot;&quot;)">
            <text:p/>
          </table:table-cell>
          <table:table-cell table:style-name="ce25" table:formula="of:=IF([.K48];TIME(ROUNDDOWN((SUM([.L42:.L48])/5); 0);((SUM([.L42:.L48])/5)-ROUNDDOWN((SUM([.L42:.L48])/5);0))*60;0);&quot;&quot;)">
            <text:p/>
          </table:table-cell>
          <table:table-cell table:style-name="ce27"/>
          <table:table-cell table:style-name="ce30" table:formula="of:=IF(EXACT([.J48];&quot;&quot;);&quot;&quot;;[.B48])" office:value-type="date" office:date-value="2025-02-16" calcext:value-type="date">
            <text:p>2025-02-16</text:p>
          </table:table-cell>
          <table:table-cell table:style-name="ce33" table:formula="of:=IF(EXACT([.J48];&quot;&quot;);&quot;&quot;;(SUM([.L42:.L48])/5)-7)" office:value-type="float" office:value="-0.213333333333333" calcext:value-type="float">
            <text:p>-0.21</text:p>
          </table:table-cell>
          <table:table-cell table:style-name="ce33" table:formula="of:=IF(EXACT([.J48];&quot;&quot;);&quot;&quot;;[.Q47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49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48]+1" office:value-type="date" office:date-value="2025-02-17" calcext:value-type="date">
            <text:p>2025-02-17</text:p>
          </table:table-cell>
          <table:table-cell table:style-name="ce8" table:formula="of:=IF(OR(EXACT(WEEKDAY([.$B49]);1);EXACT(WEEKDAY([.$B49]);7));&quot;----&quot;;IF(EXACT([.D46];&quot;----&quot;);&quot;&quot;;TIME(RAND()*(8-5)+5;RAND()*(59-0)+0;0)))" office:value-type="time" office:time-value="PT05H45M56.694381772S" calcext:value-type="time">
            <text:p>5:45</text:p>
          </table:table-cell>
          <table:table-cell table:style-name="ce9" table:formula="of:=IF(OR(EXACT(WEEKDAY([.$B49]);1);EXACT(WEEKDAY([.$B49]);7));0;COM.MICROSOFT.CEILING.MATH(RAND() * 20)*(IF(RAND()&gt;0.5;1;-1)))" office:value-type="float" office:value="4" calcext:value-type="float">
            <text:p>4</text:p>
          </table:table-cell>
          <table:table-cell table:style-name="ce13" table:formula="of:=IF(OR(EXACT(WEEKDAY([.$B49]);1);EXACT(WEEKDAY([.$B4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49]);1);EXACT(WEEKDAY([.$B4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49]);1);EXACT(WEEKDAY([.$B49]);7));&quot;----&quot;;&quot;&quot;)">
            <text:p/>
          </table:table-cell>
          <table:table-cell table:style-name="ce8" table:formula="of:=IFERROR(TIME([.I49]/60;[.I49] - COM.MICROSOFT.FLOOR.MATH([.I49]/60) * 60;0);&quot;&quot;)" office:value-type="time" office:time-value="PT14H38M00S" calcext:value-type="time">
            <text:p>14:38</text:p>
          </table:table-cell>
          <table:table-cell table:style-name="ce16" table:formula="of:=IFERROR(IF(EXACT([.C49];&quot;&quot;);&quot;&quot;;HOUR([.C49])*60+MINUTE([.C49])+HOUR([.E49])*60+MINUTE([.E49])+HOUR([.F49])*60+MINUTE([.F49])+[.D49]);&quot;&quot;)" office:value-type="float" office:value="859" calcext:value-type="float">
            <text:p>859</text:p>
          </table:table-cell>
          <table:table-cell table:style-name="ce19" table:formula="of:=IFERROR(IF(EXACT([.D49];&quot;&quot;);&quot;&quot;;[.J48]+[.D49]);&quot;&quot;)" office:value-type="float" office:value="-32" calcext:value-type="float">
            <text:p>-32</text:p>
          </table:table-cell>
          <table:table-cell table:style-name="ce22" table:formula="of:=NOT(OR(EXACT([.C49];&quot;&quot;);EXACT([.C49];&quot;----&quot;)))" office:value-type="boolean" office:boolean-value="true" calcext:value-type="boolean">
            <text:p>TRUE</text:p>
          </table:table-cell>
          <table:table-cell table:formula="of:=IF([.K49];HOUR([.C49])+(MINUTE([.C49])/60);&quot;&quot;)" office:value-type="float" office:value="5.75" calcext:value-type="float">
            <text:p>5.75</text:p>
          </table:table-cell>
          <table:table-cell table:style-name="ce25" table:formula="of:=IF([.K49];TIME(ROUNDDOWN((SUM([.L43:.L49])/5); 0);((SUM([.L43:.L49])/5)-ROUNDDOWN((SUM([.L43:.L49])/5);0))*60;0);&quot;&quot;)" office:value-type="time" office:time-value="PT06H20M36S" calcext:value-type="time">
            <text:p>6:20</text:p>
          </table:table-cell>
          <table:table-cell table:style-name="ce27"/>
          <table:table-cell table:style-name="ce30" table:formula="of:=IF(EXACT([.J49];&quot;&quot;);&quot;&quot;;[.B49])" office:value-type="date" office:date-value="2025-02-17" calcext:value-type="date">
            <text:p>2025-02-17</text:p>
          </table:table-cell>
          <table:table-cell table:style-name="ce33" table:formula="of:=IF(EXACT([.J49];&quot;&quot;);&quot;&quot;;(SUM([.L43:.L49])/5)-7)" office:value-type="float" office:value="-0.656666666666666" calcext:value-type="float">
            <text:p>-0.66</text:p>
          </table:table-cell>
          <table:table-cell table:style-name="ce33" table:formula="of:=IF(EXACT([.J49];&quot;&quot;);&quot;&quot;;[.Q48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50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49]+1" office:value-type="date" office:date-value="2025-02-18" calcext:value-type="date">
            <text:p>2025-02-18</text:p>
          </table:table-cell>
          <table:table-cell table:style-name="ce8" table:formula="of:=IF(OR(EXACT(WEEKDAY([.$B50]);1);EXACT(WEEKDAY([.$B50]);7));&quot;----&quot;;IF(EXACT([.D47];&quot;----&quot;);&quot;&quot;;TIME(RAND()*(8-5)+5;RAND()*(59-0)+0;0)))" office:value-type="time" office:time-value="PT06H31M27.406162559S" calcext:value-type="time">
            <text:p>6:31</text:p>
          </table:table-cell>
          <table:table-cell table:style-name="ce9" table:formula="of:=IF(OR(EXACT(WEEKDAY([.$B50]);1);EXACT(WEEKDAY([.$B50]);7));0;COM.MICROSOFT.CEILING.MATH(RAND() * 20)*(IF(RAND()&gt;0.5;1;-1)))" office:value-type="float" office:value="13" calcext:value-type="float">
            <text:p>13</text:p>
          </table:table-cell>
          <table:table-cell table:style-name="ce13" table:formula="of:=IF(OR(EXACT(WEEKDAY([.$B50]);1);EXACT(WEEKDAY([.$B5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50]);1);EXACT(WEEKDAY([.$B5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50]);1);EXACT(WEEKDAY([.$B50]);7));&quot;----&quot;;&quot;&quot;)">
            <text:p/>
          </table:table-cell>
          <table:table-cell table:style-name="ce8" table:formula="of:=IFERROR(TIME([.I50]/60;[.I50] - COM.MICROSOFT.FLOOR.MATH([.I50]/60) * 60;0);&quot;&quot;)" office:value-type="time" office:time-value="PT15H28M00S" calcext:value-type="time">
            <text:p>15:28</text:p>
          </table:table-cell>
          <table:table-cell table:style-name="ce16" table:formula="of:=IFERROR(IF(EXACT([.C50];&quot;&quot;);&quot;&quot;;HOUR([.C50])*60+MINUTE([.C50])+HOUR([.E50])*60+MINUTE([.E50])+HOUR([.F50])*60+MINUTE([.F50])+[.D50]);&quot;&quot;)" office:value-type="float" office:value="914" calcext:value-type="float">
            <text:p>914</text:p>
          </table:table-cell>
          <table:table-cell table:style-name="ce19" table:formula="of:=IFERROR(IF(EXACT([.D50];&quot;&quot;);&quot;&quot;;[.J49]+[.D50]);&quot;&quot;)" office:value-type="float" office:value="-19" calcext:value-type="float">
            <text:p>-19</text:p>
          </table:table-cell>
          <table:table-cell table:style-name="ce22" table:formula="of:=NOT(OR(EXACT([.C50];&quot;&quot;);EXACT([.C50];&quot;----&quot;)))" office:value-type="boolean" office:boolean-value="true" calcext:value-type="boolean">
            <text:p>TRUE</text:p>
          </table:table-cell>
          <table:table-cell table:formula="of:=IF([.K50];HOUR([.C50])+(MINUTE([.C50])/60);&quot;&quot;)" office:value-type="float" office:value="6.51666666666667" calcext:value-type="float">
            <text:p>6.52</text:p>
          </table:table-cell>
          <table:table-cell table:style-name="ce25" table:formula="of:=IF([.K50];TIME(ROUNDDOWN((SUM([.L44:.L50])/5); 0);((SUM([.L44:.L50])/5)-ROUNDDOWN((SUM([.L44:.L50])/5);0))*60;0);&quot;&quot;)" office:value-type="time" office:time-value="PT06H29M36S" calcext:value-type="time">
            <text:p>6:29</text:p>
          </table:table-cell>
          <table:table-cell table:style-name="ce27"/>
          <table:table-cell table:style-name="ce30" table:formula="of:=IF(EXACT([.J50];&quot;&quot;);&quot;&quot;;[.B50])" office:value-type="date" office:date-value="2025-02-18" calcext:value-type="date">
            <text:p>2025-02-18</text:p>
          </table:table-cell>
          <table:table-cell table:style-name="ce33" table:formula="of:=IF(EXACT([.J50];&quot;&quot;);&quot;&quot;;(SUM([.L44:.L50])/5)-7)" office:value-type="float" office:value="-0.506666666666666" calcext:value-type="float">
            <text:p>-0.51</text:p>
          </table:table-cell>
          <table:table-cell table:style-name="ce33" table:formula="of:=IF(EXACT([.J50];&quot;&quot;);&quot;&quot;;[.Q49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51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50]+1" office:value-type="date" office:date-value="2025-02-19" calcext:value-type="date">
            <text:p>2025-02-19</text:p>
          </table:table-cell>
          <table:table-cell table:style-name="ce8" table:formula="of:=IF(OR(EXACT(WEEKDAY([.$B51]);1);EXACT(WEEKDAY([.$B51]);7));&quot;----&quot;;IF(EXACT([.D48];&quot;----&quot;);&quot;&quot;;TIME(RAND()*(8-5)+5;RAND()*(59-0)+0;0)))" office:value-type="time" office:time-value="PT06H15M20.99514536S" calcext:value-type="time">
            <text:p>6:15</text:p>
          </table:table-cell>
          <table:table-cell table:style-name="ce9" table:formula="of:=IF(OR(EXACT(WEEKDAY([.$B51]);1);EXACT(WEEKDAY([.$B51]);7));0;COM.MICROSOFT.CEILING.MATH(RAND() * 20)*(IF(RAND()&gt;0.5;1;-1)))" office:value-type="float" office:value="6" calcext:value-type="float">
            <text:p>6</text:p>
          </table:table-cell>
          <table:table-cell table:style-name="ce13" table:formula="of:=IF(OR(EXACT(WEEKDAY([.$B51]);1);EXACT(WEEKDAY([.$B5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51]);1);EXACT(WEEKDAY([.$B5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51]);1);EXACT(WEEKDAY([.$B51]);7));&quot;----&quot;;&quot;&quot;)">
            <text:p/>
          </table:table-cell>
          <table:table-cell table:style-name="ce8" table:formula="of:=IFERROR(TIME([.I51]/60;[.I51] - COM.MICROSOFT.FLOOR.MATH([.I51]/60) * 60;0);&quot;&quot;)" office:value-type="time" office:time-value="PT15H42M00S" calcext:value-type="time">
            <text:p>15:42</text:p>
          </table:table-cell>
          <table:table-cell table:style-name="ce16" table:formula="of:=IFERROR(IF(EXACT([.C51];&quot;&quot;);&quot;&quot;;HOUR([.C51])*60+MINUTE([.C51])+HOUR([.E51])*60+MINUTE([.E51])+HOUR([.F51])*60+MINUTE([.F51])+[.D51]);&quot;&quot;)" office:value-type="float" office:value="891" calcext:value-type="float">
            <text:p>891</text:p>
          </table:table-cell>
          <table:table-cell table:style-name="ce19" table:formula="of:=IFERROR(IF(EXACT([.D51];&quot;&quot;);&quot;&quot;;[.J50]+[.D51]);&quot;&quot;)" office:value-type="float" office:value="-13" calcext:value-type="float">
            <text:p>-13</text:p>
          </table:table-cell>
          <table:table-cell table:style-name="ce22" table:formula="of:=NOT(OR(EXACT([.C51];&quot;&quot;);EXACT([.C51];&quot;----&quot;)))" office:value-type="boolean" office:boolean-value="true" calcext:value-type="boolean">
            <text:p>TRUE</text:p>
          </table:table-cell>
          <table:table-cell table:formula="of:=IF([.K51];HOUR([.C51])+(MINUTE([.C51])/60);&quot;&quot;)" office:value-type="float" office:value="6.25" calcext:value-type="float">
            <text:p>6.25</text:p>
          </table:table-cell>
          <table:table-cell table:style-name="ce25" table:formula="of:=IF([.K51];TIME(ROUNDDOWN((SUM([.L45:.L51])/5); 0);((SUM([.L45:.L51])/5)-ROUNDDOWN((SUM([.L45:.L51])/5);0))*60;0);&quot;&quot;)" office:value-type="time" office:time-value="PT06H27M00S" calcext:value-type="time">
            <text:p>6:27</text:p>
          </table:table-cell>
          <table:table-cell table:style-name="ce27"/>
          <table:table-cell table:style-name="ce30" table:formula="of:=IF(EXACT([.J51];&quot;&quot;);&quot;&quot;;[.B51])" office:value-type="date" office:date-value="2025-02-19" calcext:value-type="date">
            <text:p>2025-02-19</text:p>
          </table:table-cell>
          <table:table-cell table:style-name="ce33" table:formula="of:=IF(EXACT([.J51];&quot;&quot;);&quot;&quot;;(SUM([.L45:.L51])/5)-7)" office:value-type="float" office:value="-0.55" calcext:value-type="float">
            <text:p>-0.55</text:p>
          </table:table-cell>
          <table:table-cell table:style-name="ce33" table:formula="of:=IF(EXACT([.J51];&quot;&quot;);&quot;&quot;;[.Q50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52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51]+1" office:value-type="date" office:date-value="2025-02-20" calcext:value-type="date">
            <text:p>2025-02-20</text:p>
          </table:table-cell>
          <table:table-cell table:style-name="ce8" table:formula="of:=IF(OR(EXACT(WEEKDAY([.$B52]);1);EXACT(WEEKDAY([.$B52]);7));&quot;----&quot;;IF(EXACT([.D49];&quot;----&quot;);&quot;&quot;;TIME(RAND()*(8-5)+5;RAND()*(59-0)+0;0)))" office:value-type="time" office:time-value="PT07H20M49.541966504S" calcext:value-type="time">
            <text:p>7:20</text:p>
          </table:table-cell>
          <table:table-cell table:style-name="ce9" table:formula="of:=IF(OR(EXACT(WEEKDAY([.$B52]);1);EXACT(WEEKDAY([.$B52]);7));0;COM.MICROSOFT.CEILING.MATH(RAND() * 20)*(IF(RAND()&gt;0.5;1;-1)))" office:value-type="float" office:value="-14" calcext:value-type="float">
            <text:p>-14</text:p>
          </table:table-cell>
          <table:table-cell table:style-name="ce13" table:formula="of:=IF(OR(EXACT(WEEKDAY([.$B52]);1);EXACT(WEEKDAY([.$B5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52]);1);EXACT(WEEKDAY([.$B5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52]);1);EXACT(WEEKDAY([.$B52]);7));&quot;----&quot;;&quot;&quot;)">
            <text:p/>
          </table:table-cell>
          <table:table-cell table:style-name="ce8" table:formula="of:=IFERROR(TIME([.I52]/60;[.I52] - COM.MICROSOFT.FLOOR.MATH([.I52]/60) * 60;0);&quot;&quot;)" office:value-type="time" office:time-value="PT16H12M00S" calcext:value-type="time">
            <text:p>16:12</text:p>
          </table:table-cell>
          <table:table-cell table:style-name="ce16" table:formula="of:=IFERROR(IF(EXACT([.C52];&quot;&quot;);&quot;&quot;;HOUR([.C52])*60+MINUTE([.C52])+HOUR([.E52])*60+MINUTE([.E52])+HOUR([.F52])*60+MINUTE([.F52])+[.D52]);&quot;&quot;)" office:value-type="float" office:value="936" calcext:value-type="float">
            <text:p>936</text:p>
          </table:table-cell>
          <table:table-cell table:style-name="ce19" table:formula="of:=IFERROR(IF(EXACT([.D52];&quot;&quot;);&quot;&quot;;[.J51]+[.D52]);&quot;&quot;)" office:value-type="float" office:value="-27" calcext:value-type="float">
            <text:p>-27</text:p>
          </table:table-cell>
          <table:table-cell table:style-name="ce22" table:formula="of:=NOT(OR(EXACT([.C52];&quot;&quot;);EXACT([.C52];&quot;----&quot;)))" office:value-type="boolean" office:boolean-value="true" calcext:value-type="boolean">
            <text:p>TRUE</text:p>
          </table:table-cell>
          <table:table-cell table:formula="of:=IF([.K52];HOUR([.C52])+(MINUTE([.C52])/60);&quot;&quot;)" office:value-type="float" office:value="7.33333333333333" calcext:value-type="float">
            <text:p>7.33</text:p>
          </table:table-cell>
          <table:table-cell table:style-name="ce25" table:formula="of:=IF([.K52];TIME(ROUNDDOWN((SUM([.L46:.L52])/5); 0);((SUM([.L46:.L52])/5)-ROUNDDOWN((SUM([.L46:.L52])/5);0))*60;0);&quot;&quot;)" office:value-type="time" office:time-value="PT06H45M24S" calcext:value-type="time">
            <text:p>6:45</text:p>
          </table:table-cell>
          <table:table-cell table:style-name="ce27"/>
          <table:table-cell table:style-name="ce30" table:formula="of:=IF(EXACT([.J52];&quot;&quot;);&quot;&quot;;[.B52])" office:value-type="date" office:date-value="2025-02-20" calcext:value-type="date">
            <text:p>2025-02-20</text:p>
          </table:table-cell>
          <table:table-cell table:style-name="ce33" table:formula="of:=IF(EXACT([.J52];&quot;&quot;);&quot;&quot;;(SUM([.L46:.L52])/5)-7)" office:value-type="float" office:value="-0.243333333333334" calcext:value-type="float">
            <text:p>-0.24</text:p>
          </table:table-cell>
          <table:table-cell table:style-name="ce33" table:formula="of:=IF(EXACT([.J52];&quot;&quot;);&quot;&quot;;[.Q51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53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52]+1" office:value-type="date" office:date-value="2025-02-21" calcext:value-type="date">
            <text:p>2025-02-21</text:p>
          </table:table-cell>
          <table:table-cell table:style-name="ce8" table:formula="of:=IF(OR(EXACT(WEEKDAY([.$B53]);1);EXACT(WEEKDAY([.$B53]);7));&quot;----&quot;;IF(EXACT([.D50];&quot;----&quot;);&quot;&quot;;TIME(RAND()*(8-5)+5;RAND()*(59-0)+0;0)))" office:value-type="time" office:time-value="PT06H27M07.850364336S" calcext:value-type="time">
            <text:p>6:27</text:p>
          </table:table-cell>
          <table:table-cell table:style-name="ce9" table:formula="of:=IF(OR(EXACT(WEEKDAY([.$B53]);1);EXACT(WEEKDAY([.$B53]);7));0;COM.MICROSOFT.CEILING.MATH(RAND() * 20)*(IF(RAND()&gt;0.5;1;-1)))" office:value-type="float" office:value="9" calcext:value-type="float">
            <text:p>9</text:p>
          </table:table-cell>
          <table:table-cell table:style-name="ce13" table:formula="of:=IF(OR(EXACT(WEEKDAY([.$B53]);1);EXACT(WEEKDAY([.$B5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53]);1);EXACT(WEEKDAY([.$B5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53]);1);EXACT(WEEKDAY([.$B53]);7));&quot;----&quot;;&quot;&quot;)">
            <text:p/>
          </table:table-cell>
          <table:table-cell table:style-name="ce8" table:formula="of:=IFERROR(TIME([.I53]/60;[.I53] - COM.MICROSOFT.FLOOR.MATH([.I53]/60) * 60;0);&quot;&quot;)" office:value-type="time" office:time-value="PT15H12M00S" calcext:value-type="time">
            <text:p>15:12</text:p>
          </table:table-cell>
          <table:table-cell table:style-name="ce16" table:formula="of:=IFERROR(IF(EXACT([.C53];&quot;&quot;);&quot;&quot;;HOUR([.C53])*60+MINUTE([.C53])+HOUR([.E53])*60+MINUTE([.E53])+HOUR([.F53])*60+MINUTE([.F53])+[.D53]);&quot;&quot;)" office:value-type="float" office:value="906" calcext:value-type="float">
            <text:p>906</text:p>
          </table:table-cell>
          <table:table-cell table:style-name="ce19" table:formula="of:=IFERROR(IF(EXACT([.D53];&quot;&quot;);&quot;&quot;;[.J52]+[.D53]);&quot;&quot;)" office:value-type="float" office:value="-18" calcext:value-type="float">
            <text:p>-18</text:p>
          </table:table-cell>
          <table:table-cell table:style-name="ce22" table:formula="of:=NOT(OR(EXACT([.C53];&quot;&quot;);EXACT([.C53];&quot;----&quot;)))" office:value-type="boolean" office:boolean-value="true" calcext:value-type="boolean">
            <text:p>TRUE</text:p>
          </table:table-cell>
          <table:table-cell table:formula="of:=IF([.K53];HOUR([.C53])+(MINUTE([.C53])/60);&quot;&quot;)" office:value-type="float" office:value="6.45" calcext:value-type="float">
            <text:p>6.45</text:p>
          </table:table-cell>
          <table:table-cell table:style-name="ce25" table:formula="of:=IF([.K53];TIME(ROUNDDOWN((SUM([.L47:.L53])/5); 0);((SUM([.L47:.L53])/5)-ROUNDDOWN((SUM([.L47:.L53])/5);0))*60;0);&quot;&quot;)" office:value-type="time" office:time-value="PT06H27M36S" calcext:value-type="time">
            <text:p>6:27</text:p>
          </table:table-cell>
          <table:table-cell table:style-name="ce27"/>
          <table:table-cell table:style-name="ce30" table:formula="of:=IF(EXACT([.J53];&quot;&quot;);&quot;&quot;;[.B53])" office:value-type="date" office:date-value="2025-02-21" calcext:value-type="date">
            <text:p>2025-02-21</text:p>
          </table:table-cell>
          <table:table-cell table:style-name="ce33" table:formula="of:=IF(EXACT([.J53];&quot;&quot;);&quot;&quot;;(SUM([.L47:.L53])/5)-7)" office:value-type="float" office:value="-0.540000000000001" calcext:value-type="float">
            <text:p>-0.54</text:p>
          </table:table-cell>
          <table:table-cell table:style-name="ce33" table:formula="of:=IF(EXACT([.J53];&quot;&quot;);&quot;&quot;;[.Q52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54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53]+1" office:value-type="date" office:date-value="2025-02-22" calcext:value-type="date">
            <text:p>2025-02-22</text:p>
          </table:table-cell>
          <table:table-cell table:style-name="ce8" table:formula="of:=IF(OR(EXACT(WEEKDAY([.$B54]);1);EXACT(WEEKDAY([.$B54]);7));&quot;----&quot;;IF(EXACT([.D51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54]);1);EXACT(WEEKDAY([.$B54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54]);1);EXACT(WEEKDAY([.$B54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54]);1);EXACT(WEEKDAY([.$B54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54]);1);EXACT(WEEKDAY([.$B54]);7));&quot;----&quot;;&quot;&quot;)" office:value-type="string" office:string-value="----" calcext:value-type="string">
            <text:p>----</text:p>
          </table:table-cell>
          <table:table-cell table:style-name="ce8" table:formula="of:=IFERROR(TIME([.I54]/60;[.I54] - COM.MICROSOFT.FLOOR.MATH([.I54]/60) * 60;0);&quot;&quot;)">
            <text:p/>
          </table:table-cell>
          <table:table-cell table:style-name="ce16" table:formula="of:=IFERROR(IF(EXACT([.C54];&quot;&quot;);&quot;&quot;;HOUR([.C54])*60+MINUTE([.C54])+HOUR([.E54])*60+MINUTE([.E54])+HOUR([.F54])*60+MINUTE([.F54])+[.D54]);&quot;&quot;)">
            <text:p/>
          </table:table-cell>
          <table:table-cell table:style-name="ce19" table:formula="of:=IFERROR(IF(EXACT([.D54];&quot;&quot;);&quot;&quot;;[.J53]+[.D54]);&quot;&quot;)" office:value-type="float" office:value="-18" calcext:value-type="float">
            <text:p>-18</text:p>
          </table:table-cell>
          <table:table-cell table:style-name="ce22" table:formula="of:=NOT(OR(EXACT([.C54];&quot;&quot;);EXACT([.C54];&quot;----&quot;)))" office:value-type="boolean" office:boolean-value="false" calcext:value-type="boolean">
            <text:p>FALSE</text:p>
          </table:table-cell>
          <table:table-cell table:formula="of:=IF([.K54];HOUR([.C54])+(MINUTE([.C54])/60);&quot;&quot;)">
            <text:p/>
          </table:table-cell>
          <table:table-cell table:style-name="ce25" table:formula="of:=IF([.K54];TIME(ROUNDDOWN((SUM([.L48:.L54])/5); 0);((SUM([.L48:.L54])/5)-ROUNDDOWN((SUM([.L48:.L54])/5);0))*60;0);&quot;&quot;)">
            <text:p/>
          </table:table-cell>
          <table:table-cell table:style-name="ce27"/>
          <table:table-cell table:style-name="ce30" table:formula="of:=IF(EXACT([.J54];&quot;&quot;);&quot;&quot;;[.B54])" office:value-type="date" office:date-value="2025-02-22" calcext:value-type="date">
            <text:p>2025-02-22</text:p>
          </table:table-cell>
          <table:table-cell table:style-name="ce33" table:formula="of:=IF(EXACT([.J54];&quot;&quot;);&quot;&quot;;(SUM([.L48:.L54])/5)-7)" office:value-type="float" office:value="-0.540000000000001" calcext:value-type="float">
            <text:p>-0.54</text:p>
          </table:table-cell>
          <table:table-cell table:style-name="ce33" table:formula="of:=IF(EXACT([.J54];&quot;&quot;);&quot;&quot;;[.Q53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55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54]+1" office:value-type="date" office:date-value="2025-02-23" calcext:value-type="date">
            <text:p>2025-02-23</text:p>
          </table:table-cell>
          <table:table-cell table:style-name="ce8" table:formula="of:=IF(OR(EXACT(WEEKDAY([.$B55]);1);EXACT(WEEKDAY([.$B55]);7));&quot;----&quot;;IF(EXACT([.D52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55]);1);EXACT(WEEKDAY([.$B55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55]);1);EXACT(WEEKDAY([.$B55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55]);1);EXACT(WEEKDAY([.$B55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55]);1);EXACT(WEEKDAY([.$B55]);7));&quot;----&quot;;&quot;&quot;)" office:value-type="string" office:string-value="----" calcext:value-type="string">
            <text:p>----</text:p>
          </table:table-cell>
          <table:table-cell table:style-name="ce8" table:formula="of:=IFERROR(TIME([.I55]/60;[.I55] - COM.MICROSOFT.FLOOR.MATH([.I55]/60) * 60;0);&quot;&quot;)">
            <text:p/>
          </table:table-cell>
          <table:table-cell table:style-name="ce16" table:formula="of:=IFERROR(IF(EXACT([.C55];&quot;&quot;);&quot;&quot;;HOUR([.C55])*60+MINUTE([.C55])+HOUR([.E55])*60+MINUTE([.E55])+HOUR([.F55])*60+MINUTE([.F55])+[.D55]);&quot;&quot;)">
            <text:p/>
          </table:table-cell>
          <table:table-cell table:style-name="ce19" table:formula="of:=IFERROR(IF(EXACT([.D55];&quot;&quot;);&quot;&quot;;[.J54]+[.D55]);&quot;&quot;)" office:value-type="float" office:value="-18" calcext:value-type="float">
            <text:p>-18</text:p>
          </table:table-cell>
          <table:table-cell table:style-name="ce22" table:formula="of:=NOT(OR(EXACT([.C55];&quot;&quot;);EXACT([.C55];&quot;----&quot;)))" office:value-type="boolean" office:boolean-value="false" calcext:value-type="boolean">
            <text:p>FALSE</text:p>
          </table:table-cell>
          <table:table-cell table:formula="of:=IF([.K55];HOUR([.C55])+(MINUTE([.C55])/60);&quot;&quot;)">
            <text:p/>
          </table:table-cell>
          <table:table-cell table:style-name="ce25" table:formula="of:=IF([.K55];TIME(ROUNDDOWN((SUM([.L49:.L55])/5); 0);((SUM([.L49:.L55])/5)-ROUNDDOWN((SUM([.L49:.L55])/5);0))*60;0);&quot;&quot;)">
            <text:p/>
          </table:table-cell>
          <table:table-cell table:style-name="ce27"/>
          <table:table-cell table:style-name="ce30" table:formula="of:=IF(EXACT([.J55];&quot;&quot;);&quot;&quot;;[.B55])" office:value-type="date" office:date-value="2025-02-23" calcext:value-type="date">
            <text:p>2025-02-23</text:p>
          </table:table-cell>
          <table:table-cell table:style-name="ce33" table:formula="of:=IF(EXACT([.J55];&quot;&quot;);&quot;&quot;;(SUM([.L49:.L55])/5)-7)" office:value-type="float" office:value="-0.540000000000001" calcext:value-type="float">
            <text:p>-0.54</text:p>
          </table:table-cell>
          <table:table-cell table:style-name="ce33" table:formula="of:=IF(EXACT([.J55];&quot;&quot;);&quot;&quot;;[.Q54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56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55]+1" office:value-type="date" office:date-value="2025-02-24" calcext:value-type="date">
            <text:p>2025-02-24</text:p>
          </table:table-cell>
          <table:table-cell table:style-name="ce8" table:formula="of:=IF(OR(EXACT(WEEKDAY([.$B56]);1);EXACT(WEEKDAY([.$B56]);7));&quot;----&quot;;IF(EXACT([.D53];&quot;----&quot;);&quot;&quot;;TIME(RAND()*(8-5)+5;RAND()*(59-0)+0;0)))" office:value-type="time" office:time-value="PT06H57M33.06435224S" calcext:value-type="time">
            <text:p>6:57</text:p>
          </table:table-cell>
          <table:table-cell table:style-name="ce9" table:formula="of:=IF(OR(EXACT(WEEKDAY([.$B56]);1);EXACT(WEEKDAY([.$B56]);7));0;COM.MICROSOFT.CEILING.MATH(RAND() * 20)*(IF(RAND()&gt;0.5;1;-1)))" office:value-type="float" office:value="10" calcext:value-type="float">
            <text:p>10</text:p>
          </table:table-cell>
          <table:table-cell table:style-name="ce13" table:formula="of:=IF(OR(EXACT(WEEKDAY([.$B56]);1);EXACT(WEEKDAY([.$B5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56]);1);EXACT(WEEKDAY([.$B5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56]);1);EXACT(WEEKDAY([.$B56]);7));&quot;----&quot;;&quot;&quot;)">
            <text:p/>
          </table:table-cell>
          <table:table-cell table:style-name="ce8" table:formula="of:=IFERROR(TIME([.I56]/60;[.I56] - COM.MICROSOFT.FLOOR.MATH([.I56]/60) * 60;0);&quot;&quot;)" office:value-type="time" office:time-value="PT16H14M00S" calcext:value-type="time">
            <text:p>16:14</text:p>
          </table:table-cell>
          <table:table-cell table:style-name="ce16" table:formula="of:=IFERROR(IF(EXACT([.C56];&quot;&quot;);&quot;&quot;;HOUR([.C56])*60+MINUTE([.C56])+HOUR([.E56])*60+MINUTE([.E56])+HOUR([.F56])*60+MINUTE([.F56])+[.D56]);&quot;&quot;)" office:value-type="float" office:value="937" calcext:value-type="float">
            <text:p>937</text:p>
          </table:table-cell>
          <table:table-cell table:style-name="ce19" table:formula="of:=IFERROR(IF(EXACT([.D56];&quot;&quot;);&quot;&quot;;[.J55]+[.D56]);&quot;&quot;)" office:value-type="float" office:value="-8" calcext:value-type="float">
            <text:p>-8</text:p>
          </table:table-cell>
          <table:table-cell table:style-name="ce22" table:formula="of:=NOT(OR(EXACT([.C56];&quot;&quot;);EXACT([.C56];&quot;----&quot;)))" office:value-type="boolean" office:boolean-value="true" calcext:value-type="boolean">
            <text:p>TRUE</text:p>
          </table:table-cell>
          <table:table-cell table:formula="of:=IF([.K56];HOUR([.C56])+(MINUTE([.C56])/60);&quot;&quot;)" office:value-type="float" office:value="6.95" calcext:value-type="float">
            <text:p>6.95</text:p>
          </table:table-cell>
          <table:table-cell table:style-name="ce25" table:formula="of:=IF([.K56];TIME(ROUNDDOWN((SUM([.L50:.L56])/5); 0);((SUM([.L50:.L56])/5)-ROUNDDOWN((SUM([.L50:.L56])/5);0))*60;0);&quot;&quot;)" office:value-type="time" office:time-value="PT06H42M00S" calcext:value-type="time">
            <text:p>6:42</text:p>
          </table:table-cell>
          <table:table-cell table:style-name="ce27"/>
          <table:table-cell table:style-name="ce30" table:formula="of:=IF(EXACT([.J56];&quot;&quot;);&quot;&quot;;[.B56])" office:value-type="date" office:date-value="2025-02-24" calcext:value-type="date">
            <text:p>2025-02-24</text:p>
          </table:table-cell>
          <table:table-cell table:style-name="ce33" table:formula="of:=IF(EXACT([.J56];&quot;&quot;);&quot;&quot;;(SUM([.L50:.L56])/5)-7)" office:value-type="float" office:value="-0.3" calcext:value-type="float">
            <text:p>-0.30</text:p>
          </table:table-cell>
          <table:table-cell table:style-name="ce33" table:formula="of:=IF(EXACT([.J56];&quot;&quot;);&quot;&quot;;[.Q55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57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56]+1" office:value-type="date" office:date-value="2025-02-25" calcext:value-type="date">
            <text:p>2025-02-25</text:p>
          </table:table-cell>
          <table:table-cell table:style-name="ce8" table:formula="of:=IF(OR(EXACT(WEEKDAY([.$B57]);1);EXACT(WEEKDAY([.$B57]);7));&quot;----&quot;;IF(EXACT([.D54];&quot;----&quot;);&quot;&quot;;TIME(RAND()*(8-5)+5;RAND()*(59-0)+0;0)))" office:value-type="time" office:time-value="PT06H50M54.91056564S" calcext:value-type="time">
            <text:p>6:50</text:p>
          </table:table-cell>
          <table:table-cell table:style-name="ce9" table:formula="of:=IF(OR(EXACT(WEEKDAY([.$B57]);1);EXACT(WEEKDAY([.$B57]);7));0;COM.MICROSOFT.CEILING.MATH(RAND() * 20)*(IF(RAND()&gt;0.5;1;-1)))" office:value-type="float" office:value="19" calcext:value-type="float">
            <text:p>19</text:p>
          </table:table-cell>
          <table:table-cell table:style-name="ce13" table:formula="of:=IF(OR(EXACT(WEEKDAY([.$B57]);1);EXACT(WEEKDAY([.$B5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57]);1);EXACT(WEEKDAY([.$B5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57]);1);EXACT(WEEKDAY([.$B57]);7));&quot;----&quot;;&quot;&quot;)">
            <text:p/>
          </table:table-cell>
          <table:table-cell table:style-name="ce8" table:formula="of:=IFERROR(TIME([.I57]/60;[.I57] - COM.MICROSOFT.FLOOR.MATH([.I57]/60) * 60;0);&quot;&quot;)" office:value-type="time" office:time-value="PT16H18M00S" calcext:value-type="time">
            <text:p>16:18</text:p>
          </table:table-cell>
          <table:table-cell table:style-name="ce16" table:formula="of:=IFERROR(IF(EXACT([.C57];&quot;&quot;);&quot;&quot;;HOUR([.C57])*60+MINUTE([.C57])+HOUR([.E57])*60+MINUTE([.E57])+HOUR([.F57])*60+MINUTE([.F57])+[.D57]);&quot;&quot;)" office:value-type="float" office:value="939" calcext:value-type="float">
            <text:p>939</text:p>
          </table:table-cell>
          <table:table-cell table:style-name="ce19" table:formula="of:=IFERROR(IF(EXACT([.D57];&quot;&quot;);&quot;&quot;;[.J56]+[.D57]);&quot;&quot;)" office:value-type="float" office:value="11" calcext:value-type="float">
            <text:p>11</text:p>
          </table:table-cell>
          <table:table-cell table:style-name="ce22" table:formula="of:=NOT(OR(EXACT([.C57];&quot;&quot;);EXACT([.C57];&quot;----&quot;)))" office:value-type="boolean" office:boolean-value="true" calcext:value-type="boolean">
            <text:p>TRUE</text:p>
          </table:table-cell>
          <table:table-cell table:formula="of:=IF([.K57];HOUR([.C57])+(MINUTE([.C57])/60);&quot;&quot;)" office:value-type="float" office:value="6.83333333333333" calcext:value-type="float">
            <text:p>6.83</text:p>
          </table:table-cell>
          <table:table-cell table:style-name="ce25" table:formula="of:=IF([.K57];TIME(ROUNDDOWN((SUM([.L51:.L57])/5); 0);((SUM([.L51:.L57])/5)-ROUNDDOWN((SUM([.L51:.L57])/5);0))*60;0);&quot;&quot;)" office:value-type="time" office:time-value="PT06H45M48S" calcext:value-type="time">
            <text:p>6:45</text:p>
          </table:table-cell>
          <table:table-cell table:style-name="ce27"/>
          <table:table-cell table:style-name="ce30" table:formula="of:=IF(EXACT([.J57];&quot;&quot;);&quot;&quot;;[.B57])" office:value-type="date" office:date-value="2025-02-25" calcext:value-type="date">
            <text:p>2025-02-25</text:p>
          </table:table-cell>
          <table:table-cell table:style-name="ce33" table:formula="of:=IF(EXACT([.J57];&quot;&quot;);&quot;&quot;;(SUM([.L51:.L57])/5)-7)" office:value-type="float" office:value="-0.236666666666667" calcext:value-type="float">
            <text:p>-0.24</text:p>
          </table:table-cell>
          <table:table-cell table:style-name="ce33" table:formula="of:=IF(EXACT([.J57];&quot;&quot;);&quot;&quot;;[.Q56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58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57]+1" office:value-type="date" office:date-value="2025-02-26" calcext:value-type="date">
            <text:p>2025-02-26</text:p>
          </table:table-cell>
          <table:table-cell table:style-name="ce8" table:formula="of:=IF(OR(EXACT(WEEKDAY([.$B58]);1);EXACT(WEEKDAY([.$B58]);7));&quot;----&quot;;IF(EXACT([.D55];&quot;----&quot;);&quot;&quot;;TIME(RAND()*(8-5)+5;RAND()*(59-0)+0;0)))" office:value-type="time" office:time-value="PT08H09M41.399813436S" calcext:value-type="time">
            <text:p>8:09</text:p>
          </table:table-cell>
          <table:table-cell table:style-name="ce9" table:formula="of:=IF(OR(EXACT(WEEKDAY([.$B58]);1);EXACT(WEEKDAY([.$B58]);7));0;COM.MICROSOFT.CEILING.MATH(RAND() * 20)*(IF(RAND()&gt;0.5;1;-1)))" office:value-type="float" office:value="-15" calcext:value-type="float">
            <text:p>-15</text:p>
          </table:table-cell>
          <table:table-cell table:style-name="ce13" table:formula="of:=IF(OR(EXACT(WEEKDAY([.$B58]);1);EXACT(WEEKDAY([.$B5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58]);1);EXACT(WEEKDAY([.$B5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58]);1);EXACT(WEEKDAY([.$B58]);7));&quot;----&quot;;&quot;&quot;)">
            <text:p/>
          </table:table-cell>
          <table:table-cell table:style-name="ce8" table:formula="of:=IFERROR(TIME([.I58]/60;[.I58] - COM.MICROSOFT.FLOOR.MATH([.I58]/60) * 60;0);&quot;&quot;)" office:value-type="time" office:time-value="PT16H48M00S" calcext:value-type="time">
            <text:p>16:48</text:p>
          </table:table-cell>
          <table:table-cell table:style-name="ce16" table:formula="of:=IFERROR(IF(EXACT([.C58];&quot;&quot;);&quot;&quot;;HOUR([.C58])*60+MINUTE([.C58])+HOUR([.E58])*60+MINUTE([.E58])+HOUR([.F58])*60+MINUTE([.F58])+[.D58]);&quot;&quot;)" office:value-type="float" office:value="984" calcext:value-type="float">
            <text:p>984</text:p>
          </table:table-cell>
          <table:table-cell table:style-name="ce19" table:formula="of:=IFERROR(IF(EXACT([.D58];&quot;&quot;);&quot;&quot;;[.J57]+[.D58]);&quot;&quot;)" office:value-type="float" office:value="-4" calcext:value-type="float">
            <text:p>-4</text:p>
          </table:table-cell>
          <table:table-cell table:style-name="ce22" table:formula="of:=NOT(OR(EXACT([.C58];&quot;&quot;);EXACT([.C58];&quot;----&quot;)))" office:value-type="boolean" office:boolean-value="true" calcext:value-type="boolean">
            <text:p>TRUE</text:p>
          </table:table-cell>
          <table:table-cell table:formula="of:=IF([.K58];HOUR([.C58])+(MINUTE([.C58])/60);&quot;&quot;)" office:value-type="float" office:value="8.15" calcext:value-type="float">
            <text:p>8.15</text:p>
          </table:table-cell>
          <table:table-cell table:style-name="ce25" table:formula="of:=IF([.K58];TIME(ROUNDDOWN((SUM([.L52:.L58])/5); 0);((SUM([.L52:.L58])/5)-ROUNDDOWN((SUM([.L52:.L58])/5);0))*60;0);&quot;&quot;)" office:value-type="time" office:time-value="PT07H08M36S" calcext:value-type="time">
            <text:p>7:08</text:p>
          </table:table-cell>
          <table:table-cell table:style-name="ce27"/>
          <table:table-cell table:style-name="ce30" table:formula="of:=IF(EXACT([.J58];&quot;&quot;);&quot;&quot;;[.B58])" office:value-type="date" office:date-value="2025-02-26" calcext:value-type="date">
            <text:p>2025-02-26</text:p>
          </table:table-cell>
          <table:table-cell table:style-name="ce33" table:formula="of:=IF(EXACT([.J58];&quot;&quot;);&quot;&quot;;(SUM([.L52:.L58])/5)-7)" office:value-type="float" office:value="0.143333333333334" calcext:value-type="float">
            <text:p>0.14</text:p>
          </table:table-cell>
          <table:table-cell table:style-name="ce33" table:formula="of:=IF(EXACT([.J58];&quot;&quot;);&quot;&quot;;[.Q57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59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58]+1" office:value-type="date" office:date-value="2025-02-27" calcext:value-type="date">
            <text:p>2025-02-27</text:p>
          </table:table-cell>
          <table:table-cell table:style-name="ce8" table:formula="of:=IF(OR(EXACT(WEEKDAY([.$B59]);1);EXACT(WEEKDAY([.$B59]);7));&quot;----&quot;;IF(EXACT([.D56];&quot;----&quot;);&quot;&quot;;TIME(RAND()*(8-5)+5;RAND()*(59-0)+0;0)))" office:value-type="time" office:time-value="PT05H36M44.047395451S" calcext:value-type="time">
            <text:p>5:36</text:p>
          </table:table-cell>
          <table:table-cell table:style-name="ce9" table:formula="of:=IF(OR(EXACT(WEEKDAY([.$B59]);1);EXACT(WEEKDAY([.$B59]);7));0;COM.MICROSOFT.CEILING.MATH(RAND() * 20)*(IF(RAND()&gt;0.5;1;-1)))" office:value-type="float" office:value="-6" calcext:value-type="float">
            <text:p>-6</text:p>
          </table:table-cell>
          <table:table-cell table:style-name="ce13" table:formula="of:=IF(OR(EXACT(WEEKDAY([.$B59]);1);EXACT(WEEKDAY([.$B5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59]);1);EXACT(WEEKDAY([.$B5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59]);1);EXACT(WEEKDAY([.$B59]);7));&quot;----&quot;;&quot;&quot;)">
            <text:p/>
          </table:table-cell>
          <table:table-cell table:style-name="ce8" table:formula="of:=IFERROR(TIME([.I59]/60;[.I59] - COM.MICROSOFT.FLOOR.MATH([.I59]/60) * 60;0);&quot;&quot;)" office:value-type="time" office:time-value="PT14H00M00S" calcext:value-type="time">
            <text:p>14:00</text:p>
          </table:table-cell>
          <table:table-cell table:style-name="ce16" table:formula="of:=IFERROR(IF(EXACT([.C59];&quot;&quot;);&quot;&quot;;HOUR([.C59])*60+MINUTE([.C59])+HOUR([.E59])*60+MINUTE([.E59])+HOUR([.F59])*60+MINUTE([.F59])+[.D59]);&quot;&quot;)" office:value-type="float" office:value="840" calcext:value-type="float">
            <text:p>840</text:p>
          </table:table-cell>
          <table:table-cell table:style-name="ce19" table:formula="of:=IFERROR(IF(EXACT([.D59];&quot;&quot;);&quot;&quot;;[.J58]+[.D59]);&quot;&quot;)" office:value-type="float" office:value="-10" calcext:value-type="float">
            <text:p>-10</text:p>
          </table:table-cell>
          <table:table-cell table:style-name="ce22" table:formula="of:=NOT(OR(EXACT([.C59];&quot;&quot;);EXACT([.C59];&quot;----&quot;)))" office:value-type="boolean" office:boolean-value="true" calcext:value-type="boolean">
            <text:p>TRUE</text:p>
          </table:table-cell>
          <table:table-cell table:formula="of:=IF([.K59];HOUR([.C59])+(MINUTE([.C59])/60);&quot;&quot;)" office:value-type="float" office:value="5.6" calcext:value-type="float">
            <text:p>5.60</text:p>
          </table:table-cell>
          <table:table-cell table:style-name="ce25" table:formula="of:=IF([.K59];TIME(ROUNDDOWN((SUM([.L53:.L59])/5); 0);((SUM([.L53:.L59])/5)-ROUNDDOWN((SUM([.L53:.L59])/5);0))*60;0);&quot;&quot;)" office:value-type="time" office:time-value="PT06H47M48S" calcext:value-type="time">
            <text:p>6:47</text:p>
          </table:table-cell>
          <table:table-cell table:style-name="ce27"/>
          <table:table-cell table:style-name="ce30" table:formula="of:=IF(EXACT([.J59];&quot;&quot;);&quot;&quot;;[.B59])" office:value-type="date" office:date-value="2025-02-27" calcext:value-type="date">
            <text:p>2025-02-27</text:p>
          </table:table-cell>
          <table:table-cell table:style-name="ce33" table:formula="of:=IF(EXACT([.J59];&quot;&quot;);&quot;&quot;;(SUM([.L53:.L59])/5)-7)" office:value-type="float" office:value="-0.203333333333333" calcext:value-type="float">
            <text:p>-0.20</text:p>
          </table:table-cell>
          <table:table-cell table:style-name="ce33" table:formula="of:=IF(EXACT([.J59];&quot;&quot;);&quot;&quot;;[.Q58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60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59]+1" office:value-type="date" office:date-value="2025-02-28" calcext:value-type="date">
            <text:p>2025-02-28</text:p>
          </table:table-cell>
          <table:table-cell table:style-name="ce8" table:formula="of:=IF(OR(EXACT(WEEKDAY([.$B60]);1);EXACT(WEEKDAY([.$B60]);7));&quot;----&quot;;IF(EXACT([.D57];&quot;----&quot;);&quot;&quot;;TIME(RAND()*(8-5)+5;RAND()*(59-0)+0;0)))" office:value-type="time" office:time-value="PT08H21M54.754418033S" calcext:value-type="time">
            <text:p>8:21</text:p>
          </table:table-cell>
          <table:table-cell table:style-name="ce9" table:formula="of:=IF(OR(EXACT(WEEKDAY([.$B60]);1);EXACT(WEEKDAY([.$B60]);7));0;COM.MICROSOFT.CEILING.MATH(RAND() * 20)*(IF(RAND()&gt;0.5;1;-1)))" office:value-type="float" office:value="-11" calcext:value-type="float">
            <text:p>-11</text:p>
          </table:table-cell>
          <table:table-cell table:style-name="ce13" table:formula="of:=IF(OR(EXACT(WEEKDAY([.$B60]);1);EXACT(WEEKDAY([.$B6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60]);1);EXACT(WEEKDAY([.$B6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60]);1);EXACT(WEEKDAY([.$B60]);7));&quot;----&quot;;&quot;&quot;)">
            <text:p/>
          </table:table-cell>
          <table:table-cell table:style-name="ce8" table:formula="of:=IFERROR(TIME([.I60]/60;[.I60] - COM.MICROSOFT.FLOOR.MATH([.I60]/60) * 60;0);&quot;&quot;)" office:value-type="time" office:time-value="PT17H20M00S" calcext:value-type="time">
            <text:p>17:20</text:p>
          </table:table-cell>
          <table:table-cell table:style-name="ce16" table:formula="of:=IFERROR(IF(EXACT([.C60];&quot;&quot;);&quot;&quot;;HOUR([.C60])*60+MINUTE([.C60])+HOUR([.E60])*60+MINUTE([.E60])+HOUR([.F60])*60+MINUTE([.F60])+[.D60]);&quot;&quot;)" office:value-type="float" office:value="1000" calcext:value-type="float">
            <text:p>1000</text:p>
          </table:table-cell>
          <table:table-cell table:style-name="ce19" table:formula="of:=IFERROR(IF(EXACT([.D60];&quot;&quot;);&quot;&quot;;[.J59]+[.D60]);&quot;&quot;)" office:value-type="float" office:value="-21" calcext:value-type="float">
            <text:p>-21</text:p>
          </table:table-cell>
          <table:table-cell table:style-name="ce22" table:formula="of:=NOT(OR(EXACT([.C60];&quot;&quot;);EXACT([.C60];&quot;----&quot;)))" office:value-type="boolean" office:boolean-value="true" calcext:value-type="boolean">
            <text:p>TRUE</text:p>
          </table:table-cell>
          <table:table-cell table:formula="of:=IF([.K60];HOUR([.C60])+(MINUTE([.C60])/60);&quot;&quot;)" office:value-type="float" office:value="8.35" calcext:value-type="float">
            <text:p>8.35</text:p>
          </table:table-cell>
          <table:table-cell table:style-name="ce25" table:formula="of:=IF([.K60];TIME(ROUNDDOWN((SUM([.L54:.L60])/5); 0);((SUM([.L54:.L60])/5)-ROUNDDOWN((SUM([.L54:.L60])/5);0))*60;0);&quot;&quot;)" office:value-type="time" office:time-value="PT07H10M36S" calcext:value-type="time">
            <text:p>7:10</text:p>
          </table:table-cell>
          <table:table-cell table:style-name="ce27"/>
          <table:table-cell table:style-name="ce30" table:formula="of:=IF(EXACT([.J60];&quot;&quot;);&quot;&quot;;[.B60])" office:value-type="date" office:date-value="2025-02-28" calcext:value-type="date">
            <text:p>2025-02-28</text:p>
          </table:table-cell>
          <table:table-cell table:style-name="ce33" table:formula="of:=IF(EXACT([.J60];&quot;&quot;);&quot;&quot;;(SUM([.L54:.L60])/5)-7)" office:value-type="float" office:value="0.176666666666667" calcext:value-type="float">
            <text:p>0.18</text:p>
          </table:table-cell>
          <table:table-cell table:style-name="ce33" table:formula="of:=IF(EXACT([.J60];&quot;&quot;);&quot;&quot;;[.Q59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61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60]+1" office:value-type="date" office:date-value="2025-03-01" calcext:value-type="date">
            <text:p>2025-03-01</text:p>
          </table:table-cell>
          <table:table-cell table:style-name="ce8" table:formula="of:=IF(OR(EXACT(WEEKDAY([.$B61]);1);EXACT(WEEKDAY([.$B61]);7));&quot;----&quot;;IF(EXACT([.D58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61]);1);EXACT(WEEKDAY([.$B61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61]);1);EXACT(WEEKDAY([.$B61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61]);1);EXACT(WEEKDAY([.$B61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61]);1);EXACT(WEEKDAY([.$B61]);7));&quot;----&quot;;&quot;&quot;)" office:value-type="string" office:string-value="----" calcext:value-type="string">
            <text:p>----</text:p>
          </table:table-cell>
          <table:table-cell table:style-name="ce8" table:formula="of:=IFERROR(TIME([.I61]/60;[.I61] - COM.MICROSOFT.FLOOR.MATH([.I61]/60) * 60;0);&quot;&quot;)">
            <text:p/>
          </table:table-cell>
          <table:table-cell table:style-name="ce16" table:formula="of:=IFERROR(IF(EXACT([.C61];&quot;&quot;);&quot;&quot;;HOUR([.C61])*60+MINUTE([.C61])+HOUR([.E61])*60+MINUTE([.E61])+HOUR([.F61])*60+MINUTE([.F61])+[.D61]);&quot;&quot;)">
            <text:p/>
          </table:table-cell>
          <table:table-cell table:style-name="ce19" table:formula="of:=IFERROR(IF(EXACT([.D61];&quot;&quot;);&quot;&quot;;[.J60]+[.D61]);&quot;&quot;)" office:value-type="float" office:value="-21" calcext:value-type="float">
            <text:p>-21</text:p>
          </table:table-cell>
          <table:table-cell table:style-name="ce22" table:formula="of:=NOT(OR(EXACT([.C61];&quot;&quot;);EXACT([.C61];&quot;----&quot;)))" office:value-type="boolean" office:boolean-value="false" calcext:value-type="boolean">
            <text:p>FALSE</text:p>
          </table:table-cell>
          <table:table-cell table:formula="of:=IF([.K61];HOUR([.C61])+(MINUTE([.C61])/60);&quot;&quot;)">
            <text:p/>
          </table:table-cell>
          <table:table-cell table:style-name="ce25" table:formula="of:=IF([.K61];TIME(ROUNDDOWN((SUM([.L55:.L61])/5); 0);((SUM([.L55:.L61])/5)-ROUNDDOWN((SUM([.L55:.L61])/5);0))*60;0);&quot;&quot;)">
            <text:p/>
          </table:table-cell>
          <table:table-cell table:style-name="ce27"/>
          <table:table-cell table:style-name="ce30" table:formula="of:=IF(EXACT([.J61];&quot;&quot;);&quot;&quot;;[.B61])" office:value-type="date" office:date-value="2025-03-01" calcext:value-type="date">
            <text:p>2025-03-01</text:p>
          </table:table-cell>
          <table:table-cell table:style-name="ce33" table:formula="of:=IF(EXACT([.J61];&quot;&quot;);&quot;&quot;;(SUM([.L55:.L61])/5)-7)" office:value-type="float" office:value="0.176666666666667" calcext:value-type="float">
            <text:p>0.18</text:p>
          </table:table-cell>
          <table:table-cell table:style-name="ce33" table:formula="of:=IF(EXACT([.J61];&quot;&quot;);&quot;&quot;;[.Q60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62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61]+1" office:value-type="date" office:date-value="2025-03-02" calcext:value-type="date">
            <text:p>2025-03-02</text:p>
          </table:table-cell>
          <table:table-cell table:style-name="ce8" table:formula="of:=IF(OR(EXACT(WEEKDAY([.$B62]);1);EXACT(WEEKDAY([.$B62]);7));&quot;----&quot;;IF(EXACT([.D59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62]);1);EXACT(WEEKDAY([.$B62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62]);1);EXACT(WEEKDAY([.$B62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62]);1);EXACT(WEEKDAY([.$B62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62]);1);EXACT(WEEKDAY([.$B62]);7));&quot;----&quot;;&quot;&quot;)" office:value-type="string" office:string-value="----" calcext:value-type="string">
            <text:p>----</text:p>
          </table:table-cell>
          <table:table-cell table:style-name="ce8" table:formula="of:=IFERROR(TIME([.I62]/60;[.I62] - COM.MICROSOFT.FLOOR.MATH([.I62]/60) * 60;0);&quot;&quot;)">
            <text:p/>
          </table:table-cell>
          <table:table-cell table:style-name="ce16" table:formula="of:=IFERROR(IF(EXACT([.C62];&quot;&quot;);&quot;&quot;;HOUR([.C62])*60+MINUTE([.C62])+HOUR([.E62])*60+MINUTE([.E62])+HOUR([.F62])*60+MINUTE([.F62])+[.D62]);&quot;&quot;)">
            <text:p/>
          </table:table-cell>
          <table:table-cell table:style-name="ce19" table:formula="of:=IFERROR(IF(EXACT([.D62];&quot;&quot;);&quot;&quot;;[.J61]+[.D62]);&quot;&quot;)" office:value-type="float" office:value="-21" calcext:value-type="float">
            <text:p>-21</text:p>
          </table:table-cell>
          <table:table-cell table:style-name="ce22" table:formula="of:=NOT(OR(EXACT([.C62];&quot;&quot;);EXACT([.C62];&quot;----&quot;)))" office:value-type="boolean" office:boolean-value="false" calcext:value-type="boolean">
            <text:p>FALSE</text:p>
          </table:table-cell>
          <table:table-cell table:formula="of:=IF([.K62];HOUR([.C62])+(MINUTE([.C62])/60);&quot;&quot;)">
            <text:p/>
          </table:table-cell>
          <table:table-cell table:style-name="ce25" table:formula="of:=IF([.K62];TIME(ROUNDDOWN((SUM([.L56:.L62])/5); 0);((SUM([.L56:.L62])/5)-ROUNDDOWN((SUM([.L56:.L62])/5);0))*60;0);&quot;&quot;)">
            <text:p/>
          </table:table-cell>
          <table:table-cell table:style-name="ce27"/>
          <table:table-cell table:style-name="ce30" table:formula="of:=IF(EXACT([.J62];&quot;&quot;);&quot;&quot;;[.B62])" office:value-type="date" office:date-value="2025-03-02" calcext:value-type="date">
            <text:p>2025-03-02</text:p>
          </table:table-cell>
          <table:table-cell table:style-name="ce33" table:formula="of:=IF(EXACT([.J62];&quot;&quot;);&quot;&quot;;(SUM([.L56:.L62])/5)-7)" office:value-type="float" office:value="0.176666666666667" calcext:value-type="float">
            <text:p>0.18</text:p>
          </table:table-cell>
          <table:table-cell table:style-name="ce33" table:formula="of:=IF(EXACT([.J62];&quot;&quot;);&quot;&quot;;[.Q61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63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62]+1" office:value-type="date" office:date-value="2025-03-03" calcext:value-type="date">
            <text:p>2025-03-03</text:p>
          </table:table-cell>
          <table:table-cell table:style-name="ce8" table:formula="of:=IF(OR(EXACT(WEEKDAY([.$B63]);1);EXACT(WEEKDAY([.$B63]);7));&quot;----&quot;;IF(EXACT([.D60];&quot;----&quot;);&quot;&quot;;TIME(RAND()*(8-5)+5;RAND()*(59-0)+0;0)))" office:value-type="time" office:time-value="PT05H25M04.264496025S" calcext:value-type="time">
            <text:p>5:25</text:p>
          </table:table-cell>
          <table:table-cell table:style-name="ce9" table:formula="of:=IF(OR(EXACT(WEEKDAY([.$B63]);1);EXACT(WEEKDAY([.$B63]);7));0;COM.MICROSOFT.CEILING.MATH(RAND() * 20)*(IF(RAND()&gt;0.5;1;-1)))" office:value-type="float" office:value="2" calcext:value-type="float">
            <text:p>2</text:p>
          </table:table-cell>
          <table:table-cell table:style-name="ce13" table:formula="of:=IF(OR(EXACT(WEEKDAY([.$B63]);1);EXACT(WEEKDAY([.$B6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63]);1);EXACT(WEEKDAY([.$B6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63]);1);EXACT(WEEKDAY([.$B63]);7));&quot;----&quot;;&quot;&quot;)">
            <text:p/>
          </table:table-cell>
          <table:table-cell table:style-name="ce8" table:formula="of:=IFERROR(TIME([.I63]/60;[.I63] - COM.MICROSOFT.FLOOR.MATH([.I63]/60) * 60;0);&quot;&quot;)" office:value-type="time" office:time-value="PT14H54M00S" calcext:value-type="time">
            <text:p>14:54</text:p>
          </table:table-cell>
          <table:table-cell table:style-name="ce16" table:formula="of:=IFERROR(IF(EXACT([.C63];&quot;&quot;);&quot;&quot;;HOUR([.C63])*60+MINUTE([.C63])+HOUR([.E63])*60+MINUTE([.E63])+HOUR([.F63])*60+MINUTE([.F63])+[.D63]);&quot;&quot;)" office:value-type="float" office:value="837" calcext:value-type="float">
            <text:p>837</text:p>
          </table:table-cell>
          <table:table-cell table:style-name="ce19" table:formula="of:=IFERROR(IF(EXACT([.D63];&quot;&quot;);&quot;&quot;;[.J62]+[.D63]);&quot;&quot;)" office:value-type="float" office:value="-19" calcext:value-type="float">
            <text:p>-19</text:p>
          </table:table-cell>
          <table:table-cell table:style-name="ce22" table:formula="of:=NOT(OR(EXACT([.C63];&quot;&quot;);EXACT([.C63];&quot;----&quot;)))" office:value-type="boolean" office:boolean-value="true" calcext:value-type="boolean">
            <text:p>TRUE</text:p>
          </table:table-cell>
          <table:table-cell table:formula="of:=IF([.K63];HOUR([.C63])+(MINUTE([.C63])/60);&quot;&quot;)" office:value-type="float" office:value="5.41666666666667" calcext:value-type="float">
            <text:p>5.42</text:p>
          </table:table-cell>
          <table:table-cell table:style-name="ce25" table:formula="of:=IF([.K63];TIME(ROUNDDOWN((SUM([.L57:.L63])/5); 0);((SUM([.L57:.L63])/5)-ROUNDDOWN((SUM([.L57:.L63])/5);0))*60;0);&quot;&quot;)" office:value-type="time" office:time-value="PT06H52M12S" calcext:value-type="time">
            <text:p>6:52</text:p>
          </table:table-cell>
          <table:table-cell table:style-name="ce27"/>
          <table:table-cell table:style-name="ce30" table:formula="of:=IF(EXACT([.J63];&quot;&quot;);&quot;&quot;;[.B63])" office:value-type="date" office:date-value="2025-03-03" calcext:value-type="date">
            <text:p>2025-03-03</text:p>
          </table:table-cell>
          <table:table-cell table:style-name="ce33" table:formula="of:=IF(EXACT([.J63];&quot;&quot;);&quot;&quot;;(SUM([.L57:.L63])/5)-7)" office:value-type="float" office:value="-0.13" calcext:value-type="float">
            <text:p>-0.13</text:p>
          </table:table-cell>
          <table:table-cell table:style-name="ce33" table:formula="of:=IF(EXACT([.J63];&quot;&quot;);&quot;&quot;;[.Q62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64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63]+1" office:value-type="date" office:date-value="2025-03-04" calcext:value-type="date">
            <text:p>2025-03-04</text:p>
          </table:table-cell>
          <table:table-cell table:style-name="ce8" table:formula="of:=IF(OR(EXACT(WEEKDAY([.$B64]);1);EXACT(WEEKDAY([.$B64]);7));&quot;----&quot;;IF(EXACT([.D61];&quot;----&quot;);&quot;&quot;;TIME(RAND()*(8-5)+5;RAND()*(59-0)+0;0)))" office:value-type="time" office:time-value="PT08H06M51.622251002S" calcext:value-type="time">
            <text:p>8:06</text:p>
          </table:table-cell>
          <table:table-cell table:style-name="ce9" table:formula="of:=IF(OR(EXACT(WEEKDAY([.$B64]);1);EXACT(WEEKDAY([.$B64]);7));0;COM.MICROSOFT.CEILING.MATH(RAND() * 20)*(IF(RAND()&gt;0.5;1;-1)))" office:value-type="float" office:value="-8" calcext:value-type="float">
            <text:p>-8</text:p>
          </table:table-cell>
          <table:table-cell table:style-name="ce13" table:formula="of:=IF(OR(EXACT(WEEKDAY([.$B64]);1);EXACT(WEEKDAY([.$B6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64]);1);EXACT(WEEKDAY([.$B6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64]);1);EXACT(WEEKDAY([.$B64]);7));&quot;----&quot;;&quot;&quot;)">
            <text:p/>
          </table:table-cell>
          <table:table-cell table:style-name="ce8" table:formula="of:=IFERROR(TIME([.I64]/60;[.I64] - COM.MICROSOFT.FLOOR.MATH([.I64]/60) * 60;0);&quot;&quot;)" office:value-type="time" office:time-value="PT16H56M00S" calcext:value-type="time">
            <text:p>16:56</text:p>
          </table:table-cell>
          <table:table-cell table:style-name="ce16" table:formula="of:=IFERROR(IF(EXACT([.C64];&quot;&quot;);&quot;&quot;;HOUR([.C64])*60+MINUTE([.C64])+HOUR([.E64])*60+MINUTE([.E64])+HOUR([.F64])*60+MINUTE([.F64])+[.D64]);&quot;&quot;)" office:value-type="float" office:value="988" calcext:value-type="float">
            <text:p>988</text:p>
          </table:table-cell>
          <table:table-cell table:style-name="ce19" table:formula="of:=IFERROR(IF(EXACT([.D64];&quot;&quot;);&quot;&quot;;[.J63]+[.D64]);&quot;&quot;)" office:value-type="float" office:value="-27" calcext:value-type="float">
            <text:p>-27</text:p>
          </table:table-cell>
          <table:table-cell table:style-name="ce22" table:formula="of:=NOT(OR(EXACT([.C64];&quot;&quot;);EXACT([.C64];&quot;----&quot;)))" office:value-type="boolean" office:boolean-value="true" calcext:value-type="boolean">
            <text:p>TRUE</text:p>
          </table:table-cell>
          <table:table-cell table:formula="of:=IF([.K64];HOUR([.C64])+(MINUTE([.C64])/60);&quot;&quot;)" office:value-type="float" office:value="8.1" calcext:value-type="float">
            <text:p>8.10</text:p>
          </table:table-cell>
          <table:table-cell table:style-name="ce25" table:formula="of:=IF([.K64];TIME(ROUNDDOWN((SUM([.L58:.L64])/5); 0);((SUM([.L58:.L64])/5)-ROUNDDOWN((SUM([.L58:.L64])/5);0))*60;0);&quot;&quot;)" office:value-type="time" office:time-value="PT07H07M24S" calcext:value-type="time">
            <text:p>7:07</text:p>
          </table:table-cell>
          <table:table-cell table:style-name="ce27"/>
          <table:table-cell table:style-name="ce30" table:formula="of:=IF(EXACT([.J64];&quot;&quot;);&quot;&quot;;[.B64])" office:value-type="date" office:date-value="2025-03-04" calcext:value-type="date">
            <text:p>2025-03-04</text:p>
          </table:table-cell>
          <table:table-cell table:style-name="ce33" table:formula="of:=IF(EXACT([.J64];&quot;&quot;);&quot;&quot;;(SUM([.L58:.L64])/5)-7)" office:value-type="float" office:value="0.123333333333333" calcext:value-type="float">
            <text:p>0.12</text:p>
          </table:table-cell>
          <table:table-cell table:style-name="ce33" table:formula="of:=IF(EXACT([.J64];&quot;&quot;);&quot;&quot;;[.Q63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65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64]+1" office:value-type="date" office:date-value="2025-03-05" calcext:value-type="date">
            <text:p>2025-03-05</text:p>
          </table:table-cell>
          <table:table-cell table:style-name="ce8" table:formula="of:=IF(OR(EXACT(WEEKDAY([.$B65]);1);EXACT(WEEKDAY([.$B65]);7));&quot;----&quot;;IF(EXACT([.D62];&quot;----&quot;);&quot;&quot;;TIME(RAND()*(8-5)+5;RAND()*(59-0)+0;0)))" office:value-type="time" office:time-value="PT07H40M51.414542076S" calcext:value-type="time">
            <text:p>7:40</text:p>
          </table:table-cell>
          <table:table-cell table:style-name="ce9" table:formula="of:=IF(OR(EXACT(WEEKDAY([.$B65]);1);EXACT(WEEKDAY([.$B65]);7));0;COM.MICROSOFT.CEILING.MATH(RAND() * 20)*(IF(RAND()&gt;0.5;1;-1)))" office:value-type="float" office:value="14" calcext:value-type="float">
            <text:p>14</text:p>
          </table:table-cell>
          <table:table-cell table:style-name="ce13" table:formula="of:=IF(OR(EXACT(WEEKDAY([.$B65]);1);EXACT(WEEKDAY([.$B6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65]);1);EXACT(WEEKDAY([.$B6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65]);1);EXACT(WEEKDAY([.$B65]);7));&quot;----&quot;;&quot;&quot;)">
            <text:p/>
          </table:table-cell>
          <table:table-cell table:style-name="ce8" table:formula="of:=IFERROR(TIME([.I65]/60;[.I65] - COM.MICROSOFT.FLOOR.MATH([.I65]/60) * 60;0);&quot;&quot;)" office:value-type="time" office:time-value="PT16H48M00S" calcext:value-type="time">
            <text:p>16:48</text:p>
          </table:table-cell>
          <table:table-cell table:style-name="ce16" table:formula="of:=IFERROR(IF(EXACT([.C65];&quot;&quot;);&quot;&quot;;HOUR([.C65])*60+MINUTE([.C65])+HOUR([.E65])*60+MINUTE([.E65])+HOUR([.F65])*60+MINUTE([.F65])+[.D65]);&quot;&quot;)" office:value-type="float" office:value="984" calcext:value-type="float">
            <text:p>984</text:p>
          </table:table-cell>
          <table:table-cell table:style-name="ce19" table:formula="of:=IFERROR(IF(EXACT([.D65];&quot;&quot;);&quot;&quot;;[.J64]+[.D65]);&quot;&quot;)" office:value-type="float" office:value="-13" calcext:value-type="float">
            <text:p>-13</text:p>
          </table:table-cell>
          <table:table-cell table:style-name="ce22" table:formula="of:=NOT(OR(EXACT([.C65];&quot;&quot;);EXACT([.C65];&quot;----&quot;)))" office:value-type="boolean" office:boolean-value="true" calcext:value-type="boolean">
            <text:p>TRUE</text:p>
          </table:table-cell>
          <table:table-cell table:formula="of:=IF([.K65];HOUR([.C65])+(MINUTE([.C65])/60);&quot;&quot;)" office:value-type="float" office:value="7.66666666666667" calcext:value-type="float">
            <text:p>7.67</text:p>
          </table:table-cell>
          <table:table-cell table:style-name="ce25" table:formula="of:=IF([.K65];TIME(ROUNDDOWN((SUM([.L59:.L65])/5); 0);((SUM([.L59:.L65])/5)-ROUNDDOWN((SUM([.L59:.L65])/5);0))*60;0);&quot;&quot;)" office:value-type="time" office:time-value="PT07H01M36S" calcext:value-type="time">
            <text:p>7:01</text:p>
          </table:table-cell>
          <table:table-cell table:style-name="ce27"/>
          <table:table-cell table:style-name="ce30" table:formula="of:=IF(EXACT([.J65];&quot;&quot;);&quot;&quot;;[.B65])" office:value-type="date" office:date-value="2025-03-05" calcext:value-type="date">
            <text:p>2025-03-05</text:p>
          </table:table-cell>
          <table:table-cell table:style-name="ce33" table:formula="of:=IF(EXACT([.J65];&quot;&quot;);&quot;&quot;;(SUM([.L59:.L65])/5)-7)" office:value-type="float" office:value="0.0266666666666664" calcext:value-type="float">
            <text:p>0.03</text:p>
          </table:table-cell>
          <table:table-cell table:style-name="ce33" table:formula="of:=IF(EXACT([.J65];&quot;&quot;);&quot;&quot;;[.Q64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66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65]+1" office:value-type="date" office:date-value="2025-03-06" calcext:value-type="date">
            <text:p>2025-03-06</text:p>
          </table:table-cell>
          <table:table-cell table:style-name="ce8" table:formula="of:=IF(OR(EXACT(WEEKDAY([.$B66]);1);EXACT(WEEKDAY([.$B66]);7));&quot;----&quot;;IF(EXACT([.D63];&quot;----&quot;);&quot;&quot;;TIME(RAND()*(8-5)+5;RAND()*(59-0)+0;0)))" office:value-type="time" office:time-value="PT07H01M08.014939781S" calcext:value-type="time">
            <text:p>7:01</text:p>
          </table:table-cell>
          <table:table-cell table:style-name="ce9" table:formula="of:=IF(OR(EXACT(WEEKDAY([.$B66]);1);EXACT(WEEKDAY([.$B66]);7));0;COM.MICROSOFT.CEILING.MATH(RAND() * 20)*(IF(RAND()&gt;0.5;1;-1)))" office:value-type="float" office:value="-19" calcext:value-type="float">
            <text:p>-19</text:p>
          </table:table-cell>
          <table:table-cell table:style-name="ce13" table:formula="of:=IF(OR(EXACT(WEEKDAY([.$B66]);1);EXACT(WEEKDAY([.$B6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66]);1);EXACT(WEEKDAY([.$B6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66]);1);EXACT(WEEKDAY([.$B66]);7));&quot;----&quot;;&quot;&quot;)">
            <text:p/>
          </table:table-cell>
          <table:table-cell table:style-name="ce8" table:formula="of:=IFERROR(TIME([.I66]/60;[.I66] - COM.MICROSOFT.FLOOR.MATH([.I66]/60) * 60;0);&quot;&quot;)" office:value-type="time" office:time-value="PT15H24M00S" calcext:value-type="time">
            <text:p>15:24</text:p>
          </table:table-cell>
          <table:table-cell table:style-name="ce16" table:formula="of:=IFERROR(IF(EXACT([.C66];&quot;&quot;);&quot;&quot;;HOUR([.C66])*60+MINUTE([.C66])+HOUR([.E66])*60+MINUTE([.E66])+HOUR([.F66])*60+MINUTE([.F66])+[.D66]);&quot;&quot;)" office:value-type="float" office:value="912" calcext:value-type="float">
            <text:p>912</text:p>
          </table:table-cell>
          <table:table-cell table:style-name="ce19" table:formula="of:=IFERROR(IF(EXACT([.D66];&quot;&quot;);&quot;&quot;;[.J65]+[.D66]);&quot;&quot;)" office:value-type="float" office:value="-32" calcext:value-type="float">
            <text:p>-32</text:p>
          </table:table-cell>
          <table:table-cell table:style-name="ce22" table:formula="of:=NOT(OR(EXACT([.C66];&quot;&quot;);EXACT([.C66];&quot;----&quot;)))" office:value-type="boolean" office:boolean-value="true" calcext:value-type="boolean">
            <text:p>TRUE</text:p>
          </table:table-cell>
          <table:table-cell table:formula="of:=IF([.K66];HOUR([.C66])+(MINUTE([.C66])/60);&quot;&quot;)" office:value-type="float" office:value="7.01666666666667" calcext:value-type="float">
            <text:p>7.02</text:p>
          </table:table-cell>
          <table:table-cell table:style-name="ce25" table:formula="of:=IF([.K66];TIME(ROUNDDOWN((SUM([.L60:.L66])/5); 0);((SUM([.L60:.L66])/5)-ROUNDDOWN((SUM([.L60:.L66])/5);0))*60;0);&quot;&quot;)" office:value-type="time" office:time-value="PT07H18M36S" calcext:value-type="time">
            <text:p>7:18</text:p>
          </table:table-cell>
          <table:table-cell table:style-name="ce27"/>
          <table:table-cell table:style-name="ce30" table:formula="of:=IF(EXACT([.J66];&quot;&quot;);&quot;&quot;;[.B66])" office:value-type="date" office:date-value="2025-03-06" calcext:value-type="date">
            <text:p>2025-03-06</text:p>
          </table:table-cell>
          <table:table-cell table:style-name="ce33" table:formula="of:=IF(EXACT([.J66];&quot;&quot;);&quot;&quot;;(SUM([.L60:.L66])/5)-7)" office:value-type="float" office:value="0.31" calcext:value-type="float">
            <text:p>0.31</text:p>
          </table:table-cell>
          <table:table-cell table:style-name="ce33" table:formula="of:=IF(EXACT([.J66];&quot;&quot;);&quot;&quot;;[.Q65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67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66]+1" office:value-type="date" office:date-value="2025-03-07" calcext:value-type="date">
            <text:p>2025-03-07</text:p>
          </table:table-cell>
          <table:table-cell table:style-name="ce8" table:formula="of:=IF(OR(EXACT(WEEKDAY([.$B67]);1);EXACT(WEEKDAY([.$B67]);7));&quot;----&quot;;IF(EXACT([.D64];&quot;----&quot;);&quot;&quot;;TIME(RAND()*(8-5)+5;RAND()*(59-0)+0;0)))" office:value-type="time" office:time-value="PT07H44M31.589275745S" calcext:value-type="time">
            <text:p>7:44</text:p>
          </table:table-cell>
          <table:table-cell table:style-name="ce9" table:formula="of:=IF(OR(EXACT(WEEKDAY([.$B67]);1);EXACT(WEEKDAY([.$B67]);7));0;COM.MICROSOFT.CEILING.MATH(RAND() * 20)*(IF(RAND()&gt;0.5;1;-1)))" office:value-type="float" office:value="16" calcext:value-type="float">
            <text:p>16</text:p>
          </table:table-cell>
          <table:table-cell table:style-name="ce13" table:formula="of:=IF(OR(EXACT(WEEKDAY([.$B67]);1);EXACT(WEEKDAY([.$B6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67]);1);EXACT(WEEKDAY([.$B6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67]);1);EXACT(WEEKDAY([.$B67]);7));&quot;----&quot;;&quot;&quot;)">
            <text:p/>
          </table:table-cell>
          <table:table-cell table:style-name="ce8" table:formula="of:=IFERROR(TIME([.I67]/60;[.I67] - COM.MICROSOFT.FLOOR.MATH([.I67]/60) * 60;0);&quot;&quot;)" office:value-type="time" office:time-value="PT17H00M00S" calcext:value-type="time">
            <text:p>17:00</text:p>
          </table:table-cell>
          <table:table-cell table:style-name="ce16" table:formula="of:=IFERROR(IF(EXACT([.C67];&quot;&quot;);&quot;&quot;;HOUR([.C67])*60+MINUTE([.C67])+HOUR([.E67])*60+MINUTE([.E67])+HOUR([.F67])*60+MINUTE([.F67])+[.D67]);&quot;&quot;)" office:value-type="float" office:value="990" calcext:value-type="float">
            <text:p>990</text:p>
          </table:table-cell>
          <table:table-cell table:style-name="ce19" table:formula="of:=IFERROR(IF(EXACT([.D67];&quot;&quot;);&quot;&quot;;[.J66]+[.D67]);&quot;&quot;)" office:value-type="float" office:value="-16" calcext:value-type="float">
            <text:p>-16</text:p>
          </table:table-cell>
          <table:table-cell table:style-name="ce22" table:formula="of:=NOT(OR(EXACT([.C67];&quot;&quot;);EXACT([.C67];&quot;----&quot;)))" office:value-type="boolean" office:boolean-value="true" calcext:value-type="boolean">
            <text:p>TRUE</text:p>
          </table:table-cell>
          <table:table-cell table:formula="of:=IF([.K67];HOUR([.C67])+(MINUTE([.C67])/60);&quot;&quot;)" office:value-type="float" office:value="7.73333333333333" calcext:value-type="float">
            <text:p>7.73</text:p>
          </table:table-cell>
          <table:table-cell table:style-name="ce25" table:formula="of:=IF([.K67];TIME(ROUNDDOWN((SUM([.L61:.L67])/5); 0);((SUM([.L61:.L67])/5)-ROUNDDOWN((SUM([.L61:.L67])/5);0))*60;0);&quot;&quot;)" office:value-type="time" office:time-value="PT07H11M12S" calcext:value-type="time">
            <text:p>7:11</text:p>
          </table:table-cell>
          <table:table-cell table:style-name="ce27"/>
          <table:table-cell table:style-name="ce30" table:formula="of:=IF(EXACT([.J67];&quot;&quot;);&quot;&quot;;[.B67])" office:value-type="date" office:date-value="2025-03-07" calcext:value-type="date">
            <text:p>2025-03-07</text:p>
          </table:table-cell>
          <table:table-cell table:style-name="ce33" table:formula="of:=IF(EXACT([.J67];&quot;&quot;);&quot;&quot;;(SUM([.L61:.L67])/5)-7)" office:value-type="float" office:value="0.186666666666667" calcext:value-type="float">
            <text:p>0.19</text:p>
          </table:table-cell>
          <table:table-cell table:style-name="ce33" table:formula="of:=IF(EXACT([.J67];&quot;&quot;);&quot;&quot;;[.Q66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68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67]+1" office:value-type="date" office:date-value="2025-03-08" calcext:value-type="date">
            <text:p>2025-03-08</text:p>
          </table:table-cell>
          <table:table-cell table:style-name="ce8" table:formula="of:=IF(OR(EXACT(WEEKDAY([.$B68]);1);EXACT(WEEKDAY([.$B68]);7));&quot;----&quot;;IF(EXACT([.D65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68]);1);EXACT(WEEKDAY([.$B68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68]);1);EXACT(WEEKDAY([.$B68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68]);1);EXACT(WEEKDAY([.$B68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68]);1);EXACT(WEEKDAY([.$B68]);7));&quot;----&quot;;&quot;&quot;)" office:value-type="string" office:string-value="----" calcext:value-type="string">
            <text:p>----</text:p>
          </table:table-cell>
          <table:table-cell table:style-name="ce8" table:formula="of:=IFERROR(TIME([.I68]/60;[.I68] - COM.MICROSOFT.FLOOR.MATH([.I68]/60) * 60;0);&quot;&quot;)">
            <text:p/>
          </table:table-cell>
          <table:table-cell table:style-name="ce16" table:formula="of:=IFERROR(IF(EXACT([.C68];&quot;&quot;);&quot;&quot;;HOUR([.C68])*60+MINUTE([.C68])+HOUR([.E68])*60+MINUTE([.E68])+HOUR([.F68])*60+MINUTE([.F68])+[.D68]);&quot;&quot;)">
            <text:p/>
          </table:table-cell>
          <table:table-cell table:style-name="ce19" table:formula="of:=IFERROR(IF(EXACT([.D68];&quot;&quot;);&quot;&quot;;[.J67]+[.D68]);&quot;&quot;)" office:value-type="float" office:value="-16" calcext:value-type="float">
            <text:p>-16</text:p>
          </table:table-cell>
          <table:table-cell table:style-name="ce22" table:formula="of:=NOT(OR(EXACT([.C68];&quot;&quot;);EXACT([.C68];&quot;----&quot;)))" office:value-type="boolean" office:boolean-value="false" calcext:value-type="boolean">
            <text:p>FALSE</text:p>
          </table:table-cell>
          <table:table-cell table:formula="of:=IF([.K68];HOUR([.C68])+(MINUTE([.C68])/60);&quot;&quot;)">
            <text:p/>
          </table:table-cell>
          <table:table-cell table:style-name="ce25" table:formula="of:=IF([.K68];TIME(ROUNDDOWN((SUM([.L62:.L68])/5); 0);((SUM([.L62:.L68])/5)-ROUNDDOWN((SUM([.L62:.L68])/5);0))*60;0);&quot;&quot;)">
            <text:p/>
          </table:table-cell>
          <table:table-cell table:style-name="ce27"/>
          <table:table-cell table:style-name="ce30" table:formula="of:=IF(EXACT([.J68];&quot;&quot;);&quot;&quot;;[.B68])" office:value-type="date" office:date-value="2025-03-08" calcext:value-type="date">
            <text:p>2025-03-08</text:p>
          </table:table-cell>
          <table:table-cell table:style-name="ce33" table:formula="of:=IF(EXACT([.J68];&quot;&quot;);&quot;&quot;;(SUM([.L62:.L68])/5)-7)" office:value-type="float" office:value="0.186666666666667" calcext:value-type="float">
            <text:p>0.19</text:p>
          </table:table-cell>
          <table:table-cell table:style-name="ce33" table:formula="of:=IF(EXACT([.J68];&quot;&quot;);&quot;&quot;;[.Q67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69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68]+1" office:value-type="date" office:date-value="2025-03-09" calcext:value-type="date">
            <text:p>2025-03-09</text:p>
          </table:table-cell>
          <table:table-cell table:style-name="ce8" table:formula="of:=IF(OR(EXACT(WEEKDAY([.$B69]);1);EXACT(WEEKDAY([.$B69]);7));&quot;----&quot;;IF(EXACT([.D66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69]);1);EXACT(WEEKDAY([.$B69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69]);1);EXACT(WEEKDAY([.$B69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69]);1);EXACT(WEEKDAY([.$B69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69]);1);EXACT(WEEKDAY([.$B69]);7));&quot;----&quot;;&quot;&quot;)" office:value-type="string" office:string-value="----" calcext:value-type="string">
            <text:p>----</text:p>
          </table:table-cell>
          <table:table-cell table:style-name="ce8" table:formula="of:=IFERROR(TIME([.I69]/60;[.I69] - COM.MICROSOFT.FLOOR.MATH([.I69]/60) * 60;0);&quot;&quot;)">
            <text:p/>
          </table:table-cell>
          <table:table-cell table:style-name="ce16" table:formula="of:=IFERROR(IF(EXACT([.C69];&quot;&quot;);&quot;&quot;;HOUR([.C69])*60+MINUTE([.C69])+HOUR([.E69])*60+MINUTE([.E69])+HOUR([.F69])*60+MINUTE([.F69])+[.D69]);&quot;&quot;)">
            <text:p/>
          </table:table-cell>
          <table:table-cell table:style-name="ce19" table:formula="of:=IFERROR(IF(EXACT([.D69];&quot;&quot;);&quot;&quot;;[.J68]+[.D69]);&quot;&quot;)" office:value-type="float" office:value="-16" calcext:value-type="float">
            <text:p>-16</text:p>
          </table:table-cell>
          <table:table-cell table:style-name="ce22" table:formula="of:=NOT(OR(EXACT([.C69];&quot;&quot;);EXACT([.C69];&quot;----&quot;)))" office:value-type="boolean" office:boolean-value="false" calcext:value-type="boolean">
            <text:p>FALSE</text:p>
          </table:table-cell>
          <table:table-cell table:formula="of:=IF([.K69];HOUR([.C69])+(MINUTE([.C69])/60);&quot;&quot;)">
            <text:p/>
          </table:table-cell>
          <table:table-cell table:style-name="ce25" table:formula="of:=IF([.K69];TIME(ROUNDDOWN((SUM([.L63:.L69])/5); 0);((SUM([.L63:.L69])/5)-ROUNDDOWN((SUM([.L63:.L69])/5);0))*60;0);&quot;&quot;)">
            <text:p/>
          </table:table-cell>
          <table:table-cell table:style-name="ce27"/>
          <table:table-cell table:style-name="ce30" table:formula="of:=IF(EXACT([.J69];&quot;&quot;);&quot;&quot;;[.B69])" office:value-type="date" office:date-value="2025-03-09" calcext:value-type="date">
            <text:p>2025-03-09</text:p>
          </table:table-cell>
          <table:table-cell table:style-name="ce33" table:formula="of:=IF(EXACT([.J69];&quot;&quot;);&quot;&quot;;(SUM([.L63:.L69])/5)-7)" office:value-type="float" office:value="0.186666666666667" calcext:value-type="float">
            <text:p>0.19</text:p>
          </table:table-cell>
          <table:table-cell table:style-name="ce33" table:formula="of:=IF(EXACT([.J69];&quot;&quot;);&quot;&quot;;[.Q68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70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69]+1" office:value-type="date" office:date-value="2025-03-10" calcext:value-type="date">
            <text:p>2025-03-10</text:p>
          </table:table-cell>
          <table:table-cell table:style-name="ce8" table:formula="of:=IF(OR(EXACT(WEEKDAY([.$B70]);1);EXACT(WEEKDAY([.$B70]);7));&quot;----&quot;;IF(EXACT([.D67];&quot;----&quot;);&quot;&quot;;TIME(RAND()*(8-5)+5;RAND()*(59-0)+0;0)))" office:value-type="time" office:time-value="PT06H38M39.186314607S" calcext:value-type="time">
            <text:p>6:38</text:p>
          </table:table-cell>
          <table:table-cell table:style-name="ce9" table:formula="of:=IF(OR(EXACT(WEEKDAY([.$B70]);1);EXACT(WEEKDAY([.$B70]);7));0;COM.MICROSOFT.CEILING.MATH(RAND() * 20)*(IF(RAND()&gt;0.5;1;-1)))" office:value-type="float" office:value="-16" calcext:value-type="float">
            <text:p>-16</text:p>
          </table:table-cell>
          <table:table-cell table:style-name="ce13" table:formula="of:=IF(OR(EXACT(WEEKDAY([.$B70]);1);EXACT(WEEKDAY([.$B7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70]);1);EXACT(WEEKDAY([.$B7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70]);1);EXACT(WEEKDAY([.$B70]);7));&quot;----&quot;;&quot;&quot;)">
            <text:p/>
          </table:table-cell>
          <table:table-cell table:style-name="ce8" table:formula="of:=IFERROR(TIME([.I70]/60;[.I70] - COM.MICROSOFT.FLOOR.MATH([.I70]/60) * 60;0);&quot;&quot;)" office:value-type="time" office:time-value="PT15H44M00S" calcext:value-type="time">
            <text:p>15:44</text:p>
          </table:table-cell>
          <table:table-cell table:style-name="ce16" table:formula="of:=IFERROR(IF(EXACT([.C70];&quot;&quot;);&quot;&quot;;HOUR([.C70])*60+MINUTE([.C70])+HOUR([.E70])*60+MINUTE([.E70])+HOUR([.F70])*60+MINUTE([.F70])+[.D70]);&quot;&quot;)" office:value-type="float" office:value="892" calcext:value-type="float">
            <text:p>892</text:p>
          </table:table-cell>
          <table:table-cell table:style-name="ce19" table:formula="of:=IFERROR(IF(EXACT([.D70];&quot;&quot;);&quot;&quot;;[.J69]+[.D70]);&quot;&quot;)" office:value-type="float" office:value="-32" calcext:value-type="float">
            <text:p>-32</text:p>
          </table:table-cell>
          <table:table-cell table:style-name="ce22" table:formula="of:=NOT(OR(EXACT([.C70];&quot;&quot;);EXACT([.C70];&quot;----&quot;)))" office:value-type="boolean" office:boolean-value="true" calcext:value-type="boolean">
            <text:p>TRUE</text:p>
          </table:table-cell>
          <table:table-cell table:formula="of:=IF([.K70];HOUR([.C70])+(MINUTE([.C70])/60);&quot;&quot;)" office:value-type="float" office:value="6.63333333333333" calcext:value-type="float">
            <text:p>6.63</text:p>
          </table:table-cell>
          <table:table-cell table:style-name="ce25" table:formula="of:=IF([.K70];TIME(ROUNDDOWN((SUM([.L64:.L70])/5); 0);((SUM([.L64:.L70])/5)-ROUNDDOWN((SUM([.L64:.L70])/5);0))*60;0);&quot;&quot;)" office:value-type="time" office:time-value="PT07H25M48S" calcext:value-type="time">
            <text:p>7:25</text:p>
          </table:table-cell>
          <table:table-cell table:style-name="ce27"/>
          <table:table-cell table:style-name="ce30" table:formula="of:=IF(EXACT([.J70];&quot;&quot;);&quot;&quot;;[.B70])" office:value-type="date" office:date-value="2025-03-10" calcext:value-type="date">
            <text:p>2025-03-10</text:p>
          </table:table-cell>
          <table:table-cell table:style-name="ce33" table:formula="of:=IF(EXACT([.J70];&quot;&quot;);&quot;&quot;;(SUM([.L64:.L70])/5)-7)" office:value-type="float" office:value="0.43" calcext:value-type="float">
            <text:p>0.43</text:p>
          </table:table-cell>
          <table:table-cell table:style-name="ce33" table:formula="of:=IF(EXACT([.J70];&quot;&quot;);&quot;&quot;;[.Q69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71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70]+1" office:value-type="date" office:date-value="2025-03-11" calcext:value-type="date">
            <text:p>2025-03-11</text:p>
          </table:table-cell>
          <table:table-cell table:style-name="ce8" table:formula="of:=IF(OR(EXACT(WEEKDAY([.$B71]);1);EXACT(WEEKDAY([.$B71]);7));&quot;----&quot;;IF(EXACT([.D68];&quot;----&quot;);&quot;&quot;;TIME(RAND()*(8-5)+5;RAND()*(59-0)+0;0)))" office:value-type="time" office:time-value="PT06H38M08.71606088S" calcext:value-type="time">
            <text:p>6:38</text:p>
          </table:table-cell>
          <table:table-cell table:style-name="ce9" table:formula="of:=IF(OR(EXACT(WEEKDAY([.$B71]);1);EXACT(WEEKDAY([.$B71]);7));0;COM.MICROSOFT.CEILING.MATH(RAND() * 20)*(IF(RAND()&gt;0.5;1;-1)))" office:value-type="float" office:value="4" calcext:value-type="float">
            <text:p>4</text:p>
          </table:table-cell>
          <table:table-cell table:style-name="ce13" table:formula="of:=IF(OR(EXACT(WEEKDAY([.$B71]);1);EXACT(WEEKDAY([.$B7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71]);1);EXACT(WEEKDAY([.$B7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71]);1);EXACT(WEEKDAY([.$B71]);7));&quot;----&quot;;&quot;&quot;)">
            <text:p/>
          </table:table-cell>
          <table:table-cell table:style-name="ce8" table:formula="of:=IFERROR(TIME([.I71]/60;[.I71] - COM.MICROSOFT.FLOOR.MATH([.I71]/60) * 60;0);&quot;&quot;)" office:value-type="time" office:time-value="PT15H24M00S" calcext:value-type="time">
            <text:p>15:24</text:p>
          </table:table-cell>
          <table:table-cell table:style-name="ce16" table:formula="of:=IFERROR(IF(EXACT([.C71];&quot;&quot;);&quot;&quot;;HOUR([.C71])*60+MINUTE([.C71])+HOUR([.E71])*60+MINUTE([.E71])+HOUR([.F71])*60+MINUTE([.F71])+[.D71]);&quot;&quot;)" office:value-type="float" office:value="912" calcext:value-type="float">
            <text:p>912</text:p>
          </table:table-cell>
          <table:table-cell table:style-name="ce19" table:formula="of:=IFERROR(IF(EXACT([.D71];&quot;&quot;);&quot;&quot;;[.J70]+[.D71]);&quot;&quot;)" office:value-type="float" office:value="-28" calcext:value-type="float">
            <text:p>-28</text:p>
          </table:table-cell>
          <table:table-cell table:style-name="ce22" table:formula="of:=NOT(OR(EXACT([.C71];&quot;&quot;);EXACT([.C71];&quot;----&quot;)))" office:value-type="boolean" office:boolean-value="true" calcext:value-type="boolean">
            <text:p>TRUE</text:p>
          </table:table-cell>
          <table:table-cell table:formula="of:=IF([.K71];HOUR([.C71])+(MINUTE([.C71])/60);&quot;&quot;)" office:value-type="float" office:value="6.63333333333333" calcext:value-type="float">
            <text:p>6.63</text:p>
          </table:table-cell>
          <table:table-cell table:style-name="ce25" table:formula="of:=IF([.K71];TIME(ROUNDDOWN((SUM([.L65:.L71])/5); 0);((SUM([.L65:.L71])/5)-ROUNDDOWN((SUM([.L65:.L71])/5);0))*60;0);&quot;&quot;)" office:value-type="time" office:time-value="PT07H08M12S" calcext:value-type="time">
            <text:p>7:08</text:p>
          </table:table-cell>
          <table:table-cell table:style-name="ce27"/>
          <table:table-cell table:style-name="ce30" table:formula="of:=IF(EXACT([.J71];&quot;&quot;);&quot;&quot;;[.B71])" office:value-type="date" office:date-value="2025-03-11" calcext:value-type="date">
            <text:p>2025-03-11</text:p>
          </table:table-cell>
          <table:table-cell table:style-name="ce33" table:formula="of:=IF(EXACT([.J71];&quot;&quot;);&quot;&quot;;(SUM([.L65:.L71])/5)-7)" office:value-type="float" office:value="0.136666666666666" calcext:value-type="float">
            <text:p>0.14</text:p>
          </table:table-cell>
          <table:table-cell table:style-name="ce33" table:formula="of:=IF(EXACT([.J71];&quot;&quot;);&quot;&quot;;[.Q70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72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71]+1" office:value-type="date" office:date-value="2025-03-12" calcext:value-type="date">
            <text:p>2025-03-12</text:p>
          </table:table-cell>
          <table:table-cell table:style-name="ce8" table:formula="of:=IF(OR(EXACT(WEEKDAY([.$B72]);1);EXACT(WEEKDAY([.$B72]);7));&quot;----&quot;;IF(EXACT([.D69];&quot;----&quot;);&quot;&quot;;TIME(RAND()*(8-5)+5;RAND()*(59-0)+0;0)))" office:value-type="time" office:time-value="PT07H49M54.532488869S" calcext:value-type="time">
            <text:p>7:49</text:p>
          </table:table-cell>
          <table:table-cell table:style-name="ce9" table:formula="of:=IF(OR(EXACT(WEEKDAY([.$B72]);1);EXACT(WEEKDAY([.$B72]);7));0;COM.MICROSOFT.CEILING.MATH(RAND() * 20)*(IF(RAND()&gt;0.5;1;-1)))" office:value-type="float" office:value="19" calcext:value-type="float">
            <text:p>19</text:p>
          </table:table-cell>
          <table:table-cell table:style-name="ce13" table:formula="of:=IF(OR(EXACT(WEEKDAY([.$B72]);1);EXACT(WEEKDAY([.$B7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72]);1);EXACT(WEEKDAY([.$B7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72]);1);EXACT(WEEKDAY([.$B72]);7));&quot;----&quot;;&quot;&quot;)">
            <text:p/>
          </table:table-cell>
          <table:table-cell table:style-name="ce8" table:formula="of:=IFERROR(TIME([.I72]/60;[.I72] - COM.MICROSOFT.FLOOR.MATH([.I72]/60) * 60;0);&quot;&quot;)" office:value-type="time" office:time-value="PT17H16M00S" calcext:value-type="time">
            <text:p>17:16</text:p>
          </table:table-cell>
          <table:table-cell table:style-name="ce16" table:formula="of:=IFERROR(IF(EXACT([.C72];&quot;&quot;);&quot;&quot;;HOUR([.C72])*60+MINUTE([.C72])+HOUR([.E72])*60+MINUTE([.E72])+HOUR([.F72])*60+MINUTE([.F72])+[.D72]);&quot;&quot;)" office:value-type="float" office:value="998" calcext:value-type="float">
            <text:p>998</text:p>
          </table:table-cell>
          <table:table-cell table:style-name="ce19" table:formula="of:=IFERROR(IF(EXACT([.D72];&quot;&quot;);&quot;&quot;;[.J71]+[.D72]);&quot;&quot;)" office:value-type="float" office:value="-9" calcext:value-type="float">
            <text:p>-9</text:p>
          </table:table-cell>
          <table:table-cell table:style-name="ce22" table:formula="of:=NOT(OR(EXACT([.C72];&quot;&quot;);EXACT([.C72];&quot;----&quot;)))" office:value-type="boolean" office:boolean-value="true" calcext:value-type="boolean">
            <text:p>TRUE</text:p>
          </table:table-cell>
          <table:table-cell table:formula="of:=IF([.K72];HOUR([.C72])+(MINUTE([.C72])/60);&quot;&quot;)" office:value-type="float" office:value="7.81666666666667" calcext:value-type="float">
            <text:p>7.82</text:p>
          </table:table-cell>
          <table:table-cell table:style-name="ce25" table:formula="of:=IF([.K72];TIME(ROUNDDOWN((SUM([.L66:.L72])/5); 0);((SUM([.L66:.L72])/5)-ROUNDDOWN((SUM([.L66:.L72])/5);0))*60;0);&quot;&quot;)" office:value-type="time" office:time-value="PT07H10M00S" calcext:value-type="time">
            <text:p>7:10</text:p>
          </table:table-cell>
          <table:table-cell table:style-name="ce27"/>
          <table:table-cell table:style-name="ce30" table:formula="of:=IF(EXACT([.J72];&quot;&quot;);&quot;&quot;;[.B72])" office:value-type="date" office:date-value="2025-03-12" calcext:value-type="date">
            <text:p>2025-03-12</text:p>
          </table:table-cell>
          <table:table-cell table:style-name="ce33" table:formula="of:=IF(EXACT([.J72];&quot;&quot;);&quot;&quot;;(SUM([.L66:.L72])/5)-7)" office:value-type="float" office:value="0.166666666666666" calcext:value-type="float">
            <text:p>0.17</text:p>
          </table:table-cell>
          <table:table-cell table:style-name="ce33" table:formula="of:=IF(EXACT([.J72];&quot;&quot;);&quot;&quot;;[.Q71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73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72]+1" office:value-type="date" office:date-value="2025-03-13" calcext:value-type="date">
            <text:p>2025-03-13</text:p>
          </table:table-cell>
          <table:table-cell table:style-name="ce8" table:formula="of:=IF(OR(EXACT(WEEKDAY([.$B73]);1);EXACT(WEEKDAY([.$B73]);7));&quot;----&quot;;IF(EXACT([.D70];&quot;----&quot;);&quot;&quot;;TIME(RAND()*(8-5)+5;RAND()*(59-0)+0;0)))" office:value-type="time" office:time-value="PT05H48M01.519191552S" calcext:value-type="time">
            <text:p>5:48</text:p>
          </table:table-cell>
          <table:table-cell table:style-name="ce9" table:formula="of:=IF(OR(EXACT(WEEKDAY([.$B73]);1);EXACT(WEEKDAY([.$B73]);7));0;COM.MICROSOFT.CEILING.MATH(RAND() * 20)*(IF(RAND()&gt;0.5;1;-1)))" office:value-type="float" office:value="9" calcext:value-type="float">
            <text:p>9</text:p>
          </table:table-cell>
          <table:table-cell table:style-name="ce13" table:formula="of:=IF(OR(EXACT(WEEKDAY([.$B73]);1);EXACT(WEEKDAY([.$B7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73]);1);EXACT(WEEKDAY([.$B7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73]);1);EXACT(WEEKDAY([.$B73]);7));&quot;----&quot;;&quot;&quot;)">
            <text:p/>
          </table:table-cell>
          <table:table-cell table:style-name="ce8" table:formula="of:=IFERROR(TIME([.I73]/60;[.I73] - COM.MICROSOFT.FLOOR.MATH([.I73]/60) * 60;0);&quot;&quot;)" office:value-type="time" office:time-value="PT14H54M00S" calcext:value-type="time">
            <text:p>14:54</text:p>
          </table:table-cell>
          <table:table-cell table:style-name="ce16" table:formula="of:=IFERROR(IF(EXACT([.C73];&quot;&quot;);&quot;&quot;;HOUR([.C73])*60+MINUTE([.C73])+HOUR([.E73])*60+MINUTE([.E73])+HOUR([.F73])*60+MINUTE([.F73])+[.D73]);&quot;&quot;)" office:value-type="float" office:value="867" calcext:value-type="float">
            <text:p>867</text:p>
          </table:table-cell>
          <table:table-cell table:style-name="ce19" table:formula="of:=IFERROR(IF(EXACT([.D73];&quot;&quot;);&quot;&quot;;[.J72]+[.D73]);&quot;&quot;)" office:value-type="float" office:value="0" calcext:value-type="float">
            <text:p>0</text:p>
          </table:table-cell>
          <table:table-cell table:style-name="ce22" table:formula="of:=NOT(OR(EXACT([.C73];&quot;&quot;);EXACT([.C73];&quot;----&quot;)))" office:value-type="boolean" office:boolean-value="true" calcext:value-type="boolean">
            <text:p>TRUE</text:p>
          </table:table-cell>
          <table:table-cell table:formula="of:=IF([.K73];HOUR([.C73])+(MINUTE([.C73])/60);&quot;&quot;)" office:value-type="float" office:value="5.8" calcext:value-type="float">
            <text:p>5.80</text:p>
          </table:table-cell>
          <table:table-cell table:style-name="ce25" table:formula="of:=IF([.K73];TIME(ROUNDDOWN((SUM([.L67:.L73])/5); 0);((SUM([.L67:.L73])/5)-ROUNDDOWN((SUM([.L67:.L73])/5);0))*60;0);&quot;&quot;)" office:value-type="time" office:time-value="PT06H55M24S" calcext:value-type="time">
            <text:p>6:55</text:p>
          </table:table-cell>
          <table:table-cell table:style-name="ce27"/>
          <table:table-cell table:style-name="ce30" table:formula="of:=IF(EXACT([.J73];&quot;&quot;);&quot;&quot;;[.B73])" office:value-type="date" office:date-value="2025-03-13" calcext:value-type="date">
            <text:p>2025-03-13</text:p>
          </table:table-cell>
          <table:table-cell table:style-name="ce33" table:formula="of:=IF(EXACT([.J73];&quot;&quot;);&quot;&quot;;(SUM([.L67:.L73])/5)-7)" office:value-type="float" office:value="-0.0766666666666662" calcext:value-type="float">
            <text:p>-0.08</text:p>
          </table:table-cell>
          <table:table-cell table:style-name="ce33" table:formula="of:=IF(EXACT([.J73];&quot;&quot;);&quot;&quot;;[.Q72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74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73]+1" office:value-type="date" office:date-value="2025-03-14" calcext:value-type="date">
            <text:p>2025-03-14</text:p>
          </table:table-cell>
          <table:table-cell table:style-name="ce8" table:formula="of:=IF(OR(EXACT(WEEKDAY([.$B74]);1);EXACT(WEEKDAY([.$B74]);7));&quot;----&quot;;IF(EXACT([.D71];&quot;----&quot;);&quot;&quot;;TIME(RAND()*(8-5)+5;RAND()*(59-0)+0;0)))" office:value-type="time" office:time-value="PT06H04M19.168491185S" calcext:value-type="time">
            <text:p>6:04</text:p>
          </table:table-cell>
          <table:table-cell table:style-name="ce9" table:formula="of:=IF(OR(EXACT(WEEKDAY([.$B74]);1);EXACT(WEEKDAY([.$B74]);7));0;COM.MICROSOFT.CEILING.MATH(RAND() * 20)*(IF(RAND()&gt;0.5;1;-1)))" office:value-type="float" office:value="-14" calcext:value-type="float">
            <text:p>-14</text:p>
          </table:table-cell>
          <table:table-cell table:style-name="ce13" table:formula="of:=IF(OR(EXACT(WEEKDAY([.$B74]);1);EXACT(WEEKDAY([.$B7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74]);1);EXACT(WEEKDAY([.$B7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74]);1);EXACT(WEEKDAY([.$B74]);7));&quot;----&quot;;&quot;&quot;)">
            <text:p/>
          </table:table-cell>
          <table:table-cell table:style-name="ce8" table:formula="of:=IFERROR(TIME([.I74]/60;[.I74] - COM.MICROSOFT.FLOOR.MATH([.I74]/60) * 60;0);&quot;&quot;)" office:value-type="time" office:time-value="PT14H40M00S" calcext:value-type="time">
            <text:p>14:40</text:p>
          </table:table-cell>
          <table:table-cell table:style-name="ce16" table:formula="of:=IFERROR(IF(EXACT([.C74];&quot;&quot;);&quot;&quot;;HOUR([.C74])*60+MINUTE([.C74])+HOUR([.E74])*60+MINUTE([.E74])+HOUR([.F74])*60+MINUTE([.F74])+[.D74]);&quot;&quot;)" office:value-type="float" office:value="860" calcext:value-type="float">
            <text:p>860</text:p>
          </table:table-cell>
          <table:table-cell table:style-name="ce19" table:formula="of:=IFERROR(IF(EXACT([.D74];&quot;&quot;);&quot;&quot;;[.J73]+[.D74]);&quot;&quot;)" office:value-type="float" office:value="-14" calcext:value-type="float">
            <text:p>-14</text:p>
          </table:table-cell>
          <table:table-cell table:style-name="ce22" table:formula="of:=NOT(OR(EXACT([.C74];&quot;&quot;);EXACT([.C74];&quot;----&quot;)))" office:value-type="boolean" office:boolean-value="true" calcext:value-type="boolean">
            <text:p>TRUE</text:p>
          </table:table-cell>
          <table:table-cell table:formula="of:=IF([.K74];HOUR([.C74])+(MINUTE([.C74])/60);&quot;&quot;)" office:value-type="float" office:value="6.06666666666667" calcext:value-type="float">
            <text:p>6.07</text:p>
          </table:table-cell>
          <table:table-cell table:style-name="ce25" table:formula="of:=IF([.K74];TIME(ROUNDDOWN((SUM([.L68:.L74])/5); 0);((SUM([.L68:.L74])/5)-ROUNDDOWN((SUM([.L68:.L74])/5);0))*60;0);&quot;&quot;)" office:value-type="time" office:time-value="PT06H35M24S" calcext:value-type="time">
            <text:p>6:35</text:p>
          </table:table-cell>
          <table:table-cell table:style-name="ce27"/>
          <table:table-cell table:style-name="ce30" table:formula="of:=IF(EXACT([.J74];&quot;&quot;);&quot;&quot;;[.B74])" office:value-type="date" office:date-value="2025-03-14" calcext:value-type="date">
            <text:p>2025-03-14</text:p>
          </table:table-cell>
          <table:table-cell table:style-name="ce33" table:formula="of:=IF(EXACT([.J74];&quot;&quot;);&quot;&quot;;(SUM([.L68:.L74])/5)-7)" office:value-type="float" office:value="-0.410000000000001" calcext:value-type="float">
            <text:p>-0.41</text:p>
          </table:table-cell>
          <table:table-cell table:style-name="ce33" table:formula="of:=IF(EXACT([.J74];&quot;&quot;);&quot;&quot;;[.Q73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75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74]+1" office:value-type="date" office:date-value="2025-03-15" calcext:value-type="date">
            <text:p>2025-03-15</text:p>
          </table:table-cell>
          <table:table-cell table:style-name="ce8" table:formula="of:=IF(OR(EXACT(WEEKDAY([.$B75]);1);EXACT(WEEKDAY([.$B75]);7));&quot;----&quot;;IF(EXACT([.D72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75]);1);EXACT(WEEKDAY([.$B75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75]);1);EXACT(WEEKDAY([.$B75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75]);1);EXACT(WEEKDAY([.$B75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75]);1);EXACT(WEEKDAY([.$B75]);7));&quot;----&quot;;&quot;&quot;)" office:value-type="string" office:string-value="----" calcext:value-type="string">
            <text:p>----</text:p>
          </table:table-cell>
          <table:table-cell table:style-name="ce8" table:formula="of:=IFERROR(TIME([.I75]/60;[.I75] - COM.MICROSOFT.FLOOR.MATH([.I75]/60) * 60;0);&quot;&quot;)">
            <text:p/>
          </table:table-cell>
          <table:table-cell table:style-name="ce16" table:formula="of:=IFERROR(IF(EXACT([.C75];&quot;&quot;);&quot;&quot;;HOUR([.C75])*60+MINUTE([.C75])+HOUR([.E75])*60+MINUTE([.E75])+HOUR([.F75])*60+MINUTE([.F75])+[.D75]);&quot;&quot;)">
            <text:p/>
          </table:table-cell>
          <table:table-cell table:style-name="ce19" table:formula="of:=IFERROR(IF(EXACT([.D75];&quot;&quot;);&quot;&quot;;[.J74]+[.D75]);&quot;&quot;)" office:value-type="float" office:value="-14" calcext:value-type="float">
            <text:p>-14</text:p>
          </table:table-cell>
          <table:table-cell table:style-name="ce22" table:formula="of:=NOT(OR(EXACT([.C75];&quot;&quot;);EXACT([.C75];&quot;----&quot;)))" office:value-type="boolean" office:boolean-value="false" calcext:value-type="boolean">
            <text:p>FALSE</text:p>
          </table:table-cell>
          <table:table-cell table:formula="of:=IF([.K75];HOUR([.C75])+(MINUTE([.C75])/60);&quot;&quot;)">
            <text:p/>
          </table:table-cell>
          <table:table-cell table:style-name="ce25" table:formula="of:=IF([.K75];TIME(ROUNDDOWN((SUM([.L69:.L75])/5); 0);((SUM([.L69:.L75])/5)-ROUNDDOWN((SUM([.L69:.L75])/5);0))*60;0);&quot;&quot;)">
            <text:p/>
          </table:table-cell>
          <table:table-cell table:style-name="ce27"/>
          <table:table-cell table:style-name="ce30" table:formula="of:=IF(EXACT([.J75];&quot;&quot;);&quot;&quot;;[.B75])" office:value-type="date" office:date-value="2025-03-15" calcext:value-type="date">
            <text:p>2025-03-15</text:p>
          </table:table-cell>
          <table:table-cell table:style-name="ce33" table:formula="of:=IF(EXACT([.J75];&quot;&quot;);&quot;&quot;;(SUM([.L69:.L75])/5)-7)" office:value-type="float" office:value="-0.410000000000001" calcext:value-type="float">
            <text:p>-0.41</text:p>
          </table:table-cell>
          <table:table-cell table:style-name="ce33" table:formula="of:=IF(EXACT([.J75];&quot;&quot;);&quot;&quot;;[.Q74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76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75]+1" office:value-type="date" office:date-value="2025-03-16" calcext:value-type="date">
            <text:p>2025-03-16</text:p>
          </table:table-cell>
          <table:table-cell table:style-name="ce8" table:formula="of:=IF(OR(EXACT(WEEKDAY([.$B76]);1);EXACT(WEEKDAY([.$B76]);7));&quot;----&quot;;IF(EXACT([.D73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76]);1);EXACT(WEEKDAY([.$B76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76]);1);EXACT(WEEKDAY([.$B76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76]);1);EXACT(WEEKDAY([.$B76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76]);1);EXACT(WEEKDAY([.$B76]);7));&quot;----&quot;;&quot;&quot;)" office:value-type="string" office:string-value="----" calcext:value-type="string">
            <text:p>----</text:p>
          </table:table-cell>
          <table:table-cell table:style-name="ce8" table:formula="of:=IFERROR(TIME([.I76]/60;[.I76] - COM.MICROSOFT.FLOOR.MATH([.I76]/60) * 60;0);&quot;&quot;)">
            <text:p/>
          </table:table-cell>
          <table:table-cell table:style-name="ce16" table:formula="of:=IFERROR(IF(EXACT([.C76];&quot;&quot;);&quot;&quot;;HOUR([.C76])*60+MINUTE([.C76])+HOUR([.E76])*60+MINUTE([.E76])+HOUR([.F76])*60+MINUTE([.F76])+[.D76]);&quot;&quot;)">
            <text:p/>
          </table:table-cell>
          <table:table-cell table:style-name="ce19" table:formula="of:=IFERROR(IF(EXACT([.D76];&quot;&quot;);&quot;&quot;;[.J75]+[.D76]);&quot;&quot;)" office:value-type="float" office:value="-14" calcext:value-type="float">
            <text:p>-14</text:p>
          </table:table-cell>
          <table:table-cell table:style-name="ce22" table:formula="of:=NOT(OR(EXACT([.C76];&quot;&quot;);EXACT([.C76];&quot;----&quot;)))" office:value-type="boolean" office:boolean-value="false" calcext:value-type="boolean">
            <text:p>FALSE</text:p>
          </table:table-cell>
          <table:table-cell table:formula="of:=IF([.K76];HOUR([.C76])+(MINUTE([.C76])/60);&quot;&quot;)">
            <text:p/>
          </table:table-cell>
          <table:table-cell table:style-name="ce25" table:formula="of:=IF([.K76];TIME(ROUNDDOWN((SUM([.L70:.L76])/5); 0);((SUM([.L70:.L76])/5)-ROUNDDOWN((SUM([.L70:.L76])/5);0))*60;0);&quot;&quot;)">
            <text:p/>
          </table:table-cell>
          <table:table-cell table:style-name="ce27"/>
          <table:table-cell table:style-name="ce30" table:formula="of:=IF(EXACT([.J76];&quot;&quot;);&quot;&quot;;[.B76])" office:value-type="date" office:date-value="2025-03-16" calcext:value-type="date">
            <text:p>2025-03-16</text:p>
          </table:table-cell>
          <table:table-cell table:style-name="ce33" table:formula="of:=IF(EXACT([.J76];&quot;&quot;);&quot;&quot;;(SUM([.L70:.L76])/5)-7)" office:value-type="float" office:value="-0.410000000000001" calcext:value-type="float">
            <text:p>-0.41</text:p>
          </table:table-cell>
          <table:table-cell table:style-name="ce33" table:formula="of:=IF(EXACT([.J76];&quot;&quot;);&quot;&quot;;[.Q75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77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76]+1" office:value-type="date" office:date-value="2025-03-17" calcext:value-type="date">
            <text:p>2025-03-17</text:p>
          </table:table-cell>
          <table:table-cell table:style-name="ce8" table:formula="of:=IF(OR(EXACT(WEEKDAY([.$B77]);1);EXACT(WEEKDAY([.$B77]);7));&quot;----&quot;;IF(EXACT([.D74];&quot;----&quot;);&quot;&quot;;TIME(RAND()*(8-5)+5;RAND()*(59-0)+0;0)))" office:value-type="time" office:time-value="PT05H48M32.310047064S" calcext:value-type="time">
            <text:p>5:48</text:p>
          </table:table-cell>
          <table:table-cell table:style-name="ce9" table:formula="of:=IF(OR(EXACT(WEEKDAY([.$B77]);1);EXACT(WEEKDAY([.$B77]);7));0;COM.MICROSOFT.CEILING.MATH(RAND() * 20)*(IF(RAND()&gt;0.5;1;-1)))" office:value-type="float" office:value="19" calcext:value-type="float">
            <text:p>19</text:p>
          </table:table-cell>
          <table:table-cell table:style-name="ce13" table:formula="of:=IF(OR(EXACT(WEEKDAY([.$B77]);1);EXACT(WEEKDAY([.$B7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77]);1);EXACT(WEEKDAY([.$B7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77]);1);EXACT(WEEKDAY([.$B77]);7));&quot;----&quot;;&quot;&quot;)">
            <text:p/>
          </table:table-cell>
          <table:table-cell table:style-name="ce8" table:formula="of:=IFERROR(TIME([.I77]/60;[.I77] - COM.MICROSOFT.FLOOR.MATH([.I77]/60) * 60;0);&quot;&quot;)" office:value-type="time" office:time-value="PT15H14M00S" calcext:value-type="time">
            <text:p>15:14</text:p>
          </table:table-cell>
          <table:table-cell table:style-name="ce16" table:formula="of:=IFERROR(IF(EXACT([.C77];&quot;&quot;);&quot;&quot;;HOUR([.C77])*60+MINUTE([.C77])+HOUR([.E77])*60+MINUTE([.E77])+HOUR([.F77])*60+MINUTE([.F77])+[.D77]);&quot;&quot;)" office:value-type="float" office:value="877" calcext:value-type="float">
            <text:p>877</text:p>
          </table:table-cell>
          <table:table-cell table:style-name="ce19" table:formula="of:=IFERROR(IF(EXACT([.D77];&quot;&quot;);&quot;&quot;;[.J76]+[.D77]);&quot;&quot;)" office:value-type="float" office:value="5" calcext:value-type="float">
            <text:p>5</text:p>
          </table:table-cell>
          <table:table-cell table:style-name="ce22" table:formula="of:=NOT(OR(EXACT([.C77];&quot;&quot;);EXACT([.C77];&quot;----&quot;)))" office:value-type="boolean" office:boolean-value="true" calcext:value-type="boolean">
            <text:p>TRUE</text:p>
          </table:table-cell>
          <table:table-cell table:formula="of:=IF([.K77];HOUR([.C77])+(MINUTE([.C77])/60);&quot;&quot;)" office:value-type="float" office:value="5.8" calcext:value-type="float">
            <text:p>5.80</text:p>
          </table:table-cell>
          <table:table-cell table:style-name="ce25" table:formula="of:=IF([.K77];TIME(ROUNDDOWN((SUM([.L71:.L77])/5); 0);((SUM([.L71:.L77])/5)-ROUNDDOWN((SUM([.L71:.L77])/5);0))*60;0);&quot;&quot;)" office:value-type="time" office:time-value="PT06H25M24S" calcext:value-type="time">
            <text:p>6:25</text:p>
          </table:table-cell>
          <table:table-cell table:style-name="ce27"/>
          <table:table-cell table:style-name="ce30" table:formula="of:=IF(EXACT([.J77];&quot;&quot;);&quot;&quot;;[.B77])" office:value-type="date" office:date-value="2025-03-17" calcext:value-type="date">
            <text:p>2025-03-17</text:p>
          </table:table-cell>
          <table:table-cell table:style-name="ce33" table:formula="of:=IF(EXACT([.J77];&quot;&quot;);&quot;&quot;;(SUM([.L71:.L77])/5)-7)" office:value-type="float" office:value="-0.576666666666666" calcext:value-type="float">
            <text:p>-0.58</text:p>
          </table:table-cell>
          <table:table-cell table:style-name="ce33" table:formula="of:=IF(EXACT([.J77];&quot;&quot;);&quot;&quot;;[.Q76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78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77]+1" office:value-type="date" office:date-value="2025-03-18" calcext:value-type="date">
            <text:p>2025-03-18</text:p>
          </table:table-cell>
          <table:table-cell table:style-name="ce8" table:formula="of:=IF(OR(EXACT(WEEKDAY([.$B78]);1);EXACT(WEEKDAY([.$B78]);7));&quot;----&quot;;IF(EXACT([.D75];&quot;----&quot;);&quot;&quot;;TIME(RAND()*(8-5)+5;RAND()*(59-0)+0;0)))" office:value-type="time" office:time-value="PT08H08M03.988591606S" calcext:value-type="time">
            <text:p>8:08</text:p>
          </table:table-cell>
          <table:table-cell table:style-name="ce9" table:formula="of:=IF(OR(EXACT(WEEKDAY([.$B78]);1);EXACT(WEEKDAY([.$B78]);7));0;COM.MICROSOFT.CEILING.MATH(RAND() * 20)*(IF(RAND()&gt;0.5;1;-1)))" office:value-type="float" office:value="19" calcext:value-type="float">
            <text:p>19</text:p>
          </table:table-cell>
          <table:table-cell table:style-name="ce13" table:formula="of:=IF(OR(EXACT(WEEKDAY([.$B78]);1);EXACT(WEEKDAY([.$B7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78]);1);EXACT(WEEKDAY([.$B7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78]);1);EXACT(WEEKDAY([.$B78]);7));&quot;----&quot;;&quot;&quot;)">
            <text:p/>
          </table:table-cell>
          <table:table-cell table:style-name="ce8" table:formula="of:=IFERROR(TIME([.I78]/60;[.I78] - COM.MICROSOFT.FLOOR.MATH([.I78]/60) * 60;0);&quot;&quot;)" office:value-type="time" office:time-value="PT17H54M00S" calcext:value-type="time">
            <text:p>17:54</text:p>
          </table:table-cell>
          <table:table-cell table:style-name="ce16" table:formula="of:=IFERROR(IF(EXACT([.C78];&quot;&quot;);&quot;&quot;;HOUR([.C78])*60+MINUTE([.C78])+HOUR([.E78])*60+MINUTE([.E78])+HOUR([.F78])*60+MINUTE([.F78])+[.D78]);&quot;&quot;)" office:value-type="float" office:value="1017" calcext:value-type="float">
            <text:p>1017</text:p>
          </table:table-cell>
          <table:table-cell table:style-name="ce19" table:formula="of:=IFERROR(IF(EXACT([.D78];&quot;&quot;);&quot;&quot;;[.J77]+[.D78]);&quot;&quot;)" office:value-type="float" office:value="24" calcext:value-type="float">
            <text:p>24</text:p>
          </table:table-cell>
          <table:table-cell table:style-name="ce22" table:formula="of:=NOT(OR(EXACT([.C78];&quot;&quot;);EXACT([.C78];&quot;----&quot;)))" office:value-type="boolean" office:boolean-value="true" calcext:value-type="boolean">
            <text:p>TRUE</text:p>
          </table:table-cell>
          <table:table-cell table:formula="of:=IF([.K78];HOUR([.C78])+(MINUTE([.C78])/60);&quot;&quot;)" office:value-type="float" office:value="8.13333333333333" calcext:value-type="float">
            <text:p>8.13</text:p>
          </table:table-cell>
          <table:table-cell table:style-name="ce25" table:formula="of:=IF([.K78];TIME(ROUNDDOWN((SUM([.L72:.L78])/5); 0);((SUM([.L72:.L78])/5)-ROUNDDOWN((SUM([.L72:.L78])/5);0))*60;0);&quot;&quot;)" office:value-type="time" office:time-value="PT06H43M24S" calcext:value-type="time">
            <text:p>6:43</text:p>
          </table:table-cell>
          <table:table-cell table:style-name="ce27"/>
          <table:table-cell table:style-name="ce30" table:formula="of:=IF(EXACT([.J78];&quot;&quot;);&quot;&quot;;[.B78])" office:value-type="date" office:date-value="2025-03-18" calcext:value-type="date">
            <text:p>2025-03-18</text:p>
          </table:table-cell>
          <table:table-cell table:style-name="ce33" table:formula="of:=IF(EXACT([.J78];&quot;&quot;);&quot;&quot;;(SUM([.L72:.L78])/5)-7)" office:value-type="float" office:value="-0.276666666666666" calcext:value-type="float">
            <text:p>-0.28</text:p>
          </table:table-cell>
          <table:table-cell table:style-name="ce33" table:formula="of:=IF(EXACT([.J78];&quot;&quot;);&quot;&quot;;[.Q77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79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78]+1" office:value-type="date" office:date-value="2025-03-19" calcext:value-type="date">
            <text:p>2025-03-19</text:p>
          </table:table-cell>
          <table:table-cell table:style-name="ce8" table:formula="of:=IF(OR(EXACT(WEEKDAY([.$B79]);1);EXACT(WEEKDAY([.$B79]);7));&quot;----&quot;;IF(EXACT([.D76];&quot;----&quot;);&quot;&quot;;TIME(RAND()*(8-5)+5;RAND()*(59-0)+0;0)))" office:value-type="time" office:time-value="PT08H12M00.861736579S" calcext:value-type="time">
            <text:p>8:12</text:p>
          </table:table-cell>
          <table:table-cell table:style-name="ce9" table:formula="of:=IF(OR(EXACT(WEEKDAY([.$B79]);1);EXACT(WEEKDAY([.$B79]);7));0;COM.MICROSOFT.CEILING.MATH(RAND() * 20)*(IF(RAND()&gt;0.5;1;-1)))" office:value-type="float" office:value="1" calcext:value-type="float">
            <text:p>1</text:p>
          </table:table-cell>
          <table:table-cell table:style-name="ce13" table:formula="of:=IF(OR(EXACT(WEEKDAY([.$B79]);1);EXACT(WEEKDAY([.$B7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79]);1);EXACT(WEEKDAY([.$B7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79]);1);EXACT(WEEKDAY([.$B79]);7));&quot;----&quot;;&quot;&quot;)">
            <text:p/>
          </table:table-cell>
          <table:table-cell table:style-name="ce8" table:formula="of:=IFERROR(TIME([.I79]/60;[.I79] - COM.MICROSOFT.FLOOR.MATH([.I79]/60) * 60;0);&quot;&quot;)" office:value-type="time" office:time-value="PT17H26M00S" calcext:value-type="time">
            <text:p>17:26</text:p>
          </table:table-cell>
          <table:table-cell table:style-name="ce16" table:formula="of:=IFERROR(IF(EXACT([.C79];&quot;&quot;);&quot;&quot;;HOUR([.C79])*60+MINUTE([.C79])+HOUR([.E79])*60+MINUTE([.E79])+HOUR([.F79])*60+MINUTE([.F79])+[.D79]);&quot;&quot;)" office:value-type="float" office:value="1003" calcext:value-type="float">
            <text:p>1003</text:p>
          </table:table-cell>
          <table:table-cell table:style-name="ce19" table:formula="of:=IFERROR(IF(EXACT([.D79];&quot;&quot;);&quot;&quot;;[.J78]+[.D79]);&quot;&quot;)" office:value-type="float" office:value="25" calcext:value-type="float">
            <text:p>25</text:p>
          </table:table-cell>
          <table:table-cell table:style-name="ce22" table:formula="of:=NOT(OR(EXACT([.C79];&quot;&quot;);EXACT([.C79];&quot;----&quot;)))" office:value-type="boolean" office:boolean-value="true" calcext:value-type="boolean">
            <text:p>TRUE</text:p>
          </table:table-cell>
          <table:table-cell table:formula="of:=IF([.K79];HOUR([.C79])+(MINUTE([.C79])/60);&quot;&quot;)" office:value-type="float" office:value="8.2" calcext:value-type="float">
            <text:p>8.20</text:p>
          </table:table-cell>
          <table:table-cell table:style-name="ce25" table:formula="of:=IF([.K79];TIME(ROUNDDOWN((SUM([.L73:.L79])/5); 0);((SUM([.L73:.L79])/5)-ROUNDDOWN((SUM([.L73:.L79])/5);0))*60;0);&quot;&quot;)" office:value-type="time" office:time-value="PT06H48M00S" calcext:value-type="time">
            <text:p>6:48</text:p>
          </table:table-cell>
          <table:table-cell table:style-name="ce27"/>
          <table:table-cell table:style-name="ce30" table:formula="of:=IF(EXACT([.J79];&quot;&quot;);&quot;&quot;;[.B79])" office:value-type="date" office:date-value="2025-03-19" calcext:value-type="date">
            <text:p>2025-03-19</text:p>
          </table:table-cell>
          <table:table-cell table:style-name="ce33" table:formula="of:=IF(EXACT([.J79];&quot;&quot;);&quot;&quot;;(SUM([.L73:.L79])/5)-7)" office:value-type="float" office:value="-0.2" calcext:value-type="float">
            <text:p>-0.20</text:p>
          </table:table-cell>
          <table:table-cell table:style-name="ce33" table:formula="of:=IF(EXACT([.J79];&quot;&quot;);&quot;&quot;;[.Q78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80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79]+1" office:value-type="date" office:date-value="2025-03-20" calcext:value-type="date">
            <text:p>2025-03-20</text:p>
          </table:table-cell>
          <table:table-cell table:style-name="ce8" table:formula="of:=IF(OR(EXACT(WEEKDAY([.$B80]);1);EXACT(WEEKDAY([.$B80]);7));&quot;----&quot;;IF(EXACT([.D77];&quot;----&quot;);&quot;&quot;;TIME(RAND()*(8-5)+5;RAND()*(59-0)+0;0)))" office:value-type="time" office:time-value="PT06H49M48.778265819S" calcext:value-type="time">
            <text:p>6:49</text:p>
          </table:table-cell>
          <table:table-cell table:style-name="ce9" table:formula="of:=IF(OR(EXACT(WEEKDAY([.$B80]);1);EXACT(WEEKDAY([.$B80]);7));0;COM.MICROSOFT.CEILING.MATH(RAND() * 20)*(IF(RAND()&gt;0.5;1;-1)))" office:value-type="float" office:value="19" calcext:value-type="float">
            <text:p>19</text:p>
          </table:table-cell>
          <table:table-cell table:style-name="ce13" table:formula="of:=IF(OR(EXACT(WEEKDAY([.$B80]);1);EXACT(WEEKDAY([.$B8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80]);1);EXACT(WEEKDAY([.$B8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80]);1);EXACT(WEEKDAY([.$B80]);7));&quot;----&quot;;&quot;&quot;)">
            <text:p/>
          </table:table-cell>
          <table:table-cell table:style-name="ce8" table:formula="of:=IFERROR(TIME([.I80]/60;[.I80] - COM.MICROSOFT.FLOOR.MATH([.I80]/60) * 60;0);&quot;&quot;)" office:value-type="time" office:time-value="PT16H16M00S" calcext:value-type="time">
            <text:p>16:16</text:p>
          </table:table-cell>
          <table:table-cell table:style-name="ce16" table:formula="of:=IFERROR(IF(EXACT([.C80];&quot;&quot;);&quot;&quot;;HOUR([.C80])*60+MINUTE([.C80])+HOUR([.E80])*60+MINUTE([.E80])+HOUR([.F80])*60+MINUTE([.F80])+[.D80]);&quot;&quot;)" office:value-type="float" office:value="938" calcext:value-type="float">
            <text:p>938</text:p>
          </table:table-cell>
          <table:table-cell table:style-name="ce19" table:formula="of:=IFERROR(IF(EXACT([.D80];&quot;&quot;);&quot;&quot;;[.J79]+[.D80]);&quot;&quot;)" office:value-type="float" office:value="44" calcext:value-type="float">
            <text:p>44</text:p>
          </table:table-cell>
          <table:table-cell table:style-name="ce22" table:formula="of:=NOT(OR(EXACT([.C80];&quot;&quot;);EXACT([.C80];&quot;----&quot;)))" office:value-type="boolean" office:boolean-value="true" calcext:value-type="boolean">
            <text:p>TRUE</text:p>
          </table:table-cell>
          <table:table-cell table:formula="of:=IF([.K80];HOUR([.C80])+(MINUTE([.C80])/60);&quot;&quot;)" office:value-type="float" office:value="6.81666666666667" calcext:value-type="float">
            <text:p>6.82</text:p>
          </table:table-cell>
          <table:table-cell table:style-name="ce25" table:formula="of:=IF([.K80];TIME(ROUNDDOWN((SUM([.L74:.L80])/5); 0);((SUM([.L74:.L80])/5)-ROUNDDOWN((SUM([.L74:.L80])/5);0))*60;0);&quot;&quot;)" office:value-type="time" office:time-value="PT07H00M12S" calcext:value-type="time">
            <text:p>7:00</text:p>
          </table:table-cell>
          <table:table-cell table:style-name="ce27"/>
          <table:table-cell table:style-name="ce30" table:formula="of:=IF(EXACT([.J80];&quot;&quot;);&quot;&quot;;[.B80])" office:value-type="date" office:date-value="2025-03-20" calcext:value-type="date">
            <text:p>2025-03-20</text:p>
          </table:table-cell>
          <table:table-cell table:style-name="ce33" table:formula="of:=IF(EXACT([.J80];&quot;&quot;);&quot;&quot;;(SUM([.L74:.L80])/5)-7)" office:value-type="float" office:value="0.00333333333333297" calcext:value-type="float">
            <text:p>0.00</text:p>
          </table:table-cell>
          <table:table-cell table:style-name="ce33" table:formula="of:=IF(EXACT([.J80];&quot;&quot;);&quot;&quot;;[.Q79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81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80]+1" office:value-type="date" office:date-value="2025-03-21" calcext:value-type="date">
            <text:p>2025-03-21</text:p>
          </table:table-cell>
          <table:table-cell table:style-name="ce8" table:formula="of:=IF(OR(EXACT(WEEKDAY([.$B81]);1);EXACT(WEEKDAY([.$B81]);7));&quot;----&quot;;IF(EXACT([.D78];&quot;----&quot;);&quot;&quot;;TIME(RAND()*(8-5)+5;RAND()*(59-0)+0;0)))" office:value-type="time" office:time-value="PT06H20M33.295221698S" calcext:value-type="time">
            <text:p>6:20</text:p>
          </table:table-cell>
          <table:table-cell table:style-name="ce9" table:formula="of:=IF(OR(EXACT(WEEKDAY([.$B81]);1);EXACT(WEEKDAY([.$B81]);7));0;COM.MICROSOFT.CEILING.MATH(RAND() * 20)*(IF(RAND()&gt;0.5;1;-1)))" office:value-type="float" office:value="-7" calcext:value-type="float">
            <text:p>-7</text:p>
          </table:table-cell>
          <table:table-cell table:style-name="ce13" table:formula="of:=IF(OR(EXACT(WEEKDAY([.$B81]);1);EXACT(WEEKDAY([.$B8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81]);1);EXACT(WEEKDAY([.$B8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81]);1);EXACT(WEEKDAY([.$B81]);7));&quot;----&quot;;&quot;&quot;)">
            <text:p/>
          </table:table-cell>
          <table:table-cell table:style-name="ce8" table:formula="of:=IFERROR(TIME([.I81]/60;[.I81] - COM.MICROSOFT.FLOOR.MATH([.I81]/60) * 60;0);&quot;&quot;)" office:value-type="time" office:time-value="PT15H26M00S" calcext:value-type="time">
            <text:p>15:26</text:p>
          </table:table-cell>
          <table:table-cell table:style-name="ce16" table:formula="of:=IFERROR(IF(EXACT([.C81];&quot;&quot;);&quot;&quot;;HOUR([.C81])*60+MINUTE([.C81])+HOUR([.E81])*60+MINUTE([.E81])+HOUR([.F81])*60+MINUTE([.F81])+[.D81]);&quot;&quot;)" office:value-type="float" office:value="883" calcext:value-type="float">
            <text:p>883</text:p>
          </table:table-cell>
          <table:table-cell table:style-name="ce19" table:formula="of:=IFERROR(IF(EXACT([.D81];&quot;&quot;);&quot;&quot;;[.J80]+[.D81]);&quot;&quot;)" office:value-type="float" office:value="37" calcext:value-type="float">
            <text:p>37</text:p>
          </table:table-cell>
          <table:table-cell table:style-name="ce22" table:formula="of:=NOT(OR(EXACT([.C81];&quot;&quot;);EXACT([.C81];&quot;----&quot;)))" office:value-type="boolean" office:boolean-value="true" calcext:value-type="boolean">
            <text:p>TRUE</text:p>
          </table:table-cell>
          <table:table-cell table:formula="of:=IF([.K81];HOUR([.C81])+(MINUTE([.C81])/60);&quot;&quot;)" office:value-type="float" office:value="6.33333333333333" calcext:value-type="float">
            <text:p>6.33</text:p>
          </table:table-cell>
          <table:table-cell table:style-name="ce25" table:formula="of:=IF([.K81];TIME(ROUNDDOWN((SUM([.L75:.L81])/5); 0);((SUM([.L75:.L81])/5)-ROUNDDOWN((SUM([.L75:.L81])/5);0))*60;0);&quot;&quot;)" office:value-type="time" office:time-value="PT07H03M24S" calcext:value-type="time">
            <text:p>7:03</text:p>
          </table:table-cell>
          <table:table-cell table:style-name="ce27"/>
          <table:table-cell table:style-name="ce30" table:formula="of:=IF(EXACT([.J81];&quot;&quot;);&quot;&quot;;[.B81])" office:value-type="date" office:date-value="2025-03-21" calcext:value-type="date">
            <text:p>2025-03-21</text:p>
          </table:table-cell>
          <table:table-cell table:style-name="ce33" table:formula="of:=IF(EXACT([.J81];&quot;&quot;);&quot;&quot;;(SUM([.L75:.L81])/5)-7)" office:value-type="float" office:value="0.0566666666666666" calcext:value-type="float">
            <text:p>0.06</text:p>
          </table:table-cell>
          <table:table-cell table:style-name="ce33" table:formula="of:=IF(EXACT([.J81];&quot;&quot;);&quot;&quot;;[.Q80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82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81]+1" office:value-type="date" office:date-value="2025-03-22" calcext:value-type="date">
            <text:p>2025-03-22</text:p>
          </table:table-cell>
          <table:table-cell table:style-name="ce8" table:formula="of:=IF(OR(EXACT(WEEKDAY([.$B82]);1);EXACT(WEEKDAY([.$B82]);7));&quot;----&quot;;IF(EXACT([.D79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82]);1);EXACT(WEEKDAY([.$B82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82]);1);EXACT(WEEKDAY([.$B82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82]);1);EXACT(WEEKDAY([.$B82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82]);1);EXACT(WEEKDAY([.$B82]);7));&quot;----&quot;;&quot;&quot;)" office:value-type="string" office:string-value="----" calcext:value-type="string">
            <text:p>----</text:p>
          </table:table-cell>
          <table:table-cell table:style-name="ce8" table:formula="of:=IFERROR(TIME([.I82]/60;[.I82] - COM.MICROSOFT.FLOOR.MATH([.I82]/60) * 60;0);&quot;&quot;)">
            <text:p/>
          </table:table-cell>
          <table:table-cell table:style-name="ce16" table:formula="of:=IFERROR(IF(EXACT([.C82];&quot;&quot;);&quot;&quot;;HOUR([.C82])*60+MINUTE([.C82])+HOUR([.E82])*60+MINUTE([.E82])+HOUR([.F82])*60+MINUTE([.F82])+[.D82]);&quot;&quot;)">
            <text:p/>
          </table:table-cell>
          <table:table-cell table:style-name="ce19" table:formula="of:=IFERROR(IF(EXACT([.D82];&quot;&quot;);&quot;&quot;;[.J81]+[.D82]);&quot;&quot;)" office:value-type="float" office:value="37" calcext:value-type="float">
            <text:p>37</text:p>
          </table:table-cell>
          <table:table-cell table:style-name="ce22" table:formula="of:=NOT(OR(EXACT([.C82];&quot;&quot;);EXACT([.C82];&quot;----&quot;)))" office:value-type="boolean" office:boolean-value="false" calcext:value-type="boolean">
            <text:p>FALSE</text:p>
          </table:table-cell>
          <table:table-cell table:formula="of:=IF([.K82];HOUR([.C82])+(MINUTE([.C82])/60);&quot;&quot;)">
            <text:p/>
          </table:table-cell>
          <table:table-cell table:style-name="ce25" table:formula="of:=IF([.K82];TIME(ROUNDDOWN((SUM([.L76:.L82])/5); 0);((SUM([.L76:.L82])/5)-ROUNDDOWN((SUM([.L76:.L82])/5);0))*60;0);&quot;&quot;)">
            <text:p/>
          </table:table-cell>
          <table:table-cell table:style-name="ce27"/>
          <table:table-cell table:style-name="ce30" table:formula="of:=IF(EXACT([.J82];&quot;&quot;);&quot;&quot;;[.B82])" office:value-type="date" office:date-value="2025-03-22" calcext:value-type="date">
            <text:p>2025-03-22</text:p>
          </table:table-cell>
          <table:table-cell table:style-name="ce33" table:formula="of:=IF(EXACT([.J82];&quot;&quot;);&quot;&quot;;(SUM([.L76:.L82])/5)-7)" office:value-type="float" office:value="0.0566666666666666" calcext:value-type="float">
            <text:p>0.06</text:p>
          </table:table-cell>
          <table:table-cell table:style-name="ce33" table:formula="of:=IF(EXACT([.J82];&quot;&quot;);&quot;&quot;;[.Q81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83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82]+1" office:value-type="date" office:date-value="2025-03-23" calcext:value-type="date">
            <text:p>2025-03-23</text:p>
          </table:table-cell>
          <table:table-cell table:style-name="ce8" table:formula="of:=IF(OR(EXACT(WEEKDAY([.$B83]);1);EXACT(WEEKDAY([.$B83]);7));&quot;----&quot;;IF(EXACT([.D80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83]);1);EXACT(WEEKDAY([.$B83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83]);1);EXACT(WEEKDAY([.$B83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83]);1);EXACT(WEEKDAY([.$B83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83]);1);EXACT(WEEKDAY([.$B83]);7));&quot;----&quot;;&quot;&quot;)" office:value-type="string" office:string-value="----" calcext:value-type="string">
            <text:p>----</text:p>
          </table:table-cell>
          <table:table-cell table:style-name="ce8" table:formula="of:=IFERROR(TIME([.I83]/60;[.I83] - COM.MICROSOFT.FLOOR.MATH([.I83]/60) * 60;0);&quot;&quot;)">
            <text:p/>
          </table:table-cell>
          <table:table-cell table:style-name="ce16" table:formula="of:=IFERROR(IF(EXACT([.C83];&quot;&quot;);&quot;&quot;;HOUR([.C83])*60+MINUTE([.C83])+HOUR([.E83])*60+MINUTE([.E83])+HOUR([.F83])*60+MINUTE([.F83])+[.D83]);&quot;&quot;)">
            <text:p/>
          </table:table-cell>
          <table:table-cell table:style-name="ce19" table:formula="of:=IFERROR(IF(EXACT([.D83];&quot;&quot;);&quot;&quot;;[.J82]+[.D83]);&quot;&quot;)" office:value-type="float" office:value="37" calcext:value-type="float">
            <text:p>37</text:p>
          </table:table-cell>
          <table:table-cell table:style-name="ce22" table:formula="of:=NOT(OR(EXACT([.C83];&quot;&quot;);EXACT([.C83];&quot;----&quot;)))" office:value-type="boolean" office:boolean-value="false" calcext:value-type="boolean">
            <text:p>FALSE</text:p>
          </table:table-cell>
          <table:table-cell table:formula="of:=IF([.K83];HOUR([.C83])+(MINUTE([.C83])/60);&quot;&quot;)">
            <text:p/>
          </table:table-cell>
          <table:table-cell table:style-name="ce25" table:formula="of:=IF([.K83];TIME(ROUNDDOWN((SUM([.L77:.L83])/5); 0);((SUM([.L77:.L83])/5)-ROUNDDOWN((SUM([.L77:.L83])/5);0))*60;0);&quot;&quot;)">
            <text:p/>
          </table:table-cell>
          <table:table-cell table:style-name="ce27"/>
          <table:table-cell table:style-name="ce30" table:formula="of:=IF(EXACT([.J83];&quot;&quot;);&quot;&quot;;[.B83])" office:value-type="date" office:date-value="2025-03-23" calcext:value-type="date">
            <text:p>2025-03-23</text:p>
          </table:table-cell>
          <table:table-cell table:style-name="ce33" table:formula="of:=IF(EXACT([.J83];&quot;&quot;);&quot;&quot;;(SUM([.L77:.L83])/5)-7)" office:value-type="float" office:value="0.0566666666666666" calcext:value-type="float">
            <text:p>0.06</text:p>
          </table:table-cell>
          <table:table-cell table:style-name="ce33" table:formula="of:=IF(EXACT([.J83];&quot;&quot;);&quot;&quot;;[.Q82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84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83]+1" office:value-type="date" office:date-value="2025-03-24" calcext:value-type="date">
            <text:p>2025-03-24</text:p>
          </table:table-cell>
          <table:table-cell table:style-name="ce8" table:formula="of:=IF(OR(EXACT(WEEKDAY([.$B84]);1);EXACT(WEEKDAY([.$B84]);7));&quot;----&quot;;IF(EXACT([.D81];&quot;----&quot;);&quot;&quot;;TIME(RAND()*(8-5)+5;RAND()*(59-0)+0;0)))" office:value-type="time" office:time-value="PT07H43M12.682985615S" calcext:value-type="time">
            <text:p>7:43</text:p>
          </table:table-cell>
          <table:table-cell table:style-name="ce9" table:formula="of:=IF(OR(EXACT(WEEKDAY([.$B84]);1);EXACT(WEEKDAY([.$B84]);7));0;COM.MICROSOFT.CEILING.MATH(RAND() * 20)*(IF(RAND()&gt;0.5;1;-1)))" office:value-type="float" office:value="6" calcext:value-type="float">
            <text:p>6</text:p>
          </table:table-cell>
          <table:table-cell table:style-name="ce13" table:formula="of:=IF(OR(EXACT(WEEKDAY([.$B84]);1);EXACT(WEEKDAY([.$B8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84]);1);EXACT(WEEKDAY([.$B8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84]);1);EXACT(WEEKDAY([.$B84]);7));&quot;----&quot;;&quot;&quot;)">
            <text:p/>
          </table:table-cell>
          <table:table-cell table:style-name="ce8" table:formula="of:=IFERROR(TIME([.I84]/60;[.I84] - COM.MICROSOFT.FLOOR.MATH([.I84]/60) * 60;0);&quot;&quot;)" office:value-type="time" office:time-value="PT16H38M00S" calcext:value-type="time">
            <text:p>16:38</text:p>
          </table:table-cell>
          <table:table-cell table:style-name="ce16" table:formula="of:=IFERROR(IF(EXACT([.C84];&quot;&quot;);&quot;&quot;;HOUR([.C84])*60+MINUTE([.C84])+HOUR([.E84])*60+MINUTE([.E84])+HOUR([.F84])*60+MINUTE([.F84])+[.D84]);&quot;&quot;)" office:value-type="float" office:value="979" calcext:value-type="float">
            <text:p>979</text:p>
          </table:table-cell>
          <table:table-cell table:style-name="ce19" table:formula="of:=IFERROR(IF(EXACT([.D84];&quot;&quot;);&quot;&quot;;[.J83]+[.D84]);&quot;&quot;)" office:value-type="float" office:value="43" calcext:value-type="float">
            <text:p>43</text:p>
          </table:table-cell>
          <table:table-cell table:style-name="ce22" table:formula="of:=NOT(OR(EXACT([.C84];&quot;&quot;);EXACT([.C84];&quot;----&quot;)))" office:value-type="boolean" office:boolean-value="true" calcext:value-type="boolean">
            <text:p>TRUE</text:p>
          </table:table-cell>
          <table:table-cell table:formula="of:=IF([.K84];HOUR([.C84])+(MINUTE([.C84])/60);&quot;&quot;)" office:value-type="float" office:value="7.71666666666667" calcext:value-type="float">
            <text:p>7.72</text:p>
          </table:table-cell>
          <table:table-cell table:style-name="ce25" table:formula="of:=IF([.K84];TIME(ROUNDDOWN((SUM([.L78:.L84])/5); 0);((SUM([.L78:.L84])/5)-ROUNDDOWN((SUM([.L78:.L84])/5);0))*60;0);&quot;&quot;)" office:value-type="time" office:time-value="PT07H26M24S" calcext:value-type="time">
            <text:p>7:26</text:p>
          </table:table-cell>
          <table:table-cell table:style-name="ce27"/>
          <table:table-cell table:style-name="ce30" table:formula="of:=IF(EXACT([.J84];&quot;&quot;);&quot;&quot;;[.B84])" office:value-type="date" office:date-value="2025-03-24" calcext:value-type="date">
            <text:p>2025-03-24</text:p>
          </table:table-cell>
          <table:table-cell table:style-name="ce33" table:formula="of:=IF(EXACT([.J84];&quot;&quot;);&quot;&quot;;(SUM([.L78:.L84])/5)-7)" office:value-type="float" office:value="0.44" calcext:value-type="float">
            <text:p>0.44</text:p>
          </table:table-cell>
          <table:table-cell table:style-name="ce33" table:formula="of:=IF(EXACT([.J84];&quot;&quot;);&quot;&quot;;[.Q83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85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84]+1" office:value-type="date" office:date-value="2025-03-25" calcext:value-type="date">
            <text:p>2025-03-25</text:p>
          </table:table-cell>
          <table:table-cell table:style-name="ce8" table:formula="of:=IF(OR(EXACT(WEEKDAY([.$B85]);1);EXACT(WEEKDAY([.$B85]);7));&quot;----&quot;;IF(EXACT([.D82];&quot;----&quot;);&quot;&quot;;TIME(RAND()*(8-5)+5;RAND()*(59-0)+0;0)))" office:value-type="time" office:time-value="PT08H13M12.665816311S" calcext:value-type="time">
            <text:p>8:13</text:p>
          </table:table-cell>
          <table:table-cell table:style-name="ce9" table:formula="of:=IF(OR(EXACT(WEEKDAY([.$B85]);1);EXACT(WEEKDAY([.$B85]);7));0;COM.MICROSOFT.CEILING.MATH(RAND() * 20)*(IF(RAND()&gt;0.5;1;-1)))" office:value-type="float" office:value="-18" calcext:value-type="float">
            <text:p>-18</text:p>
          </table:table-cell>
          <table:table-cell table:style-name="ce13" table:formula="of:=IF(OR(EXACT(WEEKDAY([.$B85]);1);EXACT(WEEKDAY([.$B8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85]);1);EXACT(WEEKDAY([.$B8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85]);1);EXACT(WEEKDAY([.$B85]);7));&quot;----&quot;;&quot;&quot;)">
            <text:p/>
          </table:table-cell>
          <table:table-cell table:style-name="ce8" table:formula="of:=IFERROR(TIME([.I85]/60;[.I85] - COM.MICROSOFT.FLOOR.MATH([.I85]/60) * 60;0);&quot;&quot;)" office:value-type="time" office:time-value="PT16H50M00S" calcext:value-type="time">
            <text:p>16:50</text:p>
          </table:table-cell>
          <table:table-cell table:style-name="ce16" table:formula="of:=IFERROR(IF(EXACT([.C85];&quot;&quot;);&quot;&quot;;HOUR([.C85])*60+MINUTE([.C85])+HOUR([.E85])*60+MINUTE([.E85])+HOUR([.F85])*60+MINUTE([.F85])+[.D85]);&quot;&quot;)" office:value-type="float" office:value="985" calcext:value-type="float">
            <text:p>985</text:p>
          </table:table-cell>
          <table:table-cell table:style-name="ce19" table:formula="of:=IFERROR(IF(EXACT([.D85];&quot;&quot;);&quot;&quot;;[.J84]+[.D85]);&quot;&quot;)" office:value-type="float" office:value="25" calcext:value-type="float">
            <text:p>25</text:p>
          </table:table-cell>
          <table:table-cell table:style-name="ce22" table:formula="of:=NOT(OR(EXACT([.C85];&quot;&quot;);EXACT([.C85];&quot;----&quot;)))" office:value-type="boolean" office:boolean-value="true" calcext:value-type="boolean">
            <text:p>TRUE</text:p>
          </table:table-cell>
          <table:table-cell table:formula="of:=IF([.K85];HOUR([.C85])+(MINUTE([.C85])/60);&quot;&quot;)" office:value-type="float" office:value="8.21666666666667" calcext:value-type="float">
            <text:p>8.22</text:p>
          </table:table-cell>
          <table:table-cell table:style-name="ce25" table:formula="of:=IF([.K85];TIME(ROUNDDOWN((SUM([.L79:.L85])/5); 0);((SUM([.L79:.L85])/5)-ROUNDDOWN((SUM([.L79:.L85])/5);0))*60;0);&quot;&quot;)" office:value-type="time" office:time-value="PT07H27M24S" calcext:value-type="time">
            <text:p>7:27</text:p>
          </table:table-cell>
          <table:table-cell table:style-name="ce27"/>
          <table:table-cell table:style-name="ce30" table:formula="of:=IF(EXACT([.J85];&quot;&quot;);&quot;&quot;;[.B85])" office:value-type="date" office:date-value="2025-03-25" calcext:value-type="date">
            <text:p>2025-03-25</text:p>
          </table:table-cell>
          <table:table-cell table:style-name="ce33" table:formula="of:=IF(EXACT([.J85];&quot;&quot;);&quot;&quot;;(SUM([.L79:.L85])/5)-7)" office:value-type="float" office:value="0.456666666666666" calcext:value-type="float">
            <text:p>0.46</text:p>
          </table:table-cell>
          <table:table-cell table:style-name="ce33" table:formula="of:=IF(EXACT([.J85];&quot;&quot;);&quot;&quot;;[.Q84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86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85]+1" office:value-type="date" office:date-value="2025-03-26" calcext:value-type="date">
            <text:p>2025-03-26</text:p>
          </table:table-cell>
          <table:table-cell table:style-name="ce8" table:formula="of:=IF(OR(EXACT(WEEKDAY([.$B86]);1);EXACT(WEEKDAY([.$B86]);7));&quot;----&quot;;IF(EXACT([.D83];&quot;----&quot;);&quot;&quot;;TIME(RAND()*(8-5)+5;RAND()*(59-0)+0;0)))" office:value-type="time" office:time-value="PT07H10M38.006100623S" calcext:value-type="time">
            <text:p>7:10</text:p>
          </table:table-cell>
          <table:table-cell table:style-name="ce9" table:formula="of:=IF(OR(EXACT(WEEKDAY([.$B86]);1);EXACT(WEEKDAY([.$B86]);7));0;COM.MICROSOFT.CEILING.MATH(RAND() * 20)*(IF(RAND()&gt;0.5;1;-1)))" office:value-type="float" office:value="12" calcext:value-type="float">
            <text:p>12</text:p>
          </table:table-cell>
          <table:table-cell table:style-name="ce13" table:formula="of:=IF(OR(EXACT(WEEKDAY([.$B86]);1);EXACT(WEEKDAY([.$B8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86]);1);EXACT(WEEKDAY([.$B8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86]);1);EXACT(WEEKDAY([.$B86]);7));&quot;----&quot;;&quot;&quot;)">
            <text:p/>
          </table:table-cell>
          <table:table-cell table:style-name="ce8" table:formula="of:=IFERROR(TIME([.I86]/60;[.I86] - COM.MICROSOFT.FLOOR.MATH([.I86]/60) * 60;0);&quot;&quot;)" office:value-type="time" office:time-value="PT16H44M00S" calcext:value-type="time">
            <text:p>16:44</text:p>
          </table:table-cell>
          <table:table-cell table:style-name="ce16" table:formula="of:=IFERROR(IF(EXACT([.C86];&quot;&quot;);&quot;&quot;;HOUR([.C86])*60+MINUTE([.C86])+HOUR([.E86])*60+MINUTE([.E86])+HOUR([.F86])*60+MINUTE([.F86])+[.D86]);&quot;&quot;)" office:value-type="float" office:value="952" calcext:value-type="float">
            <text:p>952</text:p>
          </table:table-cell>
          <table:table-cell table:style-name="ce19" table:formula="of:=IFERROR(IF(EXACT([.D86];&quot;&quot;);&quot;&quot;;[.J85]+[.D86]);&quot;&quot;)" office:value-type="float" office:value="37" calcext:value-type="float">
            <text:p>37</text:p>
          </table:table-cell>
          <table:table-cell table:style-name="ce22" table:formula="of:=NOT(OR(EXACT([.C86];&quot;&quot;);EXACT([.C86];&quot;----&quot;)))" office:value-type="boolean" office:boolean-value="true" calcext:value-type="boolean">
            <text:p>TRUE</text:p>
          </table:table-cell>
          <table:table-cell table:formula="of:=IF([.K86];HOUR([.C86])+(MINUTE([.C86])/60);&quot;&quot;)" office:value-type="float" office:value="7.16666666666667" calcext:value-type="float">
            <text:p>7.17</text:p>
          </table:table-cell>
          <table:table-cell table:style-name="ce25" table:formula="of:=IF([.K86];TIME(ROUNDDOWN((SUM([.L80:.L86])/5); 0);((SUM([.L80:.L86])/5)-ROUNDDOWN((SUM([.L80:.L86])/5);0))*60;0);&quot;&quot;)" office:value-type="time" office:time-value="PT07H15M00S" calcext:value-type="time">
            <text:p>7:15</text:p>
          </table:table-cell>
          <table:table-cell table:style-name="ce27"/>
          <table:table-cell table:style-name="ce30" table:formula="of:=IF(EXACT([.J86];&quot;&quot;);&quot;&quot;;[.B86])" office:value-type="date" office:date-value="2025-03-26" calcext:value-type="date">
            <text:p>2025-03-26</text:p>
          </table:table-cell>
          <table:table-cell table:style-name="ce33" table:formula="of:=IF(EXACT([.J86];&quot;&quot;);&quot;&quot;;(SUM([.L80:.L86])/5)-7)" office:value-type="float" office:value="0.25" calcext:value-type="float">
            <text:p>0.25</text:p>
          </table:table-cell>
          <table:table-cell table:style-name="ce33" table:formula="of:=IF(EXACT([.J86];&quot;&quot;);&quot;&quot;;[.Q85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87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86]+1" office:value-type="date" office:date-value="2025-03-27" calcext:value-type="date">
            <text:p>2025-03-27</text:p>
          </table:table-cell>
          <table:table-cell table:style-name="ce8" table:formula="of:=IF(OR(EXACT(WEEKDAY([.$B87]);1);EXACT(WEEKDAY([.$B87]);7));&quot;----&quot;;IF(EXACT([.D84];&quot;----&quot;);&quot;&quot;;TIME(RAND()*(8-5)+5;RAND()*(59-0)+0;0)))" office:value-type="time" office:time-value="PT07H02M02.101818549S" calcext:value-type="time">
            <text:p>7:02</text:p>
          </table:table-cell>
          <table:table-cell table:style-name="ce9" table:formula="of:=IF(OR(EXACT(WEEKDAY([.$B87]);1);EXACT(WEEKDAY([.$B87]);7));0;COM.MICROSOFT.CEILING.MATH(RAND() * 20)*(IF(RAND()&gt;0.5;1;-1)))" office:value-type="float" office:value="-18" calcext:value-type="float">
            <text:p>-18</text:p>
          </table:table-cell>
          <table:table-cell table:style-name="ce13" table:formula="of:=IF(OR(EXACT(WEEKDAY([.$B87]);1);EXACT(WEEKDAY([.$B8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87]);1);EXACT(WEEKDAY([.$B8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87]);1);EXACT(WEEKDAY([.$B87]);7));&quot;----&quot;;&quot;&quot;)">
            <text:p/>
          </table:table-cell>
          <table:table-cell table:style-name="ce8" table:formula="of:=IFERROR(TIME([.I87]/60;[.I87] - COM.MICROSOFT.FLOOR.MATH([.I87]/60) * 60;0);&quot;&quot;)" office:value-type="time" office:time-value="PT15H28M00S" calcext:value-type="time">
            <text:p>15:28</text:p>
          </table:table-cell>
          <table:table-cell table:style-name="ce16" table:formula="of:=IFERROR(IF(EXACT([.C87];&quot;&quot;);&quot;&quot;;HOUR([.C87])*60+MINUTE([.C87])+HOUR([.E87])*60+MINUTE([.E87])+HOUR([.F87])*60+MINUTE([.F87])+[.D87]);&quot;&quot;)" office:value-type="float" office:value="914" calcext:value-type="float">
            <text:p>914</text:p>
          </table:table-cell>
          <table:table-cell table:style-name="ce19" table:formula="of:=IFERROR(IF(EXACT([.D87];&quot;&quot;);&quot;&quot;;[.J86]+[.D87]);&quot;&quot;)" office:value-type="float" office:value="19" calcext:value-type="float">
            <text:p>19</text:p>
          </table:table-cell>
          <table:table-cell table:style-name="ce22" table:formula="of:=NOT(OR(EXACT([.C87];&quot;&quot;);EXACT([.C87];&quot;----&quot;)))" office:value-type="boolean" office:boolean-value="true" calcext:value-type="boolean">
            <text:p>TRUE</text:p>
          </table:table-cell>
          <table:table-cell table:formula="of:=IF([.K87];HOUR([.C87])+(MINUTE([.C87])/60);&quot;&quot;)" office:value-type="float" office:value="7.03333333333333" calcext:value-type="float">
            <text:p>7.03</text:p>
          </table:table-cell>
          <table:table-cell table:style-name="ce25" table:formula="of:=IF([.K87];TIME(ROUNDDOWN((SUM([.L81:.L87])/5); 0);((SUM([.L81:.L87])/5)-ROUNDDOWN((SUM([.L81:.L87])/5);0))*60;0);&quot;&quot;)" office:value-type="time" office:time-value="PT07H17M36S" calcext:value-type="time">
            <text:p>7:17</text:p>
          </table:table-cell>
          <table:table-cell table:style-name="ce27"/>
          <table:table-cell table:style-name="ce30" table:formula="of:=IF(EXACT([.J87];&quot;&quot;);&quot;&quot;;[.B87])" office:value-type="date" office:date-value="2025-03-27" calcext:value-type="date">
            <text:p>2025-03-27</text:p>
          </table:table-cell>
          <table:table-cell table:style-name="ce33" table:formula="of:=IF(EXACT([.J87];&quot;&quot;);&quot;&quot;;(SUM([.L81:.L87])/5)-7)" office:value-type="float" office:value="0.293333333333334" calcext:value-type="float">
            <text:p>0.29</text:p>
          </table:table-cell>
          <table:table-cell table:style-name="ce33" table:formula="of:=IF(EXACT([.J87];&quot;&quot;);&quot;&quot;;[.Q86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88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87]+1" office:value-type="date" office:date-value="2025-03-28" calcext:value-type="date">
            <text:p>2025-03-28</text:p>
          </table:table-cell>
          <table:table-cell table:style-name="ce8" table:formula="of:=IF(OR(EXACT(WEEKDAY([.$B88]);1);EXACT(WEEKDAY([.$B88]);7));&quot;----&quot;;IF(EXACT([.D85];&quot;----&quot;);&quot;&quot;;TIME(RAND()*(8-5)+5;RAND()*(59-0)+0;0)))" office:value-type="time" office:time-value="PT08H04M40.288165821S" calcext:value-type="time">
            <text:p>8:04</text:p>
          </table:table-cell>
          <table:table-cell table:style-name="ce9" table:formula="of:=IF(OR(EXACT(WEEKDAY([.$B88]);1);EXACT(WEEKDAY([.$B88]);7));0;COM.MICROSOFT.CEILING.MATH(RAND() * 20)*(IF(RAND()&gt;0.5;1;-1)))" office:value-type="float" office:value="9" calcext:value-type="float">
            <text:p>9</text:p>
          </table:table-cell>
          <table:table-cell table:style-name="ce13" table:formula="of:=IF(OR(EXACT(WEEKDAY([.$B88]);1);EXACT(WEEKDAY([.$B8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88]);1);EXACT(WEEKDAY([.$B8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88]);1);EXACT(WEEKDAY([.$B88]);7));&quot;----&quot;;&quot;&quot;)">
            <text:p/>
          </table:table-cell>
          <table:table-cell table:style-name="ce8" table:formula="of:=IFERROR(TIME([.I88]/60;[.I88] - COM.MICROSOFT.FLOOR.MATH([.I88]/60) * 60;0);&quot;&quot;)" office:value-type="time" office:time-value="PT17H26M00S" calcext:value-type="time">
            <text:p>17:26</text:p>
          </table:table-cell>
          <table:table-cell table:style-name="ce16" table:formula="of:=IFERROR(IF(EXACT([.C88];&quot;&quot;);&quot;&quot;;HOUR([.C88])*60+MINUTE([.C88])+HOUR([.E88])*60+MINUTE([.E88])+HOUR([.F88])*60+MINUTE([.F88])+[.D88]);&quot;&quot;)" office:value-type="float" office:value="1003" calcext:value-type="float">
            <text:p>1003</text:p>
          </table:table-cell>
          <table:table-cell table:style-name="ce19" table:formula="of:=IFERROR(IF(EXACT([.D88];&quot;&quot;);&quot;&quot;;[.J87]+[.D88]);&quot;&quot;)" office:value-type="float" office:value="28" calcext:value-type="float">
            <text:p>28</text:p>
          </table:table-cell>
          <table:table-cell table:style-name="ce22" table:formula="of:=NOT(OR(EXACT([.C88];&quot;&quot;);EXACT([.C88];&quot;----&quot;)))" office:value-type="boolean" office:boolean-value="true" calcext:value-type="boolean">
            <text:p>TRUE</text:p>
          </table:table-cell>
          <table:table-cell table:formula="of:=IF([.K88];HOUR([.C88])+(MINUTE([.C88])/60);&quot;&quot;)" office:value-type="float" office:value="8.06666666666667" calcext:value-type="float">
            <text:p>8.07</text:p>
          </table:table-cell>
          <table:table-cell table:style-name="ce25" table:formula="of:=IF([.K88];TIME(ROUNDDOWN((SUM([.L82:.L88])/5); 0);((SUM([.L82:.L88])/5)-ROUNDDOWN((SUM([.L82:.L88])/5);0))*60;0);&quot;&quot;)" office:value-type="time" office:time-value="PT07H38M24S" calcext:value-type="time">
            <text:p>7:38</text:p>
          </table:table-cell>
          <table:table-cell table:style-name="ce27"/>
          <table:table-cell table:style-name="ce30" table:formula="of:=IF(EXACT([.J88];&quot;&quot;);&quot;&quot;;[.B88])" office:value-type="date" office:date-value="2025-03-28" calcext:value-type="date">
            <text:p>2025-03-28</text:p>
          </table:table-cell>
          <table:table-cell table:style-name="ce33" table:formula="of:=IF(EXACT([.J88];&quot;&quot;);&quot;&quot;;(SUM([.L82:.L88])/5)-7)" office:value-type="float" office:value="0.640000000000001" calcext:value-type="float">
            <text:p>0.64</text:p>
          </table:table-cell>
          <table:table-cell table:style-name="ce33" table:formula="of:=IF(EXACT([.J88];&quot;&quot;);&quot;&quot;;[.Q87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89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88]+1" office:value-type="date" office:date-value="2025-03-29" calcext:value-type="date">
            <text:p>2025-03-29</text:p>
          </table:table-cell>
          <table:table-cell table:style-name="ce8" table:formula="of:=IF(OR(EXACT(WEEKDAY([.$B89]);1);EXACT(WEEKDAY([.$B89]);7));&quot;----&quot;;IF(EXACT([.D86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89]);1);EXACT(WEEKDAY([.$B89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89]);1);EXACT(WEEKDAY([.$B89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89]);1);EXACT(WEEKDAY([.$B89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89]);1);EXACT(WEEKDAY([.$B89]);7));&quot;----&quot;;&quot;&quot;)" office:value-type="string" office:string-value="----" calcext:value-type="string">
            <text:p>----</text:p>
          </table:table-cell>
          <table:table-cell table:style-name="ce8" table:formula="of:=IFERROR(TIME([.I89]/60;[.I89] - COM.MICROSOFT.FLOOR.MATH([.I89]/60) * 60;0);&quot;&quot;)">
            <text:p/>
          </table:table-cell>
          <table:table-cell table:style-name="ce16" table:formula="of:=IFERROR(IF(EXACT([.C89];&quot;&quot;);&quot;&quot;;HOUR([.C89])*60+MINUTE([.C89])+HOUR([.E89])*60+MINUTE([.E89])+HOUR([.F89])*60+MINUTE([.F89])+[.D89]);&quot;&quot;)">
            <text:p/>
          </table:table-cell>
          <table:table-cell table:style-name="ce19" table:formula="of:=IFERROR(IF(EXACT([.D89];&quot;&quot;);&quot;&quot;;[.J88]+[.D89]);&quot;&quot;)" office:value-type="float" office:value="28" calcext:value-type="float">
            <text:p>28</text:p>
          </table:table-cell>
          <table:table-cell table:style-name="ce22" table:formula="of:=NOT(OR(EXACT([.C89];&quot;&quot;);EXACT([.C89];&quot;----&quot;)))" office:value-type="boolean" office:boolean-value="false" calcext:value-type="boolean">
            <text:p>FALSE</text:p>
          </table:table-cell>
          <table:table-cell table:formula="of:=IF([.K89];HOUR([.C89])+(MINUTE([.C89])/60);&quot;&quot;)">
            <text:p/>
          </table:table-cell>
          <table:table-cell table:style-name="ce25" table:formula="of:=IF([.K89];TIME(ROUNDDOWN((SUM([.L83:.L89])/5); 0);((SUM([.L83:.L89])/5)-ROUNDDOWN((SUM([.L83:.L89])/5);0))*60;0);&quot;&quot;)">
            <text:p/>
          </table:table-cell>
          <table:table-cell table:style-name="ce27"/>
          <table:table-cell table:style-name="ce30" table:formula="of:=IF(EXACT([.J89];&quot;&quot;);&quot;&quot;;[.B89])" office:value-type="date" office:date-value="2025-03-29" calcext:value-type="date">
            <text:p>2025-03-29</text:p>
          </table:table-cell>
          <table:table-cell table:style-name="ce33" table:formula="of:=IF(EXACT([.J89];&quot;&quot;);&quot;&quot;;(SUM([.L83:.L89])/5)-7)" office:value-type="float" office:value="0.640000000000001" calcext:value-type="float">
            <text:p>0.64</text:p>
          </table:table-cell>
          <table:table-cell table:style-name="ce33" table:formula="of:=IF(EXACT([.J89];&quot;&quot;);&quot;&quot;;[.Q88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90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89]+1" office:value-type="date" office:date-value="2025-03-30" calcext:value-type="date">
            <text:p>2025-03-30</text:p>
          </table:table-cell>
          <table:table-cell table:style-name="ce8" table:formula="of:=IF(OR(EXACT(WEEKDAY([.$B90]);1);EXACT(WEEKDAY([.$B90]);7));&quot;----&quot;;IF(EXACT([.D87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90]);1);EXACT(WEEKDAY([.$B90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90]);1);EXACT(WEEKDAY([.$B90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90]);1);EXACT(WEEKDAY([.$B90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90]);1);EXACT(WEEKDAY([.$B90]);7));&quot;----&quot;;&quot;&quot;)" office:value-type="string" office:string-value="----" calcext:value-type="string">
            <text:p>----</text:p>
          </table:table-cell>
          <table:table-cell table:style-name="ce8" table:formula="of:=IFERROR(TIME([.I90]/60;[.I90] - COM.MICROSOFT.FLOOR.MATH([.I90]/60) * 60;0);&quot;&quot;)">
            <text:p/>
          </table:table-cell>
          <table:table-cell table:style-name="ce16" table:formula="of:=IFERROR(IF(EXACT([.C90];&quot;&quot;);&quot;&quot;;HOUR([.C90])*60+MINUTE([.C90])+HOUR([.E90])*60+MINUTE([.E90])+HOUR([.F90])*60+MINUTE([.F90])+[.D90]);&quot;&quot;)">
            <text:p/>
          </table:table-cell>
          <table:table-cell table:style-name="ce19" table:formula="of:=IFERROR(IF(EXACT([.D90];&quot;&quot;);&quot;&quot;;[.J89]+[.D90]);&quot;&quot;)" office:value-type="float" office:value="28" calcext:value-type="float">
            <text:p>28</text:p>
          </table:table-cell>
          <table:table-cell table:style-name="ce22" table:formula="of:=NOT(OR(EXACT([.C90];&quot;&quot;);EXACT([.C90];&quot;----&quot;)))" office:value-type="boolean" office:boolean-value="false" calcext:value-type="boolean">
            <text:p>FALSE</text:p>
          </table:table-cell>
          <table:table-cell table:formula="of:=IF([.K90];HOUR([.C90])+(MINUTE([.C90])/60);&quot;&quot;)">
            <text:p/>
          </table:table-cell>
          <table:table-cell table:style-name="ce25" table:formula="of:=IF([.K90];TIME(ROUNDDOWN((SUM([.L84:.L90])/5); 0);((SUM([.L84:.L90])/5)-ROUNDDOWN((SUM([.L84:.L90])/5);0))*60;0);&quot;&quot;)">
            <text:p/>
          </table:table-cell>
          <table:table-cell table:style-name="ce27"/>
          <table:table-cell table:style-name="ce30" table:formula="of:=IF(EXACT([.J90];&quot;&quot;);&quot;&quot;;[.B90])" office:value-type="date" office:date-value="2025-03-30" calcext:value-type="date">
            <text:p>2025-03-30</text:p>
          </table:table-cell>
          <table:table-cell table:style-name="ce33" table:formula="of:=IF(EXACT([.J90];&quot;&quot;);&quot;&quot;;(SUM([.L84:.L90])/5)-7)" office:value-type="float" office:value="0.640000000000001" calcext:value-type="float">
            <text:p>0.64</text:p>
          </table:table-cell>
          <table:table-cell table:style-name="ce33" table:formula="of:=IF(EXACT([.J90];&quot;&quot;);&quot;&quot;;[.Q89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91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90]+1" office:value-type="date" office:date-value="2025-03-31" calcext:value-type="date">
            <text:p>2025-03-31</text:p>
          </table:table-cell>
          <table:table-cell table:style-name="ce8" table:formula="of:=IF(OR(EXACT(WEEKDAY([.$B91]);1);EXACT(WEEKDAY([.$B91]);7));&quot;----&quot;;IF(EXACT([.D88];&quot;----&quot;);&quot;&quot;;TIME(RAND()*(8-5)+5;RAND()*(59-0)+0;0)))" office:value-type="time" office:time-value="PT05H39M00.55656071S" calcext:value-type="time">
            <text:p>5:39</text:p>
          </table:table-cell>
          <table:table-cell table:style-name="ce9" table:formula="of:=IF(OR(EXACT(WEEKDAY([.$B91]);1);EXACT(WEEKDAY([.$B91]);7));0;COM.MICROSOFT.CEILING.MATH(RAND() * 20)*(IF(RAND()&gt;0.5;1;-1)))" office:value-type="float" office:value="-18" calcext:value-type="float">
            <text:p>-18</text:p>
          </table:table-cell>
          <table:table-cell table:style-name="ce13" table:formula="of:=IF(OR(EXACT(WEEKDAY([.$B91]);1);EXACT(WEEKDAY([.$B9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91]);1);EXACT(WEEKDAY([.$B9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91]);1);EXACT(WEEKDAY([.$B91]);7));&quot;----&quot;;&quot;&quot;)">
            <text:p/>
          </table:table-cell>
          <table:table-cell table:style-name="ce8" table:formula="of:=IFERROR(TIME([.I91]/60;[.I91] - COM.MICROSOFT.FLOOR.MATH([.I91]/60) * 60;0);&quot;&quot;)" office:value-type="time" office:time-value="PT14H42M00S" calcext:value-type="time">
            <text:p>14:42</text:p>
          </table:table-cell>
          <table:table-cell table:style-name="ce16" table:formula="of:=IFERROR(IF(EXACT([.C91];&quot;&quot;);&quot;&quot;;HOUR([.C91])*60+MINUTE([.C91])+HOUR([.E91])*60+MINUTE([.E91])+HOUR([.F91])*60+MINUTE([.F91])+[.D91]);&quot;&quot;)" office:value-type="float" office:value="831" calcext:value-type="float">
            <text:p>831</text:p>
          </table:table-cell>
          <table:table-cell table:style-name="ce19" table:formula="of:=IFERROR(IF(EXACT([.D91];&quot;&quot;);&quot;&quot;;[.J90]+[.D91]);&quot;&quot;)" office:value-type="float" office:value="10" calcext:value-type="float">
            <text:p>10</text:p>
          </table:table-cell>
          <table:table-cell table:style-name="ce22" table:formula="of:=NOT(OR(EXACT([.C91];&quot;&quot;);EXACT([.C91];&quot;----&quot;)))" office:value-type="boolean" office:boolean-value="true" calcext:value-type="boolean">
            <text:p>TRUE</text:p>
          </table:table-cell>
          <table:table-cell table:formula="of:=IF([.K91];HOUR([.C91])+(MINUTE([.C91])/60);&quot;&quot;)" office:value-type="float" office:value="5.65" calcext:value-type="float">
            <text:p>5.65</text:p>
          </table:table-cell>
          <table:table-cell table:style-name="ce25" table:formula="of:=IF([.K91];TIME(ROUNDDOWN((SUM([.L85:.L91])/5); 0);((SUM([.L85:.L91])/5)-ROUNDDOWN((SUM([.L85:.L91])/5);0))*60;0);&quot;&quot;)" office:value-type="time" office:time-value="PT07H13M36S" calcext:value-type="time">
            <text:p>7:13</text:p>
          </table:table-cell>
          <table:table-cell table:style-name="ce27"/>
          <table:table-cell table:style-name="ce30" table:formula="of:=IF(EXACT([.J91];&quot;&quot;);&quot;&quot;;[.B91])" office:value-type="date" office:date-value="2025-03-31" calcext:value-type="date">
            <text:p>2025-03-31</text:p>
          </table:table-cell>
          <table:table-cell table:style-name="ce33" table:formula="of:=IF(EXACT([.J91];&quot;&quot;);&quot;&quot;;(SUM([.L85:.L91])/5)-7)" office:value-type="float" office:value="0.226666666666667" calcext:value-type="float">
            <text:p>0.23</text:p>
          </table:table-cell>
          <table:table-cell table:style-name="ce33" table:formula="of:=IF(EXACT([.J91];&quot;&quot;);&quot;&quot;;[.Q90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92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91]+1" office:value-type="date" office:date-value="2025-04-01" calcext:value-type="date">
            <text:p>2025-04-01</text:p>
          </table:table-cell>
          <table:table-cell table:style-name="ce8" table:formula="of:=IF(OR(EXACT(WEEKDAY([.$B92]);1);EXACT(WEEKDAY([.$B92]);7));&quot;----&quot;;IF(EXACT([.D89];&quot;----&quot;);&quot;&quot;;TIME(RAND()*(8-5)+5;RAND()*(59-0)+0;0)))" office:value-type="time" office:time-value="PT07H08M49.076695321S" calcext:value-type="time">
            <text:p>7:08</text:p>
          </table:table-cell>
          <table:table-cell table:style-name="ce9" table:formula="of:=IF(OR(EXACT(WEEKDAY([.$B92]);1);EXACT(WEEKDAY([.$B92]);7));0;COM.MICROSOFT.CEILING.MATH(RAND() * 20)*(IF(RAND()&gt;0.5;1;-1)))" office:value-type="float" office:value="-16" calcext:value-type="float">
            <text:p>-16</text:p>
          </table:table-cell>
          <table:table-cell table:style-name="ce13" table:formula="of:=IF(OR(EXACT(WEEKDAY([.$B92]);1);EXACT(WEEKDAY([.$B9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92]);1);EXACT(WEEKDAY([.$B9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92]);1);EXACT(WEEKDAY([.$B92]);7));&quot;----&quot;;&quot;&quot;)">
            <text:p/>
          </table:table-cell>
          <table:table-cell table:style-name="ce8" table:formula="of:=IFERROR(TIME([.I92]/60;[.I92] - COM.MICROSOFT.FLOOR.MATH([.I92]/60) * 60;0);&quot;&quot;)" office:value-type="time" office:time-value="PT15H44M00S" calcext:value-type="time">
            <text:p>15:44</text:p>
          </table:table-cell>
          <table:table-cell table:style-name="ce16" table:formula="of:=IFERROR(IF(EXACT([.C92];&quot;&quot;);&quot;&quot;;HOUR([.C92])*60+MINUTE([.C92])+HOUR([.E92])*60+MINUTE([.E92])+HOUR([.F92])*60+MINUTE([.F92])+[.D92]);&quot;&quot;)" office:value-type="float" office:value="922" calcext:value-type="float">
            <text:p>922</text:p>
          </table:table-cell>
          <table:table-cell table:style-name="ce19" table:formula="of:=IFERROR(IF(EXACT([.D92];&quot;&quot;);&quot;&quot;;[.J91]+[.D92]);&quot;&quot;)" office:value-type="float" office:value="-6" calcext:value-type="float">
            <text:p>-6</text:p>
          </table:table-cell>
          <table:table-cell table:style-name="ce22" table:formula="of:=NOT(OR(EXACT([.C92];&quot;&quot;);EXACT([.C92];&quot;----&quot;)))" office:value-type="boolean" office:boolean-value="true" calcext:value-type="boolean">
            <text:p>TRUE</text:p>
          </table:table-cell>
          <table:table-cell table:formula="of:=IF([.K92];HOUR([.C92])+(MINUTE([.C92])/60);&quot;&quot;)" office:value-type="float" office:value="7.13333333333333" calcext:value-type="float">
            <text:p>7.13</text:p>
          </table:table-cell>
          <table:table-cell table:style-name="ce25" table:formula="of:=IF([.K92];TIME(ROUNDDOWN((SUM([.L86:.L92])/5); 0);((SUM([.L86:.L92])/5)-ROUNDDOWN((SUM([.L86:.L92])/5);0))*60;0);&quot;&quot;)" office:value-type="time" office:time-value="PT07H00M36S" calcext:value-type="time">
            <text:p>7:00</text:p>
          </table:table-cell>
          <table:table-cell table:style-name="ce27"/>
          <table:table-cell table:style-name="ce30" table:formula="of:=IF(EXACT([.J92];&quot;&quot;);&quot;&quot;;[.B92])" office:value-type="date" office:date-value="2025-04-01" calcext:value-type="date">
            <text:p>2025-04-01</text:p>
          </table:table-cell>
          <table:table-cell table:style-name="ce33" table:formula="of:=IF(EXACT([.J92];&quot;&quot;);&quot;&quot;;(SUM([.L86:.L92])/5)-7)" office:value-type="float" office:value="0.00999999999999979" calcext:value-type="float">
            <text:p>0.01</text:p>
          </table:table-cell>
          <table:table-cell table:style-name="ce33" table:formula="of:=IF(EXACT([.J92];&quot;&quot;);&quot;&quot;;[.Q91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93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92]+1" office:value-type="date" office:date-value="2025-04-02" calcext:value-type="date">
            <text:p>2025-04-02</text:p>
          </table:table-cell>
          <table:table-cell table:style-name="ce8" table:formula="of:=IF(OR(EXACT(WEEKDAY([.$B93]);1);EXACT(WEEKDAY([.$B93]);7));&quot;----&quot;;IF(EXACT([.D90];&quot;----&quot;);&quot;&quot;;TIME(RAND()*(8-5)+5;RAND()*(59-0)+0;0)))" office:value-type="time" office:time-value="PT07H28M31.336563641S" calcext:value-type="time">
            <text:p>7:28</text:p>
          </table:table-cell>
          <table:table-cell table:style-name="ce9" table:formula="of:=IF(OR(EXACT(WEEKDAY([.$B93]);1);EXACT(WEEKDAY([.$B93]);7));0;COM.MICROSOFT.CEILING.MATH(RAND() * 20)*(IF(RAND()&gt;0.5;1;-1)))" office:value-type="float" office:value="-15" calcext:value-type="float">
            <text:p>-15</text:p>
          </table:table-cell>
          <table:table-cell table:style-name="ce13" table:formula="of:=IF(OR(EXACT(WEEKDAY([.$B93]);1);EXACT(WEEKDAY([.$B9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93]);1);EXACT(WEEKDAY([.$B9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93]);1);EXACT(WEEKDAY([.$B93]);7));&quot;----&quot;;&quot;&quot;)">
            <text:p/>
          </table:table-cell>
          <table:table-cell table:style-name="ce8" table:formula="of:=IFERROR(TIME([.I93]/60;[.I93] - COM.MICROSOFT.FLOOR.MATH([.I93]/60) * 60;0);&quot;&quot;)" office:value-type="time" office:time-value="PT16H26M00S" calcext:value-type="time">
            <text:p>16:26</text:p>
          </table:table-cell>
          <table:table-cell table:style-name="ce16" table:formula="of:=IFERROR(IF(EXACT([.C93];&quot;&quot;);&quot;&quot;;HOUR([.C93])*60+MINUTE([.C93])+HOUR([.E93])*60+MINUTE([.E93])+HOUR([.F93])*60+MINUTE([.F93])+[.D93]);&quot;&quot;)" office:value-type="float" office:value="943" calcext:value-type="float">
            <text:p>943</text:p>
          </table:table-cell>
          <table:table-cell table:style-name="ce19" table:formula="of:=IFERROR(IF(EXACT([.D93];&quot;&quot;);&quot;&quot;;[.J92]+[.D93]);&quot;&quot;)" office:value-type="float" office:value="-21" calcext:value-type="float">
            <text:p>-21</text:p>
          </table:table-cell>
          <table:table-cell table:style-name="ce22" table:formula="of:=NOT(OR(EXACT([.C93];&quot;&quot;);EXACT([.C93];&quot;----&quot;)))" office:value-type="boolean" office:boolean-value="true" calcext:value-type="boolean">
            <text:p>TRUE</text:p>
          </table:table-cell>
          <table:table-cell table:formula="of:=IF([.K93];HOUR([.C93])+(MINUTE([.C93])/60);&quot;&quot;)" office:value-type="float" office:value="7.46666666666667" calcext:value-type="float">
            <text:p>7.47</text:p>
          </table:table-cell>
          <table:table-cell table:style-name="ce25" table:formula="of:=IF([.K93];TIME(ROUNDDOWN((SUM([.L87:.L93])/5); 0);((SUM([.L87:.L93])/5)-ROUNDDOWN((SUM([.L87:.L93])/5);0))*60;0);&quot;&quot;)" office:value-type="time" office:time-value="PT07H04M12S" calcext:value-type="time">
            <text:p>7:04</text:p>
          </table:table-cell>
          <table:table-cell table:style-name="ce27"/>
          <table:table-cell table:style-name="ce30" table:formula="of:=IF(EXACT([.J93];&quot;&quot;);&quot;&quot;;[.B93])" office:value-type="date" office:date-value="2025-04-02" calcext:value-type="date">
            <text:p>2025-04-02</text:p>
          </table:table-cell>
          <table:table-cell table:style-name="ce33" table:formula="of:=IF(EXACT([.J93];&quot;&quot;);&quot;&quot;;(SUM([.L87:.L93])/5)-7)" office:value-type="float" office:value="0.0700000000000003" calcext:value-type="float">
            <text:p>0.07</text:p>
          </table:table-cell>
          <table:table-cell table:style-name="ce33" table:formula="of:=IF(EXACT([.J93];&quot;&quot;);&quot;&quot;;[.Q92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94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93]+1" office:value-type="date" office:date-value="2025-04-03" calcext:value-type="date">
            <text:p>2025-04-03</text:p>
          </table:table-cell>
          <table:table-cell table:style-name="ce8" table:formula="of:=IF(OR(EXACT(WEEKDAY([.$B94]);1);EXACT(WEEKDAY([.$B94]);7));&quot;----&quot;;IF(EXACT([.D91];&quot;----&quot;);&quot;&quot;;TIME(RAND()*(8-5)+5;RAND()*(59-0)+0;0)))" office:value-type="time" office:time-value="PT08H03M35.43766353S" calcext:value-type="time">
            <text:p>8:03</text:p>
          </table:table-cell>
          <table:table-cell table:style-name="ce9" table:formula="of:=IF(OR(EXACT(WEEKDAY([.$B94]);1);EXACT(WEEKDAY([.$B94]);7));0;COM.MICROSOFT.CEILING.MATH(RAND() * 20)*(IF(RAND()&gt;0.5;1;-1)))" office:value-type="float" office:value="-16" calcext:value-type="float">
            <text:p>-16</text:p>
          </table:table-cell>
          <table:table-cell table:style-name="ce13" table:formula="of:=IF(OR(EXACT(WEEKDAY([.$B94]);1);EXACT(WEEKDAY([.$B9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94]);1);EXACT(WEEKDAY([.$B9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94]);1);EXACT(WEEKDAY([.$B94]);7));&quot;----&quot;;&quot;&quot;)">
            <text:p/>
          </table:table-cell>
          <table:table-cell table:style-name="ce8" table:formula="of:=IFERROR(TIME([.I94]/60;[.I94] - COM.MICROSOFT.FLOOR.MATH([.I94]/60) * 60;0);&quot;&quot;)" office:value-type="time" office:time-value="PT16H34M00S" calcext:value-type="time">
            <text:p>16:34</text:p>
          </table:table-cell>
          <table:table-cell table:style-name="ce16" table:formula="of:=IFERROR(IF(EXACT([.C94];&quot;&quot;);&quot;&quot;;HOUR([.C94])*60+MINUTE([.C94])+HOUR([.E94])*60+MINUTE([.E94])+HOUR([.F94])*60+MINUTE([.F94])+[.D94]);&quot;&quot;)" office:value-type="float" office:value="977" calcext:value-type="float">
            <text:p>977</text:p>
          </table:table-cell>
          <table:table-cell table:style-name="ce19" table:formula="of:=IFERROR(IF(EXACT([.D94];&quot;&quot;);&quot;&quot;;[.J93]+[.D94]);&quot;&quot;)" office:value-type="float" office:value="-37" calcext:value-type="float">
            <text:p>-37</text:p>
          </table:table-cell>
          <table:table-cell table:style-name="ce22" table:formula="of:=NOT(OR(EXACT([.C94];&quot;&quot;);EXACT([.C94];&quot;----&quot;)))" office:value-type="boolean" office:boolean-value="true" calcext:value-type="boolean">
            <text:p>TRUE</text:p>
          </table:table-cell>
          <table:table-cell table:formula="of:=IF([.K94];HOUR([.C94])+(MINUTE([.C94])/60);&quot;&quot;)" office:value-type="float" office:value="8.05" calcext:value-type="float">
            <text:p>8.05</text:p>
          </table:table-cell>
          <table:table-cell table:style-name="ce25" table:formula="of:=IF([.K94];TIME(ROUNDDOWN((SUM([.L88:.L94])/5); 0);((SUM([.L88:.L94])/5)-ROUNDDOWN((SUM([.L88:.L94])/5);0))*60;0);&quot;&quot;)" office:value-type="time" office:time-value="PT07H16M24S" calcext:value-type="time">
            <text:p>7:16</text:p>
          </table:table-cell>
          <table:table-cell table:style-name="ce27"/>
          <table:table-cell table:style-name="ce30" table:formula="of:=IF(EXACT([.J94];&quot;&quot;);&quot;&quot;;[.B94])" office:value-type="date" office:date-value="2025-04-03" calcext:value-type="date">
            <text:p>2025-04-03</text:p>
          </table:table-cell>
          <table:table-cell table:style-name="ce33" table:formula="of:=IF(EXACT([.J94];&quot;&quot;);&quot;&quot;;(SUM([.L88:.L94])/5)-7)" office:value-type="float" office:value="0.273333333333333" calcext:value-type="float">
            <text:p>0.27</text:p>
          </table:table-cell>
          <table:table-cell table:style-name="ce33" table:formula="of:=IF(EXACT([.J94];&quot;&quot;);&quot;&quot;;[.Q93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95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94]+1" office:value-type="date" office:date-value="2025-04-04" calcext:value-type="date">
            <text:p>2025-04-04</text:p>
          </table:table-cell>
          <table:table-cell table:style-name="ce8" table:formula="of:=IF(OR(EXACT(WEEKDAY([.$B95]);1);EXACT(WEEKDAY([.$B95]);7));&quot;----&quot;;IF(EXACT([.D92];&quot;----&quot;);&quot;&quot;;TIME(RAND()*(8-5)+5;RAND()*(59-0)+0;0)))" office:value-type="time" office:time-value="PT06H38M16.94068547S" calcext:value-type="time">
            <text:p>6:38</text:p>
          </table:table-cell>
          <table:table-cell table:style-name="ce9" table:formula="of:=IF(OR(EXACT(WEEKDAY([.$B95]);1);EXACT(WEEKDAY([.$B95]);7));0;COM.MICROSOFT.CEILING.MATH(RAND() * 20)*(IF(RAND()&gt;0.5;1;-1)))" office:value-type="float" office:value="-16" calcext:value-type="float">
            <text:p>-16</text:p>
          </table:table-cell>
          <table:table-cell table:style-name="ce13" table:formula="of:=IF(OR(EXACT(WEEKDAY([.$B95]);1);EXACT(WEEKDAY([.$B9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95]);1);EXACT(WEEKDAY([.$B9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95]);1);EXACT(WEEKDAY([.$B95]);7));&quot;----&quot;;&quot;&quot;)">
            <text:p/>
          </table:table-cell>
          <table:table-cell table:style-name="ce8" table:formula="of:=IFERROR(TIME([.I95]/60;[.I95] - COM.MICROSOFT.FLOOR.MATH([.I95]/60) * 60;0);&quot;&quot;)" office:value-type="time" office:time-value="PT15H44M00S" calcext:value-type="time">
            <text:p>15:44</text:p>
          </table:table-cell>
          <table:table-cell table:style-name="ce16" table:formula="of:=IFERROR(IF(EXACT([.C95];&quot;&quot;);&quot;&quot;;HOUR([.C95])*60+MINUTE([.C95])+HOUR([.E95])*60+MINUTE([.E95])+HOUR([.F95])*60+MINUTE([.F95])+[.D95]);&quot;&quot;)" office:value-type="float" office:value="892" calcext:value-type="float">
            <text:p>892</text:p>
          </table:table-cell>
          <table:table-cell table:style-name="ce19" table:formula="of:=IFERROR(IF(EXACT([.D95];&quot;&quot;);&quot;&quot;;[.J94]+[.D95]);&quot;&quot;)" office:value-type="float" office:value="-53" calcext:value-type="float">
            <text:p>-53</text:p>
          </table:table-cell>
          <table:table-cell table:style-name="ce22" table:formula="of:=NOT(OR(EXACT([.C95];&quot;&quot;);EXACT([.C95];&quot;----&quot;)))" office:value-type="boolean" office:boolean-value="true" calcext:value-type="boolean">
            <text:p>TRUE</text:p>
          </table:table-cell>
          <table:table-cell table:formula="of:=IF([.K95];HOUR([.C95])+(MINUTE([.C95])/60);&quot;&quot;)" office:value-type="float" office:value="6.63333333333333" calcext:value-type="float">
            <text:p>6.63</text:p>
          </table:table-cell>
          <table:table-cell table:style-name="ce25" table:formula="of:=IF([.K95];TIME(ROUNDDOWN((SUM([.L89:.L95])/5); 0);((SUM([.L89:.L95])/5)-ROUNDDOWN((SUM([.L89:.L95])/5);0))*60;0);&quot;&quot;)" office:value-type="time" office:time-value="PT06H59M12S" calcext:value-type="time">
            <text:p>6:59</text:p>
          </table:table-cell>
          <table:table-cell table:style-name="ce27"/>
          <table:table-cell table:style-name="ce30" table:formula="of:=IF(EXACT([.J95];&quot;&quot;);&quot;&quot;;[.B95])" office:value-type="date" office:date-value="2025-04-04" calcext:value-type="date">
            <text:p>2025-04-04</text:p>
          </table:table-cell>
          <table:table-cell table:style-name="ce33" table:formula="of:=IF(EXACT([.J95];&quot;&quot;);&quot;&quot;;(SUM([.L89:.L95])/5)-7)" office:value-type="float" office:value="-0.0133333333333328" calcext:value-type="float">
            <text:p>-0.01</text:p>
          </table:table-cell>
          <table:table-cell table:style-name="ce33" table:formula="of:=IF(EXACT([.J95];&quot;&quot;);&quot;&quot;;[.Q94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96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95]+1" office:value-type="date" office:date-value="2025-04-05" calcext:value-type="date">
            <text:p>2025-04-05</text:p>
          </table:table-cell>
          <table:table-cell table:style-name="ce8" table:formula="of:=IF(OR(EXACT(WEEKDAY([.$B96]);1);EXACT(WEEKDAY([.$B96]);7));&quot;----&quot;;IF(EXACT([.D93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96]);1);EXACT(WEEKDAY([.$B96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96]);1);EXACT(WEEKDAY([.$B96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96]);1);EXACT(WEEKDAY([.$B96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96]);1);EXACT(WEEKDAY([.$B96]);7));&quot;----&quot;;&quot;&quot;)" office:value-type="string" office:string-value="----" calcext:value-type="string">
            <text:p>----</text:p>
          </table:table-cell>
          <table:table-cell table:style-name="ce8" table:formula="of:=IFERROR(TIME([.I96]/60;[.I96] - COM.MICROSOFT.FLOOR.MATH([.I96]/60) * 60;0);&quot;&quot;)">
            <text:p/>
          </table:table-cell>
          <table:table-cell table:style-name="ce16" table:formula="of:=IFERROR(IF(EXACT([.C96];&quot;&quot;);&quot;&quot;;HOUR([.C96])*60+MINUTE([.C96])+HOUR([.E96])*60+MINUTE([.E96])+HOUR([.F96])*60+MINUTE([.F96])+[.D96]);&quot;&quot;)">
            <text:p/>
          </table:table-cell>
          <table:table-cell table:style-name="ce19" table:formula="of:=IFERROR(IF(EXACT([.D96];&quot;&quot;);&quot;&quot;;[.J95]+[.D96]);&quot;&quot;)" office:value-type="float" office:value="-53" calcext:value-type="float">
            <text:p>-53</text:p>
          </table:table-cell>
          <table:table-cell table:style-name="ce22" table:formula="of:=NOT(OR(EXACT([.C96];&quot;&quot;);EXACT([.C96];&quot;----&quot;)))" office:value-type="boolean" office:boolean-value="false" calcext:value-type="boolean">
            <text:p>FALSE</text:p>
          </table:table-cell>
          <table:table-cell table:formula="of:=IF([.K96];HOUR([.C96])+(MINUTE([.C96])/60);&quot;&quot;)">
            <text:p/>
          </table:table-cell>
          <table:table-cell table:style-name="ce25" table:formula="of:=IF([.K96];TIME(ROUNDDOWN((SUM([.L90:.L96])/5); 0);((SUM([.L90:.L96])/5)-ROUNDDOWN((SUM([.L90:.L96])/5);0))*60;0);&quot;&quot;)">
            <text:p/>
          </table:table-cell>
          <table:table-cell table:style-name="ce27"/>
          <table:table-cell table:style-name="ce30" table:formula="of:=IF(EXACT([.J96];&quot;&quot;);&quot;&quot;;[.B96])" office:value-type="date" office:date-value="2025-04-05" calcext:value-type="date">
            <text:p>2025-04-05</text:p>
          </table:table-cell>
          <table:table-cell table:style-name="ce33" table:formula="of:=IF(EXACT([.J96];&quot;&quot;);&quot;&quot;;(SUM([.L90:.L96])/5)-7)" office:value-type="float" office:value="-0.0133333333333328" calcext:value-type="float">
            <text:p>-0.01</text:p>
          </table:table-cell>
          <table:table-cell table:style-name="ce33" table:formula="of:=IF(EXACT([.J96];&quot;&quot;);&quot;&quot;;[.Q95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97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96]+1" office:value-type="date" office:date-value="2025-04-06" calcext:value-type="date">
            <text:p>2025-04-06</text:p>
          </table:table-cell>
          <table:table-cell table:style-name="ce8" table:formula="of:=IF(OR(EXACT(WEEKDAY([.$B97]);1);EXACT(WEEKDAY([.$B97]);7));&quot;----&quot;;IF(EXACT([.D94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97]);1);EXACT(WEEKDAY([.$B97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97]);1);EXACT(WEEKDAY([.$B97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97]);1);EXACT(WEEKDAY([.$B97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97]);1);EXACT(WEEKDAY([.$B97]);7));&quot;----&quot;;&quot;&quot;)" office:value-type="string" office:string-value="----" calcext:value-type="string">
            <text:p>----</text:p>
          </table:table-cell>
          <table:table-cell table:style-name="ce8" table:formula="of:=IFERROR(TIME([.I97]/60;[.I97] - COM.MICROSOFT.FLOOR.MATH([.I97]/60) * 60;0);&quot;&quot;)">
            <text:p/>
          </table:table-cell>
          <table:table-cell table:style-name="ce16" table:formula="of:=IFERROR(IF(EXACT([.C97];&quot;&quot;);&quot;&quot;;HOUR([.C97])*60+MINUTE([.C97])+HOUR([.E97])*60+MINUTE([.E97])+HOUR([.F97])*60+MINUTE([.F97])+[.D97]);&quot;&quot;)">
            <text:p/>
          </table:table-cell>
          <table:table-cell table:style-name="ce19" table:formula="of:=IFERROR(IF(EXACT([.D97];&quot;&quot;);&quot;&quot;;[.J96]+[.D97]);&quot;&quot;)" office:value-type="float" office:value="-53" calcext:value-type="float">
            <text:p>-53</text:p>
          </table:table-cell>
          <table:table-cell table:style-name="ce22" table:formula="of:=NOT(OR(EXACT([.C97];&quot;&quot;);EXACT([.C97];&quot;----&quot;)))" office:value-type="boolean" office:boolean-value="false" calcext:value-type="boolean">
            <text:p>FALSE</text:p>
          </table:table-cell>
          <table:table-cell table:formula="of:=IF([.K97];HOUR([.C97])+(MINUTE([.C97])/60);&quot;&quot;)">
            <text:p/>
          </table:table-cell>
          <table:table-cell table:style-name="ce25" table:formula="of:=IF([.K97];TIME(ROUNDDOWN((SUM([.L91:.L97])/5); 0);((SUM([.L91:.L97])/5)-ROUNDDOWN((SUM([.L91:.L97])/5);0))*60;0);&quot;&quot;)">
            <text:p/>
          </table:table-cell>
          <table:table-cell table:style-name="ce27"/>
          <table:table-cell table:style-name="ce30" table:formula="of:=IF(EXACT([.J97];&quot;&quot;);&quot;&quot;;[.B97])" office:value-type="date" office:date-value="2025-04-06" calcext:value-type="date">
            <text:p>2025-04-06</text:p>
          </table:table-cell>
          <table:table-cell table:style-name="ce33" table:formula="of:=IF(EXACT([.J97];&quot;&quot;);&quot;&quot;;(SUM([.L91:.L97])/5)-7)" office:value-type="float" office:value="-0.0133333333333328" calcext:value-type="float">
            <text:p>-0.01</text:p>
          </table:table-cell>
          <table:table-cell table:style-name="ce33" table:formula="of:=IF(EXACT([.J97];&quot;&quot;);&quot;&quot;;[.Q96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98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97]+1" office:value-type="date" office:date-value="2025-04-07" calcext:value-type="date">
            <text:p>2025-04-07</text:p>
          </table:table-cell>
          <table:table-cell table:style-name="ce8" table:formula="of:=IF(OR(EXACT(WEEKDAY([.$B98]);1);EXACT(WEEKDAY([.$B98]);7));&quot;----&quot;;IF(EXACT([.D95];&quot;----&quot;);&quot;&quot;;TIME(RAND()*(8-5)+5;RAND()*(59-0)+0;0)))" office:value-type="time" office:time-value="PT08H14M19.89111993S" calcext:value-type="time">
            <text:p>8:14</text:p>
          </table:table-cell>
          <table:table-cell table:style-name="ce9" table:formula="of:=IF(OR(EXACT(WEEKDAY([.$B98]);1);EXACT(WEEKDAY([.$B98]);7));0;COM.MICROSOFT.CEILING.MATH(RAND() * 20)*(IF(RAND()&gt;0.5;1;-1)))" office:value-type="float" office:value="7" calcext:value-type="float">
            <text:p>7</text:p>
          </table:table-cell>
          <table:table-cell table:style-name="ce13" table:formula="of:=IF(OR(EXACT(WEEKDAY([.$B98]);1);EXACT(WEEKDAY([.$B9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98]);1);EXACT(WEEKDAY([.$B9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98]);1);EXACT(WEEKDAY([.$B98]);7));&quot;----&quot;;&quot;&quot;)">
            <text:p/>
          </table:table-cell>
          <table:table-cell table:style-name="ce8" table:formula="of:=IFERROR(TIME([.I98]/60;[.I98] - COM.MICROSOFT.FLOOR.MATH([.I98]/60) * 60;0);&quot;&quot;)" office:value-type="time" office:time-value="PT17H42M00S" calcext:value-type="time">
            <text:p>17:42</text:p>
          </table:table-cell>
          <table:table-cell table:style-name="ce16" table:formula="of:=IFERROR(IF(EXACT([.C98];&quot;&quot;);&quot;&quot;;HOUR([.C98])*60+MINUTE([.C98])+HOUR([.E98])*60+MINUTE([.E98])+HOUR([.F98])*60+MINUTE([.F98])+[.D98]);&quot;&quot;)" office:value-type="float" office:value="1011" calcext:value-type="float">
            <text:p>1011</text:p>
          </table:table-cell>
          <table:table-cell table:style-name="ce19" table:formula="of:=IFERROR(IF(EXACT([.D98];&quot;&quot;);&quot;&quot;;[.J97]+[.D98]);&quot;&quot;)" office:value-type="float" office:value="-46" calcext:value-type="float">
            <text:p>-46</text:p>
          </table:table-cell>
          <table:table-cell table:style-name="ce22" table:formula="of:=NOT(OR(EXACT([.C98];&quot;&quot;);EXACT([.C98];&quot;----&quot;)))" office:value-type="boolean" office:boolean-value="true" calcext:value-type="boolean">
            <text:p>TRUE</text:p>
          </table:table-cell>
          <table:table-cell table:formula="of:=IF([.K98];HOUR([.C98])+(MINUTE([.C98])/60);&quot;&quot;)" office:value-type="float" office:value="8.23333333333333" calcext:value-type="float">
            <text:p>8.23</text:p>
          </table:table-cell>
          <table:table-cell table:style-name="ce25" table:formula="of:=IF([.K98];TIME(ROUNDDOWN((SUM([.L92:.L98])/5); 0);((SUM([.L92:.L98])/5)-ROUNDDOWN((SUM([.L92:.L98])/5);0))*60;0);&quot;&quot;)" office:value-type="time" office:time-value="PT07H30M12S" calcext:value-type="time">
            <text:p>7:30</text:p>
          </table:table-cell>
          <table:table-cell table:style-name="ce27"/>
          <table:table-cell table:style-name="ce30" table:formula="of:=IF(EXACT([.J98];&quot;&quot;);&quot;&quot;;[.B98])" office:value-type="date" office:date-value="2025-04-07" calcext:value-type="date">
            <text:p>2025-04-07</text:p>
          </table:table-cell>
          <table:table-cell table:style-name="ce33" table:formula="of:=IF(EXACT([.J98];&quot;&quot;);&quot;&quot;;(SUM([.L92:.L98])/5)-7)" office:value-type="float" office:value="0.503333333333333" calcext:value-type="float">
            <text:p>0.50</text:p>
          </table:table-cell>
          <table:table-cell table:style-name="ce33" table:formula="of:=IF(EXACT([.J98];&quot;&quot;);&quot;&quot;;[.Q97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99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98]+1" office:value-type="date" office:date-value="2025-04-08" calcext:value-type="date">
            <text:p>2025-04-08</text:p>
          </table:table-cell>
          <table:table-cell table:style-name="ce8" table:formula="of:=IF(OR(EXACT(WEEKDAY([.$B99]);1);EXACT(WEEKDAY([.$B99]);7));&quot;----&quot;;IF(EXACT([.D96];&quot;----&quot;);&quot;&quot;;TIME(RAND()*(8-5)+5;RAND()*(59-0)+0;0)))" office:value-type="time" office:time-value="PT05H53M55.546737198S" calcext:value-type="time">
            <text:p>5:53</text:p>
          </table:table-cell>
          <table:table-cell table:style-name="ce9" table:formula="of:=IF(OR(EXACT(WEEKDAY([.$B99]);1);EXACT(WEEKDAY([.$B99]);7));0;COM.MICROSOFT.CEILING.MATH(RAND() * 20)*(IF(RAND()&gt;0.5;1;-1)))" office:value-type="float" office:value="-20" calcext:value-type="float">
            <text:p>-20</text:p>
          </table:table-cell>
          <table:table-cell table:style-name="ce13" table:formula="of:=IF(OR(EXACT(WEEKDAY([.$B99]);1);EXACT(WEEKDAY([.$B9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99]);1);EXACT(WEEKDAY([.$B9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99]);1);EXACT(WEEKDAY([.$B99]);7));&quot;----&quot;;&quot;&quot;)">
            <text:p/>
          </table:table-cell>
          <table:table-cell table:style-name="ce8" table:formula="of:=IFERROR(TIME([.I99]/60;[.I99] - COM.MICROSOFT.FLOOR.MATH([.I99]/60) * 60;0);&quot;&quot;)" office:value-type="time" office:time-value="PT14H06M00S" calcext:value-type="time">
            <text:p>14:06</text:p>
          </table:table-cell>
          <table:table-cell table:style-name="ce16" table:formula="of:=IFERROR(IF(EXACT([.C99];&quot;&quot;);&quot;&quot;;HOUR([.C99])*60+MINUTE([.C99])+HOUR([.E99])*60+MINUTE([.E99])+HOUR([.F99])*60+MINUTE([.F99])+[.D99]);&quot;&quot;)" office:value-type="float" office:value="843" calcext:value-type="float">
            <text:p>843</text:p>
          </table:table-cell>
          <table:table-cell table:style-name="ce19" table:formula="of:=IFERROR(IF(EXACT([.D99];&quot;&quot;);&quot;&quot;;[.J98]+[.D99]);&quot;&quot;)" office:value-type="float" office:value="-66" calcext:value-type="float">
            <text:p>-66</text:p>
          </table:table-cell>
          <table:table-cell table:style-name="ce22" table:formula="of:=NOT(OR(EXACT([.C99];&quot;&quot;);EXACT([.C99];&quot;----&quot;)))" office:value-type="boolean" office:boolean-value="true" calcext:value-type="boolean">
            <text:p>TRUE</text:p>
          </table:table-cell>
          <table:table-cell table:formula="of:=IF([.K99];HOUR([.C99])+(MINUTE([.C99])/60);&quot;&quot;)" office:value-type="float" office:value="5.88333333333333" calcext:value-type="float">
            <text:p>5.88</text:p>
          </table:table-cell>
          <table:table-cell table:style-name="ce25" table:formula="of:=IF([.K99];TIME(ROUNDDOWN((SUM([.L93:.L99])/5); 0);((SUM([.L93:.L99])/5)-ROUNDDOWN((SUM([.L93:.L99])/5);0))*60;0);&quot;&quot;)" office:value-type="time" office:time-value="PT07H15M12S" calcext:value-type="time">
            <text:p>7:15</text:p>
          </table:table-cell>
          <table:table-cell table:style-name="ce27"/>
          <table:table-cell table:style-name="ce30" table:formula="of:=IF(EXACT([.J99];&quot;&quot;);&quot;&quot;;[.B99])" office:value-type="date" office:date-value="2025-04-08" calcext:value-type="date">
            <text:p>2025-04-08</text:p>
          </table:table-cell>
          <table:table-cell table:style-name="ce33" table:formula="of:=IF(EXACT([.J99];&quot;&quot;);&quot;&quot;;(SUM([.L93:.L99])/5)-7)" office:value-type="float" office:value="0.253333333333333" calcext:value-type="float">
            <text:p>0.25</text:p>
          </table:table-cell>
          <table:table-cell table:style-name="ce33" table:formula="of:=IF(EXACT([.J99];&quot;&quot;);&quot;&quot;;[.Q98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00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99]+1" office:value-type="date" office:date-value="2025-04-09" calcext:value-type="date">
            <text:p>2025-04-09</text:p>
          </table:table-cell>
          <table:table-cell table:style-name="ce8" table:formula="of:=IF(OR(EXACT(WEEKDAY([.$B100]);1);EXACT(WEEKDAY([.$B100]);7));&quot;----&quot;;IF(EXACT([.D97];&quot;----&quot;);&quot;&quot;;TIME(RAND()*(8-5)+5;RAND()*(59-0)+0;0)))" office:value-type="time" office:time-value="PT07H13M25.462591437S" calcext:value-type="time">
            <text:p>7:13</text:p>
          </table:table-cell>
          <table:table-cell table:style-name="ce9" table:formula="of:=IF(OR(EXACT(WEEKDAY([.$B100]);1);EXACT(WEEKDAY([.$B100]);7));0;COM.MICROSOFT.CEILING.MATH(RAND() * 20)*(IF(RAND()&gt;0.5;1;-1)))" office:value-type="float" office:value="11" calcext:value-type="float">
            <text:p>11</text:p>
          </table:table-cell>
          <table:table-cell table:style-name="ce13" table:formula="of:=IF(OR(EXACT(WEEKDAY([.$B100]);1);EXACT(WEEKDAY([.$B10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00]);1);EXACT(WEEKDAY([.$B10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00]);1);EXACT(WEEKDAY([.$B100]);7));&quot;----&quot;;&quot;&quot;)">
            <text:p/>
          </table:table-cell>
          <table:table-cell table:style-name="ce8" table:formula="of:=IFERROR(TIME([.I100]/60;[.I100] - COM.MICROSOFT.FLOOR.MATH([.I100]/60) * 60;0);&quot;&quot;)" office:value-type="time" office:time-value="PT16H48M00S" calcext:value-type="time">
            <text:p>16:48</text:p>
          </table:table-cell>
          <table:table-cell table:style-name="ce16" table:formula="of:=IFERROR(IF(EXACT([.C100];&quot;&quot;);&quot;&quot;;HOUR([.C100])*60+MINUTE([.C100])+HOUR([.E100])*60+MINUTE([.E100])+HOUR([.F100])*60+MINUTE([.F100])+[.D100]);&quot;&quot;)" office:value-type="float" office:value="954" calcext:value-type="float">
            <text:p>954</text:p>
          </table:table-cell>
          <table:table-cell table:style-name="ce19" table:formula="of:=IFERROR(IF(EXACT([.D100];&quot;&quot;);&quot;&quot;;[.J99]+[.D100]);&quot;&quot;)" office:value-type="float" office:value="-55" calcext:value-type="float">
            <text:p>-55</text:p>
          </table:table-cell>
          <table:table-cell table:style-name="ce22" table:formula="of:=NOT(OR(EXACT([.C100];&quot;&quot;);EXACT([.C100];&quot;----&quot;)))" office:value-type="boolean" office:boolean-value="true" calcext:value-type="boolean">
            <text:p>TRUE</text:p>
          </table:table-cell>
          <table:table-cell table:formula="of:=IF([.K100];HOUR([.C100])+(MINUTE([.C100])/60);&quot;&quot;)" office:value-type="float" office:value="7.21666666666667" calcext:value-type="float">
            <text:p>7.22</text:p>
          </table:table-cell>
          <table:table-cell table:style-name="ce25" table:formula="of:=IF([.K100];TIME(ROUNDDOWN((SUM([.L94:.L100])/5); 0);((SUM([.L94:.L100])/5)-ROUNDDOWN((SUM([.L94:.L100])/5);0))*60;0);&quot;&quot;)" office:value-type="time" office:time-value="PT07H12M12S" calcext:value-type="time">
            <text:p>7:12</text:p>
          </table:table-cell>
          <table:table-cell table:style-name="ce27"/>
          <table:table-cell table:style-name="ce30" table:formula="of:=IF(EXACT([.J100];&quot;&quot;);&quot;&quot;;[.B100])" office:value-type="date" office:date-value="2025-04-09" calcext:value-type="date">
            <text:p>2025-04-09</text:p>
          </table:table-cell>
          <table:table-cell table:style-name="ce33" table:formula="of:=IF(EXACT([.J100];&quot;&quot;);&quot;&quot;;(SUM([.L94:.L100])/5)-7)" office:value-type="float" office:value="0.203333333333333" calcext:value-type="float">
            <text:p>0.20</text:p>
          </table:table-cell>
          <table:table-cell table:style-name="ce33" table:formula="of:=IF(EXACT([.J100];&quot;&quot;);&quot;&quot;;[.Q99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01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100]+1" office:value-type="date" office:date-value="2025-04-10" calcext:value-type="date">
            <text:p>2025-04-10</text:p>
          </table:table-cell>
          <table:table-cell table:style-name="ce8" table:formula="of:=IF(OR(EXACT(WEEKDAY([.$B101]);1);EXACT(WEEKDAY([.$B101]);7));&quot;----&quot;;IF(EXACT([.D98];&quot;----&quot;);&quot;&quot;;TIME(RAND()*(8-5)+5;RAND()*(59-0)+0;0)))" office:value-type="time" office:time-value="PT07H47M54.712743833S" calcext:value-type="time">
            <text:p>7:47</text:p>
          </table:table-cell>
          <table:table-cell table:style-name="ce9" table:formula="of:=IF(OR(EXACT(WEEKDAY([.$B101]);1);EXACT(WEEKDAY([.$B101]);7));0;COM.MICROSOFT.CEILING.MATH(RAND() * 20)*(IF(RAND()&gt;0.5;1;-1)))" office:value-type="float" office:value="-6" calcext:value-type="float">
            <text:p>-6</text:p>
          </table:table-cell>
          <table:table-cell table:style-name="ce13" table:formula="of:=IF(OR(EXACT(WEEKDAY([.$B101]);1);EXACT(WEEKDAY([.$B10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01]);1);EXACT(WEEKDAY([.$B10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01]);1);EXACT(WEEKDAY([.$B101]);7));&quot;----&quot;;&quot;&quot;)">
            <text:p/>
          </table:table-cell>
          <table:table-cell table:style-name="ce8" table:formula="of:=IFERROR(TIME([.I101]/60;[.I101] - COM.MICROSOFT.FLOOR.MATH([.I101]/60) * 60;0);&quot;&quot;)" office:value-type="time" office:time-value="PT16H22M00S" calcext:value-type="time">
            <text:p>16:22</text:p>
          </table:table-cell>
          <table:table-cell table:style-name="ce16" table:formula="of:=IFERROR(IF(EXACT([.C101];&quot;&quot;);&quot;&quot;;HOUR([.C101])*60+MINUTE([.C101])+HOUR([.E101])*60+MINUTE([.E101])+HOUR([.F101])*60+MINUTE([.F101])+[.D101]);&quot;&quot;)" office:value-type="float" office:value="971" calcext:value-type="float">
            <text:p>971</text:p>
          </table:table-cell>
          <table:table-cell table:style-name="ce19" table:formula="of:=IFERROR(IF(EXACT([.D101];&quot;&quot;);&quot;&quot;;[.J100]+[.D101]);&quot;&quot;)" office:value-type="float" office:value="-61" calcext:value-type="float">
            <text:p>-61</text:p>
          </table:table-cell>
          <table:table-cell table:style-name="ce22" table:formula="of:=NOT(OR(EXACT([.C101];&quot;&quot;);EXACT([.C101];&quot;----&quot;)))" office:value-type="boolean" office:boolean-value="true" calcext:value-type="boolean">
            <text:p>TRUE</text:p>
          </table:table-cell>
          <table:table-cell table:formula="of:=IF([.K101];HOUR([.C101])+(MINUTE([.C101])/60);&quot;&quot;)" office:value-type="float" office:value="7.78333333333333" calcext:value-type="float">
            <text:p>7.78</text:p>
          </table:table-cell>
          <table:table-cell table:style-name="ce25" table:formula="of:=IF([.K101];TIME(ROUNDDOWN((SUM([.L95:.L101])/5); 0);((SUM([.L95:.L101])/5)-ROUNDDOWN((SUM([.L95:.L101])/5);0))*60;0);&quot;&quot;)" office:value-type="time" office:time-value="PT07H09M00S" calcext:value-type="time">
            <text:p>7:09</text:p>
          </table:table-cell>
          <table:table-cell table:style-name="ce27"/>
          <table:table-cell table:style-name="ce30" table:formula="of:=IF(EXACT([.J101];&quot;&quot;);&quot;&quot;;[.B101])" office:value-type="date" office:date-value="2025-04-10" calcext:value-type="date">
            <text:p>2025-04-10</text:p>
          </table:table-cell>
          <table:table-cell table:style-name="ce33" table:formula="of:=IF(EXACT([.J101];&quot;&quot;);&quot;&quot;;(SUM([.L95:.L101])/5)-7)" office:value-type="float" office:value="0.15" calcext:value-type="float">
            <text:p>0.15</text:p>
          </table:table-cell>
          <table:table-cell table:style-name="ce33" table:formula="of:=IF(EXACT([.J101];&quot;&quot;);&quot;&quot;;[.Q100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02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101]+1" office:value-type="date" office:date-value="2025-04-11" calcext:value-type="date">
            <text:p>2025-04-11</text:p>
          </table:table-cell>
          <table:table-cell table:style-name="ce8" table:formula="of:=IF(OR(EXACT(WEEKDAY([.$B102]);1);EXACT(WEEKDAY([.$B102]);7));&quot;----&quot;;IF(EXACT([.D99];&quot;----&quot;);&quot;&quot;;TIME(RAND()*(8-5)+5;RAND()*(59-0)+0;0)))" office:value-type="time" office:time-value="PT07H18M31.58979129S" calcext:value-type="time">
            <text:p>7:18</text:p>
          </table:table-cell>
          <table:table-cell table:style-name="ce9" table:formula="of:=IF(OR(EXACT(WEEKDAY([.$B102]);1);EXACT(WEEKDAY([.$B102]);7));0;COM.MICROSOFT.CEILING.MATH(RAND() * 20)*(IF(RAND()&gt;0.5;1;-1)))" office:value-type="float" office:value="7" calcext:value-type="float">
            <text:p>7</text:p>
          </table:table-cell>
          <table:table-cell table:style-name="ce13" table:formula="of:=IF(OR(EXACT(WEEKDAY([.$B102]);1);EXACT(WEEKDAY([.$B10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02]);1);EXACT(WEEKDAY([.$B10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02]);1);EXACT(WEEKDAY([.$B102]);7));&quot;----&quot;;&quot;&quot;)">
            <text:p/>
          </table:table-cell>
          <table:table-cell table:style-name="ce8" table:formula="of:=IFERROR(TIME([.I102]/60;[.I102] - COM.MICROSOFT.FLOOR.MATH([.I102]/60) * 60;0);&quot;&quot;)" office:value-type="time" office:time-value="PT16H50M00S" calcext:value-type="time">
            <text:p>16:50</text:p>
          </table:table-cell>
          <table:table-cell table:style-name="ce16" table:formula="of:=IFERROR(IF(EXACT([.C102];&quot;&quot;);&quot;&quot;;HOUR([.C102])*60+MINUTE([.C102])+HOUR([.E102])*60+MINUTE([.E102])+HOUR([.F102])*60+MINUTE([.F102])+[.D102]);&quot;&quot;)" office:value-type="float" office:value="955" calcext:value-type="float">
            <text:p>955</text:p>
          </table:table-cell>
          <table:table-cell table:style-name="ce19" table:formula="of:=IFERROR(IF(EXACT([.D102];&quot;&quot;);&quot;&quot;;[.J101]+[.D102]);&quot;&quot;)" office:value-type="float" office:value="-54" calcext:value-type="float">
            <text:p>-54</text:p>
          </table:table-cell>
          <table:table-cell table:style-name="ce22" table:formula="of:=NOT(OR(EXACT([.C102];&quot;&quot;);EXACT([.C102];&quot;----&quot;)))" office:value-type="boolean" office:boolean-value="true" calcext:value-type="boolean">
            <text:p>TRUE</text:p>
          </table:table-cell>
          <table:table-cell table:formula="of:=IF([.K102];HOUR([.C102])+(MINUTE([.C102])/60);&quot;&quot;)" office:value-type="float" office:value="7.3" calcext:value-type="float">
            <text:p>7.30</text:p>
          </table:table-cell>
          <table:table-cell table:style-name="ce25" table:formula="of:=IF([.K102];TIME(ROUNDDOWN((SUM([.L96:.L102])/5); 0);((SUM([.L96:.L102])/5)-ROUNDDOWN((SUM([.L96:.L102])/5);0))*60;0);&quot;&quot;)" office:value-type="time" office:time-value="PT07H17M00S" calcext:value-type="time">
            <text:p>7:17</text:p>
          </table:table-cell>
          <table:table-cell table:style-name="ce27"/>
          <table:table-cell table:style-name="ce30" table:formula="of:=IF(EXACT([.J102];&quot;&quot;);&quot;&quot;;[.B102])" office:value-type="date" office:date-value="2025-04-11" calcext:value-type="date">
            <text:p>2025-04-11</text:p>
          </table:table-cell>
          <table:table-cell table:style-name="ce33" table:formula="of:=IF(EXACT([.J102];&quot;&quot;);&quot;&quot;;(SUM([.L96:.L102])/5)-7)" office:value-type="float" office:value="0.283333333333333" calcext:value-type="float">
            <text:p>0.28</text:p>
          </table:table-cell>
          <table:table-cell table:style-name="ce33" table:formula="of:=IF(EXACT([.J102];&quot;&quot;);&quot;&quot;;[.Q101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03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102]+1" office:value-type="date" office:date-value="2025-04-12" calcext:value-type="date">
            <text:p>2025-04-12</text:p>
          </table:table-cell>
          <table:table-cell table:style-name="ce8" table:formula="of:=IF(OR(EXACT(WEEKDAY([.$B103]);1);EXACT(WEEKDAY([.$B103]);7));&quot;----&quot;;IF(EXACT([.D100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03]);1);EXACT(WEEKDAY([.$B103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03]);1);EXACT(WEEKDAY([.$B103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03]);1);EXACT(WEEKDAY([.$B103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03]);1);EXACT(WEEKDAY([.$B103]);7));&quot;----&quot;;&quot;&quot;)" office:value-type="string" office:string-value="----" calcext:value-type="string">
            <text:p>----</text:p>
          </table:table-cell>
          <table:table-cell table:style-name="ce8" table:formula="of:=IFERROR(TIME([.I103]/60;[.I103] - COM.MICROSOFT.FLOOR.MATH([.I103]/60) * 60;0);&quot;&quot;)">
            <text:p/>
          </table:table-cell>
          <table:table-cell table:style-name="ce16" table:formula="of:=IFERROR(IF(EXACT([.C103];&quot;&quot;);&quot;&quot;;HOUR([.C103])*60+MINUTE([.C103])+HOUR([.E103])*60+MINUTE([.E103])+HOUR([.F103])*60+MINUTE([.F103])+[.D103]);&quot;&quot;)">
            <text:p/>
          </table:table-cell>
          <table:table-cell table:style-name="ce19" table:formula="of:=IFERROR(IF(EXACT([.D103];&quot;&quot;);&quot;&quot;;[.J102]+[.D103]);&quot;&quot;)" office:value-type="float" office:value="-54" calcext:value-type="float">
            <text:p>-54</text:p>
          </table:table-cell>
          <table:table-cell table:style-name="ce22" table:formula="of:=NOT(OR(EXACT([.C103];&quot;&quot;);EXACT([.C103];&quot;----&quot;)))" office:value-type="boolean" office:boolean-value="false" calcext:value-type="boolean">
            <text:p>FALSE</text:p>
          </table:table-cell>
          <table:table-cell table:formula="of:=IF([.K103];HOUR([.C103])+(MINUTE([.C103])/60);&quot;&quot;)">
            <text:p/>
          </table:table-cell>
          <table:table-cell table:style-name="ce25" table:formula="of:=IF([.K103];TIME(ROUNDDOWN((SUM([.L97:.L103])/5); 0);((SUM([.L97:.L103])/5)-ROUNDDOWN((SUM([.L97:.L103])/5);0))*60;0);&quot;&quot;)">
            <text:p/>
          </table:table-cell>
          <table:table-cell table:style-name="ce27"/>
          <table:table-cell table:style-name="ce30" table:formula="of:=IF(EXACT([.J103];&quot;&quot;);&quot;&quot;;[.B103])" office:value-type="date" office:date-value="2025-04-12" calcext:value-type="date">
            <text:p>2025-04-12</text:p>
          </table:table-cell>
          <table:table-cell table:style-name="ce33" table:formula="of:=IF(EXACT([.J103];&quot;&quot;);&quot;&quot;;(SUM([.L97:.L103])/5)-7)" office:value-type="float" office:value="0.283333333333333" calcext:value-type="float">
            <text:p>0.28</text:p>
          </table:table-cell>
          <table:table-cell table:style-name="ce33" table:formula="of:=IF(EXACT([.J103];&quot;&quot;);&quot;&quot;;[.Q102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04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103]+1" office:value-type="date" office:date-value="2025-04-13" calcext:value-type="date">
            <text:p>2025-04-13</text:p>
          </table:table-cell>
          <table:table-cell table:style-name="ce8" table:formula="of:=IF(OR(EXACT(WEEKDAY([.$B104]);1);EXACT(WEEKDAY([.$B104]);7));&quot;----&quot;;IF(EXACT([.D101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04]);1);EXACT(WEEKDAY([.$B104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04]);1);EXACT(WEEKDAY([.$B104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04]);1);EXACT(WEEKDAY([.$B104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04]);1);EXACT(WEEKDAY([.$B104]);7));&quot;----&quot;;&quot;&quot;)" office:value-type="string" office:string-value="----" calcext:value-type="string">
            <text:p>----</text:p>
          </table:table-cell>
          <table:table-cell table:style-name="ce8" table:formula="of:=IFERROR(TIME([.I104]/60;[.I104] - COM.MICROSOFT.FLOOR.MATH([.I104]/60) * 60;0);&quot;&quot;)">
            <text:p/>
          </table:table-cell>
          <table:table-cell table:style-name="ce16" table:formula="of:=IFERROR(IF(EXACT([.C104];&quot;&quot;);&quot;&quot;;HOUR([.C104])*60+MINUTE([.C104])+HOUR([.E104])*60+MINUTE([.E104])+HOUR([.F104])*60+MINUTE([.F104])+[.D104]);&quot;&quot;)">
            <text:p/>
          </table:table-cell>
          <table:table-cell table:style-name="ce19" table:formula="of:=IFERROR(IF(EXACT([.D104];&quot;&quot;);&quot;&quot;;[.J103]+[.D104]);&quot;&quot;)" office:value-type="float" office:value="-54" calcext:value-type="float">
            <text:p>-54</text:p>
          </table:table-cell>
          <table:table-cell table:style-name="ce22" table:formula="of:=NOT(OR(EXACT([.C104];&quot;&quot;);EXACT([.C104];&quot;----&quot;)))" office:value-type="boolean" office:boolean-value="false" calcext:value-type="boolean">
            <text:p>FALSE</text:p>
          </table:table-cell>
          <table:table-cell table:formula="of:=IF([.K104];HOUR([.C104])+(MINUTE([.C104])/60);&quot;&quot;)">
            <text:p/>
          </table:table-cell>
          <table:table-cell table:style-name="ce25" table:formula="of:=IF([.K104];TIME(ROUNDDOWN((SUM([.L98:.L104])/5); 0);((SUM([.L98:.L104])/5)-ROUNDDOWN((SUM([.L98:.L104])/5);0))*60;0);&quot;&quot;)">
            <text:p/>
          </table:table-cell>
          <table:table-cell table:style-name="ce27"/>
          <table:table-cell table:style-name="ce30" table:formula="of:=IF(EXACT([.J104];&quot;&quot;);&quot;&quot;;[.B104])" office:value-type="date" office:date-value="2025-04-13" calcext:value-type="date">
            <text:p>2025-04-13</text:p>
          </table:table-cell>
          <table:table-cell table:style-name="ce33" table:formula="of:=IF(EXACT([.J104];&quot;&quot;);&quot;&quot;;(SUM([.L98:.L104])/5)-7)" office:value-type="float" office:value="0.283333333333333" calcext:value-type="float">
            <text:p>0.28</text:p>
          </table:table-cell>
          <table:table-cell table:style-name="ce33" table:formula="of:=IF(EXACT([.J104];&quot;&quot;);&quot;&quot;;[.Q103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05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104]+1" office:value-type="date" office:date-value="2025-04-14" calcext:value-type="date">
            <text:p>2025-04-14</text:p>
          </table:table-cell>
          <table:table-cell table:style-name="ce8" table:formula="of:=IF(OR(EXACT(WEEKDAY([.$B105]);1);EXACT(WEEKDAY([.$B105]);7));&quot;----&quot;;IF(EXACT([.D102];&quot;----&quot;);&quot;&quot;;TIME(RAND()*(8-5)+5;RAND()*(59-0)+0;0)))" office:value-type="time" office:time-value="PT07H02M07.966961354S" calcext:value-type="time">
            <text:p>7:02</text:p>
          </table:table-cell>
          <table:table-cell table:style-name="ce9" table:formula="of:=IF(OR(EXACT(WEEKDAY([.$B105]);1);EXACT(WEEKDAY([.$B105]);7));0;COM.MICROSOFT.CEILING.MATH(RAND() * 20)*(IF(RAND()&gt;0.5;1;-1)))" office:value-type="float" office:value="-17" calcext:value-type="float">
            <text:p>-17</text:p>
          </table:table-cell>
          <table:table-cell table:style-name="ce13" table:formula="of:=IF(OR(EXACT(WEEKDAY([.$B105]);1);EXACT(WEEKDAY([.$B10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05]);1);EXACT(WEEKDAY([.$B10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05]);1);EXACT(WEEKDAY([.$B105]);7));&quot;----&quot;;&quot;&quot;)">
            <text:p/>
          </table:table-cell>
          <table:table-cell table:style-name="ce8" table:formula="of:=IFERROR(TIME([.I105]/60;[.I105] - COM.MICROSOFT.FLOOR.MATH([.I105]/60) * 60;0);&quot;&quot;)" office:value-type="time" office:time-value="PT15H30M00S" calcext:value-type="time">
            <text:p>15:30</text:p>
          </table:table-cell>
          <table:table-cell table:style-name="ce16" table:formula="of:=IFERROR(IF(EXACT([.C105];&quot;&quot;);&quot;&quot;;HOUR([.C105])*60+MINUTE([.C105])+HOUR([.E105])*60+MINUTE([.E105])+HOUR([.F105])*60+MINUTE([.F105])+[.D105]);&quot;&quot;)" office:value-type="float" office:value="915" calcext:value-type="float">
            <text:p>915</text:p>
          </table:table-cell>
          <table:table-cell table:style-name="ce19" table:formula="of:=IFERROR(IF(EXACT([.D105];&quot;&quot;);&quot;&quot;;[.J104]+[.D105]);&quot;&quot;)" office:value-type="float" office:value="-71" calcext:value-type="float">
            <text:p>-71</text:p>
          </table:table-cell>
          <table:table-cell table:style-name="ce22" table:formula="of:=NOT(OR(EXACT([.C105];&quot;&quot;);EXACT([.C105];&quot;----&quot;)))" office:value-type="boolean" office:boolean-value="true" calcext:value-type="boolean">
            <text:p>TRUE</text:p>
          </table:table-cell>
          <table:table-cell table:formula="of:=IF([.K105];HOUR([.C105])+(MINUTE([.C105])/60);&quot;&quot;)" office:value-type="float" office:value="7.03333333333333" calcext:value-type="float">
            <text:p>7.03</text:p>
          </table:table-cell>
          <table:table-cell table:style-name="ce25" table:formula="of:=IF([.K105];TIME(ROUNDDOWN((SUM([.L99:.L105])/5); 0);((SUM([.L99:.L105])/5)-ROUNDDOWN((SUM([.L99:.L105])/5);0))*60;0);&quot;&quot;)" office:value-type="time" office:time-value="PT07H02M36S" calcext:value-type="time">
            <text:p>7:02</text:p>
          </table:table-cell>
          <table:table-cell table:style-name="ce27"/>
          <table:table-cell table:style-name="ce30" table:formula="of:=IF(EXACT([.J105];&quot;&quot;);&quot;&quot;;[.B105])" office:value-type="date" office:date-value="2025-04-14" calcext:value-type="date">
            <text:p>2025-04-14</text:p>
          </table:table-cell>
          <table:table-cell table:style-name="ce33" table:formula="of:=IF(EXACT([.J105];&quot;&quot;);&quot;&quot;;(SUM([.L99:.L105])/5)-7)" office:value-type="float" office:value="0.0433333333333339" calcext:value-type="float">
            <text:p>0.04</text:p>
          </table:table-cell>
          <table:table-cell table:style-name="ce33" table:formula="of:=IF(EXACT([.J105];&quot;&quot;);&quot;&quot;;[.Q104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06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105]+1" office:value-type="date" office:date-value="2025-04-15" calcext:value-type="date">
            <text:p>2025-04-15</text:p>
          </table:table-cell>
          <table:table-cell table:style-name="ce8" table:formula="of:=IF(OR(EXACT(WEEKDAY([.$B106]);1);EXACT(WEEKDAY([.$B106]);7));&quot;----&quot;;IF(EXACT([.D103];&quot;----&quot;);&quot;&quot;;TIME(RAND()*(8-5)+5;RAND()*(59-0)+0;0)))" office:value-type="time" office:time-value="PT05H15M11.679054746S" calcext:value-type="time">
            <text:p>5:15</text:p>
          </table:table-cell>
          <table:table-cell table:style-name="ce9" table:formula="of:=IF(OR(EXACT(WEEKDAY([.$B106]);1);EXACT(WEEKDAY([.$B106]);7));0;COM.MICROSOFT.CEILING.MATH(RAND() * 20)*(IF(RAND()&gt;0.5;1;-1)))" office:value-type="float" office:value="-18" calcext:value-type="float">
            <text:p>-18</text:p>
          </table:table-cell>
          <table:table-cell table:style-name="ce13" table:formula="of:=IF(OR(EXACT(WEEKDAY([.$B106]);1);EXACT(WEEKDAY([.$B10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06]);1);EXACT(WEEKDAY([.$B10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06]);1);EXACT(WEEKDAY([.$B106]);7));&quot;----&quot;;&quot;&quot;)">
            <text:p/>
          </table:table-cell>
          <table:table-cell table:style-name="ce8" table:formula="of:=IFERROR(TIME([.I106]/60;[.I106] - COM.MICROSOFT.FLOOR.MATH([.I106]/60) * 60;0);&quot;&quot;)" office:value-type="time" office:time-value="PT13H54M00S" calcext:value-type="time">
            <text:p>13:54</text:p>
          </table:table-cell>
          <table:table-cell table:style-name="ce16" table:formula="of:=IFERROR(IF(EXACT([.C106];&quot;&quot;);&quot;&quot;;HOUR([.C106])*60+MINUTE([.C106])+HOUR([.E106])*60+MINUTE([.E106])+HOUR([.F106])*60+MINUTE([.F106])+[.D106]);&quot;&quot;)" office:value-type="float" office:value="807" calcext:value-type="float">
            <text:p>807</text:p>
          </table:table-cell>
          <table:table-cell table:style-name="ce19" table:formula="of:=IFERROR(IF(EXACT([.D106];&quot;&quot;);&quot;&quot;;[.J105]+[.D106]);&quot;&quot;)" office:value-type="float" office:value="-89" calcext:value-type="float">
            <text:p>-89</text:p>
          </table:table-cell>
          <table:table-cell table:style-name="ce22" table:formula="of:=NOT(OR(EXACT([.C106];&quot;&quot;);EXACT([.C106];&quot;----&quot;)))" office:value-type="boolean" office:boolean-value="true" calcext:value-type="boolean">
            <text:p>TRUE</text:p>
          </table:table-cell>
          <table:table-cell table:formula="of:=IF([.K106];HOUR([.C106])+(MINUTE([.C106])/60);&quot;&quot;)" office:value-type="float" office:value="5.25" calcext:value-type="float">
            <text:p>5.25</text:p>
          </table:table-cell>
          <table:table-cell table:style-name="ce25" table:formula="of:=IF([.K106];TIME(ROUNDDOWN((SUM([.L100:.L106])/5); 0);((SUM([.L100:.L106])/5)-ROUNDDOWN((SUM([.L100:.L106])/5);0))*60;0);&quot;&quot;)" office:value-type="time" office:time-value="PT06H55M00S" calcext:value-type="time">
            <text:p>6:55</text:p>
          </table:table-cell>
          <table:table-cell table:style-name="ce27"/>
          <table:table-cell table:style-name="ce30" table:formula="of:=IF(EXACT([.J106];&quot;&quot;);&quot;&quot;;[.B106])" office:value-type="date" office:date-value="2025-04-15" calcext:value-type="date">
            <text:p>2025-04-15</text:p>
          </table:table-cell>
          <table:table-cell table:style-name="ce33" table:formula="of:=IF(EXACT([.J106];&quot;&quot;);&quot;&quot;;(SUM([.L100:.L106])/5)-7)" office:value-type="float" office:value="-0.083333333333333" calcext:value-type="float">
            <text:p>-0.08</text:p>
          </table:table-cell>
          <table:table-cell table:style-name="ce33" table:formula="of:=IF(EXACT([.J106];&quot;&quot;);&quot;&quot;;[.Q105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07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106]+1" office:value-type="date" office:date-value="2025-04-16" calcext:value-type="date">
            <text:p>2025-04-16</text:p>
          </table:table-cell>
          <table:table-cell table:style-name="ce8" table:formula="of:=IF(OR(EXACT(WEEKDAY([.$B107]);1);EXACT(WEEKDAY([.$B107]);7));&quot;----&quot;;IF(EXACT([.D104];&quot;----&quot;);&quot;&quot;;TIME(RAND()*(8-5)+5;RAND()*(59-0)+0;0)))" office:value-type="time" office:time-value="PT05H27M27.427405108S" calcext:value-type="time">
            <text:p>5:27</text:p>
          </table:table-cell>
          <table:table-cell table:style-name="ce9" table:formula="of:=IF(OR(EXACT(WEEKDAY([.$B107]);1);EXACT(WEEKDAY([.$B107]);7));0;COM.MICROSOFT.CEILING.MATH(RAND() * 20)*(IF(RAND()&gt;0.5;1;-1)))" office:value-type="float" office:value="2" calcext:value-type="float">
            <text:p>2</text:p>
          </table:table-cell>
          <table:table-cell table:style-name="ce13" table:formula="of:=IF(OR(EXACT(WEEKDAY([.$B107]);1);EXACT(WEEKDAY([.$B10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07]);1);EXACT(WEEKDAY([.$B10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07]);1);EXACT(WEEKDAY([.$B107]);7));&quot;----&quot;;&quot;&quot;)">
            <text:p/>
          </table:table-cell>
          <table:table-cell table:style-name="ce8" table:formula="of:=IFERROR(TIME([.I107]/60;[.I107] - COM.MICROSOFT.FLOOR.MATH([.I107]/60) * 60;0);&quot;&quot;)" office:value-type="time" office:time-value="PT14H58M00S" calcext:value-type="time">
            <text:p>14:58</text:p>
          </table:table-cell>
          <table:table-cell table:style-name="ce16" table:formula="of:=IFERROR(IF(EXACT([.C107];&quot;&quot;);&quot;&quot;;HOUR([.C107])*60+MINUTE([.C107])+HOUR([.E107])*60+MINUTE([.E107])+HOUR([.F107])*60+MINUTE([.F107])+[.D107]);&quot;&quot;)" office:value-type="float" office:value="839" calcext:value-type="float">
            <text:p>839</text:p>
          </table:table-cell>
          <table:table-cell table:style-name="ce19" table:formula="of:=IFERROR(IF(EXACT([.D107];&quot;&quot;);&quot;&quot;;[.J106]+[.D107]);&quot;&quot;)" office:value-type="float" office:value="-87" calcext:value-type="float">
            <text:p>-87</text:p>
          </table:table-cell>
          <table:table-cell table:style-name="ce22" table:formula="of:=NOT(OR(EXACT([.C107];&quot;&quot;);EXACT([.C107];&quot;----&quot;)))" office:value-type="boolean" office:boolean-value="true" calcext:value-type="boolean">
            <text:p>TRUE</text:p>
          </table:table-cell>
          <table:table-cell table:formula="of:=IF([.K107];HOUR([.C107])+(MINUTE([.C107])/60);&quot;&quot;)" office:value-type="float" office:value="5.45" calcext:value-type="float">
            <text:p>5.45</text:p>
          </table:table-cell>
          <table:table-cell table:style-name="ce25" table:formula="of:=IF([.K107];TIME(ROUNDDOWN((SUM([.L101:.L107])/5); 0);((SUM([.L101:.L107])/5)-ROUNDDOWN((SUM([.L101:.L107])/5);0))*60;0);&quot;&quot;)" office:value-type="time" office:time-value="PT06H33M48S" calcext:value-type="time">
            <text:p>6:33</text:p>
          </table:table-cell>
          <table:table-cell table:style-name="ce27"/>
          <table:table-cell table:style-name="ce30" table:formula="of:=IF(EXACT([.J107];&quot;&quot;);&quot;&quot;;[.B107])" office:value-type="date" office:date-value="2025-04-16" calcext:value-type="date">
            <text:p>2025-04-16</text:p>
          </table:table-cell>
          <table:table-cell table:style-name="ce33" table:formula="of:=IF(EXACT([.J107];&quot;&quot;);&quot;&quot;;(SUM([.L101:.L107])/5)-7)" office:value-type="float" office:value="-0.436666666666667" calcext:value-type="float">
            <text:p>-0.44</text:p>
          </table:table-cell>
          <table:table-cell table:style-name="ce33" table:formula="of:=IF(EXACT([.J107];&quot;&quot;);&quot;&quot;;[.Q106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08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107]+1" office:value-type="date" office:date-value="2025-04-17" calcext:value-type="date">
            <text:p>2025-04-17</text:p>
          </table:table-cell>
          <table:table-cell table:style-name="ce8" table:formula="of:=IF(OR(EXACT(WEEKDAY([.$B108]);1);EXACT(WEEKDAY([.$B108]);7));&quot;----&quot;;IF(EXACT([.D105];&quot;----&quot;);&quot;&quot;;TIME(RAND()*(8-5)+5;RAND()*(59-0)+0;0)))" office:value-type="time" office:time-value="PT06H51M12.212779461S" calcext:value-type="time">
            <text:p>6:51</text:p>
          </table:table-cell>
          <table:table-cell table:style-name="ce9" table:formula="of:=IF(OR(EXACT(WEEKDAY([.$B108]);1);EXACT(WEEKDAY([.$B108]);7));0;COM.MICROSOFT.CEILING.MATH(RAND() * 20)*(IF(RAND()&gt;0.5;1;-1)))" office:value-type="float" office:value="1" calcext:value-type="float">
            <text:p>1</text:p>
          </table:table-cell>
          <table:table-cell table:style-name="ce13" table:formula="of:=IF(OR(EXACT(WEEKDAY([.$B108]);1);EXACT(WEEKDAY([.$B10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08]);1);EXACT(WEEKDAY([.$B10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08]);1);EXACT(WEEKDAY([.$B108]);7));&quot;----&quot;;&quot;&quot;)">
            <text:p/>
          </table:table-cell>
          <table:table-cell table:style-name="ce8" table:formula="of:=IFERROR(TIME([.I108]/60;[.I108] - COM.MICROSOFT.FLOOR.MATH([.I108]/60) * 60;0);&quot;&quot;)" office:value-type="time" office:time-value="PT15H44M00S" calcext:value-type="time">
            <text:p>15:44</text:p>
          </table:table-cell>
          <table:table-cell table:style-name="ce16" table:formula="of:=IFERROR(IF(EXACT([.C108];&quot;&quot;);&quot;&quot;;HOUR([.C108])*60+MINUTE([.C108])+HOUR([.E108])*60+MINUTE([.E108])+HOUR([.F108])*60+MINUTE([.F108])+[.D108]);&quot;&quot;)" office:value-type="float" office:value="922" calcext:value-type="float">
            <text:p>922</text:p>
          </table:table-cell>
          <table:table-cell table:style-name="ce19" table:formula="of:=IFERROR(IF(EXACT([.D108];&quot;&quot;);&quot;&quot;;[.J107]+[.D108]);&quot;&quot;)" office:value-type="float" office:value="-86" calcext:value-type="float">
            <text:p>-86</text:p>
          </table:table-cell>
          <table:table-cell table:style-name="ce22" table:formula="of:=NOT(OR(EXACT([.C108];&quot;&quot;);EXACT([.C108];&quot;----&quot;)))" office:value-type="boolean" office:boolean-value="true" calcext:value-type="boolean">
            <text:p>TRUE</text:p>
          </table:table-cell>
          <table:table-cell table:formula="of:=IF([.K108];HOUR([.C108])+(MINUTE([.C108])/60);&quot;&quot;)" office:value-type="float" office:value="6.85" calcext:value-type="float">
            <text:p>6.85</text:p>
          </table:table-cell>
          <table:table-cell table:style-name="ce25" table:formula="of:=IF([.K108];TIME(ROUNDDOWN((SUM([.L102:.L108])/5); 0);((SUM([.L102:.L108])/5)-ROUNDDOWN((SUM([.L102:.L108])/5);0))*60;0);&quot;&quot;)" office:value-type="time" office:time-value="PT06H22M36S" calcext:value-type="time">
            <text:p>6:22</text:p>
          </table:table-cell>
          <table:table-cell table:style-name="ce27"/>
          <table:table-cell table:style-name="ce30" table:formula="of:=IF(EXACT([.J108];&quot;&quot;);&quot;&quot;;[.B108])" office:value-type="date" office:date-value="2025-04-17" calcext:value-type="date">
            <text:p>2025-04-17</text:p>
          </table:table-cell>
          <table:table-cell table:style-name="ce33" table:formula="of:=IF(EXACT([.J108];&quot;&quot;);&quot;&quot;;(SUM([.L102:.L108])/5)-7)" office:value-type="float" office:value="-0.623333333333333" calcext:value-type="float">
            <text:p>-0.62</text:p>
          </table:table-cell>
          <table:table-cell table:style-name="ce33" table:formula="of:=IF(EXACT([.J108];&quot;&quot;);&quot;&quot;;[.Q107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09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108]+1" office:value-type="date" office:date-value="2025-04-18" calcext:value-type="date">
            <text:p>2025-04-18</text:p>
          </table:table-cell>
          <table:table-cell table:style-name="ce8" table:formula="of:=IF(OR(EXACT(WEEKDAY([.$B109]);1);EXACT(WEEKDAY([.$B109]);7));&quot;----&quot;;IF(EXACT([.D106];&quot;----&quot;);&quot;&quot;;TIME(RAND()*(8-5)+5;RAND()*(59-0)+0;0)))" office:value-type="time" office:time-value="PT05H30M53.699431001S" calcext:value-type="time">
            <text:p>5:30</text:p>
          </table:table-cell>
          <table:table-cell table:style-name="ce9" table:formula="of:=IF(OR(EXACT(WEEKDAY([.$B109]);1);EXACT(WEEKDAY([.$B109]);7));0;COM.MICROSOFT.CEILING.MATH(RAND() * 20)*(IF(RAND()&gt;0.5;1;-1)))" office:value-type="float" office:value="11" calcext:value-type="float">
            <text:p>11</text:p>
          </table:table-cell>
          <table:table-cell table:style-name="ce13" table:formula="of:=IF(OR(EXACT(WEEKDAY([.$B109]);1);EXACT(WEEKDAY([.$B10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09]);1);EXACT(WEEKDAY([.$B10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09]);1);EXACT(WEEKDAY([.$B109]);7));&quot;----&quot;;&quot;&quot;)">
            <text:p/>
          </table:table-cell>
          <table:table-cell table:style-name="ce8" table:formula="of:=IFERROR(TIME([.I109]/60;[.I109] - COM.MICROSOFT.FLOOR.MATH([.I109]/60) * 60;0);&quot;&quot;)" office:value-type="time" office:time-value="PT14H22M00S" calcext:value-type="time">
            <text:p>14:22</text:p>
          </table:table-cell>
          <table:table-cell table:style-name="ce16" table:formula="of:=IFERROR(IF(EXACT([.C109];&quot;&quot;);&quot;&quot;;HOUR([.C109])*60+MINUTE([.C109])+HOUR([.E109])*60+MINUTE([.E109])+HOUR([.F109])*60+MINUTE([.F109])+[.D109]);&quot;&quot;)" office:value-type="float" office:value="851" calcext:value-type="float">
            <text:p>851</text:p>
          </table:table-cell>
          <table:table-cell table:style-name="ce19" table:formula="of:=IFERROR(IF(EXACT([.D109];&quot;&quot;);&quot;&quot;;[.J108]+[.D109]);&quot;&quot;)" office:value-type="float" office:value="-75" calcext:value-type="float">
            <text:p>-75</text:p>
          </table:table-cell>
          <table:table-cell table:style-name="ce22" table:formula="of:=NOT(OR(EXACT([.C109];&quot;&quot;);EXACT([.C109];&quot;----&quot;)))" office:value-type="boolean" office:boolean-value="true" calcext:value-type="boolean">
            <text:p>TRUE</text:p>
          </table:table-cell>
          <table:table-cell table:formula="of:=IF([.K109];HOUR([.C109])+(MINUTE([.C109])/60);&quot;&quot;)" office:value-type="float" office:value="5.5" calcext:value-type="float">
            <text:p>5.50</text:p>
          </table:table-cell>
          <table:table-cell table:style-name="ce25" table:formula="of:=IF([.K109];TIME(ROUNDDOWN((SUM([.L103:.L109])/5); 0);((SUM([.L103:.L109])/5)-ROUNDDOWN((SUM([.L103:.L109])/5);0))*60;0);&quot;&quot;)" office:value-type="time" office:time-value="PT06H01M00S" calcext:value-type="time">
            <text:p>6:01</text:p>
          </table:table-cell>
          <table:table-cell table:style-name="ce27"/>
          <table:table-cell table:style-name="ce30" table:formula="of:=IF(EXACT([.J109];&quot;&quot;);&quot;&quot;;[.B109])" office:value-type="date" office:date-value="2025-04-18" calcext:value-type="date">
            <text:p>2025-04-18</text:p>
          </table:table-cell>
          <table:table-cell table:style-name="ce33" table:formula="of:=IF(EXACT([.J109];&quot;&quot;);&quot;&quot;;(SUM([.L103:.L109])/5)-7)" office:value-type="float" office:value="-0.983333333333333" calcext:value-type="float">
            <text:p>-0.98</text:p>
          </table:table-cell>
          <table:table-cell table:style-name="ce33" table:formula="of:=IF(EXACT([.J109];&quot;&quot;);&quot;&quot;;[.Q108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10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109]+1" office:value-type="date" office:date-value="2025-04-19" calcext:value-type="date">
            <text:p>2025-04-19</text:p>
          </table:table-cell>
          <table:table-cell table:style-name="ce8" table:formula="of:=IF(OR(EXACT(WEEKDAY([.$B110]);1);EXACT(WEEKDAY([.$B110]);7));&quot;----&quot;;IF(EXACT([.D107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10]);1);EXACT(WEEKDAY([.$B110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10]);1);EXACT(WEEKDAY([.$B110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10]);1);EXACT(WEEKDAY([.$B110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10]);1);EXACT(WEEKDAY([.$B110]);7));&quot;----&quot;;&quot;&quot;)" office:value-type="string" office:string-value="----" calcext:value-type="string">
            <text:p>----</text:p>
          </table:table-cell>
          <table:table-cell table:style-name="ce8" table:formula="of:=IFERROR(TIME([.I110]/60;[.I110] - COM.MICROSOFT.FLOOR.MATH([.I110]/60) * 60;0);&quot;&quot;)">
            <text:p/>
          </table:table-cell>
          <table:table-cell table:style-name="ce16" table:formula="of:=IFERROR(IF(EXACT([.C110];&quot;&quot;);&quot;&quot;;HOUR([.C110])*60+MINUTE([.C110])+HOUR([.E110])*60+MINUTE([.E110])+HOUR([.F110])*60+MINUTE([.F110])+[.D110]);&quot;&quot;)">
            <text:p/>
          </table:table-cell>
          <table:table-cell table:style-name="ce19" table:formula="of:=IFERROR(IF(EXACT([.D110];&quot;&quot;);&quot;&quot;;[.J109]+[.D110]);&quot;&quot;)" office:value-type="float" office:value="-75" calcext:value-type="float">
            <text:p>-75</text:p>
          </table:table-cell>
          <table:table-cell table:style-name="ce22" table:formula="of:=NOT(OR(EXACT([.C110];&quot;&quot;);EXACT([.C110];&quot;----&quot;)))" office:value-type="boolean" office:boolean-value="false" calcext:value-type="boolean">
            <text:p>FALSE</text:p>
          </table:table-cell>
          <table:table-cell table:formula="of:=IF([.K110];HOUR([.C110])+(MINUTE([.C110])/60);&quot;&quot;)">
            <text:p/>
          </table:table-cell>
          <table:table-cell table:style-name="ce25" table:formula="of:=IF([.K110];TIME(ROUNDDOWN((SUM([.L104:.L110])/5); 0);((SUM([.L104:.L110])/5)-ROUNDDOWN((SUM([.L104:.L110])/5);0))*60;0);&quot;&quot;)">
            <text:p/>
          </table:table-cell>
          <table:table-cell table:style-name="ce27"/>
          <table:table-cell table:style-name="ce30" table:formula="of:=IF(EXACT([.J110];&quot;&quot;);&quot;&quot;;[.B110])" office:value-type="date" office:date-value="2025-04-19" calcext:value-type="date">
            <text:p>2025-04-19</text:p>
          </table:table-cell>
          <table:table-cell table:style-name="ce33" table:formula="of:=IF(EXACT([.J110];&quot;&quot;);&quot;&quot;;(SUM([.L104:.L110])/5)-7)" office:value-type="float" office:value="-0.983333333333333" calcext:value-type="float">
            <text:p>-0.98</text:p>
          </table:table-cell>
          <table:table-cell table:style-name="ce33" table:formula="of:=IF(EXACT([.J110];&quot;&quot;);&quot;&quot;;[.Q109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11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110]+1" office:value-type="date" office:date-value="2025-04-20" calcext:value-type="date">
            <text:p>2025-04-20</text:p>
          </table:table-cell>
          <table:table-cell table:style-name="ce8" table:formula="of:=IF(OR(EXACT(WEEKDAY([.$B111]);1);EXACT(WEEKDAY([.$B111]);7));&quot;----&quot;;IF(EXACT([.D108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11]);1);EXACT(WEEKDAY([.$B111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11]);1);EXACT(WEEKDAY([.$B111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11]);1);EXACT(WEEKDAY([.$B111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11]);1);EXACT(WEEKDAY([.$B111]);7));&quot;----&quot;;&quot;&quot;)" office:value-type="string" office:string-value="----" calcext:value-type="string">
            <text:p>----</text:p>
          </table:table-cell>
          <table:table-cell table:style-name="ce8" table:formula="of:=IFERROR(TIME([.I111]/60;[.I111] - COM.MICROSOFT.FLOOR.MATH([.I111]/60) * 60;0);&quot;&quot;)">
            <text:p/>
          </table:table-cell>
          <table:table-cell table:style-name="ce16" table:formula="of:=IFERROR(IF(EXACT([.C111];&quot;&quot;);&quot;&quot;;HOUR([.C111])*60+MINUTE([.C111])+HOUR([.E111])*60+MINUTE([.E111])+HOUR([.F111])*60+MINUTE([.F111])+[.D111]);&quot;&quot;)">
            <text:p/>
          </table:table-cell>
          <table:table-cell table:style-name="ce19" table:formula="of:=IFERROR(IF(EXACT([.D111];&quot;&quot;);&quot;&quot;;[.J110]+[.D111]);&quot;&quot;)" office:value-type="float" office:value="-75" calcext:value-type="float">
            <text:p>-75</text:p>
          </table:table-cell>
          <table:table-cell table:style-name="ce22" table:formula="of:=NOT(OR(EXACT([.C111];&quot;&quot;);EXACT([.C111];&quot;----&quot;)))" office:value-type="boolean" office:boolean-value="false" calcext:value-type="boolean">
            <text:p>FALSE</text:p>
          </table:table-cell>
          <table:table-cell table:formula="of:=IF([.K111];HOUR([.C111])+(MINUTE([.C111])/60);&quot;&quot;)">
            <text:p/>
          </table:table-cell>
          <table:table-cell table:style-name="ce25" table:formula="of:=IF([.K111];TIME(ROUNDDOWN((SUM([.L105:.L111])/5); 0);((SUM([.L105:.L111])/5)-ROUNDDOWN((SUM([.L105:.L111])/5);0))*60;0);&quot;&quot;)">
            <text:p/>
          </table:table-cell>
          <table:table-cell table:style-name="ce27"/>
          <table:table-cell table:style-name="ce30" table:formula="of:=IF(EXACT([.J111];&quot;&quot;);&quot;&quot;;[.B111])" office:value-type="date" office:date-value="2025-04-20" calcext:value-type="date">
            <text:p>2025-04-20</text:p>
          </table:table-cell>
          <table:table-cell table:style-name="ce33" table:formula="of:=IF(EXACT([.J111];&quot;&quot;);&quot;&quot;;(SUM([.L105:.L111])/5)-7)" office:value-type="float" office:value="-0.983333333333333" calcext:value-type="float">
            <text:p>-0.98</text:p>
          </table:table-cell>
          <table:table-cell table:style-name="ce33" table:formula="of:=IF(EXACT([.J111];&quot;&quot;);&quot;&quot;;[.Q110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12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111]+1" office:value-type="date" office:date-value="2025-04-21" calcext:value-type="date">
            <text:p>2025-04-21</text:p>
          </table:table-cell>
          <table:table-cell table:style-name="ce8" table:formula="of:=IF(OR(EXACT(WEEKDAY([.$B112]);1);EXACT(WEEKDAY([.$B112]);7));&quot;----&quot;;IF(EXACT([.D109];&quot;----&quot;);&quot;&quot;;TIME(RAND()*(8-5)+5;RAND()*(59-0)+0;0)))" office:value-type="time" office:time-value="PT05H55M06.635133312S" calcext:value-type="time">
            <text:p>5:55</text:p>
          </table:table-cell>
          <table:table-cell table:style-name="ce9" table:formula="of:=IF(OR(EXACT(WEEKDAY([.$B112]);1);EXACT(WEEKDAY([.$B112]);7));0;COM.MICROSOFT.CEILING.MATH(RAND() * 20)*(IF(RAND()&gt;0.5;1;-1)))" office:value-type="float" office:value="4" calcext:value-type="float">
            <text:p>4</text:p>
          </table:table-cell>
          <table:table-cell table:style-name="ce13" table:formula="of:=IF(OR(EXACT(WEEKDAY([.$B112]);1);EXACT(WEEKDAY([.$B11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12]);1);EXACT(WEEKDAY([.$B11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12]);1);EXACT(WEEKDAY([.$B112]);7));&quot;----&quot;;&quot;&quot;)">
            <text:p/>
          </table:table-cell>
          <table:table-cell table:style-name="ce8" table:formula="of:=IFERROR(TIME([.I112]/60;[.I112] - COM.MICROSOFT.FLOOR.MATH([.I112]/60) * 60;0);&quot;&quot;)" office:value-type="time" office:time-value="PT14H58M00S" calcext:value-type="time">
            <text:p>14:58</text:p>
          </table:table-cell>
          <table:table-cell table:style-name="ce16" table:formula="of:=IFERROR(IF(EXACT([.C112];&quot;&quot;);&quot;&quot;;HOUR([.C112])*60+MINUTE([.C112])+HOUR([.E112])*60+MINUTE([.E112])+HOUR([.F112])*60+MINUTE([.F112])+[.D112]);&quot;&quot;)" office:value-type="float" office:value="869" calcext:value-type="float">
            <text:p>869</text:p>
          </table:table-cell>
          <table:table-cell table:style-name="ce19" table:formula="of:=IFERROR(IF(EXACT([.D112];&quot;&quot;);&quot;&quot;;[.J111]+[.D112]);&quot;&quot;)" office:value-type="float" office:value="-71" calcext:value-type="float">
            <text:p>-71</text:p>
          </table:table-cell>
          <table:table-cell table:style-name="ce22" table:formula="of:=NOT(OR(EXACT([.C112];&quot;&quot;);EXACT([.C112];&quot;----&quot;)))" office:value-type="boolean" office:boolean-value="true" calcext:value-type="boolean">
            <text:p>TRUE</text:p>
          </table:table-cell>
          <table:table-cell table:formula="of:=IF([.K112];HOUR([.C112])+(MINUTE([.C112])/60);&quot;&quot;)" office:value-type="float" office:value="5.91666666666667" calcext:value-type="float">
            <text:p>5.92</text:p>
          </table:table-cell>
          <table:table-cell table:style-name="ce25" table:formula="of:=IF([.K112];TIME(ROUNDDOWN((SUM([.L106:.L112])/5); 0);((SUM([.L106:.L112])/5)-ROUNDDOWN((SUM([.L106:.L112])/5);0))*60;0);&quot;&quot;)" office:value-type="time" office:time-value="PT05H47M36S" calcext:value-type="time">
            <text:p>5:47</text:p>
          </table:table-cell>
          <table:table-cell table:style-name="ce27"/>
          <table:table-cell table:style-name="ce30" table:formula="of:=IF(EXACT([.J112];&quot;&quot;);&quot;&quot;;[.B112])" office:value-type="date" office:date-value="2025-04-21" calcext:value-type="date">
            <text:p>2025-04-21</text:p>
          </table:table-cell>
          <table:table-cell table:style-name="ce33" table:formula="of:=IF(EXACT([.J112];&quot;&quot;);&quot;&quot;;(SUM([.L106:.L112])/5)-7)" office:value-type="float" office:value="-1.20666666666667" calcext:value-type="float">
            <text:p>-1.21</text:p>
          </table:table-cell>
          <table:table-cell table:style-name="ce33" table:formula="of:=IF(EXACT([.J112];&quot;&quot;);&quot;&quot;;[.Q111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13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112]+1" office:value-type="date" office:date-value="2025-04-22" calcext:value-type="date">
            <text:p>2025-04-22</text:p>
          </table:table-cell>
          <table:table-cell table:style-name="ce8" table:formula="of:=IF(OR(EXACT(WEEKDAY([.$B113]);1);EXACT(WEEKDAY([.$B113]);7));&quot;----&quot;;IF(EXACT([.D110];&quot;----&quot;);&quot;&quot;;TIME(RAND()*(8-5)+5;RAND()*(59-0)+0;0)))" office:value-type="time" office:time-value="PT07H02M21.042601338S" calcext:value-type="time">
            <text:p>7:02</text:p>
          </table:table-cell>
          <table:table-cell table:style-name="ce9" table:formula="of:=IF(OR(EXACT(WEEKDAY([.$B113]);1);EXACT(WEEKDAY([.$B113]);7));0;COM.MICROSOFT.CEILING.MATH(RAND() * 20)*(IF(RAND()&gt;0.5;1;-1)))" office:value-type="float" office:value="-18" calcext:value-type="float">
            <text:p>-18</text:p>
          </table:table-cell>
          <table:table-cell table:style-name="ce13" table:formula="of:=IF(OR(EXACT(WEEKDAY([.$B113]);1);EXACT(WEEKDAY([.$B11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13]);1);EXACT(WEEKDAY([.$B11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13]);1);EXACT(WEEKDAY([.$B113]);7));&quot;----&quot;;&quot;&quot;)">
            <text:p/>
          </table:table-cell>
          <table:table-cell table:style-name="ce8" table:formula="of:=IFERROR(TIME([.I113]/60;[.I113] - COM.MICROSOFT.FLOOR.MATH([.I113]/60) * 60;0);&quot;&quot;)" office:value-type="time" office:time-value="PT15H28M00S" calcext:value-type="time">
            <text:p>15:28</text:p>
          </table:table-cell>
          <table:table-cell table:style-name="ce16" table:formula="of:=IFERROR(IF(EXACT([.C113];&quot;&quot;);&quot;&quot;;HOUR([.C113])*60+MINUTE([.C113])+HOUR([.E113])*60+MINUTE([.E113])+HOUR([.F113])*60+MINUTE([.F113])+[.D113]);&quot;&quot;)" office:value-type="float" office:value="914" calcext:value-type="float">
            <text:p>914</text:p>
          </table:table-cell>
          <table:table-cell table:style-name="ce19" table:formula="of:=IFERROR(IF(EXACT([.D113];&quot;&quot;);&quot;&quot;;[.J112]+[.D113]);&quot;&quot;)" office:value-type="float" office:value="-89" calcext:value-type="float">
            <text:p>-89</text:p>
          </table:table-cell>
          <table:table-cell table:style-name="ce22" table:formula="of:=NOT(OR(EXACT([.C113];&quot;&quot;);EXACT([.C113];&quot;----&quot;)))" office:value-type="boolean" office:boolean-value="true" calcext:value-type="boolean">
            <text:p>TRUE</text:p>
          </table:table-cell>
          <table:table-cell table:formula="of:=IF([.K113];HOUR([.C113])+(MINUTE([.C113])/60);&quot;&quot;)" office:value-type="float" office:value="7.03333333333333" calcext:value-type="float">
            <text:p>7.03</text:p>
          </table:table-cell>
          <table:table-cell table:style-name="ce25" table:formula="of:=IF([.K113];TIME(ROUNDDOWN((SUM([.L107:.L113])/5); 0);((SUM([.L107:.L113])/5)-ROUNDDOWN((SUM([.L107:.L113])/5);0))*60;0);&quot;&quot;)" office:value-type="time" office:time-value="PT06H09M00S" calcext:value-type="time">
            <text:p>6:09</text:p>
          </table:table-cell>
          <table:table-cell table:style-name="ce27"/>
          <table:table-cell table:style-name="ce30" table:formula="of:=IF(EXACT([.J113];&quot;&quot;);&quot;&quot;;[.B113])" office:value-type="date" office:date-value="2025-04-22" calcext:value-type="date">
            <text:p>2025-04-22</text:p>
          </table:table-cell>
          <table:table-cell table:style-name="ce33" table:formula="of:=IF(EXACT([.J113];&quot;&quot;);&quot;&quot;;(SUM([.L107:.L113])/5)-7)" office:value-type="float" office:value="-0.85" calcext:value-type="float">
            <text:p>-0.85</text:p>
          </table:table-cell>
          <table:table-cell table:style-name="ce33" table:formula="of:=IF(EXACT([.J113];&quot;&quot;);&quot;&quot;;[.Q112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14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113]+1" office:value-type="date" office:date-value="2025-04-23" calcext:value-type="date">
            <text:p>2025-04-23</text:p>
          </table:table-cell>
          <table:table-cell table:style-name="ce8" table:formula="of:=IF(OR(EXACT(WEEKDAY([.$B114]);1);EXACT(WEEKDAY([.$B114]);7));&quot;----&quot;;IF(EXACT([.D111];&quot;----&quot;);&quot;&quot;;TIME(RAND()*(8-5)+5;RAND()*(59-0)+0;0)))" office:value-type="time" office:time-value="PT08H37M19.892098951S" calcext:value-type="time">
            <text:p>8:37</text:p>
          </table:table-cell>
          <table:table-cell table:style-name="ce9" table:formula="of:=IF(OR(EXACT(WEEKDAY([.$B114]);1);EXACT(WEEKDAY([.$B114]);7));0;COM.MICROSOFT.CEILING.MATH(RAND() * 20)*(IF(RAND()&gt;0.5;1;-1)))" office:value-type="float" office:value="-1" calcext:value-type="float">
            <text:p>-1</text:p>
          </table:table-cell>
          <table:table-cell table:style-name="ce13" table:formula="of:=IF(OR(EXACT(WEEKDAY([.$B114]);1);EXACT(WEEKDAY([.$B11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14]);1);EXACT(WEEKDAY([.$B11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14]);1);EXACT(WEEKDAY([.$B114]);7));&quot;----&quot;;&quot;&quot;)">
            <text:p/>
          </table:table-cell>
          <table:table-cell table:style-name="ce8" table:formula="of:=IFERROR(TIME([.I114]/60;[.I114] - COM.MICROSOFT.FLOOR.MATH([.I114]/60) * 60;0);&quot;&quot;)" office:value-type="time" office:time-value="PT17H12M00S" calcext:value-type="time">
            <text:p>17:12</text:p>
          </table:table-cell>
          <table:table-cell table:style-name="ce16" table:formula="of:=IFERROR(IF(EXACT([.C114];&quot;&quot;);&quot;&quot;;HOUR([.C114])*60+MINUTE([.C114])+HOUR([.E114])*60+MINUTE([.E114])+HOUR([.F114])*60+MINUTE([.F114])+[.D114]);&quot;&quot;)" office:value-type="float" office:value="1026" calcext:value-type="float">
            <text:p>1026</text:p>
          </table:table-cell>
          <table:table-cell table:style-name="ce19" table:formula="of:=IFERROR(IF(EXACT([.D114];&quot;&quot;);&quot;&quot;;[.J113]+[.D114]);&quot;&quot;)" office:value-type="float" office:value="-90" calcext:value-type="float">
            <text:p>-90</text:p>
          </table:table-cell>
          <table:table-cell table:style-name="ce22" table:formula="of:=NOT(OR(EXACT([.C114];&quot;&quot;);EXACT([.C114];&quot;----&quot;)))" office:value-type="boolean" office:boolean-value="true" calcext:value-type="boolean">
            <text:p>TRUE</text:p>
          </table:table-cell>
          <table:table-cell table:formula="of:=IF([.K114];HOUR([.C114])+(MINUTE([.C114])/60);&quot;&quot;)" office:value-type="float" office:value="8.61666666666667" calcext:value-type="float">
            <text:p>8.62</text:p>
          </table:table-cell>
          <table:table-cell table:style-name="ce25" table:formula="of:=IF([.K114];TIME(ROUNDDOWN((SUM([.L108:.L114])/5); 0);((SUM([.L108:.L114])/5)-ROUNDDOWN((SUM([.L108:.L114])/5);0))*60;0);&quot;&quot;)" office:value-type="time" office:time-value="PT06H47M00S" calcext:value-type="time">
            <text:p>6:47</text:p>
          </table:table-cell>
          <table:table-cell table:style-name="ce27"/>
          <table:table-cell table:style-name="ce30" table:formula="of:=IF(EXACT([.J114];&quot;&quot;);&quot;&quot;;[.B114])" office:value-type="date" office:date-value="2025-04-23" calcext:value-type="date">
            <text:p>2025-04-23</text:p>
          </table:table-cell>
          <table:table-cell table:style-name="ce33" table:formula="of:=IF(EXACT([.J114];&quot;&quot;);&quot;&quot;;(SUM([.L108:.L114])/5)-7)" office:value-type="float" office:value="-0.216666666666667" calcext:value-type="float">
            <text:p>-0.22</text:p>
          </table:table-cell>
          <table:table-cell table:style-name="ce33" table:formula="of:=IF(EXACT([.J114];&quot;&quot;);&quot;&quot;;[.Q113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15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114]+1" office:value-type="date" office:date-value="2025-04-24" calcext:value-type="date">
            <text:p>2025-04-24</text:p>
          </table:table-cell>
          <table:table-cell table:style-name="ce8" table:formula="of:=IF(OR(EXACT(WEEKDAY([.$B115]);1);EXACT(WEEKDAY([.$B115]);7));&quot;----&quot;;IF(EXACT([.D112];&quot;----&quot;);&quot;&quot;;TIME(RAND()*(8-5)+5;RAND()*(59-0)+0;0)))" office:value-type="time" office:time-value="PT06H36M33.946929842S" calcext:value-type="time">
            <text:p>6:36</text:p>
          </table:table-cell>
          <table:table-cell table:style-name="ce9" table:formula="of:=IF(OR(EXACT(WEEKDAY([.$B115]);1);EXACT(WEEKDAY([.$B115]);7));0;COM.MICROSOFT.CEILING.MATH(RAND() * 20)*(IF(RAND()&gt;0.5;1;-1)))" office:value-type="float" office:value="-12" calcext:value-type="float">
            <text:p>-12</text:p>
          </table:table-cell>
          <table:table-cell table:style-name="ce13" table:formula="of:=IF(OR(EXACT(WEEKDAY([.$B115]);1);EXACT(WEEKDAY([.$B11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15]);1);EXACT(WEEKDAY([.$B11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15]);1);EXACT(WEEKDAY([.$B115]);7));&quot;----&quot;;&quot;&quot;)">
            <text:p/>
          </table:table-cell>
          <table:table-cell table:style-name="ce8" table:formula="of:=IFERROR(TIME([.I115]/60;[.I115] - COM.MICROSOFT.FLOOR.MATH([.I115]/60) * 60;0);&quot;&quot;)" office:value-type="time" office:time-value="PT15H48M00S" calcext:value-type="time">
            <text:p>15:48</text:p>
          </table:table-cell>
          <table:table-cell table:style-name="ce16" table:formula="of:=IFERROR(IF(EXACT([.C115];&quot;&quot;);&quot;&quot;;HOUR([.C115])*60+MINUTE([.C115])+HOUR([.E115])*60+MINUTE([.E115])+HOUR([.F115])*60+MINUTE([.F115])+[.D115]);&quot;&quot;)" office:value-type="float" office:value="894" calcext:value-type="float">
            <text:p>894</text:p>
          </table:table-cell>
          <table:table-cell table:style-name="ce19" table:formula="of:=IFERROR(IF(EXACT([.D115];&quot;&quot;);&quot;&quot;;[.J114]+[.D115]);&quot;&quot;)" office:value-type="float" office:value="-102" calcext:value-type="float">
            <text:p>-102</text:p>
          </table:table-cell>
          <table:table-cell table:style-name="ce22" table:formula="of:=NOT(OR(EXACT([.C115];&quot;&quot;);EXACT([.C115];&quot;----&quot;)))" office:value-type="boolean" office:boolean-value="true" calcext:value-type="boolean">
            <text:p>TRUE</text:p>
          </table:table-cell>
          <table:table-cell table:formula="of:=IF([.K115];HOUR([.C115])+(MINUTE([.C115])/60);&quot;&quot;)" office:value-type="float" office:value="6.6" calcext:value-type="float">
            <text:p>6.60</text:p>
          </table:table-cell>
          <table:table-cell table:style-name="ce25" table:formula="of:=IF([.K115];TIME(ROUNDDOWN((SUM([.L109:.L115])/5); 0);((SUM([.L109:.L115])/5)-ROUNDDOWN((SUM([.L109:.L115])/5);0))*60;0);&quot;&quot;)" office:value-type="time" office:time-value="PT06H44M00S" calcext:value-type="time">
            <text:p>6:44</text:p>
          </table:table-cell>
          <table:table-cell table:style-name="ce27"/>
          <table:table-cell table:style-name="ce30" table:formula="of:=IF(EXACT([.J115];&quot;&quot;);&quot;&quot;;[.B115])" office:value-type="date" office:date-value="2025-04-24" calcext:value-type="date">
            <text:p>2025-04-24</text:p>
          </table:table-cell>
          <table:table-cell table:style-name="ce33" table:formula="of:=IF(EXACT([.J115];&quot;&quot;);&quot;&quot;;(SUM([.L109:.L115])/5)-7)" office:value-type="float" office:value="-0.266666666666668" calcext:value-type="float">
            <text:p>-0.27</text:p>
          </table:table-cell>
          <table:table-cell table:style-name="ce33" table:formula="of:=IF(EXACT([.J115];&quot;&quot;);&quot;&quot;;[.Q114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16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115]+1" office:value-type="date" office:date-value="2025-04-25" calcext:value-type="date">
            <text:p>2025-04-25</text:p>
          </table:table-cell>
          <table:table-cell table:style-name="ce8" table:formula="of:=IF(OR(EXACT(WEEKDAY([.$B116]);1);EXACT(WEEKDAY([.$B116]);7));&quot;----&quot;;IF(EXACT([.D113];&quot;----&quot;);&quot;&quot;;TIME(RAND()*(8-5)+5;RAND()*(59-0)+0;0)))" office:value-type="time" office:time-value="PT06H16M24.745946735S" calcext:value-type="time">
            <text:p>6:16</text:p>
          </table:table-cell>
          <table:table-cell table:style-name="ce9" table:formula="of:=IF(OR(EXACT(WEEKDAY([.$B116]);1);EXACT(WEEKDAY([.$B116]);7));0;COM.MICROSOFT.CEILING.MATH(RAND() * 20)*(IF(RAND()&gt;0.5;1;-1)))" office:value-type="float" office:value="3" calcext:value-type="float">
            <text:p>3</text:p>
          </table:table-cell>
          <table:table-cell table:style-name="ce13" table:formula="of:=IF(OR(EXACT(WEEKDAY([.$B116]);1);EXACT(WEEKDAY([.$B11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16]);1);EXACT(WEEKDAY([.$B11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16]);1);EXACT(WEEKDAY([.$B116]);7));&quot;----&quot;;&quot;&quot;)">
            <text:p/>
          </table:table-cell>
          <table:table-cell table:style-name="ce8" table:formula="of:=IFERROR(TIME([.I116]/60;[.I116] - COM.MICROSOFT.FLOOR.MATH([.I116]/60) * 60;0);&quot;&quot;)" office:value-type="time" office:time-value="PT15H38M00S" calcext:value-type="time">
            <text:p>15:38</text:p>
          </table:table-cell>
          <table:table-cell table:style-name="ce16" table:formula="of:=IFERROR(IF(EXACT([.C116];&quot;&quot;);&quot;&quot;;HOUR([.C116])*60+MINUTE([.C116])+HOUR([.E116])*60+MINUTE([.E116])+HOUR([.F116])*60+MINUTE([.F116])+[.D116]);&quot;&quot;)" office:value-type="float" office:value="889" calcext:value-type="float">
            <text:p>889</text:p>
          </table:table-cell>
          <table:table-cell table:style-name="ce19" table:formula="of:=IFERROR(IF(EXACT([.D116];&quot;&quot;);&quot;&quot;;[.J115]+[.D116]);&quot;&quot;)" office:value-type="float" office:value="-99" calcext:value-type="float">
            <text:p>-99</text:p>
          </table:table-cell>
          <table:table-cell table:style-name="ce22" table:formula="of:=NOT(OR(EXACT([.C116];&quot;&quot;);EXACT([.C116];&quot;----&quot;)))" office:value-type="boolean" office:boolean-value="true" calcext:value-type="boolean">
            <text:p>TRUE</text:p>
          </table:table-cell>
          <table:table-cell table:formula="of:=IF([.K116];HOUR([.C116])+(MINUTE([.C116])/60);&quot;&quot;)" office:value-type="float" office:value="6.26666666666667" calcext:value-type="float">
            <text:p>6.27</text:p>
          </table:table-cell>
          <table:table-cell table:style-name="ce25" table:formula="of:=IF([.K116];TIME(ROUNDDOWN((SUM([.L110:.L116])/5); 0);((SUM([.L110:.L116])/5)-ROUNDDOWN((SUM([.L110:.L116])/5);0))*60;0);&quot;&quot;)" office:value-type="time" office:time-value="PT06H53M12S" calcext:value-type="time">
            <text:p>6:53</text:p>
          </table:table-cell>
          <table:table-cell table:style-name="ce27"/>
          <table:table-cell table:style-name="ce30" table:formula="of:=IF(EXACT([.J116];&quot;&quot;);&quot;&quot;;[.B116])" office:value-type="date" office:date-value="2025-04-25" calcext:value-type="date">
            <text:p>2025-04-25</text:p>
          </table:table-cell>
          <table:table-cell table:style-name="ce33" table:formula="of:=IF(EXACT([.J116];&quot;&quot;);&quot;&quot;;(SUM([.L110:.L116])/5)-7)" office:value-type="float" office:value="-0.113333333333332" calcext:value-type="float">
            <text:p>-0.11</text:p>
          </table:table-cell>
          <table:table-cell table:style-name="ce33" table:formula="of:=IF(EXACT([.J116];&quot;&quot;);&quot;&quot;;[.Q115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17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116]+1" office:value-type="date" office:date-value="2025-04-26" calcext:value-type="date">
            <text:p>2025-04-26</text:p>
          </table:table-cell>
          <table:table-cell table:style-name="ce8" table:formula="of:=IF(OR(EXACT(WEEKDAY([.$B117]);1);EXACT(WEEKDAY([.$B117]);7));&quot;----&quot;;IF(EXACT([.D114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17]);1);EXACT(WEEKDAY([.$B117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17]);1);EXACT(WEEKDAY([.$B117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17]);1);EXACT(WEEKDAY([.$B117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17]);1);EXACT(WEEKDAY([.$B117]);7));&quot;----&quot;;&quot;&quot;)" office:value-type="string" office:string-value="----" calcext:value-type="string">
            <text:p>----</text:p>
          </table:table-cell>
          <table:table-cell table:style-name="ce8" table:formula="of:=IFERROR(TIME([.I117]/60;[.I117] - COM.MICROSOFT.FLOOR.MATH([.I117]/60) * 60;0);&quot;&quot;)">
            <text:p/>
          </table:table-cell>
          <table:table-cell table:style-name="ce16" table:formula="of:=IFERROR(IF(EXACT([.C117];&quot;&quot;);&quot;&quot;;HOUR([.C117])*60+MINUTE([.C117])+HOUR([.E117])*60+MINUTE([.E117])+HOUR([.F117])*60+MINUTE([.F117])+[.D117]);&quot;&quot;)">
            <text:p/>
          </table:table-cell>
          <table:table-cell table:style-name="ce19" table:formula="of:=IFERROR(IF(EXACT([.D117];&quot;&quot;);&quot;&quot;;[.J116]+[.D117]);&quot;&quot;)" office:value-type="float" office:value="-99" calcext:value-type="float">
            <text:p>-99</text:p>
          </table:table-cell>
          <table:table-cell table:style-name="ce22" table:formula="of:=NOT(OR(EXACT([.C117];&quot;&quot;);EXACT([.C117];&quot;----&quot;)))" office:value-type="boolean" office:boolean-value="false" calcext:value-type="boolean">
            <text:p>FALSE</text:p>
          </table:table-cell>
          <table:table-cell table:formula="of:=IF([.K117];HOUR([.C117])+(MINUTE([.C117])/60);&quot;&quot;)">
            <text:p/>
          </table:table-cell>
          <table:table-cell table:style-name="ce25" table:formula="of:=IF([.K117];TIME(ROUNDDOWN((SUM([.L111:.L117])/5); 0);((SUM([.L111:.L117])/5)-ROUNDDOWN((SUM([.L111:.L117])/5);0))*60;0);&quot;&quot;)">
            <text:p/>
          </table:table-cell>
          <table:table-cell table:style-name="ce27"/>
          <table:table-cell table:style-name="ce30" table:formula="of:=IF(EXACT([.J117];&quot;&quot;);&quot;&quot;;[.B117])" office:value-type="date" office:date-value="2025-04-26" calcext:value-type="date">
            <text:p>2025-04-26</text:p>
          </table:table-cell>
          <table:table-cell table:style-name="ce33" table:formula="of:=IF(EXACT([.J117];&quot;&quot;);&quot;&quot;;(SUM([.L111:.L117])/5)-7)" office:value-type="float" office:value="-0.113333333333332" calcext:value-type="float">
            <text:p>-0.11</text:p>
          </table:table-cell>
          <table:table-cell table:style-name="ce33" table:formula="of:=IF(EXACT([.J117];&quot;&quot;);&quot;&quot;;[.Q116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18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117]+1" office:value-type="date" office:date-value="2025-04-27" calcext:value-type="date">
            <text:p>2025-04-27</text:p>
          </table:table-cell>
          <table:table-cell table:style-name="ce8" table:formula="of:=IF(OR(EXACT(WEEKDAY([.$B118]);1);EXACT(WEEKDAY([.$B118]);7));&quot;----&quot;;IF(EXACT([.D115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18]);1);EXACT(WEEKDAY([.$B118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18]);1);EXACT(WEEKDAY([.$B118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18]);1);EXACT(WEEKDAY([.$B118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18]);1);EXACT(WEEKDAY([.$B118]);7));&quot;----&quot;;&quot;&quot;)" office:value-type="string" office:string-value="----" calcext:value-type="string">
            <text:p>----</text:p>
          </table:table-cell>
          <table:table-cell table:style-name="ce8" table:formula="of:=IFERROR(TIME([.I118]/60;[.I118] - COM.MICROSOFT.FLOOR.MATH([.I118]/60) * 60;0);&quot;&quot;)">
            <text:p/>
          </table:table-cell>
          <table:table-cell table:style-name="ce16" table:formula="of:=IFERROR(IF(EXACT([.C118];&quot;&quot;);&quot;&quot;;HOUR([.C118])*60+MINUTE([.C118])+HOUR([.E118])*60+MINUTE([.E118])+HOUR([.F118])*60+MINUTE([.F118])+[.D118]);&quot;&quot;)">
            <text:p/>
          </table:table-cell>
          <table:table-cell table:style-name="ce19" table:formula="of:=IFERROR(IF(EXACT([.D118];&quot;&quot;);&quot;&quot;;[.J117]+[.D118]);&quot;&quot;)" office:value-type="float" office:value="-99" calcext:value-type="float">
            <text:p>-99</text:p>
          </table:table-cell>
          <table:table-cell table:style-name="ce22" table:formula="of:=NOT(OR(EXACT([.C118];&quot;&quot;);EXACT([.C118];&quot;----&quot;)))" office:value-type="boolean" office:boolean-value="false" calcext:value-type="boolean">
            <text:p>FALSE</text:p>
          </table:table-cell>
          <table:table-cell table:formula="of:=IF([.K118];HOUR([.C118])+(MINUTE([.C118])/60);&quot;&quot;)">
            <text:p/>
          </table:table-cell>
          <table:table-cell table:style-name="ce25" table:formula="of:=IF([.K118];TIME(ROUNDDOWN((SUM([.L112:.L118])/5); 0);((SUM([.L112:.L118])/5)-ROUNDDOWN((SUM([.L112:.L118])/5);0))*60;0);&quot;&quot;)">
            <text:p/>
          </table:table-cell>
          <table:table-cell table:style-name="ce27"/>
          <table:table-cell table:style-name="ce30" table:formula="of:=IF(EXACT([.J118];&quot;&quot;);&quot;&quot;;[.B118])" office:value-type="date" office:date-value="2025-04-27" calcext:value-type="date">
            <text:p>2025-04-27</text:p>
          </table:table-cell>
          <table:table-cell table:style-name="ce33" table:formula="of:=IF(EXACT([.J118];&quot;&quot;);&quot;&quot;;(SUM([.L112:.L118])/5)-7)" office:value-type="float" office:value="-0.113333333333332" calcext:value-type="float">
            <text:p>-0.11</text:p>
          </table:table-cell>
          <table:table-cell table:style-name="ce33" table:formula="of:=IF(EXACT([.J118];&quot;&quot;);&quot;&quot;;[.Q117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19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118]+1" office:value-type="date" office:date-value="2025-04-28" calcext:value-type="date">
            <text:p>2025-04-28</text:p>
          </table:table-cell>
          <table:table-cell table:style-name="ce8" table:formula="of:=IF(OR(EXACT(WEEKDAY([.$B119]);1);EXACT(WEEKDAY([.$B119]);7));&quot;----&quot;;IF(EXACT([.D116];&quot;----&quot;);&quot;&quot;;TIME(RAND()*(8-5)+5;RAND()*(59-0)+0;0)))" office:value-type="time" office:time-value="PT05H30M58.905729048S" calcext:value-type="time">
            <text:p>5:30</text:p>
          </table:table-cell>
          <table:table-cell table:style-name="ce9" table:formula="of:=IF(OR(EXACT(WEEKDAY([.$B119]);1);EXACT(WEEKDAY([.$B119]);7));0;COM.MICROSOFT.CEILING.MATH(RAND() * 20)*(IF(RAND()&gt;0.5;1;-1)))" office:value-type="float" office:value="2" calcext:value-type="float">
            <text:p>2</text:p>
          </table:table-cell>
          <table:table-cell table:style-name="ce13" table:formula="of:=IF(OR(EXACT(WEEKDAY([.$B119]);1);EXACT(WEEKDAY([.$B11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19]);1);EXACT(WEEKDAY([.$B11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19]);1);EXACT(WEEKDAY([.$B119]);7));&quot;----&quot;;&quot;&quot;)">
            <text:p/>
          </table:table-cell>
          <table:table-cell table:style-name="ce8" table:formula="of:=IFERROR(TIME([.I119]/60;[.I119] - COM.MICROSOFT.FLOOR.MATH([.I119]/60) * 60;0);&quot;&quot;)" office:value-type="time" office:time-value="PT14H04M00S" calcext:value-type="time">
            <text:p>14:04</text:p>
          </table:table-cell>
          <table:table-cell table:style-name="ce16" table:formula="of:=IFERROR(IF(EXACT([.C119];&quot;&quot;);&quot;&quot;;HOUR([.C119])*60+MINUTE([.C119])+HOUR([.E119])*60+MINUTE([.E119])+HOUR([.F119])*60+MINUTE([.F119])+[.D119]);&quot;&quot;)" office:value-type="float" office:value="842" calcext:value-type="float">
            <text:p>842</text:p>
          </table:table-cell>
          <table:table-cell table:style-name="ce19" table:formula="of:=IFERROR(IF(EXACT([.D119];&quot;&quot;);&quot;&quot;;[.J118]+[.D119]);&quot;&quot;)" office:value-type="float" office:value="-97" calcext:value-type="float">
            <text:p>-97</text:p>
          </table:table-cell>
          <table:table-cell table:style-name="ce22" table:formula="of:=NOT(OR(EXACT([.C119];&quot;&quot;);EXACT([.C119];&quot;----&quot;)))" office:value-type="boolean" office:boolean-value="true" calcext:value-type="boolean">
            <text:p>TRUE</text:p>
          </table:table-cell>
          <table:table-cell table:formula="of:=IF([.K119];HOUR([.C119])+(MINUTE([.C119])/60);&quot;&quot;)" office:value-type="float" office:value="5.5" calcext:value-type="float">
            <text:p>5.50</text:p>
          </table:table-cell>
          <table:table-cell table:style-name="ce25" table:formula="of:=IF([.K119];TIME(ROUNDDOWN((SUM([.L113:.L119])/5); 0);((SUM([.L113:.L119])/5)-ROUNDDOWN((SUM([.L113:.L119])/5);0))*60;0);&quot;&quot;)" office:value-type="time" office:time-value="PT06H48M12S" calcext:value-type="time">
            <text:p>6:48</text:p>
          </table:table-cell>
          <table:table-cell table:style-name="ce27"/>
          <table:table-cell table:style-name="ce30" table:formula="of:=IF(EXACT([.J119];&quot;&quot;);&quot;&quot;;[.B119])" office:value-type="date" office:date-value="2025-04-28" calcext:value-type="date">
            <text:p>2025-04-28</text:p>
          </table:table-cell>
          <table:table-cell table:style-name="ce33" table:formula="of:=IF(EXACT([.J119];&quot;&quot;);&quot;&quot;;(SUM([.L113:.L119])/5)-7)" office:value-type="float" office:value="-0.196666666666667" calcext:value-type="float">
            <text:p>-0.20</text:p>
          </table:table-cell>
          <table:table-cell table:style-name="ce33" table:formula="of:=IF(EXACT([.J119];&quot;&quot;);&quot;&quot;;[.Q118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20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119]+1" office:value-type="date" office:date-value="2025-04-29" calcext:value-type="date">
            <text:p>2025-04-29</text:p>
          </table:table-cell>
          <table:table-cell table:style-name="ce8" table:formula="of:=IF(OR(EXACT(WEEKDAY([.$B120]);1);EXACT(WEEKDAY([.$B120]);7));&quot;----&quot;;IF(EXACT([.D117];&quot;----&quot;);&quot;&quot;;TIME(RAND()*(8-5)+5;RAND()*(59-0)+0;0)))" office:value-type="time" office:time-value="PT08H14M08.191580399S" calcext:value-type="time">
            <text:p>8:14</text:p>
          </table:table-cell>
          <table:table-cell table:style-name="ce9" table:formula="of:=IF(OR(EXACT(WEEKDAY([.$B120]);1);EXACT(WEEKDAY([.$B120]);7));0;COM.MICROSOFT.CEILING.MATH(RAND() * 20)*(IF(RAND()&gt;0.5;1;-1)))" office:value-type="float" office:value="4" calcext:value-type="float">
            <text:p>4</text:p>
          </table:table-cell>
          <table:table-cell table:style-name="ce13" table:formula="of:=IF(OR(EXACT(WEEKDAY([.$B120]);1);EXACT(WEEKDAY([.$B12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20]);1);EXACT(WEEKDAY([.$B12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20]);1);EXACT(WEEKDAY([.$B120]);7));&quot;----&quot;;&quot;&quot;)">
            <text:p/>
          </table:table-cell>
          <table:table-cell table:style-name="ce8" table:formula="of:=IFERROR(TIME([.I120]/60;[.I120] - COM.MICROSOFT.FLOOR.MATH([.I120]/60) * 60;0);&quot;&quot;)" office:value-type="time" office:time-value="PT17H36M00S" calcext:value-type="time">
            <text:p>17:36</text:p>
          </table:table-cell>
          <table:table-cell table:style-name="ce16" table:formula="of:=IFERROR(IF(EXACT([.C120];&quot;&quot;);&quot;&quot;;HOUR([.C120])*60+MINUTE([.C120])+HOUR([.E120])*60+MINUTE([.E120])+HOUR([.F120])*60+MINUTE([.F120])+[.D120]);&quot;&quot;)" office:value-type="float" office:value="1008" calcext:value-type="float">
            <text:p>1008</text:p>
          </table:table-cell>
          <table:table-cell table:style-name="ce19" table:formula="of:=IFERROR(IF(EXACT([.D120];&quot;&quot;);&quot;&quot;;[.J119]+[.D120]);&quot;&quot;)" office:value-type="float" office:value="-93" calcext:value-type="float">
            <text:p>-93</text:p>
          </table:table-cell>
          <table:table-cell table:style-name="ce22" table:formula="of:=NOT(OR(EXACT([.C120];&quot;&quot;);EXACT([.C120];&quot;----&quot;)))" office:value-type="boolean" office:boolean-value="true" calcext:value-type="boolean">
            <text:p>TRUE</text:p>
          </table:table-cell>
          <table:table-cell table:formula="of:=IF([.K120];HOUR([.C120])+(MINUTE([.C120])/60);&quot;&quot;)" office:value-type="float" office:value="8.23333333333333" calcext:value-type="float">
            <text:p>8.23</text:p>
          </table:table-cell>
          <table:table-cell table:style-name="ce25" table:formula="of:=IF([.K120];TIME(ROUNDDOWN((SUM([.L114:.L120])/5); 0);((SUM([.L114:.L120])/5)-ROUNDDOWN((SUM([.L114:.L120])/5);0))*60;0);&quot;&quot;)" office:value-type="time" office:time-value="PT07H02M36S" calcext:value-type="time">
            <text:p>7:02</text:p>
          </table:table-cell>
          <table:table-cell table:style-name="ce27"/>
          <table:table-cell table:style-name="ce30" table:formula="of:=IF(EXACT([.J120];&quot;&quot;);&quot;&quot;;[.B120])" office:value-type="date" office:date-value="2025-04-29" calcext:value-type="date">
            <text:p>2025-04-29</text:p>
          </table:table-cell>
          <table:table-cell table:style-name="ce33" table:formula="of:=IF(EXACT([.J120];&quot;&quot;);&quot;&quot;;(SUM([.L114:.L120])/5)-7)" office:value-type="float" office:value="0.0433333333333339" calcext:value-type="float">
            <text:p>0.04</text:p>
          </table:table-cell>
          <table:table-cell table:style-name="ce33" table:formula="of:=IF(EXACT([.J120];&quot;&quot;);&quot;&quot;;[.Q119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21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120]+1" office:value-type="date" office:date-value="2025-04-30" calcext:value-type="date">
            <text:p>2025-04-30</text:p>
          </table:table-cell>
          <table:table-cell table:style-name="ce8" table:formula="of:=IF(OR(EXACT(WEEKDAY([.$B121]);1);EXACT(WEEKDAY([.$B121]);7));&quot;----&quot;;IF(EXACT([.D118];&quot;----&quot;);&quot;&quot;;TIME(RAND()*(8-5)+5;RAND()*(59-0)+0;0)))" office:value-type="time" office:time-value="PT07H15M08.482377704S" calcext:value-type="time">
            <text:p>7:15</text:p>
          </table:table-cell>
          <table:table-cell table:style-name="ce9" table:formula="of:=IF(OR(EXACT(WEEKDAY([.$B121]);1);EXACT(WEEKDAY([.$B121]);7));0;COM.MICROSOFT.CEILING.MATH(RAND() * 20)*(IF(RAND()&gt;0.5;1;-1)))" office:value-type="float" office:value="-3" calcext:value-type="float">
            <text:p>-3</text:p>
          </table:table-cell>
          <table:table-cell table:style-name="ce13" table:formula="of:=IF(OR(EXACT(WEEKDAY([.$B121]);1);EXACT(WEEKDAY([.$B12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21]);1);EXACT(WEEKDAY([.$B12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21]);1);EXACT(WEEKDAY([.$B121]);7));&quot;----&quot;;&quot;&quot;)">
            <text:p/>
          </table:table-cell>
          <table:table-cell table:style-name="ce8" table:formula="of:=IFERROR(TIME([.I121]/60;[.I121] - COM.MICROSOFT.FLOOR.MATH([.I121]/60) * 60;0);&quot;&quot;)" office:value-type="time" office:time-value="PT16H24M00S" calcext:value-type="time">
            <text:p>16:24</text:p>
          </table:table-cell>
          <table:table-cell table:style-name="ce16" table:formula="of:=IFERROR(IF(EXACT([.C121];&quot;&quot;);&quot;&quot;;HOUR([.C121])*60+MINUTE([.C121])+HOUR([.E121])*60+MINUTE([.E121])+HOUR([.F121])*60+MINUTE([.F121])+[.D121]);&quot;&quot;)" office:value-type="float" office:value="942" calcext:value-type="float">
            <text:p>942</text:p>
          </table:table-cell>
          <table:table-cell table:style-name="ce19" table:formula="of:=IFERROR(IF(EXACT([.D121];&quot;&quot;);&quot;&quot;;[.J120]+[.D121]);&quot;&quot;)" office:value-type="float" office:value="-96" calcext:value-type="float">
            <text:p>-96</text:p>
          </table:table-cell>
          <table:table-cell table:style-name="ce22" table:formula="of:=NOT(OR(EXACT([.C121];&quot;&quot;);EXACT([.C121];&quot;----&quot;)))" office:value-type="boolean" office:boolean-value="true" calcext:value-type="boolean">
            <text:p>TRUE</text:p>
          </table:table-cell>
          <table:table-cell table:formula="of:=IF([.K121];HOUR([.C121])+(MINUTE([.C121])/60);&quot;&quot;)" office:value-type="float" office:value="7.25" calcext:value-type="float">
            <text:p>7.25</text:p>
          </table:table-cell>
          <table:table-cell table:style-name="ce25" table:formula="of:=IF([.K121];TIME(ROUNDDOWN((SUM([.L115:.L121])/5); 0);((SUM([.L115:.L121])/5)-ROUNDDOWN((SUM([.L115:.L121])/5);0))*60;0);&quot;&quot;)" office:value-type="time" office:time-value="PT06H46M12S" calcext:value-type="time">
            <text:p>6:46</text:p>
          </table:table-cell>
          <table:table-cell table:style-name="ce27"/>
          <table:table-cell table:style-name="ce30" table:formula="of:=IF(EXACT([.J121];&quot;&quot;);&quot;&quot;;[.B121])" office:value-type="date" office:date-value="2025-04-30" calcext:value-type="date">
            <text:p>2025-04-30</text:p>
          </table:table-cell>
          <table:table-cell table:style-name="ce33" table:formula="of:=IF(EXACT([.J121];&quot;&quot;);&quot;&quot;;(SUM([.L115:.L121])/5)-7)" office:value-type="float" office:value="-0.23" calcext:value-type="float">
            <text:p>-0.23</text:p>
          </table:table-cell>
          <table:table-cell table:style-name="ce33" table:formula="of:=IF(EXACT([.J121];&quot;&quot;);&quot;&quot;;[.Q120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22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121]+1" office:value-type="date" office:date-value="2025-05-01" calcext:value-type="date">
            <text:p>2025-05-01</text:p>
          </table:table-cell>
          <table:table-cell table:style-name="ce8" table:formula="of:=IF(OR(EXACT(WEEKDAY([.$B122]);1);EXACT(WEEKDAY([.$B122]);7));&quot;----&quot;;IF(EXACT([.D119];&quot;----&quot;);&quot;&quot;;TIME(RAND()*(8-5)+5;RAND()*(59-0)+0;0)))" office:value-type="time" office:time-value="PT08H00M41.803175415S" calcext:value-type="time">
            <text:p>8:00</text:p>
          </table:table-cell>
          <table:table-cell table:style-name="ce9" table:formula="of:=IF(OR(EXACT(WEEKDAY([.$B122]);1);EXACT(WEEKDAY([.$B122]);7));0;COM.MICROSOFT.CEILING.MATH(RAND() * 20)*(IF(RAND()&gt;0.5;1;-1)))" office:value-type="float" office:value="-1" calcext:value-type="float">
            <text:p>-1</text:p>
          </table:table-cell>
          <table:table-cell table:style-name="ce13" table:formula="of:=IF(OR(EXACT(WEEKDAY([.$B122]);1);EXACT(WEEKDAY([.$B12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22]);1);EXACT(WEEKDAY([.$B12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22]);1);EXACT(WEEKDAY([.$B122]);7));&quot;----&quot;;&quot;&quot;)">
            <text:p/>
          </table:table-cell>
          <table:table-cell table:style-name="ce8" table:formula="of:=IFERROR(TIME([.I122]/60;[.I122] - COM.MICROSOFT.FLOOR.MATH([.I122]/60) * 60;0);&quot;&quot;)" office:value-type="time" office:time-value="PT16H58M00S" calcext:value-type="time">
            <text:p>16:58</text:p>
          </table:table-cell>
          <table:table-cell table:style-name="ce16" table:formula="of:=IFERROR(IF(EXACT([.C122];&quot;&quot;);&quot;&quot;;HOUR([.C122])*60+MINUTE([.C122])+HOUR([.E122])*60+MINUTE([.E122])+HOUR([.F122])*60+MINUTE([.F122])+[.D122]);&quot;&quot;)" office:value-type="float" office:value="989" calcext:value-type="float">
            <text:p>989</text:p>
          </table:table-cell>
          <table:table-cell table:style-name="ce19" table:formula="of:=IFERROR(IF(EXACT([.D122];&quot;&quot;);&quot;&quot;;[.J121]+[.D122]);&quot;&quot;)" office:value-type="float" office:value="-97" calcext:value-type="float">
            <text:p>-97</text:p>
          </table:table-cell>
          <table:table-cell table:style-name="ce22" table:formula="of:=NOT(OR(EXACT([.C122];&quot;&quot;);EXACT([.C122];&quot;----&quot;)))" office:value-type="boolean" office:boolean-value="true" calcext:value-type="boolean">
            <text:p>TRUE</text:p>
          </table:table-cell>
          <table:table-cell table:formula="of:=IF([.K122];HOUR([.C122])+(MINUTE([.C122])/60);&quot;&quot;)" office:value-type="float" office:value="8" calcext:value-type="float">
            <text:p>8.00</text:p>
          </table:table-cell>
          <table:table-cell table:style-name="ce25" table:formula="of:=IF([.K122];TIME(ROUNDDOWN((SUM([.L116:.L122])/5); 0);((SUM([.L116:.L122])/5)-ROUNDDOWN((SUM([.L116:.L122])/5);0))*60;0);&quot;&quot;)" office:value-type="time" office:time-value="PT07H03M00S" calcext:value-type="time">
            <text:p>7:03</text:p>
          </table:table-cell>
          <table:table-cell table:style-name="ce27"/>
          <table:table-cell table:style-name="ce30" table:formula="of:=IF(EXACT([.J122];&quot;&quot;);&quot;&quot;;[.B122])" office:value-type="date" office:date-value="2025-05-01" calcext:value-type="date">
            <text:p>2025-05-01</text:p>
          </table:table-cell>
          <table:table-cell table:style-name="ce33" table:formula="of:=IF(EXACT([.J122];&quot;&quot;);&quot;&quot;;(SUM([.L116:.L122])/5)-7)" office:value-type="float" office:value="0.0499999999999998" calcext:value-type="float">
            <text:p>0.05</text:p>
          </table:table-cell>
          <table:table-cell table:style-name="ce33" table:formula="of:=IF(EXACT([.J122];&quot;&quot;);&quot;&quot;;[.Q121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23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122]+1" office:value-type="date" office:date-value="2025-05-02" calcext:value-type="date">
            <text:p>2025-05-02</text:p>
          </table:table-cell>
          <table:table-cell table:style-name="ce8" table:formula="of:=IF(OR(EXACT(WEEKDAY([.$B123]);1);EXACT(WEEKDAY([.$B123]);7));&quot;----&quot;;IF(EXACT([.D120];&quot;----&quot;);&quot;&quot;;TIME(RAND()*(8-5)+5;RAND()*(59-0)+0;0)))" office:value-type="time" office:time-value="PT06H57M28.086178124S" calcext:value-type="time">
            <text:p>6:57</text:p>
          </table:table-cell>
          <table:table-cell table:style-name="ce9" table:formula="of:=IF(OR(EXACT(WEEKDAY([.$B123]);1);EXACT(WEEKDAY([.$B123]);7));0;COM.MICROSOFT.CEILING.MATH(RAND() * 20)*(IF(RAND()&gt;0.5;1;-1)))" office:value-type="float" office:value="-20" calcext:value-type="float">
            <text:p>-20</text:p>
          </table:table-cell>
          <table:table-cell table:style-name="ce13" table:formula="of:=IF(OR(EXACT(WEEKDAY([.$B123]);1);EXACT(WEEKDAY([.$B12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23]);1);EXACT(WEEKDAY([.$B12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23]);1);EXACT(WEEKDAY([.$B123]);7));&quot;----&quot;;&quot;&quot;)">
            <text:p/>
          </table:table-cell>
          <table:table-cell table:style-name="ce8" table:formula="of:=IFERROR(TIME([.I123]/60;[.I123] - COM.MICROSOFT.FLOOR.MATH([.I123]/60) * 60;0);&quot;&quot;)" office:value-type="time" office:time-value="PT15H14M00S" calcext:value-type="time">
            <text:p>15:14</text:p>
          </table:table-cell>
          <table:table-cell table:style-name="ce16" table:formula="of:=IFERROR(IF(EXACT([.C123];&quot;&quot;);&quot;&quot;;HOUR([.C123])*60+MINUTE([.C123])+HOUR([.E123])*60+MINUTE([.E123])+HOUR([.F123])*60+MINUTE([.F123])+[.D123]);&quot;&quot;)" office:value-type="float" office:value="907" calcext:value-type="float">
            <text:p>907</text:p>
          </table:table-cell>
          <table:table-cell table:style-name="ce19" table:formula="of:=IFERROR(IF(EXACT([.D123];&quot;&quot;);&quot;&quot;;[.J122]+[.D123]);&quot;&quot;)" office:value-type="float" office:value="-117" calcext:value-type="float">
            <text:p>-117</text:p>
          </table:table-cell>
          <table:table-cell table:style-name="ce22" table:formula="of:=NOT(OR(EXACT([.C123];&quot;&quot;);EXACT([.C123];&quot;----&quot;)))" office:value-type="boolean" office:boolean-value="true" calcext:value-type="boolean">
            <text:p>TRUE</text:p>
          </table:table-cell>
          <table:table-cell table:formula="of:=IF([.K123];HOUR([.C123])+(MINUTE([.C123])/60);&quot;&quot;)" office:value-type="float" office:value="6.95" calcext:value-type="float">
            <text:p>6.95</text:p>
          </table:table-cell>
          <table:table-cell table:style-name="ce25" table:formula="of:=IF([.K123];TIME(ROUNDDOWN((SUM([.L117:.L123])/5); 0);((SUM([.L117:.L123])/5)-ROUNDDOWN((SUM([.L117:.L123])/5);0))*60;0);&quot;&quot;)" office:value-type="time" office:time-value="PT07H11M12S" calcext:value-type="time">
            <text:p>7:11</text:p>
          </table:table-cell>
          <table:table-cell table:style-name="ce27"/>
          <table:table-cell table:style-name="ce30" table:formula="of:=IF(EXACT([.J123];&quot;&quot;);&quot;&quot;;[.B123])" office:value-type="date" office:date-value="2025-05-02" calcext:value-type="date">
            <text:p>2025-05-02</text:p>
          </table:table-cell>
          <table:table-cell table:style-name="ce33" table:formula="of:=IF(EXACT([.J123];&quot;&quot;);&quot;&quot;;(SUM([.L117:.L123])/5)-7)" office:value-type="float" office:value="0.186666666666666" calcext:value-type="float">
            <text:p>0.19</text:p>
          </table:table-cell>
          <table:table-cell table:style-name="ce33" table:formula="of:=IF(EXACT([.J123];&quot;&quot;);&quot;&quot;;[.Q122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24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123]+1" office:value-type="date" office:date-value="2025-05-03" calcext:value-type="date">
            <text:p>2025-05-03</text:p>
          </table:table-cell>
          <table:table-cell table:style-name="ce8" table:formula="of:=IF(OR(EXACT(WEEKDAY([.$B124]);1);EXACT(WEEKDAY([.$B124]);7));&quot;----&quot;;IF(EXACT([.D121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24]);1);EXACT(WEEKDAY([.$B124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24]);1);EXACT(WEEKDAY([.$B124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24]);1);EXACT(WEEKDAY([.$B124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24]);1);EXACT(WEEKDAY([.$B124]);7));&quot;----&quot;;&quot;&quot;)" office:value-type="string" office:string-value="----" calcext:value-type="string">
            <text:p>----</text:p>
          </table:table-cell>
          <table:table-cell table:style-name="ce8" table:formula="of:=IFERROR(TIME([.I124]/60;[.I124] - COM.MICROSOFT.FLOOR.MATH([.I124]/60) * 60;0);&quot;&quot;)">
            <text:p/>
          </table:table-cell>
          <table:table-cell table:style-name="ce16" table:formula="of:=IFERROR(IF(EXACT([.C124];&quot;&quot;);&quot;&quot;;HOUR([.C124])*60+MINUTE([.C124])+HOUR([.E124])*60+MINUTE([.E124])+HOUR([.F124])*60+MINUTE([.F124])+[.D124]);&quot;&quot;)">
            <text:p/>
          </table:table-cell>
          <table:table-cell table:style-name="ce19" table:formula="of:=IFERROR(IF(EXACT([.D124];&quot;&quot;);&quot;&quot;;[.J123]+[.D124]);&quot;&quot;)" office:value-type="float" office:value="-117" calcext:value-type="float">
            <text:p>-117</text:p>
          </table:table-cell>
          <table:table-cell table:style-name="ce22" table:formula="of:=NOT(OR(EXACT([.C124];&quot;&quot;);EXACT([.C124];&quot;----&quot;)))" office:value-type="boolean" office:boolean-value="false" calcext:value-type="boolean">
            <text:p>FALSE</text:p>
          </table:table-cell>
          <table:table-cell table:formula="of:=IF([.K124];HOUR([.C124])+(MINUTE([.C124])/60);&quot;&quot;)">
            <text:p/>
          </table:table-cell>
          <table:table-cell table:style-name="ce25" table:formula="of:=IF([.K124];TIME(ROUNDDOWN((SUM([.L118:.L124])/5); 0);((SUM([.L118:.L124])/5)-ROUNDDOWN((SUM([.L118:.L124])/5);0))*60;0);&quot;&quot;)">
            <text:p/>
          </table:table-cell>
          <table:table-cell table:style-name="ce27"/>
          <table:table-cell table:style-name="ce30" table:formula="of:=IF(EXACT([.J124];&quot;&quot;);&quot;&quot;;[.B124])" office:value-type="date" office:date-value="2025-05-03" calcext:value-type="date">
            <text:p>2025-05-03</text:p>
          </table:table-cell>
          <table:table-cell table:style-name="ce33" table:formula="of:=IF(EXACT([.J124];&quot;&quot;);&quot;&quot;;(SUM([.L118:.L124])/5)-7)" office:value-type="float" office:value="0.186666666666666" calcext:value-type="float">
            <text:p>0.19</text:p>
          </table:table-cell>
          <table:table-cell table:style-name="ce33" table:formula="of:=IF(EXACT([.J124];&quot;&quot;);&quot;&quot;;[.Q123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25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124]+1" office:value-type="date" office:date-value="2025-05-04" calcext:value-type="date">
            <text:p>2025-05-04</text:p>
          </table:table-cell>
          <table:table-cell table:style-name="ce8" table:formula="of:=IF(OR(EXACT(WEEKDAY([.$B125]);1);EXACT(WEEKDAY([.$B125]);7));&quot;----&quot;;IF(EXACT([.D122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25]);1);EXACT(WEEKDAY([.$B125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25]);1);EXACT(WEEKDAY([.$B125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25]);1);EXACT(WEEKDAY([.$B125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25]);1);EXACT(WEEKDAY([.$B125]);7));&quot;----&quot;;&quot;&quot;)" office:value-type="string" office:string-value="----" calcext:value-type="string">
            <text:p>----</text:p>
          </table:table-cell>
          <table:table-cell table:style-name="ce8" table:formula="of:=IFERROR(TIME([.I125]/60;[.I125] - COM.MICROSOFT.FLOOR.MATH([.I125]/60) * 60;0);&quot;&quot;)">
            <text:p/>
          </table:table-cell>
          <table:table-cell table:style-name="ce16" table:formula="of:=IFERROR(IF(EXACT([.C125];&quot;&quot;);&quot;&quot;;HOUR([.C125])*60+MINUTE([.C125])+HOUR([.E125])*60+MINUTE([.E125])+HOUR([.F125])*60+MINUTE([.F125])+[.D125]);&quot;&quot;)">
            <text:p/>
          </table:table-cell>
          <table:table-cell table:style-name="ce19" table:formula="of:=IFERROR(IF(EXACT([.D125];&quot;&quot;);&quot;&quot;;[.J124]+[.D125]);&quot;&quot;)" office:value-type="float" office:value="-117" calcext:value-type="float">
            <text:p>-117</text:p>
          </table:table-cell>
          <table:table-cell table:style-name="ce22" table:formula="of:=NOT(OR(EXACT([.C125];&quot;&quot;);EXACT([.C125];&quot;----&quot;)))" office:value-type="boolean" office:boolean-value="false" calcext:value-type="boolean">
            <text:p>FALSE</text:p>
          </table:table-cell>
          <table:table-cell table:formula="of:=IF([.K125];HOUR([.C125])+(MINUTE([.C125])/60);&quot;&quot;)">
            <text:p/>
          </table:table-cell>
          <table:table-cell table:style-name="ce25" table:formula="of:=IF([.K125];TIME(ROUNDDOWN((SUM([.L119:.L125])/5); 0);((SUM([.L119:.L125])/5)-ROUNDDOWN((SUM([.L119:.L125])/5);0))*60;0);&quot;&quot;)">
            <text:p/>
          </table:table-cell>
          <table:table-cell table:style-name="ce27"/>
          <table:table-cell table:style-name="ce30" table:formula="of:=IF(EXACT([.J125];&quot;&quot;);&quot;&quot;;[.B125])" office:value-type="date" office:date-value="2025-05-04" calcext:value-type="date">
            <text:p>2025-05-04</text:p>
          </table:table-cell>
          <table:table-cell table:style-name="ce33" table:formula="of:=IF(EXACT([.J125];&quot;&quot;);&quot;&quot;;(SUM([.L119:.L125])/5)-7)" office:value-type="float" office:value="0.186666666666666" calcext:value-type="float">
            <text:p>0.19</text:p>
          </table:table-cell>
          <table:table-cell table:style-name="ce33" table:formula="of:=IF(EXACT([.J125];&quot;&quot;);&quot;&quot;;[.Q124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26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125]+1" office:value-type="date" office:date-value="2025-05-05" calcext:value-type="date">
            <text:p>2025-05-05</text:p>
          </table:table-cell>
          <table:table-cell table:style-name="ce8" table:formula="of:=IF(OR(EXACT(WEEKDAY([.$B126]);1);EXACT(WEEKDAY([.$B126]);7));&quot;----&quot;;IF(EXACT([.D123];&quot;----&quot;);&quot;&quot;;TIME(RAND()*(8-5)+5;RAND()*(59-0)+0;0)))" office:value-type="time" office:time-value="PT08H07M51.852796053S" calcext:value-type="time">
            <text:p>8:07</text:p>
          </table:table-cell>
          <table:table-cell table:style-name="ce9" table:formula="of:=IF(OR(EXACT(WEEKDAY([.$B126]);1);EXACT(WEEKDAY([.$B126]);7));0;COM.MICROSOFT.CEILING.MATH(RAND() * 20)*(IF(RAND()&gt;0.5;1;-1)))" office:value-type="float" office:value="-7" calcext:value-type="float">
            <text:p>-7</text:p>
          </table:table-cell>
          <table:table-cell table:style-name="ce13" table:formula="of:=IF(OR(EXACT(WEEKDAY([.$B126]);1);EXACT(WEEKDAY([.$B12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26]);1);EXACT(WEEKDAY([.$B12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26]);1);EXACT(WEEKDAY([.$B126]);7));&quot;----&quot;;&quot;&quot;)">
            <text:p/>
          </table:table-cell>
          <table:table-cell table:style-name="ce8" table:formula="of:=IFERROR(TIME([.I126]/60;[.I126] - COM.MICROSOFT.FLOOR.MATH([.I126]/60) * 60;0);&quot;&quot;)" office:value-type="time" office:time-value="PT17H00M00S" calcext:value-type="time">
            <text:p>17:00</text:p>
          </table:table-cell>
          <table:table-cell table:style-name="ce16" table:formula="of:=IFERROR(IF(EXACT([.C126];&quot;&quot;);&quot;&quot;;HOUR([.C126])*60+MINUTE([.C126])+HOUR([.E126])*60+MINUTE([.E126])+HOUR([.F126])*60+MINUTE([.F126])+[.D126]);&quot;&quot;)" office:value-type="float" office:value="990" calcext:value-type="float">
            <text:p>990</text:p>
          </table:table-cell>
          <table:table-cell table:style-name="ce19" table:formula="of:=IFERROR(IF(EXACT([.D126];&quot;&quot;);&quot;&quot;;[.J125]+[.D126]);&quot;&quot;)" office:value-type="float" office:value="-124" calcext:value-type="float">
            <text:p>-124</text:p>
          </table:table-cell>
          <table:table-cell table:style-name="ce22" table:formula="of:=NOT(OR(EXACT([.C126];&quot;&quot;);EXACT([.C126];&quot;----&quot;)))" office:value-type="boolean" office:boolean-value="true" calcext:value-type="boolean">
            <text:p>TRUE</text:p>
          </table:table-cell>
          <table:table-cell table:formula="of:=IF([.K126];HOUR([.C126])+(MINUTE([.C126])/60);&quot;&quot;)" office:value-type="float" office:value="8.11666666666667" calcext:value-type="float">
            <text:p>8.12</text:p>
          </table:table-cell>
          <table:table-cell table:style-name="ce25" table:formula="of:=IF([.K126];TIME(ROUNDDOWN((SUM([.L120:.L126])/5); 0);((SUM([.L120:.L126])/5)-ROUNDDOWN((SUM([.L120:.L126])/5);0))*60;0);&quot;&quot;)" office:value-type="time" office:time-value="PT07H42M36S" calcext:value-type="time">
            <text:p>7:42</text:p>
          </table:table-cell>
          <table:table-cell table:style-name="ce27"/>
          <table:table-cell table:style-name="ce30" table:formula="of:=IF(EXACT([.J126];&quot;&quot;);&quot;&quot;;[.B126])" office:value-type="date" office:date-value="2025-05-05" calcext:value-type="date">
            <text:p>2025-05-05</text:p>
          </table:table-cell>
          <table:table-cell table:style-name="ce33" table:formula="of:=IF(EXACT([.J126];&quot;&quot;);&quot;&quot;;(SUM([.L120:.L126])/5)-7)" office:value-type="float" office:value="0.709999999999999" calcext:value-type="float">
            <text:p>0.71</text:p>
          </table:table-cell>
          <table:table-cell table:style-name="ce33" table:formula="of:=IF(EXACT([.J126];&quot;&quot;);&quot;&quot;;[.Q125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27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126]+1" office:value-type="date" office:date-value="2025-05-06" calcext:value-type="date">
            <text:p>2025-05-06</text:p>
          </table:table-cell>
          <table:table-cell table:style-name="ce8" table:formula="of:=IF(OR(EXACT(WEEKDAY([.$B127]);1);EXACT(WEEKDAY([.$B127]);7));&quot;----&quot;;IF(EXACT([.D124];&quot;----&quot;);&quot;&quot;;TIME(RAND()*(8-5)+5;RAND()*(59-0)+0;0)))" office:value-type="time" office:time-value="PT07H19M24.981822484S" calcext:value-type="time">
            <text:p>7:19</text:p>
          </table:table-cell>
          <table:table-cell table:style-name="ce9" table:formula="of:=IF(OR(EXACT(WEEKDAY([.$B127]);1);EXACT(WEEKDAY([.$B127]);7));0;COM.MICROSOFT.CEILING.MATH(RAND() * 20)*(IF(RAND()&gt;0.5;1;-1)))" office:value-type="float" office:value="-16" calcext:value-type="float">
            <text:p>-16</text:p>
          </table:table-cell>
          <table:table-cell table:style-name="ce13" table:formula="of:=IF(OR(EXACT(WEEKDAY([.$B127]);1);EXACT(WEEKDAY([.$B12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27]);1);EXACT(WEEKDAY([.$B12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27]);1);EXACT(WEEKDAY([.$B127]);7));&quot;----&quot;;&quot;&quot;)">
            <text:p/>
          </table:table-cell>
          <table:table-cell table:style-name="ce8" table:formula="of:=IFERROR(TIME([.I127]/60;[.I127] - COM.MICROSOFT.FLOOR.MATH([.I127]/60) * 60;0);&quot;&quot;)" office:value-type="time" office:time-value="PT16H06M00S" calcext:value-type="time">
            <text:p>16:06</text:p>
          </table:table-cell>
          <table:table-cell table:style-name="ce16" table:formula="of:=IFERROR(IF(EXACT([.C127];&quot;&quot;);&quot;&quot;;HOUR([.C127])*60+MINUTE([.C127])+HOUR([.E127])*60+MINUTE([.E127])+HOUR([.F127])*60+MINUTE([.F127])+[.D127]);&quot;&quot;)" office:value-type="float" office:value="933" calcext:value-type="float">
            <text:p>933</text:p>
          </table:table-cell>
          <table:table-cell table:style-name="ce19" table:formula="of:=IFERROR(IF(EXACT([.D127];&quot;&quot;);&quot;&quot;;[.J126]+[.D127]);&quot;&quot;)" office:value-type="float" office:value="-140" calcext:value-type="float">
            <text:p>-140</text:p>
          </table:table-cell>
          <table:table-cell table:style-name="ce22" table:formula="of:=NOT(OR(EXACT([.C127];&quot;&quot;);EXACT([.C127];&quot;----&quot;)))" office:value-type="boolean" office:boolean-value="true" calcext:value-type="boolean">
            <text:p>TRUE</text:p>
          </table:table-cell>
          <table:table-cell table:formula="of:=IF([.K127];HOUR([.C127])+(MINUTE([.C127])/60);&quot;&quot;)" office:value-type="float" office:value="7.31666666666667" calcext:value-type="float">
            <text:p>7.32</text:p>
          </table:table-cell>
          <table:table-cell table:style-name="ce25" table:formula="of:=IF([.K127];TIME(ROUNDDOWN((SUM([.L121:.L127])/5); 0);((SUM([.L121:.L127])/5)-ROUNDDOWN((SUM([.L121:.L127])/5);0))*60;0);&quot;&quot;)" office:value-type="time" office:time-value="PT07H31M36S" calcext:value-type="time">
            <text:p>7:31</text:p>
          </table:table-cell>
          <table:table-cell table:style-name="ce27"/>
          <table:table-cell table:style-name="ce30" table:formula="of:=IF(EXACT([.J127];&quot;&quot;);&quot;&quot;;[.B127])" office:value-type="date" office:date-value="2025-05-06" calcext:value-type="date">
            <text:p>2025-05-06</text:p>
          </table:table-cell>
          <table:table-cell table:style-name="ce33" table:formula="of:=IF(EXACT([.J127];&quot;&quot;);&quot;&quot;;(SUM([.L121:.L127])/5)-7)" office:value-type="float" office:value="0.526666666666666" calcext:value-type="float">
            <text:p>0.53</text:p>
          </table:table-cell>
          <table:table-cell table:style-name="ce33" table:formula="of:=IF(EXACT([.J127];&quot;&quot;);&quot;&quot;;[.Q126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28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127]+1" office:value-type="date" office:date-value="2025-05-07" calcext:value-type="date">
            <text:p>2025-05-07</text:p>
          </table:table-cell>
          <table:table-cell table:style-name="ce8" table:formula="of:=IF(OR(EXACT(WEEKDAY([.$B128]);1);EXACT(WEEKDAY([.$B128]);7));&quot;----&quot;;IF(EXACT([.D125];&quot;----&quot;);&quot;&quot;;TIME(RAND()*(8-5)+5;RAND()*(59-0)+0;0)))" office:value-type="time" office:time-value="PT08H17M29.802454426S" calcext:value-type="time">
            <text:p>8:17</text:p>
          </table:table-cell>
          <table:table-cell table:style-name="ce9" table:formula="of:=IF(OR(EXACT(WEEKDAY([.$B128]);1);EXACT(WEEKDAY([.$B128]);7));0;COM.MICROSOFT.CEILING.MATH(RAND() * 20)*(IF(RAND()&gt;0.5;1;-1)))" office:value-type="float" office:value="2" calcext:value-type="float">
            <text:p>2</text:p>
          </table:table-cell>
          <table:table-cell table:style-name="ce13" table:formula="of:=IF(OR(EXACT(WEEKDAY([.$B128]);1);EXACT(WEEKDAY([.$B12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28]);1);EXACT(WEEKDAY([.$B12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28]);1);EXACT(WEEKDAY([.$B128]);7));&quot;----&quot;;&quot;&quot;)">
            <text:p/>
          </table:table-cell>
          <table:table-cell table:style-name="ce8" table:formula="of:=IFERROR(TIME([.I128]/60;[.I128] - COM.MICROSOFT.FLOOR.MATH([.I128]/60) * 60;0);&quot;&quot;)" office:value-type="time" office:time-value="PT17H38M00S" calcext:value-type="time">
            <text:p>17:38</text:p>
          </table:table-cell>
          <table:table-cell table:style-name="ce16" table:formula="of:=IFERROR(IF(EXACT([.C128];&quot;&quot;);&quot;&quot;;HOUR([.C128])*60+MINUTE([.C128])+HOUR([.E128])*60+MINUTE([.E128])+HOUR([.F128])*60+MINUTE([.F128])+[.D128]);&quot;&quot;)" office:value-type="float" office:value="1009" calcext:value-type="float">
            <text:p>1009</text:p>
          </table:table-cell>
          <table:table-cell table:style-name="ce19" table:formula="of:=IFERROR(IF(EXACT([.D128];&quot;&quot;);&quot;&quot;;[.J127]+[.D128]);&quot;&quot;)" office:value-type="float" office:value="-138" calcext:value-type="float">
            <text:p>-138</text:p>
          </table:table-cell>
          <table:table-cell table:style-name="ce22" table:formula="of:=NOT(OR(EXACT([.C128];&quot;&quot;);EXACT([.C128];&quot;----&quot;)))" office:value-type="boolean" office:boolean-value="true" calcext:value-type="boolean">
            <text:p>TRUE</text:p>
          </table:table-cell>
          <table:table-cell table:formula="of:=IF([.K128];HOUR([.C128])+(MINUTE([.C128])/60);&quot;&quot;)" office:value-type="float" office:value="8.28333333333333" calcext:value-type="float">
            <text:p>8.28</text:p>
          </table:table-cell>
          <table:table-cell table:style-name="ce25" table:formula="of:=IF([.K128];TIME(ROUNDDOWN((SUM([.L122:.L128])/5); 0);((SUM([.L122:.L128])/5)-ROUNDDOWN((SUM([.L122:.L128])/5);0))*60;0);&quot;&quot;)" office:value-type="time" office:time-value="PT07H44M00S" calcext:value-type="time">
            <text:p>7:44</text:p>
          </table:table-cell>
          <table:table-cell table:style-name="ce27"/>
          <table:table-cell table:style-name="ce30" table:formula="of:=IF(EXACT([.J128];&quot;&quot;);&quot;&quot;;[.B128])" office:value-type="date" office:date-value="2025-05-07" calcext:value-type="date">
            <text:p>2025-05-07</text:p>
          </table:table-cell>
          <table:table-cell table:style-name="ce33" table:formula="of:=IF(EXACT([.J128];&quot;&quot;);&quot;&quot;;(SUM([.L122:.L128])/5)-7)" office:value-type="float" office:value="0.733333333333333" calcext:value-type="float">
            <text:p>0.73</text:p>
          </table:table-cell>
          <table:table-cell table:style-name="ce33" table:formula="of:=IF(EXACT([.J128];&quot;&quot;);&quot;&quot;;[.Q127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29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128]+1" office:value-type="date" office:date-value="2025-05-08" calcext:value-type="date">
            <text:p>2025-05-08</text:p>
          </table:table-cell>
          <table:table-cell table:style-name="ce8" table:formula="of:=IF(OR(EXACT(WEEKDAY([.$B129]);1);EXACT(WEEKDAY([.$B129]);7));&quot;----&quot;;IF(EXACT([.D126];&quot;----&quot;);&quot;&quot;;TIME(RAND()*(8-5)+5;RAND()*(59-0)+0;0)))" office:value-type="time" office:time-value="PT08H02M56.642345855S" calcext:value-type="time">
            <text:p>8:02</text:p>
          </table:table-cell>
          <table:table-cell table:style-name="ce9" table:formula="of:=IF(OR(EXACT(WEEKDAY([.$B129]);1);EXACT(WEEKDAY([.$B129]);7));0;COM.MICROSOFT.CEILING.MATH(RAND() * 20)*(IF(RAND()&gt;0.5;1;-1)))" office:value-type="float" office:value="9" calcext:value-type="float">
            <text:p>9</text:p>
          </table:table-cell>
          <table:table-cell table:style-name="ce13" table:formula="of:=IF(OR(EXACT(WEEKDAY([.$B129]);1);EXACT(WEEKDAY([.$B12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29]);1);EXACT(WEEKDAY([.$B12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29]);1);EXACT(WEEKDAY([.$B129]);7));&quot;----&quot;;&quot;&quot;)">
            <text:p/>
          </table:table-cell>
          <table:table-cell table:style-name="ce8" table:formula="of:=IFERROR(TIME([.I129]/60;[.I129] - COM.MICROSOFT.FLOOR.MATH([.I129]/60) * 60;0);&quot;&quot;)" office:value-type="time" office:time-value="PT17H22M00S" calcext:value-type="time">
            <text:p>17:22</text:p>
          </table:table-cell>
          <table:table-cell table:style-name="ce16" table:formula="of:=IFERROR(IF(EXACT([.C129];&quot;&quot;);&quot;&quot;;HOUR([.C129])*60+MINUTE([.C129])+HOUR([.E129])*60+MINUTE([.E129])+HOUR([.F129])*60+MINUTE([.F129])+[.D129]);&quot;&quot;)" office:value-type="float" office:value="1001" calcext:value-type="float">
            <text:p>1001</text:p>
          </table:table-cell>
          <table:table-cell table:style-name="ce19" table:formula="of:=IFERROR(IF(EXACT([.D129];&quot;&quot;);&quot;&quot;;[.J128]+[.D129]);&quot;&quot;)" office:value-type="float" office:value="-129" calcext:value-type="float">
            <text:p>-129</text:p>
          </table:table-cell>
          <table:table-cell table:style-name="ce22" table:formula="of:=NOT(OR(EXACT([.C129];&quot;&quot;);EXACT([.C129];&quot;----&quot;)))" office:value-type="boolean" office:boolean-value="true" calcext:value-type="boolean">
            <text:p>TRUE</text:p>
          </table:table-cell>
          <table:table-cell table:formula="of:=IF([.K129];HOUR([.C129])+(MINUTE([.C129])/60);&quot;&quot;)" office:value-type="float" office:value="8.03333333333333" calcext:value-type="float">
            <text:p>8.03</text:p>
          </table:table-cell>
          <table:table-cell table:style-name="ce25" table:formula="of:=IF([.K129];TIME(ROUNDDOWN((SUM([.L123:.L129])/5); 0);((SUM([.L123:.L129])/5)-ROUNDDOWN((SUM([.L123:.L129])/5);0))*60;0);&quot;&quot;)" office:value-type="time" office:time-value="PT07H44M24S" calcext:value-type="time">
            <text:p>7:44</text:p>
          </table:table-cell>
          <table:table-cell table:style-name="ce27"/>
          <table:table-cell table:style-name="ce30" table:formula="of:=IF(EXACT([.J129];&quot;&quot;);&quot;&quot;;[.B129])" office:value-type="date" office:date-value="2025-05-08" calcext:value-type="date">
            <text:p>2025-05-08</text:p>
          </table:table-cell>
          <table:table-cell table:style-name="ce33" table:formula="of:=IF(EXACT([.J129];&quot;&quot;);&quot;&quot;;(SUM([.L123:.L129])/5)-7)" office:value-type="float" office:value="0.74" calcext:value-type="float">
            <text:p>0.74</text:p>
          </table:table-cell>
          <table:table-cell table:style-name="ce33" table:formula="of:=IF(EXACT([.J129];&quot;&quot;);&quot;&quot;;[.Q128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30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129]+1" office:value-type="date" office:date-value="2025-05-09" calcext:value-type="date">
            <text:p>2025-05-09</text:p>
          </table:table-cell>
          <table:table-cell table:style-name="ce8" table:formula="of:=IF(OR(EXACT(WEEKDAY([.$B130]);1);EXACT(WEEKDAY([.$B130]);7));&quot;----&quot;;IF(EXACT([.D127];&quot;----&quot;);&quot;&quot;;TIME(RAND()*(8-5)+5;RAND()*(59-0)+0;0)))" office:value-type="time" office:time-value="PT06H04M08.626535705S" calcext:value-type="time">
            <text:p>6:04</text:p>
          </table:table-cell>
          <table:table-cell table:style-name="ce9" table:formula="of:=IF(OR(EXACT(WEEKDAY([.$B130]);1);EXACT(WEEKDAY([.$B130]);7));0;COM.MICROSOFT.CEILING.MATH(RAND() * 20)*(IF(RAND()&gt;0.5;1;-1)))" office:value-type="float" office:value="-10" calcext:value-type="float">
            <text:p>-10</text:p>
          </table:table-cell>
          <table:table-cell table:style-name="ce13" table:formula="of:=IF(OR(EXACT(WEEKDAY([.$B130]);1);EXACT(WEEKDAY([.$B13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30]);1);EXACT(WEEKDAY([.$B13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30]);1);EXACT(WEEKDAY([.$B130]);7));&quot;----&quot;;&quot;&quot;)">
            <text:p/>
          </table:table-cell>
          <table:table-cell table:style-name="ce8" table:formula="of:=IFERROR(TIME([.I130]/60;[.I130] - COM.MICROSOFT.FLOOR.MATH([.I130]/60) * 60;0);&quot;&quot;)" office:value-type="time" office:time-value="PT14H48M00S" calcext:value-type="time">
            <text:p>14:48</text:p>
          </table:table-cell>
          <table:table-cell table:style-name="ce16" table:formula="of:=IFERROR(IF(EXACT([.C130];&quot;&quot;);&quot;&quot;;HOUR([.C130])*60+MINUTE([.C130])+HOUR([.E130])*60+MINUTE([.E130])+HOUR([.F130])*60+MINUTE([.F130])+[.D130]);&quot;&quot;)" office:value-type="float" office:value="864" calcext:value-type="float">
            <text:p>864</text:p>
          </table:table-cell>
          <table:table-cell table:style-name="ce19" table:formula="of:=IFERROR(IF(EXACT([.D130];&quot;&quot;);&quot;&quot;;[.J129]+[.D130]);&quot;&quot;)" office:value-type="float" office:value="-139" calcext:value-type="float">
            <text:p>-139</text:p>
          </table:table-cell>
          <table:table-cell table:style-name="ce22" table:formula="of:=NOT(OR(EXACT([.C130];&quot;&quot;);EXACT([.C130];&quot;----&quot;)))" office:value-type="boolean" office:boolean-value="true" calcext:value-type="boolean">
            <text:p>TRUE</text:p>
          </table:table-cell>
          <table:table-cell table:formula="of:=IF([.K130];HOUR([.C130])+(MINUTE([.C130])/60);&quot;&quot;)" office:value-type="float" office:value="6.06666666666667" calcext:value-type="float">
            <text:p>6.07</text:p>
          </table:table-cell>
          <table:table-cell table:style-name="ce25" table:formula="of:=IF([.K130];TIME(ROUNDDOWN((SUM([.L124:.L130])/5); 0);((SUM([.L124:.L130])/5)-ROUNDDOWN((SUM([.L124:.L130])/5);0))*60;0);&quot;&quot;)" office:value-type="time" office:time-value="PT07H33M48S" calcext:value-type="time">
            <text:p>7:33</text:p>
          </table:table-cell>
          <table:table-cell table:style-name="ce27"/>
          <table:table-cell table:style-name="ce30" table:formula="of:=IF(EXACT([.J130];&quot;&quot;);&quot;&quot;;[.B130])" office:value-type="date" office:date-value="2025-05-09" calcext:value-type="date">
            <text:p>2025-05-09</text:p>
          </table:table-cell>
          <table:table-cell table:style-name="ce33" table:formula="of:=IF(EXACT([.J130];&quot;&quot;);&quot;&quot;;(SUM([.L124:.L130])/5)-7)" office:value-type="float" office:value="0.563333333333333" calcext:value-type="float">
            <text:p>0.56</text:p>
          </table:table-cell>
          <table:table-cell table:style-name="ce33" table:formula="of:=IF(EXACT([.J130];&quot;&quot;);&quot;&quot;;[.Q129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31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130]+1" office:value-type="date" office:date-value="2025-05-10" calcext:value-type="date">
            <text:p>2025-05-10</text:p>
          </table:table-cell>
          <table:table-cell table:style-name="ce8" table:formula="of:=IF(OR(EXACT(WEEKDAY([.$B131]);1);EXACT(WEEKDAY([.$B131]);7));&quot;----&quot;;IF(EXACT([.D128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31]);1);EXACT(WEEKDAY([.$B131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31]);1);EXACT(WEEKDAY([.$B131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31]);1);EXACT(WEEKDAY([.$B131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31]);1);EXACT(WEEKDAY([.$B131]);7));&quot;----&quot;;&quot;&quot;)" office:value-type="string" office:string-value="----" calcext:value-type="string">
            <text:p>----</text:p>
          </table:table-cell>
          <table:table-cell table:style-name="ce8" table:formula="of:=IFERROR(TIME([.I131]/60;[.I131] - COM.MICROSOFT.FLOOR.MATH([.I131]/60) * 60;0);&quot;&quot;)">
            <text:p/>
          </table:table-cell>
          <table:table-cell table:style-name="ce16" table:formula="of:=IFERROR(IF(EXACT([.C131];&quot;&quot;);&quot;&quot;;HOUR([.C131])*60+MINUTE([.C131])+HOUR([.E131])*60+MINUTE([.E131])+HOUR([.F131])*60+MINUTE([.F131])+[.D131]);&quot;&quot;)">
            <text:p/>
          </table:table-cell>
          <table:table-cell table:style-name="ce19" table:formula="of:=IFERROR(IF(EXACT([.D131];&quot;&quot;);&quot;&quot;;[.J130]+[.D131]);&quot;&quot;)" office:value-type="float" office:value="-139" calcext:value-type="float">
            <text:p>-139</text:p>
          </table:table-cell>
          <table:table-cell table:style-name="ce22" table:formula="of:=NOT(OR(EXACT([.C131];&quot;&quot;);EXACT([.C131];&quot;----&quot;)))" office:value-type="boolean" office:boolean-value="false" calcext:value-type="boolean">
            <text:p>FALSE</text:p>
          </table:table-cell>
          <table:table-cell table:formula="of:=IF([.K131];HOUR([.C131])+(MINUTE([.C131])/60);&quot;&quot;)">
            <text:p/>
          </table:table-cell>
          <table:table-cell table:style-name="ce25" table:formula="of:=IF([.K131];TIME(ROUNDDOWN((SUM([.L125:.L131])/5); 0);((SUM([.L125:.L131])/5)-ROUNDDOWN((SUM([.L125:.L131])/5);0))*60;0);&quot;&quot;)">
            <text:p/>
          </table:table-cell>
          <table:table-cell table:style-name="ce27"/>
          <table:table-cell table:style-name="ce30" table:formula="of:=IF(EXACT([.J131];&quot;&quot;);&quot;&quot;;[.B131])" office:value-type="date" office:date-value="2025-05-10" calcext:value-type="date">
            <text:p>2025-05-10</text:p>
          </table:table-cell>
          <table:table-cell table:style-name="ce33" table:formula="of:=IF(EXACT([.J131];&quot;&quot;);&quot;&quot;;(SUM([.L125:.L131])/5)-7)" office:value-type="float" office:value="0.563333333333333" calcext:value-type="float">
            <text:p>0.56</text:p>
          </table:table-cell>
          <table:table-cell table:style-name="ce33" table:formula="of:=IF(EXACT([.J131];&quot;&quot;);&quot;&quot;;[.Q130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32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131]+1" office:value-type="date" office:date-value="2025-05-11" calcext:value-type="date">
            <text:p>2025-05-11</text:p>
          </table:table-cell>
          <table:table-cell table:style-name="ce8" table:formula="of:=IF(OR(EXACT(WEEKDAY([.$B132]);1);EXACT(WEEKDAY([.$B132]);7));&quot;----&quot;;IF(EXACT([.D129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32]);1);EXACT(WEEKDAY([.$B132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32]);1);EXACT(WEEKDAY([.$B132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32]);1);EXACT(WEEKDAY([.$B132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32]);1);EXACT(WEEKDAY([.$B132]);7));&quot;----&quot;;&quot;&quot;)" office:value-type="string" office:string-value="----" calcext:value-type="string">
            <text:p>----</text:p>
          </table:table-cell>
          <table:table-cell table:style-name="ce8" table:formula="of:=IFERROR(TIME([.I132]/60;[.I132] - COM.MICROSOFT.FLOOR.MATH([.I132]/60) * 60;0);&quot;&quot;)">
            <text:p/>
          </table:table-cell>
          <table:table-cell table:style-name="ce16" table:formula="of:=IFERROR(IF(EXACT([.C132];&quot;&quot;);&quot;&quot;;HOUR([.C132])*60+MINUTE([.C132])+HOUR([.E132])*60+MINUTE([.E132])+HOUR([.F132])*60+MINUTE([.F132])+[.D132]);&quot;&quot;)">
            <text:p/>
          </table:table-cell>
          <table:table-cell table:style-name="ce19" table:formula="of:=IFERROR(IF(EXACT([.D132];&quot;&quot;);&quot;&quot;;[.J131]+[.D132]);&quot;&quot;)" office:value-type="float" office:value="-139" calcext:value-type="float">
            <text:p>-139</text:p>
          </table:table-cell>
          <table:table-cell table:style-name="ce22" table:formula="of:=NOT(OR(EXACT([.C132];&quot;&quot;);EXACT([.C132];&quot;----&quot;)))" office:value-type="boolean" office:boolean-value="false" calcext:value-type="boolean">
            <text:p>FALSE</text:p>
          </table:table-cell>
          <table:table-cell table:formula="of:=IF([.K132];HOUR([.C132])+(MINUTE([.C132])/60);&quot;&quot;)">
            <text:p/>
          </table:table-cell>
          <table:table-cell table:style-name="ce25" table:formula="of:=IF([.K132];TIME(ROUNDDOWN((SUM([.L126:.L132])/5); 0);((SUM([.L126:.L132])/5)-ROUNDDOWN((SUM([.L126:.L132])/5);0))*60;0);&quot;&quot;)">
            <text:p/>
          </table:table-cell>
          <table:table-cell table:style-name="ce27"/>
          <table:table-cell table:style-name="ce30" table:formula="of:=IF(EXACT([.J132];&quot;&quot;);&quot;&quot;;[.B132])" office:value-type="date" office:date-value="2025-05-11" calcext:value-type="date">
            <text:p>2025-05-11</text:p>
          </table:table-cell>
          <table:table-cell table:style-name="ce33" table:formula="of:=IF(EXACT([.J132];&quot;&quot;);&quot;&quot;;(SUM([.L126:.L132])/5)-7)" office:value-type="float" office:value="0.563333333333333" calcext:value-type="float">
            <text:p>0.56</text:p>
          </table:table-cell>
          <table:table-cell table:style-name="ce33" table:formula="of:=IF(EXACT([.J132];&quot;&quot;);&quot;&quot;;[.Q131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33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132]+1" office:value-type="date" office:date-value="2025-05-12" calcext:value-type="date">
            <text:p>2025-05-12</text:p>
          </table:table-cell>
          <table:table-cell table:style-name="ce8" table:formula="of:=IF(OR(EXACT(WEEKDAY([.$B133]);1);EXACT(WEEKDAY([.$B133]);7));&quot;----&quot;;IF(EXACT([.D130];&quot;----&quot;);&quot;&quot;;TIME(RAND()*(8-5)+5;RAND()*(59-0)+0;0)))" office:value-type="time" office:time-value="PT06H01M02.762068675S" calcext:value-type="time">
            <text:p>6:01</text:p>
          </table:table-cell>
          <table:table-cell table:style-name="ce9" table:formula="of:=IF(OR(EXACT(WEEKDAY([.$B133]);1);EXACT(WEEKDAY([.$B133]);7));0;COM.MICROSOFT.CEILING.MATH(RAND() * 20)*(IF(RAND()&gt;0.5;1;-1)))" office:value-type="float" office:value="-16" calcext:value-type="float">
            <text:p>-16</text:p>
          </table:table-cell>
          <table:table-cell table:style-name="ce13" table:formula="of:=IF(OR(EXACT(WEEKDAY([.$B133]);1);EXACT(WEEKDAY([.$B13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33]);1);EXACT(WEEKDAY([.$B13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33]);1);EXACT(WEEKDAY([.$B133]);7));&quot;----&quot;;&quot;&quot;)">
            <text:p/>
          </table:table-cell>
          <table:table-cell table:style-name="ce8" table:formula="of:=IFERROR(TIME([.I133]/60;[.I133] - COM.MICROSOFT.FLOOR.MATH([.I133]/60) * 60;0);&quot;&quot;)" office:value-type="time" office:time-value="PT14H30M00S" calcext:value-type="time">
            <text:p>14:30</text:p>
          </table:table-cell>
          <table:table-cell table:style-name="ce16" table:formula="of:=IFERROR(IF(EXACT([.C133];&quot;&quot;);&quot;&quot;;HOUR([.C133])*60+MINUTE([.C133])+HOUR([.E133])*60+MINUTE([.E133])+HOUR([.F133])*60+MINUTE([.F133])+[.D133]);&quot;&quot;)" office:value-type="float" office:value="855" calcext:value-type="float">
            <text:p>855</text:p>
          </table:table-cell>
          <table:table-cell table:style-name="ce19" table:formula="of:=IFERROR(IF(EXACT([.D133];&quot;&quot;);&quot;&quot;;[.J132]+[.D133]);&quot;&quot;)" office:value-type="float" office:value="-155" calcext:value-type="float">
            <text:p>-155</text:p>
          </table:table-cell>
          <table:table-cell table:style-name="ce22" table:formula="of:=NOT(OR(EXACT([.C133];&quot;&quot;);EXACT([.C133];&quot;----&quot;)))" office:value-type="boolean" office:boolean-value="true" calcext:value-type="boolean">
            <text:p>TRUE</text:p>
          </table:table-cell>
          <table:table-cell table:formula="of:=IF([.K133];HOUR([.C133])+(MINUTE([.C133])/60);&quot;&quot;)" office:value-type="float" office:value="6.01666666666667" calcext:value-type="float">
            <text:p>6.02</text:p>
          </table:table-cell>
          <table:table-cell table:style-name="ce25" table:formula="of:=IF([.K133];TIME(ROUNDDOWN((SUM([.L127:.L133])/5); 0);((SUM([.L127:.L133])/5)-ROUNDDOWN((SUM([.L127:.L133])/5);0))*60;0);&quot;&quot;)" office:value-type="time" office:time-value="PT07H08M36S" calcext:value-type="time">
            <text:p>7:08</text:p>
          </table:table-cell>
          <table:table-cell table:style-name="ce27"/>
          <table:table-cell table:style-name="ce30" table:formula="of:=IF(EXACT([.J133];&quot;&quot;);&quot;&quot;;[.B133])" office:value-type="date" office:date-value="2025-05-12" calcext:value-type="date">
            <text:p>2025-05-12</text:p>
          </table:table-cell>
          <table:table-cell table:style-name="ce33" table:formula="of:=IF(EXACT([.J133];&quot;&quot;);&quot;&quot;;(SUM([.L127:.L133])/5)-7)" office:value-type="float" office:value="0.143333333333334" calcext:value-type="float">
            <text:p>0.14</text:p>
          </table:table-cell>
          <table:table-cell table:style-name="ce33" table:formula="of:=IF(EXACT([.J133];&quot;&quot;);&quot;&quot;;[.Q132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34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133]+1" office:value-type="date" office:date-value="2025-05-13" calcext:value-type="date">
            <text:p>2025-05-13</text:p>
          </table:table-cell>
          <table:table-cell table:style-name="ce8" table:formula="of:=IF(OR(EXACT(WEEKDAY([.$B134]);1);EXACT(WEEKDAY([.$B134]);7));&quot;----&quot;;IF(EXACT([.D131];&quot;----&quot;);&quot;&quot;;TIME(RAND()*(8-5)+5;RAND()*(59-0)+0;0)))" office:value-type="time" office:time-value="PT08H53M03.098114774S" calcext:value-type="time">
            <text:p>8:53</text:p>
          </table:table-cell>
          <table:table-cell table:style-name="ce9" table:formula="of:=IF(OR(EXACT(WEEKDAY([.$B134]);1);EXACT(WEEKDAY([.$B134]);7));0;COM.MICROSOFT.CEILING.MATH(RAND() * 20)*(IF(RAND()&gt;0.5;1;-1)))" office:value-type="float" office:value="-5" calcext:value-type="float">
            <text:p>-5</text:p>
          </table:table-cell>
          <table:table-cell table:style-name="ce13" table:formula="of:=IF(OR(EXACT(WEEKDAY([.$B134]);1);EXACT(WEEKDAY([.$B13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34]);1);EXACT(WEEKDAY([.$B13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34]);1);EXACT(WEEKDAY([.$B134]);7));&quot;----&quot;;&quot;&quot;)">
            <text:p/>
          </table:table-cell>
          <table:table-cell table:style-name="ce8" table:formula="of:=IFERROR(TIME([.I134]/60;[.I134] - COM.MICROSOFT.FLOOR.MATH([.I134]/60) * 60;0);&quot;&quot;)" office:value-type="time" office:time-value="PT17H36M00S" calcext:value-type="time">
            <text:p>17:36</text:p>
          </table:table-cell>
          <table:table-cell table:style-name="ce16" table:formula="of:=IFERROR(IF(EXACT([.C134];&quot;&quot;);&quot;&quot;;HOUR([.C134])*60+MINUTE([.C134])+HOUR([.E134])*60+MINUTE([.E134])+HOUR([.F134])*60+MINUTE([.F134])+[.D134]);&quot;&quot;)" office:value-type="float" office:value="1038" calcext:value-type="float">
            <text:p>1038</text:p>
          </table:table-cell>
          <table:table-cell table:style-name="ce19" table:formula="of:=IFERROR(IF(EXACT([.D134];&quot;&quot;);&quot;&quot;;[.J133]+[.D134]);&quot;&quot;)" office:value-type="float" office:value="-160" calcext:value-type="float">
            <text:p>-160</text:p>
          </table:table-cell>
          <table:table-cell table:style-name="ce22" table:formula="of:=NOT(OR(EXACT([.C134];&quot;&quot;);EXACT([.C134];&quot;----&quot;)))" office:value-type="boolean" office:boolean-value="true" calcext:value-type="boolean">
            <text:p>TRUE</text:p>
          </table:table-cell>
          <table:table-cell table:formula="of:=IF([.K134];HOUR([.C134])+(MINUTE([.C134])/60);&quot;&quot;)" office:value-type="float" office:value="8.88333333333333" calcext:value-type="float">
            <text:p>8.88</text:p>
          </table:table-cell>
          <table:table-cell table:style-name="ce25" table:formula="of:=IF([.K134];TIME(ROUNDDOWN((SUM([.L128:.L134])/5); 0);((SUM([.L128:.L134])/5)-ROUNDDOWN((SUM([.L128:.L134])/5);0))*60;0);&quot;&quot;)" office:value-type="time" office:time-value="PT07H27M24S" calcext:value-type="time">
            <text:p>7:27</text:p>
          </table:table-cell>
          <table:table-cell table:style-name="ce27"/>
          <table:table-cell table:style-name="ce30" table:formula="of:=IF(EXACT([.J134];&quot;&quot;);&quot;&quot;;[.B134])" office:value-type="date" office:date-value="2025-05-13" calcext:value-type="date">
            <text:p>2025-05-13</text:p>
          </table:table-cell>
          <table:table-cell table:style-name="ce33" table:formula="of:=IF(EXACT([.J134];&quot;&quot;);&quot;&quot;;(SUM([.L128:.L134])/5)-7)" office:value-type="float" office:value="0.456666666666666" calcext:value-type="float">
            <text:p>0.46</text:p>
          </table:table-cell>
          <table:table-cell table:style-name="ce33" table:formula="of:=IF(EXACT([.J134];&quot;&quot;);&quot;&quot;;[.Q133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3"/>
          <table:table-cell table:style-name="ce3"/>
          <table:table-cell table:number-columns-repeated="16361"/>
        </table:table-row>
        <table:table-row table:style-name="ro2">
          <table:table-cell table:style-name="ce2" table:formula="of:=COM.MICROSOFT.SWITCH(WEEKDAY([.B135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134]+1" office:value-type="date" office:date-value="2025-05-14" calcext:value-type="date">
            <text:p>2025-05-14</text:p>
          </table:table-cell>
          <table:table-cell table:style-name="ce8" table:formula="of:=IF(OR(EXACT(WEEKDAY([.$B135]);1);EXACT(WEEKDAY([.$B135]);7));&quot;----&quot;;IF(EXACT([.D132];&quot;----&quot;);&quot;&quot;;TIME(RAND()*(8-5)+5;RAND()*(59-0)+0;0)))" office:value-type="time" office:time-value="PT06H39M45.832339238S" calcext:value-type="time">
            <text:p>6:39</text:p>
          </table:table-cell>
          <table:table-cell table:style-name="ce9" table:formula="of:=IF(OR(EXACT(WEEKDAY([.$B135]);1);EXACT(WEEKDAY([.$B135]);7));0;COM.MICROSOFT.CEILING.MATH(RAND() * 20)*(IF(RAND()&gt;0.5;1;-1)))" office:value-type="float" office:value="9" calcext:value-type="float">
            <text:p>9</text:p>
          </table:table-cell>
          <table:table-cell table:style-name="ce13" table:formula="of:=IF(OR(EXACT(WEEKDAY([.$B135]);1);EXACT(WEEKDAY([.$B13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35]);1);EXACT(WEEKDAY([.$B13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35]);1);EXACT(WEEKDAY([.$B135]);7));&quot;----&quot;;&quot;&quot;)">
            <text:p/>
          </table:table-cell>
          <table:table-cell table:style-name="ce8" table:formula="of:=IFERROR(TIME([.I135]/60;[.I135] - COM.MICROSOFT.FLOOR.MATH([.I135]/60) * 60;0);&quot;&quot;)" office:value-type="time" office:time-value="PT15H36M00S" calcext:value-type="time">
            <text:p>15:36</text:p>
          </table:table-cell>
          <table:table-cell table:style-name="ce16" table:formula="of:=IFERROR(IF(EXACT([.C135];&quot;&quot;);&quot;&quot;;HOUR([.C135])*60+MINUTE([.C135])+HOUR([.E135])*60+MINUTE([.E135])+HOUR([.F135])*60+MINUTE([.F135])+[.D135]);&quot;&quot;)" office:value-type="float" office:value="918" calcext:value-type="float">
            <text:p>918</text:p>
          </table:table-cell>
          <table:table-cell table:style-name="ce19" table:formula="of:=IFERROR(IF(EXACT([.D135];&quot;&quot;);&quot;&quot;;[.J134]+[.D135]);&quot;&quot;)" office:value-type="float" office:value="-151" calcext:value-type="float">
            <text:p>-151</text:p>
          </table:table-cell>
          <table:table-cell table:style-name="ce22" table:formula="of:=NOT(OR(EXACT([.C135];&quot;&quot;);EXACT([.C135];&quot;----&quot;)))" office:value-type="boolean" office:boolean-value="true" calcext:value-type="boolean">
            <text:p>TRUE</text:p>
          </table:table-cell>
          <table:table-cell table:formula="of:=IF([.K135];HOUR([.C135])+(MINUTE([.C135])/60);&quot;&quot;)" office:value-type="float" office:value="6.65" calcext:value-type="float">
            <text:p>6.65</text:p>
          </table:table-cell>
          <table:table-cell table:style-name="ce25" table:formula="of:=IF([.K135];TIME(ROUNDDOWN((SUM([.L129:.L135])/5); 0);((SUM([.L129:.L135])/5)-ROUNDDOWN((SUM([.L129:.L135])/5);0))*60;0);&quot;&quot;)" office:value-type="time" office:time-value="PT07H07M48S" calcext:value-type="time">
            <text:p>7:07</text:p>
          </table:table-cell>
          <table:table-cell table:style-name="ce27"/>
          <table:table-cell table:style-name="ce30" table:formula="of:=IF(EXACT([.J135];&quot;&quot;);&quot;&quot;;[.B135])" office:value-type="date" office:date-value="2025-05-14" calcext:value-type="date">
            <text:p>2025-05-14</text:p>
          </table:table-cell>
          <table:table-cell table:style-name="ce33" table:formula="of:=IF(EXACT([.J135];&quot;&quot;);&quot;&quot;;(SUM([.L129:.L135])/5)-7)" office:value-type="float" office:value="0.13" calcext:value-type="float">
            <text:p>0.13</text:p>
          </table:table-cell>
          <table:table-cell table:style-name="ce33" table:formula="of:=IF(EXACT([.J135];&quot;&quot;);&quot;&quot;;[.Q134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3"/>
          <table:table-cell table:style-name="ce3"/>
          <table:table-cell table:number-columns-repeated="16361"/>
        </table:table-row>
        <table:table-row table:style-name="ro2">
          <table:table-cell table:style-name="ce2" table:formula="of:=COM.MICROSOFT.SWITCH(WEEKDAY([.B136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135]+1" office:value-type="date" office:date-value="2025-05-15" calcext:value-type="date">
            <text:p>2025-05-15</text:p>
          </table:table-cell>
          <table:table-cell table:style-name="ce8" table:formula="of:=IF(OR(EXACT(WEEKDAY([.$B136]);1);EXACT(WEEKDAY([.$B136]);7));&quot;----&quot;;IF(EXACT([.D133];&quot;----&quot;);&quot;&quot;;TIME(RAND()*(8-5)+5;RAND()*(59-0)+0;0)))" office:value-type="time" office:time-value="PT07H25M14.159563769S" calcext:value-type="time">
            <text:p>7:25</text:p>
          </table:table-cell>
          <table:table-cell table:style-name="ce9" table:formula="of:=IF(OR(EXACT(WEEKDAY([.$B136]);1);EXACT(WEEKDAY([.$B136]);7));0;COM.MICROSOFT.CEILING.MATH(RAND() * 20)*(IF(RAND()&gt;0.5;1;-1)))" office:value-type="float" office:value="16" calcext:value-type="float">
            <text:p>16</text:p>
          </table:table-cell>
          <table:table-cell table:style-name="ce13" table:formula="of:=IF(OR(EXACT(WEEKDAY([.$B136]);1);EXACT(WEEKDAY([.$B13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36]);1);EXACT(WEEKDAY([.$B13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36]);1);EXACT(WEEKDAY([.$B136]);7));&quot;----&quot;;&quot;&quot;)">
            <text:p/>
          </table:table-cell>
          <table:table-cell table:style-name="ce8" table:formula="of:=IFERROR(TIME([.I136]/60;[.I136] - COM.MICROSOFT.FLOOR.MATH([.I136]/60) * 60;0);&quot;&quot;)" office:value-type="time" office:time-value="PT16H22M00S" calcext:value-type="time">
            <text:p>16:22</text:p>
          </table:table-cell>
          <table:table-cell table:style-name="ce16" table:formula="of:=IFERROR(IF(EXACT([.C136];&quot;&quot;);&quot;&quot;;HOUR([.C136])*60+MINUTE([.C136])+HOUR([.E136])*60+MINUTE([.E136])+HOUR([.F136])*60+MINUTE([.F136])+[.D136]);&quot;&quot;)" office:value-type="float" office:value="971" calcext:value-type="float">
            <text:p>971</text:p>
          </table:table-cell>
          <table:table-cell table:style-name="ce19" table:formula="of:=IFERROR(IF(EXACT([.D136];&quot;&quot;);&quot;&quot;;[.J135]+[.D136]);&quot;&quot;)" office:value-type="float" office:value="-135" calcext:value-type="float">
            <text:p>-135</text:p>
          </table:table-cell>
          <table:table-cell table:style-name="ce22" table:formula="of:=NOT(OR(EXACT([.C136];&quot;&quot;);EXACT([.C136];&quot;----&quot;)))" office:value-type="boolean" office:boolean-value="true" calcext:value-type="boolean">
            <text:p>TRUE</text:p>
          </table:table-cell>
          <table:table-cell table:formula="of:=IF([.K136];HOUR([.C136])+(MINUTE([.C136])/60);&quot;&quot;)" office:value-type="float" office:value="7.41666666666667" calcext:value-type="float">
            <text:p>7.42</text:p>
          </table:table-cell>
          <table:table-cell table:style-name="ce25" table:formula="of:=IF([.K136];TIME(ROUNDDOWN((SUM([.L130:.L136])/5); 0);((SUM([.L130:.L136])/5)-ROUNDDOWN((SUM([.L130:.L136])/5);0))*60;0);&quot;&quot;)" office:value-type="time" office:time-value="PT07H00M24S" calcext:value-type="time">
            <text:p>7:00</text:p>
          </table:table-cell>
          <table:table-cell table:style-name="ce27"/>
          <table:table-cell table:style-name="ce30" table:formula="of:=IF(EXACT([.J136];&quot;&quot;);&quot;&quot;;[.B136])" office:value-type="date" office:date-value="2025-05-15" calcext:value-type="date">
            <text:p>2025-05-15</text:p>
          </table:table-cell>
          <table:table-cell table:style-name="ce33" table:formula="of:=IF(EXACT([.J136];&quot;&quot;);&quot;&quot;;(SUM([.L130:.L136])/5)-7)" office:value-type="float" office:value="0.00666666666666593" calcext:value-type="float">
            <text:p>0.01</text:p>
          </table:table-cell>
          <table:table-cell table:style-name="ce33" table:formula="of:=IF(EXACT([.J136];&quot;&quot;);&quot;&quot;;[.Q135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3"/>
          <table:table-cell table:style-name="ce3"/>
          <table:table-cell table:number-columns-repeated="16361"/>
        </table:table-row>
        <table:table-row table:style-name="ro2">
          <table:table-cell table:style-name="ce2" table:formula="of:=COM.MICROSOFT.SWITCH(WEEKDAY([.B137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136]+1" office:value-type="date" office:date-value="2025-05-16" calcext:value-type="date">
            <text:p>2025-05-16</text:p>
          </table:table-cell>
          <table:table-cell table:style-name="ce8" table:formula="of:=IF(OR(EXACT(WEEKDAY([.$B137]);1);EXACT(WEEKDAY([.$B137]);7));&quot;----&quot;;IF(EXACT([.D134];&quot;----&quot;);&quot;&quot;;TIME(RAND()*(8-5)+5;RAND()*(59-0)+0;0)))" office:value-type="time" office:time-value="PT07H11M24.694154675S" calcext:value-type="time">
            <text:p>7:11</text:p>
          </table:table-cell>
          <table:table-cell table:style-name="ce9" table:formula="of:=IF(OR(EXACT(WEEKDAY([.$B137]);1);EXACT(WEEKDAY([.$B137]);7));0;COM.MICROSOFT.CEILING.MATH(RAND() * 20)*(IF(RAND()&gt;0.5;1;-1)))" office:value-type="float" office:value="16" calcext:value-type="float">
            <text:p>16</text:p>
          </table:table-cell>
          <table:table-cell table:style-name="ce13" table:formula="of:=IF(OR(EXACT(WEEKDAY([.$B137]);1);EXACT(WEEKDAY([.$B13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37]);1);EXACT(WEEKDAY([.$B13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37]);1);EXACT(WEEKDAY([.$B137]);7));&quot;----&quot;;&quot;&quot;)">
            <text:p/>
          </table:table-cell>
          <table:table-cell table:style-name="ce8" table:formula="of:=IFERROR(TIME([.I137]/60;[.I137] - COM.MICROSOFT.FLOOR.MATH([.I137]/60) * 60;0);&quot;&quot;)" office:value-type="time" office:time-value="PT16H54M00S" calcext:value-type="time">
            <text:p>16:54</text:p>
          </table:table-cell>
          <table:table-cell table:style-name="ce16" table:formula="of:=IFERROR(IF(EXACT([.C137];&quot;&quot;);&quot;&quot;;HOUR([.C137])*60+MINUTE([.C137])+HOUR([.E137])*60+MINUTE([.E137])+HOUR([.F137])*60+MINUTE([.F137])+[.D137]);&quot;&quot;)" office:value-type="float" office:value="957" calcext:value-type="float">
            <text:p>957</text:p>
          </table:table-cell>
          <table:table-cell table:style-name="ce19" table:formula="of:=IFERROR(IF(EXACT([.D137];&quot;&quot;);&quot;&quot;;[.J136]+[.D137]);&quot;&quot;)" office:value-type="float" office:value="-119" calcext:value-type="float">
            <text:p>-119</text:p>
          </table:table-cell>
          <table:table-cell table:style-name="ce22" table:formula="of:=NOT(OR(EXACT([.C137];&quot;&quot;);EXACT([.C137];&quot;----&quot;)))" office:value-type="boolean" office:boolean-value="true" calcext:value-type="boolean">
            <text:p>TRUE</text:p>
          </table:table-cell>
          <table:table-cell table:formula="of:=IF([.K137];HOUR([.C137])+(MINUTE([.C137])/60);&quot;&quot;)" office:value-type="float" office:value="7.18333333333333" calcext:value-type="float">
            <text:p>7.18</text:p>
          </table:table-cell>
          <table:table-cell table:style-name="ce25" table:formula="of:=IF([.K137];TIME(ROUNDDOWN((SUM([.L131:.L137])/5); 0);((SUM([.L131:.L137])/5)-ROUNDDOWN((SUM([.L131:.L137])/5);0))*60;0);&quot;&quot;)" office:value-type="time" office:time-value="PT07H13M48S" calcext:value-type="time">
            <text:p>7:13</text:p>
          </table:table-cell>
          <table:table-cell table:style-name="ce27"/>
          <table:table-cell table:style-name="ce30" table:formula="of:=IF(EXACT([.J137];&quot;&quot;);&quot;&quot;;[.B137])" office:value-type="date" office:date-value="2025-05-16" calcext:value-type="date">
            <text:p>2025-05-16</text:p>
          </table:table-cell>
          <table:table-cell table:style-name="ce33" table:formula="of:=IF(EXACT([.J137];&quot;&quot;);&quot;&quot;;(SUM([.L131:.L137])/5)-7)" office:value-type="float" office:value="0.23" calcext:value-type="float">
            <text:p>0.23</text:p>
          </table:table-cell>
          <table:table-cell table:style-name="ce33" table:formula="of:=IF(EXACT([.J137];&quot;&quot;);&quot;&quot;;[.Q136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3"/>
          <table:table-cell table:style-name="ce3"/>
          <table:table-cell table:number-columns-repeated="16361"/>
        </table:table-row>
        <table:table-row table:style-name="ro2">
          <table:table-cell table:style-name="ce2" table:formula="of:=COM.MICROSOFT.SWITCH(WEEKDAY([.B138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137]+1" office:value-type="date" office:date-value="2025-05-17" calcext:value-type="date">
            <text:p>2025-05-17</text:p>
          </table:table-cell>
          <table:table-cell table:style-name="ce8" table:formula="of:=IF(OR(EXACT(WEEKDAY([.$B138]);1);EXACT(WEEKDAY([.$B138]);7));&quot;----&quot;;IF(EXACT([.D135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38]);1);EXACT(WEEKDAY([.$B138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38]);1);EXACT(WEEKDAY([.$B138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38]);1);EXACT(WEEKDAY([.$B138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38]);1);EXACT(WEEKDAY([.$B138]);7));&quot;----&quot;;&quot;&quot;)" office:value-type="string" office:string-value="----" calcext:value-type="string">
            <text:p>----</text:p>
          </table:table-cell>
          <table:table-cell table:style-name="ce8" table:formula="of:=IFERROR(TIME([.I138]/60;[.I138] - COM.MICROSOFT.FLOOR.MATH([.I138]/60) * 60;0);&quot;&quot;)">
            <text:p/>
          </table:table-cell>
          <table:table-cell table:style-name="ce16" table:formula="of:=IFERROR(IF(EXACT([.C138];&quot;&quot;);&quot;&quot;;HOUR([.C138])*60+MINUTE([.C138])+HOUR([.E138])*60+MINUTE([.E138])+HOUR([.F138])*60+MINUTE([.F138])+[.D138]);&quot;&quot;)">
            <text:p/>
          </table:table-cell>
          <table:table-cell table:style-name="ce19" table:formula="of:=IFERROR(IF(EXACT([.D138];&quot;&quot;);&quot;&quot;;[.J137]+[.D138]);&quot;&quot;)" office:value-type="float" office:value="-119" calcext:value-type="float">
            <text:p>-119</text:p>
          </table:table-cell>
          <table:table-cell table:style-name="ce22" table:formula="of:=NOT(OR(EXACT([.C138];&quot;&quot;);EXACT([.C138];&quot;----&quot;)))" office:value-type="boolean" office:boolean-value="false" calcext:value-type="boolean">
            <text:p>FALSE</text:p>
          </table:table-cell>
          <table:table-cell table:formula="of:=IF([.K138];HOUR([.C138])+(MINUTE([.C138])/60);&quot;&quot;)">
            <text:p/>
          </table:table-cell>
          <table:table-cell table:style-name="ce25" table:formula="of:=IF([.K138];TIME(ROUNDDOWN((SUM([.L132:.L138])/5); 0);((SUM([.L132:.L138])/5)-ROUNDDOWN((SUM([.L132:.L138])/5);0))*60;0);&quot;&quot;)">
            <text:p/>
          </table:table-cell>
          <table:table-cell table:style-name="ce27"/>
          <table:table-cell table:style-name="ce30" table:formula="of:=IF(EXACT([.J138];&quot;&quot;);&quot;&quot;;[.B138])" office:value-type="date" office:date-value="2025-05-17" calcext:value-type="date">
            <text:p>2025-05-17</text:p>
          </table:table-cell>
          <table:table-cell table:style-name="ce33" table:formula="of:=IF(EXACT([.J138];&quot;&quot;);&quot;&quot;;(SUM([.L132:.L138])/5)-7)" office:value-type="float" office:value="0.23" calcext:value-type="float">
            <text:p>0.23</text:p>
          </table:table-cell>
          <table:table-cell table:style-name="ce33" table:formula="of:=IF(EXACT([.J138];&quot;&quot;);&quot;&quot;;[.Q137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3"/>
          <table:table-cell table:style-name="ce3"/>
          <table:table-cell table:number-columns-repeated="16361"/>
        </table:table-row>
        <table:table-row table:style-name="ro2">
          <table:table-cell table:style-name="ce2" table:formula="of:=COM.MICROSOFT.SWITCH(WEEKDAY([.B139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138]+1" office:value-type="date" office:date-value="2025-05-18" calcext:value-type="date">
            <text:p>2025-05-18</text:p>
          </table:table-cell>
          <table:table-cell table:style-name="ce8" table:formula="of:=IF(OR(EXACT(WEEKDAY([.$B139]);1);EXACT(WEEKDAY([.$B139]);7));&quot;----&quot;;IF(EXACT([.D136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39]);1);EXACT(WEEKDAY([.$B139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39]);1);EXACT(WEEKDAY([.$B139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39]);1);EXACT(WEEKDAY([.$B139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39]);1);EXACT(WEEKDAY([.$B139]);7));&quot;----&quot;;&quot;&quot;)" office:value-type="string" office:string-value="----" calcext:value-type="string">
            <text:p>----</text:p>
          </table:table-cell>
          <table:table-cell table:style-name="ce8" table:formula="of:=IFERROR(TIME([.I139]/60;[.I139] - COM.MICROSOFT.FLOOR.MATH([.I139]/60) * 60;0);&quot;&quot;)">
            <text:p/>
          </table:table-cell>
          <table:table-cell table:style-name="ce16" table:formula="of:=IFERROR(IF(EXACT([.C139];&quot;&quot;);&quot;&quot;;HOUR([.C139])*60+MINUTE([.C139])+HOUR([.E139])*60+MINUTE([.E139])+HOUR([.F139])*60+MINUTE([.F139])+[.D139]);&quot;&quot;)">
            <text:p/>
          </table:table-cell>
          <table:table-cell table:style-name="ce19" table:formula="of:=IFERROR(IF(EXACT([.D139];&quot;&quot;);&quot;&quot;;[.J138]+[.D139]);&quot;&quot;)" office:value-type="float" office:value="-119" calcext:value-type="float">
            <text:p>-119</text:p>
          </table:table-cell>
          <table:table-cell table:style-name="ce22" table:formula="of:=NOT(OR(EXACT([.C139];&quot;&quot;);EXACT([.C139];&quot;----&quot;)))" office:value-type="boolean" office:boolean-value="false" calcext:value-type="boolean">
            <text:p>FALSE</text:p>
          </table:table-cell>
          <table:table-cell table:formula="of:=IF([.K139];HOUR([.C139])+(MINUTE([.C139])/60);&quot;&quot;)">
            <text:p/>
          </table:table-cell>
          <table:table-cell table:style-name="ce25" table:formula="of:=IF([.K139];TIME(ROUNDDOWN((SUM([.L133:.L139])/5); 0);((SUM([.L133:.L139])/5)-ROUNDDOWN((SUM([.L133:.L139])/5);0))*60;0);&quot;&quot;)">
            <text:p/>
          </table:table-cell>
          <table:table-cell table:style-name="ce27"/>
          <table:table-cell table:style-name="ce30" table:formula="of:=IF(EXACT([.J139];&quot;&quot;);&quot;&quot;;[.B139])" office:value-type="date" office:date-value="2025-05-18" calcext:value-type="date">
            <text:p>2025-05-18</text:p>
          </table:table-cell>
          <table:table-cell table:style-name="ce33" table:formula="of:=IF(EXACT([.J139];&quot;&quot;);&quot;&quot;;(SUM([.L133:.L139])/5)-7)" office:value-type="float" office:value="0.23" calcext:value-type="float">
            <text:p>0.23</text:p>
          </table:table-cell>
          <table:table-cell table:style-name="ce33" table:formula="of:=IF(EXACT([.J139];&quot;&quot;);&quot;&quot;;[.Q138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3"/>
          <table:table-cell table:style-name="ce3"/>
          <table:table-cell table:number-columns-repeated="16361"/>
        </table:table-row>
        <table:table-row table:style-name="ro2">
          <table:table-cell table:style-name="ce2" table:formula="of:=COM.MICROSOFT.SWITCH(WEEKDAY([.B140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139]+1" office:value-type="date" office:date-value="2025-05-19" calcext:value-type="date">
            <text:p>2025-05-19</text:p>
          </table:table-cell>
          <table:table-cell table:style-name="ce8" table:formula="of:=IF(OR(EXACT(WEEKDAY([.$B140]);1);EXACT(WEEKDAY([.$B140]);7));&quot;----&quot;;IF(EXACT([.D137];&quot;----&quot;);&quot;&quot;;TIME(RAND()*(8-5)+5;RAND()*(59-0)+0;0)))" office:value-type="time" office:time-value="PT05H54M50.090112852S" calcext:value-type="time">
            <text:p>5:54</text:p>
          </table:table-cell>
          <table:table-cell table:style-name="ce9" table:formula="of:=IF(OR(EXACT(WEEKDAY([.$B140]);1);EXACT(WEEKDAY([.$B140]);7));0;COM.MICROSOFT.CEILING.MATH(RAND() * 20)*(IF(RAND()&gt;0.5;1;-1)))" office:value-type="float" office:value="12" calcext:value-type="float">
            <text:p>12</text:p>
          </table:table-cell>
          <table:table-cell table:style-name="ce13" table:formula="of:=IF(OR(EXACT(WEEKDAY([.$B140]);1);EXACT(WEEKDAY([.$B14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40]);1);EXACT(WEEKDAY([.$B14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40]);1);EXACT(WEEKDAY([.$B140]);7));&quot;----&quot;;&quot;&quot;)">
            <text:p/>
          </table:table-cell>
          <table:table-cell table:style-name="ce8" table:formula="of:=IFERROR(TIME([.I140]/60;[.I140] - COM.MICROSOFT.FLOOR.MATH([.I140]/60) * 60;0);&quot;&quot;)" office:value-type="time" office:time-value="PT15H12M00S" calcext:value-type="time">
            <text:p>15:12</text:p>
          </table:table-cell>
          <table:table-cell table:style-name="ce16" table:formula="of:=IFERROR(IF(EXACT([.C140];&quot;&quot;);&quot;&quot;;HOUR([.C140])*60+MINUTE([.C140])+HOUR([.E140])*60+MINUTE([.E140])+HOUR([.F140])*60+MINUTE([.F140])+[.D140]);&quot;&quot;)" office:value-type="float" office:value="876" calcext:value-type="float">
            <text:p>876</text:p>
          </table:table-cell>
          <table:table-cell table:style-name="ce19" table:formula="of:=IFERROR(IF(EXACT([.D140];&quot;&quot;);&quot;&quot;;[.J139]+[.D140]);&quot;&quot;)" office:value-type="float" office:value="-107" calcext:value-type="float">
            <text:p>-107</text:p>
          </table:table-cell>
          <table:table-cell table:style-name="ce22" table:formula="of:=NOT(OR(EXACT([.C140];&quot;&quot;);EXACT([.C140];&quot;----&quot;)))" office:value-type="boolean" office:boolean-value="true" calcext:value-type="boolean">
            <text:p>TRUE</text:p>
          </table:table-cell>
          <table:table-cell table:formula="of:=IF([.K140];HOUR([.C140])+(MINUTE([.C140])/60);&quot;&quot;)" office:value-type="float" office:value="5.9" calcext:value-type="float">
            <text:p>5.90</text:p>
          </table:table-cell>
          <table:table-cell table:style-name="ce25" table:formula="of:=IF([.K140];TIME(ROUNDDOWN((SUM([.L134:.L140])/5); 0);((SUM([.L134:.L140])/5)-ROUNDDOWN((SUM([.L134:.L140])/5);0))*60;0);&quot;&quot;)" office:value-type="time" office:time-value="PT07H12M24S" calcext:value-type="time">
            <text:p>7:12</text:p>
          </table:table-cell>
          <table:table-cell table:style-name="ce27"/>
          <table:table-cell table:style-name="ce30" table:formula="of:=IF(EXACT([.J140];&quot;&quot;);&quot;&quot;;[.B140])" office:value-type="date" office:date-value="2025-05-19" calcext:value-type="date">
            <text:p>2025-05-19</text:p>
          </table:table-cell>
          <table:table-cell table:style-name="ce33" table:formula="of:=IF(EXACT([.J140];&quot;&quot;);&quot;&quot;;(SUM([.L134:.L140])/5)-7)" office:value-type="float" office:value="0.206666666666666" calcext:value-type="float">
            <text:p>0.21</text:p>
          </table:table-cell>
          <table:table-cell table:style-name="ce33" table:formula="of:=IF(EXACT([.J140];&quot;&quot;);&quot;&quot;;[.Q139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41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140]+1" office:value-type="date" office:date-value="2025-05-20" calcext:value-type="date">
            <text:p>2025-05-20</text:p>
          </table:table-cell>
          <table:table-cell table:style-name="ce8" table:formula="of:=IF(OR(EXACT(WEEKDAY([.$B141]);1);EXACT(WEEKDAY([.$B141]);7));&quot;----&quot;;IF(EXACT([.D138];&quot;----&quot;);&quot;&quot;;TIME(RAND()*(8-5)+5;RAND()*(59-0)+0;0)))" office:value-type="time" office:time-value="PT07H59M23.096881185S" calcext:value-type="time">
            <text:p>7:59</text:p>
          </table:table-cell>
          <table:table-cell table:style-name="ce9" table:formula="of:=IF(OR(EXACT(WEEKDAY([.$B141]);1);EXACT(WEEKDAY([.$B141]);7));0;COM.MICROSOFT.CEILING.MATH(RAND() * 20)*(IF(RAND()&gt;0.5;1;-1)))" office:value-type="float" office:value="-7" calcext:value-type="float">
            <text:p>-7</text:p>
          </table:table-cell>
          <table:table-cell table:style-name="ce13" table:formula="of:=IF(OR(EXACT(WEEKDAY([.$B141]);1);EXACT(WEEKDAY([.$B14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41]);1);EXACT(WEEKDAY([.$B14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41]);1);EXACT(WEEKDAY([.$B141]);7));&quot;----&quot;;&quot;&quot;)">
            <text:p/>
          </table:table-cell>
          <table:table-cell table:style-name="ce8" table:formula="of:=IFERROR(TIME([.I141]/60;[.I141] - COM.MICROSOFT.FLOOR.MATH([.I141]/60) * 60;0);&quot;&quot;)" office:value-type="time" office:time-value="PT16H44M00S" calcext:value-type="time">
            <text:p>16:44</text:p>
          </table:table-cell>
          <table:table-cell table:style-name="ce16" table:formula="of:=IFERROR(IF(EXACT([.C141];&quot;&quot;);&quot;&quot;;HOUR([.C141])*60+MINUTE([.C141])+HOUR([.E141])*60+MINUTE([.E141])+HOUR([.F141])*60+MINUTE([.F141])+[.D141]);&quot;&quot;)" office:value-type="float" office:value="982" calcext:value-type="float">
            <text:p>982</text:p>
          </table:table-cell>
          <table:table-cell table:style-name="ce19" table:formula="of:=IFERROR(IF(EXACT([.D141];&quot;&quot;);&quot;&quot;;[.J140]+[.D141]);&quot;&quot;)" office:value-type="float" office:value="-114" calcext:value-type="float">
            <text:p>-114</text:p>
          </table:table-cell>
          <table:table-cell table:style-name="ce22" table:formula="of:=NOT(OR(EXACT([.C141];&quot;&quot;);EXACT([.C141];&quot;----&quot;)))" office:value-type="boolean" office:boolean-value="true" calcext:value-type="boolean">
            <text:p>TRUE</text:p>
          </table:table-cell>
          <table:table-cell table:formula="of:=IF([.K141];HOUR([.C141])+(MINUTE([.C141])/60);&quot;&quot;)" office:value-type="float" office:value="7.98333333333333" calcext:value-type="float">
            <text:p>7.98</text:p>
          </table:table-cell>
          <table:table-cell table:style-name="ce25" table:formula="of:=IF([.K141];TIME(ROUNDDOWN((SUM([.L135:.L141])/5); 0);((SUM([.L135:.L141])/5)-ROUNDDOWN((SUM([.L135:.L141])/5);0))*60;0);&quot;&quot;)" office:value-type="time" office:time-value="PT07H01M36S" calcext:value-type="time">
            <text:p>7:01</text:p>
          </table:table-cell>
          <table:table-cell table:style-name="ce27"/>
          <table:table-cell table:style-name="ce30" table:formula="of:=IF(EXACT([.J141];&quot;&quot;);&quot;&quot;;[.B141])" office:value-type="date" office:date-value="2025-05-20" calcext:value-type="date">
            <text:p>2025-05-20</text:p>
          </table:table-cell>
          <table:table-cell table:style-name="ce33" table:formula="of:=IF(EXACT([.J141];&quot;&quot;);&quot;&quot;;(SUM([.L135:.L141])/5)-7)" office:value-type="float" office:value="0.0266666666666664" calcext:value-type="float">
            <text:p>0.03</text:p>
          </table:table-cell>
          <table:table-cell table:style-name="ce33" table:formula="of:=IF(EXACT([.J141];&quot;&quot;);&quot;&quot;;[.Q140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42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141]+1" office:value-type="date" office:date-value="2025-05-21" calcext:value-type="date">
            <text:p>2025-05-21</text:p>
          </table:table-cell>
          <table:table-cell table:style-name="ce8" table:formula="of:=IF(OR(EXACT(WEEKDAY([.$B142]);1);EXACT(WEEKDAY([.$B142]);7));&quot;----&quot;;IF(EXACT([.D139];&quot;----&quot;);&quot;&quot;;TIME(RAND()*(8-5)+5;RAND()*(59-0)+0;0)))" office:value-type="time" office:time-value="PT06H40M59.959867231S" calcext:value-type="time">
            <text:p>6:40</text:p>
          </table:table-cell>
          <table:table-cell table:style-name="ce9" table:formula="of:=IF(OR(EXACT(WEEKDAY([.$B142]);1);EXACT(WEEKDAY([.$B142]);7));0;COM.MICROSOFT.CEILING.MATH(RAND() * 20)*(IF(RAND()&gt;0.5;1;-1)))" office:value-type="float" office:value="20" calcext:value-type="float">
            <text:p>20</text:p>
          </table:table-cell>
          <table:table-cell table:style-name="ce13" table:formula="of:=IF(OR(EXACT(WEEKDAY([.$B142]);1);EXACT(WEEKDAY([.$B14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42]);1);EXACT(WEEKDAY([.$B14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42]);1);EXACT(WEEKDAY([.$B142]);7));&quot;----&quot;;&quot;&quot;)">
            <text:p/>
          </table:table-cell>
          <table:table-cell table:style-name="ce8" table:formula="of:=IFERROR(TIME([.I142]/60;[.I142] - COM.MICROSOFT.FLOOR.MATH([.I142]/60) * 60;0);&quot;&quot;)" office:value-type="time" office:time-value="PT16H00M00S" calcext:value-type="time">
            <text:p>16:00</text:p>
          </table:table-cell>
          <table:table-cell table:style-name="ce16" table:formula="of:=IFERROR(IF(EXACT([.C142];&quot;&quot;);&quot;&quot;;HOUR([.C142])*60+MINUTE([.C142])+HOUR([.E142])*60+MINUTE([.E142])+HOUR([.F142])*60+MINUTE([.F142])+[.D142]);&quot;&quot;)" office:value-type="float" office:value="930" calcext:value-type="float">
            <text:p>930</text:p>
          </table:table-cell>
          <table:table-cell table:style-name="ce19" table:formula="of:=IFERROR(IF(EXACT([.D142];&quot;&quot;);&quot;&quot;;[.J141]+[.D142]);&quot;&quot;)" office:value-type="float" office:value="-94" calcext:value-type="float">
            <text:p>-94</text:p>
          </table:table-cell>
          <table:table-cell table:style-name="ce22" table:formula="of:=NOT(OR(EXACT([.C142];&quot;&quot;);EXACT([.C142];&quot;----&quot;)))" office:value-type="boolean" office:boolean-value="true" calcext:value-type="boolean">
            <text:p>TRUE</text:p>
          </table:table-cell>
          <table:table-cell table:formula="of:=IF([.K142];HOUR([.C142])+(MINUTE([.C142])/60);&quot;&quot;)" office:value-type="float" office:value="6.66666666666667" calcext:value-type="float">
            <text:p>6.67</text:p>
          </table:table-cell>
          <table:table-cell table:style-name="ce25" table:formula="of:=IF([.K142];TIME(ROUNDDOWN((SUM([.L136:.L142])/5); 0);((SUM([.L136:.L142])/5)-ROUNDDOWN((SUM([.L136:.L142])/5);0))*60;0);&quot;&quot;)" office:value-type="time" office:time-value="PT07H01M48S" calcext:value-type="time">
            <text:p>7:01</text:p>
          </table:table-cell>
          <table:table-cell table:style-name="ce27"/>
          <table:table-cell table:style-name="ce30" table:formula="of:=IF(EXACT([.J142];&quot;&quot;);&quot;&quot;;[.B142])" office:value-type="date" office:date-value="2025-05-21" calcext:value-type="date">
            <text:p>2025-05-21</text:p>
          </table:table-cell>
          <table:table-cell table:style-name="ce33" table:formula="of:=IF(EXACT([.J142];&quot;&quot;);&quot;&quot;;(SUM([.L136:.L142])/5)-7)" office:value-type="float" office:value="0.0299999999999994" calcext:value-type="float">
            <text:p>0.03</text:p>
          </table:table-cell>
          <table:table-cell table:style-name="ce33" table:formula="of:=IF(EXACT([.J142];&quot;&quot;);&quot;&quot;;[.Q141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43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142]+1" office:value-type="date" office:date-value="2025-05-22" calcext:value-type="date">
            <text:p>2025-05-22</text:p>
          </table:table-cell>
          <table:table-cell table:style-name="ce8" table:formula="of:=IF(OR(EXACT(WEEKDAY([.$B143]);1);EXACT(WEEKDAY([.$B143]);7));&quot;----&quot;;IF(EXACT([.D140];&quot;----&quot;);&quot;&quot;;TIME(RAND()*(8-5)+5;RAND()*(59-0)+0;0)))" office:value-type="time" office:time-value="PT07H22M11.871439515S" calcext:value-type="time">
            <text:p>7:22</text:p>
          </table:table-cell>
          <table:table-cell table:style-name="ce9" table:formula="of:=IF(OR(EXACT(WEEKDAY([.$B143]);1);EXACT(WEEKDAY([.$B143]);7));0;COM.MICROSOFT.CEILING.MATH(RAND() * 20)*(IF(RAND()&gt;0.5;1;-1)))" office:value-type="float" office:value="2" calcext:value-type="float">
            <text:p>2</text:p>
          </table:table-cell>
          <table:table-cell table:style-name="ce13" table:formula="of:=IF(OR(EXACT(WEEKDAY([.$B143]);1);EXACT(WEEKDAY([.$B14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43]);1);EXACT(WEEKDAY([.$B14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43]);1);EXACT(WEEKDAY([.$B143]);7));&quot;----&quot;;&quot;&quot;)">
            <text:p/>
          </table:table-cell>
          <table:table-cell table:style-name="ce8" table:formula="of:=IFERROR(TIME([.I143]/60;[.I143] - COM.MICROSOFT.FLOOR.MATH([.I143]/60) * 60;0);&quot;&quot;)" office:value-type="time" office:time-value="PT16H48M00S" calcext:value-type="time">
            <text:p>16:48</text:p>
          </table:table-cell>
          <table:table-cell table:style-name="ce16" table:formula="of:=IFERROR(IF(EXACT([.C143];&quot;&quot;);&quot;&quot;;HOUR([.C143])*60+MINUTE([.C143])+HOUR([.E143])*60+MINUTE([.E143])+HOUR([.F143])*60+MINUTE([.F143])+[.D143]);&quot;&quot;)" office:value-type="float" office:value="954" calcext:value-type="float">
            <text:p>954</text:p>
          </table:table-cell>
          <table:table-cell table:style-name="ce19" table:formula="of:=IFERROR(IF(EXACT([.D143];&quot;&quot;);&quot;&quot;;[.J142]+[.D143]);&quot;&quot;)" office:value-type="float" office:value="-92" calcext:value-type="float">
            <text:p>-92</text:p>
          </table:table-cell>
          <table:table-cell table:style-name="ce22" table:formula="of:=NOT(OR(EXACT([.C143];&quot;&quot;);EXACT([.C143];&quot;----&quot;)))" office:value-type="boolean" office:boolean-value="true" calcext:value-type="boolean">
            <text:p>TRUE</text:p>
          </table:table-cell>
          <table:table-cell table:formula="of:=IF([.K143];HOUR([.C143])+(MINUTE([.C143])/60);&quot;&quot;)" office:value-type="float" office:value="7.36666666666667" calcext:value-type="float">
            <text:p>7.37</text:p>
          </table:table-cell>
          <table:table-cell table:style-name="ce25" table:formula="of:=IF([.K143];TIME(ROUNDDOWN((SUM([.L137:.L143])/5); 0);((SUM([.L137:.L143])/5)-ROUNDDOWN((SUM([.L137:.L143])/5);0))*60;0);&quot;&quot;)" office:value-type="time" office:time-value="PT07H01M12S" calcext:value-type="time">
            <text:p>7:01</text:p>
          </table:table-cell>
          <table:table-cell table:style-name="ce27"/>
          <table:table-cell table:style-name="ce30" table:formula="of:=IF(EXACT([.J143];&quot;&quot;);&quot;&quot;;[.B143])" office:value-type="date" office:date-value="2025-05-22" calcext:value-type="date">
            <text:p>2025-05-22</text:p>
          </table:table-cell>
          <table:table-cell table:style-name="ce33" table:formula="of:=IF(EXACT([.J143];&quot;&quot;);&quot;&quot;;(SUM([.L137:.L143])/5)-7)" office:value-type="float" office:value="0.0200000000000005" calcext:value-type="float">
            <text:p>0.02</text:p>
          </table:table-cell>
          <table:table-cell table:style-name="ce33" table:formula="of:=IF(EXACT([.J143];&quot;&quot;);&quot;&quot;;[.Q142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44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143]+1" office:value-type="date" office:date-value="2025-05-23" calcext:value-type="date">
            <text:p>2025-05-23</text:p>
          </table:table-cell>
          <table:table-cell table:style-name="ce8" table:formula="of:=IF(OR(EXACT(WEEKDAY([.$B144]);1);EXACT(WEEKDAY([.$B144]);7));&quot;----&quot;;IF(EXACT([.D141];&quot;----&quot;);&quot;&quot;;TIME(RAND()*(8-5)+5;RAND()*(59-0)+0;0)))" office:value-type="time" office:time-value="PT07H52M41.218751584S" calcext:value-type="time">
            <text:p>7:52</text:p>
          </table:table-cell>
          <table:table-cell table:style-name="ce9" table:formula="of:=IF(OR(EXACT(WEEKDAY([.$B144]);1);EXACT(WEEKDAY([.$B144]);7));0;COM.MICROSOFT.CEILING.MATH(RAND() * 20)*(IF(RAND()&gt;0.5;1;-1)))" office:value-type="float" office:value="-16" calcext:value-type="float">
            <text:p>-16</text:p>
          </table:table-cell>
          <table:table-cell table:style-name="ce13" table:formula="of:=IF(OR(EXACT(WEEKDAY([.$B144]);1);EXACT(WEEKDAY([.$B14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44]);1);EXACT(WEEKDAY([.$B14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44]);1);EXACT(WEEKDAY([.$B144]);7));&quot;----&quot;;&quot;&quot;)">
            <text:p/>
          </table:table-cell>
          <table:table-cell table:style-name="ce8" table:formula="of:=IFERROR(TIME([.I144]/60;[.I144] - COM.MICROSOFT.FLOOR.MATH([.I144]/60) * 60;0);&quot;&quot;)" office:value-type="time" office:time-value="PT16H12M00S" calcext:value-type="time">
            <text:p>16:12</text:p>
          </table:table-cell>
          <table:table-cell table:style-name="ce16" table:formula="of:=IFERROR(IF(EXACT([.C144];&quot;&quot;);&quot;&quot;;HOUR([.C144])*60+MINUTE([.C144])+HOUR([.E144])*60+MINUTE([.E144])+HOUR([.F144])*60+MINUTE([.F144])+[.D144]);&quot;&quot;)" office:value-type="float" office:value="966" calcext:value-type="float">
            <text:p>966</text:p>
          </table:table-cell>
          <table:table-cell table:style-name="ce19" table:formula="of:=IFERROR(IF(EXACT([.D144];&quot;&quot;);&quot;&quot;;[.J143]+[.D144]);&quot;&quot;)" office:value-type="float" office:value="-108" calcext:value-type="float">
            <text:p>-108</text:p>
          </table:table-cell>
          <table:table-cell table:style-name="ce22" table:formula="of:=NOT(OR(EXACT([.C144];&quot;&quot;);EXACT([.C144];&quot;----&quot;)))" office:value-type="boolean" office:boolean-value="true" calcext:value-type="boolean">
            <text:p>TRUE</text:p>
          </table:table-cell>
          <table:table-cell table:formula="of:=IF([.K144];HOUR([.C144])+(MINUTE([.C144])/60);&quot;&quot;)" office:value-type="float" office:value="7.86666666666667" calcext:value-type="float">
            <text:p>7.87</text:p>
          </table:table-cell>
          <table:table-cell table:style-name="ce25" table:formula="of:=IF([.K144];TIME(ROUNDDOWN((SUM([.L138:.L144])/5); 0);((SUM([.L138:.L144])/5)-ROUNDDOWN((SUM([.L138:.L144])/5);0))*60;0);&quot;&quot;)" office:value-type="time" office:time-value="PT07H09M24S" calcext:value-type="time">
            <text:p>7:09</text:p>
          </table:table-cell>
          <table:table-cell table:style-name="ce27"/>
          <table:table-cell table:style-name="ce30" table:formula="of:=IF(EXACT([.J144];&quot;&quot;);&quot;&quot;;[.B144])" office:value-type="date" office:date-value="2025-05-23" calcext:value-type="date">
            <text:p>2025-05-23</text:p>
          </table:table-cell>
          <table:table-cell table:style-name="ce33" table:formula="of:=IF(EXACT([.J144];&quot;&quot;);&quot;&quot;;(SUM([.L138:.L144])/5)-7)" office:value-type="float" office:value="0.156666666666666" calcext:value-type="float">
            <text:p>0.16</text:p>
          </table:table-cell>
          <table:table-cell table:style-name="ce33" table:formula="of:=IF(EXACT([.J144];&quot;&quot;);&quot;&quot;;[.Q143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45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144]+1" office:value-type="date" office:date-value="2025-05-24" calcext:value-type="date">
            <text:p>2025-05-24</text:p>
          </table:table-cell>
          <table:table-cell table:style-name="ce8" table:formula="of:=IF(OR(EXACT(WEEKDAY([.$B145]);1);EXACT(WEEKDAY([.$B145]);7));&quot;----&quot;;IF(EXACT([.D142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45]);1);EXACT(WEEKDAY([.$B145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45]);1);EXACT(WEEKDAY([.$B145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45]);1);EXACT(WEEKDAY([.$B145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45]);1);EXACT(WEEKDAY([.$B145]);7));&quot;----&quot;;&quot;&quot;)" office:value-type="string" office:string-value="----" calcext:value-type="string">
            <text:p>----</text:p>
          </table:table-cell>
          <table:table-cell table:style-name="ce8" table:formula="of:=IFERROR(TIME([.I145]/60;[.I145] - COM.MICROSOFT.FLOOR.MATH([.I145]/60) * 60;0);&quot;&quot;)">
            <text:p/>
          </table:table-cell>
          <table:table-cell table:style-name="ce16" table:formula="of:=IFERROR(IF(EXACT([.C145];&quot;&quot;);&quot;&quot;;HOUR([.C145])*60+MINUTE([.C145])+HOUR([.E145])*60+MINUTE([.E145])+HOUR([.F145])*60+MINUTE([.F145])+[.D145]);&quot;&quot;)">
            <text:p/>
          </table:table-cell>
          <table:table-cell table:style-name="ce19" table:formula="of:=IFERROR(IF(EXACT([.D145];&quot;&quot;);&quot;&quot;;[.J144]+[.D145]);&quot;&quot;)" office:value-type="float" office:value="-108" calcext:value-type="float">
            <text:p>-108</text:p>
          </table:table-cell>
          <table:table-cell table:style-name="ce22" table:formula="of:=NOT(OR(EXACT([.C145];&quot;&quot;);EXACT([.C145];&quot;----&quot;)))" office:value-type="boolean" office:boolean-value="false" calcext:value-type="boolean">
            <text:p>FALSE</text:p>
          </table:table-cell>
          <table:table-cell table:formula="of:=IF([.K145];HOUR([.C145])+(MINUTE([.C145])/60);&quot;&quot;)">
            <text:p/>
          </table:table-cell>
          <table:table-cell table:style-name="ce25" table:formula="of:=IF([.K145];TIME(ROUNDDOWN((SUM([.L139:.L145])/5); 0);((SUM([.L139:.L145])/5)-ROUNDDOWN((SUM([.L139:.L145])/5);0))*60;0);&quot;&quot;)">
            <text:p/>
          </table:table-cell>
          <table:table-cell table:style-name="ce27"/>
          <table:table-cell table:style-name="ce30" table:formula="of:=IF(EXACT([.J145];&quot;&quot;);&quot;&quot;;[.B145])" office:value-type="date" office:date-value="2025-05-24" calcext:value-type="date">
            <text:p>2025-05-24</text:p>
          </table:table-cell>
          <table:table-cell table:style-name="ce33" table:formula="of:=IF(EXACT([.J145];&quot;&quot;);&quot;&quot;;(SUM([.L139:.L145])/5)-7)" office:value-type="float" office:value="0.156666666666666" calcext:value-type="float">
            <text:p>0.16</text:p>
          </table:table-cell>
          <table:table-cell table:style-name="ce33" table:formula="of:=IF(EXACT([.J145];&quot;&quot;);&quot;&quot;;[.Q144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46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145]+1" office:value-type="date" office:date-value="2025-05-25" calcext:value-type="date">
            <text:p>2025-05-25</text:p>
          </table:table-cell>
          <table:table-cell table:style-name="ce8" table:formula="of:=IF(OR(EXACT(WEEKDAY([.$B146]);1);EXACT(WEEKDAY([.$B146]);7));&quot;----&quot;;IF(EXACT([.D143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46]);1);EXACT(WEEKDAY([.$B146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46]);1);EXACT(WEEKDAY([.$B146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46]);1);EXACT(WEEKDAY([.$B146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46]);1);EXACT(WEEKDAY([.$B146]);7));&quot;----&quot;;&quot;&quot;)" office:value-type="string" office:string-value="----" calcext:value-type="string">
            <text:p>----</text:p>
          </table:table-cell>
          <table:table-cell table:style-name="ce8" table:formula="of:=IFERROR(TIME([.I146]/60;[.I146] - COM.MICROSOFT.FLOOR.MATH([.I146]/60) * 60;0);&quot;&quot;)">
            <text:p/>
          </table:table-cell>
          <table:table-cell table:style-name="ce16" table:formula="of:=IFERROR(IF(EXACT([.C146];&quot;&quot;);&quot;&quot;;HOUR([.C146])*60+MINUTE([.C146])+HOUR([.E146])*60+MINUTE([.E146])+HOUR([.F146])*60+MINUTE([.F146])+[.D146]);&quot;&quot;)">
            <text:p/>
          </table:table-cell>
          <table:table-cell table:style-name="ce19" table:formula="of:=IFERROR(IF(EXACT([.D146];&quot;&quot;);&quot;&quot;;[.J145]+[.D146]);&quot;&quot;)" office:value-type="float" office:value="-108" calcext:value-type="float">
            <text:p>-108</text:p>
          </table:table-cell>
          <table:table-cell table:style-name="ce22" table:formula="of:=NOT(OR(EXACT([.C146];&quot;&quot;);EXACT([.C146];&quot;----&quot;)))" office:value-type="boolean" office:boolean-value="false" calcext:value-type="boolean">
            <text:p>FALSE</text:p>
          </table:table-cell>
          <table:table-cell table:formula="of:=IF([.K146];HOUR([.C146])+(MINUTE([.C146])/60);&quot;&quot;)">
            <text:p/>
          </table:table-cell>
          <table:table-cell table:style-name="ce25" table:formula="of:=IF([.K146];TIME(ROUNDDOWN((SUM([.L140:.L146])/5); 0);((SUM([.L140:.L146])/5)-ROUNDDOWN((SUM([.L140:.L146])/5);0))*60;0);&quot;&quot;)">
            <text:p/>
          </table:table-cell>
          <table:table-cell table:style-name="ce27"/>
          <table:table-cell table:style-name="ce30" table:formula="of:=IF(EXACT([.J146];&quot;&quot;);&quot;&quot;;[.B146])" office:value-type="date" office:date-value="2025-05-25" calcext:value-type="date">
            <text:p>2025-05-25</text:p>
          </table:table-cell>
          <table:table-cell table:style-name="ce33" table:formula="of:=IF(EXACT([.J146];&quot;&quot;);&quot;&quot;;(SUM([.L140:.L146])/5)-7)" office:value-type="float" office:value="0.156666666666666" calcext:value-type="float">
            <text:p>0.16</text:p>
          </table:table-cell>
          <table:table-cell table:style-name="ce33" table:formula="of:=IF(EXACT([.J146];&quot;&quot;);&quot;&quot;;[.Q145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47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146]+1" office:value-type="date" office:date-value="2025-05-26" calcext:value-type="date">
            <text:p>2025-05-26</text:p>
          </table:table-cell>
          <table:table-cell table:style-name="ce8" table:formula="of:=IF(OR(EXACT(WEEKDAY([.$B147]);1);EXACT(WEEKDAY([.$B147]);7));&quot;----&quot;;IF(EXACT([.D144];&quot;----&quot;);&quot;&quot;;TIME(RAND()*(8-5)+5;RAND()*(59-0)+0;0)))" office:value-type="time" office:time-value="PT08H11M20.409889028S" calcext:value-type="time">
            <text:p>8:11</text:p>
          </table:table-cell>
          <table:table-cell table:style-name="ce9" table:formula="of:=IF(OR(EXACT(WEEKDAY([.$B147]);1);EXACT(WEEKDAY([.$B147]);7));0;COM.MICROSOFT.CEILING.MATH(RAND() * 20)*(IF(RAND()&gt;0.5;1;-1)))" office:value-type="float" office:value="-17" calcext:value-type="float">
            <text:p>-17</text:p>
          </table:table-cell>
          <table:table-cell table:style-name="ce13" table:formula="of:=IF(OR(EXACT(WEEKDAY([.$B147]);1);EXACT(WEEKDAY([.$B14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47]);1);EXACT(WEEKDAY([.$B14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47]);1);EXACT(WEEKDAY([.$B147]);7));&quot;----&quot;;&quot;&quot;)">
            <text:p/>
          </table:table-cell>
          <table:table-cell table:style-name="ce8" table:formula="of:=IFERROR(TIME([.I147]/60;[.I147] - COM.MICROSOFT.FLOOR.MATH([.I147]/60) * 60;0);&quot;&quot;)" office:value-type="time" office:time-value="PT16H48M00S" calcext:value-type="time">
            <text:p>16:48</text:p>
          </table:table-cell>
          <table:table-cell table:style-name="ce16" table:formula="of:=IFERROR(IF(EXACT([.C147];&quot;&quot;);&quot;&quot;;HOUR([.C147])*60+MINUTE([.C147])+HOUR([.E147])*60+MINUTE([.E147])+HOUR([.F147])*60+MINUTE([.F147])+[.D147]);&quot;&quot;)" office:value-type="float" office:value="984" calcext:value-type="float">
            <text:p>984</text:p>
          </table:table-cell>
          <table:table-cell table:style-name="ce19" table:formula="of:=IFERROR(IF(EXACT([.D147];&quot;&quot;);&quot;&quot;;[.J146]+[.D147]);&quot;&quot;)" office:value-type="float" office:value="-125" calcext:value-type="float">
            <text:p>-125</text:p>
          </table:table-cell>
          <table:table-cell table:style-name="ce22" table:formula="of:=NOT(OR(EXACT([.C147];&quot;&quot;);EXACT([.C147];&quot;----&quot;)))" office:value-type="boolean" office:boolean-value="true" calcext:value-type="boolean">
            <text:p>TRUE</text:p>
          </table:table-cell>
          <table:table-cell table:formula="of:=IF([.K147];HOUR([.C147])+(MINUTE([.C147])/60);&quot;&quot;)" office:value-type="float" office:value="8.18333333333333" calcext:value-type="float">
            <text:p>8.18</text:p>
          </table:table-cell>
          <table:table-cell table:style-name="ce25" table:formula="of:=IF([.K147];TIME(ROUNDDOWN((SUM([.L141:.L147])/5); 0);((SUM([.L141:.L147])/5)-ROUNDDOWN((SUM([.L141:.L147])/5);0))*60;0);&quot;&quot;)" office:value-type="time" office:time-value="PT07H36M48S" calcext:value-type="time">
            <text:p>7:36</text:p>
          </table:table-cell>
          <table:table-cell table:style-name="ce27"/>
          <table:table-cell table:style-name="ce30" table:formula="of:=IF(EXACT([.J147];&quot;&quot;);&quot;&quot;;[.B147])" office:value-type="date" office:date-value="2025-05-26" calcext:value-type="date">
            <text:p>2025-05-26</text:p>
          </table:table-cell>
          <table:table-cell table:style-name="ce33" table:formula="of:=IF(EXACT([.J147];&quot;&quot;);&quot;&quot;;(SUM([.L141:.L147])/5)-7)" office:value-type="float" office:value="0.613333333333334" calcext:value-type="float">
            <text:p>0.61</text:p>
          </table:table-cell>
          <table:table-cell table:style-name="ce33" table:formula="of:=IF(EXACT([.J147];&quot;&quot;);&quot;&quot;;[.Q146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48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147]+1" office:value-type="date" office:date-value="2025-05-27" calcext:value-type="date">
            <text:p>2025-05-27</text:p>
          </table:table-cell>
          <table:table-cell table:style-name="ce8" table:formula="of:=IF(OR(EXACT(WEEKDAY([.$B148]);1);EXACT(WEEKDAY([.$B148]);7));&quot;----&quot;;IF(EXACT([.D145];&quot;----&quot;);&quot;&quot;;TIME(RAND()*(8-5)+5;RAND()*(59-0)+0;0)))" office:value-type="time" office:time-value="PT06H18M30.8483553S" calcext:value-type="time">
            <text:p>6:18</text:p>
          </table:table-cell>
          <table:table-cell table:style-name="ce9" table:formula="of:=IF(OR(EXACT(WEEKDAY([.$B148]);1);EXACT(WEEKDAY([.$B148]);7));0;COM.MICROSOFT.CEILING.MATH(RAND() * 20)*(IF(RAND()&gt;0.5;1;-1)))" office:value-type="float" office:value="-5" calcext:value-type="float">
            <text:p>-5</text:p>
          </table:table-cell>
          <table:table-cell table:style-name="ce13" table:formula="of:=IF(OR(EXACT(WEEKDAY([.$B148]);1);EXACT(WEEKDAY([.$B14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48]);1);EXACT(WEEKDAY([.$B14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48]);1);EXACT(WEEKDAY([.$B148]);7));&quot;----&quot;;&quot;&quot;)">
            <text:p/>
          </table:table-cell>
          <table:table-cell table:style-name="ce8" table:formula="of:=IFERROR(TIME([.I148]/60;[.I148] - COM.MICROSOFT.FLOOR.MATH([.I148]/60) * 60;0);&quot;&quot;)" office:value-type="time" office:time-value="PT15H26M00S" calcext:value-type="time">
            <text:p>15:26</text:p>
          </table:table-cell>
          <table:table-cell table:style-name="ce16" table:formula="of:=IFERROR(IF(EXACT([.C148];&quot;&quot;);&quot;&quot;;HOUR([.C148])*60+MINUTE([.C148])+HOUR([.E148])*60+MINUTE([.E148])+HOUR([.F148])*60+MINUTE([.F148])+[.D148]);&quot;&quot;)" office:value-type="float" office:value="883" calcext:value-type="float">
            <text:p>883</text:p>
          </table:table-cell>
          <table:table-cell table:style-name="ce19" table:formula="of:=IFERROR(IF(EXACT([.D148];&quot;&quot;);&quot;&quot;;[.J147]+[.D148]);&quot;&quot;)" office:value-type="float" office:value="-130" calcext:value-type="float">
            <text:p>-130</text:p>
          </table:table-cell>
          <table:table-cell table:style-name="ce22" table:formula="of:=NOT(OR(EXACT([.C148];&quot;&quot;);EXACT([.C148];&quot;----&quot;)))" office:value-type="boolean" office:boolean-value="true" calcext:value-type="boolean">
            <text:p>TRUE</text:p>
          </table:table-cell>
          <table:table-cell table:formula="of:=IF([.K148];HOUR([.C148])+(MINUTE([.C148])/60);&quot;&quot;)" office:value-type="float" office:value="6.3" calcext:value-type="float">
            <text:p>6.30</text:p>
          </table:table-cell>
          <table:table-cell table:style-name="ce25" table:formula="of:=IF([.K148];TIME(ROUNDDOWN((SUM([.L142:.L148])/5); 0);((SUM([.L142:.L148])/5)-ROUNDDOWN((SUM([.L142:.L148])/5);0))*60;0);&quot;&quot;)" office:value-type="time" office:time-value="PT07H16M36S" calcext:value-type="time">
            <text:p>7:16</text:p>
          </table:table-cell>
          <table:table-cell table:style-name="ce27"/>
          <table:table-cell table:style-name="ce30" table:formula="of:=IF(EXACT([.J148];&quot;&quot;);&quot;&quot;;[.B148])" office:value-type="date" office:date-value="2025-05-27" calcext:value-type="date">
            <text:p>2025-05-27</text:p>
          </table:table-cell>
          <table:table-cell table:style-name="ce33" table:formula="of:=IF(EXACT([.J148];&quot;&quot;);&quot;&quot;;(SUM([.L142:.L148])/5)-7)" office:value-type="float" office:value="0.276666666666666" calcext:value-type="float">
            <text:p>0.28</text:p>
          </table:table-cell>
          <table:table-cell table:style-name="ce33" table:formula="of:=IF(EXACT([.J148];&quot;&quot;);&quot;&quot;;[.Q147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49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148]+1" office:value-type="date" office:date-value="2025-05-28" calcext:value-type="date">
            <text:p>2025-05-28</text:p>
          </table:table-cell>
          <table:table-cell table:style-name="ce8" table:formula="of:=IF(OR(EXACT(WEEKDAY([.$B149]);1);EXACT(WEEKDAY([.$B149]);7));&quot;----&quot;;IF(EXACT([.D146];&quot;----&quot;);&quot;&quot;;TIME(RAND()*(8-5)+5;RAND()*(59-0)+0;0)))" office:value-type="time" office:time-value="PT07H01M24.461973074S" calcext:value-type="time">
            <text:p>7:01</text:p>
          </table:table-cell>
          <table:table-cell table:style-name="ce9" table:formula="of:=IF(OR(EXACT(WEEKDAY([.$B149]);1);EXACT(WEEKDAY([.$B149]);7));0;COM.MICROSOFT.CEILING.MATH(RAND() * 20)*(IF(RAND()&gt;0.5;1;-1)))" office:value-type="float" office:value="20" calcext:value-type="float">
            <text:p>20</text:p>
          </table:table-cell>
          <table:table-cell table:style-name="ce13" table:formula="of:=IF(OR(EXACT(WEEKDAY([.$B149]);1);EXACT(WEEKDAY([.$B14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49]);1);EXACT(WEEKDAY([.$B14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49]);1);EXACT(WEEKDAY([.$B149]);7));&quot;----&quot;;&quot;&quot;)">
            <text:p/>
          </table:table-cell>
          <table:table-cell table:style-name="ce8" table:formula="of:=IFERROR(TIME([.I149]/60;[.I149] - COM.MICROSOFT.FLOOR.MATH([.I149]/60) * 60;0);&quot;&quot;)" office:value-type="time" office:time-value="PT16H42M00S" calcext:value-type="time">
            <text:p>16:42</text:p>
          </table:table-cell>
          <table:table-cell table:style-name="ce16" table:formula="of:=IFERROR(IF(EXACT([.C149];&quot;&quot;);&quot;&quot;;HOUR([.C149])*60+MINUTE([.C149])+HOUR([.E149])*60+MINUTE([.E149])+HOUR([.F149])*60+MINUTE([.F149])+[.D149]);&quot;&quot;)" office:value-type="float" office:value="951" calcext:value-type="float">
            <text:p>951</text:p>
          </table:table-cell>
          <table:table-cell table:style-name="ce19" table:formula="of:=IFERROR(IF(EXACT([.D149];&quot;&quot;);&quot;&quot;;[.J148]+[.D149]);&quot;&quot;)" office:value-type="float" office:value="-110" calcext:value-type="float">
            <text:p>-110</text:p>
          </table:table-cell>
          <table:table-cell table:style-name="ce22" table:formula="of:=NOT(OR(EXACT([.C149];&quot;&quot;);EXACT([.C149];&quot;----&quot;)))" office:value-type="boolean" office:boolean-value="true" calcext:value-type="boolean">
            <text:p>TRUE</text:p>
          </table:table-cell>
          <table:table-cell table:formula="of:=IF([.K149];HOUR([.C149])+(MINUTE([.C149])/60);&quot;&quot;)" office:value-type="float" office:value="7.01666666666667" calcext:value-type="float">
            <text:p>7.02</text:p>
          </table:table-cell>
          <table:table-cell table:style-name="ce25" table:formula="of:=IF([.K149];TIME(ROUNDDOWN((SUM([.L143:.L149])/5); 0);((SUM([.L143:.L149])/5)-ROUNDDOWN((SUM([.L143:.L149])/5);0))*60;0);&quot;&quot;)" office:value-type="time" office:time-value="PT07H20M48S" calcext:value-type="time">
            <text:p>7:20</text:p>
          </table:table-cell>
          <table:table-cell table:style-name="ce27"/>
          <table:table-cell table:style-name="ce30" table:formula="of:=IF(EXACT([.J149];&quot;&quot;);&quot;&quot;;[.B149])" office:value-type="date" office:date-value="2025-05-28" calcext:value-type="date">
            <text:p>2025-05-28</text:p>
          </table:table-cell>
          <table:table-cell table:style-name="ce33" table:formula="of:=IF(EXACT([.J149];&quot;&quot;);&quot;&quot;;(SUM([.L143:.L149])/5)-7)" office:value-type="float" office:value="0.346666666666667" calcext:value-type="float">
            <text:p>0.35</text:p>
          </table:table-cell>
          <table:table-cell table:style-name="ce33" table:formula="of:=IF(EXACT([.J149];&quot;&quot;);&quot;&quot;;[.Q148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50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149]+1" office:value-type="date" office:date-value="2025-05-29" calcext:value-type="date">
            <text:p>2025-05-29</text:p>
          </table:table-cell>
          <table:table-cell table:style-name="ce8" table:formula="of:=IF(OR(EXACT(WEEKDAY([.$B150]);1);EXACT(WEEKDAY([.$B150]);7));&quot;----&quot;;IF(EXACT([.D147];&quot;----&quot;);&quot;&quot;;TIME(RAND()*(8-5)+5;RAND()*(59-0)+0;0)))" office:value-type="time" office:time-value="PT06H42M00.597904897S" calcext:value-type="time">
            <text:p>6:42</text:p>
          </table:table-cell>
          <table:table-cell table:style-name="ce9" table:formula="of:=IF(OR(EXACT(WEEKDAY([.$B150]);1);EXACT(WEEKDAY([.$B150]);7));0;COM.MICROSOFT.CEILING.MATH(RAND() * 20)*(IF(RAND()&gt;0.5;1;-1)))" office:value-type="float" office:value="1" calcext:value-type="float">
            <text:p>1</text:p>
          </table:table-cell>
          <table:table-cell table:style-name="ce13" table:formula="of:=IF(OR(EXACT(WEEKDAY([.$B150]);1);EXACT(WEEKDAY([.$B15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50]);1);EXACT(WEEKDAY([.$B15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50]);1);EXACT(WEEKDAY([.$B150]);7));&quot;----&quot;;&quot;&quot;)">
            <text:p/>
          </table:table-cell>
          <table:table-cell table:style-name="ce8" table:formula="of:=IFERROR(TIME([.I150]/60;[.I150] - COM.MICROSOFT.FLOOR.MATH([.I150]/60) * 60;0);&quot;&quot;)" office:value-type="time" office:time-value="PT15H26M00S" calcext:value-type="time">
            <text:p>15:26</text:p>
          </table:table-cell>
          <table:table-cell table:style-name="ce16" table:formula="of:=IFERROR(IF(EXACT([.C150];&quot;&quot;);&quot;&quot;;HOUR([.C150])*60+MINUTE([.C150])+HOUR([.E150])*60+MINUTE([.E150])+HOUR([.F150])*60+MINUTE([.F150])+[.D150]);&quot;&quot;)" office:value-type="float" office:value="913" calcext:value-type="float">
            <text:p>913</text:p>
          </table:table-cell>
          <table:table-cell table:style-name="ce19" table:formula="of:=IFERROR(IF(EXACT([.D150];&quot;&quot;);&quot;&quot;;[.J149]+[.D150]);&quot;&quot;)" office:value-type="float" office:value="-109" calcext:value-type="float">
            <text:p>-109</text:p>
          </table:table-cell>
          <table:table-cell table:style-name="ce22" table:formula="of:=NOT(OR(EXACT([.C150];&quot;&quot;);EXACT([.C150];&quot;----&quot;)))" office:value-type="boolean" office:boolean-value="true" calcext:value-type="boolean">
            <text:p>TRUE</text:p>
          </table:table-cell>
          <table:table-cell table:formula="of:=IF([.K150];HOUR([.C150])+(MINUTE([.C150])/60);&quot;&quot;)" office:value-type="float" office:value="6.7" calcext:value-type="float">
            <text:p>6.70</text:p>
          </table:table-cell>
          <table:table-cell table:style-name="ce25" table:formula="of:=IF([.K150];TIME(ROUNDDOWN((SUM([.L144:.L150])/5); 0);((SUM([.L144:.L150])/5)-ROUNDDOWN((SUM([.L144:.L150])/5);0))*60;0);&quot;&quot;)" office:value-type="time" office:time-value="PT07H12M48S" calcext:value-type="time">
            <text:p>7:12</text:p>
          </table:table-cell>
          <table:table-cell table:style-name="ce27"/>
          <table:table-cell table:style-name="ce30" table:formula="of:=IF(EXACT([.J150];&quot;&quot;);&quot;&quot;;[.B150])" office:value-type="date" office:date-value="2025-05-29" calcext:value-type="date">
            <text:p>2025-05-29</text:p>
          </table:table-cell>
          <table:table-cell table:style-name="ce33" table:formula="of:=IF(EXACT([.J150];&quot;&quot;);&quot;&quot;;(SUM([.L144:.L150])/5)-7)" office:value-type="float" office:value="0.213333333333334" calcext:value-type="float">
            <text:p>0.21</text:p>
          </table:table-cell>
          <table:table-cell table:style-name="ce33" table:formula="of:=IF(EXACT([.J150];&quot;&quot;);&quot;&quot;;[.Q149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51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150]+1" office:value-type="date" office:date-value="2025-05-30" calcext:value-type="date">
            <text:p>2025-05-30</text:p>
          </table:table-cell>
          <table:table-cell table:style-name="ce8" table:formula="of:=IF(OR(EXACT(WEEKDAY([.$B151]);1);EXACT(WEEKDAY([.$B151]);7));&quot;----&quot;;IF(EXACT([.D148];&quot;----&quot;);&quot;&quot;;TIME(RAND()*(8-5)+5;RAND()*(59-0)+0;0)))" office:value-type="time" office:time-value="PT07H38M19.658298491S" calcext:value-type="time">
            <text:p>7:38</text:p>
          </table:table-cell>
          <table:table-cell table:style-name="ce9" table:formula="of:=IF(OR(EXACT(WEEKDAY([.$B151]);1);EXACT(WEEKDAY([.$B151]);7));0;COM.MICROSOFT.CEILING.MATH(RAND() * 20)*(IF(RAND()&gt;0.5;1;-1)))" office:value-type="float" office:value="-7" calcext:value-type="float">
            <text:p>-7</text:p>
          </table:table-cell>
          <table:table-cell table:style-name="ce13" table:formula="of:=IF(OR(EXACT(WEEKDAY([.$B151]);1);EXACT(WEEKDAY([.$B15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51]);1);EXACT(WEEKDAY([.$B15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51]);1);EXACT(WEEKDAY([.$B151]);7));&quot;----&quot;;&quot;&quot;)">
            <text:p/>
          </table:table-cell>
          <table:table-cell table:style-name="ce8" table:formula="of:=IFERROR(TIME([.I151]/60;[.I151] - COM.MICROSOFT.FLOOR.MATH([.I151]/60) * 60;0);&quot;&quot;)" office:value-type="time" office:time-value="PT16H02M00S" calcext:value-type="time">
            <text:p>16:02</text:p>
          </table:table-cell>
          <table:table-cell table:style-name="ce16" table:formula="of:=IFERROR(IF(EXACT([.C151];&quot;&quot;);&quot;&quot;;HOUR([.C151])*60+MINUTE([.C151])+HOUR([.E151])*60+MINUTE([.E151])+HOUR([.F151])*60+MINUTE([.F151])+[.D151]);&quot;&quot;)" office:value-type="float" office:value="961" calcext:value-type="float">
            <text:p>961</text:p>
          </table:table-cell>
          <table:table-cell table:style-name="ce19" table:formula="of:=IFERROR(IF(EXACT([.D151];&quot;&quot;);&quot;&quot;;[.J150]+[.D151]);&quot;&quot;)" office:value-type="float" office:value="-116" calcext:value-type="float">
            <text:p>-116</text:p>
          </table:table-cell>
          <table:table-cell table:style-name="ce22" table:formula="of:=NOT(OR(EXACT([.C151];&quot;&quot;);EXACT([.C151];&quot;----&quot;)))" office:value-type="boolean" office:boolean-value="true" calcext:value-type="boolean">
            <text:p>TRUE</text:p>
          </table:table-cell>
          <table:table-cell table:formula="of:=IF([.K151];HOUR([.C151])+(MINUTE([.C151])/60);&quot;&quot;)" office:value-type="float" office:value="7.63333333333333" calcext:value-type="float">
            <text:p>7.63</text:p>
          </table:table-cell>
          <table:table-cell table:style-name="ce25" table:formula="of:=IF([.K151];TIME(ROUNDDOWN((SUM([.L145:.L151])/5); 0);((SUM([.L145:.L151])/5)-ROUNDDOWN((SUM([.L145:.L151])/5);0))*60;0);&quot;&quot;)" office:value-type="time" office:time-value="PT07H10M00S" calcext:value-type="time">
            <text:p>7:10</text:p>
          </table:table-cell>
          <table:table-cell table:style-name="ce27"/>
          <table:table-cell table:style-name="ce30" table:formula="of:=IF(EXACT([.J151];&quot;&quot;);&quot;&quot;;[.B151])" office:value-type="date" office:date-value="2025-05-30" calcext:value-type="date">
            <text:p>2025-05-30</text:p>
          </table:table-cell>
          <table:table-cell table:style-name="ce33" table:formula="of:=IF(EXACT([.J151];&quot;&quot;);&quot;&quot;;(SUM([.L145:.L151])/5)-7)" office:value-type="float" office:value="0.166666666666667" calcext:value-type="float">
            <text:p>0.17</text:p>
          </table:table-cell>
          <table:table-cell table:style-name="ce33" table:formula="of:=IF(EXACT([.J151];&quot;&quot;);&quot;&quot;;[.Q150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52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151]+1" office:value-type="date" office:date-value="2025-05-31" calcext:value-type="date">
            <text:p>2025-05-31</text:p>
          </table:table-cell>
          <table:table-cell table:style-name="ce8" table:formula="of:=IF(OR(EXACT(WEEKDAY([.$B152]);1);EXACT(WEEKDAY([.$B152]);7));&quot;----&quot;;IF(EXACT([.D149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52]);1);EXACT(WEEKDAY([.$B152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52]);1);EXACT(WEEKDAY([.$B152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52]);1);EXACT(WEEKDAY([.$B152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52]);1);EXACT(WEEKDAY([.$B152]);7));&quot;----&quot;;&quot;&quot;)" office:value-type="string" office:string-value="----" calcext:value-type="string">
            <text:p>----</text:p>
          </table:table-cell>
          <table:table-cell table:style-name="ce8" table:formula="of:=IFERROR(TIME([.I152]/60;[.I152] - COM.MICROSOFT.FLOOR.MATH([.I152]/60) * 60;0);&quot;&quot;)">
            <text:p/>
          </table:table-cell>
          <table:table-cell table:style-name="ce16" table:formula="of:=IFERROR(IF(EXACT([.C152];&quot;&quot;);&quot;&quot;;HOUR([.C152])*60+MINUTE([.C152])+HOUR([.E152])*60+MINUTE([.E152])+HOUR([.F152])*60+MINUTE([.F152])+[.D152]);&quot;&quot;)">
            <text:p/>
          </table:table-cell>
          <table:table-cell table:style-name="ce19" table:formula="of:=IFERROR(IF(EXACT([.D152];&quot;&quot;);&quot;&quot;;[.J151]+[.D152]);&quot;&quot;)" office:value-type="float" office:value="-116" calcext:value-type="float">
            <text:p>-116</text:p>
          </table:table-cell>
          <table:table-cell table:style-name="ce22" table:formula="of:=NOT(OR(EXACT([.C152];&quot;&quot;);EXACT([.C152];&quot;----&quot;)))" office:value-type="boolean" office:boolean-value="false" calcext:value-type="boolean">
            <text:p>FALSE</text:p>
          </table:table-cell>
          <table:table-cell table:formula="of:=IF([.K152];HOUR([.C152])+(MINUTE([.C152])/60);&quot;&quot;)">
            <text:p/>
          </table:table-cell>
          <table:table-cell table:style-name="ce25" table:formula="of:=IF([.K152];TIME(ROUNDDOWN((SUM([.L146:.L152])/5); 0);((SUM([.L146:.L152])/5)-ROUNDDOWN((SUM([.L146:.L152])/5);0))*60;0);&quot;&quot;)">
            <text:p/>
          </table:table-cell>
          <table:table-cell table:style-name="ce27"/>
          <table:table-cell table:style-name="ce30" table:formula="of:=IF(EXACT([.J152];&quot;&quot;);&quot;&quot;;[.B152])" office:value-type="date" office:date-value="2025-05-31" calcext:value-type="date">
            <text:p>2025-05-31</text:p>
          </table:table-cell>
          <table:table-cell table:style-name="ce33" table:formula="of:=IF(EXACT([.J152];&quot;&quot;);&quot;&quot;;(SUM([.L146:.L152])/5)-7)" office:value-type="float" office:value="0.166666666666667" calcext:value-type="float">
            <text:p>0.17</text:p>
          </table:table-cell>
          <table:table-cell table:style-name="ce33" table:formula="of:=IF(EXACT([.J152];&quot;&quot;);&quot;&quot;;[.Q151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53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152]+1" office:value-type="date" office:date-value="2025-06-01" calcext:value-type="date">
            <text:p>2025-06-01</text:p>
          </table:table-cell>
          <table:table-cell table:style-name="ce8" table:formula="of:=IF(OR(EXACT(WEEKDAY([.$B153]);1);EXACT(WEEKDAY([.$B153]);7));&quot;----&quot;;IF(EXACT([.D150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53]);1);EXACT(WEEKDAY([.$B153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53]);1);EXACT(WEEKDAY([.$B153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53]);1);EXACT(WEEKDAY([.$B153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53]);1);EXACT(WEEKDAY([.$B153]);7));&quot;----&quot;;&quot;&quot;)" office:value-type="string" office:string-value="----" calcext:value-type="string">
            <text:p>----</text:p>
          </table:table-cell>
          <table:table-cell table:style-name="ce8" table:formula="of:=IFERROR(TIME([.I153]/60;[.I153] - COM.MICROSOFT.FLOOR.MATH([.I153]/60) * 60;0);&quot;&quot;)">
            <text:p/>
          </table:table-cell>
          <table:table-cell table:style-name="ce16" table:formula="of:=IFERROR(IF(EXACT([.C153];&quot;&quot;);&quot;&quot;;HOUR([.C153])*60+MINUTE([.C153])+HOUR([.E153])*60+MINUTE([.E153])+HOUR([.F153])*60+MINUTE([.F153])+[.D153]);&quot;&quot;)">
            <text:p/>
          </table:table-cell>
          <table:table-cell table:style-name="ce19" table:formula="of:=IFERROR(IF(EXACT([.D153];&quot;&quot;);&quot;&quot;;[.J152]+[.D153]);&quot;&quot;)" office:value-type="float" office:value="-116" calcext:value-type="float">
            <text:p>-116</text:p>
          </table:table-cell>
          <table:table-cell table:style-name="ce22" table:formula="of:=NOT(OR(EXACT([.C153];&quot;&quot;);EXACT([.C153];&quot;----&quot;)))" office:value-type="boolean" office:boolean-value="false" calcext:value-type="boolean">
            <text:p>FALSE</text:p>
          </table:table-cell>
          <table:table-cell table:formula="of:=IF([.K153];HOUR([.C153])+(MINUTE([.C153])/60);&quot;&quot;)">
            <text:p/>
          </table:table-cell>
          <table:table-cell table:style-name="ce25" table:formula="of:=IF([.K153];TIME(ROUNDDOWN((SUM([.L147:.L153])/5); 0);((SUM([.L147:.L153])/5)-ROUNDDOWN((SUM([.L147:.L153])/5);0))*60;0);&quot;&quot;)">
            <text:p/>
          </table:table-cell>
          <table:table-cell table:style-name="ce27"/>
          <table:table-cell table:style-name="ce30" table:formula="of:=IF(EXACT([.J153];&quot;&quot;);&quot;&quot;;[.B153])" office:value-type="date" office:date-value="2025-06-01" calcext:value-type="date">
            <text:p>2025-06-01</text:p>
          </table:table-cell>
          <table:table-cell table:style-name="ce33" table:formula="of:=IF(EXACT([.J153];&quot;&quot;);&quot;&quot;;(SUM([.L147:.L153])/5)-7)" office:value-type="float" office:value="0.166666666666667" calcext:value-type="float">
            <text:p>0.17</text:p>
          </table:table-cell>
          <table:table-cell table:style-name="ce33" table:formula="of:=IF(EXACT([.J153];&quot;&quot;);&quot;&quot;;[.Q152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54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153]+1" office:value-type="date" office:date-value="2025-06-02" calcext:value-type="date">
            <text:p>2025-06-02</text:p>
          </table:table-cell>
          <table:table-cell table:style-name="ce8" table:formula="of:=IF(OR(EXACT(WEEKDAY([.$B154]);1);EXACT(WEEKDAY([.$B154]);7));&quot;----&quot;;IF(EXACT([.D151];&quot;----&quot;);&quot;&quot;;TIME(RAND()*(8-5)+5;RAND()*(59-0)+0;0)))" office:value-type="time" office:time-value="PT07H22M30.236322748S" calcext:value-type="time">
            <text:p>7:22</text:p>
          </table:table-cell>
          <table:table-cell table:style-name="ce9" table:formula="of:=IF(OR(EXACT(WEEKDAY([.$B154]);1);EXACT(WEEKDAY([.$B154]);7));0;COM.MICROSOFT.CEILING.MATH(RAND() * 20)*(IF(RAND()&gt;0.5;1;-1)))" office:value-type="float" office:value="10" calcext:value-type="float">
            <text:p>10</text:p>
          </table:table-cell>
          <table:table-cell table:style-name="ce13" table:formula="of:=IF(OR(EXACT(WEEKDAY([.$B154]);1);EXACT(WEEKDAY([.$B15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54]);1);EXACT(WEEKDAY([.$B15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54]);1);EXACT(WEEKDAY([.$B154]);7));&quot;----&quot;;&quot;&quot;)">
            <text:p/>
          </table:table-cell>
          <table:table-cell table:style-name="ce8" table:formula="of:=IFERROR(TIME([.I154]/60;[.I154] - COM.MICROSOFT.FLOOR.MATH([.I154]/60) * 60;0);&quot;&quot;)" office:value-type="time" office:time-value="PT16H04M00S" calcext:value-type="time">
            <text:p>16:04</text:p>
          </table:table-cell>
          <table:table-cell table:style-name="ce16" table:formula="of:=IFERROR(IF(EXACT([.C154];&quot;&quot;);&quot;&quot;;HOUR([.C154])*60+MINUTE([.C154])+HOUR([.E154])*60+MINUTE([.E154])+HOUR([.F154])*60+MINUTE([.F154])+[.D154]);&quot;&quot;)" office:value-type="float" office:value="962" calcext:value-type="float">
            <text:p>962</text:p>
          </table:table-cell>
          <table:table-cell table:style-name="ce19" table:formula="of:=IFERROR(IF(EXACT([.D154];&quot;&quot;);&quot;&quot;;[.J153]+[.D154]);&quot;&quot;)" office:value-type="float" office:value="-106" calcext:value-type="float">
            <text:p>-106</text:p>
          </table:table-cell>
          <table:table-cell table:style-name="ce22" table:formula="of:=NOT(OR(EXACT([.C154];&quot;&quot;);EXACT([.C154];&quot;----&quot;)))" office:value-type="boolean" office:boolean-value="true" calcext:value-type="boolean">
            <text:p>TRUE</text:p>
          </table:table-cell>
          <table:table-cell table:formula="of:=IF([.K154];HOUR([.C154])+(MINUTE([.C154])/60);&quot;&quot;)" office:value-type="float" office:value="7.36666666666667" calcext:value-type="float">
            <text:p>7.37</text:p>
          </table:table-cell>
          <table:table-cell table:style-name="ce25" table:formula="of:=IF([.K154];TIME(ROUNDDOWN((SUM([.L148:.L154])/5); 0);((SUM([.L148:.L154])/5)-ROUNDDOWN((SUM([.L148:.L154])/5);0))*60;0);&quot;&quot;)" office:value-type="time" office:time-value="PT07H00M12S" calcext:value-type="time">
            <text:p>7:00</text:p>
          </table:table-cell>
          <table:table-cell table:style-name="ce27"/>
          <table:table-cell table:style-name="ce30" table:formula="of:=IF(EXACT([.J154];&quot;&quot;);&quot;&quot;;[.B154])" office:value-type="date" office:date-value="2025-06-02" calcext:value-type="date">
            <text:p>2025-06-02</text:p>
          </table:table-cell>
          <table:table-cell table:style-name="ce33" table:formula="of:=IF(EXACT([.J154];&quot;&quot;);&quot;&quot;;(SUM([.L148:.L154])/5)-7)" office:value-type="float" office:value="0.00333333333333297" calcext:value-type="float">
            <text:p>0.00</text:p>
          </table:table-cell>
          <table:table-cell table:style-name="ce33" table:formula="of:=IF(EXACT([.J154];&quot;&quot;);&quot;&quot;;[.Q153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55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154]+1" office:value-type="date" office:date-value="2025-06-03" calcext:value-type="date">
            <text:p>2025-06-03</text:p>
          </table:table-cell>
          <table:table-cell table:style-name="ce8" table:formula="of:=IF(OR(EXACT(WEEKDAY([.$B155]);1);EXACT(WEEKDAY([.$B155]);7));&quot;----&quot;;IF(EXACT([.D152];&quot;----&quot;);&quot;&quot;;TIME(RAND()*(8-5)+5;RAND()*(59-0)+0;0)))" office:value-type="time" office:time-value="PT06H47M57.330601007S" calcext:value-type="time">
            <text:p>6:47</text:p>
          </table:table-cell>
          <table:table-cell table:style-name="ce9" table:formula="of:=IF(OR(EXACT(WEEKDAY([.$B155]);1);EXACT(WEEKDAY([.$B155]);7));0;COM.MICROSOFT.CEILING.MATH(RAND() * 20)*(IF(RAND()&gt;0.5;1;-1)))" office:value-type="float" office:value="16" calcext:value-type="float">
            <text:p>16</text:p>
          </table:table-cell>
          <table:table-cell table:style-name="ce13" table:formula="of:=IF(OR(EXACT(WEEKDAY([.$B155]);1);EXACT(WEEKDAY([.$B15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55]);1);EXACT(WEEKDAY([.$B15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55]);1);EXACT(WEEKDAY([.$B155]);7));&quot;----&quot;;&quot;&quot;)">
            <text:p/>
          </table:table-cell>
          <table:table-cell table:style-name="ce8" table:formula="of:=IFERROR(TIME([.I155]/60;[.I155] - COM.MICROSOFT.FLOOR.MATH([.I155]/60) * 60;0);&quot;&quot;)" office:value-type="time" office:time-value="PT16H06M00S" calcext:value-type="time">
            <text:p>16:06</text:p>
          </table:table-cell>
          <table:table-cell table:style-name="ce16" table:formula="of:=IFERROR(IF(EXACT([.C155];&quot;&quot;);&quot;&quot;;HOUR([.C155])*60+MINUTE([.C155])+HOUR([.E155])*60+MINUTE([.E155])+HOUR([.F155])*60+MINUTE([.F155])+[.D155]);&quot;&quot;)" office:value-type="float" office:value="933" calcext:value-type="float">
            <text:p>933</text:p>
          </table:table-cell>
          <table:table-cell table:style-name="ce19" table:formula="of:=IFERROR(IF(EXACT([.D155];&quot;&quot;);&quot;&quot;;[.J154]+[.D155]);&quot;&quot;)" office:value-type="float" office:value="-90" calcext:value-type="float">
            <text:p>-90</text:p>
          </table:table-cell>
          <table:table-cell table:style-name="ce22" table:formula="of:=NOT(OR(EXACT([.C155];&quot;&quot;);EXACT([.C155];&quot;----&quot;)))" office:value-type="boolean" office:boolean-value="true" calcext:value-type="boolean">
            <text:p>TRUE</text:p>
          </table:table-cell>
          <table:table-cell table:formula="of:=IF([.K155];HOUR([.C155])+(MINUTE([.C155])/60);&quot;&quot;)" office:value-type="float" office:value="6.78333333333333" calcext:value-type="float">
            <text:p>6.78</text:p>
          </table:table-cell>
          <table:table-cell table:style-name="ce25" table:formula="of:=IF([.K155];TIME(ROUNDDOWN((SUM([.L149:.L155])/5); 0);((SUM([.L149:.L155])/5)-ROUNDDOWN((SUM([.L149:.L155])/5);0))*60;0);&quot;&quot;)" office:value-type="time" office:time-value="PT07H06M00S" calcext:value-type="time">
            <text:p>7:06</text:p>
          </table:table-cell>
          <table:table-cell table:style-name="ce27"/>
          <table:table-cell table:style-name="ce30" table:formula="of:=IF(EXACT([.J155];&quot;&quot;);&quot;&quot;;[.B155])" office:value-type="date" office:date-value="2025-06-03" calcext:value-type="date">
            <text:p>2025-06-03</text:p>
          </table:table-cell>
          <table:table-cell table:style-name="ce33" table:formula="of:=IF(EXACT([.J155];&quot;&quot;);&quot;&quot;;(SUM([.L149:.L155])/5)-7)" office:value-type="float" office:value="0.0999999999999996" calcext:value-type="float">
            <text:p>0.10</text:p>
          </table:table-cell>
          <table:table-cell table:style-name="ce33" table:formula="of:=IF(EXACT([.J155];&quot;&quot;);&quot;&quot;;[.Q154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56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155]+1" office:value-type="date" office:date-value="2025-06-04" calcext:value-type="date">
            <text:p>2025-06-04</text:p>
          </table:table-cell>
          <table:table-cell table:style-name="ce8" table:formula="of:=IF(OR(EXACT(WEEKDAY([.$B156]);1);EXACT(WEEKDAY([.$B156]);7));&quot;----&quot;;IF(EXACT([.D153];&quot;----&quot;);&quot;&quot;;TIME(RAND()*(8-5)+5;RAND()*(59-0)+0;0)))" office:value-type="time" office:time-value="PT08H30M03.610897919S" calcext:value-type="time">
            <text:p>8:30</text:p>
          </table:table-cell>
          <table:table-cell table:style-name="ce9" table:formula="of:=IF(OR(EXACT(WEEKDAY([.$B156]);1);EXACT(WEEKDAY([.$B156]);7));0;COM.MICROSOFT.CEILING.MATH(RAND() * 20)*(IF(RAND()&gt;0.5;1;-1)))" office:value-type="float" office:value="-7" calcext:value-type="float">
            <text:p>-7</text:p>
          </table:table-cell>
          <table:table-cell table:style-name="ce13" table:formula="of:=IF(OR(EXACT(WEEKDAY([.$B156]);1);EXACT(WEEKDAY([.$B15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56]);1);EXACT(WEEKDAY([.$B15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56]);1);EXACT(WEEKDAY([.$B156]);7));&quot;----&quot;;&quot;&quot;)">
            <text:p/>
          </table:table-cell>
          <table:table-cell table:style-name="ce8" table:formula="of:=IFERROR(TIME([.I156]/60;[.I156] - COM.MICROSOFT.FLOOR.MATH([.I156]/60) * 60;0);&quot;&quot;)" office:value-type="time" office:time-value="PT17H46M00S" calcext:value-type="time">
            <text:p>17:46</text:p>
          </table:table-cell>
          <table:table-cell table:style-name="ce16" table:formula="of:=IFERROR(IF(EXACT([.C156];&quot;&quot;);&quot;&quot;;HOUR([.C156])*60+MINUTE([.C156])+HOUR([.E156])*60+MINUTE([.E156])+HOUR([.F156])*60+MINUTE([.F156])+[.D156]);&quot;&quot;)" office:value-type="float" office:value="1013" calcext:value-type="float">
            <text:p>1013</text:p>
          </table:table-cell>
          <table:table-cell table:style-name="ce19" table:formula="of:=IFERROR(IF(EXACT([.D156];&quot;&quot;);&quot;&quot;;[.J155]+[.D156]);&quot;&quot;)" office:value-type="float" office:value="-97" calcext:value-type="float">
            <text:p>-97</text:p>
          </table:table-cell>
          <table:table-cell table:style-name="ce22" table:formula="of:=NOT(OR(EXACT([.C156];&quot;&quot;);EXACT([.C156];&quot;----&quot;)))" office:value-type="boolean" office:boolean-value="true" calcext:value-type="boolean">
            <text:p>TRUE</text:p>
          </table:table-cell>
          <table:table-cell table:formula="of:=IF([.K156];HOUR([.C156])+(MINUTE([.C156])/60);&quot;&quot;)" office:value-type="float" office:value="8.5" calcext:value-type="float">
            <text:p>8.50</text:p>
          </table:table-cell>
          <table:table-cell table:style-name="ce25" table:formula="of:=IF([.K156];TIME(ROUNDDOWN((SUM([.L150:.L156])/5); 0);((SUM([.L150:.L156])/5)-ROUNDDOWN((SUM([.L150:.L156])/5);0))*60;0);&quot;&quot;)" office:value-type="time" office:time-value="PT07H23M48S" calcext:value-type="time">
            <text:p>7:23</text:p>
          </table:table-cell>
          <table:table-cell table:style-name="ce27"/>
          <table:table-cell table:style-name="ce30" table:formula="of:=IF(EXACT([.J156];&quot;&quot;);&quot;&quot;;[.B156])" office:value-type="date" office:date-value="2025-06-04" calcext:value-type="date">
            <text:p>2025-06-04</text:p>
          </table:table-cell>
          <table:table-cell table:style-name="ce33" table:formula="of:=IF(EXACT([.J156];&quot;&quot;);&quot;&quot;;(SUM([.L150:.L156])/5)-7)" office:value-type="float" office:value="0.396666666666667" calcext:value-type="float">
            <text:p>0.40</text:p>
          </table:table-cell>
          <table:table-cell table:style-name="ce33" table:formula="of:=IF(EXACT([.J156];&quot;&quot;);&quot;&quot;;[.Q155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57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156]+1" office:value-type="date" office:date-value="2025-06-05" calcext:value-type="date">
            <text:p>2025-06-05</text:p>
          </table:table-cell>
          <table:table-cell table:style-name="ce8" table:formula="of:=IF(OR(EXACT(WEEKDAY([.$B157]);1);EXACT(WEEKDAY([.$B157]);7));&quot;----&quot;;IF(EXACT([.D154];&quot;----&quot;);&quot;&quot;;TIME(RAND()*(8-5)+5;RAND()*(59-0)+0;0)))" office:value-type="time" office:time-value="PT06H40M40.334653687S" calcext:value-type="time">
            <text:p>6:40</text:p>
          </table:table-cell>
          <table:table-cell table:style-name="ce9" table:formula="of:=IF(OR(EXACT(WEEKDAY([.$B157]);1);EXACT(WEEKDAY([.$B157]);7));0;COM.MICROSOFT.CEILING.MATH(RAND() * 20)*(IF(RAND()&gt;0.5;1;-1)))" office:value-type="float" office:value="2" calcext:value-type="float">
            <text:p>2</text:p>
          </table:table-cell>
          <table:table-cell table:style-name="ce13" table:formula="of:=IF(OR(EXACT(WEEKDAY([.$B157]);1);EXACT(WEEKDAY([.$B15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57]);1);EXACT(WEEKDAY([.$B15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57]);1);EXACT(WEEKDAY([.$B157]);7));&quot;----&quot;;&quot;&quot;)">
            <text:p/>
          </table:table-cell>
          <table:table-cell table:style-name="ce8" table:formula="of:=IFERROR(TIME([.I157]/60;[.I157] - COM.MICROSOFT.FLOOR.MATH([.I157]/60) * 60;0);&quot;&quot;)" office:value-type="time" office:time-value="PT15H24M00S" calcext:value-type="time">
            <text:p>15:24</text:p>
          </table:table-cell>
          <table:table-cell table:style-name="ce16" table:formula="of:=IFERROR(IF(EXACT([.C157];&quot;&quot;);&quot;&quot;;HOUR([.C157])*60+MINUTE([.C157])+HOUR([.E157])*60+MINUTE([.E157])+HOUR([.F157])*60+MINUTE([.F157])+[.D157]);&quot;&quot;)" office:value-type="float" office:value="912" calcext:value-type="float">
            <text:p>912</text:p>
          </table:table-cell>
          <table:table-cell table:style-name="ce19" table:formula="of:=IFERROR(IF(EXACT([.D157];&quot;&quot;);&quot;&quot;;[.J156]+[.D157]);&quot;&quot;)" office:value-type="float" office:value="-95" calcext:value-type="float">
            <text:p>-95</text:p>
          </table:table-cell>
          <table:table-cell table:style-name="ce22" table:formula="of:=NOT(OR(EXACT([.C157];&quot;&quot;);EXACT([.C157];&quot;----&quot;)))" office:value-type="boolean" office:boolean-value="true" calcext:value-type="boolean">
            <text:p>TRUE</text:p>
          </table:table-cell>
          <table:table-cell table:formula="of:=IF([.K157];HOUR([.C157])+(MINUTE([.C157])/60);&quot;&quot;)" office:value-type="float" office:value="6.66666666666667" calcext:value-type="float">
            <text:p>6.67</text:p>
          </table:table-cell>
          <table:table-cell table:style-name="ce25" table:formula="of:=IF([.K157];TIME(ROUNDDOWN((SUM([.L151:.L157])/5); 0);((SUM([.L151:.L157])/5)-ROUNDDOWN((SUM([.L151:.L157])/5);0))*60;0);&quot;&quot;)" office:value-type="time" office:time-value="PT07H23M24S" calcext:value-type="time">
            <text:p>7:23</text:p>
          </table:table-cell>
          <table:table-cell table:style-name="ce27"/>
          <table:table-cell table:style-name="ce30" table:formula="of:=IF(EXACT([.J157];&quot;&quot;);&quot;&quot;;[.B157])" office:value-type="date" office:date-value="2025-06-05" calcext:value-type="date">
            <text:p>2025-06-05</text:p>
          </table:table-cell>
          <table:table-cell table:style-name="ce33" table:formula="of:=IF(EXACT([.J157];&quot;&quot;);&quot;&quot;;(SUM([.L151:.L157])/5)-7)" office:value-type="float" office:value="0.390000000000001" calcext:value-type="float">
            <text:p>0.39</text:p>
          </table:table-cell>
          <table:table-cell table:style-name="ce33" table:formula="of:=IF(EXACT([.J157];&quot;&quot;);&quot;&quot;;[.Q156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58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157]+1" office:value-type="date" office:date-value="2025-06-06" calcext:value-type="date">
            <text:p>2025-06-06</text:p>
          </table:table-cell>
          <table:table-cell table:style-name="ce8" table:formula="of:=IF(OR(EXACT(WEEKDAY([.$B158]);1);EXACT(WEEKDAY([.$B158]);7));&quot;----&quot;;IF(EXACT([.D155];&quot;----&quot;);&quot;&quot;;TIME(RAND()*(8-5)+5;RAND()*(59-0)+0;0)))" office:value-type="time" office:time-value="PT07H11M39.089841408S" calcext:value-type="time">
            <text:p>7:11</text:p>
          </table:table-cell>
          <table:table-cell table:style-name="ce9" table:formula="of:=IF(OR(EXACT(WEEKDAY([.$B158]);1);EXACT(WEEKDAY([.$B158]);7));0;COM.MICROSOFT.CEILING.MATH(RAND() * 20)*(IF(RAND()&gt;0.5;1;-1)))" office:value-type="float" office:value="16" calcext:value-type="float">
            <text:p>16</text:p>
          </table:table-cell>
          <table:table-cell table:style-name="ce13" table:formula="of:=IF(OR(EXACT(WEEKDAY([.$B158]);1);EXACT(WEEKDAY([.$B15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58]);1);EXACT(WEEKDAY([.$B15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58]);1);EXACT(WEEKDAY([.$B158]);7));&quot;----&quot;;&quot;&quot;)">
            <text:p/>
          </table:table-cell>
          <table:table-cell table:style-name="ce8" table:formula="of:=IFERROR(TIME([.I158]/60;[.I158] - COM.MICROSOFT.FLOOR.MATH([.I158]/60) * 60;0);&quot;&quot;)" office:value-type="time" office:time-value="PT16H54M00S" calcext:value-type="time">
            <text:p>16:54</text:p>
          </table:table-cell>
          <table:table-cell table:style-name="ce16" table:formula="of:=IFERROR(IF(EXACT([.C158];&quot;&quot;);&quot;&quot;;HOUR([.C158])*60+MINUTE([.C158])+HOUR([.E158])*60+MINUTE([.E158])+HOUR([.F158])*60+MINUTE([.F158])+[.D158]);&quot;&quot;)" office:value-type="float" office:value="957" calcext:value-type="float">
            <text:p>957</text:p>
          </table:table-cell>
          <table:table-cell table:style-name="ce19" table:formula="of:=IFERROR(IF(EXACT([.D158];&quot;&quot;);&quot;&quot;;[.J157]+[.D158]);&quot;&quot;)" office:value-type="float" office:value="-79" calcext:value-type="float">
            <text:p>-79</text:p>
          </table:table-cell>
          <table:table-cell table:style-name="ce22" table:formula="of:=NOT(OR(EXACT([.C158];&quot;&quot;);EXACT([.C158];&quot;----&quot;)))" office:value-type="boolean" office:boolean-value="true" calcext:value-type="boolean">
            <text:p>TRUE</text:p>
          </table:table-cell>
          <table:table-cell table:formula="of:=IF([.K158];HOUR([.C158])+(MINUTE([.C158])/60);&quot;&quot;)" office:value-type="float" office:value="7.18333333333333" calcext:value-type="float">
            <text:p>7.18</text:p>
          </table:table-cell>
          <table:table-cell table:style-name="ce25" table:formula="of:=IF([.K158];TIME(ROUNDDOWN((SUM([.L152:.L158])/5); 0);((SUM([.L152:.L158])/5)-ROUNDDOWN((SUM([.L152:.L158])/5);0))*60;0);&quot;&quot;)" office:value-type="time" office:time-value="PT07H18M00S" calcext:value-type="time">
            <text:p>7:18</text:p>
          </table:table-cell>
          <table:table-cell table:style-name="ce27"/>
          <table:table-cell table:style-name="ce30" table:formula="of:=IF(EXACT([.J158];&quot;&quot;);&quot;&quot;;[.B158])" office:value-type="date" office:date-value="2025-06-06" calcext:value-type="date">
            <text:p>2025-06-06</text:p>
          </table:table-cell>
          <table:table-cell table:style-name="ce33" table:formula="of:=IF(EXACT([.J158];&quot;&quot;);&quot;&quot;;(SUM([.L152:.L158])/5)-7)" office:value-type="float" office:value="0.3" calcext:value-type="float">
            <text:p>0.30</text:p>
          </table:table-cell>
          <table:table-cell table:style-name="ce33" table:formula="of:=IF(EXACT([.J158];&quot;&quot;);&quot;&quot;;[.Q157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59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158]+1" office:value-type="date" office:date-value="2025-06-07" calcext:value-type="date">
            <text:p>2025-06-07</text:p>
          </table:table-cell>
          <table:table-cell table:style-name="ce8" table:formula="of:=IF(OR(EXACT(WEEKDAY([.$B159]);1);EXACT(WEEKDAY([.$B159]);7));&quot;----&quot;;IF(EXACT([.D156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59]);1);EXACT(WEEKDAY([.$B159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59]);1);EXACT(WEEKDAY([.$B159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59]);1);EXACT(WEEKDAY([.$B159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59]);1);EXACT(WEEKDAY([.$B159]);7));&quot;----&quot;;&quot;&quot;)" office:value-type="string" office:string-value="----" calcext:value-type="string">
            <text:p>----</text:p>
          </table:table-cell>
          <table:table-cell table:style-name="ce8" table:formula="of:=IFERROR(TIME([.I159]/60;[.I159] - COM.MICROSOFT.FLOOR.MATH([.I159]/60) * 60;0);&quot;&quot;)">
            <text:p/>
          </table:table-cell>
          <table:table-cell table:style-name="ce16" table:formula="of:=IFERROR(IF(EXACT([.C159];&quot;&quot;);&quot;&quot;;HOUR([.C159])*60+MINUTE([.C159])+HOUR([.E159])*60+MINUTE([.E159])+HOUR([.F159])*60+MINUTE([.F159])+[.D159]);&quot;&quot;)">
            <text:p/>
          </table:table-cell>
          <table:table-cell table:style-name="ce19" table:formula="of:=IFERROR(IF(EXACT([.D159];&quot;&quot;);&quot;&quot;;[.J158]+[.D159]);&quot;&quot;)" office:value-type="float" office:value="-79" calcext:value-type="float">
            <text:p>-79</text:p>
          </table:table-cell>
          <table:table-cell table:style-name="ce22" table:formula="of:=NOT(OR(EXACT([.C159];&quot;&quot;);EXACT([.C159];&quot;----&quot;)))" office:value-type="boolean" office:boolean-value="false" calcext:value-type="boolean">
            <text:p>FALSE</text:p>
          </table:table-cell>
          <table:table-cell table:formula="of:=IF([.K159];HOUR([.C159])+(MINUTE([.C159])/60);&quot;&quot;)">
            <text:p/>
          </table:table-cell>
          <table:table-cell table:style-name="ce25" table:formula="of:=IF([.K159];TIME(ROUNDDOWN((SUM([.L153:.L159])/5); 0);((SUM([.L153:.L159])/5)-ROUNDDOWN((SUM([.L153:.L159])/5);0))*60;0);&quot;&quot;)">
            <text:p/>
          </table:table-cell>
          <table:table-cell table:style-name="ce27"/>
          <table:table-cell table:style-name="ce30" table:formula="of:=IF(EXACT([.J159];&quot;&quot;);&quot;&quot;;[.B159])" office:value-type="date" office:date-value="2025-06-07" calcext:value-type="date">
            <text:p>2025-06-07</text:p>
          </table:table-cell>
          <table:table-cell table:style-name="ce33" table:formula="of:=IF(EXACT([.J159];&quot;&quot;);&quot;&quot;;(SUM([.L153:.L159])/5)-7)" office:value-type="float" office:value="0.3" calcext:value-type="float">
            <text:p>0.30</text:p>
          </table:table-cell>
          <table:table-cell table:style-name="ce33" table:formula="of:=IF(EXACT([.J159];&quot;&quot;);&quot;&quot;;[.Q158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60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159]+1" office:value-type="date" office:date-value="2025-06-08" calcext:value-type="date">
            <text:p>2025-06-08</text:p>
          </table:table-cell>
          <table:table-cell table:style-name="ce8" table:formula="of:=IF(OR(EXACT(WEEKDAY([.$B160]);1);EXACT(WEEKDAY([.$B160]);7));&quot;----&quot;;IF(EXACT([.D157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60]);1);EXACT(WEEKDAY([.$B160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60]);1);EXACT(WEEKDAY([.$B160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60]);1);EXACT(WEEKDAY([.$B160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60]);1);EXACT(WEEKDAY([.$B160]);7));&quot;----&quot;;&quot;&quot;)" office:value-type="string" office:string-value="----" calcext:value-type="string">
            <text:p>----</text:p>
          </table:table-cell>
          <table:table-cell table:style-name="ce8" table:formula="of:=IFERROR(TIME([.I160]/60;[.I160] - COM.MICROSOFT.FLOOR.MATH([.I160]/60) * 60;0);&quot;&quot;)">
            <text:p/>
          </table:table-cell>
          <table:table-cell table:style-name="ce16" table:formula="of:=IFERROR(IF(EXACT([.C160];&quot;&quot;);&quot;&quot;;HOUR([.C160])*60+MINUTE([.C160])+HOUR([.E160])*60+MINUTE([.E160])+HOUR([.F160])*60+MINUTE([.F160])+[.D160]);&quot;&quot;)">
            <text:p/>
          </table:table-cell>
          <table:table-cell table:style-name="ce19" table:formula="of:=IFERROR(IF(EXACT([.D160];&quot;&quot;);&quot;&quot;;[.J159]+[.D160]);&quot;&quot;)" office:value-type="float" office:value="-79" calcext:value-type="float">
            <text:p>-79</text:p>
          </table:table-cell>
          <table:table-cell table:style-name="ce22" table:formula="of:=NOT(OR(EXACT([.C160];&quot;&quot;);EXACT([.C160];&quot;----&quot;)))" office:value-type="boolean" office:boolean-value="false" calcext:value-type="boolean">
            <text:p>FALSE</text:p>
          </table:table-cell>
          <table:table-cell table:formula="of:=IF([.K160];HOUR([.C160])+(MINUTE([.C160])/60);&quot;&quot;)">
            <text:p/>
          </table:table-cell>
          <table:table-cell table:style-name="ce25" table:formula="of:=IF([.K160];TIME(ROUNDDOWN((SUM([.L154:.L160])/5); 0);((SUM([.L154:.L160])/5)-ROUNDDOWN((SUM([.L154:.L160])/5);0))*60;0);&quot;&quot;)">
            <text:p/>
          </table:table-cell>
          <table:table-cell table:style-name="ce27"/>
          <table:table-cell table:style-name="ce30" table:formula="of:=IF(EXACT([.J160];&quot;&quot;);&quot;&quot;;[.B160])" office:value-type="date" office:date-value="2025-06-08" calcext:value-type="date">
            <text:p>2025-06-08</text:p>
          </table:table-cell>
          <table:table-cell table:style-name="ce33" table:formula="of:=IF(EXACT([.J160];&quot;&quot;);&quot;&quot;;(SUM([.L154:.L160])/5)-7)" office:value-type="float" office:value="0.3" calcext:value-type="float">
            <text:p>0.30</text:p>
          </table:table-cell>
          <table:table-cell table:style-name="ce33" table:formula="of:=IF(EXACT([.J160];&quot;&quot;);&quot;&quot;;[.Q159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61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160]+1" office:value-type="date" office:date-value="2025-06-09" calcext:value-type="date">
            <text:p>2025-06-09</text:p>
          </table:table-cell>
          <table:table-cell table:style-name="ce8" table:formula="of:=IF(OR(EXACT(WEEKDAY([.$B161]);1);EXACT(WEEKDAY([.$B161]);7));&quot;----&quot;;IF(EXACT([.D158];&quot;----&quot;);&quot;&quot;;TIME(RAND()*(8-5)+5;RAND()*(59-0)+0;0)))" office:value-type="time" office:time-value="PT07H44M58.475121952S" calcext:value-type="time">
            <text:p>7:44</text:p>
          </table:table-cell>
          <table:table-cell table:style-name="ce9" table:formula="of:=IF(OR(EXACT(WEEKDAY([.$B161]);1);EXACT(WEEKDAY([.$B161]);7));0;COM.MICROSOFT.CEILING.MATH(RAND() * 20)*(IF(RAND()&gt;0.5;1;-1)))" office:value-type="float" office:value="-11" calcext:value-type="float">
            <text:p>-11</text:p>
          </table:table-cell>
          <table:table-cell table:style-name="ce13" table:formula="of:=IF(OR(EXACT(WEEKDAY([.$B161]);1);EXACT(WEEKDAY([.$B16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61]);1);EXACT(WEEKDAY([.$B16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61]);1);EXACT(WEEKDAY([.$B161]);7));&quot;----&quot;;&quot;&quot;)">
            <text:p/>
          </table:table-cell>
          <table:table-cell table:style-name="ce8" table:formula="of:=IFERROR(TIME([.I161]/60;[.I161] - COM.MICROSOFT.FLOOR.MATH([.I161]/60) * 60;0);&quot;&quot;)" office:value-type="time" office:time-value="PT16H06M00S" calcext:value-type="time">
            <text:p>16:06</text:p>
          </table:table-cell>
          <table:table-cell table:style-name="ce16" table:formula="of:=IFERROR(IF(EXACT([.C161];&quot;&quot;);&quot;&quot;;HOUR([.C161])*60+MINUTE([.C161])+HOUR([.E161])*60+MINUTE([.E161])+HOUR([.F161])*60+MINUTE([.F161])+[.D161]);&quot;&quot;)" office:value-type="float" office:value="963" calcext:value-type="float">
            <text:p>963</text:p>
          </table:table-cell>
          <table:table-cell table:style-name="ce19" table:formula="of:=IFERROR(IF(EXACT([.D161];&quot;&quot;);&quot;&quot;;[.J160]+[.D161]);&quot;&quot;)" office:value-type="float" office:value="-90" calcext:value-type="float">
            <text:p>-90</text:p>
          </table:table-cell>
          <table:table-cell table:style-name="ce22" table:formula="of:=NOT(OR(EXACT([.C161];&quot;&quot;);EXACT([.C161];&quot;----&quot;)))" office:value-type="boolean" office:boolean-value="true" calcext:value-type="boolean">
            <text:p>TRUE</text:p>
          </table:table-cell>
          <table:table-cell table:formula="of:=IF([.K161];HOUR([.C161])+(MINUTE([.C161])/60);&quot;&quot;)" office:value-type="float" office:value="7.73333333333333" calcext:value-type="float">
            <text:p>7.73</text:p>
          </table:table-cell>
          <table:table-cell table:style-name="ce25" table:formula="of:=IF([.K161];TIME(ROUNDDOWN((SUM([.L155:.L161])/5); 0);((SUM([.L155:.L161])/5)-ROUNDDOWN((SUM([.L155:.L161])/5);0))*60;0);&quot;&quot;)" office:value-type="time" office:time-value="PT07H22M24S" calcext:value-type="time">
            <text:p>7:22</text:p>
          </table:table-cell>
          <table:table-cell/>
          <table:table-cell table:style-name="ce30" table:formula="of:=IF(EXACT([.J161];&quot;&quot;);&quot;&quot;;[.B161])" office:value-type="date" office:date-value="2025-06-09" calcext:value-type="date">
            <text:p>2025-06-09</text:p>
          </table:table-cell>
          <table:table-cell table:style-name="ce33" table:formula="of:=IF(EXACT([.J161];&quot;&quot;);&quot;&quot;;(SUM([.L155:.L161])/5)-7)" office:value-type="float" office:value="0.373333333333333" calcext:value-type="float">
            <text:p>0.37</text:p>
          </table:table-cell>
          <table:table-cell table:style-name="ce33" table:formula="of:=IF(EXACT([.J161];&quot;&quot;);&quot;&quot;;[.Q160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62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161]+1" office:value-type="date" office:date-value="2025-06-10" calcext:value-type="date">
            <text:p>2025-06-10</text:p>
          </table:table-cell>
          <table:table-cell table:style-name="ce8" table:formula="of:=IF(OR(EXACT(WEEKDAY([.$B162]);1);EXACT(WEEKDAY([.$B162]);7));&quot;----&quot;;IF(EXACT([.D159];&quot;----&quot;);&quot;&quot;;TIME(RAND()*(8-5)+5;RAND()*(59-0)+0;0)))" office:value-type="time" office:time-value="PT06H15M53.950502837S" calcext:value-type="time">
            <text:p>6:15</text:p>
          </table:table-cell>
          <table:table-cell table:style-name="ce9" table:formula="of:=IF(OR(EXACT(WEEKDAY([.$B162]);1);EXACT(WEEKDAY([.$B162]);7));0;COM.MICROSOFT.CEILING.MATH(RAND() * 20)*(IF(RAND()&gt;0.5;1;-1)))" office:value-type="float" office:value="-20" calcext:value-type="float">
            <text:p>-20</text:p>
          </table:table-cell>
          <table:table-cell table:style-name="ce13" table:formula="of:=IF(OR(EXACT(WEEKDAY([.$B162]);1);EXACT(WEEKDAY([.$B16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62]);1);EXACT(WEEKDAY([.$B16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62]);1);EXACT(WEEKDAY([.$B162]);7));&quot;----&quot;;&quot;&quot;)">
            <text:p/>
          </table:table-cell>
          <table:table-cell table:style-name="ce8" table:formula="of:=IFERROR(TIME([.I162]/60;[.I162] - COM.MICROSOFT.FLOOR.MATH([.I162]/60) * 60;0);&quot;&quot;)" office:value-type="time" office:time-value="PT14H50M00S" calcext:value-type="time">
            <text:p>14:50</text:p>
          </table:table-cell>
          <table:table-cell table:style-name="ce16" table:formula="of:=IFERROR(IF(EXACT([.C162];&quot;&quot;);&quot;&quot;;HOUR([.C162])*60+MINUTE([.C162])+HOUR([.E162])*60+MINUTE([.E162])+HOUR([.F162])*60+MINUTE([.F162])+[.D162]);&quot;&quot;)" office:value-type="float" office:value="865" calcext:value-type="float">
            <text:p>865</text:p>
          </table:table-cell>
          <table:table-cell table:style-name="ce19" table:formula="of:=IFERROR(IF(EXACT([.D162];&quot;&quot;);&quot;&quot;;[.J161]+[.D162]);&quot;&quot;)" office:value-type="float" office:value="-110" calcext:value-type="float">
            <text:p>-110</text:p>
          </table:table-cell>
          <table:table-cell table:style-name="ce22" table:formula="of:=NOT(OR(EXACT([.C162];&quot;&quot;);EXACT([.C162];&quot;----&quot;)))" office:value-type="boolean" office:boolean-value="true" calcext:value-type="boolean">
            <text:p>TRUE</text:p>
          </table:table-cell>
          <table:table-cell table:formula="of:=IF([.K162];HOUR([.C162])+(MINUTE([.C162])/60);&quot;&quot;)" office:value-type="float" office:value="6.25" calcext:value-type="float">
            <text:p>6.25</text:p>
          </table:table-cell>
          <table:table-cell table:style-name="ce25" table:formula="of:=IF([.K162];TIME(ROUNDDOWN((SUM([.L156:.L162])/5); 0);((SUM([.L156:.L162])/5)-ROUNDDOWN((SUM([.L156:.L162])/5);0))*60;0);&quot;&quot;)" office:value-type="time" office:time-value="PT07H16M00S" calcext:value-type="time">
            <text:p>7:16</text:p>
          </table:table-cell>
          <table:table-cell/>
          <table:table-cell table:style-name="ce30" table:formula="of:=IF(EXACT([.J162];&quot;&quot;);&quot;&quot;;[.B162])" office:value-type="date" office:date-value="2025-06-10" calcext:value-type="date">
            <text:p>2025-06-10</text:p>
          </table:table-cell>
          <table:table-cell table:style-name="ce33" table:formula="of:=IF(EXACT([.J162];&quot;&quot;);&quot;&quot;;(SUM([.L156:.L162])/5)-7)" office:value-type="float" office:value="0.266666666666668" calcext:value-type="float">
            <text:p>0.27</text:p>
          </table:table-cell>
          <table:table-cell table:style-name="ce33" table:formula="of:=IF(EXACT([.J162];&quot;&quot;);&quot;&quot;;[.Q161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63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162]+1" office:value-type="date" office:date-value="2025-06-11" calcext:value-type="date">
            <text:p>2025-06-11</text:p>
          </table:table-cell>
          <table:table-cell table:style-name="ce8" table:formula="of:=IF(OR(EXACT(WEEKDAY([.$B163]);1);EXACT(WEEKDAY([.$B163]);7));&quot;----&quot;;IF(EXACT([.D160];&quot;----&quot;);&quot;&quot;;TIME(RAND()*(8-5)+5;RAND()*(59-0)+0;0)))" office:value-type="time" office:time-value="PT06H50M38.496604692S" calcext:value-type="time">
            <text:p>6:50</text:p>
          </table:table-cell>
          <table:table-cell table:style-name="ce9" table:formula="of:=IF(OR(EXACT(WEEKDAY([.$B163]);1);EXACT(WEEKDAY([.$B163]);7));0;COM.MICROSOFT.CEILING.MATH(RAND() * 20)*(IF(RAND()&gt;0.5;1;-1)))" office:value-type="float" office:value="4" calcext:value-type="float">
            <text:p>4</text:p>
          </table:table-cell>
          <table:table-cell table:style-name="ce13" table:formula="of:=IF(OR(EXACT(WEEKDAY([.$B163]);1);EXACT(WEEKDAY([.$B16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63]);1);EXACT(WEEKDAY([.$B16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63]);1);EXACT(WEEKDAY([.$B163]);7));&quot;----&quot;;&quot;&quot;)">
            <text:p/>
          </table:table-cell>
          <table:table-cell table:style-name="ce8" table:formula="of:=IFERROR(TIME([.I163]/60;[.I163] - COM.MICROSOFT.FLOOR.MATH([.I163]/60) * 60;0);&quot;&quot;)" office:value-type="time" office:time-value="PT15H48M00S" calcext:value-type="time">
            <text:p>15:48</text:p>
          </table:table-cell>
          <table:table-cell table:style-name="ce16" table:formula="of:=IFERROR(IF(EXACT([.C163];&quot;&quot;);&quot;&quot;;HOUR([.C163])*60+MINUTE([.C163])+HOUR([.E163])*60+MINUTE([.E163])+HOUR([.F163])*60+MINUTE([.F163])+[.D163]);&quot;&quot;)" office:value-type="float" office:value="924" calcext:value-type="float">
            <text:p>924</text:p>
          </table:table-cell>
          <table:table-cell table:style-name="ce19" table:formula="of:=IFERROR(IF(EXACT([.D163];&quot;&quot;);&quot;&quot;;[.J162]+[.D163]);&quot;&quot;)" office:value-type="float" office:value="-106" calcext:value-type="float">
            <text:p>-106</text:p>
          </table:table-cell>
          <table:table-cell table:style-name="ce22" table:formula="of:=NOT(OR(EXACT([.C163];&quot;&quot;);EXACT([.C163];&quot;----&quot;)))" office:value-type="boolean" office:boolean-value="true" calcext:value-type="boolean">
            <text:p>TRUE</text:p>
          </table:table-cell>
          <table:table-cell table:formula="of:=IF([.K163];HOUR([.C163])+(MINUTE([.C163])/60);&quot;&quot;)" office:value-type="float" office:value="6.83333333333333" calcext:value-type="float">
            <text:p>6.83</text:p>
          </table:table-cell>
          <table:table-cell table:style-name="ce25" table:formula="of:=IF([.K163];TIME(ROUNDDOWN((SUM([.L157:.L163])/5); 0);((SUM([.L157:.L163])/5)-ROUNDDOWN((SUM([.L157:.L163])/5);0))*60;0);&quot;&quot;)" office:value-type="time" office:time-value="PT06H56M00S" calcext:value-type="time">
            <text:p>6:56</text:p>
          </table:table-cell>
          <table:table-cell/>
          <table:table-cell table:style-name="ce30" table:formula="of:=IF(EXACT([.J163];&quot;&quot;);&quot;&quot;;[.B163])" office:value-type="date" office:date-value="2025-06-11" calcext:value-type="date">
            <text:p>2025-06-11</text:p>
          </table:table-cell>
          <table:table-cell table:style-name="ce33" table:formula="of:=IF(EXACT([.J163];&quot;&quot;);&quot;&quot;;(SUM([.L157:.L163])/5)-7)" office:value-type="float" office:value="-0.0666666666666673" calcext:value-type="float">
            <text:p>-0.07</text:p>
          </table:table-cell>
          <table:table-cell table:style-name="ce33" table:formula="of:=IF(EXACT([.J163];&quot;&quot;);&quot;&quot;;[.Q162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64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163]+1" office:value-type="date" office:date-value="2025-06-12" calcext:value-type="date">
            <text:p>2025-06-12</text:p>
          </table:table-cell>
          <table:table-cell table:style-name="ce8" table:formula="of:=IF(OR(EXACT(WEEKDAY([.$B164]);1);EXACT(WEEKDAY([.$B164]);7));&quot;----&quot;;IF(EXACT([.D161];&quot;----&quot;);&quot;&quot;;TIME(RAND()*(8-5)+5;RAND()*(59-0)+0;0)))" office:value-type="time" office:time-value="PT06H10M20.289129201S" calcext:value-type="time">
            <text:p>6:10</text:p>
          </table:table-cell>
          <table:table-cell table:style-name="ce9" table:formula="of:=IF(OR(EXACT(WEEKDAY([.$B164]);1);EXACT(WEEKDAY([.$B164]);7));0;COM.MICROSOFT.CEILING.MATH(RAND() * 20)*(IF(RAND()&gt;0.5;1;-1)))" office:value-type="float" office:value="5" calcext:value-type="float">
            <text:p>5</text:p>
          </table:table-cell>
          <table:table-cell table:style-name="ce13" table:formula="of:=IF(OR(EXACT(WEEKDAY([.$B164]);1);EXACT(WEEKDAY([.$B16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64]);1);EXACT(WEEKDAY([.$B16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64]);1);EXACT(WEEKDAY([.$B164]);7));&quot;----&quot;;&quot;&quot;)">
            <text:p/>
          </table:table-cell>
          <table:table-cell table:style-name="ce8" table:formula="of:=IFERROR(TIME([.I164]/60;[.I164] - COM.MICROSOFT.FLOOR.MATH([.I164]/60) * 60;0);&quot;&quot;)" office:value-type="time" office:time-value="PT15H30M00S" calcext:value-type="time">
            <text:p>15:30</text:p>
          </table:table-cell>
          <table:table-cell table:style-name="ce16" table:formula="of:=IFERROR(IF(EXACT([.C164];&quot;&quot;);&quot;&quot;;HOUR([.C164])*60+MINUTE([.C164])+HOUR([.E164])*60+MINUTE([.E164])+HOUR([.F164])*60+MINUTE([.F164])+[.D164]);&quot;&quot;)" office:value-type="float" office:value="885" calcext:value-type="float">
            <text:p>885</text:p>
          </table:table-cell>
          <table:table-cell table:style-name="ce19" table:formula="of:=IFERROR(IF(EXACT([.D164];&quot;&quot;);&quot;&quot;;[.J163]+[.D164]);&quot;&quot;)" office:value-type="float" office:value="-101" calcext:value-type="float">
            <text:p>-101</text:p>
          </table:table-cell>
          <table:table-cell table:style-name="ce22" table:formula="of:=NOT(OR(EXACT([.C164];&quot;&quot;);EXACT([.C164];&quot;----&quot;)))" office:value-type="boolean" office:boolean-value="true" calcext:value-type="boolean">
            <text:p>TRUE</text:p>
          </table:table-cell>
          <table:table-cell table:formula="of:=IF([.K164];HOUR([.C164])+(MINUTE([.C164])/60);&quot;&quot;)" office:value-type="float" office:value="6.16666666666667" calcext:value-type="float">
            <text:p>6.17</text:p>
          </table:table-cell>
          <table:table-cell table:style-name="ce25" table:formula="of:=IF([.K164];TIME(ROUNDDOWN((SUM([.L158:.L164])/5); 0);((SUM([.L158:.L164])/5)-ROUNDDOWN((SUM([.L158:.L164])/5);0))*60;0);&quot;&quot;)" office:value-type="time" office:time-value="PT06H50M00S" calcext:value-type="time">
            <text:p>6:50</text:p>
          </table:table-cell>
          <table:table-cell/>
          <table:table-cell table:style-name="ce30" table:formula="of:=IF(EXACT([.J164];&quot;&quot;);&quot;&quot;;[.B164])" office:value-type="date" office:date-value="2025-06-12" calcext:value-type="date">
            <text:p>2025-06-12</text:p>
          </table:table-cell>
          <table:table-cell table:style-name="ce33" table:formula="of:=IF(EXACT([.J164];&quot;&quot;);&quot;&quot;;(SUM([.L158:.L164])/5)-7)" office:value-type="float" office:value="-0.166666666666667" calcext:value-type="float">
            <text:p>-0.17</text:p>
          </table:table-cell>
          <table:table-cell table:style-name="ce33" table:formula="of:=IF(EXACT([.J164];&quot;&quot;);&quot;&quot;;[.Q163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65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164]+1" office:value-type="date" office:date-value="2025-06-13" calcext:value-type="date">
            <text:p>2025-06-13</text:p>
          </table:table-cell>
          <table:table-cell table:style-name="ce8" table:formula="of:=IF(OR(EXACT(WEEKDAY([.$B165]);1);EXACT(WEEKDAY([.$B165]);7));&quot;----&quot;;IF(EXACT([.D162];&quot;----&quot;);&quot;&quot;;TIME(RAND()*(8-5)+5;RAND()*(59-0)+0;0)))" office:value-type="time" office:time-value="PT07H35M54.83869346S" calcext:value-type="time">
            <text:p>7:35</text:p>
          </table:table-cell>
          <table:table-cell table:style-name="ce9" table:formula="of:=IF(OR(EXACT(WEEKDAY([.$B165]);1);EXACT(WEEKDAY([.$B165]);7));0;COM.MICROSOFT.CEILING.MATH(RAND() * 20)*(IF(RAND()&gt;0.5;1;-1)))" office:value-type="float" office:value="7" calcext:value-type="float">
            <text:p>7</text:p>
          </table:table-cell>
          <table:table-cell table:style-name="ce13" table:formula="of:=IF(OR(EXACT(WEEKDAY([.$B165]);1);EXACT(WEEKDAY([.$B16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65]);1);EXACT(WEEKDAY([.$B16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65]);1);EXACT(WEEKDAY([.$B165]);7));&quot;----&quot;;&quot;&quot;)">
            <text:p/>
          </table:table-cell>
          <table:table-cell table:style-name="ce8" table:formula="of:=IFERROR(TIME([.I165]/60;[.I165] - COM.MICROSOFT.FLOOR.MATH([.I165]/60) * 60;0);&quot;&quot;)" office:value-type="time" office:time-value="PT16H24M00S" calcext:value-type="time">
            <text:p>16:24</text:p>
          </table:table-cell>
          <table:table-cell table:style-name="ce16" table:formula="of:=IFERROR(IF(EXACT([.C165];&quot;&quot;);&quot;&quot;;HOUR([.C165])*60+MINUTE([.C165])+HOUR([.E165])*60+MINUTE([.E165])+HOUR([.F165])*60+MINUTE([.F165])+[.D165]);&quot;&quot;)" office:value-type="float" office:value="972" calcext:value-type="float">
            <text:p>972</text:p>
          </table:table-cell>
          <table:table-cell table:style-name="ce19" table:formula="of:=IFERROR(IF(EXACT([.D165];&quot;&quot;);&quot;&quot;;[.J164]+[.D165]);&quot;&quot;)" office:value-type="float" office:value="-94" calcext:value-type="float">
            <text:p>-94</text:p>
          </table:table-cell>
          <table:table-cell table:style-name="ce22" table:formula="of:=NOT(OR(EXACT([.C165];&quot;&quot;);EXACT([.C165];&quot;----&quot;)))" office:value-type="boolean" office:boolean-value="true" calcext:value-type="boolean">
            <text:p>TRUE</text:p>
          </table:table-cell>
          <table:table-cell table:formula="of:=IF([.K165];HOUR([.C165])+(MINUTE([.C165])/60);&quot;&quot;)" office:value-type="float" office:value="7.58333333333333" calcext:value-type="float">
            <text:p>7.58</text:p>
          </table:table-cell>
          <table:table-cell table:style-name="ce25" table:formula="of:=IF([.K165];TIME(ROUNDDOWN((SUM([.L159:.L165])/5); 0);((SUM([.L159:.L165])/5)-ROUNDDOWN((SUM([.L159:.L165])/5);0))*60;0);&quot;&quot;)" office:value-type="time" office:time-value="PT06H54M48S" calcext:value-type="time">
            <text:p>6:54</text:p>
          </table:table-cell>
          <table:table-cell/>
          <table:table-cell table:style-name="ce30" table:formula="of:=IF(EXACT([.J165];&quot;&quot;);&quot;&quot;;[.B165])" office:value-type="date" office:date-value="2025-06-13" calcext:value-type="date">
            <text:p>2025-06-13</text:p>
          </table:table-cell>
          <table:table-cell table:style-name="ce33" table:formula="of:=IF(EXACT([.J165];&quot;&quot;);&quot;&quot;;(SUM([.L159:.L165])/5)-7)" office:value-type="float" office:value="-0.0866666666666678" calcext:value-type="float">
            <text:p>-0.09</text:p>
          </table:table-cell>
          <table:table-cell table:style-name="ce33" table:formula="of:=IF(EXACT([.J165];&quot;&quot;);&quot;&quot;;[.Q164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66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165]+1" office:value-type="date" office:date-value="2025-06-14" calcext:value-type="date">
            <text:p>2025-06-14</text:p>
          </table:table-cell>
          <table:table-cell table:style-name="ce8" table:formula="of:=IF(OR(EXACT(WEEKDAY([.$B166]);1);EXACT(WEEKDAY([.$B166]);7));&quot;----&quot;;IF(EXACT([.D163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66]);1);EXACT(WEEKDAY([.$B166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66]);1);EXACT(WEEKDAY([.$B166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66]);1);EXACT(WEEKDAY([.$B166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66]);1);EXACT(WEEKDAY([.$B166]);7));&quot;----&quot;;&quot;&quot;)" office:value-type="string" office:string-value="----" calcext:value-type="string">
            <text:p>----</text:p>
          </table:table-cell>
          <table:table-cell table:style-name="ce8" table:formula="of:=IFERROR(TIME([.I166]/60;[.I166] - COM.MICROSOFT.FLOOR.MATH([.I166]/60) * 60;0);&quot;&quot;)">
            <text:p/>
          </table:table-cell>
          <table:table-cell table:style-name="ce16" table:formula="of:=IFERROR(IF(EXACT([.C166];&quot;&quot;);&quot;&quot;;HOUR([.C166])*60+MINUTE([.C166])+HOUR([.E166])*60+MINUTE([.E166])+HOUR([.F166])*60+MINUTE([.F166])+[.D166]);&quot;&quot;)">
            <text:p/>
          </table:table-cell>
          <table:table-cell table:style-name="ce19" table:formula="of:=IFERROR(IF(EXACT([.D166];&quot;&quot;);&quot;&quot;;[.J165]+[.D166]);&quot;&quot;)" office:value-type="float" office:value="-94" calcext:value-type="float">
            <text:p>-94</text:p>
          </table:table-cell>
          <table:table-cell table:style-name="ce22" table:formula="of:=NOT(OR(EXACT([.C166];&quot;&quot;);EXACT([.C166];&quot;----&quot;)))" office:value-type="boolean" office:boolean-value="false" calcext:value-type="boolean">
            <text:p>FALSE</text:p>
          </table:table-cell>
          <table:table-cell table:formula="of:=IF([.K166];HOUR([.C166])+(MINUTE([.C166])/60);&quot;&quot;)">
            <text:p/>
          </table:table-cell>
          <table:table-cell table:style-name="ce25" table:formula="of:=IF([.K166];TIME(ROUNDDOWN((SUM([.L160:.L166])/5); 0);((SUM([.L160:.L166])/5)-ROUNDDOWN((SUM([.L160:.L166])/5);0))*60;0);&quot;&quot;)">
            <text:p/>
          </table:table-cell>
          <table:table-cell/>
          <table:table-cell table:style-name="ce30" table:formula="of:=IF(EXACT([.J166];&quot;&quot;);&quot;&quot;;[.B166])" office:value-type="date" office:date-value="2025-06-14" calcext:value-type="date">
            <text:p>2025-06-14</text:p>
          </table:table-cell>
          <table:table-cell table:style-name="ce33" table:formula="of:=IF(EXACT([.J166];&quot;&quot;);&quot;&quot;;(SUM([.L160:.L166])/5)-7)" office:value-type="float" office:value="-0.0866666666666678" calcext:value-type="float">
            <text:p>-0.09</text:p>
          </table:table-cell>
          <table:table-cell table:style-name="ce33" table:formula="of:=IF(EXACT([.J166];&quot;&quot;);&quot;&quot;;[.Q165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67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166]+1" office:value-type="date" office:date-value="2025-06-15" calcext:value-type="date">
            <text:p>2025-06-15</text:p>
          </table:table-cell>
          <table:table-cell table:style-name="ce8" table:formula="of:=IF(OR(EXACT(WEEKDAY([.$B167]);1);EXACT(WEEKDAY([.$B167]);7));&quot;----&quot;;IF(EXACT([.D164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67]);1);EXACT(WEEKDAY([.$B167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67]);1);EXACT(WEEKDAY([.$B167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67]);1);EXACT(WEEKDAY([.$B167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67]);1);EXACT(WEEKDAY([.$B167]);7));&quot;----&quot;;&quot;&quot;)" office:value-type="string" office:string-value="----" calcext:value-type="string">
            <text:p>----</text:p>
          </table:table-cell>
          <table:table-cell table:style-name="ce8" table:formula="of:=IFERROR(TIME([.I167]/60;[.I167] - COM.MICROSOFT.FLOOR.MATH([.I167]/60) * 60;0);&quot;&quot;)">
            <text:p/>
          </table:table-cell>
          <table:table-cell table:style-name="ce16" table:formula="of:=IFERROR(IF(EXACT([.C167];&quot;&quot;);&quot;&quot;;HOUR([.C167])*60+MINUTE([.C167])+HOUR([.E167])*60+MINUTE([.E167])+HOUR([.F167])*60+MINUTE([.F167])+[.D167]);&quot;&quot;)">
            <text:p/>
          </table:table-cell>
          <table:table-cell table:style-name="ce19" table:formula="of:=IFERROR(IF(EXACT([.D167];&quot;&quot;);&quot;&quot;;[.J166]+[.D167]);&quot;&quot;)" office:value-type="float" office:value="-94" calcext:value-type="float">
            <text:p>-94</text:p>
          </table:table-cell>
          <table:table-cell table:style-name="ce22" table:formula="of:=NOT(OR(EXACT([.C167];&quot;&quot;);EXACT([.C167];&quot;----&quot;)))" office:value-type="boolean" office:boolean-value="false" calcext:value-type="boolean">
            <text:p>FALSE</text:p>
          </table:table-cell>
          <table:table-cell table:formula="of:=IF([.K167];HOUR([.C167])+(MINUTE([.C167])/60);&quot;&quot;)">
            <text:p/>
          </table:table-cell>
          <table:table-cell table:style-name="ce25" table:formula="of:=IF([.K167];TIME(ROUNDDOWN((SUM([.L161:.L167])/5); 0);((SUM([.L161:.L167])/5)-ROUNDDOWN((SUM([.L161:.L167])/5);0))*60;0);&quot;&quot;)">
            <text:p/>
          </table:table-cell>
          <table:table-cell/>
          <table:table-cell table:style-name="ce30" table:formula="of:=IF(EXACT([.J167];&quot;&quot;);&quot;&quot;;[.B167])" office:value-type="date" office:date-value="2025-06-15" calcext:value-type="date">
            <text:p>2025-06-15</text:p>
          </table:table-cell>
          <table:table-cell table:style-name="ce33" table:formula="of:=IF(EXACT([.J167];&quot;&quot;);&quot;&quot;;(SUM([.L161:.L167])/5)-7)" office:value-type="float" office:value="-0.0866666666666678" calcext:value-type="float">
            <text:p>-0.09</text:p>
          </table:table-cell>
          <table:table-cell table:style-name="ce33" table:formula="of:=IF(EXACT([.J167];&quot;&quot;);&quot;&quot;;[.Q166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68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167]+1" office:value-type="date" office:date-value="2025-06-16" calcext:value-type="date">
            <text:p>2025-06-16</text:p>
          </table:table-cell>
          <table:table-cell table:style-name="ce8" table:formula="of:=IF(OR(EXACT(WEEKDAY([.$B168]);1);EXACT(WEEKDAY([.$B168]);7));&quot;----&quot;;IF(EXACT([.D165];&quot;----&quot;);&quot;&quot;;TIME(RAND()*(8-5)+5;RAND()*(59-0)+0;0)))" office:value-type="time" office:time-value="PT06H41M01.107549116S" calcext:value-type="time">
            <text:p>6:41</text:p>
          </table:table-cell>
          <table:table-cell table:style-name="ce9" table:formula="of:=IF(OR(EXACT(WEEKDAY([.$B168]);1);EXACT(WEEKDAY([.$B168]);7));0;COM.MICROSOFT.CEILING.MATH(RAND() * 20)*(IF(RAND()&gt;0.5;1;-1)))" office:value-type="float" office:value="14" calcext:value-type="float">
            <text:p>14</text:p>
          </table:table-cell>
          <table:table-cell table:style-name="ce13" table:formula="of:=IF(OR(EXACT(WEEKDAY([.$B168]);1);EXACT(WEEKDAY([.$B16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68]);1);EXACT(WEEKDAY([.$B16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68]);1);EXACT(WEEKDAY([.$B168]);7));&quot;----&quot;;&quot;&quot;)">
            <text:p/>
          </table:table-cell>
          <table:table-cell table:style-name="ce8" table:formula="of:=IFERROR(TIME([.I168]/60;[.I168] - COM.MICROSOFT.FLOOR.MATH([.I168]/60) * 60;0);&quot;&quot;)" office:value-type="time" office:time-value="PT15H50M00S" calcext:value-type="time">
            <text:p>15:50</text:p>
          </table:table-cell>
          <table:table-cell table:style-name="ce16" table:formula="of:=IFERROR(IF(EXACT([.C168];&quot;&quot;);&quot;&quot;;HOUR([.C168])*60+MINUTE([.C168])+HOUR([.E168])*60+MINUTE([.E168])+HOUR([.F168])*60+MINUTE([.F168])+[.D168]);&quot;&quot;)" office:value-type="float" office:value="925" calcext:value-type="float">
            <text:p>925</text:p>
          </table:table-cell>
          <table:table-cell table:style-name="ce19" table:formula="of:=IFERROR(IF(EXACT([.D168];&quot;&quot;);&quot;&quot;;[.J167]+[.D168]);&quot;&quot;)" office:value-type="float" office:value="-80" calcext:value-type="float">
            <text:p>-80</text:p>
          </table:table-cell>
          <table:table-cell table:style-name="ce22" table:formula="of:=NOT(OR(EXACT([.C168];&quot;&quot;);EXACT([.C168];&quot;----&quot;)))" office:value-type="boolean" office:boolean-value="true" calcext:value-type="boolean">
            <text:p>TRUE</text:p>
          </table:table-cell>
          <table:table-cell table:formula="of:=IF([.K168];HOUR([.C168])+(MINUTE([.C168])/60);&quot;&quot;)" office:value-type="float" office:value="6.68333333333333" calcext:value-type="float">
            <text:p>6.68</text:p>
          </table:table-cell>
          <table:table-cell table:style-name="ce25" table:formula="of:=IF([.K168];TIME(ROUNDDOWN((SUM([.L162:.L168])/5); 0);((SUM([.L162:.L168])/5)-ROUNDDOWN((SUM([.L162:.L168])/5);0))*60;0);&quot;&quot;)" office:value-type="time" office:time-value="PT06H42M12S" calcext:value-type="time">
            <text:p>6:42</text:p>
          </table:table-cell>
          <table:table-cell/>
          <table:table-cell table:style-name="ce30" table:formula="of:=IF(EXACT([.J168];&quot;&quot;);&quot;&quot;;[.B168])" office:value-type="date" office:date-value="2025-06-16" calcext:value-type="date">
            <text:p>2025-06-16</text:p>
          </table:table-cell>
          <table:table-cell table:style-name="ce33" table:formula="of:=IF(EXACT([.J168];&quot;&quot;);&quot;&quot;;(SUM([.L162:.L168])/5)-7)" office:value-type="float" office:value="-0.296666666666667" calcext:value-type="float">
            <text:p>-0.30</text:p>
          </table:table-cell>
          <table:table-cell table:style-name="ce33" table:formula="of:=IF(EXACT([.J168];&quot;&quot;);&quot;&quot;;[.Q167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69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  <draw:frame draw:z-index="0" draw:name="Graf 2" draw:style-name="gr1" draw:text-style-name="P1" svg:width="396.92mm" svg:height="125.72mm" svg:x="3.27mm" svg:y="3.17mm">
              <draw:object draw:notify-on-update-of-ranges="yyyy.P7:yyyy.P18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5" table:formula="of:=[.B168]+1" office:value-type="date" office:date-value="2025-06-17" calcext:value-type="date">
            <text:p>2025-06-17</text:p>
          </table:table-cell>
          <table:table-cell table:style-name="ce8" table:formula="of:=IF(OR(EXACT(WEEKDAY([.$B169]);1);EXACT(WEEKDAY([.$B169]);7));&quot;----&quot;;IF(EXACT([.D166];&quot;----&quot;);&quot;&quot;;TIME(RAND()*(8-5)+5;RAND()*(59-0)+0;0)))" office:value-type="time" office:time-value="PT06H25M32.622297484S" calcext:value-type="time">
            <text:p>6:25</text:p>
          </table:table-cell>
          <table:table-cell table:style-name="ce9" table:formula="of:=IF(OR(EXACT(WEEKDAY([.$B169]);1);EXACT(WEEKDAY([.$B169]);7));0;COM.MICROSOFT.CEILING.MATH(RAND() * 20)*(IF(RAND()&gt;0.5;1;-1)))" office:value-type="float" office:value="-12" calcext:value-type="float">
            <text:p>-12</text:p>
          </table:table-cell>
          <table:table-cell table:style-name="ce13" table:formula="of:=IF(OR(EXACT(WEEKDAY([.$B169]);1);EXACT(WEEKDAY([.$B16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69]);1);EXACT(WEEKDAY([.$B16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69]);1);EXACT(WEEKDAY([.$B169]);7));&quot;----&quot;;&quot;&quot;)">
            <text:p/>
          </table:table-cell>
          <table:table-cell table:style-name="ce8" table:formula="of:=IFERROR(TIME([.I169]/60;[.I169] - COM.MICROSOFT.FLOOR.MATH([.I169]/60) * 60;0);&quot;&quot;)" office:value-type="time" office:time-value="PT15H26M00S" calcext:value-type="time">
            <text:p>15:26</text:p>
          </table:table-cell>
          <table:table-cell table:style-name="ce16" table:formula="of:=IFERROR(IF(EXACT([.C169];&quot;&quot;);&quot;&quot;;HOUR([.C169])*60+MINUTE([.C169])+HOUR([.E169])*60+MINUTE([.E169])+HOUR([.F169])*60+MINUTE([.F169])+[.D169]);&quot;&quot;)" office:value-type="float" office:value="883" calcext:value-type="float">
            <text:p>883</text:p>
          </table:table-cell>
          <table:table-cell table:style-name="ce19" table:formula="of:=IFERROR(IF(EXACT([.D169];&quot;&quot;);&quot;&quot;;[.J168]+[.D169]);&quot;&quot;)" office:value-type="float" office:value="-92" calcext:value-type="float">
            <text:p>-92</text:p>
          </table:table-cell>
          <table:table-cell table:style-name="ce22" table:formula="of:=NOT(OR(EXACT([.C169];&quot;&quot;);EXACT([.C169];&quot;----&quot;)))" office:value-type="boolean" office:boolean-value="true" calcext:value-type="boolean">
            <text:p>TRUE</text:p>
          </table:table-cell>
          <table:table-cell table:formula="of:=IF([.K169];HOUR([.C169])+(MINUTE([.C169])/60);&quot;&quot;)" office:value-type="float" office:value="6.41666666666667" calcext:value-type="float">
            <text:p>6.42</text:p>
          </table:table-cell>
          <table:table-cell table:style-name="ce25" table:formula="of:=IF([.K169];TIME(ROUNDDOWN((SUM([.L163:.L169])/5); 0);((SUM([.L163:.L169])/5)-ROUNDDOWN((SUM([.L163:.L169])/5);0))*60;0);&quot;&quot;)" office:value-type="time" office:time-value="PT06H44M12S" calcext:value-type="time">
            <text:p>6:44</text:p>
          </table:table-cell>
          <table:table-cell/>
          <table:table-cell table:style-name="ce30" table:formula="of:=IF(EXACT([.J169];&quot;&quot;);&quot;&quot;;[.B169])" office:value-type="date" office:date-value="2025-06-17" calcext:value-type="date">
            <text:p>2025-06-17</text:p>
          </table:table-cell>
          <table:table-cell table:style-name="ce33" table:formula="of:=IF(EXACT([.J169];&quot;&quot;);&quot;&quot;;(SUM([.L163:.L169])/5)-7)" office:value-type="float" office:value="-0.263333333333333" calcext:value-type="float">
            <text:p>-0.26</text:p>
          </table:table-cell>
          <table:table-cell table:style-name="ce33" table:formula="of:=IF(EXACT([.J169];&quot;&quot;);&quot;&quot;;[.Q168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70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169]+1" office:value-type="date" office:date-value="2025-06-18" calcext:value-type="date">
            <text:p>2025-06-18</text:p>
          </table:table-cell>
          <table:table-cell table:style-name="ce8" table:formula="of:=IF(OR(EXACT(WEEKDAY([.$B170]);1);EXACT(WEEKDAY([.$B170]);7));&quot;----&quot;;IF(EXACT([.D167];&quot;----&quot;);&quot;&quot;;TIME(RAND()*(8-5)+5;RAND()*(59-0)+0;0)))" office:value-type="time" office:time-value="PT06H03M39.361457639S" calcext:value-type="time">
            <text:p>6:03</text:p>
          </table:table-cell>
          <table:table-cell table:style-name="ce9" table:formula="of:=IF(OR(EXACT(WEEKDAY([.$B170]);1);EXACT(WEEKDAY([.$B170]);7));0;COM.MICROSOFT.CEILING.MATH(RAND() * 20)*(IF(RAND()&gt;0.5;1;-1)))" office:value-type="float" office:value="7" calcext:value-type="float">
            <text:p>7</text:p>
          </table:table-cell>
          <table:table-cell table:style-name="ce13" table:formula="of:=IF(OR(EXACT(WEEKDAY([.$B170]);1);EXACT(WEEKDAY([.$B17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70]);1);EXACT(WEEKDAY([.$B17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70]);1);EXACT(WEEKDAY([.$B170]);7));&quot;----&quot;;&quot;&quot;)">
            <text:p/>
          </table:table-cell>
          <table:table-cell table:style-name="ce8" table:formula="of:=IFERROR(TIME([.I170]/60;[.I170] - COM.MICROSOFT.FLOOR.MATH([.I170]/60) * 60;0);&quot;&quot;)" office:value-type="time" office:time-value="PT15H20M00S" calcext:value-type="time">
            <text:p>15:20</text:p>
          </table:table-cell>
          <table:table-cell table:style-name="ce16" table:formula="of:=IFERROR(IF(EXACT([.C170];&quot;&quot;);&quot;&quot;;HOUR([.C170])*60+MINUTE([.C170])+HOUR([.E170])*60+MINUTE([.E170])+HOUR([.F170])*60+MINUTE([.F170])+[.D170]);&quot;&quot;)" office:value-type="float" office:value="880" calcext:value-type="float">
            <text:p>880</text:p>
          </table:table-cell>
          <table:table-cell table:style-name="ce19" table:formula="of:=IFERROR(IF(EXACT([.D170];&quot;&quot;);&quot;&quot;;[.J169]+[.D170]);&quot;&quot;)" office:value-type="float" office:value="-85" calcext:value-type="float">
            <text:p>-85</text:p>
          </table:table-cell>
          <table:table-cell table:style-name="ce22" table:formula="of:=NOT(OR(EXACT([.C170];&quot;&quot;);EXACT([.C170];&quot;----&quot;)))" office:value-type="boolean" office:boolean-value="true" calcext:value-type="boolean">
            <text:p>TRUE</text:p>
          </table:table-cell>
          <table:table-cell table:formula="of:=IF([.K170];HOUR([.C170])+(MINUTE([.C170])/60);&quot;&quot;)" office:value-type="float" office:value="6.05" calcext:value-type="float">
            <text:p>6.05</text:p>
          </table:table-cell>
          <table:table-cell table:style-name="ce25" table:formula="of:=IF([.K170];TIME(ROUNDDOWN((SUM([.L164:.L170])/5); 0);((SUM([.L164:.L170])/5)-ROUNDDOWN((SUM([.L164:.L170])/5);0))*60;0);&quot;&quot;)" office:value-type="time" office:time-value="PT06H34M48S" calcext:value-type="time">
            <text:p>6:34</text:p>
          </table:table-cell>
          <table:table-cell/>
          <table:table-cell table:style-name="ce30" table:formula="of:=IF(EXACT([.J170];&quot;&quot;);&quot;&quot;;[.B170])" office:value-type="date" office:date-value="2025-06-18" calcext:value-type="date">
            <text:p>2025-06-18</text:p>
          </table:table-cell>
          <table:table-cell table:style-name="ce33" table:formula="of:=IF(EXACT([.J170];&quot;&quot;);&quot;&quot;;(SUM([.L164:.L170])/5)-7)" office:value-type="float" office:value="-0.42" calcext:value-type="float">
            <text:p>-0.42</text:p>
          </table:table-cell>
          <table:table-cell table:style-name="ce33" table:formula="of:=IF(EXACT([.J170];&quot;&quot;);&quot;&quot;;[.Q169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71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170]+1" office:value-type="date" office:date-value="2025-06-19" calcext:value-type="date">
            <text:p>2025-06-19</text:p>
          </table:table-cell>
          <table:table-cell table:style-name="ce8" table:formula="of:=IF(OR(EXACT(WEEKDAY([.$B171]);1);EXACT(WEEKDAY([.$B171]);7));&quot;----&quot;;IF(EXACT([.D168];&quot;----&quot;);&quot;&quot;;TIME(RAND()*(8-5)+5;RAND()*(59-0)+0;0)))" office:value-type="time" office:time-value="PT07H14M33.680450175S" calcext:value-type="time">
            <text:p>7:14</text:p>
          </table:table-cell>
          <table:table-cell table:style-name="ce9" table:formula="of:=IF(OR(EXACT(WEEKDAY([.$B171]);1);EXACT(WEEKDAY([.$B171]);7));0;COM.MICROSOFT.CEILING.MATH(RAND() * 20)*(IF(RAND()&gt;0.5;1;-1)))" office:value-type="float" office:value="13" calcext:value-type="float">
            <text:p>13</text:p>
          </table:table-cell>
          <table:table-cell table:style-name="ce13" table:formula="of:=IF(OR(EXACT(WEEKDAY([.$B171]);1);EXACT(WEEKDAY([.$B17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71]);1);EXACT(WEEKDAY([.$B17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71]);1);EXACT(WEEKDAY([.$B171]);7));&quot;----&quot;;&quot;&quot;)">
            <text:p/>
          </table:table-cell>
          <table:table-cell table:style-name="ce8" table:formula="of:=IFERROR(TIME([.I171]/60;[.I171] - COM.MICROSOFT.FLOOR.MATH([.I171]/60) * 60;0);&quot;&quot;)" office:value-type="time" office:time-value="PT16H54M00S" calcext:value-type="time">
            <text:p>16:54</text:p>
          </table:table-cell>
          <table:table-cell table:style-name="ce16" table:formula="of:=IFERROR(IF(EXACT([.C171];&quot;&quot;);&quot;&quot;;HOUR([.C171])*60+MINUTE([.C171])+HOUR([.E171])*60+MINUTE([.E171])+HOUR([.F171])*60+MINUTE([.F171])+[.D171]);&quot;&quot;)" office:value-type="float" office:value="957" calcext:value-type="float">
            <text:p>957</text:p>
          </table:table-cell>
          <table:table-cell table:style-name="ce19" table:formula="of:=IFERROR(IF(EXACT([.D171];&quot;&quot;);&quot;&quot;;[.J170]+[.D171]);&quot;&quot;)" office:value-type="float" office:value="-72" calcext:value-type="float">
            <text:p>-72</text:p>
          </table:table-cell>
          <table:table-cell table:style-name="ce22" table:formula="of:=NOT(OR(EXACT([.C171];&quot;&quot;);EXACT([.C171];&quot;----&quot;)))" office:value-type="boolean" office:boolean-value="true" calcext:value-type="boolean">
            <text:p>TRUE</text:p>
          </table:table-cell>
          <table:table-cell table:formula="of:=IF([.K171];HOUR([.C171])+(MINUTE([.C171])/60);&quot;&quot;)" office:value-type="float" office:value="7.23333333333333" calcext:value-type="float">
            <text:p>7.23</text:p>
          </table:table-cell>
          <table:table-cell table:style-name="ce25" table:formula="of:=IF([.K171];TIME(ROUNDDOWN((SUM([.L165:.L171])/5); 0);((SUM([.L165:.L171])/5)-ROUNDDOWN((SUM([.L165:.L171])/5);0))*60;0);&quot;&quot;)" office:value-type="time" office:time-value="PT06H47M36S" calcext:value-type="time">
            <text:p>6:47</text:p>
          </table:table-cell>
          <table:table-cell/>
          <table:table-cell table:style-name="ce30" table:formula="of:=IF(EXACT([.J171];&quot;&quot;);&quot;&quot;;[.B171])" office:value-type="date" office:date-value="2025-06-19" calcext:value-type="date">
            <text:p>2025-06-19</text:p>
          </table:table-cell>
          <table:table-cell table:style-name="ce33" table:formula="of:=IF(EXACT([.J171];&quot;&quot;);&quot;&quot;;(SUM([.L165:.L171])/5)-7)" office:value-type="float" office:value="-0.206666666666666" calcext:value-type="float">
            <text:p>-0.21</text:p>
          </table:table-cell>
          <table:table-cell table:style-name="ce33" table:formula="of:=IF(EXACT([.J171];&quot;&quot;);&quot;&quot;;[.Q170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72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171]+1" office:value-type="date" office:date-value="2025-06-20" calcext:value-type="date">
            <text:p>2025-06-20</text:p>
          </table:table-cell>
          <table:table-cell table:style-name="ce8" table:formula="of:=IF(OR(EXACT(WEEKDAY([.$B172]);1);EXACT(WEEKDAY([.$B172]);7));&quot;----&quot;;IF(EXACT([.D169];&quot;----&quot;);&quot;&quot;;TIME(RAND()*(8-5)+5;RAND()*(59-0)+0;0)))" office:value-type="time" office:time-value="PT08H19M36.27993062S" calcext:value-type="time">
            <text:p>8:19</text:p>
          </table:table-cell>
          <table:table-cell table:style-name="ce9" table:formula="of:=IF(OR(EXACT(WEEKDAY([.$B172]);1);EXACT(WEEKDAY([.$B172]);7));0;COM.MICROSOFT.CEILING.MATH(RAND() * 20)*(IF(RAND()&gt;0.5;1;-1)))" office:value-type="float" office:value="15" calcext:value-type="float">
            <text:p>15</text:p>
          </table:table-cell>
          <table:table-cell table:style-name="ce13" table:formula="of:=IF(OR(EXACT(WEEKDAY([.$B172]);1);EXACT(WEEKDAY([.$B17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72]);1);EXACT(WEEKDAY([.$B17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72]);1);EXACT(WEEKDAY([.$B172]);7));&quot;----&quot;;&quot;&quot;)">
            <text:p/>
          </table:table-cell>
          <table:table-cell table:style-name="ce8" table:formula="of:=IFERROR(TIME([.I172]/60;[.I172] - COM.MICROSOFT.FLOOR.MATH([.I172]/60) * 60;0);&quot;&quot;)" office:value-type="time" office:time-value="PT17H08M00S" calcext:value-type="time">
            <text:p>17:08</text:p>
          </table:table-cell>
          <table:table-cell table:style-name="ce16" table:formula="of:=IFERROR(IF(EXACT([.C172];&quot;&quot;);&quot;&quot;;HOUR([.C172])*60+MINUTE([.C172])+HOUR([.E172])*60+MINUTE([.E172])+HOUR([.F172])*60+MINUTE([.F172])+[.D172]);&quot;&quot;)" office:value-type="float" office:value="1024" calcext:value-type="float">
            <text:p>1024</text:p>
          </table:table-cell>
          <table:table-cell table:style-name="ce19" table:formula="of:=IFERROR(IF(EXACT([.D172];&quot;&quot;);&quot;&quot;;[.J171]+[.D172]);&quot;&quot;)" office:value-type="float" office:value="-57" calcext:value-type="float">
            <text:p>-57</text:p>
          </table:table-cell>
          <table:table-cell table:style-name="ce22" table:formula="of:=NOT(OR(EXACT([.C172];&quot;&quot;);EXACT([.C172];&quot;----&quot;)))" office:value-type="boolean" office:boolean-value="true" calcext:value-type="boolean">
            <text:p>TRUE</text:p>
          </table:table-cell>
          <table:table-cell table:formula="of:=IF([.K172];HOUR([.C172])+(MINUTE([.C172])/60);&quot;&quot;)" office:value-type="float" office:value="8.31666666666667" calcext:value-type="float">
            <text:p>8.32</text:p>
          </table:table-cell>
          <table:table-cell table:style-name="ce25" table:formula="of:=IF([.K172];TIME(ROUNDDOWN((SUM([.L166:.L172])/5); 0);((SUM([.L166:.L172])/5)-ROUNDDOWN((SUM([.L166:.L172])/5);0))*60;0);&quot;&quot;)" office:value-type="time" office:time-value="PT06H56M24S" calcext:value-type="time">
            <text:p>6:56</text:p>
          </table:table-cell>
          <table:table-cell/>
          <table:table-cell table:style-name="ce30" table:formula="of:=IF(EXACT([.J172];&quot;&quot;);&quot;&quot;;[.B172])" office:value-type="date" office:date-value="2025-06-20" calcext:value-type="date">
            <text:p>2025-06-20</text:p>
          </table:table-cell>
          <table:table-cell table:style-name="ce33" table:formula="of:=IF(EXACT([.J172];&quot;&quot;);&quot;&quot;;(SUM([.L166:.L172])/5)-7)" office:value-type="float" office:value="-0.0599999999999996" calcext:value-type="float">
            <text:p>-0.06</text:p>
          </table:table-cell>
          <table:table-cell table:style-name="ce33" table:formula="of:=IF(EXACT([.J172];&quot;&quot;);&quot;&quot;;[.Q171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73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172]+1" office:value-type="date" office:date-value="2025-06-21" calcext:value-type="date">
            <text:p>2025-06-21</text:p>
          </table:table-cell>
          <table:table-cell table:style-name="ce8" table:formula="of:=IF(OR(EXACT(WEEKDAY([.$B173]);1);EXACT(WEEKDAY([.$B173]);7));&quot;----&quot;;IF(EXACT([.D170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73]);1);EXACT(WEEKDAY([.$B173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73]);1);EXACT(WEEKDAY([.$B173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73]);1);EXACT(WEEKDAY([.$B173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73]);1);EXACT(WEEKDAY([.$B173]);7));&quot;----&quot;;&quot;&quot;)" office:value-type="string" office:string-value="----" calcext:value-type="string">
            <text:p>----</text:p>
          </table:table-cell>
          <table:table-cell table:style-name="ce8" table:formula="of:=IFERROR(TIME([.I173]/60;[.I173] - COM.MICROSOFT.FLOOR.MATH([.I173]/60) * 60;0);&quot;&quot;)">
            <text:p/>
          </table:table-cell>
          <table:table-cell table:style-name="ce16" table:formula="of:=IFERROR(IF(EXACT([.C173];&quot;&quot;);&quot;&quot;;HOUR([.C173])*60+MINUTE([.C173])+HOUR([.E173])*60+MINUTE([.E173])+HOUR([.F173])*60+MINUTE([.F173])+[.D173]);&quot;&quot;)">
            <text:p/>
          </table:table-cell>
          <table:table-cell table:style-name="ce19" table:formula="of:=IFERROR(IF(EXACT([.D173];&quot;&quot;);&quot;&quot;;[.J172]+[.D173]);&quot;&quot;)" office:value-type="float" office:value="-57" calcext:value-type="float">
            <text:p>-57</text:p>
          </table:table-cell>
          <table:table-cell table:style-name="ce22" table:formula="of:=NOT(OR(EXACT([.C173];&quot;&quot;);EXACT([.C173];&quot;----&quot;)))" office:value-type="boolean" office:boolean-value="false" calcext:value-type="boolean">
            <text:p>FALSE</text:p>
          </table:table-cell>
          <table:table-cell table:formula="of:=IF([.K173];HOUR([.C173])+(MINUTE([.C173])/60);&quot;&quot;)">
            <text:p/>
          </table:table-cell>
          <table:table-cell table:style-name="ce25" table:formula="of:=IF([.K173];TIME(ROUNDDOWN((SUM([.L167:.L173])/5); 0);((SUM([.L167:.L173])/5)-ROUNDDOWN((SUM([.L167:.L173])/5);0))*60;0);&quot;&quot;)">
            <text:p/>
          </table:table-cell>
          <table:table-cell/>
          <table:table-cell table:style-name="ce30" table:formula="of:=IF(EXACT([.J173];&quot;&quot;);&quot;&quot;;[.B173])" office:value-type="date" office:date-value="2025-06-21" calcext:value-type="date">
            <text:p>2025-06-21</text:p>
          </table:table-cell>
          <table:table-cell table:style-name="ce33" table:formula="of:=IF(EXACT([.J173];&quot;&quot;);&quot;&quot;;(SUM([.L167:.L173])/5)-7)" office:value-type="float" office:value="-0.0599999999999996" calcext:value-type="float">
            <text:p>-0.06</text:p>
          </table:table-cell>
          <table:table-cell table:style-name="ce33" table:formula="of:=IF(EXACT([.J173];&quot;&quot;);&quot;&quot;;[.Q172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74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173]+1" office:value-type="date" office:date-value="2025-06-22" calcext:value-type="date">
            <text:p>2025-06-22</text:p>
          </table:table-cell>
          <table:table-cell table:style-name="ce8" table:formula="of:=IF(OR(EXACT(WEEKDAY([.$B174]);1);EXACT(WEEKDAY([.$B174]);7));&quot;----&quot;;IF(EXACT([.D171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74]);1);EXACT(WEEKDAY([.$B174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74]);1);EXACT(WEEKDAY([.$B174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74]);1);EXACT(WEEKDAY([.$B174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74]);1);EXACT(WEEKDAY([.$B174]);7));&quot;----&quot;;&quot;&quot;)" office:value-type="string" office:string-value="----" calcext:value-type="string">
            <text:p>----</text:p>
          </table:table-cell>
          <table:table-cell table:style-name="ce8" table:formula="of:=IFERROR(TIME([.I174]/60;[.I174] - COM.MICROSOFT.FLOOR.MATH([.I174]/60) * 60;0);&quot;&quot;)">
            <text:p/>
          </table:table-cell>
          <table:table-cell table:style-name="ce16" table:formula="of:=IFERROR(IF(EXACT([.C174];&quot;&quot;);&quot;&quot;;HOUR([.C174])*60+MINUTE([.C174])+HOUR([.E174])*60+MINUTE([.E174])+HOUR([.F174])*60+MINUTE([.F174])+[.D174]);&quot;&quot;)">
            <text:p/>
          </table:table-cell>
          <table:table-cell table:style-name="ce19" table:formula="of:=IFERROR(IF(EXACT([.D174];&quot;&quot;);&quot;&quot;;[.J173]+[.D174]);&quot;&quot;)" office:value-type="float" office:value="-57" calcext:value-type="float">
            <text:p>-57</text:p>
          </table:table-cell>
          <table:table-cell table:style-name="ce22" table:formula="of:=NOT(OR(EXACT([.C174];&quot;&quot;);EXACT([.C174];&quot;----&quot;)))" office:value-type="boolean" office:boolean-value="false" calcext:value-type="boolean">
            <text:p>FALSE</text:p>
          </table:table-cell>
          <table:table-cell table:formula="of:=IF([.K174];HOUR([.C174])+(MINUTE([.C174])/60);&quot;&quot;)">
            <text:p/>
          </table:table-cell>
          <table:table-cell table:style-name="ce25" table:formula="of:=IF([.K174];TIME(ROUNDDOWN((SUM([.L168:.L174])/5); 0);((SUM([.L168:.L174])/5)-ROUNDDOWN((SUM([.L168:.L174])/5);0))*60;0);&quot;&quot;)">
            <text:p/>
          </table:table-cell>
          <table:table-cell/>
          <table:table-cell table:style-name="ce30" table:formula="of:=IF(EXACT([.J174];&quot;&quot;);&quot;&quot;;[.B174])" office:value-type="date" office:date-value="2025-06-22" calcext:value-type="date">
            <text:p>2025-06-22</text:p>
          </table:table-cell>
          <table:table-cell table:style-name="ce33" table:formula="of:=IF(EXACT([.J174];&quot;&quot;);&quot;&quot;;(SUM([.L168:.L174])/5)-7)" office:value-type="float" office:value="-0.0599999999999996" calcext:value-type="float">
            <text:p>-0.06</text:p>
          </table:table-cell>
          <table:table-cell table:style-name="ce33" table:formula="of:=IF(EXACT([.J174];&quot;&quot;);&quot;&quot;;[.Q173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75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174]+1" office:value-type="date" office:date-value="2025-06-23" calcext:value-type="date">
            <text:p>2025-06-23</text:p>
          </table:table-cell>
          <table:table-cell table:style-name="ce8" table:formula="of:=IF(OR(EXACT(WEEKDAY([.$B175]);1);EXACT(WEEKDAY([.$B175]);7));&quot;----&quot;;IF(EXACT([.D172];&quot;----&quot;);&quot;&quot;;TIME(RAND()*(8-5)+5;RAND()*(59-0)+0;0)))" office:value-type="time" office:time-value="PT08H30M24.297969011S" calcext:value-type="time">
            <text:p>8:30</text:p>
          </table:table-cell>
          <table:table-cell table:style-name="ce9" table:formula="of:=IF(OR(EXACT(WEEKDAY([.$B175]);1);EXACT(WEEKDAY([.$B175]);7));0;COM.MICROSOFT.CEILING.MATH(RAND() * 20)*(IF(RAND()&gt;0.5;1;-1)))" office:value-type="float" office:value="15" calcext:value-type="float">
            <text:p>15</text:p>
          </table:table-cell>
          <table:table-cell table:style-name="ce13" table:formula="of:=IF(OR(EXACT(WEEKDAY([.$B175]);1);EXACT(WEEKDAY([.$B17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75]);1);EXACT(WEEKDAY([.$B17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75]);1);EXACT(WEEKDAY([.$B175]);7));&quot;----&quot;;&quot;&quot;)">
            <text:p/>
          </table:table-cell>
          <table:table-cell table:style-name="ce8" table:formula="of:=IFERROR(TIME([.I175]/60;[.I175] - COM.MICROSOFT.FLOOR.MATH([.I175]/60) * 60;0);&quot;&quot;)" office:value-type="time" office:time-value="PT17H30M00S" calcext:value-type="time">
            <text:p>17:30</text:p>
          </table:table-cell>
          <table:table-cell table:style-name="ce16" table:formula="of:=IFERROR(IF(EXACT([.C175];&quot;&quot;);&quot;&quot;;HOUR([.C175])*60+MINUTE([.C175])+HOUR([.E175])*60+MINUTE([.E175])+HOUR([.F175])*60+MINUTE([.F175])+[.D175]);&quot;&quot;)" office:value-type="float" office:value="1035" calcext:value-type="float">
            <text:p>1035</text:p>
          </table:table-cell>
          <table:table-cell table:style-name="ce19" table:formula="of:=IFERROR(IF(EXACT([.D175];&quot;&quot;);&quot;&quot;;[.J174]+[.D175]);&quot;&quot;)" office:value-type="float" office:value="-42" calcext:value-type="float">
            <text:p>-42</text:p>
          </table:table-cell>
          <table:table-cell table:style-name="ce22" table:formula="of:=NOT(OR(EXACT([.C175];&quot;&quot;);EXACT([.C175];&quot;----&quot;)))" office:value-type="boolean" office:boolean-value="true" calcext:value-type="boolean">
            <text:p>TRUE</text:p>
          </table:table-cell>
          <table:table-cell table:formula="of:=IF([.K175];HOUR([.C175])+(MINUTE([.C175])/60);&quot;&quot;)" office:value-type="float" office:value="8.5" calcext:value-type="float">
            <text:p>8.50</text:p>
          </table:table-cell>
          <table:table-cell table:style-name="ce25" table:formula="of:=IF([.K175];TIME(ROUNDDOWN((SUM([.L169:.L175])/5); 0);((SUM([.L169:.L175])/5)-ROUNDDOWN((SUM([.L169:.L175])/5);0))*60;0);&quot;&quot;)" office:value-type="time" office:time-value="PT07H18M12S" calcext:value-type="time">
            <text:p>7:18</text:p>
          </table:table-cell>
          <table:table-cell/>
          <table:table-cell table:style-name="ce30" table:formula="of:=IF(EXACT([.J175];&quot;&quot;);&quot;&quot;;[.B175])" office:value-type="date" office:date-value="2025-06-23" calcext:value-type="date">
            <text:p>2025-06-23</text:p>
          </table:table-cell>
          <table:table-cell table:style-name="ce33" table:formula="of:=IF(EXACT([.J175];&quot;&quot;);&quot;&quot;;(SUM([.L169:.L175])/5)-7)" office:value-type="float" office:value="0.303333333333333" calcext:value-type="float">
            <text:p>0.30</text:p>
          </table:table-cell>
          <table:table-cell table:style-name="ce33" table:formula="of:=IF(EXACT([.J175];&quot;&quot;);&quot;&quot;;[.Q174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76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175]+1" office:value-type="date" office:date-value="2025-06-24" calcext:value-type="date">
            <text:p>2025-06-24</text:p>
          </table:table-cell>
          <table:table-cell table:style-name="ce8" table:formula="of:=IF(OR(EXACT(WEEKDAY([.$B176]);1);EXACT(WEEKDAY([.$B176]);7));&quot;----&quot;;IF(EXACT([.D173];&quot;----&quot;);&quot;&quot;;TIME(RAND()*(8-5)+5;RAND()*(59-0)+0;0)))" office:value-type="time" office:time-value="PT07H47M03.301118663S" calcext:value-type="time">
            <text:p>7:47</text:p>
          </table:table-cell>
          <table:table-cell table:style-name="ce9" table:formula="of:=IF(OR(EXACT(WEEKDAY([.$B176]);1);EXACT(WEEKDAY([.$B176]);7));0;COM.MICROSOFT.CEILING.MATH(RAND() * 20)*(IF(RAND()&gt;0.5;1;-1)))" office:value-type="float" office:value="3" calcext:value-type="float">
            <text:p>3</text:p>
          </table:table-cell>
          <table:table-cell table:style-name="ce13" table:formula="of:=IF(OR(EXACT(WEEKDAY([.$B176]);1);EXACT(WEEKDAY([.$B17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76]);1);EXACT(WEEKDAY([.$B17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76]);1);EXACT(WEEKDAY([.$B176]);7));&quot;----&quot;;&quot;&quot;)">
            <text:p/>
          </table:table-cell>
          <table:table-cell table:style-name="ce8" table:formula="of:=IFERROR(TIME([.I176]/60;[.I176] - COM.MICROSOFT.FLOOR.MATH([.I176]/60) * 60;0);&quot;&quot;)" office:value-type="time" office:time-value="PT16H40M00S" calcext:value-type="time">
            <text:p>16:40</text:p>
          </table:table-cell>
          <table:table-cell table:style-name="ce16" table:formula="of:=IFERROR(IF(EXACT([.C176];&quot;&quot;);&quot;&quot;;HOUR([.C176])*60+MINUTE([.C176])+HOUR([.E176])*60+MINUTE([.E176])+HOUR([.F176])*60+MINUTE([.F176])+[.D176]);&quot;&quot;)" office:value-type="float" office:value="980" calcext:value-type="float">
            <text:p>980</text:p>
          </table:table-cell>
          <table:table-cell table:style-name="ce19" table:formula="of:=IFERROR(IF(EXACT([.D176];&quot;&quot;);&quot;&quot;;[.J175]+[.D176]);&quot;&quot;)" office:value-type="float" office:value="-39" calcext:value-type="float">
            <text:p>-39</text:p>
          </table:table-cell>
          <table:table-cell table:style-name="ce22" table:formula="of:=NOT(OR(EXACT([.C176];&quot;&quot;);EXACT([.C176];&quot;----&quot;)))" office:value-type="boolean" office:boolean-value="true" calcext:value-type="boolean">
            <text:p>TRUE</text:p>
          </table:table-cell>
          <table:table-cell table:formula="of:=IF([.K176];HOUR([.C176])+(MINUTE([.C176])/60);&quot;&quot;)" office:value-type="float" office:value="7.78333333333333" calcext:value-type="float">
            <text:p>7.78</text:p>
          </table:table-cell>
          <table:table-cell table:style-name="ce25" table:formula="of:=IF([.K176];TIME(ROUNDDOWN((SUM([.L170:.L176])/5); 0);((SUM([.L170:.L176])/5)-ROUNDDOWN((SUM([.L170:.L176])/5);0))*60;0);&quot;&quot;)" office:value-type="time" office:time-value="PT07H34M36S" calcext:value-type="time">
            <text:p>7:34</text:p>
          </table:table-cell>
          <table:table-cell/>
          <table:table-cell table:style-name="ce30" table:formula="of:=IF(EXACT([.J176];&quot;&quot;);&quot;&quot;;[.B176])" office:value-type="date" office:date-value="2025-06-24" calcext:value-type="date">
            <text:p>2025-06-24</text:p>
          </table:table-cell>
          <table:table-cell table:style-name="ce33" table:formula="of:=IF(EXACT([.J176];&quot;&quot;);&quot;&quot;;(SUM([.L170:.L176])/5)-7)" office:value-type="float" office:value="0.576666666666666" calcext:value-type="float">
            <text:p>0.58</text:p>
          </table:table-cell>
          <table:table-cell table:style-name="ce33" table:formula="of:=IF(EXACT([.J176];&quot;&quot;);&quot;&quot;;[.Q175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77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176]+1" office:value-type="date" office:date-value="2025-06-25" calcext:value-type="date">
            <text:p>2025-06-25</text:p>
          </table:table-cell>
          <table:table-cell table:style-name="ce8" table:formula="of:=IF(OR(EXACT(WEEKDAY([.$B177]);1);EXACT(WEEKDAY([.$B177]);7));&quot;----&quot;;IF(EXACT([.D174];&quot;----&quot;);&quot;&quot;;TIME(RAND()*(8-5)+5;RAND()*(59-0)+0;0)))" office:value-type="time" office:time-value="PT05H52M27.247908262S" calcext:value-type="time">
            <text:p>5:52</text:p>
          </table:table-cell>
          <table:table-cell table:style-name="ce9" table:formula="of:=IF(OR(EXACT(WEEKDAY([.$B177]);1);EXACT(WEEKDAY([.$B177]);7));0;COM.MICROSOFT.CEILING.MATH(RAND() * 20)*(IF(RAND()&gt;0.5;1;-1)))" office:value-type="float" office:value="-10" calcext:value-type="float">
            <text:p>-10</text:p>
          </table:table-cell>
          <table:table-cell table:style-name="ce13" table:formula="of:=IF(OR(EXACT(WEEKDAY([.$B177]);1);EXACT(WEEKDAY([.$B17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77]);1);EXACT(WEEKDAY([.$B17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77]);1);EXACT(WEEKDAY([.$B177]);7));&quot;----&quot;;&quot;&quot;)">
            <text:p/>
          </table:table-cell>
          <table:table-cell table:style-name="ce8" table:formula="of:=IFERROR(TIME([.I177]/60;[.I177] - COM.MICROSOFT.FLOOR.MATH([.I177]/60) * 60;0);&quot;&quot;)" office:value-type="time" office:time-value="PT14H24M00S" calcext:value-type="time">
            <text:p>14:24</text:p>
          </table:table-cell>
          <table:table-cell table:style-name="ce16" table:formula="of:=IFERROR(IF(EXACT([.C177];&quot;&quot;);&quot;&quot;;HOUR([.C177])*60+MINUTE([.C177])+HOUR([.E177])*60+MINUTE([.E177])+HOUR([.F177])*60+MINUTE([.F177])+[.D177]);&quot;&quot;)" office:value-type="float" office:value="852" calcext:value-type="float">
            <text:p>852</text:p>
          </table:table-cell>
          <table:table-cell table:style-name="ce19" table:formula="of:=IFERROR(IF(EXACT([.D177];&quot;&quot;);&quot;&quot;;[.J176]+[.D177]);&quot;&quot;)" office:value-type="float" office:value="-49" calcext:value-type="float">
            <text:p>-49</text:p>
          </table:table-cell>
          <table:table-cell table:style-name="ce22" table:formula="of:=NOT(OR(EXACT([.C177];&quot;&quot;);EXACT([.C177];&quot;----&quot;)))" office:value-type="boolean" office:boolean-value="true" calcext:value-type="boolean">
            <text:p>TRUE</text:p>
          </table:table-cell>
          <table:table-cell table:formula="of:=IF([.K177];HOUR([.C177])+(MINUTE([.C177])/60);&quot;&quot;)" office:value-type="float" office:value="5.86666666666667" calcext:value-type="float">
            <text:p>5.87</text:p>
          </table:table-cell>
          <table:table-cell table:style-name="ce25" table:formula="of:=IF([.K177];TIME(ROUNDDOWN((SUM([.L171:.L177])/5); 0);((SUM([.L171:.L177])/5)-ROUNDDOWN((SUM([.L171:.L177])/5);0))*60;0);&quot;&quot;)" office:value-type="time" office:time-value="PT07H32M24S" calcext:value-type="time">
            <text:p>7:32</text:p>
          </table:table-cell>
          <table:table-cell/>
          <table:table-cell table:style-name="ce30" table:formula="of:=IF(EXACT([.J177];&quot;&quot;);&quot;&quot;;[.B177])" office:value-type="date" office:date-value="2025-06-25" calcext:value-type="date">
            <text:p>2025-06-25</text:p>
          </table:table-cell>
          <table:table-cell table:style-name="ce33" table:formula="of:=IF(EXACT([.J177];&quot;&quot;);&quot;&quot;;(SUM([.L171:.L177])/5)-7)" office:value-type="float" office:value="0.540000000000001" calcext:value-type="float">
            <text:p>0.54</text:p>
          </table:table-cell>
          <table:table-cell table:style-name="ce33" table:formula="of:=IF(EXACT([.J177];&quot;&quot;);&quot;&quot;;[.Q176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78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177]+1" office:value-type="date" office:date-value="2025-06-26" calcext:value-type="date">
            <text:p>2025-06-26</text:p>
          </table:table-cell>
          <table:table-cell table:style-name="ce8" table:formula="of:=IF(OR(EXACT(WEEKDAY([.$B178]);1);EXACT(WEEKDAY([.$B178]);7));&quot;----&quot;;IF(EXACT([.D175];&quot;----&quot;);&quot;&quot;;TIME(RAND()*(8-5)+5;RAND()*(59-0)+0;0)))" office:value-type="time" office:time-value="PT07H48M50.729329394S" calcext:value-type="time">
            <text:p>7:48</text:p>
          </table:table-cell>
          <table:table-cell table:style-name="ce9" table:formula="of:=IF(OR(EXACT(WEEKDAY([.$B178]);1);EXACT(WEEKDAY([.$B178]);7));0;COM.MICROSOFT.CEILING.MATH(RAND() * 20)*(IF(RAND()&gt;0.5;1;-1)))" office:value-type="float" office:value="20" calcext:value-type="float">
            <text:p>20</text:p>
          </table:table-cell>
          <table:table-cell table:style-name="ce13" table:formula="of:=IF(OR(EXACT(WEEKDAY([.$B178]);1);EXACT(WEEKDAY([.$B17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78]);1);EXACT(WEEKDAY([.$B17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78]);1);EXACT(WEEKDAY([.$B178]);7));&quot;----&quot;;&quot;&quot;)">
            <text:p/>
          </table:table-cell>
          <table:table-cell table:style-name="ce8" table:formula="of:=IFERROR(TIME([.I178]/60;[.I178] - COM.MICROSOFT.FLOOR.MATH([.I178]/60) * 60;0);&quot;&quot;)" office:value-type="time" office:time-value="PT17H16M00S" calcext:value-type="time">
            <text:p>17:16</text:p>
          </table:table-cell>
          <table:table-cell table:style-name="ce16" table:formula="of:=IFERROR(IF(EXACT([.C178];&quot;&quot;);&quot;&quot;;HOUR([.C178])*60+MINUTE([.C178])+HOUR([.E178])*60+MINUTE([.E178])+HOUR([.F178])*60+MINUTE([.F178])+[.D178]);&quot;&quot;)" office:value-type="float" office:value="998" calcext:value-type="float">
            <text:p>998</text:p>
          </table:table-cell>
          <table:table-cell table:style-name="ce19" table:formula="of:=IFERROR(IF(EXACT([.D178];&quot;&quot;);&quot;&quot;;[.J177]+[.D178]);&quot;&quot;)" office:value-type="float" office:value="-29" calcext:value-type="float">
            <text:p>-29</text:p>
          </table:table-cell>
          <table:table-cell table:style-name="ce22" table:formula="of:=NOT(OR(EXACT([.C178];&quot;&quot;);EXACT([.C178];&quot;----&quot;)))" office:value-type="boolean" office:boolean-value="true" calcext:value-type="boolean">
            <text:p>TRUE</text:p>
          </table:table-cell>
          <table:table-cell table:formula="of:=IF([.K178];HOUR([.C178])+(MINUTE([.C178])/60);&quot;&quot;)" office:value-type="float" office:value="7.8" calcext:value-type="float">
            <text:p>7.80</text:p>
          </table:table-cell>
          <table:table-cell table:style-name="ce25" table:formula="of:=IF([.K178];TIME(ROUNDDOWN((SUM([.L172:.L178])/5); 0);((SUM([.L172:.L178])/5)-ROUNDDOWN((SUM([.L172:.L178])/5);0))*60;0);&quot;&quot;)" office:value-type="time" office:time-value="PT07H39M12S" calcext:value-type="time">
            <text:p>7:39</text:p>
          </table:table-cell>
          <table:table-cell/>
          <table:table-cell table:style-name="ce30" table:formula="of:=IF(EXACT([.J178];&quot;&quot;);&quot;&quot;;[.B178])" office:value-type="date" office:date-value="2025-06-26" calcext:value-type="date">
            <text:p>2025-06-26</text:p>
          </table:table-cell>
          <table:table-cell table:style-name="ce33" table:formula="of:=IF(EXACT([.J178];&quot;&quot;);&quot;&quot;;(SUM([.L172:.L178])/5)-7)" office:value-type="float" office:value="0.653333333333333" calcext:value-type="float">
            <text:p>0.65</text:p>
          </table:table-cell>
          <table:table-cell table:style-name="ce33" table:formula="of:=IF(EXACT([.J178];&quot;&quot;);&quot;&quot;;[.Q177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79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178]+1" office:value-type="date" office:date-value="2025-06-27" calcext:value-type="date">
            <text:p>2025-06-27</text:p>
          </table:table-cell>
          <table:table-cell table:style-name="ce8" table:formula="of:=IF(OR(EXACT(WEEKDAY([.$B179]);1);EXACT(WEEKDAY([.$B179]);7));&quot;----&quot;;IF(EXACT([.D176];&quot;----&quot;);&quot;&quot;;TIME(RAND()*(8-5)+5;RAND()*(59-0)+0;0)))" office:value-type="time" office:time-value="PT06H57M01.860327586S" calcext:value-type="time">
            <text:p>6:57</text:p>
          </table:table-cell>
          <table:table-cell table:style-name="ce9" table:formula="of:=IF(OR(EXACT(WEEKDAY([.$B179]);1);EXACT(WEEKDAY([.$B179]);7));0;COM.MICROSOFT.CEILING.MATH(RAND() * 20)*(IF(RAND()&gt;0.5;1;-1)))" office:value-type="float" office:value="-19" calcext:value-type="float">
            <text:p>-19</text:p>
          </table:table-cell>
          <table:table-cell table:style-name="ce13" table:formula="of:=IF(OR(EXACT(WEEKDAY([.$B179]);1);EXACT(WEEKDAY([.$B17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79]);1);EXACT(WEEKDAY([.$B17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79]);1);EXACT(WEEKDAY([.$B179]);7));&quot;----&quot;;&quot;&quot;)">
            <text:p/>
          </table:table-cell>
          <table:table-cell table:style-name="ce8" table:formula="of:=IFERROR(TIME([.I179]/60;[.I179] - COM.MICROSOFT.FLOOR.MATH([.I179]/60) * 60;0);&quot;&quot;)" office:value-type="time" office:time-value="PT15H16M00S" calcext:value-type="time">
            <text:p>15:16</text:p>
          </table:table-cell>
          <table:table-cell table:style-name="ce16" table:formula="of:=IFERROR(IF(EXACT([.C179];&quot;&quot;);&quot;&quot;;HOUR([.C179])*60+MINUTE([.C179])+HOUR([.E179])*60+MINUTE([.E179])+HOUR([.F179])*60+MINUTE([.F179])+[.D179]);&quot;&quot;)" office:value-type="float" office:value="908" calcext:value-type="float">
            <text:p>908</text:p>
          </table:table-cell>
          <table:table-cell table:style-name="ce19" table:formula="of:=IFERROR(IF(EXACT([.D179];&quot;&quot;);&quot;&quot;;[.J178]+[.D179]);&quot;&quot;)" office:value-type="float" office:value="-48" calcext:value-type="float">
            <text:p>-48</text:p>
          </table:table-cell>
          <table:table-cell table:style-name="ce22" table:formula="of:=NOT(OR(EXACT([.C179];&quot;&quot;);EXACT([.C179];&quot;----&quot;)))" office:value-type="boolean" office:boolean-value="true" calcext:value-type="boolean">
            <text:p>TRUE</text:p>
          </table:table-cell>
          <table:table-cell table:formula="of:=IF([.K179];HOUR([.C179])+(MINUTE([.C179])/60);&quot;&quot;)" office:value-type="float" office:value="6.95" calcext:value-type="float">
            <text:p>6.95</text:p>
          </table:table-cell>
          <table:table-cell table:style-name="ce25" table:formula="of:=IF([.K179];TIME(ROUNDDOWN((SUM([.L173:.L179])/5); 0);((SUM([.L173:.L179])/5)-ROUNDDOWN((SUM([.L173:.L179])/5);0))*60;0);&quot;&quot;)" office:value-type="time" office:time-value="PT07H22M48S" calcext:value-type="time">
            <text:p>7:22</text:p>
          </table:table-cell>
          <table:table-cell/>
          <table:table-cell table:style-name="ce30" table:formula="of:=IF(EXACT([.J179];&quot;&quot;);&quot;&quot;;[.B179])" office:value-type="date" office:date-value="2025-06-27" calcext:value-type="date">
            <text:p>2025-06-27</text:p>
          </table:table-cell>
          <table:table-cell table:style-name="ce33" table:formula="of:=IF(EXACT([.J179];&quot;&quot;);&quot;&quot;;(SUM([.L173:.L179])/5)-7)" office:value-type="float" office:value="0.38" calcext:value-type="float">
            <text:p>0.38</text:p>
          </table:table-cell>
          <table:table-cell table:style-name="ce33" table:formula="of:=IF(EXACT([.J179];&quot;&quot;);&quot;&quot;;[.Q178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80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179]+1" office:value-type="date" office:date-value="2025-06-28" calcext:value-type="date">
            <text:p>2025-06-28</text:p>
          </table:table-cell>
          <table:table-cell table:style-name="ce8" table:formula="of:=IF(OR(EXACT(WEEKDAY([.$B180]);1);EXACT(WEEKDAY([.$B180]);7));&quot;----&quot;;IF(EXACT([.D177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80]);1);EXACT(WEEKDAY([.$B180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80]);1);EXACT(WEEKDAY([.$B180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80]);1);EXACT(WEEKDAY([.$B180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80]);1);EXACT(WEEKDAY([.$B180]);7));&quot;----&quot;;&quot;&quot;)" office:value-type="string" office:string-value="----" calcext:value-type="string">
            <text:p>----</text:p>
          </table:table-cell>
          <table:table-cell table:style-name="ce8" table:formula="of:=IFERROR(TIME([.I180]/60;[.I180] - COM.MICROSOFT.FLOOR.MATH([.I180]/60) * 60;0);&quot;&quot;)">
            <text:p/>
          </table:table-cell>
          <table:table-cell table:style-name="ce16" table:formula="of:=IFERROR(IF(EXACT([.C180];&quot;&quot;);&quot;&quot;;HOUR([.C180])*60+MINUTE([.C180])+HOUR([.E180])*60+MINUTE([.E180])+HOUR([.F180])*60+MINUTE([.F180])+[.D180]);&quot;&quot;)">
            <text:p/>
          </table:table-cell>
          <table:table-cell table:style-name="ce19" table:formula="of:=IFERROR(IF(EXACT([.D180];&quot;&quot;);&quot;&quot;;[.J179]+[.D180]);&quot;&quot;)" office:value-type="float" office:value="-48" calcext:value-type="float">
            <text:p>-48</text:p>
          </table:table-cell>
          <table:table-cell table:style-name="ce22" table:formula="of:=NOT(OR(EXACT([.C180];&quot;&quot;);EXACT([.C180];&quot;----&quot;)))" office:value-type="boolean" office:boolean-value="false" calcext:value-type="boolean">
            <text:p>FALSE</text:p>
          </table:table-cell>
          <table:table-cell table:formula="of:=IF([.K180];HOUR([.C180])+(MINUTE([.C180])/60);&quot;&quot;)">
            <text:p/>
          </table:table-cell>
          <table:table-cell table:style-name="ce25" table:formula="of:=IF([.K180];TIME(ROUNDDOWN((SUM([.L174:.L180])/5); 0);((SUM([.L174:.L180])/5)-ROUNDDOWN((SUM([.L174:.L180])/5);0))*60;0);&quot;&quot;)">
            <text:p/>
          </table:table-cell>
          <table:table-cell/>
          <table:table-cell table:style-name="ce30" table:formula="of:=IF(EXACT([.J180];&quot;&quot;);&quot;&quot;;[.B180])" office:value-type="date" office:date-value="2025-06-28" calcext:value-type="date">
            <text:p>2025-06-28</text:p>
          </table:table-cell>
          <table:table-cell table:style-name="ce33" table:formula="of:=IF(EXACT([.J180];&quot;&quot;);&quot;&quot;;(SUM([.L174:.L180])/5)-7)" office:value-type="float" office:value="0.38" calcext:value-type="float">
            <text:p>0.38</text:p>
          </table:table-cell>
          <table:table-cell table:style-name="ce33" table:formula="of:=IF(EXACT([.J180];&quot;&quot;);&quot;&quot;;[.Q179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81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180]+1" office:value-type="date" office:date-value="2025-06-29" calcext:value-type="date">
            <text:p>2025-06-29</text:p>
          </table:table-cell>
          <table:table-cell table:style-name="ce8" table:formula="of:=IF(OR(EXACT(WEEKDAY([.$B181]);1);EXACT(WEEKDAY([.$B181]);7));&quot;----&quot;;IF(EXACT([.D178];&quot;----&quot;);&quot;&quot;;TIME(RAND()*(8-5)+5;RAND()*(59-0)+0;0)))" office:value-type="string" office:string-value="----" calcext:value-type="string">
            <text:p>----</text:p>
          </table:table-cell>
          <table:table-cell table:style-name="ce9" table:formula="of:=IF(OR(EXACT(WEEKDAY([.$B181]);1);EXACT(WEEKDAY([.$B181]);7));0;COM.MICROSOFT.CEILING.MATH(RAND() * 20)*(IF(RAND()&gt;0.5;1;-1)))" office:value-type="float" office:value="0" calcext:value-type="float">
            <text:p>0</text:p>
          </table:table-cell>
          <table:table-cell table:style-name="ce13" table:formula="of:=IF(OR(EXACT(WEEKDAY([.$B181]);1);EXACT(WEEKDAY([.$B181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81]);1);EXACT(WEEKDAY([.$B181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81]);1);EXACT(WEEKDAY([.$B181]);7));&quot;----&quot;;&quot;&quot;)" office:value-type="string" office:string-value="----" calcext:value-type="string">
            <text:p>----</text:p>
          </table:table-cell>
          <table:table-cell table:style-name="ce8" table:formula="of:=IFERROR(TIME([.I181]/60;[.I181] - COM.MICROSOFT.FLOOR.MATH([.I181]/60) * 60;0);&quot;&quot;)">
            <text:p/>
          </table:table-cell>
          <table:table-cell table:style-name="ce16" table:formula="of:=IFERROR(IF(EXACT([.C181];&quot;&quot;);&quot;&quot;;HOUR([.C181])*60+MINUTE([.C181])+HOUR([.E181])*60+MINUTE([.E181])+HOUR([.F181])*60+MINUTE([.F181])+[.D181]);&quot;&quot;)">
            <text:p/>
          </table:table-cell>
          <table:table-cell table:style-name="ce19" table:formula="of:=IFERROR(IF(EXACT([.D181];&quot;&quot;);&quot;&quot;;[.J180]+[.D181]);&quot;&quot;)" office:value-type="float" office:value="-48" calcext:value-type="float">
            <text:p>-48</text:p>
          </table:table-cell>
          <table:table-cell table:style-name="ce22" table:formula="of:=NOT(OR(EXACT([.C181];&quot;&quot;);EXACT([.C181];&quot;----&quot;)))" office:value-type="boolean" office:boolean-value="false" calcext:value-type="boolean">
            <text:p>FALSE</text:p>
          </table:table-cell>
          <table:table-cell table:formula="of:=IF([.K181];HOUR([.C181])+(MINUTE([.C181])/60);&quot;&quot;)">
            <text:p/>
          </table:table-cell>
          <table:table-cell table:style-name="ce25" table:formula="of:=IF([.K181];TIME(ROUNDDOWN((SUM([.L175:.L181])/5); 0);((SUM([.L175:.L181])/5)-ROUNDDOWN((SUM([.L175:.L181])/5);0))*60;0);&quot;&quot;)">
            <text:p/>
          </table:table-cell>
          <table:table-cell/>
          <table:table-cell table:style-name="ce30" table:formula="of:=IF(EXACT([.J181];&quot;&quot;);&quot;&quot;;[.B181])" office:value-type="date" office:date-value="2025-06-29" calcext:value-type="date">
            <text:p>2025-06-29</text:p>
          </table:table-cell>
          <table:table-cell table:style-name="ce33" table:formula="of:=IF(EXACT([.J181];&quot;&quot;);&quot;&quot;;(SUM([.L175:.L181])/5)-7)" office:value-type="float" office:value="0.38" calcext:value-type="float">
            <text:p>0.38</text:p>
          </table:table-cell>
          <table:table-cell table:style-name="ce33" table:formula="of:=IF(EXACT([.J181];&quot;&quot;);&quot;&quot;;[.Q180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82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181]+1" office:value-type="date" office:date-value="2025-06-30" calcext:value-type="date">
            <text:p>2025-06-30</text:p>
          </table:table-cell>
          <table:table-cell table:style-name="ce8" table:formula="of:=IF(OR(EXACT(WEEKDAY([.$B182]);1);EXACT(WEEKDAY([.$B182]);7));&quot;----&quot;;IF(EXACT([.D179];&quot;----&quot;);&quot;&quot;;TIME(RAND()*(8-5)+5;RAND()*(59-0)+0;0)))" office:value-type="time" office:time-value="PT07H40M51.167554077S" calcext:value-type="time">
            <text:p>7:40</text:p>
          </table:table-cell>
          <table:table-cell table:style-name="ce9" table:formula="of:=IF(OR(EXACT(WEEKDAY([.$B182]);1);EXACT(WEEKDAY([.$B182]);7));0;COM.MICROSOFT.CEILING.MATH(RAND() * 20)*(IF(RAND()&gt;0.5;1;-1)))" office:value-type="float" office:value="8" calcext:value-type="float">
            <text:p>8</text:p>
          </table:table-cell>
          <table:table-cell table:style-name="ce13" table:formula="of:=IF(OR(EXACT(WEEKDAY([.$B182]);1);EXACT(WEEKDAY([.$B18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82]);1);EXACT(WEEKDAY([.$B18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82]);1);EXACT(WEEKDAY([.$B182]);7));&quot;----&quot;;&quot;&quot;)">
            <text:p/>
          </table:table-cell>
          <table:table-cell table:style-name="ce8" table:formula="of:=IFERROR(TIME([.I182]/60;[.I182] - COM.MICROSOFT.FLOOR.MATH([.I182]/60) * 60;0);&quot;&quot;)" office:value-type="time" office:time-value="PT16H36M00S" calcext:value-type="time">
            <text:p>16:36</text:p>
          </table:table-cell>
          <table:table-cell table:style-name="ce16" table:formula="of:=IFERROR(IF(EXACT([.C182];&quot;&quot;);&quot;&quot;;HOUR([.C182])*60+MINUTE([.C182])+HOUR([.E182])*60+MINUTE([.E182])+HOUR([.F182])*60+MINUTE([.F182])+[.D182]);&quot;&quot;)" office:value-type="float" office:value="978" calcext:value-type="float">
            <text:p>978</text:p>
          </table:table-cell>
          <table:table-cell table:style-name="ce19" table:formula="of:=IFERROR(IF(EXACT([.D182];&quot;&quot;);&quot;&quot;;[.J181]+[.D182]);&quot;&quot;)" office:value-type="float" office:value="-40" calcext:value-type="float">
            <text:p>-40</text:p>
          </table:table-cell>
          <table:table-cell table:style-name="ce22" table:formula="of:=NOT(OR(EXACT([.C182];&quot;&quot;);EXACT([.C182];&quot;----&quot;)))" office:value-type="boolean" office:boolean-value="true" calcext:value-type="boolean">
            <text:p>TRUE</text:p>
          </table:table-cell>
          <table:table-cell table:formula="of:=IF([.K182];HOUR([.C182])+(MINUTE([.C182])/60);&quot;&quot;)" office:value-type="float" office:value="7.66666666666667" calcext:value-type="float">
            <text:p>7.67</text:p>
          </table:table-cell>
          <table:table-cell table:style-name="ce25" table:formula="of:=IF([.K182];TIME(ROUNDDOWN((SUM([.L176:.L182])/5); 0);((SUM([.L176:.L182])/5)-ROUNDDOWN((SUM([.L176:.L182])/5);0))*60;0);&quot;&quot;)" office:value-type="time" office:time-value="PT07H12M48S" calcext:value-type="time">
            <text:p>7:12</text:p>
          </table:table-cell>
          <table:table-cell/>
          <table:table-cell table:style-name="ce30" table:formula="of:=IF(EXACT([.J182];&quot;&quot;);&quot;&quot;;[.B182])" office:value-type="date" office:date-value="2025-06-30" calcext:value-type="date">
            <text:p>2025-06-30</text:p>
          </table:table-cell>
          <table:table-cell table:style-name="ce33" table:formula="of:=IF(EXACT([.J182];&quot;&quot;);&quot;&quot;;(SUM([.L176:.L182])/5)-7)" office:value-type="float" office:value="0.213333333333334" calcext:value-type="float">
            <text:p>0.21</text:p>
          </table:table-cell>
          <table:table-cell table:style-name="ce33" table:formula="of:=IF(EXACT([.J182];&quot;&quot;);&quot;&quot;;[.Q181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83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182]+1" office:value-type="date" office:date-value="2025-07-01" calcext:value-type="date">
            <text:p>2025-07-01</text:p>
          </table:table-cell>
          <table:table-cell table:style-name="ce8" table:formula="of:=IF(OR(EXACT(WEEKDAY([.$B183]);1);EXACT(WEEKDAY([.$B183]);7));&quot;----&quot;;IF(EXACT([.D180];&quot;----&quot;);&quot;&quot;;TIME(RAND()*(8-5)+5;RAND()*(59-0)+0;0)))" office:value-type="time" office:time-value="PT06H45M19.742140678S" calcext:value-type="time">
            <text:p>6:45</text:p>
          </table:table-cell>
          <table:table-cell table:style-name="ce9" table:formula="of:=IF(OR(EXACT(WEEKDAY([.$B183]);1);EXACT(WEEKDAY([.$B183]);7));0;COM.MICROSOFT.CEILING.MATH(RAND() * 20)*(IF(RAND()&gt;0.5;1;-1)))" office:value-type="float" office:value="18" calcext:value-type="float">
            <text:p>18</text:p>
          </table:table-cell>
          <table:table-cell table:style-name="ce13" table:formula="of:=IF(OR(EXACT(WEEKDAY([.$B183]);1);EXACT(WEEKDAY([.$B18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83]);1);EXACT(WEEKDAY([.$B18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83]);1);EXACT(WEEKDAY([.$B183]);7));&quot;----&quot;;&quot;&quot;)">
            <text:p/>
          </table:table-cell>
          <table:table-cell table:style-name="ce8" table:formula="of:=IFERROR(TIME([.I183]/60;[.I183] - COM.MICROSOFT.FLOOR.MATH([.I183]/60) * 60;0);&quot;&quot;)" office:value-type="time" office:time-value="PT16H06M00S" calcext:value-type="time">
            <text:p>16:06</text:p>
          </table:table-cell>
          <table:table-cell table:style-name="ce16" table:formula="of:=IFERROR(IF(EXACT([.C183];&quot;&quot;);&quot;&quot;;HOUR([.C183])*60+MINUTE([.C183])+HOUR([.E183])*60+MINUTE([.E183])+HOUR([.F183])*60+MINUTE([.F183])+[.D183]);&quot;&quot;)" office:value-type="float" office:value="933" calcext:value-type="float">
            <text:p>933</text:p>
          </table:table-cell>
          <table:table-cell table:style-name="ce19" table:formula="of:=IFERROR(IF(EXACT([.D183];&quot;&quot;);&quot;&quot;;[.J182]+[.D183]);&quot;&quot;)" office:value-type="float" office:value="-22" calcext:value-type="float">
            <text:p>-22</text:p>
          </table:table-cell>
          <table:table-cell table:style-name="ce22" table:formula="of:=NOT(OR(EXACT([.C183];&quot;&quot;);EXACT([.C183];&quot;----&quot;)))" office:value-type="boolean" office:boolean-value="true" calcext:value-type="boolean">
            <text:p>TRUE</text:p>
          </table:table-cell>
          <table:table-cell table:formula="of:=IF([.K183];HOUR([.C183])+(MINUTE([.C183])/60);&quot;&quot;)" office:value-type="float" office:value="6.75" calcext:value-type="float">
            <text:p>6.75</text:p>
          </table:table-cell>
          <table:table-cell table:style-name="ce25" table:formula="of:=IF([.K183];TIME(ROUNDDOWN((SUM([.L177:.L183])/5); 0);((SUM([.L177:.L183])/5)-ROUNDDOWN((SUM([.L177:.L183])/5);0))*60;0);&quot;&quot;)" office:value-type="time" office:time-value="PT07H00M24S" calcext:value-type="time">
            <text:p>7:00</text:p>
          </table:table-cell>
          <table:table-cell/>
          <table:table-cell table:style-name="ce30" table:formula="of:=IF(EXACT([.J183];&quot;&quot;);&quot;&quot;;[.B183])" office:value-type="date" office:date-value="2025-07-01" calcext:value-type="date">
            <text:p>2025-07-01</text:p>
          </table:table-cell>
          <table:table-cell table:style-name="ce33" table:formula="of:=IF(EXACT([.J183];&quot;&quot;);&quot;&quot;;(SUM([.L177:.L183])/5)-7)" office:value-type="float" office:value="0.00666666666666593" calcext:value-type="float">
            <text:p>0.01</text:p>
          </table:table-cell>
          <table:table-cell table:style-name="ce33" table:formula="of:=IF(EXACT([.J183];&quot;&quot;);&quot;&quot;;[.Q182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84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183]+1" office:value-type="date" office:date-value="2025-07-02" calcext:value-type="date">
            <text:p>2025-07-02</text:p>
          </table:table-cell>
          <table:table-cell table:style-name="ce8" table:formula="of:=IF(OR(EXACT(WEEKDAY([.$B184]);1);EXACT(WEEKDAY([.$B184]);7));&quot;----&quot;;IF(EXACT([.D181];&quot;----&quot;);&quot;&quot;;TIME(RAND()*(8-5)+5;RAND()*(59-0)+0;0)))" office:value-type="time" office:time-value="PT07H47M38.413421569S" calcext:value-type="time">
            <text:p>7:47</text:p>
          </table:table-cell>
          <table:table-cell table:style-name="ce9" table:formula="of:=IF(OR(EXACT(WEEKDAY([.$B184]);1);EXACT(WEEKDAY([.$B184]);7));0;COM.MICROSOFT.CEILING.MATH(RAND() * 20)*(IF(RAND()&gt;0.5;1;-1)))" office:value-type="float" office:value="3" calcext:value-type="float">
            <text:p>3</text:p>
          </table:table-cell>
          <table:table-cell table:style-name="ce13" table:formula="of:=IF(OR(EXACT(WEEKDAY([.$B184]);1);EXACT(WEEKDAY([.$B18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84]);1);EXACT(WEEKDAY([.$B18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84]);1);EXACT(WEEKDAY([.$B184]);7));&quot;----&quot;;&quot;&quot;)">
            <text:p/>
          </table:table-cell>
          <table:table-cell table:style-name="ce8" table:formula="of:=IFERROR(TIME([.I184]/60;[.I184] - COM.MICROSOFT.FLOOR.MATH([.I184]/60) * 60;0);&quot;&quot;)" office:value-type="time" office:time-value="PT16H40M00S" calcext:value-type="time">
            <text:p>16:40</text:p>
          </table:table-cell>
          <table:table-cell table:style-name="ce16" table:formula="of:=IFERROR(IF(EXACT([.C184];&quot;&quot;);&quot;&quot;;HOUR([.C184])*60+MINUTE([.C184])+HOUR([.E184])*60+MINUTE([.E184])+HOUR([.F184])*60+MINUTE([.F184])+[.D184]);&quot;&quot;)" office:value-type="float" office:value="980" calcext:value-type="float">
            <text:p>980</text:p>
          </table:table-cell>
          <table:table-cell table:style-name="ce19" table:formula="of:=IFERROR(IF(EXACT([.D184];&quot;&quot;);&quot;&quot;;[.J183]+[.D184]);&quot;&quot;)" office:value-type="float" office:value="-19" calcext:value-type="float">
            <text:p>-19</text:p>
          </table:table-cell>
          <table:table-cell table:style-name="ce22" table:formula="of:=NOT(OR(EXACT([.C184];&quot;&quot;);EXACT([.C184];&quot;----&quot;)))" office:value-type="boolean" office:boolean-value="true" calcext:value-type="boolean">
            <text:p>TRUE</text:p>
          </table:table-cell>
          <table:table-cell table:formula="of:=IF([.K184];HOUR([.C184])+(MINUTE([.C184])/60);&quot;&quot;)" office:value-type="float" office:value="7.78333333333333" calcext:value-type="float">
            <text:p>7.78</text:p>
          </table:table-cell>
          <table:table-cell table:style-name="ce25" table:formula="of:=IF([.K184];TIME(ROUNDDOWN((SUM([.L178:.L184])/5); 0);((SUM([.L178:.L184])/5)-ROUNDDOWN((SUM([.L178:.L184])/5);0))*60;0);&quot;&quot;)" office:value-type="time" office:time-value="PT07H23M24S" calcext:value-type="time">
            <text:p>7:23</text:p>
          </table:table-cell>
          <table:table-cell/>
          <table:table-cell table:style-name="ce30" table:formula="of:=IF(EXACT([.J184];&quot;&quot;);&quot;&quot;;[.B184])" office:value-type="date" office:date-value="2025-07-02" calcext:value-type="date">
            <text:p>2025-07-02</text:p>
          </table:table-cell>
          <table:table-cell table:style-name="ce33" table:formula="of:=IF(EXACT([.J184];&quot;&quot;);&quot;&quot;;(SUM([.L178:.L184])/5)-7)" office:value-type="float" office:value="0.390000000000001" calcext:value-type="float">
            <text:p>0.39</text:p>
          </table:table-cell>
          <table:table-cell table:style-name="ce33" table:formula="of:=IF(EXACT([.J184];&quot;&quot;);&quot;&quot;;[.Q183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85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184]+1" office:value-type="date" office:date-value="2025-07-03" calcext:value-type="date">
            <text:p>2025-07-03</text:p>
          </table:table-cell>
          <table:table-cell table:style-name="ce8" table:formula="of:=IF(OR(EXACT(WEEKDAY([.$B185]);1);EXACT(WEEKDAY([.$B185]);7));&quot;----&quot;;IF(EXACT([.D182];&quot;----&quot;);&quot;&quot;;TIME(RAND()*(8-5)+5;RAND()*(59-0)+0;0)))" office:value-type="time" office:time-value="PT06H13M24.749901808S" calcext:value-type="time">
            <text:p>6:13</text:p>
          </table:table-cell>
          <table:table-cell table:style-name="ce9" table:formula="of:=IF(OR(EXACT(WEEKDAY([.$B185]);1);EXACT(WEEKDAY([.$B185]);7));0;COM.MICROSOFT.CEILING.MATH(RAND() * 20)*(IF(RAND()&gt;0.5;1;-1)))" office:value-type="float" office:value="-8" calcext:value-type="float">
            <text:p>-8</text:p>
          </table:table-cell>
          <table:table-cell table:style-name="ce13" table:formula="of:=IF(OR(EXACT(WEEKDAY([.$B185]);1);EXACT(WEEKDAY([.$B18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85]);1);EXACT(WEEKDAY([.$B18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85]);1);EXACT(WEEKDAY([.$B185]);7));&quot;----&quot;;&quot;&quot;)">
            <text:p/>
          </table:table-cell>
          <table:table-cell table:style-name="ce8" table:formula="of:=IFERROR(TIME([.I185]/60;[.I185] - COM.MICROSOFT.FLOOR.MATH([.I185]/60) * 60;0);&quot;&quot;)" office:value-type="time" office:time-value="PT15H10M00S" calcext:value-type="time">
            <text:p>15:10</text:p>
          </table:table-cell>
          <table:table-cell table:style-name="ce16" table:formula="of:=IFERROR(IF(EXACT([.C185];&quot;&quot;);&quot;&quot;;HOUR([.C185])*60+MINUTE([.C185])+HOUR([.E185])*60+MINUTE([.E185])+HOUR([.F185])*60+MINUTE([.F185])+[.D185]);&quot;&quot;)" office:value-type="float" office:value="875" calcext:value-type="float">
            <text:p>875</text:p>
          </table:table-cell>
          <table:table-cell table:style-name="ce19" table:formula="of:=IFERROR(IF(EXACT([.D185];&quot;&quot;);&quot;&quot;;[.J184]+[.D185]);&quot;&quot;)" office:value-type="float" office:value="-27" calcext:value-type="float">
            <text:p>-27</text:p>
          </table:table-cell>
          <table:table-cell table:style-name="ce22" table:formula="of:=NOT(OR(EXACT([.C185];&quot;&quot;);EXACT([.C185];&quot;----&quot;)))" office:value-type="boolean" office:boolean-value="true" calcext:value-type="boolean">
            <text:p>TRUE</text:p>
          </table:table-cell>
          <table:table-cell table:formula="of:=IF([.K185];HOUR([.C185])+(MINUTE([.C185])/60);&quot;&quot;)" office:value-type="float" office:value="6.21666666666667" calcext:value-type="float">
            <text:p>6.22</text:p>
          </table:table-cell>
          <table:table-cell table:style-name="ce25" table:formula="of:=IF([.K185];TIME(ROUNDDOWN((SUM([.L179:.L185])/5); 0);((SUM([.L179:.L185])/5)-ROUNDDOWN((SUM([.L179:.L185])/5);0))*60;0);&quot;&quot;)" office:value-type="time" office:time-value="PT07H04M24S" calcext:value-type="time">
            <text:p>7:04</text:p>
          </table:table-cell>
          <table:table-cell/>
          <table:table-cell table:style-name="ce30" table:formula="of:=IF(EXACT([.J185];&quot;&quot;);&quot;&quot;;[.B185])" office:value-type="date" office:date-value="2025-07-03" calcext:value-type="date">
            <text:p>2025-07-03</text:p>
          </table:table-cell>
          <table:table-cell table:style-name="ce33" table:formula="of:=IF(EXACT([.J185];&quot;&quot;);&quot;&quot;;(SUM([.L179:.L185])/5)-7)" office:value-type="float" office:value="0.0733333333333333" calcext:value-type="float">
            <text:p>0.07</text:p>
          </table:table-cell>
          <table:table-cell table:style-name="ce33" table:formula="of:=IF(EXACT([.J185];&quot;&quot;);&quot;&quot;;[.Q184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86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185]+1" office:value-type="date" office:date-value="2025-07-04" calcext:value-type="date">
            <text:p>2025-07-04</text:p>
          </table:table-cell>
          <table:table-cell table:style-name="ce8" table:formula="of:=IF(OR(EXACT(WEEKDAY([.$B186]);1);EXACT(WEEKDAY([.$B186]);7));&quot;----&quot;;IF(EXACT([.D183];&quot;----&quot;);&quot;&quot;;TIME(RAND()*(8-5)+5;RAND()*(59-0)+0;0)))" office:value-type="time" office:time-value="PT07H16M51.299176797S" calcext:value-type="time">
            <text:p>7:16</text:p>
          </table:table-cell>
          <table:table-cell table:style-name="ce9" table:formula="of:=IF(OR(EXACT(WEEKDAY([.$B186]);1);EXACT(WEEKDAY([.$B186]);7));0;COM.MICROSOFT.CEILING.MATH(RAND() * 20)*(IF(RAND()&gt;0.5;1;-1)))" office:value-type="float" office:value="2" calcext:value-type="float">
            <text:p>2</text:p>
          </table:table-cell>
          <table:table-cell table:style-name="ce13" table:formula="of:=IF(OR(EXACT(WEEKDAY([.$B186]);1);EXACT(WEEKDAY([.$B18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86]);1);EXACT(WEEKDAY([.$B18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86]);1);EXACT(WEEKDAY([.$B186]);7));&quot;----&quot;;&quot;&quot;)">
            <text:p/>
          </table:table-cell>
          <table:table-cell table:style-name="ce8" table:formula="of:=IFERROR(TIME([.I186]/60;[.I186] - COM.MICROSOFT.FLOOR.MATH([.I186]/60) * 60;0);&quot;&quot;)" office:value-type="time" office:time-value="PT16H36M00S" calcext:value-type="time">
            <text:p>16:36</text:p>
          </table:table-cell>
          <table:table-cell table:style-name="ce16" table:formula="of:=IFERROR(IF(EXACT([.C186];&quot;&quot;);&quot;&quot;;HOUR([.C186])*60+MINUTE([.C186])+HOUR([.E186])*60+MINUTE([.E186])+HOUR([.F186])*60+MINUTE([.F186])+[.D186]);&quot;&quot;)" office:value-type="float" office:value="948" calcext:value-type="float">
            <text:p>948</text:p>
          </table:table-cell>
          <table:table-cell table:style-name="ce19" table:formula="of:=IFERROR(IF(EXACT([.D186];&quot;&quot;);&quot;&quot;;[.J185]+[.D186]);&quot;&quot;)" office:value-type="float" office:value="-25" calcext:value-type="float">
            <text:p>-25</text:p>
          </table:table-cell>
          <table:table-cell table:style-name="ce22" table:formula="of:=NOT(OR(EXACT([.C186];&quot;&quot;);EXACT([.C186];&quot;----&quot;)))" office:value-type="boolean" office:boolean-value="true" calcext:value-type="boolean">
            <text:p>TRUE</text:p>
          </table:table-cell>
          <table:table-cell table:formula="of:=IF([.K186];HOUR([.C186])+(MINUTE([.C186])/60);&quot;&quot;)" office:value-type="float" office:value="7.26666666666667" calcext:value-type="float">
            <text:p>7.27</text:p>
          </table:table-cell>
          <table:table-cell table:style-name="ce25" table:formula="of:=IF([.K186];TIME(ROUNDDOWN((SUM([.L180:.L186])/5); 0);((SUM([.L180:.L186])/5)-ROUNDDOWN((SUM([.L180:.L186])/5);0))*60;0);&quot;&quot;)" office:value-type="time" office:time-value="PT07H08M12S" calcext:value-type="time">
            <text:p>7:08</text:p>
          </table:table-cell>
          <table:table-cell/>
          <table:table-cell table:style-name="ce30" table:formula="of:=IF(EXACT([.J186];&quot;&quot;);&quot;&quot;;[.B186])" office:value-type="date" office:date-value="2025-07-04" calcext:value-type="date">
            <text:p>2025-07-04</text:p>
          </table:table-cell>
          <table:table-cell table:style-name="ce33" table:formula="of:=IF(EXACT([.J186];&quot;&quot;);&quot;&quot;;(SUM([.L180:.L186])/5)-7)" office:value-type="float" office:value="0.136666666666668" calcext:value-type="float">
            <text:p>0.14</text:p>
          </table:table-cell>
          <table:table-cell table:style-name="ce33" table:formula="of:=IF(EXACT([.J186];&quot;&quot;);&quot;&quot;;[.Q185])" office:value-type="float" office:value="0" calcext:value-type="float">
            <text:p>0.00</text:p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87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186]+1" office:value-type="date" office:date-value="2025-07-05" calcext:value-type="date">
            <text:p>2025-07-05</text:p>
          </table:table-cell>
          <table:table-cell table:style-name="ce9" table:formula="of:=IF(OR(EXACT(WEEKDAY([.$B187]);1);EXACT(WEEKDAY([.$B187]);7));&quot;----&quot;;&quot;&quot;)" office:value-type="string" office:string-value="----" calcext:value-type="string">
            <text:p>----</text:p>
          </table:table-cell>
          <table:table-cell table:style-name="ce9"/>
          <table:table-cell table:style-name="ce13" table:formula="of:=IF(OR(EXACT(WEEKDAY([.$B187]);1);EXACT(WEEKDAY([.$B187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87]);1);EXACT(WEEKDAY([.$B187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87]);1);EXACT(WEEKDAY([.$B187]);7));&quot;----&quot;;&quot;&quot;)" office:value-type="string" office:string-value="----" calcext:value-type="string">
            <text:p>----</text:p>
          </table:table-cell>
          <table:table-cell table:style-name="ce8" table:formula="of:=IFERROR(TIME([.I187]/60;[.I187] - COM.MICROSOFT.FLOOR.MATH([.I187]/60) * 60;0);&quot;&quot;)">
            <text:p/>
          </table:table-cell>
          <table:table-cell table:style-name="ce16" table:formula="of:=IFERROR(IF(EXACT([.C187];&quot;&quot;);&quot;&quot;;HOUR([.C187])*60+MINUTE([.C187])+HOUR([.E187])*60+MINUTE([.E187])+HOUR([.F187])*60+MINUTE([.F187])+[.D187]);&quot;&quot;)">
            <text:p/>
          </table:table-cell>
          <table:table-cell table:style-name="ce19" table:formula="of:=IFERROR(IF(EXACT([.D187];&quot;&quot;);&quot;&quot;;[.J186]+[.D187]);&quot;&quot;)">
            <text:p/>
          </table:table-cell>
          <table:table-cell table:style-name="ce22" table:formula="of:=NOT(OR(EXACT([.C187];&quot;&quot;);EXACT([.C187];&quot;----&quot;)))" office:value-type="boolean" office:boolean-value="false" calcext:value-type="boolean">
            <text:p>FALSE</text:p>
          </table:table-cell>
          <table:table-cell table:formula="of:=IF([.K187];HOUR([.C187])+(MINUTE([.C187])/60);&quot;&quot;)">
            <text:p/>
          </table:table-cell>
          <table:table-cell table:style-name="ce25" table:formula="of:=IF([.K187];TIME(ROUNDDOWN((SUM([.L181:.L187])/5); 0);((SUM([.L181:.L187])/5)-ROUNDDOWN((SUM([.L181:.L187])/5);0))*60;0);&quot;&quot;)">
            <text:p/>
          </table:table-cell>
          <table:table-cell/>
          <table:table-cell table:style-name="ce30" table:formula="of:=IF(EXACT([.J187];&quot;&quot;);&quot;&quot;;[.B187])">
            <text:p/>
          </table:table-cell>
          <table:table-cell table:style-name="ce30" table:formula="of:=IF(NOT([.K187]);&quot;&quot;;[.C187])">
            <text:p/>
          </table:table-cell>
          <table:table-cell table:style-name="ce30" table:formula="of:=IF(EXACT([.L187];&quot;&quot;);&quot;&quot;;[.D187])">
            <text:p/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88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187]+1" office:value-type="date" office:date-value="2025-07-06" calcext:value-type="date">
            <text:p>2025-07-06</text:p>
          </table:table-cell>
          <table:table-cell table:style-name="ce9" table:formula="of:=IF(OR(EXACT(WEEKDAY([.$B188]);1);EXACT(WEEKDAY([.$B188]);7));&quot;----&quot;;&quot;&quot;)" office:value-type="string" office:string-value="----" calcext:value-type="string">
            <text:p>----</text:p>
          </table:table-cell>
          <table:table-cell table:style-name="ce9"/>
          <table:table-cell table:style-name="ce13" table:formula="of:=IF(OR(EXACT(WEEKDAY([.$B188]);1);EXACT(WEEKDAY([.$B188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88]);1);EXACT(WEEKDAY([.$B188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88]);1);EXACT(WEEKDAY([.$B188]);7));&quot;----&quot;;&quot;&quot;)" office:value-type="string" office:string-value="----" calcext:value-type="string">
            <text:p>----</text:p>
          </table:table-cell>
          <table:table-cell table:style-name="ce8" table:formula="of:=IFERROR(TIME([.I188]/60;[.I188] - COM.MICROSOFT.FLOOR.MATH([.I188]/60) * 60;0);&quot;&quot;)">
            <text:p/>
          </table:table-cell>
          <table:table-cell table:style-name="ce16" table:formula="of:=IFERROR(IF(EXACT([.C188];&quot;&quot;);&quot;&quot;;HOUR([.C188])*60+MINUTE([.C188])+HOUR([.E188])*60+MINUTE([.E188])+HOUR([.F188])*60+MINUTE([.F188])+[.D188]);&quot;&quot;)">
            <text:p/>
          </table:table-cell>
          <table:table-cell table:style-name="ce19" table:formula="of:=IFERROR(IF(EXACT([.D188];&quot;&quot;);&quot;&quot;;[.J187]+[.D188]);&quot;&quot;)">
            <text:p/>
          </table:table-cell>
          <table:table-cell table:style-name="ce22" table:formula="of:=NOT(OR(EXACT([.C188];&quot;&quot;);EXACT([.C188];&quot;----&quot;)))" office:value-type="boolean" office:boolean-value="false" calcext:value-type="boolean">
            <text:p>FALSE</text:p>
          </table:table-cell>
          <table:table-cell table:formula="of:=IF([.K188];HOUR([.C188])+(MINUTE([.C188])/60);&quot;&quot;)">
            <text:p/>
          </table:table-cell>
          <table:table-cell table:style-name="ce25" table:formula="of:=IF([.K188];TIME(ROUNDDOWN((SUM([.L182:.L188])/5); 0);((SUM([.L182:.L188])/5)-ROUNDDOWN((SUM([.L182:.L188])/5);0))*60;0);&quot;&quot;)">
            <text:p/>
          </table:table-cell>
          <table:table-cell/>
          <table:table-cell table:style-name="ce30" table:formula="of:=IF(EXACT([.J188];&quot;&quot;);&quot;&quot;;[.B188])">
            <text:p/>
          </table:table-cell>
          <table:table-cell table:style-name="ce30" table:formula="of:=IF(NOT([.K188]);&quot;&quot;;[.C188])">
            <text:p/>
          </table:table-cell>
          <table:table-cell table:style-name="ce30" table:formula="of:=IF(EXACT([.L188];&quot;&quot;);&quot;&quot;;[.D188])">
            <text:p/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89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188]+1" office:value-type="date" office:date-value="2025-07-07" calcext:value-type="date">
            <text:p>2025-07-07</text:p>
          </table:table-cell>
          <table:table-cell table:style-name="ce9" table:formula="of:=IF(OR(EXACT(WEEKDAY([.$B189]);1);EXACT(WEEKDAY([.$B189]);7));&quot;----&quot;;&quot;&quot;)">
            <text:p/>
          </table:table-cell>
          <table:table-cell table:style-name="ce9"/>
          <table:table-cell table:style-name="ce13" table:formula="of:=IF(OR(EXACT(WEEKDAY([.$B189]);1);EXACT(WEEKDAY([.$B18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89]);1);EXACT(WEEKDAY([.$B18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89]);1);EXACT(WEEKDAY([.$B189]);7));&quot;----&quot;;&quot;&quot;)">
            <text:p/>
          </table:table-cell>
          <table:table-cell table:style-name="ce8" table:formula="of:=IFERROR(TIME([.I189]/60;[.I189] - COM.MICROSOFT.FLOOR.MATH([.I189]/60) * 60;0);&quot;&quot;)">
            <text:p/>
          </table:table-cell>
          <table:table-cell table:style-name="ce16" table:formula="of:=IFERROR(IF(EXACT([.C189];&quot;&quot;);&quot;&quot;;HOUR([.C189])*60+MINUTE([.C189])+HOUR([.E189])*60+MINUTE([.E189])+HOUR([.F189])*60+MINUTE([.F189])+[.D189]);&quot;&quot;)">
            <text:p/>
          </table:table-cell>
          <table:table-cell table:style-name="ce19" table:formula="of:=IFERROR(IF(EXACT([.D189];&quot;&quot;);&quot;&quot;;[.J188]+[.D189]);&quot;&quot;)">
            <text:p/>
          </table:table-cell>
          <table:table-cell table:style-name="ce22" table:formula="of:=NOT(OR(EXACT([.C189];&quot;&quot;);EXACT([.C189];&quot;----&quot;)))" office:value-type="boolean" office:boolean-value="false" calcext:value-type="boolean">
            <text:p>FALSE</text:p>
          </table:table-cell>
          <table:table-cell table:formula="of:=IF([.K189];HOUR([.C189])+(MINUTE([.C189])/60);&quot;&quot;)">
            <text:p/>
          </table:table-cell>
          <table:table-cell table:style-name="ce25" table:formula="of:=IF([.K189];TIME(ROUNDDOWN((SUM([.L183:.L189])/5); 0);((SUM([.L183:.L189])/5)-ROUNDDOWN((SUM([.L183:.L189])/5);0))*60;0);&quot;&quot;)">
            <text:p/>
          </table:table-cell>
          <table:table-cell/>
          <table:table-cell table:style-name="ce30" table:formula="of:=IF(EXACT([.J189];&quot;&quot;);&quot;&quot;;[.B189])">
            <text:p/>
          </table:table-cell>
          <table:table-cell table:style-name="ce30" table:formula="of:=IF(EXACT([.K189];&quot;&quot;);&quot;&quot;;[.C189])">
            <text:p/>
          </table:table-cell>
          <table:table-cell table:style-name="ce30" table:formula="of:=IF(EXACT([.L189];&quot;&quot;);&quot;&quot;;[.D189])">
            <text:p/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90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189]+1" office:value-type="date" office:date-value="2025-07-08" calcext:value-type="date">
            <text:p>2025-07-08</text:p>
          </table:table-cell>
          <table:table-cell table:style-name="ce9" table:formula="of:=IF(OR(EXACT(WEEKDAY([.$B190]);1);EXACT(WEEKDAY([.$B190]);7));&quot;----&quot;;&quot;&quot;)">
            <text:p/>
          </table:table-cell>
          <table:table-cell table:style-name="ce9"/>
          <table:table-cell table:style-name="ce13" table:formula="of:=IF(OR(EXACT(WEEKDAY([.$B190]);1);EXACT(WEEKDAY([.$B19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90]);1);EXACT(WEEKDAY([.$B19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90]);1);EXACT(WEEKDAY([.$B190]);7));&quot;----&quot;;&quot;&quot;)">
            <text:p/>
          </table:table-cell>
          <table:table-cell table:style-name="ce8" table:formula="of:=IFERROR(TIME([.I190]/60;[.I190] - COM.MICROSOFT.FLOOR.MATH([.I190]/60) * 60;0);&quot;&quot;)">
            <text:p/>
          </table:table-cell>
          <table:table-cell table:style-name="ce16" table:formula="of:=IFERROR(IF(EXACT([.C190];&quot;&quot;);&quot;&quot;;HOUR([.C190])*60+MINUTE([.C190])+HOUR([.E190])*60+MINUTE([.E190])+HOUR([.F190])*60+MINUTE([.F190])+[.D190]);&quot;&quot;)">
            <text:p/>
          </table:table-cell>
          <table:table-cell table:style-name="ce19" table:formula="of:=IFERROR(IF(EXACT([.D190];&quot;&quot;);&quot;&quot;;[.J189]+[.D190]);&quot;&quot;)">
            <text:p/>
          </table:table-cell>
          <table:table-cell table:style-name="ce22" table:formula="of:=NOT(OR(EXACT([.C190];&quot;&quot;);EXACT([.C190];&quot;----&quot;)))" office:value-type="boolean" office:boolean-value="false" calcext:value-type="boolean">
            <text:p>FALSE</text:p>
          </table:table-cell>
          <table:table-cell table:formula="of:=IF([.K190];HOUR([.C190])+(MINUTE([.C190])/60);&quot;&quot;)">
            <text:p/>
          </table:table-cell>
          <table:table-cell table:style-name="ce25" table:formula="of:=IF([.K190];TIME(ROUNDDOWN((SUM([.L184:.L190])/5); 0);((SUM([.L184:.L190])/5)-ROUNDDOWN((SUM([.L184:.L190])/5);0))*60;0);&quot;&quot;)">
            <text:p/>
          </table:table-cell>
          <table:table-cell/>
          <table:table-cell table:style-name="ce30" table:formula="of:=IF(EXACT([.J190];&quot;&quot;);&quot;&quot;;[.B190])">
            <text:p/>
          </table:table-cell>
          <table:table-cell table:style-name="ce30" table:formula="of:=IF(EXACT([.K190];&quot;&quot;);&quot;&quot;;[.C190])">
            <text:p/>
          </table:table-cell>
          <table:table-cell table:style-name="ce30" table:formula="of:=IF(EXACT([.L190];&quot;&quot;);&quot;&quot;;[.D190])">
            <text:p/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91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190]+1" office:value-type="date" office:date-value="2025-07-09" calcext:value-type="date">
            <text:p>2025-07-09</text:p>
          </table:table-cell>
          <table:table-cell table:style-name="ce9" table:formula="of:=IF(OR(EXACT(WEEKDAY([.$B191]);1);EXACT(WEEKDAY([.$B191]);7));&quot;----&quot;;&quot;&quot;)">
            <text:p/>
          </table:table-cell>
          <table:table-cell table:style-name="ce9"/>
          <table:table-cell table:style-name="ce13" table:formula="of:=IF(OR(EXACT(WEEKDAY([.$B191]);1);EXACT(WEEKDAY([.$B19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91]);1);EXACT(WEEKDAY([.$B19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91]);1);EXACT(WEEKDAY([.$B191]);7));&quot;----&quot;;&quot;&quot;)">
            <text:p/>
          </table:table-cell>
          <table:table-cell table:style-name="ce8" table:formula="of:=IFERROR(TIME([.I191]/60;[.I191] - COM.MICROSOFT.FLOOR.MATH([.I191]/60) * 60;0);&quot;&quot;)">
            <text:p/>
          </table:table-cell>
          <table:table-cell table:style-name="ce16" table:formula="of:=IFERROR(IF(EXACT([.C191];&quot;&quot;);&quot;&quot;;HOUR([.C191])*60+MINUTE([.C191])+HOUR([.E191])*60+MINUTE([.E191])+HOUR([.F191])*60+MINUTE([.F191])+[.D191]);&quot;&quot;)">
            <text:p/>
          </table:table-cell>
          <table:table-cell table:style-name="ce19" table:formula="of:=IFERROR(IF(EXACT([.D191];&quot;&quot;);&quot;&quot;;[.J190]+[.D191]);&quot;&quot;)">
            <text:p/>
          </table:table-cell>
          <table:table-cell table:style-name="ce22" table:formula="of:=NOT(OR(EXACT([.C191];&quot;&quot;);EXACT([.C191];&quot;----&quot;)))" office:value-type="boolean" office:boolean-value="false" calcext:value-type="boolean">
            <text:p>FALSE</text:p>
          </table:table-cell>
          <table:table-cell table:formula="of:=IF([.K191];HOUR([.C191])+(MINUTE([.C191])/60);&quot;&quot;)">
            <text:p/>
          </table:table-cell>
          <table:table-cell table:style-name="ce25" table:formula="of:=IF([.K191];TIME(ROUNDDOWN((SUM([.L185:.L191])/5); 0);((SUM([.L185:.L191])/5)-ROUNDDOWN((SUM([.L185:.L191])/5);0))*60;0);&quot;&quot;)">
            <text:p/>
          </table:table-cell>
          <table:table-cell/>
          <table:table-cell table:style-name="ce30" table:formula="of:=IF(EXACT([.J191];&quot;&quot;);&quot;&quot;;[.B191])">
            <text:p/>
          </table:table-cell>
          <table:table-cell table:style-name="ce30" table:formula="of:=IF(EXACT([.K191];&quot;&quot;);&quot;&quot;;[.C191])">
            <text:p/>
          </table:table-cell>
          <table:table-cell table:style-name="ce30" table:formula="of:=IF(EXACT([.L191];&quot;&quot;);&quot;&quot;;[.D191])">
            <text:p/>
          </table:table-cell>
          <table:table-cell table:style-name="ce27" table:number-columns-repeated="2"/>
          <table:table-cell table:number-columns-repeated="16365"/>
        </table:table-row>
        <table:table-row table:style-name="ro2">
          <table:table-cell table:style-name="ce2" table:formula="of:=COM.MICROSOFT.SWITCH(WEEKDAY([.B192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191]+1" office:value-type="date" office:date-value="2025-07-10" calcext:value-type="date">
            <text:p>2025-07-10</text:p>
          </table:table-cell>
          <table:table-cell table:style-name="ce9" table:formula="of:=IF(OR(EXACT(WEEKDAY([.$B192]);1);EXACT(WEEKDAY([.$B192]);7));&quot;----&quot;;&quot;&quot;)">
            <text:p/>
          </table:table-cell>
          <table:table-cell table:style-name="ce11" table:formula="of:=IF(OR(EXACT(WEEKDAY([.$B192]);1);EXACT(WEEKDAY([.$B192]);7));0;&quot;&quot;)">
            <text:p/>
          </table:table-cell>
          <table:table-cell table:style-name="ce13" table:formula="of:=IF(OR(EXACT(WEEKDAY([.$B192]);1);EXACT(WEEKDAY([.$B19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92]);1);EXACT(WEEKDAY([.$B19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92]);1);EXACT(WEEKDAY([.$B192]);7));&quot;----&quot;;&quot;&quot;)">
            <text:p/>
          </table:table-cell>
          <table:table-cell table:style-name="ce8" table:formula="of:=IFERROR(TIME([.I192]/60;[.I192] - COM.MICROSOFT.FLOOR.MATH([.I192]/60) * 60;0);&quot;&quot;)">
            <text:p/>
          </table:table-cell>
          <table:table-cell table:style-name="ce16" table:formula="of:=IFERROR(IF(EXACT([.C192];&quot;&quot;);&quot;&quot;;HOUR([.C192])*60+MINUTE([.C192])+HOUR([.E192])*60+MINUTE([.E192])+HOUR([.F192])*60+MINUTE([.F192])+[.D192]);&quot;&quot;)">
            <text:p/>
          </table:table-cell>
          <table:table-cell table:style-name="ce19" table:formula="of:=IFERROR(IF(EXACT([.D192];&quot;&quot;);&quot;&quot;;[.J191]+[.D192]);&quot;&quot;)">
            <text:p/>
          </table:table-cell>
          <table:table-cell table:style-name="ce22" table:formula="of:=NOT(OR(EXACT([.C192];&quot;&quot;);EXACT([.C192];&quot;----&quot;)))" office:value-type="boolean" office:boolean-value="false" calcext:value-type="boolean">
            <text:p>FALSE</text:p>
          </table:table-cell>
          <table:table-cell table:formula="of:=IF([.K192];HOUR([.C192])+(MINUTE([.C192])/60);&quot;&quot;)">
            <text:p/>
          </table:table-cell>
          <table:table-cell table:style-name="ce25" table:formula="of:=IF([.K192];TIME(ROUNDDOWN((SUM([.L186:.L192])/5); 0);((SUM([.L186:.L192])/5)-ROUNDDOWN((SUM([.L186:.L192])/5);0))*60;0);&quot;&quot;)">
            <text:p/>
          </table:table-cell>
          <table:table-cell/>
          <table:table-cell table:style-name="ce30" table:formula="of:=IF(EXACT([.J192];&quot;&quot;);&quot;&quot;;[.B192])">
            <text:p/>
          </table:table-cell>
          <table:table-cell table:style-name="ce33" table:formula="of:=IF(EXACT([.J192];&quot;&quot;);&quot;&quot;;(SUM([.L186:.L192])/5)-7)">
            <text:p/>
          </table:table-cell>
          <table:table-cell table:style-name="ce33" table:formula="of:=IF(EXACT([.J192];&quot;&quot;);&quot;&quot;;[.Q191])">
            <text:p/>
          </table:table-cell>
          <table:table-cell table:style-name="ce27" table:formula="of:=IF(EXACT([.J192];&quot;&quot;);&quot;&quot;;IF(EXACT([.L192];&quot;&quot;);[.P192];[.L192]))">
            <text:p/>
          </table:table-cell>
          <table:table-cell table:style-name="ce27"/>
          <table:table-cell table:number-columns-repeated="16365"/>
        </table:table-row>
        <table:table-row table:style-name="ro2">
          <table:table-cell table:style-name="ce2" table:formula="of:=COM.MICROSOFT.SWITCH(WEEKDAY([.B193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192]+1" office:value-type="date" office:date-value="2025-07-11" calcext:value-type="date">
            <text:p>2025-07-11</text:p>
          </table:table-cell>
          <table:table-cell table:style-name="ce9" table:formula="of:=IF(OR(EXACT(WEEKDAY([.$B193]);1);EXACT(WEEKDAY([.$B193]);7));&quot;----&quot;;&quot;&quot;)">
            <text:p/>
          </table:table-cell>
          <table:table-cell table:style-name="ce9" table:formula="of:=IF(OR(EXACT(WEEKDAY([.$B193]);1);EXACT(WEEKDAY([.$B193]);7));0;&quot;&quot;)">
            <text:p/>
          </table:table-cell>
          <table:table-cell table:style-name="ce13" table:formula="of:=IF(OR(EXACT(WEEKDAY([.$B193]);1);EXACT(WEEKDAY([.$B19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93]);1);EXACT(WEEKDAY([.$B19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93]);1);EXACT(WEEKDAY([.$B193]);7));&quot;----&quot;;&quot;&quot;)">
            <text:p/>
          </table:table-cell>
          <table:table-cell table:style-name="ce8" table:formula="of:=IFERROR(TIME([.I193]/60;[.I193] - COM.MICROSOFT.FLOOR.MATH([.I193]/60) * 60;0);&quot;&quot;)">
            <text:p/>
          </table:table-cell>
          <table:table-cell table:style-name="ce16" table:formula="of:=IFERROR(IF(EXACT([.C193];&quot;&quot;);&quot;&quot;;HOUR([.C193])*60+MINUTE([.C193])+HOUR([.E193])*60+MINUTE([.E193])+HOUR([.F193])*60+MINUTE([.F193])+[.D193]);&quot;&quot;)">
            <text:p/>
          </table:table-cell>
          <table:table-cell table:style-name="ce19" table:formula="of:=IFERROR(IF(EXACT([.D193];&quot;&quot;);&quot;&quot;;[.J192]+[.D193]);&quot;&quot;)">
            <text:p/>
          </table:table-cell>
          <table:table-cell table:style-name="ce22" table:formula="of:=NOT(OR(EXACT([.C193];&quot;&quot;);EXACT([.C193];&quot;----&quot;)))" office:value-type="boolean" office:boolean-value="false" calcext:value-type="boolean">
            <text:p>FALSE</text:p>
          </table:table-cell>
          <table:table-cell table:formula="of:=IF([.K193];HOUR([.C193])+(MINUTE([.C193])/60);&quot;&quot;)">
            <text:p/>
          </table:table-cell>
          <table:table-cell table:style-name="ce25" table:formula="of:=IF([.K193];TIME(ROUNDDOWN((SUM([.L187:.L193])/5); 0);((SUM([.L187:.L193])/5)-ROUNDDOWN((SUM([.L187:.L193])/5);0))*60;0);&quot;&quot;)">
            <text:p/>
          </table:table-cell>
          <table:table-cell/>
          <table:table-cell table:style-name="ce30" table:formula="of:=IF(EXACT([.J193];&quot;&quot;);&quot;&quot;;[.B193])">
            <text:p/>
          </table:table-cell>
          <table:table-cell table:style-name="ce33" table:formula="of:=IF(EXACT([.J193];&quot;&quot;);&quot;&quot;;(SUM([.L187:.L193])/5)-7)">
            <text:p/>
          </table:table-cell>
          <table:table-cell table:style-name="ce33" table:formula="of:=IF(EXACT([.J193];&quot;&quot;);&quot;&quot;;[.Q192])">
            <text:p/>
          </table:table-cell>
          <table:table-cell table:style-name="ce27" table:formula="of:=IF(EXACT([.J193];&quot;&quot;);&quot;&quot;;IF(EXACT([.L193];&quot;&quot;);[.P193];[.L193]))">
            <text:p/>
          </table:table-cell>
          <table:table-cell table:style-name="ce27"/>
          <table:table-cell table:number-columns-repeated="16365"/>
        </table:table-row>
        <table:table-row table:style-name="ro2">
          <table:table-cell table:style-name="ce2" table:formula="of:=COM.MICROSOFT.SWITCH(WEEKDAY([.B194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193]+1" office:value-type="date" office:date-value="2025-07-12" calcext:value-type="date">
            <text:p>2025-07-12</text:p>
          </table:table-cell>
          <table:table-cell table:style-name="ce9" table:formula="of:=IF(OR(EXACT(WEEKDAY([.$B194]);1);EXACT(WEEKDAY([.$B194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194]);1);EXACT(WEEKDAY([.$B194]);7));0;&quot;&quot;)" office:value-type="float" office:value="0" calcext:value-type="float">
            <text:p>0</text:p>
          </table:table-cell>
          <table:table-cell table:style-name="ce13" table:formula="of:=IF(OR(EXACT(WEEKDAY([.$B194]);1);EXACT(WEEKDAY([.$B194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94]);1);EXACT(WEEKDAY([.$B194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94]);1);EXACT(WEEKDAY([.$B194]);7));&quot;----&quot;;&quot;&quot;)" office:value-type="string" office:string-value="----" calcext:value-type="string">
            <text:p>----</text:p>
          </table:table-cell>
          <table:table-cell table:style-name="ce8" table:formula="of:=IFERROR(TIME([.I194]/60;[.I194] - COM.MICROSOFT.FLOOR.MATH([.I194]/60) * 60;0);&quot;&quot;)">
            <text:p/>
          </table:table-cell>
          <table:table-cell table:style-name="ce16" table:formula="of:=IFERROR(IF(EXACT([.C194];&quot;&quot;);&quot;&quot;;HOUR([.C194])*60+MINUTE([.C194])+HOUR([.E194])*60+MINUTE([.E194])+HOUR([.F194])*60+MINUTE([.F194])+[.D194]);&quot;&quot;)">
            <text:p/>
          </table:table-cell>
          <table:table-cell table:style-name="ce19" table:formula="of:=IFERROR(IF(EXACT([.D194];&quot;&quot;);&quot;&quot;;[.J193]+[.D194]);&quot;&quot;)">
            <text:p/>
          </table:table-cell>
          <table:table-cell table:style-name="ce22" table:formula="of:=NOT(OR(EXACT([.C194];&quot;&quot;);EXACT([.C194];&quot;----&quot;)))" office:value-type="boolean" office:boolean-value="false" calcext:value-type="boolean">
            <text:p>FALSE</text:p>
          </table:table-cell>
          <table:table-cell table:formula="of:=IF([.K194];HOUR([.C194])+(MINUTE([.C194])/60);&quot;&quot;)">
            <text:p/>
          </table:table-cell>
          <table:table-cell table:style-name="ce25" table:formula="of:=IF([.K194];TIME(ROUNDDOWN((SUM([.L188:.L194])/5); 0);((SUM([.L188:.L194])/5)-ROUNDDOWN((SUM([.L188:.L194])/5);0))*60;0);&quot;&quot;)">
            <text:p/>
          </table:table-cell>
          <table:table-cell/>
          <table:table-cell table:style-name="ce30" table:formula="of:=IF(EXACT([.J194];&quot;&quot;);&quot;&quot;;[.B194])">
            <text:p/>
          </table:table-cell>
          <table:table-cell table:style-name="ce33" table:formula="of:=IF(EXACT([.J194];&quot;&quot;);&quot;&quot;;(SUM([.L188:.L194])/5)-7)">
            <text:p/>
          </table:table-cell>
          <table:table-cell table:style-name="ce33" table:formula="of:=IF(EXACT([.J194];&quot;&quot;);&quot;&quot;;[.Q193])">
            <text:p/>
          </table:table-cell>
          <table:table-cell table:style-name="ce27" table:formula="of:=IF(EXACT([.J194];&quot;&quot;);&quot;&quot;;IF(EXACT([.L194];&quot;&quot;);[.P194];[.L194]))">
            <text:p/>
          </table:table-cell>
          <table:table-cell table:style-name="ce27"/>
          <table:table-cell table:number-columns-repeated="16365"/>
        </table:table-row>
        <table:table-row table:style-name="ro2">
          <table:table-cell table:style-name="ce2" table:formula="of:=COM.MICROSOFT.SWITCH(WEEKDAY([.B195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194]+1" office:value-type="date" office:date-value="2025-07-13" calcext:value-type="date">
            <text:p>2025-07-13</text:p>
          </table:table-cell>
          <table:table-cell table:style-name="ce9" table:formula="of:=IF(OR(EXACT(WEEKDAY([.$B195]);1);EXACT(WEEKDAY([.$B195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195]);1);EXACT(WEEKDAY([.$B195]);7));0;&quot;&quot;)" office:value-type="float" office:value="0" calcext:value-type="float">
            <text:p>0</text:p>
          </table:table-cell>
          <table:table-cell table:style-name="ce13" table:formula="of:=IF(OR(EXACT(WEEKDAY([.$B195]);1);EXACT(WEEKDAY([.$B195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195]);1);EXACT(WEEKDAY([.$B195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195]);1);EXACT(WEEKDAY([.$B195]);7));&quot;----&quot;;&quot;&quot;)" office:value-type="string" office:string-value="----" calcext:value-type="string">
            <text:p>----</text:p>
          </table:table-cell>
          <table:table-cell table:style-name="ce8" table:formula="of:=IFERROR(TIME([.I195]/60;[.I195] - COM.MICROSOFT.FLOOR.MATH([.I195]/60) * 60;0);&quot;&quot;)">
            <text:p/>
          </table:table-cell>
          <table:table-cell table:style-name="ce16" table:formula="of:=IFERROR(IF(EXACT([.C195];&quot;&quot;);&quot;&quot;;HOUR([.C195])*60+MINUTE([.C195])+HOUR([.E195])*60+MINUTE([.E195])+HOUR([.F195])*60+MINUTE([.F195])+[.D195]);&quot;&quot;)">
            <text:p/>
          </table:table-cell>
          <table:table-cell table:style-name="ce19" table:formula="of:=IFERROR(IF(EXACT([.D195];&quot;&quot;);&quot;&quot;;[.J194]+[.D195]);&quot;&quot;)">
            <text:p/>
          </table:table-cell>
          <table:table-cell table:style-name="ce22" table:formula="of:=NOT(OR(EXACT([.C195];&quot;&quot;);EXACT([.C195];&quot;----&quot;)))" office:value-type="boolean" office:boolean-value="false" calcext:value-type="boolean">
            <text:p>FALSE</text:p>
          </table:table-cell>
          <table:table-cell table:formula="of:=IF([.K195];HOUR([.C195])+(MINUTE([.C195])/60);&quot;&quot;)">
            <text:p/>
          </table:table-cell>
          <table:table-cell table:style-name="ce25" table:formula="of:=IF([.K195];TIME(ROUNDDOWN((SUM([.L189:.L195])/5); 0);((SUM([.L189:.L195])/5)-ROUNDDOWN((SUM([.L189:.L195])/5);0))*60;0);&quot;&quot;)">
            <text:p/>
          </table:table-cell>
          <table:table-cell/>
          <table:table-cell table:style-name="ce30" table:formula="of:=IF(EXACT([.J195];&quot;&quot;);&quot;&quot;;[.B195])">
            <text:p/>
          </table:table-cell>
          <table:table-cell table:style-name="ce33" table:formula="of:=IF(EXACT([.J195];&quot;&quot;);&quot;&quot;;(SUM([.L189:.L195])/5)-7)">
            <text:p/>
          </table:table-cell>
          <table:table-cell table:style-name="ce33" table:formula="of:=IF(EXACT([.J195];&quot;&quot;);&quot;&quot;;[.Q194])">
            <text:p/>
          </table:table-cell>
          <table:table-cell table:style-name="ce27" table:formula="of:=IF(EXACT([.J195];&quot;&quot;);&quot;&quot;;IF(EXACT([.L195];&quot;&quot;);[.P195];[.L195]))">
            <text:p/>
          </table:table-cell>
          <table:table-cell table:style-name="ce27"/>
          <table:table-cell table:number-columns-repeated="16365"/>
        </table:table-row>
        <table:table-row table:style-name="ro2">
          <table:table-cell table:style-name="ce2" table:formula="of:=COM.MICROSOFT.SWITCH(WEEKDAY([.B196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195]+1" office:value-type="date" office:date-value="2025-07-14" calcext:value-type="date">
            <text:p>2025-07-14</text:p>
          </table:table-cell>
          <table:table-cell table:style-name="ce9" table:formula="of:=IF(OR(EXACT(WEEKDAY([.$B196]);1);EXACT(WEEKDAY([.$B196]);7));&quot;----&quot;;&quot;&quot;)">
            <text:p/>
          </table:table-cell>
          <table:table-cell table:style-name="ce9" table:formula="of:=IF(OR(EXACT(WEEKDAY([.$B196]);1);EXACT(WEEKDAY([.$B196]);7));0;&quot;&quot;)">
            <text:p/>
          </table:table-cell>
          <table:table-cell table:style-name="ce13" table:formula="of:=IF(OR(EXACT(WEEKDAY([.$B196]);1);EXACT(WEEKDAY([.$B19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96]);1);EXACT(WEEKDAY([.$B19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96]);1);EXACT(WEEKDAY([.$B196]);7));&quot;----&quot;;&quot;&quot;)">
            <text:p/>
          </table:table-cell>
          <table:table-cell table:style-name="ce8" table:formula="of:=IFERROR(TIME([.I196]/60;[.I196] - COM.MICROSOFT.FLOOR.MATH([.I196]/60) * 60;0);&quot;&quot;)">
            <text:p/>
          </table:table-cell>
          <table:table-cell table:style-name="ce16" table:formula="of:=IFERROR(IF(EXACT([.C196];&quot;&quot;);&quot;&quot;;HOUR([.C196])*60+MINUTE([.C196])+HOUR([.E196])*60+MINUTE([.E196])+HOUR([.F196])*60+MINUTE([.F196])+[.D196]);&quot;&quot;)">
            <text:p/>
          </table:table-cell>
          <table:table-cell table:style-name="ce19" table:formula="of:=IFERROR(IF(EXACT([.D196];&quot;&quot;);&quot;&quot;;[.J195]+[.D196]);&quot;&quot;)">
            <text:p/>
          </table:table-cell>
          <table:table-cell table:style-name="ce22" table:formula="of:=NOT(OR(EXACT([.C196];&quot;&quot;);EXACT([.C196];&quot;----&quot;)))" office:value-type="boolean" office:boolean-value="false" calcext:value-type="boolean">
            <text:p>FALSE</text:p>
          </table:table-cell>
          <table:table-cell table:formula="of:=IF([.K196];HOUR([.C196])+(MINUTE([.C196])/60);&quot;&quot;)">
            <text:p/>
          </table:table-cell>
          <table:table-cell table:style-name="ce25" table:formula="of:=IF([.K196];TIME(ROUNDDOWN((SUM([.L190:.L196])/5); 0);((SUM([.L190:.L196])/5)-ROUNDDOWN((SUM([.L190:.L196])/5);0))*60;0);&quot;&quot;)">
            <text:p/>
          </table:table-cell>
          <table:table-cell/>
          <table:table-cell table:style-name="ce30" table:formula="of:=IF(EXACT([.J196];&quot;&quot;);&quot;&quot;;[.B196])">
            <text:p/>
          </table:table-cell>
          <table:table-cell table:style-name="ce33" table:formula="of:=IF(EXACT([.J196];&quot;&quot;);&quot;&quot;;(SUM([.L190:.L196])/5)-7)">
            <text:p/>
          </table:table-cell>
          <table:table-cell table:style-name="ce33" table:formula="of:=IF(EXACT([.J196];&quot;&quot;);&quot;&quot;;[.Q195])">
            <text:p/>
          </table:table-cell>
          <table:table-cell table:style-name="ce27" table:formula="of:=IF(EXACT([.J196];&quot;&quot;);&quot;&quot;;IF(EXACT([.L196];&quot;&quot;);[.P196];[.L196]))">
            <text:p/>
          </table:table-cell>
          <table:table-cell table:style-name="ce27"/>
          <table:table-cell table:number-columns-repeated="16365"/>
        </table:table-row>
        <table:table-row table:style-name="ro2">
          <table:table-cell table:style-name="ce2" table:formula="of:=COM.MICROSOFT.SWITCH(WEEKDAY([.B197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196]+1" office:value-type="date" office:date-value="2025-07-15" calcext:value-type="date">
            <text:p>2025-07-15</text:p>
          </table:table-cell>
          <table:table-cell table:style-name="ce9" table:formula="of:=IF(OR(EXACT(WEEKDAY([.$B197]);1);EXACT(WEEKDAY([.$B197]);7));&quot;----&quot;;&quot;&quot;)">
            <text:p/>
          </table:table-cell>
          <table:table-cell table:style-name="ce9" table:formula="of:=IF(OR(EXACT(WEEKDAY([.$B197]);1);EXACT(WEEKDAY([.$B197]);7));0;&quot;&quot;)">
            <text:p/>
          </table:table-cell>
          <table:table-cell table:style-name="ce13" table:formula="of:=IF(OR(EXACT(WEEKDAY([.$B197]);1);EXACT(WEEKDAY([.$B19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97]);1);EXACT(WEEKDAY([.$B19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97]);1);EXACT(WEEKDAY([.$B197]);7));&quot;----&quot;;&quot;&quot;)">
            <text:p/>
          </table:table-cell>
          <table:table-cell table:style-name="ce8" table:formula="of:=IFERROR(TIME([.I197]/60;[.I197] - COM.MICROSOFT.FLOOR.MATH([.I197]/60) * 60;0);&quot;&quot;)">
            <text:p/>
          </table:table-cell>
          <table:table-cell table:style-name="ce16" table:formula="of:=IFERROR(IF(EXACT([.C197];&quot;&quot;);&quot;&quot;;HOUR([.C197])*60+MINUTE([.C197])+HOUR([.E197])*60+MINUTE([.E197])+HOUR([.F197])*60+MINUTE([.F197])+[.D197]);&quot;&quot;)">
            <text:p/>
          </table:table-cell>
          <table:table-cell table:style-name="ce19" table:formula="of:=IFERROR(IF(EXACT([.D197];&quot;&quot;);&quot;&quot;;[.J196]+[.D197]);&quot;&quot;)">
            <text:p/>
          </table:table-cell>
          <table:table-cell table:style-name="ce22" table:formula="of:=NOT(OR(EXACT([.C197];&quot;&quot;);EXACT([.C197];&quot;----&quot;)))" office:value-type="boolean" office:boolean-value="false" calcext:value-type="boolean">
            <text:p>FALSE</text:p>
          </table:table-cell>
          <table:table-cell table:formula="of:=IF([.K197];HOUR([.C197])+(MINUTE([.C197])/60);&quot;&quot;)">
            <text:p/>
          </table:table-cell>
          <table:table-cell table:style-name="ce25" table:formula="of:=IF([.K197];TIME(ROUNDDOWN((SUM([.L191:.L197])/5); 0);((SUM([.L191:.L197])/5)-ROUNDDOWN((SUM([.L191:.L197])/5);0))*60;0);&quot;&quot;)">
            <text:p/>
          </table:table-cell>
          <table:table-cell/>
          <table:table-cell table:style-name="ce30" table:formula="of:=IF(EXACT([.J197];&quot;&quot;);&quot;&quot;;[.B197])">
            <text:p/>
          </table:table-cell>
          <table:table-cell table:style-name="ce33" table:formula="of:=IF(EXACT([.J197];&quot;&quot;);&quot;&quot;;(SUM([.L191:.L197])/5)-7)">
            <text:p/>
          </table:table-cell>
          <table:table-cell table:style-name="ce33" table:formula="of:=IF(EXACT([.J197];&quot;&quot;);&quot;&quot;;[.Q196])">
            <text:p/>
          </table:table-cell>
          <table:table-cell table:style-name="ce27" table:formula="of:=IF(EXACT([.J197];&quot;&quot;);&quot;&quot;;IF(EXACT([.L197];&quot;&quot;);[.P197];[.L197]))">
            <text:p/>
          </table:table-cell>
          <table:table-cell table:style-name="ce27"/>
          <table:table-cell table:number-columns-repeated="16365"/>
        </table:table-row>
        <table:table-row table:style-name="ro2">
          <table:table-cell table:style-name="ce2" table:formula="of:=COM.MICROSOFT.SWITCH(WEEKDAY([.B198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197]+1" office:value-type="date" office:date-value="2025-07-16" calcext:value-type="date">
            <text:p>2025-07-16</text:p>
          </table:table-cell>
          <table:table-cell table:style-name="ce9" table:formula="of:=IF(OR(EXACT(WEEKDAY([.$B198]);1);EXACT(WEEKDAY([.$B198]);7));&quot;----&quot;;&quot;&quot;)">
            <text:p/>
          </table:table-cell>
          <table:table-cell table:style-name="ce11" table:formula="of:=IF(OR(EXACT(WEEKDAY([.$B198]);1);EXACT(WEEKDAY([.$B198]);7));0;&quot;&quot;)">
            <text:p/>
          </table:table-cell>
          <table:table-cell table:style-name="ce13" table:formula="of:=IF(OR(EXACT(WEEKDAY([.$B198]);1);EXACT(WEEKDAY([.$B19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98]);1);EXACT(WEEKDAY([.$B19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98]);1);EXACT(WEEKDAY([.$B198]);7));&quot;----&quot;;&quot;&quot;)">
            <text:p/>
          </table:table-cell>
          <table:table-cell table:style-name="ce8" table:formula="of:=IFERROR(TIME([.I198]/60;[.I198] - COM.MICROSOFT.FLOOR.MATH([.I198]/60) * 60;0);&quot;&quot;)">
            <text:p/>
          </table:table-cell>
          <table:table-cell table:style-name="ce16" table:formula="of:=IFERROR(IF(EXACT([.C198];&quot;&quot;);&quot;&quot;;HOUR([.C198])*60+MINUTE([.C198])+HOUR([.E198])*60+MINUTE([.E198])+HOUR([.F198])*60+MINUTE([.F198])+[.D198]);&quot;&quot;)">
            <text:p/>
          </table:table-cell>
          <table:table-cell table:style-name="ce19" table:formula="of:=IFERROR(IF(EXACT([.D198];&quot;&quot;);&quot;&quot;;[.J197]+[.D198]);&quot;&quot;)">
            <text:p/>
          </table:table-cell>
          <table:table-cell table:style-name="ce22" table:formula="of:=NOT(OR(EXACT([.C198];&quot;&quot;);EXACT([.C198];&quot;----&quot;)))" office:value-type="boolean" office:boolean-value="false" calcext:value-type="boolean">
            <text:p>FALSE</text:p>
          </table:table-cell>
          <table:table-cell table:formula="of:=IF([.K198];HOUR([.C198])+(MINUTE([.C198])/60);&quot;&quot;)">
            <text:p/>
          </table:table-cell>
          <table:table-cell table:style-name="ce25" table:formula="of:=IF([.K198];TIME(ROUNDDOWN((SUM([.L192:.L198])/5); 0);((SUM([.L192:.L198])/5)-ROUNDDOWN((SUM([.L192:.L198])/5);0))*60;0);&quot;&quot;)">
            <text:p/>
          </table:table-cell>
          <table:table-cell/>
          <table:table-cell table:style-name="ce30" table:formula="of:=IF(EXACT([.J198];&quot;&quot;);&quot;&quot;;[.B198])">
            <text:p/>
          </table:table-cell>
          <table:table-cell table:style-name="ce33" table:formula="of:=IF(EXACT([.J198];&quot;&quot;);&quot;&quot;;(SUM([.L192:.L198])/5)-7)">
            <text:p/>
          </table:table-cell>
          <table:table-cell table:style-name="ce33" table:formula="of:=IF(EXACT([.J198];&quot;&quot;);&quot;&quot;;[.Q197])">
            <text:p/>
          </table:table-cell>
          <table:table-cell table:style-name="ce27" table:formula="of:=IF(EXACT([.J198];&quot;&quot;);&quot;&quot;;IF(EXACT([.L198];&quot;&quot;);[.P198];[.L198]))">
            <text:p/>
          </table:table-cell>
          <table:table-cell table:style-name="ce27"/>
          <table:table-cell table:number-columns-repeated="16365"/>
        </table:table-row>
        <table:table-row table:style-name="ro2">
          <table:table-cell table:style-name="ce2" table:formula="of:=COM.MICROSOFT.SWITCH(WEEKDAY([.B199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198]+1" office:value-type="date" office:date-value="2025-07-17" calcext:value-type="date">
            <text:p>2025-07-17</text:p>
          </table:table-cell>
          <table:table-cell table:style-name="ce9" table:formula="of:=IF(OR(EXACT(WEEKDAY([.$B199]);1);EXACT(WEEKDAY([.$B199]);7));&quot;----&quot;;&quot;&quot;)">
            <text:p/>
          </table:table-cell>
          <table:table-cell table:style-name="ce11" table:formula="of:=IF(OR(EXACT(WEEKDAY([.$B199]);1);EXACT(WEEKDAY([.$B199]);7));0;&quot;&quot;)">
            <text:p/>
          </table:table-cell>
          <table:table-cell table:style-name="ce13" table:formula="of:=IF(OR(EXACT(WEEKDAY([.$B199]);1);EXACT(WEEKDAY([.$B19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199]);1);EXACT(WEEKDAY([.$B19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199]);1);EXACT(WEEKDAY([.$B199]);7));&quot;----&quot;;&quot;&quot;)">
            <text:p/>
          </table:table-cell>
          <table:table-cell table:style-name="ce8" table:formula="of:=IFERROR(TIME([.I199]/60;[.I199] - COM.MICROSOFT.FLOOR.MATH([.I199]/60) * 60;0);&quot;&quot;)">
            <text:p/>
          </table:table-cell>
          <table:table-cell table:style-name="ce16" table:formula="of:=IFERROR(IF(EXACT([.C199];&quot;&quot;);&quot;&quot;;HOUR([.C199])*60+MINUTE([.C199])+HOUR([.E199])*60+MINUTE([.E199])+HOUR([.F199])*60+MINUTE([.F199])+[.D199]);&quot;&quot;)">
            <text:p/>
          </table:table-cell>
          <table:table-cell table:style-name="ce19" table:formula="of:=IFERROR(IF(EXACT([.D199];&quot;&quot;);&quot;&quot;;[.J198]+[.D199]);&quot;&quot;)">
            <text:p/>
          </table:table-cell>
          <table:table-cell table:style-name="ce22" table:formula="of:=NOT(OR(EXACT([.C199];&quot;&quot;);EXACT([.C199];&quot;----&quot;)))" office:value-type="boolean" office:boolean-value="false" calcext:value-type="boolean">
            <text:p>FALSE</text:p>
          </table:table-cell>
          <table:table-cell table:formula="of:=IF([.K199];HOUR([.C199])+(MINUTE([.C199])/60);&quot;&quot;)">
            <text:p/>
          </table:table-cell>
          <table:table-cell table:style-name="ce25" table:formula="of:=IF([.K199];TIME(ROUNDDOWN((SUM([.L193:.L199])/5); 0);((SUM([.L193:.L199])/5)-ROUNDDOWN((SUM([.L193:.L199])/5);0))*60;0);&quot;&quot;)">
            <text:p/>
          </table:table-cell>
          <table:table-cell/>
          <table:table-cell table:style-name="ce30" table:formula="of:=IF(EXACT([.J199];&quot;&quot;);&quot;&quot;;[.B199])">
            <text:p/>
          </table:table-cell>
          <table:table-cell table:style-name="ce33" table:formula="of:=IF(EXACT([.J199];&quot;&quot;);&quot;&quot;;(SUM([.L193:.L199])/5)-7)">
            <text:p/>
          </table:table-cell>
          <table:table-cell table:style-name="ce33" table:formula="of:=IF(EXACT([.J199];&quot;&quot;);&quot;&quot;;[.Q198])">
            <text:p/>
          </table:table-cell>
          <table:table-cell table:style-name="ce27" table:formula="of:=IF(EXACT([.J199];&quot;&quot;);&quot;&quot;;IF(EXACT([.L199];&quot;&quot;);[.P199];[.L199]))">
            <text:p/>
          </table:table-cell>
          <table:table-cell table:style-name="ce27"/>
          <table:table-cell table:number-columns-repeated="16365"/>
        </table:table-row>
        <table:table-row table:style-name="ro2">
          <table:table-cell table:style-name="ce2" table:formula="of:=COM.MICROSOFT.SWITCH(WEEKDAY([.B200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199]+1" office:value-type="date" office:date-value="2025-07-18" calcext:value-type="date">
            <text:p>2025-07-18</text:p>
          </table:table-cell>
          <table:table-cell table:style-name="ce9" table:formula="of:=IF(OR(EXACT(WEEKDAY([.$B200]);1);EXACT(WEEKDAY([.$B200]);7));&quot;----&quot;;&quot;&quot;)">
            <text:p/>
          </table:table-cell>
          <table:table-cell table:style-name="ce9" table:formula="of:=IF(OR(EXACT(WEEKDAY([.$B200]);1);EXACT(WEEKDAY([.$B200]);7));0;&quot;&quot;)">
            <text:p/>
          </table:table-cell>
          <table:table-cell table:style-name="ce13" table:formula="of:=IF(OR(EXACT(WEEKDAY([.$B200]);1);EXACT(WEEKDAY([.$B20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00]);1);EXACT(WEEKDAY([.$B20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00]);1);EXACT(WEEKDAY([.$B200]);7));&quot;----&quot;;&quot;&quot;)">
            <text:p/>
          </table:table-cell>
          <table:table-cell table:style-name="ce8" table:formula="of:=IFERROR(TIME([.I200]/60;[.I200] - COM.MICROSOFT.FLOOR.MATH([.I200]/60) * 60;0);&quot;&quot;)">
            <text:p/>
          </table:table-cell>
          <table:table-cell table:style-name="ce16" table:formula="of:=IFERROR(IF(EXACT([.C200];&quot;&quot;);&quot;&quot;;HOUR([.C200])*60+MINUTE([.C200])+HOUR([.E200])*60+MINUTE([.E200])+HOUR([.F200])*60+MINUTE([.F200])+[.D200]);&quot;&quot;)">
            <text:p/>
          </table:table-cell>
          <table:table-cell table:style-name="ce19" table:formula="of:=IFERROR(IF(EXACT([.D200];&quot;&quot;);&quot;&quot;;[.J199]+[.D200]);&quot;&quot;)">
            <text:p/>
          </table:table-cell>
          <table:table-cell table:style-name="ce22" table:formula="of:=NOT(OR(EXACT([.C200];&quot;&quot;);EXACT([.C200];&quot;----&quot;)))" office:value-type="boolean" office:boolean-value="false" calcext:value-type="boolean">
            <text:p>FALSE</text:p>
          </table:table-cell>
          <table:table-cell table:formula="of:=IF([.K200];HOUR([.C200])+(MINUTE([.C200])/60);&quot;&quot;)">
            <text:p/>
          </table:table-cell>
          <table:table-cell table:style-name="ce25" table:formula="of:=IF([.K200];TIME(ROUNDDOWN((SUM([.L194:.L200])/5); 0);((SUM([.L194:.L200])/5)-ROUNDDOWN((SUM([.L194:.L200])/5);0))*60;0);&quot;&quot;)">
            <text:p/>
          </table:table-cell>
          <table:table-cell/>
          <table:table-cell table:style-name="ce30" table:formula="of:=IF(EXACT([.J200];&quot;&quot;);&quot;&quot;;[.B200])">
            <text:p/>
          </table:table-cell>
          <table:table-cell table:style-name="ce33" table:formula="of:=IF(EXACT([.J200];&quot;&quot;);&quot;&quot;;(SUM([.L194:.L200])/5)-7)">
            <text:p/>
          </table:table-cell>
          <table:table-cell table:style-name="ce33" table:formula="of:=IF(EXACT([.J200];&quot;&quot;);&quot;&quot;;[.Q199])">
            <text:p/>
          </table:table-cell>
          <table:table-cell table:style-name="ce27" table:formula="of:=IF(EXACT([.J200];&quot;&quot;);&quot;&quot;;IF(EXACT([.L200];&quot;&quot;);[.P200];[.L200]))">
            <text:p/>
          </table:table-cell>
          <table:table-cell table:style-name="ce27"/>
          <table:table-cell table:number-columns-repeated="16365"/>
        </table:table-row>
        <table:table-row table:style-name="ro2">
          <table:table-cell table:style-name="ce2" table:formula="of:=COM.MICROSOFT.SWITCH(WEEKDAY([.B201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200]+1" office:value-type="date" office:date-value="2025-07-19" calcext:value-type="date">
            <text:p>2025-07-19</text:p>
          </table:table-cell>
          <table:table-cell table:style-name="ce9" table:formula="of:=IF(OR(EXACT(WEEKDAY([.$B201]);1);EXACT(WEEKDAY([.$B201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01]);1);EXACT(WEEKDAY([.$B201]);7));0;&quot;&quot;)" office:value-type="float" office:value="0" calcext:value-type="float">
            <text:p>0</text:p>
          </table:table-cell>
          <table:table-cell table:style-name="ce13" table:formula="of:=IF(OR(EXACT(WEEKDAY([.$B201]);1);EXACT(WEEKDAY([.$B201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01]);1);EXACT(WEEKDAY([.$B201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01]);1);EXACT(WEEKDAY([.$B201]);7));&quot;----&quot;;&quot;&quot;)" office:value-type="string" office:string-value="----" calcext:value-type="string">
            <text:p>----</text:p>
          </table:table-cell>
          <table:table-cell table:style-name="ce8" table:formula="of:=IFERROR(TIME([.I201]/60;[.I201] - COM.MICROSOFT.FLOOR.MATH([.I201]/60) * 60;0);&quot;&quot;)">
            <text:p/>
          </table:table-cell>
          <table:table-cell table:style-name="ce16" table:formula="of:=IFERROR(IF(EXACT([.C201];&quot;&quot;);&quot;&quot;;HOUR([.C201])*60+MINUTE([.C201])+HOUR([.E201])*60+MINUTE([.E201])+HOUR([.F201])*60+MINUTE([.F201])+[.D201]);&quot;&quot;)">
            <text:p/>
          </table:table-cell>
          <table:table-cell table:style-name="ce19" table:formula="of:=IFERROR(IF(EXACT([.D201];&quot;&quot;);&quot;&quot;;[.J200]+[.D201]);&quot;&quot;)">
            <text:p/>
          </table:table-cell>
          <table:table-cell table:style-name="ce22" table:formula="of:=NOT(OR(EXACT([.C201];&quot;&quot;);EXACT([.C201];&quot;----&quot;)))" office:value-type="boolean" office:boolean-value="false" calcext:value-type="boolean">
            <text:p>FALSE</text:p>
          </table:table-cell>
          <table:table-cell table:formula="of:=IF([.K201];HOUR([.C201])+(MINUTE([.C201])/60);&quot;&quot;)">
            <text:p/>
          </table:table-cell>
          <table:table-cell table:style-name="ce25" table:formula="of:=IF([.K201];TIME(ROUNDDOWN((SUM([.L195:.L201])/5); 0);((SUM([.L195:.L201])/5)-ROUNDDOWN((SUM([.L195:.L201])/5);0))*60;0);&quot;&quot;)">
            <text:p/>
          </table:table-cell>
          <table:table-cell/>
          <table:table-cell table:style-name="ce30" table:formula="of:=IF(EXACT([.J201];&quot;&quot;);&quot;&quot;;[.B201])">
            <text:p/>
          </table:table-cell>
          <table:table-cell table:style-name="ce33" table:formula="of:=IF(EXACT([.J201];&quot;&quot;);&quot;&quot;;(SUM([.L195:.L201])/5)-7)">
            <text:p/>
          </table:table-cell>
          <table:table-cell table:style-name="ce33" table:formula="of:=IF(EXACT([.J201];&quot;&quot;);&quot;&quot;;[.Q200])">
            <text:p/>
          </table:table-cell>
          <table:table-cell table:style-name="ce27" table:formula="of:=IF(EXACT([.J201];&quot;&quot;);&quot;&quot;;IF(EXACT([.L201];&quot;&quot;);[.P201];[.L201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02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201]+1" office:value-type="date" office:date-value="2025-07-20" calcext:value-type="date">
            <text:p>2025-07-20</text:p>
          </table:table-cell>
          <table:table-cell table:style-name="ce9" table:formula="of:=IF(OR(EXACT(WEEKDAY([.$B202]);1);EXACT(WEEKDAY([.$B202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02]);1);EXACT(WEEKDAY([.$B202]);7));0;&quot;&quot;)" office:value-type="float" office:value="0" calcext:value-type="float">
            <text:p>0</text:p>
          </table:table-cell>
          <table:table-cell table:style-name="ce13" table:formula="of:=IF(OR(EXACT(WEEKDAY([.$B202]);1);EXACT(WEEKDAY([.$B202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02]);1);EXACT(WEEKDAY([.$B202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02]);1);EXACT(WEEKDAY([.$B202]);7));&quot;----&quot;;&quot;&quot;)" office:value-type="string" office:string-value="----" calcext:value-type="string">
            <text:p>----</text:p>
          </table:table-cell>
          <table:table-cell table:style-name="ce8" table:formula="of:=IFERROR(TIME([.I202]/60;[.I202] - COM.MICROSOFT.FLOOR.MATH([.I202]/60) * 60;0);&quot;&quot;)">
            <text:p/>
          </table:table-cell>
          <table:table-cell table:style-name="ce16" table:formula="of:=IFERROR(IF(EXACT([.C202];&quot;&quot;);&quot;&quot;;HOUR([.C202])*60+MINUTE([.C202])+HOUR([.E202])*60+MINUTE([.E202])+HOUR([.F202])*60+MINUTE([.F202])+[.D202]);&quot;&quot;)">
            <text:p/>
          </table:table-cell>
          <table:table-cell table:style-name="ce19" table:formula="of:=IFERROR(IF(EXACT([.D202];&quot;&quot;);&quot;&quot;;[.J201]+[.D202]);&quot;&quot;)">
            <text:p/>
          </table:table-cell>
          <table:table-cell table:style-name="ce22" table:formula="of:=NOT(OR(EXACT([.C202];&quot;&quot;);EXACT([.C202];&quot;----&quot;)))" office:value-type="boolean" office:boolean-value="false" calcext:value-type="boolean">
            <text:p>FALSE</text:p>
          </table:table-cell>
          <table:table-cell table:formula="of:=IF([.K202];HOUR([.C202])+(MINUTE([.C202])/60);&quot;&quot;)">
            <text:p/>
          </table:table-cell>
          <table:table-cell table:style-name="ce25" table:formula="of:=IF([.K202];TIME(ROUNDDOWN((SUM([.L196:.L202])/5); 0);((SUM([.L196:.L202])/5)-ROUNDDOWN((SUM([.L196:.L202])/5);0))*60;0);&quot;&quot;)">
            <text:p/>
          </table:table-cell>
          <table:table-cell/>
          <table:table-cell table:style-name="ce30" table:formula="of:=IF(EXACT([.J202];&quot;&quot;);&quot;&quot;;[.B202])">
            <text:p/>
          </table:table-cell>
          <table:table-cell table:style-name="ce33" table:formula="of:=IF(EXACT([.J202];&quot;&quot;);&quot;&quot;;(SUM([.L196:.L202])/5)-7)">
            <text:p/>
          </table:table-cell>
          <table:table-cell table:style-name="ce33" table:formula="of:=IF(EXACT([.J202];&quot;&quot;);&quot;&quot;;[.Q201])">
            <text:p/>
          </table:table-cell>
          <table:table-cell table:style-name="ce27" table:formula="of:=IF(EXACT([.J202];&quot;&quot;);&quot;&quot;;IF(EXACT([.L202];&quot;&quot;);[.P202];[.L202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03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202]+1" office:value-type="date" office:date-value="2025-07-21" calcext:value-type="date">
            <text:p>2025-07-21</text:p>
          </table:table-cell>
          <table:table-cell table:style-name="ce9" table:formula="of:=IF(OR(EXACT(WEEKDAY([.$B203]);1);EXACT(WEEKDAY([.$B203]);7));&quot;----&quot;;&quot;&quot;)">
            <text:p/>
          </table:table-cell>
          <table:table-cell table:style-name="ce9" table:formula="of:=IF(OR(EXACT(WEEKDAY([.$B203]);1);EXACT(WEEKDAY([.$B203]);7));0;&quot;&quot;)">
            <text:p/>
          </table:table-cell>
          <table:table-cell table:style-name="ce13" table:formula="of:=IF(OR(EXACT(WEEKDAY([.$B203]);1);EXACT(WEEKDAY([.$B20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03]);1);EXACT(WEEKDAY([.$B20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03]);1);EXACT(WEEKDAY([.$B203]);7));&quot;----&quot;;&quot;&quot;)">
            <text:p/>
          </table:table-cell>
          <table:table-cell table:style-name="ce8" table:formula="of:=IFERROR(TIME([.I203]/60;[.I203] - COM.MICROSOFT.FLOOR.MATH([.I203]/60) * 60;0);&quot;&quot;)">
            <text:p/>
          </table:table-cell>
          <table:table-cell table:style-name="ce16" table:formula="of:=IFERROR(IF(EXACT([.C203];&quot;&quot;);&quot;&quot;;HOUR([.C203])*60+MINUTE([.C203])+HOUR([.E203])*60+MINUTE([.E203])+HOUR([.F203])*60+MINUTE([.F203])+[.D203]);&quot;&quot;)">
            <text:p/>
          </table:table-cell>
          <table:table-cell table:style-name="ce19" table:formula="of:=IFERROR(IF(EXACT([.D203];&quot;&quot;);&quot;&quot;;[.J202]+[.D203]);&quot;&quot;)">
            <text:p/>
          </table:table-cell>
          <table:table-cell table:style-name="ce22" table:formula="of:=NOT(OR(EXACT([.C203];&quot;&quot;);EXACT([.C203];&quot;----&quot;)))" office:value-type="boolean" office:boolean-value="false" calcext:value-type="boolean">
            <text:p>FALSE</text:p>
          </table:table-cell>
          <table:table-cell table:formula="of:=IF([.K203];HOUR([.C203])+(MINUTE([.C203])/60);&quot;&quot;)">
            <text:p/>
          </table:table-cell>
          <table:table-cell table:style-name="ce25" table:formula="of:=IF([.K203];TIME(ROUNDDOWN((SUM([.L197:.L203])/5); 0);((SUM([.L197:.L203])/5)-ROUNDDOWN((SUM([.L197:.L203])/5);0))*60;0);&quot;&quot;)">
            <text:p/>
          </table:table-cell>
          <table:table-cell/>
          <table:table-cell table:style-name="ce30" table:formula="of:=IF(EXACT([.J203];&quot;&quot;);&quot;&quot;;[.B203])">
            <text:p/>
          </table:table-cell>
          <table:table-cell table:style-name="ce33" table:formula="of:=IF(EXACT([.J203];&quot;&quot;);&quot;&quot;;(SUM([.L197:.L203])/5)-7)">
            <text:p/>
          </table:table-cell>
          <table:table-cell table:style-name="ce33" table:formula="of:=IF(EXACT([.J203];&quot;&quot;);&quot;&quot;;[.Q202])">
            <text:p/>
          </table:table-cell>
          <table:table-cell table:style-name="ce27" table:formula="of:=IF(EXACT([.J203];&quot;&quot;);&quot;&quot;;IF(EXACT([.L203];&quot;&quot;);[.P203];[.L203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04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203]+1" office:value-type="date" office:date-value="2025-07-22" calcext:value-type="date">
            <text:p>2025-07-22</text:p>
          </table:table-cell>
          <table:table-cell table:style-name="ce9" table:formula="of:=IF(OR(EXACT(WEEKDAY([.$B204]);1);EXACT(WEEKDAY([.$B204]);7));&quot;----&quot;;&quot;&quot;)">
            <text:p/>
          </table:table-cell>
          <table:table-cell table:style-name="ce9" table:formula="of:=IF(OR(EXACT(WEEKDAY([.$B204]);1);EXACT(WEEKDAY([.$B204]);7));0;&quot;&quot;)">
            <text:p/>
          </table:table-cell>
          <table:table-cell table:style-name="ce13" table:formula="of:=IF(OR(EXACT(WEEKDAY([.$B204]);1);EXACT(WEEKDAY([.$B20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04]);1);EXACT(WEEKDAY([.$B20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04]);1);EXACT(WEEKDAY([.$B204]);7));&quot;----&quot;;&quot;&quot;)">
            <text:p/>
          </table:table-cell>
          <table:table-cell table:style-name="ce8" table:formula="of:=IFERROR(TIME([.I204]/60;[.I204] - COM.MICROSOFT.FLOOR.MATH([.I204]/60) * 60;0);&quot;&quot;)">
            <text:p/>
          </table:table-cell>
          <table:table-cell table:style-name="ce16" table:formula="of:=IFERROR(IF(EXACT([.C204];&quot;&quot;);&quot;&quot;;HOUR([.C204])*60+MINUTE([.C204])+HOUR([.E204])*60+MINUTE([.E204])+HOUR([.F204])*60+MINUTE([.F204])+[.D204]);&quot;&quot;)">
            <text:p/>
          </table:table-cell>
          <table:table-cell table:style-name="ce19" table:formula="of:=IFERROR(IF(EXACT([.D204];&quot;&quot;);&quot;&quot;;[.J203]+[.D204]);&quot;&quot;)">
            <text:p/>
          </table:table-cell>
          <table:table-cell table:style-name="ce22" table:formula="of:=NOT(OR(EXACT([.C204];&quot;&quot;);EXACT([.C204];&quot;----&quot;)))" office:value-type="boolean" office:boolean-value="false" calcext:value-type="boolean">
            <text:p>FALSE</text:p>
          </table:table-cell>
          <table:table-cell table:formula="of:=IF([.K204];HOUR([.C204])+(MINUTE([.C204])/60);&quot;&quot;)">
            <text:p/>
          </table:table-cell>
          <table:table-cell table:style-name="ce25" table:formula="of:=IF([.K204];TIME(ROUNDDOWN((SUM([.L198:.L204])/5); 0);((SUM([.L198:.L204])/5)-ROUNDDOWN((SUM([.L198:.L204])/5);0))*60;0);&quot;&quot;)">
            <text:p/>
          </table:table-cell>
          <table:table-cell/>
          <table:table-cell table:style-name="ce30" table:formula="of:=IF(EXACT([.J204];&quot;&quot;);&quot;&quot;;[.B204])">
            <text:p/>
          </table:table-cell>
          <table:table-cell table:style-name="ce33" table:formula="of:=IF(EXACT([.J204];&quot;&quot;);&quot;&quot;;(SUM([.L198:.L204])/5)-7)">
            <text:p/>
          </table:table-cell>
          <table:table-cell table:style-name="ce33" table:formula="of:=IF(EXACT([.J204];&quot;&quot;);&quot;&quot;;[.Q203])">
            <text:p/>
          </table:table-cell>
          <table:table-cell table:style-name="ce27" table:formula="of:=IF(EXACT([.J204];&quot;&quot;);&quot;&quot;;IF(EXACT([.L204];&quot;&quot;);[.P204];[.L204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05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204]+1" office:value-type="date" office:date-value="2025-07-23" calcext:value-type="date">
            <text:p>2025-07-23</text:p>
          </table:table-cell>
          <table:table-cell table:style-name="ce9" table:formula="of:=IF(OR(EXACT(WEEKDAY([.$B205]);1);EXACT(WEEKDAY([.$B205]);7));&quot;----&quot;;&quot;&quot;)">
            <text:p/>
          </table:table-cell>
          <table:table-cell table:style-name="ce11" table:formula="of:=IF(OR(EXACT(WEEKDAY([.$B205]);1);EXACT(WEEKDAY([.$B205]);7));0;&quot;&quot;)">
            <text:p/>
          </table:table-cell>
          <table:table-cell table:style-name="ce13" table:formula="of:=IF(OR(EXACT(WEEKDAY([.$B205]);1);EXACT(WEEKDAY([.$B20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05]);1);EXACT(WEEKDAY([.$B20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05]);1);EXACT(WEEKDAY([.$B205]);7));&quot;----&quot;;&quot;&quot;)">
            <text:p/>
          </table:table-cell>
          <table:table-cell table:style-name="ce8" table:formula="of:=IFERROR(TIME([.I205]/60;[.I205] - COM.MICROSOFT.FLOOR.MATH([.I205]/60) * 60;0);&quot;&quot;)">
            <text:p/>
          </table:table-cell>
          <table:table-cell table:style-name="ce16" table:formula="of:=IFERROR(IF(EXACT([.C205];&quot;&quot;);&quot;&quot;;HOUR([.C205])*60+MINUTE([.C205])+HOUR([.E205])*60+MINUTE([.E205])+HOUR([.F205])*60+MINUTE([.F205])+[.D205]);&quot;&quot;)">
            <text:p/>
          </table:table-cell>
          <table:table-cell table:style-name="ce19" table:formula="of:=IFERROR(IF(EXACT([.D205];&quot;&quot;);&quot;&quot;;[.J204]+[.D205]);&quot;&quot;)">
            <text:p/>
          </table:table-cell>
          <table:table-cell table:style-name="ce22" table:formula="of:=NOT(OR(EXACT([.C205];&quot;&quot;);EXACT([.C205];&quot;----&quot;)))" office:value-type="boolean" office:boolean-value="false" calcext:value-type="boolean">
            <text:p>FALSE</text:p>
          </table:table-cell>
          <table:table-cell table:formula="of:=IF([.K205];HOUR([.C205])+(MINUTE([.C205])/60);&quot;&quot;)">
            <text:p/>
          </table:table-cell>
          <table:table-cell table:style-name="ce25" table:formula="of:=IF([.K205];TIME(ROUNDDOWN((SUM([.L199:.L205])/5); 0);((SUM([.L199:.L205])/5)-ROUNDDOWN((SUM([.L199:.L205])/5);0))*60;0);&quot;&quot;)">
            <text:p/>
          </table:table-cell>
          <table:table-cell/>
          <table:table-cell table:style-name="ce30" table:formula="of:=IF(EXACT([.J205];&quot;&quot;);&quot;&quot;;[.B205])">
            <text:p/>
          </table:table-cell>
          <table:table-cell table:style-name="ce33" table:formula="of:=IF(EXACT([.J205];&quot;&quot;);&quot;&quot;;(SUM([.L199:.L205])/5)-7)">
            <text:p/>
          </table:table-cell>
          <table:table-cell table:style-name="ce33" table:formula="of:=IF(EXACT([.J205];&quot;&quot;);&quot;&quot;;[.Q204])">
            <text:p/>
          </table:table-cell>
          <table:table-cell table:style-name="ce27" table:formula="of:=IF(EXACT([.J205];&quot;&quot;);&quot;&quot;;IF(EXACT([.L205];&quot;&quot;);[.P205];[.L205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06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205]+1" office:value-type="date" office:date-value="2025-07-24" calcext:value-type="date">
            <text:p>2025-07-24</text:p>
          </table:table-cell>
          <table:table-cell table:style-name="ce9" table:formula="of:=IF(OR(EXACT(WEEKDAY([.$B206]);1);EXACT(WEEKDAY([.$B206]);7));&quot;----&quot;;&quot;&quot;)">
            <text:p/>
          </table:table-cell>
          <table:table-cell table:style-name="ce11" table:formula="of:=IF(OR(EXACT(WEEKDAY([.$B206]);1);EXACT(WEEKDAY([.$B206]);7));0;&quot;&quot;)">
            <text:p/>
          </table:table-cell>
          <table:table-cell table:style-name="ce13" table:formula="of:=IF(OR(EXACT(WEEKDAY([.$B206]);1);EXACT(WEEKDAY([.$B20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06]);1);EXACT(WEEKDAY([.$B20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06]);1);EXACT(WEEKDAY([.$B206]);7));&quot;----&quot;;&quot;&quot;)">
            <text:p/>
          </table:table-cell>
          <table:table-cell table:style-name="ce8" table:formula="of:=IFERROR(TIME([.I206]/60;[.I206] - COM.MICROSOFT.FLOOR.MATH([.I206]/60) * 60;0);&quot;&quot;)">
            <text:p/>
          </table:table-cell>
          <table:table-cell table:style-name="ce16" table:formula="of:=IFERROR(IF(EXACT([.C206];&quot;&quot;);&quot;&quot;;HOUR([.C206])*60+MINUTE([.C206])+HOUR([.E206])*60+MINUTE([.E206])+HOUR([.F206])*60+MINUTE([.F206])+[.D206]);&quot;&quot;)">
            <text:p/>
          </table:table-cell>
          <table:table-cell table:style-name="ce19" table:formula="of:=IFERROR(IF(EXACT([.D206];&quot;&quot;);&quot;&quot;;[.J205]+[.D206]);&quot;&quot;)">
            <text:p/>
          </table:table-cell>
          <table:table-cell table:style-name="ce22" table:formula="of:=NOT(OR(EXACT([.C206];&quot;&quot;);EXACT([.C206];&quot;----&quot;)))" office:value-type="boolean" office:boolean-value="false" calcext:value-type="boolean">
            <text:p>FALSE</text:p>
          </table:table-cell>
          <table:table-cell table:formula="of:=IF([.K206];HOUR([.C206])+(MINUTE([.C206])/60);&quot;&quot;)">
            <text:p/>
          </table:table-cell>
          <table:table-cell table:style-name="ce25" table:formula="of:=IF([.K206];TIME(ROUNDDOWN((SUM([.L200:.L206])/5); 0);((SUM([.L200:.L206])/5)-ROUNDDOWN((SUM([.L200:.L206])/5);0))*60;0);&quot;&quot;)">
            <text:p/>
          </table:table-cell>
          <table:table-cell/>
          <table:table-cell table:style-name="ce30" table:formula="of:=IF(EXACT([.J206];&quot;&quot;);&quot;&quot;;[.B206])">
            <text:p/>
          </table:table-cell>
          <table:table-cell table:style-name="ce33" table:formula="of:=IF(EXACT([.J206];&quot;&quot;);&quot;&quot;;(SUM([.L200:.L206])/5)-7)">
            <text:p/>
          </table:table-cell>
          <table:table-cell table:style-name="ce33" table:formula="of:=IF(EXACT([.J206];&quot;&quot;);&quot;&quot;;[.Q205])">
            <text:p/>
          </table:table-cell>
          <table:table-cell table:style-name="ce27" table:formula="of:=IF(EXACT([.J206];&quot;&quot;);&quot;&quot;;IF(EXACT([.L206];&quot;&quot;);[.P206];[.L206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07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206]+1" office:value-type="date" office:date-value="2025-07-25" calcext:value-type="date">
            <text:p>2025-07-25</text:p>
          </table:table-cell>
          <table:table-cell table:style-name="ce9" table:formula="of:=IF(OR(EXACT(WEEKDAY([.$B207]);1);EXACT(WEEKDAY([.$B207]);7));&quot;----&quot;;&quot;&quot;)">
            <text:p/>
          </table:table-cell>
          <table:table-cell table:style-name="ce9" table:formula="of:=IF(OR(EXACT(WEEKDAY([.$B207]);1);EXACT(WEEKDAY([.$B207]);7));0;&quot;&quot;)">
            <text:p/>
          </table:table-cell>
          <table:table-cell table:style-name="ce13" table:formula="of:=IF(OR(EXACT(WEEKDAY([.$B207]);1);EXACT(WEEKDAY([.$B20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07]);1);EXACT(WEEKDAY([.$B20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07]);1);EXACT(WEEKDAY([.$B207]);7));&quot;----&quot;;&quot;&quot;)">
            <text:p/>
          </table:table-cell>
          <table:table-cell table:style-name="ce8" table:formula="of:=IFERROR(TIME([.I207]/60;[.I207] - COM.MICROSOFT.FLOOR.MATH([.I207]/60) * 60;0);&quot;&quot;)">
            <text:p/>
          </table:table-cell>
          <table:table-cell table:style-name="ce16" table:formula="of:=IFERROR(IF(EXACT([.C207];&quot;&quot;);&quot;&quot;;HOUR([.C207])*60+MINUTE([.C207])+HOUR([.E207])*60+MINUTE([.E207])+HOUR([.F207])*60+MINUTE([.F207])+[.D207]);&quot;&quot;)">
            <text:p/>
          </table:table-cell>
          <table:table-cell table:style-name="ce19" table:formula="of:=IFERROR(IF(EXACT([.D207];&quot;&quot;);&quot;&quot;;[.J206]+[.D207]);&quot;&quot;)">
            <text:p/>
          </table:table-cell>
          <table:table-cell table:style-name="ce22" table:formula="of:=NOT(OR(EXACT([.C207];&quot;&quot;);EXACT([.C207];&quot;----&quot;)))" office:value-type="boolean" office:boolean-value="false" calcext:value-type="boolean">
            <text:p>FALSE</text:p>
          </table:table-cell>
          <table:table-cell table:formula="of:=IF([.K207];HOUR([.C207])+(MINUTE([.C207])/60);&quot;&quot;)">
            <text:p/>
          </table:table-cell>
          <table:table-cell table:style-name="ce25" table:formula="of:=IF([.K207];TIME(ROUNDDOWN((SUM([.L201:.L207])/5); 0);((SUM([.L201:.L207])/5)-ROUNDDOWN((SUM([.L201:.L207])/5);0))*60;0);&quot;&quot;)">
            <text:p/>
          </table:table-cell>
          <table:table-cell/>
          <table:table-cell table:style-name="ce30" table:formula="of:=IF(EXACT([.J207];&quot;&quot;);&quot;&quot;;[.B207])">
            <text:p/>
          </table:table-cell>
          <table:table-cell table:style-name="ce33" table:formula="of:=IF(EXACT([.J207];&quot;&quot;);&quot;&quot;;(SUM([.L201:.L207])/5)-7)">
            <text:p/>
          </table:table-cell>
          <table:table-cell table:style-name="ce33" table:formula="of:=IF(EXACT([.J207];&quot;&quot;);&quot;&quot;;[.Q206])">
            <text:p/>
          </table:table-cell>
          <table:table-cell table:style-name="ce27" table:formula="of:=IF(EXACT([.J207];&quot;&quot;);&quot;&quot;;IF(EXACT([.L207];&quot;&quot;);[.P207];[.L207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08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207]+1" office:value-type="date" office:date-value="2025-07-26" calcext:value-type="date">
            <text:p>2025-07-26</text:p>
          </table:table-cell>
          <table:table-cell table:style-name="ce9" table:formula="of:=IF(OR(EXACT(WEEKDAY([.$B208]);1);EXACT(WEEKDAY([.$B208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08]);1);EXACT(WEEKDAY([.$B208]);7));0;&quot;&quot;)" office:value-type="float" office:value="0" calcext:value-type="float">
            <text:p>0</text:p>
          </table:table-cell>
          <table:table-cell table:style-name="ce13" table:formula="of:=IF(OR(EXACT(WEEKDAY([.$B208]);1);EXACT(WEEKDAY([.$B208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08]);1);EXACT(WEEKDAY([.$B208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08]);1);EXACT(WEEKDAY([.$B208]);7));&quot;----&quot;;&quot;&quot;)" office:value-type="string" office:string-value="----" calcext:value-type="string">
            <text:p>----</text:p>
          </table:table-cell>
          <table:table-cell table:style-name="ce8" table:formula="of:=IFERROR(TIME([.I208]/60;[.I208] - COM.MICROSOFT.FLOOR.MATH([.I208]/60) * 60;0);&quot;&quot;)">
            <text:p/>
          </table:table-cell>
          <table:table-cell table:style-name="ce16" table:formula="of:=IFERROR(IF(EXACT([.C208];&quot;&quot;);&quot;&quot;;HOUR([.C208])*60+MINUTE([.C208])+HOUR([.E208])*60+MINUTE([.E208])+HOUR([.F208])*60+MINUTE([.F208])+[.D208]);&quot;&quot;)">
            <text:p/>
          </table:table-cell>
          <table:table-cell table:style-name="ce19" table:formula="of:=IFERROR(IF(EXACT([.D208];&quot;&quot;);&quot;&quot;;[.J207]+[.D208]);&quot;&quot;)">
            <text:p/>
          </table:table-cell>
          <table:table-cell table:style-name="ce22" table:formula="of:=NOT(OR(EXACT([.C208];&quot;&quot;);EXACT([.C208];&quot;----&quot;)))" office:value-type="boolean" office:boolean-value="false" calcext:value-type="boolean">
            <text:p>FALSE</text:p>
          </table:table-cell>
          <table:table-cell table:formula="of:=IF([.K208];HOUR([.C208])+(MINUTE([.C208])/60);&quot;&quot;)">
            <text:p/>
          </table:table-cell>
          <table:table-cell table:style-name="ce25" table:formula="of:=IF([.K208];TIME(ROUNDDOWN((SUM([.L202:.L208])/5); 0);((SUM([.L202:.L208])/5)-ROUNDDOWN((SUM([.L202:.L208])/5);0))*60;0);&quot;&quot;)">
            <text:p/>
          </table:table-cell>
          <table:table-cell/>
          <table:table-cell table:style-name="ce30" table:formula="of:=IF(EXACT([.J208];&quot;&quot;);&quot;&quot;;[.B208])">
            <text:p/>
          </table:table-cell>
          <table:table-cell table:style-name="ce33" table:formula="of:=IF(EXACT([.J208];&quot;&quot;);&quot;&quot;;(SUM([.L202:.L208])/5)-7)">
            <text:p/>
          </table:table-cell>
          <table:table-cell table:style-name="ce33" table:formula="of:=IF(EXACT([.J208];&quot;&quot;);&quot;&quot;;[.Q207])">
            <text:p/>
          </table:table-cell>
          <table:table-cell table:style-name="ce27" table:formula="of:=IF(EXACT([.J208];&quot;&quot;);&quot;&quot;;IF(EXACT([.L208];&quot;&quot;);[.P208];[.L208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09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208]+1" office:value-type="date" office:date-value="2025-07-27" calcext:value-type="date">
            <text:p>2025-07-27</text:p>
          </table:table-cell>
          <table:table-cell table:style-name="ce9" table:formula="of:=IF(OR(EXACT(WEEKDAY([.$B209]);1);EXACT(WEEKDAY([.$B209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09]);1);EXACT(WEEKDAY([.$B209]);7));0;&quot;&quot;)" office:value-type="float" office:value="0" calcext:value-type="float">
            <text:p>0</text:p>
          </table:table-cell>
          <table:table-cell table:style-name="ce13" table:formula="of:=IF(OR(EXACT(WEEKDAY([.$B209]);1);EXACT(WEEKDAY([.$B209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09]);1);EXACT(WEEKDAY([.$B209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09]);1);EXACT(WEEKDAY([.$B209]);7));&quot;----&quot;;&quot;&quot;)" office:value-type="string" office:string-value="----" calcext:value-type="string">
            <text:p>----</text:p>
          </table:table-cell>
          <table:table-cell table:style-name="ce8" table:formula="of:=IFERROR(TIME([.I209]/60;[.I209] - COM.MICROSOFT.FLOOR.MATH([.I209]/60) * 60;0);&quot;&quot;)">
            <text:p/>
          </table:table-cell>
          <table:table-cell table:style-name="ce16" table:formula="of:=IFERROR(IF(EXACT([.C209];&quot;&quot;);&quot;&quot;;HOUR([.C209])*60+MINUTE([.C209])+HOUR([.E209])*60+MINUTE([.E209])+HOUR([.F209])*60+MINUTE([.F209])+[.D209]);&quot;&quot;)">
            <text:p/>
          </table:table-cell>
          <table:table-cell table:style-name="ce19" table:formula="of:=IFERROR(IF(EXACT([.D209];&quot;&quot;);&quot;&quot;;[.J208]+[.D209]);&quot;&quot;)">
            <text:p/>
          </table:table-cell>
          <table:table-cell table:style-name="ce22" table:formula="of:=NOT(OR(EXACT([.C209];&quot;&quot;);EXACT([.C209];&quot;----&quot;)))" office:value-type="boolean" office:boolean-value="false" calcext:value-type="boolean">
            <text:p>FALSE</text:p>
          </table:table-cell>
          <table:table-cell table:formula="of:=IF([.K209];HOUR([.C209])+(MINUTE([.C209])/60);&quot;&quot;)">
            <text:p/>
          </table:table-cell>
          <table:table-cell table:style-name="ce25" table:formula="of:=IF([.K209];TIME(ROUNDDOWN((SUM([.L203:.L209])/5); 0);((SUM([.L203:.L209])/5)-ROUNDDOWN((SUM([.L203:.L209])/5);0))*60;0);&quot;&quot;)">
            <text:p/>
          </table:table-cell>
          <table:table-cell/>
          <table:table-cell table:style-name="ce30" table:formula="of:=IF(EXACT([.J209];&quot;&quot;);&quot;&quot;;[.B209])">
            <text:p/>
          </table:table-cell>
          <table:table-cell table:style-name="ce33" table:formula="of:=IF(EXACT([.J209];&quot;&quot;);&quot;&quot;;(SUM([.L203:.L209])/5)-7)">
            <text:p/>
          </table:table-cell>
          <table:table-cell table:style-name="ce33" table:formula="of:=IF(EXACT([.J209];&quot;&quot;);&quot;&quot;;[.Q208])">
            <text:p/>
          </table:table-cell>
          <table:table-cell table:style-name="ce27" table:formula="of:=IF(EXACT([.J209];&quot;&quot;);&quot;&quot;;IF(EXACT([.L209];&quot;&quot;);[.P209];[.L209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10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209]+1" office:value-type="date" office:date-value="2025-07-28" calcext:value-type="date">
            <text:p>2025-07-28</text:p>
          </table:table-cell>
          <table:table-cell table:style-name="ce9" table:formula="of:=IF(OR(EXACT(WEEKDAY([.$B210]);1);EXACT(WEEKDAY([.$B210]);7));&quot;----&quot;;&quot;&quot;)">
            <text:p/>
          </table:table-cell>
          <table:table-cell table:style-name="ce9" table:formula="of:=IF(OR(EXACT(WEEKDAY([.$B210]);1);EXACT(WEEKDAY([.$B210]);7));0;&quot;&quot;)">
            <text:p/>
          </table:table-cell>
          <table:table-cell table:style-name="ce13" table:formula="of:=IF(OR(EXACT(WEEKDAY([.$B210]);1);EXACT(WEEKDAY([.$B21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10]);1);EXACT(WEEKDAY([.$B21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10]);1);EXACT(WEEKDAY([.$B210]);7));&quot;----&quot;;&quot;&quot;)">
            <text:p/>
          </table:table-cell>
          <table:table-cell table:style-name="ce8" table:formula="of:=IFERROR(TIME([.I210]/60;[.I210] - COM.MICROSOFT.FLOOR.MATH([.I210]/60) * 60;0);&quot;&quot;)">
            <text:p/>
          </table:table-cell>
          <table:table-cell table:style-name="ce16" table:formula="of:=IFERROR(IF(EXACT([.C210];&quot;&quot;);&quot;&quot;;HOUR([.C210])*60+MINUTE([.C210])+HOUR([.E210])*60+MINUTE([.E210])+HOUR([.F210])*60+MINUTE([.F210])+[.D210]);&quot;&quot;)">
            <text:p/>
          </table:table-cell>
          <table:table-cell table:style-name="ce19" table:formula="of:=IFERROR(IF(EXACT([.D210];&quot;&quot;);&quot;&quot;;[.J209]+[.D210]);&quot;&quot;)">
            <text:p/>
          </table:table-cell>
          <table:table-cell table:style-name="ce22" table:formula="of:=NOT(OR(EXACT([.C210];&quot;&quot;);EXACT([.C210];&quot;----&quot;)))" office:value-type="boolean" office:boolean-value="false" calcext:value-type="boolean">
            <text:p>FALSE</text:p>
          </table:table-cell>
          <table:table-cell table:formula="of:=IF([.K210];HOUR([.C210])+(MINUTE([.C210])/60);&quot;&quot;)">
            <text:p/>
          </table:table-cell>
          <table:table-cell table:style-name="ce25" table:formula="of:=IF([.K210];TIME(ROUNDDOWN((SUM([.L204:.L210])/5); 0);((SUM([.L204:.L210])/5)-ROUNDDOWN((SUM([.L204:.L210])/5);0))*60;0);&quot;&quot;)">
            <text:p/>
          </table:table-cell>
          <table:table-cell/>
          <table:table-cell table:style-name="ce30" table:formula="of:=IF(EXACT([.J210];&quot;&quot;);&quot;&quot;;[.B210])">
            <text:p/>
          </table:table-cell>
          <table:table-cell table:style-name="ce33" table:formula="of:=IF(EXACT([.J210];&quot;&quot;);&quot;&quot;;(SUM([.L204:.L210])/5)-7)">
            <text:p/>
          </table:table-cell>
          <table:table-cell table:style-name="ce33" table:formula="of:=IF(EXACT([.J210];&quot;&quot;);&quot;&quot;;[.Q209])">
            <text:p/>
          </table:table-cell>
          <table:table-cell table:style-name="ce27" table:formula="of:=IF(EXACT([.J210];&quot;&quot;);&quot;&quot;;IF(EXACT([.L210];&quot;&quot;);[.P210];[.L210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11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210]+1" office:value-type="date" office:date-value="2025-07-29" calcext:value-type="date">
            <text:p>2025-07-29</text:p>
          </table:table-cell>
          <table:table-cell table:style-name="ce9" table:formula="of:=IF(OR(EXACT(WEEKDAY([.$B211]);1);EXACT(WEEKDAY([.$B211]);7));&quot;----&quot;;&quot;&quot;)">
            <text:p/>
          </table:table-cell>
          <table:table-cell table:style-name="ce9" table:formula="of:=IF(OR(EXACT(WEEKDAY([.$B211]);1);EXACT(WEEKDAY([.$B211]);7));0;&quot;&quot;)">
            <text:p/>
          </table:table-cell>
          <table:table-cell table:style-name="ce13" table:formula="of:=IF(OR(EXACT(WEEKDAY([.$B211]);1);EXACT(WEEKDAY([.$B21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11]);1);EXACT(WEEKDAY([.$B21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11]);1);EXACT(WEEKDAY([.$B211]);7));&quot;----&quot;;&quot;&quot;)">
            <text:p/>
          </table:table-cell>
          <table:table-cell table:style-name="ce8" table:formula="of:=IFERROR(TIME([.I211]/60;[.I211] - COM.MICROSOFT.FLOOR.MATH([.I211]/60) * 60;0);&quot;&quot;)">
            <text:p/>
          </table:table-cell>
          <table:table-cell table:style-name="ce16" table:formula="of:=IFERROR(IF(EXACT([.C211];&quot;&quot;);&quot;&quot;;HOUR([.C211])*60+MINUTE([.C211])+HOUR([.E211])*60+MINUTE([.E211])+HOUR([.F211])*60+MINUTE([.F211])+[.D211]);&quot;&quot;)">
            <text:p/>
          </table:table-cell>
          <table:table-cell table:style-name="ce19" table:formula="of:=IFERROR(IF(EXACT([.D211];&quot;&quot;);&quot;&quot;;[.J210]+[.D211]);&quot;&quot;)">
            <text:p/>
          </table:table-cell>
          <table:table-cell table:style-name="ce22" table:formula="of:=NOT(OR(EXACT([.C211];&quot;&quot;);EXACT([.C211];&quot;----&quot;)))" office:value-type="boolean" office:boolean-value="false" calcext:value-type="boolean">
            <text:p>FALSE</text:p>
          </table:table-cell>
          <table:table-cell table:formula="of:=IF([.K211];HOUR([.C211])+(MINUTE([.C211])/60);&quot;&quot;)">
            <text:p/>
          </table:table-cell>
          <table:table-cell table:style-name="ce25" table:formula="of:=IF([.K211];TIME(ROUNDDOWN((SUM([.L205:.L211])/5); 0);((SUM([.L205:.L211])/5)-ROUNDDOWN((SUM([.L205:.L211])/5);0))*60;0);&quot;&quot;)">
            <text:p/>
          </table:table-cell>
          <table:table-cell/>
          <table:table-cell table:style-name="ce30" table:formula="of:=IF(EXACT([.J211];&quot;&quot;);&quot;&quot;;[.B211])">
            <text:p/>
          </table:table-cell>
          <table:table-cell table:style-name="ce33" table:formula="of:=IF(EXACT([.J211];&quot;&quot;);&quot;&quot;;(SUM([.L205:.L211])/5)-7)">
            <text:p/>
          </table:table-cell>
          <table:table-cell table:style-name="ce33" table:formula="of:=IF(EXACT([.J211];&quot;&quot;);&quot;&quot;;[.Q210])">
            <text:p/>
          </table:table-cell>
          <table:table-cell table:style-name="ce27" table:formula="of:=IF(EXACT([.J211];&quot;&quot;);&quot;&quot;;IF(EXACT([.L211];&quot;&quot;);[.P211];[.L211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12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211]+1" office:value-type="date" office:date-value="2025-07-30" calcext:value-type="date">
            <text:p>2025-07-30</text:p>
          </table:table-cell>
          <table:table-cell table:style-name="ce9" table:formula="of:=IF(OR(EXACT(WEEKDAY([.$B212]);1);EXACT(WEEKDAY([.$B212]);7));&quot;----&quot;;&quot;&quot;)">
            <text:p/>
          </table:table-cell>
          <table:table-cell table:style-name="ce11" table:formula="of:=IF(OR(EXACT(WEEKDAY([.$B212]);1);EXACT(WEEKDAY([.$B212]);7));0;&quot;&quot;)">
            <text:p/>
          </table:table-cell>
          <table:table-cell table:style-name="ce13" table:formula="of:=IF(OR(EXACT(WEEKDAY([.$B212]);1);EXACT(WEEKDAY([.$B21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12]);1);EXACT(WEEKDAY([.$B21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12]);1);EXACT(WEEKDAY([.$B212]);7));&quot;----&quot;;&quot;&quot;)">
            <text:p/>
          </table:table-cell>
          <table:table-cell table:style-name="ce8" table:formula="of:=IFERROR(TIME([.I212]/60;[.I212] - COM.MICROSOFT.FLOOR.MATH([.I212]/60) * 60;0);&quot;&quot;)">
            <text:p/>
          </table:table-cell>
          <table:table-cell table:style-name="ce16" table:formula="of:=IFERROR(IF(EXACT([.C212];&quot;&quot;);&quot;&quot;;HOUR([.C212])*60+MINUTE([.C212])+HOUR([.E212])*60+MINUTE([.E212])+HOUR([.F212])*60+MINUTE([.F212])+[.D212]);&quot;&quot;)">
            <text:p/>
          </table:table-cell>
          <table:table-cell table:style-name="ce19" table:formula="of:=IFERROR(IF(EXACT([.D212];&quot;&quot;);&quot;&quot;;[.J211]+[.D212]);&quot;&quot;)">
            <text:p/>
          </table:table-cell>
          <table:table-cell table:style-name="ce22" table:formula="of:=NOT(OR(EXACT([.C212];&quot;&quot;);EXACT([.C212];&quot;----&quot;)))" office:value-type="boolean" office:boolean-value="false" calcext:value-type="boolean">
            <text:p>FALSE</text:p>
          </table:table-cell>
          <table:table-cell table:formula="of:=IF([.K212];HOUR([.C212])+(MINUTE([.C212])/60);&quot;&quot;)">
            <text:p/>
          </table:table-cell>
          <table:table-cell table:style-name="ce25" table:formula="of:=IF([.K212];TIME(ROUNDDOWN((SUM([.L206:.L212])/5); 0);((SUM([.L206:.L212])/5)-ROUNDDOWN((SUM([.L206:.L212])/5);0))*60;0);&quot;&quot;)">
            <text:p/>
          </table:table-cell>
          <table:table-cell/>
          <table:table-cell table:style-name="ce30" table:formula="of:=IF(EXACT([.J212];&quot;&quot;);&quot;&quot;;[.B212])">
            <text:p/>
          </table:table-cell>
          <table:table-cell table:style-name="ce33" table:formula="of:=IF(EXACT([.J212];&quot;&quot;);&quot;&quot;;(SUM([.L206:.L212])/5)-7)">
            <text:p/>
          </table:table-cell>
          <table:table-cell table:style-name="ce33" table:formula="of:=IF(EXACT([.J212];&quot;&quot;);&quot;&quot;;[.Q211])">
            <text:p/>
          </table:table-cell>
          <table:table-cell table:style-name="ce27" table:formula="of:=IF(EXACT([.J212];&quot;&quot;);&quot;&quot;;IF(EXACT([.L212];&quot;&quot;);[.P212];[.L212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13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212]+1" office:value-type="date" office:date-value="2025-07-31" calcext:value-type="date">
            <text:p>2025-07-31</text:p>
          </table:table-cell>
          <table:table-cell table:style-name="ce9" table:formula="of:=IF(OR(EXACT(WEEKDAY([.$B213]);1);EXACT(WEEKDAY([.$B213]);7));&quot;----&quot;;&quot;&quot;)">
            <text:p/>
          </table:table-cell>
          <table:table-cell table:style-name="ce11" table:formula="of:=IF(OR(EXACT(WEEKDAY([.$B213]);1);EXACT(WEEKDAY([.$B213]);7));0;&quot;&quot;)">
            <text:p/>
          </table:table-cell>
          <table:table-cell table:style-name="ce13" table:formula="of:=IF(OR(EXACT(WEEKDAY([.$B213]);1);EXACT(WEEKDAY([.$B21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13]);1);EXACT(WEEKDAY([.$B21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13]);1);EXACT(WEEKDAY([.$B213]);7));&quot;----&quot;;&quot;&quot;)">
            <text:p/>
          </table:table-cell>
          <table:table-cell table:style-name="ce8" table:formula="of:=IFERROR(TIME([.I213]/60;[.I213] - COM.MICROSOFT.FLOOR.MATH([.I213]/60) * 60;0);&quot;&quot;)">
            <text:p/>
          </table:table-cell>
          <table:table-cell table:style-name="ce16" table:formula="of:=IFERROR(IF(EXACT([.C213];&quot;&quot;);&quot;&quot;;HOUR([.C213])*60+MINUTE([.C213])+HOUR([.E213])*60+MINUTE([.E213])+HOUR([.F213])*60+MINUTE([.F213])+[.D213]);&quot;&quot;)">
            <text:p/>
          </table:table-cell>
          <table:table-cell table:style-name="ce19" table:formula="of:=IFERROR(IF(EXACT([.D213];&quot;&quot;);&quot;&quot;;[.J212]+[.D213]);&quot;&quot;)">
            <text:p/>
          </table:table-cell>
          <table:table-cell table:style-name="ce22" table:formula="of:=NOT(OR(EXACT([.C213];&quot;&quot;);EXACT([.C213];&quot;----&quot;)))" office:value-type="boolean" office:boolean-value="false" calcext:value-type="boolean">
            <text:p>FALSE</text:p>
          </table:table-cell>
          <table:table-cell table:formula="of:=IF([.K213];HOUR([.C213])+(MINUTE([.C213])/60);&quot;&quot;)">
            <text:p/>
          </table:table-cell>
          <table:table-cell table:style-name="ce25" table:formula="of:=IF([.K213];TIME(ROUNDDOWN((SUM([.L207:.L213])/5); 0);((SUM([.L207:.L213])/5)-ROUNDDOWN((SUM([.L207:.L213])/5);0))*60;0);&quot;&quot;)">
            <text:p/>
          </table:table-cell>
          <table:table-cell/>
          <table:table-cell table:style-name="ce30" table:formula="of:=IF(EXACT([.J213];&quot;&quot;);&quot;&quot;;[.B213])">
            <text:p/>
          </table:table-cell>
          <table:table-cell table:style-name="ce33" table:formula="of:=IF(EXACT([.J213];&quot;&quot;);&quot;&quot;;(SUM([.L207:.L213])/5)-7)">
            <text:p/>
          </table:table-cell>
          <table:table-cell table:style-name="ce33" table:formula="of:=IF(EXACT([.J213];&quot;&quot;);&quot;&quot;;[.Q212])">
            <text:p/>
          </table:table-cell>
          <table:table-cell table:style-name="ce27" table:formula="of:=IF(EXACT([.J213];&quot;&quot;);&quot;&quot;;IF(EXACT([.L213];&quot;&quot;);[.P213];[.L213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14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213]+1" office:value-type="date" office:date-value="2025-08-01" calcext:value-type="date">
            <text:p>2025-08-01</text:p>
          </table:table-cell>
          <table:table-cell table:style-name="ce9" table:formula="of:=IF(OR(EXACT(WEEKDAY([.$B214]);1);EXACT(WEEKDAY([.$B214]);7));&quot;----&quot;;&quot;&quot;)">
            <text:p/>
          </table:table-cell>
          <table:table-cell table:style-name="ce9" table:formula="of:=IF(OR(EXACT(WEEKDAY([.$B214]);1);EXACT(WEEKDAY([.$B214]);7));0;&quot;&quot;)">
            <text:p/>
          </table:table-cell>
          <table:table-cell table:style-name="ce13" table:formula="of:=IF(OR(EXACT(WEEKDAY([.$B214]);1);EXACT(WEEKDAY([.$B21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14]);1);EXACT(WEEKDAY([.$B21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14]);1);EXACT(WEEKDAY([.$B214]);7));&quot;----&quot;;&quot;&quot;)">
            <text:p/>
          </table:table-cell>
          <table:table-cell table:style-name="ce8" table:formula="of:=IFERROR(TIME([.I214]/60;[.I214] - COM.MICROSOFT.FLOOR.MATH([.I214]/60) * 60;0);&quot;&quot;)">
            <text:p/>
          </table:table-cell>
          <table:table-cell table:style-name="ce16" table:formula="of:=IFERROR(IF(EXACT([.C214];&quot;&quot;);&quot;&quot;;HOUR([.C214])*60+MINUTE([.C214])+HOUR([.E214])*60+MINUTE([.E214])+HOUR([.F214])*60+MINUTE([.F214])+[.D214]);&quot;&quot;)">
            <text:p/>
          </table:table-cell>
          <table:table-cell table:style-name="ce19" table:formula="of:=IFERROR(IF(EXACT([.D214];&quot;&quot;);&quot;&quot;;[.J213]+[.D214]);&quot;&quot;)">
            <text:p/>
          </table:table-cell>
          <table:table-cell table:style-name="ce22" table:formula="of:=NOT(OR(EXACT([.C214];&quot;&quot;);EXACT([.C214];&quot;----&quot;)))" office:value-type="boolean" office:boolean-value="false" calcext:value-type="boolean">
            <text:p>FALSE</text:p>
          </table:table-cell>
          <table:table-cell table:formula="of:=IF([.K214];HOUR([.C214])+(MINUTE([.C214])/60);&quot;&quot;)">
            <text:p/>
          </table:table-cell>
          <table:table-cell table:style-name="ce25" table:formula="of:=IF([.K214];TIME(ROUNDDOWN((SUM([.L208:.L214])/5); 0);((SUM([.L208:.L214])/5)-ROUNDDOWN((SUM([.L208:.L214])/5);0))*60;0);&quot;&quot;)">
            <text:p/>
          </table:table-cell>
          <table:table-cell/>
          <table:table-cell table:style-name="ce30" table:formula="of:=IF(EXACT([.J214];&quot;&quot;);&quot;&quot;;[.B214])">
            <text:p/>
          </table:table-cell>
          <table:table-cell table:style-name="ce33" table:formula="of:=IF(EXACT([.J214];&quot;&quot;);&quot;&quot;;(SUM([.L208:.L214])/5)-7)">
            <text:p/>
          </table:table-cell>
          <table:table-cell table:style-name="ce33" table:formula="of:=IF(EXACT([.J214];&quot;&quot;);&quot;&quot;;[.Q213])">
            <text:p/>
          </table:table-cell>
          <table:table-cell table:style-name="ce27" table:formula="of:=IF(EXACT([.J214];&quot;&quot;);&quot;&quot;;IF(EXACT([.L214];&quot;&quot;);[.P214];[.L214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15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214]+1" office:value-type="date" office:date-value="2025-08-02" calcext:value-type="date">
            <text:p>2025-08-02</text:p>
          </table:table-cell>
          <table:table-cell table:style-name="ce9" table:formula="of:=IF(OR(EXACT(WEEKDAY([.$B215]);1);EXACT(WEEKDAY([.$B215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15]);1);EXACT(WEEKDAY([.$B215]);7));0;&quot;&quot;)" office:value-type="float" office:value="0" calcext:value-type="float">
            <text:p>0</text:p>
          </table:table-cell>
          <table:table-cell table:style-name="ce13" table:formula="of:=IF(OR(EXACT(WEEKDAY([.$B215]);1);EXACT(WEEKDAY([.$B215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15]);1);EXACT(WEEKDAY([.$B215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15]);1);EXACT(WEEKDAY([.$B215]);7));&quot;----&quot;;&quot;&quot;)" office:value-type="string" office:string-value="----" calcext:value-type="string">
            <text:p>----</text:p>
          </table:table-cell>
          <table:table-cell table:style-name="ce8" table:formula="of:=IFERROR(TIME([.I215]/60;[.I215] - COM.MICROSOFT.FLOOR.MATH([.I215]/60) * 60;0);&quot;&quot;)">
            <text:p/>
          </table:table-cell>
          <table:table-cell table:style-name="ce16" table:formula="of:=IFERROR(IF(EXACT([.C215];&quot;&quot;);&quot;&quot;;HOUR([.C215])*60+MINUTE([.C215])+HOUR([.E215])*60+MINUTE([.E215])+HOUR([.F215])*60+MINUTE([.F215])+[.D215]);&quot;&quot;)">
            <text:p/>
          </table:table-cell>
          <table:table-cell table:style-name="ce19" table:formula="of:=IFERROR(IF(EXACT([.D215];&quot;&quot;);&quot;&quot;;[.J214]+[.D215]);&quot;&quot;)">
            <text:p/>
          </table:table-cell>
          <table:table-cell table:style-name="ce22" table:formula="of:=NOT(OR(EXACT([.C215];&quot;&quot;);EXACT([.C215];&quot;----&quot;)))" office:value-type="boolean" office:boolean-value="false" calcext:value-type="boolean">
            <text:p>FALSE</text:p>
          </table:table-cell>
          <table:table-cell table:formula="of:=IF([.K215];HOUR([.C215])+(MINUTE([.C215])/60);&quot;&quot;)">
            <text:p/>
          </table:table-cell>
          <table:table-cell table:style-name="ce25" table:formula="of:=IF([.K215];TIME(ROUNDDOWN((SUM([.L209:.L215])/5); 0);((SUM([.L209:.L215])/5)-ROUNDDOWN((SUM([.L209:.L215])/5);0))*60;0);&quot;&quot;)">
            <text:p/>
          </table:table-cell>
          <table:table-cell/>
          <table:table-cell table:style-name="ce30" table:formula="of:=IF(EXACT([.J215];&quot;&quot;);&quot;&quot;;[.B215])">
            <text:p/>
          </table:table-cell>
          <table:table-cell table:style-name="ce33" table:formula="of:=IF(EXACT([.J215];&quot;&quot;);&quot;&quot;;(SUM([.L209:.L215])/5)-7)">
            <text:p/>
          </table:table-cell>
          <table:table-cell table:style-name="ce33" table:formula="of:=IF(EXACT([.J215];&quot;&quot;);&quot;&quot;;[.Q214])">
            <text:p/>
          </table:table-cell>
          <table:table-cell table:style-name="ce27" table:formula="of:=IF(EXACT([.J215];&quot;&quot;);&quot;&quot;;IF(EXACT([.L215];&quot;&quot;);[.P215];[.L215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16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215]+1" office:value-type="date" office:date-value="2025-08-03" calcext:value-type="date">
            <text:p>2025-08-03</text:p>
          </table:table-cell>
          <table:table-cell table:style-name="ce9" table:formula="of:=IF(OR(EXACT(WEEKDAY([.$B216]);1);EXACT(WEEKDAY([.$B216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16]);1);EXACT(WEEKDAY([.$B216]);7));0;&quot;&quot;)" office:value-type="float" office:value="0" calcext:value-type="float">
            <text:p>0</text:p>
          </table:table-cell>
          <table:table-cell table:style-name="ce13" table:formula="of:=IF(OR(EXACT(WEEKDAY([.$B216]);1);EXACT(WEEKDAY([.$B216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16]);1);EXACT(WEEKDAY([.$B216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16]);1);EXACT(WEEKDAY([.$B216]);7));&quot;----&quot;;&quot;&quot;)" office:value-type="string" office:string-value="----" calcext:value-type="string">
            <text:p>----</text:p>
          </table:table-cell>
          <table:table-cell table:style-name="ce8" table:formula="of:=IFERROR(TIME([.I216]/60;[.I216] - COM.MICROSOFT.FLOOR.MATH([.I216]/60) * 60;0);&quot;&quot;)">
            <text:p/>
          </table:table-cell>
          <table:table-cell table:style-name="ce16" table:formula="of:=IFERROR(IF(EXACT([.C216];&quot;&quot;);&quot;&quot;;HOUR([.C216])*60+MINUTE([.C216])+HOUR([.E216])*60+MINUTE([.E216])+HOUR([.F216])*60+MINUTE([.F216])+[.D216]);&quot;&quot;)">
            <text:p/>
          </table:table-cell>
          <table:table-cell table:style-name="ce19" table:formula="of:=IFERROR(IF(EXACT([.D216];&quot;&quot;);&quot;&quot;;[.J215]+[.D216]);&quot;&quot;)">
            <text:p/>
          </table:table-cell>
          <table:table-cell table:style-name="ce22" table:formula="of:=NOT(OR(EXACT([.C216];&quot;&quot;);EXACT([.C216];&quot;----&quot;)))" office:value-type="boolean" office:boolean-value="false" calcext:value-type="boolean">
            <text:p>FALSE</text:p>
          </table:table-cell>
          <table:table-cell table:formula="of:=IF([.K216];HOUR([.C216])+(MINUTE([.C216])/60);&quot;&quot;)">
            <text:p/>
          </table:table-cell>
          <table:table-cell table:style-name="ce25" table:formula="of:=IF([.K216];TIME(ROUNDDOWN((SUM([.L210:.L216])/5); 0);((SUM([.L210:.L216])/5)-ROUNDDOWN((SUM([.L210:.L216])/5);0))*60;0);&quot;&quot;)">
            <text:p/>
          </table:table-cell>
          <table:table-cell/>
          <table:table-cell table:style-name="ce30" table:formula="of:=IF(EXACT([.J216];&quot;&quot;);&quot;&quot;;[.B216])">
            <text:p/>
          </table:table-cell>
          <table:table-cell table:style-name="ce33" table:formula="of:=IF(EXACT([.J216];&quot;&quot;);&quot;&quot;;(SUM([.L210:.L216])/5)-7)">
            <text:p/>
          </table:table-cell>
          <table:table-cell table:style-name="ce33" table:formula="of:=IF(EXACT([.J216];&quot;&quot;);&quot;&quot;;[.Q215])">
            <text:p/>
          </table:table-cell>
          <table:table-cell table:style-name="ce27" table:formula="of:=IF(EXACT([.J216];&quot;&quot;);&quot;&quot;;IF(EXACT([.L216];&quot;&quot;);[.P216];[.L216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17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216]+1" office:value-type="date" office:date-value="2025-08-04" calcext:value-type="date">
            <text:p>2025-08-04</text:p>
          </table:table-cell>
          <table:table-cell table:style-name="ce9" table:formula="of:=IF(OR(EXACT(WEEKDAY([.$B217]);1);EXACT(WEEKDAY([.$B217]);7));&quot;----&quot;;&quot;&quot;)">
            <text:p/>
          </table:table-cell>
          <table:table-cell table:style-name="ce9" table:formula="of:=IF(OR(EXACT(WEEKDAY([.$B217]);1);EXACT(WEEKDAY([.$B217]);7));0;&quot;&quot;)">
            <text:p/>
          </table:table-cell>
          <table:table-cell table:style-name="ce13" table:formula="of:=IF(OR(EXACT(WEEKDAY([.$B217]);1);EXACT(WEEKDAY([.$B21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17]);1);EXACT(WEEKDAY([.$B21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17]);1);EXACT(WEEKDAY([.$B217]);7));&quot;----&quot;;&quot;&quot;)">
            <text:p/>
          </table:table-cell>
          <table:table-cell table:style-name="ce8" table:formula="of:=IFERROR(TIME([.I217]/60;[.I217] - COM.MICROSOFT.FLOOR.MATH([.I217]/60) * 60;0);&quot;&quot;)">
            <text:p/>
          </table:table-cell>
          <table:table-cell table:style-name="ce16" table:formula="of:=IFERROR(IF(EXACT([.C217];&quot;&quot;);&quot;&quot;;HOUR([.C217])*60+MINUTE([.C217])+HOUR([.E217])*60+MINUTE([.E217])+HOUR([.F217])*60+MINUTE([.F217])+[.D217]);&quot;&quot;)">
            <text:p/>
          </table:table-cell>
          <table:table-cell table:style-name="ce19" table:formula="of:=IFERROR(IF(EXACT([.D217];&quot;&quot;);&quot;&quot;;[.J216]+[.D217]);&quot;&quot;)">
            <text:p/>
          </table:table-cell>
          <table:table-cell table:style-name="ce22" table:formula="of:=NOT(OR(EXACT([.C217];&quot;&quot;);EXACT([.C217];&quot;----&quot;)))" office:value-type="boolean" office:boolean-value="false" calcext:value-type="boolean">
            <text:p>FALSE</text:p>
          </table:table-cell>
          <table:table-cell table:formula="of:=IF([.K217];HOUR([.C217])+(MINUTE([.C217])/60);&quot;&quot;)">
            <text:p/>
          </table:table-cell>
          <table:table-cell table:style-name="ce25" table:formula="of:=IF([.K217];TIME(ROUNDDOWN((SUM([.L211:.L217])/5); 0);((SUM([.L211:.L217])/5)-ROUNDDOWN((SUM([.L211:.L217])/5);0))*60;0);&quot;&quot;)">
            <text:p/>
          </table:table-cell>
          <table:table-cell/>
          <table:table-cell table:style-name="ce30" table:formula="of:=IF(EXACT([.J217];&quot;&quot;);&quot;&quot;;[.B217])">
            <text:p/>
          </table:table-cell>
          <table:table-cell table:style-name="ce33" table:formula="of:=IF(EXACT([.J217];&quot;&quot;);&quot;&quot;;(SUM([.L211:.L217])/5)-7)">
            <text:p/>
          </table:table-cell>
          <table:table-cell table:style-name="ce33" table:formula="of:=IF(EXACT([.J217];&quot;&quot;);&quot;&quot;;[.Q216])">
            <text:p/>
          </table:table-cell>
          <table:table-cell table:style-name="ce27" table:formula="of:=IF(EXACT([.J217];&quot;&quot;);&quot;&quot;;IF(EXACT([.L217];&quot;&quot;);[.P217];[.L217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18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217]+1" office:value-type="date" office:date-value="2025-08-05" calcext:value-type="date">
            <text:p>2025-08-05</text:p>
          </table:table-cell>
          <table:table-cell table:style-name="ce9" table:formula="of:=IF(OR(EXACT(WEEKDAY([.$B218]);1);EXACT(WEEKDAY([.$B218]);7));&quot;----&quot;;&quot;&quot;)">
            <text:p/>
          </table:table-cell>
          <table:table-cell table:style-name="ce9" table:formula="of:=IF(OR(EXACT(WEEKDAY([.$B218]);1);EXACT(WEEKDAY([.$B218]);7));0;&quot;&quot;)">
            <text:p/>
          </table:table-cell>
          <table:table-cell table:style-name="ce13" table:formula="of:=IF(OR(EXACT(WEEKDAY([.$B218]);1);EXACT(WEEKDAY([.$B21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18]);1);EXACT(WEEKDAY([.$B21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18]);1);EXACT(WEEKDAY([.$B218]);7));&quot;----&quot;;&quot;&quot;)">
            <text:p/>
          </table:table-cell>
          <table:table-cell table:style-name="ce8" table:formula="of:=IFERROR(TIME([.I218]/60;[.I218] - COM.MICROSOFT.FLOOR.MATH([.I218]/60) * 60;0);&quot;&quot;)">
            <text:p/>
          </table:table-cell>
          <table:table-cell table:style-name="ce16" table:formula="of:=IFERROR(IF(EXACT([.C218];&quot;&quot;);&quot;&quot;;HOUR([.C218])*60+MINUTE([.C218])+HOUR([.E218])*60+MINUTE([.E218])+HOUR([.F218])*60+MINUTE([.F218])+[.D218]);&quot;&quot;)">
            <text:p/>
          </table:table-cell>
          <table:table-cell table:style-name="ce19" table:formula="of:=IFERROR(IF(EXACT([.D218];&quot;&quot;);&quot;&quot;;[.J217]+[.D218]);&quot;&quot;)">
            <text:p/>
          </table:table-cell>
          <table:table-cell table:style-name="ce22" table:formula="of:=NOT(OR(EXACT([.C218];&quot;&quot;);EXACT([.C218];&quot;----&quot;)))" office:value-type="boolean" office:boolean-value="false" calcext:value-type="boolean">
            <text:p>FALSE</text:p>
          </table:table-cell>
          <table:table-cell table:formula="of:=IF([.K218];HOUR([.C218])+(MINUTE([.C218])/60);&quot;&quot;)">
            <text:p/>
          </table:table-cell>
          <table:table-cell table:style-name="ce25" table:formula="of:=IF([.K218];TIME(ROUNDDOWN((SUM([.L212:.L218])/5); 0);((SUM([.L212:.L218])/5)-ROUNDDOWN((SUM([.L212:.L218])/5);0))*60;0);&quot;&quot;)">
            <text:p/>
          </table:table-cell>
          <table:table-cell/>
          <table:table-cell table:style-name="ce30" table:formula="of:=IF(EXACT([.J218];&quot;&quot;);&quot;&quot;;[.B218])">
            <text:p/>
          </table:table-cell>
          <table:table-cell table:style-name="ce33" table:formula="of:=IF(EXACT([.J218];&quot;&quot;);&quot;&quot;;(SUM([.L212:.L218])/5)-7)">
            <text:p/>
          </table:table-cell>
          <table:table-cell table:style-name="ce33" table:formula="of:=IF(EXACT([.J218];&quot;&quot;);&quot;&quot;;[.Q217])">
            <text:p/>
          </table:table-cell>
          <table:table-cell table:style-name="ce27" table:formula="of:=IF(EXACT([.J218];&quot;&quot;);&quot;&quot;;IF(EXACT([.L218];&quot;&quot;);[.P218];[.L218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19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218]+1" office:value-type="date" office:date-value="2025-08-06" calcext:value-type="date">
            <text:p>2025-08-06</text:p>
          </table:table-cell>
          <table:table-cell table:style-name="ce9" table:formula="of:=IF(OR(EXACT(WEEKDAY([.$B219]);1);EXACT(WEEKDAY([.$B219]);7));&quot;----&quot;;&quot;&quot;)">
            <text:p/>
          </table:table-cell>
          <table:table-cell table:style-name="ce11" table:formula="of:=IF(OR(EXACT(WEEKDAY([.$B219]);1);EXACT(WEEKDAY([.$B219]);7));0;&quot;&quot;)">
            <text:p/>
          </table:table-cell>
          <table:table-cell table:style-name="ce13" table:formula="of:=IF(OR(EXACT(WEEKDAY([.$B219]);1);EXACT(WEEKDAY([.$B21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19]);1);EXACT(WEEKDAY([.$B21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19]);1);EXACT(WEEKDAY([.$B219]);7));&quot;----&quot;;&quot;&quot;)">
            <text:p/>
          </table:table-cell>
          <table:table-cell table:style-name="ce8" table:formula="of:=IFERROR(TIME([.I219]/60;[.I219] - COM.MICROSOFT.FLOOR.MATH([.I219]/60) * 60;0);&quot;&quot;)">
            <text:p/>
          </table:table-cell>
          <table:table-cell table:style-name="ce16" table:formula="of:=IFERROR(IF(EXACT([.C219];&quot;&quot;);&quot;&quot;;HOUR([.C219])*60+MINUTE([.C219])+HOUR([.E219])*60+MINUTE([.E219])+HOUR([.F219])*60+MINUTE([.F219])+[.D219]);&quot;&quot;)">
            <text:p/>
          </table:table-cell>
          <table:table-cell table:style-name="ce19" table:formula="of:=IFERROR(IF(EXACT([.D219];&quot;&quot;);&quot;&quot;;[.J218]+[.D219]);&quot;&quot;)">
            <text:p/>
          </table:table-cell>
          <table:table-cell table:style-name="ce22" table:formula="of:=NOT(OR(EXACT([.C219];&quot;&quot;);EXACT([.C219];&quot;----&quot;)))" office:value-type="boolean" office:boolean-value="false" calcext:value-type="boolean">
            <text:p>FALSE</text:p>
          </table:table-cell>
          <table:table-cell table:formula="of:=IF([.K219];HOUR([.C219])+(MINUTE([.C219])/60);&quot;&quot;)">
            <text:p/>
          </table:table-cell>
          <table:table-cell table:style-name="ce25" table:formula="of:=IF([.K219];TIME(ROUNDDOWN((SUM([.L213:.L219])/5); 0);((SUM([.L213:.L219])/5)-ROUNDDOWN((SUM([.L213:.L219])/5);0))*60;0);&quot;&quot;)">
            <text:p/>
          </table:table-cell>
          <table:table-cell/>
          <table:table-cell table:style-name="ce30" table:formula="of:=IF(EXACT([.J219];&quot;&quot;);&quot;&quot;;[.B219])">
            <text:p/>
          </table:table-cell>
          <table:table-cell table:style-name="ce33" table:formula="of:=IF(EXACT([.J219];&quot;&quot;);&quot;&quot;;(SUM([.L213:.L219])/5)-7)">
            <text:p/>
          </table:table-cell>
          <table:table-cell table:style-name="ce33" table:formula="of:=IF(EXACT([.J219];&quot;&quot;);&quot;&quot;;[.Q218])">
            <text:p/>
          </table:table-cell>
          <table:table-cell table:style-name="ce27" table:formula="of:=IF(EXACT([.J219];&quot;&quot;);&quot;&quot;;IF(EXACT([.L219];&quot;&quot;);[.P219];[.L219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20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219]+1" office:value-type="date" office:date-value="2025-08-07" calcext:value-type="date">
            <text:p>2025-08-07</text:p>
          </table:table-cell>
          <table:table-cell table:style-name="ce9" table:formula="of:=IF(OR(EXACT(WEEKDAY([.$B220]);1);EXACT(WEEKDAY([.$B220]);7));&quot;----&quot;;&quot;&quot;)">
            <text:p/>
          </table:table-cell>
          <table:table-cell table:style-name="ce11" table:formula="of:=IF(OR(EXACT(WEEKDAY([.$B220]);1);EXACT(WEEKDAY([.$B220]);7));0;&quot;&quot;)">
            <text:p/>
          </table:table-cell>
          <table:table-cell table:style-name="ce13" table:formula="of:=IF(OR(EXACT(WEEKDAY([.$B220]);1);EXACT(WEEKDAY([.$B22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20]);1);EXACT(WEEKDAY([.$B22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20]);1);EXACT(WEEKDAY([.$B220]);7));&quot;----&quot;;&quot;&quot;)">
            <text:p/>
          </table:table-cell>
          <table:table-cell table:style-name="ce8" table:formula="of:=IFERROR(TIME([.I220]/60;[.I220] - COM.MICROSOFT.FLOOR.MATH([.I220]/60) * 60;0);&quot;&quot;)">
            <text:p/>
          </table:table-cell>
          <table:table-cell table:style-name="ce16" table:formula="of:=IFERROR(IF(EXACT([.C220];&quot;&quot;);&quot;&quot;;HOUR([.C220])*60+MINUTE([.C220])+HOUR([.E220])*60+MINUTE([.E220])+HOUR([.F220])*60+MINUTE([.F220])+[.D220]);&quot;&quot;)">
            <text:p/>
          </table:table-cell>
          <table:table-cell table:style-name="ce19" table:formula="of:=IFERROR(IF(EXACT([.D220];&quot;&quot;);&quot;&quot;;[.J219]+[.D220]);&quot;&quot;)">
            <text:p/>
          </table:table-cell>
          <table:table-cell table:style-name="ce22" table:formula="of:=NOT(OR(EXACT([.C220];&quot;&quot;);EXACT([.C220];&quot;----&quot;)))" office:value-type="boolean" office:boolean-value="false" calcext:value-type="boolean">
            <text:p>FALSE</text:p>
          </table:table-cell>
          <table:table-cell table:formula="of:=IF([.K220];HOUR([.C220])+(MINUTE([.C220])/60);&quot;&quot;)">
            <text:p/>
          </table:table-cell>
          <table:table-cell table:style-name="ce25" table:formula="of:=IF([.K220];TIME(ROUNDDOWN((SUM([.L214:.L220])/5); 0);((SUM([.L214:.L220])/5)-ROUNDDOWN((SUM([.L214:.L220])/5);0))*60;0);&quot;&quot;)">
            <text:p/>
          </table:table-cell>
          <table:table-cell/>
          <table:table-cell table:style-name="ce30" table:formula="of:=IF(EXACT([.J220];&quot;&quot;);&quot;&quot;;[.B220])">
            <text:p/>
          </table:table-cell>
          <table:table-cell table:style-name="ce33" table:formula="of:=IF(EXACT([.J220];&quot;&quot;);&quot;&quot;;(SUM([.L214:.L220])/5)-7)">
            <text:p/>
          </table:table-cell>
          <table:table-cell table:style-name="ce33" table:formula="of:=IF(EXACT([.J220];&quot;&quot;);&quot;&quot;;[.Q219])">
            <text:p/>
          </table:table-cell>
          <table:table-cell table:style-name="ce27" table:formula="of:=IF(EXACT([.J220];&quot;&quot;);&quot;&quot;;IF(EXACT([.L220];&quot;&quot;);[.P220];[.L220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21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220]+1" office:value-type="date" office:date-value="2025-08-08" calcext:value-type="date">
            <text:p>2025-08-08</text:p>
          </table:table-cell>
          <table:table-cell table:style-name="ce9" table:formula="of:=IF(OR(EXACT(WEEKDAY([.$B221]);1);EXACT(WEEKDAY([.$B221]);7));&quot;----&quot;;&quot;&quot;)">
            <text:p/>
          </table:table-cell>
          <table:table-cell table:style-name="ce9" table:formula="of:=IF(OR(EXACT(WEEKDAY([.$B221]);1);EXACT(WEEKDAY([.$B221]);7));0;&quot;&quot;)">
            <text:p/>
          </table:table-cell>
          <table:table-cell table:style-name="ce13" table:formula="of:=IF(OR(EXACT(WEEKDAY([.$B221]);1);EXACT(WEEKDAY([.$B22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21]);1);EXACT(WEEKDAY([.$B22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21]);1);EXACT(WEEKDAY([.$B221]);7));&quot;----&quot;;&quot;&quot;)">
            <text:p/>
          </table:table-cell>
          <table:table-cell table:style-name="ce8" table:formula="of:=IFERROR(TIME([.I221]/60;[.I221] - COM.MICROSOFT.FLOOR.MATH([.I221]/60) * 60;0);&quot;&quot;)">
            <text:p/>
          </table:table-cell>
          <table:table-cell table:style-name="ce16" table:formula="of:=IFERROR(IF(EXACT([.C221];&quot;&quot;);&quot;&quot;;HOUR([.C221])*60+MINUTE([.C221])+HOUR([.E221])*60+MINUTE([.E221])+HOUR([.F221])*60+MINUTE([.F221])+[.D221]);&quot;&quot;)">
            <text:p/>
          </table:table-cell>
          <table:table-cell table:style-name="ce19" table:formula="of:=IFERROR(IF(EXACT([.D221];&quot;&quot;);&quot;&quot;;[.J220]+[.D221]);&quot;&quot;)">
            <text:p/>
          </table:table-cell>
          <table:table-cell table:style-name="ce22" table:formula="of:=NOT(OR(EXACT([.C221];&quot;&quot;);EXACT([.C221];&quot;----&quot;)))" office:value-type="boolean" office:boolean-value="false" calcext:value-type="boolean">
            <text:p>FALSE</text:p>
          </table:table-cell>
          <table:table-cell table:formula="of:=IF([.K221];HOUR([.C221])+(MINUTE([.C221])/60);&quot;&quot;)">
            <text:p/>
          </table:table-cell>
          <table:table-cell table:style-name="ce25" table:formula="of:=IF([.K221];TIME(ROUNDDOWN((SUM([.L215:.L221])/5); 0);((SUM([.L215:.L221])/5)-ROUNDDOWN((SUM([.L215:.L221])/5);0))*60;0);&quot;&quot;)">
            <text:p/>
          </table:table-cell>
          <table:table-cell/>
          <table:table-cell table:style-name="ce30" table:formula="of:=IF(EXACT([.J221];&quot;&quot;);&quot;&quot;;[.B221])">
            <text:p/>
          </table:table-cell>
          <table:table-cell table:style-name="ce33" table:formula="of:=IF(EXACT([.J221];&quot;&quot;);&quot;&quot;;(SUM([.L215:.L221])/5)-7)">
            <text:p/>
          </table:table-cell>
          <table:table-cell table:style-name="ce33" table:formula="of:=IF(EXACT([.J221];&quot;&quot;);&quot;&quot;;[.Q220])">
            <text:p/>
          </table:table-cell>
          <table:table-cell table:style-name="ce27" table:formula="of:=IF(EXACT([.J221];&quot;&quot;);&quot;&quot;;IF(EXACT([.L221];&quot;&quot;);[.P221];[.L221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22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221]+1" office:value-type="date" office:date-value="2025-08-09" calcext:value-type="date">
            <text:p>2025-08-09</text:p>
          </table:table-cell>
          <table:table-cell table:style-name="ce9" table:formula="of:=IF(OR(EXACT(WEEKDAY([.$B222]);1);EXACT(WEEKDAY([.$B222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22]);1);EXACT(WEEKDAY([.$B222]);7));0;&quot;&quot;)" office:value-type="float" office:value="0" calcext:value-type="float">
            <text:p>0</text:p>
          </table:table-cell>
          <table:table-cell table:style-name="ce13" table:formula="of:=IF(OR(EXACT(WEEKDAY([.$B222]);1);EXACT(WEEKDAY([.$B222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22]);1);EXACT(WEEKDAY([.$B222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22]);1);EXACT(WEEKDAY([.$B222]);7));&quot;----&quot;;&quot;&quot;)" office:value-type="string" office:string-value="----" calcext:value-type="string">
            <text:p>----</text:p>
          </table:table-cell>
          <table:table-cell table:style-name="ce8" table:formula="of:=IFERROR(TIME([.I222]/60;[.I222] - COM.MICROSOFT.FLOOR.MATH([.I222]/60) * 60;0);&quot;&quot;)">
            <text:p/>
          </table:table-cell>
          <table:table-cell table:style-name="ce16" table:formula="of:=IFERROR(IF(EXACT([.C222];&quot;&quot;);&quot;&quot;;HOUR([.C222])*60+MINUTE([.C222])+HOUR([.E222])*60+MINUTE([.E222])+HOUR([.F222])*60+MINUTE([.F222])+[.D222]);&quot;&quot;)">
            <text:p/>
          </table:table-cell>
          <table:table-cell table:style-name="ce19" table:formula="of:=IFERROR(IF(EXACT([.D222];&quot;&quot;);&quot;&quot;;[.J221]+[.D222]);&quot;&quot;)">
            <text:p/>
          </table:table-cell>
          <table:table-cell table:style-name="ce22" table:formula="of:=NOT(OR(EXACT([.C222];&quot;&quot;);EXACT([.C222];&quot;----&quot;)))" office:value-type="boolean" office:boolean-value="false" calcext:value-type="boolean">
            <text:p>FALSE</text:p>
          </table:table-cell>
          <table:table-cell table:formula="of:=IF([.K222];HOUR([.C222])+(MINUTE([.C222])/60);&quot;&quot;)">
            <text:p/>
          </table:table-cell>
          <table:table-cell table:style-name="ce25" table:formula="of:=IF([.K222];TIME(ROUNDDOWN((SUM([.L216:.L222])/5); 0);((SUM([.L216:.L222])/5)-ROUNDDOWN((SUM([.L216:.L222])/5);0))*60;0);&quot;&quot;)">
            <text:p/>
          </table:table-cell>
          <table:table-cell/>
          <table:table-cell table:style-name="ce30" table:formula="of:=IF(EXACT([.J222];&quot;&quot;);&quot;&quot;;[.B222])">
            <text:p/>
          </table:table-cell>
          <table:table-cell table:style-name="ce33" table:formula="of:=IF(EXACT([.J222];&quot;&quot;);&quot;&quot;;(SUM([.L216:.L222])/5)-7)">
            <text:p/>
          </table:table-cell>
          <table:table-cell table:style-name="ce33" table:formula="of:=IF(EXACT([.J222];&quot;&quot;);&quot;&quot;;[.Q221])">
            <text:p/>
          </table:table-cell>
          <table:table-cell table:style-name="ce27" table:formula="of:=IF(EXACT([.J222];&quot;&quot;);&quot;&quot;;IF(EXACT([.L222];&quot;&quot;);[.P222];[.L222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23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222]+1" office:value-type="date" office:date-value="2025-08-10" calcext:value-type="date">
            <text:p>2025-08-10</text:p>
          </table:table-cell>
          <table:table-cell table:style-name="ce9" table:formula="of:=IF(OR(EXACT(WEEKDAY([.$B223]);1);EXACT(WEEKDAY([.$B223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23]);1);EXACT(WEEKDAY([.$B223]);7));0;&quot;&quot;)" office:value-type="float" office:value="0" calcext:value-type="float">
            <text:p>0</text:p>
          </table:table-cell>
          <table:table-cell table:style-name="ce13" table:formula="of:=IF(OR(EXACT(WEEKDAY([.$B223]);1);EXACT(WEEKDAY([.$B223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23]);1);EXACT(WEEKDAY([.$B223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23]);1);EXACT(WEEKDAY([.$B223]);7));&quot;----&quot;;&quot;&quot;)" office:value-type="string" office:string-value="----" calcext:value-type="string">
            <text:p>----</text:p>
          </table:table-cell>
          <table:table-cell table:style-name="ce8" table:formula="of:=IFERROR(TIME([.I223]/60;[.I223] - COM.MICROSOFT.FLOOR.MATH([.I223]/60) * 60;0);&quot;&quot;)">
            <text:p/>
          </table:table-cell>
          <table:table-cell table:style-name="ce16" table:formula="of:=IFERROR(IF(EXACT([.C223];&quot;&quot;);&quot;&quot;;HOUR([.C223])*60+MINUTE([.C223])+HOUR([.E223])*60+MINUTE([.E223])+HOUR([.F223])*60+MINUTE([.F223])+[.D223]);&quot;&quot;)">
            <text:p/>
          </table:table-cell>
          <table:table-cell table:style-name="ce19" table:formula="of:=IFERROR(IF(EXACT([.D223];&quot;&quot;);&quot;&quot;;[.J222]+[.D223]);&quot;&quot;)">
            <text:p/>
          </table:table-cell>
          <table:table-cell table:style-name="ce22" table:formula="of:=NOT(OR(EXACT([.C223];&quot;&quot;);EXACT([.C223];&quot;----&quot;)))" office:value-type="boolean" office:boolean-value="false" calcext:value-type="boolean">
            <text:p>FALSE</text:p>
          </table:table-cell>
          <table:table-cell table:formula="of:=IF([.K223];HOUR([.C223])+(MINUTE([.C223])/60);&quot;&quot;)">
            <text:p/>
          </table:table-cell>
          <table:table-cell table:style-name="ce25" table:formula="of:=IF([.K223];TIME(ROUNDDOWN((SUM([.L217:.L223])/5); 0);((SUM([.L217:.L223])/5)-ROUNDDOWN((SUM([.L217:.L223])/5);0))*60;0);&quot;&quot;)">
            <text:p/>
          </table:table-cell>
          <table:table-cell/>
          <table:table-cell table:style-name="ce30" table:formula="of:=IF(EXACT([.J223];&quot;&quot;);&quot;&quot;;[.B223])">
            <text:p/>
          </table:table-cell>
          <table:table-cell table:style-name="ce33" table:formula="of:=IF(EXACT([.J223];&quot;&quot;);&quot;&quot;;(SUM([.L217:.L223])/5)-7)">
            <text:p/>
          </table:table-cell>
          <table:table-cell table:style-name="ce33" table:formula="of:=IF(EXACT([.J223];&quot;&quot;);&quot;&quot;;[.Q222])">
            <text:p/>
          </table:table-cell>
          <table:table-cell table:style-name="ce27" table:formula="of:=IF(EXACT([.J223];&quot;&quot;);&quot;&quot;;IF(EXACT([.L223];&quot;&quot;);[.P223];[.L223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24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223]+1" office:value-type="date" office:date-value="2025-08-11" calcext:value-type="date">
            <text:p>2025-08-11</text:p>
          </table:table-cell>
          <table:table-cell table:style-name="ce9" table:formula="of:=IF(OR(EXACT(WEEKDAY([.$B224]);1);EXACT(WEEKDAY([.$B224]);7));&quot;----&quot;;&quot;&quot;)">
            <text:p/>
          </table:table-cell>
          <table:table-cell table:style-name="ce9" table:formula="of:=IF(OR(EXACT(WEEKDAY([.$B224]);1);EXACT(WEEKDAY([.$B224]);7));0;&quot;&quot;)">
            <text:p/>
          </table:table-cell>
          <table:table-cell table:style-name="ce13" table:formula="of:=IF(OR(EXACT(WEEKDAY([.$B224]);1);EXACT(WEEKDAY([.$B22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24]);1);EXACT(WEEKDAY([.$B22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24]);1);EXACT(WEEKDAY([.$B224]);7));&quot;----&quot;;&quot;&quot;)">
            <text:p/>
          </table:table-cell>
          <table:table-cell table:style-name="ce8" table:formula="of:=IFERROR(TIME([.I224]/60;[.I224] - COM.MICROSOFT.FLOOR.MATH([.I224]/60) * 60;0);&quot;&quot;)">
            <text:p/>
          </table:table-cell>
          <table:table-cell table:style-name="ce16" table:formula="of:=IFERROR(IF(EXACT([.C224];&quot;&quot;);&quot;&quot;;HOUR([.C224])*60+MINUTE([.C224])+HOUR([.E224])*60+MINUTE([.E224])+HOUR([.F224])*60+MINUTE([.F224])+[.D224]);&quot;&quot;)">
            <text:p/>
          </table:table-cell>
          <table:table-cell table:style-name="ce19" table:formula="of:=IFERROR(IF(EXACT([.D224];&quot;&quot;);&quot;&quot;;[.J223]+[.D224]);&quot;&quot;)">
            <text:p/>
          </table:table-cell>
          <table:table-cell table:style-name="ce22" table:formula="of:=NOT(OR(EXACT([.C224];&quot;&quot;);EXACT([.C224];&quot;----&quot;)))" office:value-type="boolean" office:boolean-value="false" calcext:value-type="boolean">
            <text:p>FALSE</text:p>
          </table:table-cell>
          <table:table-cell table:formula="of:=IF([.K224];HOUR([.C224])+(MINUTE([.C224])/60);&quot;&quot;)">
            <text:p/>
          </table:table-cell>
          <table:table-cell table:style-name="ce25" table:formula="of:=IF([.K224];TIME(ROUNDDOWN((SUM([.L218:.L224])/5); 0);((SUM([.L218:.L224])/5)-ROUNDDOWN((SUM([.L218:.L224])/5);0))*60;0);&quot;&quot;)">
            <text:p/>
          </table:table-cell>
          <table:table-cell/>
          <table:table-cell table:style-name="ce30" table:formula="of:=IF(EXACT([.J224];&quot;&quot;);&quot;&quot;;[.B224])">
            <text:p/>
          </table:table-cell>
          <table:table-cell table:style-name="ce33" table:formula="of:=IF(EXACT([.J224];&quot;&quot;);&quot;&quot;;(SUM([.L218:.L224])/5)-7)">
            <text:p/>
          </table:table-cell>
          <table:table-cell table:style-name="ce33" table:formula="of:=IF(EXACT([.J224];&quot;&quot;);&quot;&quot;;[.Q223])">
            <text:p/>
          </table:table-cell>
          <table:table-cell table:style-name="ce27" table:formula="of:=IF(EXACT([.J224];&quot;&quot;);&quot;&quot;;IF(EXACT([.L224];&quot;&quot;);[.P224];[.L224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25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224]+1" office:value-type="date" office:date-value="2025-08-12" calcext:value-type="date">
            <text:p>2025-08-12</text:p>
          </table:table-cell>
          <table:table-cell table:style-name="ce9" table:formula="of:=IF(OR(EXACT(WEEKDAY([.$B225]);1);EXACT(WEEKDAY([.$B225]);7));&quot;----&quot;;&quot;&quot;)">
            <text:p/>
          </table:table-cell>
          <table:table-cell table:style-name="ce9" table:formula="of:=IF(OR(EXACT(WEEKDAY([.$B225]);1);EXACT(WEEKDAY([.$B225]);7));0;&quot;&quot;)">
            <text:p/>
          </table:table-cell>
          <table:table-cell table:style-name="ce13" table:formula="of:=IF(OR(EXACT(WEEKDAY([.$B225]);1);EXACT(WEEKDAY([.$B22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25]);1);EXACT(WEEKDAY([.$B22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25]);1);EXACT(WEEKDAY([.$B225]);7));&quot;----&quot;;&quot;&quot;)">
            <text:p/>
          </table:table-cell>
          <table:table-cell table:style-name="ce8" table:formula="of:=IFERROR(TIME([.I225]/60;[.I225] - COM.MICROSOFT.FLOOR.MATH([.I225]/60) * 60;0);&quot;&quot;)">
            <text:p/>
          </table:table-cell>
          <table:table-cell table:style-name="ce16" table:formula="of:=IFERROR(IF(EXACT([.C225];&quot;&quot;);&quot;&quot;;HOUR([.C225])*60+MINUTE([.C225])+HOUR([.E225])*60+MINUTE([.E225])+HOUR([.F225])*60+MINUTE([.F225])+[.D225]);&quot;&quot;)">
            <text:p/>
          </table:table-cell>
          <table:table-cell table:style-name="ce19" table:formula="of:=IFERROR(IF(EXACT([.D225];&quot;&quot;);&quot;&quot;;[.J224]+[.D225]);&quot;&quot;)">
            <text:p/>
          </table:table-cell>
          <table:table-cell table:style-name="ce22" table:formula="of:=NOT(OR(EXACT([.C225];&quot;&quot;);EXACT([.C225];&quot;----&quot;)))" office:value-type="boolean" office:boolean-value="false" calcext:value-type="boolean">
            <text:p>FALSE</text:p>
          </table:table-cell>
          <table:table-cell table:formula="of:=IF([.K225];HOUR([.C225])+(MINUTE([.C225])/60);&quot;&quot;)">
            <text:p/>
          </table:table-cell>
          <table:table-cell table:style-name="ce25" table:formula="of:=IF([.K225];TIME(ROUNDDOWN((SUM([.L219:.L225])/5); 0);((SUM([.L219:.L225])/5)-ROUNDDOWN((SUM([.L219:.L225])/5);0))*60;0);&quot;&quot;)">
            <text:p/>
          </table:table-cell>
          <table:table-cell/>
          <table:table-cell table:style-name="ce30" table:formula="of:=IF(EXACT([.J225];&quot;&quot;);&quot;&quot;;[.B225])">
            <text:p/>
          </table:table-cell>
          <table:table-cell table:style-name="ce33" table:formula="of:=IF(EXACT([.J225];&quot;&quot;);&quot;&quot;;(SUM([.L219:.L225])/5)-7)">
            <text:p/>
          </table:table-cell>
          <table:table-cell table:style-name="ce33" table:formula="of:=IF(EXACT([.J225];&quot;&quot;);&quot;&quot;;[.Q224])">
            <text:p/>
          </table:table-cell>
          <table:table-cell table:style-name="ce27" table:formula="of:=IF(EXACT([.J225];&quot;&quot;);&quot;&quot;;IF(EXACT([.L225];&quot;&quot;);[.P225];[.L225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26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225]+1" office:value-type="date" office:date-value="2025-08-13" calcext:value-type="date">
            <text:p>2025-08-13</text:p>
          </table:table-cell>
          <table:table-cell table:style-name="ce9" table:formula="of:=IF(OR(EXACT(WEEKDAY([.$B226]);1);EXACT(WEEKDAY([.$B226]);7));&quot;----&quot;;&quot;&quot;)">
            <text:p/>
          </table:table-cell>
          <table:table-cell table:style-name="ce11" table:formula="of:=IF(OR(EXACT(WEEKDAY([.$B226]);1);EXACT(WEEKDAY([.$B226]);7));0;&quot;&quot;)">
            <text:p/>
          </table:table-cell>
          <table:table-cell table:style-name="ce13" table:formula="of:=IF(OR(EXACT(WEEKDAY([.$B226]);1);EXACT(WEEKDAY([.$B22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26]);1);EXACT(WEEKDAY([.$B22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26]);1);EXACT(WEEKDAY([.$B226]);7));&quot;----&quot;;&quot;&quot;)">
            <text:p/>
          </table:table-cell>
          <table:table-cell table:style-name="ce8" table:formula="of:=IFERROR(TIME([.I226]/60;[.I226] - COM.MICROSOFT.FLOOR.MATH([.I226]/60) * 60;0);&quot;&quot;)">
            <text:p/>
          </table:table-cell>
          <table:table-cell table:style-name="ce16" table:formula="of:=IFERROR(IF(EXACT([.C226];&quot;&quot;);&quot;&quot;;HOUR([.C226])*60+MINUTE([.C226])+HOUR([.E226])*60+MINUTE([.E226])+HOUR([.F226])*60+MINUTE([.F226])+[.D226]);&quot;&quot;)">
            <text:p/>
          </table:table-cell>
          <table:table-cell table:style-name="ce19" table:formula="of:=IFERROR(IF(EXACT([.D226];&quot;&quot;);&quot;&quot;;[.J225]+[.D226]);&quot;&quot;)">
            <text:p/>
          </table:table-cell>
          <table:table-cell table:style-name="ce22" table:formula="of:=NOT(OR(EXACT([.C226];&quot;&quot;);EXACT([.C226];&quot;----&quot;)))" office:value-type="boolean" office:boolean-value="false" calcext:value-type="boolean">
            <text:p>FALSE</text:p>
          </table:table-cell>
          <table:table-cell table:formula="of:=IF([.K226];HOUR([.C226])+(MINUTE([.C226])/60);&quot;&quot;)">
            <text:p/>
          </table:table-cell>
          <table:table-cell table:style-name="ce25" table:formula="of:=IF([.K226];TIME(ROUNDDOWN((SUM([.L220:.L226])/5); 0);((SUM([.L220:.L226])/5)-ROUNDDOWN((SUM([.L220:.L226])/5);0))*60;0);&quot;&quot;)">
            <text:p/>
          </table:table-cell>
          <table:table-cell/>
          <table:table-cell table:style-name="ce30" table:formula="of:=IF(EXACT([.J226];&quot;&quot;);&quot;&quot;;[.B226])">
            <text:p/>
          </table:table-cell>
          <table:table-cell table:style-name="ce33" table:formula="of:=IF(EXACT([.J226];&quot;&quot;);&quot;&quot;;(SUM([.L220:.L226])/5)-7)">
            <text:p/>
          </table:table-cell>
          <table:table-cell table:style-name="ce33" table:formula="of:=IF(EXACT([.J226];&quot;&quot;);&quot;&quot;;[.Q225])">
            <text:p/>
          </table:table-cell>
          <table:table-cell table:style-name="ce27" table:formula="of:=IF(EXACT([.J226];&quot;&quot;);&quot;&quot;;IF(EXACT([.L226];&quot;&quot;);[.P226];[.L226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27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226]+1" office:value-type="date" office:date-value="2025-08-14" calcext:value-type="date">
            <text:p>2025-08-14</text:p>
          </table:table-cell>
          <table:table-cell table:style-name="ce9" table:formula="of:=IF(OR(EXACT(WEEKDAY([.$B227]);1);EXACT(WEEKDAY([.$B227]);7));&quot;----&quot;;&quot;&quot;)">
            <text:p/>
          </table:table-cell>
          <table:table-cell table:style-name="ce11" table:formula="of:=IF(OR(EXACT(WEEKDAY([.$B227]);1);EXACT(WEEKDAY([.$B227]);7));0;&quot;&quot;)">
            <text:p/>
          </table:table-cell>
          <table:table-cell table:style-name="ce13" table:formula="of:=IF(OR(EXACT(WEEKDAY([.$B227]);1);EXACT(WEEKDAY([.$B22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27]);1);EXACT(WEEKDAY([.$B22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27]);1);EXACT(WEEKDAY([.$B227]);7));&quot;----&quot;;&quot;&quot;)">
            <text:p/>
          </table:table-cell>
          <table:table-cell table:style-name="ce8" table:formula="of:=IFERROR(TIME([.I227]/60;[.I227] - COM.MICROSOFT.FLOOR.MATH([.I227]/60) * 60;0);&quot;&quot;)">
            <text:p/>
          </table:table-cell>
          <table:table-cell table:style-name="ce16" table:formula="of:=IFERROR(IF(EXACT([.C227];&quot;&quot;);&quot;&quot;;HOUR([.C227])*60+MINUTE([.C227])+HOUR([.E227])*60+MINUTE([.E227])+HOUR([.F227])*60+MINUTE([.F227])+[.D227]);&quot;&quot;)">
            <text:p/>
          </table:table-cell>
          <table:table-cell table:style-name="ce19" table:formula="of:=IFERROR(IF(EXACT([.D227];&quot;&quot;);&quot;&quot;;[.J226]+[.D227]);&quot;&quot;)">
            <text:p/>
          </table:table-cell>
          <table:table-cell table:style-name="ce22" table:formula="of:=NOT(OR(EXACT([.C227];&quot;&quot;);EXACT([.C227];&quot;----&quot;)))" office:value-type="boolean" office:boolean-value="false" calcext:value-type="boolean">
            <text:p>FALSE</text:p>
          </table:table-cell>
          <table:table-cell table:formula="of:=IF([.K227];HOUR([.C227])+(MINUTE([.C227])/60);&quot;&quot;)">
            <text:p/>
          </table:table-cell>
          <table:table-cell table:style-name="ce25" table:formula="of:=IF([.K227];TIME(ROUNDDOWN((SUM([.L221:.L227])/5); 0);((SUM([.L221:.L227])/5)-ROUNDDOWN((SUM([.L221:.L227])/5);0))*60;0);&quot;&quot;)">
            <text:p/>
          </table:table-cell>
          <table:table-cell/>
          <table:table-cell table:style-name="ce30" table:formula="of:=IF(EXACT([.J227];&quot;&quot;);&quot;&quot;;[.B227])">
            <text:p/>
          </table:table-cell>
          <table:table-cell table:style-name="ce33" table:formula="of:=IF(EXACT([.J227];&quot;&quot;);&quot;&quot;;(SUM([.L221:.L227])/5)-7)">
            <text:p/>
          </table:table-cell>
          <table:table-cell table:style-name="ce33" table:formula="of:=IF(EXACT([.J227];&quot;&quot;);&quot;&quot;;[.Q226])">
            <text:p/>
          </table:table-cell>
          <table:table-cell table:style-name="ce27" table:formula="of:=IF(EXACT([.J227];&quot;&quot;);&quot;&quot;;IF(EXACT([.L227];&quot;&quot;);[.P227];[.L227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28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227]+1" office:value-type="date" office:date-value="2025-08-15" calcext:value-type="date">
            <text:p>2025-08-15</text:p>
          </table:table-cell>
          <table:table-cell table:style-name="ce9" table:formula="of:=IF(OR(EXACT(WEEKDAY([.$B228]);1);EXACT(WEEKDAY([.$B228]);7));&quot;----&quot;;&quot;&quot;)">
            <text:p/>
          </table:table-cell>
          <table:table-cell table:style-name="ce9" table:formula="of:=IF(OR(EXACT(WEEKDAY([.$B228]);1);EXACT(WEEKDAY([.$B228]);7));0;&quot;&quot;)">
            <text:p/>
          </table:table-cell>
          <table:table-cell table:style-name="ce13" table:formula="of:=IF(OR(EXACT(WEEKDAY([.$B228]);1);EXACT(WEEKDAY([.$B22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28]);1);EXACT(WEEKDAY([.$B22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28]);1);EXACT(WEEKDAY([.$B228]);7));&quot;----&quot;;&quot;&quot;)">
            <text:p/>
          </table:table-cell>
          <table:table-cell table:style-name="ce8" table:formula="of:=IFERROR(TIME([.I228]/60;[.I228] - COM.MICROSOFT.FLOOR.MATH([.I228]/60) * 60;0);&quot;&quot;)">
            <text:p/>
          </table:table-cell>
          <table:table-cell table:style-name="ce16" table:formula="of:=IFERROR(IF(EXACT([.C228];&quot;&quot;);&quot;&quot;;HOUR([.C228])*60+MINUTE([.C228])+HOUR([.E228])*60+MINUTE([.E228])+HOUR([.F228])*60+MINUTE([.F228])+[.D228]);&quot;&quot;)">
            <text:p/>
          </table:table-cell>
          <table:table-cell table:style-name="ce19" table:formula="of:=IFERROR(IF(EXACT([.D228];&quot;&quot;);&quot;&quot;;[.J227]+[.D228]);&quot;&quot;)">
            <text:p/>
          </table:table-cell>
          <table:table-cell table:style-name="ce22" table:formula="of:=NOT(OR(EXACT([.C228];&quot;&quot;);EXACT([.C228];&quot;----&quot;)))" office:value-type="boolean" office:boolean-value="false" calcext:value-type="boolean">
            <text:p>FALSE</text:p>
          </table:table-cell>
          <table:table-cell table:formula="of:=IF([.K228];HOUR([.C228])+(MINUTE([.C228])/60);&quot;&quot;)">
            <text:p/>
          </table:table-cell>
          <table:table-cell table:style-name="ce25" table:formula="of:=IF([.K228];TIME(ROUNDDOWN((SUM([.L222:.L228])/5); 0);((SUM([.L222:.L228])/5)-ROUNDDOWN((SUM([.L222:.L228])/5);0))*60;0);&quot;&quot;)">
            <text:p/>
          </table:table-cell>
          <table:table-cell/>
          <table:table-cell table:style-name="ce30" table:formula="of:=IF(EXACT([.J228];&quot;&quot;);&quot;&quot;;[.B228])">
            <text:p/>
          </table:table-cell>
          <table:table-cell table:style-name="ce33" table:formula="of:=IF(EXACT([.J228];&quot;&quot;);&quot;&quot;;(SUM([.L222:.L228])/5)-7)">
            <text:p/>
          </table:table-cell>
          <table:table-cell table:style-name="ce33" table:formula="of:=IF(EXACT([.J228];&quot;&quot;);&quot;&quot;;[.Q227])">
            <text:p/>
          </table:table-cell>
          <table:table-cell table:style-name="ce27" table:formula="of:=IF(EXACT([.J228];&quot;&quot;);&quot;&quot;;IF(EXACT([.L228];&quot;&quot;);[.P228];[.L228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29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228]+1" office:value-type="date" office:date-value="2025-08-16" calcext:value-type="date">
            <text:p>2025-08-16</text:p>
          </table:table-cell>
          <table:table-cell table:style-name="ce9" table:formula="of:=IF(OR(EXACT(WEEKDAY([.$B229]);1);EXACT(WEEKDAY([.$B229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29]);1);EXACT(WEEKDAY([.$B229]);7));0;&quot;&quot;)" office:value-type="float" office:value="0" calcext:value-type="float">
            <text:p>0</text:p>
          </table:table-cell>
          <table:table-cell table:style-name="ce13" table:formula="of:=IF(OR(EXACT(WEEKDAY([.$B229]);1);EXACT(WEEKDAY([.$B229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29]);1);EXACT(WEEKDAY([.$B229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29]);1);EXACT(WEEKDAY([.$B229]);7));&quot;----&quot;;&quot;&quot;)" office:value-type="string" office:string-value="----" calcext:value-type="string">
            <text:p>----</text:p>
          </table:table-cell>
          <table:table-cell table:style-name="ce8" table:formula="of:=IFERROR(TIME([.I229]/60;[.I229] - COM.MICROSOFT.FLOOR.MATH([.I229]/60) * 60;0);&quot;&quot;)">
            <text:p/>
          </table:table-cell>
          <table:table-cell table:style-name="ce16" table:formula="of:=IFERROR(IF(EXACT([.C229];&quot;&quot;);&quot;&quot;;HOUR([.C229])*60+MINUTE([.C229])+HOUR([.E229])*60+MINUTE([.E229])+HOUR([.F229])*60+MINUTE([.F229])+[.D229]);&quot;&quot;)">
            <text:p/>
          </table:table-cell>
          <table:table-cell table:style-name="ce19" table:formula="of:=IFERROR(IF(EXACT([.D229];&quot;&quot;);&quot;&quot;;[.J228]+[.D229]);&quot;&quot;)">
            <text:p/>
          </table:table-cell>
          <table:table-cell table:style-name="ce22" table:formula="of:=NOT(OR(EXACT([.C229];&quot;&quot;);EXACT([.C229];&quot;----&quot;)))" office:value-type="boolean" office:boolean-value="false" calcext:value-type="boolean">
            <text:p>FALSE</text:p>
          </table:table-cell>
          <table:table-cell table:formula="of:=IF([.K229];HOUR([.C229])+(MINUTE([.C229])/60);&quot;&quot;)">
            <text:p/>
          </table:table-cell>
          <table:table-cell table:style-name="ce25" table:formula="of:=IF([.K229];TIME(ROUNDDOWN((SUM([.L223:.L229])/5); 0);((SUM([.L223:.L229])/5)-ROUNDDOWN((SUM([.L223:.L229])/5);0))*60;0);&quot;&quot;)">
            <text:p/>
          </table:table-cell>
          <table:table-cell/>
          <table:table-cell table:style-name="ce30" table:formula="of:=IF(EXACT([.J229];&quot;&quot;);&quot;&quot;;[.B229])">
            <text:p/>
          </table:table-cell>
          <table:table-cell table:style-name="ce33" table:formula="of:=IF(EXACT([.J229];&quot;&quot;);&quot;&quot;;(SUM([.L223:.L229])/5)-7)">
            <text:p/>
          </table:table-cell>
          <table:table-cell table:style-name="ce33" table:formula="of:=IF(EXACT([.J229];&quot;&quot;);&quot;&quot;;[.Q228])">
            <text:p/>
          </table:table-cell>
          <table:table-cell table:style-name="ce27" table:formula="of:=IF(EXACT([.J229];&quot;&quot;);&quot;&quot;;IF(EXACT([.L229];&quot;&quot;);[.P229];[.L229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30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229]+1" office:value-type="date" office:date-value="2025-08-17" calcext:value-type="date">
            <text:p>2025-08-17</text:p>
          </table:table-cell>
          <table:table-cell table:style-name="ce9" table:formula="of:=IF(OR(EXACT(WEEKDAY([.$B230]);1);EXACT(WEEKDAY([.$B230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30]);1);EXACT(WEEKDAY([.$B230]);7));0;&quot;&quot;)" office:value-type="float" office:value="0" calcext:value-type="float">
            <text:p>0</text:p>
          </table:table-cell>
          <table:table-cell table:style-name="ce13" table:formula="of:=IF(OR(EXACT(WEEKDAY([.$B230]);1);EXACT(WEEKDAY([.$B230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30]);1);EXACT(WEEKDAY([.$B230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30]);1);EXACT(WEEKDAY([.$B230]);7));&quot;----&quot;;&quot;&quot;)" office:value-type="string" office:string-value="----" calcext:value-type="string">
            <text:p>----</text:p>
          </table:table-cell>
          <table:table-cell table:style-name="ce8" table:formula="of:=IFERROR(TIME([.I230]/60;[.I230] - COM.MICROSOFT.FLOOR.MATH([.I230]/60) * 60;0);&quot;&quot;)">
            <text:p/>
          </table:table-cell>
          <table:table-cell table:style-name="ce16" table:formula="of:=IFERROR(IF(EXACT([.C230];&quot;&quot;);&quot;&quot;;HOUR([.C230])*60+MINUTE([.C230])+HOUR([.E230])*60+MINUTE([.E230])+HOUR([.F230])*60+MINUTE([.F230])+[.D230]);&quot;&quot;)">
            <text:p/>
          </table:table-cell>
          <table:table-cell table:style-name="ce19" table:formula="of:=IFERROR(IF(EXACT([.D230];&quot;&quot;);&quot;&quot;;[.J229]+[.D230]);&quot;&quot;)">
            <text:p/>
          </table:table-cell>
          <table:table-cell table:style-name="ce22" table:formula="of:=NOT(OR(EXACT([.C230];&quot;&quot;);EXACT([.C230];&quot;----&quot;)))" office:value-type="boolean" office:boolean-value="false" calcext:value-type="boolean">
            <text:p>FALSE</text:p>
          </table:table-cell>
          <table:table-cell table:formula="of:=IF([.K230];HOUR([.C230])+(MINUTE([.C230])/60);&quot;&quot;)">
            <text:p/>
          </table:table-cell>
          <table:table-cell table:style-name="ce25" table:formula="of:=IF([.K230];TIME(ROUNDDOWN((SUM([.L224:.L230])/5); 0);((SUM([.L224:.L230])/5)-ROUNDDOWN((SUM([.L224:.L230])/5);0))*60;0);&quot;&quot;)">
            <text:p/>
          </table:table-cell>
          <table:table-cell/>
          <table:table-cell table:style-name="ce30" table:formula="of:=IF(EXACT([.J230];&quot;&quot;);&quot;&quot;;[.B230])">
            <text:p/>
          </table:table-cell>
          <table:table-cell table:style-name="ce33" table:formula="of:=IF(EXACT([.J230];&quot;&quot;);&quot;&quot;;(SUM([.L224:.L230])/5)-7)">
            <text:p/>
          </table:table-cell>
          <table:table-cell table:style-name="ce33" table:formula="of:=IF(EXACT([.J230];&quot;&quot;);&quot;&quot;;[.Q229])">
            <text:p/>
          </table:table-cell>
          <table:table-cell table:style-name="ce27" table:formula="of:=IF(EXACT([.J230];&quot;&quot;);&quot;&quot;;IF(EXACT([.L230];&quot;&quot;);[.P230];[.L230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31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230]+1" office:value-type="date" office:date-value="2025-08-18" calcext:value-type="date">
            <text:p>2025-08-18</text:p>
          </table:table-cell>
          <table:table-cell table:style-name="ce9" table:formula="of:=IF(OR(EXACT(WEEKDAY([.$B231]);1);EXACT(WEEKDAY([.$B231]);7));&quot;----&quot;;&quot;&quot;)">
            <text:p/>
          </table:table-cell>
          <table:table-cell table:style-name="ce9" table:formula="of:=IF(OR(EXACT(WEEKDAY([.$B231]);1);EXACT(WEEKDAY([.$B231]);7));0;&quot;&quot;)">
            <text:p/>
          </table:table-cell>
          <table:table-cell table:style-name="ce13" table:formula="of:=IF(OR(EXACT(WEEKDAY([.$B231]);1);EXACT(WEEKDAY([.$B23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31]);1);EXACT(WEEKDAY([.$B23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31]);1);EXACT(WEEKDAY([.$B231]);7));&quot;----&quot;;&quot;&quot;)">
            <text:p/>
          </table:table-cell>
          <table:table-cell table:style-name="ce8" table:formula="of:=IFERROR(TIME([.I231]/60;[.I231] - COM.MICROSOFT.FLOOR.MATH([.I231]/60) * 60;0);&quot;&quot;)">
            <text:p/>
          </table:table-cell>
          <table:table-cell table:style-name="ce16" table:formula="of:=IFERROR(IF(EXACT([.C231];&quot;&quot;);&quot;&quot;;HOUR([.C231])*60+MINUTE([.C231])+HOUR([.E231])*60+MINUTE([.E231])+HOUR([.F231])*60+MINUTE([.F231])+[.D231]);&quot;&quot;)">
            <text:p/>
          </table:table-cell>
          <table:table-cell table:style-name="ce19" table:formula="of:=IFERROR(IF(EXACT([.D231];&quot;&quot;);&quot;&quot;;[.J230]+[.D231]);&quot;&quot;)">
            <text:p/>
          </table:table-cell>
          <table:table-cell table:style-name="ce22" table:formula="of:=NOT(OR(EXACT([.C231];&quot;&quot;);EXACT([.C231];&quot;----&quot;)))" office:value-type="boolean" office:boolean-value="false" calcext:value-type="boolean">
            <text:p>FALSE</text:p>
          </table:table-cell>
          <table:table-cell table:formula="of:=IF([.K231];HOUR([.C231])+(MINUTE([.C231])/60);&quot;&quot;)">
            <text:p/>
          </table:table-cell>
          <table:table-cell table:style-name="ce25" table:formula="of:=IF([.K231];TIME(ROUNDDOWN((SUM([.L225:.L231])/5); 0);((SUM([.L225:.L231])/5)-ROUNDDOWN((SUM([.L225:.L231])/5);0))*60;0);&quot;&quot;)">
            <text:p/>
          </table:table-cell>
          <table:table-cell/>
          <table:table-cell table:style-name="ce30" table:formula="of:=IF(EXACT([.J231];&quot;&quot;);&quot;&quot;;[.B231])">
            <text:p/>
          </table:table-cell>
          <table:table-cell table:style-name="ce33" table:formula="of:=IF(EXACT([.J231];&quot;&quot;);&quot;&quot;;(SUM([.L225:.L231])/5)-7)">
            <text:p/>
          </table:table-cell>
          <table:table-cell table:style-name="ce33" table:formula="of:=IF(EXACT([.J231];&quot;&quot;);&quot;&quot;;[.Q230])">
            <text:p/>
          </table:table-cell>
          <table:table-cell table:style-name="ce27" table:formula="of:=IF(EXACT([.J231];&quot;&quot;);&quot;&quot;;IF(EXACT([.L231];&quot;&quot;);[.P231];[.L231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32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231]+1" office:value-type="date" office:date-value="2025-08-19" calcext:value-type="date">
            <text:p>2025-08-19</text:p>
          </table:table-cell>
          <table:table-cell table:style-name="ce9" table:formula="of:=IF(OR(EXACT(WEEKDAY([.$B232]);1);EXACT(WEEKDAY([.$B232]);7));&quot;----&quot;;&quot;&quot;)">
            <text:p/>
          </table:table-cell>
          <table:table-cell table:style-name="ce9" table:formula="of:=IF(OR(EXACT(WEEKDAY([.$B232]);1);EXACT(WEEKDAY([.$B232]);7));0;&quot;&quot;)">
            <text:p/>
          </table:table-cell>
          <table:table-cell table:style-name="ce13" table:formula="of:=IF(OR(EXACT(WEEKDAY([.$B232]);1);EXACT(WEEKDAY([.$B23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32]);1);EXACT(WEEKDAY([.$B23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32]);1);EXACT(WEEKDAY([.$B232]);7));&quot;----&quot;;&quot;&quot;)">
            <text:p/>
          </table:table-cell>
          <table:table-cell table:style-name="ce8" table:formula="of:=IFERROR(TIME([.I232]/60;[.I232] - COM.MICROSOFT.FLOOR.MATH([.I232]/60) * 60;0);&quot;&quot;)">
            <text:p/>
          </table:table-cell>
          <table:table-cell table:style-name="ce16" table:formula="of:=IFERROR(IF(EXACT([.C232];&quot;&quot;);&quot;&quot;;HOUR([.C232])*60+MINUTE([.C232])+HOUR([.E232])*60+MINUTE([.E232])+HOUR([.F232])*60+MINUTE([.F232])+[.D232]);&quot;&quot;)">
            <text:p/>
          </table:table-cell>
          <table:table-cell table:style-name="ce19" table:formula="of:=IFERROR(IF(EXACT([.D232];&quot;&quot;);&quot;&quot;;[.J231]+[.D232]);&quot;&quot;)">
            <text:p/>
          </table:table-cell>
          <table:table-cell table:style-name="ce22" table:formula="of:=NOT(OR(EXACT([.C232];&quot;&quot;);EXACT([.C232];&quot;----&quot;)))" office:value-type="boolean" office:boolean-value="false" calcext:value-type="boolean">
            <text:p>FALSE</text:p>
          </table:table-cell>
          <table:table-cell table:formula="of:=IF([.K232];HOUR([.C232])+(MINUTE([.C232])/60);&quot;&quot;)">
            <text:p/>
          </table:table-cell>
          <table:table-cell table:style-name="ce25" table:formula="of:=IF([.K232];TIME(ROUNDDOWN((SUM([.L226:.L232])/5); 0);((SUM([.L226:.L232])/5)-ROUNDDOWN((SUM([.L226:.L232])/5);0))*60;0);&quot;&quot;)">
            <text:p/>
          </table:table-cell>
          <table:table-cell/>
          <table:table-cell table:style-name="ce30" table:formula="of:=IF(EXACT([.J232];&quot;&quot;);&quot;&quot;;[.B232])">
            <text:p/>
          </table:table-cell>
          <table:table-cell table:style-name="ce33" table:formula="of:=IF(EXACT([.J232];&quot;&quot;);&quot;&quot;;(SUM([.L226:.L232])/5)-7)">
            <text:p/>
          </table:table-cell>
          <table:table-cell table:style-name="ce33" table:formula="of:=IF(EXACT([.J232];&quot;&quot;);&quot;&quot;;[.Q231])">
            <text:p/>
          </table:table-cell>
          <table:table-cell table:style-name="ce27" table:formula="of:=IF(EXACT([.J232];&quot;&quot;);&quot;&quot;;IF(EXACT([.L232];&quot;&quot;);[.P232];[.L232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33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232]+1" office:value-type="date" office:date-value="2025-08-20" calcext:value-type="date">
            <text:p>2025-08-20</text:p>
          </table:table-cell>
          <table:table-cell table:style-name="ce9" table:formula="of:=IF(OR(EXACT(WEEKDAY([.$B233]);1);EXACT(WEEKDAY([.$B233]);7));&quot;----&quot;;&quot;&quot;)">
            <text:p/>
          </table:table-cell>
          <table:table-cell table:style-name="ce11" table:formula="of:=IF(OR(EXACT(WEEKDAY([.$B233]);1);EXACT(WEEKDAY([.$B233]);7));0;&quot;&quot;)">
            <text:p/>
          </table:table-cell>
          <table:table-cell table:style-name="ce13" table:formula="of:=IF(OR(EXACT(WEEKDAY([.$B233]);1);EXACT(WEEKDAY([.$B23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33]);1);EXACT(WEEKDAY([.$B23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33]);1);EXACT(WEEKDAY([.$B233]);7));&quot;----&quot;;&quot;&quot;)">
            <text:p/>
          </table:table-cell>
          <table:table-cell table:style-name="ce8" table:formula="of:=IFERROR(TIME([.I233]/60;[.I233] - COM.MICROSOFT.FLOOR.MATH([.I233]/60) * 60;0);&quot;&quot;)">
            <text:p/>
          </table:table-cell>
          <table:table-cell table:style-name="ce16" table:formula="of:=IFERROR(IF(EXACT([.C233];&quot;&quot;);&quot;&quot;;HOUR([.C233])*60+MINUTE([.C233])+HOUR([.E233])*60+MINUTE([.E233])+HOUR([.F233])*60+MINUTE([.F233])+[.D233]);&quot;&quot;)">
            <text:p/>
          </table:table-cell>
          <table:table-cell table:style-name="ce19" table:formula="of:=IFERROR(IF(EXACT([.D233];&quot;&quot;);&quot;&quot;;[.J232]+[.D233]);&quot;&quot;)">
            <text:p/>
          </table:table-cell>
          <table:table-cell table:style-name="ce22" table:formula="of:=NOT(OR(EXACT([.C233];&quot;&quot;);EXACT([.C233];&quot;----&quot;)))" office:value-type="boolean" office:boolean-value="false" calcext:value-type="boolean">
            <text:p>FALSE</text:p>
          </table:table-cell>
          <table:table-cell table:formula="of:=IF([.K233];HOUR([.C233])+(MINUTE([.C233])/60);&quot;&quot;)">
            <text:p/>
          </table:table-cell>
          <table:table-cell table:style-name="ce25" table:formula="of:=IF([.K233];TIME(ROUNDDOWN((SUM([.L227:.L233])/5); 0);((SUM([.L227:.L233])/5)-ROUNDDOWN((SUM([.L227:.L233])/5);0))*60;0);&quot;&quot;)">
            <text:p/>
          </table:table-cell>
          <table:table-cell/>
          <table:table-cell table:style-name="ce30" table:formula="of:=IF(EXACT([.J233];&quot;&quot;);&quot;&quot;;[.B233])">
            <text:p/>
          </table:table-cell>
          <table:table-cell table:style-name="ce33" table:formula="of:=IF(EXACT([.J233];&quot;&quot;);&quot;&quot;;(SUM([.L227:.L233])/5)-7)">
            <text:p/>
          </table:table-cell>
          <table:table-cell table:style-name="ce33" table:formula="of:=IF(EXACT([.J233];&quot;&quot;);&quot;&quot;;[.Q232])">
            <text:p/>
          </table:table-cell>
          <table:table-cell table:style-name="ce27" table:formula="of:=IF(EXACT([.J233];&quot;&quot;);&quot;&quot;;IF(EXACT([.L233];&quot;&quot;);[.P233];[.L233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34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233]+1" office:value-type="date" office:date-value="2025-08-21" calcext:value-type="date">
            <text:p>2025-08-21</text:p>
          </table:table-cell>
          <table:table-cell table:style-name="ce9" table:formula="of:=IF(OR(EXACT(WEEKDAY([.$B234]);1);EXACT(WEEKDAY([.$B234]);7));&quot;----&quot;;&quot;&quot;)">
            <text:p/>
          </table:table-cell>
          <table:table-cell table:style-name="ce11" table:formula="of:=IF(OR(EXACT(WEEKDAY([.$B234]);1);EXACT(WEEKDAY([.$B234]);7));0;&quot;&quot;)">
            <text:p/>
          </table:table-cell>
          <table:table-cell table:style-name="ce13" table:formula="of:=IF(OR(EXACT(WEEKDAY([.$B234]);1);EXACT(WEEKDAY([.$B23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34]);1);EXACT(WEEKDAY([.$B23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34]);1);EXACT(WEEKDAY([.$B234]);7));&quot;----&quot;;&quot;&quot;)">
            <text:p/>
          </table:table-cell>
          <table:table-cell table:style-name="ce8" table:formula="of:=IFERROR(TIME([.I234]/60;[.I234] - COM.MICROSOFT.FLOOR.MATH([.I234]/60) * 60;0);&quot;&quot;)">
            <text:p/>
          </table:table-cell>
          <table:table-cell table:style-name="ce16" table:formula="of:=IFERROR(IF(EXACT([.C234];&quot;&quot;);&quot;&quot;;HOUR([.C234])*60+MINUTE([.C234])+HOUR([.E234])*60+MINUTE([.E234])+HOUR([.F234])*60+MINUTE([.F234])+[.D234]);&quot;&quot;)">
            <text:p/>
          </table:table-cell>
          <table:table-cell table:style-name="ce19" table:formula="of:=IFERROR(IF(EXACT([.D234];&quot;&quot;);&quot;&quot;;[.J233]+[.D234]);&quot;&quot;)">
            <text:p/>
          </table:table-cell>
          <table:table-cell table:style-name="ce22" table:formula="of:=NOT(OR(EXACT([.C234];&quot;&quot;);EXACT([.C234];&quot;----&quot;)))" office:value-type="boolean" office:boolean-value="false" calcext:value-type="boolean">
            <text:p>FALSE</text:p>
          </table:table-cell>
          <table:table-cell table:formula="of:=IF([.K234];HOUR([.C234])+(MINUTE([.C234])/60);&quot;&quot;)">
            <text:p/>
          </table:table-cell>
          <table:table-cell table:style-name="ce25" table:formula="of:=IF([.K234];TIME(ROUNDDOWN((SUM([.L228:.L234])/5); 0);((SUM([.L228:.L234])/5)-ROUNDDOWN((SUM([.L228:.L234])/5);0))*60;0);&quot;&quot;)">
            <text:p/>
          </table:table-cell>
          <table:table-cell/>
          <table:table-cell table:style-name="ce30" table:formula="of:=IF(EXACT([.J234];&quot;&quot;);&quot;&quot;;[.B234])">
            <text:p/>
          </table:table-cell>
          <table:table-cell table:style-name="ce33" table:formula="of:=IF(EXACT([.J234];&quot;&quot;);&quot;&quot;;(SUM([.L228:.L234])/5)-7)">
            <text:p/>
          </table:table-cell>
          <table:table-cell table:style-name="ce33" table:formula="of:=IF(EXACT([.J234];&quot;&quot;);&quot;&quot;;[.Q233])">
            <text:p/>
          </table:table-cell>
          <table:table-cell table:style-name="ce27" table:formula="of:=IF(EXACT([.J234];&quot;&quot;);&quot;&quot;;IF(EXACT([.L234];&quot;&quot;);[.P234];[.L234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35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234]+1" office:value-type="date" office:date-value="2025-08-22" calcext:value-type="date">
            <text:p>2025-08-22</text:p>
          </table:table-cell>
          <table:table-cell table:style-name="ce9" table:formula="of:=IF(OR(EXACT(WEEKDAY([.$B235]);1);EXACT(WEEKDAY([.$B235]);7));&quot;----&quot;;&quot;&quot;)">
            <text:p/>
          </table:table-cell>
          <table:table-cell table:style-name="ce9" table:formula="of:=IF(OR(EXACT(WEEKDAY([.$B235]);1);EXACT(WEEKDAY([.$B235]);7));0;&quot;&quot;)">
            <text:p/>
          </table:table-cell>
          <table:table-cell table:style-name="ce13" table:formula="of:=IF(OR(EXACT(WEEKDAY([.$B235]);1);EXACT(WEEKDAY([.$B23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35]);1);EXACT(WEEKDAY([.$B23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35]);1);EXACT(WEEKDAY([.$B235]);7));&quot;----&quot;;&quot;&quot;)">
            <text:p/>
          </table:table-cell>
          <table:table-cell table:style-name="ce8" table:formula="of:=IFERROR(TIME([.I235]/60;[.I235] - COM.MICROSOFT.FLOOR.MATH([.I235]/60) * 60;0);&quot;&quot;)">
            <text:p/>
          </table:table-cell>
          <table:table-cell table:style-name="ce16" table:formula="of:=IFERROR(IF(EXACT([.C235];&quot;&quot;);&quot;&quot;;HOUR([.C235])*60+MINUTE([.C235])+HOUR([.E235])*60+MINUTE([.E235])+HOUR([.F235])*60+MINUTE([.F235])+[.D235]);&quot;&quot;)">
            <text:p/>
          </table:table-cell>
          <table:table-cell table:style-name="ce19" table:formula="of:=IFERROR(IF(EXACT([.D235];&quot;&quot;);&quot;&quot;;[.J234]+[.D235]);&quot;&quot;)">
            <text:p/>
          </table:table-cell>
          <table:table-cell table:style-name="ce22" table:formula="of:=NOT(OR(EXACT([.C235];&quot;&quot;);EXACT([.C235];&quot;----&quot;)))" office:value-type="boolean" office:boolean-value="false" calcext:value-type="boolean">
            <text:p>FALSE</text:p>
          </table:table-cell>
          <table:table-cell table:formula="of:=IF([.K235];HOUR([.C235])+(MINUTE([.C235])/60);&quot;&quot;)">
            <text:p/>
          </table:table-cell>
          <table:table-cell table:style-name="ce25" table:formula="of:=IF([.K235];TIME(ROUNDDOWN((SUM([.L229:.L235])/5); 0);((SUM([.L229:.L235])/5)-ROUNDDOWN((SUM([.L229:.L235])/5);0))*60;0);&quot;&quot;)">
            <text:p/>
          </table:table-cell>
          <table:table-cell/>
          <table:table-cell table:style-name="ce30" table:formula="of:=IF(EXACT([.J235];&quot;&quot;);&quot;&quot;;[.B235])">
            <text:p/>
          </table:table-cell>
          <table:table-cell table:style-name="ce33" table:formula="of:=IF(EXACT([.J235];&quot;&quot;);&quot;&quot;;(SUM([.L229:.L235])/5)-7)">
            <text:p/>
          </table:table-cell>
          <table:table-cell table:style-name="ce33" table:formula="of:=IF(EXACT([.J235];&quot;&quot;);&quot;&quot;;[.Q234])">
            <text:p/>
          </table:table-cell>
          <table:table-cell table:style-name="ce27" table:formula="of:=IF(EXACT([.J235];&quot;&quot;);&quot;&quot;;IF(EXACT([.L235];&quot;&quot;);[.P235];[.L235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36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235]+1" office:value-type="date" office:date-value="2025-08-23" calcext:value-type="date">
            <text:p>2025-08-23</text:p>
          </table:table-cell>
          <table:table-cell table:style-name="ce9" table:formula="of:=IF(OR(EXACT(WEEKDAY([.$B236]);1);EXACT(WEEKDAY([.$B236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36]);1);EXACT(WEEKDAY([.$B236]);7));0;&quot;&quot;)" office:value-type="float" office:value="0" calcext:value-type="float">
            <text:p>0</text:p>
          </table:table-cell>
          <table:table-cell table:style-name="ce13" table:formula="of:=IF(OR(EXACT(WEEKDAY([.$B236]);1);EXACT(WEEKDAY([.$B236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36]);1);EXACT(WEEKDAY([.$B236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36]);1);EXACT(WEEKDAY([.$B236]);7));&quot;----&quot;;&quot;&quot;)" office:value-type="string" office:string-value="----" calcext:value-type="string">
            <text:p>----</text:p>
          </table:table-cell>
          <table:table-cell table:style-name="ce8" table:formula="of:=IFERROR(TIME([.I236]/60;[.I236] - COM.MICROSOFT.FLOOR.MATH([.I236]/60) * 60;0);&quot;&quot;)">
            <text:p/>
          </table:table-cell>
          <table:table-cell table:style-name="ce16" table:formula="of:=IFERROR(IF(EXACT([.C236];&quot;&quot;);&quot;&quot;;HOUR([.C236])*60+MINUTE([.C236])+HOUR([.E236])*60+MINUTE([.E236])+HOUR([.F236])*60+MINUTE([.F236])+[.D236]);&quot;&quot;)">
            <text:p/>
          </table:table-cell>
          <table:table-cell table:style-name="ce19" table:formula="of:=IFERROR(IF(EXACT([.D236];&quot;&quot;);&quot;&quot;;[.J235]+[.D236]);&quot;&quot;)">
            <text:p/>
          </table:table-cell>
          <table:table-cell table:style-name="ce22" table:formula="of:=NOT(OR(EXACT([.C236];&quot;&quot;);EXACT([.C236];&quot;----&quot;)))" office:value-type="boolean" office:boolean-value="false" calcext:value-type="boolean">
            <text:p>FALSE</text:p>
          </table:table-cell>
          <table:table-cell table:formula="of:=IF([.K236];HOUR([.C236])+(MINUTE([.C236])/60);&quot;&quot;)">
            <text:p/>
          </table:table-cell>
          <table:table-cell table:style-name="ce25" table:formula="of:=IF([.K236];TIME(ROUNDDOWN((SUM([.L230:.L236])/5); 0);((SUM([.L230:.L236])/5)-ROUNDDOWN((SUM([.L230:.L236])/5);0))*60;0);&quot;&quot;)">
            <text:p/>
          </table:table-cell>
          <table:table-cell/>
          <table:table-cell table:style-name="ce30" table:formula="of:=IF(EXACT([.J236];&quot;&quot;);&quot;&quot;;[.B236])">
            <text:p/>
          </table:table-cell>
          <table:table-cell table:style-name="ce33" table:formula="of:=IF(EXACT([.J236];&quot;&quot;);&quot;&quot;;(SUM([.L230:.L236])/5)-7)">
            <text:p/>
          </table:table-cell>
          <table:table-cell table:style-name="ce33" table:formula="of:=IF(EXACT([.J236];&quot;&quot;);&quot;&quot;;[.Q235])">
            <text:p/>
          </table:table-cell>
          <table:table-cell table:style-name="ce27" table:formula="of:=IF(EXACT([.J236];&quot;&quot;);&quot;&quot;;IF(EXACT([.L236];&quot;&quot;);[.P236];[.L236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37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236]+1" office:value-type="date" office:date-value="2025-08-24" calcext:value-type="date">
            <text:p>2025-08-24</text:p>
          </table:table-cell>
          <table:table-cell table:style-name="ce9" table:formula="of:=IF(OR(EXACT(WEEKDAY([.$B237]);1);EXACT(WEEKDAY([.$B237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37]);1);EXACT(WEEKDAY([.$B237]);7));0;&quot;&quot;)" office:value-type="float" office:value="0" calcext:value-type="float">
            <text:p>0</text:p>
          </table:table-cell>
          <table:table-cell table:style-name="ce13" table:formula="of:=IF(OR(EXACT(WEEKDAY([.$B237]);1);EXACT(WEEKDAY([.$B237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37]);1);EXACT(WEEKDAY([.$B237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37]);1);EXACT(WEEKDAY([.$B237]);7));&quot;----&quot;;&quot;&quot;)" office:value-type="string" office:string-value="----" calcext:value-type="string">
            <text:p>----</text:p>
          </table:table-cell>
          <table:table-cell table:style-name="ce8" table:formula="of:=IFERROR(TIME([.I237]/60;[.I237] - COM.MICROSOFT.FLOOR.MATH([.I237]/60) * 60;0);&quot;&quot;)">
            <text:p/>
          </table:table-cell>
          <table:table-cell table:style-name="ce16" table:formula="of:=IFERROR(IF(EXACT([.C237];&quot;&quot;);&quot;&quot;;HOUR([.C237])*60+MINUTE([.C237])+HOUR([.E237])*60+MINUTE([.E237])+HOUR([.F237])*60+MINUTE([.F237])+[.D237]);&quot;&quot;)">
            <text:p/>
          </table:table-cell>
          <table:table-cell table:style-name="ce19" table:formula="of:=IFERROR(IF(EXACT([.D237];&quot;&quot;);&quot;&quot;;[.J236]+[.D237]);&quot;&quot;)">
            <text:p/>
          </table:table-cell>
          <table:table-cell table:style-name="ce22" table:formula="of:=NOT(OR(EXACT([.C237];&quot;&quot;);EXACT([.C237];&quot;----&quot;)))" office:value-type="boolean" office:boolean-value="false" calcext:value-type="boolean">
            <text:p>FALSE</text:p>
          </table:table-cell>
          <table:table-cell table:formula="of:=IF([.K237];HOUR([.C237])+(MINUTE([.C237])/60);&quot;&quot;)">
            <text:p/>
          </table:table-cell>
          <table:table-cell table:style-name="ce25" table:formula="of:=IF([.K237];TIME(ROUNDDOWN((SUM([.L231:.L237])/5); 0);((SUM([.L231:.L237])/5)-ROUNDDOWN((SUM([.L231:.L237])/5);0))*60;0);&quot;&quot;)">
            <text:p/>
          </table:table-cell>
          <table:table-cell/>
          <table:table-cell table:style-name="ce30" table:formula="of:=IF(EXACT([.J237];&quot;&quot;);&quot;&quot;;[.B237])">
            <text:p/>
          </table:table-cell>
          <table:table-cell table:style-name="ce33" table:formula="of:=IF(EXACT([.J237];&quot;&quot;);&quot;&quot;;(SUM([.L231:.L237])/5)-7)">
            <text:p/>
          </table:table-cell>
          <table:table-cell table:style-name="ce33" table:formula="of:=IF(EXACT([.J237];&quot;&quot;);&quot;&quot;;[.Q236])">
            <text:p/>
          </table:table-cell>
          <table:table-cell table:style-name="ce27" table:formula="of:=IF(EXACT([.J237];&quot;&quot;);&quot;&quot;;IF(EXACT([.L237];&quot;&quot;);[.P237];[.L237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38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237]+1" office:value-type="date" office:date-value="2025-08-25" calcext:value-type="date">
            <text:p>2025-08-25</text:p>
          </table:table-cell>
          <table:table-cell table:style-name="ce9" table:formula="of:=IF(OR(EXACT(WEEKDAY([.$B238]);1);EXACT(WEEKDAY([.$B238]);7));&quot;----&quot;;&quot;&quot;)">
            <text:p/>
          </table:table-cell>
          <table:table-cell table:style-name="ce9" table:formula="of:=IF(OR(EXACT(WEEKDAY([.$B238]);1);EXACT(WEEKDAY([.$B238]);7));0;&quot;&quot;)">
            <text:p/>
          </table:table-cell>
          <table:table-cell table:style-name="ce13" table:formula="of:=IF(OR(EXACT(WEEKDAY([.$B238]);1);EXACT(WEEKDAY([.$B23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38]);1);EXACT(WEEKDAY([.$B23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38]);1);EXACT(WEEKDAY([.$B238]);7));&quot;----&quot;;&quot;&quot;)">
            <text:p/>
          </table:table-cell>
          <table:table-cell table:style-name="ce8" table:formula="of:=IFERROR(TIME([.I238]/60;[.I238] - COM.MICROSOFT.FLOOR.MATH([.I238]/60) * 60;0);&quot;&quot;)">
            <text:p/>
          </table:table-cell>
          <table:table-cell table:style-name="ce16" table:formula="of:=IFERROR(IF(EXACT([.C238];&quot;&quot;);&quot;&quot;;HOUR([.C238])*60+MINUTE([.C238])+HOUR([.E238])*60+MINUTE([.E238])+HOUR([.F238])*60+MINUTE([.F238])+[.D238]);&quot;&quot;)">
            <text:p/>
          </table:table-cell>
          <table:table-cell table:style-name="ce19" table:formula="of:=IFERROR(IF(EXACT([.D238];&quot;&quot;);&quot;&quot;;[.J237]+[.D238]);&quot;&quot;)">
            <text:p/>
          </table:table-cell>
          <table:table-cell table:style-name="ce22" table:formula="of:=NOT(OR(EXACT([.C238];&quot;&quot;);EXACT([.C238];&quot;----&quot;)))" office:value-type="boolean" office:boolean-value="false" calcext:value-type="boolean">
            <text:p>FALSE</text:p>
          </table:table-cell>
          <table:table-cell table:formula="of:=IF([.K238];HOUR([.C238])+(MINUTE([.C238])/60);&quot;&quot;)">
            <text:p/>
          </table:table-cell>
          <table:table-cell table:style-name="ce25" table:formula="of:=IF([.K238];TIME(ROUNDDOWN((SUM([.L232:.L238])/5); 0);((SUM([.L232:.L238])/5)-ROUNDDOWN((SUM([.L232:.L238])/5);0))*60;0);&quot;&quot;)">
            <text:p/>
          </table:table-cell>
          <table:table-cell/>
          <table:table-cell table:style-name="ce30" table:formula="of:=IF(EXACT([.J238];&quot;&quot;);&quot;&quot;;[.B238])">
            <text:p/>
          </table:table-cell>
          <table:table-cell table:style-name="ce33" table:formula="of:=IF(EXACT([.J238];&quot;&quot;);&quot;&quot;;(SUM([.L232:.L238])/5)-7)">
            <text:p/>
          </table:table-cell>
          <table:table-cell table:style-name="ce33" table:formula="of:=IF(EXACT([.J238];&quot;&quot;);&quot;&quot;;[.Q237])">
            <text:p/>
          </table:table-cell>
          <table:table-cell table:style-name="ce27" table:formula="of:=IF(EXACT([.J238];&quot;&quot;);&quot;&quot;;IF(EXACT([.L238];&quot;&quot;);[.P238];[.L238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39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238]+1" office:value-type="date" office:date-value="2025-08-26" calcext:value-type="date">
            <text:p>2025-08-26</text:p>
          </table:table-cell>
          <table:table-cell table:style-name="ce9" table:formula="of:=IF(OR(EXACT(WEEKDAY([.$B239]);1);EXACT(WEEKDAY([.$B239]);7));&quot;----&quot;;&quot;&quot;)">
            <text:p/>
          </table:table-cell>
          <table:table-cell table:style-name="ce9" table:formula="of:=IF(OR(EXACT(WEEKDAY([.$B239]);1);EXACT(WEEKDAY([.$B239]);7));0;&quot;&quot;)">
            <text:p/>
          </table:table-cell>
          <table:table-cell table:style-name="ce13" table:formula="of:=IF(OR(EXACT(WEEKDAY([.$B239]);1);EXACT(WEEKDAY([.$B23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39]);1);EXACT(WEEKDAY([.$B23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39]);1);EXACT(WEEKDAY([.$B239]);7));&quot;----&quot;;&quot;&quot;)">
            <text:p/>
          </table:table-cell>
          <table:table-cell table:style-name="ce8" table:formula="of:=IFERROR(TIME([.I239]/60;[.I239] - COM.MICROSOFT.FLOOR.MATH([.I239]/60) * 60;0);&quot;&quot;)">
            <text:p/>
          </table:table-cell>
          <table:table-cell table:style-name="ce16" table:formula="of:=IFERROR(IF(EXACT([.C239];&quot;&quot;);&quot;&quot;;HOUR([.C239])*60+MINUTE([.C239])+HOUR([.E239])*60+MINUTE([.E239])+HOUR([.F239])*60+MINUTE([.F239])+[.D239]);&quot;&quot;)">
            <text:p/>
          </table:table-cell>
          <table:table-cell table:style-name="ce19" table:formula="of:=IFERROR(IF(EXACT([.D239];&quot;&quot;);&quot;&quot;;[.J238]+[.D239]);&quot;&quot;)">
            <text:p/>
          </table:table-cell>
          <table:table-cell table:style-name="ce22" table:formula="of:=NOT(OR(EXACT([.C239];&quot;&quot;);EXACT([.C239];&quot;----&quot;)))" office:value-type="boolean" office:boolean-value="false" calcext:value-type="boolean">
            <text:p>FALSE</text:p>
          </table:table-cell>
          <table:table-cell table:formula="of:=IF([.K239];HOUR([.C239])+(MINUTE([.C239])/60);&quot;&quot;)">
            <text:p/>
          </table:table-cell>
          <table:table-cell table:style-name="ce25" table:formula="of:=IF([.K239];TIME(ROUNDDOWN((SUM([.L233:.L239])/5); 0);((SUM([.L233:.L239])/5)-ROUNDDOWN((SUM([.L233:.L239])/5);0))*60;0);&quot;&quot;)">
            <text:p/>
          </table:table-cell>
          <table:table-cell/>
          <table:table-cell table:style-name="ce30" table:formula="of:=IF(EXACT([.J239];&quot;&quot;);&quot;&quot;;[.B239])">
            <text:p/>
          </table:table-cell>
          <table:table-cell table:style-name="ce33" table:formula="of:=IF(EXACT([.J239];&quot;&quot;);&quot;&quot;;(SUM([.L233:.L239])/5)-7)">
            <text:p/>
          </table:table-cell>
          <table:table-cell table:style-name="ce33" table:formula="of:=IF(EXACT([.J239];&quot;&quot;);&quot;&quot;;[.Q238])">
            <text:p/>
          </table:table-cell>
          <table:table-cell table:style-name="ce27" table:formula="of:=IF(EXACT([.J239];&quot;&quot;);&quot;&quot;;IF(EXACT([.L239];&quot;&quot;);[.P239];[.L239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40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239]+1" office:value-type="date" office:date-value="2025-08-27" calcext:value-type="date">
            <text:p>2025-08-27</text:p>
          </table:table-cell>
          <table:table-cell table:style-name="ce9" table:formula="of:=IF(OR(EXACT(WEEKDAY([.$B240]);1);EXACT(WEEKDAY([.$B240]);7));&quot;----&quot;;&quot;&quot;)">
            <text:p/>
          </table:table-cell>
          <table:table-cell table:style-name="ce11" table:formula="of:=IF(OR(EXACT(WEEKDAY([.$B240]);1);EXACT(WEEKDAY([.$B240]);7));0;&quot;&quot;)">
            <text:p/>
          </table:table-cell>
          <table:table-cell table:style-name="ce13" table:formula="of:=IF(OR(EXACT(WEEKDAY([.$B240]);1);EXACT(WEEKDAY([.$B24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40]);1);EXACT(WEEKDAY([.$B24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40]);1);EXACT(WEEKDAY([.$B240]);7));&quot;----&quot;;&quot;&quot;)">
            <text:p/>
          </table:table-cell>
          <table:table-cell table:style-name="ce8" table:formula="of:=IFERROR(TIME([.I240]/60;[.I240] - COM.MICROSOFT.FLOOR.MATH([.I240]/60) * 60;0);&quot;&quot;)">
            <text:p/>
          </table:table-cell>
          <table:table-cell table:style-name="ce16" table:formula="of:=IFERROR(IF(EXACT([.C240];&quot;&quot;);&quot;&quot;;HOUR([.C240])*60+MINUTE([.C240])+HOUR([.E240])*60+MINUTE([.E240])+HOUR([.F240])*60+MINUTE([.F240])+[.D240]);&quot;&quot;)">
            <text:p/>
          </table:table-cell>
          <table:table-cell table:style-name="ce19" table:formula="of:=IFERROR(IF(EXACT([.D240];&quot;&quot;);&quot;&quot;;[.J239]+[.D240]);&quot;&quot;)">
            <text:p/>
          </table:table-cell>
          <table:table-cell table:style-name="ce22" table:formula="of:=NOT(OR(EXACT([.C240];&quot;&quot;);EXACT([.C240];&quot;----&quot;)))" office:value-type="boolean" office:boolean-value="false" calcext:value-type="boolean">
            <text:p>FALSE</text:p>
          </table:table-cell>
          <table:table-cell table:formula="of:=IF([.K240];HOUR([.C240])+(MINUTE([.C240])/60);&quot;&quot;)">
            <text:p/>
          </table:table-cell>
          <table:table-cell table:style-name="ce25" table:formula="of:=IF([.K240];TIME(ROUNDDOWN((SUM([.L234:.L240])/5); 0);((SUM([.L234:.L240])/5)-ROUNDDOWN((SUM([.L234:.L240])/5);0))*60;0);&quot;&quot;)">
            <text:p/>
          </table:table-cell>
          <table:table-cell/>
          <table:table-cell table:style-name="ce30" table:formula="of:=IF(EXACT([.J240];&quot;&quot;);&quot;&quot;;[.B240])">
            <text:p/>
          </table:table-cell>
          <table:table-cell table:style-name="ce33" table:formula="of:=IF(EXACT([.J240];&quot;&quot;);&quot;&quot;;(SUM([.L234:.L240])/5)-7)">
            <text:p/>
          </table:table-cell>
          <table:table-cell table:style-name="ce33" table:formula="of:=IF(EXACT([.J240];&quot;&quot;);&quot;&quot;;[.Q239])">
            <text:p/>
          </table:table-cell>
          <table:table-cell table:style-name="ce27" table:formula="of:=IF(EXACT([.J240];&quot;&quot;);&quot;&quot;;IF(EXACT([.L240];&quot;&quot;);[.P240];[.L240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41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240]+1" office:value-type="date" office:date-value="2025-08-28" calcext:value-type="date">
            <text:p>2025-08-28</text:p>
          </table:table-cell>
          <table:table-cell table:style-name="ce9" table:formula="of:=IF(OR(EXACT(WEEKDAY([.$B241]);1);EXACT(WEEKDAY([.$B241]);7));&quot;----&quot;;&quot;&quot;)">
            <text:p/>
          </table:table-cell>
          <table:table-cell table:style-name="ce11" table:formula="of:=IF(OR(EXACT(WEEKDAY([.$B241]);1);EXACT(WEEKDAY([.$B241]);7));0;&quot;&quot;)">
            <text:p/>
          </table:table-cell>
          <table:table-cell table:style-name="ce13" table:formula="of:=IF(OR(EXACT(WEEKDAY([.$B241]);1);EXACT(WEEKDAY([.$B24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41]);1);EXACT(WEEKDAY([.$B24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41]);1);EXACT(WEEKDAY([.$B241]);7));&quot;----&quot;;&quot;&quot;)">
            <text:p/>
          </table:table-cell>
          <table:table-cell table:style-name="ce8" table:formula="of:=IFERROR(TIME([.I241]/60;[.I241] - COM.MICROSOFT.FLOOR.MATH([.I241]/60) * 60;0);&quot;&quot;)">
            <text:p/>
          </table:table-cell>
          <table:table-cell table:style-name="ce16" table:formula="of:=IFERROR(IF(EXACT([.C241];&quot;&quot;);&quot;&quot;;HOUR([.C241])*60+MINUTE([.C241])+HOUR([.E241])*60+MINUTE([.E241])+HOUR([.F241])*60+MINUTE([.F241])+[.D241]);&quot;&quot;)">
            <text:p/>
          </table:table-cell>
          <table:table-cell table:style-name="ce19" table:formula="of:=IFERROR(IF(EXACT([.D241];&quot;&quot;);&quot;&quot;;[.J240]+[.D241]);&quot;&quot;)">
            <text:p/>
          </table:table-cell>
          <table:table-cell table:style-name="ce22" table:formula="of:=NOT(OR(EXACT([.C241];&quot;&quot;);EXACT([.C241];&quot;----&quot;)))" office:value-type="boolean" office:boolean-value="false" calcext:value-type="boolean">
            <text:p>FALSE</text:p>
          </table:table-cell>
          <table:table-cell table:formula="of:=IF([.K241];HOUR([.C241])+(MINUTE([.C241])/60);&quot;&quot;)">
            <text:p/>
          </table:table-cell>
          <table:table-cell table:style-name="ce25" table:formula="of:=IF([.K241];TIME(ROUNDDOWN((SUM([.L235:.L241])/5); 0);((SUM([.L235:.L241])/5)-ROUNDDOWN((SUM([.L235:.L241])/5);0))*60;0);&quot;&quot;)">
            <text:p/>
          </table:table-cell>
          <table:table-cell/>
          <table:table-cell table:style-name="ce30" table:formula="of:=IF(EXACT([.J241];&quot;&quot;);&quot;&quot;;[.B241])">
            <text:p/>
          </table:table-cell>
          <table:table-cell table:style-name="ce33" table:formula="of:=IF(EXACT([.J241];&quot;&quot;);&quot;&quot;;(SUM([.L235:.L241])/5)-7)">
            <text:p/>
          </table:table-cell>
          <table:table-cell table:style-name="ce33" table:formula="of:=IF(EXACT([.J241];&quot;&quot;);&quot;&quot;;[.Q240])">
            <text:p/>
          </table:table-cell>
          <table:table-cell table:style-name="ce27" table:formula="of:=IF(EXACT([.J241];&quot;&quot;);&quot;&quot;;IF(EXACT([.L241];&quot;&quot;);[.P241];[.L241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42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241]+1" office:value-type="date" office:date-value="2025-08-29" calcext:value-type="date">
            <text:p>2025-08-29</text:p>
          </table:table-cell>
          <table:table-cell table:style-name="ce9" table:formula="of:=IF(OR(EXACT(WEEKDAY([.$B242]);1);EXACT(WEEKDAY([.$B242]);7));&quot;----&quot;;&quot;&quot;)">
            <text:p/>
          </table:table-cell>
          <table:table-cell table:style-name="ce9" table:formula="of:=IF(OR(EXACT(WEEKDAY([.$B242]);1);EXACT(WEEKDAY([.$B242]);7));0;&quot;&quot;)">
            <text:p/>
          </table:table-cell>
          <table:table-cell table:style-name="ce13" table:formula="of:=IF(OR(EXACT(WEEKDAY([.$B242]);1);EXACT(WEEKDAY([.$B24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42]);1);EXACT(WEEKDAY([.$B24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42]);1);EXACT(WEEKDAY([.$B242]);7));&quot;----&quot;;&quot;&quot;)">
            <text:p/>
          </table:table-cell>
          <table:table-cell table:style-name="ce8" table:formula="of:=IFERROR(TIME([.I242]/60;[.I242] - COM.MICROSOFT.FLOOR.MATH([.I242]/60) * 60;0);&quot;&quot;)">
            <text:p/>
          </table:table-cell>
          <table:table-cell table:style-name="ce16" table:formula="of:=IFERROR(IF(EXACT([.C242];&quot;&quot;);&quot;&quot;;HOUR([.C242])*60+MINUTE([.C242])+HOUR([.E242])*60+MINUTE([.E242])+HOUR([.F242])*60+MINUTE([.F242])+[.D242]);&quot;&quot;)">
            <text:p/>
          </table:table-cell>
          <table:table-cell table:style-name="ce19" table:formula="of:=IFERROR(IF(EXACT([.D242];&quot;&quot;);&quot;&quot;;[.J241]+[.D242]);&quot;&quot;)">
            <text:p/>
          </table:table-cell>
          <table:table-cell table:style-name="ce22" table:formula="of:=NOT(OR(EXACT([.C242];&quot;&quot;);EXACT([.C242];&quot;----&quot;)))" office:value-type="boolean" office:boolean-value="false" calcext:value-type="boolean">
            <text:p>FALSE</text:p>
          </table:table-cell>
          <table:table-cell table:formula="of:=IF([.K242];HOUR([.C242])+(MINUTE([.C242])/60);&quot;&quot;)">
            <text:p/>
          </table:table-cell>
          <table:table-cell table:style-name="ce25" table:formula="of:=IF([.K242];TIME(ROUNDDOWN((SUM([.L236:.L242])/5); 0);((SUM([.L236:.L242])/5)-ROUNDDOWN((SUM([.L236:.L242])/5);0))*60;0);&quot;&quot;)">
            <text:p/>
          </table:table-cell>
          <table:table-cell/>
          <table:table-cell table:style-name="ce30" table:formula="of:=IF(EXACT([.J242];&quot;&quot;);&quot;&quot;;[.B242])">
            <text:p/>
          </table:table-cell>
          <table:table-cell table:style-name="ce33" table:formula="of:=IF(EXACT([.J242];&quot;&quot;);&quot;&quot;;(SUM([.L236:.L242])/5)-7)">
            <text:p/>
          </table:table-cell>
          <table:table-cell table:style-name="ce33" table:formula="of:=IF(EXACT([.J242];&quot;&quot;);&quot;&quot;;[.Q241])">
            <text:p/>
          </table:table-cell>
          <table:table-cell table:style-name="ce27" table:formula="of:=IF(EXACT([.J242];&quot;&quot;);&quot;&quot;;IF(EXACT([.L242];&quot;&quot;);[.P242];[.L242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43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242]+1" office:value-type="date" office:date-value="2025-08-30" calcext:value-type="date">
            <text:p>2025-08-30</text:p>
          </table:table-cell>
          <table:table-cell table:style-name="ce9" table:formula="of:=IF(OR(EXACT(WEEKDAY([.$B243]);1);EXACT(WEEKDAY([.$B243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43]);1);EXACT(WEEKDAY([.$B243]);7));0;&quot;&quot;)" office:value-type="float" office:value="0" calcext:value-type="float">
            <text:p>0</text:p>
          </table:table-cell>
          <table:table-cell table:style-name="ce13" table:formula="of:=IF(OR(EXACT(WEEKDAY([.$B243]);1);EXACT(WEEKDAY([.$B243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43]);1);EXACT(WEEKDAY([.$B243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43]);1);EXACT(WEEKDAY([.$B243]);7));&quot;----&quot;;&quot;&quot;)" office:value-type="string" office:string-value="----" calcext:value-type="string">
            <text:p>----</text:p>
          </table:table-cell>
          <table:table-cell table:style-name="ce8" table:formula="of:=IFERROR(TIME([.I243]/60;[.I243] - COM.MICROSOFT.FLOOR.MATH([.I243]/60) * 60;0);&quot;&quot;)">
            <text:p/>
          </table:table-cell>
          <table:table-cell table:style-name="ce16" table:formula="of:=IFERROR(IF(EXACT([.C243];&quot;&quot;);&quot;&quot;;HOUR([.C243])*60+MINUTE([.C243])+HOUR([.E243])*60+MINUTE([.E243])+HOUR([.F243])*60+MINUTE([.F243])+[.D243]);&quot;&quot;)">
            <text:p/>
          </table:table-cell>
          <table:table-cell table:style-name="ce19" table:formula="of:=IFERROR(IF(EXACT([.D243];&quot;&quot;);&quot;&quot;;[.J242]+[.D243]);&quot;&quot;)">
            <text:p/>
          </table:table-cell>
          <table:table-cell table:style-name="ce22" table:formula="of:=NOT(OR(EXACT([.C243];&quot;&quot;);EXACT([.C243];&quot;----&quot;)))" office:value-type="boolean" office:boolean-value="false" calcext:value-type="boolean">
            <text:p>FALSE</text:p>
          </table:table-cell>
          <table:table-cell table:formula="of:=IF([.K243];HOUR([.C243])+(MINUTE([.C243])/60);&quot;&quot;)">
            <text:p/>
          </table:table-cell>
          <table:table-cell table:style-name="ce25" table:formula="of:=IF([.K243];TIME(ROUNDDOWN((SUM([.L237:.L243])/5); 0);((SUM([.L237:.L243])/5)-ROUNDDOWN((SUM([.L237:.L243])/5);0))*60;0);&quot;&quot;)">
            <text:p/>
          </table:table-cell>
          <table:table-cell/>
          <table:table-cell table:style-name="ce30" table:formula="of:=IF(EXACT([.J243];&quot;&quot;);&quot;&quot;;[.B243])">
            <text:p/>
          </table:table-cell>
          <table:table-cell table:style-name="ce33" table:formula="of:=IF(EXACT([.J243];&quot;&quot;);&quot;&quot;;(SUM([.L237:.L243])/5)-7)">
            <text:p/>
          </table:table-cell>
          <table:table-cell table:style-name="ce33" table:formula="of:=IF(EXACT([.J243];&quot;&quot;);&quot;&quot;;[.Q242])">
            <text:p/>
          </table:table-cell>
          <table:table-cell table:style-name="ce27" table:formula="of:=IF(EXACT([.J243];&quot;&quot;);&quot;&quot;;IF(EXACT([.L243];&quot;&quot;);[.P243];[.L243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44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243]+1" office:value-type="date" office:date-value="2025-08-31" calcext:value-type="date">
            <text:p>2025-08-31</text:p>
          </table:table-cell>
          <table:table-cell table:style-name="ce9" table:formula="of:=IF(OR(EXACT(WEEKDAY([.$B244]);1);EXACT(WEEKDAY([.$B244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44]);1);EXACT(WEEKDAY([.$B244]);7));0;&quot;&quot;)" office:value-type="float" office:value="0" calcext:value-type="float">
            <text:p>0</text:p>
          </table:table-cell>
          <table:table-cell table:style-name="ce13" table:formula="of:=IF(OR(EXACT(WEEKDAY([.$B244]);1);EXACT(WEEKDAY([.$B244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44]);1);EXACT(WEEKDAY([.$B244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44]);1);EXACT(WEEKDAY([.$B244]);7));&quot;----&quot;;&quot;&quot;)" office:value-type="string" office:string-value="----" calcext:value-type="string">
            <text:p>----</text:p>
          </table:table-cell>
          <table:table-cell table:style-name="ce8" table:formula="of:=IFERROR(TIME([.I244]/60;[.I244] - COM.MICROSOFT.FLOOR.MATH([.I244]/60) * 60;0);&quot;&quot;)">
            <text:p/>
          </table:table-cell>
          <table:table-cell table:style-name="ce16" table:formula="of:=IFERROR(IF(EXACT([.C244];&quot;&quot;);&quot;&quot;;HOUR([.C244])*60+MINUTE([.C244])+HOUR([.E244])*60+MINUTE([.E244])+HOUR([.F244])*60+MINUTE([.F244])+[.D244]);&quot;&quot;)">
            <text:p/>
          </table:table-cell>
          <table:table-cell table:style-name="ce19" table:formula="of:=IFERROR(IF(EXACT([.D244];&quot;&quot;);&quot;&quot;;[.J243]+[.D244]);&quot;&quot;)">
            <text:p/>
          </table:table-cell>
          <table:table-cell table:style-name="ce22" table:formula="of:=NOT(OR(EXACT([.C244];&quot;&quot;);EXACT([.C244];&quot;----&quot;)))" office:value-type="boolean" office:boolean-value="false" calcext:value-type="boolean">
            <text:p>FALSE</text:p>
          </table:table-cell>
          <table:table-cell table:formula="of:=IF([.K244];HOUR([.C244])+(MINUTE([.C244])/60);&quot;&quot;)">
            <text:p/>
          </table:table-cell>
          <table:table-cell table:style-name="ce25" table:formula="of:=IF([.K244];TIME(ROUNDDOWN((SUM([.L238:.L244])/5); 0);((SUM([.L238:.L244])/5)-ROUNDDOWN((SUM([.L238:.L244])/5);0))*60;0);&quot;&quot;)">
            <text:p/>
          </table:table-cell>
          <table:table-cell/>
          <table:table-cell table:style-name="ce30" table:formula="of:=IF(EXACT([.J244];&quot;&quot;);&quot;&quot;;[.B244])">
            <text:p/>
          </table:table-cell>
          <table:table-cell table:style-name="ce33" table:formula="of:=IF(EXACT([.J244];&quot;&quot;);&quot;&quot;;(SUM([.L238:.L244])/5)-7)">
            <text:p/>
          </table:table-cell>
          <table:table-cell table:style-name="ce33" table:formula="of:=IF(EXACT([.J244];&quot;&quot;);&quot;&quot;;[.Q243])">
            <text:p/>
          </table:table-cell>
          <table:table-cell table:style-name="ce27" table:formula="of:=IF(EXACT([.J244];&quot;&quot;);&quot;&quot;;IF(EXACT([.L244];&quot;&quot;);[.P244];[.L244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45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244]+1" office:value-type="date" office:date-value="2025-09-01" calcext:value-type="date">
            <text:p>2025-09-01</text:p>
          </table:table-cell>
          <table:table-cell table:style-name="ce9" table:formula="of:=IF(OR(EXACT(WEEKDAY([.$B245]);1);EXACT(WEEKDAY([.$B245]);7));&quot;----&quot;;&quot;&quot;)">
            <text:p/>
          </table:table-cell>
          <table:table-cell table:style-name="ce9" table:formula="of:=IF(OR(EXACT(WEEKDAY([.$B245]);1);EXACT(WEEKDAY([.$B245]);7));0;&quot;&quot;)">
            <text:p/>
          </table:table-cell>
          <table:table-cell table:style-name="ce13" table:formula="of:=IF(OR(EXACT(WEEKDAY([.$B245]);1);EXACT(WEEKDAY([.$B24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45]);1);EXACT(WEEKDAY([.$B24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45]);1);EXACT(WEEKDAY([.$B245]);7));&quot;----&quot;;&quot;&quot;)">
            <text:p/>
          </table:table-cell>
          <table:table-cell table:style-name="ce8" table:formula="of:=IFERROR(TIME([.I245]/60;[.I245] - COM.MICROSOFT.FLOOR.MATH([.I245]/60) * 60;0);&quot;&quot;)">
            <text:p/>
          </table:table-cell>
          <table:table-cell table:style-name="ce16" table:formula="of:=IFERROR(IF(EXACT([.C245];&quot;&quot;);&quot;&quot;;HOUR([.C245])*60+MINUTE([.C245])+HOUR([.E245])*60+MINUTE([.E245])+HOUR([.F245])*60+MINUTE([.F245])+[.D245]);&quot;&quot;)">
            <text:p/>
          </table:table-cell>
          <table:table-cell table:style-name="ce19" table:formula="of:=IFERROR(IF(EXACT([.D245];&quot;&quot;);&quot;&quot;;[.J244]+[.D245]);&quot;&quot;)">
            <text:p/>
          </table:table-cell>
          <table:table-cell table:style-name="ce22" table:formula="of:=NOT(OR(EXACT([.C245];&quot;&quot;);EXACT([.C245];&quot;----&quot;)))" office:value-type="boolean" office:boolean-value="false" calcext:value-type="boolean">
            <text:p>FALSE</text:p>
          </table:table-cell>
          <table:table-cell table:formula="of:=IF([.K245];HOUR([.C245])+(MINUTE([.C245])/60);&quot;&quot;)">
            <text:p/>
          </table:table-cell>
          <table:table-cell table:style-name="ce25" table:formula="of:=IF([.K245];TIME(ROUNDDOWN((SUM([.L239:.L245])/5); 0);((SUM([.L239:.L245])/5)-ROUNDDOWN((SUM([.L239:.L245])/5);0))*60;0);&quot;&quot;)">
            <text:p/>
          </table:table-cell>
          <table:table-cell/>
          <table:table-cell table:style-name="ce30" table:formula="of:=IF(EXACT([.J245];&quot;&quot;);&quot;&quot;;[.B245])">
            <text:p/>
          </table:table-cell>
          <table:table-cell table:style-name="ce33" table:formula="of:=IF(EXACT([.J245];&quot;&quot;);&quot;&quot;;(SUM([.L239:.L245])/5)-7)">
            <text:p/>
          </table:table-cell>
          <table:table-cell table:style-name="ce33" table:formula="of:=IF(EXACT([.J245];&quot;&quot;);&quot;&quot;;[.Q244])">
            <text:p/>
          </table:table-cell>
          <table:table-cell table:style-name="ce27" table:formula="of:=IF(EXACT([.J245];&quot;&quot;);&quot;&quot;;IF(EXACT([.L245];&quot;&quot;);[.P245];[.L245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46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245]+1" office:value-type="date" office:date-value="2025-09-02" calcext:value-type="date">
            <text:p>2025-09-02</text:p>
          </table:table-cell>
          <table:table-cell table:style-name="ce9" table:formula="of:=IF(OR(EXACT(WEEKDAY([.$B246]);1);EXACT(WEEKDAY([.$B246]);7));&quot;----&quot;;&quot;&quot;)">
            <text:p/>
          </table:table-cell>
          <table:table-cell table:style-name="ce9" table:formula="of:=IF(OR(EXACT(WEEKDAY([.$B246]);1);EXACT(WEEKDAY([.$B246]);7));0;&quot;&quot;)">
            <text:p/>
          </table:table-cell>
          <table:table-cell table:style-name="ce13" table:formula="of:=IF(OR(EXACT(WEEKDAY([.$B246]);1);EXACT(WEEKDAY([.$B24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46]);1);EXACT(WEEKDAY([.$B24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46]);1);EXACT(WEEKDAY([.$B246]);7));&quot;----&quot;;&quot;&quot;)">
            <text:p/>
          </table:table-cell>
          <table:table-cell table:style-name="ce8" table:formula="of:=IFERROR(TIME([.I246]/60;[.I246] - COM.MICROSOFT.FLOOR.MATH([.I246]/60) * 60;0);&quot;&quot;)">
            <text:p/>
          </table:table-cell>
          <table:table-cell table:style-name="ce16" table:formula="of:=IFERROR(IF(EXACT([.C246];&quot;&quot;);&quot;&quot;;HOUR([.C246])*60+MINUTE([.C246])+HOUR([.E246])*60+MINUTE([.E246])+HOUR([.F246])*60+MINUTE([.F246])+[.D246]);&quot;&quot;)">
            <text:p/>
          </table:table-cell>
          <table:table-cell table:style-name="ce19" table:formula="of:=IFERROR(IF(EXACT([.D246];&quot;&quot;);&quot;&quot;;[.J245]+[.D246]);&quot;&quot;)">
            <text:p/>
          </table:table-cell>
          <table:table-cell table:style-name="ce22" table:formula="of:=NOT(OR(EXACT([.C246];&quot;&quot;);EXACT([.C246];&quot;----&quot;)))" office:value-type="boolean" office:boolean-value="false" calcext:value-type="boolean">
            <text:p>FALSE</text:p>
          </table:table-cell>
          <table:table-cell table:formula="of:=IF([.K246];HOUR([.C246])+(MINUTE([.C246])/60);&quot;&quot;)">
            <text:p/>
          </table:table-cell>
          <table:table-cell table:style-name="ce25" table:formula="of:=IF([.K246];TIME(ROUNDDOWN((SUM([.L240:.L246])/5); 0);((SUM([.L240:.L246])/5)-ROUNDDOWN((SUM([.L240:.L246])/5);0))*60;0);&quot;&quot;)">
            <text:p/>
          </table:table-cell>
          <table:table-cell/>
          <table:table-cell table:style-name="ce30" table:formula="of:=IF(EXACT([.J246];&quot;&quot;);&quot;&quot;;[.B246])">
            <text:p/>
          </table:table-cell>
          <table:table-cell table:style-name="ce33" table:formula="of:=IF(EXACT([.J246];&quot;&quot;);&quot;&quot;;(SUM([.L240:.L246])/5)-7)">
            <text:p/>
          </table:table-cell>
          <table:table-cell table:style-name="ce33" table:formula="of:=IF(EXACT([.J246];&quot;&quot;);&quot;&quot;;[.Q245])">
            <text:p/>
          </table:table-cell>
          <table:table-cell table:style-name="ce27" table:formula="of:=IF(EXACT([.J246];&quot;&quot;);&quot;&quot;;IF(EXACT([.L246];&quot;&quot;);[.P246];[.L246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47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246]+1" office:value-type="date" office:date-value="2025-09-03" calcext:value-type="date">
            <text:p>2025-09-03</text:p>
          </table:table-cell>
          <table:table-cell table:style-name="ce9" table:formula="of:=IF(OR(EXACT(WEEKDAY([.$B247]);1);EXACT(WEEKDAY([.$B247]);7));&quot;----&quot;;&quot;&quot;)">
            <text:p/>
          </table:table-cell>
          <table:table-cell table:style-name="ce11" table:formula="of:=IF(OR(EXACT(WEEKDAY([.$B247]);1);EXACT(WEEKDAY([.$B247]);7));0;&quot;&quot;)">
            <text:p/>
          </table:table-cell>
          <table:table-cell table:style-name="ce13" table:formula="of:=IF(OR(EXACT(WEEKDAY([.$B247]);1);EXACT(WEEKDAY([.$B24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47]);1);EXACT(WEEKDAY([.$B24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47]);1);EXACT(WEEKDAY([.$B247]);7));&quot;----&quot;;&quot;&quot;)">
            <text:p/>
          </table:table-cell>
          <table:table-cell table:style-name="ce8" table:formula="of:=IFERROR(TIME([.I247]/60;[.I247] - COM.MICROSOFT.FLOOR.MATH([.I247]/60) * 60;0);&quot;&quot;)">
            <text:p/>
          </table:table-cell>
          <table:table-cell table:style-name="ce16" table:formula="of:=IFERROR(IF(EXACT([.C247];&quot;&quot;);&quot;&quot;;HOUR([.C247])*60+MINUTE([.C247])+HOUR([.E247])*60+MINUTE([.E247])+HOUR([.F247])*60+MINUTE([.F247])+[.D247]);&quot;&quot;)">
            <text:p/>
          </table:table-cell>
          <table:table-cell table:style-name="ce19" table:formula="of:=IFERROR(IF(EXACT([.D247];&quot;&quot;);&quot;&quot;;[.J246]+[.D247]);&quot;&quot;)">
            <text:p/>
          </table:table-cell>
          <table:table-cell table:style-name="ce22" table:formula="of:=NOT(OR(EXACT([.C247];&quot;&quot;);EXACT([.C247];&quot;----&quot;)))" office:value-type="boolean" office:boolean-value="false" calcext:value-type="boolean">
            <text:p>FALSE</text:p>
          </table:table-cell>
          <table:table-cell table:formula="of:=IF([.K247];HOUR([.C247])+(MINUTE([.C247])/60);&quot;&quot;)">
            <text:p/>
          </table:table-cell>
          <table:table-cell table:style-name="ce25" table:formula="of:=IF([.K247];TIME(ROUNDDOWN((SUM([.L241:.L247])/5); 0);((SUM([.L241:.L247])/5)-ROUNDDOWN((SUM([.L241:.L247])/5);0))*60;0);&quot;&quot;)">
            <text:p/>
          </table:table-cell>
          <table:table-cell/>
          <table:table-cell table:style-name="ce30" table:formula="of:=IF(EXACT([.J247];&quot;&quot;);&quot;&quot;;[.B247])">
            <text:p/>
          </table:table-cell>
          <table:table-cell table:style-name="ce33" table:formula="of:=IF(EXACT([.J247];&quot;&quot;);&quot;&quot;;(SUM([.L241:.L247])/5)-7)">
            <text:p/>
          </table:table-cell>
          <table:table-cell table:style-name="ce33" table:formula="of:=IF(EXACT([.J247];&quot;&quot;);&quot;&quot;;[.Q246])">
            <text:p/>
          </table:table-cell>
          <table:table-cell table:style-name="ce27" table:formula="of:=IF(EXACT([.J247];&quot;&quot;);&quot;&quot;;IF(EXACT([.L247];&quot;&quot;);[.P247];[.L247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48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247]+1" office:value-type="date" office:date-value="2025-09-04" calcext:value-type="date">
            <text:p>2025-09-04</text:p>
          </table:table-cell>
          <table:table-cell table:style-name="ce9" table:formula="of:=IF(OR(EXACT(WEEKDAY([.$B248]);1);EXACT(WEEKDAY([.$B248]);7));&quot;----&quot;;&quot;&quot;)">
            <text:p/>
          </table:table-cell>
          <table:table-cell table:style-name="ce11" table:formula="of:=IF(OR(EXACT(WEEKDAY([.$B248]);1);EXACT(WEEKDAY([.$B248]);7));0;&quot;&quot;)">
            <text:p/>
          </table:table-cell>
          <table:table-cell table:style-name="ce13" table:formula="of:=IF(OR(EXACT(WEEKDAY([.$B248]);1);EXACT(WEEKDAY([.$B24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48]);1);EXACT(WEEKDAY([.$B24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48]);1);EXACT(WEEKDAY([.$B248]);7));&quot;----&quot;;&quot;&quot;)">
            <text:p/>
          </table:table-cell>
          <table:table-cell table:style-name="ce8" table:formula="of:=IFERROR(TIME([.I248]/60;[.I248] - COM.MICROSOFT.FLOOR.MATH([.I248]/60) * 60;0);&quot;&quot;)">
            <text:p/>
          </table:table-cell>
          <table:table-cell table:style-name="ce16" table:formula="of:=IFERROR(IF(EXACT([.C248];&quot;&quot;);&quot;&quot;;HOUR([.C248])*60+MINUTE([.C248])+HOUR([.E248])*60+MINUTE([.E248])+HOUR([.F248])*60+MINUTE([.F248])+[.D248]);&quot;&quot;)">
            <text:p/>
          </table:table-cell>
          <table:table-cell table:style-name="ce19" table:formula="of:=IFERROR(IF(EXACT([.D248];&quot;&quot;);&quot;&quot;;[.J247]+[.D248]);&quot;&quot;)">
            <text:p/>
          </table:table-cell>
          <table:table-cell table:style-name="ce22" table:formula="of:=NOT(OR(EXACT([.C248];&quot;&quot;);EXACT([.C248];&quot;----&quot;)))" office:value-type="boolean" office:boolean-value="false" calcext:value-type="boolean">
            <text:p>FALSE</text:p>
          </table:table-cell>
          <table:table-cell table:formula="of:=IF([.K248];HOUR([.C248])+(MINUTE([.C248])/60);&quot;&quot;)">
            <text:p/>
          </table:table-cell>
          <table:table-cell table:style-name="ce25" table:formula="of:=IF([.K248];TIME(ROUNDDOWN((SUM([.L242:.L248])/5); 0);((SUM([.L242:.L248])/5)-ROUNDDOWN((SUM([.L242:.L248])/5);0))*60;0);&quot;&quot;)">
            <text:p/>
          </table:table-cell>
          <table:table-cell/>
          <table:table-cell table:style-name="ce30" table:formula="of:=IF(EXACT([.J248];&quot;&quot;);&quot;&quot;;[.B248])">
            <text:p/>
          </table:table-cell>
          <table:table-cell table:style-name="ce33" table:formula="of:=IF(EXACT([.J248];&quot;&quot;);&quot;&quot;;(SUM([.L242:.L248])/5)-7)">
            <text:p/>
          </table:table-cell>
          <table:table-cell table:style-name="ce33" table:formula="of:=IF(EXACT([.J248];&quot;&quot;);&quot;&quot;;[.Q247])">
            <text:p/>
          </table:table-cell>
          <table:table-cell table:style-name="ce27" table:formula="of:=IF(EXACT([.J248];&quot;&quot;);&quot;&quot;;IF(EXACT([.L248];&quot;&quot;);[.P248];[.L248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49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248]+1" office:value-type="date" office:date-value="2025-09-05" calcext:value-type="date">
            <text:p>2025-09-05</text:p>
          </table:table-cell>
          <table:table-cell table:style-name="ce9" table:formula="of:=IF(OR(EXACT(WEEKDAY([.$B249]);1);EXACT(WEEKDAY([.$B249]);7));&quot;----&quot;;&quot;&quot;)">
            <text:p/>
          </table:table-cell>
          <table:table-cell table:style-name="ce9" table:formula="of:=IF(OR(EXACT(WEEKDAY([.$B249]);1);EXACT(WEEKDAY([.$B249]);7));0;&quot;&quot;)">
            <text:p/>
          </table:table-cell>
          <table:table-cell table:style-name="ce13" table:formula="of:=IF(OR(EXACT(WEEKDAY([.$B249]);1);EXACT(WEEKDAY([.$B24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49]);1);EXACT(WEEKDAY([.$B24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49]);1);EXACT(WEEKDAY([.$B249]);7));&quot;----&quot;;&quot;&quot;)">
            <text:p/>
          </table:table-cell>
          <table:table-cell table:style-name="ce8" table:formula="of:=IFERROR(TIME([.I249]/60;[.I249] - COM.MICROSOFT.FLOOR.MATH([.I249]/60) * 60;0);&quot;&quot;)">
            <text:p/>
          </table:table-cell>
          <table:table-cell table:style-name="ce16" table:formula="of:=IFERROR(IF(EXACT([.C249];&quot;&quot;);&quot;&quot;;HOUR([.C249])*60+MINUTE([.C249])+HOUR([.E249])*60+MINUTE([.E249])+HOUR([.F249])*60+MINUTE([.F249])+[.D249]);&quot;&quot;)">
            <text:p/>
          </table:table-cell>
          <table:table-cell table:style-name="ce19" table:formula="of:=IFERROR(IF(EXACT([.D249];&quot;&quot;);&quot;&quot;;[.J248]+[.D249]);&quot;&quot;)">
            <text:p/>
          </table:table-cell>
          <table:table-cell table:style-name="ce22" table:formula="of:=NOT(OR(EXACT([.C249];&quot;&quot;);EXACT([.C249];&quot;----&quot;)))" office:value-type="boolean" office:boolean-value="false" calcext:value-type="boolean">
            <text:p>FALSE</text:p>
          </table:table-cell>
          <table:table-cell table:formula="of:=IF([.K249];HOUR([.C249])+(MINUTE([.C249])/60);&quot;&quot;)">
            <text:p/>
          </table:table-cell>
          <table:table-cell table:style-name="ce25" table:formula="of:=IF([.K249];TIME(ROUNDDOWN((SUM([.L243:.L249])/5); 0);((SUM([.L243:.L249])/5)-ROUNDDOWN((SUM([.L243:.L249])/5);0))*60;0);&quot;&quot;)">
            <text:p/>
          </table:table-cell>
          <table:table-cell/>
          <table:table-cell table:style-name="ce30" table:formula="of:=IF(EXACT([.J249];&quot;&quot;);&quot;&quot;;[.B249])">
            <text:p/>
          </table:table-cell>
          <table:table-cell table:style-name="ce33" table:formula="of:=IF(EXACT([.J249];&quot;&quot;);&quot;&quot;;(SUM([.L243:.L249])/5)-7)">
            <text:p/>
          </table:table-cell>
          <table:table-cell table:style-name="ce33" table:formula="of:=IF(EXACT([.J249];&quot;&quot;);&quot;&quot;;[.Q248])">
            <text:p/>
          </table:table-cell>
          <table:table-cell table:style-name="ce27" table:formula="of:=IF(EXACT([.J249];&quot;&quot;);&quot;&quot;;IF(EXACT([.L249];&quot;&quot;);[.P249];[.L249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50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249]+1" office:value-type="date" office:date-value="2025-09-06" calcext:value-type="date">
            <text:p>2025-09-06</text:p>
          </table:table-cell>
          <table:table-cell table:style-name="ce9" table:formula="of:=IF(OR(EXACT(WEEKDAY([.$B250]);1);EXACT(WEEKDAY([.$B250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50]);1);EXACT(WEEKDAY([.$B250]);7));0;&quot;&quot;)" office:value-type="float" office:value="0" calcext:value-type="float">
            <text:p>0</text:p>
          </table:table-cell>
          <table:table-cell table:style-name="ce13" table:formula="of:=IF(OR(EXACT(WEEKDAY([.$B250]);1);EXACT(WEEKDAY([.$B250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50]);1);EXACT(WEEKDAY([.$B250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50]);1);EXACT(WEEKDAY([.$B250]);7));&quot;----&quot;;&quot;&quot;)" office:value-type="string" office:string-value="----" calcext:value-type="string">
            <text:p>----</text:p>
          </table:table-cell>
          <table:table-cell table:style-name="ce8" table:formula="of:=IFERROR(TIME([.I250]/60;[.I250] - COM.MICROSOFT.FLOOR.MATH([.I250]/60) * 60;0);&quot;&quot;)">
            <text:p/>
          </table:table-cell>
          <table:table-cell table:style-name="ce16" table:formula="of:=IFERROR(IF(EXACT([.C250];&quot;&quot;);&quot;&quot;;HOUR([.C250])*60+MINUTE([.C250])+HOUR([.E250])*60+MINUTE([.E250])+HOUR([.F250])*60+MINUTE([.F250])+[.D250]);&quot;&quot;)">
            <text:p/>
          </table:table-cell>
          <table:table-cell table:style-name="ce19" table:formula="of:=IFERROR(IF(EXACT([.D250];&quot;&quot;);&quot;&quot;;[.J249]+[.D250]);&quot;&quot;)">
            <text:p/>
          </table:table-cell>
          <table:table-cell table:style-name="ce22" table:formula="of:=NOT(OR(EXACT([.C250];&quot;&quot;);EXACT([.C250];&quot;----&quot;)))" office:value-type="boolean" office:boolean-value="false" calcext:value-type="boolean">
            <text:p>FALSE</text:p>
          </table:table-cell>
          <table:table-cell table:formula="of:=IF([.K250];HOUR([.C250])+(MINUTE([.C250])/60);&quot;&quot;)">
            <text:p/>
          </table:table-cell>
          <table:table-cell table:style-name="ce25" table:formula="of:=IF([.K250];TIME(ROUNDDOWN((SUM([.L244:.L250])/5); 0);((SUM([.L244:.L250])/5)-ROUNDDOWN((SUM([.L244:.L250])/5);0))*60;0);&quot;&quot;)">
            <text:p/>
          </table:table-cell>
          <table:table-cell/>
          <table:table-cell table:style-name="ce30" table:formula="of:=IF(EXACT([.J250];&quot;&quot;);&quot;&quot;;[.B250])">
            <text:p/>
          </table:table-cell>
          <table:table-cell table:style-name="ce33" table:formula="of:=IF(EXACT([.J250];&quot;&quot;);&quot;&quot;;(SUM([.L244:.L250])/5)-7)">
            <text:p/>
          </table:table-cell>
          <table:table-cell table:style-name="ce33" table:formula="of:=IF(EXACT([.J250];&quot;&quot;);&quot;&quot;;[.Q249])">
            <text:p/>
          </table:table-cell>
          <table:table-cell table:style-name="ce27" table:formula="of:=IF(EXACT([.J250];&quot;&quot;);&quot;&quot;;IF(EXACT([.L250];&quot;&quot;);[.P250];[.L250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51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250]+1" office:value-type="date" office:date-value="2025-09-07" calcext:value-type="date">
            <text:p>2025-09-07</text:p>
          </table:table-cell>
          <table:table-cell table:style-name="ce9" table:formula="of:=IF(OR(EXACT(WEEKDAY([.$B251]);1);EXACT(WEEKDAY([.$B251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51]);1);EXACT(WEEKDAY([.$B251]);7));0;&quot;&quot;)" office:value-type="float" office:value="0" calcext:value-type="float">
            <text:p>0</text:p>
          </table:table-cell>
          <table:table-cell table:style-name="ce13" table:formula="of:=IF(OR(EXACT(WEEKDAY([.$B251]);1);EXACT(WEEKDAY([.$B251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51]);1);EXACT(WEEKDAY([.$B251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51]);1);EXACT(WEEKDAY([.$B251]);7));&quot;----&quot;;&quot;&quot;)" office:value-type="string" office:string-value="----" calcext:value-type="string">
            <text:p>----</text:p>
          </table:table-cell>
          <table:table-cell table:style-name="ce8" table:formula="of:=IFERROR(TIME([.I251]/60;[.I251] - COM.MICROSOFT.FLOOR.MATH([.I251]/60) * 60;0);&quot;&quot;)">
            <text:p/>
          </table:table-cell>
          <table:table-cell table:style-name="ce16" table:formula="of:=IFERROR(IF(EXACT([.C251];&quot;&quot;);&quot;&quot;;HOUR([.C251])*60+MINUTE([.C251])+HOUR([.E251])*60+MINUTE([.E251])+HOUR([.F251])*60+MINUTE([.F251])+[.D251]);&quot;&quot;)">
            <text:p/>
          </table:table-cell>
          <table:table-cell table:style-name="ce19" table:formula="of:=IFERROR(IF(EXACT([.D251];&quot;&quot;);&quot;&quot;;[.J250]+[.D251]);&quot;&quot;)">
            <text:p/>
          </table:table-cell>
          <table:table-cell table:style-name="ce22" table:formula="of:=NOT(OR(EXACT([.C251];&quot;&quot;);EXACT([.C251];&quot;----&quot;)))" office:value-type="boolean" office:boolean-value="false" calcext:value-type="boolean">
            <text:p>FALSE</text:p>
          </table:table-cell>
          <table:table-cell table:formula="of:=IF([.K251];HOUR([.C251])+(MINUTE([.C251])/60);&quot;&quot;)">
            <text:p/>
          </table:table-cell>
          <table:table-cell table:style-name="ce25" table:formula="of:=IF([.K251];TIME(ROUNDDOWN((SUM([.L245:.L251])/5); 0);((SUM([.L245:.L251])/5)-ROUNDDOWN((SUM([.L245:.L251])/5);0))*60;0);&quot;&quot;)">
            <text:p/>
          </table:table-cell>
          <table:table-cell/>
          <table:table-cell table:style-name="ce30" table:formula="of:=IF(EXACT([.J251];&quot;&quot;);&quot;&quot;;[.B251])">
            <text:p/>
          </table:table-cell>
          <table:table-cell table:style-name="ce33" table:formula="of:=IF(EXACT([.J251];&quot;&quot;);&quot;&quot;;(SUM([.L245:.L251])/5)-7)">
            <text:p/>
          </table:table-cell>
          <table:table-cell table:style-name="ce33" table:formula="of:=IF(EXACT([.J251];&quot;&quot;);&quot;&quot;;[.Q250])">
            <text:p/>
          </table:table-cell>
          <table:table-cell table:style-name="ce27" table:formula="of:=IF(EXACT([.J251];&quot;&quot;);&quot;&quot;;IF(EXACT([.L251];&quot;&quot;);[.P251];[.L251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52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251]+1" office:value-type="date" office:date-value="2025-09-08" calcext:value-type="date">
            <text:p>2025-09-08</text:p>
          </table:table-cell>
          <table:table-cell table:style-name="ce9" table:formula="of:=IF(OR(EXACT(WEEKDAY([.$B252]);1);EXACT(WEEKDAY([.$B252]);7));&quot;----&quot;;&quot;&quot;)">
            <text:p/>
          </table:table-cell>
          <table:table-cell table:style-name="ce9" table:formula="of:=IF(OR(EXACT(WEEKDAY([.$B252]);1);EXACT(WEEKDAY([.$B252]);7));0;&quot;&quot;)">
            <text:p/>
          </table:table-cell>
          <table:table-cell table:style-name="ce13" table:formula="of:=IF(OR(EXACT(WEEKDAY([.$B252]);1);EXACT(WEEKDAY([.$B25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52]);1);EXACT(WEEKDAY([.$B25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52]);1);EXACT(WEEKDAY([.$B252]);7));&quot;----&quot;;&quot;&quot;)">
            <text:p/>
          </table:table-cell>
          <table:table-cell table:style-name="ce8" table:formula="of:=IFERROR(TIME([.I252]/60;[.I252] - COM.MICROSOFT.FLOOR.MATH([.I252]/60) * 60;0);&quot;&quot;)">
            <text:p/>
          </table:table-cell>
          <table:table-cell table:style-name="ce16" table:formula="of:=IFERROR(IF(EXACT([.C252];&quot;&quot;);&quot;&quot;;HOUR([.C252])*60+MINUTE([.C252])+HOUR([.E252])*60+MINUTE([.E252])+HOUR([.F252])*60+MINUTE([.F252])+[.D252]);&quot;&quot;)">
            <text:p/>
          </table:table-cell>
          <table:table-cell table:style-name="ce19" table:formula="of:=IFERROR(IF(EXACT([.D252];&quot;&quot;);&quot;&quot;;[.J251]+[.D252]);&quot;&quot;)">
            <text:p/>
          </table:table-cell>
          <table:table-cell table:style-name="ce22" table:formula="of:=NOT(OR(EXACT([.C252];&quot;&quot;);EXACT([.C252];&quot;----&quot;)))" office:value-type="boolean" office:boolean-value="false" calcext:value-type="boolean">
            <text:p>FALSE</text:p>
          </table:table-cell>
          <table:table-cell table:formula="of:=IF([.K252];HOUR([.C252])+(MINUTE([.C252])/60);&quot;&quot;)">
            <text:p/>
          </table:table-cell>
          <table:table-cell table:style-name="ce25" table:formula="of:=IF([.K252];TIME(ROUNDDOWN((SUM([.L246:.L252])/5); 0);((SUM([.L246:.L252])/5)-ROUNDDOWN((SUM([.L246:.L252])/5);0))*60;0);&quot;&quot;)">
            <text:p/>
          </table:table-cell>
          <table:table-cell/>
          <table:table-cell table:style-name="ce30" table:formula="of:=IF(EXACT([.J252];&quot;&quot;);&quot;&quot;;[.B252])">
            <text:p/>
          </table:table-cell>
          <table:table-cell table:style-name="ce33" table:formula="of:=IF(EXACT([.J252];&quot;&quot;);&quot;&quot;;(SUM([.L246:.L252])/5)-7)">
            <text:p/>
          </table:table-cell>
          <table:table-cell table:style-name="ce33" table:formula="of:=IF(EXACT([.J252];&quot;&quot;);&quot;&quot;;[.Q251])">
            <text:p/>
          </table:table-cell>
          <table:table-cell table:style-name="ce27" table:formula="of:=IF(EXACT([.J252];&quot;&quot;);&quot;&quot;;IF(EXACT([.L252];&quot;&quot;);[.P252];[.L252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53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252]+1" office:value-type="date" office:date-value="2025-09-09" calcext:value-type="date">
            <text:p>2025-09-09</text:p>
          </table:table-cell>
          <table:table-cell table:style-name="ce9" table:formula="of:=IF(OR(EXACT(WEEKDAY([.$B253]);1);EXACT(WEEKDAY([.$B253]);7));&quot;----&quot;;&quot;&quot;)">
            <text:p/>
          </table:table-cell>
          <table:table-cell table:style-name="ce9" table:formula="of:=IF(OR(EXACT(WEEKDAY([.$B253]);1);EXACT(WEEKDAY([.$B253]);7));0;&quot;&quot;)">
            <text:p/>
          </table:table-cell>
          <table:table-cell table:style-name="ce13" table:formula="of:=IF(OR(EXACT(WEEKDAY([.$B253]);1);EXACT(WEEKDAY([.$B25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53]);1);EXACT(WEEKDAY([.$B25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53]);1);EXACT(WEEKDAY([.$B253]);7));&quot;----&quot;;&quot;&quot;)">
            <text:p/>
          </table:table-cell>
          <table:table-cell table:style-name="ce8" table:formula="of:=IFERROR(TIME([.I253]/60;[.I253] - COM.MICROSOFT.FLOOR.MATH([.I253]/60) * 60;0);&quot;&quot;)">
            <text:p/>
          </table:table-cell>
          <table:table-cell table:style-name="ce16" table:formula="of:=IFERROR(IF(EXACT([.C253];&quot;&quot;);&quot;&quot;;HOUR([.C253])*60+MINUTE([.C253])+HOUR([.E253])*60+MINUTE([.E253])+HOUR([.F253])*60+MINUTE([.F253])+[.D253]);&quot;&quot;)">
            <text:p/>
          </table:table-cell>
          <table:table-cell table:style-name="ce19" table:formula="of:=IFERROR(IF(EXACT([.D253];&quot;&quot;);&quot;&quot;;[.J252]+[.D253]);&quot;&quot;)">
            <text:p/>
          </table:table-cell>
          <table:table-cell table:style-name="ce22" table:formula="of:=NOT(OR(EXACT([.C253];&quot;&quot;);EXACT([.C253];&quot;----&quot;)))" office:value-type="boolean" office:boolean-value="false" calcext:value-type="boolean">
            <text:p>FALSE</text:p>
          </table:table-cell>
          <table:table-cell table:formula="of:=IF([.K253];HOUR([.C253])+(MINUTE([.C253])/60);&quot;&quot;)">
            <text:p/>
          </table:table-cell>
          <table:table-cell table:style-name="ce25" table:formula="of:=IF([.K253];TIME(ROUNDDOWN((SUM([.L247:.L253])/5); 0);((SUM([.L247:.L253])/5)-ROUNDDOWN((SUM([.L247:.L253])/5);0))*60;0);&quot;&quot;)">
            <text:p/>
          </table:table-cell>
          <table:table-cell/>
          <table:table-cell table:style-name="ce30" table:formula="of:=IF(EXACT([.J253];&quot;&quot;);&quot;&quot;;[.B253])">
            <text:p/>
          </table:table-cell>
          <table:table-cell table:style-name="ce33" table:formula="of:=IF(EXACT([.J253];&quot;&quot;);&quot;&quot;;(SUM([.L247:.L253])/5)-7)">
            <text:p/>
          </table:table-cell>
          <table:table-cell table:style-name="ce33" table:formula="of:=IF(EXACT([.J253];&quot;&quot;);&quot;&quot;;[.Q252])">
            <text:p/>
          </table:table-cell>
          <table:table-cell table:style-name="ce27" table:formula="of:=IF(EXACT([.J253];&quot;&quot;);&quot;&quot;;IF(EXACT([.L253];&quot;&quot;);[.P253];[.L253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54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253]+1" office:value-type="date" office:date-value="2025-09-10" calcext:value-type="date">
            <text:p>2025-09-10</text:p>
          </table:table-cell>
          <table:table-cell table:style-name="ce9" table:formula="of:=IF(OR(EXACT(WEEKDAY([.$B254]);1);EXACT(WEEKDAY([.$B254]);7));&quot;----&quot;;&quot;&quot;)">
            <text:p/>
          </table:table-cell>
          <table:table-cell table:style-name="ce11" table:formula="of:=IF(OR(EXACT(WEEKDAY([.$B254]);1);EXACT(WEEKDAY([.$B254]);7));0;&quot;&quot;)">
            <text:p/>
          </table:table-cell>
          <table:table-cell table:style-name="ce13" table:formula="of:=IF(OR(EXACT(WEEKDAY([.$B254]);1);EXACT(WEEKDAY([.$B25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54]);1);EXACT(WEEKDAY([.$B25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54]);1);EXACT(WEEKDAY([.$B254]);7));&quot;----&quot;;&quot;&quot;)">
            <text:p/>
          </table:table-cell>
          <table:table-cell table:style-name="ce8" table:formula="of:=IFERROR(TIME([.I254]/60;[.I254] - COM.MICROSOFT.FLOOR.MATH([.I254]/60) * 60;0);&quot;&quot;)">
            <text:p/>
          </table:table-cell>
          <table:table-cell table:style-name="ce16" table:formula="of:=IFERROR(IF(EXACT([.C254];&quot;&quot;);&quot;&quot;;HOUR([.C254])*60+MINUTE([.C254])+HOUR([.E254])*60+MINUTE([.E254])+HOUR([.F254])*60+MINUTE([.F254])+[.D254]);&quot;&quot;)">
            <text:p/>
          </table:table-cell>
          <table:table-cell table:style-name="ce19" table:formula="of:=IFERROR(IF(EXACT([.D254];&quot;&quot;);&quot;&quot;;[.J253]+[.D254]);&quot;&quot;)">
            <text:p/>
          </table:table-cell>
          <table:table-cell table:style-name="ce22" table:formula="of:=NOT(OR(EXACT([.C254];&quot;&quot;);EXACT([.C254];&quot;----&quot;)))" office:value-type="boolean" office:boolean-value="false" calcext:value-type="boolean">
            <text:p>FALSE</text:p>
          </table:table-cell>
          <table:table-cell table:formula="of:=IF([.K254];HOUR([.C254])+(MINUTE([.C254])/60);&quot;&quot;)">
            <text:p/>
          </table:table-cell>
          <table:table-cell table:style-name="ce25" table:formula="of:=IF([.K254];TIME(ROUNDDOWN((SUM([.L248:.L254])/5); 0);((SUM([.L248:.L254])/5)-ROUNDDOWN((SUM([.L248:.L254])/5);0))*60;0);&quot;&quot;)">
            <text:p/>
          </table:table-cell>
          <table:table-cell/>
          <table:table-cell table:style-name="ce30" table:formula="of:=IF(EXACT([.J254];&quot;&quot;);&quot;&quot;;[.B254])">
            <text:p/>
          </table:table-cell>
          <table:table-cell table:style-name="ce33" table:formula="of:=IF(EXACT([.J254];&quot;&quot;);&quot;&quot;;(SUM([.L248:.L254])/5)-7)">
            <text:p/>
          </table:table-cell>
          <table:table-cell table:style-name="ce33" table:formula="of:=IF(EXACT([.J254];&quot;&quot;);&quot;&quot;;[.Q253])">
            <text:p/>
          </table:table-cell>
          <table:table-cell table:style-name="ce27" table:formula="of:=IF(EXACT([.J254];&quot;&quot;);&quot;&quot;;IF(EXACT([.L254];&quot;&quot;);[.P254];[.L254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55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254]+1" office:value-type="date" office:date-value="2025-09-11" calcext:value-type="date">
            <text:p>2025-09-11</text:p>
          </table:table-cell>
          <table:table-cell table:style-name="ce9" table:formula="of:=IF(OR(EXACT(WEEKDAY([.$B255]);1);EXACT(WEEKDAY([.$B255]);7));&quot;----&quot;;&quot;&quot;)">
            <text:p/>
          </table:table-cell>
          <table:table-cell table:style-name="ce11" table:formula="of:=IF(OR(EXACT(WEEKDAY([.$B255]);1);EXACT(WEEKDAY([.$B255]);7));0;&quot;&quot;)">
            <text:p/>
          </table:table-cell>
          <table:table-cell table:style-name="ce13" table:formula="of:=IF(OR(EXACT(WEEKDAY([.$B255]);1);EXACT(WEEKDAY([.$B25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55]);1);EXACT(WEEKDAY([.$B25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55]);1);EXACT(WEEKDAY([.$B255]);7));&quot;----&quot;;&quot;&quot;)">
            <text:p/>
          </table:table-cell>
          <table:table-cell table:style-name="ce8" table:formula="of:=IFERROR(TIME([.I255]/60;[.I255] - COM.MICROSOFT.FLOOR.MATH([.I255]/60) * 60;0);&quot;&quot;)">
            <text:p/>
          </table:table-cell>
          <table:table-cell table:style-name="ce16" table:formula="of:=IFERROR(IF(EXACT([.C255];&quot;&quot;);&quot;&quot;;HOUR([.C255])*60+MINUTE([.C255])+HOUR([.E255])*60+MINUTE([.E255])+HOUR([.F255])*60+MINUTE([.F255])+[.D255]);&quot;&quot;)">
            <text:p/>
          </table:table-cell>
          <table:table-cell table:style-name="ce19" table:formula="of:=IFERROR(IF(EXACT([.D255];&quot;&quot;);&quot;&quot;;[.J254]+[.D255]);&quot;&quot;)">
            <text:p/>
          </table:table-cell>
          <table:table-cell table:style-name="ce22" table:formula="of:=NOT(OR(EXACT([.C255];&quot;&quot;);EXACT([.C255];&quot;----&quot;)))" office:value-type="boolean" office:boolean-value="false" calcext:value-type="boolean">
            <text:p>FALSE</text:p>
          </table:table-cell>
          <table:table-cell table:formula="of:=IF([.K255];HOUR([.C255])+(MINUTE([.C255])/60);&quot;&quot;)">
            <text:p/>
          </table:table-cell>
          <table:table-cell table:style-name="ce25" table:formula="of:=IF([.K255];TIME(ROUNDDOWN((SUM([.L249:.L255])/5); 0);((SUM([.L249:.L255])/5)-ROUNDDOWN((SUM([.L249:.L255])/5);0))*60;0);&quot;&quot;)">
            <text:p/>
          </table:table-cell>
          <table:table-cell/>
          <table:table-cell table:style-name="ce30" table:formula="of:=IF(EXACT([.J255];&quot;&quot;);&quot;&quot;;[.B255])">
            <text:p/>
          </table:table-cell>
          <table:table-cell table:style-name="ce33" table:formula="of:=IF(EXACT([.J255];&quot;&quot;);&quot;&quot;;(SUM([.L249:.L255])/5)-7)">
            <text:p/>
          </table:table-cell>
          <table:table-cell table:style-name="ce33" table:formula="of:=IF(EXACT([.J255];&quot;&quot;);&quot;&quot;;[.Q254])">
            <text:p/>
          </table:table-cell>
          <table:table-cell table:style-name="ce27" table:formula="of:=IF(EXACT([.J255];&quot;&quot;);&quot;&quot;;IF(EXACT([.L255];&quot;&quot;);[.P255];[.L255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56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255]+1" office:value-type="date" office:date-value="2025-09-12" calcext:value-type="date">
            <text:p>2025-09-12</text:p>
          </table:table-cell>
          <table:table-cell table:style-name="ce9" table:formula="of:=IF(OR(EXACT(WEEKDAY([.$B256]);1);EXACT(WEEKDAY([.$B256]);7));&quot;----&quot;;&quot;&quot;)">
            <text:p/>
          </table:table-cell>
          <table:table-cell table:style-name="ce9" table:formula="of:=IF(OR(EXACT(WEEKDAY([.$B256]);1);EXACT(WEEKDAY([.$B256]);7));0;&quot;&quot;)">
            <text:p/>
          </table:table-cell>
          <table:table-cell table:style-name="ce13" table:formula="of:=IF(OR(EXACT(WEEKDAY([.$B256]);1);EXACT(WEEKDAY([.$B25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56]);1);EXACT(WEEKDAY([.$B25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56]);1);EXACT(WEEKDAY([.$B256]);7));&quot;----&quot;;&quot;&quot;)">
            <text:p/>
          </table:table-cell>
          <table:table-cell table:style-name="ce8" table:formula="of:=IFERROR(TIME([.I256]/60;[.I256] - COM.MICROSOFT.FLOOR.MATH([.I256]/60) * 60;0);&quot;&quot;)">
            <text:p/>
          </table:table-cell>
          <table:table-cell table:style-name="ce16" table:formula="of:=IFERROR(IF(EXACT([.C256];&quot;&quot;);&quot;&quot;;HOUR([.C256])*60+MINUTE([.C256])+HOUR([.E256])*60+MINUTE([.E256])+HOUR([.F256])*60+MINUTE([.F256])+[.D256]);&quot;&quot;)">
            <text:p/>
          </table:table-cell>
          <table:table-cell table:style-name="ce19" table:formula="of:=IFERROR(IF(EXACT([.D256];&quot;&quot;);&quot;&quot;;[.J255]+[.D256]);&quot;&quot;)">
            <text:p/>
          </table:table-cell>
          <table:table-cell table:style-name="ce22" table:formula="of:=NOT(OR(EXACT([.C256];&quot;&quot;);EXACT([.C256];&quot;----&quot;)))" office:value-type="boolean" office:boolean-value="false" calcext:value-type="boolean">
            <text:p>FALSE</text:p>
          </table:table-cell>
          <table:table-cell table:formula="of:=IF([.K256];HOUR([.C256])+(MINUTE([.C256])/60);&quot;&quot;)">
            <text:p/>
          </table:table-cell>
          <table:table-cell table:style-name="ce25" table:formula="of:=IF([.K256];TIME(ROUNDDOWN((SUM([.L250:.L256])/5); 0);((SUM([.L250:.L256])/5)-ROUNDDOWN((SUM([.L250:.L256])/5);0))*60;0);&quot;&quot;)">
            <text:p/>
          </table:table-cell>
          <table:table-cell/>
          <table:table-cell table:style-name="ce30" table:formula="of:=IF(EXACT([.J256];&quot;&quot;);&quot;&quot;;[.B256])">
            <text:p/>
          </table:table-cell>
          <table:table-cell table:style-name="ce33" table:formula="of:=IF(EXACT([.J256];&quot;&quot;);&quot;&quot;;(SUM([.L250:.L256])/5)-7)">
            <text:p/>
          </table:table-cell>
          <table:table-cell table:style-name="ce33" table:formula="of:=IF(EXACT([.J256];&quot;&quot;);&quot;&quot;;[.Q255])">
            <text:p/>
          </table:table-cell>
          <table:table-cell table:style-name="ce27" table:formula="of:=IF(EXACT([.J256];&quot;&quot;);&quot;&quot;;IF(EXACT([.L256];&quot;&quot;);[.P256];[.L256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57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256]+1" office:value-type="date" office:date-value="2025-09-13" calcext:value-type="date">
            <text:p>2025-09-13</text:p>
          </table:table-cell>
          <table:table-cell table:style-name="ce9" table:formula="of:=IF(OR(EXACT(WEEKDAY([.$B257]);1);EXACT(WEEKDAY([.$B257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57]);1);EXACT(WEEKDAY([.$B257]);7));0;&quot;&quot;)" office:value-type="float" office:value="0" calcext:value-type="float">
            <text:p>0</text:p>
          </table:table-cell>
          <table:table-cell table:style-name="ce13" table:formula="of:=IF(OR(EXACT(WEEKDAY([.$B257]);1);EXACT(WEEKDAY([.$B257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57]);1);EXACT(WEEKDAY([.$B257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57]);1);EXACT(WEEKDAY([.$B257]);7));&quot;----&quot;;&quot;&quot;)" office:value-type="string" office:string-value="----" calcext:value-type="string">
            <text:p>----</text:p>
          </table:table-cell>
          <table:table-cell table:style-name="ce8" table:formula="of:=IFERROR(TIME([.I257]/60;[.I257] - COM.MICROSOFT.FLOOR.MATH([.I257]/60) * 60;0);&quot;&quot;)">
            <text:p/>
          </table:table-cell>
          <table:table-cell table:style-name="ce16" table:formula="of:=IFERROR(IF(EXACT([.C257];&quot;&quot;);&quot;&quot;;HOUR([.C257])*60+MINUTE([.C257])+HOUR([.E257])*60+MINUTE([.E257])+HOUR([.F257])*60+MINUTE([.F257])+[.D257]);&quot;&quot;)">
            <text:p/>
          </table:table-cell>
          <table:table-cell table:style-name="ce19" table:formula="of:=IFERROR(IF(EXACT([.D257];&quot;&quot;);&quot;&quot;;[.J256]+[.D257]);&quot;&quot;)">
            <text:p/>
          </table:table-cell>
          <table:table-cell table:style-name="ce22" table:formula="of:=NOT(OR(EXACT([.C257];&quot;&quot;);EXACT([.C257];&quot;----&quot;)))" office:value-type="boolean" office:boolean-value="false" calcext:value-type="boolean">
            <text:p>FALSE</text:p>
          </table:table-cell>
          <table:table-cell table:formula="of:=IF([.K257];HOUR([.C257])+(MINUTE([.C257])/60);&quot;&quot;)">
            <text:p/>
          </table:table-cell>
          <table:table-cell table:style-name="ce25" table:formula="of:=IF([.K257];TIME(ROUNDDOWN((SUM([.L251:.L257])/5); 0);((SUM([.L251:.L257])/5)-ROUNDDOWN((SUM([.L251:.L257])/5);0))*60;0);&quot;&quot;)">
            <text:p/>
          </table:table-cell>
          <table:table-cell/>
          <table:table-cell table:style-name="ce30" table:formula="of:=IF(EXACT([.J257];&quot;&quot;);&quot;&quot;;[.B257])">
            <text:p/>
          </table:table-cell>
          <table:table-cell table:style-name="ce33" table:formula="of:=IF(EXACT([.J257];&quot;&quot;);&quot;&quot;;(SUM([.L251:.L257])/5)-7)">
            <text:p/>
          </table:table-cell>
          <table:table-cell table:style-name="ce33" table:formula="of:=IF(EXACT([.J257];&quot;&quot;);&quot;&quot;;[.Q256])">
            <text:p/>
          </table:table-cell>
          <table:table-cell table:style-name="ce27" table:formula="of:=IF(EXACT([.J257];&quot;&quot;);&quot;&quot;;IF(EXACT([.L257];&quot;&quot;);[.P257];[.L257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58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257]+1" office:value-type="date" office:date-value="2025-09-14" calcext:value-type="date">
            <text:p>2025-09-14</text:p>
          </table:table-cell>
          <table:table-cell table:style-name="ce9" table:formula="of:=IF(OR(EXACT(WEEKDAY([.$B258]);1);EXACT(WEEKDAY([.$B258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58]);1);EXACT(WEEKDAY([.$B258]);7));0;&quot;&quot;)" office:value-type="float" office:value="0" calcext:value-type="float">
            <text:p>0</text:p>
          </table:table-cell>
          <table:table-cell table:style-name="ce13" table:formula="of:=IF(OR(EXACT(WEEKDAY([.$B258]);1);EXACT(WEEKDAY([.$B258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58]);1);EXACT(WEEKDAY([.$B258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58]);1);EXACT(WEEKDAY([.$B258]);7));&quot;----&quot;;&quot;&quot;)" office:value-type="string" office:string-value="----" calcext:value-type="string">
            <text:p>----</text:p>
          </table:table-cell>
          <table:table-cell table:style-name="ce8" table:formula="of:=IFERROR(TIME([.I258]/60;[.I258] - COM.MICROSOFT.FLOOR.MATH([.I258]/60) * 60;0);&quot;&quot;)">
            <text:p/>
          </table:table-cell>
          <table:table-cell table:style-name="ce16" table:formula="of:=IFERROR(IF(EXACT([.C258];&quot;&quot;);&quot;&quot;;HOUR([.C258])*60+MINUTE([.C258])+HOUR([.E258])*60+MINUTE([.E258])+HOUR([.F258])*60+MINUTE([.F258])+[.D258]);&quot;&quot;)">
            <text:p/>
          </table:table-cell>
          <table:table-cell table:style-name="ce19" table:formula="of:=IFERROR(IF(EXACT([.D258];&quot;&quot;);&quot;&quot;;[.J257]+[.D258]);&quot;&quot;)">
            <text:p/>
          </table:table-cell>
          <table:table-cell table:style-name="ce22" table:formula="of:=NOT(OR(EXACT([.C258];&quot;&quot;);EXACT([.C258];&quot;----&quot;)))" office:value-type="boolean" office:boolean-value="false" calcext:value-type="boolean">
            <text:p>FALSE</text:p>
          </table:table-cell>
          <table:table-cell table:formula="of:=IF([.K258];HOUR([.C258])+(MINUTE([.C258])/60);&quot;&quot;)">
            <text:p/>
          </table:table-cell>
          <table:table-cell table:style-name="ce25" table:formula="of:=IF([.K258];TIME(ROUNDDOWN((SUM([.L252:.L258])/5); 0);((SUM([.L252:.L258])/5)-ROUNDDOWN((SUM([.L252:.L258])/5);0))*60;0);&quot;&quot;)">
            <text:p/>
          </table:table-cell>
          <table:table-cell/>
          <table:table-cell table:style-name="ce30" table:formula="of:=IF(EXACT([.J258];&quot;&quot;);&quot;&quot;;[.B258])">
            <text:p/>
          </table:table-cell>
          <table:table-cell table:style-name="ce33" table:formula="of:=IF(EXACT([.J258];&quot;&quot;);&quot;&quot;;(SUM([.L252:.L258])/5)-7)">
            <text:p/>
          </table:table-cell>
          <table:table-cell table:style-name="ce33" table:formula="of:=IF(EXACT([.J258];&quot;&quot;);&quot;&quot;;[.Q257])">
            <text:p/>
          </table:table-cell>
          <table:table-cell table:style-name="ce27" table:formula="of:=IF(EXACT([.J258];&quot;&quot;);&quot;&quot;;IF(EXACT([.L258];&quot;&quot;);[.P258];[.L258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59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258]+1" office:value-type="date" office:date-value="2025-09-15" calcext:value-type="date">
            <text:p>2025-09-15</text:p>
          </table:table-cell>
          <table:table-cell table:style-name="ce9" table:formula="of:=IF(OR(EXACT(WEEKDAY([.$B259]);1);EXACT(WEEKDAY([.$B259]);7));&quot;----&quot;;&quot;&quot;)">
            <text:p/>
          </table:table-cell>
          <table:table-cell table:style-name="ce9" table:formula="of:=IF(OR(EXACT(WEEKDAY([.$B259]);1);EXACT(WEEKDAY([.$B259]);7));0;&quot;&quot;)">
            <text:p/>
          </table:table-cell>
          <table:table-cell table:style-name="ce13" table:formula="of:=IF(OR(EXACT(WEEKDAY([.$B259]);1);EXACT(WEEKDAY([.$B25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59]);1);EXACT(WEEKDAY([.$B25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59]);1);EXACT(WEEKDAY([.$B259]);7));&quot;----&quot;;&quot;&quot;)">
            <text:p/>
          </table:table-cell>
          <table:table-cell table:style-name="ce8" table:formula="of:=IFERROR(TIME([.I259]/60;[.I259] - COM.MICROSOFT.FLOOR.MATH([.I259]/60) * 60;0);&quot;&quot;)">
            <text:p/>
          </table:table-cell>
          <table:table-cell table:style-name="ce16" table:formula="of:=IFERROR(IF(EXACT([.C259];&quot;&quot;);&quot;&quot;;HOUR([.C259])*60+MINUTE([.C259])+HOUR([.E259])*60+MINUTE([.E259])+HOUR([.F259])*60+MINUTE([.F259])+[.D259]);&quot;&quot;)">
            <text:p/>
          </table:table-cell>
          <table:table-cell table:style-name="ce19" table:formula="of:=IFERROR(IF(EXACT([.D259];&quot;&quot;);&quot;&quot;;[.J258]+[.D259]);&quot;&quot;)">
            <text:p/>
          </table:table-cell>
          <table:table-cell table:style-name="ce22" table:formula="of:=NOT(OR(EXACT([.C259];&quot;&quot;);EXACT([.C259];&quot;----&quot;)))" office:value-type="boolean" office:boolean-value="false" calcext:value-type="boolean">
            <text:p>FALSE</text:p>
          </table:table-cell>
          <table:table-cell table:formula="of:=IF([.K259];HOUR([.C259])+(MINUTE([.C259])/60);&quot;&quot;)">
            <text:p/>
          </table:table-cell>
          <table:table-cell table:style-name="ce25" table:formula="of:=IF([.K259];TIME(ROUNDDOWN((SUM([.L253:.L259])/5); 0);((SUM([.L253:.L259])/5)-ROUNDDOWN((SUM([.L253:.L259])/5);0))*60;0);&quot;&quot;)">
            <text:p/>
          </table:table-cell>
          <table:table-cell/>
          <table:table-cell table:style-name="ce30" table:formula="of:=IF(EXACT([.J259];&quot;&quot;);&quot;&quot;;[.B259])">
            <text:p/>
          </table:table-cell>
          <table:table-cell table:style-name="ce33" table:formula="of:=IF(EXACT([.J259];&quot;&quot;);&quot;&quot;;(SUM([.L253:.L259])/5)-7)">
            <text:p/>
          </table:table-cell>
          <table:table-cell table:style-name="ce33" table:formula="of:=IF(EXACT([.J259];&quot;&quot;);&quot;&quot;;[.Q258])">
            <text:p/>
          </table:table-cell>
          <table:table-cell table:style-name="ce27" table:formula="of:=IF(EXACT([.J259];&quot;&quot;);&quot;&quot;;IF(EXACT([.L259];&quot;&quot;);[.P259];[.L259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60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259]+1" office:value-type="date" office:date-value="2025-09-16" calcext:value-type="date">
            <text:p>2025-09-16</text:p>
          </table:table-cell>
          <table:table-cell table:style-name="ce9" table:formula="of:=IF(OR(EXACT(WEEKDAY([.$B260]);1);EXACT(WEEKDAY([.$B260]);7));&quot;----&quot;;&quot;&quot;)">
            <text:p/>
          </table:table-cell>
          <table:table-cell table:style-name="ce9" table:formula="of:=IF(OR(EXACT(WEEKDAY([.$B260]);1);EXACT(WEEKDAY([.$B260]);7));0;&quot;&quot;)">
            <text:p/>
          </table:table-cell>
          <table:table-cell table:style-name="ce13" table:formula="of:=IF(OR(EXACT(WEEKDAY([.$B260]);1);EXACT(WEEKDAY([.$B26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60]);1);EXACT(WEEKDAY([.$B26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60]);1);EXACT(WEEKDAY([.$B260]);7));&quot;----&quot;;&quot;&quot;)">
            <text:p/>
          </table:table-cell>
          <table:table-cell table:style-name="ce8" table:formula="of:=IFERROR(TIME([.I260]/60;[.I260] - COM.MICROSOFT.FLOOR.MATH([.I260]/60) * 60;0);&quot;&quot;)">
            <text:p/>
          </table:table-cell>
          <table:table-cell table:style-name="ce16" table:formula="of:=IFERROR(IF(EXACT([.C260];&quot;&quot;);&quot;&quot;;HOUR([.C260])*60+MINUTE([.C260])+HOUR([.E260])*60+MINUTE([.E260])+HOUR([.F260])*60+MINUTE([.F260])+[.D260]);&quot;&quot;)">
            <text:p/>
          </table:table-cell>
          <table:table-cell table:style-name="ce19" table:formula="of:=IFERROR(IF(EXACT([.D260];&quot;&quot;);&quot;&quot;;[.J259]+[.D260]);&quot;&quot;)">
            <text:p/>
          </table:table-cell>
          <table:table-cell table:style-name="ce22" table:formula="of:=NOT(OR(EXACT([.C260];&quot;&quot;);EXACT([.C260];&quot;----&quot;)))" office:value-type="boolean" office:boolean-value="false" calcext:value-type="boolean">
            <text:p>FALSE</text:p>
          </table:table-cell>
          <table:table-cell table:formula="of:=IF([.K260];HOUR([.C260])+(MINUTE([.C260])/60);&quot;&quot;)">
            <text:p/>
          </table:table-cell>
          <table:table-cell table:style-name="ce25" table:formula="of:=IF([.K260];TIME(ROUNDDOWN((SUM([.L254:.L260])/5); 0);((SUM([.L254:.L260])/5)-ROUNDDOWN((SUM([.L254:.L260])/5);0))*60;0);&quot;&quot;)">
            <text:p/>
          </table:table-cell>
          <table:table-cell/>
          <table:table-cell table:style-name="ce30" table:formula="of:=IF(EXACT([.J260];&quot;&quot;);&quot;&quot;;[.B260])">
            <text:p/>
          </table:table-cell>
          <table:table-cell table:style-name="ce33" table:formula="of:=IF(EXACT([.J260];&quot;&quot;);&quot;&quot;;(SUM([.L254:.L260])/5)-7)">
            <text:p/>
          </table:table-cell>
          <table:table-cell table:style-name="ce33" table:formula="of:=IF(EXACT([.J260];&quot;&quot;);&quot;&quot;;[.Q259])">
            <text:p/>
          </table:table-cell>
          <table:table-cell table:style-name="ce27" table:formula="of:=IF(EXACT([.J260];&quot;&quot;);&quot;&quot;;IF(EXACT([.L260];&quot;&quot;);[.P260];[.L260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61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260]+1" office:value-type="date" office:date-value="2025-09-17" calcext:value-type="date">
            <text:p>2025-09-17</text:p>
          </table:table-cell>
          <table:table-cell table:style-name="ce9" table:formula="of:=IF(OR(EXACT(WEEKDAY([.$B261]);1);EXACT(WEEKDAY([.$B261]);7));&quot;----&quot;;&quot;&quot;)">
            <text:p/>
          </table:table-cell>
          <table:table-cell table:style-name="ce11" table:formula="of:=IF(OR(EXACT(WEEKDAY([.$B261]);1);EXACT(WEEKDAY([.$B261]);7));0;&quot;&quot;)">
            <text:p/>
          </table:table-cell>
          <table:table-cell table:style-name="ce13" table:formula="of:=IF(OR(EXACT(WEEKDAY([.$B261]);1);EXACT(WEEKDAY([.$B26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61]);1);EXACT(WEEKDAY([.$B26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61]);1);EXACT(WEEKDAY([.$B261]);7));&quot;----&quot;;&quot;&quot;)">
            <text:p/>
          </table:table-cell>
          <table:table-cell table:style-name="ce8" table:formula="of:=IFERROR(TIME([.I261]/60;[.I261] - COM.MICROSOFT.FLOOR.MATH([.I261]/60) * 60;0);&quot;&quot;)">
            <text:p/>
          </table:table-cell>
          <table:table-cell table:style-name="ce16" table:formula="of:=IFERROR(IF(EXACT([.C261];&quot;&quot;);&quot;&quot;;HOUR([.C261])*60+MINUTE([.C261])+HOUR([.E261])*60+MINUTE([.E261])+HOUR([.F261])*60+MINUTE([.F261])+[.D261]);&quot;&quot;)">
            <text:p/>
          </table:table-cell>
          <table:table-cell table:style-name="ce19" table:formula="of:=IFERROR(IF(EXACT([.D261];&quot;&quot;);&quot;&quot;;[.J260]+[.D261]);&quot;&quot;)">
            <text:p/>
          </table:table-cell>
          <table:table-cell table:style-name="ce22" table:formula="of:=NOT(OR(EXACT([.C261];&quot;&quot;);EXACT([.C261];&quot;----&quot;)))" office:value-type="boolean" office:boolean-value="false" calcext:value-type="boolean">
            <text:p>FALSE</text:p>
          </table:table-cell>
          <table:table-cell table:formula="of:=IF([.K261];HOUR([.C261])+(MINUTE([.C261])/60);&quot;&quot;)">
            <text:p/>
          </table:table-cell>
          <table:table-cell table:style-name="ce25" table:formula="of:=IF([.K261];TIME(ROUNDDOWN((SUM([.L255:.L261])/5); 0);((SUM([.L255:.L261])/5)-ROUNDDOWN((SUM([.L255:.L261])/5);0))*60;0);&quot;&quot;)">
            <text:p/>
          </table:table-cell>
          <table:table-cell/>
          <table:table-cell table:style-name="ce30" table:formula="of:=IF(EXACT([.J261];&quot;&quot;);&quot;&quot;;[.B261])">
            <text:p/>
          </table:table-cell>
          <table:table-cell table:style-name="ce33" table:formula="of:=IF(EXACT([.J261];&quot;&quot;);&quot;&quot;;(SUM([.L255:.L261])/5)-7)">
            <text:p/>
          </table:table-cell>
          <table:table-cell table:style-name="ce33" table:formula="of:=IF(EXACT([.J261];&quot;&quot;);&quot;&quot;;[.Q260])">
            <text:p/>
          </table:table-cell>
          <table:table-cell table:style-name="ce27" table:formula="of:=IF(EXACT([.J261];&quot;&quot;);&quot;&quot;;IF(EXACT([.L261];&quot;&quot;);[.P261];[.L261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62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261]+1" office:value-type="date" office:date-value="2025-09-18" calcext:value-type="date">
            <text:p>2025-09-18</text:p>
          </table:table-cell>
          <table:table-cell table:style-name="ce9" table:formula="of:=IF(OR(EXACT(WEEKDAY([.$B262]);1);EXACT(WEEKDAY([.$B262]);7));&quot;----&quot;;&quot;&quot;)">
            <text:p/>
          </table:table-cell>
          <table:table-cell table:style-name="ce11" table:formula="of:=IF(OR(EXACT(WEEKDAY([.$B262]);1);EXACT(WEEKDAY([.$B262]);7));0;&quot;&quot;)">
            <text:p/>
          </table:table-cell>
          <table:table-cell table:style-name="ce13" table:formula="of:=IF(OR(EXACT(WEEKDAY([.$B262]);1);EXACT(WEEKDAY([.$B26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62]);1);EXACT(WEEKDAY([.$B26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62]);1);EXACT(WEEKDAY([.$B262]);7));&quot;----&quot;;&quot;&quot;)">
            <text:p/>
          </table:table-cell>
          <table:table-cell table:style-name="ce8" table:formula="of:=IFERROR(TIME([.I262]/60;[.I262] - COM.MICROSOFT.FLOOR.MATH([.I262]/60) * 60;0);&quot;&quot;)">
            <text:p/>
          </table:table-cell>
          <table:table-cell table:style-name="ce16" table:formula="of:=IFERROR(IF(EXACT([.C262];&quot;&quot;);&quot;&quot;;HOUR([.C262])*60+MINUTE([.C262])+HOUR([.E262])*60+MINUTE([.E262])+HOUR([.F262])*60+MINUTE([.F262])+[.D262]);&quot;&quot;)">
            <text:p/>
          </table:table-cell>
          <table:table-cell table:style-name="ce19" table:formula="of:=IFERROR(IF(EXACT([.D262];&quot;&quot;);&quot;&quot;;[.J261]+[.D262]);&quot;&quot;)">
            <text:p/>
          </table:table-cell>
          <table:table-cell table:style-name="ce22" table:formula="of:=NOT(OR(EXACT([.C262];&quot;&quot;);EXACT([.C262];&quot;----&quot;)))" office:value-type="boolean" office:boolean-value="false" calcext:value-type="boolean">
            <text:p>FALSE</text:p>
          </table:table-cell>
          <table:table-cell table:formula="of:=IF([.K262];HOUR([.C262])+(MINUTE([.C262])/60);&quot;&quot;)">
            <text:p/>
          </table:table-cell>
          <table:table-cell table:style-name="ce25" table:formula="of:=IF([.K262];TIME(ROUNDDOWN((SUM([.L256:.L262])/5); 0);((SUM([.L256:.L262])/5)-ROUNDDOWN((SUM([.L256:.L262])/5);0))*60;0);&quot;&quot;)">
            <text:p/>
          </table:table-cell>
          <table:table-cell/>
          <table:table-cell table:style-name="ce30" table:formula="of:=IF(EXACT([.J262];&quot;&quot;);&quot;&quot;;[.B262])">
            <text:p/>
          </table:table-cell>
          <table:table-cell table:style-name="ce33" table:formula="of:=IF(EXACT([.J262];&quot;&quot;);&quot;&quot;;(SUM([.L256:.L262])/5)-7)">
            <text:p/>
          </table:table-cell>
          <table:table-cell table:style-name="ce33" table:formula="of:=IF(EXACT([.J262];&quot;&quot;);&quot;&quot;;[.Q261])">
            <text:p/>
          </table:table-cell>
          <table:table-cell table:style-name="ce27" table:formula="of:=IF(EXACT([.J262];&quot;&quot;);&quot;&quot;;IF(EXACT([.L262];&quot;&quot;);[.P262];[.L262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63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262]+1" office:value-type="date" office:date-value="2025-09-19" calcext:value-type="date">
            <text:p>2025-09-19</text:p>
          </table:table-cell>
          <table:table-cell table:style-name="ce9" table:formula="of:=IF(OR(EXACT(WEEKDAY([.$B263]);1);EXACT(WEEKDAY([.$B263]);7));&quot;----&quot;;&quot;&quot;)">
            <text:p/>
          </table:table-cell>
          <table:table-cell table:style-name="ce9" table:formula="of:=IF(OR(EXACT(WEEKDAY([.$B263]);1);EXACT(WEEKDAY([.$B263]);7));0;&quot;&quot;)">
            <text:p/>
          </table:table-cell>
          <table:table-cell table:style-name="ce13" table:formula="of:=IF(OR(EXACT(WEEKDAY([.$B263]);1);EXACT(WEEKDAY([.$B26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63]);1);EXACT(WEEKDAY([.$B26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63]);1);EXACT(WEEKDAY([.$B263]);7));&quot;----&quot;;&quot;&quot;)">
            <text:p/>
          </table:table-cell>
          <table:table-cell table:style-name="ce8" table:formula="of:=IFERROR(TIME([.I263]/60;[.I263] - COM.MICROSOFT.FLOOR.MATH([.I263]/60) * 60;0);&quot;&quot;)">
            <text:p/>
          </table:table-cell>
          <table:table-cell table:style-name="ce16" table:formula="of:=IFERROR(IF(EXACT([.C263];&quot;&quot;);&quot;&quot;;HOUR([.C263])*60+MINUTE([.C263])+HOUR([.E263])*60+MINUTE([.E263])+HOUR([.F263])*60+MINUTE([.F263])+[.D263]);&quot;&quot;)">
            <text:p/>
          </table:table-cell>
          <table:table-cell table:style-name="ce19" table:formula="of:=IFERROR(IF(EXACT([.D263];&quot;&quot;);&quot;&quot;;[.J262]+[.D263]);&quot;&quot;)">
            <text:p/>
          </table:table-cell>
          <table:table-cell table:style-name="ce22" table:formula="of:=NOT(OR(EXACT([.C263];&quot;&quot;);EXACT([.C263];&quot;----&quot;)))" office:value-type="boolean" office:boolean-value="false" calcext:value-type="boolean">
            <text:p>FALSE</text:p>
          </table:table-cell>
          <table:table-cell table:formula="of:=IF([.K263];HOUR([.C263])+(MINUTE([.C263])/60);&quot;&quot;)">
            <text:p/>
          </table:table-cell>
          <table:table-cell table:style-name="ce25" table:formula="of:=IF([.K263];TIME(ROUNDDOWN((SUM([.L257:.L263])/5); 0);((SUM([.L257:.L263])/5)-ROUNDDOWN((SUM([.L257:.L263])/5);0))*60;0);&quot;&quot;)">
            <text:p/>
          </table:table-cell>
          <table:table-cell/>
          <table:table-cell table:style-name="ce30" table:formula="of:=IF(EXACT([.J263];&quot;&quot;);&quot;&quot;;[.B263])">
            <text:p/>
          </table:table-cell>
          <table:table-cell table:style-name="ce33" table:formula="of:=IF(EXACT([.J263];&quot;&quot;);&quot;&quot;;(SUM([.L257:.L263])/5)-7)">
            <text:p/>
          </table:table-cell>
          <table:table-cell table:style-name="ce33" table:formula="of:=IF(EXACT([.J263];&quot;&quot;);&quot;&quot;;[.Q262])">
            <text:p/>
          </table:table-cell>
          <table:table-cell table:style-name="ce27" table:formula="of:=IF(EXACT([.J263];&quot;&quot;);&quot;&quot;;IF(EXACT([.L263];&quot;&quot;);[.P263];[.L263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64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263]+1" office:value-type="date" office:date-value="2025-09-20" calcext:value-type="date">
            <text:p>2025-09-20</text:p>
          </table:table-cell>
          <table:table-cell table:style-name="ce9" table:formula="of:=IF(OR(EXACT(WEEKDAY([.$B264]);1);EXACT(WEEKDAY([.$B264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64]);1);EXACT(WEEKDAY([.$B264]);7));0;&quot;&quot;)" office:value-type="float" office:value="0" calcext:value-type="float">
            <text:p>0</text:p>
          </table:table-cell>
          <table:table-cell table:style-name="ce13" table:formula="of:=IF(OR(EXACT(WEEKDAY([.$B264]);1);EXACT(WEEKDAY([.$B264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64]);1);EXACT(WEEKDAY([.$B264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64]);1);EXACT(WEEKDAY([.$B264]);7));&quot;----&quot;;&quot;&quot;)" office:value-type="string" office:string-value="----" calcext:value-type="string">
            <text:p>----</text:p>
          </table:table-cell>
          <table:table-cell table:style-name="ce8" table:formula="of:=IFERROR(TIME([.I264]/60;[.I264] - COM.MICROSOFT.FLOOR.MATH([.I264]/60) * 60;0);&quot;&quot;)">
            <text:p/>
          </table:table-cell>
          <table:table-cell table:style-name="ce16" table:formula="of:=IFERROR(IF(EXACT([.C264];&quot;&quot;);&quot;&quot;;HOUR([.C264])*60+MINUTE([.C264])+HOUR([.E264])*60+MINUTE([.E264])+HOUR([.F264])*60+MINUTE([.F264])+[.D264]);&quot;&quot;)">
            <text:p/>
          </table:table-cell>
          <table:table-cell table:style-name="ce19" table:formula="of:=IFERROR(IF(EXACT([.D264];&quot;&quot;);&quot;&quot;;[.J263]+[.D264]);&quot;&quot;)">
            <text:p/>
          </table:table-cell>
          <table:table-cell table:style-name="ce22" table:formula="of:=NOT(OR(EXACT([.C264];&quot;&quot;);EXACT([.C264];&quot;----&quot;)))" office:value-type="boolean" office:boolean-value="false" calcext:value-type="boolean">
            <text:p>FALSE</text:p>
          </table:table-cell>
          <table:table-cell table:formula="of:=IF([.K264];HOUR([.C264])+(MINUTE([.C264])/60);&quot;&quot;)">
            <text:p/>
          </table:table-cell>
          <table:table-cell table:style-name="ce25" table:formula="of:=IF([.K264];TIME(ROUNDDOWN((SUM([.L258:.L264])/5); 0);((SUM([.L258:.L264])/5)-ROUNDDOWN((SUM([.L258:.L264])/5);0))*60;0);&quot;&quot;)">
            <text:p/>
          </table:table-cell>
          <table:table-cell/>
          <table:table-cell table:style-name="ce30" table:formula="of:=IF(EXACT([.J264];&quot;&quot;);&quot;&quot;;[.B264])">
            <text:p/>
          </table:table-cell>
          <table:table-cell table:style-name="ce33" table:formula="of:=IF(EXACT([.J264];&quot;&quot;);&quot;&quot;;(SUM([.L258:.L264])/5)-7)">
            <text:p/>
          </table:table-cell>
          <table:table-cell table:style-name="ce33" table:formula="of:=IF(EXACT([.J264];&quot;&quot;);&quot;&quot;;[.Q263])">
            <text:p/>
          </table:table-cell>
          <table:table-cell table:style-name="ce27" table:formula="of:=IF(EXACT([.J264];&quot;&quot;);&quot;&quot;;IF(EXACT([.L264];&quot;&quot;);[.P264];[.L264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65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264]+1" office:value-type="date" office:date-value="2025-09-21" calcext:value-type="date">
            <text:p>2025-09-21</text:p>
          </table:table-cell>
          <table:table-cell table:style-name="ce9" table:formula="of:=IF(OR(EXACT(WEEKDAY([.$B265]);1);EXACT(WEEKDAY([.$B265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65]);1);EXACT(WEEKDAY([.$B265]);7));0;&quot;&quot;)" office:value-type="float" office:value="0" calcext:value-type="float">
            <text:p>0</text:p>
          </table:table-cell>
          <table:table-cell table:style-name="ce13" table:formula="of:=IF(OR(EXACT(WEEKDAY([.$B265]);1);EXACT(WEEKDAY([.$B265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65]);1);EXACT(WEEKDAY([.$B265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65]);1);EXACT(WEEKDAY([.$B265]);7));&quot;----&quot;;&quot;&quot;)" office:value-type="string" office:string-value="----" calcext:value-type="string">
            <text:p>----</text:p>
          </table:table-cell>
          <table:table-cell table:style-name="ce8" table:formula="of:=IFERROR(TIME([.I265]/60;[.I265] - COM.MICROSOFT.FLOOR.MATH([.I265]/60) * 60;0);&quot;&quot;)">
            <text:p/>
          </table:table-cell>
          <table:table-cell table:style-name="ce16" table:formula="of:=IFERROR(IF(EXACT([.C265];&quot;&quot;);&quot;&quot;;HOUR([.C265])*60+MINUTE([.C265])+HOUR([.E265])*60+MINUTE([.E265])+HOUR([.F265])*60+MINUTE([.F265])+[.D265]);&quot;&quot;)">
            <text:p/>
          </table:table-cell>
          <table:table-cell table:style-name="ce19" table:formula="of:=IFERROR(IF(EXACT([.D265];&quot;&quot;);&quot;&quot;;[.J264]+[.D265]);&quot;&quot;)">
            <text:p/>
          </table:table-cell>
          <table:table-cell table:style-name="ce22" table:formula="of:=NOT(OR(EXACT([.C265];&quot;&quot;);EXACT([.C265];&quot;----&quot;)))" office:value-type="boolean" office:boolean-value="false" calcext:value-type="boolean">
            <text:p>FALSE</text:p>
          </table:table-cell>
          <table:table-cell table:formula="of:=IF([.K265];HOUR([.C265])+(MINUTE([.C265])/60);&quot;&quot;)">
            <text:p/>
          </table:table-cell>
          <table:table-cell table:style-name="ce25" table:formula="of:=IF([.K265];TIME(ROUNDDOWN((SUM([.L259:.L265])/5); 0);((SUM([.L259:.L265])/5)-ROUNDDOWN((SUM([.L259:.L265])/5);0))*60;0);&quot;&quot;)">
            <text:p/>
          </table:table-cell>
          <table:table-cell/>
          <table:table-cell table:style-name="ce30" table:formula="of:=IF(EXACT([.J265];&quot;&quot;);&quot;&quot;;[.B265])">
            <text:p/>
          </table:table-cell>
          <table:table-cell table:style-name="ce33" table:formula="of:=IF(EXACT([.J265];&quot;&quot;);&quot;&quot;;(SUM([.L259:.L265])/5)-7)">
            <text:p/>
          </table:table-cell>
          <table:table-cell table:style-name="ce33" table:formula="of:=IF(EXACT([.J265];&quot;&quot;);&quot;&quot;;[.Q264])">
            <text:p/>
          </table:table-cell>
          <table:table-cell table:style-name="ce27" table:formula="of:=IF(EXACT([.J265];&quot;&quot;);&quot;&quot;;IF(EXACT([.L265];&quot;&quot;);[.P265];[.L265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66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265]+1" office:value-type="date" office:date-value="2025-09-22" calcext:value-type="date">
            <text:p>2025-09-22</text:p>
          </table:table-cell>
          <table:table-cell table:style-name="ce9" table:formula="of:=IF(OR(EXACT(WEEKDAY([.$B266]);1);EXACT(WEEKDAY([.$B266]);7));&quot;----&quot;;&quot;&quot;)">
            <text:p/>
          </table:table-cell>
          <table:table-cell table:style-name="ce9" table:formula="of:=IF(OR(EXACT(WEEKDAY([.$B266]);1);EXACT(WEEKDAY([.$B266]);7));0;&quot;&quot;)">
            <text:p/>
          </table:table-cell>
          <table:table-cell table:style-name="ce13" table:formula="of:=IF(OR(EXACT(WEEKDAY([.$B266]);1);EXACT(WEEKDAY([.$B26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66]);1);EXACT(WEEKDAY([.$B26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66]);1);EXACT(WEEKDAY([.$B266]);7));&quot;----&quot;;&quot;&quot;)">
            <text:p/>
          </table:table-cell>
          <table:table-cell table:style-name="ce8" table:formula="of:=IFERROR(TIME([.I266]/60;[.I266] - COM.MICROSOFT.FLOOR.MATH([.I266]/60) * 60;0);&quot;&quot;)">
            <text:p/>
          </table:table-cell>
          <table:table-cell table:style-name="ce16" table:formula="of:=IFERROR(IF(EXACT([.C266];&quot;&quot;);&quot;&quot;;HOUR([.C266])*60+MINUTE([.C266])+HOUR([.E266])*60+MINUTE([.E266])+HOUR([.F266])*60+MINUTE([.F266])+[.D266]);&quot;&quot;)">
            <text:p/>
          </table:table-cell>
          <table:table-cell table:style-name="ce19" table:formula="of:=IFERROR(IF(EXACT([.D266];&quot;&quot;);&quot;&quot;;[.J265]+[.D266]);&quot;&quot;)">
            <text:p/>
          </table:table-cell>
          <table:table-cell table:style-name="ce22" table:formula="of:=NOT(OR(EXACT([.C266];&quot;&quot;);EXACT([.C266];&quot;----&quot;)))" office:value-type="boolean" office:boolean-value="false" calcext:value-type="boolean">
            <text:p>FALSE</text:p>
          </table:table-cell>
          <table:table-cell table:formula="of:=IF([.K266];HOUR([.C266])+(MINUTE([.C266])/60);&quot;&quot;)">
            <text:p/>
          </table:table-cell>
          <table:table-cell table:style-name="ce25" table:formula="of:=IF([.K266];TIME(ROUNDDOWN((SUM([.L260:.L266])/5); 0);((SUM([.L260:.L266])/5)-ROUNDDOWN((SUM([.L260:.L266])/5);0))*60;0);&quot;&quot;)">
            <text:p/>
          </table:table-cell>
          <table:table-cell/>
          <table:table-cell table:style-name="ce30" table:formula="of:=IF(EXACT([.J266];&quot;&quot;);&quot;&quot;;[.B266])">
            <text:p/>
          </table:table-cell>
          <table:table-cell table:style-name="ce33" table:formula="of:=IF(EXACT([.J266];&quot;&quot;);&quot;&quot;;(SUM([.L260:.L266])/5)-7)">
            <text:p/>
          </table:table-cell>
          <table:table-cell table:style-name="ce33" table:formula="of:=IF(EXACT([.J266];&quot;&quot;);&quot;&quot;;[.Q265])">
            <text:p/>
          </table:table-cell>
          <table:table-cell table:style-name="ce27" table:formula="of:=IF(EXACT([.J266];&quot;&quot;);&quot;&quot;;IF(EXACT([.L266];&quot;&quot;);[.P266];[.L266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67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266]+1" office:value-type="date" office:date-value="2025-09-23" calcext:value-type="date">
            <text:p>2025-09-23</text:p>
          </table:table-cell>
          <table:table-cell table:style-name="ce9" table:formula="of:=IF(OR(EXACT(WEEKDAY([.$B267]);1);EXACT(WEEKDAY([.$B267]);7));&quot;----&quot;;&quot;&quot;)">
            <text:p/>
          </table:table-cell>
          <table:table-cell table:style-name="ce9" table:formula="of:=IF(OR(EXACT(WEEKDAY([.$B267]);1);EXACT(WEEKDAY([.$B267]);7));0;&quot;&quot;)">
            <text:p/>
          </table:table-cell>
          <table:table-cell table:style-name="ce13" table:formula="of:=IF(OR(EXACT(WEEKDAY([.$B267]);1);EXACT(WEEKDAY([.$B26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67]);1);EXACT(WEEKDAY([.$B26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67]);1);EXACT(WEEKDAY([.$B267]);7));&quot;----&quot;;&quot;&quot;)">
            <text:p/>
          </table:table-cell>
          <table:table-cell table:style-name="ce8" table:formula="of:=IFERROR(TIME([.I267]/60;[.I267] - COM.MICROSOFT.FLOOR.MATH([.I267]/60) * 60;0);&quot;&quot;)">
            <text:p/>
          </table:table-cell>
          <table:table-cell table:style-name="ce16" table:formula="of:=IFERROR(IF(EXACT([.C267];&quot;&quot;);&quot;&quot;;HOUR([.C267])*60+MINUTE([.C267])+HOUR([.E267])*60+MINUTE([.E267])+HOUR([.F267])*60+MINUTE([.F267])+[.D267]);&quot;&quot;)">
            <text:p/>
          </table:table-cell>
          <table:table-cell table:style-name="ce19" table:formula="of:=IFERROR(IF(EXACT([.D267];&quot;&quot;);&quot;&quot;;[.J266]+[.D267]);&quot;&quot;)">
            <text:p/>
          </table:table-cell>
          <table:table-cell table:style-name="ce22" table:formula="of:=NOT(OR(EXACT([.C267];&quot;&quot;);EXACT([.C267];&quot;----&quot;)))" office:value-type="boolean" office:boolean-value="false" calcext:value-type="boolean">
            <text:p>FALSE</text:p>
          </table:table-cell>
          <table:table-cell table:formula="of:=IF([.K267];HOUR([.C267])+(MINUTE([.C267])/60);&quot;&quot;)">
            <text:p/>
          </table:table-cell>
          <table:table-cell table:style-name="ce25" table:formula="of:=IF([.K267];TIME(ROUNDDOWN((SUM([.L261:.L267])/5); 0);((SUM([.L261:.L267])/5)-ROUNDDOWN((SUM([.L261:.L267])/5);0))*60;0);&quot;&quot;)">
            <text:p/>
          </table:table-cell>
          <table:table-cell/>
          <table:table-cell table:style-name="ce30" table:formula="of:=IF(EXACT([.J267];&quot;&quot;);&quot;&quot;;[.B267])">
            <text:p/>
          </table:table-cell>
          <table:table-cell table:style-name="ce33" table:formula="of:=IF(EXACT([.J267];&quot;&quot;);&quot;&quot;;(SUM([.L261:.L267])/5)-7)">
            <text:p/>
          </table:table-cell>
          <table:table-cell table:style-name="ce33" table:formula="of:=IF(EXACT([.J267];&quot;&quot;);&quot;&quot;;[.Q266])">
            <text:p/>
          </table:table-cell>
          <table:table-cell table:style-name="ce27" table:formula="of:=IF(EXACT([.J267];&quot;&quot;);&quot;&quot;;IF(EXACT([.L267];&quot;&quot;);[.P267];[.L267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68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267]+1" office:value-type="date" office:date-value="2025-09-24" calcext:value-type="date">
            <text:p>2025-09-24</text:p>
          </table:table-cell>
          <table:table-cell table:style-name="ce9" table:formula="of:=IF(OR(EXACT(WEEKDAY([.$B268]);1);EXACT(WEEKDAY([.$B268]);7));&quot;----&quot;;&quot;&quot;)">
            <text:p/>
          </table:table-cell>
          <table:table-cell table:style-name="ce11" table:formula="of:=IF(OR(EXACT(WEEKDAY([.$B268]);1);EXACT(WEEKDAY([.$B268]);7));0;&quot;&quot;)">
            <text:p/>
          </table:table-cell>
          <table:table-cell table:style-name="ce13" table:formula="of:=IF(OR(EXACT(WEEKDAY([.$B268]);1);EXACT(WEEKDAY([.$B26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68]);1);EXACT(WEEKDAY([.$B26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68]);1);EXACT(WEEKDAY([.$B268]);7));&quot;----&quot;;&quot;&quot;)">
            <text:p/>
          </table:table-cell>
          <table:table-cell table:style-name="ce8" table:formula="of:=IFERROR(TIME([.I268]/60;[.I268] - COM.MICROSOFT.FLOOR.MATH([.I268]/60) * 60;0);&quot;&quot;)">
            <text:p/>
          </table:table-cell>
          <table:table-cell table:style-name="ce16" table:formula="of:=IFERROR(IF(EXACT([.C268];&quot;&quot;);&quot;&quot;;HOUR([.C268])*60+MINUTE([.C268])+HOUR([.E268])*60+MINUTE([.E268])+HOUR([.F268])*60+MINUTE([.F268])+[.D268]);&quot;&quot;)">
            <text:p/>
          </table:table-cell>
          <table:table-cell table:style-name="ce19" table:formula="of:=IFERROR(IF(EXACT([.D268];&quot;&quot;);&quot;&quot;;[.J267]+[.D268]);&quot;&quot;)">
            <text:p/>
          </table:table-cell>
          <table:table-cell table:style-name="ce22" table:formula="of:=NOT(OR(EXACT([.C268];&quot;&quot;);EXACT([.C268];&quot;----&quot;)))" office:value-type="boolean" office:boolean-value="false" calcext:value-type="boolean">
            <text:p>FALSE</text:p>
          </table:table-cell>
          <table:table-cell table:formula="of:=IF([.K268];HOUR([.C268])+(MINUTE([.C268])/60);&quot;&quot;)">
            <text:p/>
          </table:table-cell>
          <table:table-cell table:style-name="ce25" table:formula="of:=IF([.K268];TIME(ROUNDDOWN((SUM([.L262:.L268])/5); 0);((SUM([.L262:.L268])/5)-ROUNDDOWN((SUM([.L262:.L268])/5);0))*60;0);&quot;&quot;)">
            <text:p/>
          </table:table-cell>
          <table:table-cell/>
          <table:table-cell table:style-name="ce30" table:formula="of:=IF(EXACT([.J268];&quot;&quot;);&quot;&quot;;[.B268])">
            <text:p/>
          </table:table-cell>
          <table:table-cell table:style-name="ce33" table:formula="of:=IF(EXACT([.J268];&quot;&quot;);&quot;&quot;;(SUM([.L262:.L268])/5)-7)">
            <text:p/>
          </table:table-cell>
          <table:table-cell table:style-name="ce33" table:formula="of:=IF(EXACT([.J268];&quot;&quot;);&quot;&quot;;[.Q267])">
            <text:p/>
          </table:table-cell>
          <table:table-cell table:style-name="ce27" table:formula="of:=IF(EXACT([.J268];&quot;&quot;);&quot;&quot;;IF(EXACT([.L268];&quot;&quot;);[.P268];[.L268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69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268]+1" office:value-type="date" office:date-value="2025-09-25" calcext:value-type="date">
            <text:p>2025-09-25</text:p>
          </table:table-cell>
          <table:table-cell table:style-name="ce9" table:formula="of:=IF(OR(EXACT(WEEKDAY([.$B269]);1);EXACT(WEEKDAY([.$B269]);7));&quot;----&quot;;&quot;&quot;)">
            <text:p/>
          </table:table-cell>
          <table:table-cell table:style-name="ce11" table:formula="of:=IF(OR(EXACT(WEEKDAY([.$B269]);1);EXACT(WEEKDAY([.$B269]);7));0;&quot;&quot;)">
            <text:p/>
          </table:table-cell>
          <table:table-cell table:style-name="ce13" table:formula="of:=IF(OR(EXACT(WEEKDAY([.$B269]);1);EXACT(WEEKDAY([.$B26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69]);1);EXACT(WEEKDAY([.$B26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69]);1);EXACT(WEEKDAY([.$B269]);7));&quot;----&quot;;&quot;&quot;)">
            <text:p/>
          </table:table-cell>
          <table:table-cell table:style-name="ce8" table:formula="of:=IFERROR(TIME([.I269]/60;[.I269] - COM.MICROSOFT.FLOOR.MATH([.I269]/60) * 60;0);&quot;&quot;)">
            <text:p/>
          </table:table-cell>
          <table:table-cell table:style-name="ce16" table:formula="of:=IFERROR(IF(EXACT([.C269];&quot;&quot;);&quot;&quot;;HOUR([.C269])*60+MINUTE([.C269])+HOUR([.E269])*60+MINUTE([.E269])+HOUR([.F269])*60+MINUTE([.F269])+[.D269]);&quot;&quot;)">
            <text:p/>
          </table:table-cell>
          <table:table-cell table:style-name="ce19" table:formula="of:=IFERROR(IF(EXACT([.D269];&quot;&quot;);&quot;&quot;;[.J268]+[.D269]);&quot;&quot;)">
            <text:p/>
          </table:table-cell>
          <table:table-cell table:style-name="ce22" table:formula="of:=NOT(OR(EXACT([.C269];&quot;&quot;);EXACT([.C269];&quot;----&quot;)))" office:value-type="boolean" office:boolean-value="false" calcext:value-type="boolean">
            <text:p>FALSE</text:p>
          </table:table-cell>
          <table:table-cell table:formula="of:=IF([.K269];HOUR([.C269])+(MINUTE([.C269])/60);&quot;&quot;)">
            <text:p/>
          </table:table-cell>
          <table:table-cell table:style-name="ce25" table:formula="of:=IF([.K269];TIME(ROUNDDOWN((SUM([.L263:.L269])/5); 0);((SUM([.L263:.L269])/5)-ROUNDDOWN((SUM([.L263:.L269])/5);0))*60;0);&quot;&quot;)">
            <text:p/>
          </table:table-cell>
          <table:table-cell/>
          <table:table-cell table:style-name="ce30" table:formula="of:=IF(EXACT([.J269];&quot;&quot;);&quot;&quot;;[.B269])">
            <text:p/>
          </table:table-cell>
          <table:table-cell table:style-name="ce33" table:formula="of:=IF(EXACT([.J269];&quot;&quot;);&quot;&quot;;(SUM([.L263:.L269])/5)-7)">
            <text:p/>
          </table:table-cell>
          <table:table-cell table:style-name="ce33" table:formula="of:=IF(EXACT([.J269];&quot;&quot;);&quot;&quot;;[.Q268])">
            <text:p/>
          </table:table-cell>
          <table:table-cell table:style-name="ce27" table:formula="of:=IF(EXACT([.J269];&quot;&quot;);&quot;&quot;;IF(EXACT([.L269];&quot;&quot;);[.P269];[.L269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70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269]+1" office:value-type="date" office:date-value="2025-09-26" calcext:value-type="date">
            <text:p>2025-09-26</text:p>
          </table:table-cell>
          <table:table-cell table:style-name="ce9" table:formula="of:=IF(OR(EXACT(WEEKDAY([.$B270]);1);EXACT(WEEKDAY([.$B270]);7));&quot;----&quot;;&quot;&quot;)">
            <text:p/>
          </table:table-cell>
          <table:table-cell table:style-name="ce9" table:formula="of:=IF(OR(EXACT(WEEKDAY([.$B270]);1);EXACT(WEEKDAY([.$B270]);7));0;&quot;&quot;)">
            <text:p/>
          </table:table-cell>
          <table:table-cell table:style-name="ce13" table:formula="of:=IF(OR(EXACT(WEEKDAY([.$B270]);1);EXACT(WEEKDAY([.$B27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70]);1);EXACT(WEEKDAY([.$B27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70]);1);EXACT(WEEKDAY([.$B270]);7));&quot;----&quot;;&quot;&quot;)">
            <text:p/>
          </table:table-cell>
          <table:table-cell table:style-name="ce8" table:formula="of:=IFERROR(TIME([.I270]/60;[.I270] - COM.MICROSOFT.FLOOR.MATH([.I270]/60) * 60;0);&quot;&quot;)">
            <text:p/>
          </table:table-cell>
          <table:table-cell table:style-name="ce16" table:formula="of:=IFERROR(IF(EXACT([.C270];&quot;&quot;);&quot;&quot;;HOUR([.C270])*60+MINUTE([.C270])+HOUR([.E270])*60+MINUTE([.E270])+HOUR([.F270])*60+MINUTE([.F270])+[.D270]);&quot;&quot;)">
            <text:p/>
          </table:table-cell>
          <table:table-cell table:style-name="ce19" table:formula="of:=IFERROR(IF(EXACT([.D270];&quot;&quot;);&quot;&quot;;[.J269]+[.D270]);&quot;&quot;)">
            <text:p/>
          </table:table-cell>
          <table:table-cell table:style-name="ce22" table:formula="of:=NOT(OR(EXACT([.C270];&quot;&quot;);EXACT([.C270];&quot;----&quot;)))" office:value-type="boolean" office:boolean-value="false" calcext:value-type="boolean">
            <text:p>FALSE</text:p>
          </table:table-cell>
          <table:table-cell table:formula="of:=IF([.K270];HOUR([.C270])+(MINUTE([.C270])/60);&quot;&quot;)">
            <text:p/>
          </table:table-cell>
          <table:table-cell table:style-name="ce25" table:formula="of:=IF([.K270];TIME(ROUNDDOWN((SUM([.L264:.L270])/5); 0);((SUM([.L264:.L270])/5)-ROUNDDOWN((SUM([.L264:.L270])/5);0))*60;0);&quot;&quot;)">
            <text:p/>
          </table:table-cell>
          <table:table-cell/>
          <table:table-cell table:style-name="ce30" table:formula="of:=IF(EXACT([.J270];&quot;&quot;);&quot;&quot;;[.B270])">
            <text:p/>
          </table:table-cell>
          <table:table-cell table:style-name="ce33" table:formula="of:=IF(EXACT([.J270];&quot;&quot;);&quot;&quot;;(SUM([.L264:.L270])/5)-7)">
            <text:p/>
          </table:table-cell>
          <table:table-cell table:style-name="ce33" table:formula="of:=IF(EXACT([.J270];&quot;&quot;);&quot;&quot;;[.Q269])">
            <text:p/>
          </table:table-cell>
          <table:table-cell table:style-name="ce27" table:formula="of:=IF(EXACT([.J270];&quot;&quot;);&quot;&quot;;IF(EXACT([.L270];&quot;&quot;);[.P270];[.L270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71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270]+1" office:value-type="date" office:date-value="2025-09-27" calcext:value-type="date">
            <text:p>2025-09-27</text:p>
          </table:table-cell>
          <table:table-cell table:style-name="ce9" table:formula="of:=IF(OR(EXACT(WEEKDAY([.$B271]);1);EXACT(WEEKDAY([.$B271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71]);1);EXACT(WEEKDAY([.$B271]);7));0;&quot;&quot;)" office:value-type="float" office:value="0" calcext:value-type="float">
            <text:p>0</text:p>
          </table:table-cell>
          <table:table-cell table:style-name="ce13" table:formula="of:=IF(OR(EXACT(WEEKDAY([.$B271]);1);EXACT(WEEKDAY([.$B271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71]);1);EXACT(WEEKDAY([.$B271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71]);1);EXACT(WEEKDAY([.$B271]);7));&quot;----&quot;;&quot;&quot;)" office:value-type="string" office:string-value="----" calcext:value-type="string">
            <text:p>----</text:p>
          </table:table-cell>
          <table:table-cell table:style-name="ce8" table:formula="of:=IFERROR(TIME([.I271]/60;[.I271] - COM.MICROSOFT.FLOOR.MATH([.I271]/60) * 60;0);&quot;&quot;)">
            <text:p/>
          </table:table-cell>
          <table:table-cell table:style-name="ce16" table:formula="of:=IFERROR(IF(EXACT([.C271];&quot;&quot;);&quot;&quot;;HOUR([.C271])*60+MINUTE([.C271])+HOUR([.E271])*60+MINUTE([.E271])+HOUR([.F271])*60+MINUTE([.F271])+[.D271]);&quot;&quot;)">
            <text:p/>
          </table:table-cell>
          <table:table-cell table:style-name="ce19" table:formula="of:=IFERROR(IF(EXACT([.D271];&quot;&quot;);&quot;&quot;;[.J270]+[.D271]);&quot;&quot;)">
            <text:p/>
          </table:table-cell>
          <table:table-cell table:style-name="ce22" table:formula="of:=NOT(OR(EXACT([.C271];&quot;&quot;);EXACT([.C271];&quot;----&quot;)))" office:value-type="boolean" office:boolean-value="false" calcext:value-type="boolean">
            <text:p>FALSE</text:p>
          </table:table-cell>
          <table:table-cell table:formula="of:=IF([.K271];HOUR([.C271])+(MINUTE([.C271])/60);&quot;&quot;)">
            <text:p/>
          </table:table-cell>
          <table:table-cell table:style-name="ce25" table:formula="of:=IF([.K271];TIME(ROUNDDOWN((SUM([.L265:.L271])/5); 0);((SUM([.L265:.L271])/5)-ROUNDDOWN((SUM([.L265:.L271])/5);0))*60;0);&quot;&quot;)">
            <text:p/>
          </table:table-cell>
          <table:table-cell/>
          <table:table-cell table:style-name="ce30" table:formula="of:=IF(EXACT([.J271];&quot;&quot;);&quot;&quot;;[.B271])">
            <text:p/>
          </table:table-cell>
          <table:table-cell table:style-name="ce33" table:formula="of:=IF(EXACT([.J271];&quot;&quot;);&quot;&quot;;(SUM([.L265:.L271])/5)-7)">
            <text:p/>
          </table:table-cell>
          <table:table-cell table:style-name="ce33" table:formula="of:=IF(EXACT([.J271];&quot;&quot;);&quot;&quot;;[.Q270])">
            <text:p/>
          </table:table-cell>
          <table:table-cell table:style-name="ce27" table:formula="of:=IF(EXACT([.J271];&quot;&quot;);&quot;&quot;;IF(EXACT([.L271];&quot;&quot;);[.P271];[.L271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72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271]+1" office:value-type="date" office:date-value="2025-09-28" calcext:value-type="date">
            <text:p>2025-09-28</text:p>
          </table:table-cell>
          <table:table-cell table:style-name="ce9" table:formula="of:=IF(OR(EXACT(WEEKDAY([.$B272]);1);EXACT(WEEKDAY([.$B272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72]);1);EXACT(WEEKDAY([.$B272]);7));0;&quot;&quot;)" office:value-type="float" office:value="0" calcext:value-type="float">
            <text:p>0</text:p>
          </table:table-cell>
          <table:table-cell table:style-name="ce13" table:formula="of:=IF(OR(EXACT(WEEKDAY([.$B272]);1);EXACT(WEEKDAY([.$B272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72]);1);EXACT(WEEKDAY([.$B272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72]);1);EXACT(WEEKDAY([.$B272]);7));&quot;----&quot;;&quot;&quot;)" office:value-type="string" office:string-value="----" calcext:value-type="string">
            <text:p>----</text:p>
          </table:table-cell>
          <table:table-cell table:style-name="ce8" table:formula="of:=IFERROR(TIME([.I272]/60;[.I272] - COM.MICROSOFT.FLOOR.MATH([.I272]/60) * 60;0);&quot;&quot;)">
            <text:p/>
          </table:table-cell>
          <table:table-cell table:style-name="ce16" table:formula="of:=IFERROR(IF(EXACT([.C272];&quot;&quot;);&quot;&quot;;HOUR([.C272])*60+MINUTE([.C272])+HOUR([.E272])*60+MINUTE([.E272])+HOUR([.F272])*60+MINUTE([.F272])+[.D272]);&quot;&quot;)">
            <text:p/>
          </table:table-cell>
          <table:table-cell table:style-name="ce19" table:formula="of:=IFERROR(IF(EXACT([.D272];&quot;&quot;);&quot;&quot;;[.J271]+[.D272]);&quot;&quot;)">
            <text:p/>
          </table:table-cell>
          <table:table-cell table:style-name="ce22" table:formula="of:=NOT(OR(EXACT([.C272];&quot;&quot;);EXACT([.C272];&quot;----&quot;)))" office:value-type="boolean" office:boolean-value="false" calcext:value-type="boolean">
            <text:p>FALSE</text:p>
          </table:table-cell>
          <table:table-cell table:formula="of:=IF([.K272];HOUR([.C272])+(MINUTE([.C272])/60);&quot;&quot;)">
            <text:p/>
          </table:table-cell>
          <table:table-cell table:style-name="ce25" table:formula="of:=IF([.K272];TIME(ROUNDDOWN((SUM([.L266:.L272])/5); 0);((SUM([.L266:.L272])/5)-ROUNDDOWN((SUM([.L266:.L272])/5);0))*60;0);&quot;&quot;)">
            <text:p/>
          </table:table-cell>
          <table:table-cell/>
          <table:table-cell table:style-name="ce30" table:formula="of:=IF(EXACT([.J272];&quot;&quot;);&quot;&quot;;[.B272])">
            <text:p/>
          </table:table-cell>
          <table:table-cell table:style-name="ce33" table:formula="of:=IF(EXACT([.J272];&quot;&quot;);&quot;&quot;;(SUM([.L266:.L272])/5)-7)">
            <text:p/>
          </table:table-cell>
          <table:table-cell table:style-name="ce33" table:formula="of:=IF(EXACT([.J272];&quot;&quot;);&quot;&quot;;[.Q271])">
            <text:p/>
          </table:table-cell>
          <table:table-cell table:style-name="ce27" table:formula="of:=IF(EXACT([.J272];&quot;&quot;);&quot;&quot;;IF(EXACT([.L272];&quot;&quot;);[.P272];[.L272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73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272]+1" office:value-type="date" office:date-value="2025-09-29" calcext:value-type="date">
            <text:p>2025-09-29</text:p>
          </table:table-cell>
          <table:table-cell table:style-name="ce9" table:formula="of:=IF(OR(EXACT(WEEKDAY([.$B273]);1);EXACT(WEEKDAY([.$B273]);7));&quot;----&quot;;&quot;&quot;)">
            <text:p/>
          </table:table-cell>
          <table:table-cell table:style-name="ce9" table:formula="of:=IF(OR(EXACT(WEEKDAY([.$B273]);1);EXACT(WEEKDAY([.$B273]);7));0;&quot;&quot;)">
            <text:p/>
          </table:table-cell>
          <table:table-cell table:style-name="ce13" table:formula="of:=IF(OR(EXACT(WEEKDAY([.$B273]);1);EXACT(WEEKDAY([.$B27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73]);1);EXACT(WEEKDAY([.$B27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73]);1);EXACT(WEEKDAY([.$B273]);7));&quot;----&quot;;&quot;&quot;)">
            <text:p/>
          </table:table-cell>
          <table:table-cell table:style-name="ce8" table:formula="of:=IFERROR(TIME([.I273]/60;[.I273] - COM.MICROSOFT.FLOOR.MATH([.I273]/60) * 60;0);&quot;&quot;)">
            <text:p/>
          </table:table-cell>
          <table:table-cell table:style-name="ce16" table:formula="of:=IFERROR(IF(EXACT([.C273];&quot;&quot;);&quot;&quot;;HOUR([.C273])*60+MINUTE([.C273])+HOUR([.E273])*60+MINUTE([.E273])+HOUR([.F273])*60+MINUTE([.F273])+[.D273]);&quot;&quot;)">
            <text:p/>
          </table:table-cell>
          <table:table-cell table:style-name="ce19" table:formula="of:=IFERROR(IF(EXACT([.D273];&quot;&quot;);&quot;&quot;;[.J272]+[.D273]);&quot;&quot;)">
            <text:p/>
          </table:table-cell>
          <table:table-cell table:style-name="ce22" table:formula="of:=NOT(OR(EXACT([.C273];&quot;&quot;);EXACT([.C273];&quot;----&quot;)))" office:value-type="boolean" office:boolean-value="false" calcext:value-type="boolean">
            <text:p>FALSE</text:p>
          </table:table-cell>
          <table:table-cell table:formula="of:=IF([.K273];HOUR([.C273])+(MINUTE([.C273])/60);&quot;&quot;)">
            <text:p/>
          </table:table-cell>
          <table:table-cell table:style-name="ce25" table:formula="of:=IF([.K273];TIME(ROUNDDOWN((SUM([.L267:.L273])/5); 0);((SUM([.L267:.L273])/5)-ROUNDDOWN((SUM([.L267:.L273])/5);0))*60;0);&quot;&quot;)">
            <text:p/>
          </table:table-cell>
          <table:table-cell/>
          <table:table-cell table:style-name="ce30" table:formula="of:=IF(EXACT([.J273];&quot;&quot;);&quot;&quot;;[.B273])">
            <text:p/>
          </table:table-cell>
          <table:table-cell table:style-name="ce33" table:formula="of:=IF(EXACT([.J273];&quot;&quot;);&quot;&quot;;(SUM([.L267:.L273])/5)-7)">
            <text:p/>
          </table:table-cell>
          <table:table-cell table:style-name="ce33" table:formula="of:=IF(EXACT([.J273];&quot;&quot;);&quot;&quot;;[.Q272])">
            <text:p/>
          </table:table-cell>
          <table:table-cell table:style-name="ce27" table:formula="of:=IF(EXACT([.J273];&quot;&quot;);&quot;&quot;;IF(EXACT([.L273];&quot;&quot;);[.P273];[.L273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74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273]+1" office:value-type="date" office:date-value="2025-09-30" calcext:value-type="date">
            <text:p>2025-09-30</text:p>
          </table:table-cell>
          <table:table-cell table:style-name="ce9" table:formula="of:=IF(OR(EXACT(WEEKDAY([.$B274]);1);EXACT(WEEKDAY([.$B274]);7));&quot;----&quot;;&quot;&quot;)">
            <text:p/>
          </table:table-cell>
          <table:table-cell table:style-name="ce9" table:formula="of:=IF(OR(EXACT(WEEKDAY([.$B274]);1);EXACT(WEEKDAY([.$B274]);7));0;&quot;&quot;)">
            <text:p/>
          </table:table-cell>
          <table:table-cell table:style-name="ce13" table:formula="of:=IF(OR(EXACT(WEEKDAY([.$B274]);1);EXACT(WEEKDAY([.$B27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74]);1);EXACT(WEEKDAY([.$B27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74]);1);EXACT(WEEKDAY([.$B274]);7));&quot;----&quot;;&quot;&quot;)">
            <text:p/>
          </table:table-cell>
          <table:table-cell table:style-name="ce8" table:formula="of:=IFERROR(TIME([.I274]/60;[.I274] - COM.MICROSOFT.FLOOR.MATH([.I274]/60) * 60;0);&quot;&quot;)">
            <text:p/>
          </table:table-cell>
          <table:table-cell table:style-name="ce16" table:formula="of:=IFERROR(IF(EXACT([.C274];&quot;&quot;);&quot;&quot;;HOUR([.C274])*60+MINUTE([.C274])+HOUR([.E274])*60+MINUTE([.E274])+HOUR([.F274])*60+MINUTE([.F274])+[.D274]);&quot;&quot;)">
            <text:p/>
          </table:table-cell>
          <table:table-cell table:style-name="ce19" table:formula="of:=IFERROR(IF(EXACT([.D274];&quot;&quot;);&quot;&quot;;[.J273]+[.D274]);&quot;&quot;)">
            <text:p/>
          </table:table-cell>
          <table:table-cell table:style-name="ce22" table:formula="of:=NOT(OR(EXACT([.C274];&quot;&quot;);EXACT([.C274];&quot;----&quot;)))" office:value-type="boolean" office:boolean-value="false" calcext:value-type="boolean">
            <text:p>FALSE</text:p>
          </table:table-cell>
          <table:table-cell table:formula="of:=IF([.K274];HOUR([.C274])+(MINUTE([.C274])/60);&quot;&quot;)">
            <text:p/>
          </table:table-cell>
          <table:table-cell table:style-name="ce25" table:formula="of:=IF([.K274];TIME(ROUNDDOWN((SUM([.L268:.L274])/5); 0);((SUM([.L268:.L274])/5)-ROUNDDOWN((SUM([.L268:.L274])/5);0))*60;0);&quot;&quot;)">
            <text:p/>
          </table:table-cell>
          <table:table-cell/>
          <table:table-cell table:style-name="ce30" table:formula="of:=IF(EXACT([.J274];&quot;&quot;);&quot;&quot;;[.B274])">
            <text:p/>
          </table:table-cell>
          <table:table-cell table:style-name="ce33" table:formula="of:=IF(EXACT([.J274];&quot;&quot;);&quot;&quot;;(SUM([.L268:.L274])/5)-7)">
            <text:p/>
          </table:table-cell>
          <table:table-cell table:style-name="ce33" table:formula="of:=IF(EXACT([.J274];&quot;&quot;);&quot;&quot;;[.Q273])">
            <text:p/>
          </table:table-cell>
          <table:table-cell table:style-name="ce27" table:formula="of:=IF(EXACT([.J274];&quot;&quot;);&quot;&quot;;IF(EXACT([.L274];&quot;&quot;);[.P274];[.L274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75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274]+1" office:value-type="date" office:date-value="2025-10-01" calcext:value-type="date">
            <text:p>2025-10-01</text:p>
          </table:table-cell>
          <table:table-cell table:style-name="ce9" table:formula="of:=IF(OR(EXACT(WEEKDAY([.$B275]);1);EXACT(WEEKDAY([.$B275]);7));&quot;----&quot;;&quot;&quot;)">
            <text:p/>
          </table:table-cell>
          <table:table-cell table:style-name="ce11" table:formula="of:=IF(OR(EXACT(WEEKDAY([.$B275]);1);EXACT(WEEKDAY([.$B275]);7));0;&quot;&quot;)">
            <text:p/>
          </table:table-cell>
          <table:table-cell table:style-name="ce13" table:formula="of:=IF(OR(EXACT(WEEKDAY([.$B275]);1);EXACT(WEEKDAY([.$B27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75]);1);EXACT(WEEKDAY([.$B27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75]);1);EXACT(WEEKDAY([.$B275]);7));&quot;----&quot;;&quot;&quot;)">
            <text:p/>
          </table:table-cell>
          <table:table-cell table:style-name="ce8" table:formula="of:=IFERROR(TIME([.I275]/60;[.I275] - COM.MICROSOFT.FLOOR.MATH([.I275]/60) * 60;0);&quot;&quot;)">
            <text:p/>
          </table:table-cell>
          <table:table-cell table:style-name="ce16" table:formula="of:=IFERROR(IF(EXACT([.C275];&quot;&quot;);&quot;&quot;;HOUR([.C275])*60+MINUTE([.C275])+HOUR([.E275])*60+MINUTE([.E275])+HOUR([.F275])*60+MINUTE([.F275])+[.D275]);&quot;&quot;)">
            <text:p/>
          </table:table-cell>
          <table:table-cell table:style-name="ce19" table:formula="of:=IFERROR(IF(EXACT([.D275];&quot;&quot;);&quot;&quot;;[.J274]+[.D275]);&quot;&quot;)">
            <text:p/>
          </table:table-cell>
          <table:table-cell table:style-name="ce22" table:formula="of:=NOT(OR(EXACT([.C275];&quot;&quot;);EXACT([.C275];&quot;----&quot;)))" office:value-type="boolean" office:boolean-value="false" calcext:value-type="boolean">
            <text:p>FALSE</text:p>
          </table:table-cell>
          <table:table-cell table:formula="of:=IF([.K275];HOUR([.C275])+(MINUTE([.C275])/60);&quot;&quot;)">
            <text:p/>
          </table:table-cell>
          <table:table-cell table:style-name="ce25" table:formula="of:=IF([.K275];TIME(ROUNDDOWN((SUM([.L269:.L275])/5); 0);((SUM([.L269:.L275])/5)-ROUNDDOWN((SUM([.L269:.L275])/5);0))*60;0);&quot;&quot;)">
            <text:p/>
          </table:table-cell>
          <table:table-cell/>
          <table:table-cell table:style-name="ce30" table:formula="of:=IF(EXACT([.J275];&quot;&quot;);&quot;&quot;;[.B275])">
            <text:p/>
          </table:table-cell>
          <table:table-cell table:style-name="ce33" table:formula="of:=IF(EXACT([.J275];&quot;&quot;);&quot;&quot;;(SUM([.L269:.L275])/5)-7)">
            <text:p/>
          </table:table-cell>
          <table:table-cell table:style-name="ce33" table:formula="of:=IF(EXACT([.J275];&quot;&quot;);&quot;&quot;;[.Q274])">
            <text:p/>
          </table:table-cell>
          <table:table-cell table:style-name="ce27" table:formula="of:=IF(EXACT([.J275];&quot;&quot;);&quot;&quot;;IF(EXACT([.L275];&quot;&quot;);[.P275];[.L275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76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275]+1" office:value-type="date" office:date-value="2025-10-02" calcext:value-type="date">
            <text:p>2025-10-02</text:p>
          </table:table-cell>
          <table:table-cell table:style-name="ce9" table:formula="of:=IF(OR(EXACT(WEEKDAY([.$B276]);1);EXACT(WEEKDAY([.$B276]);7));&quot;----&quot;;&quot;&quot;)">
            <text:p/>
          </table:table-cell>
          <table:table-cell table:style-name="ce11" table:formula="of:=IF(OR(EXACT(WEEKDAY([.$B276]);1);EXACT(WEEKDAY([.$B276]);7));0;&quot;&quot;)">
            <text:p/>
          </table:table-cell>
          <table:table-cell table:style-name="ce13" table:formula="of:=IF(OR(EXACT(WEEKDAY([.$B276]);1);EXACT(WEEKDAY([.$B27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76]);1);EXACT(WEEKDAY([.$B27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76]);1);EXACT(WEEKDAY([.$B276]);7));&quot;----&quot;;&quot;&quot;)">
            <text:p/>
          </table:table-cell>
          <table:table-cell table:style-name="ce8" table:formula="of:=IFERROR(TIME([.I276]/60;[.I276] - COM.MICROSOFT.FLOOR.MATH([.I276]/60) * 60;0);&quot;&quot;)">
            <text:p/>
          </table:table-cell>
          <table:table-cell table:style-name="ce16" table:formula="of:=IFERROR(IF(EXACT([.C276];&quot;&quot;);&quot;&quot;;HOUR([.C276])*60+MINUTE([.C276])+HOUR([.E276])*60+MINUTE([.E276])+HOUR([.F276])*60+MINUTE([.F276])+[.D276]);&quot;&quot;)">
            <text:p/>
          </table:table-cell>
          <table:table-cell table:style-name="ce19" table:formula="of:=IFERROR(IF(EXACT([.D276];&quot;&quot;);&quot;&quot;;[.J275]+[.D276]);&quot;&quot;)">
            <text:p/>
          </table:table-cell>
          <table:table-cell table:style-name="ce22" table:formula="of:=NOT(OR(EXACT([.C276];&quot;&quot;);EXACT([.C276];&quot;----&quot;)))" office:value-type="boolean" office:boolean-value="false" calcext:value-type="boolean">
            <text:p>FALSE</text:p>
          </table:table-cell>
          <table:table-cell table:formula="of:=IF([.K276];HOUR([.C276])+(MINUTE([.C276])/60);&quot;&quot;)">
            <text:p/>
          </table:table-cell>
          <table:table-cell table:style-name="ce25" table:formula="of:=IF([.K276];TIME(ROUNDDOWN((SUM([.L270:.L276])/5); 0);((SUM([.L270:.L276])/5)-ROUNDDOWN((SUM([.L270:.L276])/5);0))*60;0);&quot;&quot;)">
            <text:p/>
          </table:table-cell>
          <table:table-cell/>
          <table:table-cell table:style-name="ce30" table:formula="of:=IF(EXACT([.J276];&quot;&quot;);&quot;&quot;;[.B276])">
            <text:p/>
          </table:table-cell>
          <table:table-cell table:style-name="ce33" table:formula="of:=IF(EXACT([.J276];&quot;&quot;);&quot;&quot;;(SUM([.L270:.L276])/5)-7)">
            <text:p/>
          </table:table-cell>
          <table:table-cell table:style-name="ce33" table:formula="of:=IF(EXACT([.J276];&quot;&quot;);&quot;&quot;;[.Q275])">
            <text:p/>
          </table:table-cell>
          <table:table-cell table:style-name="ce27" table:formula="of:=IF(EXACT([.J276];&quot;&quot;);&quot;&quot;;IF(EXACT([.L276];&quot;&quot;);[.P276];[.L276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77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276]+1" office:value-type="date" office:date-value="2025-10-03" calcext:value-type="date">
            <text:p>2025-10-03</text:p>
          </table:table-cell>
          <table:table-cell table:style-name="ce9" table:formula="of:=IF(OR(EXACT(WEEKDAY([.$B277]);1);EXACT(WEEKDAY([.$B277]);7));&quot;----&quot;;&quot;&quot;)">
            <text:p/>
          </table:table-cell>
          <table:table-cell table:style-name="ce9" table:formula="of:=IF(OR(EXACT(WEEKDAY([.$B277]);1);EXACT(WEEKDAY([.$B277]);7));0;&quot;&quot;)">
            <text:p/>
          </table:table-cell>
          <table:table-cell table:style-name="ce13" table:formula="of:=IF(OR(EXACT(WEEKDAY([.$B277]);1);EXACT(WEEKDAY([.$B27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77]);1);EXACT(WEEKDAY([.$B27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77]);1);EXACT(WEEKDAY([.$B277]);7));&quot;----&quot;;&quot;&quot;)">
            <text:p/>
          </table:table-cell>
          <table:table-cell table:style-name="ce8" table:formula="of:=IFERROR(TIME([.I277]/60;[.I277] - COM.MICROSOFT.FLOOR.MATH([.I277]/60) * 60;0);&quot;&quot;)">
            <text:p/>
          </table:table-cell>
          <table:table-cell table:style-name="ce16" table:formula="of:=IFERROR(IF(EXACT([.C277];&quot;&quot;);&quot;&quot;;HOUR([.C277])*60+MINUTE([.C277])+HOUR([.E277])*60+MINUTE([.E277])+HOUR([.F277])*60+MINUTE([.F277])+[.D277]);&quot;&quot;)">
            <text:p/>
          </table:table-cell>
          <table:table-cell table:style-name="ce19" table:formula="of:=IFERROR(IF(EXACT([.D277];&quot;&quot;);&quot;&quot;;[.J276]+[.D277]);&quot;&quot;)">
            <text:p/>
          </table:table-cell>
          <table:table-cell table:style-name="ce22" table:formula="of:=NOT(OR(EXACT([.C277];&quot;&quot;);EXACT([.C277];&quot;----&quot;)))" office:value-type="boolean" office:boolean-value="false" calcext:value-type="boolean">
            <text:p>FALSE</text:p>
          </table:table-cell>
          <table:table-cell table:formula="of:=IF([.K277];HOUR([.C277])+(MINUTE([.C277])/60);&quot;&quot;)">
            <text:p/>
          </table:table-cell>
          <table:table-cell table:style-name="ce25" table:formula="of:=IF([.K277];TIME(ROUNDDOWN((SUM([.L271:.L277])/5); 0);((SUM([.L271:.L277])/5)-ROUNDDOWN((SUM([.L271:.L277])/5);0))*60;0);&quot;&quot;)">
            <text:p/>
          </table:table-cell>
          <table:table-cell/>
          <table:table-cell table:style-name="ce30" table:formula="of:=IF(EXACT([.J277];&quot;&quot;);&quot;&quot;;[.B277])">
            <text:p/>
          </table:table-cell>
          <table:table-cell table:style-name="ce33" table:formula="of:=IF(EXACT([.J277];&quot;&quot;);&quot;&quot;;(SUM([.L271:.L277])/5)-7)">
            <text:p/>
          </table:table-cell>
          <table:table-cell table:style-name="ce33" table:formula="of:=IF(EXACT([.J277];&quot;&quot;);&quot;&quot;;[.Q276])">
            <text:p/>
          </table:table-cell>
          <table:table-cell table:style-name="ce27" table:formula="of:=IF(EXACT([.J277];&quot;&quot;);&quot;&quot;;IF(EXACT([.L277];&quot;&quot;);[.P277];[.L277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78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277]+1" office:value-type="date" office:date-value="2025-10-04" calcext:value-type="date">
            <text:p>2025-10-04</text:p>
          </table:table-cell>
          <table:table-cell table:style-name="ce9" table:formula="of:=IF(OR(EXACT(WEEKDAY([.$B278]);1);EXACT(WEEKDAY([.$B278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78]);1);EXACT(WEEKDAY([.$B278]);7));0;&quot;&quot;)" office:value-type="float" office:value="0" calcext:value-type="float">
            <text:p>0</text:p>
          </table:table-cell>
          <table:table-cell table:style-name="ce13" table:formula="of:=IF(OR(EXACT(WEEKDAY([.$B278]);1);EXACT(WEEKDAY([.$B278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78]);1);EXACT(WEEKDAY([.$B278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78]);1);EXACT(WEEKDAY([.$B278]);7));&quot;----&quot;;&quot;&quot;)" office:value-type="string" office:string-value="----" calcext:value-type="string">
            <text:p>----</text:p>
          </table:table-cell>
          <table:table-cell table:style-name="ce8" table:formula="of:=IFERROR(TIME([.I278]/60;[.I278] - COM.MICROSOFT.FLOOR.MATH([.I278]/60) * 60;0);&quot;&quot;)">
            <text:p/>
          </table:table-cell>
          <table:table-cell table:style-name="ce16" table:formula="of:=IFERROR(IF(EXACT([.C278];&quot;&quot;);&quot;&quot;;HOUR([.C278])*60+MINUTE([.C278])+HOUR([.E278])*60+MINUTE([.E278])+HOUR([.F278])*60+MINUTE([.F278])+[.D278]);&quot;&quot;)">
            <text:p/>
          </table:table-cell>
          <table:table-cell table:style-name="ce19" table:formula="of:=IFERROR(IF(EXACT([.D278];&quot;&quot;);&quot;&quot;;[.J277]+[.D278]);&quot;&quot;)">
            <text:p/>
          </table:table-cell>
          <table:table-cell table:style-name="ce22" table:formula="of:=NOT(OR(EXACT([.C278];&quot;&quot;);EXACT([.C278];&quot;----&quot;)))" office:value-type="boolean" office:boolean-value="false" calcext:value-type="boolean">
            <text:p>FALSE</text:p>
          </table:table-cell>
          <table:table-cell table:formula="of:=IF([.K278];HOUR([.C278])+(MINUTE([.C278])/60);&quot;&quot;)">
            <text:p/>
          </table:table-cell>
          <table:table-cell table:style-name="ce25" table:formula="of:=IF([.K278];TIME(ROUNDDOWN((SUM([.L272:.L278])/5); 0);((SUM([.L272:.L278])/5)-ROUNDDOWN((SUM([.L272:.L278])/5);0))*60;0);&quot;&quot;)">
            <text:p/>
          </table:table-cell>
          <table:table-cell/>
          <table:table-cell table:style-name="ce30" table:formula="of:=IF(EXACT([.J278];&quot;&quot;);&quot;&quot;;[.B278])">
            <text:p/>
          </table:table-cell>
          <table:table-cell table:style-name="ce33" table:formula="of:=IF(EXACT([.J278];&quot;&quot;);&quot;&quot;;(SUM([.L272:.L278])/5)-7)">
            <text:p/>
          </table:table-cell>
          <table:table-cell table:style-name="ce33" table:formula="of:=IF(EXACT([.J278];&quot;&quot;);&quot;&quot;;[.Q277])">
            <text:p/>
          </table:table-cell>
          <table:table-cell table:style-name="ce27" table:formula="of:=IF(EXACT([.J278];&quot;&quot;);&quot;&quot;;IF(EXACT([.L278];&quot;&quot;);[.P278];[.L278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79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278]+1" office:value-type="date" office:date-value="2025-10-05" calcext:value-type="date">
            <text:p>2025-10-05</text:p>
          </table:table-cell>
          <table:table-cell table:style-name="ce9" table:formula="of:=IF(OR(EXACT(WEEKDAY([.$B279]);1);EXACT(WEEKDAY([.$B279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79]);1);EXACT(WEEKDAY([.$B279]);7));0;&quot;&quot;)" office:value-type="float" office:value="0" calcext:value-type="float">
            <text:p>0</text:p>
          </table:table-cell>
          <table:table-cell table:style-name="ce13" table:formula="of:=IF(OR(EXACT(WEEKDAY([.$B279]);1);EXACT(WEEKDAY([.$B279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79]);1);EXACT(WEEKDAY([.$B279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79]);1);EXACT(WEEKDAY([.$B279]);7));&quot;----&quot;;&quot;&quot;)" office:value-type="string" office:string-value="----" calcext:value-type="string">
            <text:p>----</text:p>
          </table:table-cell>
          <table:table-cell table:style-name="ce8" table:formula="of:=IFERROR(TIME([.I279]/60;[.I279] - COM.MICROSOFT.FLOOR.MATH([.I279]/60) * 60;0);&quot;&quot;)">
            <text:p/>
          </table:table-cell>
          <table:table-cell table:style-name="ce16" table:formula="of:=IFERROR(IF(EXACT([.C279];&quot;&quot;);&quot;&quot;;HOUR([.C279])*60+MINUTE([.C279])+HOUR([.E279])*60+MINUTE([.E279])+HOUR([.F279])*60+MINUTE([.F279])+[.D279]);&quot;&quot;)">
            <text:p/>
          </table:table-cell>
          <table:table-cell table:style-name="ce19" table:formula="of:=IFERROR(IF(EXACT([.D279];&quot;&quot;);&quot;&quot;;[.J278]+[.D279]);&quot;&quot;)">
            <text:p/>
          </table:table-cell>
          <table:table-cell table:style-name="ce22" table:formula="of:=NOT(OR(EXACT([.C279];&quot;&quot;);EXACT([.C279];&quot;----&quot;)))" office:value-type="boolean" office:boolean-value="false" calcext:value-type="boolean">
            <text:p>FALSE</text:p>
          </table:table-cell>
          <table:table-cell table:formula="of:=IF([.K279];HOUR([.C279])+(MINUTE([.C279])/60);&quot;&quot;)">
            <text:p/>
          </table:table-cell>
          <table:table-cell table:style-name="ce25" table:formula="of:=IF([.K279];TIME(ROUNDDOWN((SUM([.L273:.L279])/5); 0);((SUM([.L273:.L279])/5)-ROUNDDOWN((SUM([.L273:.L279])/5);0))*60;0);&quot;&quot;)">
            <text:p/>
          </table:table-cell>
          <table:table-cell/>
          <table:table-cell table:style-name="ce30" table:formula="of:=IF(EXACT([.J279];&quot;&quot;);&quot;&quot;;[.B279])">
            <text:p/>
          </table:table-cell>
          <table:table-cell table:style-name="ce33" table:formula="of:=IF(EXACT([.J279];&quot;&quot;);&quot;&quot;;(SUM([.L273:.L279])/5)-7)">
            <text:p/>
          </table:table-cell>
          <table:table-cell table:style-name="ce33" table:formula="of:=IF(EXACT([.J279];&quot;&quot;);&quot;&quot;;[.Q278])">
            <text:p/>
          </table:table-cell>
          <table:table-cell table:style-name="ce27" table:formula="of:=IF(EXACT([.J279];&quot;&quot;);&quot;&quot;;IF(EXACT([.L279];&quot;&quot;);[.P279];[.L279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80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279]+1" office:value-type="date" office:date-value="2025-10-06" calcext:value-type="date">
            <text:p>2025-10-06</text:p>
          </table:table-cell>
          <table:table-cell table:style-name="ce9" table:formula="of:=IF(OR(EXACT(WEEKDAY([.$B280]);1);EXACT(WEEKDAY([.$B280]);7));&quot;----&quot;;&quot;&quot;)">
            <text:p/>
          </table:table-cell>
          <table:table-cell table:style-name="ce9" table:formula="of:=IF(OR(EXACT(WEEKDAY([.$B280]);1);EXACT(WEEKDAY([.$B280]);7));0;&quot;&quot;)">
            <text:p/>
          </table:table-cell>
          <table:table-cell table:style-name="ce13" table:formula="of:=IF(OR(EXACT(WEEKDAY([.$B280]);1);EXACT(WEEKDAY([.$B28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80]);1);EXACT(WEEKDAY([.$B28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80]);1);EXACT(WEEKDAY([.$B280]);7));&quot;----&quot;;&quot;&quot;)">
            <text:p/>
          </table:table-cell>
          <table:table-cell table:style-name="ce8" table:formula="of:=IFERROR(TIME([.I280]/60;[.I280] - COM.MICROSOFT.FLOOR.MATH([.I280]/60) * 60;0);&quot;&quot;)">
            <text:p/>
          </table:table-cell>
          <table:table-cell table:style-name="ce16" table:formula="of:=IFERROR(IF(EXACT([.C280];&quot;&quot;);&quot;&quot;;HOUR([.C280])*60+MINUTE([.C280])+HOUR([.E280])*60+MINUTE([.E280])+HOUR([.F280])*60+MINUTE([.F280])+[.D280]);&quot;&quot;)">
            <text:p/>
          </table:table-cell>
          <table:table-cell table:style-name="ce19" table:formula="of:=IFERROR(IF(EXACT([.D280];&quot;&quot;);&quot;&quot;;[.J279]+[.D280]);&quot;&quot;)">
            <text:p/>
          </table:table-cell>
          <table:table-cell table:style-name="ce22" table:formula="of:=NOT(OR(EXACT([.C280];&quot;&quot;);EXACT([.C280];&quot;----&quot;)))" office:value-type="boolean" office:boolean-value="false" calcext:value-type="boolean">
            <text:p>FALSE</text:p>
          </table:table-cell>
          <table:table-cell table:formula="of:=IF([.K280];HOUR([.C280])+(MINUTE([.C280])/60);&quot;&quot;)">
            <text:p/>
          </table:table-cell>
          <table:table-cell table:style-name="ce25" table:formula="of:=IF([.K280];TIME(ROUNDDOWN((SUM([.L274:.L280])/5); 0);((SUM([.L274:.L280])/5)-ROUNDDOWN((SUM([.L274:.L280])/5);0))*60;0);&quot;&quot;)">
            <text:p/>
          </table:table-cell>
          <table:table-cell/>
          <table:table-cell table:style-name="ce30" table:formula="of:=IF(EXACT([.J280];&quot;&quot;);&quot;&quot;;[.B280])">
            <text:p/>
          </table:table-cell>
          <table:table-cell table:style-name="ce33" table:formula="of:=IF(EXACT([.J280];&quot;&quot;);&quot;&quot;;(SUM([.L274:.L280])/5)-7)">
            <text:p/>
          </table:table-cell>
          <table:table-cell table:style-name="ce33" table:formula="of:=IF(EXACT([.J280];&quot;&quot;);&quot;&quot;;[.Q279])">
            <text:p/>
          </table:table-cell>
          <table:table-cell table:style-name="ce27" table:formula="of:=IF(EXACT([.J280];&quot;&quot;);&quot;&quot;;IF(EXACT([.L280];&quot;&quot;);[.P280];[.L280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81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280]+1" office:value-type="date" office:date-value="2025-10-07" calcext:value-type="date">
            <text:p>2025-10-07</text:p>
          </table:table-cell>
          <table:table-cell table:style-name="ce9" table:formula="of:=IF(OR(EXACT(WEEKDAY([.$B281]);1);EXACT(WEEKDAY([.$B281]);7));&quot;----&quot;;&quot;&quot;)">
            <text:p/>
          </table:table-cell>
          <table:table-cell table:style-name="ce9" table:formula="of:=IF(OR(EXACT(WEEKDAY([.$B281]);1);EXACT(WEEKDAY([.$B281]);7));0;&quot;&quot;)">
            <text:p/>
          </table:table-cell>
          <table:table-cell table:style-name="ce13" table:formula="of:=IF(OR(EXACT(WEEKDAY([.$B281]);1);EXACT(WEEKDAY([.$B28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81]);1);EXACT(WEEKDAY([.$B28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81]);1);EXACT(WEEKDAY([.$B281]);7));&quot;----&quot;;&quot;&quot;)">
            <text:p/>
          </table:table-cell>
          <table:table-cell table:style-name="ce8" table:formula="of:=IFERROR(TIME([.I281]/60;[.I281] - COM.MICROSOFT.FLOOR.MATH([.I281]/60) * 60;0);&quot;&quot;)">
            <text:p/>
          </table:table-cell>
          <table:table-cell table:style-name="ce16" table:formula="of:=IFERROR(IF(EXACT([.C281];&quot;&quot;);&quot;&quot;;HOUR([.C281])*60+MINUTE([.C281])+HOUR([.E281])*60+MINUTE([.E281])+HOUR([.F281])*60+MINUTE([.F281])+[.D281]);&quot;&quot;)">
            <text:p/>
          </table:table-cell>
          <table:table-cell table:style-name="ce19" table:formula="of:=IFERROR(IF(EXACT([.D281];&quot;&quot;);&quot;&quot;;[.J280]+[.D281]);&quot;&quot;)">
            <text:p/>
          </table:table-cell>
          <table:table-cell table:style-name="ce22" table:formula="of:=NOT(OR(EXACT([.C281];&quot;&quot;);EXACT([.C281];&quot;----&quot;)))" office:value-type="boolean" office:boolean-value="false" calcext:value-type="boolean">
            <text:p>FALSE</text:p>
          </table:table-cell>
          <table:table-cell table:formula="of:=IF([.K281];HOUR([.C281])+(MINUTE([.C281])/60);&quot;&quot;)">
            <text:p/>
          </table:table-cell>
          <table:table-cell table:style-name="ce25" table:formula="of:=IF([.K281];TIME(ROUNDDOWN((SUM([.L275:.L281])/5); 0);((SUM([.L275:.L281])/5)-ROUNDDOWN((SUM([.L275:.L281])/5);0))*60;0);&quot;&quot;)">
            <text:p/>
          </table:table-cell>
          <table:table-cell/>
          <table:table-cell table:style-name="ce30" table:formula="of:=IF(EXACT([.J281];&quot;&quot;);&quot;&quot;;[.B281])">
            <text:p/>
          </table:table-cell>
          <table:table-cell table:style-name="ce33" table:formula="of:=IF(EXACT([.J281];&quot;&quot;);&quot;&quot;;(SUM([.L275:.L281])/5)-7)">
            <text:p/>
          </table:table-cell>
          <table:table-cell table:style-name="ce33" table:formula="of:=IF(EXACT([.J281];&quot;&quot;);&quot;&quot;;[.Q280])">
            <text:p/>
          </table:table-cell>
          <table:table-cell table:style-name="ce27" table:formula="of:=IF(EXACT([.J281];&quot;&quot;);&quot;&quot;;IF(EXACT([.L281];&quot;&quot;);[.P281];[.L281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82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281]+1" office:value-type="date" office:date-value="2025-10-08" calcext:value-type="date">
            <text:p>2025-10-08</text:p>
          </table:table-cell>
          <table:table-cell table:style-name="ce9" table:formula="of:=IF(OR(EXACT(WEEKDAY([.$B282]);1);EXACT(WEEKDAY([.$B282]);7));&quot;----&quot;;&quot;&quot;)">
            <text:p/>
          </table:table-cell>
          <table:table-cell table:style-name="ce11" table:formula="of:=IF(OR(EXACT(WEEKDAY([.$B282]);1);EXACT(WEEKDAY([.$B282]);7));0;&quot;&quot;)">
            <text:p/>
          </table:table-cell>
          <table:table-cell table:style-name="ce13" table:formula="of:=IF(OR(EXACT(WEEKDAY([.$B282]);1);EXACT(WEEKDAY([.$B28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82]);1);EXACT(WEEKDAY([.$B28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82]);1);EXACT(WEEKDAY([.$B282]);7));&quot;----&quot;;&quot;&quot;)">
            <text:p/>
          </table:table-cell>
          <table:table-cell table:style-name="ce8" table:formula="of:=IFERROR(TIME([.I282]/60;[.I282] - COM.MICROSOFT.FLOOR.MATH([.I282]/60) * 60;0);&quot;&quot;)">
            <text:p/>
          </table:table-cell>
          <table:table-cell table:style-name="ce16" table:formula="of:=IFERROR(IF(EXACT([.C282];&quot;&quot;);&quot;&quot;;HOUR([.C282])*60+MINUTE([.C282])+HOUR([.E282])*60+MINUTE([.E282])+HOUR([.F282])*60+MINUTE([.F282])+[.D282]);&quot;&quot;)">
            <text:p/>
          </table:table-cell>
          <table:table-cell table:style-name="ce19" table:formula="of:=IFERROR(IF(EXACT([.D282];&quot;&quot;);&quot;&quot;;[.J281]+[.D282]);&quot;&quot;)">
            <text:p/>
          </table:table-cell>
          <table:table-cell table:style-name="ce22" table:formula="of:=NOT(OR(EXACT([.C282];&quot;&quot;);EXACT([.C282];&quot;----&quot;)))" office:value-type="boolean" office:boolean-value="false" calcext:value-type="boolean">
            <text:p>FALSE</text:p>
          </table:table-cell>
          <table:table-cell table:formula="of:=IF([.K282];HOUR([.C282])+(MINUTE([.C282])/60);&quot;&quot;)">
            <text:p/>
          </table:table-cell>
          <table:table-cell table:style-name="ce25" table:formula="of:=IF([.K282];TIME(ROUNDDOWN((SUM([.L276:.L282])/5); 0);((SUM([.L276:.L282])/5)-ROUNDDOWN((SUM([.L276:.L282])/5);0))*60;0);&quot;&quot;)">
            <text:p/>
          </table:table-cell>
          <table:table-cell/>
          <table:table-cell table:style-name="ce30" table:formula="of:=IF(EXACT([.J282];&quot;&quot;);&quot;&quot;;[.B282])">
            <text:p/>
          </table:table-cell>
          <table:table-cell table:style-name="ce33" table:formula="of:=IF(EXACT([.J282];&quot;&quot;);&quot;&quot;;(SUM([.L276:.L282])/5)-7)">
            <text:p/>
          </table:table-cell>
          <table:table-cell table:style-name="ce33" table:formula="of:=IF(EXACT([.J282];&quot;&quot;);&quot;&quot;;[.Q281])">
            <text:p/>
          </table:table-cell>
          <table:table-cell table:style-name="ce27" table:formula="of:=IF(EXACT([.J282];&quot;&quot;);&quot;&quot;;IF(EXACT([.L282];&quot;&quot;);[.P282];[.L282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83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282]+1" office:value-type="date" office:date-value="2025-10-09" calcext:value-type="date">
            <text:p>2025-10-09</text:p>
          </table:table-cell>
          <table:table-cell table:style-name="ce9" table:formula="of:=IF(OR(EXACT(WEEKDAY([.$B283]);1);EXACT(WEEKDAY([.$B283]);7));&quot;----&quot;;&quot;&quot;)">
            <text:p/>
          </table:table-cell>
          <table:table-cell table:style-name="ce11" table:formula="of:=IF(OR(EXACT(WEEKDAY([.$B283]);1);EXACT(WEEKDAY([.$B283]);7));0;&quot;&quot;)">
            <text:p/>
          </table:table-cell>
          <table:table-cell table:style-name="ce13" table:formula="of:=IF(OR(EXACT(WEEKDAY([.$B283]);1);EXACT(WEEKDAY([.$B28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83]);1);EXACT(WEEKDAY([.$B28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83]);1);EXACT(WEEKDAY([.$B283]);7));&quot;----&quot;;&quot;&quot;)">
            <text:p/>
          </table:table-cell>
          <table:table-cell table:style-name="ce8" table:formula="of:=IFERROR(TIME([.I283]/60;[.I283] - COM.MICROSOFT.FLOOR.MATH([.I283]/60) * 60;0);&quot;&quot;)">
            <text:p/>
          </table:table-cell>
          <table:table-cell table:style-name="ce16" table:formula="of:=IFERROR(IF(EXACT([.C283];&quot;&quot;);&quot;&quot;;HOUR([.C283])*60+MINUTE([.C283])+HOUR([.E283])*60+MINUTE([.E283])+HOUR([.F283])*60+MINUTE([.F283])+[.D283]);&quot;&quot;)">
            <text:p/>
          </table:table-cell>
          <table:table-cell table:style-name="ce19" table:formula="of:=IFERROR(IF(EXACT([.D283];&quot;&quot;);&quot;&quot;;[.J282]+[.D283]);&quot;&quot;)">
            <text:p/>
          </table:table-cell>
          <table:table-cell table:style-name="ce22" table:formula="of:=NOT(OR(EXACT([.C283];&quot;&quot;);EXACT([.C283];&quot;----&quot;)))" office:value-type="boolean" office:boolean-value="false" calcext:value-type="boolean">
            <text:p>FALSE</text:p>
          </table:table-cell>
          <table:table-cell table:formula="of:=IF([.K283];HOUR([.C283])+(MINUTE([.C283])/60);&quot;&quot;)">
            <text:p/>
          </table:table-cell>
          <table:table-cell table:style-name="ce25" table:formula="of:=IF([.K283];TIME(ROUNDDOWN((SUM([.L277:.L283])/5); 0);((SUM([.L277:.L283])/5)-ROUNDDOWN((SUM([.L277:.L283])/5);0))*60;0);&quot;&quot;)">
            <text:p/>
          </table:table-cell>
          <table:table-cell/>
          <table:table-cell table:style-name="ce30" table:formula="of:=IF(EXACT([.J283];&quot;&quot;);&quot;&quot;;[.B283])">
            <text:p/>
          </table:table-cell>
          <table:table-cell table:style-name="ce33" table:formula="of:=IF(EXACT([.J283];&quot;&quot;);&quot;&quot;;(SUM([.L277:.L283])/5)-7)">
            <text:p/>
          </table:table-cell>
          <table:table-cell table:style-name="ce33" table:formula="of:=IF(EXACT([.J283];&quot;&quot;);&quot;&quot;;[.Q282])">
            <text:p/>
          </table:table-cell>
          <table:table-cell table:style-name="ce27" table:formula="of:=IF(EXACT([.J283];&quot;&quot;);&quot;&quot;;IF(EXACT([.L283];&quot;&quot;);[.P283];[.L283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84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283]+1" office:value-type="date" office:date-value="2025-10-10" calcext:value-type="date">
            <text:p>2025-10-10</text:p>
          </table:table-cell>
          <table:table-cell table:style-name="ce9" table:formula="of:=IF(OR(EXACT(WEEKDAY([.$B284]);1);EXACT(WEEKDAY([.$B284]);7));&quot;----&quot;;&quot;&quot;)">
            <text:p/>
          </table:table-cell>
          <table:table-cell table:style-name="ce9" table:formula="of:=IF(OR(EXACT(WEEKDAY([.$B284]);1);EXACT(WEEKDAY([.$B284]);7));0;&quot;&quot;)">
            <text:p/>
          </table:table-cell>
          <table:table-cell table:style-name="ce13" table:formula="of:=IF(OR(EXACT(WEEKDAY([.$B284]);1);EXACT(WEEKDAY([.$B28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84]);1);EXACT(WEEKDAY([.$B28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84]);1);EXACT(WEEKDAY([.$B284]);7));&quot;----&quot;;&quot;&quot;)">
            <text:p/>
          </table:table-cell>
          <table:table-cell table:style-name="ce8" table:formula="of:=IFERROR(TIME([.I284]/60;[.I284] - COM.MICROSOFT.FLOOR.MATH([.I284]/60) * 60;0);&quot;&quot;)">
            <text:p/>
          </table:table-cell>
          <table:table-cell table:style-name="ce16" table:formula="of:=IFERROR(IF(EXACT([.C284];&quot;&quot;);&quot;&quot;;HOUR([.C284])*60+MINUTE([.C284])+HOUR([.E284])*60+MINUTE([.E284])+HOUR([.F284])*60+MINUTE([.F284])+[.D284]);&quot;&quot;)">
            <text:p/>
          </table:table-cell>
          <table:table-cell table:style-name="ce19" table:formula="of:=IFERROR(IF(EXACT([.D284];&quot;&quot;);&quot;&quot;;[.J283]+[.D284]);&quot;&quot;)">
            <text:p/>
          </table:table-cell>
          <table:table-cell table:style-name="ce22" table:formula="of:=NOT(OR(EXACT([.C284];&quot;&quot;);EXACT([.C284];&quot;----&quot;)))" office:value-type="boolean" office:boolean-value="false" calcext:value-type="boolean">
            <text:p>FALSE</text:p>
          </table:table-cell>
          <table:table-cell table:formula="of:=IF([.K284];HOUR([.C284])+(MINUTE([.C284])/60);&quot;&quot;)">
            <text:p/>
          </table:table-cell>
          <table:table-cell table:style-name="ce25" table:formula="of:=IF([.K284];TIME(ROUNDDOWN((SUM([.L278:.L284])/5); 0);((SUM([.L278:.L284])/5)-ROUNDDOWN((SUM([.L278:.L284])/5);0))*60;0);&quot;&quot;)">
            <text:p/>
          </table:table-cell>
          <table:table-cell/>
          <table:table-cell table:style-name="ce30" table:formula="of:=IF(EXACT([.J284];&quot;&quot;);&quot;&quot;;[.B284])">
            <text:p/>
          </table:table-cell>
          <table:table-cell table:style-name="ce33" table:formula="of:=IF(EXACT([.J284];&quot;&quot;);&quot;&quot;;(SUM([.L278:.L284])/5)-7)">
            <text:p/>
          </table:table-cell>
          <table:table-cell table:style-name="ce33" table:formula="of:=IF(EXACT([.J284];&quot;&quot;);&quot;&quot;;[.Q283])">
            <text:p/>
          </table:table-cell>
          <table:table-cell table:style-name="ce27" table:formula="of:=IF(EXACT([.J284];&quot;&quot;);&quot;&quot;;IF(EXACT([.L284];&quot;&quot;);[.P284];[.L284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85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284]+1" office:value-type="date" office:date-value="2025-10-11" calcext:value-type="date">
            <text:p>2025-10-11</text:p>
          </table:table-cell>
          <table:table-cell table:style-name="ce9" table:formula="of:=IF(OR(EXACT(WEEKDAY([.$B285]);1);EXACT(WEEKDAY([.$B285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85]);1);EXACT(WEEKDAY([.$B285]);7));0;&quot;&quot;)" office:value-type="float" office:value="0" calcext:value-type="float">
            <text:p>0</text:p>
          </table:table-cell>
          <table:table-cell table:style-name="ce13" table:formula="of:=IF(OR(EXACT(WEEKDAY([.$B285]);1);EXACT(WEEKDAY([.$B285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85]);1);EXACT(WEEKDAY([.$B285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85]);1);EXACT(WEEKDAY([.$B285]);7));&quot;----&quot;;&quot;&quot;)" office:value-type="string" office:string-value="----" calcext:value-type="string">
            <text:p>----</text:p>
          </table:table-cell>
          <table:table-cell table:style-name="ce8" table:formula="of:=IFERROR(TIME([.I285]/60;[.I285] - COM.MICROSOFT.FLOOR.MATH([.I285]/60) * 60;0);&quot;&quot;)">
            <text:p/>
          </table:table-cell>
          <table:table-cell table:style-name="ce16" table:formula="of:=IFERROR(IF(EXACT([.C285];&quot;&quot;);&quot;&quot;;HOUR([.C285])*60+MINUTE([.C285])+HOUR([.E285])*60+MINUTE([.E285])+HOUR([.F285])*60+MINUTE([.F285])+[.D285]);&quot;&quot;)">
            <text:p/>
          </table:table-cell>
          <table:table-cell table:style-name="ce19" table:formula="of:=IFERROR(IF(EXACT([.D285];&quot;&quot;);&quot;&quot;;[.J284]+[.D285]);&quot;&quot;)">
            <text:p/>
          </table:table-cell>
          <table:table-cell table:style-name="ce22" table:formula="of:=NOT(OR(EXACT([.C285];&quot;&quot;);EXACT([.C285];&quot;----&quot;)))" office:value-type="boolean" office:boolean-value="false" calcext:value-type="boolean">
            <text:p>FALSE</text:p>
          </table:table-cell>
          <table:table-cell table:formula="of:=IF([.K285];HOUR([.C285])+(MINUTE([.C285])/60);&quot;&quot;)">
            <text:p/>
          </table:table-cell>
          <table:table-cell table:style-name="ce25" table:formula="of:=IF([.K285];TIME(ROUNDDOWN((SUM([.L279:.L285])/5); 0);((SUM([.L279:.L285])/5)-ROUNDDOWN((SUM([.L279:.L285])/5);0))*60;0);&quot;&quot;)">
            <text:p/>
          </table:table-cell>
          <table:table-cell/>
          <table:table-cell table:style-name="ce30" table:formula="of:=IF(EXACT([.J285];&quot;&quot;);&quot;&quot;;[.B285])">
            <text:p/>
          </table:table-cell>
          <table:table-cell table:style-name="ce33" table:formula="of:=IF(EXACT([.J285];&quot;&quot;);&quot;&quot;;(SUM([.L279:.L285])/5)-7)">
            <text:p/>
          </table:table-cell>
          <table:table-cell table:style-name="ce33" table:formula="of:=IF(EXACT([.J285];&quot;&quot;);&quot;&quot;;[.Q284])">
            <text:p/>
          </table:table-cell>
          <table:table-cell table:style-name="ce27" table:formula="of:=IF(EXACT([.J285];&quot;&quot;);&quot;&quot;;IF(EXACT([.L285];&quot;&quot;);[.P285];[.L285]))">
            <text:p/>
          </table:table-cell>
          <table:table-cell table:style-name="ce27"/>
          <table:table-cell table:number-columns-repeated="16365"/>
        </table:table-row>
        <table:table-row table:style-name="ro4">
          <table:table-cell table:style-name="ce2" table:formula="of:=COM.MICROSOFT.SWITCH(WEEKDAY([.B286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285]+1" office:value-type="date" office:date-value="2025-10-12" calcext:value-type="date">
            <text:p>2025-10-12</text:p>
          </table:table-cell>
          <table:table-cell table:style-name="ce9" table:formula="of:=IF(OR(EXACT(WEEKDAY([.$B286]);1);EXACT(WEEKDAY([.$B286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86]);1);EXACT(WEEKDAY([.$B286]);7));0;&quot;&quot;)" office:value-type="float" office:value="0" calcext:value-type="float">
            <text:p>0</text:p>
          </table:table-cell>
          <table:table-cell table:style-name="ce13" table:formula="of:=IF(OR(EXACT(WEEKDAY([.$B286]);1);EXACT(WEEKDAY([.$B286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86]);1);EXACT(WEEKDAY([.$B286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86]);1);EXACT(WEEKDAY([.$B286]);7));&quot;----&quot;;&quot;&quot;)" office:value-type="string" office:string-value="----" calcext:value-type="string">
            <text:p>----</text:p>
          </table:table-cell>
          <table:table-cell table:style-name="ce8" table:formula="of:=IFERROR(TIME([.I286]/60;[.I286] - COM.MICROSOFT.FLOOR.MATH([.I286]/60) * 60;0);&quot;&quot;)">
            <text:p/>
          </table:table-cell>
          <table:table-cell table:style-name="ce16" table:formula="of:=IFERROR(IF(EXACT([.C286];&quot;&quot;);&quot;&quot;;HOUR([.C286])*60+MINUTE([.C286])+HOUR([.E286])*60+MINUTE([.E286])+HOUR([.F286])*60+MINUTE([.F286])+[.D286]);&quot;&quot;)">
            <text:p/>
          </table:table-cell>
          <table:table-cell table:style-name="ce19" table:formula="of:=IFERROR(IF(EXACT([.D286];&quot;&quot;);&quot;&quot;;[.J285]+[.D286]);&quot;&quot;)">
            <text:p/>
          </table:table-cell>
          <table:table-cell table:style-name="ce22" table:formula="of:=NOT(OR(EXACT([.C286];&quot;&quot;);EXACT([.C286];&quot;----&quot;)))" office:value-type="boolean" office:boolean-value="false" calcext:value-type="boolean">
            <text:p>FALSE</text:p>
          </table:table-cell>
          <table:table-cell table:formula="of:=IF([.K286];HOUR([.C286])+(MINUTE([.C286])/60);&quot;&quot;)">
            <text:p/>
          </table:table-cell>
          <table:table-cell table:style-name="ce25" table:formula="of:=IF([.K286];TIME(ROUNDDOWN((SUM([.L280:.L286])/5); 0);((SUM([.L280:.L286])/5)-ROUNDDOWN((SUM([.L280:.L286])/5);0))*60;0);&quot;&quot;)">
            <text:p/>
          </table:table-cell>
          <table:table-cell/>
          <table:table-cell table:style-name="ce30" table:formula="of:=IF(EXACT([.J286];&quot;&quot;);&quot;&quot;;[.B286])">
            <text:p/>
          </table:table-cell>
          <table:table-cell table:style-name="ce33" table:formula="of:=IF(EXACT([.J286];&quot;&quot;);&quot;&quot;;(SUM([.L280:.L286])/5)-7)">
            <text:p/>
          </table:table-cell>
          <table:table-cell table:style-name="ce33" table:formula="of:=IF(EXACT([.J286];&quot;&quot;);&quot;&quot;;[.Q285])">
            <text:p/>
          </table:table-cell>
          <table:table-cell table:style-name="ce27" table:formula="of:=IF(EXACT([.J286];&quot;&quot;);&quot;&quot;;IF(EXACT([.L286];&quot;&quot;);[.P286];[.L286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287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286]+1" office:value-type="date" office:date-value="2025-10-13" calcext:value-type="date">
            <text:p>2025-10-13</text:p>
          </table:table-cell>
          <table:table-cell table:style-name="ce9" table:formula="of:=IF(OR(EXACT(WEEKDAY([.$B287]);1);EXACT(WEEKDAY([.$B287]);7));&quot;----&quot;;&quot;&quot;)">
            <text:p/>
          </table:table-cell>
          <table:table-cell table:style-name="ce9" table:formula="of:=IF(OR(EXACT(WEEKDAY([.$B287]);1);EXACT(WEEKDAY([.$B287]);7));0;&quot;&quot;)">
            <text:p/>
          </table:table-cell>
          <table:table-cell table:style-name="ce13" table:formula="of:=IF(OR(EXACT(WEEKDAY([.$B287]);1);EXACT(WEEKDAY([.$B28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87]);1);EXACT(WEEKDAY([.$B28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87]);1);EXACT(WEEKDAY([.$B287]);7));&quot;----&quot;;&quot;&quot;)">
            <text:p/>
          </table:table-cell>
          <table:table-cell table:style-name="ce8" table:formula="of:=IFERROR(TIME([.I287]/60;[.I287] - COM.MICROSOFT.FLOOR.MATH([.I287]/60) * 60;0);&quot;&quot;)">
            <text:p/>
          </table:table-cell>
          <table:table-cell table:style-name="ce16" table:formula="of:=IFERROR(IF(EXACT([.C287];&quot;&quot;);&quot;&quot;;HOUR([.C287])*60+MINUTE([.C287])+HOUR([.E287])*60+MINUTE([.E287])+HOUR([.F287])*60+MINUTE([.F287])+[.D287]);&quot;&quot;)">
            <text:p/>
          </table:table-cell>
          <table:table-cell table:style-name="ce19" table:formula="of:=IFERROR(IF(EXACT([.D287];&quot;&quot;);&quot;&quot;;[.J286]+[.D287]);&quot;&quot;)">
            <text:p/>
          </table:table-cell>
          <table:table-cell table:style-name="ce22" table:formula="of:=NOT(OR(EXACT([.C287];&quot;&quot;);EXACT([.C287];&quot;----&quot;)))" office:value-type="boolean" office:boolean-value="false" calcext:value-type="boolean">
            <text:p>FALSE</text:p>
          </table:table-cell>
          <table:table-cell table:formula="of:=IF([.K287];HOUR([.C287])+(MINUTE([.C287])/60);&quot;&quot;)">
            <text:p/>
          </table:table-cell>
          <table:table-cell table:style-name="ce25" table:formula="of:=IF([.K287];TIME(ROUNDDOWN((SUM([.L281:.L287])/5); 0);((SUM([.L281:.L287])/5)-ROUNDDOWN((SUM([.L281:.L287])/5);0))*60;0);&quot;&quot;)">
            <text:p/>
          </table:table-cell>
          <table:table-cell/>
          <table:table-cell table:style-name="ce30" table:formula="of:=IF(EXACT([.J287];&quot;&quot;);&quot;&quot;;[.B287])">
            <text:p/>
          </table:table-cell>
          <table:table-cell table:style-name="ce33" table:formula="of:=IF(EXACT([.J287];&quot;&quot;);&quot;&quot;;(SUM([.L281:.L287])/5)-7)">
            <text:p/>
          </table:table-cell>
          <table:table-cell table:style-name="ce33" table:formula="of:=IF(EXACT([.J287];&quot;&quot;);&quot;&quot;;[.Q286])">
            <text:p/>
          </table:table-cell>
          <table:table-cell table:style-name="ce27" table:formula="of:=IF(EXACT([.J287];&quot;&quot;);&quot;&quot;;IF(EXACT([.L287];&quot;&quot;);[.P287];[.L287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288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287]+1" office:value-type="date" office:date-value="2025-10-14" calcext:value-type="date">
            <text:p>2025-10-14</text:p>
          </table:table-cell>
          <table:table-cell table:style-name="ce9" table:formula="of:=IF(OR(EXACT(WEEKDAY([.$B288]);1);EXACT(WEEKDAY([.$B288]);7));&quot;----&quot;;&quot;&quot;)">
            <text:p/>
          </table:table-cell>
          <table:table-cell table:style-name="ce9" table:formula="of:=IF(OR(EXACT(WEEKDAY([.$B288]);1);EXACT(WEEKDAY([.$B288]);7));0;&quot;&quot;)">
            <text:p/>
          </table:table-cell>
          <table:table-cell table:style-name="ce13" table:formula="of:=IF(OR(EXACT(WEEKDAY([.$B288]);1);EXACT(WEEKDAY([.$B28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88]);1);EXACT(WEEKDAY([.$B28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88]);1);EXACT(WEEKDAY([.$B288]);7));&quot;----&quot;;&quot;&quot;)">
            <text:p/>
          </table:table-cell>
          <table:table-cell table:style-name="ce8" table:formula="of:=IFERROR(TIME([.I288]/60;[.I288] - COM.MICROSOFT.FLOOR.MATH([.I288]/60) * 60;0);&quot;&quot;)">
            <text:p/>
          </table:table-cell>
          <table:table-cell table:style-name="ce16" table:formula="of:=IFERROR(IF(EXACT([.C288];&quot;&quot;);&quot;&quot;;HOUR([.C288])*60+MINUTE([.C288])+HOUR([.E288])*60+MINUTE([.E288])+HOUR([.F288])*60+MINUTE([.F288])+[.D288]);&quot;&quot;)">
            <text:p/>
          </table:table-cell>
          <table:table-cell table:style-name="ce19" table:formula="of:=IFERROR(IF(EXACT([.D288];&quot;&quot;);&quot;&quot;;[.J287]+[.D288]);&quot;&quot;)">
            <text:p/>
          </table:table-cell>
          <table:table-cell table:style-name="ce22" table:formula="of:=NOT(OR(EXACT([.C288];&quot;&quot;);EXACT([.C288];&quot;----&quot;)))" office:value-type="boolean" office:boolean-value="false" calcext:value-type="boolean">
            <text:p>FALSE</text:p>
          </table:table-cell>
          <table:table-cell table:formula="of:=IF([.K288];HOUR([.C288])+(MINUTE([.C288])/60);&quot;&quot;)">
            <text:p/>
          </table:table-cell>
          <table:table-cell table:style-name="ce25" table:formula="of:=IF([.K288];TIME(ROUNDDOWN((SUM([.L282:.L288])/5); 0);((SUM([.L282:.L288])/5)-ROUNDDOWN((SUM([.L282:.L288])/5);0))*60;0);&quot;&quot;)">
            <text:p/>
          </table:table-cell>
          <table:table-cell/>
          <table:table-cell table:style-name="ce30" table:formula="of:=IF(EXACT([.J288];&quot;&quot;);&quot;&quot;;[.B288])">
            <text:p/>
          </table:table-cell>
          <table:table-cell table:style-name="ce33" table:formula="of:=IF(EXACT([.J288];&quot;&quot;);&quot;&quot;;(SUM([.L282:.L288])/5)-7)">
            <text:p/>
          </table:table-cell>
          <table:table-cell table:style-name="ce33" table:formula="of:=IF(EXACT([.J288];&quot;&quot;);&quot;&quot;;[.Q287])">
            <text:p/>
          </table:table-cell>
          <table:table-cell table:style-name="ce27" table:formula="of:=IF(EXACT([.J288];&quot;&quot;);&quot;&quot;;IF(EXACT([.L288];&quot;&quot;);[.P288];[.L288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289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288]+1" office:value-type="date" office:date-value="2025-10-15" calcext:value-type="date">
            <text:p>2025-10-15</text:p>
          </table:table-cell>
          <table:table-cell table:style-name="ce9" table:formula="of:=IF(OR(EXACT(WEEKDAY([.$B289]);1);EXACT(WEEKDAY([.$B289]);7));&quot;----&quot;;&quot;&quot;)">
            <text:p/>
          </table:table-cell>
          <table:table-cell table:style-name="ce11" table:formula="of:=IF(OR(EXACT(WEEKDAY([.$B289]);1);EXACT(WEEKDAY([.$B289]);7));0;&quot;&quot;)">
            <text:p/>
          </table:table-cell>
          <table:table-cell table:style-name="ce13" table:formula="of:=IF(OR(EXACT(WEEKDAY([.$B289]);1);EXACT(WEEKDAY([.$B28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89]);1);EXACT(WEEKDAY([.$B28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89]);1);EXACT(WEEKDAY([.$B289]);7));&quot;----&quot;;&quot;&quot;)">
            <text:p/>
          </table:table-cell>
          <table:table-cell table:style-name="ce8" table:formula="of:=IFERROR(TIME([.I289]/60;[.I289] - COM.MICROSOFT.FLOOR.MATH([.I289]/60) * 60;0);&quot;&quot;)">
            <text:p/>
          </table:table-cell>
          <table:table-cell table:style-name="ce16" table:formula="of:=IFERROR(IF(EXACT([.C289];&quot;&quot;);&quot;&quot;;HOUR([.C289])*60+MINUTE([.C289])+HOUR([.E289])*60+MINUTE([.E289])+HOUR([.F289])*60+MINUTE([.F289])+[.D289]);&quot;&quot;)">
            <text:p/>
          </table:table-cell>
          <table:table-cell table:style-name="ce19" table:formula="of:=IFERROR(IF(EXACT([.D289];&quot;&quot;);&quot;&quot;;[.J288]+[.D289]);&quot;&quot;)">
            <text:p/>
          </table:table-cell>
          <table:table-cell table:style-name="ce22" table:formula="of:=NOT(OR(EXACT([.C289];&quot;&quot;);EXACT([.C289];&quot;----&quot;)))" office:value-type="boolean" office:boolean-value="false" calcext:value-type="boolean">
            <text:p>FALSE</text:p>
          </table:table-cell>
          <table:table-cell table:formula="of:=IF([.K289];HOUR([.C289])+(MINUTE([.C289])/60);&quot;&quot;)">
            <text:p/>
          </table:table-cell>
          <table:table-cell table:style-name="ce25" table:formula="of:=IF([.K289];TIME(ROUNDDOWN((SUM([.L283:.L289])/5); 0);((SUM([.L283:.L289])/5)-ROUNDDOWN((SUM([.L283:.L289])/5);0))*60;0);&quot;&quot;)">
            <text:p/>
          </table:table-cell>
          <table:table-cell/>
          <table:table-cell table:style-name="ce30" table:formula="of:=IF(EXACT([.J289];&quot;&quot;);&quot;&quot;;[.B289])">
            <text:p/>
          </table:table-cell>
          <table:table-cell table:style-name="ce33" table:formula="of:=IF(EXACT([.J289];&quot;&quot;);&quot;&quot;;(SUM([.L283:.L289])/5)-7)">
            <text:p/>
          </table:table-cell>
          <table:table-cell table:style-name="ce33" table:formula="of:=IF(EXACT([.J289];&quot;&quot;);&quot;&quot;;[.Q288])">
            <text:p/>
          </table:table-cell>
          <table:table-cell table:style-name="ce27" table:formula="of:=IF(EXACT([.J289];&quot;&quot;);&quot;&quot;;IF(EXACT([.L289];&quot;&quot;);[.P289];[.L289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290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289]+1" office:value-type="date" office:date-value="2025-10-16" calcext:value-type="date">
            <text:p>2025-10-16</text:p>
          </table:table-cell>
          <table:table-cell table:style-name="ce9" table:formula="of:=IF(OR(EXACT(WEEKDAY([.$B290]);1);EXACT(WEEKDAY([.$B290]);7));&quot;----&quot;;&quot;&quot;)">
            <text:p/>
          </table:table-cell>
          <table:table-cell table:style-name="ce11" table:formula="of:=IF(OR(EXACT(WEEKDAY([.$B290]);1);EXACT(WEEKDAY([.$B290]);7));0;&quot;&quot;)">
            <text:p/>
          </table:table-cell>
          <table:table-cell table:style-name="ce13" table:formula="of:=IF(OR(EXACT(WEEKDAY([.$B290]);1);EXACT(WEEKDAY([.$B29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90]);1);EXACT(WEEKDAY([.$B29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90]);1);EXACT(WEEKDAY([.$B290]);7));&quot;----&quot;;&quot;&quot;)">
            <text:p/>
          </table:table-cell>
          <table:table-cell table:style-name="ce8" table:formula="of:=IFERROR(TIME([.I290]/60;[.I290] - COM.MICROSOFT.FLOOR.MATH([.I290]/60) * 60;0);&quot;&quot;)">
            <text:p/>
          </table:table-cell>
          <table:table-cell table:style-name="ce16" table:formula="of:=IFERROR(IF(EXACT([.C290];&quot;&quot;);&quot;&quot;;HOUR([.C290])*60+MINUTE([.C290])+HOUR([.E290])*60+MINUTE([.E290])+HOUR([.F290])*60+MINUTE([.F290])+[.D290]);&quot;&quot;)">
            <text:p/>
          </table:table-cell>
          <table:table-cell table:style-name="ce19" table:formula="of:=IFERROR(IF(EXACT([.D290];&quot;&quot;);&quot;&quot;;[.J289]+[.D290]);&quot;&quot;)">
            <text:p/>
          </table:table-cell>
          <table:table-cell table:style-name="ce22" table:formula="of:=NOT(OR(EXACT([.C290];&quot;&quot;);EXACT([.C290];&quot;----&quot;)))" office:value-type="boolean" office:boolean-value="false" calcext:value-type="boolean">
            <text:p>FALSE</text:p>
          </table:table-cell>
          <table:table-cell table:formula="of:=IF([.K290];HOUR([.C290])+(MINUTE([.C290])/60);&quot;&quot;)">
            <text:p/>
          </table:table-cell>
          <table:table-cell table:style-name="ce25" table:formula="of:=IF([.K290];TIME(ROUNDDOWN((SUM([.L284:.L290])/5); 0);((SUM([.L284:.L290])/5)-ROUNDDOWN((SUM([.L284:.L290])/5);0))*60;0);&quot;&quot;)">
            <text:p/>
          </table:table-cell>
          <table:table-cell/>
          <table:table-cell table:style-name="ce30" table:formula="of:=IF(EXACT([.J290];&quot;&quot;);&quot;&quot;;[.B290])">
            <text:p/>
          </table:table-cell>
          <table:table-cell table:style-name="ce33" table:formula="of:=IF(EXACT([.J290];&quot;&quot;);&quot;&quot;;(SUM([.L284:.L290])/5)-7)">
            <text:p/>
          </table:table-cell>
          <table:table-cell table:style-name="ce33" table:formula="of:=IF(EXACT([.J290];&quot;&quot;);&quot;&quot;;[.Q289])">
            <text:p/>
          </table:table-cell>
          <table:table-cell table:style-name="ce27" table:formula="of:=IF(EXACT([.J290];&quot;&quot;);&quot;&quot;;IF(EXACT([.L290];&quot;&quot;);[.P290];[.L290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291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290]+1" office:value-type="date" office:date-value="2025-10-17" calcext:value-type="date">
            <text:p>2025-10-17</text:p>
          </table:table-cell>
          <table:table-cell table:style-name="ce9" table:formula="of:=IF(OR(EXACT(WEEKDAY([.$B291]);1);EXACT(WEEKDAY([.$B291]);7));&quot;----&quot;;&quot;&quot;)">
            <text:p/>
          </table:table-cell>
          <table:table-cell table:style-name="ce9" table:formula="of:=IF(OR(EXACT(WEEKDAY([.$B291]);1);EXACT(WEEKDAY([.$B291]);7));0;&quot;&quot;)">
            <text:p/>
          </table:table-cell>
          <table:table-cell table:style-name="ce13" table:formula="of:=IF(OR(EXACT(WEEKDAY([.$B291]);1);EXACT(WEEKDAY([.$B29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91]);1);EXACT(WEEKDAY([.$B29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91]);1);EXACT(WEEKDAY([.$B291]);7));&quot;----&quot;;&quot;&quot;)">
            <text:p/>
          </table:table-cell>
          <table:table-cell table:style-name="ce8" table:formula="of:=IFERROR(TIME([.I291]/60;[.I291] - COM.MICROSOFT.FLOOR.MATH([.I291]/60) * 60;0);&quot;&quot;)">
            <text:p/>
          </table:table-cell>
          <table:table-cell table:style-name="ce16" table:formula="of:=IFERROR(IF(EXACT([.C291];&quot;&quot;);&quot;&quot;;HOUR([.C291])*60+MINUTE([.C291])+HOUR([.E291])*60+MINUTE([.E291])+HOUR([.F291])*60+MINUTE([.F291])+[.D291]);&quot;&quot;)">
            <text:p/>
          </table:table-cell>
          <table:table-cell table:style-name="ce19" table:formula="of:=IFERROR(IF(EXACT([.D291];&quot;&quot;);&quot;&quot;;[.J290]+[.D291]);&quot;&quot;)">
            <text:p/>
          </table:table-cell>
          <table:table-cell table:style-name="ce22" table:formula="of:=NOT(OR(EXACT([.C291];&quot;&quot;);EXACT([.C291];&quot;----&quot;)))" office:value-type="boolean" office:boolean-value="false" calcext:value-type="boolean">
            <text:p>FALSE</text:p>
          </table:table-cell>
          <table:table-cell table:formula="of:=IF([.K291];HOUR([.C291])+(MINUTE([.C291])/60);&quot;&quot;)">
            <text:p/>
          </table:table-cell>
          <table:table-cell table:style-name="ce25" table:formula="of:=IF([.K291];TIME(ROUNDDOWN((SUM([.L285:.L291])/5); 0);((SUM([.L285:.L291])/5)-ROUNDDOWN((SUM([.L285:.L291])/5);0))*60;0);&quot;&quot;)">
            <text:p/>
          </table:table-cell>
          <table:table-cell/>
          <table:table-cell table:style-name="ce30" table:formula="of:=IF(EXACT([.J291];&quot;&quot;);&quot;&quot;;[.B291])">
            <text:p/>
          </table:table-cell>
          <table:table-cell table:style-name="ce33" table:formula="of:=IF(EXACT([.J291];&quot;&quot;);&quot;&quot;;(SUM([.L285:.L291])/5)-7)">
            <text:p/>
          </table:table-cell>
          <table:table-cell table:style-name="ce33" table:formula="of:=IF(EXACT([.J291];&quot;&quot;);&quot;&quot;;[.Q290])">
            <text:p/>
          </table:table-cell>
          <table:table-cell table:style-name="ce27" table:formula="of:=IF(EXACT([.J291];&quot;&quot;);&quot;&quot;;IF(EXACT([.L291];&quot;&quot;);[.P291];[.L291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292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291]+1" office:value-type="date" office:date-value="2025-10-18" calcext:value-type="date">
            <text:p>2025-10-18</text:p>
          </table:table-cell>
          <table:table-cell table:style-name="ce9" table:formula="of:=IF(OR(EXACT(WEEKDAY([.$B292]);1);EXACT(WEEKDAY([.$B292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92]);1);EXACT(WEEKDAY([.$B292]);7));0;&quot;&quot;)" office:value-type="float" office:value="0" calcext:value-type="float">
            <text:p>0</text:p>
          </table:table-cell>
          <table:table-cell table:style-name="ce13" table:formula="of:=IF(OR(EXACT(WEEKDAY([.$B292]);1);EXACT(WEEKDAY([.$B292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92]);1);EXACT(WEEKDAY([.$B292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92]);1);EXACT(WEEKDAY([.$B292]);7));&quot;----&quot;;&quot;&quot;)" office:value-type="string" office:string-value="----" calcext:value-type="string">
            <text:p>----</text:p>
          </table:table-cell>
          <table:table-cell table:style-name="ce8" table:formula="of:=IFERROR(TIME([.I292]/60;[.I292] - COM.MICROSOFT.FLOOR.MATH([.I292]/60) * 60;0);&quot;&quot;)">
            <text:p/>
          </table:table-cell>
          <table:table-cell table:style-name="ce16" table:formula="of:=IFERROR(IF(EXACT([.C292];&quot;&quot;);&quot;&quot;;HOUR([.C292])*60+MINUTE([.C292])+HOUR([.E292])*60+MINUTE([.E292])+HOUR([.F292])*60+MINUTE([.F292])+[.D292]);&quot;&quot;)">
            <text:p/>
          </table:table-cell>
          <table:table-cell table:style-name="ce19" table:formula="of:=IFERROR(IF(EXACT([.D292];&quot;&quot;);&quot;&quot;;[.J291]+[.D292]);&quot;&quot;)">
            <text:p/>
          </table:table-cell>
          <table:table-cell table:style-name="ce22" table:formula="of:=NOT(OR(EXACT([.C292];&quot;&quot;);EXACT([.C292];&quot;----&quot;)))" office:value-type="boolean" office:boolean-value="false" calcext:value-type="boolean">
            <text:p>FALSE</text:p>
          </table:table-cell>
          <table:table-cell table:formula="of:=IF([.K292];HOUR([.C292])+(MINUTE([.C292])/60);&quot;&quot;)">
            <text:p/>
          </table:table-cell>
          <table:table-cell table:style-name="ce25" table:formula="of:=IF([.K292];TIME(ROUNDDOWN((SUM([.L286:.L292])/5); 0);((SUM([.L286:.L292])/5)-ROUNDDOWN((SUM([.L286:.L292])/5);0))*60;0);&quot;&quot;)">
            <text:p/>
          </table:table-cell>
          <table:table-cell/>
          <table:table-cell table:style-name="ce30" table:formula="of:=IF(EXACT([.J292];&quot;&quot;);&quot;&quot;;[.B292])">
            <text:p/>
          </table:table-cell>
          <table:table-cell table:style-name="ce33" table:formula="of:=IF(EXACT([.J292];&quot;&quot;);&quot;&quot;;(SUM([.L286:.L292])/5)-7)">
            <text:p/>
          </table:table-cell>
          <table:table-cell table:style-name="ce33" table:formula="of:=IF(EXACT([.J292];&quot;&quot;);&quot;&quot;;[.Q291])">
            <text:p/>
          </table:table-cell>
          <table:table-cell table:style-name="ce27" table:formula="of:=IF(EXACT([.J292];&quot;&quot;);&quot;&quot;;IF(EXACT([.L292];&quot;&quot;);[.P292];[.L292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293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292]+1" office:value-type="date" office:date-value="2025-10-19" calcext:value-type="date">
            <text:p>2025-10-19</text:p>
          </table:table-cell>
          <table:table-cell table:style-name="ce9" table:formula="of:=IF(OR(EXACT(WEEKDAY([.$B293]);1);EXACT(WEEKDAY([.$B293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93]);1);EXACT(WEEKDAY([.$B293]);7));0;&quot;&quot;)" office:value-type="float" office:value="0" calcext:value-type="float">
            <text:p>0</text:p>
          </table:table-cell>
          <table:table-cell table:style-name="ce13" table:formula="of:=IF(OR(EXACT(WEEKDAY([.$B293]);1);EXACT(WEEKDAY([.$B293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93]);1);EXACT(WEEKDAY([.$B293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93]);1);EXACT(WEEKDAY([.$B293]);7));&quot;----&quot;;&quot;&quot;)" office:value-type="string" office:string-value="----" calcext:value-type="string">
            <text:p>----</text:p>
          </table:table-cell>
          <table:table-cell table:style-name="ce8" table:formula="of:=IFERROR(TIME([.I293]/60;[.I293] - COM.MICROSOFT.FLOOR.MATH([.I293]/60) * 60;0);&quot;&quot;)">
            <text:p/>
          </table:table-cell>
          <table:table-cell table:style-name="ce16" table:formula="of:=IFERROR(IF(EXACT([.C293];&quot;&quot;);&quot;&quot;;HOUR([.C293])*60+MINUTE([.C293])+HOUR([.E293])*60+MINUTE([.E293])+HOUR([.F293])*60+MINUTE([.F293])+[.D293]);&quot;&quot;)">
            <text:p/>
          </table:table-cell>
          <table:table-cell table:style-name="ce19" table:formula="of:=IFERROR(IF(EXACT([.D293];&quot;&quot;);&quot;&quot;;[.J292]+[.D293]);&quot;&quot;)">
            <text:p/>
          </table:table-cell>
          <table:table-cell table:style-name="ce22" table:formula="of:=NOT(OR(EXACT([.C293];&quot;&quot;);EXACT([.C293];&quot;----&quot;)))" office:value-type="boolean" office:boolean-value="false" calcext:value-type="boolean">
            <text:p>FALSE</text:p>
          </table:table-cell>
          <table:table-cell table:formula="of:=IF([.K293];HOUR([.C293])+(MINUTE([.C293])/60);&quot;&quot;)">
            <text:p/>
          </table:table-cell>
          <table:table-cell table:style-name="ce25" table:formula="of:=IF([.K293];TIME(ROUNDDOWN((SUM([.L287:.L293])/5); 0);((SUM([.L287:.L293])/5)-ROUNDDOWN((SUM([.L287:.L293])/5);0))*60;0);&quot;&quot;)">
            <text:p/>
          </table:table-cell>
          <table:table-cell/>
          <table:table-cell table:style-name="ce30" table:formula="of:=IF(EXACT([.J293];&quot;&quot;);&quot;&quot;;[.B293])">
            <text:p/>
          </table:table-cell>
          <table:table-cell table:style-name="ce33" table:formula="of:=IF(EXACT([.J293];&quot;&quot;);&quot;&quot;;(SUM([.L287:.L293])/5)-7)">
            <text:p/>
          </table:table-cell>
          <table:table-cell table:style-name="ce33" table:formula="of:=IF(EXACT([.J293];&quot;&quot;);&quot;&quot;;[.Q292])">
            <text:p/>
          </table:table-cell>
          <table:table-cell table:style-name="ce27" table:formula="of:=IF(EXACT([.J293];&quot;&quot;);&quot;&quot;;IF(EXACT([.L293];&quot;&quot;);[.P293];[.L293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294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293]+1" office:value-type="date" office:date-value="2025-10-20" calcext:value-type="date">
            <text:p>2025-10-20</text:p>
          </table:table-cell>
          <table:table-cell table:style-name="ce9" table:formula="of:=IF(OR(EXACT(WEEKDAY([.$B294]);1);EXACT(WEEKDAY([.$B294]);7));&quot;----&quot;;&quot;&quot;)">
            <text:p/>
          </table:table-cell>
          <table:table-cell table:style-name="ce9" table:formula="of:=IF(OR(EXACT(WEEKDAY([.$B294]);1);EXACT(WEEKDAY([.$B294]);7));0;&quot;&quot;)">
            <text:p/>
          </table:table-cell>
          <table:table-cell table:style-name="ce13" table:formula="of:=IF(OR(EXACT(WEEKDAY([.$B294]);1);EXACT(WEEKDAY([.$B29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94]);1);EXACT(WEEKDAY([.$B29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94]);1);EXACT(WEEKDAY([.$B294]);7));&quot;----&quot;;&quot;&quot;)">
            <text:p/>
          </table:table-cell>
          <table:table-cell table:style-name="ce8" table:formula="of:=IFERROR(TIME([.I294]/60;[.I294] - COM.MICROSOFT.FLOOR.MATH([.I294]/60) * 60;0);&quot;&quot;)">
            <text:p/>
          </table:table-cell>
          <table:table-cell table:style-name="ce16" table:formula="of:=IFERROR(IF(EXACT([.C294];&quot;&quot;);&quot;&quot;;HOUR([.C294])*60+MINUTE([.C294])+HOUR([.E294])*60+MINUTE([.E294])+HOUR([.F294])*60+MINUTE([.F294])+[.D294]);&quot;&quot;)">
            <text:p/>
          </table:table-cell>
          <table:table-cell table:style-name="ce19" table:formula="of:=IFERROR(IF(EXACT([.D294];&quot;&quot;);&quot;&quot;;[.J293]+[.D294]);&quot;&quot;)">
            <text:p/>
          </table:table-cell>
          <table:table-cell table:style-name="ce22" table:formula="of:=NOT(OR(EXACT([.C294];&quot;&quot;);EXACT([.C294];&quot;----&quot;)))" office:value-type="boolean" office:boolean-value="false" calcext:value-type="boolean">
            <text:p>FALSE</text:p>
          </table:table-cell>
          <table:table-cell table:formula="of:=IF([.K294];HOUR([.C294])+(MINUTE([.C294])/60);&quot;&quot;)">
            <text:p/>
          </table:table-cell>
          <table:table-cell table:style-name="ce25" table:formula="of:=IF([.K294];TIME(ROUNDDOWN((SUM([.L288:.L294])/5); 0);((SUM([.L288:.L294])/5)-ROUNDDOWN((SUM([.L288:.L294])/5);0))*60;0);&quot;&quot;)">
            <text:p/>
          </table:table-cell>
          <table:table-cell/>
          <table:table-cell table:style-name="ce30" table:formula="of:=IF(EXACT([.J294];&quot;&quot;);&quot;&quot;;[.B294])">
            <text:p/>
          </table:table-cell>
          <table:table-cell table:style-name="ce33" table:formula="of:=IF(EXACT([.J294];&quot;&quot;);&quot;&quot;;(SUM([.L288:.L294])/5)-7)">
            <text:p/>
          </table:table-cell>
          <table:table-cell table:style-name="ce33" table:formula="of:=IF(EXACT([.J294];&quot;&quot;);&quot;&quot;;[.Q293])">
            <text:p/>
          </table:table-cell>
          <table:table-cell table:style-name="ce27" table:formula="of:=IF(EXACT([.J294];&quot;&quot;);&quot;&quot;;IF(EXACT([.L294];&quot;&quot;);[.P294];[.L294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295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294]+1" office:value-type="date" office:date-value="2025-10-21" calcext:value-type="date">
            <text:p>2025-10-21</text:p>
          </table:table-cell>
          <table:table-cell table:style-name="ce9" table:formula="of:=IF(OR(EXACT(WEEKDAY([.$B295]);1);EXACT(WEEKDAY([.$B295]);7));&quot;----&quot;;&quot;&quot;)">
            <text:p/>
          </table:table-cell>
          <table:table-cell table:style-name="ce9" table:formula="of:=IF(OR(EXACT(WEEKDAY([.$B295]);1);EXACT(WEEKDAY([.$B295]);7));0;&quot;&quot;)">
            <text:p/>
          </table:table-cell>
          <table:table-cell table:style-name="ce13" table:formula="of:=IF(OR(EXACT(WEEKDAY([.$B295]);1);EXACT(WEEKDAY([.$B29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95]);1);EXACT(WEEKDAY([.$B29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95]);1);EXACT(WEEKDAY([.$B295]);7));&quot;----&quot;;&quot;&quot;)">
            <text:p/>
          </table:table-cell>
          <table:table-cell table:style-name="ce8" table:formula="of:=IFERROR(TIME([.I295]/60;[.I295] - COM.MICROSOFT.FLOOR.MATH([.I295]/60) * 60;0);&quot;&quot;)">
            <text:p/>
          </table:table-cell>
          <table:table-cell table:style-name="ce16" table:formula="of:=IFERROR(IF(EXACT([.C295];&quot;&quot;);&quot;&quot;;HOUR([.C295])*60+MINUTE([.C295])+HOUR([.E295])*60+MINUTE([.E295])+HOUR([.F295])*60+MINUTE([.F295])+[.D295]);&quot;&quot;)">
            <text:p/>
          </table:table-cell>
          <table:table-cell table:style-name="ce19" table:formula="of:=IFERROR(IF(EXACT([.D295];&quot;&quot;);&quot;&quot;;[.J294]+[.D295]);&quot;&quot;)">
            <text:p/>
          </table:table-cell>
          <table:table-cell table:style-name="ce22" table:formula="of:=NOT(OR(EXACT([.C295];&quot;&quot;);EXACT([.C295];&quot;----&quot;)))" office:value-type="boolean" office:boolean-value="false" calcext:value-type="boolean">
            <text:p>FALSE</text:p>
          </table:table-cell>
          <table:table-cell table:formula="of:=IF([.K295];HOUR([.C295])+(MINUTE([.C295])/60);&quot;&quot;)">
            <text:p/>
          </table:table-cell>
          <table:table-cell table:style-name="ce25" table:formula="of:=IF([.K295];TIME(ROUNDDOWN((SUM([.L289:.L295])/5); 0);((SUM([.L289:.L295])/5)-ROUNDDOWN((SUM([.L289:.L295])/5);0))*60;0);&quot;&quot;)">
            <text:p/>
          </table:table-cell>
          <table:table-cell/>
          <table:table-cell table:style-name="ce30" table:formula="of:=IF(EXACT([.J295];&quot;&quot;);&quot;&quot;;[.B295])">
            <text:p/>
          </table:table-cell>
          <table:table-cell table:style-name="ce33" table:formula="of:=IF(EXACT([.J295];&quot;&quot;);&quot;&quot;;(SUM([.L289:.L295])/5)-7)">
            <text:p/>
          </table:table-cell>
          <table:table-cell table:style-name="ce33" table:formula="of:=IF(EXACT([.J295];&quot;&quot;);&quot;&quot;;[.Q294])">
            <text:p/>
          </table:table-cell>
          <table:table-cell table:style-name="ce27" table:formula="of:=IF(EXACT([.J295];&quot;&quot;);&quot;&quot;;IF(EXACT([.L295];&quot;&quot;);[.P295];[.L295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296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295]+1" office:value-type="date" office:date-value="2025-10-22" calcext:value-type="date">
            <text:p>2025-10-22</text:p>
          </table:table-cell>
          <table:table-cell table:style-name="ce9" table:formula="of:=IF(OR(EXACT(WEEKDAY([.$B296]);1);EXACT(WEEKDAY([.$B296]);7));&quot;----&quot;;&quot;&quot;)">
            <text:p/>
          </table:table-cell>
          <table:table-cell table:style-name="ce11" table:formula="of:=IF(OR(EXACT(WEEKDAY([.$B296]);1);EXACT(WEEKDAY([.$B296]);7));0;&quot;&quot;)">
            <text:p/>
          </table:table-cell>
          <table:table-cell table:style-name="ce13" table:formula="of:=IF(OR(EXACT(WEEKDAY([.$B296]);1);EXACT(WEEKDAY([.$B29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96]);1);EXACT(WEEKDAY([.$B29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96]);1);EXACT(WEEKDAY([.$B296]);7));&quot;----&quot;;&quot;&quot;)">
            <text:p/>
          </table:table-cell>
          <table:table-cell table:style-name="ce8" table:formula="of:=IFERROR(TIME([.I296]/60;[.I296] - COM.MICROSOFT.FLOOR.MATH([.I296]/60) * 60;0);&quot;&quot;)">
            <text:p/>
          </table:table-cell>
          <table:table-cell table:style-name="ce16" table:formula="of:=IFERROR(IF(EXACT([.C296];&quot;&quot;);&quot;&quot;;HOUR([.C296])*60+MINUTE([.C296])+HOUR([.E296])*60+MINUTE([.E296])+HOUR([.F296])*60+MINUTE([.F296])+[.D296]);&quot;&quot;)">
            <text:p/>
          </table:table-cell>
          <table:table-cell table:style-name="ce19" table:formula="of:=IFERROR(IF(EXACT([.D296];&quot;&quot;);&quot;&quot;;[.J295]+[.D296]);&quot;&quot;)">
            <text:p/>
          </table:table-cell>
          <table:table-cell table:style-name="ce22" table:formula="of:=NOT(OR(EXACT([.C296];&quot;&quot;);EXACT([.C296];&quot;----&quot;)))" office:value-type="boolean" office:boolean-value="false" calcext:value-type="boolean">
            <text:p>FALSE</text:p>
          </table:table-cell>
          <table:table-cell table:formula="of:=IF([.K296];HOUR([.C296])+(MINUTE([.C296])/60);&quot;&quot;)">
            <text:p/>
          </table:table-cell>
          <table:table-cell table:style-name="ce25" table:formula="of:=IF([.K296];TIME(ROUNDDOWN((SUM([.L290:.L296])/5); 0);((SUM([.L290:.L296])/5)-ROUNDDOWN((SUM([.L290:.L296])/5);0))*60;0);&quot;&quot;)">
            <text:p/>
          </table:table-cell>
          <table:table-cell/>
          <table:table-cell table:style-name="ce30" table:formula="of:=IF(EXACT([.J296];&quot;&quot;);&quot;&quot;;[.B296])">
            <text:p/>
          </table:table-cell>
          <table:table-cell table:style-name="ce33" table:formula="of:=IF(EXACT([.J296];&quot;&quot;);&quot;&quot;;(SUM([.L290:.L296])/5)-7)">
            <text:p/>
          </table:table-cell>
          <table:table-cell table:style-name="ce33" table:formula="of:=IF(EXACT([.J296];&quot;&quot;);&quot;&quot;;[.Q295])">
            <text:p/>
          </table:table-cell>
          <table:table-cell table:style-name="ce27" table:formula="of:=IF(EXACT([.J296];&quot;&quot;);&quot;&quot;;IF(EXACT([.L296];&quot;&quot;);[.P296];[.L296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297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296]+1" office:value-type="date" office:date-value="2025-10-23" calcext:value-type="date">
            <text:p>2025-10-23</text:p>
          </table:table-cell>
          <table:table-cell table:style-name="ce9" table:formula="of:=IF(OR(EXACT(WEEKDAY([.$B297]);1);EXACT(WEEKDAY([.$B297]);7));&quot;----&quot;;&quot;&quot;)">
            <text:p/>
          </table:table-cell>
          <table:table-cell table:style-name="ce11" table:formula="of:=IF(OR(EXACT(WEEKDAY([.$B297]);1);EXACT(WEEKDAY([.$B297]);7));0;&quot;&quot;)">
            <text:p/>
          </table:table-cell>
          <table:table-cell table:style-name="ce13" table:formula="of:=IF(OR(EXACT(WEEKDAY([.$B297]);1);EXACT(WEEKDAY([.$B29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97]);1);EXACT(WEEKDAY([.$B29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97]);1);EXACT(WEEKDAY([.$B297]);7));&quot;----&quot;;&quot;&quot;)">
            <text:p/>
          </table:table-cell>
          <table:table-cell table:style-name="ce8" table:formula="of:=IFERROR(TIME([.I297]/60;[.I297] - COM.MICROSOFT.FLOOR.MATH([.I297]/60) * 60;0);&quot;&quot;)">
            <text:p/>
          </table:table-cell>
          <table:table-cell table:style-name="ce16" table:formula="of:=IFERROR(IF(EXACT([.C297];&quot;&quot;);&quot;&quot;;HOUR([.C297])*60+MINUTE([.C297])+HOUR([.E297])*60+MINUTE([.E297])+HOUR([.F297])*60+MINUTE([.F297])+[.D297]);&quot;&quot;)">
            <text:p/>
          </table:table-cell>
          <table:table-cell table:style-name="ce19" table:formula="of:=IFERROR(IF(EXACT([.D297];&quot;&quot;);&quot;&quot;;[.J296]+[.D297]);&quot;&quot;)">
            <text:p/>
          </table:table-cell>
          <table:table-cell table:style-name="ce22" table:formula="of:=NOT(OR(EXACT([.C297];&quot;&quot;);EXACT([.C297];&quot;----&quot;)))" office:value-type="boolean" office:boolean-value="false" calcext:value-type="boolean">
            <text:p>FALSE</text:p>
          </table:table-cell>
          <table:table-cell table:formula="of:=IF([.K297];HOUR([.C297])+(MINUTE([.C297])/60);&quot;&quot;)">
            <text:p/>
          </table:table-cell>
          <table:table-cell table:style-name="ce25" table:formula="of:=IF([.K297];TIME(ROUNDDOWN((SUM([.L291:.L297])/5); 0);((SUM([.L291:.L297])/5)-ROUNDDOWN((SUM([.L291:.L297])/5);0))*60;0);&quot;&quot;)">
            <text:p/>
          </table:table-cell>
          <table:table-cell/>
          <table:table-cell table:style-name="ce30" table:formula="of:=IF(EXACT([.J297];&quot;&quot;);&quot;&quot;;[.B297])">
            <text:p/>
          </table:table-cell>
          <table:table-cell table:style-name="ce33" table:formula="of:=IF(EXACT([.J297];&quot;&quot;);&quot;&quot;;(SUM([.L291:.L297])/5)-7)">
            <text:p/>
          </table:table-cell>
          <table:table-cell table:style-name="ce33" table:formula="of:=IF(EXACT([.J297];&quot;&quot;);&quot;&quot;;[.Q296])">
            <text:p/>
          </table:table-cell>
          <table:table-cell table:style-name="ce27" table:formula="of:=IF(EXACT([.J297];&quot;&quot;);&quot;&quot;;IF(EXACT([.L297];&quot;&quot;);[.P297];[.L297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298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297]+1" office:value-type="date" office:date-value="2025-10-24" calcext:value-type="date">
            <text:p>2025-10-24</text:p>
          </table:table-cell>
          <table:table-cell table:style-name="ce9" table:formula="of:=IF(OR(EXACT(WEEKDAY([.$B298]);1);EXACT(WEEKDAY([.$B298]);7));&quot;----&quot;;&quot;&quot;)">
            <text:p/>
          </table:table-cell>
          <table:table-cell table:style-name="ce9" table:formula="of:=IF(OR(EXACT(WEEKDAY([.$B298]);1);EXACT(WEEKDAY([.$B298]);7));0;&quot;&quot;)">
            <text:p/>
          </table:table-cell>
          <table:table-cell table:style-name="ce13" table:formula="of:=IF(OR(EXACT(WEEKDAY([.$B298]);1);EXACT(WEEKDAY([.$B29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298]);1);EXACT(WEEKDAY([.$B29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298]);1);EXACT(WEEKDAY([.$B298]);7));&quot;----&quot;;&quot;&quot;)">
            <text:p/>
          </table:table-cell>
          <table:table-cell table:style-name="ce8" table:formula="of:=IFERROR(TIME([.I298]/60;[.I298] - COM.MICROSOFT.FLOOR.MATH([.I298]/60) * 60;0);&quot;&quot;)">
            <text:p/>
          </table:table-cell>
          <table:table-cell table:style-name="ce16" table:formula="of:=IFERROR(IF(EXACT([.C298];&quot;&quot;);&quot;&quot;;HOUR([.C298])*60+MINUTE([.C298])+HOUR([.E298])*60+MINUTE([.E298])+HOUR([.F298])*60+MINUTE([.F298])+[.D298]);&quot;&quot;)">
            <text:p/>
          </table:table-cell>
          <table:table-cell table:style-name="ce19" table:formula="of:=IFERROR(IF(EXACT([.D298];&quot;&quot;);&quot;&quot;;[.J297]+[.D298]);&quot;&quot;)">
            <text:p/>
          </table:table-cell>
          <table:table-cell table:style-name="ce22" table:formula="of:=NOT(OR(EXACT([.C298];&quot;&quot;);EXACT([.C298];&quot;----&quot;)))" office:value-type="boolean" office:boolean-value="false" calcext:value-type="boolean">
            <text:p>FALSE</text:p>
          </table:table-cell>
          <table:table-cell table:formula="of:=IF([.K298];HOUR([.C298])+(MINUTE([.C298])/60);&quot;&quot;)">
            <text:p/>
          </table:table-cell>
          <table:table-cell table:style-name="ce25" table:formula="of:=IF([.K298];TIME(ROUNDDOWN((SUM([.L292:.L298])/5); 0);((SUM([.L292:.L298])/5)-ROUNDDOWN((SUM([.L292:.L298])/5);0))*60;0);&quot;&quot;)">
            <text:p/>
          </table:table-cell>
          <table:table-cell/>
          <table:table-cell table:style-name="ce30" table:formula="of:=IF(EXACT([.J298];&quot;&quot;);&quot;&quot;;[.B298])">
            <text:p/>
          </table:table-cell>
          <table:table-cell table:style-name="ce33" table:formula="of:=IF(EXACT([.J298];&quot;&quot;);&quot;&quot;;(SUM([.L292:.L298])/5)-7)">
            <text:p/>
          </table:table-cell>
          <table:table-cell table:style-name="ce33" table:formula="of:=IF(EXACT([.J298];&quot;&quot;);&quot;&quot;;[.Q297])">
            <text:p/>
          </table:table-cell>
          <table:table-cell table:style-name="ce27" table:formula="of:=IF(EXACT([.J298];&quot;&quot;);&quot;&quot;;IF(EXACT([.L298];&quot;&quot;);[.P298];[.L298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299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298]+1" office:value-type="date" office:date-value="2025-10-25" calcext:value-type="date">
            <text:p>2025-10-25</text:p>
          </table:table-cell>
          <table:table-cell table:style-name="ce9" table:formula="of:=IF(OR(EXACT(WEEKDAY([.$B299]);1);EXACT(WEEKDAY([.$B299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299]);1);EXACT(WEEKDAY([.$B299]);7));0;&quot;&quot;)" office:value-type="float" office:value="0" calcext:value-type="float">
            <text:p>0</text:p>
          </table:table-cell>
          <table:table-cell table:style-name="ce13" table:formula="of:=IF(OR(EXACT(WEEKDAY([.$B299]);1);EXACT(WEEKDAY([.$B299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299]);1);EXACT(WEEKDAY([.$B299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299]);1);EXACT(WEEKDAY([.$B299]);7));&quot;----&quot;;&quot;&quot;)" office:value-type="string" office:string-value="----" calcext:value-type="string">
            <text:p>----</text:p>
          </table:table-cell>
          <table:table-cell table:style-name="ce8" table:formula="of:=IFERROR(TIME([.I299]/60;[.I299] - COM.MICROSOFT.FLOOR.MATH([.I299]/60) * 60;0);&quot;&quot;)">
            <text:p/>
          </table:table-cell>
          <table:table-cell table:style-name="ce16" table:formula="of:=IFERROR(IF(EXACT([.C299];&quot;&quot;);&quot;&quot;;HOUR([.C299])*60+MINUTE([.C299])+HOUR([.E299])*60+MINUTE([.E299])+HOUR([.F299])*60+MINUTE([.F299])+[.D299]);&quot;&quot;)">
            <text:p/>
          </table:table-cell>
          <table:table-cell table:style-name="ce19" table:formula="of:=IFERROR(IF(EXACT([.D299];&quot;&quot;);&quot;&quot;;[.J298]+[.D299]);&quot;&quot;)">
            <text:p/>
          </table:table-cell>
          <table:table-cell table:style-name="ce22" table:formula="of:=NOT(OR(EXACT([.C299];&quot;&quot;);EXACT([.C299];&quot;----&quot;)))" office:value-type="boolean" office:boolean-value="false" calcext:value-type="boolean">
            <text:p>FALSE</text:p>
          </table:table-cell>
          <table:table-cell table:formula="of:=IF([.K299];HOUR([.C299])+(MINUTE([.C299])/60);&quot;&quot;)">
            <text:p/>
          </table:table-cell>
          <table:table-cell table:style-name="ce25" table:formula="of:=IF([.K299];TIME(ROUNDDOWN((SUM([.L293:.L299])/5); 0);((SUM([.L293:.L299])/5)-ROUNDDOWN((SUM([.L293:.L299])/5);0))*60;0);&quot;&quot;)">
            <text:p/>
          </table:table-cell>
          <table:table-cell/>
          <table:table-cell table:style-name="ce30" table:formula="of:=IF(EXACT([.J299];&quot;&quot;);&quot;&quot;;[.B299])">
            <text:p/>
          </table:table-cell>
          <table:table-cell table:style-name="ce33" table:formula="of:=IF(EXACT([.J299];&quot;&quot;);&quot;&quot;;(SUM([.L293:.L299])/5)-7)">
            <text:p/>
          </table:table-cell>
          <table:table-cell table:style-name="ce33" table:formula="of:=IF(EXACT([.J299];&quot;&quot;);&quot;&quot;;[.Q298])">
            <text:p/>
          </table:table-cell>
          <table:table-cell table:style-name="ce27" table:formula="of:=IF(EXACT([.J299];&quot;&quot;);&quot;&quot;;IF(EXACT([.L299];&quot;&quot;);[.P299];[.L299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00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299]+1" office:value-type="date" office:date-value="2025-10-26" calcext:value-type="date">
            <text:p>2025-10-26</text:p>
          </table:table-cell>
          <table:table-cell table:style-name="ce9" table:formula="of:=IF(OR(EXACT(WEEKDAY([.$B300]);1);EXACT(WEEKDAY([.$B300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300]);1);EXACT(WEEKDAY([.$B300]);7));0;&quot;&quot;)" office:value-type="float" office:value="0" calcext:value-type="float">
            <text:p>0</text:p>
          </table:table-cell>
          <table:table-cell table:style-name="ce13" table:formula="of:=IF(OR(EXACT(WEEKDAY([.$B300]);1);EXACT(WEEKDAY([.$B300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300]);1);EXACT(WEEKDAY([.$B300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300]);1);EXACT(WEEKDAY([.$B300]);7));&quot;----&quot;;&quot;&quot;)" office:value-type="string" office:string-value="----" calcext:value-type="string">
            <text:p>----</text:p>
          </table:table-cell>
          <table:table-cell table:style-name="ce8" table:formula="of:=IFERROR(TIME([.I300]/60;[.I300] - COM.MICROSOFT.FLOOR.MATH([.I300]/60) * 60;0);&quot;&quot;)">
            <text:p/>
          </table:table-cell>
          <table:table-cell table:style-name="ce16" table:formula="of:=IFERROR(IF(EXACT([.C300];&quot;&quot;);&quot;&quot;;HOUR([.C300])*60+MINUTE([.C300])+HOUR([.E300])*60+MINUTE([.E300])+HOUR([.F300])*60+MINUTE([.F300])+[.D300]);&quot;&quot;)">
            <text:p/>
          </table:table-cell>
          <table:table-cell table:style-name="ce19" table:formula="of:=IFERROR(IF(EXACT([.D300];&quot;&quot;);&quot;&quot;;[.J299]+[.D300]);&quot;&quot;)">
            <text:p/>
          </table:table-cell>
          <table:table-cell table:style-name="ce22" table:formula="of:=NOT(OR(EXACT([.C300];&quot;&quot;);EXACT([.C300];&quot;----&quot;)))" office:value-type="boolean" office:boolean-value="false" calcext:value-type="boolean">
            <text:p>FALSE</text:p>
          </table:table-cell>
          <table:table-cell table:formula="of:=IF([.K300];HOUR([.C300])+(MINUTE([.C300])/60);&quot;&quot;)">
            <text:p/>
          </table:table-cell>
          <table:table-cell table:style-name="ce25" table:formula="of:=IF([.K300];TIME(ROUNDDOWN((SUM([.L294:.L300])/5); 0);((SUM([.L294:.L300])/5)-ROUNDDOWN((SUM([.L294:.L300])/5);0))*60;0);&quot;&quot;)">
            <text:p/>
          </table:table-cell>
          <table:table-cell/>
          <table:table-cell table:style-name="ce30" table:formula="of:=IF(EXACT([.J300];&quot;&quot;);&quot;&quot;;[.B300])">
            <text:p/>
          </table:table-cell>
          <table:table-cell table:style-name="ce33" table:formula="of:=IF(EXACT([.J300];&quot;&quot;);&quot;&quot;;(SUM([.L294:.L300])/5)-7)">
            <text:p/>
          </table:table-cell>
          <table:table-cell table:style-name="ce33" table:formula="of:=IF(EXACT([.J300];&quot;&quot;);&quot;&quot;;[.Q299])">
            <text:p/>
          </table:table-cell>
          <table:table-cell table:style-name="ce27" table:formula="of:=IF(EXACT([.J300];&quot;&quot;);&quot;&quot;;IF(EXACT([.L300];&quot;&quot;);[.P300];[.L300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01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300]+1" office:value-type="date" office:date-value="2025-10-27" calcext:value-type="date">
            <text:p>2025-10-27</text:p>
          </table:table-cell>
          <table:table-cell table:style-name="ce9" table:formula="of:=IF(OR(EXACT(WEEKDAY([.$B301]);1);EXACT(WEEKDAY([.$B301]);7));&quot;----&quot;;&quot;&quot;)">
            <text:p/>
          </table:table-cell>
          <table:table-cell table:style-name="ce9" table:formula="of:=IF(OR(EXACT(WEEKDAY([.$B301]);1);EXACT(WEEKDAY([.$B301]);7));0;&quot;&quot;)">
            <text:p/>
          </table:table-cell>
          <table:table-cell table:style-name="ce13" table:formula="of:=IF(OR(EXACT(WEEKDAY([.$B301]);1);EXACT(WEEKDAY([.$B30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01]);1);EXACT(WEEKDAY([.$B30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01]);1);EXACT(WEEKDAY([.$B301]);7));&quot;----&quot;;&quot;&quot;)">
            <text:p/>
          </table:table-cell>
          <table:table-cell table:style-name="ce8" table:formula="of:=IFERROR(TIME([.I301]/60;[.I301] - COM.MICROSOFT.FLOOR.MATH([.I301]/60) * 60;0);&quot;&quot;)">
            <text:p/>
          </table:table-cell>
          <table:table-cell table:style-name="ce16" table:formula="of:=IFERROR(IF(EXACT([.C301];&quot;&quot;);&quot;&quot;;HOUR([.C301])*60+MINUTE([.C301])+HOUR([.E301])*60+MINUTE([.E301])+HOUR([.F301])*60+MINUTE([.F301])+[.D301]);&quot;&quot;)">
            <text:p/>
          </table:table-cell>
          <table:table-cell table:style-name="ce19" table:formula="of:=IFERROR(IF(EXACT([.D301];&quot;&quot;);&quot;&quot;;[.J300]+[.D301]);&quot;&quot;)">
            <text:p/>
          </table:table-cell>
          <table:table-cell table:style-name="ce22" table:formula="of:=NOT(OR(EXACT([.C301];&quot;&quot;);EXACT([.C301];&quot;----&quot;)))" office:value-type="boolean" office:boolean-value="false" calcext:value-type="boolean">
            <text:p>FALSE</text:p>
          </table:table-cell>
          <table:table-cell table:formula="of:=IF([.K301];HOUR([.C301])+(MINUTE([.C301])/60);&quot;&quot;)">
            <text:p/>
          </table:table-cell>
          <table:table-cell table:style-name="ce25" table:formula="of:=IF([.K301];TIME(ROUNDDOWN((SUM([.L295:.L301])/5); 0);((SUM([.L295:.L301])/5)-ROUNDDOWN((SUM([.L295:.L301])/5);0))*60;0);&quot;&quot;)">
            <text:p/>
          </table:table-cell>
          <table:table-cell/>
          <table:table-cell table:style-name="ce30" table:formula="of:=IF(EXACT([.J301];&quot;&quot;);&quot;&quot;;[.B301])">
            <text:p/>
          </table:table-cell>
          <table:table-cell table:style-name="ce33" table:formula="of:=IF(EXACT([.J301];&quot;&quot;);&quot;&quot;;(SUM([.L295:.L301])/5)-7)">
            <text:p/>
          </table:table-cell>
          <table:table-cell table:style-name="ce33" table:formula="of:=IF(EXACT([.J301];&quot;&quot;);&quot;&quot;;[.Q300])">
            <text:p/>
          </table:table-cell>
          <table:table-cell table:style-name="ce27" table:formula="of:=IF(EXACT([.J301];&quot;&quot;);&quot;&quot;;IF(EXACT([.L301];&quot;&quot;);[.P301];[.L301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02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301]+1" office:value-type="date" office:date-value="2025-10-28" calcext:value-type="date">
            <text:p>2025-10-28</text:p>
          </table:table-cell>
          <table:table-cell table:style-name="ce9" table:formula="of:=IF(OR(EXACT(WEEKDAY([.$B302]);1);EXACT(WEEKDAY([.$B302]);7));&quot;----&quot;;&quot;&quot;)">
            <text:p/>
          </table:table-cell>
          <table:table-cell table:style-name="ce9" table:formula="of:=IF(OR(EXACT(WEEKDAY([.$B302]);1);EXACT(WEEKDAY([.$B302]);7));0;&quot;&quot;)">
            <text:p/>
          </table:table-cell>
          <table:table-cell table:style-name="ce13" table:formula="of:=IF(OR(EXACT(WEEKDAY([.$B302]);1);EXACT(WEEKDAY([.$B30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02]);1);EXACT(WEEKDAY([.$B30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02]);1);EXACT(WEEKDAY([.$B302]);7));&quot;----&quot;;&quot;&quot;)">
            <text:p/>
          </table:table-cell>
          <table:table-cell table:style-name="ce8" table:formula="of:=IFERROR(TIME([.I302]/60;[.I302] - COM.MICROSOFT.FLOOR.MATH([.I302]/60) * 60;0);&quot;&quot;)">
            <text:p/>
          </table:table-cell>
          <table:table-cell table:style-name="ce16" table:formula="of:=IFERROR(IF(EXACT([.C302];&quot;&quot;);&quot;&quot;;HOUR([.C302])*60+MINUTE([.C302])+HOUR([.E302])*60+MINUTE([.E302])+HOUR([.F302])*60+MINUTE([.F302])+[.D302]);&quot;&quot;)">
            <text:p/>
          </table:table-cell>
          <table:table-cell table:style-name="ce19" table:formula="of:=IFERROR(IF(EXACT([.D302];&quot;&quot;);&quot;&quot;;[.J301]+[.D302]);&quot;&quot;)">
            <text:p/>
          </table:table-cell>
          <table:table-cell table:style-name="ce22" table:formula="of:=NOT(OR(EXACT([.C302];&quot;&quot;);EXACT([.C302];&quot;----&quot;)))" office:value-type="boolean" office:boolean-value="false" calcext:value-type="boolean">
            <text:p>FALSE</text:p>
          </table:table-cell>
          <table:table-cell table:formula="of:=IF([.K302];HOUR([.C302])+(MINUTE([.C302])/60);&quot;&quot;)">
            <text:p/>
          </table:table-cell>
          <table:table-cell table:style-name="ce25" table:formula="of:=IF([.K302];TIME(ROUNDDOWN((SUM([.L296:.L302])/5); 0);((SUM([.L296:.L302])/5)-ROUNDDOWN((SUM([.L296:.L302])/5);0))*60;0);&quot;&quot;)">
            <text:p/>
          </table:table-cell>
          <table:table-cell/>
          <table:table-cell table:style-name="ce30" table:formula="of:=IF(EXACT([.J302];&quot;&quot;);&quot;&quot;;[.B302])">
            <text:p/>
          </table:table-cell>
          <table:table-cell table:style-name="ce33" table:formula="of:=IF(EXACT([.J302];&quot;&quot;);&quot;&quot;;(SUM([.L296:.L302])/5)-7)">
            <text:p/>
          </table:table-cell>
          <table:table-cell table:style-name="ce33" table:formula="of:=IF(EXACT([.J302];&quot;&quot;);&quot;&quot;;[.Q301])">
            <text:p/>
          </table:table-cell>
          <table:table-cell table:style-name="ce27" table:formula="of:=IF(EXACT([.J302];&quot;&quot;);&quot;&quot;;IF(EXACT([.L302];&quot;&quot;);[.P302];[.L302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03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302]+1" office:value-type="date" office:date-value="2025-10-29" calcext:value-type="date">
            <text:p>2025-10-29</text:p>
          </table:table-cell>
          <table:table-cell table:style-name="ce9" table:formula="of:=IF(OR(EXACT(WEEKDAY([.$B303]);1);EXACT(WEEKDAY([.$B303]);7));&quot;----&quot;;&quot;&quot;)">
            <text:p/>
          </table:table-cell>
          <table:table-cell table:style-name="ce11" table:formula="of:=IF(OR(EXACT(WEEKDAY([.$B303]);1);EXACT(WEEKDAY([.$B303]);7));0;&quot;&quot;)">
            <text:p/>
          </table:table-cell>
          <table:table-cell table:style-name="ce13" table:formula="of:=IF(OR(EXACT(WEEKDAY([.$B303]);1);EXACT(WEEKDAY([.$B30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03]);1);EXACT(WEEKDAY([.$B30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03]);1);EXACT(WEEKDAY([.$B303]);7));&quot;----&quot;;&quot;&quot;)">
            <text:p/>
          </table:table-cell>
          <table:table-cell table:style-name="ce8" table:formula="of:=IFERROR(TIME([.I303]/60;[.I303] - COM.MICROSOFT.FLOOR.MATH([.I303]/60) * 60;0);&quot;&quot;)">
            <text:p/>
          </table:table-cell>
          <table:table-cell table:style-name="ce16" table:formula="of:=IFERROR(IF(EXACT([.C303];&quot;&quot;);&quot;&quot;;HOUR([.C303])*60+MINUTE([.C303])+HOUR([.E303])*60+MINUTE([.E303])+HOUR([.F303])*60+MINUTE([.F303])+[.D303]);&quot;&quot;)">
            <text:p/>
          </table:table-cell>
          <table:table-cell table:style-name="ce19" table:formula="of:=IFERROR(IF(EXACT([.D303];&quot;&quot;);&quot;&quot;;[.J302]+[.D303]);&quot;&quot;)">
            <text:p/>
          </table:table-cell>
          <table:table-cell table:style-name="ce22" table:formula="of:=NOT(OR(EXACT([.C303];&quot;&quot;);EXACT([.C303];&quot;----&quot;)))" office:value-type="boolean" office:boolean-value="false" calcext:value-type="boolean">
            <text:p>FALSE</text:p>
          </table:table-cell>
          <table:table-cell table:formula="of:=IF([.K303];HOUR([.C303])+(MINUTE([.C303])/60);&quot;&quot;)">
            <text:p/>
          </table:table-cell>
          <table:table-cell table:style-name="ce25" table:formula="of:=IF([.K303];TIME(ROUNDDOWN((SUM([.L297:.L303])/5); 0);((SUM([.L297:.L303])/5)-ROUNDDOWN((SUM([.L297:.L303])/5);0))*60;0);&quot;&quot;)">
            <text:p/>
          </table:table-cell>
          <table:table-cell/>
          <table:table-cell table:style-name="ce30" table:formula="of:=IF(EXACT([.J303];&quot;&quot;);&quot;&quot;;[.B303])">
            <text:p/>
          </table:table-cell>
          <table:table-cell table:style-name="ce33" table:formula="of:=IF(EXACT([.J303];&quot;&quot;);&quot;&quot;;(SUM([.L297:.L303])/5)-7)">
            <text:p/>
          </table:table-cell>
          <table:table-cell table:style-name="ce33" table:formula="of:=IF(EXACT([.J303];&quot;&quot;);&quot;&quot;;[.Q302])">
            <text:p/>
          </table:table-cell>
          <table:table-cell table:style-name="ce27" table:formula="of:=IF(EXACT([.J303];&quot;&quot;);&quot;&quot;;IF(EXACT([.L303];&quot;&quot;);[.P303];[.L303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04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303]+1" office:value-type="date" office:date-value="2025-10-30" calcext:value-type="date">
            <text:p>2025-10-30</text:p>
          </table:table-cell>
          <table:table-cell table:style-name="ce9" table:formula="of:=IF(OR(EXACT(WEEKDAY([.$B304]);1);EXACT(WEEKDAY([.$B304]);7));&quot;----&quot;;&quot;&quot;)">
            <text:p/>
          </table:table-cell>
          <table:table-cell table:style-name="ce11" table:formula="of:=IF(OR(EXACT(WEEKDAY([.$B304]);1);EXACT(WEEKDAY([.$B304]);7));0;&quot;&quot;)">
            <text:p/>
          </table:table-cell>
          <table:table-cell table:style-name="ce13" table:formula="of:=IF(OR(EXACT(WEEKDAY([.$B304]);1);EXACT(WEEKDAY([.$B30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04]);1);EXACT(WEEKDAY([.$B30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04]);1);EXACT(WEEKDAY([.$B304]);7));&quot;----&quot;;&quot;&quot;)">
            <text:p/>
          </table:table-cell>
          <table:table-cell table:style-name="ce8" table:formula="of:=IFERROR(TIME([.I304]/60;[.I304] - COM.MICROSOFT.FLOOR.MATH([.I304]/60) * 60;0);&quot;&quot;)">
            <text:p/>
          </table:table-cell>
          <table:table-cell table:style-name="ce16" table:formula="of:=IFERROR(IF(EXACT([.C304];&quot;&quot;);&quot;&quot;;HOUR([.C304])*60+MINUTE([.C304])+HOUR([.E304])*60+MINUTE([.E304])+HOUR([.F304])*60+MINUTE([.F304])+[.D304]);&quot;&quot;)">
            <text:p/>
          </table:table-cell>
          <table:table-cell table:style-name="ce19" table:formula="of:=IFERROR(IF(EXACT([.D304];&quot;&quot;);&quot;&quot;;[.J303]+[.D304]);&quot;&quot;)">
            <text:p/>
          </table:table-cell>
          <table:table-cell table:style-name="ce22" table:formula="of:=NOT(OR(EXACT([.C304];&quot;&quot;);EXACT([.C304];&quot;----&quot;)))" office:value-type="boolean" office:boolean-value="false" calcext:value-type="boolean">
            <text:p>FALSE</text:p>
          </table:table-cell>
          <table:table-cell table:formula="of:=IF([.K304];HOUR([.C304])+(MINUTE([.C304])/60);&quot;&quot;)">
            <text:p/>
          </table:table-cell>
          <table:table-cell table:style-name="ce25" table:formula="of:=IF([.K304];TIME(ROUNDDOWN((SUM([.L298:.L304])/5); 0);((SUM([.L298:.L304])/5)-ROUNDDOWN((SUM([.L298:.L304])/5);0))*60;0);&quot;&quot;)">
            <text:p/>
          </table:table-cell>
          <table:table-cell/>
          <table:table-cell table:style-name="ce30" table:formula="of:=IF(EXACT([.J304];&quot;&quot;);&quot;&quot;;[.B304])">
            <text:p/>
          </table:table-cell>
          <table:table-cell table:style-name="ce33" table:formula="of:=IF(EXACT([.J304];&quot;&quot;);&quot;&quot;;(SUM([.L298:.L304])/5)-7)">
            <text:p/>
          </table:table-cell>
          <table:table-cell table:style-name="ce33" table:formula="of:=IF(EXACT([.J304];&quot;&quot;);&quot;&quot;;[.Q303])">
            <text:p/>
          </table:table-cell>
          <table:table-cell table:style-name="ce27" table:formula="of:=IF(EXACT([.J304];&quot;&quot;);&quot;&quot;;IF(EXACT([.L304];&quot;&quot;);[.P304];[.L304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05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304]+1" office:value-type="date" office:date-value="2025-10-31" calcext:value-type="date">
            <text:p>2025-10-31</text:p>
          </table:table-cell>
          <table:table-cell table:style-name="ce9" table:formula="of:=IF(OR(EXACT(WEEKDAY([.$B305]);1);EXACT(WEEKDAY([.$B305]);7));&quot;----&quot;;&quot;&quot;)">
            <text:p/>
          </table:table-cell>
          <table:table-cell table:style-name="ce9" table:formula="of:=IF(OR(EXACT(WEEKDAY([.$B305]);1);EXACT(WEEKDAY([.$B305]);7));0;&quot;&quot;)">
            <text:p/>
          </table:table-cell>
          <table:table-cell table:style-name="ce13" table:formula="of:=IF(OR(EXACT(WEEKDAY([.$B305]);1);EXACT(WEEKDAY([.$B30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05]);1);EXACT(WEEKDAY([.$B30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05]);1);EXACT(WEEKDAY([.$B305]);7));&quot;----&quot;;&quot;&quot;)">
            <text:p/>
          </table:table-cell>
          <table:table-cell table:style-name="ce8" table:formula="of:=IFERROR(TIME([.I305]/60;[.I305] - COM.MICROSOFT.FLOOR.MATH([.I305]/60) * 60;0);&quot;&quot;)">
            <text:p/>
          </table:table-cell>
          <table:table-cell table:style-name="ce16" table:formula="of:=IFERROR(IF(EXACT([.C305];&quot;&quot;);&quot;&quot;;HOUR([.C305])*60+MINUTE([.C305])+HOUR([.E305])*60+MINUTE([.E305])+HOUR([.F305])*60+MINUTE([.F305])+[.D305]);&quot;&quot;)">
            <text:p/>
          </table:table-cell>
          <table:table-cell table:style-name="ce19" table:formula="of:=IFERROR(IF(EXACT([.D305];&quot;&quot;);&quot;&quot;;[.J304]+[.D305]);&quot;&quot;)">
            <text:p/>
          </table:table-cell>
          <table:table-cell table:style-name="ce22" table:formula="of:=NOT(OR(EXACT([.C305];&quot;&quot;);EXACT([.C305];&quot;----&quot;)))" office:value-type="boolean" office:boolean-value="false" calcext:value-type="boolean">
            <text:p>FALSE</text:p>
          </table:table-cell>
          <table:table-cell table:formula="of:=IF([.K305];HOUR([.C305])+(MINUTE([.C305])/60);&quot;&quot;)">
            <text:p/>
          </table:table-cell>
          <table:table-cell table:style-name="ce25" table:formula="of:=IF([.K305];TIME(ROUNDDOWN((SUM([.L299:.L305])/5); 0);((SUM([.L299:.L305])/5)-ROUNDDOWN((SUM([.L299:.L305])/5);0))*60;0);&quot;&quot;)">
            <text:p/>
          </table:table-cell>
          <table:table-cell/>
          <table:table-cell table:style-name="ce30" table:formula="of:=IF(EXACT([.J305];&quot;&quot;);&quot;&quot;;[.B305])">
            <text:p/>
          </table:table-cell>
          <table:table-cell table:style-name="ce33" table:formula="of:=IF(EXACT([.J305];&quot;&quot;);&quot;&quot;;(SUM([.L299:.L305])/5)-7)">
            <text:p/>
          </table:table-cell>
          <table:table-cell table:style-name="ce33" table:formula="of:=IF(EXACT([.J305];&quot;&quot;);&quot;&quot;;[.Q304])">
            <text:p/>
          </table:table-cell>
          <table:table-cell table:style-name="ce27" table:formula="of:=IF(EXACT([.J305];&quot;&quot;);&quot;&quot;;IF(EXACT([.L305];&quot;&quot;);[.P305];[.L305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06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305]+1" office:value-type="date" office:date-value="2025-11-01" calcext:value-type="date">
            <text:p>2025-11-01</text:p>
          </table:table-cell>
          <table:table-cell table:style-name="ce9" table:formula="of:=IF(OR(EXACT(WEEKDAY([.$B306]);1);EXACT(WEEKDAY([.$B306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306]);1);EXACT(WEEKDAY([.$B306]);7));0;&quot;&quot;)" office:value-type="float" office:value="0" calcext:value-type="float">
            <text:p>0</text:p>
          </table:table-cell>
          <table:table-cell table:style-name="ce13" table:formula="of:=IF(OR(EXACT(WEEKDAY([.$B306]);1);EXACT(WEEKDAY([.$B306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306]);1);EXACT(WEEKDAY([.$B306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306]);1);EXACT(WEEKDAY([.$B306]);7));&quot;----&quot;;&quot;&quot;)" office:value-type="string" office:string-value="----" calcext:value-type="string">
            <text:p>----</text:p>
          </table:table-cell>
          <table:table-cell table:style-name="ce8" table:formula="of:=IFERROR(TIME([.I306]/60;[.I306] - COM.MICROSOFT.FLOOR.MATH([.I306]/60) * 60;0);&quot;&quot;)">
            <text:p/>
          </table:table-cell>
          <table:table-cell table:style-name="ce16" table:formula="of:=IFERROR(IF(EXACT([.C306];&quot;&quot;);&quot;&quot;;HOUR([.C306])*60+MINUTE([.C306])+HOUR([.E306])*60+MINUTE([.E306])+HOUR([.F306])*60+MINUTE([.F306])+[.D306]);&quot;&quot;)">
            <text:p/>
          </table:table-cell>
          <table:table-cell table:style-name="ce19" table:formula="of:=IFERROR(IF(EXACT([.D306];&quot;&quot;);&quot;&quot;;[.J305]+[.D306]);&quot;&quot;)">
            <text:p/>
          </table:table-cell>
          <table:table-cell table:style-name="ce22" table:formula="of:=NOT(OR(EXACT([.C306];&quot;&quot;);EXACT([.C306];&quot;----&quot;)))" office:value-type="boolean" office:boolean-value="false" calcext:value-type="boolean">
            <text:p>FALSE</text:p>
          </table:table-cell>
          <table:table-cell table:formula="of:=IF([.K306];HOUR([.C306])+(MINUTE([.C306])/60);&quot;&quot;)">
            <text:p/>
          </table:table-cell>
          <table:table-cell table:style-name="ce25" table:formula="of:=IF([.K306];TIME(ROUNDDOWN((SUM([.L300:.L306])/5); 0);((SUM([.L300:.L306])/5)-ROUNDDOWN((SUM([.L300:.L306])/5);0))*60;0);&quot;&quot;)">
            <text:p/>
          </table:table-cell>
          <table:table-cell/>
          <table:table-cell table:style-name="ce30" table:formula="of:=IF(EXACT([.J306];&quot;&quot;);&quot;&quot;;[.B306])">
            <text:p/>
          </table:table-cell>
          <table:table-cell table:style-name="ce33" table:formula="of:=IF(EXACT([.J306];&quot;&quot;);&quot;&quot;;(SUM([.L300:.L306])/5)-7)">
            <text:p/>
          </table:table-cell>
          <table:table-cell table:style-name="ce33" table:formula="of:=IF(EXACT([.J306];&quot;&quot;);&quot;&quot;;[.Q305])">
            <text:p/>
          </table:table-cell>
          <table:table-cell table:style-name="ce27" table:formula="of:=IF(EXACT([.J306];&quot;&quot;);&quot;&quot;;IF(EXACT([.L306];&quot;&quot;);[.P306];[.L306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07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306]+1" office:value-type="date" office:date-value="2025-11-02" calcext:value-type="date">
            <text:p>2025-11-02</text:p>
          </table:table-cell>
          <table:table-cell table:style-name="ce9" table:formula="of:=IF(OR(EXACT(WEEKDAY([.$B307]);1);EXACT(WEEKDAY([.$B307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307]);1);EXACT(WEEKDAY([.$B307]);7));0;&quot;&quot;)" office:value-type="float" office:value="0" calcext:value-type="float">
            <text:p>0</text:p>
          </table:table-cell>
          <table:table-cell table:style-name="ce13" table:formula="of:=IF(OR(EXACT(WEEKDAY([.$B307]);1);EXACT(WEEKDAY([.$B307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307]);1);EXACT(WEEKDAY([.$B307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307]);1);EXACT(WEEKDAY([.$B307]);7));&quot;----&quot;;&quot;&quot;)" office:value-type="string" office:string-value="----" calcext:value-type="string">
            <text:p>----</text:p>
          </table:table-cell>
          <table:table-cell table:style-name="ce8" table:formula="of:=IFERROR(TIME([.I307]/60;[.I307] - COM.MICROSOFT.FLOOR.MATH([.I307]/60) * 60;0);&quot;&quot;)">
            <text:p/>
          </table:table-cell>
          <table:table-cell table:style-name="ce16" table:formula="of:=IFERROR(IF(EXACT([.C307];&quot;&quot;);&quot;&quot;;HOUR([.C307])*60+MINUTE([.C307])+HOUR([.E307])*60+MINUTE([.E307])+HOUR([.F307])*60+MINUTE([.F307])+[.D307]);&quot;&quot;)">
            <text:p/>
          </table:table-cell>
          <table:table-cell table:style-name="ce19" table:formula="of:=IFERROR(IF(EXACT([.D307];&quot;&quot;);&quot;&quot;;[.J306]+[.D307]);&quot;&quot;)">
            <text:p/>
          </table:table-cell>
          <table:table-cell table:style-name="ce22" table:formula="of:=NOT(OR(EXACT([.C307];&quot;&quot;);EXACT([.C307];&quot;----&quot;)))" office:value-type="boolean" office:boolean-value="false" calcext:value-type="boolean">
            <text:p>FALSE</text:p>
          </table:table-cell>
          <table:table-cell table:formula="of:=IF([.K307];HOUR([.C307])+(MINUTE([.C307])/60);&quot;&quot;)">
            <text:p/>
          </table:table-cell>
          <table:table-cell table:style-name="ce25" table:formula="of:=IF([.K307];TIME(ROUNDDOWN((SUM([.L301:.L307])/5); 0);((SUM([.L301:.L307])/5)-ROUNDDOWN((SUM([.L301:.L307])/5);0))*60;0);&quot;&quot;)">
            <text:p/>
          </table:table-cell>
          <table:table-cell/>
          <table:table-cell table:style-name="ce30" table:formula="of:=IF(EXACT([.J307];&quot;&quot;);&quot;&quot;;[.B307])">
            <text:p/>
          </table:table-cell>
          <table:table-cell table:style-name="ce33" table:formula="of:=IF(EXACT([.J307];&quot;&quot;);&quot;&quot;;(SUM([.L301:.L307])/5)-7)">
            <text:p/>
          </table:table-cell>
          <table:table-cell table:style-name="ce33" table:formula="of:=IF(EXACT([.J307];&quot;&quot;);&quot;&quot;;[.Q306])">
            <text:p/>
          </table:table-cell>
          <table:table-cell table:style-name="ce27" table:formula="of:=IF(EXACT([.J307];&quot;&quot;);&quot;&quot;;IF(EXACT([.L307];&quot;&quot;);[.P307];[.L307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08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307]+1" office:value-type="date" office:date-value="2025-11-03" calcext:value-type="date">
            <text:p>2025-11-03</text:p>
          </table:table-cell>
          <table:table-cell table:style-name="ce9" table:formula="of:=IF(OR(EXACT(WEEKDAY([.$B308]);1);EXACT(WEEKDAY([.$B308]);7));&quot;----&quot;;&quot;&quot;)">
            <text:p/>
          </table:table-cell>
          <table:table-cell table:style-name="ce9" table:formula="of:=IF(OR(EXACT(WEEKDAY([.$B308]);1);EXACT(WEEKDAY([.$B308]);7));0;&quot;&quot;)">
            <text:p/>
          </table:table-cell>
          <table:table-cell table:style-name="ce13" table:formula="of:=IF(OR(EXACT(WEEKDAY([.$B308]);1);EXACT(WEEKDAY([.$B30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08]);1);EXACT(WEEKDAY([.$B30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08]);1);EXACT(WEEKDAY([.$B308]);7));&quot;----&quot;;&quot;&quot;)">
            <text:p/>
          </table:table-cell>
          <table:table-cell table:style-name="ce8" table:formula="of:=IFERROR(TIME([.I308]/60;[.I308] - COM.MICROSOFT.FLOOR.MATH([.I308]/60) * 60;0);&quot;&quot;)">
            <text:p/>
          </table:table-cell>
          <table:table-cell table:style-name="ce16" table:formula="of:=IFERROR(IF(EXACT([.C308];&quot;&quot;);&quot;&quot;;HOUR([.C308])*60+MINUTE([.C308])+HOUR([.E308])*60+MINUTE([.E308])+HOUR([.F308])*60+MINUTE([.F308])+[.D308]);&quot;&quot;)">
            <text:p/>
          </table:table-cell>
          <table:table-cell table:style-name="ce19" table:formula="of:=IFERROR(IF(EXACT([.D308];&quot;&quot;);&quot;&quot;;[.J307]+[.D308]);&quot;&quot;)">
            <text:p/>
          </table:table-cell>
          <table:table-cell table:style-name="ce22" table:formula="of:=NOT(OR(EXACT([.C308];&quot;&quot;);EXACT([.C308];&quot;----&quot;)))" office:value-type="boolean" office:boolean-value="false" calcext:value-type="boolean">
            <text:p>FALSE</text:p>
          </table:table-cell>
          <table:table-cell table:formula="of:=IF([.K308];HOUR([.C308])+(MINUTE([.C308])/60);&quot;&quot;)">
            <text:p/>
          </table:table-cell>
          <table:table-cell table:style-name="ce25" table:formula="of:=IF([.K308];TIME(ROUNDDOWN((SUM([.L302:.L308])/5); 0);((SUM([.L302:.L308])/5)-ROUNDDOWN((SUM([.L302:.L308])/5);0))*60;0);&quot;&quot;)">
            <text:p/>
          </table:table-cell>
          <table:table-cell/>
          <table:table-cell table:style-name="ce30" table:formula="of:=IF(EXACT([.J308];&quot;&quot;);&quot;&quot;;[.B308])">
            <text:p/>
          </table:table-cell>
          <table:table-cell table:style-name="ce33" table:formula="of:=IF(EXACT([.J308];&quot;&quot;);&quot;&quot;;(SUM([.L302:.L308])/5)-7)">
            <text:p/>
          </table:table-cell>
          <table:table-cell table:style-name="ce33" table:formula="of:=IF(EXACT([.J308];&quot;&quot;);&quot;&quot;;[.Q307])">
            <text:p/>
          </table:table-cell>
          <table:table-cell table:style-name="ce27" table:formula="of:=IF(EXACT([.J308];&quot;&quot;);&quot;&quot;;IF(EXACT([.L308];&quot;&quot;);[.P308];[.L308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09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308]+1" office:value-type="date" office:date-value="2025-11-04" calcext:value-type="date">
            <text:p>2025-11-04</text:p>
          </table:table-cell>
          <table:table-cell table:style-name="ce9" table:formula="of:=IF(OR(EXACT(WEEKDAY([.$B309]);1);EXACT(WEEKDAY([.$B309]);7));&quot;----&quot;;&quot;&quot;)">
            <text:p/>
          </table:table-cell>
          <table:table-cell table:style-name="ce9" table:formula="of:=IF(OR(EXACT(WEEKDAY([.$B309]);1);EXACT(WEEKDAY([.$B309]);7));0;&quot;&quot;)">
            <text:p/>
          </table:table-cell>
          <table:table-cell table:style-name="ce13" table:formula="of:=IF(OR(EXACT(WEEKDAY([.$B309]);1);EXACT(WEEKDAY([.$B30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09]);1);EXACT(WEEKDAY([.$B30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09]);1);EXACT(WEEKDAY([.$B309]);7));&quot;----&quot;;&quot;&quot;)">
            <text:p/>
          </table:table-cell>
          <table:table-cell table:style-name="ce8" table:formula="of:=IFERROR(TIME([.I309]/60;[.I309] - COM.MICROSOFT.FLOOR.MATH([.I309]/60) * 60;0);&quot;&quot;)">
            <text:p/>
          </table:table-cell>
          <table:table-cell table:style-name="ce16" table:formula="of:=IFERROR(IF(EXACT([.C309];&quot;&quot;);&quot;&quot;;HOUR([.C309])*60+MINUTE([.C309])+HOUR([.E309])*60+MINUTE([.E309])+HOUR([.F309])*60+MINUTE([.F309])+[.D309]);&quot;&quot;)">
            <text:p/>
          </table:table-cell>
          <table:table-cell table:style-name="ce19" table:formula="of:=IFERROR(IF(EXACT([.D309];&quot;&quot;);&quot;&quot;;[.J308]+[.D309]);&quot;&quot;)">
            <text:p/>
          </table:table-cell>
          <table:table-cell table:style-name="ce22" table:formula="of:=NOT(OR(EXACT([.C309];&quot;&quot;);EXACT([.C309];&quot;----&quot;)))" office:value-type="boolean" office:boolean-value="false" calcext:value-type="boolean">
            <text:p>FALSE</text:p>
          </table:table-cell>
          <table:table-cell table:formula="of:=IF([.K309];HOUR([.C309])+(MINUTE([.C309])/60);&quot;&quot;)">
            <text:p/>
          </table:table-cell>
          <table:table-cell table:style-name="ce25" table:formula="of:=IF([.K309];TIME(ROUNDDOWN((SUM([.L303:.L309])/5); 0);((SUM([.L303:.L309])/5)-ROUNDDOWN((SUM([.L303:.L309])/5);0))*60;0);&quot;&quot;)">
            <text:p/>
          </table:table-cell>
          <table:table-cell/>
          <table:table-cell table:style-name="ce30" table:formula="of:=IF(EXACT([.J309];&quot;&quot;);&quot;&quot;;[.B309])">
            <text:p/>
          </table:table-cell>
          <table:table-cell table:style-name="ce33" table:formula="of:=IF(EXACT([.J309];&quot;&quot;);&quot;&quot;;(SUM([.L303:.L309])/5)-7)">
            <text:p/>
          </table:table-cell>
          <table:table-cell table:style-name="ce33" table:formula="of:=IF(EXACT([.J309];&quot;&quot;);&quot;&quot;;[.Q308])">
            <text:p/>
          </table:table-cell>
          <table:table-cell table:style-name="ce27" table:formula="of:=IF(EXACT([.J309];&quot;&quot;);&quot;&quot;;IF(EXACT([.L309];&quot;&quot;);[.P309];[.L309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10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309]+1" office:value-type="date" office:date-value="2025-11-05" calcext:value-type="date">
            <text:p>2025-11-05</text:p>
          </table:table-cell>
          <table:table-cell table:style-name="ce9" table:formula="of:=IF(OR(EXACT(WEEKDAY([.$B310]);1);EXACT(WEEKDAY([.$B310]);7));&quot;----&quot;;&quot;&quot;)">
            <text:p/>
          </table:table-cell>
          <table:table-cell table:style-name="ce11" table:formula="of:=IF(OR(EXACT(WEEKDAY([.$B310]);1);EXACT(WEEKDAY([.$B310]);7));0;&quot;&quot;)">
            <text:p/>
          </table:table-cell>
          <table:table-cell table:style-name="ce13" table:formula="of:=IF(OR(EXACT(WEEKDAY([.$B310]);1);EXACT(WEEKDAY([.$B31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10]);1);EXACT(WEEKDAY([.$B31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10]);1);EXACT(WEEKDAY([.$B310]);7));&quot;----&quot;;&quot;&quot;)">
            <text:p/>
          </table:table-cell>
          <table:table-cell table:style-name="ce8" table:formula="of:=IFERROR(TIME([.I310]/60;[.I310] - COM.MICROSOFT.FLOOR.MATH([.I310]/60) * 60;0);&quot;&quot;)">
            <text:p/>
          </table:table-cell>
          <table:table-cell table:style-name="ce16" table:formula="of:=IFERROR(IF(EXACT([.C310];&quot;&quot;);&quot;&quot;;HOUR([.C310])*60+MINUTE([.C310])+HOUR([.E310])*60+MINUTE([.E310])+HOUR([.F310])*60+MINUTE([.F310])+[.D310]);&quot;&quot;)">
            <text:p/>
          </table:table-cell>
          <table:table-cell table:style-name="ce19" table:formula="of:=IFERROR(IF(EXACT([.D310];&quot;&quot;);&quot;&quot;;[.J309]+[.D310]);&quot;&quot;)">
            <text:p/>
          </table:table-cell>
          <table:table-cell table:style-name="ce22" table:formula="of:=NOT(OR(EXACT([.C310];&quot;&quot;);EXACT([.C310];&quot;----&quot;)))" office:value-type="boolean" office:boolean-value="false" calcext:value-type="boolean">
            <text:p>FALSE</text:p>
          </table:table-cell>
          <table:table-cell table:formula="of:=IF([.K310];HOUR([.C310])+(MINUTE([.C310])/60);&quot;&quot;)">
            <text:p/>
          </table:table-cell>
          <table:table-cell table:style-name="ce25" table:formula="of:=IF([.K310];TIME(ROUNDDOWN((SUM([.L304:.L310])/5); 0);((SUM([.L304:.L310])/5)-ROUNDDOWN((SUM([.L304:.L310])/5);0))*60;0);&quot;&quot;)">
            <text:p/>
          </table:table-cell>
          <table:table-cell/>
          <table:table-cell table:style-name="ce30" table:formula="of:=IF(EXACT([.J310];&quot;&quot;);&quot;&quot;;[.B310])">
            <text:p/>
          </table:table-cell>
          <table:table-cell table:style-name="ce33" table:formula="of:=IF(EXACT([.J310];&quot;&quot;);&quot;&quot;;(SUM([.L304:.L310])/5)-7)">
            <text:p/>
          </table:table-cell>
          <table:table-cell table:style-name="ce33" table:formula="of:=IF(EXACT([.J310];&quot;&quot;);&quot;&quot;;[.Q309])">
            <text:p/>
          </table:table-cell>
          <table:table-cell table:style-name="ce27" table:formula="of:=IF(EXACT([.J310];&quot;&quot;);&quot;&quot;;IF(EXACT([.L310];&quot;&quot;);[.P310];[.L310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11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310]+1" office:value-type="date" office:date-value="2025-11-06" calcext:value-type="date">
            <text:p>2025-11-06</text:p>
          </table:table-cell>
          <table:table-cell table:style-name="ce9" table:formula="of:=IF(OR(EXACT(WEEKDAY([.$B311]);1);EXACT(WEEKDAY([.$B311]);7));&quot;----&quot;;&quot;&quot;)">
            <text:p/>
          </table:table-cell>
          <table:table-cell table:style-name="ce11" table:formula="of:=IF(OR(EXACT(WEEKDAY([.$B311]);1);EXACT(WEEKDAY([.$B311]);7));0;&quot;&quot;)">
            <text:p/>
          </table:table-cell>
          <table:table-cell table:style-name="ce13" table:formula="of:=IF(OR(EXACT(WEEKDAY([.$B311]);1);EXACT(WEEKDAY([.$B31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11]);1);EXACT(WEEKDAY([.$B31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11]);1);EXACT(WEEKDAY([.$B311]);7));&quot;----&quot;;&quot;&quot;)">
            <text:p/>
          </table:table-cell>
          <table:table-cell table:style-name="ce8" table:formula="of:=IFERROR(TIME([.I311]/60;[.I311] - COM.MICROSOFT.FLOOR.MATH([.I311]/60) * 60;0);&quot;&quot;)">
            <text:p/>
          </table:table-cell>
          <table:table-cell table:style-name="ce16" table:formula="of:=IFERROR(IF(EXACT([.C311];&quot;&quot;);&quot;&quot;;HOUR([.C311])*60+MINUTE([.C311])+HOUR([.E311])*60+MINUTE([.E311])+HOUR([.F311])*60+MINUTE([.F311])+[.D311]);&quot;&quot;)">
            <text:p/>
          </table:table-cell>
          <table:table-cell table:style-name="ce19" table:formula="of:=IFERROR(IF(EXACT([.D311];&quot;&quot;);&quot;&quot;;[.J310]+[.D311]);&quot;&quot;)">
            <text:p/>
          </table:table-cell>
          <table:table-cell table:style-name="ce22" table:formula="of:=NOT(OR(EXACT([.C311];&quot;&quot;);EXACT([.C311];&quot;----&quot;)))" office:value-type="boolean" office:boolean-value="false" calcext:value-type="boolean">
            <text:p>FALSE</text:p>
          </table:table-cell>
          <table:table-cell table:formula="of:=IF([.K311];HOUR([.C311])+(MINUTE([.C311])/60);&quot;&quot;)">
            <text:p/>
          </table:table-cell>
          <table:table-cell table:style-name="ce25" table:formula="of:=IF([.K311];TIME(ROUNDDOWN((SUM([.L305:.L311])/5); 0);((SUM([.L305:.L311])/5)-ROUNDDOWN((SUM([.L305:.L311])/5);0))*60;0);&quot;&quot;)">
            <text:p/>
          </table:table-cell>
          <table:table-cell/>
          <table:table-cell table:style-name="ce30" table:formula="of:=IF(EXACT([.J311];&quot;&quot;);&quot;&quot;;[.B311])">
            <text:p/>
          </table:table-cell>
          <table:table-cell table:style-name="ce33" table:formula="of:=IF(EXACT([.J311];&quot;&quot;);&quot;&quot;;(SUM([.L305:.L311])/5)-7)">
            <text:p/>
          </table:table-cell>
          <table:table-cell table:style-name="ce33" table:formula="of:=IF(EXACT([.J311];&quot;&quot;);&quot;&quot;;[.Q310])">
            <text:p/>
          </table:table-cell>
          <table:table-cell table:style-name="ce27" table:formula="of:=IF(EXACT([.J311];&quot;&quot;);&quot;&quot;;IF(EXACT([.L311];&quot;&quot;);[.P311];[.L311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12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311]+1" office:value-type="date" office:date-value="2025-11-07" calcext:value-type="date">
            <text:p>2025-11-07</text:p>
          </table:table-cell>
          <table:table-cell table:style-name="ce9" table:formula="of:=IF(OR(EXACT(WEEKDAY([.$B312]);1);EXACT(WEEKDAY([.$B312]);7));&quot;----&quot;;&quot;&quot;)">
            <text:p/>
          </table:table-cell>
          <table:table-cell table:style-name="ce9" table:formula="of:=IF(OR(EXACT(WEEKDAY([.$B312]);1);EXACT(WEEKDAY([.$B312]);7));0;&quot;&quot;)">
            <text:p/>
          </table:table-cell>
          <table:table-cell table:style-name="ce13" table:formula="of:=IF(OR(EXACT(WEEKDAY([.$B312]);1);EXACT(WEEKDAY([.$B31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12]);1);EXACT(WEEKDAY([.$B31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12]);1);EXACT(WEEKDAY([.$B312]);7));&quot;----&quot;;&quot;&quot;)">
            <text:p/>
          </table:table-cell>
          <table:table-cell table:style-name="ce8" table:formula="of:=IFERROR(TIME([.I312]/60;[.I312] - COM.MICROSOFT.FLOOR.MATH([.I312]/60) * 60;0);&quot;&quot;)">
            <text:p/>
          </table:table-cell>
          <table:table-cell table:style-name="ce16" table:formula="of:=IFERROR(IF(EXACT([.C312];&quot;&quot;);&quot;&quot;;HOUR([.C312])*60+MINUTE([.C312])+HOUR([.E312])*60+MINUTE([.E312])+HOUR([.F312])*60+MINUTE([.F312])+[.D312]);&quot;&quot;)">
            <text:p/>
          </table:table-cell>
          <table:table-cell table:style-name="ce19" table:formula="of:=IFERROR(IF(EXACT([.D312];&quot;&quot;);&quot;&quot;;[.J311]+[.D312]);&quot;&quot;)">
            <text:p/>
          </table:table-cell>
          <table:table-cell table:style-name="ce22" table:formula="of:=NOT(OR(EXACT([.C312];&quot;&quot;);EXACT([.C312];&quot;----&quot;)))" office:value-type="boolean" office:boolean-value="false" calcext:value-type="boolean">
            <text:p>FALSE</text:p>
          </table:table-cell>
          <table:table-cell table:formula="of:=IF([.K312];HOUR([.C312])+(MINUTE([.C312])/60);&quot;&quot;)">
            <text:p/>
          </table:table-cell>
          <table:table-cell table:style-name="ce25" table:formula="of:=IF([.K312];TIME(ROUNDDOWN((SUM([.L306:.L312])/5); 0);((SUM([.L306:.L312])/5)-ROUNDDOWN((SUM([.L306:.L312])/5);0))*60;0);&quot;&quot;)">
            <text:p/>
          </table:table-cell>
          <table:table-cell/>
          <table:table-cell table:style-name="ce30" table:formula="of:=IF(EXACT([.J312];&quot;&quot;);&quot;&quot;;[.B312])">
            <text:p/>
          </table:table-cell>
          <table:table-cell table:style-name="ce33" table:formula="of:=IF(EXACT([.J312];&quot;&quot;);&quot;&quot;;(SUM([.L306:.L312])/5)-7)">
            <text:p/>
          </table:table-cell>
          <table:table-cell table:style-name="ce33" table:formula="of:=IF(EXACT([.J312];&quot;&quot;);&quot;&quot;;[.Q311])">
            <text:p/>
          </table:table-cell>
          <table:table-cell table:style-name="ce27" table:formula="of:=IF(EXACT([.J312];&quot;&quot;);&quot;&quot;;IF(EXACT([.L312];&quot;&quot;);[.P312];[.L312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13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312]+1" office:value-type="date" office:date-value="2025-11-08" calcext:value-type="date">
            <text:p>2025-11-08</text:p>
          </table:table-cell>
          <table:table-cell table:style-name="ce9" table:formula="of:=IF(OR(EXACT(WEEKDAY([.$B313]);1);EXACT(WEEKDAY([.$B313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313]);1);EXACT(WEEKDAY([.$B313]);7));0;&quot;&quot;)" office:value-type="float" office:value="0" calcext:value-type="float">
            <text:p>0</text:p>
          </table:table-cell>
          <table:table-cell table:style-name="ce13" table:formula="of:=IF(OR(EXACT(WEEKDAY([.$B313]);1);EXACT(WEEKDAY([.$B313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313]);1);EXACT(WEEKDAY([.$B313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313]);1);EXACT(WEEKDAY([.$B313]);7));&quot;----&quot;;&quot;&quot;)" office:value-type="string" office:string-value="----" calcext:value-type="string">
            <text:p>----</text:p>
          </table:table-cell>
          <table:table-cell table:style-name="ce8" table:formula="of:=IFERROR(TIME([.I313]/60;[.I313] - COM.MICROSOFT.FLOOR.MATH([.I313]/60) * 60;0);&quot;&quot;)">
            <text:p/>
          </table:table-cell>
          <table:table-cell table:style-name="ce16" table:formula="of:=IFERROR(IF(EXACT([.C313];&quot;&quot;);&quot;&quot;;HOUR([.C313])*60+MINUTE([.C313])+HOUR([.E313])*60+MINUTE([.E313])+HOUR([.F313])*60+MINUTE([.F313])+[.D313]);&quot;&quot;)">
            <text:p/>
          </table:table-cell>
          <table:table-cell table:style-name="ce19" table:formula="of:=IFERROR(IF(EXACT([.D313];&quot;&quot;);&quot;&quot;;[.J312]+[.D313]);&quot;&quot;)">
            <text:p/>
          </table:table-cell>
          <table:table-cell table:style-name="ce22" table:formula="of:=NOT(OR(EXACT([.C313];&quot;&quot;);EXACT([.C313];&quot;----&quot;)))" office:value-type="boolean" office:boolean-value="false" calcext:value-type="boolean">
            <text:p>FALSE</text:p>
          </table:table-cell>
          <table:table-cell table:formula="of:=IF([.K313];HOUR([.C313])+(MINUTE([.C313])/60);&quot;&quot;)">
            <text:p/>
          </table:table-cell>
          <table:table-cell table:style-name="ce25" table:formula="of:=IF([.K313];TIME(ROUNDDOWN((SUM([.L307:.L313])/5); 0);((SUM([.L307:.L313])/5)-ROUNDDOWN((SUM([.L307:.L313])/5);0))*60;0);&quot;&quot;)">
            <text:p/>
          </table:table-cell>
          <table:table-cell/>
          <table:table-cell table:style-name="ce30" table:formula="of:=IF(EXACT([.J313];&quot;&quot;);&quot;&quot;;[.B313])">
            <text:p/>
          </table:table-cell>
          <table:table-cell table:style-name="ce33" table:formula="of:=IF(EXACT([.J313];&quot;&quot;);&quot;&quot;;(SUM([.L307:.L313])/5)-7)">
            <text:p/>
          </table:table-cell>
          <table:table-cell table:style-name="ce33" table:formula="of:=IF(EXACT([.J313];&quot;&quot;);&quot;&quot;;[.Q312])">
            <text:p/>
          </table:table-cell>
          <table:table-cell table:style-name="ce27" table:formula="of:=IF(EXACT([.J313];&quot;&quot;);&quot;&quot;;IF(EXACT([.L313];&quot;&quot;);[.P313];[.L313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14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313]+1" office:value-type="date" office:date-value="2025-11-09" calcext:value-type="date">
            <text:p>2025-11-09</text:p>
          </table:table-cell>
          <table:table-cell table:style-name="ce9" table:formula="of:=IF(OR(EXACT(WEEKDAY([.$B314]);1);EXACT(WEEKDAY([.$B314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314]);1);EXACT(WEEKDAY([.$B314]);7));0;&quot;&quot;)" office:value-type="float" office:value="0" calcext:value-type="float">
            <text:p>0</text:p>
          </table:table-cell>
          <table:table-cell table:style-name="ce13" table:formula="of:=IF(OR(EXACT(WEEKDAY([.$B314]);1);EXACT(WEEKDAY([.$B314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314]);1);EXACT(WEEKDAY([.$B314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314]);1);EXACT(WEEKDAY([.$B314]);7));&quot;----&quot;;&quot;&quot;)" office:value-type="string" office:string-value="----" calcext:value-type="string">
            <text:p>----</text:p>
          </table:table-cell>
          <table:table-cell table:style-name="ce8" table:formula="of:=IFERROR(TIME([.I314]/60;[.I314] - COM.MICROSOFT.FLOOR.MATH([.I314]/60) * 60;0);&quot;&quot;)">
            <text:p/>
          </table:table-cell>
          <table:table-cell table:style-name="ce16" table:formula="of:=IFERROR(IF(EXACT([.C314];&quot;&quot;);&quot;&quot;;HOUR([.C314])*60+MINUTE([.C314])+HOUR([.E314])*60+MINUTE([.E314])+HOUR([.F314])*60+MINUTE([.F314])+[.D314]);&quot;&quot;)">
            <text:p/>
          </table:table-cell>
          <table:table-cell table:style-name="ce19" table:formula="of:=IFERROR(IF(EXACT([.D314];&quot;&quot;);&quot;&quot;;[.J313]+[.D314]);&quot;&quot;)">
            <text:p/>
          </table:table-cell>
          <table:table-cell table:style-name="ce22" table:formula="of:=NOT(OR(EXACT([.C314];&quot;&quot;);EXACT([.C314];&quot;----&quot;)))" office:value-type="boolean" office:boolean-value="false" calcext:value-type="boolean">
            <text:p>FALSE</text:p>
          </table:table-cell>
          <table:table-cell table:formula="of:=IF([.K314];HOUR([.C314])+(MINUTE([.C314])/60);&quot;&quot;)">
            <text:p/>
          </table:table-cell>
          <table:table-cell table:style-name="ce25" table:formula="of:=IF([.K314];TIME(ROUNDDOWN((SUM([.L308:.L314])/5); 0);((SUM([.L308:.L314])/5)-ROUNDDOWN((SUM([.L308:.L314])/5);0))*60;0);&quot;&quot;)">
            <text:p/>
          </table:table-cell>
          <table:table-cell/>
          <table:table-cell table:style-name="ce30" table:formula="of:=IF(EXACT([.J314];&quot;&quot;);&quot;&quot;;[.B314])">
            <text:p/>
          </table:table-cell>
          <table:table-cell table:style-name="ce33" table:formula="of:=IF(EXACT([.J314];&quot;&quot;);&quot;&quot;;(SUM([.L308:.L314])/5)-7)">
            <text:p/>
          </table:table-cell>
          <table:table-cell table:style-name="ce33" table:formula="of:=IF(EXACT([.J314];&quot;&quot;);&quot;&quot;;[.Q313])">
            <text:p/>
          </table:table-cell>
          <table:table-cell table:style-name="ce27" table:formula="of:=IF(EXACT([.J314];&quot;&quot;);&quot;&quot;;IF(EXACT([.L314];&quot;&quot;);[.P314];[.L314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15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314]+1" office:value-type="date" office:date-value="2025-11-10" calcext:value-type="date">
            <text:p>2025-11-10</text:p>
          </table:table-cell>
          <table:table-cell table:style-name="ce9" table:formula="of:=IF(OR(EXACT(WEEKDAY([.$B315]);1);EXACT(WEEKDAY([.$B315]);7));&quot;----&quot;;&quot;&quot;)">
            <text:p/>
          </table:table-cell>
          <table:table-cell table:style-name="ce9" table:formula="of:=IF(OR(EXACT(WEEKDAY([.$B315]);1);EXACT(WEEKDAY([.$B315]);7));0;&quot;&quot;)">
            <text:p/>
          </table:table-cell>
          <table:table-cell table:style-name="ce13" table:formula="of:=IF(OR(EXACT(WEEKDAY([.$B315]);1);EXACT(WEEKDAY([.$B31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15]);1);EXACT(WEEKDAY([.$B31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15]);1);EXACT(WEEKDAY([.$B315]);7));&quot;----&quot;;&quot;&quot;)">
            <text:p/>
          </table:table-cell>
          <table:table-cell table:style-name="ce8" table:formula="of:=IFERROR(TIME([.I315]/60;[.I315] - COM.MICROSOFT.FLOOR.MATH([.I315]/60) * 60;0);&quot;&quot;)">
            <text:p/>
          </table:table-cell>
          <table:table-cell table:style-name="ce16" table:formula="of:=IFERROR(IF(EXACT([.C315];&quot;&quot;);&quot;&quot;;HOUR([.C315])*60+MINUTE([.C315])+HOUR([.E315])*60+MINUTE([.E315])+HOUR([.F315])*60+MINUTE([.F315])+[.D315]);&quot;&quot;)">
            <text:p/>
          </table:table-cell>
          <table:table-cell table:style-name="ce19" table:formula="of:=IFERROR(IF(EXACT([.D315];&quot;&quot;);&quot;&quot;;[.J314]+[.D315]);&quot;&quot;)">
            <text:p/>
          </table:table-cell>
          <table:table-cell table:style-name="ce22" table:formula="of:=NOT(OR(EXACT([.C315];&quot;&quot;);EXACT([.C315];&quot;----&quot;)))" office:value-type="boolean" office:boolean-value="false" calcext:value-type="boolean">
            <text:p>FALSE</text:p>
          </table:table-cell>
          <table:table-cell table:formula="of:=IF([.K315];HOUR([.C315])+(MINUTE([.C315])/60);&quot;&quot;)">
            <text:p/>
          </table:table-cell>
          <table:table-cell table:style-name="ce25" table:formula="of:=IF([.K315];TIME(ROUNDDOWN((SUM([.L309:.L315])/5); 0);((SUM([.L309:.L315])/5)-ROUNDDOWN((SUM([.L309:.L315])/5);0))*60;0);&quot;&quot;)">
            <text:p/>
          </table:table-cell>
          <table:table-cell/>
          <table:table-cell table:style-name="ce30" table:formula="of:=IF(EXACT([.J315];&quot;&quot;);&quot;&quot;;[.B315])">
            <text:p/>
          </table:table-cell>
          <table:table-cell table:style-name="ce33" table:formula="of:=IF(EXACT([.J315];&quot;&quot;);&quot;&quot;;(SUM([.L309:.L315])/5)-7)">
            <text:p/>
          </table:table-cell>
          <table:table-cell table:style-name="ce33" table:formula="of:=IF(EXACT([.J315];&quot;&quot;);&quot;&quot;;[.Q314])">
            <text:p/>
          </table:table-cell>
          <table:table-cell table:style-name="ce27" table:formula="of:=IF(EXACT([.J315];&quot;&quot;);&quot;&quot;;IF(EXACT([.L315];&quot;&quot;);[.P315];[.L315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16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315]+1" office:value-type="date" office:date-value="2025-11-11" calcext:value-type="date">
            <text:p>2025-11-11</text:p>
          </table:table-cell>
          <table:table-cell table:style-name="ce9" table:formula="of:=IF(OR(EXACT(WEEKDAY([.$B316]);1);EXACT(WEEKDAY([.$B316]);7));&quot;----&quot;;&quot;&quot;)">
            <text:p/>
          </table:table-cell>
          <table:table-cell table:style-name="ce9" table:formula="of:=IF(OR(EXACT(WEEKDAY([.$B316]);1);EXACT(WEEKDAY([.$B316]);7));0;&quot;&quot;)">
            <text:p/>
          </table:table-cell>
          <table:table-cell table:style-name="ce13" table:formula="of:=IF(OR(EXACT(WEEKDAY([.$B316]);1);EXACT(WEEKDAY([.$B31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16]);1);EXACT(WEEKDAY([.$B31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16]);1);EXACT(WEEKDAY([.$B316]);7));&quot;----&quot;;&quot;&quot;)">
            <text:p/>
          </table:table-cell>
          <table:table-cell table:style-name="ce8" table:formula="of:=IFERROR(TIME([.I316]/60;[.I316] - COM.MICROSOFT.FLOOR.MATH([.I316]/60) * 60;0);&quot;&quot;)">
            <text:p/>
          </table:table-cell>
          <table:table-cell table:style-name="ce16" table:formula="of:=IFERROR(IF(EXACT([.C316];&quot;&quot;);&quot;&quot;;HOUR([.C316])*60+MINUTE([.C316])+HOUR([.E316])*60+MINUTE([.E316])+HOUR([.F316])*60+MINUTE([.F316])+[.D316]);&quot;&quot;)">
            <text:p/>
          </table:table-cell>
          <table:table-cell table:style-name="ce19" table:formula="of:=IFERROR(IF(EXACT([.D316];&quot;&quot;);&quot;&quot;;[.J315]+[.D316]);&quot;&quot;)">
            <text:p/>
          </table:table-cell>
          <table:table-cell table:style-name="ce22" table:formula="of:=NOT(OR(EXACT([.C316];&quot;&quot;);EXACT([.C316];&quot;----&quot;)))" office:value-type="boolean" office:boolean-value="false" calcext:value-type="boolean">
            <text:p>FALSE</text:p>
          </table:table-cell>
          <table:table-cell table:formula="of:=IF([.K316];HOUR([.C316])+(MINUTE([.C316])/60);&quot;&quot;)">
            <text:p/>
          </table:table-cell>
          <table:table-cell table:style-name="ce25" table:formula="of:=IF([.K316];TIME(ROUNDDOWN((SUM([.L310:.L316])/5); 0);((SUM([.L310:.L316])/5)-ROUNDDOWN((SUM([.L310:.L316])/5);0))*60;0);&quot;&quot;)">
            <text:p/>
          </table:table-cell>
          <table:table-cell/>
          <table:table-cell table:style-name="ce30" table:formula="of:=IF(EXACT([.J316];&quot;&quot;);&quot;&quot;;[.B316])">
            <text:p/>
          </table:table-cell>
          <table:table-cell table:style-name="ce33" table:formula="of:=IF(EXACT([.J316];&quot;&quot;);&quot;&quot;;(SUM([.L310:.L316])/5)-7)">
            <text:p/>
          </table:table-cell>
          <table:table-cell table:style-name="ce33" table:formula="of:=IF(EXACT([.J316];&quot;&quot;);&quot;&quot;;[.Q315])">
            <text:p/>
          </table:table-cell>
          <table:table-cell table:style-name="ce27" table:formula="of:=IF(EXACT([.J316];&quot;&quot;);&quot;&quot;;IF(EXACT([.L316];&quot;&quot;);[.P316];[.L316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17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316]+1" office:value-type="date" office:date-value="2025-11-12" calcext:value-type="date">
            <text:p>2025-11-12</text:p>
          </table:table-cell>
          <table:table-cell table:style-name="ce9" table:formula="of:=IF(OR(EXACT(WEEKDAY([.$B317]);1);EXACT(WEEKDAY([.$B317]);7));&quot;----&quot;;&quot;&quot;)">
            <text:p/>
          </table:table-cell>
          <table:table-cell table:style-name="ce11" table:formula="of:=IF(OR(EXACT(WEEKDAY([.$B317]);1);EXACT(WEEKDAY([.$B317]);7));0;&quot;&quot;)">
            <text:p/>
          </table:table-cell>
          <table:table-cell table:style-name="ce13" table:formula="of:=IF(OR(EXACT(WEEKDAY([.$B317]);1);EXACT(WEEKDAY([.$B31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17]);1);EXACT(WEEKDAY([.$B31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17]);1);EXACT(WEEKDAY([.$B317]);7));&quot;----&quot;;&quot;&quot;)">
            <text:p/>
          </table:table-cell>
          <table:table-cell table:style-name="ce8" table:formula="of:=IFERROR(TIME([.I317]/60;[.I317] - COM.MICROSOFT.FLOOR.MATH([.I317]/60) * 60;0);&quot;&quot;)">
            <text:p/>
          </table:table-cell>
          <table:table-cell table:style-name="ce16" table:formula="of:=IFERROR(IF(EXACT([.C317];&quot;&quot;);&quot;&quot;;HOUR([.C317])*60+MINUTE([.C317])+HOUR([.E317])*60+MINUTE([.E317])+HOUR([.F317])*60+MINUTE([.F317])+[.D317]);&quot;&quot;)">
            <text:p/>
          </table:table-cell>
          <table:table-cell table:style-name="ce19" table:formula="of:=IFERROR(IF(EXACT([.D317];&quot;&quot;);&quot;&quot;;[.J316]+[.D317]);&quot;&quot;)">
            <text:p/>
          </table:table-cell>
          <table:table-cell table:style-name="ce22" table:formula="of:=NOT(OR(EXACT([.C317];&quot;&quot;);EXACT([.C317];&quot;----&quot;)))" office:value-type="boolean" office:boolean-value="false" calcext:value-type="boolean">
            <text:p>FALSE</text:p>
          </table:table-cell>
          <table:table-cell table:formula="of:=IF([.K317];HOUR([.C317])+(MINUTE([.C317])/60);&quot;&quot;)">
            <text:p/>
          </table:table-cell>
          <table:table-cell table:style-name="ce25" table:formula="of:=IF([.K317];TIME(ROUNDDOWN((SUM([.L311:.L317])/5); 0);((SUM([.L311:.L317])/5)-ROUNDDOWN((SUM([.L311:.L317])/5);0))*60;0);&quot;&quot;)">
            <text:p/>
          </table:table-cell>
          <table:table-cell/>
          <table:table-cell table:style-name="ce30" table:formula="of:=IF(EXACT([.J317];&quot;&quot;);&quot;&quot;;[.B317])">
            <text:p/>
          </table:table-cell>
          <table:table-cell table:style-name="ce33" table:formula="of:=IF(EXACT([.J317];&quot;&quot;);&quot;&quot;;(SUM([.L311:.L317])/5)-7)">
            <text:p/>
          </table:table-cell>
          <table:table-cell table:style-name="ce33" table:formula="of:=IF(EXACT([.J317];&quot;&quot;);&quot;&quot;;[.Q316])">
            <text:p/>
          </table:table-cell>
          <table:table-cell table:style-name="ce27" table:formula="of:=IF(EXACT([.J317];&quot;&quot;);&quot;&quot;;IF(EXACT([.L317];&quot;&quot;);[.P317];[.L317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18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317]+1" office:value-type="date" office:date-value="2025-11-13" calcext:value-type="date">
            <text:p>2025-11-13</text:p>
          </table:table-cell>
          <table:table-cell table:style-name="ce9" table:formula="of:=IF(OR(EXACT(WEEKDAY([.$B318]);1);EXACT(WEEKDAY([.$B318]);7));&quot;----&quot;;&quot;&quot;)">
            <text:p/>
          </table:table-cell>
          <table:table-cell table:style-name="ce11" table:formula="of:=IF(OR(EXACT(WEEKDAY([.$B318]);1);EXACT(WEEKDAY([.$B318]);7));0;&quot;&quot;)">
            <text:p/>
          </table:table-cell>
          <table:table-cell table:style-name="ce13" table:formula="of:=IF(OR(EXACT(WEEKDAY([.$B318]);1);EXACT(WEEKDAY([.$B31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18]);1);EXACT(WEEKDAY([.$B31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18]);1);EXACT(WEEKDAY([.$B318]);7));&quot;----&quot;;&quot;&quot;)">
            <text:p/>
          </table:table-cell>
          <table:table-cell table:style-name="ce8" table:formula="of:=IFERROR(TIME([.I318]/60;[.I318] - COM.MICROSOFT.FLOOR.MATH([.I318]/60) * 60;0);&quot;&quot;)">
            <text:p/>
          </table:table-cell>
          <table:table-cell table:style-name="ce16" table:formula="of:=IFERROR(IF(EXACT([.C318];&quot;&quot;);&quot;&quot;;HOUR([.C318])*60+MINUTE([.C318])+HOUR([.E318])*60+MINUTE([.E318])+HOUR([.F318])*60+MINUTE([.F318])+[.D318]);&quot;&quot;)">
            <text:p/>
          </table:table-cell>
          <table:table-cell table:style-name="ce19" table:formula="of:=IFERROR(IF(EXACT([.D318];&quot;&quot;);&quot;&quot;;[.J317]+[.D318]);&quot;&quot;)">
            <text:p/>
          </table:table-cell>
          <table:table-cell table:style-name="ce22" table:formula="of:=NOT(OR(EXACT([.C318];&quot;&quot;);EXACT([.C318];&quot;----&quot;)))" office:value-type="boolean" office:boolean-value="false" calcext:value-type="boolean">
            <text:p>FALSE</text:p>
          </table:table-cell>
          <table:table-cell table:formula="of:=IF([.K318];HOUR([.C318])+(MINUTE([.C318])/60);&quot;&quot;)">
            <text:p/>
          </table:table-cell>
          <table:table-cell table:style-name="ce25" table:formula="of:=IF([.K318];TIME(ROUNDDOWN((SUM([.L312:.L318])/5); 0);((SUM([.L312:.L318])/5)-ROUNDDOWN((SUM([.L312:.L318])/5);0))*60;0);&quot;&quot;)">
            <text:p/>
          </table:table-cell>
          <table:table-cell/>
          <table:table-cell table:style-name="ce30" table:formula="of:=IF(EXACT([.J318];&quot;&quot;);&quot;&quot;;[.B318])">
            <text:p/>
          </table:table-cell>
          <table:table-cell table:style-name="ce33" table:formula="of:=IF(EXACT([.J318];&quot;&quot;);&quot;&quot;;(SUM([.L312:.L318])/5)-7)">
            <text:p/>
          </table:table-cell>
          <table:table-cell table:style-name="ce33" table:formula="of:=IF(EXACT([.J318];&quot;&quot;);&quot;&quot;;[.Q317])">
            <text:p/>
          </table:table-cell>
          <table:table-cell table:style-name="ce27" table:formula="of:=IF(EXACT([.J318];&quot;&quot;);&quot;&quot;;IF(EXACT([.L318];&quot;&quot;);[.P318];[.L318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19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318]+1" office:value-type="date" office:date-value="2025-11-14" calcext:value-type="date">
            <text:p>2025-11-14</text:p>
          </table:table-cell>
          <table:table-cell table:style-name="ce9" table:formula="of:=IF(OR(EXACT(WEEKDAY([.$B319]);1);EXACT(WEEKDAY([.$B319]);7));&quot;----&quot;;&quot;&quot;)">
            <text:p/>
          </table:table-cell>
          <table:table-cell table:style-name="ce9" table:formula="of:=IF(OR(EXACT(WEEKDAY([.$B319]);1);EXACT(WEEKDAY([.$B319]);7));0;&quot;&quot;)">
            <text:p/>
          </table:table-cell>
          <table:table-cell table:style-name="ce13" table:formula="of:=IF(OR(EXACT(WEEKDAY([.$B319]);1);EXACT(WEEKDAY([.$B31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19]);1);EXACT(WEEKDAY([.$B31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19]);1);EXACT(WEEKDAY([.$B319]);7));&quot;----&quot;;&quot;&quot;)">
            <text:p/>
          </table:table-cell>
          <table:table-cell table:style-name="ce8" table:formula="of:=IFERROR(TIME([.I319]/60;[.I319] - COM.MICROSOFT.FLOOR.MATH([.I319]/60) * 60;0);&quot;&quot;)">
            <text:p/>
          </table:table-cell>
          <table:table-cell table:style-name="ce16" table:formula="of:=IFERROR(IF(EXACT([.C319];&quot;&quot;);&quot;&quot;;HOUR([.C319])*60+MINUTE([.C319])+HOUR([.E319])*60+MINUTE([.E319])+HOUR([.F319])*60+MINUTE([.F319])+[.D319]);&quot;&quot;)">
            <text:p/>
          </table:table-cell>
          <table:table-cell table:style-name="ce19" table:formula="of:=IFERROR(IF(EXACT([.D319];&quot;&quot;);&quot;&quot;;[.J318]+[.D319]);&quot;&quot;)">
            <text:p/>
          </table:table-cell>
          <table:table-cell table:style-name="ce22" table:formula="of:=NOT(OR(EXACT([.C319];&quot;&quot;);EXACT([.C319];&quot;----&quot;)))" office:value-type="boolean" office:boolean-value="false" calcext:value-type="boolean">
            <text:p>FALSE</text:p>
          </table:table-cell>
          <table:table-cell table:formula="of:=IF([.K319];HOUR([.C319])+(MINUTE([.C319])/60);&quot;&quot;)">
            <text:p/>
          </table:table-cell>
          <table:table-cell table:style-name="ce25" table:formula="of:=IF([.K319];TIME(ROUNDDOWN((SUM([.L313:.L319])/5); 0);((SUM([.L313:.L319])/5)-ROUNDDOWN((SUM([.L313:.L319])/5);0))*60;0);&quot;&quot;)">
            <text:p/>
          </table:table-cell>
          <table:table-cell/>
          <table:table-cell table:style-name="ce30" table:formula="of:=IF(EXACT([.J319];&quot;&quot;);&quot;&quot;;[.B319])">
            <text:p/>
          </table:table-cell>
          <table:table-cell table:style-name="ce33" table:formula="of:=IF(EXACT([.J319];&quot;&quot;);&quot;&quot;;(SUM([.L313:.L319])/5)-7)">
            <text:p/>
          </table:table-cell>
          <table:table-cell table:style-name="ce33" table:formula="of:=IF(EXACT([.J319];&quot;&quot;);&quot;&quot;;[.Q318])">
            <text:p/>
          </table:table-cell>
          <table:table-cell table:style-name="ce27" table:formula="of:=IF(EXACT([.J319];&quot;&quot;);&quot;&quot;;IF(EXACT([.L319];&quot;&quot;);[.P319];[.L319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20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319]+1" office:value-type="date" office:date-value="2025-11-15" calcext:value-type="date">
            <text:p>2025-11-15</text:p>
          </table:table-cell>
          <table:table-cell table:style-name="ce9" table:formula="of:=IF(OR(EXACT(WEEKDAY([.$B320]);1);EXACT(WEEKDAY([.$B320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320]);1);EXACT(WEEKDAY([.$B320]);7));0;&quot;&quot;)" office:value-type="float" office:value="0" calcext:value-type="float">
            <text:p>0</text:p>
          </table:table-cell>
          <table:table-cell table:style-name="ce13" table:formula="of:=IF(OR(EXACT(WEEKDAY([.$B320]);1);EXACT(WEEKDAY([.$B320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320]);1);EXACT(WEEKDAY([.$B320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320]);1);EXACT(WEEKDAY([.$B320]);7));&quot;----&quot;;&quot;&quot;)" office:value-type="string" office:string-value="----" calcext:value-type="string">
            <text:p>----</text:p>
          </table:table-cell>
          <table:table-cell table:style-name="ce8" table:formula="of:=IFERROR(TIME([.I320]/60;[.I320] - COM.MICROSOFT.FLOOR.MATH([.I320]/60) * 60;0);&quot;&quot;)">
            <text:p/>
          </table:table-cell>
          <table:table-cell table:style-name="ce16" table:formula="of:=IFERROR(IF(EXACT([.C320];&quot;&quot;);&quot;&quot;;HOUR([.C320])*60+MINUTE([.C320])+HOUR([.E320])*60+MINUTE([.E320])+HOUR([.F320])*60+MINUTE([.F320])+[.D320]);&quot;&quot;)">
            <text:p/>
          </table:table-cell>
          <table:table-cell table:style-name="ce19" table:formula="of:=IFERROR(IF(EXACT([.D320];&quot;&quot;);&quot;&quot;;[.J319]+[.D320]);&quot;&quot;)">
            <text:p/>
          </table:table-cell>
          <table:table-cell table:style-name="ce22" table:formula="of:=NOT(OR(EXACT([.C320];&quot;&quot;);EXACT([.C320];&quot;----&quot;)))" office:value-type="boolean" office:boolean-value="false" calcext:value-type="boolean">
            <text:p>FALSE</text:p>
          </table:table-cell>
          <table:table-cell table:formula="of:=IF([.K320];HOUR([.C320])+(MINUTE([.C320])/60);&quot;&quot;)">
            <text:p/>
          </table:table-cell>
          <table:table-cell table:style-name="ce25" table:formula="of:=IF([.K320];TIME(ROUNDDOWN((SUM([.L314:.L320])/5); 0);((SUM([.L314:.L320])/5)-ROUNDDOWN((SUM([.L314:.L320])/5);0))*60;0);&quot;&quot;)">
            <text:p/>
          </table:table-cell>
          <table:table-cell/>
          <table:table-cell table:style-name="ce30" table:formula="of:=IF(EXACT([.J320];&quot;&quot;);&quot;&quot;;[.B320])">
            <text:p/>
          </table:table-cell>
          <table:table-cell table:style-name="ce33" table:formula="of:=IF(EXACT([.J320];&quot;&quot;);&quot;&quot;;(SUM([.L314:.L320])/5)-7)">
            <text:p/>
          </table:table-cell>
          <table:table-cell table:style-name="ce33" table:formula="of:=IF(EXACT([.J320];&quot;&quot;);&quot;&quot;;[.Q319])">
            <text:p/>
          </table:table-cell>
          <table:table-cell table:style-name="ce27" table:formula="of:=IF(EXACT([.J320];&quot;&quot;);&quot;&quot;;IF(EXACT([.L320];&quot;&quot;);[.P320];[.L320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21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320]+1" office:value-type="date" office:date-value="2025-11-16" calcext:value-type="date">
            <text:p>2025-11-16</text:p>
          </table:table-cell>
          <table:table-cell table:style-name="ce9" table:formula="of:=IF(OR(EXACT(WEEKDAY([.$B321]);1);EXACT(WEEKDAY([.$B321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321]);1);EXACT(WEEKDAY([.$B321]);7));0;&quot;&quot;)" office:value-type="float" office:value="0" calcext:value-type="float">
            <text:p>0</text:p>
          </table:table-cell>
          <table:table-cell table:style-name="ce13" table:formula="of:=IF(OR(EXACT(WEEKDAY([.$B321]);1);EXACT(WEEKDAY([.$B321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321]);1);EXACT(WEEKDAY([.$B321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321]);1);EXACT(WEEKDAY([.$B321]);7));&quot;----&quot;;&quot;&quot;)" office:value-type="string" office:string-value="----" calcext:value-type="string">
            <text:p>----</text:p>
          </table:table-cell>
          <table:table-cell table:style-name="ce8" table:formula="of:=IFERROR(TIME([.I321]/60;[.I321] - COM.MICROSOFT.FLOOR.MATH([.I321]/60) * 60;0);&quot;&quot;)">
            <text:p/>
          </table:table-cell>
          <table:table-cell table:style-name="ce16" table:formula="of:=IFERROR(IF(EXACT([.C321];&quot;&quot;);&quot;&quot;;HOUR([.C321])*60+MINUTE([.C321])+HOUR([.E321])*60+MINUTE([.E321])+HOUR([.F321])*60+MINUTE([.F321])+[.D321]);&quot;&quot;)">
            <text:p/>
          </table:table-cell>
          <table:table-cell table:style-name="ce19" table:formula="of:=IFERROR(IF(EXACT([.D321];&quot;&quot;);&quot;&quot;;[.J320]+[.D321]);&quot;&quot;)">
            <text:p/>
          </table:table-cell>
          <table:table-cell table:style-name="ce22" table:formula="of:=NOT(OR(EXACT([.C321];&quot;&quot;);EXACT([.C321];&quot;----&quot;)))" office:value-type="boolean" office:boolean-value="false" calcext:value-type="boolean">
            <text:p>FALSE</text:p>
          </table:table-cell>
          <table:table-cell table:formula="of:=IF([.K321];HOUR([.C321])+(MINUTE([.C321])/60);&quot;&quot;)">
            <text:p/>
          </table:table-cell>
          <table:table-cell table:style-name="ce25" table:formula="of:=IF([.K321];TIME(ROUNDDOWN((SUM([.L315:.L321])/5); 0);((SUM([.L315:.L321])/5)-ROUNDDOWN((SUM([.L315:.L321])/5);0))*60;0);&quot;&quot;)">
            <text:p/>
          </table:table-cell>
          <table:table-cell/>
          <table:table-cell table:style-name="ce30" table:formula="of:=IF(EXACT([.J321];&quot;&quot;);&quot;&quot;;[.B321])">
            <text:p/>
          </table:table-cell>
          <table:table-cell table:style-name="ce33" table:formula="of:=IF(EXACT([.J321];&quot;&quot;);&quot;&quot;;(SUM([.L315:.L321])/5)-7)">
            <text:p/>
          </table:table-cell>
          <table:table-cell table:style-name="ce33" table:formula="of:=IF(EXACT([.J321];&quot;&quot;);&quot;&quot;;[.Q320])">
            <text:p/>
          </table:table-cell>
          <table:table-cell table:style-name="ce27" table:formula="of:=IF(EXACT([.J321];&quot;&quot;);&quot;&quot;;IF(EXACT([.L321];&quot;&quot;);[.P321];[.L321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22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321]+1" office:value-type="date" office:date-value="2025-11-17" calcext:value-type="date">
            <text:p>2025-11-17</text:p>
          </table:table-cell>
          <table:table-cell table:style-name="ce9" table:formula="of:=IF(OR(EXACT(WEEKDAY([.$B322]);1);EXACT(WEEKDAY([.$B322]);7));&quot;----&quot;;&quot;&quot;)">
            <text:p/>
          </table:table-cell>
          <table:table-cell table:style-name="ce9" table:formula="of:=IF(OR(EXACT(WEEKDAY([.$B322]);1);EXACT(WEEKDAY([.$B322]);7));0;&quot;&quot;)">
            <text:p/>
          </table:table-cell>
          <table:table-cell table:style-name="ce13" table:formula="of:=IF(OR(EXACT(WEEKDAY([.$B322]);1);EXACT(WEEKDAY([.$B32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22]);1);EXACT(WEEKDAY([.$B32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22]);1);EXACT(WEEKDAY([.$B322]);7));&quot;----&quot;;&quot;&quot;)">
            <text:p/>
          </table:table-cell>
          <table:table-cell table:style-name="ce8" table:formula="of:=IFERROR(TIME([.I322]/60;[.I322] - COM.MICROSOFT.FLOOR.MATH([.I322]/60) * 60;0);&quot;&quot;)">
            <text:p/>
          </table:table-cell>
          <table:table-cell table:style-name="ce16" table:formula="of:=IFERROR(IF(EXACT([.C322];&quot;&quot;);&quot;&quot;;HOUR([.C322])*60+MINUTE([.C322])+HOUR([.E322])*60+MINUTE([.E322])+HOUR([.F322])*60+MINUTE([.F322])+[.D322]);&quot;&quot;)">
            <text:p/>
          </table:table-cell>
          <table:table-cell table:style-name="ce19" table:formula="of:=IFERROR(IF(EXACT([.D322];&quot;&quot;);&quot;&quot;;[.J321]+[.D322]);&quot;&quot;)">
            <text:p/>
          </table:table-cell>
          <table:table-cell table:style-name="ce22" table:formula="of:=NOT(OR(EXACT([.C322];&quot;&quot;);EXACT([.C322];&quot;----&quot;)))" office:value-type="boolean" office:boolean-value="false" calcext:value-type="boolean">
            <text:p>FALSE</text:p>
          </table:table-cell>
          <table:table-cell table:formula="of:=IF([.K322];HOUR([.C322])+(MINUTE([.C322])/60);&quot;&quot;)">
            <text:p/>
          </table:table-cell>
          <table:table-cell table:style-name="ce25" table:formula="of:=IF([.K322];TIME(ROUNDDOWN((SUM([.L316:.L322])/5); 0);((SUM([.L316:.L322])/5)-ROUNDDOWN((SUM([.L316:.L322])/5);0))*60;0);&quot;&quot;)">
            <text:p/>
          </table:table-cell>
          <table:table-cell/>
          <table:table-cell table:style-name="ce30" table:formula="of:=IF(EXACT([.J322];&quot;&quot;);&quot;&quot;;[.B322])">
            <text:p/>
          </table:table-cell>
          <table:table-cell table:style-name="ce33" table:formula="of:=IF(EXACT([.J322];&quot;&quot;);&quot;&quot;;(SUM([.L316:.L322])/5)-7)">
            <text:p/>
          </table:table-cell>
          <table:table-cell table:style-name="ce33" table:formula="of:=IF(EXACT([.J322];&quot;&quot;);&quot;&quot;;[.Q321])">
            <text:p/>
          </table:table-cell>
          <table:table-cell table:style-name="ce27" table:formula="of:=IF(EXACT([.J322];&quot;&quot;);&quot;&quot;;IF(EXACT([.L322];&quot;&quot;);[.P322];[.L322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23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322]+1" office:value-type="date" office:date-value="2025-11-18" calcext:value-type="date">
            <text:p>2025-11-18</text:p>
          </table:table-cell>
          <table:table-cell table:style-name="ce9" table:formula="of:=IF(OR(EXACT(WEEKDAY([.$B323]);1);EXACT(WEEKDAY([.$B323]);7));&quot;----&quot;;&quot;&quot;)">
            <text:p/>
          </table:table-cell>
          <table:table-cell table:style-name="ce9" table:formula="of:=IF(OR(EXACT(WEEKDAY([.$B323]);1);EXACT(WEEKDAY([.$B323]);7));0;&quot;&quot;)">
            <text:p/>
          </table:table-cell>
          <table:table-cell table:style-name="ce13" table:formula="of:=IF(OR(EXACT(WEEKDAY([.$B323]);1);EXACT(WEEKDAY([.$B32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23]);1);EXACT(WEEKDAY([.$B32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23]);1);EXACT(WEEKDAY([.$B323]);7));&quot;----&quot;;&quot;&quot;)">
            <text:p/>
          </table:table-cell>
          <table:table-cell table:style-name="ce8" table:formula="of:=IFERROR(TIME([.I323]/60;[.I323] - COM.MICROSOFT.FLOOR.MATH([.I323]/60) * 60;0);&quot;&quot;)">
            <text:p/>
          </table:table-cell>
          <table:table-cell table:style-name="ce16" table:formula="of:=IFERROR(IF(EXACT([.C323];&quot;&quot;);&quot;&quot;;HOUR([.C323])*60+MINUTE([.C323])+HOUR([.E323])*60+MINUTE([.E323])+HOUR([.F323])*60+MINUTE([.F323])+[.D323]);&quot;&quot;)">
            <text:p/>
          </table:table-cell>
          <table:table-cell table:style-name="ce19" table:formula="of:=IFERROR(IF(EXACT([.D323];&quot;&quot;);&quot;&quot;;[.J322]+[.D323]);&quot;&quot;)">
            <text:p/>
          </table:table-cell>
          <table:table-cell table:style-name="ce22" table:formula="of:=NOT(OR(EXACT([.C323];&quot;&quot;);EXACT([.C323];&quot;----&quot;)))" office:value-type="boolean" office:boolean-value="false" calcext:value-type="boolean">
            <text:p>FALSE</text:p>
          </table:table-cell>
          <table:table-cell table:formula="of:=IF([.K323];HOUR([.C323])+(MINUTE([.C323])/60);&quot;&quot;)">
            <text:p/>
          </table:table-cell>
          <table:table-cell table:style-name="ce25" table:formula="of:=IF([.K323];TIME(ROUNDDOWN((SUM([.L317:.L323])/5); 0);((SUM([.L317:.L323])/5)-ROUNDDOWN((SUM([.L317:.L323])/5);0))*60;0);&quot;&quot;)">
            <text:p/>
          </table:table-cell>
          <table:table-cell/>
          <table:table-cell table:style-name="ce30" table:formula="of:=IF(EXACT([.J323];&quot;&quot;);&quot;&quot;;[.B323])">
            <text:p/>
          </table:table-cell>
          <table:table-cell table:style-name="ce33" table:formula="of:=IF(EXACT([.J323];&quot;&quot;);&quot;&quot;;(SUM([.L317:.L323])/5)-7)">
            <text:p/>
          </table:table-cell>
          <table:table-cell table:style-name="ce33" table:formula="of:=IF(EXACT([.J323];&quot;&quot;);&quot;&quot;;[.Q322])">
            <text:p/>
          </table:table-cell>
          <table:table-cell table:style-name="ce27" table:formula="of:=IF(EXACT([.J323];&quot;&quot;);&quot;&quot;;IF(EXACT([.L323];&quot;&quot;);[.P323];[.L323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24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323]+1" office:value-type="date" office:date-value="2025-11-19" calcext:value-type="date">
            <text:p>2025-11-19</text:p>
          </table:table-cell>
          <table:table-cell table:style-name="ce9" table:formula="of:=IF(OR(EXACT(WEEKDAY([.$B324]);1);EXACT(WEEKDAY([.$B324]);7));&quot;----&quot;;&quot;&quot;)">
            <text:p/>
          </table:table-cell>
          <table:table-cell table:style-name="ce11" table:formula="of:=IF(OR(EXACT(WEEKDAY([.$B324]);1);EXACT(WEEKDAY([.$B324]);7));0;&quot;&quot;)">
            <text:p/>
          </table:table-cell>
          <table:table-cell table:style-name="ce13" table:formula="of:=IF(OR(EXACT(WEEKDAY([.$B324]);1);EXACT(WEEKDAY([.$B32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24]);1);EXACT(WEEKDAY([.$B32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24]);1);EXACT(WEEKDAY([.$B324]);7));&quot;----&quot;;&quot;&quot;)">
            <text:p/>
          </table:table-cell>
          <table:table-cell table:style-name="ce8" table:formula="of:=IFERROR(TIME([.I324]/60;[.I324] - COM.MICROSOFT.FLOOR.MATH([.I324]/60) * 60;0);&quot;&quot;)">
            <text:p/>
          </table:table-cell>
          <table:table-cell table:style-name="ce16" table:formula="of:=IFERROR(IF(EXACT([.C324];&quot;&quot;);&quot;&quot;;HOUR([.C324])*60+MINUTE([.C324])+HOUR([.E324])*60+MINUTE([.E324])+HOUR([.F324])*60+MINUTE([.F324])+[.D324]);&quot;&quot;)">
            <text:p/>
          </table:table-cell>
          <table:table-cell table:style-name="ce19" table:formula="of:=IFERROR(IF(EXACT([.D324];&quot;&quot;);&quot;&quot;;[.J323]+[.D324]);&quot;&quot;)">
            <text:p/>
          </table:table-cell>
          <table:table-cell table:style-name="ce22" table:formula="of:=NOT(OR(EXACT([.C324];&quot;&quot;);EXACT([.C324];&quot;----&quot;)))" office:value-type="boolean" office:boolean-value="false" calcext:value-type="boolean">
            <text:p>FALSE</text:p>
          </table:table-cell>
          <table:table-cell table:formula="of:=IF([.K324];HOUR([.C324])+(MINUTE([.C324])/60);&quot;&quot;)">
            <text:p/>
          </table:table-cell>
          <table:table-cell table:style-name="ce25" table:formula="of:=IF([.K324];TIME(ROUNDDOWN((SUM([.L318:.L324])/5); 0);((SUM([.L318:.L324])/5)-ROUNDDOWN((SUM([.L318:.L324])/5);0))*60;0);&quot;&quot;)">
            <text:p/>
          </table:table-cell>
          <table:table-cell/>
          <table:table-cell table:style-name="ce30" table:formula="of:=IF(EXACT([.J324];&quot;&quot;);&quot;&quot;;[.B324])">
            <text:p/>
          </table:table-cell>
          <table:table-cell table:style-name="ce33" table:formula="of:=IF(EXACT([.J324];&quot;&quot;);&quot;&quot;;(SUM([.L318:.L324])/5)-7)">
            <text:p/>
          </table:table-cell>
          <table:table-cell table:style-name="ce33" table:formula="of:=IF(EXACT([.J324];&quot;&quot;);&quot;&quot;;[.Q323])">
            <text:p/>
          </table:table-cell>
          <table:table-cell table:style-name="ce27" table:formula="of:=IF(EXACT([.J324];&quot;&quot;);&quot;&quot;;IF(EXACT([.L324];&quot;&quot;);[.P324];[.L324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25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324]+1" office:value-type="date" office:date-value="2025-11-20" calcext:value-type="date">
            <text:p>2025-11-20</text:p>
          </table:table-cell>
          <table:table-cell table:style-name="ce9" table:formula="of:=IF(OR(EXACT(WEEKDAY([.$B325]);1);EXACT(WEEKDAY([.$B325]);7));&quot;----&quot;;&quot;&quot;)">
            <text:p/>
          </table:table-cell>
          <table:table-cell table:style-name="ce11" table:formula="of:=IF(OR(EXACT(WEEKDAY([.$B325]);1);EXACT(WEEKDAY([.$B325]);7));0;&quot;&quot;)">
            <text:p/>
          </table:table-cell>
          <table:table-cell table:style-name="ce13" table:formula="of:=IF(OR(EXACT(WEEKDAY([.$B325]);1);EXACT(WEEKDAY([.$B32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25]);1);EXACT(WEEKDAY([.$B32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25]);1);EXACT(WEEKDAY([.$B325]);7));&quot;----&quot;;&quot;&quot;)">
            <text:p/>
          </table:table-cell>
          <table:table-cell table:style-name="ce8" table:formula="of:=IFERROR(TIME([.I325]/60;[.I325] - COM.MICROSOFT.FLOOR.MATH([.I325]/60) * 60;0);&quot;&quot;)">
            <text:p/>
          </table:table-cell>
          <table:table-cell table:style-name="ce16" table:formula="of:=IFERROR(IF(EXACT([.C325];&quot;&quot;);&quot;&quot;;HOUR([.C325])*60+MINUTE([.C325])+HOUR([.E325])*60+MINUTE([.E325])+HOUR([.F325])*60+MINUTE([.F325])+[.D325]);&quot;&quot;)">
            <text:p/>
          </table:table-cell>
          <table:table-cell table:style-name="ce19" table:formula="of:=IFERROR(IF(EXACT([.D325];&quot;&quot;);&quot;&quot;;[.J324]+[.D325]);&quot;&quot;)">
            <text:p/>
          </table:table-cell>
          <table:table-cell table:style-name="ce22" table:formula="of:=NOT(OR(EXACT([.C325];&quot;&quot;);EXACT([.C325];&quot;----&quot;)))" office:value-type="boolean" office:boolean-value="false" calcext:value-type="boolean">
            <text:p>FALSE</text:p>
          </table:table-cell>
          <table:table-cell table:formula="of:=IF([.K325];HOUR([.C325])+(MINUTE([.C325])/60);&quot;&quot;)">
            <text:p/>
          </table:table-cell>
          <table:table-cell table:style-name="ce25" table:formula="of:=IF([.K325];TIME(ROUNDDOWN((SUM([.L319:.L325])/5); 0);((SUM([.L319:.L325])/5)-ROUNDDOWN((SUM([.L319:.L325])/5);0))*60;0);&quot;&quot;)">
            <text:p/>
          </table:table-cell>
          <table:table-cell/>
          <table:table-cell table:style-name="ce30" table:formula="of:=IF(EXACT([.J325];&quot;&quot;);&quot;&quot;;[.B325])">
            <text:p/>
          </table:table-cell>
          <table:table-cell table:style-name="ce33" table:formula="of:=IF(EXACT([.J325];&quot;&quot;);&quot;&quot;;(SUM([.L319:.L325])/5)-7)">
            <text:p/>
          </table:table-cell>
          <table:table-cell table:style-name="ce33" table:formula="of:=IF(EXACT([.J325];&quot;&quot;);&quot;&quot;;[.Q324])">
            <text:p/>
          </table:table-cell>
          <table:table-cell table:style-name="ce27" table:formula="of:=IF(EXACT([.J325];&quot;&quot;);&quot;&quot;;IF(EXACT([.L325];&quot;&quot;);[.P325];[.L325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26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325]+1" office:value-type="date" office:date-value="2025-11-21" calcext:value-type="date">
            <text:p>2025-11-21</text:p>
          </table:table-cell>
          <table:table-cell table:style-name="ce9" table:formula="of:=IF(OR(EXACT(WEEKDAY([.$B326]);1);EXACT(WEEKDAY([.$B326]);7));&quot;----&quot;;&quot;&quot;)">
            <text:p/>
          </table:table-cell>
          <table:table-cell table:style-name="ce9" table:formula="of:=IF(OR(EXACT(WEEKDAY([.$B326]);1);EXACT(WEEKDAY([.$B326]);7));0;&quot;&quot;)">
            <text:p/>
          </table:table-cell>
          <table:table-cell table:style-name="ce13" table:formula="of:=IF(OR(EXACT(WEEKDAY([.$B326]);1);EXACT(WEEKDAY([.$B32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26]);1);EXACT(WEEKDAY([.$B32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26]);1);EXACT(WEEKDAY([.$B326]);7));&quot;----&quot;;&quot;&quot;)">
            <text:p/>
          </table:table-cell>
          <table:table-cell table:style-name="ce8" table:formula="of:=IFERROR(TIME([.I326]/60;[.I326] - COM.MICROSOFT.FLOOR.MATH([.I326]/60) * 60;0);&quot;&quot;)">
            <text:p/>
          </table:table-cell>
          <table:table-cell table:style-name="ce16" table:formula="of:=IFERROR(IF(EXACT([.C326];&quot;&quot;);&quot;&quot;;HOUR([.C326])*60+MINUTE([.C326])+HOUR([.E326])*60+MINUTE([.E326])+HOUR([.F326])*60+MINUTE([.F326])+[.D326]);&quot;&quot;)">
            <text:p/>
          </table:table-cell>
          <table:table-cell table:style-name="ce19" table:formula="of:=IFERROR(IF(EXACT([.D326];&quot;&quot;);&quot;&quot;;[.J325]+[.D326]);&quot;&quot;)">
            <text:p/>
          </table:table-cell>
          <table:table-cell table:style-name="ce22" table:formula="of:=NOT(OR(EXACT([.C326];&quot;&quot;);EXACT([.C326];&quot;----&quot;)))" office:value-type="boolean" office:boolean-value="false" calcext:value-type="boolean">
            <text:p>FALSE</text:p>
          </table:table-cell>
          <table:table-cell table:formula="of:=IF([.K326];HOUR([.C326])+(MINUTE([.C326])/60);&quot;&quot;)">
            <text:p/>
          </table:table-cell>
          <table:table-cell table:style-name="ce25" table:formula="of:=IF([.K326];TIME(ROUNDDOWN((SUM([.L320:.L326])/5); 0);((SUM([.L320:.L326])/5)-ROUNDDOWN((SUM([.L320:.L326])/5);0))*60;0);&quot;&quot;)">
            <text:p/>
          </table:table-cell>
          <table:table-cell/>
          <table:table-cell table:style-name="ce30" table:formula="of:=IF(EXACT([.J326];&quot;&quot;);&quot;&quot;;[.B326])">
            <text:p/>
          </table:table-cell>
          <table:table-cell table:style-name="ce33" table:formula="of:=IF(EXACT([.J326];&quot;&quot;);&quot;&quot;;(SUM([.L320:.L326])/5)-7)">
            <text:p/>
          </table:table-cell>
          <table:table-cell table:style-name="ce33" table:formula="of:=IF(EXACT([.J326];&quot;&quot;);&quot;&quot;;[.Q325])">
            <text:p/>
          </table:table-cell>
          <table:table-cell table:style-name="ce27" table:formula="of:=IF(EXACT([.J326];&quot;&quot;);&quot;&quot;;IF(EXACT([.L326];&quot;&quot;);[.P326];[.L326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27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326]+1" office:value-type="date" office:date-value="2025-11-22" calcext:value-type="date">
            <text:p>2025-11-22</text:p>
          </table:table-cell>
          <table:table-cell table:style-name="ce9" table:formula="of:=IF(OR(EXACT(WEEKDAY([.$B327]);1);EXACT(WEEKDAY([.$B327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327]);1);EXACT(WEEKDAY([.$B327]);7));0;&quot;&quot;)" office:value-type="float" office:value="0" calcext:value-type="float">
            <text:p>0</text:p>
          </table:table-cell>
          <table:table-cell table:style-name="ce13" table:formula="of:=IF(OR(EXACT(WEEKDAY([.$B327]);1);EXACT(WEEKDAY([.$B327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327]);1);EXACT(WEEKDAY([.$B327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327]);1);EXACT(WEEKDAY([.$B327]);7));&quot;----&quot;;&quot;&quot;)" office:value-type="string" office:string-value="----" calcext:value-type="string">
            <text:p>----</text:p>
          </table:table-cell>
          <table:table-cell table:style-name="ce8" table:formula="of:=IFERROR(TIME([.I327]/60;[.I327] - COM.MICROSOFT.FLOOR.MATH([.I327]/60) * 60;0);&quot;&quot;)">
            <text:p/>
          </table:table-cell>
          <table:table-cell table:style-name="ce16" table:formula="of:=IFERROR(IF(EXACT([.C327];&quot;&quot;);&quot;&quot;;HOUR([.C327])*60+MINUTE([.C327])+HOUR([.E327])*60+MINUTE([.E327])+HOUR([.F327])*60+MINUTE([.F327])+[.D327]);&quot;&quot;)">
            <text:p/>
          </table:table-cell>
          <table:table-cell table:style-name="ce19" table:formula="of:=IFERROR(IF(EXACT([.D327];&quot;&quot;);&quot;&quot;;[.J326]+[.D327]);&quot;&quot;)">
            <text:p/>
          </table:table-cell>
          <table:table-cell table:style-name="ce22" table:formula="of:=NOT(OR(EXACT([.C327];&quot;&quot;);EXACT([.C327];&quot;----&quot;)))" office:value-type="boolean" office:boolean-value="false" calcext:value-type="boolean">
            <text:p>FALSE</text:p>
          </table:table-cell>
          <table:table-cell table:formula="of:=IF([.K327];HOUR([.C327])+(MINUTE([.C327])/60);&quot;&quot;)">
            <text:p/>
          </table:table-cell>
          <table:table-cell table:style-name="ce25" table:formula="of:=IF([.K327];TIME(ROUNDDOWN((SUM([.L321:.L327])/5); 0);((SUM([.L321:.L327])/5)-ROUNDDOWN((SUM([.L321:.L327])/5);0))*60;0);&quot;&quot;)">
            <text:p/>
          </table:table-cell>
          <table:table-cell/>
          <table:table-cell table:style-name="ce30" table:formula="of:=IF(EXACT([.J327];&quot;&quot;);&quot;&quot;;[.B327])">
            <text:p/>
          </table:table-cell>
          <table:table-cell table:style-name="ce33" table:formula="of:=IF(EXACT([.J327];&quot;&quot;);&quot;&quot;;(SUM([.L321:.L327])/5)-7)">
            <text:p/>
          </table:table-cell>
          <table:table-cell table:style-name="ce33" table:formula="of:=IF(EXACT([.J327];&quot;&quot;);&quot;&quot;;[.Q326])">
            <text:p/>
          </table:table-cell>
          <table:table-cell table:style-name="ce27" table:formula="of:=IF(EXACT([.J327];&quot;&quot;);&quot;&quot;;IF(EXACT([.L327];&quot;&quot;);[.P327];[.L327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28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327]+1" office:value-type="date" office:date-value="2025-11-23" calcext:value-type="date">
            <text:p>2025-11-23</text:p>
          </table:table-cell>
          <table:table-cell table:style-name="ce9" table:formula="of:=IF(OR(EXACT(WEEKDAY([.$B328]);1);EXACT(WEEKDAY([.$B328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328]);1);EXACT(WEEKDAY([.$B328]);7));0;&quot;&quot;)" office:value-type="float" office:value="0" calcext:value-type="float">
            <text:p>0</text:p>
          </table:table-cell>
          <table:table-cell table:style-name="ce13" table:formula="of:=IF(OR(EXACT(WEEKDAY([.$B328]);1);EXACT(WEEKDAY([.$B328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328]);1);EXACT(WEEKDAY([.$B328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328]);1);EXACT(WEEKDAY([.$B328]);7));&quot;----&quot;;&quot;&quot;)" office:value-type="string" office:string-value="----" calcext:value-type="string">
            <text:p>----</text:p>
          </table:table-cell>
          <table:table-cell table:style-name="ce8" table:formula="of:=IFERROR(TIME([.I328]/60;[.I328] - COM.MICROSOFT.FLOOR.MATH([.I328]/60) * 60;0);&quot;&quot;)">
            <text:p/>
          </table:table-cell>
          <table:table-cell table:style-name="ce16" table:formula="of:=IFERROR(IF(EXACT([.C328];&quot;&quot;);&quot;&quot;;HOUR([.C328])*60+MINUTE([.C328])+HOUR([.E328])*60+MINUTE([.E328])+HOUR([.F328])*60+MINUTE([.F328])+[.D328]);&quot;&quot;)">
            <text:p/>
          </table:table-cell>
          <table:table-cell table:style-name="ce19" table:formula="of:=IFERROR(IF(EXACT([.D328];&quot;&quot;);&quot;&quot;;[.J327]+[.D328]);&quot;&quot;)">
            <text:p/>
          </table:table-cell>
          <table:table-cell table:style-name="ce22" table:formula="of:=NOT(OR(EXACT([.C328];&quot;&quot;);EXACT([.C328];&quot;----&quot;)))" office:value-type="boolean" office:boolean-value="false" calcext:value-type="boolean">
            <text:p>FALSE</text:p>
          </table:table-cell>
          <table:table-cell table:formula="of:=IF([.K328];HOUR([.C328])+(MINUTE([.C328])/60);&quot;&quot;)">
            <text:p/>
          </table:table-cell>
          <table:table-cell table:style-name="ce25" table:formula="of:=IF([.K328];TIME(ROUNDDOWN((SUM([.L322:.L328])/5); 0);((SUM([.L322:.L328])/5)-ROUNDDOWN((SUM([.L322:.L328])/5);0))*60;0);&quot;&quot;)">
            <text:p/>
          </table:table-cell>
          <table:table-cell/>
          <table:table-cell table:style-name="ce30" table:formula="of:=IF(EXACT([.J328];&quot;&quot;);&quot;&quot;;[.B328])">
            <text:p/>
          </table:table-cell>
          <table:table-cell table:style-name="ce33" table:formula="of:=IF(EXACT([.J328];&quot;&quot;);&quot;&quot;;(SUM([.L322:.L328])/5)-7)">
            <text:p/>
          </table:table-cell>
          <table:table-cell table:style-name="ce33" table:formula="of:=IF(EXACT([.J328];&quot;&quot;);&quot;&quot;;[.Q327])">
            <text:p/>
          </table:table-cell>
          <table:table-cell table:style-name="ce27" table:formula="of:=IF(EXACT([.J328];&quot;&quot;);&quot;&quot;;IF(EXACT([.L328];&quot;&quot;);[.P328];[.L328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29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328]+1" office:value-type="date" office:date-value="2025-11-24" calcext:value-type="date">
            <text:p>2025-11-24</text:p>
          </table:table-cell>
          <table:table-cell table:style-name="ce9" table:formula="of:=IF(OR(EXACT(WEEKDAY([.$B329]);1);EXACT(WEEKDAY([.$B329]);7));&quot;----&quot;;&quot;&quot;)">
            <text:p/>
          </table:table-cell>
          <table:table-cell table:style-name="ce9" table:formula="of:=IF(OR(EXACT(WEEKDAY([.$B329]);1);EXACT(WEEKDAY([.$B329]);7));0;&quot;&quot;)">
            <text:p/>
          </table:table-cell>
          <table:table-cell table:style-name="ce13" table:formula="of:=IF(OR(EXACT(WEEKDAY([.$B329]);1);EXACT(WEEKDAY([.$B32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29]);1);EXACT(WEEKDAY([.$B32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29]);1);EXACT(WEEKDAY([.$B329]);7));&quot;----&quot;;&quot;&quot;)">
            <text:p/>
          </table:table-cell>
          <table:table-cell table:style-name="ce8" table:formula="of:=IFERROR(TIME([.I329]/60;[.I329] - COM.MICROSOFT.FLOOR.MATH([.I329]/60) * 60;0);&quot;&quot;)">
            <text:p/>
          </table:table-cell>
          <table:table-cell table:style-name="ce16" table:formula="of:=IFERROR(IF(EXACT([.C329];&quot;&quot;);&quot;&quot;;HOUR([.C329])*60+MINUTE([.C329])+HOUR([.E329])*60+MINUTE([.E329])+HOUR([.F329])*60+MINUTE([.F329])+[.D329]);&quot;&quot;)">
            <text:p/>
          </table:table-cell>
          <table:table-cell table:style-name="ce19" table:formula="of:=IFERROR(IF(EXACT([.D329];&quot;&quot;);&quot;&quot;;[.J328]+[.D329]);&quot;&quot;)">
            <text:p/>
          </table:table-cell>
          <table:table-cell table:style-name="ce22" table:formula="of:=NOT(OR(EXACT([.C329];&quot;&quot;);EXACT([.C329];&quot;----&quot;)))" office:value-type="boolean" office:boolean-value="false" calcext:value-type="boolean">
            <text:p>FALSE</text:p>
          </table:table-cell>
          <table:table-cell table:formula="of:=IF([.K329];HOUR([.C329])+(MINUTE([.C329])/60);&quot;&quot;)">
            <text:p/>
          </table:table-cell>
          <table:table-cell table:style-name="ce25" table:formula="of:=IF([.K329];TIME(ROUNDDOWN((SUM([.L323:.L329])/5); 0);((SUM([.L323:.L329])/5)-ROUNDDOWN((SUM([.L323:.L329])/5);0))*60;0);&quot;&quot;)">
            <text:p/>
          </table:table-cell>
          <table:table-cell/>
          <table:table-cell table:style-name="ce30" table:formula="of:=IF(EXACT([.J329];&quot;&quot;);&quot;&quot;;[.B329])">
            <text:p/>
          </table:table-cell>
          <table:table-cell table:style-name="ce33" table:formula="of:=IF(EXACT([.J329];&quot;&quot;);&quot;&quot;;(SUM([.L323:.L329])/5)-7)">
            <text:p/>
          </table:table-cell>
          <table:table-cell table:style-name="ce33" table:formula="of:=IF(EXACT([.J329];&quot;&quot;);&quot;&quot;;[.Q328])">
            <text:p/>
          </table:table-cell>
          <table:table-cell table:style-name="ce27" table:formula="of:=IF(EXACT([.J329];&quot;&quot;);&quot;&quot;;IF(EXACT([.L329];&quot;&quot;);[.P329];[.L329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30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329]+1" office:value-type="date" office:date-value="2025-11-25" calcext:value-type="date">
            <text:p>2025-11-25</text:p>
          </table:table-cell>
          <table:table-cell table:style-name="ce9" table:formula="of:=IF(OR(EXACT(WEEKDAY([.$B330]);1);EXACT(WEEKDAY([.$B330]);7));&quot;----&quot;;&quot;&quot;)">
            <text:p/>
          </table:table-cell>
          <table:table-cell table:style-name="ce9" table:formula="of:=IF(OR(EXACT(WEEKDAY([.$B330]);1);EXACT(WEEKDAY([.$B330]);7));0;&quot;&quot;)">
            <text:p/>
          </table:table-cell>
          <table:table-cell table:style-name="ce13" table:formula="of:=IF(OR(EXACT(WEEKDAY([.$B330]);1);EXACT(WEEKDAY([.$B33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30]);1);EXACT(WEEKDAY([.$B33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30]);1);EXACT(WEEKDAY([.$B330]);7));&quot;----&quot;;&quot;&quot;)">
            <text:p/>
          </table:table-cell>
          <table:table-cell table:style-name="ce8" table:formula="of:=IFERROR(TIME([.I330]/60;[.I330] - COM.MICROSOFT.FLOOR.MATH([.I330]/60) * 60;0);&quot;&quot;)">
            <text:p/>
          </table:table-cell>
          <table:table-cell table:style-name="ce16" table:formula="of:=IFERROR(IF(EXACT([.C330];&quot;&quot;);&quot;&quot;;HOUR([.C330])*60+MINUTE([.C330])+HOUR([.E330])*60+MINUTE([.E330])+HOUR([.F330])*60+MINUTE([.F330])+[.D330]);&quot;&quot;)">
            <text:p/>
          </table:table-cell>
          <table:table-cell table:style-name="ce19" table:formula="of:=IFERROR(IF(EXACT([.D330];&quot;&quot;);&quot;&quot;;[.J329]+[.D330]);&quot;&quot;)">
            <text:p/>
          </table:table-cell>
          <table:table-cell table:style-name="ce22" table:formula="of:=NOT(OR(EXACT([.C330];&quot;&quot;);EXACT([.C330];&quot;----&quot;)))" office:value-type="boolean" office:boolean-value="false" calcext:value-type="boolean">
            <text:p>FALSE</text:p>
          </table:table-cell>
          <table:table-cell table:formula="of:=IF([.K330];HOUR([.C330])+(MINUTE([.C330])/60);&quot;&quot;)">
            <text:p/>
          </table:table-cell>
          <table:table-cell table:style-name="ce25" table:formula="of:=IF([.K330];TIME(ROUNDDOWN((SUM([.L324:.L330])/5); 0);((SUM([.L324:.L330])/5)-ROUNDDOWN((SUM([.L324:.L330])/5);0))*60;0);&quot;&quot;)">
            <text:p/>
          </table:table-cell>
          <table:table-cell/>
          <table:table-cell table:style-name="ce30" table:formula="of:=IF(EXACT([.J330];&quot;&quot;);&quot;&quot;;[.B330])">
            <text:p/>
          </table:table-cell>
          <table:table-cell table:style-name="ce33" table:formula="of:=IF(EXACT([.J330];&quot;&quot;);&quot;&quot;;(SUM([.L324:.L330])/5)-7)">
            <text:p/>
          </table:table-cell>
          <table:table-cell table:style-name="ce33" table:formula="of:=IF(EXACT([.J330];&quot;&quot;);&quot;&quot;;[.Q329])">
            <text:p/>
          </table:table-cell>
          <table:table-cell table:style-name="ce27" table:formula="of:=IF(EXACT([.J330];&quot;&quot;);&quot;&quot;;IF(EXACT([.L330];&quot;&quot;);[.P330];[.L330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31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330]+1" office:value-type="date" office:date-value="2025-11-26" calcext:value-type="date">
            <text:p>2025-11-26</text:p>
          </table:table-cell>
          <table:table-cell table:style-name="ce9" table:formula="of:=IF(OR(EXACT(WEEKDAY([.$B331]);1);EXACT(WEEKDAY([.$B331]);7));&quot;----&quot;;&quot;&quot;)">
            <text:p/>
          </table:table-cell>
          <table:table-cell table:style-name="ce11" table:formula="of:=IF(OR(EXACT(WEEKDAY([.$B331]);1);EXACT(WEEKDAY([.$B331]);7));0;&quot;&quot;)">
            <text:p/>
          </table:table-cell>
          <table:table-cell table:style-name="ce13" table:formula="of:=IF(OR(EXACT(WEEKDAY([.$B331]);1);EXACT(WEEKDAY([.$B33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31]);1);EXACT(WEEKDAY([.$B33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31]);1);EXACT(WEEKDAY([.$B331]);7));&quot;----&quot;;&quot;&quot;)">
            <text:p/>
          </table:table-cell>
          <table:table-cell table:style-name="ce8" table:formula="of:=IFERROR(TIME([.I331]/60;[.I331] - COM.MICROSOFT.FLOOR.MATH([.I331]/60) * 60;0);&quot;&quot;)">
            <text:p/>
          </table:table-cell>
          <table:table-cell table:style-name="ce16" table:formula="of:=IFERROR(IF(EXACT([.C331];&quot;&quot;);&quot;&quot;;HOUR([.C331])*60+MINUTE([.C331])+HOUR([.E331])*60+MINUTE([.E331])+HOUR([.F331])*60+MINUTE([.F331])+[.D331]);&quot;&quot;)">
            <text:p/>
          </table:table-cell>
          <table:table-cell table:style-name="ce19" table:formula="of:=IFERROR(IF(EXACT([.D331];&quot;&quot;);&quot;&quot;;[.J330]+[.D331]);&quot;&quot;)">
            <text:p/>
          </table:table-cell>
          <table:table-cell table:style-name="ce22" table:formula="of:=NOT(OR(EXACT([.C331];&quot;&quot;);EXACT([.C331];&quot;----&quot;)))" office:value-type="boolean" office:boolean-value="false" calcext:value-type="boolean">
            <text:p>FALSE</text:p>
          </table:table-cell>
          <table:table-cell table:formula="of:=IF([.K331];HOUR([.C331])+(MINUTE([.C331])/60);&quot;&quot;)">
            <text:p/>
          </table:table-cell>
          <table:table-cell table:style-name="ce25" table:formula="of:=IF([.K331];TIME(ROUNDDOWN((SUM([.L325:.L331])/5); 0);((SUM([.L325:.L331])/5)-ROUNDDOWN((SUM([.L325:.L331])/5);0))*60;0);&quot;&quot;)">
            <text:p/>
          </table:table-cell>
          <table:table-cell/>
          <table:table-cell table:style-name="ce30" table:formula="of:=IF(EXACT([.J331];&quot;&quot;);&quot;&quot;;[.B331])">
            <text:p/>
          </table:table-cell>
          <table:table-cell table:style-name="ce33" table:formula="of:=IF(EXACT([.J331];&quot;&quot;);&quot;&quot;;(SUM([.L325:.L331])/5)-7)">
            <text:p/>
          </table:table-cell>
          <table:table-cell table:style-name="ce33" table:formula="of:=IF(EXACT([.J331];&quot;&quot;);&quot;&quot;;[.Q330])">
            <text:p/>
          </table:table-cell>
          <table:table-cell table:style-name="ce27" table:formula="of:=IF(EXACT([.J331];&quot;&quot;);&quot;&quot;;IF(EXACT([.L331];&quot;&quot;);[.P331];[.L331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32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331]+1" office:value-type="date" office:date-value="2025-11-27" calcext:value-type="date">
            <text:p>2025-11-27</text:p>
          </table:table-cell>
          <table:table-cell table:style-name="ce9" table:formula="of:=IF(OR(EXACT(WEEKDAY([.$B332]);1);EXACT(WEEKDAY([.$B332]);7));&quot;----&quot;;&quot;&quot;)">
            <text:p/>
          </table:table-cell>
          <table:table-cell table:style-name="ce11" table:formula="of:=IF(OR(EXACT(WEEKDAY([.$B332]);1);EXACT(WEEKDAY([.$B332]);7));0;&quot;&quot;)">
            <text:p/>
          </table:table-cell>
          <table:table-cell table:style-name="ce13" table:formula="of:=IF(OR(EXACT(WEEKDAY([.$B332]);1);EXACT(WEEKDAY([.$B33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32]);1);EXACT(WEEKDAY([.$B33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32]);1);EXACT(WEEKDAY([.$B332]);7));&quot;----&quot;;&quot;&quot;)">
            <text:p/>
          </table:table-cell>
          <table:table-cell table:style-name="ce8" table:formula="of:=IFERROR(TIME([.I332]/60;[.I332] - COM.MICROSOFT.FLOOR.MATH([.I332]/60) * 60;0);&quot;&quot;)">
            <text:p/>
          </table:table-cell>
          <table:table-cell table:style-name="ce16" table:formula="of:=IFERROR(IF(EXACT([.C332];&quot;&quot;);&quot;&quot;;HOUR([.C332])*60+MINUTE([.C332])+HOUR([.E332])*60+MINUTE([.E332])+HOUR([.F332])*60+MINUTE([.F332])+[.D332]);&quot;&quot;)">
            <text:p/>
          </table:table-cell>
          <table:table-cell table:style-name="ce19" table:formula="of:=IFERROR(IF(EXACT([.D332];&quot;&quot;);&quot;&quot;;[.J331]+[.D332]);&quot;&quot;)">
            <text:p/>
          </table:table-cell>
          <table:table-cell table:style-name="ce22" table:formula="of:=NOT(OR(EXACT([.C332];&quot;&quot;);EXACT([.C332];&quot;----&quot;)))" office:value-type="boolean" office:boolean-value="false" calcext:value-type="boolean">
            <text:p>FALSE</text:p>
          </table:table-cell>
          <table:table-cell table:formula="of:=IF([.K332];HOUR([.C332])+(MINUTE([.C332])/60);&quot;&quot;)">
            <text:p/>
          </table:table-cell>
          <table:table-cell table:style-name="ce25" table:formula="of:=IF([.K332];TIME(ROUNDDOWN((SUM([.L326:.L332])/5); 0);((SUM([.L326:.L332])/5)-ROUNDDOWN((SUM([.L326:.L332])/5);0))*60;0);&quot;&quot;)">
            <text:p/>
          </table:table-cell>
          <table:table-cell/>
          <table:table-cell table:style-name="ce30" table:formula="of:=IF(EXACT([.J332];&quot;&quot;);&quot;&quot;;[.B332])">
            <text:p/>
          </table:table-cell>
          <table:table-cell table:style-name="ce33" table:formula="of:=IF(EXACT([.J332];&quot;&quot;);&quot;&quot;;(SUM([.L326:.L332])/5)-7)">
            <text:p/>
          </table:table-cell>
          <table:table-cell table:style-name="ce33" table:formula="of:=IF(EXACT([.J332];&quot;&quot;);&quot;&quot;;[.Q331])">
            <text:p/>
          </table:table-cell>
          <table:table-cell table:style-name="ce27" table:formula="of:=IF(EXACT([.J332];&quot;&quot;);&quot;&quot;;IF(EXACT([.L332];&quot;&quot;);[.P332];[.L332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33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332]+1" office:value-type="date" office:date-value="2025-11-28" calcext:value-type="date">
            <text:p>2025-11-28</text:p>
          </table:table-cell>
          <table:table-cell table:style-name="ce9" table:formula="of:=IF(OR(EXACT(WEEKDAY([.$B333]);1);EXACT(WEEKDAY([.$B333]);7));&quot;----&quot;;&quot;&quot;)">
            <text:p/>
          </table:table-cell>
          <table:table-cell table:style-name="ce9" table:formula="of:=IF(OR(EXACT(WEEKDAY([.$B333]);1);EXACT(WEEKDAY([.$B333]);7));0;&quot;&quot;)">
            <text:p/>
          </table:table-cell>
          <table:table-cell table:style-name="ce13" table:formula="of:=IF(OR(EXACT(WEEKDAY([.$B333]);1);EXACT(WEEKDAY([.$B33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33]);1);EXACT(WEEKDAY([.$B33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33]);1);EXACT(WEEKDAY([.$B333]);7));&quot;----&quot;;&quot;&quot;)">
            <text:p/>
          </table:table-cell>
          <table:table-cell table:style-name="ce8" table:formula="of:=IFERROR(TIME([.I333]/60;[.I333] - COM.MICROSOFT.FLOOR.MATH([.I333]/60) * 60;0);&quot;&quot;)">
            <text:p/>
          </table:table-cell>
          <table:table-cell table:style-name="ce16" table:formula="of:=IFERROR(IF(EXACT([.C333];&quot;&quot;);&quot;&quot;;HOUR([.C333])*60+MINUTE([.C333])+HOUR([.E333])*60+MINUTE([.E333])+HOUR([.F333])*60+MINUTE([.F333])+[.D333]);&quot;&quot;)">
            <text:p/>
          </table:table-cell>
          <table:table-cell table:style-name="ce19" table:formula="of:=IFERROR(IF(EXACT([.D333];&quot;&quot;);&quot;&quot;;[.J332]+[.D333]);&quot;&quot;)">
            <text:p/>
          </table:table-cell>
          <table:table-cell table:style-name="ce22" table:formula="of:=NOT(OR(EXACT([.C333];&quot;&quot;);EXACT([.C333];&quot;----&quot;)))" office:value-type="boolean" office:boolean-value="false" calcext:value-type="boolean">
            <text:p>FALSE</text:p>
          </table:table-cell>
          <table:table-cell table:formula="of:=IF([.K333];HOUR([.C333])+(MINUTE([.C333])/60);&quot;&quot;)">
            <text:p/>
          </table:table-cell>
          <table:table-cell table:style-name="ce25" table:formula="of:=IF([.K333];TIME(ROUNDDOWN((SUM([.L327:.L333])/5); 0);((SUM([.L327:.L333])/5)-ROUNDDOWN((SUM([.L327:.L333])/5);0))*60;0);&quot;&quot;)">
            <text:p/>
          </table:table-cell>
          <table:table-cell/>
          <table:table-cell table:style-name="ce30" table:formula="of:=IF(EXACT([.J333];&quot;&quot;);&quot;&quot;;[.B333])">
            <text:p/>
          </table:table-cell>
          <table:table-cell table:style-name="ce33" table:formula="of:=IF(EXACT([.J333];&quot;&quot;);&quot;&quot;;(SUM([.L327:.L333])/5)-7)">
            <text:p/>
          </table:table-cell>
          <table:table-cell table:style-name="ce33" table:formula="of:=IF(EXACT([.J333];&quot;&quot;);&quot;&quot;;[.Q332])">
            <text:p/>
          </table:table-cell>
          <table:table-cell table:style-name="ce27" table:formula="of:=IF(EXACT([.J333];&quot;&quot;);&quot;&quot;;IF(EXACT([.L333];&quot;&quot;);[.P333];[.L333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34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333]+1" office:value-type="date" office:date-value="2025-11-29" calcext:value-type="date">
            <text:p>2025-11-29</text:p>
          </table:table-cell>
          <table:table-cell table:style-name="ce9" table:formula="of:=IF(OR(EXACT(WEEKDAY([.$B334]);1);EXACT(WEEKDAY([.$B334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334]);1);EXACT(WEEKDAY([.$B334]);7));0;&quot;&quot;)" office:value-type="float" office:value="0" calcext:value-type="float">
            <text:p>0</text:p>
          </table:table-cell>
          <table:table-cell table:style-name="ce13" table:formula="of:=IF(OR(EXACT(WEEKDAY([.$B334]);1);EXACT(WEEKDAY([.$B334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334]);1);EXACT(WEEKDAY([.$B334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334]);1);EXACT(WEEKDAY([.$B334]);7));&quot;----&quot;;&quot;&quot;)" office:value-type="string" office:string-value="----" calcext:value-type="string">
            <text:p>----</text:p>
          </table:table-cell>
          <table:table-cell table:style-name="ce8" table:formula="of:=IFERROR(TIME([.I334]/60;[.I334] - COM.MICROSOFT.FLOOR.MATH([.I334]/60) * 60;0);&quot;&quot;)">
            <text:p/>
          </table:table-cell>
          <table:table-cell table:style-name="ce16" table:formula="of:=IFERROR(IF(EXACT([.C334];&quot;&quot;);&quot;&quot;;HOUR([.C334])*60+MINUTE([.C334])+HOUR([.E334])*60+MINUTE([.E334])+HOUR([.F334])*60+MINUTE([.F334])+[.D334]);&quot;&quot;)">
            <text:p/>
          </table:table-cell>
          <table:table-cell table:style-name="ce19" table:formula="of:=IFERROR(IF(EXACT([.D334];&quot;&quot;);&quot;&quot;;[.J333]+[.D334]);&quot;&quot;)">
            <text:p/>
          </table:table-cell>
          <table:table-cell table:style-name="ce22" table:formula="of:=NOT(OR(EXACT([.C334];&quot;&quot;);EXACT([.C334];&quot;----&quot;)))" office:value-type="boolean" office:boolean-value="false" calcext:value-type="boolean">
            <text:p>FALSE</text:p>
          </table:table-cell>
          <table:table-cell table:formula="of:=IF([.K334];HOUR([.C334])+(MINUTE([.C334])/60);&quot;&quot;)">
            <text:p/>
          </table:table-cell>
          <table:table-cell table:style-name="ce25" table:formula="of:=IF([.K334];TIME(ROUNDDOWN((SUM([.L328:.L334])/5); 0);((SUM([.L328:.L334])/5)-ROUNDDOWN((SUM([.L328:.L334])/5);0))*60;0);&quot;&quot;)">
            <text:p/>
          </table:table-cell>
          <table:table-cell/>
          <table:table-cell table:style-name="ce30" table:formula="of:=IF(EXACT([.J334];&quot;&quot;);&quot;&quot;;[.B334])">
            <text:p/>
          </table:table-cell>
          <table:table-cell table:style-name="ce33" table:formula="of:=IF(EXACT([.J334];&quot;&quot;);&quot;&quot;;(SUM([.L328:.L334])/5)-7)">
            <text:p/>
          </table:table-cell>
          <table:table-cell table:style-name="ce33" table:formula="of:=IF(EXACT([.J334];&quot;&quot;);&quot;&quot;;[.Q333])">
            <text:p/>
          </table:table-cell>
          <table:table-cell table:style-name="ce27" table:formula="of:=IF(EXACT([.J334];&quot;&quot;);&quot;&quot;;IF(EXACT([.L334];&quot;&quot;);[.P334];[.L334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35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334]+1" office:value-type="date" office:date-value="2025-11-30" calcext:value-type="date">
            <text:p>2025-11-30</text:p>
          </table:table-cell>
          <table:table-cell table:style-name="ce9" table:formula="of:=IF(OR(EXACT(WEEKDAY([.$B335]);1);EXACT(WEEKDAY([.$B335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335]);1);EXACT(WEEKDAY([.$B335]);7));0;&quot;&quot;)" office:value-type="float" office:value="0" calcext:value-type="float">
            <text:p>0</text:p>
          </table:table-cell>
          <table:table-cell table:style-name="ce13" table:formula="of:=IF(OR(EXACT(WEEKDAY([.$B335]);1);EXACT(WEEKDAY([.$B335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335]);1);EXACT(WEEKDAY([.$B335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335]);1);EXACT(WEEKDAY([.$B335]);7));&quot;----&quot;;&quot;&quot;)" office:value-type="string" office:string-value="----" calcext:value-type="string">
            <text:p>----</text:p>
          </table:table-cell>
          <table:table-cell table:style-name="ce8" table:formula="of:=IFERROR(TIME([.I335]/60;[.I335] - COM.MICROSOFT.FLOOR.MATH([.I335]/60) * 60;0);&quot;&quot;)">
            <text:p/>
          </table:table-cell>
          <table:table-cell table:style-name="ce16" table:formula="of:=IFERROR(IF(EXACT([.C335];&quot;&quot;);&quot;&quot;;HOUR([.C335])*60+MINUTE([.C335])+HOUR([.E335])*60+MINUTE([.E335])+HOUR([.F335])*60+MINUTE([.F335])+[.D335]);&quot;&quot;)">
            <text:p/>
          </table:table-cell>
          <table:table-cell table:style-name="ce19" table:formula="of:=IFERROR(IF(EXACT([.D335];&quot;&quot;);&quot;&quot;;[.J334]+[.D335]);&quot;&quot;)">
            <text:p/>
          </table:table-cell>
          <table:table-cell table:style-name="ce22" table:formula="of:=NOT(OR(EXACT([.C335];&quot;&quot;);EXACT([.C335];&quot;----&quot;)))" office:value-type="boolean" office:boolean-value="false" calcext:value-type="boolean">
            <text:p>FALSE</text:p>
          </table:table-cell>
          <table:table-cell table:formula="of:=IF([.K335];HOUR([.C335])+(MINUTE([.C335])/60);&quot;&quot;)">
            <text:p/>
          </table:table-cell>
          <table:table-cell table:style-name="ce25" table:formula="of:=IF([.K335];TIME(ROUNDDOWN((SUM([.L329:.L335])/5); 0);((SUM([.L329:.L335])/5)-ROUNDDOWN((SUM([.L329:.L335])/5);0))*60;0);&quot;&quot;)">
            <text:p/>
          </table:table-cell>
          <table:table-cell/>
          <table:table-cell table:style-name="ce30" table:formula="of:=IF(EXACT([.J335];&quot;&quot;);&quot;&quot;;[.B335])">
            <text:p/>
          </table:table-cell>
          <table:table-cell table:style-name="ce33" table:formula="of:=IF(EXACT([.J335];&quot;&quot;);&quot;&quot;;(SUM([.L329:.L335])/5)-7)">
            <text:p/>
          </table:table-cell>
          <table:table-cell table:style-name="ce33" table:formula="of:=IF(EXACT([.J335];&quot;&quot;);&quot;&quot;;[.Q334])">
            <text:p/>
          </table:table-cell>
          <table:table-cell table:style-name="ce27" table:formula="of:=IF(EXACT([.J335];&quot;&quot;);&quot;&quot;;IF(EXACT([.L335];&quot;&quot;);[.P335];[.L335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36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335]+1" office:value-type="date" office:date-value="2025-12-01" calcext:value-type="date">
            <text:p>2025-12-01</text:p>
          </table:table-cell>
          <table:table-cell table:style-name="ce9" table:formula="of:=IF(OR(EXACT(WEEKDAY([.$B336]);1);EXACT(WEEKDAY([.$B336]);7));&quot;----&quot;;&quot;&quot;)">
            <text:p/>
          </table:table-cell>
          <table:table-cell table:style-name="ce9" table:formula="of:=IF(OR(EXACT(WEEKDAY([.$B336]);1);EXACT(WEEKDAY([.$B336]);7));0;&quot;&quot;)">
            <text:p/>
          </table:table-cell>
          <table:table-cell table:style-name="ce13" table:formula="of:=IF(OR(EXACT(WEEKDAY([.$B336]);1);EXACT(WEEKDAY([.$B33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36]);1);EXACT(WEEKDAY([.$B33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36]);1);EXACT(WEEKDAY([.$B336]);7));&quot;----&quot;;&quot;&quot;)">
            <text:p/>
          </table:table-cell>
          <table:table-cell table:style-name="ce8" table:formula="of:=IFERROR(TIME([.I336]/60;[.I336] - COM.MICROSOFT.FLOOR.MATH([.I336]/60) * 60;0);&quot;&quot;)">
            <text:p/>
          </table:table-cell>
          <table:table-cell table:style-name="ce16" table:formula="of:=IFERROR(IF(EXACT([.C336];&quot;&quot;);&quot;&quot;;HOUR([.C336])*60+MINUTE([.C336])+HOUR([.E336])*60+MINUTE([.E336])+HOUR([.F336])*60+MINUTE([.F336])+[.D336]);&quot;&quot;)">
            <text:p/>
          </table:table-cell>
          <table:table-cell table:style-name="ce19" table:formula="of:=IFERROR(IF(EXACT([.D336];&quot;&quot;);&quot;&quot;;[.J335]+[.D336]);&quot;&quot;)">
            <text:p/>
          </table:table-cell>
          <table:table-cell table:style-name="ce22" table:formula="of:=NOT(OR(EXACT([.C336];&quot;&quot;);EXACT([.C336];&quot;----&quot;)))" office:value-type="boolean" office:boolean-value="false" calcext:value-type="boolean">
            <text:p>FALSE</text:p>
          </table:table-cell>
          <table:table-cell table:formula="of:=IF([.K336];HOUR([.C336])+(MINUTE([.C336])/60);&quot;&quot;)">
            <text:p/>
          </table:table-cell>
          <table:table-cell table:style-name="ce25" table:formula="of:=IF([.K336];TIME(ROUNDDOWN((SUM([.L330:.L336])/5); 0);((SUM([.L330:.L336])/5)-ROUNDDOWN((SUM([.L330:.L336])/5);0))*60;0);&quot;&quot;)">
            <text:p/>
          </table:table-cell>
          <table:table-cell/>
          <table:table-cell table:style-name="ce30" table:formula="of:=IF(EXACT([.J336];&quot;&quot;);&quot;&quot;;[.B336])">
            <text:p/>
          </table:table-cell>
          <table:table-cell table:style-name="ce33" table:formula="of:=IF(EXACT([.J336];&quot;&quot;);&quot;&quot;;(SUM([.L330:.L336])/5)-7)">
            <text:p/>
          </table:table-cell>
          <table:table-cell table:style-name="ce33" table:formula="of:=IF(EXACT([.J336];&quot;&quot;);&quot;&quot;;[.Q335])">
            <text:p/>
          </table:table-cell>
          <table:table-cell table:style-name="ce27" table:formula="of:=IF(EXACT([.J336];&quot;&quot;);&quot;&quot;;IF(EXACT([.L336];&quot;&quot;);[.P336];[.L336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37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336]+1" office:value-type="date" office:date-value="2025-12-02" calcext:value-type="date">
            <text:p>2025-12-02</text:p>
          </table:table-cell>
          <table:table-cell table:style-name="ce9" table:formula="of:=IF(OR(EXACT(WEEKDAY([.$B337]);1);EXACT(WEEKDAY([.$B337]);7));&quot;----&quot;;&quot;&quot;)">
            <text:p/>
          </table:table-cell>
          <table:table-cell table:style-name="ce9" table:formula="of:=IF(OR(EXACT(WEEKDAY([.$B337]);1);EXACT(WEEKDAY([.$B337]);7));0;&quot;&quot;)">
            <text:p/>
          </table:table-cell>
          <table:table-cell table:style-name="ce13" table:formula="of:=IF(OR(EXACT(WEEKDAY([.$B337]);1);EXACT(WEEKDAY([.$B33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37]);1);EXACT(WEEKDAY([.$B33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37]);1);EXACT(WEEKDAY([.$B337]);7));&quot;----&quot;;&quot;&quot;)">
            <text:p/>
          </table:table-cell>
          <table:table-cell table:style-name="ce8" table:formula="of:=IFERROR(TIME([.I337]/60;[.I337] - COM.MICROSOFT.FLOOR.MATH([.I337]/60) * 60;0);&quot;&quot;)">
            <text:p/>
          </table:table-cell>
          <table:table-cell table:style-name="ce16" table:formula="of:=IFERROR(IF(EXACT([.C337];&quot;&quot;);&quot;&quot;;HOUR([.C337])*60+MINUTE([.C337])+HOUR([.E337])*60+MINUTE([.E337])+HOUR([.F337])*60+MINUTE([.F337])+[.D337]);&quot;&quot;)">
            <text:p/>
          </table:table-cell>
          <table:table-cell table:style-name="ce19" table:formula="of:=IFERROR(IF(EXACT([.D337];&quot;&quot;);&quot;&quot;;[.J336]+[.D337]);&quot;&quot;)">
            <text:p/>
          </table:table-cell>
          <table:table-cell table:style-name="ce22" table:formula="of:=NOT(OR(EXACT([.C337];&quot;&quot;);EXACT([.C337];&quot;----&quot;)))" office:value-type="boolean" office:boolean-value="false" calcext:value-type="boolean">
            <text:p>FALSE</text:p>
          </table:table-cell>
          <table:table-cell table:formula="of:=IF([.K337];HOUR([.C337])+(MINUTE([.C337])/60);&quot;&quot;)">
            <text:p/>
          </table:table-cell>
          <table:table-cell table:style-name="ce25" table:formula="of:=IF([.K337];TIME(ROUNDDOWN((SUM([.L331:.L337])/5); 0);((SUM([.L331:.L337])/5)-ROUNDDOWN((SUM([.L331:.L337])/5);0))*60;0);&quot;&quot;)">
            <text:p/>
          </table:table-cell>
          <table:table-cell/>
          <table:table-cell table:style-name="ce30" table:formula="of:=IF(EXACT([.J337];&quot;&quot;);&quot;&quot;;[.B337])">
            <text:p/>
          </table:table-cell>
          <table:table-cell table:style-name="ce33" table:formula="of:=IF(EXACT([.J337];&quot;&quot;);&quot;&quot;;(SUM([.L331:.L337])/5)-7)">
            <text:p/>
          </table:table-cell>
          <table:table-cell table:style-name="ce33" table:formula="of:=IF(EXACT([.J337];&quot;&quot;);&quot;&quot;;[.Q336])">
            <text:p/>
          </table:table-cell>
          <table:table-cell table:style-name="ce27" table:formula="of:=IF(EXACT([.J337];&quot;&quot;);&quot;&quot;;IF(EXACT([.L337];&quot;&quot;);[.P337];[.L337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38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337]+1" office:value-type="date" office:date-value="2025-12-03" calcext:value-type="date">
            <text:p>2025-12-03</text:p>
          </table:table-cell>
          <table:table-cell table:style-name="ce9" table:formula="of:=IF(OR(EXACT(WEEKDAY([.$B338]);1);EXACT(WEEKDAY([.$B338]);7));&quot;----&quot;;&quot;&quot;)">
            <text:p/>
          </table:table-cell>
          <table:table-cell table:style-name="ce11" table:formula="of:=IF(OR(EXACT(WEEKDAY([.$B338]);1);EXACT(WEEKDAY([.$B338]);7));0;&quot;&quot;)">
            <text:p/>
          </table:table-cell>
          <table:table-cell table:style-name="ce13" table:formula="of:=IF(OR(EXACT(WEEKDAY([.$B338]);1);EXACT(WEEKDAY([.$B33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38]);1);EXACT(WEEKDAY([.$B33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38]);1);EXACT(WEEKDAY([.$B338]);7));&quot;----&quot;;&quot;&quot;)">
            <text:p/>
          </table:table-cell>
          <table:table-cell table:style-name="ce8" table:formula="of:=IFERROR(TIME([.I338]/60;[.I338] - COM.MICROSOFT.FLOOR.MATH([.I338]/60) * 60;0);&quot;&quot;)">
            <text:p/>
          </table:table-cell>
          <table:table-cell table:style-name="ce16" table:formula="of:=IFERROR(IF(EXACT([.C338];&quot;&quot;);&quot;&quot;;HOUR([.C338])*60+MINUTE([.C338])+HOUR([.E338])*60+MINUTE([.E338])+HOUR([.F338])*60+MINUTE([.F338])+[.D338]);&quot;&quot;)">
            <text:p/>
          </table:table-cell>
          <table:table-cell table:style-name="ce19" table:formula="of:=IFERROR(IF(EXACT([.D338];&quot;&quot;);&quot;&quot;;[.J337]+[.D338]);&quot;&quot;)">
            <text:p/>
          </table:table-cell>
          <table:table-cell table:style-name="ce22" table:formula="of:=NOT(OR(EXACT([.C338];&quot;&quot;);EXACT([.C338];&quot;----&quot;)))" office:value-type="boolean" office:boolean-value="false" calcext:value-type="boolean">
            <text:p>FALSE</text:p>
          </table:table-cell>
          <table:table-cell table:formula="of:=IF([.K338];HOUR([.C338])+(MINUTE([.C338])/60);&quot;&quot;)">
            <text:p/>
          </table:table-cell>
          <table:table-cell table:style-name="ce25" table:formula="of:=IF([.K338];TIME(ROUNDDOWN((SUM([.L332:.L338])/5); 0);((SUM([.L332:.L338])/5)-ROUNDDOWN((SUM([.L332:.L338])/5);0))*60;0);&quot;&quot;)">
            <text:p/>
          </table:table-cell>
          <table:table-cell/>
          <table:table-cell table:style-name="ce30" table:formula="of:=IF(EXACT([.J338];&quot;&quot;);&quot;&quot;;[.B338])">
            <text:p/>
          </table:table-cell>
          <table:table-cell table:style-name="ce33" table:formula="of:=IF(EXACT([.J338];&quot;&quot;);&quot;&quot;;(SUM([.L332:.L338])/5)-7)">
            <text:p/>
          </table:table-cell>
          <table:table-cell table:style-name="ce33" table:formula="of:=IF(EXACT([.J338];&quot;&quot;);&quot;&quot;;[.Q337])">
            <text:p/>
          </table:table-cell>
          <table:table-cell table:style-name="ce27" table:formula="of:=IF(EXACT([.J338];&quot;&quot;);&quot;&quot;;IF(EXACT([.L338];&quot;&quot;);[.P338];[.L338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39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338]+1" office:value-type="date" office:date-value="2025-12-04" calcext:value-type="date">
            <text:p>2025-12-04</text:p>
          </table:table-cell>
          <table:table-cell table:style-name="ce9" table:formula="of:=IF(OR(EXACT(WEEKDAY([.$B339]);1);EXACT(WEEKDAY([.$B339]);7));&quot;----&quot;;&quot;&quot;)">
            <text:p/>
          </table:table-cell>
          <table:table-cell table:style-name="ce11" table:formula="of:=IF(OR(EXACT(WEEKDAY([.$B339]);1);EXACT(WEEKDAY([.$B339]);7));0;&quot;&quot;)">
            <text:p/>
          </table:table-cell>
          <table:table-cell table:style-name="ce13" table:formula="of:=IF(OR(EXACT(WEEKDAY([.$B339]);1);EXACT(WEEKDAY([.$B33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39]);1);EXACT(WEEKDAY([.$B33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39]);1);EXACT(WEEKDAY([.$B339]);7));&quot;----&quot;;&quot;&quot;)">
            <text:p/>
          </table:table-cell>
          <table:table-cell table:style-name="ce8" table:formula="of:=IFERROR(TIME([.I339]/60;[.I339] - COM.MICROSOFT.FLOOR.MATH([.I339]/60) * 60;0);&quot;&quot;)">
            <text:p/>
          </table:table-cell>
          <table:table-cell table:style-name="ce16" table:formula="of:=IFERROR(IF(EXACT([.C339];&quot;&quot;);&quot;&quot;;HOUR([.C339])*60+MINUTE([.C339])+HOUR([.E339])*60+MINUTE([.E339])+HOUR([.F339])*60+MINUTE([.F339])+[.D339]);&quot;&quot;)">
            <text:p/>
          </table:table-cell>
          <table:table-cell table:style-name="ce19" table:formula="of:=IFERROR(IF(EXACT([.D339];&quot;&quot;);&quot;&quot;;[.J338]+[.D339]);&quot;&quot;)">
            <text:p/>
          </table:table-cell>
          <table:table-cell table:style-name="ce22" table:formula="of:=NOT(OR(EXACT([.C339];&quot;&quot;);EXACT([.C339];&quot;----&quot;)))" office:value-type="boolean" office:boolean-value="false" calcext:value-type="boolean">
            <text:p>FALSE</text:p>
          </table:table-cell>
          <table:table-cell table:formula="of:=IF([.K339];HOUR([.C339])+(MINUTE([.C339])/60);&quot;&quot;)">
            <text:p/>
          </table:table-cell>
          <table:table-cell table:style-name="ce25" table:formula="of:=IF([.K339];TIME(ROUNDDOWN((SUM([.L333:.L339])/5); 0);((SUM([.L333:.L339])/5)-ROUNDDOWN((SUM([.L333:.L339])/5);0))*60;0);&quot;&quot;)">
            <text:p/>
          </table:table-cell>
          <table:table-cell/>
          <table:table-cell table:style-name="ce30" table:formula="of:=IF(EXACT([.J339];&quot;&quot;);&quot;&quot;;[.B339])">
            <text:p/>
          </table:table-cell>
          <table:table-cell table:style-name="ce33" table:formula="of:=IF(EXACT([.J339];&quot;&quot;);&quot;&quot;;(SUM([.L333:.L339])/5)-7)">
            <text:p/>
          </table:table-cell>
          <table:table-cell table:style-name="ce33" table:formula="of:=IF(EXACT([.J339];&quot;&quot;);&quot;&quot;;[.Q338])">
            <text:p/>
          </table:table-cell>
          <table:table-cell table:style-name="ce27" table:formula="of:=IF(EXACT([.J339];&quot;&quot;);&quot;&quot;;IF(EXACT([.L339];&quot;&quot;);[.P339];[.L339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40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339]+1" office:value-type="date" office:date-value="2025-12-05" calcext:value-type="date">
            <text:p>2025-12-05</text:p>
          </table:table-cell>
          <table:table-cell table:style-name="ce9" table:formula="of:=IF(OR(EXACT(WEEKDAY([.$B340]);1);EXACT(WEEKDAY([.$B340]);7));&quot;----&quot;;&quot;&quot;)">
            <text:p/>
          </table:table-cell>
          <table:table-cell table:style-name="ce9" table:formula="of:=IF(OR(EXACT(WEEKDAY([.$B340]);1);EXACT(WEEKDAY([.$B340]);7));0;&quot;&quot;)">
            <text:p/>
          </table:table-cell>
          <table:table-cell table:style-name="ce13" table:formula="of:=IF(OR(EXACT(WEEKDAY([.$B340]);1);EXACT(WEEKDAY([.$B34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40]);1);EXACT(WEEKDAY([.$B34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40]);1);EXACT(WEEKDAY([.$B340]);7));&quot;----&quot;;&quot;&quot;)">
            <text:p/>
          </table:table-cell>
          <table:table-cell table:style-name="ce8" table:formula="of:=IFERROR(TIME([.I340]/60;[.I340] - COM.MICROSOFT.FLOOR.MATH([.I340]/60) * 60;0);&quot;&quot;)">
            <text:p/>
          </table:table-cell>
          <table:table-cell table:style-name="ce16" table:formula="of:=IFERROR(IF(EXACT([.C340];&quot;&quot;);&quot;&quot;;HOUR([.C340])*60+MINUTE([.C340])+HOUR([.E340])*60+MINUTE([.E340])+HOUR([.F340])*60+MINUTE([.F340])+[.D340]);&quot;&quot;)">
            <text:p/>
          </table:table-cell>
          <table:table-cell table:style-name="ce19" table:formula="of:=IFERROR(IF(EXACT([.D340];&quot;&quot;);&quot;&quot;;[.J339]+[.D340]);&quot;&quot;)">
            <text:p/>
          </table:table-cell>
          <table:table-cell table:style-name="ce22" table:formula="of:=NOT(OR(EXACT([.C340];&quot;&quot;);EXACT([.C340];&quot;----&quot;)))" office:value-type="boolean" office:boolean-value="false" calcext:value-type="boolean">
            <text:p>FALSE</text:p>
          </table:table-cell>
          <table:table-cell table:formula="of:=IF([.K340];HOUR([.C340])+(MINUTE([.C340])/60);&quot;&quot;)">
            <text:p/>
          </table:table-cell>
          <table:table-cell table:style-name="ce25" table:formula="of:=IF([.K340];TIME(ROUNDDOWN((SUM([.L334:.L340])/5); 0);((SUM([.L334:.L340])/5)-ROUNDDOWN((SUM([.L334:.L340])/5);0))*60;0);&quot;&quot;)">
            <text:p/>
          </table:table-cell>
          <table:table-cell/>
          <table:table-cell table:style-name="ce30" table:formula="of:=IF(EXACT([.J340];&quot;&quot;);&quot;&quot;;[.B340])">
            <text:p/>
          </table:table-cell>
          <table:table-cell table:style-name="ce33" table:formula="of:=IF(EXACT([.J340];&quot;&quot;);&quot;&quot;;(SUM([.L334:.L340])/5)-7)">
            <text:p/>
          </table:table-cell>
          <table:table-cell table:style-name="ce33" table:formula="of:=IF(EXACT([.J340];&quot;&quot;);&quot;&quot;;[.Q339])">
            <text:p/>
          </table:table-cell>
          <table:table-cell table:style-name="ce27" table:formula="of:=IF(EXACT([.J340];&quot;&quot;);&quot;&quot;;IF(EXACT([.L340];&quot;&quot;);[.P340];[.L340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41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340]+1" office:value-type="date" office:date-value="2025-12-06" calcext:value-type="date">
            <text:p>2025-12-06</text:p>
          </table:table-cell>
          <table:table-cell table:style-name="ce9" table:formula="of:=IF(OR(EXACT(WEEKDAY([.$B341]);1);EXACT(WEEKDAY([.$B341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341]);1);EXACT(WEEKDAY([.$B341]);7));0;&quot;&quot;)" office:value-type="float" office:value="0" calcext:value-type="float">
            <text:p>0</text:p>
          </table:table-cell>
          <table:table-cell table:style-name="ce13" table:formula="of:=IF(OR(EXACT(WEEKDAY([.$B341]);1);EXACT(WEEKDAY([.$B341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341]);1);EXACT(WEEKDAY([.$B341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341]);1);EXACT(WEEKDAY([.$B341]);7));&quot;----&quot;;&quot;&quot;)" office:value-type="string" office:string-value="----" calcext:value-type="string">
            <text:p>----</text:p>
          </table:table-cell>
          <table:table-cell table:style-name="ce8" table:formula="of:=IFERROR(TIME([.I341]/60;[.I341] - COM.MICROSOFT.FLOOR.MATH([.I341]/60) * 60;0);&quot;&quot;)">
            <text:p/>
          </table:table-cell>
          <table:table-cell table:style-name="ce16" table:formula="of:=IFERROR(IF(EXACT([.C341];&quot;&quot;);&quot;&quot;;HOUR([.C341])*60+MINUTE([.C341])+HOUR([.E341])*60+MINUTE([.E341])+HOUR([.F341])*60+MINUTE([.F341])+[.D341]);&quot;&quot;)">
            <text:p/>
          </table:table-cell>
          <table:table-cell table:style-name="ce19" table:formula="of:=IFERROR(IF(EXACT([.D341];&quot;&quot;);&quot;&quot;;[.J340]+[.D341]);&quot;&quot;)">
            <text:p/>
          </table:table-cell>
          <table:table-cell table:style-name="ce22" table:formula="of:=NOT(OR(EXACT([.C341];&quot;&quot;);EXACT([.C341];&quot;----&quot;)))" office:value-type="boolean" office:boolean-value="false" calcext:value-type="boolean">
            <text:p>FALSE</text:p>
          </table:table-cell>
          <table:table-cell table:formula="of:=IF([.K341];HOUR([.C341])+(MINUTE([.C341])/60);&quot;&quot;)">
            <text:p/>
          </table:table-cell>
          <table:table-cell table:style-name="ce25" table:formula="of:=IF([.K341];TIME(ROUNDDOWN((SUM([.L335:.L341])/5); 0);((SUM([.L335:.L341])/5)-ROUNDDOWN((SUM([.L335:.L341])/5);0))*60;0);&quot;&quot;)">
            <text:p/>
          </table:table-cell>
          <table:table-cell/>
          <table:table-cell table:style-name="ce30" table:formula="of:=IF(EXACT([.J341];&quot;&quot;);&quot;&quot;;[.B341])">
            <text:p/>
          </table:table-cell>
          <table:table-cell table:style-name="ce33" table:formula="of:=IF(EXACT([.J341];&quot;&quot;);&quot;&quot;;(SUM([.L335:.L341])/5)-7)">
            <text:p/>
          </table:table-cell>
          <table:table-cell table:style-name="ce33" table:formula="of:=IF(EXACT([.J341];&quot;&quot;);&quot;&quot;;[.Q340])">
            <text:p/>
          </table:table-cell>
          <table:table-cell table:style-name="ce27" table:formula="of:=IF(EXACT([.J341];&quot;&quot;);&quot;&quot;;IF(EXACT([.L341];&quot;&quot;);[.P341];[.L341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42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341]+1" office:value-type="date" office:date-value="2025-12-07" calcext:value-type="date">
            <text:p>2025-12-07</text:p>
          </table:table-cell>
          <table:table-cell table:style-name="ce9" table:formula="of:=IF(OR(EXACT(WEEKDAY([.$B342]);1);EXACT(WEEKDAY([.$B342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342]);1);EXACT(WEEKDAY([.$B342]);7));0;&quot;&quot;)" office:value-type="float" office:value="0" calcext:value-type="float">
            <text:p>0</text:p>
          </table:table-cell>
          <table:table-cell table:style-name="ce13" table:formula="of:=IF(OR(EXACT(WEEKDAY([.$B342]);1);EXACT(WEEKDAY([.$B342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342]);1);EXACT(WEEKDAY([.$B342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342]);1);EXACT(WEEKDAY([.$B342]);7));&quot;----&quot;;&quot;&quot;)" office:value-type="string" office:string-value="----" calcext:value-type="string">
            <text:p>----</text:p>
          </table:table-cell>
          <table:table-cell table:style-name="ce8" table:formula="of:=IFERROR(TIME([.I342]/60;[.I342] - COM.MICROSOFT.FLOOR.MATH([.I342]/60) * 60;0);&quot;&quot;)">
            <text:p/>
          </table:table-cell>
          <table:table-cell table:style-name="ce16" table:formula="of:=IFERROR(IF(EXACT([.C342];&quot;&quot;);&quot;&quot;;HOUR([.C342])*60+MINUTE([.C342])+HOUR([.E342])*60+MINUTE([.E342])+HOUR([.F342])*60+MINUTE([.F342])+[.D342]);&quot;&quot;)">
            <text:p/>
          </table:table-cell>
          <table:table-cell table:style-name="ce19" table:formula="of:=IFERROR(IF(EXACT([.D342];&quot;&quot;);&quot;&quot;;[.J341]+[.D342]);&quot;&quot;)">
            <text:p/>
          </table:table-cell>
          <table:table-cell table:style-name="ce22" table:formula="of:=NOT(OR(EXACT([.C342];&quot;&quot;);EXACT([.C342];&quot;----&quot;)))" office:value-type="boolean" office:boolean-value="false" calcext:value-type="boolean">
            <text:p>FALSE</text:p>
          </table:table-cell>
          <table:table-cell table:formula="of:=IF([.K342];HOUR([.C342])+(MINUTE([.C342])/60);&quot;&quot;)">
            <text:p/>
          </table:table-cell>
          <table:table-cell table:style-name="ce25" table:formula="of:=IF([.K342];TIME(ROUNDDOWN((SUM([.L336:.L342])/5); 0);((SUM([.L336:.L342])/5)-ROUNDDOWN((SUM([.L336:.L342])/5);0))*60;0);&quot;&quot;)">
            <text:p/>
          </table:table-cell>
          <table:table-cell/>
          <table:table-cell table:style-name="ce30" table:formula="of:=IF(EXACT([.J342];&quot;&quot;);&quot;&quot;;[.B342])">
            <text:p/>
          </table:table-cell>
          <table:table-cell table:style-name="ce33" table:formula="of:=IF(EXACT([.J342];&quot;&quot;);&quot;&quot;;(SUM([.L336:.L342])/5)-7)">
            <text:p/>
          </table:table-cell>
          <table:table-cell table:style-name="ce33" table:formula="of:=IF(EXACT([.J342];&quot;&quot;);&quot;&quot;;[.Q341])">
            <text:p/>
          </table:table-cell>
          <table:table-cell table:style-name="ce27" table:formula="of:=IF(EXACT([.J342];&quot;&quot;);&quot;&quot;;IF(EXACT([.L342];&quot;&quot;);[.P342];[.L342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43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342]+1" office:value-type="date" office:date-value="2025-12-08" calcext:value-type="date">
            <text:p>2025-12-08</text:p>
          </table:table-cell>
          <table:table-cell table:style-name="ce9" table:formula="of:=IF(OR(EXACT(WEEKDAY([.$B343]);1);EXACT(WEEKDAY([.$B343]);7));&quot;----&quot;;&quot;&quot;)">
            <text:p/>
          </table:table-cell>
          <table:table-cell table:style-name="ce9" table:formula="of:=IF(OR(EXACT(WEEKDAY([.$B343]);1);EXACT(WEEKDAY([.$B343]);7));0;&quot;&quot;)">
            <text:p/>
          </table:table-cell>
          <table:table-cell table:style-name="ce13" table:formula="of:=IF(OR(EXACT(WEEKDAY([.$B343]);1);EXACT(WEEKDAY([.$B34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43]);1);EXACT(WEEKDAY([.$B34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43]);1);EXACT(WEEKDAY([.$B343]);7));&quot;----&quot;;&quot;&quot;)">
            <text:p/>
          </table:table-cell>
          <table:table-cell table:style-name="ce8" table:formula="of:=IFERROR(TIME([.I343]/60;[.I343] - COM.MICROSOFT.FLOOR.MATH([.I343]/60) * 60;0);&quot;&quot;)">
            <text:p/>
          </table:table-cell>
          <table:table-cell table:style-name="ce16" table:formula="of:=IFERROR(IF(EXACT([.C343];&quot;&quot;);&quot;&quot;;HOUR([.C343])*60+MINUTE([.C343])+HOUR([.E343])*60+MINUTE([.E343])+HOUR([.F343])*60+MINUTE([.F343])+[.D343]);&quot;&quot;)">
            <text:p/>
          </table:table-cell>
          <table:table-cell table:style-name="ce19" table:formula="of:=IFERROR(IF(EXACT([.D343];&quot;&quot;);&quot;&quot;;[.J342]+[.D343]);&quot;&quot;)">
            <text:p/>
          </table:table-cell>
          <table:table-cell table:style-name="ce22" table:formula="of:=NOT(OR(EXACT([.C343];&quot;&quot;);EXACT([.C343];&quot;----&quot;)))" office:value-type="boolean" office:boolean-value="false" calcext:value-type="boolean">
            <text:p>FALSE</text:p>
          </table:table-cell>
          <table:table-cell table:formula="of:=IF([.K343];HOUR([.C343])+(MINUTE([.C343])/60);&quot;&quot;)">
            <text:p/>
          </table:table-cell>
          <table:table-cell table:style-name="ce25" table:formula="of:=IF([.K343];TIME(ROUNDDOWN((SUM([.L337:.L343])/5); 0);((SUM([.L337:.L343])/5)-ROUNDDOWN((SUM([.L337:.L343])/5);0))*60;0);&quot;&quot;)">
            <text:p/>
          </table:table-cell>
          <table:table-cell/>
          <table:table-cell table:style-name="ce30" table:formula="of:=IF(EXACT([.J343];&quot;&quot;);&quot;&quot;;[.B343])">
            <text:p/>
          </table:table-cell>
          <table:table-cell table:style-name="ce33" table:formula="of:=IF(EXACT([.J343];&quot;&quot;);&quot;&quot;;(SUM([.L337:.L343])/5)-7)">
            <text:p/>
          </table:table-cell>
          <table:table-cell table:style-name="ce33" table:formula="of:=IF(EXACT([.J343];&quot;&quot;);&quot;&quot;;[.Q342])">
            <text:p/>
          </table:table-cell>
          <table:table-cell table:style-name="ce27" table:formula="of:=IF(EXACT([.J343];&quot;&quot;);&quot;&quot;;IF(EXACT([.L343];&quot;&quot;);[.P343];[.L343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44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343]+1" office:value-type="date" office:date-value="2025-12-09" calcext:value-type="date">
            <text:p>2025-12-09</text:p>
          </table:table-cell>
          <table:table-cell table:style-name="ce9" table:formula="of:=IF(OR(EXACT(WEEKDAY([.$B344]);1);EXACT(WEEKDAY([.$B344]);7));&quot;----&quot;;&quot;&quot;)">
            <text:p/>
          </table:table-cell>
          <table:table-cell table:style-name="ce9" table:formula="of:=IF(OR(EXACT(WEEKDAY([.$B344]);1);EXACT(WEEKDAY([.$B344]);7));0;&quot;&quot;)">
            <text:p/>
          </table:table-cell>
          <table:table-cell table:style-name="ce13" table:formula="of:=IF(OR(EXACT(WEEKDAY([.$B344]);1);EXACT(WEEKDAY([.$B34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44]);1);EXACT(WEEKDAY([.$B34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44]);1);EXACT(WEEKDAY([.$B344]);7));&quot;----&quot;;&quot;&quot;)">
            <text:p/>
          </table:table-cell>
          <table:table-cell table:style-name="ce8" table:formula="of:=IFERROR(TIME([.I344]/60;[.I344] - COM.MICROSOFT.FLOOR.MATH([.I344]/60) * 60;0);&quot;&quot;)">
            <text:p/>
          </table:table-cell>
          <table:table-cell table:style-name="ce16" table:formula="of:=IFERROR(IF(EXACT([.C344];&quot;&quot;);&quot;&quot;;HOUR([.C344])*60+MINUTE([.C344])+HOUR([.E344])*60+MINUTE([.E344])+HOUR([.F344])*60+MINUTE([.F344])+[.D344]);&quot;&quot;)">
            <text:p/>
          </table:table-cell>
          <table:table-cell table:style-name="ce19" table:formula="of:=IFERROR(IF(EXACT([.D344];&quot;&quot;);&quot;&quot;;[.J343]+[.D344]);&quot;&quot;)">
            <text:p/>
          </table:table-cell>
          <table:table-cell table:style-name="ce22" table:formula="of:=NOT(OR(EXACT([.C344];&quot;&quot;);EXACT([.C344];&quot;----&quot;)))" office:value-type="boolean" office:boolean-value="false" calcext:value-type="boolean">
            <text:p>FALSE</text:p>
          </table:table-cell>
          <table:table-cell table:formula="of:=IF([.K344];HOUR([.C344])+(MINUTE([.C344])/60);&quot;&quot;)">
            <text:p/>
          </table:table-cell>
          <table:table-cell table:style-name="ce25" table:formula="of:=IF([.K344];TIME(ROUNDDOWN((SUM([.L338:.L344])/5); 0);((SUM([.L338:.L344])/5)-ROUNDDOWN((SUM([.L338:.L344])/5);0))*60;0);&quot;&quot;)">
            <text:p/>
          </table:table-cell>
          <table:table-cell/>
          <table:table-cell table:style-name="ce30" table:formula="of:=IF(EXACT([.J344];&quot;&quot;);&quot;&quot;;[.B344])">
            <text:p/>
          </table:table-cell>
          <table:table-cell table:style-name="ce33" table:formula="of:=IF(EXACT([.J344];&quot;&quot;);&quot;&quot;;(SUM([.L338:.L344])/5)-7)">
            <text:p/>
          </table:table-cell>
          <table:table-cell table:style-name="ce33" table:formula="of:=IF(EXACT([.J344];&quot;&quot;);&quot;&quot;;[.Q343])">
            <text:p/>
          </table:table-cell>
          <table:table-cell table:style-name="ce27" table:formula="of:=IF(EXACT([.J344];&quot;&quot;);&quot;&quot;;IF(EXACT([.L344];&quot;&quot;);[.P344];[.L344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45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344]+1" office:value-type="date" office:date-value="2025-12-10" calcext:value-type="date">
            <text:p>2025-12-10</text:p>
          </table:table-cell>
          <table:table-cell table:style-name="ce9" table:formula="of:=IF(OR(EXACT(WEEKDAY([.$B345]);1);EXACT(WEEKDAY([.$B345]);7));&quot;----&quot;;&quot;&quot;)">
            <text:p/>
          </table:table-cell>
          <table:table-cell table:style-name="ce11" table:formula="of:=IF(OR(EXACT(WEEKDAY([.$B345]);1);EXACT(WEEKDAY([.$B345]);7));0;&quot;&quot;)">
            <text:p/>
          </table:table-cell>
          <table:table-cell table:style-name="ce13" table:formula="of:=IF(OR(EXACT(WEEKDAY([.$B345]);1);EXACT(WEEKDAY([.$B34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45]);1);EXACT(WEEKDAY([.$B34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45]);1);EXACT(WEEKDAY([.$B345]);7));&quot;----&quot;;&quot;&quot;)">
            <text:p/>
          </table:table-cell>
          <table:table-cell table:style-name="ce8" table:formula="of:=IFERROR(TIME([.I345]/60;[.I345] - COM.MICROSOFT.FLOOR.MATH([.I345]/60) * 60;0);&quot;&quot;)">
            <text:p/>
          </table:table-cell>
          <table:table-cell table:style-name="ce16" table:formula="of:=IFERROR(IF(EXACT([.C345];&quot;&quot;);&quot;&quot;;HOUR([.C345])*60+MINUTE([.C345])+HOUR([.E345])*60+MINUTE([.E345])+HOUR([.F345])*60+MINUTE([.F345])+[.D345]);&quot;&quot;)">
            <text:p/>
          </table:table-cell>
          <table:table-cell table:style-name="ce19" table:formula="of:=IFERROR(IF(EXACT([.D345];&quot;&quot;);&quot;&quot;;[.J344]+[.D345]);&quot;&quot;)">
            <text:p/>
          </table:table-cell>
          <table:table-cell table:style-name="ce22" table:formula="of:=NOT(OR(EXACT([.C345];&quot;&quot;);EXACT([.C345];&quot;----&quot;)))" office:value-type="boolean" office:boolean-value="false" calcext:value-type="boolean">
            <text:p>FALSE</text:p>
          </table:table-cell>
          <table:table-cell table:formula="of:=IF([.K345];HOUR([.C345])+(MINUTE([.C345])/60);&quot;&quot;)">
            <text:p/>
          </table:table-cell>
          <table:table-cell table:style-name="ce25" table:formula="of:=IF([.K345];TIME(ROUNDDOWN((SUM([.L339:.L345])/5); 0);((SUM([.L339:.L345])/5)-ROUNDDOWN((SUM([.L339:.L345])/5);0))*60;0);&quot;&quot;)">
            <text:p/>
          </table:table-cell>
          <table:table-cell/>
          <table:table-cell table:style-name="ce30" table:formula="of:=IF(EXACT([.J345];&quot;&quot;);&quot;&quot;;[.B345])">
            <text:p/>
          </table:table-cell>
          <table:table-cell table:style-name="ce33" table:formula="of:=IF(EXACT([.J345];&quot;&quot;);&quot;&quot;;(SUM([.L339:.L345])/5)-7)">
            <text:p/>
          </table:table-cell>
          <table:table-cell table:style-name="ce33" table:formula="of:=IF(EXACT([.J345];&quot;&quot;);&quot;&quot;;[.Q344])">
            <text:p/>
          </table:table-cell>
          <table:table-cell table:style-name="ce27" table:formula="of:=IF(EXACT([.J345];&quot;&quot;);&quot;&quot;;IF(EXACT([.L345];&quot;&quot;);[.P345];[.L345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46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345]+1" office:value-type="date" office:date-value="2025-12-11" calcext:value-type="date">
            <text:p>2025-12-11</text:p>
          </table:table-cell>
          <table:table-cell table:style-name="ce9" table:formula="of:=IF(OR(EXACT(WEEKDAY([.$B346]);1);EXACT(WEEKDAY([.$B346]);7));&quot;----&quot;;&quot;&quot;)">
            <text:p/>
          </table:table-cell>
          <table:table-cell table:style-name="ce11" table:formula="of:=IF(OR(EXACT(WEEKDAY([.$B346]);1);EXACT(WEEKDAY([.$B346]);7));0;&quot;&quot;)">
            <text:p/>
          </table:table-cell>
          <table:table-cell table:style-name="ce13" table:formula="of:=IF(OR(EXACT(WEEKDAY([.$B346]);1);EXACT(WEEKDAY([.$B34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46]);1);EXACT(WEEKDAY([.$B34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46]);1);EXACT(WEEKDAY([.$B346]);7));&quot;----&quot;;&quot;&quot;)">
            <text:p/>
          </table:table-cell>
          <table:table-cell table:style-name="ce8" table:formula="of:=IFERROR(TIME([.I346]/60;[.I346] - COM.MICROSOFT.FLOOR.MATH([.I346]/60) * 60;0);&quot;&quot;)">
            <text:p/>
          </table:table-cell>
          <table:table-cell table:style-name="ce16" table:formula="of:=IFERROR(IF(EXACT([.C346];&quot;&quot;);&quot;&quot;;HOUR([.C346])*60+MINUTE([.C346])+HOUR([.E346])*60+MINUTE([.E346])+HOUR([.F346])*60+MINUTE([.F346])+[.D346]);&quot;&quot;)">
            <text:p/>
          </table:table-cell>
          <table:table-cell table:style-name="ce19" table:formula="of:=IFERROR(IF(EXACT([.D346];&quot;&quot;);&quot;&quot;;[.J345]+[.D346]);&quot;&quot;)">
            <text:p/>
          </table:table-cell>
          <table:table-cell table:style-name="ce22" table:formula="of:=NOT(OR(EXACT([.C346];&quot;&quot;);EXACT([.C346];&quot;----&quot;)))" office:value-type="boolean" office:boolean-value="false" calcext:value-type="boolean">
            <text:p>FALSE</text:p>
          </table:table-cell>
          <table:table-cell table:formula="of:=IF([.K346];HOUR([.C346])+(MINUTE([.C346])/60);&quot;&quot;)">
            <text:p/>
          </table:table-cell>
          <table:table-cell table:style-name="ce25" table:formula="of:=IF([.K346];TIME(ROUNDDOWN((SUM([.L340:.L346])/5); 0);((SUM([.L340:.L346])/5)-ROUNDDOWN((SUM([.L340:.L346])/5);0))*60;0);&quot;&quot;)">
            <text:p/>
          </table:table-cell>
          <table:table-cell/>
          <table:table-cell table:style-name="ce30" table:formula="of:=IF(EXACT([.J346];&quot;&quot;);&quot;&quot;;[.B346])">
            <text:p/>
          </table:table-cell>
          <table:table-cell table:style-name="ce33" table:formula="of:=IF(EXACT([.J346];&quot;&quot;);&quot;&quot;;(SUM([.L340:.L346])/5)-7)">
            <text:p/>
          </table:table-cell>
          <table:table-cell table:style-name="ce33" table:formula="of:=IF(EXACT([.J346];&quot;&quot;);&quot;&quot;;[.Q345])">
            <text:p/>
          </table:table-cell>
          <table:table-cell table:style-name="ce27" table:formula="of:=IF(EXACT([.J346];&quot;&quot;);&quot;&quot;;IF(EXACT([.L346];&quot;&quot;);[.P346];[.L346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47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346]+1" office:value-type="date" office:date-value="2025-12-12" calcext:value-type="date">
            <text:p>2025-12-12</text:p>
          </table:table-cell>
          <table:table-cell table:style-name="ce9" table:formula="of:=IF(OR(EXACT(WEEKDAY([.$B347]);1);EXACT(WEEKDAY([.$B347]);7));&quot;----&quot;;&quot;&quot;)">
            <text:p/>
          </table:table-cell>
          <table:table-cell table:style-name="ce9" table:formula="of:=IF(OR(EXACT(WEEKDAY([.$B347]);1);EXACT(WEEKDAY([.$B347]);7));0;&quot;&quot;)">
            <text:p/>
          </table:table-cell>
          <table:table-cell table:style-name="ce13" table:formula="of:=IF(OR(EXACT(WEEKDAY([.$B347]);1);EXACT(WEEKDAY([.$B34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47]);1);EXACT(WEEKDAY([.$B34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47]);1);EXACT(WEEKDAY([.$B347]);7));&quot;----&quot;;&quot;&quot;)">
            <text:p/>
          </table:table-cell>
          <table:table-cell table:style-name="ce8" table:formula="of:=IFERROR(TIME([.I347]/60;[.I347] - COM.MICROSOFT.FLOOR.MATH([.I347]/60) * 60;0);&quot;&quot;)">
            <text:p/>
          </table:table-cell>
          <table:table-cell table:style-name="ce16" table:formula="of:=IFERROR(IF(EXACT([.C347];&quot;&quot;);&quot;&quot;;HOUR([.C347])*60+MINUTE([.C347])+HOUR([.E347])*60+MINUTE([.E347])+HOUR([.F347])*60+MINUTE([.F347])+[.D347]);&quot;&quot;)">
            <text:p/>
          </table:table-cell>
          <table:table-cell table:style-name="ce19" table:formula="of:=IFERROR(IF(EXACT([.D347];&quot;&quot;);&quot;&quot;;[.J346]+[.D347]);&quot;&quot;)">
            <text:p/>
          </table:table-cell>
          <table:table-cell table:style-name="ce22" table:formula="of:=NOT(OR(EXACT([.C347];&quot;&quot;);EXACT([.C347];&quot;----&quot;)))" office:value-type="boolean" office:boolean-value="false" calcext:value-type="boolean">
            <text:p>FALSE</text:p>
          </table:table-cell>
          <table:table-cell table:formula="of:=IF([.K347];HOUR([.C347])+(MINUTE([.C347])/60);&quot;&quot;)">
            <text:p/>
          </table:table-cell>
          <table:table-cell table:style-name="ce25" table:formula="of:=IF([.K347];TIME(ROUNDDOWN((SUM([.L341:.L347])/5); 0);((SUM([.L341:.L347])/5)-ROUNDDOWN((SUM([.L341:.L347])/5);0))*60;0);&quot;&quot;)">
            <text:p/>
          </table:table-cell>
          <table:table-cell/>
          <table:table-cell table:style-name="ce30" table:formula="of:=IF(EXACT([.J347];&quot;&quot;);&quot;&quot;;[.B347])">
            <text:p/>
          </table:table-cell>
          <table:table-cell table:style-name="ce33" table:formula="of:=IF(EXACT([.J347];&quot;&quot;);&quot;&quot;;(SUM([.L341:.L347])/5)-7)">
            <text:p/>
          </table:table-cell>
          <table:table-cell table:style-name="ce33" table:formula="of:=IF(EXACT([.J347];&quot;&quot;);&quot;&quot;;[.Q346])">
            <text:p/>
          </table:table-cell>
          <table:table-cell table:style-name="ce27" table:formula="of:=IF(EXACT([.J347];&quot;&quot;);&quot;&quot;;IF(EXACT([.L347];&quot;&quot;);[.P347];[.L347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48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347]+1" office:value-type="date" office:date-value="2025-12-13" calcext:value-type="date">
            <text:p>2025-12-13</text:p>
          </table:table-cell>
          <table:table-cell table:style-name="ce9" table:formula="of:=IF(OR(EXACT(WEEKDAY([.$B348]);1);EXACT(WEEKDAY([.$B348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348]);1);EXACT(WEEKDAY([.$B348]);7));0;&quot;&quot;)" office:value-type="float" office:value="0" calcext:value-type="float">
            <text:p>0</text:p>
          </table:table-cell>
          <table:table-cell table:style-name="ce13" table:formula="of:=IF(OR(EXACT(WEEKDAY([.$B348]);1);EXACT(WEEKDAY([.$B348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348]);1);EXACT(WEEKDAY([.$B348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348]);1);EXACT(WEEKDAY([.$B348]);7));&quot;----&quot;;&quot;&quot;)" office:value-type="string" office:string-value="----" calcext:value-type="string">
            <text:p>----</text:p>
          </table:table-cell>
          <table:table-cell table:style-name="ce8" table:formula="of:=IFERROR(TIME([.I348]/60;[.I348] - COM.MICROSOFT.FLOOR.MATH([.I348]/60) * 60;0);&quot;&quot;)">
            <text:p/>
          </table:table-cell>
          <table:table-cell table:style-name="ce16" table:formula="of:=IFERROR(IF(EXACT([.C348];&quot;&quot;);&quot;&quot;;HOUR([.C348])*60+MINUTE([.C348])+HOUR([.E348])*60+MINUTE([.E348])+HOUR([.F348])*60+MINUTE([.F348])+[.D348]);&quot;&quot;)">
            <text:p/>
          </table:table-cell>
          <table:table-cell table:style-name="ce19" table:formula="of:=IFERROR(IF(EXACT([.D348];&quot;&quot;);&quot;&quot;;[.J347]+[.D348]);&quot;&quot;)">
            <text:p/>
          </table:table-cell>
          <table:table-cell table:style-name="ce22" table:formula="of:=NOT(OR(EXACT([.C348];&quot;&quot;);EXACT([.C348];&quot;----&quot;)))" office:value-type="boolean" office:boolean-value="false" calcext:value-type="boolean">
            <text:p>FALSE</text:p>
          </table:table-cell>
          <table:table-cell table:formula="of:=IF([.K348];HOUR([.C348])+(MINUTE([.C348])/60);&quot;&quot;)">
            <text:p/>
          </table:table-cell>
          <table:table-cell table:style-name="ce25" table:formula="of:=IF([.K348];TIME(ROUNDDOWN((SUM([.L342:.L348])/5); 0);((SUM([.L342:.L348])/5)-ROUNDDOWN((SUM([.L342:.L348])/5);0))*60;0);&quot;&quot;)">
            <text:p/>
          </table:table-cell>
          <table:table-cell/>
          <table:table-cell table:style-name="ce30" table:formula="of:=IF(EXACT([.J348];&quot;&quot;);&quot;&quot;;[.B348])">
            <text:p/>
          </table:table-cell>
          <table:table-cell table:style-name="ce33" table:formula="of:=IF(EXACT([.J348];&quot;&quot;);&quot;&quot;;(SUM([.L342:.L348])/5)-7)">
            <text:p/>
          </table:table-cell>
          <table:table-cell table:style-name="ce33" table:formula="of:=IF(EXACT([.J348];&quot;&quot;);&quot;&quot;;[.Q347])">
            <text:p/>
          </table:table-cell>
          <table:table-cell table:style-name="ce27" table:formula="of:=IF(EXACT([.J348];&quot;&quot;);&quot;&quot;;IF(EXACT([.L348];&quot;&quot;);[.P348];[.L348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49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348]+1" office:value-type="date" office:date-value="2025-12-14" calcext:value-type="date">
            <text:p>2025-12-14</text:p>
          </table:table-cell>
          <table:table-cell table:style-name="ce9" table:formula="of:=IF(OR(EXACT(WEEKDAY([.$B349]);1);EXACT(WEEKDAY([.$B349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349]);1);EXACT(WEEKDAY([.$B349]);7));0;&quot;&quot;)" office:value-type="float" office:value="0" calcext:value-type="float">
            <text:p>0</text:p>
          </table:table-cell>
          <table:table-cell table:style-name="ce13" table:formula="of:=IF(OR(EXACT(WEEKDAY([.$B349]);1);EXACT(WEEKDAY([.$B349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349]);1);EXACT(WEEKDAY([.$B349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349]);1);EXACT(WEEKDAY([.$B349]);7));&quot;----&quot;;&quot;&quot;)" office:value-type="string" office:string-value="----" calcext:value-type="string">
            <text:p>----</text:p>
          </table:table-cell>
          <table:table-cell table:style-name="ce8" table:formula="of:=IFERROR(TIME([.I349]/60;[.I349] - COM.MICROSOFT.FLOOR.MATH([.I349]/60) * 60;0);&quot;&quot;)">
            <text:p/>
          </table:table-cell>
          <table:table-cell table:style-name="ce16" table:formula="of:=IFERROR(IF(EXACT([.C349];&quot;&quot;);&quot;&quot;;HOUR([.C349])*60+MINUTE([.C349])+HOUR([.E349])*60+MINUTE([.E349])+HOUR([.F349])*60+MINUTE([.F349])+[.D349]);&quot;&quot;)">
            <text:p/>
          </table:table-cell>
          <table:table-cell table:style-name="ce19" table:formula="of:=IFERROR(IF(EXACT([.D349];&quot;&quot;);&quot;&quot;;[.J348]+[.D349]);&quot;&quot;)">
            <text:p/>
          </table:table-cell>
          <table:table-cell table:style-name="ce22" table:formula="of:=NOT(OR(EXACT([.C349];&quot;&quot;);EXACT([.C349];&quot;----&quot;)))" office:value-type="boolean" office:boolean-value="false" calcext:value-type="boolean">
            <text:p>FALSE</text:p>
          </table:table-cell>
          <table:table-cell table:formula="of:=IF([.K349];HOUR([.C349])+(MINUTE([.C349])/60);&quot;&quot;)">
            <text:p/>
          </table:table-cell>
          <table:table-cell table:style-name="ce25" table:formula="of:=IF([.K349];TIME(ROUNDDOWN((SUM([.L343:.L349])/5); 0);((SUM([.L343:.L349])/5)-ROUNDDOWN((SUM([.L343:.L349])/5);0))*60;0);&quot;&quot;)">
            <text:p/>
          </table:table-cell>
          <table:table-cell/>
          <table:table-cell table:style-name="ce30" table:formula="of:=IF(EXACT([.J349];&quot;&quot;);&quot;&quot;;[.B349])">
            <text:p/>
          </table:table-cell>
          <table:table-cell table:style-name="ce33" table:formula="of:=IF(EXACT([.J349];&quot;&quot;);&quot;&quot;;(SUM([.L343:.L349])/5)-7)">
            <text:p/>
          </table:table-cell>
          <table:table-cell table:style-name="ce33" table:formula="of:=IF(EXACT([.J349];&quot;&quot;);&quot;&quot;;[.Q348])">
            <text:p/>
          </table:table-cell>
          <table:table-cell table:style-name="ce27" table:formula="of:=IF(EXACT([.J349];&quot;&quot;);&quot;&quot;;IF(EXACT([.L349];&quot;&quot;);[.P349];[.L349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50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349]+1" office:value-type="date" office:date-value="2025-12-15" calcext:value-type="date">
            <text:p>2025-12-15</text:p>
          </table:table-cell>
          <table:table-cell table:style-name="ce9" table:formula="of:=IF(OR(EXACT(WEEKDAY([.$B350]);1);EXACT(WEEKDAY([.$B350]);7));&quot;----&quot;;&quot;&quot;)">
            <text:p/>
          </table:table-cell>
          <table:table-cell table:style-name="ce9" table:formula="of:=IF(OR(EXACT(WEEKDAY([.$B350]);1);EXACT(WEEKDAY([.$B350]);7));0;&quot;&quot;)">
            <text:p/>
          </table:table-cell>
          <table:table-cell table:style-name="ce13" table:formula="of:=IF(OR(EXACT(WEEKDAY([.$B350]);1);EXACT(WEEKDAY([.$B35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50]);1);EXACT(WEEKDAY([.$B35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50]);1);EXACT(WEEKDAY([.$B350]);7));&quot;----&quot;;&quot;&quot;)">
            <text:p/>
          </table:table-cell>
          <table:table-cell table:style-name="ce8" table:formula="of:=IFERROR(TIME([.I350]/60;[.I350] - COM.MICROSOFT.FLOOR.MATH([.I350]/60) * 60;0);&quot;&quot;)">
            <text:p/>
          </table:table-cell>
          <table:table-cell table:style-name="ce16" table:formula="of:=IFERROR(IF(EXACT([.C350];&quot;&quot;);&quot;&quot;;HOUR([.C350])*60+MINUTE([.C350])+HOUR([.E350])*60+MINUTE([.E350])+HOUR([.F350])*60+MINUTE([.F350])+[.D350]);&quot;&quot;)">
            <text:p/>
          </table:table-cell>
          <table:table-cell table:style-name="ce19" table:formula="of:=IFERROR(IF(EXACT([.D350];&quot;&quot;);&quot;&quot;;[.J349]+[.D350]);&quot;&quot;)">
            <text:p/>
          </table:table-cell>
          <table:table-cell table:style-name="ce22" table:formula="of:=NOT(OR(EXACT([.C350];&quot;&quot;);EXACT([.C350];&quot;----&quot;)))" office:value-type="boolean" office:boolean-value="false" calcext:value-type="boolean">
            <text:p>FALSE</text:p>
          </table:table-cell>
          <table:table-cell table:formula="of:=IF([.K350];HOUR([.C350])+(MINUTE([.C350])/60);&quot;&quot;)">
            <text:p/>
          </table:table-cell>
          <table:table-cell table:style-name="ce25" table:formula="of:=IF([.K350];TIME(ROUNDDOWN((SUM([.L344:.L350])/5); 0);((SUM([.L344:.L350])/5)-ROUNDDOWN((SUM([.L344:.L350])/5);0))*60;0);&quot;&quot;)">
            <text:p/>
          </table:table-cell>
          <table:table-cell/>
          <table:table-cell table:style-name="ce30" table:formula="of:=IF(EXACT([.J350];&quot;&quot;);&quot;&quot;;[.B350])">
            <text:p/>
          </table:table-cell>
          <table:table-cell table:style-name="ce33" table:formula="of:=IF(EXACT([.J350];&quot;&quot;);&quot;&quot;;(SUM([.L344:.L350])/5)-7)">
            <text:p/>
          </table:table-cell>
          <table:table-cell table:style-name="ce33" table:formula="of:=IF(EXACT([.J350];&quot;&quot;);&quot;&quot;;[.Q349])">
            <text:p/>
          </table:table-cell>
          <table:table-cell table:style-name="ce27" table:formula="of:=IF(EXACT([.J350];&quot;&quot;);&quot;&quot;;IF(EXACT([.L350];&quot;&quot;);[.P350];[.L350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51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350]+1" office:value-type="date" office:date-value="2025-12-16" calcext:value-type="date">
            <text:p>2025-12-16</text:p>
          </table:table-cell>
          <table:table-cell table:style-name="ce9" table:formula="of:=IF(OR(EXACT(WEEKDAY([.$B351]);1);EXACT(WEEKDAY([.$B351]);7));&quot;----&quot;;&quot;&quot;)">
            <text:p/>
          </table:table-cell>
          <table:table-cell table:style-name="ce9" table:formula="of:=IF(OR(EXACT(WEEKDAY([.$B351]);1);EXACT(WEEKDAY([.$B351]);7));0;&quot;&quot;)">
            <text:p/>
          </table:table-cell>
          <table:table-cell table:style-name="ce13" table:formula="of:=IF(OR(EXACT(WEEKDAY([.$B351]);1);EXACT(WEEKDAY([.$B35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51]);1);EXACT(WEEKDAY([.$B35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51]);1);EXACT(WEEKDAY([.$B351]);7));&quot;----&quot;;&quot;&quot;)">
            <text:p/>
          </table:table-cell>
          <table:table-cell table:style-name="ce8" table:formula="of:=IFERROR(TIME([.I351]/60;[.I351] - COM.MICROSOFT.FLOOR.MATH([.I351]/60) * 60;0);&quot;&quot;)">
            <text:p/>
          </table:table-cell>
          <table:table-cell table:style-name="ce16" table:formula="of:=IFERROR(IF(EXACT([.C351];&quot;&quot;);&quot;&quot;;HOUR([.C351])*60+MINUTE([.C351])+HOUR([.E351])*60+MINUTE([.E351])+HOUR([.F351])*60+MINUTE([.F351])+[.D351]);&quot;&quot;)">
            <text:p/>
          </table:table-cell>
          <table:table-cell table:style-name="ce19" table:formula="of:=IFERROR(IF(EXACT([.D351];&quot;&quot;);&quot;&quot;;[.J350]+[.D351]);&quot;&quot;)">
            <text:p/>
          </table:table-cell>
          <table:table-cell table:style-name="ce22" table:formula="of:=NOT(OR(EXACT([.C351];&quot;&quot;);EXACT([.C351];&quot;----&quot;)))" office:value-type="boolean" office:boolean-value="false" calcext:value-type="boolean">
            <text:p>FALSE</text:p>
          </table:table-cell>
          <table:table-cell table:formula="of:=IF([.K351];HOUR([.C351])+(MINUTE([.C351])/60);&quot;&quot;)">
            <text:p/>
          </table:table-cell>
          <table:table-cell table:style-name="ce25" table:formula="of:=IF([.K351];TIME(ROUNDDOWN((SUM([.L345:.L351])/5); 0);((SUM([.L345:.L351])/5)-ROUNDDOWN((SUM([.L345:.L351])/5);0))*60;0);&quot;&quot;)">
            <text:p/>
          </table:table-cell>
          <table:table-cell/>
          <table:table-cell table:style-name="ce30" table:formula="of:=IF(EXACT([.J351];&quot;&quot;);&quot;&quot;;[.B351])">
            <text:p/>
          </table:table-cell>
          <table:table-cell table:style-name="ce33" table:formula="of:=IF(EXACT([.J351];&quot;&quot;);&quot;&quot;;(SUM([.L345:.L351])/5)-7)">
            <text:p/>
          </table:table-cell>
          <table:table-cell table:style-name="ce33" table:formula="of:=IF(EXACT([.J351];&quot;&quot;);&quot;&quot;;[.Q350])">
            <text:p/>
          </table:table-cell>
          <table:table-cell table:style-name="ce27" table:formula="of:=IF(EXACT([.J351];&quot;&quot;);&quot;&quot;;IF(EXACT([.L351];&quot;&quot;);[.P351];[.L351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52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351]+1" office:value-type="date" office:date-value="2025-12-17" calcext:value-type="date">
            <text:p>2025-12-17</text:p>
          </table:table-cell>
          <table:table-cell table:style-name="ce9" table:formula="of:=IF(OR(EXACT(WEEKDAY([.$B352]);1);EXACT(WEEKDAY([.$B352]);7));&quot;----&quot;;&quot;&quot;)">
            <text:p/>
          </table:table-cell>
          <table:table-cell table:style-name="ce11" table:formula="of:=IF(OR(EXACT(WEEKDAY([.$B352]);1);EXACT(WEEKDAY([.$B352]);7));0;&quot;&quot;)">
            <text:p/>
          </table:table-cell>
          <table:table-cell table:style-name="ce13" table:formula="of:=IF(OR(EXACT(WEEKDAY([.$B352]);1);EXACT(WEEKDAY([.$B352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52]);1);EXACT(WEEKDAY([.$B352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52]);1);EXACT(WEEKDAY([.$B352]);7));&quot;----&quot;;&quot;&quot;)">
            <text:p/>
          </table:table-cell>
          <table:table-cell table:style-name="ce8" table:formula="of:=IFERROR(TIME([.I352]/60;[.I352] - COM.MICROSOFT.FLOOR.MATH([.I352]/60) * 60;0);&quot;&quot;)">
            <text:p/>
          </table:table-cell>
          <table:table-cell table:style-name="ce16" table:formula="of:=IFERROR(IF(EXACT([.C352];&quot;&quot;);&quot;&quot;;HOUR([.C352])*60+MINUTE([.C352])+HOUR([.E352])*60+MINUTE([.E352])+HOUR([.F352])*60+MINUTE([.F352])+[.D352]);&quot;&quot;)">
            <text:p/>
          </table:table-cell>
          <table:table-cell table:style-name="ce19" table:formula="of:=IFERROR(IF(EXACT([.D352];&quot;&quot;);&quot;&quot;;[.J351]+[.D352]);&quot;&quot;)">
            <text:p/>
          </table:table-cell>
          <table:table-cell table:style-name="ce22" table:formula="of:=NOT(OR(EXACT([.C352];&quot;&quot;);EXACT([.C352];&quot;----&quot;)))" office:value-type="boolean" office:boolean-value="false" calcext:value-type="boolean">
            <text:p>FALSE</text:p>
          </table:table-cell>
          <table:table-cell table:formula="of:=IF([.K352];HOUR([.C352])+(MINUTE([.C352])/60);&quot;&quot;)">
            <text:p/>
          </table:table-cell>
          <table:table-cell table:style-name="ce25" table:formula="of:=IF([.K352];TIME(ROUNDDOWN((SUM([.L346:.L352])/5); 0);((SUM([.L346:.L352])/5)-ROUNDDOWN((SUM([.L346:.L352])/5);0))*60;0);&quot;&quot;)">
            <text:p/>
          </table:table-cell>
          <table:table-cell/>
          <table:table-cell table:style-name="ce30" table:formula="of:=IF(EXACT([.J352];&quot;&quot;);&quot;&quot;;[.B352])">
            <text:p/>
          </table:table-cell>
          <table:table-cell table:style-name="ce33" table:formula="of:=IF(EXACT([.J352];&quot;&quot;);&quot;&quot;;(SUM([.L346:.L352])/5)-7)">
            <text:p/>
          </table:table-cell>
          <table:table-cell table:style-name="ce33" table:formula="of:=IF(EXACT([.J352];&quot;&quot;);&quot;&quot;;[.Q351])">
            <text:p/>
          </table:table-cell>
          <table:table-cell table:style-name="ce27" table:formula="of:=IF(EXACT([.J352];&quot;&quot;);&quot;&quot;;IF(EXACT([.L352];&quot;&quot;);[.P352];[.L352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53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352]+1" office:value-type="date" office:date-value="2025-12-18" calcext:value-type="date">
            <text:p>2025-12-18</text:p>
          </table:table-cell>
          <table:table-cell table:style-name="ce9" table:formula="of:=IF(OR(EXACT(WEEKDAY([.$B353]);1);EXACT(WEEKDAY([.$B353]);7));&quot;----&quot;;&quot;&quot;)">
            <text:p/>
          </table:table-cell>
          <table:table-cell table:style-name="ce11" table:formula="of:=IF(OR(EXACT(WEEKDAY([.$B353]);1);EXACT(WEEKDAY([.$B353]);7));0;&quot;&quot;)">
            <text:p/>
          </table:table-cell>
          <table:table-cell table:style-name="ce13" table:formula="of:=IF(OR(EXACT(WEEKDAY([.$B353]);1);EXACT(WEEKDAY([.$B353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53]);1);EXACT(WEEKDAY([.$B353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53]);1);EXACT(WEEKDAY([.$B353]);7));&quot;----&quot;;&quot;&quot;)">
            <text:p/>
          </table:table-cell>
          <table:table-cell table:style-name="ce8" table:formula="of:=IFERROR(TIME([.I353]/60;[.I353] - COM.MICROSOFT.FLOOR.MATH([.I353]/60) * 60;0);&quot;&quot;)">
            <text:p/>
          </table:table-cell>
          <table:table-cell table:style-name="ce16" table:formula="of:=IFERROR(IF(EXACT([.C353];&quot;&quot;);&quot;&quot;;HOUR([.C353])*60+MINUTE([.C353])+HOUR([.E353])*60+MINUTE([.E353])+HOUR([.F353])*60+MINUTE([.F353])+[.D353]);&quot;&quot;)">
            <text:p/>
          </table:table-cell>
          <table:table-cell table:style-name="ce19" table:formula="of:=IFERROR(IF(EXACT([.D353];&quot;&quot;);&quot;&quot;;[.J352]+[.D353]);&quot;&quot;)">
            <text:p/>
          </table:table-cell>
          <table:table-cell table:style-name="ce22" table:formula="of:=NOT(OR(EXACT([.C353];&quot;&quot;);EXACT([.C353];&quot;----&quot;)))" office:value-type="boolean" office:boolean-value="false" calcext:value-type="boolean">
            <text:p>FALSE</text:p>
          </table:table-cell>
          <table:table-cell table:formula="of:=IF([.K353];HOUR([.C353])+(MINUTE([.C353])/60);&quot;&quot;)">
            <text:p/>
          </table:table-cell>
          <table:table-cell table:style-name="ce25" table:formula="of:=IF([.K353];TIME(ROUNDDOWN((SUM([.L347:.L353])/5); 0);((SUM([.L347:.L353])/5)-ROUNDDOWN((SUM([.L347:.L353])/5);0))*60;0);&quot;&quot;)">
            <text:p/>
          </table:table-cell>
          <table:table-cell/>
          <table:table-cell table:style-name="ce30" table:formula="of:=IF(EXACT([.J353];&quot;&quot;);&quot;&quot;;[.B353])">
            <text:p/>
          </table:table-cell>
          <table:table-cell table:style-name="ce33" table:formula="of:=IF(EXACT([.J353];&quot;&quot;);&quot;&quot;;(SUM([.L347:.L353])/5)-7)">
            <text:p/>
          </table:table-cell>
          <table:table-cell table:style-name="ce33" table:formula="of:=IF(EXACT([.J353];&quot;&quot;);&quot;&quot;;[.Q352])">
            <text:p/>
          </table:table-cell>
          <table:table-cell table:style-name="ce27" table:formula="of:=IF(EXACT([.J353];&quot;&quot;);&quot;&quot;;IF(EXACT([.L353];&quot;&quot;);[.P353];[.L353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54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353]+1" office:value-type="date" office:date-value="2025-12-19" calcext:value-type="date">
            <text:p>2025-12-19</text:p>
          </table:table-cell>
          <table:table-cell table:style-name="ce9" table:formula="of:=IF(OR(EXACT(WEEKDAY([.$B354]);1);EXACT(WEEKDAY([.$B354]);7));&quot;----&quot;;&quot;&quot;)">
            <text:p/>
          </table:table-cell>
          <table:table-cell table:style-name="ce9" table:formula="of:=IF(OR(EXACT(WEEKDAY([.$B354]);1);EXACT(WEEKDAY([.$B354]);7));0;&quot;&quot;)">
            <text:p/>
          </table:table-cell>
          <table:table-cell table:style-name="ce13" table:formula="of:=IF(OR(EXACT(WEEKDAY([.$B354]);1);EXACT(WEEKDAY([.$B35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54]);1);EXACT(WEEKDAY([.$B35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54]);1);EXACT(WEEKDAY([.$B354]);7));&quot;----&quot;;&quot;&quot;)">
            <text:p/>
          </table:table-cell>
          <table:table-cell table:style-name="ce8" table:formula="of:=IFERROR(TIME([.I354]/60;[.I354] - COM.MICROSOFT.FLOOR.MATH([.I354]/60) * 60;0);&quot;&quot;)">
            <text:p/>
          </table:table-cell>
          <table:table-cell table:style-name="ce16" table:formula="of:=IFERROR(IF(EXACT([.C354];&quot;&quot;);&quot;&quot;;HOUR([.C354])*60+MINUTE([.C354])+HOUR([.E354])*60+MINUTE([.E354])+HOUR([.F354])*60+MINUTE([.F354])+[.D354]);&quot;&quot;)">
            <text:p/>
          </table:table-cell>
          <table:table-cell table:style-name="ce19" table:formula="of:=IFERROR(IF(EXACT([.D354];&quot;&quot;);&quot;&quot;;[.J353]+[.D354]);&quot;&quot;)">
            <text:p/>
          </table:table-cell>
          <table:table-cell table:style-name="ce22" table:formula="of:=NOT(OR(EXACT([.C354];&quot;&quot;);EXACT([.C354];&quot;----&quot;)))" office:value-type="boolean" office:boolean-value="false" calcext:value-type="boolean">
            <text:p>FALSE</text:p>
          </table:table-cell>
          <table:table-cell table:formula="of:=IF([.K354];HOUR([.C354])+(MINUTE([.C354])/60);&quot;&quot;)">
            <text:p/>
          </table:table-cell>
          <table:table-cell table:style-name="ce25" table:formula="of:=IF([.K354];TIME(ROUNDDOWN((SUM([.L348:.L354])/5); 0);((SUM([.L348:.L354])/5)-ROUNDDOWN((SUM([.L348:.L354])/5);0))*60;0);&quot;&quot;)">
            <text:p/>
          </table:table-cell>
          <table:table-cell/>
          <table:table-cell table:style-name="ce30" table:formula="of:=IF(EXACT([.J354];&quot;&quot;);&quot;&quot;;[.B354])">
            <text:p/>
          </table:table-cell>
          <table:table-cell table:style-name="ce33" table:formula="of:=IF(EXACT([.J354];&quot;&quot;);&quot;&quot;;(SUM([.L348:.L354])/5)-7)">
            <text:p/>
          </table:table-cell>
          <table:table-cell table:style-name="ce33" table:formula="of:=IF(EXACT([.J354];&quot;&quot;);&quot;&quot;;[.Q353])">
            <text:p/>
          </table:table-cell>
          <table:table-cell table:style-name="ce27" table:formula="of:=IF(EXACT([.J354];&quot;&quot;);&quot;&quot;;IF(EXACT([.L354];&quot;&quot;);[.P354];[.L354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55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354]+1" office:value-type="date" office:date-value="2025-12-20" calcext:value-type="date">
            <text:p>2025-12-20</text:p>
          </table:table-cell>
          <table:table-cell table:style-name="ce9" table:formula="of:=IF(OR(EXACT(WEEKDAY([.$B355]);1);EXACT(WEEKDAY([.$B355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355]);1);EXACT(WEEKDAY([.$B355]);7));0;&quot;&quot;)" office:value-type="float" office:value="0" calcext:value-type="float">
            <text:p>0</text:p>
          </table:table-cell>
          <table:table-cell table:style-name="ce13" table:formula="of:=IF(OR(EXACT(WEEKDAY([.$B355]);1);EXACT(WEEKDAY([.$B355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355]);1);EXACT(WEEKDAY([.$B355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355]);1);EXACT(WEEKDAY([.$B355]);7));&quot;----&quot;;&quot;&quot;)" office:value-type="string" office:string-value="----" calcext:value-type="string">
            <text:p>----</text:p>
          </table:table-cell>
          <table:table-cell table:style-name="ce8" table:formula="of:=IFERROR(TIME([.I355]/60;[.I355] - COM.MICROSOFT.FLOOR.MATH([.I355]/60) * 60;0);&quot;&quot;)">
            <text:p/>
          </table:table-cell>
          <table:table-cell table:style-name="ce16" table:formula="of:=IFERROR(IF(EXACT([.C355];&quot;&quot;);&quot;&quot;;HOUR([.C355])*60+MINUTE([.C355])+HOUR([.E355])*60+MINUTE([.E355])+HOUR([.F355])*60+MINUTE([.F355])+[.D355]);&quot;&quot;)">
            <text:p/>
          </table:table-cell>
          <table:table-cell table:style-name="ce19" table:formula="of:=IFERROR(IF(EXACT([.D355];&quot;&quot;);&quot;&quot;;[.J354]+[.D355]);&quot;&quot;)">
            <text:p/>
          </table:table-cell>
          <table:table-cell table:style-name="ce22" table:formula="of:=NOT(OR(EXACT([.C355];&quot;&quot;);EXACT([.C355];&quot;----&quot;)))" office:value-type="boolean" office:boolean-value="false" calcext:value-type="boolean">
            <text:p>FALSE</text:p>
          </table:table-cell>
          <table:table-cell table:formula="of:=IF([.K355];HOUR([.C355])+(MINUTE([.C355])/60);&quot;&quot;)">
            <text:p/>
          </table:table-cell>
          <table:table-cell table:style-name="ce25" table:formula="of:=IF([.K355];TIME(ROUNDDOWN((SUM([.L349:.L355])/5); 0);((SUM([.L349:.L355])/5)-ROUNDDOWN((SUM([.L349:.L355])/5);0))*60;0);&quot;&quot;)">
            <text:p/>
          </table:table-cell>
          <table:table-cell/>
          <table:table-cell table:style-name="ce30" table:formula="of:=IF(EXACT([.J355];&quot;&quot;);&quot;&quot;;[.B355])">
            <text:p/>
          </table:table-cell>
          <table:table-cell table:style-name="ce33" table:formula="of:=IF(EXACT([.J355];&quot;&quot;);&quot;&quot;;(SUM([.L349:.L355])/5)-7)">
            <text:p/>
          </table:table-cell>
          <table:table-cell table:style-name="ce33" table:formula="of:=IF(EXACT([.J355];&quot;&quot;);&quot;&quot;;[.Q354])">
            <text:p/>
          </table:table-cell>
          <table:table-cell table:style-name="ce27" table:formula="of:=IF(EXACT([.J355];&quot;&quot;);&quot;&quot;;IF(EXACT([.L355];&quot;&quot;);[.P355];[.L355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56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355]+1" office:value-type="date" office:date-value="2025-12-21" calcext:value-type="date">
            <text:p>2025-12-21</text:p>
          </table:table-cell>
          <table:table-cell table:style-name="ce9" table:formula="of:=IF(OR(EXACT(WEEKDAY([.$B356]);1);EXACT(WEEKDAY([.$B356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356]);1);EXACT(WEEKDAY([.$B356]);7));0;&quot;&quot;)" office:value-type="float" office:value="0" calcext:value-type="float">
            <text:p>0</text:p>
          </table:table-cell>
          <table:table-cell table:style-name="ce13" table:formula="of:=IF(OR(EXACT(WEEKDAY([.$B356]);1);EXACT(WEEKDAY([.$B356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356]);1);EXACT(WEEKDAY([.$B356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356]);1);EXACT(WEEKDAY([.$B356]);7));&quot;----&quot;;&quot;&quot;)" office:value-type="string" office:string-value="----" calcext:value-type="string">
            <text:p>----</text:p>
          </table:table-cell>
          <table:table-cell table:style-name="ce8" table:formula="of:=IFERROR(TIME([.I356]/60;[.I356] - COM.MICROSOFT.FLOOR.MATH([.I356]/60) * 60;0);&quot;&quot;)">
            <text:p/>
          </table:table-cell>
          <table:table-cell table:style-name="ce16" table:formula="of:=IFERROR(IF(EXACT([.C356];&quot;&quot;);&quot;&quot;;HOUR([.C356])*60+MINUTE([.C356])+HOUR([.E356])*60+MINUTE([.E356])+HOUR([.F356])*60+MINUTE([.F356])+[.D356]);&quot;&quot;)">
            <text:p/>
          </table:table-cell>
          <table:table-cell table:style-name="ce19" table:formula="of:=IFERROR(IF(EXACT([.D356];&quot;&quot;);&quot;&quot;;[.J355]+[.D356]);&quot;&quot;)">
            <text:p/>
          </table:table-cell>
          <table:table-cell table:style-name="ce22" table:formula="of:=NOT(OR(EXACT([.C356];&quot;&quot;);EXACT([.C356];&quot;----&quot;)))" office:value-type="boolean" office:boolean-value="false" calcext:value-type="boolean">
            <text:p>FALSE</text:p>
          </table:table-cell>
          <table:table-cell table:formula="of:=IF([.K356];HOUR([.C356])+(MINUTE([.C356])/60);&quot;&quot;)">
            <text:p/>
          </table:table-cell>
          <table:table-cell table:style-name="ce25" table:formula="of:=IF([.K356];TIME(ROUNDDOWN((SUM([.L350:.L356])/5); 0);((SUM([.L350:.L356])/5)-ROUNDDOWN((SUM([.L350:.L356])/5);0))*60;0);&quot;&quot;)">
            <text:p/>
          </table:table-cell>
          <table:table-cell/>
          <table:table-cell table:style-name="ce30" table:formula="of:=IF(EXACT([.J356];&quot;&quot;);&quot;&quot;;[.B356])">
            <text:p/>
          </table:table-cell>
          <table:table-cell table:style-name="ce33" table:formula="of:=IF(EXACT([.J356];&quot;&quot;);&quot;&quot;;(SUM([.L350:.L356])/5)-7)">
            <text:p/>
          </table:table-cell>
          <table:table-cell table:style-name="ce33" table:formula="of:=IF(EXACT([.J356];&quot;&quot;);&quot;&quot;;[.Q355])">
            <text:p/>
          </table:table-cell>
          <table:table-cell table:style-name="ce27" table:formula="of:=IF(EXACT([.J356];&quot;&quot;);&quot;&quot;;IF(EXACT([.L356];&quot;&quot;);[.P356];[.L356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57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356]+1" office:value-type="date" office:date-value="2025-12-22" calcext:value-type="date">
            <text:p>2025-12-22</text:p>
          </table:table-cell>
          <table:table-cell table:style-name="ce9" table:formula="of:=IF(OR(EXACT(WEEKDAY([.$B357]);1);EXACT(WEEKDAY([.$B357]);7));&quot;----&quot;;&quot;&quot;)">
            <text:p/>
          </table:table-cell>
          <table:table-cell table:style-name="ce9" table:formula="of:=IF(OR(EXACT(WEEKDAY([.$B357]);1);EXACT(WEEKDAY([.$B357]);7));0;&quot;&quot;)">
            <text:p/>
          </table:table-cell>
          <table:table-cell table:style-name="ce13" table:formula="of:=IF(OR(EXACT(WEEKDAY([.$B357]);1);EXACT(WEEKDAY([.$B357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57]);1);EXACT(WEEKDAY([.$B357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57]);1);EXACT(WEEKDAY([.$B357]);7));&quot;----&quot;;&quot;&quot;)">
            <text:p/>
          </table:table-cell>
          <table:table-cell table:style-name="ce8" table:formula="of:=IFERROR(TIME([.I357]/60;[.I357] - COM.MICROSOFT.FLOOR.MATH([.I357]/60) * 60;0);&quot;&quot;)">
            <text:p/>
          </table:table-cell>
          <table:table-cell table:style-name="ce16" table:formula="of:=IFERROR(IF(EXACT([.C357];&quot;&quot;);&quot;&quot;;HOUR([.C357])*60+MINUTE([.C357])+HOUR([.E357])*60+MINUTE([.E357])+HOUR([.F357])*60+MINUTE([.F357])+[.D357]);&quot;&quot;)">
            <text:p/>
          </table:table-cell>
          <table:table-cell table:style-name="ce19" table:formula="of:=IFERROR(IF(EXACT([.D357];&quot;&quot;);&quot;&quot;;[.J356]+[.D357]);&quot;&quot;)">
            <text:p/>
          </table:table-cell>
          <table:table-cell table:style-name="ce22" table:formula="of:=NOT(OR(EXACT([.C357];&quot;&quot;);EXACT([.C357];&quot;----&quot;)))" office:value-type="boolean" office:boolean-value="false" calcext:value-type="boolean">
            <text:p>FALSE</text:p>
          </table:table-cell>
          <table:table-cell table:formula="of:=IF([.K357];HOUR([.C357])+(MINUTE([.C357])/60);&quot;&quot;)">
            <text:p/>
          </table:table-cell>
          <table:table-cell table:style-name="ce25" table:formula="of:=IF([.K357];TIME(ROUNDDOWN((SUM([.L351:.L357])/5); 0);((SUM([.L351:.L357])/5)-ROUNDDOWN((SUM([.L351:.L357])/5);0))*60;0);&quot;&quot;)">
            <text:p/>
          </table:table-cell>
          <table:table-cell/>
          <table:table-cell table:style-name="ce30" table:formula="of:=IF(EXACT([.J357];&quot;&quot;);&quot;&quot;;[.B357])">
            <text:p/>
          </table:table-cell>
          <table:table-cell table:style-name="ce33" table:formula="of:=IF(EXACT([.J357];&quot;&quot;);&quot;&quot;;(SUM([.L351:.L357])/5)-7)">
            <text:p/>
          </table:table-cell>
          <table:table-cell table:style-name="ce33" table:formula="of:=IF(EXACT([.J357];&quot;&quot;);&quot;&quot;;[.Q356])">
            <text:p/>
          </table:table-cell>
          <table:table-cell table:style-name="ce27" table:formula="of:=IF(EXACT([.J357];&quot;&quot;);&quot;&quot;;IF(EXACT([.L357];&quot;&quot;);[.P357];[.L357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58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357]+1" office:value-type="date" office:date-value="2025-12-23" calcext:value-type="date">
            <text:p>2025-12-23</text:p>
          </table:table-cell>
          <table:table-cell table:style-name="ce9" table:formula="of:=IF(OR(EXACT(WEEKDAY([.$B358]);1);EXACT(WEEKDAY([.$B358]);7));&quot;----&quot;;&quot;&quot;)">
            <text:p/>
          </table:table-cell>
          <table:table-cell table:style-name="ce9" table:formula="of:=IF(OR(EXACT(WEEKDAY([.$B358]);1);EXACT(WEEKDAY([.$B358]);7));0;&quot;&quot;)">
            <text:p/>
          </table:table-cell>
          <table:table-cell table:style-name="ce13" table:formula="of:=IF(OR(EXACT(WEEKDAY([.$B358]);1);EXACT(WEEKDAY([.$B358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58]);1);EXACT(WEEKDAY([.$B358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58]);1);EXACT(WEEKDAY([.$B358]);7));&quot;----&quot;;&quot;&quot;)">
            <text:p/>
          </table:table-cell>
          <table:table-cell table:style-name="ce8" table:formula="of:=IFERROR(TIME([.I358]/60;[.I358] - COM.MICROSOFT.FLOOR.MATH([.I358]/60) * 60;0);&quot;&quot;)">
            <text:p/>
          </table:table-cell>
          <table:table-cell table:style-name="ce16" table:formula="of:=IFERROR(IF(EXACT([.C358];&quot;&quot;);&quot;&quot;;HOUR([.C358])*60+MINUTE([.C358])+HOUR([.E358])*60+MINUTE([.E358])+HOUR([.F358])*60+MINUTE([.F358])+[.D358]);&quot;&quot;)">
            <text:p/>
          </table:table-cell>
          <table:table-cell table:style-name="ce19" table:formula="of:=IFERROR(IF(EXACT([.D358];&quot;&quot;);&quot;&quot;;[.J357]+[.D358]);&quot;&quot;)">
            <text:p/>
          </table:table-cell>
          <table:table-cell table:style-name="ce22" table:formula="of:=NOT(OR(EXACT([.C358];&quot;&quot;);EXACT([.C358];&quot;----&quot;)))" office:value-type="boolean" office:boolean-value="false" calcext:value-type="boolean">
            <text:p>FALSE</text:p>
          </table:table-cell>
          <table:table-cell table:formula="of:=IF([.K358];HOUR([.C358])+(MINUTE([.C358])/60);&quot;&quot;)">
            <text:p/>
          </table:table-cell>
          <table:table-cell table:style-name="ce25" table:formula="of:=IF([.K358];TIME(ROUNDDOWN((SUM([.L352:.L358])/5); 0);((SUM([.L352:.L358])/5)-ROUNDDOWN((SUM([.L352:.L358])/5);0))*60;0);&quot;&quot;)">
            <text:p/>
          </table:table-cell>
          <table:table-cell/>
          <table:table-cell table:style-name="ce30" table:formula="of:=IF(EXACT([.J358];&quot;&quot;);&quot;&quot;;[.B358])">
            <text:p/>
          </table:table-cell>
          <table:table-cell table:style-name="ce33" table:formula="of:=IF(EXACT([.J358];&quot;&quot;);&quot;&quot;;(SUM([.L352:.L358])/5)-7)">
            <text:p/>
          </table:table-cell>
          <table:table-cell table:style-name="ce33" table:formula="of:=IF(EXACT([.J358];&quot;&quot;);&quot;&quot;;[.Q357])">
            <text:p/>
          </table:table-cell>
          <table:table-cell table:style-name="ce27" table:formula="of:=IF(EXACT([.J358];&quot;&quot;);&quot;&quot;;IF(EXACT([.L358];&quot;&quot;);[.P358];[.L358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59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358]+1" office:value-type="date" office:date-value="2025-12-24" calcext:value-type="date">
            <text:p>2025-12-24</text:p>
          </table:table-cell>
          <table:table-cell table:style-name="ce9" table:formula="of:=IF(OR(EXACT(WEEKDAY([.$B359]);1);EXACT(WEEKDAY([.$B359]);7));&quot;----&quot;;&quot;&quot;)">
            <text:p/>
          </table:table-cell>
          <table:table-cell table:style-name="ce11" table:formula="of:=IF(OR(EXACT(WEEKDAY([.$B359]);1);EXACT(WEEKDAY([.$B359]);7));0;&quot;&quot;)">
            <text:p/>
          </table:table-cell>
          <table:table-cell table:style-name="ce13" table:formula="of:=IF(OR(EXACT(WEEKDAY([.$B359]);1);EXACT(WEEKDAY([.$B359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59]);1);EXACT(WEEKDAY([.$B359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59]);1);EXACT(WEEKDAY([.$B359]);7));&quot;----&quot;;&quot;&quot;)">
            <text:p/>
          </table:table-cell>
          <table:table-cell table:style-name="ce8" table:formula="of:=IFERROR(TIME([.I359]/60;[.I359] - COM.MICROSOFT.FLOOR.MATH([.I359]/60) * 60;0);&quot;&quot;)">
            <text:p/>
          </table:table-cell>
          <table:table-cell table:style-name="ce16" table:formula="of:=IFERROR(IF(EXACT([.C359];&quot;&quot;);&quot;&quot;;HOUR([.C359])*60+MINUTE([.C359])+HOUR([.E359])*60+MINUTE([.E359])+HOUR([.F359])*60+MINUTE([.F359])+[.D359]);&quot;&quot;)">
            <text:p/>
          </table:table-cell>
          <table:table-cell table:style-name="ce19" table:formula="of:=IFERROR(IF(EXACT([.D359];&quot;&quot;);&quot;&quot;;[.J358]+[.D359]);&quot;&quot;)">
            <text:p/>
          </table:table-cell>
          <table:table-cell table:style-name="ce22" table:formula="of:=NOT(OR(EXACT([.C359];&quot;&quot;);EXACT([.C359];&quot;----&quot;)))" office:value-type="boolean" office:boolean-value="false" calcext:value-type="boolean">
            <text:p>FALSE</text:p>
          </table:table-cell>
          <table:table-cell table:formula="of:=IF([.K359];HOUR([.C359])+(MINUTE([.C359])/60);&quot;&quot;)">
            <text:p/>
          </table:table-cell>
          <table:table-cell table:style-name="ce25" table:formula="of:=IF([.K359];TIME(ROUNDDOWN((SUM([.L353:.L359])/5); 0);((SUM([.L353:.L359])/5)-ROUNDDOWN((SUM([.L353:.L359])/5);0))*60;0);&quot;&quot;)">
            <text:p/>
          </table:table-cell>
          <table:table-cell/>
          <table:table-cell table:style-name="ce30" table:formula="of:=IF(EXACT([.J359];&quot;&quot;);&quot;&quot;;[.B359])">
            <text:p/>
          </table:table-cell>
          <table:table-cell table:style-name="ce33" table:formula="of:=IF(EXACT([.J359];&quot;&quot;);&quot;&quot;;(SUM([.L353:.L359])/5)-7)">
            <text:p/>
          </table:table-cell>
          <table:table-cell table:style-name="ce33" table:formula="of:=IF(EXACT([.J359];&quot;&quot;);&quot;&quot;;[.Q358])">
            <text:p/>
          </table:table-cell>
          <table:table-cell table:style-name="ce27" table:formula="of:=IF(EXACT([.J359];&quot;&quot;);&quot;&quot;;IF(EXACT([.L359];&quot;&quot;);[.P359];[.L359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60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359]+1" office:value-type="date" office:date-value="2025-12-25" calcext:value-type="date">
            <text:p>2025-12-25</text:p>
          </table:table-cell>
          <table:table-cell table:style-name="ce9" table:formula="of:=IF(OR(EXACT(WEEKDAY([.$B360]);1);EXACT(WEEKDAY([.$B360]);7));&quot;----&quot;;&quot;&quot;)">
            <text:p/>
          </table:table-cell>
          <table:table-cell table:style-name="ce11" table:formula="of:=IF(OR(EXACT(WEEKDAY([.$B360]);1);EXACT(WEEKDAY([.$B360]);7));0;&quot;&quot;)">
            <text:p/>
          </table:table-cell>
          <table:table-cell table:style-name="ce13" table:formula="of:=IF(OR(EXACT(WEEKDAY([.$B360]);1);EXACT(WEEKDAY([.$B360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60]);1);EXACT(WEEKDAY([.$B360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60]);1);EXACT(WEEKDAY([.$B360]);7));&quot;----&quot;;&quot;&quot;)">
            <text:p/>
          </table:table-cell>
          <table:table-cell table:style-name="ce8" table:formula="of:=IFERROR(TIME([.I360]/60;[.I360] - COM.MICROSOFT.FLOOR.MATH([.I360]/60) * 60;0);&quot;&quot;)">
            <text:p/>
          </table:table-cell>
          <table:table-cell table:style-name="ce16" table:formula="of:=IFERROR(IF(EXACT([.C360];&quot;&quot;);&quot;&quot;;HOUR([.C360])*60+MINUTE([.C360])+HOUR([.E360])*60+MINUTE([.E360])+HOUR([.F360])*60+MINUTE([.F360])+[.D360]);&quot;&quot;)">
            <text:p/>
          </table:table-cell>
          <table:table-cell table:style-name="ce19" table:formula="of:=IFERROR(IF(EXACT([.D360];&quot;&quot;);&quot;&quot;;[.J359]+[.D360]);&quot;&quot;)">
            <text:p/>
          </table:table-cell>
          <table:table-cell table:style-name="ce22" table:formula="of:=NOT(OR(EXACT([.C360];&quot;&quot;);EXACT([.C360];&quot;----&quot;)))" office:value-type="boolean" office:boolean-value="false" calcext:value-type="boolean">
            <text:p>FALSE</text:p>
          </table:table-cell>
          <table:table-cell table:formula="of:=IF([.K360];HOUR([.C360])+(MINUTE([.C360])/60);&quot;&quot;)">
            <text:p/>
          </table:table-cell>
          <table:table-cell table:style-name="ce25" table:formula="of:=IF([.K360];TIME(ROUNDDOWN((SUM([.L354:.L360])/5); 0);((SUM([.L354:.L360])/5)-ROUNDDOWN((SUM([.L354:.L360])/5);0))*60;0);&quot;&quot;)">
            <text:p/>
          </table:table-cell>
          <table:table-cell/>
          <table:table-cell table:style-name="ce30" table:formula="of:=IF(EXACT([.J360];&quot;&quot;);&quot;&quot;;[.B360])">
            <text:p/>
          </table:table-cell>
          <table:table-cell table:style-name="ce33" table:formula="of:=IF(EXACT([.J360];&quot;&quot;);&quot;&quot;;(SUM([.L354:.L360])/5)-7)">
            <text:p/>
          </table:table-cell>
          <table:table-cell table:style-name="ce33" table:formula="of:=IF(EXACT([.J360];&quot;&quot;);&quot;&quot;;[.Q359])">
            <text:p/>
          </table:table-cell>
          <table:table-cell table:style-name="ce27" table:formula="of:=IF(EXACT([.J360];&quot;&quot;);&quot;&quot;;IF(EXACT([.L360];&quot;&quot;);[.P360];[.L360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61]);1;&quot;Sunday&quot;;2;&quot;Monday&quot;;3;&quot;Tuesday&quot;;4;&quot;Wednesday&quot;;5;&quot;Thursday&quot;;6;&quot;Friday&quot;;7;&quot;Saturday&quot;;&quot;Unknown&quot;)" office:value-type="string" office:string-value="Friday" calcext:value-type="string">
            <text:p>Friday</text:p>
          </table:table-cell>
          <table:table-cell table:style-name="ce5" table:formula="of:=[.B360]+1" office:value-type="date" office:date-value="2025-12-26" calcext:value-type="date">
            <text:p>2025-12-26</text:p>
          </table:table-cell>
          <table:table-cell table:style-name="ce9" table:formula="of:=IF(OR(EXACT(WEEKDAY([.$B361]);1);EXACT(WEEKDAY([.$B361]);7));&quot;----&quot;;&quot;&quot;)">
            <text:p/>
          </table:table-cell>
          <table:table-cell table:style-name="ce9" table:formula="of:=IF(OR(EXACT(WEEKDAY([.$B361]);1);EXACT(WEEKDAY([.$B361]);7));0;&quot;&quot;)">
            <text:p/>
          </table:table-cell>
          <table:table-cell table:style-name="ce13" table:formula="of:=IF(OR(EXACT(WEEKDAY([.$B361]);1);EXACT(WEEKDAY([.$B361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61]);1);EXACT(WEEKDAY([.$B361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61]);1);EXACT(WEEKDAY([.$B361]);7));&quot;----&quot;;&quot;&quot;)">
            <text:p/>
          </table:table-cell>
          <table:table-cell table:style-name="ce8" table:formula="of:=IFERROR(TIME([.I361]/60;[.I361] - COM.MICROSOFT.FLOOR.MATH([.I361]/60) * 60;0);&quot;&quot;)">
            <text:p/>
          </table:table-cell>
          <table:table-cell table:style-name="ce16" table:formula="of:=IFERROR(IF(EXACT([.C361];&quot;&quot;);&quot;&quot;;HOUR([.C361])*60+MINUTE([.C361])+HOUR([.E361])*60+MINUTE([.E361])+HOUR([.F361])*60+MINUTE([.F361])+[.D361]);&quot;&quot;)">
            <text:p/>
          </table:table-cell>
          <table:table-cell table:style-name="ce19" table:formula="of:=IFERROR(IF(EXACT([.D361];&quot;&quot;);&quot;&quot;;[.J360]+[.D361]);&quot;&quot;)">
            <text:p/>
          </table:table-cell>
          <table:table-cell table:style-name="ce22" table:formula="of:=NOT(OR(EXACT([.C361];&quot;&quot;);EXACT([.C361];&quot;----&quot;)))" office:value-type="boolean" office:boolean-value="false" calcext:value-type="boolean">
            <text:p>FALSE</text:p>
          </table:table-cell>
          <table:table-cell table:formula="of:=IF([.K361];HOUR([.C361])+(MINUTE([.C361])/60);&quot;&quot;)">
            <text:p/>
          </table:table-cell>
          <table:table-cell table:style-name="ce25" table:formula="of:=IF([.K361];TIME(ROUNDDOWN((SUM([.L355:.L361])/5); 0);((SUM([.L355:.L361])/5)-ROUNDDOWN((SUM([.L355:.L361])/5);0))*60;0);&quot;&quot;)">
            <text:p/>
          </table:table-cell>
          <table:table-cell/>
          <table:table-cell table:style-name="ce30" table:formula="of:=IF(EXACT([.J361];&quot;&quot;);&quot;&quot;;[.B361])">
            <text:p/>
          </table:table-cell>
          <table:table-cell table:style-name="ce33" table:formula="of:=IF(EXACT([.J361];&quot;&quot;);&quot;&quot;;(SUM([.L355:.L361])/5)-7)">
            <text:p/>
          </table:table-cell>
          <table:table-cell table:style-name="ce33" table:formula="of:=IF(EXACT([.J361];&quot;&quot;);&quot;&quot;;[.Q360])">
            <text:p/>
          </table:table-cell>
          <table:table-cell table:style-name="ce27" table:formula="of:=IF(EXACT([.J361];&quot;&quot;);&quot;&quot;;IF(EXACT([.L361];&quot;&quot;);[.P361];[.L361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62]);1;&quot;Sunday&quot;;2;&quot;Monday&quot;;3;&quot;Tuesday&quot;;4;&quot;Wednesday&quot;;5;&quot;Thursday&quot;;6;&quot;Friday&quot;;7;&quot;Saturday&quot;;&quot;Unknown&quot;)" office:value-type="string" office:string-value="Saturday" calcext:value-type="string">
            <text:p>Saturday</text:p>
          </table:table-cell>
          <table:table-cell table:style-name="ce5" table:formula="of:=[.B361]+1" office:value-type="date" office:date-value="2025-12-27" calcext:value-type="date">
            <text:p>2025-12-27</text:p>
          </table:table-cell>
          <table:table-cell table:style-name="ce9" table:formula="of:=IF(OR(EXACT(WEEKDAY([.$B362]);1);EXACT(WEEKDAY([.$B362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362]);1);EXACT(WEEKDAY([.$B362]);7));0;&quot;&quot;)" office:value-type="float" office:value="0" calcext:value-type="float">
            <text:p>0</text:p>
          </table:table-cell>
          <table:table-cell table:style-name="ce13" table:formula="of:=IF(OR(EXACT(WEEKDAY([.$B362]);1);EXACT(WEEKDAY([.$B362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362]);1);EXACT(WEEKDAY([.$B362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362]);1);EXACT(WEEKDAY([.$B362]);7));&quot;----&quot;;&quot;&quot;)" office:value-type="string" office:string-value="----" calcext:value-type="string">
            <text:p>----</text:p>
          </table:table-cell>
          <table:table-cell table:style-name="ce8" table:formula="of:=IFERROR(TIME([.I362]/60;[.I362] - COM.MICROSOFT.FLOOR.MATH([.I362]/60) * 60;0);&quot;&quot;)">
            <text:p/>
          </table:table-cell>
          <table:table-cell table:style-name="ce16" table:formula="of:=IFERROR(IF(EXACT([.C362];&quot;&quot;);&quot;&quot;;HOUR([.C362])*60+MINUTE([.C362])+HOUR([.E362])*60+MINUTE([.E362])+HOUR([.F362])*60+MINUTE([.F362])+[.D362]);&quot;&quot;)">
            <text:p/>
          </table:table-cell>
          <table:table-cell table:style-name="ce19" table:formula="of:=IFERROR(IF(EXACT([.D362];&quot;&quot;);&quot;&quot;;[.J361]+[.D362]);&quot;&quot;)">
            <text:p/>
          </table:table-cell>
          <table:table-cell table:style-name="ce22" table:formula="of:=NOT(OR(EXACT([.C362];&quot;&quot;);EXACT([.C362];&quot;----&quot;)))" office:value-type="boolean" office:boolean-value="false" calcext:value-type="boolean">
            <text:p>FALSE</text:p>
          </table:table-cell>
          <table:table-cell table:formula="of:=IF([.K362];HOUR([.C362])+(MINUTE([.C362])/60);&quot;&quot;)">
            <text:p/>
          </table:table-cell>
          <table:table-cell table:style-name="ce25" table:formula="of:=IF([.K362];TIME(ROUNDDOWN((SUM([.L356:.L362])/5); 0);((SUM([.L356:.L362])/5)-ROUNDDOWN((SUM([.L356:.L362])/5);0))*60;0);&quot;&quot;)">
            <text:p/>
          </table:table-cell>
          <table:table-cell/>
          <table:table-cell table:style-name="ce30" table:formula="of:=IF(EXACT([.J362];&quot;&quot;);&quot;&quot;;[.B362])">
            <text:p/>
          </table:table-cell>
          <table:table-cell table:style-name="ce33" table:formula="of:=IF(EXACT([.J362];&quot;&quot;);&quot;&quot;;(SUM([.L356:.L362])/5)-7)">
            <text:p/>
          </table:table-cell>
          <table:table-cell table:style-name="ce33" table:formula="of:=IF(EXACT([.J362];&quot;&quot;);&quot;&quot;;[.Q361])">
            <text:p/>
          </table:table-cell>
          <table:table-cell table:style-name="ce27" table:formula="of:=IF(EXACT([.J362];&quot;&quot;);&quot;&quot;;IF(EXACT([.L362];&quot;&quot;);[.P362];[.L362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63]);1;&quot;Sunday&quot;;2;&quot;Monday&quot;;3;&quot;Tuesday&quot;;4;&quot;Wednesday&quot;;5;&quot;Thursday&quot;;6;&quot;Friday&quot;;7;&quot;Saturday&quot;;&quot;Unknown&quot;)" office:value-type="string" office:string-value="Sunday" calcext:value-type="string">
            <text:p>Sunday</text:p>
          </table:table-cell>
          <table:table-cell table:style-name="ce5" table:formula="of:=[.B362]+1" office:value-type="date" office:date-value="2025-12-28" calcext:value-type="date">
            <text:p>2025-12-28</text:p>
          </table:table-cell>
          <table:table-cell table:style-name="ce9" table:formula="of:=IF(OR(EXACT(WEEKDAY([.$B363]);1);EXACT(WEEKDAY([.$B363]);7));&quot;----&quot;;&quot;&quot;)" office:value-type="string" office:string-value="----" calcext:value-type="string">
            <text:p>----</text:p>
          </table:table-cell>
          <table:table-cell table:style-name="ce9" table:formula="of:=IF(OR(EXACT(WEEKDAY([.$B363]);1);EXACT(WEEKDAY([.$B363]);7));0;&quot;&quot;)" office:value-type="float" office:value="0" calcext:value-type="float">
            <text:p>0</text:p>
          </table:table-cell>
          <table:table-cell table:style-name="ce13" table:formula="of:=IF(OR(EXACT(WEEKDAY([.$B363]);1);EXACT(WEEKDAY([.$B363]);7));&quot;----&quot;;&quot;0:30&quot;)" office:value-type="string" office:string-value="----" calcext:value-type="string">
            <text:p>----</text:p>
          </table:table-cell>
          <table:table-cell table:style-name="ce9" table:formula="of:=IF(OR(EXACT(WEEKDAY([.$B363]);1);EXACT(WEEKDAY([.$B363]);7));&quot;----&quot;;&quot;8:00&quot;)" office:value-type="string" office:string-value="----" calcext:value-type="string">
            <text:p>----</text:p>
          </table:table-cell>
          <table:table-cell table:style-name="ce9" table:formula="of:=IF(OR(EXACT(WEEKDAY([.$B363]);1);EXACT(WEEKDAY([.$B363]);7));&quot;----&quot;;&quot;&quot;)" office:value-type="string" office:string-value="----" calcext:value-type="string">
            <text:p>----</text:p>
          </table:table-cell>
          <table:table-cell table:style-name="ce8" table:formula="of:=IFERROR(TIME([.I363]/60;[.I363] - COM.MICROSOFT.FLOOR.MATH([.I363]/60) * 60;0);&quot;&quot;)">
            <text:p/>
          </table:table-cell>
          <table:table-cell table:style-name="ce16" table:formula="of:=IFERROR(IF(EXACT([.C363];&quot;&quot;);&quot;&quot;;HOUR([.C363])*60+MINUTE([.C363])+HOUR([.E363])*60+MINUTE([.E363])+HOUR([.F363])*60+MINUTE([.F363])+[.D363]);&quot;&quot;)">
            <text:p/>
          </table:table-cell>
          <table:table-cell table:style-name="ce19" table:formula="of:=IFERROR(IF(EXACT([.D363];&quot;&quot;);&quot;&quot;;[.J362]+[.D363]);&quot;&quot;)">
            <text:p/>
          </table:table-cell>
          <table:table-cell table:style-name="ce22" table:formula="of:=NOT(OR(EXACT([.C363];&quot;&quot;);EXACT([.C363];&quot;----&quot;)))" office:value-type="boolean" office:boolean-value="false" calcext:value-type="boolean">
            <text:p>FALSE</text:p>
          </table:table-cell>
          <table:table-cell table:formula="of:=IF([.K363];HOUR([.C363])+(MINUTE([.C363])/60);&quot;&quot;)">
            <text:p/>
          </table:table-cell>
          <table:table-cell table:style-name="ce25" table:formula="of:=IF([.K363];TIME(ROUNDDOWN((SUM([.L357:.L363])/5); 0);((SUM([.L357:.L363])/5)-ROUNDDOWN((SUM([.L357:.L363])/5);0))*60;0);&quot;&quot;)">
            <text:p/>
          </table:table-cell>
          <table:table-cell/>
          <table:table-cell table:style-name="ce30" table:formula="of:=IF(EXACT([.J363];&quot;&quot;);&quot;&quot;;[.B363])">
            <text:p/>
          </table:table-cell>
          <table:table-cell table:style-name="ce33" table:formula="of:=IF(EXACT([.J363];&quot;&quot;);&quot;&quot;;(SUM([.L357:.L363])/5)-7)">
            <text:p/>
          </table:table-cell>
          <table:table-cell table:style-name="ce33" table:formula="of:=IF(EXACT([.J363];&quot;&quot;);&quot;&quot;;[.Q362])">
            <text:p/>
          </table:table-cell>
          <table:table-cell table:style-name="ce27" table:formula="of:=IF(EXACT([.J363];&quot;&quot;);&quot;&quot;;IF(EXACT([.L363];&quot;&quot;);[.P363];[.L363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64]);1;&quot;Sunday&quot;;2;&quot;Monday&quot;;3;&quot;Tuesday&quot;;4;&quot;Wednesday&quot;;5;&quot;Thursday&quot;;6;&quot;Friday&quot;;7;&quot;Saturday&quot;;&quot;Unknown&quot;)" office:value-type="string" office:string-value="Monday" calcext:value-type="string">
            <text:p>Monday</text:p>
          </table:table-cell>
          <table:table-cell table:style-name="ce5" table:formula="of:=[.B363]+1" office:value-type="date" office:date-value="2025-12-29" calcext:value-type="date">
            <text:p>2025-12-29</text:p>
          </table:table-cell>
          <table:table-cell table:style-name="ce9" table:formula="of:=IF(OR(EXACT(WEEKDAY([.$B364]);1);EXACT(WEEKDAY([.$B364]);7));&quot;----&quot;;&quot;&quot;)">
            <text:p/>
          </table:table-cell>
          <table:table-cell table:style-name="ce9" table:formula="of:=IF(OR(EXACT(WEEKDAY([.$B364]);1);EXACT(WEEKDAY([.$B364]);7));0;&quot;&quot;)">
            <text:p/>
          </table:table-cell>
          <table:table-cell table:style-name="ce13" table:formula="of:=IF(OR(EXACT(WEEKDAY([.$B364]);1);EXACT(WEEKDAY([.$B364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64]);1);EXACT(WEEKDAY([.$B364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64]);1);EXACT(WEEKDAY([.$B364]);7));&quot;----&quot;;&quot;&quot;)">
            <text:p/>
          </table:table-cell>
          <table:table-cell table:style-name="ce8" table:formula="of:=IFERROR(TIME([.I364]/60;[.I364] - COM.MICROSOFT.FLOOR.MATH([.I364]/60) * 60;0);&quot;&quot;)">
            <text:p/>
          </table:table-cell>
          <table:table-cell table:style-name="ce16" table:formula="of:=IFERROR(IF(EXACT([.C364];&quot;&quot;);&quot;&quot;;HOUR([.C364])*60+MINUTE([.C364])+HOUR([.E364])*60+MINUTE([.E364])+HOUR([.F364])*60+MINUTE([.F364])+[.D364]);&quot;&quot;)">
            <text:p/>
          </table:table-cell>
          <table:table-cell table:style-name="ce19" table:formula="of:=IFERROR(IF(EXACT([.D364];&quot;&quot;);&quot;&quot;;[.J363]+[.D364]);&quot;&quot;)">
            <text:p/>
          </table:table-cell>
          <table:table-cell table:style-name="ce22" table:formula="of:=NOT(OR(EXACT([.C364];&quot;&quot;);EXACT([.C364];&quot;----&quot;)))" office:value-type="boolean" office:boolean-value="false" calcext:value-type="boolean">
            <text:p>FALSE</text:p>
          </table:table-cell>
          <table:table-cell table:formula="of:=IF([.K364];HOUR([.C364])+(MINUTE([.C364])/60);&quot;&quot;)">
            <text:p/>
          </table:table-cell>
          <table:table-cell table:style-name="ce25" table:formula="of:=IF([.K364];TIME(ROUNDDOWN((SUM([.L358:.L364])/5); 0);((SUM([.L358:.L364])/5)-ROUNDDOWN((SUM([.L358:.L364])/5);0))*60;0);&quot;&quot;)">
            <text:p/>
          </table:table-cell>
          <table:table-cell/>
          <table:table-cell table:style-name="ce30" table:formula="of:=IF(EXACT([.J364];&quot;&quot;);&quot;&quot;;[.B364])">
            <text:p/>
          </table:table-cell>
          <table:table-cell table:style-name="ce33" table:formula="of:=IF(EXACT([.J364];&quot;&quot;);&quot;&quot;;(SUM([.L358:.L364])/5)-7)">
            <text:p/>
          </table:table-cell>
          <table:table-cell table:style-name="ce33" table:formula="of:=IF(EXACT([.J364];&quot;&quot;);&quot;&quot;;[.Q363])">
            <text:p/>
          </table:table-cell>
          <table:table-cell table:style-name="ce27" table:formula="of:=IF(EXACT([.J364];&quot;&quot;);&quot;&quot;;IF(EXACT([.L364];&quot;&quot;);[.P364];[.L364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65]);1;&quot;Sunday&quot;;2;&quot;Monday&quot;;3;&quot;Tuesday&quot;;4;&quot;Wednesday&quot;;5;&quot;Thursday&quot;;6;&quot;Friday&quot;;7;&quot;Saturday&quot;;&quot;Unknown&quot;)" office:value-type="string" office:string-value="Tuesday" calcext:value-type="string">
            <text:p>Tuesday</text:p>
          </table:table-cell>
          <table:table-cell table:style-name="ce5" table:formula="of:=[.B364]+1" office:value-type="date" office:date-value="2025-12-30" calcext:value-type="date">
            <text:p>2025-12-30</text:p>
          </table:table-cell>
          <table:table-cell table:style-name="ce9" table:formula="of:=IF(OR(EXACT(WEEKDAY([.$B365]);1);EXACT(WEEKDAY([.$B365]);7));&quot;----&quot;;&quot;&quot;)">
            <text:p/>
          </table:table-cell>
          <table:table-cell table:style-name="ce9" table:formula="of:=IF(OR(EXACT(WEEKDAY([.$B365]);1);EXACT(WEEKDAY([.$B365]);7));0;&quot;&quot;)">
            <text:p/>
          </table:table-cell>
          <table:table-cell table:style-name="ce13" table:formula="of:=IF(OR(EXACT(WEEKDAY([.$B365]);1);EXACT(WEEKDAY([.$B365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65]);1);EXACT(WEEKDAY([.$B365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65]);1);EXACT(WEEKDAY([.$B365]);7));&quot;----&quot;;&quot;&quot;)">
            <text:p/>
          </table:table-cell>
          <table:table-cell table:style-name="ce8" table:formula="of:=IFERROR(TIME([.I365]/60;[.I365] - COM.MICROSOFT.FLOOR.MATH([.I365]/60) * 60;0);&quot;&quot;)">
            <text:p/>
          </table:table-cell>
          <table:table-cell table:style-name="ce16" table:formula="of:=IFERROR(IF(EXACT([.C365];&quot;&quot;);&quot;&quot;;HOUR([.C365])*60+MINUTE([.C365])+HOUR([.E365])*60+MINUTE([.E365])+HOUR([.F365])*60+MINUTE([.F365])+[.D365]);&quot;&quot;)">
            <text:p/>
          </table:table-cell>
          <table:table-cell table:style-name="ce19" table:formula="of:=IFERROR(IF(EXACT([.D365];&quot;&quot;);&quot;&quot;;[.J364]+[.D365]);&quot;&quot;)">
            <text:p/>
          </table:table-cell>
          <table:table-cell table:style-name="ce22" table:formula="of:=NOT(OR(EXACT([.C365];&quot;&quot;);EXACT([.C365];&quot;----&quot;)))" office:value-type="boolean" office:boolean-value="false" calcext:value-type="boolean">
            <text:p>FALSE</text:p>
          </table:table-cell>
          <table:table-cell table:formula="of:=IF([.K365];HOUR([.C365])+(MINUTE([.C365])/60);&quot;&quot;)">
            <text:p/>
          </table:table-cell>
          <table:table-cell table:style-name="ce25" table:formula="of:=IF([.K365];TIME(ROUNDDOWN((SUM([.L359:.L365])/5); 0);((SUM([.L359:.L365])/5)-ROUNDDOWN((SUM([.L359:.L365])/5);0))*60;0);&quot;&quot;)">
            <text:p/>
          </table:table-cell>
          <table:table-cell/>
          <table:table-cell table:style-name="ce30" table:formula="of:=IF(EXACT([.J365];&quot;&quot;);&quot;&quot;;[.B365])">
            <text:p/>
          </table:table-cell>
          <table:table-cell table:style-name="ce33" table:formula="of:=IF(EXACT([.J365];&quot;&quot;);&quot;&quot;;(SUM([.L359:.L365])/5)-7)">
            <text:p/>
          </table:table-cell>
          <table:table-cell table:style-name="ce33" table:formula="of:=IF(EXACT([.J365];&quot;&quot;);&quot;&quot;;[.Q364])">
            <text:p/>
          </table:table-cell>
          <table:table-cell table:style-name="ce27" table:formula="of:=IF(EXACT([.J365];&quot;&quot;);&quot;&quot;;IF(EXACT([.L365];&quot;&quot;);[.P365];[.L365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66]);1;&quot;Sunday&quot;;2;&quot;Monday&quot;;3;&quot;Tuesday&quot;;4;&quot;Wednesday&quot;;5;&quot;Thursday&quot;;6;&quot;Friday&quot;;7;&quot;Saturday&quot;;&quot;Unknown&quot;)" office:value-type="string" office:string-value="Wednesday" calcext:value-type="string">
            <text:p>Wednesday</text:p>
          </table:table-cell>
          <table:table-cell table:style-name="ce5" table:formula="of:=[.B365]+1" office:value-type="date" office:date-value="2025-12-31" calcext:value-type="date">
            <text:p>2025-12-31</text:p>
          </table:table-cell>
          <table:table-cell table:style-name="ce9" table:formula="of:=IF(OR(EXACT(WEEKDAY([.$B366]);1);EXACT(WEEKDAY([.$B366]);7));&quot;----&quot;;&quot;&quot;)">
            <text:p/>
          </table:table-cell>
          <table:table-cell table:style-name="ce11" table:formula="of:=IF(OR(EXACT(WEEKDAY([.$B366]);1);EXACT(WEEKDAY([.$B366]);7));0;&quot;&quot;)">
            <text:p/>
          </table:table-cell>
          <table:table-cell table:style-name="ce13" table:formula="of:=IF(OR(EXACT(WEEKDAY([.$B366]);1);EXACT(WEEKDAY([.$B366]);7));&quot;----&quot;;&quot;0:30&quot;)" office:value-type="string" office:string-value="0:30" calcext:value-type="string">
            <text:p>0:30</text:p>
          </table:table-cell>
          <table:table-cell table:style-name="ce9" table:formula="of:=IF(OR(EXACT(WEEKDAY([.$B366]);1);EXACT(WEEKDAY([.$B366]);7));&quot;----&quot;;&quot;8:00&quot;)" office:value-type="string" office:string-value="8:00" calcext:value-type="string">
            <text:p>8:00</text:p>
          </table:table-cell>
          <table:table-cell table:style-name="ce9" table:formula="of:=IF(OR(EXACT(WEEKDAY([.$B366]);1);EXACT(WEEKDAY([.$B366]);7));&quot;----&quot;;&quot;&quot;)">
            <text:p/>
          </table:table-cell>
          <table:table-cell table:style-name="ce8" table:formula="of:=IFERROR(TIME([.I366]/60;[.I366] - COM.MICROSOFT.FLOOR.MATH([.I366]/60) * 60;0);&quot;&quot;)">
            <text:p/>
          </table:table-cell>
          <table:table-cell table:style-name="ce16" table:formula="of:=IFERROR(IF(EXACT([.C366];&quot;&quot;);&quot;&quot;;HOUR([.C366])*60+MINUTE([.C366])+HOUR([.E366])*60+MINUTE([.E366])+HOUR([.F366])*60+MINUTE([.F366])+[.D366]);&quot;&quot;)">
            <text:p/>
          </table:table-cell>
          <table:table-cell table:style-name="ce19" table:formula="of:=IFERROR(IF(EXACT([.D366];&quot;&quot;);&quot;&quot;;[.J365]+[.D366]);&quot;&quot;)">
            <text:p/>
          </table:table-cell>
          <table:table-cell table:style-name="ce22" table:formula="of:=NOT(OR(EXACT([.C366];&quot;&quot;);EXACT([.C366];&quot;----&quot;)))" office:value-type="boolean" office:boolean-value="false" calcext:value-type="boolean">
            <text:p>FALSE</text:p>
          </table:table-cell>
          <table:table-cell table:formula="of:=IF([.K366];HOUR([.C366])+(MINUTE([.C366])/60);&quot;&quot;)">
            <text:p/>
          </table:table-cell>
          <table:table-cell table:style-name="ce25" table:formula="of:=IF([.K366];TIME(ROUNDDOWN((SUM([.L360:.L366])/5); 0);((SUM([.L360:.L366])/5)-ROUNDDOWN((SUM([.L360:.L366])/5);0))*60;0);&quot;&quot;)">
            <text:p/>
          </table:table-cell>
          <table:table-cell/>
          <table:table-cell table:style-name="ce30" table:formula="of:=IF(EXACT([.J366];&quot;&quot;);&quot;&quot;;[.B366])">
            <text:p/>
          </table:table-cell>
          <table:table-cell table:style-name="ce33" table:formula="of:=IF(EXACT([.J366];&quot;&quot;);&quot;&quot;;(SUM([.L360:.L366])/5)-7)">
            <text:p/>
          </table:table-cell>
          <table:table-cell table:style-name="ce33" table:formula="of:=IF(EXACT([.J366];&quot;&quot;);&quot;&quot;;[.Q365])">
            <text:p/>
          </table:table-cell>
          <table:table-cell table:style-name="ce27" table:formula="of:=IF(EXACT([.J366];&quot;&quot;);&quot;&quot;;IF(EXACT([.L366];&quot;&quot;);[.P366];[.L366]))">
            <text:p/>
          </table:table-cell>
          <table:table-cell table:number-columns-repeated="16366"/>
        </table:table-row>
        <table:table-row table:style-name="ro4">
          <table:table-cell table:style-name="ce2" table:formula="of:=COM.MICROSOFT.SWITCH(WEEKDAY([.B367]);1;&quot;Sunday&quot;;2;&quot;Monday&quot;;3;&quot;Tuesday&quot;;4;&quot;Wednesday&quot;;5;&quot;Thursday&quot;;6;&quot;Friday&quot;;7;&quot;Saturday&quot;;&quot;Unknown&quot;)" office:value-type="string" office:string-value="Thursday" calcext:value-type="string">
            <text:p>Thursday</text:p>
          </table:table-cell>
          <table:table-cell table:style-name="ce5" table:formula="of:=[.B366]+1" office:value-type="date" office:date-value="2026-01-01" calcext:value-type="date">
            <text:p>2026-01-01</text:p>
          </table:table-cell>
          <table:table-cell table:style-name="ce10" table:formula="of:=IF(OR(EXACT(WEEKDAY([.$B367]);1);EXACT(WEEKDAY([.$B367]);7));&quot;----&quot;;&quot;&quot;)">
            <text:p/>
          </table:table-cell>
          <table:table-cell table:style-name="ce12" table:formula="of:=IF(OR(EXACT(WEEKDAY([.$B367]);1);EXACT(WEEKDAY([.$B367]);7));0;&quot;&quot;)">
            <text:p/>
          </table:table-cell>
          <table:table-cell table:style-name="ce14" table:formula="of:=IF(OR(EXACT(WEEKDAY([.$B367]);1);EXACT(WEEKDAY([.$B367]);7));&quot;----&quot;;&quot;0:30&quot;)" office:value-type="string" office:string-value="0:30" calcext:value-type="string">
            <text:p>0:30</text:p>
          </table:table-cell>
          <table:table-cell table:style-name="ce10" table:formula="of:=IF(OR(EXACT(WEEKDAY([.$B367]);1);EXACT(WEEKDAY([.$B367]);7));&quot;----&quot;;&quot;8:00&quot;)" office:value-type="string" office:string-value="8:00" calcext:value-type="string">
            <text:p>8:00</text:p>
          </table:table-cell>
          <table:table-cell table:style-name="ce10" table:formula="of:=IF(OR(EXACT(WEEKDAY([.$B367]);1);EXACT(WEEKDAY([.$B367]);7));&quot;----&quot;;&quot;&quot;)">
            <text:p/>
          </table:table-cell>
          <table:table-cell table:style-name="ce15" table:formula="of:=IFERROR(TIME([.I367]/60;[.I367] - COM.MICROSOFT.FLOOR.MATH([.I367]/60) * 60;0);&quot;&quot;)">
            <text:p/>
          </table:table-cell>
          <table:table-cell table:style-name="ce17" table:formula="of:=IFERROR(IF(EXACT([.C367];&quot;&quot;);&quot;&quot;;HOUR([.C367])*60+MINUTE([.C367])+HOUR([.E367])*60+MINUTE([.E367])+HOUR([.F367])*60+MINUTE([.F367])+[.D367]);&quot;&quot;)">
            <text:p/>
          </table:table-cell>
          <table:table-cell table:style-name="ce20" table:formula="of:=IFERROR(IF(EXACT([.D367];&quot;&quot;);&quot;&quot;;[.J366]+[.D367]);&quot;&quot;)">
            <text:p/>
          </table:table-cell>
          <table:table-cell table:style-name="ce22" table:formula="of:=NOT(OR(EXACT([.C367];&quot;&quot;);EXACT([.C367];&quot;----&quot;)))" office:value-type="boolean" office:boolean-value="false" calcext:value-type="boolean">
            <text:p>FALSE</text:p>
          </table:table-cell>
          <table:table-cell table:formula="of:=IF([.K367];HOUR([.C367])+(MINUTE([.C367])/60);&quot;&quot;)">
            <text:p/>
          </table:table-cell>
          <table:table-cell table:style-name="ce25" table:formula="of:=IF([.K367];TIME(ROUNDDOWN((SUM([.L361:.L367])/5); 0);((SUM([.L361:.L367])/5)-ROUNDDOWN((SUM([.L361:.L367])/5);0))*60;0);&quot;&quot;)">
            <text:p/>
          </table:table-cell>
          <table:table-cell/>
          <table:table-cell table:style-name="ce30" table:formula="of:=IF(EXACT([.J367];&quot;&quot;);&quot;&quot;;[.B367])">
            <text:p/>
          </table:table-cell>
          <table:table-cell table:style-name="ce33" table:formula="of:=IF(EXACT([.J367];&quot;&quot;);&quot;&quot;;(SUM([.L361:.L367])/5)-7)">
            <text:p/>
          </table:table-cell>
          <table:table-cell table:style-name="ce33" table:formula="of:=IF(EXACT([.J367];&quot;&quot;);&quot;&quot;;[.Q366])">
            <text:p/>
          </table:table-cell>
          <table:table-cell table:style-name="ce27" table:formula="of:=IF(EXACT([.J367];&quot;&quot;);&quot;&quot;;IF(EXACT([.L367];&quot;&quot;);[.P367];[.L367]))">
            <text:p/>
          </table:table-cell>
          <table:table-cell table:number-columns-repeated="16366"/>
        </table:table-row>
        <table:table-row table:style-name="ro5" table:number-rows-repeated="1048208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yyyy.A1:yyyy.A367">
            <calcext:condition calcext:apply-style-name="ConditionalStyle_1636" calcext:value="=&quot;Sunday&quot;" calcext:base-cell-address="yyyy.A1"/>
          </calcext:conditional-format>
          <calcext:conditional-format calcext:target-range-address="yyyy.A2:yyyy.A367">
            <calcext:condition calcext:apply-style-name="ConditionalStyle_1635" calcext:value="=&quot;Saturday&quot;" calcext:base-cell-address="yyyy.A2"/>
          </calcext:conditional-format>
          <calcext:conditional-format calcext:target-range-address="yyyy.C2:yyyy.J366">
            <calcext:condition calcext:apply-style-name="ConditionalStyle_1634" calcext:value="=[.$N$1]" calcext:base-cell-address="yyyy.C2"/>
          </calcext:conditional-format>
        </calcext:conditional-formats>
      </table:table>
      <table:table table:name="yyyy-mm" table:style-name="ta2">
        <office:forms form:automatic-focus="false" form:apply-design-mode="false"/>
        <table:table-column table:style-name="co16" table:default-cell-style-name="ce38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9"/>
        <table:table-column table:style-name="co24" table:default-cell-style-name="ce41"/>
        <table:table-column table:style-name="co10" table:default-cell-style-name="ce41"/>
        <table:table-column table:style-name="co25" table:default-cell-style-name="ce41"/>
        <table:table-column table:style-name="co10" table:default-cell-style-name="ce41"/>
        <table:table-column table:style-name="co26" table:default-cell-style-name="Default"/>
        <table:table-column table:style-name="co27" table:default-cell-style-name="Default"/>
        <table:table-column table:style-name="co26" table:number-columns-repeated="16370" table:default-cell-style-name="Default"/>
        <table:table-row table:style-name="ro6">
          <table:table-cell table:style-name="ce35" office:value-type="string" calcext:value-type="string">
            <text:p>Date</text:p>
          </table:table-cell>
          <table:table-cell table:style-name="ce35" office:value-type="string" calcext:value-type="string">
            <text:p>Name of ticket</text:p>
          </table:table-cell>
          <table:table-cell table:style-name="ce35" office:value-type="string" calcext:value-type="string">
            <text:p>Ticket comment</text:p>
          </table:table-cell>
          <table:table-cell table:style-name="ce35" office:value-type="string" calcext:value-type="string">
            <text:p>Ticket ID</text:p>
          </table:table-cell>
          <table:table-cell table:style-name="ce35" office:value-type="string" calcext:value-type="string">
            <text:p>Time (h)</text:p>
          </table:table-cell>
          <table:table-cell table:style-name="ce44" office:value-type="string" calcext:value-type="string">
            <text:p>Jira</text:p>
          </table:table-cell>
          <table:table-cell table:style-name="ce46" office:value-type="string" calcext:value-type="string">
            <text:p>BZ</text:p>
          </table:table-cell>
          <table:table-cell table:style-name="ce47"/>
          <table:table-cell table:style-name="ce50" office:value-type="string" calcext:value-type="string">
            <text:p>Subject</text:p>
          </table:table-cell>
          <table:table-cell table:style-name="ce35" office:value-type="string" calcext:value-type="string">
            <text:p>Comment</text:p>
          </table:table-cell>
          <table:table-cell table:style-name="ce44" office:value-type="string" calcext:value-type="string">
            <text:p>Today</text:p>
          </table:table-cell>
          <table:table-cell table:style-name="ce44" office:value-type="string" calcext:value-type="string">
            <text:p>Remains</text:p>
          </table:table-cell>
          <table:table-cell table:style-name="ce58"/>
          <table:table-cell table:style-name="ce35"/>
          <table:table-cell table:style-name="ce58" table:number-columns-repeated="16370"/>
        </table:table-row>
        <table:table-row table:style-name="ro7">
          <table:table-cell table:style-name="ce36" office:value-type="date" office:date-value="2024-03-01" calcext:value-type="date">
            <text:p>2024-03-01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4" calcext:value-type="float">
            <text:p>4.0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2];&quot;&quot;);&quot;&quot;;CONCATENATE([.D2]; &quot; : &quot;;[.B2]))" office:value-type="string" office:string-value="ABC-123 : Abc" calcext:value-type="string">
            <text:p>ABC-123 : Abc</text:p>
          </table:table-cell>
          <table:table-cell table:style-name="ce52" table:formula="of:=IF(EXACT([.E2];&quot;&quot;);&quot;&quot;;CONCATENATE([.D2];&quot; : &quot;;YEAR([.A2]);&quot;-&quot;;IF(MONTH([.A2])&lt;10;&quot;0&quot;;&quot;&quot;);MONTH([.A2]);&quot;-&quot;;IF(DAY([.A2])&lt;10;&quot;0&quot;;&quot;&quot;);DAY([.A2]);&quot; : &quot;;[.E2];&quot;h&quot;;&quot; : &quot;;[.C2]))" office:value-type="string" office:string-value="ABC-123 : 2024-03-01 : 4h : A comment." calcext:value-type="string">
            <text:p>ABC-123 : 2024-03-01 : 4h : A comment.</text:p>
          </table:table-cell>
          <table:table-cell table:style-name="ce53" table:formula="of:=IF(EXACT([.E2];&quot;&quot;);&quot;&quot;;IF(NOT(EXACT([.A2];[.A1]));[.E2];[.K1]+[.E2]))" office:value-type="float" office:value="4" calcext:value-type="float">
            <text:p>4.00</text:p>
          </table:table-cell>
          <table:table-cell table:style-name="ce56" table:formula="of:=IF(EXACT([.K2];&quot;&quot;);&quot;&quot;;8-[.K2])" office:value-type="float" office:value="4" calcext:value-type="float">
            <text:p>4</text:p>
          </table:table-cell>
          <table:table-cell table:style-name="ce59"/>
          <table:table-cell table:style-name="ce60" table:formula="of:=IF(NOT(EXACT([.G2];&quot;yes&quot;));[.J2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1" calcext:value-type="date">
            <text:p>2024-03-01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0.75" calcext:value-type="float">
            <text:p>0.75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3];&quot;&quot;);&quot;&quot;;CONCATENATE([.D3]; &quot; : &quot;;[.B3]))" office:value-type="string" office:string-value="ABC-123 : Abc" calcext:value-type="string">
            <text:p>ABC-123 : Abc</text:p>
          </table:table-cell>
          <table:table-cell table:style-name="ce52" table:formula="of:=IF(EXACT([.E3];&quot;&quot;);&quot;&quot;;CONCATENATE([.D3];&quot; : &quot;;YEAR([.A3]);&quot;-&quot;;IF(MONTH([.A3])&lt;10;&quot;0&quot;;&quot;&quot;);MONTH([.A3]);&quot;-&quot;;IF(DAY([.A3])&lt;10;&quot;0&quot;;&quot;&quot;);DAY([.A3]);&quot; : &quot;;[.E3];&quot;h&quot;;&quot; : &quot;;[.C3]))" office:value-type="string" office:string-value="ABC-123 : 2024-03-01 : 0.75h : A comment." calcext:value-type="string">
            <text:p>ABC-123 : 2024-03-01 : 0.75h : A comment.</text:p>
          </table:table-cell>
          <table:table-cell table:style-name="ce54" table:formula="of:=IF(EXACT([.E3];&quot;&quot;);&quot;&quot;;IF(NOT(EXACT([.A3];[.A2]));[.E3];[.K2]+[.E3]))" office:value-type="float" office:value="4.75" calcext:value-type="float">
            <text:p>4.75</text:p>
          </table:table-cell>
          <table:table-cell table:style-name="ce56" table:formula="of:=IF(EXACT([.K3];&quot;&quot;);&quot;&quot;;8-[.K3])" office:value-type="float" office:value="3.25" calcext:value-type="float">
            <text:p>3.25</text:p>
          </table:table-cell>
          <table:table-cell table:style-name="ce59"/>
          <table:table-cell table:style-name="ce60" table:formula="of:=IF(NOT(EXACT([.G3];&quot;yes&quot;));[.J3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1" calcext:value-type="date">
            <text:p>2024-03-01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1" calcext:value-type="float">
            <text:p>1.0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4];&quot;&quot;);&quot;&quot;;CONCATENATE([.D4]; &quot; : &quot;;[.B4]))" office:value-type="string" office:string-value="ABC-123 : Abc" calcext:value-type="string">
            <text:p>ABC-123 : Abc</text:p>
          </table:table-cell>
          <table:table-cell table:style-name="ce52" table:formula="of:=IF(EXACT([.E4];&quot;&quot;);&quot;&quot;;CONCATENATE([.D4];&quot; : &quot;;YEAR([.A4]);&quot;-&quot;;IF(MONTH([.A4])&lt;10;&quot;0&quot;;&quot;&quot;);MONTH([.A4]);&quot;-&quot;;IF(DAY([.A4])&lt;10;&quot;0&quot;;&quot;&quot;);DAY([.A4]);&quot; : &quot;;[.E4];&quot;h&quot;;&quot; : &quot;;[.C4]))" office:value-type="string" office:string-value="ABC-123 : 2024-03-01 : 1h : A comment." calcext:value-type="string">
            <text:p>ABC-123 : 2024-03-01 : 1h : A comment.</text:p>
          </table:table-cell>
          <table:table-cell table:style-name="ce54" table:formula="of:=IF(EXACT([.E4];&quot;&quot;);&quot;&quot;;IF(NOT(EXACT([.A4];[.A3]));[.E4];[.K3]+[.E4]))" office:value-type="float" office:value="5.75" calcext:value-type="float">
            <text:p>5.75</text:p>
          </table:table-cell>
          <table:table-cell table:style-name="ce56" table:formula="of:=IF(EXACT([.K4];&quot;&quot;);&quot;&quot;;8-[.K4])" office:value-type="float" office:value="2.25" calcext:value-type="float">
            <text:p>2.25</text:p>
          </table:table-cell>
          <table:table-cell table:style-name="ce59"/>
          <table:table-cell table:style-name="ce60" table:formula="of:=IF(NOT(EXACT([.G4];&quot;yes&quot;));[.J4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1" calcext:value-type="date">
            <text:p>2024-03-01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2.25" calcext:value-type="float">
            <text:p>2.25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5];&quot;&quot;);&quot;&quot;;CONCATENATE([.D5]; &quot; : &quot;;[.B5]))" office:value-type="string" office:string-value="ABC-123 : Abc" calcext:value-type="string">
            <text:p>ABC-123 : Abc</text:p>
          </table:table-cell>
          <table:table-cell table:style-name="ce52" table:formula="of:=IF(EXACT([.E5];&quot;&quot;);&quot;&quot;;CONCATENATE([.D5];&quot; : &quot;;YEAR([.A5]);&quot;-&quot;;IF(MONTH([.A5])&lt;10;&quot;0&quot;;&quot;&quot;);MONTH([.A5]);&quot;-&quot;;IF(DAY([.A5])&lt;10;&quot;0&quot;;&quot;&quot;);DAY([.A5]);&quot; : &quot;;[.E5];&quot;h&quot;;&quot; : &quot;;[.C5]))" office:value-type="string" office:string-value="ABC-123 : 2024-03-01 : 2.25h : A comment." calcext:value-type="string">
            <text:p>ABC-123 : 2024-03-01 : 2.25h : A comment.</text:p>
          </table:table-cell>
          <table:table-cell table:style-name="ce54" table:formula="of:=IF(EXACT([.E5];&quot;&quot;);&quot;&quot;;IF(NOT(EXACT([.A5];[.A4]));[.E5];[.K4]+[.E5]))" office:value-type="float" office:value="8" calcext:value-type="float">
            <text:p>8</text:p>
          </table:table-cell>
          <table:table-cell table:style-name="ce56" table:formula="of:=IF(EXACT([.K5];&quot;&quot;);&quot;&quot;;8-[.K5])" office:value-type="float" office:value="0" calcext:value-type="float">
            <text:p>0</text:p>
          </table:table-cell>
          <table:table-cell table:style-name="ce59"/>
          <table:table-cell table:style-name="ce60" table:formula="of:=IF(NOT(EXACT([.G5];&quot;yes&quot;));[.J5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4" calcext:value-type="date">
            <text:p>2024-03-04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2" calcext:value-type="float">
            <text:p>2.0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6];&quot;&quot;);&quot;&quot;;CONCATENATE([.D6]; &quot; : &quot;;[.B6]))" office:value-type="string" office:string-value="ABC-123 : Abc" calcext:value-type="string">
            <text:p>ABC-123 : Abc</text:p>
          </table:table-cell>
          <table:table-cell table:style-name="ce52" table:formula="of:=IF(EXACT([.E6];&quot;&quot;);&quot;&quot;;CONCATENATE([.D6];&quot; : &quot;;YEAR([.A6]);&quot;-&quot;;IF(MONTH([.A6])&lt;10;&quot;0&quot;;&quot;&quot;);MONTH([.A6]);&quot;-&quot;;IF(DAY([.A6])&lt;10;&quot;0&quot;;&quot;&quot;);DAY([.A6]);&quot; : &quot;;[.E6];&quot;h&quot;;&quot; : &quot;;[.C6]))" office:value-type="string" office:string-value="ABC-123 : 2024-03-04 : 2h : A comment." calcext:value-type="string">
            <text:p>ABC-123 : 2024-03-04 : 2h : A comment.</text:p>
          </table:table-cell>
          <table:table-cell table:style-name="ce53" table:formula="of:=IF(EXACT([.E6];&quot;&quot;);&quot;&quot;;IF(NOT(EXACT([.A6];[.A5]));[.E6];[.K5]+[.E6]))" office:value-type="float" office:value="2" calcext:value-type="float">
            <text:p>2.00</text:p>
          </table:table-cell>
          <table:table-cell table:style-name="ce56" table:formula="of:=IF(EXACT([.K6];&quot;&quot;);&quot;&quot;;8-[.K6])" office:value-type="float" office:value="6" calcext:value-type="float">
            <text:p>6</text:p>
          </table:table-cell>
          <table:table-cell table:style-name="ce59"/>
          <table:table-cell table:style-name="ce60" table:formula="of:=IF(NOT(EXACT([.G6];&quot;yes&quot;));[.J6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4" calcext:value-type="date">
            <text:p>2024-03-04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2" calcext:value-type="float">
            <text:p>2.0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7];&quot;&quot;);&quot;&quot;;CONCATENATE([.D7]; &quot; : &quot;;[.B7]))" office:value-type="string" office:string-value="ABC-123 : Abc" calcext:value-type="string">
            <text:p>ABC-123 : Abc</text:p>
          </table:table-cell>
          <table:table-cell table:style-name="ce52" table:formula="of:=IF(EXACT([.E7];&quot;&quot;);&quot;&quot;;CONCATENATE([.D7];&quot; : &quot;;YEAR([.A7]);&quot;-&quot;;IF(MONTH([.A7])&lt;10;&quot;0&quot;;&quot;&quot;);MONTH([.A7]);&quot;-&quot;;IF(DAY([.A7])&lt;10;&quot;0&quot;;&quot;&quot;);DAY([.A7]);&quot; : &quot;;[.E7];&quot;h&quot;;&quot; : &quot;;[.C7]))" office:value-type="string" office:string-value="ABC-123 : 2024-03-04 : 2h : A comment." calcext:value-type="string">
            <text:p>ABC-123 : 2024-03-04 : 2h : A comment.</text:p>
          </table:table-cell>
          <table:table-cell table:style-name="ce54" table:formula="of:=IF(EXACT([.E7];&quot;&quot;);&quot;&quot;;IF(NOT(EXACT([.A7];[.A6]));[.E7];[.K6]+[.E7]))" office:value-type="float" office:value="4" calcext:value-type="float">
            <text:p>4</text:p>
          </table:table-cell>
          <table:table-cell table:style-name="ce56" table:formula="of:=IF(EXACT([.K7];&quot;&quot;);&quot;&quot;;8-[.K7])" office:value-type="float" office:value="4" calcext:value-type="float">
            <text:p>4</text:p>
          </table:table-cell>
          <table:table-cell table:style-name="ce59"/>
          <table:table-cell table:style-name="ce60" table:formula="of:=IF(NOT(EXACT([.G7];&quot;yes&quot;));[.J7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4" calcext:value-type="date">
            <text:p>2024-03-04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2" calcext:value-type="float">
            <text:p>2.0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8];&quot;&quot;);&quot;&quot;;CONCATENATE([.D8]; &quot; : &quot;;[.B8]))" office:value-type="string" office:string-value="ABC-123 : Abc" calcext:value-type="string">
            <text:p>ABC-123 : Abc</text:p>
          </table:table-cell>
          <table:table-cell table:style-name="ce52" table:formula="of:=IF(EXACT([.E8];&quot;&quot;);&quot;&quot;;CONCATENATE([.D8];&quot; : &quot;;YEAR([.A8]);&quot;-&quot;;IF(MONTH([.A8])&lt;10;&quot;0&quot;;&quot;&quot;);MONTH([.A8]);&quot;-&quot;;IF(DAY([.A8])&lt;10;&quot;0&quot;;&quot;&quot;);DAY([.A8]);&quot; : &quot;;[.E8];&quot;h&quot;;&quot; : &quot;;[.C8]))" office:value-type="string" office:string-value="ABC-123 : 2024-03-04 : 2h : A comment." calcext:value-type="string">
            <text:p>ABC-123 : 2024-03-04 : 2h : A comment.</text:p>
          </table:table-cell>
          <table:table-cell table:style-name="ce54" table:formula="of:=IF(EXACT([.E8];&quot;&quot;);&quot;&quot;;IF(NOT(EXACT([.A8];[.A7]));[.E8];[.K7]+[.E8]))" office:value-type="float" office:value="6" calcext:value-type="float">
            <text:p>6</text:p>
          </table:table-cell>
          <table:table-cell table:style-name="ce56" table:formula="of:=IF(EXACT([.K8];&quot;&quot;);&quot;&quot;;8-[.K8])" office:value-type="float" office:value="2" calcext:value-type="float">
            <text:p>2</text:p>
          </table:table-cell>
          <table:table-cell table:style-name="ce59"/>
          <table:table-cell table:style-name="ce60" table:formula="of:=IF(NOT(EXACT([.G8];&quot;yes&quot;));[.J8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4" calcext:value-type="date">
            <text:p>2024-03-04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2" calcext:value-type="float">
            <text:p>2.0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9];&quot;&quot;);&quot;&quot;;CONCATENATE([.D9]; &quot; : &quot;;[.B9]))" office:value-type="string" office:string-value="ABC-123 : Abc" calcext:value-type="string">
            <text:p>ABC-123 : Abc</text:p>
          </table:table-cell>
          <table:table-cell table:style-name="ce52" table:formula="of:=IF(EXACT([.E9];&quot;&quot;);&quot;&quot;;CONCATENATE([.D9];&quot; : &quot;;YEAR([.A9]);&quot;-&quot;;IF(MONTH([.A9])&lt;10;&quot;0&quot;;&quot;&quot;);MONTH([.A9]);&quot;-&quot;;IF(DAY([.A9])&lt;10;&quot;0&quot;;&quot;&quot;);DAY([.A9]);&quot; : &quot;;[.E9];&quot;h&quot;;&quot; : &quot;;[.C9]))" office:value-type="string" office:string-value="ABC-123 : 2024-03-04 : 2h : A comment." calcext:value-type="string">
            <text:p>ABC-123 : 2024-03-04 : 2h : A comment.</text:p>
          </table:table-cell>
          <table:table-cell table:style-name="ce54" table:formula="of:=IF(EXACT([.E9];&quot;&quot;);&quot;&quot;;IF(NOT(EXACT([.A9];[.A8]));[.E9];[.K8]+[.E9]))" office:value-type="float" office:value="8" calcext:value-type="float">
            <text:p>8</text:p>
          </table:table-cell>
          <table:table-cell table:style-name="ce56" table:formula="of:=IF(EXACT([.K9];&quot;&quot;);&quot;&quot;;8-[.K9])" office:value-type="float" office:value="0" calcext:value-type="float">
            <text:p>0</text:p>
          </table:table-cell>
          <table:table-cell table:style-name="ce59"/>
          <table:table-cell table:style-name="ce60" table:formula="of:=IF(NOT(EXACT([.G9];&quot;yes&quot;));[.J9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5" calcext:value-type="date">
            <text:p>2024-03-05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2" calcext:value-type="float">
            <text:p>2.0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10];&quot;&quot;);&quot;&quot;;CONCATENATE([.D10]; &quot; : &quot;;[.B10]))" office:value-type="string" office:string-value="ABC-123 : Abc" calcext:value-type="string">
            <text:p>ABC-123 : Abc</text:p>
          </table:table-cell>
          <table:table-cell table:style-name="ce52" table:formula="of:=IF(EXACT([.E10];&quot;&quot;);&quot;&quot;;CONCATENATE([.D10];&quot; : &quot;;YEAR([.A10]);&quot;-&quot;;IF(MONTH([.A10])&lt;10;&quot;0&quot;;&quot;&quot;);MONTH([.A10]);&quot;-&quot;;IF(DAY([.A10])&lt;10;&quot;0&quot;;&quot;&quot;);DAY([.A10]);&quot; : &quot;;[.E10];&quot;h&quot;;&quot; : &quot;;[.C10]))" office:value-type="string" office:string-value="ABC-123 : 2024-03-05 : 2h : A comment." calcext:value-type="string">
            <text:p>ABC-123 : 2024-03-05 : 2h : A comment.</text:p>
          </table:table-cell>
          <table:table-cell table:style-name="ce53" table:formula="of:=IF(EXACT([.E10];&quot;&quot;);&quot;&quot;;IF(NOT(EXACT([.A10];[.A9]));[.E10];[.K9]+[.E10]))" office:value-type="float" office:value="2" calcext:value-type="float">
            <text:p>2.00</text:p>
          </table:table-cell>
          <table:table-cell table:style-name="ce56" table:formula="of:=IF(EXACT([.K10];&quot;&quot;);&quot;&quot;;8-[.K10])" office:value-type="float" office:value="6" calcext:value-type="float">
            <text:p>6</text:p>
          </table:table-cell>
          <table:table-cell table:style-name="ce59"/>
          <table:table-cell table:style-name="ce60" table:formula="of:=IF(NOT(EXACT([.G10];&quot;yes&quot;));[.J10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5" calcext:value-type="date">
            <text:p>2024-03-05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3" calcext:value-type="float">
            <text:p>3.0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11];&quot;&quot;);&quot;&quot;;CONCATENATE([.D11]; &quot; : &quot;;[.B11]))" office:value-type="string" office:string-value="ABC-123 : Abc" calcext:value-type="string">
            <text:p>ABC-123 : Abc</text:p>
          </table:table-cell>
          <table:table-cell table:style-name="ce52" table:formula="of:=IF(EXACT([.E11];&quot;&quot;);&quot;&quot;;CONCATENATE([.D11];&quot; : &quot;;YEAR([.A11]);&quot;-&quot;;IF(MONTH([.A11])&lt;10;&quot;0&quot;;&quot;&quot;);MONTH([.A11]);&quot;-&quot;;IF(DAY([.A11])&lt;10;&quot;0&quot;;&quot;&quot;);DAY([.A11]);&quot; : &quot;;[.E11];&quot;h&quot;;&quot; : &quot;;[.C11]))" office:value-type="string" office:string-value="ABC-123 : 2024-03-05 : 3h : A comment." calcext:value-type="string">
            <text:p>ABC-123 : 2024-03-05 : 3h : A comment.</text:p>
          </table:table-cell>
          <table:table-cell table:style-name="ce54" table:formula="of:=IF(EXACT([.E11];&quot;&quot;);&quot;&quot;;IF(NOT(EXACT([.A11];[.A10]));[.E11];[.K10]+[.E11]))" office:value-type="float" office:value="5" calcext:value-type="float">
            <text:p>5</text:p>
          </table:table-cell>
          <table:table-cell table:style-name="ce56" table:formula="of:=IF(EXACT([.K11];&quot;&quot;);&quot;&quot;;8-[.K11])" office:value-type="float" office:value="3" calcext:value-type="float">
            <text:p>3</text:p>
          </table:table-cell>
          <table:table-cell table:style-name="ce59"/>
          <table:table-cell table:style-name="ce60" table:formula="of:=IF(NOT(EXACT([.G11];&quot;yes&quot;));[.J11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5" calcext:value-type="date">
            <text:p>2024-03-05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3" calcext:value-type="float">
            <text:p>3.0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12];&quot;&quot;);&quot;&quot;;CONCATENATE([.D12]; &quot; : &quot;;[.B12]))" office:value-type="string" office:string-value="ABC-123 : Abc" calcext:value-type="string">
            <text:p>ABC-123 : Abc</text:p>
          </table:table-cell>
          <table:table-cell table:style-name="ce52" table:formula="of:=IF(EXACT([.E12];&quot;&quot;);&quot;&quot;;CONCATENATE([.D12];&quot; : &quot;;YEAR([.A12]);&quot;-&quot;;IF(MONTH([.A12])&lt;10;&quot;0&quot;;&quot;&quot;);MONTH([.A12]);&quot;-&quot;;IF(DAY([.A12])&lt;10;&quot;0&quot;;&quot;&quot;);DAY([.A12]);&quot; : &quot;;[.E12];&quot;h&quot;;&quot; : &quot;;[.C12]))" office:value-type="string" office:string-value="ABC-123 : 2024-03-05 : 3h : A comment." calcext:value-type="string">
            <text:p>ABC-123 : 2024-03-05 : 3h : A comment.</text:p>
          </table:table-cell>
          <table:table-cell table:style-name="ce54" table:formula="of:=IF(EXACT([.E12];&quot;&quot;);&quot;&quot;;IF(NOT(EXACT([.A12];[.A11]));[.E12];[.K11]+[.E12]))" office:value-type="float" office:value="8" calcext:value-type="float">
            <text:p>8</text:p>
          </table:table-cell>
          <table:table-cell table:style-name="ce56" table:formula="of:=IF(EXACT([.K12];&quot;&quot;);&quot;&quot;;8-[.K12])" office:value-type="float" office:value="0" calcext:value-type="float">
            <text:p>0</text:p>
          </table:table-cell>
          <table:table-cell table:style-name="ce59"/>
          <table:table-cell table:style-name="ce60" table:formula="of:=IF(NOT(EXACT([.G12];&quot;yes&quot;));[.J12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6" calcext:value-type="date">
            <text:p>2024-03-06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0.5" calcext:value-type="float">
            <text:p>0.5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13];&quot;&quot;);&quot;&quot;;CONCATENATE([.D13]; &quot; : &quot;;[.B13]))" office:value-type="string" office:string-value="ABC-123 : Abc" calcext:value-type="string">
            <text:p>ABC-123 : Abc</text:p>
          </table:table-cell>
          <table:table-cell table:style-name="ce52" table:formula="of:=IF(EXACT([.E13];&quot;&quot;);&quot;&quot;;CONCATENATE([.D13];&quot; : &quot;;YEAR([.A13]);&quot;-&quot;;IF(MONTH([.A13])&lt;10;&quot;0&quot;;&quot;&quot;);MONTH([.A13]);&quot;-&quot;;IF(DAY([.A13])&lt;10;&quot;0&quot;;&quot;&quot;);DAY([.A13]);&quot; : &quot;;[.E13];&quot;h&quot;;&quot; : &quot;;[.C13]))" office:value-type="string" office:string-value="ABC-123 : 2024-03-06 : 0.5h : A comment." calcext:value-type="string">
            <text:p>ABC-123 : 2024-03-06 : 0.5h : A comment.</text:p>
          </table:table-cell>
          <table:table-cell table:style-name="ce53" table:formula="of:=IF(EXACT([.E13];&quot;&quot;);&quot;&quot;;IF(NOT(EXACT([.A13];[.A12]));[.E13];[.K12]+[.E13]))" office:value-type="float" office:value="0.5" calcext:value-type="float">
            <text:p>0.50</text:p>
          </table:table-cell>
          <table:table-cell table:style-name="ce56" table:formula="of:=IF(EXACT([.K13];&quot;&quot;);&quot;&quot;;8-[.K13])" office:value-type="float" office:value="7.5" calcext:value-type="float">
            <text:p>7.5</text:p>
          </table:table-cell>
          <table:table-cell table:style-name="ce59"/>
          <table:table-cell table:style-name="ce60" table:formula="of:=IF(NOT(EXACT([.G13];&quot;yes&quot;));[.J13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6" calcext:value-type="date">
            <text:p>2024-03-06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0.5" calcext:value-type="float">
            <text:p>0.5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14];&quot;&quot;);&quot;&quot;;CONCATENATE([.D14]; &quot; : &quot;;[.B14]))" office:value-type="string" office:string-value="ABC-123 : Abc" calcext:value-type="string">
            <text:p>ABC-123 : Abc</text:p>
          </table:table-cell>
          <table:table-cell table:style-name="ce52" table:formula="of:=IF(EXACT([.E14];&quot;&quot;);&quot;&quot;;CONCATENATE([.D14];&quot; : &quot;;YEAR([.A14]);&quot;-&quot;;IF(MONTH([.A14])&lt;10;&quot;0&quot;;&quot;&quot;);MONTH([.A14]);&quot;-&quot;;IF(DAY([.A14])&lt;10;&quot;0&quot;;&quot;&quot;);DAY([.A14]);&quot; : &quot;;[.E14];&quot;h&quot;;&quot; : &quot;;[.C14]))" office:value-type="string" office:string-value="ABC-123 : 2024-03-06 : 0.5h : A comment." calcext:value-type="string">
            <text:p>ABC-123 : 2024-03-06 : 0.5h : A comment.</text:p>
          </table:table-cell>
          <table:table-cell table:style-name="ce54" table:formula="of:=IF(EXACT([.E14];&quot;&quot;);&quot;&quot;;IF(NOT(EXACT([.A14];[.A13]));[.E14];[.K13]+[.E14]))" office:value-type="float" office:value="1" calcext:value-type="float">
            <text:p>1</text:p>
          </table:table-cell>
          <table:table-cell table:style-name="ce56" table:formula="of:=IF(EXACT([.K14];&quot;&quot;);&quot;&quot;;8-[.K14])" office:value-type="float" office:value="7" calcext:value-type="float">
            <text:p>7</text:p>
          </table:table-cell>
          <table:table-cell table:style-name="ce59"/>
          <table:table-cell table:style-name="ce60" table:formula="of:=IF(NOT(EXACT([.G14];&quot;yes&quot;));[.J14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6" calcext:value-type="date">
            <text:p>2024-03-06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2" calcext:value-type="float">
            <text:p>2.0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15];&quot;&quot;);&quot;&quot;;CONCATENATE([.D15]; &quot; : &quot;;[.B15]))" office:value-type="string" office:string-value="ABC-123 : Abc" calcext:value-type="string">
            <text:p>ABC-123 : Abc</text:p>
          </table:table-cell>
          <table:table-cell table:style-name="ce52" table:formula="of:=IF(EXACT([.E15];&quot;&quot;);&quot;&quot;;CONCATENATE([.D15];&quot; : &quot;;YEAR([.A15]);&quot;-&quot;;IF(MONTH([.A15])&lt;10;&quot;0&quot;;&quot;&quot;);MONTH([.A15]);&quot;-&quot;;IF(DAY([.A15])&lt;10;&quot;0&quot;;&quot;&quot;);DAY([.A15]);&quot; : &quot;;[.E15];&quot;h&quot;;&quot; : &quot;;[.C15]))" office:value-type="string" office:string-value="ABC-123 : 2024-03-06 : 2h : A comment." calcext:value-type="string">
            <text:p>ABC-123 : 2024-03-06 : 2h : A comment.</text:p>
          </table:table-cell>
          <table:table-cell table:style-name="ce54" table:formula="of:=IF(EXACT([.E15];&quot;&quot;);&quot;&quot;;IF(NOT(EXACT([.A15];[.A14]));[.E15];[.K14]+[.E15]))" office:value-type="float" office:value="3" calcext:value-type="float">
            <text:p>3</text:p>
          </table:table-cell>
          <table:table-cell table:style-name="ce56" table:formula="of:=IF(EXACT([.K15];&quot;&quot;);&quot;&quot;;8-[.K15])" office:value-type="float" office:value="5" calcext:value-type="float">
            <text:p>5</text:p>
          </table:table-cell>
          <table:table-cell table:style-name="ce59"/>
          <table:table-cell table:style-name="ce60" table:formula="of:=IF(NOT(EXACT([.G15];&quot;yes&quot;));[.J15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6" calcext:value-type="date">
            <text:p>2024-03-06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1" calcext:value-type="float">
            <text:p>1.0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16];&quot;&quot;);&quot;&quot;;CONCATENATE([.D16]; &quot; : &quot;;[.B16]))" office:value-type="string" office:string-value="ABC-123 : Abc" calcext:value-type="string">
            <text:p>ABC-123 : Abc</text:p>
          </table:table-cell>
          <table:table-cell table:style-name="ce52" table:formula="of:=IF(EXACT([.E16];&quot;&quot;);&quot;&quot;;CONCATENATE([.D16];&quot; : &quot;;YEAR([.A16]);&quot;-&quot;;IF(MONTH([.A16])&lt;10;&quot;0&quot;;&quot;&quot;);MONTH([.A16]);&quot;-&quot;;IF(DAY([.A16])&lt;10;&quot;0&quot;;&quot;&quot;);DAY([.A16]);&quot; : &quot;;[.E16];&quot;h&quot;;&quot; : &quot;;[.C16]))" office:value-type="string" office:string-value="ABC-123 : 2024-03-06 : 1h : A comment." calcext:value-type="string">
            <text:p>ABC-123 : 2024-03-06 : 1h : A comment.</text:p>
          </table:table-cell>
          <table:table-cell table:style-name="ce54" table:formula="of:=IF(EXACT([.E16];&quot;&quot;);&quot;&quot;;IF(NOT(EXACT([.A16];[.A15]));[.E16];[.K15]+[.E16]))" office:value-type="float" office:value="4" calcext:value-type="float">
            <text:p>4</text:p>
          </table:table-cell>
          <table:table-cell table:style-name="ce56" table:formula="of:=IF(EXACT([.K16];&quot;&quot;);&quot;&quot;;8-[.K16])" office:value-type="float" office:value="4" calcext:value-type="float">
            <text:p>4</text:p>
          </table:table-cell>
          <table:table-cell table:style-name="ce59"/>
          <table:table-cell table:style-name="ce60" table:formula="of:=IF(NOT(EXACT([.G16];&quot;yes&quot;));[.J16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6" calcext:value-type="date">
            <text:p>2024-03-06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3" calcext:value-type="float">
            <text:p>3.0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17];&quot;&quot;);&quot;&quot;;CONCATENATE([.D17]; &quot; : &quot;;[.B17]))" office:value-type="string" office:string-value="ABC-123 : Abc" calcext:value-type="string">
            <text:p>ABC-123 : Abc</text:p>
          </table:table-cell>
          <table:table-cell table:style-name="ce52" table:formula="of:=IF(EXACT([.E17];&quot;&quot;);&quot;&quot;;CONCATENATE([.D17];&quot; : &quot;;YEAR([.A17]);&quot;-&quot;;IF(MONTH([.A17])&lt;10;&quot;0&quot;;&quot;&quot;);MONTH([.A17]);&quot;-&quot;;IF(DAY([.A17])&lt;10;&quot;0&quot;;&quot;&quot;);DAY([.A17]);&quot; : &quot;;[.E17];&quot;h&quot;;&quot; : &quot;;[.C17]))" office:value-type="string" office:string-value="ABC-123 : 2024-03-06 : 3h : A comment." calcext:value-type="string">
            <text:p>ABC-123 : 2024-03-06 : 3h : A comment.</text:p>
          </table:table-cell>
          <table:table-cell table:style-name="ce54" table:formula="of:=IF(EXACT([.E17];&quot;&quot;);&quot;&quot;;IF(NOT(EXACT([.A17];[.A16]));[.E17];[.K16]+[.E17]))" office:value-type="float" office:value="7" calcext:value-type="float">
            <text:p>7</text:p>
          </table:table-cell>
          <table:table-cell table:style-name="ce56" table:formula="of:=IF(EXACT([.K17];&quot;&quot;);&quot;&quot;;8-[.K17])" office:value-type="float" office:value="1" calcext:value-type="float">
            <text:p>1</text:p>
          </table:table-cell>
          <table:table-cell table:style-name="ce59"/>
          <table:table-cell table:style-name="ce60" table:formula="of:=IF(NOT(EXACT([.G17];&quot;yes&quot;));[.J17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6" calcext:value-type="date">
            <text:p>2024-03-06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1" calcext:value-type="float">
            <text:p>1.0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18];&quot;&quot;);&quot;&quot;;CONCATENATE([.D18]; &quot; : &quot;;[.B18]))" office:value-type="string" office:string-value="ABC-123 : Abc" calcext:value-type="string">
            <text:p>ABC-123 : Abc</text:p>
          </table:table-cell>
          <table:table-cell table:style-name="ce52" table:formula="of:=IF(EXACT([.E18];&quot;&quot;);&quot;&quot;;CONCATENATE([.D18];&quot; : &quot;;YEAR([.A18]);&quot;-&quot;;IF(MONTH([.A18])&lt;10;&quot;0&quot;;&quot;&quot;);MONTH([.A18]);&quot;-&quot;;IF(DAY([.A18])&lt;10;&quot;0&quot;;&quot;&quot;);DAY([.A18]);&quot; : &quot;;[.E18];&quot;h&quot;;&quot; : &quot;;[.C18]))" office:value-type="string" office:string-value="ABC-123 : 2024-03-06 : 1h : A comment." calcext:value-type="string">
            <text:p>ABC-123 : 2024-03-06 : 1h : A comment.</text:p>
          </table:table-cell>
          <table:table-cell table:style-name="ce54" table:formula="of:=IF(EXACT([.E18];&quot;&quot;);&quot;&quot;;IF(NOT(EXACT([.A18];[.A17]));[.E18];[.K17]+[.E18]))" office:value-type="float" office:value="8" calcext:value-type="float">
            <text:p>8</text:p>
          </table:table-cell>
          <table:table-cell table:style-name="ce56" table:formula="of:=IF(EXACT([.K18];&quot;&quot;);&quot;&quot;;8-[.K18])" office:value-type="float" office:value="0" calcext:value-type="float">
            <text:p>0</text:p>
          </table:table-cell>
          <table:table-cell table:style-name="ce59"/>
          <table:table-cell table:style-name="ce60" table:formula="of:=IF(NOT(EXACT([.G18];&quot;yes&quot;));[.J18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7" calcext:value-type="date">
            <text:p>2024-03-07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3" calcext:value-type="float">
            <text:p>3.0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19];&quot;&quot;);&quot;&quot;;CONCATENATE([.D19]; &quot; : &quot;;[.B19]))" office:value-type="string" office:string-value="ABC-123 : Abc" calcext:value-type="string">
            <text:p>ABC-123 : Abc</text:p>
          </table:table-cell>
          <table:table-cell table:style-name="ce52" table:formula="of:=IF(EXACT([.E19];&quot;&quot;);&quot;&quot;;CONCATENATE([.D19];&quot; : &quot;;YEAR([.A19]);&quot;-&quot;;IF(MONTH([.A19])&lt;10;&quot;0&quot;;&quot;&quot;);MONTH([.A19]);&quot;-&quot;;IF(DAY([.A19])&lt;10;&quot;0&quot;;&quot;&quot;);DAY([.A19]);&quot; : &quot;;[.E19];&quot;h&quot;;&quot; : &quot;;[.C19]))" office:value-type="string" office:string-value="ABC-123 : 2024-03-07 : 3h : A comment." calcext:value-type="string">
            <text:p>ABC-123 : 2024-03-07 : 3h : A comment.</text:p>
          </table:table-cell>
          <table:table-cell table:style-name="ce53" table:formula="of:=IF(EXACT([.E19];&quot;&quot;);&quot;&quot;;IF(NOT(EXACT([.A19];[.A18]));[.E19];[.K18]+[.E19]))" office:value-type="float" office:value="3" calcext:value-type="float">
            <text:p>3.00</text:p>
          </table:table-cell>
          <table:table-cell table:style-name="ce56" table:formula="of:=IF(EXACT([.K19];&quot;&quot;);&quot;&quot;;8-[.K19])" office:value-type="float" office:value="5" calcext:value-type="float">
            <text:p>5</text:p>
          </table:table-cell>
          <table:table-cell table:style-name="ce59"/>
          <table:table-cell table:style-name="ce60" table:formula="of:=IF(NOT(EXACT([.G19];&quot;yes&quot;));[.J19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7" calcext:value-type="date">
            <text:p>2024-03-07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2" calcext:value-type="float">
            <text:p>2.0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20];&quot;&quot;);&quot;&quot;;CONCATENATE([.D20]; &quot; : &quot;;[.B20]))" office:value-type="string" office:string-value="ABC-123 : Abc" calcext:value-type="string">
            <text:p>ABC-123 : Abc</text:p>
          </table:table-cell>
          <table:table-cell table:style-name="ce52" table:formula="of:=IF(EXACT([.E20];&quot;&quot;);&quot;&quot;;CONCATENATE([.D20];&quot; : &quot;;YEAR([.A20]);&quot;-&quot;;IF(MONTH([.A20])&lt;10;&quot;0&quot;;&quot;&quot;);MONTH([.A20]);&quot;-&quot;;IF(DAY([.A20])&lt;10;&quot;0&quot;;&quot;&quot;);DAY([.A20]);&quot; : &quot;;[.E20];&quot;h&quot;;&quot; : &quot;;[.C20]))" office:value-type="string" office:string-value="ABC-123 : 2024-03-07 : 2h : A comment." calcext:value-type="string">
            <text:p>ABC-123 : 2024-03-07 : 2h : A comment.</text:p>
          </table:table-cell>
          <table:table-cell table:style-name="ce54" table:formula="of:=IF(EXACT([.E20];&quot;&quot;);&quot;&quot;;IF(NOT(EXACT([.A20];[.A19]));[.E20];[.K19]+[.E20]))" office:value-type="float" office:value="5" calcext:value-type="float">
            <text:p>5</text:p>
          </table:table-cell>
          <table:table-cell table:style-name="ce56" table:formula="of:=IF(EXACT([.K20];&quot;&quot;);&quot;&quot;;8-[.K20])" office:value-type="float" office:value="3" calcext:value-type="float">
            <text:p>3</text:p>
          </table:table-cell>
          <table:table-cell table:style-name="ce59"/>
          <table:table-cell table:style-name="ce60" table:formula="of:=IF(NOT(EXACT([.G20];&quot;yes&quot;));[.J20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7" calcext:value-type="date">
            <text:p>2024-03-07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3" calcext:value-type="float">
            <text:p>3.0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21];&quot;&quot;);&quot;&quot;;CONCATENATE([.D21]; &quot; : &quot;;[.B21]))" office:value-type="string" office:string-value="ABC-123 : Abc" calcext:value-type="string">
            <text:p>ABC-123 : Abc</text:p>
          </table:table-cell>
          <table:table-cell table:style-name="ce52" table:formula="of:=IF(EXACT([.E21];&quot;&quot;);&quot;&quot;;CONCATENATE([.D21];&quot; : &quot;;YEAR([.A21]);&quot;-&quot;;IF(MONTH([.A21])&lt;10;&quot;0&quot;;&quot;&quot;);MONTH([.A21]);&quot;-&quot;;IF(DAY([.A21])&lt;10;&quot;0&quot;;&quot;&quot;);DAY([.A21]);&quot; : &quot;;[.E21];&quot;h&quot;;&quot; : &quot;;[.C21]))" office:value-type="string" office:string-value="ABC-123 : 2024-03-07 : 3h : A comment." calcext:value-type="string">
            <text:p>ABC-123 : 2024-03-07 : 3h : A comment.</text:p>
          </table:table-cell>
          <table:table-cell table:style-name="ce54" table:formula="of:=IF(EXACT([.E21];&quot;&quot;);&quot;&quot;;IF(NOT(EXACT([.A21];[.A20]));[.E21];[.K20]+[.E21]))" office:value-type="float" office:value="8" calcext:value-type="float">
            <text:p>8</text:p>
          </table:table-cell>
          <table:table-cell table:style-name="ce56" table:formula="of:=IF(EXACT([.K21];&quot;&quot;);&quot;&quot;;8-[.K21])" office:value-type="float" office:value="0" calcext:value-type="float">
            <text:p>0</text:p>
          </table:table-cell>
          <table:table-cell table:style-name="ce59"/>
          <table:table-cell table:style-name="ce60" table:formula="of:=IF(NOT(EXACT([.G21];&quot;yes&quot;));[.J21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8" calcext:value-type="date">
            <text:p>2024-03-08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3" calcext:value-type="float">
            <text:p>3.0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22];&quot;&quot;);&quot;&quot;;CONCATENATE([.D22]; &quot; : &quot;;[.B22]))" office:value-type="string" office:string-value="ABC-123 : Abc" calcext:value-type="string">
            <text:p>ABC-123 : Abc</text:p>
          </table:table-cell>
          <table:table-cell table:style-name="ce52" table:formula="of:=IF(EXACT([.E22];&quot;&quot;);&quot;&quot;;CONCATENATE([.D22];&quot; : &quot;;YEAR([.A22]);&quot;-&quot;;IF(MONTH([.A22])&lt;10;&quot;0&quot;;&quot;&quot;);MONTH([.A22]);&quot;-&quot;;IF(DAY([.A22])&lt;10;&quot;0&quot;;&quot;&quot;);DAY([.A22]);&quot; : &quot;;[.E22];&quot;h&quot;;&quot; : &quot;;[.C22]))" office:value-type="string" office:string-value="ABC-123 : 2024-03-08 : 3h : A comment." calcext:value-type="string">
            <text:p>ABC-123 : 2024-03-08 : 3h : A comment.</text:p>
          </table:table-cell>
          <table:table-cell table:style-name="ce53" table:formula="of:=IF(EXACT([.E22];&quot;&quot;);&quot;&quot;;IF(NOT(EXACT([.A22];[.A21]));[.E22];[.K21]+[.E22]))" office:value-type="float" office:value="3" calcext:value-type="float">
            <text:p>3.00</text:p>
          </table:table-cell>
          <table:table-cell table:style-name="ce56" table:formula="of:=IF(EXACT([.K22];&quot;&quot;);&quot;&quot;;8-[.K22])" office:value-type="float" office:value="5" calcext:value-type="float">
            <text:p>5</text:p>
          </table:table-cell>
          <table:table-cell table:style-name="ce59"/>
          <table:table-cell table:style-name="ce60" table:formula="of:=IF(NOT(EXACT([.G22];&quot;yes&quot;));[.J22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8" calcext:value-type="date">
            <text:p>2024-03-08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1" calcext:value-type="float">
            <text:p>1.0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23];&quot;&quot;);&quot;&quot;;CONCATENATE([.D23]; &quot; : &quot;;[.B23]))" office:value-type="string" office:string-value="ABC-123 : Abc" calcext:value-type="string">
            <text:p>ABC-123 : Abc</text:p>
          </table:table-cell>
          <table:table-cell table:style-name="ce52" table:formula="of:=IF(EXACT([.E23];&quot;&quot;);&quot;&quot;;CONCATENATE([.D23];&quot; : &quot;;YEAR([.A23]);&quot;-&quot;;IF(MONTH([.A23])&lt;10;&quot;0&quot;;&quot;&quot;);MONTH([.A23]);&quot;-&quot;;IF(DAY([.A23])&lt;10;&quot;0&quot;;&quot;&quot;);DAY([.A23]);&quot; : &quot;;[.E23];&quot;h&quot;;&quot; : &quot;;[.C23]))" office:value-type="string" office:string-value="ABC-123 : 2024-03-08 : 1h : A comment." calcext:value-type="string">
            <text:p>ABC-123 : 2024-03-08 : 1h : A comment.</text:p>
          </table:table-cell>
          <table:table-cell table:style-name="ce54" table:formula="of:=IF(EXACT([.E23];&quot;&quot;);&quot;&quot;;IF(NOT(EXACT([.A23];[.A22]));[.E23];[.K22]+[.E23]))" office:value-type="float" office:value="4" calcext:value-type="float">
            <text:p>4</text:p>
          </table:table-cell>
          <table:table-cell table:style-name="ce56" table:formula="of:=IF(EXACT([.K23];&quot;&quot;);&quot;&quot;;8-[.K23])" office:value-type="float" office:value="4" calcext:value-type="float">
            <text:p>4</text:p>
          </table:table-cell>
          <table:table-cell table:style-name="ce59"/>
          <table:table-cell table:style-name="ce60" table:formula="of:=IF(NOT(EXACT([.G23];&quot;yes&quot;));[.J23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8" calcext:value-type="date">
            <text:p>2024-03-08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1" calcext:value-type="float">
            <text:p>1.0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24];&quot;&quot;);&quot;&quot;;CONCATENATE([.D24]; &quot; : &quot;;[.B24]))" office:value-type="string" office:string-value="ABC-123 : Abc" calcext:value-type="string">
            <text:p>ABC-123 : Abc</text:p>
          </table:table-cell>
          <table:table-cell table:style-name="ce52" table:formula="of:=IF(EXACT([.E24];&quot;&quot;);&quot;&quot;;CONCATENATE([.D24];&quot; : &quot;;YEAR([.A24]);&quot;-&quot;;IF(MONTH([.A24])&lt;10;&quot;0&quot;;&quot;&quot;);MONTH([.A24]);&quot;-&quot;;IF(DAY([.A24])&lt;10;&quot;0&quot;;&quot;&quot;);DAY([.A24]);&quot; : &quot;;[.E24];&quot;h&quot;;&quot; : &quot;;[.C24]))" office:value-type="string" office:string-value="ABC-123 : 2024-03-08 : 1h : A comment." calcext:value-type="string">
            <text:p>ABC-123 : 2024-03-08 : 1h : A comment.</text:p>
          </table:table-cell>
          <table:table-cell table:style-name="ce54" table:formula="of:=IF(EXACT([.E24];&quot;&quot;);&quot;&quot;;IF(NOT(EXACT([.A24];[.A23]));[.E24];[.K23]+[.E24]))" office:value-type="float" office:value="5" calcext:value-type="float">
            <text:p>5</text:p>
          </table:table-cell>
          <table:table-cell table:style-name="ce56" table:formula="of:=IF(EXACT([.K24];&quot;&quot;);&quot;&quot;;8-[.K24])" office:value-type="float" office:value="3" calcext:value-type="float">
            <text:p>3</text:p>
          </table:table-cell>
          <table:table-cell table:style-name="ce59"/>
          <table:table-cell table:style-name="ce60" table:formula="of:=IF(NOT(EXACT([.G24];&quot;yes&quot;));[.J24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 office:value-type="date" office:date-value="2024-03-08" calcext:value-type="date">
            <text:p>2024-03-08</text:p>
          </table:table-cell>
          <table:table-cell table:style-name="ce39" office:value-type="string" calcext:value-type="string">
            <text:p>Abc</text:p>
          </table:table-cell>
          <table:table-cell table:style-name="ce39" office:value-type="string" calcext:value-type="string">
            <text:p>A comment.</text:p>
          </table:table-cell>
          <table:table-cell table:style-name="ce39" office:value-type="string" calcext:value-type="string">
            <text:p>ABC-123</text:p>
          </table:table-cell>
          <table:table-cell table:style-name="ce37" office:value-type="float" office:value="3" calcext:value-type="float">
            <text:p>3.00</text:p>
          </table:table-cell>
          <table:table-cell table:number-columns-repeated="2" table:style-name="ce105" office:value-type="string" calcext:value-type="string">
            <text:p>yes</text:p>
          </table:table-cell>
          <table:table-cell table:style-name="ce48"/>
          <table:table-cell table:style-name="ce51" table:formula="of:=IF(EXACT([.B25];&quot;&quot;);&quot;&quot;;CONCATENATE([.D25]; &quot; : &quot;;[.B25]))" office:value-type="string" office:string-value="ABC-123 : Abc" calcext:value-type="string">
            <text:p>ABC-123 : Abc</text:p>
          </table:table-cell>
          <table:table-cell table:style-name="ce52" table:formula="of:=IF(EXACT([.E25];&quot;&quot;);&quot;&quot;;CONCATENATE([.D25];&quot; : &quot;;YEAR([.A25]);&quot;-&quot;;IF(MONTH([.A25])&lt;10;&quot;0&quot;;&quot;&quot;);MONTH([.A25]);&quot;-&quot;;IF(DAY([.A25])&lt;10;&quot;0&quot;;&quot;&quot;);DAY([.A25]);&quot; : &quot;;[.E25];&quot;h&quot;;&quot; : &quot;;[.C25]))" office:value-type="string" office:string-value="ABC-123 : 2024-03-08 : 3h : A comment." calcext:value-type="string">
            <text:p>ABC-123 : 2024-03-08 : 3h : A comment.</text:p>
          </table:table-cell>
          <table:table-cell table:style-name="ce54" table:formula="of:=IF(EXACT([.E25];&quot;&quot;);&quot;&quot;;IF(NOT(EXACT([.A25];[.A24]));[.E25];[.K24]+[.E25]))" office:value-type="float" office:value="8" calcext:value-type="float">
            <text:p>8</text:p>
          </table:table-cell>
          <table:table-cell table:style-name="ce56" table:formula="of:=IF(EXACT([.K25];&quot;&quot;);&quot;&quot;;8-[.K25])" office:value-type="float" office:value="0" calcext:value-type="float">
            <text:p>0</text:p>
          </table:table-cell>
          <table:table-cell table:style-name="ce59"/>
          <table:table-cell table:style-name="ce60" table:formula="of:=IF(NOT(EXACT([.G25];&quot;yes&quot;));[.J25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7" table:number-columns-repeated="5"/>
          <table:table-cell table:style-name="ce105" table:number-columns-repeated="2"/>
          <table:table-cell table:style-name="ce48"/>
          <table:table-cell table:style-name="ce51" table:formula="of:=IF(EXACT([.B26];&quot;&quot;);&quot;&quot;;CONCATENATE([.D26]; &quot; : &quot;;[.B26]))">
            <text:p/>
          </table:table-cell>
          <table:table-cell table:style-name="ce52" table:formula="of:=IF(EXACT([.E26];&quot;&quot;);&quot;&quot;;CONCATENATE([.D26];&quot; : &quot;;YEAR([.A26]);&quot;-&quot;;IF(MONTH([.A26])&lt;10;&quot;0&quot;;&quot;&quot;);MONTH([.A26]);&quot;-&quot;;IF(DAY([.A26])&lt;10;&quot;0&quot;;&quot;&quot;);DAY([.A26]);&quot; : &quot;;[.E26];&quot;h&quot;;&quot; : &quot;;[.C26]))">
            <text:p/>
          </table:table-cell>
          <table:table-cell table:style-name="ce55" table:formula="of:=IF(EXACT([.E26];&quot;&quot;);&quot;&quot;;IF(NOT(EXACT([.A26];[.A25]));[.E26];[.K25]+[.E26]))">
            <text:p/>
          </table:table-cell>
          <table:table-cell table:style-name="ce57" table:formula="of:=IF(EXACT([.K26];&quot;&quot;);&quot;&quot;;8-[.K26])">
            <text:p/>
          </table:table-cell>
          <table:table-cell table:style-name="ce59"/>
          <table:table-cell table:style-name="ce60" table:formula="of:=IF(NOT(EXACT([.G26];&quot;yes&quot;));[.J26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7" table:number-columns-repeated="5"/>
          <table:table-cell table:style-name="ce105" table:number-columns-repeated="2"/>
          <table:table-cell table:style-name="ce48"/>
          <table:table-cell table:style-name="ce51" table:formula="of:=IF(EXACT([.B27];&quot;&quot;);&quot;&quot;;CONCATENATE([.D27]; &quot; : &quot;;[.B27]))">
            <text:p/>
          </table:table-cell>
          <table:table-cell table:style-name="ce52" table:formula="of:=IF(EXACT([.E27];&quot;&quot;);&quot;&quot;;CONCATENATE([.D27];&quot; : &quot;;YEAR([.A27]);&quot;-&quot;;IF(MONTH([.A27])&lt;10;&quot;0&quot;;&quot;&quot;);MONTH([.A27]);&quot;-&quot;;IF(DAY([.A27])&lt;10;&quot;0&quot;;&quot;&quot;);DAY([.A27]);&quot; : &quot;;[.E27];&quot;h&quot;;&quot; : &quot;;[.C27]))">
            <text:p/>
          </table:table-cell>
          <table:table-cell table:style-name="ce55" table:formula="of:=IF(EXACT([.E27];&quot;&quot;);&quot;&quot;;IF(NOT(EXACT([.A27];[.A26]));[.E27];[.K26]+[.E27]))">
            <text:p/>
          </table:table-cell>
          <table:table-cell table:style-name="ce57" table:formula="of:=IF(EXACT([.K27];&quot;&quot;);&quot;&quot;;8-[.K27])">
            <text:p/>
          </table:table-cell>
          <table:table-cell table:style-name="ce59"/>
          <table:table-cell table:style-name="ce60" table:formula="of:=IF(NOT(EXACT([.G27];&quot;yes&quot;));[.J27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7" table:number-columns-repeated="5"/>
          <table:table-cell table:style-name="ce105" table:number-columns-repeated="2"/>
          <table:table-cell table:style-name="ce48"/>
          <table:table-cell table:style-name="ce51" table:formula="of:=IF(EXACT([.B28];&quot;&quot;);&quot;&quot;;CONCATENATE([.D28]; &quot; : &quot;;[.B28]))">
            <text:p/>
          </table:table-cell>
          <table:table-cell table:style-name="ce52" table:formula="of:=IF(EXACT([.E28];&quot;&quot;);&quot;&quot;;CONCATENATE([.D28];&quot; : &quot;;YEAR([.A28]);&quot;-&quot;;IF(MONTH([.A28])&lt;10;&quot;0&quot;;&quot;&quot;);MONTH([.A28]);&quot;-&quot;;IF(DAY([.A28])&lt;10;&quot;0&quot;;&quot;&quot;);DAY([.A28]);&quot; : &quot;;[.E28];&quot;h&quot;;&quot; : &quot;;[.C28]))">
            <text:p/>
          </table:table-cell>
          <table:table-cell table:style-name="ce55" table:formula="of:=IF(EXACT([.E28];&quot;&quot;);&quot;&quot;;IF(NOT(EXACT([.A28];[.A27]));[.E28];[.K27]+[.E28]))">
            <text:p/>
          </table:table-cell>
          <table:table-cell table:style-name="ce57" table:formula="of:=IF(EXACT([.K28];&quot;&quot;);&quot;&quot;;8-[.K28])">
            <text:p/>
          </table:table-cell>
          <table:table-cell table:style-name="ce59"/>
          <table:table-cell table:style-name="ce60" table:formula="of:=IF(NOT(EXACT([.G28];&quot;yes&quot;));[.J28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7" table:number-columns-repeated="5"/>
          <table:table-cell table:style-name="ce105" table:number-columns-repeated="2"/>
          <table:table-cell table:style-name="ce48"/>
          <table:table-cell table:style-name="ce51" table:formula="of:=IF(EXACT([.B29];&quot;&quot;);&quot;&quot;;CONCATENATE([.D29]; &quot; : &quot;;[.B29]))">
            <text:p/>
          </table:table-cell>
          <table:table-cell table:style-name="ce52" table:formula="of:=IF(EXACT([.E29];&quot;&quot;);&quot;&quot;;CONCATENATE([.D29];&quot; : &quot;;YEAR([.A29]);&quot;-&quot;;IF(MONTH([.A29])&lt;10;&quot;0&quot;;&quot;&quot;);MONTH([.A29]);&quot;-&quot;;IF(DAY([.A29])&lt;10;&quot;0&quot;;&quot;&quot;);DAY([.A29]);&quot; : &quot;;[.E29];&quot;h&quot;;&quot; : &quot;;[.C29]))">
            <text:p/>
          </table:table-cell>
          <table:table-cell table:style-name="ce55" table:formula="of:=IF(EXACT([.E29];&quot;&quot;);&quot;&quot;;IF(NOT(EXACT([.A29];[.A28]));[.E29];[.K28]+[.E29]))">
            <text:p/>
          </table:table-cell>
          <table:table-cell table:style-name="ce57" table:formula="of:=IF(EXACT([.K29];&quot;&quot;);&quot;&quot;;8-[.K29])">
            <text:p/>
          </table:table-cell>
          <table:table-cell table:style-name="ce59"/>
          <table:table-cell table:style-name="ce60" table:formula="of:=IF(NOT(EXACT([.G29];&quot;yes&quot;));[.J29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7" table:number-columns-repeated="5"/>
          <table:table-cell table:style-name="ce105" table:number-columns-repeated="2"/>
          <table:table-cell table:style-name="ce48"/>
          <table:table-cell table:style-name="ce51" table:formula="of:=IF(EXACT([.B30];&quot;&quot;);&quot;&quot;;CONCATENATE([.D30]; &quot; : &quot;;[.B30]))">
            <text:p/>
          </table:table-cell>
          <table:table-cell table:style-name="ce52" table:formula="of:=IF(EXACT([.E30];&quot;&quot;);&quot;&quot;;CONCATENATE([.D30];&quot; : &quot;;YEAR([.A30]);&quot;-&quot;;IF(MONTH([.A30])&lt;10;&quot;0&quot;;&quot;&quot;);MONTH([.A30]);&quot;-&quot;;IF(DAY([.A30])&lt;10;&quot;0&quot;;&quot;&quot;);DAY([.A30]);&quot; : &quot;;[.E30];&quot;h&quot;;&quot; : &quot;;[.C30]))">
            <text:p/>
          </table:table-cell>
          <table:table-cell table:style-name="ce54" table:formula="of:=IF(EXACT([.E30];&quot;&quot;);&quot;&quot;;IF(NOT(EXACT([.A30];[.A29]));[.E30];[.K29]+[.E30]))">
            <text:p/>
          </table:table-cell>
          <table:table-cell table:style-name="ce56" table:formula="of:=IF(EXACT([.K30];&quot;&quot;);&quot;&quot;;8-[.K30])">
            <text:p/>
          </table:table-cell>
          <table:table-cell table:style-name="ce59"/>
          <table:table-cell table:style-name="ce60" table:formula="of:=IF(NOT(EXACT([.G30];&quot;yes&quot;));[.J30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31];&quot;&quot;);&quot;&quot;;CONCATENATE([.D31]; &quot; : &quot;;[.B31]))">
            <text:p/>
          </table:table-cell>
          <table:table-cell table:style-name="ce52" table:formula="of:=IF(EXACT([.E31];&quot;&quot;);&quot;&quot;;CONCATENATE([.D31];&quot; : &quot;;YEAR([.A31]);&quot;-&quot;;IF(MONTH([.A31])&lt;10;&quot;0&quot;;&quot;&quot;);MONTH([.A31]);&quot;-&quot;;IF(DAY([.A31])&lt;10;&quot;0&quot;;&quot;&quot;);DAY([.A31]);&quot; : &quot;;[.E31];&quot;h&quot;;&quot; : &quot;;[.C31]))">
            <text:p/>
          </table:table-cell>
          <table:table-cell table:style-name="ce54" table:formula="of:=IF(EXACT([.E31];&quot;&quot;);&quot;&quot;;IF(NOT(EXACT([.A31];[.A30]));[.E31];[.K30]+[.E31]))">
            <text:p/>
          </table:table-cell>
          <table:table-cell table:style-name="ce56" table:formula="of:=IF(EXACT([.K31];&quot;&quot;);&quot;&quot;;8-[.K31])">
            <text:p/>
          </table:table-cell>
          <table:table-cell table:style-name="ce59"/>
          <table:table-cell table:style-name="ce60" table:formula="of:=IF(NOT(EXACT([.G31];&quot;yes&quot;));[.J31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32];&quot;&quot;);&quot;&quot;;CONCATENATE([.D32]; &quot; : &quot;;[.B32]))">
            <text:p/>
          </table:table-cell>
          <table:table-cell table:style-name="ce52" table:formula="of:=IF(EXACT([.E32];&quot;&quot;);&quot;&quot;;CONCATENATE([.D32];&quot; : &quot;;YEAR([.A32]);&quot;-&quot;;IF(MONTH([.A32])&lt;10;&quot;0&quot;;&quot;&quot;);MONTH([.A32]);&quot;-&quot;;IF(DAY([.A32])&lt;10;&quot;0&quot;;&quot;&quot;);DAY([.A32]);&quot; : &quot;;[.E32];&quot;h&quot;;&quot; : &quot;;[.C32]))">
            <text:p/>
          </table:table-cell>
          <table:table-cell table:style-name="ce54" table:formula="of:=IF(EXACT([.E32];&quot;&quot;);&quot;&quot;;IF(NOT(EXACT([.A32];[.A31]));[.E32];[.K31]+[.E32]))">
            <text:p/>
          </table:table-cell>
          <table:table-cell table:style-name="ce56" table:formula="of:=IF(EXACT([.K32];&quot;&quot;);&quot;&quot;;8-[.K32])">
            <text:p/>
          </table:table-cell>
          <table:table-cell table:style-name="ce59"/>
          <table:table-cell table:style-name="ce60" table:formula="of:=IF(NOT(EXACT([.G32];&quot;yes&quot;));[.J32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33];&quot;&quot;);&quot;&quot;;CONCATENATE([.D33]; &quot; : &quot;;[.B33]))">
            <text:p/>
          </table:table-cell>
          <table:table-cell table:style-name="ce52" table:formula="of:=IF(EXACT([.E33];&quot;&quot;);&quot;&quot;;CONCATENATE([.D33];&quot; : &quot;;YEAR([.A33]);&quot;-&quot;;IF(MONTH([.A33])&lt;10;&quot;0&quot;;&quot;&quot;);MONTH([.A33]);&quot;-&quot;;IF(DAY([.A33])&lt;10;&quot;0&quot;;&quot;&quot;);DAY([.A33]);&quot; : &quot;;[.E33];&quot;h&quot;;&quot; : &quot;;[.C33]))">
            <text:p/>
          </table:table-cell>
          <table:table-cell table:style-name="ce54" table:formula="of:=IF(EXACT([.E33];&quot;&quot;);&quot;&quot;;IF(NOT(EXACT([.A33];[.A32]));[.E33];[.K32]+[.E33]))">
            <text:p/>
          </table:table-cell>
          <table:table-cell table:style-name="ce56" table:formula="of:=IF(EXACT([.K33];&quot;&quot;);&quot;&quot;;8-[.K33])">
            <text:p/>
          </table:table-cell>
          <table:table-cell table:style-name="ce59"/>
          <table:table-cell table:style-name="ce60" table:formula="of:=IF(NOT(EXACT([.G33];&quot;yes&quot;));[.J33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34];&quot;&quot;);&quot;&quot;;CONCATENATE([.D34]; &quot; : &quot;;[.B34]))">
            <text:p/>
          </table:table-cell>
          <table:table-cell table:style-name="ce52" table:formula="of:=IF(EXACT([.E34];&quot;&quot;);&quot;&quot;;CONCATENATE([.D34];&quot; : &quot;;YEAR([.A34]);&quot;-&quot;;IF(MONTH([.A34])&lt;10;&quot;0&quot;;&quot;&quot;);MONTH([.A34]);&quot;-&quot;;IF(DAY([.A34])&lt;10;&quot;0&quot;;&quot;&quot;);DAY([.A34]);&quot; : &quot;;[.E34];&quot;h&quot;;&quot; : &quot;;[.C34]))">
            <text:p/>
          </table:table-cell>
          <table:table-cell table:style-name="ce54" table:formula="of:=IF(EXACT([.E34];&quot;&quot;);&quot;&quot;;IF(NOT(EXACT([.A34];[.A33]));[.E34];[.K33]+[.E34]))">
            <text:p/>
          </table:table-cell>
          <table:table-cell table:style-name="ce56" table:formula="of:=IF(EXACT([.K34];&quot;&quot;);&quot;&quot;;8-[.K34])">
            <text:p/>
          </table:table-cell>
          <table:table-cell table:style-name="ce59"/>
          <table:table-cell table:style-name="ce60" table:formula="of:=IF(NOT(EXACT([.G34];&quot;yes&quot;));[.J34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35];&quot;&quot;);&quot;&quot;;CONCATENATE([.D35]; &quot; : &quot;;[.B35]))">
            <text:p/>
          </table:table-cell>
          <table:table-cell table:style-name="ce52" table:formula="of:=IF(EXACT([.E35];&quot;&quot;);&quot;&quot;;CONCATENATE([.D35];&quot; : &quot;;YEAR([.A35]);&quot;-&quot;;IF(MONTH([.A35])&lt;10;&quot;0&quot;;&quot;&quot;);MONTH([.A35]);&quot;-&quot;;IF(DAY([.A35])&lt;10;&quot;0&quot;;&quot;&quot;);DAY([.A35]);&quot; : &quot;;[.E35];&quot;h&quot;;&quot; : &quot;;[.C35]))">
            <text:p/>
          </table:table-cell>
          <table:table-cell table:style-name="ce54" table:formula="of:=IF(EXACT([.E35];&quot;&quot;);&quot;&quot;;IF(NOT(EXACT([.A35];[.A34]));[.E35];[.K34]+[.E35]))">
            <text:p/>
          </table:table-cell>
          <table:table-cell table:style-name="ce56" table:formula="of:=IF(EXACT([.K35];&quot;&quot;);&quot;&quot;;8-[.K35])">
            <text:p/>
          </table:table-cell>
          <table:table-cell table:style-name="ce59"/>
          <table:table-cell table:style-name="ce60" table:formula="of:=IF(NOT(EXACT([.G35];&quot;yes&quot;));[.J35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36];&quot;&quot;);&quot;&quot;;CONCATENATE([.D36]; &quot; : &quot;;[.B36]))">
            <text:p/>
          </table:table-cell>
          <table:table-cell table:style-name="ce52" table:formula="of:=IF(EXACT([.E36];&quot;&quot;);&quot;&quot;;CONCATENATE([.D36];&quot; : &quot;;YEAR([.A36]);&quot;-&quot;;IF(MONTH([.A36])&lt;10;&quot;0&quot;;&quot;&quot;);MONTH([.A36]);&quot;-&quot;;IF(DAY([.A36])&lt;10;&quot;0&quot;;&quot;&quot;);DAY([.A36]);&quot; : &quot;;[.E36];&quot;h&quot;;&quot; : &quot;;[.C36]))">
            <text:p/>
          </table:table-cell>
          <table:table-cell table:style-name="ce54" table:formula="of:=IF(EXACT([.E36];&quot;&quot;);&quot;&quot;;IF(NOT(EXACT([.A36];[.A35]));[.E36];[.K35]+[.E36]))">
            <text:p/>
          </table:table-cell>
          <table:table-cell table:style-name="ce56" table:formula="of:=IF(EXACT([.K36];&quot;&quot;);&quot;&quot;;8-[.K36])">
            <text:p/>
          </table:table-cell>
          <table:table-cell table:style-name="ce59"/>
          <table:table-cell table:style-name="ce60" table:formula="of:=IF(NOT(EXACT([.G36];&quot;yes&quot;));[.J36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37];&quot;&quot;);&quot;&quot;;CONCATENATE([.D37]; &quot; : &quot;;[.B37]))">
            <text:p/>
          </table:table-cell>
          <table:table-cell table:style-name="ce52" table:formula="of:=IF(EXACT([.E37];&quot;&quot;);&quot;&quot;;CONCATENATE([.D37];&quot; : &quot;;YEAR([.A37]);&quot;-&quot;;IF(MONTH([.A37])&lt;10;&quot;0&quot;;&quot;&quot;);MONTH([.A37]);&quot;-&quot;;IF(DAY([.A37])&lt;10;&quot;0&quot;;&quot;&quot;);DAY([.A37]);&quot; : &quot;;[.E37];&quot;h&quot;;&quot; : &quot;;[.C37]))">
            <text:p/>
          </table:table-cell>
          <table:table-cell table:style-name="ce54" table:formula="of:=IF(EXACT([.E37];&quot;&quot;);&quot;&quot;;IF(NOT(EXACT([.A37];[.A36]));[.E37];[.K36]+[.E37]))">
            <text:p/>
          </table:table-cell>
          <table:table-cell table:style-name="ce56" table:formula="of:=IF(EXACT([.K37];&quot;&quot;);&quot;&quot;;8-[.K37])">
            <text:p/>
          </table:table-cell>
          <table:table-cell table:style-name="ce59"/>
          <table:table-cell table:style-name="ce60" table:formula="of:=IF(NOT(EXACT([.G37];&quot;yes&quot;));[.J37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38];&quot;&quot;);&quot;&quot;;CONCATENATE([.D38]; &quot; : &quot;;[.B38]))">
            <text:p/>
          </table:table-cell>
          <table:table-cell table:style-name="ce52" table:formula="of:=IF(EXACT([.E38];&quot;&quot;);&quot;&quot;;CONCATENATE([.D38];&quot; : &quot;;YEAR([.A38]);&quot;-&quot;;IF(MONTH([.A38])&lt;10;&quot;0&quot;;&quot;&quot;);MONTH([.A38]);&quot;-&quot;;IF(DAY([.A38])&lt;10;&quot;0&quot;;&quot;&quot;);DAY([.A38]);&quot; : &quot;;[.E38];&quot;h&quot;;&quot; : &quot;;[.C38]))">
            <text:p/>
          </table:table-cell>
          <table:table-cell table:style-name="ce54" table:formula="of:=IF(EXACT([.E38];&quot;&quot;);&quot;&quot;;IF(NOT(EXACT([.A38];[.A37]));[.E38];[.K37]+[.E38]))">
            <text:p/>
          </table:table-cell>
          <table:table-cell table:style-name="ce56" table:formula="of:=IF(EXACT([.K38];&quot;&quot;);&quot;&quot;;8-[.K38])">
            <text:p/>
          </table:table-cell>
          <table:table-cell table:style-name="ce59"/>
          <table:table-cell table:style-name="ce60" table:formula="of:=IF(NOT(EXACT([.G38];&quot;yes&quot;));[.J38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39];&quot;&quot;);&quot;&quot;;CONCATENATE([.D39]; &quot; : &quot;;[.B39]))">
            <text:p/>
          </table:table-cell>
          <table:table-cell table:style-name="ce52" table:formula="of:=IF(EXACT([.E39];&quot;&quot;);&quot;&quot;;CONCATENATE([.D39];&quot; : &quot;;YEAR([.A39]);&quot;-&quot;;IF(MONTH([.A39])&lt;10;&quot;0&quot;;&quot;&quot;);MONTH([.A39]);&quot;-&quot;;IF(DAY([.A39])&lt;10;&quot;0&quot;;&quot;&quot;);DAY([.A39]);&quot; : &quot;;[.E39];&quot;h&quot;;&quot; : &quot;;[.C39]))">
            <text:p/>
          </table:table-cell>
          <table:table-cell table:style-name="ce54" table:formula="of:=IF(EXACT([.E39];&quot;&quot;);&quot;&quot;;IF(NOT(EXACT([.A39];[.A38]));[.E39];[.K38]+[.E39]))">
            <text:p/>
          </table:table-cell>
          <table:table-cell table:style-name="ce56" table:formula="of:=IF(EXACT([.K39];&quot;&quot;);&quot;&quot;;8-[.K39])">
            <text:p/>
          </table:table-cell>
          <table:table-cell table:style-name="ce59"/>
          <table:table-cell table:style-name="ce60" table:formula="of:=IF(NOT(EXACT([.G39];&quot;yes&quot;));[.J39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40];&quot;&quot;);&quot;&quot;;CONCATENATE([.D40]; &quot; : &quot;;[.B40]))">
            <text:p/>
          </table:table-cell>
          <table:table-cell table:style-name="ce52" table:formula="of:=IF(EXACT([.E40];&quot;&quot;);&quot;&quot;;CONCATENATE([.D40];&quot; : &quot;;YEAR([.A40]);&quot;-&quot;;IF(MONTH([.A40])&lt;10;&quot;0&quot;;&quot;&quot;);MONTH([.A40]);&quot;-&quot;;IF(DAY([.A40])&lt;10;&quot;0&quot;;&quot;&quot;);DAY([.A40]);&quot; : &quot;;[.E40];&quot;h&quot;;&quot; : &quot;;[.C40]))">
            <text:p/>
          </table:table-cell>
          <table:table-cell table:style-name="ce54" table:formula="of:=IF(EXACT([.E40];&quot;&quot;);&quot;&quot;;IF(NOT(EXACT([.A40];[.A39]));[.E40];[.K39]+[.E40]))">
            <text:p/>
          </table:table-cell>
          <table:table-cell table:style-name="ce56" table:formula="of:=IF(EXACT([.K40];&quot;&quot;);&quot;&quot;;8-[.K40])">
            <text:p/>
          </table:table-cell>
          <table:table-cell table:style-name="ce59"/>
          <table:table-cell table:style-name="ce60" table:formula="of:=IF(NOT(EXACT([.G40];&quot;yes&quot;));[.J40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41];&quot;&quot;);&quot;&quot;;CONCATENATE([.D41]; &quot; : &quot;;[.B41]))">
            <text:p/>
          </table:table-cell>
          <table:table-cell table:style-name="ce52" table:formula="of:=IF(EXACT([.E41];&quot;&quot;);&quot;&quot;;CONCATENATE([.D41];&quot; : &quot;;YEAR([.A41]);&quot;-&quot;;IF(MONTH([.A41])&lt;10;&quot;0&quot;;&quot;&quot;);MONTH([.A41]);&quot;-&quot;;IF(DAY([.A41])&lt;10;&quot;0&quot;;&quot;&quot;);DAY([.A41]);&quot; : &quot;;[.E41];&quot;h&quot;;&quot; : &quot;;[.C41]))">
            <text:p/>
          </table:table-cell>
          <table:table-cell table:style-name="ce54" table:formula="of:=IF(EXACT([.E41];&quot;&quot;);&quot;&quot;;IF(NOT(EXACT([.A41];[.A40]));[.E41];[.K40]+[.E41]))">
            <text:p/>
          </table:table-cell>
          <table:table-cell table:style-name="ce56" table:formula="of:=IF(EXACT([.K41];&quot;&quot;);&quot;&quot;;8-[.K41])">
            <text:p/>
          </table:table-cell>
          <table:table-cell table:style-name="ce59"/>
          <table:table-cell table:style-name="ce60" table:formula="of:=IF(NOT(EXACT([.G41];&quot;yes&quot;));[.J41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42];&quot;&quot;);&quot;&quot;;CONCATENATE([.D42]; &quot; : &quot;;[.B42]))">
            <text:p/>
          </table:table-cell>
          <table:table-cell table:style-name="ce52" table:formula="of:=IF(EXACT([.E42];&quot;&quot;);&quot;&quot;;CONCATENATE([.D42];&quot; : &quot;;YEAR([.A42]);&quot;-&quot;;IF(MONTH([.A42])&lt;10;&quot;0&quot;;&quot;&quot;);MONTH([.A42]);&quot;-&quot;;IF(DAY([.A42])&lt;10;&quot;0&quot;;&quot;&quot;);DAY([.A42]);&quot; : &quot;;[.E42];&quot;h&quot;;&quot; : &quot;;[.C42]))">
            <text:p/>
          </table:table-cell>
          <table:table-cell table:style-name="ce54" table:formula="of:=IF(EXACT([.E42];&quot;&quot;);&quot;&quot;;IF(NOT(EXACT([.A42];[.A41]));[.E42];[.K41]+[.E42]))">
            <text:p/>
          </table:table-cell>
          <table:table-cell table:style-name="ce56" table:formula="of:=IF(EXACT([.K42];&quot;&quot;);&quot;&quot;;8-[.K42])">
            <text:p/>
          </table:table-cell>
          <table:table-cell table:style-name="ce59"/>
          <table:table-cell table:style-name="ce60" table:formula="of:=IF(NOT(EXACT([.G42];&quot;yes&quot;));[.J42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43];&quot;&quot;);&quot;&quot;;CONCATENATE([.D43]; &quot; : &quot;;[.B43]))">
            <text:p/>
          </table:table-cell>
          <table:table-cell table:style-name="ce52" table:formula="of:=IF(EXACT([.E43];&quot;&quot;);&quot;&quot;;CONCATENATE([.D43];&quot; : &quot;;YEAR([.A43]);&quot;-&quot;;IF(MONTH([.A43])&lt;10;&quot;0&quot;;&quot;&quot;);MONTH([.A43]);&quot;-&quot;;IF(DAY([.A43])&lt;10;&quot;0&quot;;&quot;&quot;);DAY([.A43]);&quot; : &quot;;[.E43];&quot;h&quot;;&quot; : &quot;;[.C43]))">
            <text:p/>
          </table:table-cell>
          <table:table-cell table:style-name="ce54" table:formula="of:=IF(EXACT([.E43];&quot;&quot;);&quot;&quot;;IF(NOT(EXACT([.A43];[.A42]));[.E43];[.K42]+[.E43]))">
            <text:p/>
          </table:table-cell>
          <table:table-cell table:style-name="ce56" table:formula="of:=IF(EXACT([.K43];&quot;&quot;);&quot;&quot;;8-[.K43])">
            <text:p/>
          </table:table-cell>
          <table:table-cell table:style-name="ce59"/>
          <table:table-cell table:style-name="ce60" table:formula="of:=IF(NOT(EXACT([.G43];&quot;yes&quot;));[.J43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44];&quot;&quot;);&quot;&quot;;CONCATENATE([.D44]; &quot; : &quot;;[.B44]))">
            <text:p/>
          </table:table-cell>
          <table:table-cell table:style-name="ce52" table:formula="of:=IF(EXACT([.E44];&quot;&quot;);&quot;&quot;;CONCATENATE([.D44];&quot; : &quot;;YEAR([.A44]);&quot;-&quot;;IF(MONTH([.A44])&lt;10;&quot;0&quot;;&quot;&quot;);MONTH([.A44]);&quot;-&quot;;IF(DAY([.A44])&lt;10;&quot;0&quot;;&quot;&quot;);DAY([.A44]);&quot; : &quot;;[.E44];&quot;h&quot;;&quot; : &quot;;[.C44]))">
            <text:p/>
          </table:table-cell>
          <table:table-cell table:style-name="ce54" table:formula="of:=IF(EXACT([.E44];&quot;&quot;);&quot;&quot;;IF(NOT(EXACT([.A44];[.A43]));[.E44];[.K43]+[.E44]))">
            <text:p/>
          </table:table-cell>
          <table:table-cell table:style-name="ce56" table:formula="of:=IF(EXACT([.K44];&quot;&quot;);&quot;&quot;;8-[.K44])">
            <text:p/>
          </table:table-cell>
          <table:table-cell table:style-name="ce59"/>
          <table:table-cell table:style-name="ce60" table:formula="of:=IF(NOT(EXACT([.G44];&quot;yes&quot;));[.J44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45];&quot;&quot;);&quot;&quot;;CONCATENATE([.D45]; &quot; : &quot;;[.B45]))">
            <text:p/>
          </table:table-cell>
          <table:table-cell table:style-name="ce52" table:formula="of:=IF(EXACT([.E45];&quot;&quot;);&quot;&quot;;CONCATENATE([.D45];&quot; : &quot;;YEAR([.A45]);&quot;-&quot;;IF(MONTH([.A45])&lt;10;&quot;0&quot;;&quot;&quot;);MONTH([.A45]);&quot;-&quot;;IF(DAY([.A45])&lt;10;&quot;0&quot;;&quot;&quot;);DAY([.A45]);&quot; : &quot;;[.E45];&quot;h&quot;;&quot; : &quot;;[.C45]))">
            <text:p/>
          </table:table-cell>
          <table:table-cell table:style-name="ce54" table:formula="of:=IF(EXACT([.E45];&quot;&quot;);&quot;&quot;;IF(NOT(EXACT([.A45];[.A44]));[.E45];[.K44]+[.E45]))">
            <text:p/>
          </table:table-cell>
          <table:table-cell table:style-name="ce56" table:formula="of:=IF(EXACT([.K45];&quot;&quot;);&quot;&quot;;8-[.K45])">
            <text:p/>
          </table:table-cell>
          <table:table-cell table:style-name="ce59"/>
          <table:table-cell table:style-name="ce60" table:formula="of:=IF(NOT(EXACT([.G45];&quot;yes&quot;));[.J45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46];&quot;&quot;);&quot;&quot;;CONCATENATE([.D46]; &quot; : &quot;;[.B46]))">
            <text:p/>
          </table:table-cell>
          <table:table-cell table:style-name="ce52" table:formula="of:=IF(EXACT([.E46];&quot;&quot;);&quot;&quot;;CONCATENATE([.D46];&quot; : &quot;;YEAR([.A46]);&quot;-&quot;;IF(MONTH([.A46])&lt;10;&quot;0&quot;;&quot;&quot;);MONTH([.A46]);&quot;-&quot;;IF(DAY([.A46])&lt;10;&quot;0&quot;;&quot;&quot;);DAY([.A46]);&quot; : &quot;;[.E46];&quot;h&quot;;&quot; : &quot;;[.C46]))">
            <text:p/>
          </table:table-cell>
          <table:table-cell table:style-name="ce54" table:formula="of:=IF(EXACT([.E46];&quot;&quot;);&quot;&quot;;IF(NOT(EXACT([.A46];[.A45]));[.E46];[.K45]+[.E46]))">
            <text:p/>
          </table:table-cell>
          <table:table-cell table:style-name="ce56" table:formula="of:=IF(EXACT([.K46];&quot;&quot;);&quot;&quot;;8-[.K46])">
            <text:p/>
          </table:table-cell>
          <table:table-cell table:style-name="ce59"/>
          <table:table-cell table:style-name="ce60" table:formula="of:=IF(NOT(EXACT([.G46];&quot;yes&quot;));[.J46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47];&quot;&quot;);&quot;&quot;;CONCATENATE([.D47]; &quot; : &quot;;[.B47]))">
            <text:p/>
          </table:table-cell>
          <table:table-cell table:style-name="ce52" table:formula="of:=IF(EXACT([.E47];&quot;&quot;);&quot;&quot;;CONCATENATE([.D47];&quot; : &quot;;YEAR([.A47]);&quot;-&quot;;IF(MONTH([.A47])&lt;10;&quot;0&quot;;&quot;&quot;);MONTH([.A47]);&quot;-&quot;;IF(DAY([.A47])&lt;10;&quot;0&quot;;&quot;&quot;);DAY([.A47]);&quot; : &quot;;[.E47];&quot;h&quot;;&quot; : &quot;;[.C47]))">
            <text:p/>
          </table:table-cell>
          <table:table-cell table:style-name="ce54" table:formula="of:=IF(EXACT([.E47];&quot;&quot;);&quot;&quot;;IF(NOT(EXACT([.A47];[.A46]));[.E47];[.K46]+[.E47]))">
            <text:p/>
          </table:table-cell>
          <table:table-cell table:style-name="ce56" table:formula="of:=IF(EXACT([.K47];&quot;&quot;);&quot;&quot;;8-[.K47])">
            <text:p/>
          </table:table-cell>
          <table:table-cell table:style-name="ce59"/>
          <table:table-cell table:style-name="ce60" table:formula="of:=IF(NOT(EXACT([.G47];&quot;yes&quot;));[.J47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48];&quot;&quot;);&quot;&quot;;CONCATENATE([.D48]; &quot; : &quot;;[.B48]))">
            <text:p/>
          </table:table-cell>
          <table:table-cell table:style-name="ce52" table:formula="of:=IF(EXACT([.E48];&quot;&quot;);&quot;&quot;;CONCATENATE([.D48];&quot; : &quot;;YEAR([.A48]);&quot;-&quot;;IF(MONTH([.A48])&lt;10;&quot;0&quot;;&quot;&quot;);MONTH([.A48]);&quot;-&quot;;IF(DAY([.A48])&lt;10;&quot;0&quot;;&quot;&quot;);DAY([.A48]);&quot; : &quot;;[.E48];&quot;h&quot;;&quot; : &quot;;[.C48]))">
            <text:p/>
          </table:table-cell>
          <table:table-cell table:style-name="ce54" table:formula="of:=IF(EXACT([.E48];&quot;&quot;);&quot;&quot;;IF(NOT(EXACT([.A48];[.A47]));[.E48];[.K47]+[.E48]))">
            <text:p/>
          </table:table-cell>
          <table:table-cell table:style-name="ce56" table:formula="of:=IF(EXACT([.K48];&quot;&quot;);&quot;&quot;;8-[.K48])">
            <text:p/>
          </table:table-cell>
          <table:table-cell table:style-name="ce59"/>
          <table:table-cell table:style-name="ce60" table:formula="of:=IF(NOT(EXACT([.G48];&quot;yes&quot;));[.J48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49];&quot;&quot;);&quot;&quot;;CONCATENATE([.D49]; &quot; : &quot;;[.B49]))">
            <text:p/>
          </table:table-cell>
          <table:table-cell table:style-name="ce52" table:formula="of:=IF(EXACT([.E49];&quot;&quot;);&quot;&quot;;CONCATENATE([.D49];&quot; : &quot;;YEAR([.A49]);&quot;-&quot;;IF(MONTH([.A49])&lt;10;&quot;0&quot;;&quot;&quot;);MONTH([.A49]);&quot;-&quot;;IF(DAY([.A49])&lt;10;&quot;0&quot;;&quot;&quot;);DAY([.A49]);&quot; : &quot;;[.E49];&quot;h&quot;;&quot; : &quot;;[.C49]))">
            <text:p/>
          </table:table-cell>
          <table:table-cell table:style-name="ce54" table:formula="of:=IF(EXACT([.E49];&quot;&quot;);&quot;&quot;;IF(NOT(EXACT([.A49];[.A48]));[.E49];[.K48]+[.E49]))">
            <text:p/>
          </table:table-cell>
          <table:table-cell table:style-name="ce56" table:formula="of:=IF(EXACT([.K49];&quot;&quot;);&quot;&quot;;8-[.K49])">
            <text:p/>
          </table:table-cell>
          <table:table-cell table:style-name="ce59"/>
          <table:table-cell table:style-name="ce60" table:formula="of:=IF(NOT(EXACT([.G49];&quot;yes&quot;));[.J49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50];&quot;&quot;);&quot;&quot;;CONCATENATE([.D50]; &quot; : &quot;;[.B50]))">
            <text:p/>
          </table:table-cell>
          <table:table-cell table:style-name="ce52" table:formula="of:=IF(EXACT([.E50];&quot;&quot;);&quot;&quot;;CONCATENATE([.D50];&quot; : &quot;;YEAR([.A50]);&quot;-&quot;;IF(MONTH([.A50])&lt;10;&quot;0&quot;;&quot;&quot;);MONTH([.A50]);&quot;-&quot;;IF(DAY([.A50])&lt;10;&quot;0&quot;;&quot;&quot;);DAY([.A50]);&quot; : &quot;;[.E50];&quot;h&quot;;&quot; : &quot;;[.C50]))">
            <text:p/>
          </table:table-cell>
          <table:table-cell table:style-name="ce54" table:formula="of:=IF(EXACT([.E50];&quot;&quot;);&quot;&quot;;IF(NOT(EXACT([.A50];[.A49]));[.E50];[.K49]+[.E50]))">
            <text:p/>
          </table:table-cell>
          <table:table-cell table:style-name="ce56" table:formula="of:=IF(EXACT([.K50];&quot;&quot;);&quot;&quot;;8-[.K50])">
            <text:p/>
          </table:table-cell>
          <table:table-cell table:style-name="ce59"/>
          <table:table-cell table:style-name="ce60" table:formula="of:=IF(NOT(EXACT([.G50];&quot;yes&quot;));[.J50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51];&quot;&quot;);&quot;&quot;;CONCATENATE([.D51]; &quot; : &quot;;[.B51]))">
            <text:p/>
          </table:table-cell>
          <table:table-cell table:style-name="ce52" table:formula="of:=IF(EXACT([.E51];&quot;&quot;);&quot;&quot;;CONCATENATE([.D51];&quot; : &quot;;YEAR([.A51]);&quot;-&quot;;IF(MONTH([.A51])&lt;10;&quot;0&quot;;&quot;&quot;);MONTH([.A51]);&quot;-&quot;;IF(DAY([.A51])&lt;10;&quot;0&quot;;&quot;&quot;);DAY([.A51]);&quot; : &quot;;[.E51];&quot;h&quot;;&quot; : &quot;;[.C51]))">
            <text:p/>
          </table:table-cell>
          <table:table-cell table:style-name="ce54" table:formula="of:=IF(EXACT([.E51];&quot;&quot;);&quot;&quot;;IF(NOT(EXACT([.A51];[.A50]));[.E51];[.K50]+[.E51]))">
            <text:p/>
          </table:table-cell>
          <table:table-cell table:style-name="ce56" table:formula="of:=IF(EXACT([.K51];&quot;&quot;);&quot;&quot;;8-[.K51])">
            <text:p/>
          </table:table-cell>
          <table:table-cell table:style-name="ce59"/>
          <table:table-cell table:style-name="ce60" table:formula="of:=IF(NOT(EXACT([.G51];&quot;yes&quot;));[.J51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52];&quot;&quot;);&quot;&quot;;CONCATENATE([.D52]; &quot; : &quot;;[.B52]))">
            <text:p/>
          </table:table-cell>
          <table:table-cell table:style-name="ce52" table:formula="of:=IF(EXACT([.E52];&quot;&quot;);&quot;&quot;;CONCATENATE([.D52];&quot; : &quot;;YEAR([.A52]);&quot;-&quot;;IF(MONTH([.A52])&lt;10;&quot;0&quot;;&quot;&quot;);MONTH([.A52]);&quot;-&quot;;IF(DAY([.A52])&lt;10;&quot;0&quot;;&quot;&quot;);DAY([.A52]);&quot; : &quot;;[.E52];&quot;h&quot;;&quot; : &quot;;[.C52]))">
            <text:p/>
          </table:table-cell>
          <table:table-cell table:style-name="ce54" table:formula="of:=IF(EXACT([.E52];&quot;&quot;);&quot;&quot;;IF(NOT(EXACT([.A52];[.A51]));[.E52];[.K51]+[.E52]))">
            <text:p/>
          </table:table-cell>
          <table:table-cell table:style-name="ce56" table:formula="of:=IF(EXACT([.K52];&quot;&quot;);&quot;&quot;;8-[.K52])">
            <text:p/>
          </table:table-cell>
          <table:table-cell table:style-name="ce59"/>
          <table:table-cell table:style-name="ce60" table:formula="of:=IF(NOT(EXACT([.G52];&quot;yes&quot;));[.J52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53];&quot;&quot;);&quot;&quot;;CONCATENATE([.D53]; &quot; : &quot;;[.B53]))">
            <text:p/>
          </table:table-cell>
          <table:table-cell table:style-name="ce52" table:formula="of:=IF(EXACT([.E53];&quot;&quot;);&quot;&quot;;CONCATENATE([.D53];&quot; : &quot;;YEAR([.A53]);&quot;-&quot;;IF(MONTH([.A53])&lt;10;&quot;0&quot;;&quot;&quot;);MONTH([.A53]);&quot;-&quot;;IF(DAY([.A53])&lt;10;&quot;0&quot;;&quot;&quot;);DAY([.A53]);&quot; : &quot;;[.E53];&quot;h&quot;;&quot; : &quot;;[.C53]))">
            <text:p/>
          </table:table-cell>
          <table:table-cell table:style-name="ce54" table:formula="of:=IF(EXACT([.E53];&quot;&quot;);&quot;&quot;;IF(NOT(EXACT([.A53];[.A52]));[.E53];[.K52]+[.E53]))">
            <text:p/>
          </table:table-cell>
          <table:table-cell table:style-name="ce56" table:formula="of:=IF(EXACT([.K53];&quot;&quot;);&quot;&quot;;8-[.K53])">
            <text:p/>
          </table:table-cell>
          <table:table-cell table:style-name="ce59"/>
          <table:table-cell table:style-name="ce60" table:formula="of:=IF(NOT(EXACT([.G53];&quot;yes&quot;));[.J53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54];&quot;&quot;);&quot;&quot;;CONCATENATE([.D54]; &quot; : &quot;;[.B54]))">
            <text:p/>
          </table:table-cell>
          <table:table-cell table:style-name="ce52" table:formula="of:=IF(EXACT([.E54];&quot;&quot;);&quot;&quot;;CONCATENATE([.D54];&quot; : &quot;;YEAR([.A54]);&quot;-&quot;;IF(MONTH([.A54])&lt;10;&quot;0&quot;;&quot;&quot;);MONTH([.A54]);&quot;-&quot;;IF(DAY([.A54])&lt;10;&quot;0&quot;;&quot;&quot;);DAY([.A54]);&quot; : &quot;;[.E54];&quot;h&quot;;&quot; : &quot;;[.C54]))">
            <text:p/>
          </table:table-cell>
          <table:table-cell table:style-name="ce54" table:formula="of:=IF(EXACT([.E54];&quot;&quot;);&quot;&quot;;IF(NOT(EXACT([.A54];[.A53]));[.E54];[.K53]+[.E54]))">
            <text:p/>
          </table:table-cell>
          <table:table-cell table:style-name="ce56" table:formula="of:=IF(EXACT([.K54];&quot;&quot;);&quot;&quot;;8-[.K54])">
            <text:p/>
          </table:table-cell>
          <table:table-cell table:style-name="ce59"/>
          <table:table-cell table:style-name="ce60" table:formula="of:=IF(NOT(EXACT([.G54];&quot;yes&quot;));[.J54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55];&quot;&quot;);&quot;&quot;;CONCATENATE([.D55]; &quot; : &quot;;[.B55]))">
            <text:p/>
          </table:table-cell>
          <table:table-cell table:style-name="ce52" table:formula="of:=IF(EXACT([.E55];&quot;&quot;);&quot;&quot;;CONCATENATE([.D55];&quot; : &quot;;YEAR([.A55]);&quot;-&quot;;IF(MONTH([.A55])&lt;10;&quot;0&quot;;&quot;&quot;);MONTH([.A55]);&quot;-&quot;;IF(DAY([.A55])&lt;10;&quot;0&quot;;&quot;&quot;);DAY([.A55]);&quot; : &quot;;[.E55];&quot;h&quot;;&quot; : &quot;;[.C55]))">
            <text:p/>
          </table:table-cell>
          <table:table-cell table:style-name="ce54" table:formula="of:=IF(EXACT([.E55];&quot;&quot;);&quot;&quot;;IF(NOT(EXACT([.A55];[.A54]));[.E55];[.K54]+[.E55]))">
            <text:p/>
          </table:table-cell>
          <table:table-cell table:style-name="ce56" table:formula="of:=IF(EXACT([.K55];&quot;&quot;);&quot;&quot;;8-[.K55])">
            <text:p/>
          </table:table-cell>
          <table:table-cell table:style-name="ce59"/>
          <table:table-cell table:style-name="ce60" table:formula="of:=IF(NOT(EXACT([.G55];&quot;yes&quot;));[.J55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56];&quot;&quot;);&quot;&quot;;CONCATENATE([.D56]; &quot; : &quot;;[.B56]))">
            <text:p/>
          </table:table-cell>
          <table:table-cell table:style-name="ce52" table:formula="of:=IF(EXACT([.E56];&quot;&quot;);&quot;&quot;;CONCATENATE([.D56];&quot; : &quot;;YEAR([.A56]);&quot;-&quot;;IF(MONTH([.A56])&lt;10;&quot;0&quot;;&quot;&quot;);MONTH([.A56]);&quot;-&quot;;IF(DAY([.A56])&lt;10;&quot;0&quot;;&quot;&quot;);DAY([.A56]);&quot; : &quot;;[.E56];&quot;h&quot;;&quot; : &quot;;[.C56]))">
            <text:p/>
          </table:table-cell>
          <table:table-cell table:style-name="ce54" table:formula="of:=IF(EXACT([.E56];&quot;&quot;);&quot;&quot;;IF(NOT(EXACT([.A56];[.A55]));[.E56];[.K55]+[.E56]))">
            <text:p/>
          </table:table-cell>
          <table:table-cell table:style-name="ce56" table:formula="of:=IF(EXACT([.K56];&quot;&quot;);&quot;&quot;;8-[.K56])">
            <text:p/>
          </table:table-cell>
          <table:table-cell table:style-name="ce59"/>
          <table:table-cell table:style-name="ce60" table:formula="of:=IF(NOT(EXACT([.G56];&quot;yes&quot;));[.J56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57];&quot;&quot;);&quot;&quot;;CONCATENATE([.D57]; &quot; : &quot;;[.B57]))">
            <text:p/>
          </table:table-cell>
          <table:table-cell table:style-name="ce52" table:formula="of:=IF(EXACT([.E57];&quot;&quot;);&quot;&quot;;CONCATENATE([.D57];&quot; : &quot;;YEAR([.A57]);&quot;-&quot;;IF(MONTH([.A57])&lt;10;&quot;0&quot;;&quot;&quot;);MONTH([.A57]);&quot;-&quot;;IF(DAY([.A57])&lt;10;&quot;0&quot;;&quot;&quot;);DAY([.A57]);&quot; : &quot;;[.E57];&quot;h&quot;;&quot; : &quot;;[.C57]))">
            <text:p/>
          </table:table-cell>
          <table:table-cell table:style-name="ce54" table:formula="of:=IF(EXACT([.E57];&quot;&quot;);&quot;&quot;;IF(NOT(EXACT([.A57];[.A56]));[.E57];[.K56]+[.E57]))">
            <text:p/>
          </table:table-cell>
          <table:table-cell table:style-name="ce56" table:formula="of:=IF(EXACT([.K57];&quot;&quot;);&quot;&quot;;8-[.K57])">
            <text:p/>
          </table:table-cell>
          <table:table-cell table:style-name="ce59"/>
          <table:table-cell table:style-name="ce60" table:formula="of:=IF(NOT(EXACT([.G57];&quot;yes&quot;));[.J57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58];&quot;&quot;);&quot;&quot;;CONCATENATE([.D58]; &quot; : &quot;;[.B58]))">
            <text:p/>
          </table:table-cell>
          <table:table-cell table:style-name="ce52" table:formula="of:=IF(EXACT([.E58];&quot;&quot;);&quot;&quot;;CONCATENATE([.D58];&quot; : &quot;;YEAR([.A58]);&quot;-&quot;;IF(MONTH([.A58])&lt;10;&quot;0&quot;;&quot;&quot;);MONTH([.A58]);&quot;-&quot;;IF(DAY([.A58])&lt;10;&quot;0&quot;;&quot;&quot;);DAY([.A58]);&quot; : &quot;;[.E58];&quot;h&quot;;&quot; : &quot;;[.C58]))">
            <text:p/>
          </table:table-cell>
          <table:table-cell table:style-name="ce54" table:formula="of:=IF(EXACT([.E58];&quot;&quot;);&quot;&quot;;IF(NOT(EXACT([.A58];[.A57]));[.E58];[.K57]+[.E58]))">
            <text:p/>
          </table:table-cell>
          <table:table-cell table:style-name="ce56" table:formula="of:=IF(EXACT([.K58];&quot;&quot;);&quot;&quot;;8-[.K58])">
            <text:p/>
          </table:table-cell>
          <table:table-cell table:style-name="ce59"/>
          <table:table-cell table:style-name="ce60" table:formula="of:=IF(NOT(EXACT([.G58];&quot;yes&quot;));[.J58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59];&quot;&quot;);&quot;&quot;;CONCATENATE([.D59]; &quot; : &quot;;[.B59]))">
            <text:p/>
          </table:table-cell>
          <table:table-cell table:style-name="ce52" table:formula="of:=IF(EXACT([.E59];&quot;&quot;);&quot;&quot;;CONCATENATE([.D59];&quot; : &quot;;YEAR([.A59]);&quot;-&quot;;IF(MONTH([.A59])&lt;10;&quot;0&quot;;&quot;&quot;);MONTH([.A59]);&quot;-&quot;;IF(DAY([.A59])&lt;10;&quot;0&quot;;&quot;&quot;);DAY([.A59]);&quot; : &quot;;[.E59];&quot;h&quot;;&quot; : &quot;;[.C59]))">
            <text:p/>
          </table:table-cell>
          <table:table-cell table:style-name="ce54" table:formula="of:=IF(EXACT([.E59];&quot;&quot;);&quot;&quot;;IF(NOT(EXACT([.A59];[.A58]));[.E59];[.K58]+[.E59]))">
            <text:p/>
          </table:table-cell>
          <table:table-cell table:style-name="ce56" table:formula="of:=IF(EXACT([.K59];&quot;&quot;);&quot;&quot;;8-[.K59])">
            <text:p/>
          </table:table-cell>
          <table:table-cell table:style-name="ce59"/>
          <table:table-cell table:style-name="ce60" table:formula="of:=IF(NOT(EXACT([.G59];&quot;yes&quot;));[.J59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60];&quot;&quot;);&quot;&quot;;CONCATENATE([.D60]; &quot; : &quot;;[.B60]))">
            <text:p/>
          </table:table-cell>
          <table:table-cell table:style-name="ce52" table:formula="of:=IF(EXACT([.E60];&quot;&quot;);&quot;&quot;;CONCATENATE([.D60];&quot; : &quot;;YEAR([.A60]);&quot;-&quot;;IF(MONTH([.A60])&lt;10;&quot;0&quot;;&quot;&quot;);MONTH([.A60]);&quot;-&quot;;IF(DAY([.A60])&lt;10;&quot;0&quot;;&quot;&quot;);DAY([.A60]);&quot; : &quot;;[.E60];&quot;h&quot;;&quot; : &quot;;[.C60]))">
            <text:p/>
          </table:table-cell>
          <table:table-cell table:style-name="ce54" table:formula="of:=IF(EXACT([.E60];&quot;&quot;);&quot;&quot;;IF(NOT(EXACT([.A60];[.A59]));[.E60];[.K59]+[.E60]))">
            <text:p/>
          </table:table-cell>
          <table:table-cell table:style-name="ce56" table:formula="of:=IF(EXACT([.K60];&quot;&quot;);&quot;&quot;;8-[.K60])">
            <text:p/>
          </table:table-cell>
          <table:table-cell table:style-name="ce59"/>
          <table:table-cell table:style-name="ce60" table:formula="of:=IF(NOT(EXACT([.G60];&quot;yes&quot;));[.J60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61];&quot;&quot;);&quot;&quot;;CONCATENATE([.D61]; &quot; : &quot;;[.B61]))">
            <text:p/>
          </table:table-cell>
          <table:table-cell table:style-name="ce52" table:formula="of:=IF(EXACT([.E61];&quot;&quot;);&quot;&quot;;CONCATENATE([.D61];&quot; : &quot;;YEAR([.A61]);&quot;-&quot;;IF(MONTH([.A61])&lt;10;&quot;0&quot;;&quot;&quot;);MONTH([.A61]);&quot;-&quot;;IF(DAY([.A61])&lt;10;&quot;0&quot;;&quot;&quot;);DAY([.A61]);&quot; : &quot;;[.E61];&quot;h&quot;;&quot; : &quot;;[.C61]))">
            <text:p/>
          </table:table-cell>
          <table:table-cell table:style-name="ce54" table:formula="of:=IF(EXACT([.E61];&quot;&quot;);&quot;&quot;;IF(NOT(EXACT([.A61];[.A60]));[.E61];[.K60]+[.E61]))">
            <text:p/>
          </table:table-cell>
          <table:table-cell table:style-name="ce56" table:formula="of:=IF(EXACT([.K61];&quot;&quot;);&quot;&quot;;8-[.K61])">
            <text:p/>
          </table:table-cell>
          <table:table-cell table:style-name="ce59"/>
          <table:table-cell table:style-name="ce60" table:formula="of:=IF(NOT(EXACT([.G61];&quot;yes&quot;));[.J61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62];&quot;&quot;);&quot;&quot;;CONCATENATE([.D62]; &quot; : &quot;;[.B62]))">
            <text:p/>
          </table:table-cell>
          <table:table-cell table:style-name="ce52" table:formula="of:=IF(EXACT([.E62];&quot;&quot;);&quot;&quot;;CONCATENATE([.D62];&quot; : &quot;;YEAR([.A62]);&quot;-&quot;;IF(MONTH([.A62])&lt;10;&quot;0&quot;;&quot;&quot;);MONTH([.A62]);&quot;-&quot;;IF(DAY([.A62])&lt;10;&quot;0&quot;;&quot;&quot;);DAY([.A62]);&quot; : &quot;;[.E62];&quot;h&quot;;&quot; : &quot;;[.C62]))">
            <text:p/>
          </table:table-cell>
          <table:table-cell table:style-name="ce54" table:formula="of:=IF(EXACT([.E62];&quot;&quot;);&quot;&quot;;IF(NOT(EXACT([.A62];[.A61]));[.E62];[.K61]+[.E62]))">
            <text:p/>
          </table:table-cell>
          <table:table-cell table:style-name="ce56" table:formula="of:=IF(EXACT([.K62];&quot;&quot;);&quot;&quot;;8-[.K62])">
            <text:p/>
          </table:table-cell>
          <table:table-cell table:style-name="ce59"/>
          <table:table-cell table:style-name="ce60" table:formula="of:=IF(NOT(EXACT([.G62];&quot;yes&quot;));[.J62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63];&quot;&quot;);&quot;&quot;;CONCATENATE([.D63]; &quot; : &quot;;[.B63]))">
            <text:p/>
          </table:table-cell>
          <table:table-cell table:style-name="ce52" table:formula="of:=IF(EXACT([.E63];&quot;&quot;);&quot;&quot;;CONCATENATE([.D63];&quot; : &quot;;YEAR([.A63]);&quot;-&quot;;IF(MONTH([.A63])&lt;10;&quot;0&quot;;&quot;&quot;);MONTH([.A63]);&quot;-&quot;;IF(DAY([.A63])&lt;10;&quot;0&quot;;&quot;&quot;);DAY([.A63]);&quot; : &quot;;[.E63];&quot;h&quot;;&quot; : &quot;;[.C63]))">
            <text:p/>
          </table:table-cell>
          <table:table-cell table:style-name="ce54" table:formula="of:=IF(EXACT([.E63];&quot;&quot;);&quot;&quot;;IF(NOT(EXACT([.A63];[.A62]));[.E63];[.K62]+[.E63]))">
            <text:p/>
          </table:table-cell>
          <table:table-cell table:style-name="ce56" table:formula="of:=IF(EXACT([.K63];&quot;&quot;);&quot;&quot;;8-[.K63])">
            <text:p/>
          </table:table-cell>
          <table:table-cell table:style-name="ce59"/>
          <table:table-cell table:style-name="ce60" table:formula="of:=IF(NOT(EXACT([.G63];&quot;yes&quot;));[.J63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64];&quot;&quot;);&quot;&quot;;CONCATENATE([.D64]; &quot; : &quot;;[.B64]))">
            <text:p/>
          </table:table-cell>
          <table:table-cell table:style-name="ce52" table:formula="of:=IF(EXACT([.E64];&quot;&quot;);&quot;&quot;;CONCATENATE([.D64];&quot; : &quot;;YEAR([.A64]);&quot;-&quot;;IF(MONTH([.A64])&lt;10;&quot;0&quot;;&quot;&quot;);MONTH([.A64]);&quot;-&quot;;IF(DAY([.A64])&lt;10;&quot;0&quot;;&quot;&quot;);DAY([.A64]);&quot; : &quot;;[.E64];&quot;h&quot;;&quot; : &quot;;[.C64]))">
            <text:p/>
          </table:table-cell>
          <table:table-cell table:style-name="ce54" table:formula="of:=IF(EXACT([.E64];&quot;&quot;);&quot;&quot;;IF(NOT(EXACT([.A64];[.A63]));[.E64];[.K63]+[.E64]))">
            <text:p/>
          </table:table-cell>
          <table:table-cell table:style-name="ce56" table:formula="of:=IF(EXACT([.K64];&quot;&quot;);&quot;&quot;;8-[.K64])">
            <text:p/>
          </table:table-cell>
          <table:table-cell table:style-name="ce59"/>
          <table:table-cell table:style-name="ce60" table:formula="of:=IF(NOT(EXACT([.G64];&quot;yes&quot;));[.J64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65];&quot;&quot;);&quot;&quot;;CONCATENATE([.D65]; &quot; : &quot;;[.B65]))">
            <text:p/>
          </table:table-cell>
          <table:table-cell table:style-name="ce52" table:formula="of:=IF(EXACT([.E65];&quot;&quot;);&quot;&quot;;CONCATENATE([.D65];&quot; : &quot;;YEAR([.A65]);&quot;-&quot;;IF(MONTH([.A65])&lt;10;&quot;0&quot;;&quot;&quot;);MONTH([.A65]);&quot;-&quot;;IF(DAY([.A65])&lt;10;&quot;0&quot;;&quot;&quot;);DAY([.A65]);&quot; : &quot;;[.E65];&quot;h&quot;;&quot; : &quot;;[.C65]))">
            <text:p/>
          </table:table-cell>
          <table:table-cell table:style-name="ce54" table:formula="of:=IF(EXACT([.E65];&quot;&quot;);&quot;&quot;;IF(NOT(EXACT([.A65];[.A64]));[.E65];[.K64]+[.E65]))">
            <text:p/>
          </table:table-cell>
          <table:table-cell table:style-name="ce56" table:formula="of:=IF(EXACT([.K65];&quot;&quot;);&quot;&quot;;8-[.K65])">
            <text:p/>
          </table:table-cell>
          <table:table-cell table:style-name="ce59"/>
          <table:table-cell table:style-name="ce60" table:formula="of:=IF(NOT(EXACT([.G65];&quot;yes&quot;));[.J65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66];&quot;&quot;);&quot;&quot;;CONCATENATE([.D66]; &quot; : &quot;;[.B66]))">
            <text:p/>
          </table:table-cell>
          <table:table-cell table:style-name="ce52" table:formula="of:=IF(EXACT([.E66];&quot;&quot;);&quot;&quot;;CONCATENATE([.D66];&quot; : &quot;;YEAR([.A66]);&quot;-&quot;;IF(MONTH([.A66])&lt;10;&quot;0&quot;;&quot;&quot;);MONTH([.A66]);&quot;-&quot;;IF(DAY([.A66])&lt;10;&quot;0&quot;;&quot;&quot;);DAY([.A66]);&quot; : &quot;;[.E66];&quot;h&quot;;&quot; : &quot;;[.C66]))">
            <text:p/>
          </table:table-cell>
          <table:table-cell table:style-name="ce54" table:formula="of:=IF(EXACT([.E66];&quot;&quot;);&quot;&quot;;IF(NOT(EXACT([.A66];[.A65]));[.E66];[.K65]+[.E66]))">
            <text:p/>
          </table:table-cell>
          <table:table-cell table:style-name="ce56" table:formula="of:=IF(EXACT([.K66];&quot;&quot;);&quot;&quot;;8-[.K66])">
            <text:p/>
          </table:table-cell>
          <table:table-cell table:style-name="ce59"/>
          <table:table-cell table:style-name="ce60" table:formula="of:=IF(NOT(EXACT([.G66];&quot;yes&quot;));[.J66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67];&quot;&quot;);&quot;&quot;;CONCATENATE([.D67]; &quot; : &quot;;[.B67]))">
            <text:p/>
          </table:table-cell>
          <table:table-cell table:style-name="ce52" table:formula="of:=IF(EXACT([.E67];&quot;&quot;);&quot;&quot;;CONCATENATE([.D67];&quot; : &quot;;YEAR([.A67]);&quot;-&quot;;IF(MONTH([.A67])&lt;10;&quot;0&quot;;&quot;&quot;);MONTH([.A67]);&quot;-&quot;;IF(DAY([.A67])&lt;10;&quot;0&quot;;&quot;&quot;);DAY([.A67]);&quot; : &quot;;[.E67];&quot;h&quot;;&quot; : &quot;;[.C67]))">
            <text:p/>
          </table:table-cell>
          <table:table-cell table:style-name="ce54" table:formula="of:=IF(EXACT([.E67];&quot;&quot;);&quot;&quot;;IF(NOT(EXACT([.A67];[.A66]));[.E67];[.K66]+[.E67]))">
            <text:p/>
          </table:table-cell>
          <table:table-cell table:style-name="ce56" table:formula="of:=IF(EXACT([.K67];&quot;&quot;);&quot;&quot;;8-[.K67])">
            <text:p/>
          </table:table-cell>
          <table:table-cell table:style-name="ce59"/>
          <table:table-cell table:style-name="ce60" table:formula="of:=IF(NOT(EXACT([.G67];&quot;yes&quot;));[.J67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68];&quot;&quot;);&quot;&quot;;CONCATENATE([.D68]; &quot; : &quot;;[.B68]))">
            <text:p/>
          </table:table-cell>
          <table:table-cell table:style-name="ce52" table:formula="of:=IF(EXACT([.E68];&quot;&quot;);&quot;&quot;;CONCATENATE([.D68];&quot; : &quot;;YEAR([.A68]);&quot;-&quot;;IF(MONTH([.A68])&lt;10;&quot;0&quot;;&quot;&quot;);MONTH([.A68]);&quot;-&quot;;IF(DAY([.A68])&lt;10;&quot;0&quot;;&quot;&quot;);DAY([.A68]);&quot; : &quot;;[.E68];&quot;h&quot;;&quot; : &quot;;[.C68]))">
            <text:p/>
          </table:table-cell>
          <table:table-cell table:style-name="ce54" table:formula="of:=IF(EXACT([.E68];&quot;&quot;);&quot;&quot;;IF(NOT(EXACT([.A68];[.A67]));[.E68];[.K67]+[.E68]))">
            <text:p/>
          </table:table-cell>
          <table:table-cell table:style-name="ce56" table:formula="of:=IF(EXACT([.K68];&quot;&quot;);&quot;&quot;;8-[.K68])">
            <text:p/>
          </table:table-cell>
          <table:table-cell table:style-name="ce59"/>
          <table:table-cell table:style-name="ce60" table:formula="of:=IF(NOT(EXACT([.G68];&quot;yes&quot;));[.J68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69];&quot;&quot;);&quot;&quot;;CONCATENATE([.D69]; &quot; : &quot;;[.B69]))">
            <text:p/>
          </table:table-cell>
          <table:table-cell table:style-name="ce52" table:formula="of:=IF(EXACT([.E69];&quot;&quot;);&quot;&quot;;CONCATENATE([.D69];&quot; : &quot;;YEAR([.A69]);&quot;-&quot;;IF(MONTH([.A69])&lt;10;&quot;0&quot;;&quot;&quot;);MONTH([.A69]);&quot;-&quot;;IF(DAY([.A69])&lt;10;&quot;0&quot;;&quot;&quot;);DAY([.A69]);&quot; : &quot;;[.E69];&quot;h&quot;;&quot; : &quot;;[.C69]))">
            <text:p/>
          </table:table-cell>
          <table:table-cell table:style-name="ce54" table:formula="of:=IF(EXACT([.E69];&quot;&quot;);&quot;&quot;;IF(NOT(EXACT([.A69];[.A68]));[.E69];[.K68]+[.E69]))">
            <text:p/>
          </table:table-cell>
          <table:table-cell table:style-name="ce56" table:formula="of:=IF(EXACT([.K69];&quot;&quot;);&quot;&quot;;8-[.K69])">
            <text:p/>
          </table:table-cell>
          <table:table-cell table:style-name="ce59"/>
          <table:table-cell table:style-name="ce60" table:formula="of:=IF(NOT(EXACT([.G69];&quot;yes&quot;));[.J69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70];&quot;&quot;);&quot;&quot;;CONCATENATE([.D70]; &quot; : &quot;;[.B70]))">
            <text:p/>
          </table:table-cell>
          <table:table-cell table:style-name="ce52" table:formula="of:=IF(EXACT([.E70];&quot;&quot;);&quot;&quot;;CONCATENATE([.D70];&quot; : &quot;;YEAR([.A70]);&quot;-&quot;;IF(MONTH([.A70])&lt;10;&quot;0&quot;;&quot;&quot;);MONTH([.A70]);&quot;-&quot;;IF(DAY([.A70])&lt;10;&quot;0&quot;;&quot;&quot;);DAY([.A70]);&quot; : &quot;;[.E70];&quot;h&quot;;&quot; : &quot;;[.C70]))">
            <text:p/>
          </table:table-cell>
          <table:table-cell table:style-name="ce54" table:formula="of:=IF(EXACT([.E70];&quot;&quot;);&quot;&quot;;IF(NOT(EXACT([.A70];[.A69]));[.E70];[.K69]+[.E70]))">
            <text:p/>
          </table:table-cell>
          <table:table-cell table:style-name="ce56" table:formula="of:=IF(EXACT([.K70];&quot;&quot;);&quot;&quot;;8-[.K70])">
            <text:p/>
          </table:table-cell>
          <table:table-cell table:style-name="ce59"/>
          <table:table-cell table:style-name="ce60" table:formula="of:=IF(NOT(EXACT([.G70];&quot;yes&quot;));[.J70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71];&quot;&quot;);&quot;&quot;;CONCATENATE([.D71]; &quot; : &quot;;[.B71]))">
            <text:p/>
          </table:table-cell>
          <table:table-cell table:style-name="ce52" table:formula="of:=IF(EXACT([.E71];&quot;&quot;);&quot;&quot;;CONCATENATE([.D71];&quot; : &quot;;YEAR([.A71]);&quot;-&quot;;IF(MONTH([.A71])&lt;10;&quot;0&quot;;&quot;&quot;);MONTH([.A71]);&quot;-&quot;;IF(DAY([.A71])&lt;10;&quot;0&quot;;&quot;&quot;);DAY([.A71]);&quot; : &quot;;[.E71];&quot;h&quot;;&quot; : &quot;;[.C71]))">
            <text:p/>
          </table:table-cell>
          <table:table-cell table:style-name="ce54" table:formula="of:=IF(EXACT([.E71];&quot;&quot;);&quot;&quot;;IF(NOT(EXACT([.A71];[.A70]));[.E71];[.K70]+[.E71]))">
            <text:p/>
          </table:table-cell>
          <table:table-cell table:style-name="ce56" table:formula="of:=IF(EXACT([.K71];&quot;&quot;);&quot;&quot;;8-[.K71])">
            <text:p/>
          </table:table-cell>
          <table:table-cell table:style-name="ce59"/>
          <table:table-cell table:style-name="ce60" table:formula="of:=IF(NOT(EXACT([.G71];&quot;yes&quot;));[.J71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72];&quot;&quot;);&quot;&quot;;CONCATENATE([.D72]; &quot; : &quot;;[.B72]))">
            <text:p/>
          </table:table-cell>
          <table:table-cell table:style-name="ce52" table:formula="of:=IF(EXACT([.E72];&quot;&quot;);&quot;&quot;;CONCATENATE([.D72];&quot; : &quot;;YEAR([.A72]);&quot;-&quot;;IF(MONTH([.A72])&lt;10;&quot;0&quot;;&quot;&quot;);MONTH([.A72]);&quot;-&quot;;IF(DAY([.A72])&lt;10;&quot;0&quot;;&quot;&quot;);DAY([.A72]);&quot; : &quot;;[.E72];&quot;h&quot;;&quot; : &quot;;[.C72]))">
            <text:p/>
          </table:table-cell>
          <table:table-cell table:style-name="ce54" table:formula="of:=IF(EXACT([.E72];&quot;&quot;);&quot;&quot;;IF(NOT(EXACT([.A72];[.A71]));[.E72];[.K71]+[.E72]))">
            <text:p/>
          </table:table-cell>
          <table:table-cell table:style-name="ce56" table:formula="of:=IF(EXACT([.K72];&quot;&quot;);&quot;&quot;;8-[.K72])">
            <text:p/>
          </table:table-cell>
          <table:table-cell table:style-name="ce59"/>
          <table:table-cell table:style-name="ce60" table:formula="of:=IF(NOT(EXACT([.G72];&quot;yes&quot;));[.J72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73];&quot;&quot;);&quot;&quot;;CONCATENATE([.D73]; &quot; : &quot;;[.B73]))">
            <text:p/>
          </table:table-cell>
          <table:table-cell table:style-name="ce52" table:formula="of:=IF(EXACT([.E73];&quot;&quot;);&quot;&quot;;CONCATENATE([.D73];&quot; : &quot;;YEAR([.A73]);&quot;-&quot;;IF(MONTH([.A73])&lt;10;&quot;0&quot;;&quot;&quot;);MONTH([.A73]);&quot;-&quot;;IF(DAY([.A73])&lt;10;&quot;0&quot;;&quot;&quot;);DAY([.A73]);&quot; : &quot;;[.E73];&quot;h&quot;;&quot; : &quot;;[.C73]))">
            <text:p/>
          </table:table-cell>
          <table:table-cell table:style-name="ce54" table:formula="of:=IF(EXACT([.E73];&quot;&quot;);&quot;&quot;;IF(NOT(EXACT([.A73];[.A72]));[.E73];[.K72]+[.E73]))">
            <text:p/>
          </table:table-cell>
          <table:table-cell table:style-name="ce56" table:formula="of:=IF(EXACT([.K73];&quot;&quot;);&quot;&quot;;8-[.K73])">
            <text:p/>
          </table:table-cell>
          <table:table-cell table:style-name="ce59"/>
          <table:table-cell table:style-name="ce60" table:formula="of:=IF(NOT(EXACT([.G73];&quot;yes&quot;));[.J73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74];&quot;&quot;);&quot;&quot;;CONCATENATE([.D74]; &quot; : &quot;;[.B74]))">
            <text:p/>
          </table:table-cell>
          <table:table-cell table:style-name="ce52" table:formula="of:=IF(EXACT([.E74];&quot;&quot;);&quot;&quot;;CONCATENATE([.D74];&quot; : &quot;;YEAR([.A74]);&quot;-&quot;;IF(MONTH([.A74])&lt;10;&quot;0&quot;;&quot;&quot;);MONTH([.A74]);&quot;-&quot;;IF(DAY([.A74])&lt;10;&quot;0&quot;;&quot;&quot;);DAY([.A74]);&quot; : &quot;;[.E74];&quot;h&quot;;&quot; : &quot;;[.C74]))">
            <text:p/>
          </table:table-cell>
          <table:table-cell table:style-name="ce54" table:formula="of:=IF(EXACT([.E74];&quot;&quot;);&quot;&quot;;IF(NOT(EXACT([.A74];[.A73]));[.E74];[.K73]+[.E74]))">
            <text:p/>
          </table:table-cell>
          <table:table-cell table:style-name="ce56" table:formula="of:=IF(EXACT([.K74];&quot;&quot;);&quot;&quot;;8-[.K74])">
            <text:p/>
          </table:table-cell>
          <table:table-cell table:style-name="ce59"/>
          <table:table-cell table:style-name="ce60" table:formula="of:=IF(NOT(EXACT([.G74];&quot;yes&quot;));[.J74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75];&quot;&quot;);&quot;&quot;;CONCATENATE([.D75]; &quot; : &quot;;[.B75]))">
            <text:p/>
          </table:table-cell>
          <table:table-cell table:style-name="ce52" table:formula="of:=IF(EXACT([.E75];&quot;&quot;);&quot;&quot;;CONCATENATE([.D75];&quot; : &quot;;YEAR([.A75]);&quot;-&quot;;IF(MONTH([.A75])&lt;10;&quot;0&quot;;&quot;&quot;);MONTH([.A75]);&quot;-&quot;;IF(DAY([.A75])&lt;10;&quot;0&quot;;&quot;&quot;);DAY([.A75]);&quot; : &quot;;[.E75];&quot;h&quot;;&quot; : &quot;;[.C75]))">
            <text:p/>
          </table:table-cell>
          <table:table-cell table:style-name="ce54" table:formula="of:=IF(EXACT([.E75];&quot;&quot;);&quot;&quot;;IF(NOT(EXACT([.A75];[.A74]));[.E75];[.K74]+[.E75]))">
            <text:p/>
          </table:table-cell>
          <table:table-cell table:style-name="ce56" table:formula="of:=IF(EXACT([.K75];&quot;&quot;);&quot;&quot;;8-[.K75])">
            <text:p/>
          </table:table-cell>
          <table:table-cell table:style-name="ce59"/>
          <table:table-cell table:style-name="ce60" table:formula="of:=IF(NOT(EXACT([.G75];&quot;yes&quot;));[.J75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76];&quot;&quot;);&quot;&quot;;CONCATENATE([.D76]; &quot; : &quot;;[.B76]))">
            <text:p/>
          </table:table-cell>
          <table:table-cell table:style-name="ce52" table:formula="of:=IF(EXACT([.E76];&quot;&quot;);&quot;&quot;;CONCATENATE([.D76];&quot; : &quot;;YEAR([.A76]);&quot;-&quot;;IF(MONTH([.A76])&lt;10;&quot;0&quot;;&quot;&quot;);MONTH([.A76]);&quot;-&quot;;IF(DAY([.A76])&lt;10;&quot;0&quot;;&quot;&quot;);DAY([.A76]);&quot; : &quot;;[.E76];&quot;h&quot;;&quot; : &quot;;[.C76]))">
            <text:p/>
          </table:table-cell>
          <table:table-cell table:style-name="ce54" table:formula="of:=IF(EXACT([.E76];&quot;&quot;);&quot;&quot;;IF(NOT(EXACT([.A76];[.A75]));[.E76];[.K75]+[.E76]))">
            <text:p/>
          </table:table-cell>
          <table:table-cell table:style-name="ce56" table:formula="of:=IF(EXACT([.K76];&quot;&quot;);&quot;&quot;;8-[.K76])">
            <text:p/>
          </table:table-cell>
          <table:table-cell table:style-name="ce59"/>
          <table:table-cell table:style-name="ce60" table:formula="of:=IF(NOT(EXACT([.G76];&quot;yes&quot;));[.J76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77];&quot;&quot;);&quot;&quot;;CONCATENATE([.D77]; &quot; : &quot;;[.B77]))">
            <text:p/>
          </table:table-cell>
          <table:table-cell table:style-name="ce52" table:formula="of:=IF(EXACT([.E77];&quot;&quot;);&quot;&quot;;CONCATENATE([.D77];&quot; : &quot;;YEAR([.A77]);&quot;-&quot;;IF(MONTH([.A77])&lt;10;&quot;0&quot;;&quot;&quot;);MONTH([.A77]);&quot;-&quot;;IF(DAY([.A77])&lt;10;&quot;0&quot;;&quot;&quot;);DAY([.A77]);&quot; : &quot;;[.E77];&quot;h&quot;;&quot; : &quot;;[.C77]))">
            <text:p/>
          </table:table-cell>
          <table:table-cell table:style-name="ce54" table:formula="of:=IF(EXACT([.E77];&quot;&quot;);&quot;&quot;;IF(NOT(EXACT([.A77];[.A76]));[.E77];[.K76]+[.E77]))">
            <text:p/>
          </table:table-cell>
          <table:table-cell table:style-name="ce56" table:formula="of:=IF(EXACT([.K77];&quot;&quot;);&quot;&quot;;8-[.K77])">
            <text:p/>
          </table:table-cell>
          <table:table-cell table:style-name="ce59"/>
          <table:table-cell table:style-name="ce60" table:formula="of:=IF(NOT(EXACT([.G77];&quot;yes&quot;));[.J77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78];&quot;&quot;);&quot;&quot;;CONCATENATE([.D78]; &quot; : &quot;;[.B78]))">
            <text:p/>
          </table:table-cell>
          <table:table-cell table:style-name="ce52" table:formula="of:=IF(EXACT([.E78];&quot;&quot;);&quot;&quot;;CONCATENATE([.D78];&quot; : &quot;;YEAR([.A78]);&quot;-&quot;;IF(MONTH([.A78])&lt;10;&quot;0&quot;;&quot;&quot;);MONTH([.A78]);&quot;-&quot;;IF(DAY([.A78])&lt;10;&quot;0&quot;;&quot;&quot;);DAY([.A78]);&quot; : &quot;;[.E78];&quot;h&quot;;&quot; : &quot;;[.C78]))">
            <text:p/>
          </table:table-cell>
          <table:table-cell table:style-name="ce54" table:formula="of:=IF(EXACT([.E78];&quot;&quot;);&quot;&quot;;IF(NOT(EXACT([.A78];[.A77]));[.E78];[.K77]+[.E78]))">
            <text:p/>
          </table:table-cell>
          <table:table-cell table:style-name="ce56" table:formula="of:=IF(EXACT([.K78];&quot;&quot;);&quot;&quot;;8-[.K78])">
            <text:p/>
          </table:table-cell>
          <table:table-cell table:style-name="ce59"/>
          <table:table-cell table:style-name="ce60" table:formula="of:=IF(NOT(EXACT([.G78];&quot;yes&quot;));[.J78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79];&quot;&quot;);&quot;&quot;;CONCATENATE([.D79]; &quot; : &quot;;[.B79]))">
            <text:p/>
          </table:table-cell>
          <table:table-cell table:style-name="ce52" table:formula="of:=IF(EXACT([.E79];&quot;&quot;);&quot;&quot;;CONCATENATE([.D79];&quot; : &quot;;YEAR([.A79]);&quot;-&quot;;IF(MONTH([.A79])&lt;10;&quot;0&quot;;&quot;&quot;);MONTH([.A79]);&quot;-&quot;;IF(DAY([.A79])&lt;10;&quot;0&quot;;&quot;&quot;);DAY([.A79]);&quot; : &quot;;[.E79];&quot;h&quot;;&quot; : &quot;;[.C79]))">
            <text:p/>
          </table:table-cell>
          <table:table-cell table:style-name="ce54" table:formula="of:=IF(EXACT([.E79];&quot;&quot;);&quot;&quot;;IF(NOT(EXACT([.A79];[.A78]));[.E79];[.K78]+[.E79]))">
            <text:p/>
          </table:table-cell>
          <table:table-cell table:style-name="ce56" table:formula="of:=IF(EXACT([.K79];&quot;&quot;);&quot;&quot;;8-[.K79])">
            <text:p/>
          </table:table-cell>
          <table:table-cell table:style-name="ce59"/>
          <table:table-cell table:style-name="ce60" table:formula="of:=IF(NOT(EXACT([.G79];&quot;yes&quot;));[.J79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80];&quot;&quot;);&quot;&quot;;CONCATENATE([.D80]; &quot; : &quot;;[.B80]))">
            <text:p/>
          </table:table-cell>
          <table:table-cell table:style-name="ce52" table:formula="of:=IF(EXACT([.E80];&quot;&quot;);&quot;&quot;;CONCATENATE([.D80];&quot; : &quot;;YEAR([.A80]);&quot;-&quot;;IF(MONTH([.A80])&lt;10;&quot;0&quot;;&quot;&quot;);MONTH([.A80]);&quot;-&quot;;IF(DAY([.A80])&lt;10;&quot;0&quot;;&quot;&quot;);DAY([.A80]);&quot; : &quot;;[.E80];&quot;h&quot;;&quot; : &quot;;[.C80]))">
            <text:p/>
          </table:table-cell>
          <table:table-cell table:style-name="ce54" table:formula="of:=IF(EXACT([.E80];&quot;&quot;);&quot;&quot;;IF(NOT(EXACT([.A80];[.A79]));[.E80];[.K79]+[.E80]))">
            <text:p/>
          </table:table-cell>
          <table:table-cell table:style-name="ce56" table:formula="of:=IF(EXACT([.K80];&quot;&quot;);&quot;&quot;;8-[.K80])">
            <text:p/>
          </table:table-cell>
          <table:table-cell table:style-name="ce59"/>
          <table:table-cell table:style-name="ce60" table:formula="of:=IF(NOT(EXACT([.G80];&quot;yes&quot;));[.J80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81];&quot;&quot;);&quot;&quot;;CONCATENATE([.D81]; &quot; : &quot;;[.B81]))">
            <text:p/>
          </table:table-cell>
          <table:table-cell table:style-name="ce52" table:formula="of:=IF(EXACT([.E81];&quot;&quot;);&quot;&quot;;CONCATENATE([.D81];&quot; : &quot;;YEAR([.A81]);&quot;-&quot;;IF(MONTH([.A81])&lt;10;&quot;0&quot;;&quot;&quot;);MONTH([.A81]);&quot;-&quot;;IF(DAY([.A81])&lt;10;&quot;0&quot;;&quot;&quot;);DAY([.A81]);&quot; : &quot;;[.E81];&quot;h&quot;;&quot; : &quot;;[.C81]))">
            <text:p/>
          </table:table-cell>
          <table:table-cell table:style-name="ce54" table:formula="of:=IF(EXACT([.E81];&quot;&quot;);&quot;&quot;;IF(NOT(EXACT([.A81];[.A80]));[.E81];[.K80]+[.E81]))">
            <text:p/>
          </table:table-cell>
          <table:table-cell table:style-name="ce56" table:formula="of:=IF(EXACT([.K81];&quot;&quot;);&quot;&quot;;8-[.K81])">
            <text:p/>
          </table:table-cell>
          <table:table-cell table:style-name="ce59"/>
          <table:table-cell table:style-name="ce60" table:formula="of:=IF(NOT(EXACT([.G81];&quot;yes&quot;));[.J81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82];&quot;&quot;);&quot;&quot;;CONCATENATE([.D82]; &quot; : &quot;;[.B82]))">
            <text:p/>
          </table:table-cell>
          <table:table-cell table:style-name="ce52" table:formula="of:=IF(EXACT([.E82];&quot;&quot;);&quot;&quot;;CONCATENATE([.D82];&quot; : &quot;;YEAR([.A82]);&quot;-&quot;;IF(MONTH([.A82])&lt;10;&quot;0&quot;;&quot;&quot;);MONTH([.A82]);&quot;-&quot;;IF(DAY([.A82])&lt;10;&quot;0&quot;;&quot;&quot;);DAY([.A82]);&quot; : &quot;;[.E82];&quot;h&quot;;&quot; : &quot;;[.C82]))">
            <text:p/>
          </table:table-cell>
          <table:table-cell table:style-name="ce54" table:formula="of:=IF(EXACT([.E82];&quot;&quot;);&quot;&quot;;IF(NOT(EXACT([.A82];[.A81]));[.E82];[.K81]+[.E82]))">
            <text:p/>
          </table:table-cell>
          <table:table-cell table:style-name="ce56" table:formula="of:=IF(EXACT([.K82];&quot;&quot;);&quot;&quot;;8-[.K82])">
            <text:p/>
          </table:table-cell>
          <table:table-cell table:style-name="ce59"/>
          <table:table-cell table:style-name="ce60" table:formula="of:=IF(NOT(EXACT([.G82];&quot;yes&quot;));[.J82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83];&quot;&quot;);&quot;&quot;;CONCATENATE([.D83]; &quot; : &quot;;[.B83]))">
            <text:p/>
          </table:table-cell>
          <table:table-cell table:style-name="ce52" table:formula="of:=IF(EXACT([.E83];&quot;&quot;);&quot;&quot;;CONCATENATE([.D83];&quot; : &quot;;YEAR([.A83]);&quot;-&quot;;IF(MONTH([.A83])&lt;10;&quot;0&quot;;&quot;&quot;);MONTH([.A83]);&quot;-&quot;;IF(DAY([.A83])&lt;10;&quot;0&quot;;&quot;&quot;);DAY([.A83]);&quot; : &quot;;[.E83];&quot;h&quot;;&quot; : &quot;;[.C83]))">
            <text:p/>
          </table:table-cell>
          <table:table-cell table:style-name="ce54" table:formula="of:=IF(EXACT([.E83];&quot;&quot;);&quot;&quot;;IF(NOT(EXACT([.A83];[.A82]));[.E83];[.K82]+[.E83]))">
            <text:p/>
          </table:table-cell>
          <table:table-cell table:style-name="ce56" table:formula="of:=IF(EXACT([.K83];&quot;&quot;);&quot;&quot;;8-[.K83])">
            <text:p/>
          </table:table-cell>
          <table:table-cell table:style-name="ce59"/>
          <table:table-cell table:style-name="ce60" table:formula="of:=IF(NOT(EXACT([.G83];&quot;yes&quot;));[.J83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84];&quot;&quot;);&quot;&quot;;CONCATENATE([.D84]; &quot; : &quot;;[.B84]))">
            <text:p/>
          </table:table-cell>
          <table:table-cell table:style-name="ce52" table:formula="of:=IF(EXACT([.E84];&quot;&quot;);&quot;&quot;;CONCATENATE([.D84];&quot; : &quot;;YEAR([.A84]);&quot;-&quot;;IF(MONTH([.A84])&lt;10;&quot;0&quot;;&quot;&quot;);MONTH([.A84]);&quot;-&quot;;IF(DAY([.A84])&lt;10;&quot;0&quot;;&quot;&quot;);DAY([.A84]);&quot; : &quot;;[.E84];&quot;h&quot;;&quot; : &quot;;[.C84]))">
            <text:p/>
          </table:table-cell>
          <table:table-cell table:style-name="ce54" table:formula="of:=IF(EXACT([.E84];&quot;&quot;);&quot;&quot;;IF(NOT(EXACT([.A84];[.A83]));[.E84];[.K83]+[.E84]))">
            <text:p/>
          </table:table-cell>
          <table:table-cell table:style-name="ce56" table:formula="of:=IF(EXACT([.K84];&quot;&quot;);&quot;&quot;;8-[.K84])">
            <text:p/>
          </table:table-cell>
          <table:table-cell table:style-name="ce59"/>
          <table:table-cell table:style-name="ce60" table:formula="of:=IF(NOT(EXACT([.G84];&quot;yes&quot;));[.J84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85];&quot;&quot;);&quot;&quot;;CONCATENATE([.D85]; &quot; : &quot;;[.B85]))">
            <text:p/>
          </table:table-cell>
          <table:table-cell table:style-name="ce52" table:formula="of:=IF(EXACT([.E85];&quot;&quot;);&quot;&quot;;CONCATENATE([.D85];&quot; : &quot;;YEAR([.A85]);&quot;-&quot;;IF(MONTH([.A85])&lt;10;&quot;0&quot;;&quot;&quot;);MONTH([.A85]);&quot;-&quot;;IF(DAY([.A85])&lt;10;&quot;0&quot;;&quot;&quot;);DAY([.A85]);&quot; : &quot;;[.E85];&quot;h&quot;;&quot; : &quot;;[.C85]))">
            <text:p/>
          </table:table-cell>
          <table:table-cell table:style-name="ce54" table:formula="of:=IF(EXACT([.E85];&quot;&quot;);&quot;&quot;;IF(NOT(EXACT([.A85];[.A84]));[.E85];[.K84]+[.E85]))">
            <text:p/>
          </table:table-cell>
          <table:table-cell table:style-name="ce56" table:formula="of:=IF(EXACT([.K85];&quot;&quot;);&quot;&quot;;8-[.K85])">
            <text:p/>
          </table:table-cell>
          <table:table-cell table:style-name="ce59"/>
          <table:table-cell table:style-name="ce60" table:formula="of:=IF(NOT(EXACT([.G85];&quot;yes&quot;));[.J85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86];&quot;&quot;);&quot;&quot;;CONCATENATE([.D86]; &quot; : &quot;;[.B86]))">
            <text:p/>
          </table:table-cell>
          <table:table-cell table:style-name="ce52" table:formula="of:=IF(EXACT([.E86];&quot;&quot;);&quot;&quot;;CONCATENATE([.D86];&quot; : &quot;;YEAR([.A86]);&quot;-&quot;;IF(MONTH([.A86])&lt;10;&quot;0&quot;;&quot;&quot;);MONTH([.A86]);&quot;-&quot;;IF(DAY([.A86])&lt;10;&quot;0&quot;;&quot;&quot;);DAY([.A86]);&quot; : &quot;;[.E86];&quot;h&quot;;&quot; : &quot;;[.C86]))">
            <text:p/>
          </table:table-cell>
          <table:table-cell table:style-name="ce54" table:formula="of:=IF(EXACT([.E86];&quot;&quot;);&quot;&quot;;IF(NOT(EXACT([.A86];[.A85]));[.E86];[.K85]+[.E86]))">
            <text:p/>
          </table:table-cell>
          <table:table-cell table:style-name="ce56" table:formula="of:=IF(EXACT([.K86];&quot;&quot;);&quot;&quot;;8-[.K86])">
            <text:p/>
          </table:table-cell>
          <table:table-cell table:style-name="ce59"/>
          <table:table-cell table:style-name="ce60" table:formula="of:=IF(NOT(EXACT([.G86];&quot;yes&quot;));[.J86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87];&quot;&quot;);&quot;&quot;;CONCATENATE([.D87]; &quot; : &quot;;[.B87]))">
            <text:p/>
          </table:table-cell>
          <table:table-cell table:style-name="ce52" table:formula="of:=IF(EXACT([.E87];&quot;&quot;);&quot;&quot;;CONCATENATE([.D87];&quot; : &quot;;YEAR([.A87]);&quot;-&quot;;IF(MONTH([.A87])&lt;10;&quot;0&quot;;&quot;&quot;);MONTH([.A87]);&quot;-&quot;;IF(DAY([.A87])&lt;10;&quot;0&quot;;&quot;&quot;);DAY([.A87]);&quot; : &quot;;[.E87];&quot;h&quot;;&quot; : &quot;;[.C87]))">
            <text:p/>
          </table:table-cell>
          <table:table-cell table:style-name="ce54" table:formula="of:=IF(EXACT([.E87];&quot;&quot;);&quot;&quot;;IF(NOT(EXACT([.A87];[.A86]));[.E87];[.K86]+[.E87]))">
            <text:p/>
          </table:table-cell>
          <table:table-cell table:style-name="ce56" table:formula="of:=IF(EXACT([.K87];&quot;&quot;);&quot;&quot;;8-[.K87])">
            <text:p/>
          </table:table-cell>
          <table:table-cell table:style-name="ce59"/>
          <table:table-cell table:style-name="ce60" table:formula="of:=IF(NOT(EXACT([.G87];&quot;yes&quot;));[.J87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88];&quot;&quot;);&quot;&quot;;CONCATENATE([.D88]; &quot; : &quot;;[.B88]))">
            <text:p/>
          </table:table-cell>
          <table:table-cell table:style-name="ce52" table:formula="of:=IF(EXACT([.E88];&quot;&quot;);&quot;&quot;;CONCATENATE([.D88];&quot; : &quot;;YEAR([.A88]);&quot;-&quot;;IF(MONTH([.A88])&lt;10;&quot;0&quot;;&quot;&quot;);MONTH([.A88]);&quot;-&quot;;IF(DAY([.A88])&lt;10;&quot;0&quot;;&quot;&quot;);DAY([.A88]);&quot; : &quot;;[.E88];&quot;h&quot;;&quot; : &quot;;[.C88]))">
            <text:p/>
          </table:table-cell>
          <table:table-cell table:style-name="ce54" table:formula="of:=IF(EXACT([.E88];&quot;&quot;);&quot;&quot;;IF(NOT(EXACT([.A88];[.A87]));[.E88];[.K87]+[.E88]))">
            <text:p/>
          </table:table-cell>
          <table:table-cell table:style-name="ce56" table:formula="of:=IF(EXACT([.K88];&quot;&quot;);&quot;&quot;;8-[.K88])">
            <text:p/>
          </table:table-cell>
          <table:table-cell table:style-name="ce59"/>
          <table:table-cell table:style-name="ce60" table:formula="of:=IF(NOT(EXACT([.G88];&quot;yes&quot;));[.J88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7" table:number-columns-repeated="4"/>
          <table:table-cell table:style-name="ce105" table:number-columns-repeated="2"/>
          <table:table-cell table:style-name="ce48"/>
          <table:table-cell table:style-name="ce51" table:formula="of:=IF(EXACT([.B89];&quot;&quot;);&quot;&quot;;CONCATENATE([.D89]; &quot; : &quot;;[.B89]))">
            <text:p/>
          </table:table-cell>
          <table:table-cell table:style-name="ce52" table:formula="of:=IF(EXACT([.E89];&quot;&quot;);&quot;&quot;;CONCATENATE([.D89];&quot; : &quot;;YEAR([.A89]);&quot;-&quot;;IF(MONTH([.A89])&lt;10;&quot;0&quot;;&quot;&quot;);MONTH([.A89]);&quot;-&quot;;IF(DAY([.A89])&lt;10;&quot;0&quot;;&quot;&quot;);DAY([.A89]);&quot; : &quot;;[.E89];&quot;h&quot;;&quot; : &quot;;[.C89]))">
            <text:p/>
          </table:table-cell>
          <table:table-cell table:style-name="ce54" table:formula="of:=IF(EXACT([.E89];&quot;&quot;);&quot;&quot;;IF(NOT(EXACT([.A89];[.A88]));[.E89];[.K88]+[.E89]))">
            <text:p/>
          </table:table-cell>
          <table:table-cell table:style-name="ce56" table:formula="of:=IF(EXACT([.K89];&quot;&quot;);&quot;&quot;;8-[.K89])">
            <text:p/>
          </table:table-cell>
          <table:table-cell table:style-name="ce59"/>
          <table:table-cell table:style-name="ce60" table:formula="of:=IF(NOT(EXACT([.G89];&quot;yes&quot;));[.J89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7" table:number-columns-repeated="4"/>
          <table:table-cell table:style-name="ce105" table:number-columns-repeated="2"/>
          <table:table-cell table:style-name="ce48"/>
          <table:table-cell table:style-name="ce51" table:formula="of:=IF(EXACT([.B90];&quot;&quot;);&quot;&quot;;CONCATENATE([.D90]; &quot; : &quot;;[.B90]))">
            <text:p/>
          </table:table-cell>
          <table:table-cell table:style-name="ce52" table:formula="of:=IF(EXACT([.E90];&quot;&quot;);&quot;&quot;;CONCATENATE([.D90];&quot; : &quot;;YEAR([.A90]);&quot;-&quot;;IF(MONTH([.A90])&lt;10;&quot;0&quot;;&quot;&quot;);MONTH([.A90]);&quot;-&quot;;IF(DAY([.A90])&lt;10;&quot;0&quot;;&quot;&quot;);DAY([.A90]);&quot; : &quot;;[.E90];&quot;h&quot;;&quot; : &quot;;[.C90]))">
            <text:p/>
          </table:table-cell>
          <table:table-cell table:style-name="ce54" table:formula="of:=IF(EXACT([.E90];&quot;&quot;);&quot;&quot;;IF(NOT(EXACT([.A90];[.A89]));[.E90];[.K89]+[.E90]))">
            <text:p/>
          </table:table-cell>
          <table:table-cell table:style-name="ce56" table:formula="of:=IF(EXACT([.K90];&quot;&quot;);&quot;&quot;;8-[.K90])">
            <text:p/>
          </table:table-cell>
          <table:table-cell table:style-name="ce59"/>
          <table:table-cell table:style-name="ce60" table:formula="of:=IF(NOT(EXACT([.G90];&quot;yes&quot;));[.J90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/>
          <table:table-cell table:style-name="ce37"/>
          <table:table-cell table:style-name="ce39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91];&quot;&quot;);&quot;&quot;;CONCATENATE([.D91]; &quot; : &quot;;[.B91]))">
            <text:p/>
          </table:table-cell>
          <table:table-cell table:style-name="ce52" table:formula="of:=IF(EXACT([.E91];&quot;&quot;);&quot;&quot;;CONCATENATE([.D91];&quot; : &quot;;YEAR([.A91]);&quot;-&quot;;IF(MONTH([.A91])&lt;10;&quot;0&quot;;&quot;&quot;);MONTH([.A91]);&quot;-&quot;;IF(DAY([.A91])&lt;10;&quot;0&quot;;&quot;&quot;);DAY([.A91]);&quot; : &quot;;[.E91];&quot;h&quot;;&quot; : &quot;;[.C91]))">
            <text:p/>
          </table:table-cell>
          <table:table-cell table:style-name="ce54" table:formula="of:=IF(EXACT([.E91];&quot;&quot;);&quot;&quot;;IF(NOT(EXACT([.A91];[.A90]));[.E91];[.K90]+[.E91]))">
            <text:p/>
          </table:table-cell>
          <table:table-cell table:style-name="ce56" table:formula="of:=IF(EXACT([.K91];&quot;&quot;);&quot;&quot;;8-[.K91])">
            <text:p/>
          </table:table-cell>
          <table:table-cell table:style-name="ce59"/>
          <table:table-cell table:style-name="ce60" table:formula="of:=IF(NOT(EXACT([.G91];&quot;yes&quot;));[.J91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7" table:number-columns-repeated="4"/>
          <table:table-cell table:style-name="ce105" table:number-columns-repeated="2"/>
          <table:table-cell table:style-name="ce48"/>
          <table:table-cell table:style-name="ce51" table:formula="of:=IF(EXACT([.B92];&quot;&quot;);&quot;&quot;;CONCATENATE([.D92]; &quot; : &quot;;[.B92]))">
            <text:p/>
          </table:table-cell>
          <table:table-cell table:style-name="ce52" table:formula="of:=IF(EXACT([.E92];&quot;&quot;);&quot;&quot;;CONCATENATE([.D92];&quot; : &quot;;YEAR([.A92]);&quot;-&quot;;IF(MONTH([.A92])&lt;10;&quot;0&quot;;&quot;&quot;);MONTH([.A92]);&quot;-&quot;;IF(DAY([.A92])&lt;10;&quot;0&quot;;&quot;&quot;);DAY([.A92]);&quot; : &quot;;[.E92];&quot;h&quot;;&quot; : &quot;;[.C92]))">
            <text:p/>
          </table:table-cell>
          <table:table-cell table:style-name="ce54" table:formula="of:=IF(EXACT([.E92];&quot;&quot;);&quot;&quot;;IF(NOT(EXACT([.A92];[.A91]));[.E92];[.K91]+[.E92]))">
            <text:p/>
          </table:table-cell>
          <table:table-cell table:style-name="ce56" table:formula="of:=IF(EXACT([.K92];&quot;&quot;);&quot;&quot;;8-[.K92])">
            <text:p/>
          </table:table-cell>
          <table:table-cell table:style-name="ce59"/>
          <table:table-cell table:style-name="ce60" table:formula="of:=IF(NOT(EXACT([.G92];&quot;yes&quot;));[.J92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40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93];&quot;&quot;);&quot;&quot;;CONCATENATE([.D93]; &quot; : &quot;;[.B93]))">
            <text:p/>
          </table:table-cell>
          <table:table-cell table:style-name="ce52" table:formula="of:=IF(EXACT([.E93];&quot;&quot;);&quot;&quot;;CONCATENATE([.D93];&quot; : &quot;;YEAR([.A93]);&quot;-&quot;;IF(MONTH([.A93])&lt;10;&quot;0&quot;;&quot;&quot;);MONTH([.A93]);&quot;-&quot;;IF(DAY([.A93])&lt;10;&quot;0&quot;;&quot;&quot;);DAY([.A93]);&quot; : &quot;;[.E93];&quot;h&quot;;&quot; : &quot;;[.C93]))">
            <text:p/>
          </table:table-cell>
          <table:table-cell table:style-name="ce54" table:formula="of:=IF(EXACT([.E93];&quot;&quot;);&quot;&quot;;IF(NOT(EXACT([.A93];[.A92]));[.E93];[.K92]+[.E93]))">
            <text:p/>
          </table:table-cell>
          <table:table-cell table:style-name="ce56" table:formula="of:=IF(EXACT([.K93];&quot;&quot;);&quot;&quot;;8-[.K93])">
            <text:p/>
          </table:table-cell>
          <table:table-cell table:style-name="ce59"/>
          <table:table-cell table:style-name="ce60" table:formula="of:=IF(NOT(EXACT([.G93];&quot;yes&quot;));[.J93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94];&quot;&quot;);&quot;&quot;;CONCATENATE([.D94]; &quot; : &quot;;[.B94]))">
            <text:p/>
          </table:table-cell>
          <table:table-cell table:style-name="ce52" table:formula="of:=IF(EXACT([.E94];&quot;&quot;);&quot;&quot;;CONCATENATE([.D94];&quot; : &quot;;YEAR([.A94]);&quot;-&quot;;IF(MONTH([.A94])&lt;10;&quot;0&quot;;&quot;&quot;);MONTH([.A94]);&quot;-&quot;;IF(DAY([.A94])&lt;10;&quot;0&quot;;&quot;&quot;);DAY([.A94]);&quot; : &quot;;[.E94];&quot;h&quot;;&quot; : &quot;;[.C94]))">
            <text:p/>
          </table:table-cell>
          <table:table-cell table:style-name="ce54" table:formula="of:=IF(EXACT([.E94];&quot;&quot;);&quot;&quot;;IF(NOT(EXACT([.A94];[.A93]));[.E94];[.K93]+[.E94]))">
            <text:p/>
          </table:table-cell>
          <table:table-cell table:style-name="ce56" table:formula="of:=IF(EXACT([.K94];&quot;&quot;);&quot;&quot;;8-[.K94])">
            <text:p/>
          </table:table-cell>
          <table:table-cell table:style-name="ce59"/>
          <table:table-cell table:style-name="ce60" table:formula="of:=IF(NOT(EXACT([.G94];&quot;yes&quot;));[.J94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95];&quot;&quot;);&quot;&quot;;CONCATENATE([.D95]; &quot; : &quot;;[.B95]))">
            <text:p/>
          </table:table-cell>
          <table:table-cell table:style-name="ce52" table:formula="of:=IF(EXACT([.E95];&quot;&quot;);&quot;&quot;;CONCATENATE([.D95];&quot; : &quot;;YEAR([.A95]);&quot;-&quot;;IF(MONTH([.A95])&lt;10;&quot;0&quot;;&quot;&quot;);MONTH([.A95]);&quot;-&quot;;IF(DAY([.A95])&lt;10;&quot;0&quot;;&quot;&quot;);DAY([.A95]);&quot; : &quot;;[.E95];&quot;h&quot;;&quot; : &quot;;[.C95]))">
            <text:p/>
          </table:table-cell>
          <table:table-cell table:style-name="ce54" table:formula="of:=IF(EXACT([.E95];&quot;&quot;);&quot;&quot;;IF(NOT(EXACT([.A95];[.A94]));[.E95];[.K94]+[.E95]))">
            <text:p/>
          </table:table-cell>
          <table:table-cell table:style-name="ce56" table:formula="of:=IF(EXACT([.K95];&quot;&quot;);&quot;&quot;;8-[.K95])">
            <text:p/>
          </table:table-cell>
          <table:table-cell table:style-name="ce59"/>
          <table:table-cell table:style-name="ce60" table:formula="of:=IF(NOT(EXACT([.G95];&quot;yes&quot;));[.J95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96];&quot;&quot;);&quot;&quot;;CONCATENATE([.D96]; &quot; : &quot;;[.B96]))">
            <text:p/>
          </table:table-cell>
          <table:table-cell table:style-name="ce52" table:formula="of:=IF(EXACT([.E96];&quot;&quot;);&quot;&quot;;CONCATENATE([.D96];&quot; : &quot;;YEAR([.A96]);&quot;-&quot;;IF(MONTH([.A96])&lt;10;&quot;0&quot;;&quot;&quot;);MONTH([.A96]);&quot;-&quot;;IF(DAY([.A96])&lt;10;&quot;0&quot;;&quot;&quot;);DAY([.A96]);&quot; : &quot;;[.E96];&quot;h&quot;;&quot; : &quot;;[.C96]))">
            <text:p/>
          </table:table-cell>
          <table:table-cell table:style-name="ce54" table:formula="of:=IF(EXACT([.E96];&quot;&quot;);&quot;&quot;;IF(NOT(EXACT([.A96];[.A95]));[.E96];[.K95]+[.E96]))">
            <text:p/>
          </table:table-cell>
          <table:table-cell table:style-name="ce56" table:formula="of:=IF(EXACT([.K96];&quot;&quot;);&quot;&quot;;8-[.K96])">
            <text:p/>
          </table:table-cell>
          <table:table-cell table:style-name="ce59"/>
          <table:table-cell table:style-name="ce60" table:formula="of:=IF(NOT(EXACT([.G96];&quot;yes&quot;));[.J96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97];&quot;&quot;);&quot;&quot;;CONCATENATE([.D97]; &quot; : &quot;;[.B97]))">
            <text:p/>
          </table:table-cell>
          <table:table-cell table:style-name="ce52" table:formula="of:=IF(EXACT([.E97];&quot;&quot;);&quot;&quot;;CONCATENATE([.D97];&quot; : &quot;;YEAR([.A97]);&quot;-&quot;;IF(MONTH([.A97])&lt;10;&quot;0&quot;;&quot;&quot;);MONTH([.A97]);&quot;-&quot;;IF(DAY([.A97])&lt;10;&quot;0&quot;;&quot;&quot;);DAY([.A97]);&quot; : &quot;;[.E97];&quot;h&quot;;&quot; : &quot;;[.C97]))">
            <text:p/>
          </table:table-cell>
          <table:table-cell table:style-name="ce54" table:formula="of:=IF(EXACT([.E97];&quot;&quot;);&quot;&quot;;IF(NOT(EXACT([.A97];[.A96]));[.E97];[.K96]+[.E97]))">
            <text:p/>
          </table:table-cell>
          <table:table-cell table:style-name="ce56" table:formula="of:=IF(EXACT([.K97];&quot;&quot;);&quot;&quot;;8-[.K97])">
            <text:p/>
          </table:table-cell>
          <table:table-cell table:style-name="ce59"/>
          <table:table-cell table:style-name="ce60" table:formula="of:=IF(NOT(EXACT([.G97];&quot;yes&quot;));[.J97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7" table:number-columns-repeated="4"/>
          <table:table-cell table:style-name="ce105" table:number-columns-repeated="2"/>
          <table:table-cell table:style-name="ce48"/>
          <table:table-cell table:style-name="ce51" table:formula="of:=IF(EXACT([.B98];&quot;&quot;);&quot;&quot;;CONCATENATE([.D98]; &quot; : &quot;;[.B98]))">
            <text:p/>
          </table:table-cell>
          <table:table-cell table:style-name="ce52" table:formula="of:=IF(EXACT([.E98];&quot;&quot;);&quot;&quot;;CONCATENATE([.D98];&quot; : &quot;;YEAR([.A98]);&quot;-&quot;;IF(MONTH([.A98])&lt;10;&quot;0&quot;;&quot;&quot;);MONTH([.A98]);&quot;-&quot;;IF(DAY([.A98])&lt;10;&quot;0&quot;;&quot;&quot;);DAY([.A98]);&quot; : &quot;;[.E98];&quot;h&quot;;&quot; : &quot;;[.C98]))">
            <text:p/>
          </table:table-cell>
          <table:table-cell table:style-name="ce54" table:formula="of:=IF(EXACT([.E98];&quot;&quot;);&quot;&quot;;IF(NOT(EXACT([.A98];[.A97]));[.E98];[.K97]+[.E98]))">
            <text:p/>
          </table:table-cell>
          <table:table-cell table:style-name="ce56" table:formula="of:=IF(EXACT([.K98];&quot;&quot;);&quot;&quot;;8-[.K98])">
            <text:p/>
          </table:table-cell>
          <table:table-cell table:style-name="ce59"/>
          <table:table-cell table:style-name="ce60" table:formula="of:=IF(NOT(EXACT([.G98];&quot;yes&quot;));[.J98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7" table:number-columns-repeated="4"/>
          <table:table-cell table:style-name="ce105" table:number-columns-repeated="2"/>
          <table:table-cell table:style-name="ce48"/>
          <table:table-cell table:style-name="ce51" table:formula="of:=IF(EXACT([.B99];&quot;&quot;);&quot;&quot;;CONCATENATE([.D99]; &quot; : &quot;;[.B99]))">
            <text:p/>
          </table:table-cell>
          <table:table-cell table:style-name="ce52" table:formula="of:=IF(EXACT([.E99];&quot;&quot;);&quot;&quot;;CONCATENATE([.D99];&quot; : &quot;;YEAR([.A99]);&quot;-&quot;;IF(MONTH([.A99])&lt;10;&quot;0&quot;;&quot;&quot;);MONTH([.A99]);&quot;-&quot;;IF(DAY([.A99])&lt;10;&quot;0&quot;;&quot;&quot;);DAY([.A99]);&quot; : &quot;;[.E99];&quot;h&quot;;&quot; : &quot;;[.C99]))">
            <text:p/>
          </table:table-cell>
          <table:table-cell table:style-name="ce54" table:formula="of:=IF(EXACT([.E99];&quot;&quot;);&quot;&quot;;IF(NOT(EXACT([.A99];[.A98]));[.E99];[.K98]+[.E99]))">
            <text:p/>
          </table:table-cell>
          <table:table-cell table:style-name="ce56" table:formula="of:=IF(EXACT([.K99];&quot;&quot;);&quot;&quot;;8-[.K99])">
            <text:p/>
          </table:table-cell>
          <table:table-cell table:style-name="ce59"/>
          <table:table-cell table:style-name="ce60" table:formula="of:=IF(NOT(EXACT([.G99];&quot;yes&quot;));[.J99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100];&quot;&quot;);&quot;&quot;;CONCATENATE([.D100]; &quot; : &quot;;[.B100]))">
            <text:p/>
          </table:table-cell>
          <table:table-cell table:style-name="ce52" table:formula="of:=IF(EXACT([.E100];&quot;&quot;);&quot;&quot;;CONCATENATE([.D100];&quot; : &quot;;YEAR([.A100]);&quot;-&quot;;IF(MONTH([.A100])&lt;10;&quot;0&quot;;&quot;&quot;);MONTH([.A100]);&quot;-&quot;;IF(DAY([.A100])&lt;10;&quot;0&quot;;&quot;&quot;);DAY([.A100]);&quot; : &quot;;[.E100];&quot;h&quot;;&quot; : &quot;;[.C100]))">
            <text:p/>
          </table:table-cell>
          <table:table-cell table:style-name="ce54" table:formula="of:=IF(EXACT([.E100];&quot;&quot;);&quot;&quot;;IF(NOT(EXACT([.A100];[.A99]));[.E100];[.K99]+[.E100]))">
            <text:p/>
          </table:table-cell>
          <table:table-cell table:style-name="ce56" table:formula="of:=IF(EXACT([.K100];&quot;&quot;);&quot;&quot;;8-[.K100])">
            <text:p/>
          </table:table-cell>
          <table:table-cell table:style-name="ce59"/>
          <table:table-cell table:style-name="ce60" table:formula="of:=IF(NOT(EXACT([.G100];&quot;yes&quot;));[.J100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101];&quot;&quot;);&quot;&quot;;CONCATENATE([.D101]; &quot; : &quot;;[.B101]))">
            <text:p/>
          </table:table-cell>
          <table:table-cell table:style-name="ce52" table:formula="of:=IF(EXACT([.E101];&quot;&quot;);&quot;&quot;;CONCATENATE([.D101];&quot; : &quot;;YEAR([.A101]);&quot;-&quot;;IF(MONTH([.A101])&lt;10;&quot;0&quot;;&quot;&quot;);MONTH([.A101]);&quot;-&quot;;IF(DAY([.A101])&lt;10;&quot;0&quot;;&quot;&quot;);DAY([.A101]);&quot; : &quot;;[.E101];&quot;h&quot;;&quot; : &quot;;[.C101]))">
            <text:p/>
          </table:table-cell>
          <table:table-cell table:style-name="ce54" table:formula="of:=IF(EXACT([.E101];&quot;&quot;);&quot;&quot;;IF(NOT(EXACT([.A101];[.A100]));[.E101];[.K100]+[.E101]))">
            <text:p/>
          </table:table-cell>
          <table:table-cell table:style-name="ce56" table:formula="of:=IF(EXACT([.K101];&quot;&quot;);&quot;&quot;;8-[.K101])">
            <text:p/>
          </table:table-cell>
          <table:table-cell table:style-name="ce59"/>
          <table:table-cell table:style-name="ce60" table:formula="of:=IF(NOT(EXACT([.G101];&quot;yes&quot;));[.J101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102];&quot;&quot;);&quot;&quot;;CONCATENATE([.D102]; &quot; : &quot;;[.B102]))">
            <text:p/>
          </table:table-cell>
          <table:table-cell table:style-name="ce52" table:formula="of:=IF(EXACT([.E102];&quot;&quot;);&quot;&quot;;CONCATENATE([.D102];&quot; : &quot;;YEAR([.A102]);&quot;-&quot;;IF(MONTH([.A102])&lt;10;&quot;0&quot;;&quot;&quot;);MONTH([.A102]);&quot;-&quot;;IF(DAY([.A102])&lt;10;&quot;0&quot;;&quot;&quot;);DAY([.A102]);&quot; : &quot;;[.E102];&quot;h&quot;;&quot; : &quot;;[.C102]))">
            <text:p/>
          </table:table-cell>
          <table:table-cell table:style-name="ce54" table:formula="of:=IF(EXACT([.E102];&quot;&quot;);&quot;&quot;;IF(NOT(EXACT([.A102];[.A101]));[.E102];[.K101]+[.E102]))">
            <text:p/>
          </table:table-cell>
          <table:table-cell table:style-name="ce56" table:formula="of:=IF(EXACT([.K102];&quot;&quot;);&quot;&quot;;8-[.K102])">
            <text:p/>
          </table:table-cell>
          <table:table-cell table:style-name="ce59"/>
          <table:table-cell table:style-name="ce60" table:formula="of:=IF(NOT(EXACT([.G102];&quot;yes&quot;));[.J102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103];&quot;&quot;);&quot;&quot;;CONCATENATE([.D103]; &quot; : &quot;;[.B103]))">
            <text:p/>
          </table:table-cell>
          <table:table-cell table:style-name="ce52" table:formula="of:=IF(EXACT([.E103];&quot;&quot;);&quot;&quot;;CONCATENATE([.D103];&quot; : &quot;;YEAR([.A103]);&quot;-&quot;;IF(MONTH([.A103])&lt;10;&quot;0&quot;;&quot;&quot;);MONTH([.A103]);&quot;-&quot;;IF(DAY([.A103])&lt;10;&quot;0&quot;;&quot;&quot;);DAY([.A103]);&quot; : &quot;;[.E103];&quot;h&quot;;&quot; : &quot;;[.C103]))">
            <text:p/>
          </table:table-cell>
          <table:table-cell table:style-name="ce54" table:formula="of:=IF(EXACT([.E103];&quot;&quot;);&quot;&quot;;IF(NOT(EXACT([.A103];[.A102]));[.E103];[.K102]+[.E103]))">
            <text:p/>
          </table:table-cell>
          <table:table-cell table:style-name="ce56" table:formula="of:=IF(EXACT([.K103];&quot;&quot;);&quot;&quot;;8-[.K103])">
            <text:p/>
          </table:table-cell>
          <table:table-cell table:style-name="ce59"/>
          <table:table-cell table:style-name="ce60" table:formula="of:=IF(NOT(EXACT([.G103];&quot;yes&quot;));[.J103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104];&quot;&quot;);&quot;&quot;;CONCATENATE([.D104]; &quot; : &quot;;[.B104]))">
            <text:p/>
          </table:table-cell>
          <table:table-cell table:style-name="ce52" table:formula="of:=IF(EXACT([.E104];&quot;&quot;);&quot;&quot;;CONCATENATE([.D104];&quot; : &quot;;YEAR([.A104]);&quot;-&quot;;IF(MONTH([.A104])&lt;10;&quot;0&quot;;&quot;&quot;);MONTH([.A104]);&quot;-&quot;;IF(DAY([.A104])&lt;10;&quot;0&quot;;&quot;&quot;);DAY([.A104]);&quot; : &quot;;[.E104];&quot;h&quot;;&quot; : &quot;;[.C104]))">
            <text:p/>
          </table:table-cell>
          <table:table-cell table:style-name="ce54" table:formula="of:=IF(EXACT([.E104];&quot;&quot;);&quot;&quot;;IF(NOT(EXACT([.A104];[.A103]));[.E104];[.K103]+[.E104]))">
            <text:p/>
          </table:table-cell>
          <table:table-cell table:style-name="ce56" table:formula="of:=IF(EXACT([.K104];&quot;&quot;);&quot;&quot;;8-[.K104])">
            <text:p/>
          </table:table-cell>
          <table:table-cell table:style-name="ce59"/>
          <table:table-cell table:style-name="ce60" table:formula="of:=IF(NOT(EXACT([.G104];&quot;yes&quot;));[.J104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105];&quot;&quot;);&quot;&quot;;CONCATENATE([.D105]; &quot; : &quot;;[.B105]))">
            <text:p/>
          </table:table-cell>
          <table:table-cell table:style-name="ce52" table:formula="of:=IF(EXACT([.E105];&quot;&quot;);&quot;&quot;;CONCATENATE([.D105];&quot; : &quot;;YEAR([.A105]);&quot;-&quot;;IF(MONTH([.A105])&lt;10;&quot;0&quot;;&quot;&quot;);MONTH([.A105]);&quot;-&quot;;IF(DAY([.A105])&lt;10;&quot;0&quot;;&quot;&quot;);DAY([.A105]);&quot; : &quot;;[.E105];&quot;h&quot;;&quot; : &quot;;[.C105]))">
            <text:p/>
          </table:table-cell>
          <table:table-cell table:style-name="ce54" table:formula="of:=IF(EXACT([.E105];&quot;&quot;);&quot;&quot;;IF(NOT(EXACT([.A105];[.A104]));[.E105];[.K104]+[.E105]))">
            <text:p/>
          </table:table-cell>
          <table:table-cell table:style-name="ce56" table:formula="of:=IF(EXACT([.K105];&quot;&quot;);&quot;&quot;;8-[.K105])">
            <text:p/>
          </table:table-cell>
          <table:table-cell table:style-name="ce59"/>
          <table:table-cell table:style-name="ce60" table:formula="of:=IF(NOT(EXACT([.G105];&quot;yes&quot;));[.J105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106];&quot;&quot;);&quot;&quot;;CONCATENATE([.D106]; &quot; : &quot;;[.B106]))">
            <text:p/>
          </table:table-cell>
          <table:table-cell table:style-name="ce52" table:formula="of:=IF(EXACT([.E106];&quot;&quot;);&quot;&quot;;CONCATENATE([.D106];&quot; : &quot;;YEAR([.A106]);&quot;-&quot;;IF(MONTH([.A106])&lt;10;&quot;0&quot;;&quot;&quot;);MONTH([.A106]);&quot;-&quot;;IF(DAY([.A106])&lt;10;&quot;0&quot;;&quot;&quot;);DAY([.A106]);&quot; : &quot;;[.E106];&quot;h&quot;;&quot; : &quot;;[.C106]))">
            <text:p/>
          </table:table-cell>
          <table:table-cell table:style-name="ce54" table:formula="of:=IF(EXACT([.E106];&quot;&quot;);&quot;&quot;;IF(NOT(EXACT([.A106];[.A105]));[.E106];[.K105]+[.E106]))">
            <text:p/>
          </table:table-cell>
          <table:table-cell table:style-name="ce56" table:formula="of:=IF(EXACT([.K106];&quot;&quot;);&quot;&quot;;8-[.K106])">
            <text:p/>
          </table:table-cell>
          <table:table-cell table:style-name="ce59"/>
          <table:table-cell table:style-name="ce60" table:formula="of:=IF(NOT(EXACT([.G106];&quot;yes&quot;));[.J106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107];&quot;&quot;);&quot;&quot;;CONCATENATE([.D107]; &quot; : &quot;;[.B107]))">
            <text:p/>
          </table:table-cell>
          <table:table-cell table:style-name="ce52" table:formula="of:=IF(EXACT([.E107];&quot;&quot;);&quot;&quot;;CONCATENATE([.D107];&quot; : &quot;;YEAR([.A107]);&quot;-&quot;;IF(MONTH([.A107])&lt;10;&quot;0&quot;;&quot;&quot;);MONTH([.A107]);&quot;-&quot;;IF(DAY([.A107])&lt;10;&quot;0&quot;;&quot;&quot;);DAY([.A107]);&quot; : &quot;;[.E107];&quot;h&quot;;&quot; : &quot;;[.C107]))">
            <text:p/>
          </table:table-cell>
          <table:table-cell table:style-name="ce54" table:formula="of:=IF(EXACT([.E107];&quot;&quot;);&quot;&quot;;IF(NOT(EXACT([.A107];[.A106]));[.E107];[.K106]+[.E107]))">
            <text:p/>
          </table:table-cell>
          <table:table-cell table:style-name="ce56" table:formula="of:=IF(EXACT([.K107];&quot;&quot;);&quot;&quot;;8-[.K107])">
            <text:p/>
          </table:table-cell>
          <table:table-cell table:style-name="ce59"/>
          <table:table-cell table:style-name="ce60" table:formula="of:=IF(NOT(EXACT([.G107];&quot;yes&quot;));[.J107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108];&quot;&quot;);&quot;&quot;;CONCATENATE([.D108]; &quot; : &quot;;[.B108]))">
            <text:p/>
          </table:table-cell>
          <table:table-cell table:style-name="ce52" table:formula="of:=IF(EXACT([.E108];&quot;&quot;);&quot;&quot;;CONCATENATE([.D108];&quot; : &quot;;YEAR([.A108]);&quot;-&quot;;IF(MONTH([.A108])&lt;10;&quot;0&quot;;&quot;&quot;);MONTH([.A108]);&quot;-&quot;;IF(DAY([.A108])&lt;10;&quot;0&quot;;&quot;&quot;);DAY([.A108]);&quot; : &quot;;[.E108];&quot;h&quot;;&quot; : &quot;;[.C108]))">
            <text:p/>
          </table:table-cell>
          <table:table-cell table:style-name="ce54" table:formula="of:=IF(EXACT([.E108];&quot;&quot;);&quot;&quot;;IF(NOT(EXACT([.A108];[.A107]));[.E108];[.K107]+[.E108]))">
            <text:p/>
          </table:table-cell>
          <table:table-cell table:style-name="ce56" table:formula="of:=IF(EXACT([.K108];&quot;&quot;);&quot;&quot;;8-[.K108])">
            <text:p/>
          </table:table-cell>
          <table:table-cell table:style-name="ce59"/>
          <table:table-cell table:style-name="ce60" table:formula="of:=IF(NOT(EXACT([.G108];&quot;yes&quot;));[.J108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109];&quot;&quot;);&quot;&quot;;CONCATENATE([.D109]; &quot; : &quot;;[.B109]))">
            <text:p/>
          </table:table-cell>
          <table:table-cell table:style-name="ce52" table:formula="of:=IF(EXACT([.E109];&quot;&quot;);&quot;&quot;;CONCATENATE([.D109];&quot; : &quot;;YEAR([.A109]);&quot;-&quot;;IF(MONTH([.A109])&lt;10;&quot;0&quot;;&quot;&quot;);MONTH([.A109]);&quot;-&quot;;IF(DAY([.A109])&lt;10;&quot;0&quot;;&quot;&quot;);DAY([.A109]);&quot; : &quot;;[.E109];&quot;h&quot;;&quot; : &quot;;[.C109]))">
            <text:p/>
          </table:table-cell>
          <table:table-cell table:style-name="ce54" table:formula="of:=IF(EXACT([.E109];&quot;&quot;);&quot;&quot;;IF(NOT(EXACT([.A109];[.A108]));[.E109];[.K108]+[.E109]))">
            <text:p/>
          </table:table-cell>
          <table:table-cell table:style-name="ce56" table:formula="of:=IF(EXACT([.K109];&quot;&quot;);&quot;&quot;;8-[.K109])">
            <text:p/>
          </table:table-cell>
          <table:table-cell table:style-name="ce59"/>
          <table:table-cell table:style-name="ce60" table:formula="of:=IF(NOT(EXACT([.G109];&quot;yes&quot;));[.J109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110];&quot;&quot;);&quot;&quot;;CONCATENATE([.D110]; &quot; : &quot;;[.B110]))">
            <text:p/>
          </table:table-cell>
          <table:table-cell table:style-name="ce52" table:formula="of:=IF(EXACT([.E110];&quot;&quot;);&quot;&quot;;CONCATENATE([.D110];&quot; : &quot;;YEAR([.A110]);&quot;-&quot;;IF(MONTH([.A110])&lt;10;&quot;0&quot;;&quot;&quot;);MONTH([.A110]);&quot;-&quot;;IF(DAY([.A110])&lt;10;&quot;0&quot;;&quot;&quot;);DAY([.A110]);&quot; : &quot;;[.E110];&quot;h&quot;;&quot; : &quot;;[.C110]))">
            <text:p/>
          </table:table-cell>
          <table:table-cell table:style-name="ce54" table:formula="of:=IF(EXACT([.E110];&quot;&quot;);&quot;&quot;;IF(NOT(EXACT([.A110];[.A109]));[.E110];[.K109]+[.E110]))">
            <text:p/>
          </table:table-cell>
          <table:table-cell table:style-name="ce56" table:formula="of:=IF(EXACT([.K110];&quot;&quot;);&quot;&quot;;8-[.K110])">
            <text:p/>
          </table:table-cell>
          <table:table-cell table:style-name="ce59"/>
          <table:table-cell table:style-name="ce60" table:formula="of:=IF(NOT(EXACT([.G110];&quot;yes&quot;));[.J110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111];&quot;&quot;);&quot;&quot;;CONCATENATE([.D111]; &quot; : &quot;;[.B111]))">
            <text:p/>
          </table:table-cell>
          <table:table-cell table:style-name="ce52" table:formula="of:=IF(EXACT([.E111];&quot;&quot;);&quot;&quot;;CONCATENATE([.D111];&quot; : &quot;;YEAR([.A111]);&quot;-&quot;;IF(MONTH([.A111])&lt;10;&quot;0&quot;;&quot;&quot;);MONTH([.A111]);&quot;-&quot;;IF(DAY([.A111])&lt;10;&quot;0&quot;;&quot;&quot;);DAY([.A111]);&quot; : &quot;;[.E111];&quot;h&quot;;&quot; : &quot;;[.C111]))">
            <text:p/>
          </table:table-cell>
          <table:table-cell table:style-name="ce54" table:formula="of:=IF(EXACT([.E111];&quot;&quot;);&quot;&quot;;IF(NOT(EXACT([.A111];[.A110]));[.E111];[.K110]+[.E111]))">
            <text:p/>
          </table:table-cell>
          <table:table-cell table:style-name="ce56" table:formula="of:=IF(EXACT([.K111];&quot;&quot;);&quot;&quot;;8-[.K111])">
            <text:p/>
          </table:table-cell>
          <table:table-cell table:style-name="ce59"/>
          <table:table-cell table:style-name="ce60" table:formula="of:=IF(NOT(EXACT([.G111];&quot;yes&quot;));[.J111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112];&quot;&quot;);&quot;&quot;;CONCATENATE([.D112]; &quot; : &quot;;[.B112]))">
            <text:p/>
          </table:table-cell>
          <table:table-cell table:style-name="ce52" table:formula="of:=IF(EXACT([.E112];&quot;&quot;);&quot;&quot;;CONCATENATE([.D112];&quot; : &quot;;YEAR([.A112]);&quot;-&quot;;IF(MONTH([.A112])&lt;10;&quot;0&quot;;&quot;&quot;);MONTH([.A112]);&quot;-&quot;;IF(DAY([.A112])&lt;10;&quot;0&quot;;&quot;&quot;);DAY([.A112]);&quot; : &quot;;[.E112];&quot;h&quot;;&quot; : &quot;;[.C112]))">
            <text:p/>
          </table:table-cell>
          <table:table-cell table:style-name="ce54" table:formula="of:=IF(EXACT([.E112];&quot;&quot;);&quot;&quot;;IF(NOT(EXACT([.A112];[.A111]));[.E112];[.K111]+[.E112]))">
            <text:p/>
          </table:table-cell>
          <table:table-cell table:style-name="ce56" table:formula="of:=IF(EXACT([.K112];&quot;&quot;);&quot;&quot;;8-[.K112])">
            <text:p/>
          </table:table-cell>
          <table:table-cell table:style-name="ce59"/>
          <table:table-cell table:style-name="ce60" table:formula="of:=IF(NOT(EXACT([.G112];&quot;yes&quot;));[.J112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113];&quot;&quot;);&quot;&quot;;CONCATENATE([.D113]; &quot; : &quot;;[.B113]))">
            <text:p/>
          </table:table-cell>
          <table:table-cell table:style-name="ce52" table:formula="of:=IF(EXACT([.E113];&quot;&quot;);&quot;&quot;;CONCATENATE([.D113];&quot; : &quot;;YEAR([.A113]);&quot;-&quot;;IF(MONTH([.A113])&lt;10;&quot;0&quot;;&quot;&quot;);MONTH([.A113]);&quot;-&quot;;IF(DAY([.A113])&lt;10;&quot;0&quot;;&quot;&quot;);DAY([.A113]);&quot; : &quot;;[.E113];&quot;h&quot;;&quot; : &quot;;[.C113]))">
            <text:p/>
          </table:table-cell>
          <table:table-cell table:style-name="ce54" table:formula="of:=IF(EXACT([.E113];&quot;&quot;);&quot;&quot;;IF(NOT(EXACT([.A113];[.A112]));[.E113];[.K112]+[.E113]))">
            <text:p/>
          </table:table-cell>
          <table:table-cell table:style-name="ce56" table:formula="of:=IF(EXACT([.K113];&quot;&quot;);&quot;&quot;;8-[.K113])">
            <text:p/>
          </table:table-cell>
          <table:table-cell table:style-name="ce59"/>
          <table:table-cell table:style-name="ce60" table:formula="of:=IF(NOT(EXACT([.G113];&quot;yes&quot;));[.J113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114];&quot;&quot;);&quot;&quot;;CONCATENATE([.D114]; &quot; : &quot;;[.B114]))">
            <text:p/>
          </table:table-cell>
          <table:table-cell table:style-name="ce52" table:formula="of:=IF(EXACT([.E114];&quot;&quot;);&quot;&quot;;CONCATENATE([.D114];&quot; : &quot;;YEAR([.A114]);&quot;-&quot;;IF(MONTH([.A114])&lt;10;&quot;0&quot;;&quot;&quot;);MONTH([.A114]);&quot;-&quot;;IF(DAY([.A114])&lt;10;&quot;0&quot;;&quot;&quot;);DAY([.A114]);&quot; : &quot;;[.E114];&quot;h&quot;;&quot; : &quot;;[.C114]))">
            <text:p/>
          </table:table-cell>
          <table:table-cell table:style-name="ce54" table:formula="of:=IF(EXACT([.E114];&quot;&quot;);&quot;&quot;;IF(NOT(EXACT([.A114];[.A113]));[.E114];[.K113]+[.E114]))">
            <text:p/>
          </table:table-cell>
          <table:table-cell table:style-name="ce56" table:formula="of:=IF(EXACT([.K114];&quot;&quot;);&quot;&quot;;8-[.K114])">
            <text:p/>
          </table:table-cell>
          <table:table-cell table:style-name="ce59"/>
          <table:table-cell table:style-name="ce60" table:formula="of:=IF(NOT(EXACT([.G114];&quot;yes&quot;));[.J114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115];&quot;&quot;);&quot;&quot;;CONCATENATE([.D115]; &quot; : &quot;;[.B115]))">
            <text:p/>
          </table:table-cell>
          <table:table-cell table:style-name="ce52" table:formula="of:=IF(EXACT([.E115];&quot;&quot;);&quot;&quot;;CONCATENATE([.D115];&quot; : &quot;;YEAR([.A115]);&quot;-&quot;;IF(MONTH([.A115])&lt;10;&quot;0&quot;;&quot;&quot;);MONTH([.A115]);&quot;-&quot;;IF(DAY([.A115])&lt;10;&quot;0&quot;;&quot;&quot;);DAY([.A115]);&quot; : &quot;;[.E115];&quot;h&quot;;&quot; : &quot;;[.C115]))">
            <text:p/>
          </table:table-cell>
          <table:table-cell table:style-name="ce54" table:formula="of:=IF(EXACT([.E115];&quot;&quot;);&quot;&quot;;IF(NOT(EXACT([.A115];[.A114]));[.E115];[.K114]+[.E115]))">
            <text:p/>
          </table:table-cell>
          <table:table-cell table:style-name="ce56" table:formula="of:=IF(EXACT([.K115];&quot;&quot;);&quot;&quot;;8-[.K115])">
            <text:p/>
          </table:table-cell>
          <table:table-cell table:style-name="ce59"/>
          <table:table-cell table:style-name="ce60" table:formula="of:=IF(NOT(EXACT([.G115];&quot;yes&quot;));[.J115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116];&quot;&quot;);&quot;&quot;;CONCATENATE([.D116]; &quot; : &quot;;[.B116]))">
            <text:p/>
          </table:table-cell>
          <table:table-cell table:style-name="ce52" table:formula="of:=IF(EXACT([.E116];&quot;&quot;);&quot;&quot;;CONCATENATE([.D116];&quot; : &quot;;YEAR([.A116]);&quot;-&quot;;IF(MONTH([.A116])&lt;10;&quot;0&quot;;&quot;&quot;);MONTH([.A116]);&quot;-&quot;;IF(DAY([.A116])&lt;10;&quot;0&quot;;&quot;&quot;);DAY([.A116]);&quot; : &quot;;[.E116];&quot;h&quot;;&quot; : &quot;;[.C116]))">
            <text:p/>
          </table:table-cell>
          <table:table-cell table:style-name="ce54" table:formula="of:=IF(EXACT([.E116];&quot;&quot;);&quot;&quot;;IF(NOT(EXACT([.A116];[.A115]));[.E116];[.K115]+[.E116]))">
            <text:p/>
          </table:table-cell>
          <table:table-cell table:style-name="ce56" table:formula="of:=IF(EXACT([.K116];&quot;&quot;);&quot;&quot;;8-[.K116])">
            <text:p/>
          </table:table-cell>
          <table:table-cell table:style-name="ce59"/>
          <table:table-cell table:style-name="ce60" table:formula="of:=IF(NOT(EXACT([.G116];&quot;yes&quot;));[.J116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117];&quot;&quot;);&quot;&quot;;CONCATENATE([.D117]; &quot; : &quot;;[.B117]))">
            <text:p/>
          </table:table-cell>
          <table:table-cell table:style-name="ce52" table:formula="of:=IF(EXACT([.E117];&quot;&quot;);&quot;&quot;;CONCATENATE([.D117];&quot; : &quot;;YEAR([.A117]);&quot;-&quot;;IF(MONTH([.A117])&lt;10;&quot;0&quot;;&quot;&quot;);MONTH([.A117]);&quot;-&quot;;IF(DAY([.A117])&lt;10;&quot;0&quot;;&quot;&quot;);DAY([.A117]);&quot; : &quot;;[.E117];&quot;h&quot;;&quot; : &quot;;[.C117]))">
            <text:p/>
          </table:table-cell>
          <table:table-cell table:style-name="ce54" table:formula="of:=IF(EXACT([.E117];&quot;&quot;);&quot;&quot;;IF(NOT(EXACT([.A117];[.A116]));[.E117];[.K116]+[.E117]))">
            <text:p/>
          </table:table-cell>
          <table:table-cell table:style-name="ce56" table:formula="of:=IF(EXACT([.K117];&quot;&quot;);&quot;&quot;;8-[.K117])">
            <text:p/>
          </table:table-cell>
          <table:table-cell table:style-name="ce59"/>
          <table:table-cell table:style-name="ce60" table:formula="of:=IF(NOT(EXACT([.G117];&quot;yes&quot;));[.J117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118];&quot;&quot;);&quot;&quot;;CONCATENATE([.D118]; &quot; : &quot;;[.B118]))">
            <text:p/>
          </table:table-cell>
          <table:table-cell table:style-name="ce52" table:formula="of:=IF(EXACT([.E118];&quot;&quot;);&quot;&quot;;CONCATENATE([.D118];&quot; : &quot;;YEAR([.A118]);&quot;-&quot;;IF(MONTH([.A118])&lt;10;&quot;0&quot;;&quot;&quot;);MONTH([.A118]);&quot;-&quot;;IF(DAY([.A118])&lt;10;&quot;0&quot;;&quot;&quot;);DAY([.A118]);&quot; : &quot;;[.E118];&quot;h&quot;;&quot; : &quot;;[.C118]))">
            <text:p/>
          </table:table-cell>
          <table:table-cell table:style-name="ce54" table:formula="of:=IF(EXACT([.E118];&quot;&quot;);&quot;&quot;;IF(NOT(EXACT([.A118];[.A117]));[.E118];[.K117]+[.E118]))">
            <text:p/>
          </table:table-cell>
          <table:table-cell table:style-name="ce56" table:formula="of:=IF(EXACT([.K118];&quot;&quot;);&quot;&quot;;8-[.K118])">
            <text:p/>
          </table:table-cell>
          <table:table-cell table:style-name="ce59"/>
          <table:table-cell table:style-name="ce60" table:formula="of:=IF(NOT(EXACT([.G118];&quot;yes&quot;));[.J118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37"/>
          <table:table-cell table:style-name="ce105" table:number-columns-repeated="2"/>
          <table:table-cell table:style-name="ce48"/>
          <table:table-cell table:style-name="ce51" table:formula="of:=IF(EXACT([.B119];&quot;&quot;);&quot;&quot;;CONCATENATE([.D119]; &quot; : &quot;;[.B119]))">
            <text:p/>
          </table:table-cell>
          <table:table-cell table:style-name="ce52" table:formula="of:=IF(EXACT([.E119];&quot;&quot;);&quot;&quot;;CONCATENATE([.D119];&quot; : &quot;;YEAR([.A119]);&quot;-&quot;;IF(MONTH([.A119])&lt;10;&quot;0&quot;;&quot;&quot;);MONTH([.A119]);&quot;-&quot;;IF(DAY([.A119])&lt;10;&quot;0&quot;;&quot;&quot;);DAY([.A119]);&quot; : &quot;;[.E119];&quot;h&quot;;&quot; : &quot;;[.C119]))">
            <text:p/>
          </table:table-cell>
          <table:table-cell table:style-name="ce54" table:formula="of:=IF(EXACT([.E119];&quot;&quot;);&quot;&quot;;IF(NOT(EXACT([.A119];[.A118]));[.E119];[.K118]+[.E119]))">
            <text:p/>
          </table:table-cell>
          <table:table-cell table:style-name="ce56" table:formula="of:=IF(EXACT([.K119];&quot;&quot;);&quot;&quot;;8-[.K119])">
            <text:p/>
          </table:table-cell>
          <table:table-cell table:style-name="ce59"/>
          <table:table-cell table:style-name="ce60" table:formula="of:=IF(NOT(EXACT([.G119];&quot;yes&quot;));[.J119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40"/>
          <table:table-cell table:style-name="ce39" table:number-columns-repeated="2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20];&quot;&quot;);&quot;&quot;;CONCATENATE([.D120]; &quot; : &quot;;[.B120]))">
            <text:p/>
          </table:table-cell>
          <table:table-cell table:style-name="ce52" table:formula="of:=IF(EXACT([.E120];&quot;&quot;);&quot;&quot;;CONCATENATE([.D120];&quot; : &quot;;YEAR([.A120]);&quot;-&quot;;IF(MONTH([.A120])&lt;10;&quot;0&quot;;&quot;&quot;);MONTH([.A120]);&quot;-&quot;;IF(DAY([.A120])&lt;10;&quot;0&quot;;&quot;&quot;);DAY([.A120]);&quot; : &quot;;[.E120];&quot;h&quot;;&quot; : &quot;;[.C120]))">
            <text:p/>
          </table:table-cell>
          <table:table-cell table:style-name="ce54" table:formula="of:=IF(EXACT([.E120];&quot;&quot;);&quot;&quot;;IF(NOT(EXACT([.A120];[.A119]));[.E120];[.K119]+[.E120]))">
            <text:p/>
          </table:table-cell>
          <table:table-cell table:style-name="ce56" table:formula="of:=IF(EXACT([.K120];&quot;&quot;);&quot;&quot;;8-[.K120])">
            <text:p/>
          </table:table-cell>
          <table:table-cell table:style-name="ce59"/>
          <table:table-cell table:style-name="ce60" table:formula="of:=IF(NOT(EXACT([.G120];&quot;yes&quot;));[.J120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40"/>
          <table:table-cell table:style-name="ce39" table:number-columns-repeated="2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21];&quot;&quot;);&quot;&quot;;CONCATENATE([.D121]; &quot; : &quot;;[.B121]))">
            <text:p/>
          </table:table-cell>
          <table:table-cell table:style-name="ce52" table:formula="of:=IF(EXACT([.E121];&quot;&quot;);&quot;&quot;;CONCATENATE([.D121];&quot; : &quot;;YEAR([.A121]);&quot;-&quot;;IF(MONTH([.A121])&lt;10;&quot;0&quot;;&quot;&quot;);MONTH([.A121]);&quot;-&quot;;IF(DAY([.A121])&lt;10;&quot;0&quot;;&quot;&quot;);DAY([.A121]);&quot; : &quot;;[.E121];&quot;h&quot;;&quot; : &quot;;[.C121]))">
            <text:p/>
          </table:table-cell>
          <table:table-cell table:style-name="ce54" table:formula="of:=IF(EXACT([.E121];&quot;&quot;);&quot;&quot;;IF(NOT(EXACT([.A121];[.A120]));[.E121];[.K120]+[.E121]))">
            <text:p/>
          </table:table-cell>
          <table:table-cell table:style-name="ce56" table:formula="of:=IF(EXACT([.K121];&quot;&quot;);&quot;&quot;;8-[.K121])">
            <text:p/>
          </table:table-cell>
          <table:table-cell table:style-name="ce59"/>
          <table:table-cell table:style-name="ce60" table:formula="of:=IF(NOT(EXACT([.G121];&quot;yes&quot;));[.J121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40"/>
          <table:table-cell table:style-name="ce39" table:number-columns-repeated="2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22];&quot;&quot;);&quot;&quot;;CONCATENATE([.D122]; &quot; : &quot;;[.B122]))">
            <text:p/>
          </table:table-cell>
          <table:table-cell table:style-name="ce52" table:formula="of:=IF(EXACT([.E122];&quot;&quot;);&quot;&quot;;CONCATENATE([.D122];&quot; : &quot;;YEAR([.A122]);&quot;-&quot;;IF(MONTH([.A122])&lt;10;&quot;0&quot;;&quot;&quot;);MONTH([.A122]);&quot;-&quot;;IF(DAY([.A122])&lt;10;&quot;0&quot;;&quot;&quot;);DAY([.A122]);&quot; : &quot;;[.E122];&quot;h&quot;;&quot; : &quot;;[.C122]))">
            <text:p/>
          </table:table-cell>
          <table:table-cell table:style-name="ce54" table:formula="of:=IF(EXACT([.E122];&quot;&quot;);&quot;&quot;;IF(NOT(EXACT([.A122];[.A121]));[.E122];[.K121]+[.E122]))">
            <text:p/>
          </table:table-cell>
          <table:table-cell table:style-name="ce56" table:formula="of:=IF(EXACT([.K122];&quot;&quot;);&quot;&quot;;8-[.K122])">
            <text:p/>
          </table:table-cell>
          <table:table-cell table:style-name="ce59"/>
          <table:table-cell table:style-name="ce60" table:formula="of:=IF(NOT(EXACT([.G122];&quot;yes&quot;));[.J122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40"/>
          <table:table-cell table:style-name="ce39" table:number-columns-repeated="2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23];&quot;&quot;);&quot;&quot;;CONCATENATE([.D123]; &quot; : &quot;;[.B123]))">
            <text:p/>
          </table:table-cell>
          <table:table-cell table:style-name="ce52" table:formula="of:=IF(EXACT([.E123];&quot;&quot;);&quot;&quot;;CONCATENATE([.D123];&quot; : &quot;;YEAR([.A123]);&quot;-&quot;;IF(MONTH([.A123])&lt;10;&quot;0&quot;;&quot;&quot;);MONTH([.A123]);&quot;-&quot;;IF(DAY([.A123])&lt;10;&quot;0&quot;;&quot;&quot;);DAY([.A123]);&quot; : &quot;;[.E123];&quot;h&quot;;&quot; : &quot;;[.C123]))">
            <text:p/>
          </table:table-cell>
          <table:table-cell table:style-name="ce54" table:formula="of:=IF(EXACT([.E123];&quot;&quot;);&quot;&quot;;IF(NOT(EXACT([.A123];[.A122]));[.E123];[.K122]+[.E123]))">
            <text:p/>
          </table:table-cell>
          <table:table-cell table:style-name="ce56" table:formula="of:=IF(EXACT([.K123];&quot;&quot;);&quot;&quot;;8-[.K123])">
            <text:p/>
          </table:table-cell>
          <table:table-cell table:style-name="ce59"/>
          <table:table-cell table:style-name="ce60" table:formula="of:=IF(NOT(EXACT([.G123];&quot;yes&quot;));[.J123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40"/>
          <table:table-cell table:style-name="ce39" table:number-columns-repeated="2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24];&quot;&quot;);&quot;&quot;;CONCATENATE([.D124]; &quot; : &quot;;[.B124]))">
            <text:p/>
          </table:table-cell>
          <table:table-cell table:style-name="ce52" table:formula="of:=IF(EXACT([.E124];&quot;&quot;);&quot;&quot;;CONCATENATE([.D124];&quot; : &quot;;YEAR([.A124]);&quot;-&quot;;IF(MONTH([.A124])&lt;10;&quot;0&quot;;&quot;&quot;);MONTH([.A124]);&quot;-&quot;;IF(DAY([.A124])&lt;10;&quot;0&quot;;&quot;&quot;);DAY([.A124]);&quot; : &quot;;[.E124];&quot;h&quot;;&quot; : &quot;;[.C124]))">
            <text:p/>
          </table:table-cell>
          <table:table-cell table:style-name="ce54" table:formula="of:=IF(EXACT([.E124];&quot;&quot;);&quot;&quot;;IF(NOT(EXACT([.A124];[.A123]));[.E124];[.K123]+[.E124]))">
            <text:p/>
          </table:table-cell>
          <table:table-cell table:style-name="ce56" table:formula="of:=IF(EXACT([.K124];&quot;&quot;);&quot;&quot;;8-[.K124])">
            <text:p/>
          </table:table-cell>
          <table:table-cell table:style-name="ce59"/>
          <table:table-cell table:style-name="ce60" table:formula="of:=IF(NOT(EXACT([.G124];&quot;yes&quot;));[.J124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40"/>
          <table:table-cell table:style-name="ce39" table:number-columns-repeated="2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25];&quot;&quot;);&quot;&quot;;CONCATENATE([.D125]; &quot; : &quot;;[.B125]))">
            <text:p/>
          </table:table-cell>
          <table:table-cell table:style-name="ce52" table:formula="of:=IF(EXACT([.E125];&quot;&quot;);&quot;&quot;;CONCATENATE([.D125];&quot; : &quot;;YEAR([.A125]);&quot;-&quot;;IF(MONTH([.A125])&lt;10;&quot;0&quot;;&quot;&quot;);MONTH([.A125]);&quot;-&quot;;IF(DAY([.A125])&lt;10;&quot;0&quot;;&quot;&quot;);DAY([.A125]);&quot; : &quot;;[.E125];&quot;h&quot;;&quot; : &quot;;[.C125]))">
            <text:p/>
          </table:table-cell>
          <table:table-cell table:style-name="ce54" table:formula="of:=IF(EXACT([.E125];&quot;&quot;);&quot;&quot;;IF(NOT(EXACT([.A125];[.A124]));[.E125];[.K124]+[.E125]))">
            <text:p/>
          </table:table-cell>
          <table:table-cell table:style-name="ce56" table:formula="of:=IF(EXACT([.K125];&quot;&quot;);&quot;&quot;;8-[.K125])">
            <text:p/>
          </table:table-cell>
          <table:table-cell table:style-name="ce59"/>
          <table:table-cell table:style-name="ce60" table:formula="of:=IF(NOT(EXACT([.G125];&quot;yes&quot;));[.J125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40"/>
          <table:table-cell table:style-name="ce39" table:number-columns-repeated="2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26];&quot;&quot;);&quot;&quot;;CONCATENATE([.D126]; &quot; : &quot;;[.B126]))">
            <text:p/>
          </table:table-cell>
          <table:table-cell table:style-name="ce52" table:formula="of:=IF(EXACT([.E126];&quot;&quot;);&quot;&quot;;CONCATENATE([.D126];&quot; : &quot;;YEAR([.A126]);&quot;-&quot;;IF(MONTH([.A126])&lt;10;&quot;0&quot;;&quot;&quot;);MONTH([.A126]);&quot;-&quot;;IF(DAY([.A126])&lt;10;&quot;0&quot;;&quot;&quot;);DAY([.A126]);&quot; : &quot;;[.E126];&quot;h&quot;;&quot; : &quot;;[.C126]))">
            <text:p/>
          </table:table-cell>
          <table:table-cell table:style-name="ce54" table:formula="of:=IF(EXACT([.E126];&quot;&quot;);&quot;&quot;;IF(NOT(EXACT([.A126];[.A125]));[.E126];[.K125]+[.E126]))">
            <text:p/>
          </table:table-cell>
          <table:table-cell table:style-name="ce56" table:formula="of:=IF(EXACT([.K126];&quot;&quot;);&quot;&quot;;8-[.K126])">
            <text:p/>
          </table:table-cell>
          <table:table-cell table:style-name="ce59"/>
          <table:table-cell table:style-name="ce60" table:formula="of:=IF(NOT(EXACT([.G126];&quot;yes&quot;));[.J126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40"/>
          <table:table-cell table:style-name="ce39" table:number-columns-repeated="2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27];&quot;&quot;);&quot;&quot;;CONCATENATE([.D127]; &quot; : &quot;;[.B127]))">
            <text:p/>
          </table:table-cell>
          <table:table-cell table:style-name="ce52" table:formula="of:=IF(EXACT([.E127];&quot;&quot;);&quot;&quot;;CONCATENATE([.D127];&quot; : &quot;;YEAR([.A127]);&quot;-&quot;;IF(MONTH([.A127])&lt;10;&quot;0&quot;;&quot;&quot;);MONTH([.A127]);&quot;-&quot;;IF(DAY([.A127])&lt;10;&quot;0&quot;;&quot;&quot;);DAY([.A127]);&quot; : &quot;;[.E127];&quot;h&quot;;&quot; : &quot;;[.C127]))">
            <text:p/>
          </table:table-cell>
          <table:table-cell table:style-name="ce54" table:formula="of:=IF(EXACT([.E127];&quot;&quot;);&quot;&quot;;IF(NOT(EXACT([.A127];[.A126]));[.E127];[.K126]+[.E127]))">
            <text:p/>
          </table:table-cell>
          <table:table-cell table:style-name="ce56" table:formula="of:=IF(EXACT([.K127];&quot;&quot;);&quot;&quot;;8-[.K127])">
            <text:p/>
          </table:table-cell>
          <table:table-cell table:style-name="ce59"/>
          <table:table-cell table:style-name="ce60" table:formula="of:=IF(NOT(EXACT([.G127];&quot;yes&quot;));[.J127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40"/>
          <table:table-cell table:style-name="ce39" table:number-columns-repeated="2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28];&quot;&quot;);&quot;&quot;;CONCATENATE([.D128]; &quot; : &quot;;[.B128]))">
            <text:p/>
          </table:table-cell>
          <table:table-cell table:style-name="ce52" table:formula="of:=IF(EXACT([.E128];&quot;&quot;);&quot;&quot;;CONCATENATE([.D128];&quot; : &quot;;YEAR([.A128]);&quot;-&quot;;IF(MONTH([.A128])&lt;10;&quot;0&quot;;&quot;&quot;);MONTH([.A128]);&quot;-&quot;;IF(DAY([.A128])&lt;10;&quot;0&quot;;&quot;&quot;);DAY([.A128]);&quot; : &quot;;[.E128];&quot;h&quot;;&quot; : &quot;;[.C128]))">
            <text:p/>
          </table:table-cell>
          <table:table-cell table:style-name="ce54" table:formula="of:=IF(EXACT([.E128];&quot;&quot;);&quot;&quot;;IF(NOT(EXACT([.A128];[.A127]));[.E128];[.K127]+[.E128]))">
            <text:p/>
          </table:table-cell>
          <table:table-cell table:style-name="ce56" table:formula="of:=IF(EXACT([.K128];&quot;&quot;);&quot;&quot;;8-[.K128])">
            <text:p/>
          </table:table-cell>
          <table:table-cell table:style-name="ce59"/>
          <table:table-cell table:style-name="ce60" table:formula="of:=IF(NOT(EXACT([.G128];&quot;yes&quot;));[.J128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40"/>
          <table:table-cell table:style-name="ce39" table:number-columns-repeated="2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29];&quot;&quot;);&quot;&quot;;CONCATENATE([.D129]; &quot; : &quot;;[.B129]))">
            <text:p/>
          </table:table-cell>
          <table:table-cell table:style-name="ce52" table:formula="of:=IF(EXACT([.E129];&quot;&quot;);&quot;&quot;;CONCATENATE([.D129];&quot; : &quot;;YEAR([.A129]);&quot;-&quot;;IF(MONTH([.A129])&lt;10;&quot;0&quot;;&quot;&quot;);MONTH([.A129]);&quot;-&quot;;IF(DAY([.A129])&lt;10;&quot;0&quot;;&quot;&quot;);DAY([.A129]);&quot; : &quot;;[.E129];&quot;h&quot;;&quot; : &quot;;[.C129]))">
            <text:p/>
          </table:table-cell>
          <table:table-cell table:style-name="ce54" table:formula="of:=IF(EXACT([.E129];&quot;&quot;);&quot;&quot;;IF(NOT(EXACT([.A129];[.A128]));[.E129];[.K128]+[.E129]))">
            <text:p/>
          </table:table-cell>
          <table:table-cell table:style-name="ce56" table:formula="of:=IF(EXACT([.K129];&quot;&quot;);&quot;&quot;;8-[.K129])">
            <text:p/>
          </table:table-cell>
          <table:table-cell table:style-name="ce59"/>
          <table:table-cell table:style-name="ce60" table:formula="of:=IF(NOT(EXACT([.G129];&quot;yes&quot;));[.J129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40"/>
          <table:table-cell table:style-name="ce39" table:number-columns-repeated="2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30];&quot;&quot;);&quot;&quot;;CONCATENATE([.D130]; &quot; : &quot;;[.B130]))">
            <text:p/>
          </table:table-cell>
          <table:table-cell table:style-name="ce52" table:formula="of:=IF(EXACT([.E130];&quot;&quot;);&quot;&quot;;CONCATENATE([.D130];&quot; : &quot;;YEAR([.A130]);&quot;-&quot;;IF(MONTH([.A130])&lt;10;&quot;0&quot;;&quot;&quot;);MONTH([.A130]);&quot;-&quot;;IF(DAY([.A130])&lt;10;&quot;0&quot;;&quot;&quot;);DAY([.A130]);&quot; : &quot;;[.E130];&quot;h&quot;;&quot; : &quot;;[.C130]))">
            <text:p/>
          </table:table-cell>
          <table:table-cell table:style-name="ce54" table:formula="of:=IF(EXACT([.E130];&quot;&quot;);&quot;&quot;;IF(NOT(EXACT([.A130];[.A129]));[.E130];[.K129]+[.E130]))">
            <text:p/>
          </table:table-cell>
          <table:table-cell table:style-name="ce56" table:formula="of:=IF(EXACT([.K130];&quot;&quot;);&quot;&quot;;8-[.K130])">
            <text:p/>
          </table:table-cell>
          <table:table-cell table:style-name="ce59"/>
          <table:table-cell table:style-name="ce60" table:formula="of:=IF(NOT(EXACT([.G130];&quot;yes&quot;));[.J130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40"/>
          <table:table-cell table:style-name="ce39" table:number-columns-repeated="2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31];&quot;&quot;);&quot;&quot;;CONCATENATE([.D131]; &quot; : &quot;;[.B131]))">
            <text:p/>
          </table:table-cell>
          <table:table-cell table:style-name="ce52" table:formula="of:=IF(EXACT([.E131];&quot;&quot;);&quot;&quot;;CONCATENATE([.D131];&quot; : &quot;;YEAR([.A131]);&quot;-&quot;;IF(MONTH([.A131])&lt;10;&quot;0&quot;;&quot;&quot;);MONTH([.A131]);&quot;-&quot;;IF(DAY([.A131])&lt;10;&quot;0&quot;;&quot;&quot;);DAY([.A131]);&quot; : &quot;;[.E131];&quot;h&quot;;&quot; : &quot;;[.C131]))">
            <text:p/>
          </table:table-cell>
          <table:table-cell table:style-name="ce54" table:formula="of:=IF(EXACT([.E131];&quot;&quot;);&quot;&quot;;IF(NOT(EXACT([.A131];[.A130]));[.E131];[.K130]+[.E131]))">
            <text:p/>
          </table:table-cell>
          <table:table-cell table:style-name="ce56" table:formula="of:=IF(EXACT([.K131];&quot;&quot;);&quot;&quot;;8-[.K131])">
            <text:p/>
          </table:table-cell>
          <table:table-cell table:style-name="ce59"/>
          <table:table-cell table:style-name="ce60" table:formula="of:=IF(NOT(EXACT([.G131];&quot;yes&quot;));[.J131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32];&quot;&quot;);&quot;&quot;;CONCATENATE([.D132]; &quot; : &quot;;[.B132]))">
            <text:p/>
          </table:table-cell>
          <table:table-cell table:style-name="ce52" table:formula="of:=IF(EXACT([.E132];&quot;&quot;);&quot;&quot;;CONCATENATE([.D132];&quot; : &quot;;YEAR([.A132]);&quot;-&quot;;IF(MONTH([.A132])&lt;10;&quot;0&quot;;&quot;&quot;);MONTH([.A132]);&quot;-&quot;;IF(DAY([.A132])&lt;10;&quot;0&quot;;&quot;&quot;);DAY([.A132]);&quot; : &quot;;[.E132];&quot;h&quot;;&quot; : &quot;;[.C132]))">
            <text:p/>
          </table:table-cell>
          <table:table-cell table:style-name="ce54" table:formula="of:=IF(EXACT([.E132];&quot;&quot;);&quot;&quot;;IF(NOT(EXACT([.A132];[.A131]));[.E132];[.K131]+[.E132]))">
            <text:p/>
          </table:table-cell>
          <table:table-cell table:style-name="ce56" table:formula="of:=IF(EXACT([.K132];&quot;&quot;);&quot;&quot;;8-[.K132])">
            <text:p/>
          </table:table-cell>
          <table:table-cell table:style-name="ce59"/>
          <table:table-cell table:style-name="ce60" table:formula="of:=IF(NOT(EXACT([.G132];&quot;yes&quot;));[.J132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33];&quot;&quot;);&quot;&quot;;CONCATENATE([.D133]; &quot; : &quot;;[.B133]))">
            <text:p/>
          </table:table-cell>
          <table:table-cell table:style-name="ce52" table:formula="of:=IF(EXACT([.E133];&quot;&quot;);&quot;&quot;;CONCATENATE([.D133];&quot; : &quot;;YEAR([.A133]);&quot;-&quot;;IF(MONTH([.A133])&lt;10;&quot;0&quot;;&quot;&quot;);MONTH([.A133]);&quot;-&quot;;IF(DAY([.A133])&lt;10;&quot;0&quot;;&quot;&quot;);DAY([.A133]);&quot; : &quot;;[.E133];&quot;h&quot;;&quot; : &quot;;[.C133]))">
            <text:p/>
          </table:table-cell>
          <table:table-cell table:style-name="ce54" table:formula="of:=IF(EXACT([.E133];&quot;&quot;);&quot;&quot;;IF(NOT(EXACT([.A133];[.A132]));[.E133];[.K132]+[.E133]))">
            <text:p/>
          </table:table-cell>
          <table:table-cell table:style-name="ce56" table:formula="of:=IF(EXACT([.K133];&quot;&quot;);&quot;&quot;;8-[.K133])">
            <text:p/>
          </table:table-cell>
          <table:table-cell table:style-name="ce59"/>
          <table:table-cell table:style-name="ce60" table:formula="of:=IF(NOT(EXACT([.G133];&quot;yes&quot;));[.J133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34];&quot;&quot;);&quot;&quot;;CONCATENATE([.D134]; &quot; : &quot;;[.B134]))">
            <text:p/>
          </table:table-cell>
          <table:table-cell table:style-name="ce52" table:formula="of:=IF(EXACT([.E134];&quot;&quot;);&quot;&quot;;CONCATENATE([.D134];&quot; : &quot;;YEAR([.A134]);&quot;-&quot;;IF(MONTH([.A134])&lt;10;&quot;0&quot;;&quot;&quot;);MONTH([.A134]);&quot;-&quot;;IF(DAY([.A134])&lt;10;&quot;0&quot;;&quot;&quot;);DAY([.A134]);&quot; : &quot;;[.E134];&quot;h&quot;;&quot; : &quot;;[.C134]))">
            <text:p/>
          </table:table-cell>
          <table:table-cell table:style-name="ce54" table:formula="of:=IF(EXACT([.E134];&quot;&quot;);&quot;&quot;;IF(NOT(EXACT([.A134];[.A133]));[.E134];[.K133]+[.E134]))">
            <text:p/>
          </table:table-cell>
          <table:table-cell table:style-name="ce56" table:formula="of:=IF(EXACT([.K134];&quot;&quot;);&quot;&quot;;8-[.K134])">
            <text:p/>
          </table:table-cell>
          <table:table-cell table:style-name="ce59"/>
          <table:table-cell table:style-name="ce60" table:formula="of:=IF(NOT(EXACT([.G134];&quot;yes&quot;));[.J134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40"/>
          <table:table-cell table:style-name="ce39" table:number-columns-repeated="2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35];&quot;&quot;);&quot;&quot;;CONCATENATE([.D135]; &quot; : &quot;;[.B135]))">
            <text:p/>
          </table:table-cell>
          <table:table-cell table:style-name="ce52" table:formula="of:=IF(EXACT([.E135];&quot;&quot;);&quot;&quot;;CONCATENATE([.D135];&quot; : &quot;;YEAR([.A135]);&quot;-&quot;;IF(MONTH([.A135])&lt;10;&quot;0&quot;;&quot;&quot;);MONTH([.A135]);&quot;-&quot;;IF(DAY([.A135])&lt;10;&quot;0&quot;;&quot;&quot;);DAY([.A135]);&quot; : &quot;;[.E135];&quot;h&quot;;&quot; : &quot;;[.C135]))">
            <text:p/>
          </table:table-cell>
          <table:table-cell table:style-name="ce54" table:formula="of:=IF(EXACT([.E135];&quot;&quot;);&quot;&quot;;IF(NOT(EXACT([.A135];[.A134]));[.E135];[.K134]+[.E135]))">
            <text:p/>
          </table:table-cell>
          <table:table-cell table:style-name="ce56" table:formula="of:=IF(EXACT([.K135];&quot;&quot;);&quot;&quot;;8-[.K135])">
            <text:p/>
          </table:table-cell>
          <table:table-cell table:style-name="ce59"/>
          <table:table-cell table:style-name="ce60" table:formula="of:=IF(NOT(EXACT([.G135];&quot;yes&quot;));[.J135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40"/>
          <table:table-cell table:style-name="ce39" table:number-columns-repeated="2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36];&quot;&quot;);&quot;&quot;;CONCATENATE([.D136]; &quot; : &quot;;[.B136]))">
            <text:p/>
          </table:table-cell>
          <table:table-cell table:style-name="ce52" table:formula="of:=IF(EXACT([.E136];&quot;&quot;);&quot;&quot;;CONCATENATE([.D136];&quot; : &quot;;YEAR([.A136]);&quot;-&quot;;IF(MONTH([.A136])&lt;10;&quot;0&quot;;&quot;&quot;);MONTH([.A136]);&quot;-&quot;;IF(DAY([.A136])&lt;10;&quot;0&quot;;&quot;&quot;);DAY([.A136]);&quot; : &quot;;[.E136];&quot;h&quot;;&quot; : &quot;;[.C136]))">
            <text:p/>
          </table:table-cell>
          <table:table-cell table:style-name="ce54" table:formula="of:=IF(EXACT([.E136];&quot;&quot;);&quot;&quot;;IF(NOT(EXACT([.A136];[.A135]));[.E136];[.K135]+[.E136]))">
            <text:p/>
          </table:table-cell>
          <table:table-cell table:style-name="ce56" table:formula="of:=IF(EXACT([.K136];&quot;&quot;);&quot;&quot;;8-[.K136])">
            <text:p/>
          </table:table-cell>
          <table:table-cell table:style-name="ce59"/>
          <table:table-cell table:style-name="ce60" table:formula="of:=IF(NOT(EXACT([.G136];&quot;yes&quot;));[.J136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40"/>
          <table:table-cell table:style-name="ce39" table:number-columns-repeated="2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37];&quot;&quot;);&quot;&quot;;CONCATENATE([.D137]; &quot; : &quot;;[.B137]))">
            <text:p/>
          </table:table-cell>
          <table:table-cell table:style-name="ce52" table:formula="of:=IF(EXACT([.E137];&quot;&quot;);&quot;&quot;;CONCATENATE([.D137];&quot; : &quot;;YEAR([.A137]);&quot;-&quot;;IF(MONTH([.A137])&lt;10;&quot;0&quot;;&quot;&quot;);MONTH([.A137]);&quot;-&quot;;IF(DAY([.A137])&lt;10;&quot;0&quot;;&quot;&quot;);DAY([.A137]);&quot; : &quot;;[.E137];&quot;h&quot;;&quot; : &quot;;[.C137]))">
            <text:p/>
          </table:table-cell>
          <table:table-cell table:style-name="ce54" table:formula="of:=IF(EXACT([.E137];&quot;&quot;);&quot;&quot;;IF(NOT(EXACT([.A137];[.A136]));[.E137];[.K136]+[.E137]))">
            <text:p/>
          </table:table-cell>
          <table:table-cell table:style-name="ce56" table:formula="of:=IF(EXACT([.K137];&quot;&quot;);&quot;&quot;;8-[.K137])">
            <text:p/>
          </table:table-cell>
          <table:table-cell table:style-name="ce59"/>
          <table:table-cell table:style-name="ce60" table:formula="of:=IF(NOT(EXACT([.G137];&quot;yes&quot;));[.J137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38];&quot;&quot;);&quot;&quot;;CONCATENATE([.D138]; &quot; : &quot;;[.B138]))">
            <text:p/>
          </table:table-cell>
          <table:table-cell table:style-name="ce52" table:formula="of:=IF(EXACT([.E138];&quot;&quot;);&quot;&quot;;CONCATENATE([.D138];&quot; : &quot;;YEAR([.A138]);&quot;-&quot;;IF(MONTH([.A138])&lt;10;&quot;0&quot;;&quot;&quot;);MONTH([.A138]);&quot;-&quot;;IF(DAY([.A138])&lt;10;&quot;0&quot;;&quot;&quot;);DAY([.A138]);&quot; : &quot;;[.E138];&quot;h&quot;;&quot; : &quot;;[.C138]))">
            <text:p/>
          </table:table-cell>
          <table:table-cell table:style-name="ce54" table:formula="of:=IF(EXACT([.E138];&quot;&quot;);&quot;&quot;;IF(NOT(EXACT([.A138];[.A137]));[.E138];[.K137]+[.E138]))">
            <text:p/>
          </table:table-cell>
          <table:table-cell table:style-name="ce56" table:formula="of:=IF(EXACT([.K138];&quot;&quot;);&quot;&quot;;8-[.K138])">
            <text:p/>
          </table:table-cell>
          <table:table-cell table:style-name="ce59"/>
          <table:table-cell table:style-name="ce60" table:formula="of:=IF(NOT(EXACT([.G138];&quot;yes&quot;));[.J138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39];&quot;&quot;);&quot;&quot;;CONCATENATE([.D139]; &quot; : &quot;;[.B139]))">
            <text:p/>
          </table:table-cell>
          <table:table-cell table:style-name="ce52" table:formula="of:=IF(EXACT([.E139];&quot;&quot;);&quot;&quot;;CONCATENATE([.D139];&quot; : &quot;;YEAR([.A139]);&quot;-&quot;;IF(MONTH([.A139])&lt;10;&quot;0&quot;;&quot;&quot;);MONTH([.A139]);&quot;-&quot;;IF(DAY([.A139])&lt;10;&quot;0&quot;;&quot;&quot;);DAY([.A139]);&quot; : &quot;;[.E139];&quot;h&quot;;&quot; : &quot;;[.C139]))">
            <text:p/>
          </table:table-cell>
          <table:table-cell table:style-name="ce54" table:formula="of:=IF(EXACT([.E139];&quot;&quot;);&quot;&quot;;IF(NOT(EXACT([.A139];[.A138]));[.E139];[.K138]+[.E139]))">
            <text:p/>
          </table:table-cell>
          <table:table-cell table:style-name="ce56" table:formula="of:=IF(EXACT([.K139];&quot;&quot;);&quot;&quot;;8-[.K139])">
            <text:p/>
          </table:table-cell>
          <table:table-cell table:style-name="ce59"/>
          <table:table-cell table:style-name="ce60" table:formula="of:=IF(NOT(EXACT([.G139];&quot;yes&quot;));[.J139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40];&quot;&quot;);&quot;&quot;;CONCATENATE([.D140]; &quot; : &quot;;[.B140]))">
            <text:p/>
          </table:table-cell>
          <table:table-cell table:style-name="ce52" table:formula="of:=IF(EXACT([.E140];&quot;&quot;);&quot;&quot;;CONCATENATE([.D140];&quot; : &quot;;YEAR([.A140]);&quot;-&quot;;IF(MONTH([.A140])&lt;10;&quot;0&quot;;&quot;&quot;);MONTH([.A140]);&quot;-&quot;;IF(DAY([.A140])&lt;10;&quot;0&quot;;&quot;&quot;);DAY([.A140]);&quot; : &quot;;[.E140];&quot;h&quot;;&quot; : &quot;;[.C140]))">
            <text:p/>
          </table:table-cell>
          <table:table-cell table:style-name="ce54" table:formula="of:=IF(EXACT([.E140];&quot;&quot;);&quot;&quot;;IF(NOT(EXACT([.A140];[.A139]));[.E140];[.K139]+[.E140]))">
            <text:p/>
          </table:table-cell>
          <table:table-cell table:style-name="ce56" table:formula="of:=IF(EXACT([.K140];&quot;&quot;);&quot;&quot;;8-[.K140])">
            <text:p/>
          </table:table-cell>
          <table:table-cell table:style-name="ce59"/>
          <table:table-cell table:style-name="ce60" table:formula="of:=IF(NOT(EXACT([.G140];&quot;yes&quot;));[.J140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41];&quot;&quot;);&quot;&quot;;CONCATENATE([.D141]; &quot; : &quot;;[.B141]))">
            <text:p/>
          </table:table-cell>
          <table:table-cell table:style-name="ce52" table:formula="of:=IF(EXACT([.E141];&quot;&quot;);&quot;&quot;;CONCATENATE([.D141];&quot; : &quot;;YEAR([.A141]);&quot;-&quot;;IF(MONTH([.A141])&lt;10;&quot;0&quot;;&quot;&quot;);MONTH([.A141]);&quot;-&quot;;IF(DAY([.A141])&lt;10;&quot;0&quot;;&quot;&quot;);DAY([.A141]);&quot; : &quot;;[.E141];&quot;h&quot;;&quot; : &quot;;[.C141]))">
            <text:p/>
          </table:table-cell>
          <table:table-cell table:style-name="ce54" table:formula="of:=IF(EXACT([.E141];&quot;&quot;);&quot;&quot;;IF(NOT(EXACT([.A141];[.A140]));[.E141];[.K140]+[.E141]))">
            <text:p/>
          </table:table-cell>
          <table:table-cell table:style-name="ce56" table:formula="of:=IF(EXACT([.K141];&quot;&quot;);&quot;&quot;;8-[.K141])">
            <text:p/>
          </table:table-cell>
          <table:table-cell table:style-name="ce59"/>
          <table:table-cell table:style-name="ce60" table:formula="of:=IF(NOT(EXACT([.G141];&quot;yes&quot;));[.J141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42];&quot;&quot;);&quot;&quot;;CONCATENATE([.D142]; &quot; : &quot;;[.B142]))">
            <text:p/>
          </table:table-cell>
          <table:table-cell table:style-name="ce52" table:formula="of:=IF(EXACT([.E142];&quot;&quot;);&quot;&quot;;CONCATENATE([.D142];&quot; : &quot;;YEAR([.A142]);&quot;-&quot;;IF(MONTH([.A142])&lt;10;&quot;0&quot;;&quot;&quot;);MONTH([.A142]);&quot;-&quot;;IF(DAY([.A142])&lt;10;&quot;0&quot;;&quot;&quot;);DAY([.A142]);&quot; : &quot;;[.E142];&quot;h&quot;;&quot; : &quot;;[.C142]))">
            <text:p/>
          </table:table-cell>
          <table:table-cell table:style-name="ce54" table:formula="of:=IF(EXACT([.E142];&quot;&quot;);&quot;&quot;;IF(NOT(EXACT([.A142];[.A141]));[.E142];[.K141]+[.E142]))">
            <text:p/>
          </table:table-cell>
          <table:table-cell table:style-name="ce56" table:formula="of:=IF(EXACT([.K142];&quot;&quot;);&quot;&quot;;8-[.K142])">
            <text:p/>
          </table:table-cell>
          <table:table-cell table:style-name="ce59"/>
          <table:table-cell table:style-name="ce60" table:formula="of:=IF(NOT(EXACT([.G142];&quot;yes&quot;));[.J142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43];&quot;&quot;);&quot;&quot;;CONCATENATE([.D143]; &quot; : &quot;;[.B143]))">
            <text:p/>
          </table:table-cell>
          <table:table-cell table:style-name="ce52" table:formula="of:=IF(EXACT([.E143];&quot;&quot;);&quot;&quot;;CONCATENATE([.D143];&quot; : &quot;;YEAR([.A143]);&quot;-&quot;;IF(MONTH([.A143])&lt;10;&quot;0&quot;;&quot;&quot;);MONTH([.A143]);&quot;-&quot;;IF(DAY([.A143])&lt;10;&quot;0&quot;;&quot;&quot;);DAY([.A143]);&quot; : &quot;;[.E143];&quot;h&quot;;&quot; : &quot;;[.C143]))">
            <text:p/>
          </table:table-cell>
          <table:table-cell table:style-name="ce54" table:formula="of:=IF(EXACT([.E143];&quot;&quot;);&quot;&quot;;IF(NOT(EXACT([.A143];[.A142]));[.E143];[.K142]+[.E143]))">
            <text:p/>
          </table:table-cell>
          <table:table-cell table:style-name="ce56" table:formula="of:=IF(EXACT([.K143];&quot;&quot;);&quot;&quot;;8-[.K143])">
            <text:p/>
          </table:table-cell>
          <table:table-cell table:style-name="ce59"/>
          <table:table-cell table:style-name="ce60" table:formula="of:=IF(NOT(EXACT([.G143];&quot;yes&quot;));[.J143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44];&quot;&quot;);&quot;&quot;;CONCATENATE([.D144]; &quot; : &quot;;[.B144]))">
            <text:p/>
          </table:table-cell>
          <table:table-cell table:style-name="ce52" table:formula="of:=IF(EXACT([.E144];&quot;&quot;);&quot;&quot;;CONCATENATE([.D144];&quot; : &quot;;YEAR([.A144]);&quot;-&quot;;IF(MONTH([.A144])&lt;10;&quot;0&quot;;&quot;&quot;);MONTH([.A144]);&quot;-&quot;;IF(DAY([.A144])&lt;10;&quot;0&quot;;&quot;&quot;);DAY([.A144]);&quot; : &quot;;[.E144];&quot;h&quot;;&quot; : &quot;;[.C144]))">
            <text:p/>
          </table:table-cell>
          <table:table-cell table:style-name="ce54" table:formula="of:=IF(EXACT([.E144];&quot;&quot;);&quot;&quot;;IF(NOT(EXACT([.A144];[.A143]));[.E144];[.K143]+[.E144]))">
            <text:p/>
          </table:table-cell>
          <table:table-cell table:style-name="ce56" table:formula="of:=IF(EXACT([.K144];&quot;&quot;);&quot;&quot;;8-[.K144])">
            <text:p/>
          </table:table-cell>
          <table:table-cell table:style-name="ce59"/>
          <table:table-cell table:style-name="ce60" table:formula="of:=IF(NOT(EXACT([.G144];&quot;yes&quot;));[.J144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45];&quot;&quot;);&quot;&quot;;CONCATENATE([.D145]; &quot; : &quot;;[.B145]))">
            <text:p/>
          </table:table-cell>
          <table:table-cell table:style-name="ce52" table:formula="of:=IF(EXACT([.E145];&quot;&quot;);&quot;&quot;;CONCATENATE([.D145];&quot; : &quot;;YEAR([.A145]);&quot;-&quot;;IF(MONTH([.A145])&lt;10;&quot;0&quot;;&quot;&quot;);MONTH([.A145]);&quot;-&quot;;IF(DAY([.A145])&lt;10;&quot;0&quot;;&quot;&quot;);DAY([.A145]);&quot; : &quot;;[.E145];&quot;h&quot;;&quot; : &quot;;[.C145]))">
            <text:p/>
          </table:table-cell>
          <table:table-cell table:style-name="ce54" table:formula="of:=IF(EXACT([.E145];&quot;&quot;);&quot;&quot;;IF(NOT(EXACT([.A145];[.A144]));[.E145];[.K144]+[.E145]))">
            <text:p/>
          </table:table-cell>
          <table:table-cell table:style-name="ce56" table:formula="of:=IF(EXACT([.K145];&quot;&quot;);&quot;&quot;;8-[.K145])">
            <text:p/>
          </table:table-cell>
          <table:table-cell table:style-name="ce59"/>
          <table:table-cell table:style-name="ce60" table:formula="of:=IF(NOT(EXACT([.G145];&quot;yes&quot;));[.J145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46];&quot;&quot;);&quot;&quot;;CONCATENATE([.D146]; &quot; : &quot;;[.B146]))">
            <text:p/>
          </table:table-cell>
          <table:table-cell table:style-name="ce52" table:formula="of:=IF(EXACT([.E146];&quot;&quot;);&quot;&quot;;CONCATENATE([.D146];&quot; : &quot;;YEAR([.A146]);&quot;-&quot;;IF(MONTH([.A146])&lt;10;&quot;0&quot;;&quot;&quot;);MONTH([.A146]);&quot;-&quot;;IF(DAY([.A146])&lt;10;&quot;0&quot;;&quot;&quot;);DAY([.A146]);&quot; : &quot;;[.E146];&quot;h&quot;;&quot; : &quot;;[.C146]))">
            <text:p/>
          </table:table-cell>
          <table:table-cell table:style-name="ce54" table:formula="of:=IF(EXACT([.E146];&quot;&quot;);&quot;&quot;;IF(NOT(EXACT([.A146];[.A145]));[.E146];[.K145]+[.E146]))">
            <text:p/>
          </table:table-cell>
          <table:table-cell table:style-name="ce56" table:formula="of:=IF(EXACT([.K146];&quot;&quot;);&quot;&quot;;8-[.K146])">
            <text:p/>
          </table:table-cell>
          <table:table-cell table:style-name="ce59"/>
          <table:table-cell table:style-name="ce60" table:formula="of:=IF(NOT(EXACT([.G146];&quot;yes&quot;));[.J146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47];&quot;&quot;);&quot;&quot;;CONCATENATE([.D147]; &quot; : &quot;;[.B147]))">
            <text:p/>
          </table:table-cell>
          <table:table-cell table:style-name="ce52" table:formula="of:=IF(EXACT([.E147];&quot;&quot;);&quot;&quot;;CONCATENATE([.D147];&quot; : &quot;;YEAR([.A147]);&quot;-&quot;;IF(MONTH([.A147])&lt;10;&quot;0&quot;;&quot;&quot;);MONTH([.A147]);&quot;-&quot;;IF(DAY([.A147])&lt;10;&quot;0&quot;;&quot;&quot;);DAY([.A147]);&quot; : &quot;;[.E147];&quot;h&quot;;&quot; : &quot;;[.C147]))">
            <text:p/>
          </table:table-cell>
          <table:table-cell table:style-name="ce54" table:formula="of:=IF(EXACT([.E147];&quot;&quot;);&quot;&quot;;IF(NOT(EXACT([.A147];[.A146]));[.E147];[.K146]+[.E147]))">
            <text:p/>
          </table:table-cell>
          <table:table-cell table:style-name="ce56" table:formula="of:=IF(EXACT([.K147];&quot;&quot;);&quot;&quot;;8-[.K147])">
            <text:p/>
          </table:table-cell>
          <table:table-cell table:style-name="ce59"/>
          <table:table-cell table:style-name="ce60" table:formula="of:=IF(NOT(EXACT([.G147];&quot;yes&quot;));[.J147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48];&quot;&quot;);&quot;&quot;;CONCATENATE([.D148]; &quot; : &quot;;[.B148]))">
            <text:p/>
          </table:table-cell>
          <table:table-cell table:style-name="ce52" table:formula="of:=IF(EXACT([.E148];&quot;&quot;);&quot;&quot;;CONCATENATE([.D148];&quot; : &quot;;YEAR([.A148]);&quot;-&quot;;IF(MONTH([.A148])&lt;10;&quot;0&quot;;&quot;&quot;);MONTH([.A148]);&quot;-&quot;;IF(DAY([.A148])&lt;10;&quot;0&quot;;&quot;&quot;);DAY([.A148]);&quot; : &quot;;[.E148];&quot;h&quot;;&quot; : &quot;;[.C148]))">
            <text:p/>
          </table:table-cell>
          <table:table-cell table:style-name="ce54" table:formula="of:=IF(EXACT([.E148];&quot;&quot;);&quot;&quot;;IF(NOT(EXACT([.A148];[.A147]));[.E148];[.K147]+[.E148]))">
            <text:p/>
          </table:table-cell>
          <table:table-cell table:style-name="ce56" table:formula="of:=IF(EXACT([.K148];&quot;&quot;);&quot;&quot;;8-[.K148])">
            <text:p/>
          </table:table-cell>
          <table:table-cell table:style-name="ce59"/>
          <table:table-cell table:style-name="ce60" table:formula="of:=IF(NOT(EXACT([.G148];&quot;yes&quot;));[.J148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49];&quot;&quot;);&quot;&quot;;CONCATENATE([.D149]; &quot; : &quot;;[.B149]))">
            <text:p/>
          </table:table-cell>
          <table:table-cell table:style-name="ce52" table:formula="of:=IF(EXACT([.E149];&quot;&quot;);&quot;&quot;;CONCATENATE([.D149];&quot; : &quot;;YEAR([.A149]);&quot;-&quot;;IF(MONTH([.A149])&lt;10;&quot;0&quot;;&quot;&quot;);MONTH([.A149]);&quot;-&quot;;IF(DAY([.A149])&lt;10;&quot;0&quot;;&quot;&quot;);DAY([.A149]);&quot; : &quot;;[.E149];&quot;h&quot;;&quot; : &quot;;[.C149]))">
            <text:p/>
          </table:table-cell>
          <table:table-cell table:style-name="ce54" table:formula="of:=IF(EXACT([.E149];&quot;&quot;);&quot;&quot;;IF(NOT(EXACT([.A149];[.A148]));[.E149];[.K148]+[.E149]))">
            <text:p/>
          </table:table-cell>
          <table:table-cell table:style-name="ce56" table:formula="of:=IF(EXACT([.K149];&quot;&quot;);&quot;&quot;;8-[.K149])">
            <text:p/>
          </table:table-cell>
          <table:table-cell table:style-name="ce59"/>
          <table:table-cell table:style-name="ce60" table:formula="of:=IF(NOT(EXACT([.G149];&quot;yes&quot;));[.J149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50];&quot;&quot;);&quot;&quot;;CONCATENATE([.D150]; &quot; : &quot;;[.B150]))">
            <text:p/>
          </table:table-cell>
          <table:table-cell table:style-name="ce52" table:formula="of:=IF(EXACT([.E150];&quot;&quot;);&quot;&quot;;CONCATENATE([.D150];&quot; : &quot;;YEAR([.A150]);&quot;-&quot;;IF(MONTH([.A150])&lt;10;&quot;0&quot;;&quot;&quot;);MONTH([.A150]);&quot;-&quot;;IF(DAY([.A150])&lt;10;&quot;0&quot;;&quot;&quot;);DAY([.A150]);&quot; : &quot;;[.E150];&quot;h&quot;;&quot; : &quot;;[.C150]))">
            <text:p/>
          </table:table-cell>
          <table:table-cell table:style-name="ce54" table:formula="of:=IF(EXACT([.E150];&quot;&quot;);&quot;&quot;;IF(NOT(EXACT([.A150];[.A149]));[.E150];[.K149]+[.E150]))">
            <text:p/>
          </table:table-cell>
          <table:table-cell table:style-name="ce56" table:formula="of:=IF(EXACT([.K150];&quot;&quot;);&quot;&quot;;8-[.K150])">
            <text:p/>
          </table:table-cell>
          <table:table-cell table:style-name="ce59"/>
          <table:table-cell table:style-name="ce60" table:formula="of:=IF(NOT(EXACT([.G150];&quot;yes&quot;));[.J150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51];&quot;&quot;);&quot;&quot;;CONCATENATE([.D151]; &quot; : &quot;;[.B151]))">
            <text:p/>
          </table:table-cell>
          <table:table-cell table:style-name="ce52" table:formula="of:=IF(EXACT([.E151];&quot;&quot;);&quot;&quot;;CONCATENATE([.D151];&quot; : &quot;;YEAR([.A151]);&quot;-&quot;;IF(MONTH([.A151])&lt;10;&quot;0&quot;;&quot;&quot;);MONTH([.A151]);&quot;-&quot;;IF(DAY([.A151])&lt;10;&quot;0&quot;;&quot;&quot;);DAY([.A151]);&quot; : &quot;;[.E151];&quot;h&quot;;&quot; : &quot;;[.C151]))">
            <text:p/>
          </table:table-cell>
          <table:table-cell table:style-name="ce54" table:formula="of:=IF(EXACT([.E151];&quot;&quot;);&quot;&quot;;IF(NOT(EXACT([.A151];[.A150]));[.E151];[.K150]+[.E151]))">
            <text:p/>
          </table:table-cell>
          <table:table-cell table:style-name="ce56" table:formula="of:=IF(EXACT([.K151];&quot;&quot;);&quot;&quot;;8-[.K151])">
            <text:p/>
          </table:table-cell>
          <table:table-cell table:style-name="ce59"/>
          <table:table-cell table:style-name="ce60" table:formula="of:=IF(NOT(EXACT([.G151];&quot;yes&quot;));[.J151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52];&quot;&quot;);&quot;&quot;;CONCATENATE([.D152]; &quot; : &quot;;[.B152]))">
            <text:p/>
          </table:table-cell>
          <table:table-cell table:style-name="ce52" table:formula="of:=IF(EXACT([.E152];&quot;&quot;);&quot;&quot;;CONCATENATE([.D152];&quot; : &quot;;YEAR([.A152]);&quot;-&quot;;IF(MONTH([.A152])&lt;10;&quot;0&quot;;&quot;&quot;);MONTH([.A152]);&quot;-&quot;;IF(DAY([.A152])&lt;10;&quot;0&quot;;&quot;&quot;);DAY([.A152]);&quot; : &quot;;[.E152];&quot;h&quot;;&quot; : &quot;;[.C152]))">
            <text:p/>
          </table:table-cell>
          <table:table-cell table:style-name="ce54" table:formula="of:=IF(EXACT([.E152];&quot;&quot;);&quot;&quot;;IF(NOT(EXACT([.A152];[.A151]));[.E152];[.K151]+[.E152]))">
            <text:p/>
          </table:table-cell>
          <table:table-cell table:style-name="ce56" table:formula="of:=IF(EXACT([.K152];&quot;&quot;);&quot;&quot;;8-[.K152])">
            <text:p/>
          </table:table-cell>
          <table:table-cell table:style-name="ce59"/>
          <table:table-cell table:style-name="ce60" table:formula="of:=IF(NOT(EXACT([.G152];&quot;yes&quot;));[.J152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53];&quot;&quot;);&quot;&quot;;CONCATENATE([.D153]; &quot; : &quot;;[.B153]))">
            <text:p/>
          </table:table-cell>
          <table:table-cell table:style-name="ce52" table:formula="of:=IF(EXACT([.E153];&quot;&quot;);&quot;&quot;;CONCATENATE([.D153];&quot; : &quot;;YEAR([.A153]);&quot;-&quot;;IF(MONTH([.A153])&lt;10;&quot;0&quot;;&quot;&quot;);MONTH([.A153]);&quot;-&quot;;IF(DAY([.A153])&lt;10;&quot;0&quot;;&quot;&quot;);DAY([.A153]);&quot; : &quot;;[.E153];&quot;h&quot;;&quot; : &quot;;[.C153]))">
            <text:p/>
          </table:table-cell>
          <table:table-cell table:style-name="ce54" table:formula="of:=IF(EXACT([.E153];&quot;&quot;);&quot;&quot;;IF(NOT(EXACT([.A153];[.A152]));[.E153];[.K152]+[.E153]))">
            <text:p/>
          </table:table-cell>
          <table:table-cell table:style-name="ce56" table:formula="of:=IF(EXACT([.K153];&quot;&quot;);&quot;&quot;;8-[.K153])">
            <text:p/>
          </table:table-cell>
          <table:table-cell table:style-name="ce59"/>
          <table:table-cell table:style-name="ce60" table:formula="of:=IF(NOT(EXACT([.G153];&quot;yes&quot;));[.J153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54];&quot;&quot;);&quot;&quot;;CONCATENATE([.D154]; &quot; : &quot;;[.B154]))">
            <text:p/>
          </table:table-cell>
          <table:table-cell table:style-name="ce52" table:formula="of:=IF(EXACT([.E154];&quot;&quot;);&quot;&quot;;CONCATENATE([.D154];&quot; : &quot;;YEAR([.A154]);&quot;-&quot;;IF(MONTH([.A154])&lt;10;&quot;0&quot;;&quot;&quot;);MONTH([.A154]);&quot;-&quot;;IF(DAY([.A154])&lt;10;&quot;0&quot;;&quot;&quot;);DAY([.A154]);&quot; : &quot;;[.E154];&quot;h&quot;;&quot; : &quot;;[.C154]))">
            <text:p/>
          </table:table-cell>
          <table:table-cell table:style-name="ce54" table:formula="of:=IF(EXACT([.E154];&quot;&quot;);&quot;&quot;;IF(NOT(EXACT([.A154];[.A153]));[.E154];[.K153]+[.E154]))">
            <text:p/>
          </table:table-cell>
          <table:table-cell table:style-name="ce56" table:formula="of:=IF(EXACT([.K154];&quot;&quot;);&quot;&quot;;8-[.K154])">
            <text:p/>
          </table:table-cell>
          <table:table-cell table:style-name="ce59"/>
          <table:table-cell table:style-name="ce60" table:formula="of:=IF(NOT(EXACT([.G154];&quot;yes&quot;));[.J154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55];&quot;&quot;);&quot;&quot;;CONCATENATE([.D155]; &quot; : &quot;;[.B155]))">
            <text:p/>
          </table:table-cell>
          <table:table-cell table:style-name="ce52" table:formula="of:=IF(EXACT([.E155];&quot;&quot;);&quot;&quot;;CONCATENATE([.D155];&quot; : &quot;;YEAR([.A155]);&quot;-&quot;;IF(MONTH([.A155])&lt;10;&quot;0&quot;;&quot;&quot;);MONTH([.A155]);&quot;-&quot;;IF(DAY([.A155])&lt;10;&quot;0&quot;;&quot;&quot;);DAY([.A155]);&quot; : &quot;;[.E155];&quot;h&quot;;&quot; : &quot;;[.C155]))">
            <text:p/>
          </table:table-cell>
          <table:table-cell table:style-name="ce54" table:formula="of:=IF(EXACT([.E155];&quot;&quot;);&quot;&quot;;IF(NOT(EXACT([.A155];[.A154]));[.E155];[.K154]+[.E155]))">
            <text:p/>
          </table:table-cell>
          <table:table-cell table:style-name="ce56" table:formula="of:=IF(EXACT([.K155];&quot;&quot;);&quot;&quot;;8-[.K155])">
            <text:p/>
          </table:table-cell>
          <table:table-cell table:style-name="ce59"/>
          <table:table-cell table:style-name="ce60" table:formula="of:=IF(NOT(EXACT([.G155];&quot;yes&quot;));[.J155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56];&quot;&quot;);&quot;&quot;;CONCATENATE([.D156]; &quot; : &quot;;[.B156]))">
            <text:p/>
          </table:table-cell>
          <table:table-cell table:style-name="ce52" table:formula="of:=IF(EXACT([.E156];&quot;&quot;);&quot;&quot;;CONCATENATE([.D156];&quot; : &quot;;YEAR([.A156]);&quot;-&quot;;IF(MONTH([.A156])&lt;10;&quot;0&quot;;&quot;&quot;);MONTH([.A156]);&quot;-&quot;;IF(DAY([.A156])&lt;10;&quot;0&quot;;&quot;&quot;);DAY([.A156]);&quot; : &quot;;[.E156];&quot;h&quot;;&quot; : &quot;;[.C156]))">
            <text:p/>
          </table:table-cell>
          <table:table-cell table:style-name="ce54" table:formula="of:=IF(EXACT([.E156];&quot;&quot;);&quot;&quot;;IF(NOT(EXACT([.A156];[.A155]));[.E156];[.K155]+[.E156]))">
            <text:p/>
          </table:table-cell>
          <table:table-cell table:style-name="ce56" table:formula="of:=IF(EXACT([.K156];&quot;&quot;);&quot;&quot;;8-[.K156])">
            <text:p/>
          </table:table-cell>
          <table:table-cell table:style-name="ce59"/>
          <table:table-cell table:style-name="ce60" table:formula="of:=IF(NOT(EXACT([.G156];&quot;yes&quot;));[.J156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57];&quot;&quot;);&quot;&quot;;CONCATENATE([.D157]; &quot; : &quot;;[.B157]))">
            <text:p/>
          </table:table-cell>
          <table:table-cell table:style-name="ce52" table:formula="of:=IF(EXACT([.E157];&quot;&quot;);&quot;&quot;;CONCATENATE([.D157];&quot; : &quot;;YEAR([.A157]);&quot;-&quot;;IF(MONTH([.A157])&lt;10;&quot;0&quot;;&quot;&quot;);MONTH([.A157]);&quot;-&quot;;IF(DAY([.A157])&lt;10;&quot;0&quot;;&quot;&quot;);DAY([.A157]);&quot; : &quot;;[.E157];&quot;h&quot;;&quot; : &quot;;[.C157]))">
            <text:p/>
          </table:table-cell>
          <table:table-cell table:style-name="ce54" table:formula="of:=IF(EXACT([.E157];&quot;&quot;);&quot;&quot;;IF(NOT(EXACT([.A157];[.A156]));[.E157];[.K156]+[.E157]))">
            <text:p/>
          </table:table-cell>
          <table:table-cell table:style-name="ce56" table:formula="of:=IF(EXACT([.K157];&quot;&quot;);&quot;&quot;;8-[.K157])">
            <text:p/>
          </table:table-cell>
          <table:table-cell table:style-name="ce59"/>
          <table:table-cell table:style-name="ce60" table:formula="of:=IF(NOT(EXACT([.G157];&quot;yes&quot;));[.J157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58];&quot;&quot;);&quot;&quot;;CONCATENATE([.D158]; &quot; : &quot;;[.B158]))">
            <text:p/>
          </table:table-cell>
          <table:table-cell table:style-name="ce52" table:formula="of:=IF(EXACT([.E158];&quot;&quot;);&quot;&quot;;CONCATENATE([.D158];&quot; : &quot;;YEAR([.A158]);&quot;-&quot;;IF(MONTH([.A158])&lt;10;&quot;0&quot;;&quot;&quot;);MONTH([.A158]);&quot;-&quot;;IF(DAY([.A158])&lt;10;&quot;0&quot;;&quot;&quot;);DAY([.A158]);&quot; : &quot;;[.E158];&quot;h&quot;;&quot; : &quot;;[.C158]))">
            <text:p/>
          </table:table-cell>
          <table:table-cell table:style-name="ce54" table:formula="of:=IF(EXACT([.E158];&quot;&quot;);&quot;&quot;;IF(NOT(EXACT([.A158];[.A157]));[.E158];[.K157]+[.E158]))">
            <text:p/>
          </table:table-cell>
          <table:table-cell table:style-name="ce56" table:formula="of:=IF(EXACT([.K158];&quot;&quot;);&quot;&quot;;8-[.K158])">
            <text:p/>
          </table:table-cell>
          <table:table-cell table:style-name="ce59"/>
          <table:table-cell table:style-name="ce60" table:formula="of:=IF(NOT(EXACT([.G158];&quot;yes&quot;));[.J158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59];&quot;&quot;);&quot;&quot;;CONCATENATE([.D159]; &quot; : &quot;;[.B159]))">
            <text:p/>
          </table:table-cell>
          <table:table-cell table:style-name="ce52" table:formula="of:=IF(EXACT([.E159];&quot;&quot;);&quot;&quot;;CONCATENATE([.D159];&quot; : &quot;;YEAR([.A159]);&quot;-&quot;;IF(MONTH([.A159])&lt;10;&quot;0&quot;;&quot;&quot;);MONTH([.A159]);&quot;-&quot;;IF(DAY([.A159])&lt;10;&quot;0&quot;;&quot;&quot;);DAY([.A159]);&quot; : &quot;;[.E159];&quot;h&quot;;&quot; : &quot;;[.C159]))">
            <text:p/>
          </table:table-cell>
          <table:table-cell table:style-name="ce54" table:formula="of:=IF(EXACT([.E159];&quot;&quot;);&quot;&quot;;IF(NOT(EXACT([.A159];[.A158]));[.E159];[.K158]+[.E159]))">
            <text:p/>
          </table:table-cell>
          <table:table-cell table:style-name="ce56" table:formula="of:=IF(EXACT([.K159];&quot;&quot;);&quot;&quot;;8-[.K159])">
            <text:p/>
          </table:table-cell>
          <table:table-cell table:style-name="ce59"/>
          <table:table-cell table:style-name="ce60" table:formula="of:=IF(NOT(EXACT([.G159];&quot;yes&quot;));[.J159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60];&quot;&quot;);&quot;&quot;;CONCATENATE([.D160]; &quot; : &quot;;[.B160]))">
            <text:p/>
          </table:table-cell>
          <table:table-cell table:style-name="ce52" table:formula="of:=IF(EXACT([.E160];&quot;&quot;);&quot;&quot;;CONCATENATE([.D160];&quot; : &quot;;YEAR([.A160]);&quot;-&quot;;IF(MONTH([.A160])&lt;10;&quot;0&quot;;&quot;&quot;);MONTH([.A160]);&quot;-&quot;;IF(DAY([.A160])&lt;10;&quot;0&quot;;&quot;&quot;);DAY([.A160]);&quot; : &quot;;[.E160];&quot;h&quot;;&quot; : &quot;;[.C160]))">
            <text:p/>
          </table:table-cell>
          <table:table-cell table:style-name="ce54" table:formula="of:=IF(EXACT([.E160];&quot;&quot;);&quot;&quot;;IF(NOT(EXACT([.A160];[.A159]));[.E160];[.K159]+[.E160]))">
            <text:p/>
          </table:table-cell>
          <table:table-cell table:style-name="ce56" table:formula="of:=IF(EXACT([.K160];&quot;&quot;);&quot;&quot;;8-[.K160])">
            <text:p/>
          </table:table-cell>
          <table:table-cell table:style-name="ce59"/>
          <table:table-cell table:style-name="ce60" table:formula="of:=IF(NOT(EXACT([.G160];&quot;yes&quot;));[.J160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61];&quot;&quot;);&quot;&quot;;CONCATENATE([.D161]; &quot; : &quot;;[.B161]))">
            <text:p/>
          </table:table-cell>
          <table:table-cell table:style-name="ce52" table:formula="of:=IF(EXACT([.E161];&quot;&quot;);&quot;&quot;;CONCATENATE([.D161];&quot; : &quot;;YEAR([.A161]);&quot;-&quot;;IF(MONTH([.A161])&lt;10;&quot;0&quot;;&quot;&quot;);MONTH([.A161]);&quot;-&quot;;IF(DAY([.A161])&lt;10;&quot;0&quot;;&quot;&quot;);DAY([.A161]);&quot; : &quot;;[.E161];&quot;h&quot;;&quot; : &quot;;[.C161]))">
            <text:p/>
          </table:table-cell>
          <table:table-cell table:style-name="ce54" table:formula="of:=IF(EXACT([.E161];&quot;&quot;);&quot;&quot;;IF(NOT(EXACT([.A161];[.A160]));[.E161];[.K160]+[.E161]))">
            <text:p/>
          </table:table-cell>
          <table:table-cell table:style-name="ce56" table:formula="of:=IF(EXACT([.K161];&quot;&quot;);&quot;&quot;;8-[.K161])">
            <text:p/>
          </table:table-cell>
          <table:table-cell table:style-name="ce59"/>
          <table:table-cell table:style-name="ce60" table:formula="of:=IF(NOT(EXACT([.G161];&quot;yes&quot;));[.J161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62];&quot;&quot;);&quot;&quot;;CONCATENATE([.D162]; &quot; : &quot;;[.B162]))">
            <text:p/>
          </table:table-cell>
          <table:table-cell table:style-name="ce52" table:formula="of:=IF(EXACT([.E162];&quot;&quot;);&quot;&quot;;CONCATENATE([.D162];&quot; : &quot;;YEAR([.A162]);&quot;-&quot;;IF(MONTH([.A162])&lt;10;&quot;0&quot;;&quot;&quot;);MONTH([.A162]);&quot;-&quot;;IF(DAY([.A162])&lt;10;&quot;0&quot;;&quot;&quot;);DAY([.A162]);&quot; : &quot;;[.E162];&quot;h&quot;;&quot; : &quot;;[.C162]))">
            <text:p/>
          </table:table-cell>
          <table:table-cell table:style-name="ce54" table:formula="of:=IF(EXACT([.E162];&quot;&quot;);&quot;&quot;;IF(NOT(EXACT([.A162];[.A161]));[.E162];[.K161]+[.E162]))">
            <text:p/>
          </table:table-cell>
          <table:table-cell table:style-name="ce56" table:formula="of:=IF(EXACT([.K162];&quot;&quot;);&quot;&quot;;8-[.K162])">
            <text:p/>
          </table:table-cell>
          <table:table-cell table:style-name="ce59"/>
          <table:table-cell table:style-name="ce60" table:formula="of:=IF(NOT(EXACT([.G162];&quot;yes&quot;));[.J162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63];&quot;&quot;);&quot;&quot;;CONCATENATE([.D163]; &quot; : &quot;;[.B163]))">
            <text:p/>
          </table:table-cell>
          <table:table-cell table:style-name="ce52" table:formula="of:=IF(EXACT([.E163];&quot;&quot;);&quot;&quot;;CONCATENATE([.D163];&quot; : &quot;;YEAR([.A163]);&quot;-&quot;;IF(MONTH([.A163])&lt;10;&quot;0&quot;;&quot;&quot;);MONTH([.A163]);&quot;-&quot;;IF(DAY([.A163])&lt;10;&quot;0&quot;;&quot;&quot;);DAY([.A163]);&quot; : &quot;;[.E163];&quot;h&quot;;&quot; : &quot;;[.C163]))">
            <text:p/>
          </table:table-cell>
          <table:table-cell table:style-name="ce54" table:formula="of:=IF(EXACT([.E163];&quot;&quot;);&quot;&quot;;IF(NOT(EXACT([.A163];[.A162]));[.E163];[.K162]+[.E163]))">
            <text:p/>
          </table:table-cell>
          <table:table-cell table:style-name="ce56" table:formula="of:=IF(EXACT([.K163];&quot;&quot;);&quot;&quot;;8-[.K163])">
            <text:p/>
          </table:table-cell>
          <table:table-cell table:style-name="ce59"/>
          <table:table-cell table:style-name="ce60" table:formula="of:=IF(NOT(EXACT([.G163];&quot;yes&quot;));[.J163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64];&quot;&quot;);&quot;&quot;;CONCATENATE([.D164]; &quot; : &quot;;[.B164]))">
            <text:p/>
          </table:table-cell>
          <table:table-cell table:style-name="ce52" table:formula="of:=IF(EXACT([.E164];&quot;&quot;);&quot;&quot;;CONCATENATE([.D164];&quot; : &quot;;YEAR([.A164]);&quot;-&quot;;IF(MONTH([.A164])&lt;10;&quot;0&quot;;&quot;&quot;);MONTH([.A164]);&quot;-&quot;;IF(DAY([.A164])&lt;10;&quot;0&quot;;&quot;&quot;);DAY([.A164]);&quot; : &quot;;[.E164];&quot;h&quot;;&quot; : &quot;;[.C164]))">
            <text:p/>
          </table:table-cell>
          <table:table-cell table:style-name="ce54" table:formula="of:=IF(EXACT([.E164];&quot;&quot;);&quot;&quot;;IF(NOT(EXACT([.A164];[.A163]));[.E164];[.K163]+[.E164]))">
            <text:p/>
          </table:table-cell>
          <table:table-cell table:style-name="ce56" table:formula="of:=IF(EXACT([.K164];&quot;&quot;);&quot;&quot;;8-[.K164])">
            <text:p/>
          </table:table-cell>
          <table:table-cell table:style-name="ce59"/>
          <table:table-cell table:style-name="ce60" table:formula="of:=IF(NOT(EXACT([.G164];&quot;yes&quot;));[.J164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65];&quot;&quot;);&quot;&quot;;CONCATENATE([.D165]; &quot; : &quot;;[.B165]))">
            <text:p/>
          </table:table-cell>
          <table:table-cell table:style-name="ce52" table:formula="of:=IF(EXACT([.E165];&quot;&quot;);&quot;&quot;;CONCATENATE([.D165];&quot; : &quot;;YEAR([.A165]);&quot;-&quot;;IF(MONTH([.A165])&lt;10;&quot;0&quot;;&quot;&quot;);MONTH([.A165]);&quot;-&quot;;IF(DAY([.A165])&lt;10;&quot;0&quot;;&quot;&quot;);DAY([.A165]);&quot; : &quot;;[.E165];&quot;h&quot;;&quot; : &quot;;[.C165]))">
            <text:p/>
          </table:table-cell>
          <table:table-cell table:style-name="ce54" table:formula="of:=IF(EXACT([.E165];&quot;&quot;);&quot;&quot;;IF(NOT(EXACT([.A165];[.A164]));[.E165];[.K164]+[.E165]))">
            <text:p/>
          </table:table-cell>
          <table:table-cell table:style-name="ce56" table:formula="of:=IF(EXACT([.K165];&quot;&quot;);&quot;&quot;;8-[.K165])">
            <text:p/>
          </table:table-cell>
          <table:table-cell table:style-name="ce59"/>
          <table:table-cell table:style-name="ce60" table:formula="of:=IF(NOT(EXACT([.G165];&quot;yes&quot;));[.J165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66];&quot;&quot;);&quot;&quot;;CONCATENATE([.D166]; &quot; : &quot;;[.B166]))">
            <text:p/>
          </table:table-cell>
          <table:table-cell table:style-name="ce52" table:formula="of:=IF(EXACT([.E166];&quot;&quot;);&quot;&quot;;CONCATENATE([.D166];&quot; : &quot;;YEAR([.A166]);&quot;-&quot;;IF(MONTH([.A166])&lt;10;&quot;0&quot;;&quot;&quot;);MONTH([.A166]);&quot;-&quot;;IF(DAY([.A166])&lt;10;&quot;0&quot;;&quot;&quot;);DAY([.A166]);&quot; : &quot;;[.E166];&quot;h&quot;;&quot; : &quot;;[.C166]))">
            <text:p/>
          </table:table-cell>
          <table:table-cell table:style-name="ce54" table:formula="of:=IF(EXACT([.E166];&quot;&quot;);&quot;&quot;;IF(NOT(EXACT([.A166];[.A165]));[.E166];[.K165]+[.E166]))">
            <text:p/>
          </table:table-cell>
          <table:table-cell table:style-name="ce56" table:formula="of:=IF(EXACT([.K166];&quot;&quot;);&quot;&quot;;8-[.K166])">
            <text:p/>
          </table:table-cell>
          <table:table-cell table:style-name="ce59"/>
          <table:table-cell table:style-name="ce60" table:formula="of:=IF(NOT(EXACT([.G166];&quot;yes&quot;));[.J166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67];&quot;&quot;);&quot;&quot;;CONCATENATE([.D167]; &quot; : &quot;;[.B167]))">
            <text:p/>
          </table:table-cell>
          <table:table-cell table:style-name="ce52" table:formula="of:=IF(EXACT([.E167];&quot;&quot;);&quot;&quot;;CONCATENATE([.D167];&quot; : &quot;;YEAR([.A167]);&quot;-&quot;;IF(MONTH([.A167])&lt;10;&quot;0&quot;;&quot;&quot;);MONTH([.A167]);&quot;-&quot;;IF(DAY([.A167])&lt;10;&quot;0&quot;;&quot;&quot;);DAY([.A167]);&quot; : &quot;;[.E167];&quot;h&quot;;&quot; : &quot;;[.C167]))">
            <text:p/>
          </table:table-cell>
          <table:table-cell table:style-name="ce54" table:formula="of:=IF(EXACT([.E167];&quot;&quot;);&quot;&quot;;IF(NOT(EXACT([.A167];[.A166]));[.E167];[.K166]+[.E167]))">
            <text:p/>
          </table:table-cell>
          <table:table-cell table:style-name="ce56" table:formula="of:=IF(EXACT([.K167];&quot;&quot;);&quot;&quot;;8-[.K167])">
            <text:p/>
          </table:table-cell>
          <table:table-cell table:style-name="ce59"/>
          <table:table-cell table:style-name="ce60" table:formula="of:=IF(NOT(EXACT([.G167];&quot;yes&quot;));[.J167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68];&quot;&quot;);&quot;&quot;;CONCATENATE([.D168]; &quot; : &quot;;[.B168]))">
            <text:p/>
          </table:table-cell>
          <table:table-cell table:style-name="ce52" table:formula="of:=IF(EXACT([.E168];&quot;&quot;);&quot;&quot;;CONCATENATE([.D168];&quot; : &quot;;YEAR([.A168]);&quot;-&quot;;IF(MONTH([.A168])&lt;10;&quot;0&quot;;&quot;&quot;);MONTH([.A168]);&quot;-&quot;;IF(DAY([.A168])&lt;10;&quot;0&quot;;&quot;&quot;);DAY([.A168]);&quot; : &quot;;[.E168];&quot;h&quot;;&quot; : &quot;;[.C168]))">
            <text:p/>
          </table:table-cell>
          <table:table-cell table:style-name="ce54" table:formula="of:=IF(EXACT([.E168];&quot;&quot;);&quot;&quot;;IF(NOT(EXACT([.A168];[.A167]));[.E168];[.K167]+[.E168]))">
            <text:p/>
          </table:table-cell>
          <table:table-cell table:style-name="ce56" table:formula="of:=IF(EXACT([.K168];&quot;&quot;);&quot;&quot;;8-[.K168])">
            <text:p/>
          </table:table-cell>
          <table:table-cell table:style-name="ce59"/>
          <table:table-cell table:style-name="ce60" table:formula="of:=IF(NOT(EXACT([.G168];&quot;yes&quot;));[.J168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69];&quot;&quot;);&quot;&quot;;CONCATENATE([.D169]; &quot; : &quot;;[.B169]))">
            <text:p/>
          </table:table-cell>
          <table:table-cell table:style-name="ce52" table:formula="of:=IF(EXACT([.E169];&quot;&quot;);&quot;&quot;;CONCATENATE([.D169];&quot; : &quot;;YEAR([.A169]);&quot;-&quot;;IF(MONTH([.A169])&lt;10;&quot;0&quot;;&quot;&quot;);MONTH([.A169]);&quot;-&quot;;IF(DAY([.A169])&lt;10;&quot;0&quot;;&quot;&quot;);DAY([.A169]);&quot; : &quot;;[.E169];&quot;h&quot;;&quot; : &quot;;[.C169]))">
            <text:p/>
          </table:table-cell>
          <table:table-cell table:style-name="ce54" table:formula="of:=IF(EXACT([.E169];&quot;&quot;);&quot;&quot;;IF(NOT(EXACT([.A169];[.A168]));[.E169];[.K168]+[.E169]))">
            <text:p/>
          </table:table-cell>
          <table:table-cell table:style-name="ce56" table:formula="of:=IF(EXACT([.K169];&quot;&quot;);&quot;&quot;;8-[.K169])">
            <text:p/>
          </table:table-cell>
          <table:table-cell table:style-name="ce59"/>
          <table:table-cell table:style-name="ce60" table:formula="of:=IF(NOT(EXACT([.G169];&quot;yes&quot;));[.J169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70];&quot;&quot;);&quot;&quot;;CONCATENATE([.D170]; &quot; : &quot;;[.B170]))">
            <text:p/>
          </table:table-cell>
          <table:table-cell table:style-name="ce52" table:formula="of:=IF(EXACT([.E170];&quot;&quot;);&quot;&quot;;CONCATENATE([.D170];&quot; : &quot;;YEAR([.A170]);&quot;-&quot;;IF(MONTH([.A170])&lt;10;&quot;0&quot;;&quot;&quot;);MONTH([.A170]);&quot;-&quot;;IF(DAY([.A170])&lt;10;&quot;0&quot;;&quot;&quot;);DAY([.A170]);&quot; : &quot;;[.E170];&quot;h&quot;;&quot; : &quot;;[.C170]))">
            <text:p/>
          </table:table-cell>
          <table:table-cell table:style-name="ce54" table:formula="of:=IF(EXACT([.E170];&quot;&quot;);&quot;&quot;;IF(NOT(EXACT([.A170];[.A169]));[.E170];[.K169]+[.E170]))">
            <text:p/>
          </table:table-cell>
          <table:table-cell table:style-name="ce56" table:formula="of:=IF(EXACT([.K170];&quot;&quot;);&quot;&quot;;8-[.K170])">
            <text:p/>
          </table:table-cell>
          <table:table-cell table:style-name="ce59"/>
          <table:table-cell table:style-name="ce60" table:formula="of:=IF(NOT(EXACT([.G170];&quot;yes&quot;));[.J170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71];&quot;&quot;);&quot;&quot;;CONCATENATE([.D171]; &quot; : &quot;;[.B171]))">
            <text:p/>
          </table:table-cell>
          <table:table-cell table:style-name="ce52" table:formula="of:=IF(EXACT([.E171];&quot;&quot;);&quot;&quot;;CONCATENATE([.D171];&quot; : &quot;;YEAR([.A171]);&quot;-&quot;;IF(MONTH([.A171])&lt;10;&quot;0&quot;;&quot;&quot;);MONTH([.A171]);&quot;-&quot;;IF(DAY([.A171])&lt;10;&quot;0&quot;;&quot;&quot;);DAY([.A171]);&quot; : &quot;;[.E171];&quot;h&quot;;&quot; : &quot;;[.C171]))">
            <text:p/>
          </table:table-cell>
          <table:table-cell table:style-name="ce54" table:formula="of:=IF(EXACT([.E171];&quot;&quot;);&quot;&quot;;IF(NOT(EXACT([.A171];[.A170]));[.E171];[.K170]+[.E171]))">
            <text:p/>
          </table:table-cell>
          <table:table-cell table:style-name="ce56" table:formula="of:=IF(EXACT([.K171];&quot;&quot;);&quot;&quot;;8-[.K171])">
            <text:p/>
          </table:table-cell>
          <table:table-cell table:style-name="ce59"/>
          <table:table-cell table:style-name="ce60" table:formula="of:=IF(NOT(EXACT([.G171];&quot;yes&quot;));[.J171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72];&quot;&quot;);&quot;&quot;;CONCATENATE([.D172]; &quot; : &quot;;[.B172]))">
            <text:p/>
          </table:table-cell>
          <table:table-cell table:style-name="ce52" table:formula="of:=IF(EXACT([.E172];&quot;&quot;);&quot;&quot;;CONCATENATE([.D172];&quot; : &quot;;YEAR([.A172]);&quot;-&quot;;IF(MONTH([.A172])&lt;10;&quot;0&quot;;&quot;&quot;);MONTH([.A172]);&quot;-&quot;;IF(DAY([.A172])&lt;10;&quot;0&quot;;&quot;&quot;);DAY([.A172]);&quot; : &quot;;[.E172];&quot;h&quot;;&quot; : &quot;;[.C172]))">
            <text:p/>
          </table:table-cell>
          <table:table-cell table:style-name="ce54" table:formula="of:=IF(EXACT([.E172];&quot;&quot;);&quot;&quot;;IF(NOT(EXACT([.A172];[.A171]));[.E172];[.K171]+[.E172]))">
            <text:p/>
          </table:table-cell>
          <table:table-cell table:style-name="ce56" table:formula="of:=IF(EXACT([.K172];&quot;&quot;);&quot;&quot;;8-[.K172])">
            <text:p/>
          </table:table-cell>
          <table:table-cell table:style-name="ce59"/>
          <table:table-cell table:style-name="ce60" table:formula="of:=IF(NOT(EXACT([.G172];&quot;yes&quot;));[.J172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73];&quot;&quot;);&quot;&quot;;CONCATENATE([.D173]; &quot; : &quot;;[.B173]))">
            <text:p/>
          </table:table-cell>
          <table:table-cell table:style-name="ce52" table:formula="of:=IF(EXACT([.E173];&quot;&quot;);&quot;&quot;;CONCATENATE([.D173];&quot; : &quot;;YEAR([.A173]);&quot;-&quot;;IF(MONTH([.A173])&lt;10;&quot;0&quot;;&quot;&quot;);MONTH([.A173]);&quot;-&quot;;IF(DAY([.A173])&lt;10;&quot;0&quot;;&quot;&quot;);DAY([.A173]);&quot; : &quot;;[.E173];&quot;h&quot;;&quot; : &quot;;[.C173]))">
            <text:p/>
          </table:table-cell>
          <table:table-cell table:style-name="ce54" table:formula="of:=IF(EXACT([.E173];&quot;&quot;);&quot;&quot;;IF(NOT(EXACT([.A173];[.A172]));[.E173];[.K172]+[.E173]))">
            <text:p/>
          </table:table-cell>
          <table:table-cell table:style-name="ce56" table:formula="of:=IF(EXACT([.K173];&quot;&quot;);&quot;&quot;;8-[.K173])">
            <text:p/>
          </table:table-cell>
          <table:table-cell table:style-name="ce59"/>
          <table:table-cell table:style-name="ce60" table:formula="of:=IF(NOT(EXACT([.G173];&quot;yes&quot;));[.J173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74];&quot;&quot;);&quot;&quot;;CONCATENATE([.D174]; &quot; : &quot;;[.B174]))">
            <text:p/>
          </table:table-cell>
          <table:table-cell table:style-name="ce52" table:formula="of:=IF(EXACT([.E174];&quot;&quot;);&quot;&quot;;CONCATENATE([.D174];&quot; : &quot;;YEAR([.A174]);&quot;-&quot;;IF(MONTH([.A174])&lt;10;&quot;0&quot;;&quot;&quot;);MONTH([.A174]);&quot;-&quot;;IF(DAY([.A174])&lt;10;&quot;0&quot;;&quot;&quot;);DAY([.A174]);&quot; : &quot;;[.E174];&quot;h&quot;;&quot; : &quot;;[.C174]))">
            <text:p/>
          </table:table-cell>
          <table:table-cell table:style-name="ce54" table:formula="of:=IF(EXACT([.E174];&quot;&quot;);&quot;&quot;;IF(NOT(EXACT([.A174];[.A173]));[.E174];[.K173]+[.E174]))">
            <text:p/>
          </table:table-cell>
          <table:table-cell table:style-name="ce56" table:formula="of:=IF(EXACT([.K174];&quot;&quot;);&quot;&quot;;8-[.K174])">
            <text:p/>
          </table:table-cell>
          <table:table-cell table:style-name="ce59"/>
          <table:table-cell table:style-name="ce60" table:formula="of:=IF(NOT(EXACT([.G174];&quot;yes&quot;));[.J174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75];&quot;&quot;);&quot;&quot;;CONCATENATE([.D175]; &quot; : &quot;;[.B175]))">
            <text:p/>
          </table:table-cell>
          <table:table-cell table:style-name="ce52" table:formula="of:=IF(EXACT([.E175];&quot;&quot;);&quot;&quot;;CONCATENATE([.D175];&quot; : &quot;;YEAR([.A175]);&quot;-&quot;;IF(MONTH([.A175])&lt;10;&quot;0&quot;;&quot;&quot;);MONTH([.A175]);&quot;-&quot;;IF(DAY([.A175])&lt;10;&quot;0&quot;;&quot;&quot;);DAY([.A175]);&quot; : &quot;;[.E175];&quot;h&quot;;&quot; : &quot;;[.C175]))">
            <text:p/>
          </table:table-cell>
          <table:table-cell table:style-name="ce54" table:formula="of:=IF(EXACT([.E175];&quot;&quot;);&quot;&quot;;IF(NOT(EXACT([.A175];[.A174]));[.E175];[.K174]+[.E175]))">
            <text:p/>
          </table:table-cell>
          <table:table-cell table:style-name="ce56" table:formula="of:=IF(EXACT([.K175];&quot;&quot;);&quot;&quot;;8-[.K175])">
            <text:p/>
          </table:table-cell>
          <table:table-cell table:style-name="ce59"/>
          <table:table-cell table:style-name="ce60" table:formula="of:=IF(NOT(EXACT([.G175];&quot;yes&quot;));[.J175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76];&quot;&quot;);&quot;&quot;;CONCATENATE([.D176]; &quot; : &quot;;[.B176]))">
            <text:p/>
          </table:table-cell>
          <table:table-cell table:style-name="ce52" table:formula="of:=IF(EXACT([.E176];&quot;&quot;);&quot;&quot;;CONCATENATE([.D176];&quot; : &quot;;YEAR([.A176]);&quot;-&quot;;IF(MONTH([.A176])&lt;10;&quot;0&quot;;&quot;&quot;);MONTH([.A176]);&quot;-&quot;;IF(DAY([.A176])&lt;10;&quot;0&quot;;&quot;&quot;);DAY([.A176]);&quot; : &quot;;[.E176];&quot;h&quot;;&quot; : &quot;;[.C176]))">
            <text:p/>
          </table:table-cell>
          <table:table-cell table:style-name="ce54" table:formula="of:=IF(EXACT([.E176];&quot;&quot;);&quot;&quot;;IF(NOT(EXACT([.A176];[.A175]));[.E176];[.K175]+[.E176]))">
            <text:p/>
          </table:table-cell>
          <table:table-cell table:style-name="ce56" table:formula="of:=IF(EXACT([.K176];&quot;&quot;);&quot;&quot;;8-[.K176])">
            <text:p/>
          </table:table-cell>
          <table:table-cell table:style-name="ce59"/>
          <table:table-cell table:style-name="ce60" table:formula="of:=IF(NOT(EXACT([.G176];&quot;yes&quot;));[.J176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77];&quot;&quot;);&quot;&quot;;CONCATENATE([.D177]; &quot; : &quot;;[.B177]))">
            <text:p/>
          </table:table-cell>
          <table:table-cell table:style-name="ce52" table:formula="of:=IF(EXACT([.E177];&quot;&quot;);&quot;&quot;;CONCATENATE([.D177];&quot; : &quot;;YEAR([.A177]);&quot;-&quot;;IF(MONTH([.A177])&lt;10;&quot;0&quot;;&quot;&quot;);MONTH([.A177]);&quot;-&quot;;IF(DAY([.A177])&lt;10;&quot;0&quot;;&quot;&quot;);DAY([.A177]);&quot; : &quot;;[.E177];&quot;h&quot;;&quot; : &quot;;[.C177]))">
            <text:p/>
          </table:table-cell>
          <table:table-cell table:style-name="ce54" table:formula="of:=IF(EXACT([.E177];&quot;&quot;);&quot;&quot;;IF(NOT(EXACT([.A177];[.A176]));[.E177];[.K176]+[.E177]))">
            <text:p/>
          </table:table-cell>
          <table:table-cell table:style-name="ce56" table:formula="of:=IF(EXACT([.K177];&quot;&quot;);&quot;&quot;;8-[.K177])">
            <text:p/>
          </table:table-cell>
          <table:table-cell table:style-name="ce59"/>
          <table:table-cell table:style-name="ce60" table:formula="of:=IF(NOT(EXACT([.G177];&quot;yes&quot;));[.J177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78];&quot;&quot;);&quot;&quot;;CONCATENATE([.D178]; &quot; : &quot;;[.B178]))">
            <text:p/>
          </table:table-cell>
          <table:table-cell table:style-name="ce52" table:formula="of:=IF(EXACT([.E178];&quot;&quot;);&quot;&quot;;CONCATENATE([.D178];&quot; : &quot;;YEAR([.A178]);&quot;-&quot;;IF(MONTH([.A178])&lt;10;&quot;0&quot;;&quot;&quot;);MONTH([.A178]);&quot;-&quot;;IF(DAY([.A178])&lt;10;&quot;0&quot;;&quot;&quot;);DAY([.A178]);&quot; : &quot;;[.E178];&quot;h&quot;;&quot; : &quot;;[.C178]))">
            <text:p/>
          </table:table-cell>
          <table:table-cell table:style-name="ce54" table:formula="of:=IF(EXACT([.E178];&quot;&quot;);&quot;&quot;;IF(NOT(EXACT([.A178];[.A177]));[.E178];[.K177]+[.E178]))">
            <text:p/>
          </table:table-cell>
          <table:table-cell table:style-name="ce56" table:formula="of:=IF(EXACT([.K178];&quot;&quot;);&quot;&quot;;8-[.K178])">
            <text:p/>
          </table:table-cell>
          <table:table-cell table:style-name="ce59"/>
          <table:table-cell table:style-name="ce60" table:formula="of:=IF(NOT(EXACT([.G178];&quot;yes&quot;));[.J178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79];&quot;&quot;);&quot;&quot;;CONCATENATE([.D179]; &quot; : &quot;;[.B179]))">
            <text:p/>
          </table:table-cell>
          <table:table-cell table:style-name="ce52" table:formula="of:=IF(EXACT([.E179];&quot;&quot;);&quot;&quot;;CONCATENATE([.D179];&quot; : &quot;;YEAR([.A179]);&quot;-&quot;;IF(MONTH([.A179])&lt;10;&quot;0&quot;;&quot;&quot;);MONTH([.A179]);&quot;-&quot;;IF(DAY([.A179])&lt;10;&quot;0&quot;;&quot;&quot;);DAY([.A179]);&quot; : &quot;;[.E179];&quot;h&quot;;&quot; : &quot;;[.C179]))">
            <text:p/>
          </table:table-cell>
          <table:table-cell table:style-name="ce54" table:formula="of:=IF(EXACT([.E179];&quot;&quot;);&quot;&quot;;IF(NOT(EXACT([.A179];[.A178]));[.E179];[.K178]+[.E179]))">
            <text:p/>
          </table:table-cell>
          <table:table-cell table:style-name="ce56" table:formula="of:=IF(EXACT([.K179];&quot;&quot;);&quot;&quot;;8-[.K179])">
            <text:p/>
          </table:table-cell>
          <table:table-cell table:style-name="ce59"/>
          <table:table-cell table:style-name="ce60" table:formula="of:=IF(NOT(EXACT([.G179];&quot;yes&quot;));[.J179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80];&quot;&quot;);&quot;&quot;;CONCATENATE([.D180]; &quot; : &quot;;[.B180]))">
            <text:p/>
          </table:table-cell>
          <table:table-cell table:style-name="ce52" table:formula="of:=IF(EXACT([.E180];&quot;&quot;);&quot;&quot;;CONCATENATE([.D180];&quot; : &quot;;YEAR([.A180]);&quot;-&quot;;IF(MONTH([.A180])&lt;10;&quot;0&quot;;&quot;&quot;);MONTH([.A180]);&quot;-&quot;;IF(DAY([.A180])&lt;10;&quot;0&quot;;&quot;&quot;);DAY([.A180]);&quot; : &quot;;[.E180];&quot;h&quot;;&quot; : &quot;;[.C180]))">
            <text:p/>
          </table:table-cell>
          <table:table-cell table:style-name="ce54" table:formula="of:=IF(EXACT([.E180];&quot;&quot;);&quot;&quot;;IF(NOT(EXACT([.A180];[.A179]));[.E180];[.K179]+[.E180]))">
            <text:p/>
          </table:table-cell>
          <table:table-cell table:style-name="ce56" table:formula="of:=IF(EXACT([.K180];&quot;&quot;);&quot;&quot;;8-[.K180])">
            <text:p/>
          </table:table-cell>
          <table:table-cell table:style-name="ce59"/>
          <table:table-cell table:style-name="ce60" table:formula="of:=IF(NOT(EXACT([.G180];&quot;yes&quot;));[.J180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81];&quot;&quot;);&quot;&quot;;CONCATENATE([.D181]; &quot; : &quot;;[.B181]))">
            <text:p/>
          </table:table-cell>
          <table:table-cell table:style-name="ce52" table:formula="of:=IF(EXACT([.E181];&quot;&quot;);&quot;&quot;;CONCATENATE([.D181];&quot; : &quot;;YEAR([.A181]);&quot;-&quot;;IF(MONTH([.A181])&lt;10;&quot;0&quot;;&quot;&quot;);MONTH([.A181]);&quot;-&quot;;IF(DAY([.A181])&lt;10;&quot;0&quot;;&quot;&quot;);DAY([.A181]);&quot; : &quot;;[.E181];&quot;h&quot;;&quot; : &quot;;[.C181]))">
            <text:p/>
          </table:table-cell>
          <table:table-cell table:style-name="ce54" table:formula="of:=IF(EXACT([.E181];&quot;&quot;);&quot;&quot;;IF(NOT(EXACT([.A181];[.A180]));[.E181];[.K180]+[.E181]))">
            <text:p/>
          </table:table-cell>
          <table:table-cell table:style-name="ce56" table:formula="of:=IF(EXACT([.K181];&quot;&quot;);&quot;&quot;;8-[.K181])">
            <text:p/>
          </table:table-cell>
          <table:table-cell table:style-name="ce59"/>
          <table:table-cell table:style-name="ce60" table:formula="of:=IF(NOT(EXACT([.G181];&quot;yes&quot;));[.J181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82];&quot;&quot;);&quot;&quot;;CONCATENATE([.D182]; &quot; : &quot;;[.B182]))">
            <text:p/>
          </table:table-cell>
          <table:table-cell table:style-name="ce52" table:formula="of:=IF(EXACT([.E182];&quot;&quot;);&quot;&quot;;CONCATENATE([.D182];&quot; : &quot;;YEAR([.A182]);&quot;-&quot;;IF(MONTH([.A182])&lt;10;&quot;0&quot;;&quot;&quot;);MONTH([.A182]);&quot;-&quot;;IF(DAY([.A182])&lt;10;&quot;0&quot;;&quot;&quot;);DAY([.A182]);&quot; : &quot;;[.E182];&quot;h&quot;;&quot; : &quot;;[.C182]))">
            <text:p/>
          </table:table-cell>
          <table:table-cell table:style-name="ce54" table:formula="of:=IF(EXACT([.E182];&quot;&quot;);&quot;&quot;;IF(NOT(EXACT([.A182];[.A181]));[.E182];[.K181]+[.E182]))">
            <text:p/>
          </table:table-cell>
          <table:table-cell table:style-name="ce56" table:formula="of:=IF(EXACT([.K182];&quot;&quot;);&quot;&quot;;8-[.K182])">
            <text:p/>
          </table:table-cell>
          <table:table-cell table:style-name="ce59"/>
          <table:table-cell table:style-name="ce60" table:formula="of:=IF(NOT(EXACT([.G182];&quot;yes&quot;));[.J182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83];&quot;&quot;);&quot;&quot;;CONCATENATE([.D183]; &quot; : &quot;;[.B183]))">
            <text:p/>
          </table:table-cell>
          <table:table-cell table:style-name="ce52" table:formula="of:=IF(EXACT([.E183];&quot;&quot;);&quot;&quot;;CONCATENATE([.D183];&quot; : &quot;;YEAR([.A183]);&quot;-&quot;;IF(MONTH([.A183])&lt;10;&quot;0&quot;;&quot;&quot;);MONTH([.A183]);&quot;-&quot;;IF(DAY([.A183])&lt;10;&quot;0&quot;;&quot;&quot;);DAY([.A183]);&quot; : &quot;;[.E183];&quot;h&quot;;&quot; : &quot;;[.C183]))">
            <text:p/>
          </table:table-cell>
          <table:table-cell table:style-name="ce54" table:formula="of:=IF(EXACT([.E183];&quot;&quot;);&quot;&quot;;IF(NOT(EXACT([.A183];[.A182]));[.E183];[.K182]+[.E183]))">
            <text:p/>
          </table:table-cell>
          <table:table-cell table:style-name="ce56" table:formula="of:=IF(EXACT([.K183];&quot;&quot;);&quot;&quot;;8-[.K183])">
            <text:p/>
          </table:table-cell>
          <table:table-cell table:style-name="ce59"/>
          <table:table-cell table:style-name="ce60" table:formula="of:=IF(NOT(EXACT([.G183];&quot;yes&quot;));[.J183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84];&quot;&quot;);&quot;&quot;;CONCATENATE([.D184]; &quot; : &quot;;[.B184]))">
            <text:p/>
          </table:table-cell>
          <table:table-cell table:style-name="ce52" table:formula="of:=IF(EXACT([.E184];&quot;&quot;);&quot;&quot;;CONCATENATE([.D184];&quot; : &quot;;YEAR([.A184]);&quot;-&quot;;IF(MONTH([.A184])&lt;10;&quot;0&quot;;&quot;&quot;);MONTH([.A184]);&quot;-&quot;;IF(DAY([.A184])&lt;10;&quot;0&quot;;&quot;&quot;);DAY([.A184]);&quot; : &quot;;[.E184];&quot;h&quot;;&quot; : &quot;;[.C184]))">
            <text:p/>
          </table:table-cell>
          <table:table-cell table:style-name="ce54" table:formula="of:=IF(EXACT([.E184];&quot;&quot;);&quot;&quot;;IF(NOT(EXACT([.A184];[.A183]));[.E184];[.K183]+[.E184]))">
            <text:p/>
          </table:table-cell>
          <table:table-cell table:style-name="ce56" table:formula="of:=IF(EXACT([.K184];&quot;&quot;);&quot;&quot;;8-[.K184])">
            <text:p/>
          </table:table-cell>
          <table:table-cell table:style-name="ce59"/>
          <table:table-cell table:style-name="ce60" table:formula="of:=IF(NOT(EXACT([.G184];&quot;yes&quot;));[.J184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85];&quot;&quot;);&quot;&quot;;CONCATENATE([.D185]; &quot; : &quot;;[.B185]))">
            <text:p/>
          </table:table-cell>
          <table:table-cell table:style-name="ce52" table:formula="of:=IF(EXACT([.E185];&quot;&quot;);&quot;&quot;;CONCATENATE([.D185];&quot; : &quot;;YEAR([.A185]);&quot;-&quot;;IF(MONTH([.A185])&lt;10;&quot;0&quot;;&quot;&quot;);MONTH([.A185]);&quot;-&quot;;IF(DAY([.A185])&lt;10;&quot;0&quot;;&quot;&quot;);DAY([.A185]);&quot; : &quot;;[.E185];&quot;h&quot;;&quot; : &quot;;[.C185]))">
            <text:p/>
          </table:table-cell>
          <table:table-cell table:style-name="ce54" table:formula="of:=IF(EXACT([.E185];&quot;&quot;);&quot;&quot;;IF(NOT(EXACT([.A185];[.A184]));[.E185];[.K184]+[.E185]))">
            <text:p/>
          </table:table-cell>
          <table:table-cell table:style-name="ce56" table:formula="of:=IF(EXACT([.K185];&quot;&quot;);&quot;&quot;;8-[.K185])">
            <text:p/>
          </table:table-cell>
          <table:table-cell table:style-name="ce59"/>
          <table:table-cell table:style-name="ce60" table:formula="of:=IF(NOT(EXACT([.G185];&quot;yes&quot;));[.J185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86];&quot;&quot;);&quot;&quot;;CONCATENATE([.D186]; &quot; : &quot;;[.B186]))">
            <text:p/>
          </table:table-cell>
          <table:table-cell table:style-name="ce52" table:formula="of:=IF(EXACT([.E186];&quot;&quot;);&quot;&quot;;CONCATENATE([.D186];&quot; : &quot;;YEAR([.A186]);&quot;-&quot;;IF(MONTH([.A186])&lt;10;&quot;0&quot;;&quot;&quot;);MONTH([.A186]);&quot;-&quot;;IF(DAY([.A186])&lt;10;&quot;0&quot;;&quot;&quot;);DAY([.A186]);&quot; : &quot;;[.E186];&quot;h&quot;;&quot; : &quot;;[.C186]))">
            <text:p/>
          </table:table-cell>
          <table:table-cell table:style-name="ce54" table:formula="of:=IF(EXACT([.E186];&quot;&quot;);&quot;&quot;;IF(NOT(EXACT([.A186];[.A185]));[.E186];[.K185]+[.E186]))">
            <text:p/>
          </table:table-cell>
          <table:table-cell table:style-name="ce56" table:formula="of:=IF(EXACT([.K186];&quot;&quot;);&quot;&quot;;8-[.K186])">
            <text:p/>
          </table:table-cell>
          <table:table-cell table:style-name="ce59"/>
          <table:table-cell table:style-name="ce60" table:formula="of:=IF(NOT(EXACT([.G186];&quot;yes&quot;));[.J186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87];&quot;&quot;);&quot;&quot;;CONCATENATE([.D187]; &quot; : &quot;;[.B187]))">
            <text:p/>
          </table:table-cell>
          <table:table-cell table:style-name="ce52" table:formula="of:=IF(EXACT([.E187];&quot;&quot;);&quot;&quot;;CONCATENATE([.D187];&quot; : &quot;;YEAR([.A187]);&quot;-&quot;;IF(MONTH([.A187])&lt;10;&quot;0&quot;;&quot;&quot;);MONTH([.A187]);&quot;-&quot;;IF(DAY([.A187])&lt;10;&quot;0&quot;;&quot;&quot;);DAY([.A187]);&quot; : &quot;;[.E187];&quot;h&quot;;&quot; : &quot;;[.C187]))">
            <text:p/>
          </table:table-cell>
          <table:table-cell table:style-name="ce54" table:formula="of:=IF(EXACT([.E187];&quot;&quot;);&quot;&quot;;IF(NOT(EXACT([.A187];[.A186]));[.E187];[.K186]+[.E187]))">
            <text:p/>
          </table:table-cell>
          <table:table-cell table:style-name="ce56" table:formula="of:=IF(EXACT([.K187];&quot;&quot;);&quot;&quot;;8-[.K187])">
            <text:p/>
          </table:table-cell>
          <table:table-cell table:style-name="ce59"/>
          <table:table-cell table:style-name="ce60" table:formula="of:=IF(NOT(EXACT([.G187];&quot;yes&quot;));[.J187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88];&quot;&quot;);&quot;&quot;;CONCATENATE([.D188]; &quot; : &quot;;[.B188]))">
            <text:p/>
          </table:table-cell>
          <table:table-cell table:style-name="ce52" table:formula="of:=IF(EXACT([.E188];&quot;&quot;);&quot;&quot;;CONCATENATE([.D188];&quot; : &quot;;YEAR([.A188]);&quot;-&quot;;IF(MONTH([.A188])&lt;10;&quot;0&quot;;&quot;&quot;);MONTH([.A188]);&quot;-&quot;;IF(DAY([.A188])&lt;10;&quot;0&quot;;&quot;&quot;);DAY([.A188]);&quot; : &quot;;[.E188];&quot;h&quot;;&quot; : &quot;;[.C188]))">
            <text:p/>
          </table:table-cell>
          <table:table-cell table:style-name="ce54" table:formula="of:=IF(EXACT([.E188];&quot;&quot;);&quot;&quot;;IF(NOT(EXACT([.A188];[.A187]));[.E188];[.K187]+[.E188]))">
            <text:p/>
          </table:table-cell>
          <table:table-cell table:style-name="ce56" table:formula="of:=IF(EXACT([.K188];&quot;&quot;);&quot;&quot;;8-[.K188])">
            <text:p/>
          </table:table-cell>
          <table:table-cell table:style-name="ce59"/>
          <table:table-cell table:style-name="ce60" table:formula="of:=IF(NOT(EXACT([.G188];&quot;yes&quot;));[.J188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89];&quot;&quot;);&quot;&quot;;CONCATENATE([.D189]; &quot; : &quot;;[.B189]))">
            <text:p/>
          </table:table-cell>
          <table:table-cell table:style-name="ce52" table:formula="of:=IF(EXACT([.E189];&quot;&quot;);&quot;&quot;;CONCATENATE([.D189];&quot; : &quot;;YEAR([.A189]);&quot;-&quot;;IF(MONTH([.A189])&lt;10;&quot;0&quot;;&quot;&quot;);MONTH([.A189]);&quot;-&quot;;IF(DAY([.A189])&lt;10;&quot;0&quot;;&quot;&quot;);DAY([.A189]);&quot; : &quot;;[.E189];&quot;h&quot;;&quot; : &quot;;[.C189]))">
            <text:p/>
          </table:table-cell>
          <table:table-cell table:style-name="ce54" table:formula="of:=IF(EXACT([.E189];&quot;&quot;);&quot;&quot;;IF(NOT(EXACT([.A189];[.A188]));[.E189];[.K188]+[.E189]))">
            <text:p/>
          </table:table-cell>
          <table:table-cell table:style-name="ce56" table:formula="of:=IF(EXACT([.K189];&quot;&quot;);&quot;&quot;;8-[.K189])">
            <text:p/>
          </table:table-cell>
          <table:table-cell table:style-name="ce59"/>
          <table:table-cell table:style-name="ce60" table:formula="of:=IF(NOT(EXACT([.G189];&quot;yes&quot;));[.J189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90];&quot;&quot;);&quot;&quot;;CONCATENATE([.D190]; &quot; : &quot;;[.B190]))">
            <text:p/>
          </table:table-cell>
          <table:table-cell table:style-name="ce52" table:formula="of:=IF(EXACT([.E190];&quot;&quot;);&quot;&quot;;CONCATENATE([.D190];&quot; : &quot;;YEAR([.A190]);&quot;-&quot;;IF(MONTH([.A190])&lt;10;&quot;0&quot;;&quot;&quot;);MONTH([.A190]);&quot;-&quot;;IF(DAY([.A190])&lt;10;&quot;0&quot;;&quot;&quot;);DAY([.A190]);&quot; : &quot;;[.E190];&quot;h&quot;;&quot; : &quot;;[.C190]))">
            <text:p/>
          </table:table-cell>
          <table:table-cell table:style-name="ce54" table:formula="of:=IF(EXACT([.E190];&quot;&quot;);&quot;&quot;;IF(NOT(EXACT([.A190];[.A189]));[.E190];[.K189]+[.E190]))">
            <text:p/>
          </table:table-cell>
          <table:table-cell table:style-name="ce56" table:formula="of:=IF(EXACT([.K190];&quot;&quot;);&quot;&quot;;8-[.K190])">
            <text:p/>
          </table:table-cell>
          <table:table-cell table:style-name="ce59"/>
          <table:table-cell table:style-name="ce60" table:formula="of:=IF(NOT(EXACT([.G190];&quot;yes&quot;));[.J190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91];&quot;&quot;);&quot;&quot;;CONCATENATE([.D191]; &quot; : &quot;;[.B191]))">
            <text:p/>
          </table:table-cell>
          <table:table-cell table:style-name="ce52" table:formula="of:=IF(EXACT([.E191];&quot;&quot;);&quot;&quot;;CONCATENATE([.D191];&quot; : &quot;;YEAR([.A191]);&quot;-&quot;;IF(MONTH([.A191])&lt;10;&quot;0&quot;;&quot;&quot;);MONTH([.A191]);&quot;-&quot;;IF(DAY([.A191])&lt;10;&quot;0&quot;;&quot;&quot;);DAY([.A191]);&quot; : &quot;;[.E191];&quot;h&quot;;&quot; : &quot;;[.C191]))">
            <text:p/>
          </table:table-cell>
          <table:table-cell table:style-name="ce54" table:formula="of:=IF(EXACT([.E191];&quot;&quot;);&quot;&quot;;IF(NOT(EXACT([.A191];[.A190]));[.E191];[.K190]+[.E191]))">
            <text:p/>
          </table:table-cell>
          <table:table-cell table:style-name="ce56" table:formula="of:=IF(EXACT([.K191];&quot;&quot;);&quot;&quot;;8-[.K191])">
            <text:p/>
          </table:table-cell>
          <table:table-cell table:style-name="ce59"/>
          <table:table-cell table:style-name="ce60" table:formula="of:=IF(NOT(EXACT([.G191];&quot;yes&quot;));[.J191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92];&quot;&quot;);&quot;&quot;;CONCATENATE([.D192]; &quot; : &quot;;[.B192]))">
            <text:p/>
          </table:table-cell>
          <table:table-cell table:style-name="ce52" table:formula="of:=IF(EXACT([.E192];&quot;&quot;);&quot;&quot;;CONCATENATE([.D192];&quot; : &quot;;YEAR([.A192]);&quot;-&quot;;IF(MONTH([.A192])&lt;10;&quot;0&quot;;&quot;&quot;);MONTH([.A192]);&quot;-&quot;;IF(DAY([.A192])&lt;10;&quot;0&quot;;&quot;&quot;);DAY([.A192]);&quot; : &quot;;[.E192];&quot;h&quot;;&quot; : &quot;;[.C192]))">
            <text:p/>
          </table:table-cell>
          <table:table-cell table:style-name="ce54" table:formula="of:=IF(EXACT([.E192];&quot;&quot;);&quot;&quot;;IF(NOT(EXACT([.A192];[.A191]));[.E192];[.K191]+[.E192]))">
            <text:p/>
          </table:table-cell>
          <table:table-cell table:style-name="ce56" table:formula="of:=IF(EXACT([.K192];&quot;&quot;);&quot;&quot;;8-[.K192])">
            <text:p/>
          </table:table-cell>
          <table:table-cell table:style-name="ce59"/>
          <table:table-cell table:style-name="ce60" table:formula="of:=IF(NOT(EXACT([.G192];&quot;yes&quot;));[.J192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93];&quot;&quot;);&quot;&quot;;CONCATENATE([.D193]; &quot; : &quot;;[.B193]))">
            <text:p/>
          </table:table-cell>
          <table:table-cell table:style-name="ce52" table:formula="of:=IF(EXACT([.E193];&quot;&quot;);&quot;&quot;;CONCATENATE([.D193];&quot; : &quot;;YEAR([.A193]);&quot;-&quot;;IF(MONTH([.A193])&lt;10;&quot;0&quot;;&quot;&quot;);MONTH([.A193]);&quot;-&quot;;IF(DAY([.A193])&lt;10;&quot;0&quot;;&quot;&quot;);DAY([.A193]);&quot; : &quot;;[.E193];&quot;h&quot;;&quot; : &quot;;[.C193]))">
            <text:p/>
          </table:table-cell>
          <table:table-cell table:style-name="ce54" table:formula="of:=IF(EXACT([.E193];&quot;&quot;);&quot;&quot;;IF(NOT(EXACT([.A193];[.A192]));[.E193];[.K192]+[.E193]))">
            <text:p/>
          </table:table-cell>
          <table:table-cell table:style-name="ce56" table:formula="of:=IF(EXACT([.K193];&quot;&quot;);&quot;&quot;;8-[.K193])">
            <text:p/>
          </table:table-cell>
          <table:table-cell table:style-name="ce59"/>
          <table:table-cell table:style-name="ce60" table:formula="of:=IF(NOT(EXACT([.G193];&quot;yes&quot;));[.J193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94];&quot;&quot;);&quot;&quot;;CONCATENATE([.D194]; &quot; : &quot;;[.B194]))">
            <text:p/>
          </table:table-cell>
          <table:table-cell table:style-name="ce52" table:formula="of:=IF(EXACT([.E194];&quot;&quot;);&quot;&quot;;CONCATENATE([.D194];&quot; : &quot;;YEAR([.A194]);&quot;-&quot;;IF(MONTH([.A194])&lt;10;&quot;0&quot;;&quot;&quot;);MONTH([.A194]);&quot;-&quot;;IF(DAY([.A194])&lt;10;&quot;0&quot;;&quot;&quot;);DAY([.A194]);&quot; : &quot;;[.E194];&quot;h&quot;;&quot; : &quot;;[.C194]))">
            <text:p/>
          </table:table-cell>
          <table:table-cell table:style-name="ce54" table:formula="of:=IF(EXACT([.E194];&quot;&quot;);&quot;&quot;;IF(NOT(EXACT([.A194];[.A193]));[.E194];[.K193]+[.E194]))">
            <text:p/>
          </table:table-cell>
          <table:table-cell table:style-name="ce56" table:formula="of:=IF(EXACT([.K194];&quot;&quot;);&quot;&quot;;8-[.K194])">
            <text:p/>
          </table:table-cell>
          <table:table-cell table:style-name="ce59"/>
          <table:table-cell table:style-name="ce60" table:formula="of:=IF(NOT(EXACT([.G194];&quot;yes&quot;));[.J194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95];&quot;&quot;);&quot;&quot;;CONCATENATE([.D195]; &quot; : &quot;;[.B195]))">
            <text:p/>
          </table:table-cell>
          <table:table-cell table:style-name="ce52" table:formula="of:=IF(EXACT([.E195];&quot;&quot;);&quot;&quot;;CONCATENATE([.D195];&quot; : &quot;;YEAR([.A195]);&quot;-&quot;;IF(MONTH([.A195])&lt;10;&quot;0&quot;;&quot;&quot;);MONTH([.A195]);&quot;-&quot;;IF(DAY([.A195])&lt;10;&quot;0&quot;;&quot;&quot;);DAY([.A195]);&quot; : &quot;;[.E195];&quot;h&quot;;&quot; : &quot;;[.C195]))">
            <text:p/>
          </table:table-cell>
          <table:table-cell table:style-name="ce54" table:formula="of:=IF(EXACT([.E195];&quot;&quot;);&quot;&quot;;IF(NOT(EXACT([.A195];[.A194]));[.E195];[.K194]+[.E195]))">
            <text:p/>
          </table:table-cell>
          <table:table-cell table:style-name="ce56" table:formula="of:=IF(EXACT([.K195];&quot;&quot;);&quot;&quot;;8-[.K195])">
            <text:p/>
          </table:table-cell>
          <table:table-cell table:style-name="ce59"/>
          <table:table-cell table:style-name="ce60" table:formula="of:=IF(NOT(EXACT([.G195];&quot;yes&quot;));[.J195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96];&quot;&quot;);&quot;&quot;;CONCATENATE([.D196]; &quot; : &quot;;[.B196]))">
            <text:p/>
          </table:table-cell>
          <table:table-cell table:style-name="ce52" table:formula="of:=IF(EXACT([.E196];&quot;&quot;);&quot;&quot;;CONCATENATE([.D196];&quot; : &quot;;YEAR([.A196]);&quot;-&quot;;IF(MONTH([.A196])&lt;10;&quot;0&quot;;&quot;&quot;);MONTH([.A196]);&quot;-&quot;;IF(DAY([.A196])&lt;10;&quot;0&quot;;&quot;&quot;);DAY([.A196]);&quot; : &quot;;[.E196];&quot;h&quot;;&quot; : &quot;;[.C196]))">
            <text:p/>
          </table:table-cell>
          <table:table-cell table:style-name="ce54" table:formula="of:=IF(EXACT([.E196];&quot;&quot;);&quot;&quot;;IF(NOT(EXACT([.A196];[.A195]));[.E196];[.K195]+[.E196]))">
            <text:p/>
          </table:table-cell>
          <table:table-cell table:style-name="ce56" table:formula="of:=IF(EXACT([.K196];&quot;&quot;);&quot;&quot;;8-[.K196])">
            <text:p/>
          </table:table-cell>
          <table:table-cell table:style-name="ce59"/>
          <table:table-cell table:style-name="ce60" table:formula="of:=IF(NOT(EXACT([.G196];&quot;yes&quot;));[.J196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97];&quot;&quot;);&quot;&quot;;CONCATENATE([.D197]; &quot; : &quot;;[.B197]))">
            <text:p/>
          </table:table-cell>
          <table:table-cell table:style-name="ce52" table:formula="of:=IF(EXACT([.E197];&quot;&quot;);&quot;&quot;;CONCATENATE([.D197];&quot; : &quot;;YEAR([.A197]);&quot;-&quot;;IF(MONTH([.A197])&lt;10;&quot;0&quot;;&quot;&quot;);MONTH([.A197]);&quot;-&quot;;IF(DAY([.A197])&lt;10;&quot;0&quot;;&quot;&quot;);DAY([.A197]);&quot; : &quot;;[.E197];&quot;h&quot;;&quot; : &quot;;[.C197]))">
            <text:p/>
          </table:table-cell>
          <table:table-cell table:style-name="ce54" table:formula="of:=IF(EXACT([.E197];&quot;&quot;);&quot;&quot;;IF(NOT(EXACT([.A197];[.A196]));[.E197];[.K196]+[.E197]))">
            <text:p/>
          </table:table-cell>
          <table:table-cell table:style-name="ce56" table:formula="of:=IF(EXACT([.K197];&quot;&quot;);&quot;&quot;;8-[.K197])">
            <text:p/>
          </table:table-cell>
          <table:table-cell table:style-name="ce59"/>
          <table:table-cell table:style-name="ce60" table:formula="of:=IF(NOT(EXACT([.G197];&quot;yes&quot;));[.J197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98];&quot;&quot;);&quot;&quot;;CONCATENATE([.D198]; &quot; : &quot;;[.B198]))">
            <text:p/>
          </table:table-cell>
          <table:table-cell table:style-name="ce52" table:formula="of:=IF(EXACT([.E198];&quot;&quot;);&quot;&quot;;CONCATENATE([.D198];&quot; : &quot;;YEAR([.A198]);&quot;-&quot;;IF(MONTH([.A198])&lt;10;&quot;0&quot;;&quot;&quot;);MONTH([.A198]);&quot;-&quot;;IF(DAY([.A198])&lt;10;&quot;0&quot;;&quot;&quot;);DAY([.A198]);&quot; : &quot;;[.E198];&quot;h&quot;;&quot; : &quot;;[.C198]))">
            <text:p/>
          </table:table-cell>
          <table:table-cell table:style-name="ce54" table:formula="of:=IF(EXACT([.E198];&quot;&quot;);&quot;&quot;;IF(NOT(EXACT([.A198];[.A197]));[.E198];[.K197]+[.E198]))">
            <text:p/>
          </table:table-cell>
          <table:table-cell table:style-name="ce56" table:formula="of:=IF(EXACT([.K198];&quot;&quot;);&quot;&quot;;8-[.K198])">
            <text:p/>
          </table:table-cell>
          <table:table-cell table:style-name="ce59"/>
          <table:table-cell table:style-name="ce60" table:formula="of:=IF(NOT(EXACT([.G198];&quot;yes&quot;));[.J198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199];&quot;&quot;);&quot;&quot;;CONCATENATE([.D199]; &quot; : &quot;;[.B199]))">
            <text:p/>
          </table:table-cell>
          <table:table-cell table:style-name="ce52" table:formula="of:=IF(EXACT([.E199];&quot;&quot;);&quot;&quot;;CONCATENATE([.D199];&quot; : &quot;;YEAR([.A199]);&quot;-&quot;;IF(MONTH([.A199])&lt;10;&quot;0&quot;;&quot;&quot;);MONTH([.A199]);&quot;-&quot;;IF(DAY([.A199])&lt;10;&quot;0&quot;;&quot;&quot;);DAY([.A199]);&quot; : &quot;;[.E199];&quot;h&quot;;&quot; : &quot;;[.C199]))">
            <text:p/>
          </table:table-cell>
          <table:table-cell table:style-name="ce54" table:formula="of:=IF(EXACT([.E199];&quot;&quot;);&quot;&quot;;IF(NOT(EXACT([.A199];[.A198]));[.E199];[.K198]+[.E199]))">
            <text:p/>
          </table:table-cell>
          <table:table-cell table:style-name="ce56" table:formula="of:=IF(EXACT([.K199];&quot;&quot;);&quot;&quot;;8-[.K199])">
            <text:p/>
          </table:table-cell>
          <table:table-cell table:style-name="ce59"/>
          <table:table-cell table:style-name="ce60" table:formula="of:=IF(NOT(EXACT([.G199];&quot;yes&quot;));[.J199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200];&quot;&quot;);&quot;&quot;;CONCATENATE([.D200]; &quot; : &quot;;[.B200]))">
            <text:p/>
          </table:table-cell>
          <table:table-cell table:style-name="ce52" table:formula="of:=IF(EXACT([.E200];&quot;&quot;);&quot;&quot;;CONCATENATE([.D200];&quot; : &quot;;YEAR([.A200]);&quot;-&quot;;IF(MONTH([.A200])&lt;10;&quot;0&quot;;&quot;&quot;);MONTH([.A200]);&quot;-&quot;;IF(DAY([.A200])&lt;10;&quot;0&quot;;&quot;&quot;);DAY([.A200]);&quot; : &quot;;[.E200];&quot;h&quot;;&quot; : &quot;;[.C200]))">
            <text:p/>
          </table:table-cell>
          <table:table-cell table:style-name="ce54" table:formula="of:=IF(EXACT([.E200];&quot;&quot;);&quot;&quot;;IF(NOT(EXACT([.A200];[.A199]));[.E200];[.K199]+[.E200]))">
            <text:p/>
          </table:table-cell>
          <table:table-cell table:style-name="ce56" table:formula="of:=IF(EXACT([.K200];&quot;&quot;);&quot;&quot;;8-[.K200])">
            <text:p/>
          </table:table-cell>
          <table:table-cell table:style-name="ce59"/>
          <table:table-cell table:style-name="ce60" table:formula="of:=IF(NOT(EXACT([.G200];&quot;yes&quot;));[.J200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201];&quot;&quot;);&quot;&quot;;CONCATENATE([.D201]; &quot; : &quot;;[.B201]))">
            <text:p/>
          </table:table-cell>
          <table:table-cell table:style-name="ce52" table:formula="of:=IF(EXACT([.E201];&quot;&quot;);&quot;&quot;;CONCATENATE([.D201];&quot; : &quot;;YEAR([.A201]);&quot;-&quot;;IF(MONTH([.A201])&lt;10;&quot;0&quot;;&quot;&quot;);MONTH([.A201]);&quot;-&quot;;IF(DAY([.A201])&lt;10;&quot;0&quot;;&quot;&quot;);DAY([.A201]);&quot; : &quot;;[.E201];&quot;h&quot;;&quot; : &quot;;[.C201]))">
            <text:p/>
          </table:table-cell>
          <table:table-cell table:style-name="ce54" table:formula="of:=IF(EXACT([.E201];&quot;&quot;);&quot;&quot;;IF(NOT(EXACT([.A201];[.A200]));[.E201];[.K200]+[.E201]))">
            <text:p/>
          </table:table-cell>
          <table:table-cell table:style-name="ce56" table:formula="of:=IF(EXACT([.K201];&quot;&quot;);&quot;&quot;;8-[.K201])">
            <text:p/>
          </table:table-cell>
          <table:table-cell table:style-name="ce59"/>
          <table:table-cell table:style-name="ce60" table:formula="of:=IF(NOT(EXACT([.G201];&quot;yes&quot;));[.J201];&quot;&quot;)">
            <text:p/>
          </table:table-cell>
          <table:table-cell table:style-name="ce59" table:number-columns-repeated="16370"/>
        </table:table-row>
        <table:table-row table:style-name="ro7">
          <table:table-cell table:style-name="ce36"/>
          <table:table-cell table:style-name="ce39" table:number-columns-repeated="3"/>
          <table:table-cell table:style-name="ce42"/>
          <table:table-cell table:style-name="ce105" table:number-columns-repeated="2"/>
          <table:table-cell table:style-name="ce48"/>
          <table:table-cell table:style-name="ce51" table:formula="of:=IF(EXACT([.B202];&quot;&quot;);&quot;&quot;;CONCATENATE([.D202]; &quot; : &quot;;[.B202]))">
            <text:p/>
          </table:table-cell>
          <table:table-cell table:style-name="ce52" table:formula="of:=IF(EXACT([.E202];&quot;&quot;);&quot;&quot;;CONCATENATE([.D202];&quot; : &quot;;YEAR([.A202]);&quot;-&quot;;IF(MONTH([.A202])&lt;10;&quot;0&quot;;&quot;&quot;);MONTH([.A202]);&quot;-&quot;;IF(DAY([.A202])&lt;10;&quot;0&quot;;&quot;&quot;);DAY([.A202]);&quot; : &quot;;[.E202];&quot;h&quot;;&quot; : &quot;;[.C202]))">
            <text:p/>
          </table:table-cell>
          <table:table-cell table:style-name="ce54" table:formula="of:=IF(EXACT([.E202];&quot;&quot;);&quot;&quot;;IF(NOT(EXACT([.A202];[.A201]));[.E202];[.K201]+[.E202]))">
            <text:p/>
          </table:table-cell>
          <table:table-cell table:style-name="ce56" table:formula="of:=IF(EXACT([.K202];&quot;&quot;);&quot;&quot;;8-[.K202])">
            <text:p/>
          </table:table-cell>
          <table:table-cell table:style-name="ce59"/>
          <table:table-cell table:style-name="ce60" table:formula="of:=IF(NOT(EXACT([.G202];&quot;yes&quot;));[.J202];&quot;&quot;)">
            <text:p/>
          </table:table-cell>
          <table:table-cell table:style-name="ce59" table:number-columns-repeated="16370"/>
        </table:table-row>
        <table:table-row table:style-name="ro7" table:number-rows-repeated="1048373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'yyyy-mm'.K2:'yyyy-mm'.K202">
            <calcext:condition calcext:apply-style-name="GREEN" calcext:value="=8" calcext:base-cell-address="'yyyy-mm'.K2"/>
          </calcext:conditional-format>
          <calcext:conditional-format calcext:target-range-address="'yyyy-mm'.A2:'yyyy-mm'.E202">
            <calcext:condition calcext:apply-style-name="activities_finished_per_day_blue_background" calcext:value="formula-is([.$K2]=8)" calcext:base-cell-address="'yyyy-mm'.A2"/>
          </calcext:conditional-format>
          <calcext:conditional-format calcext:target-range-address="'yyyy-mm'.N2:'yyyy-mm'.N202">
            <calcext:condition calcext:apply-style-name="GREY_BACKGROUND" calcext:value="!=&quot;&quot;" calcext:base-cell-address="'yyyy-mm'.N2"/>
          </calcext:conditional-format>
          <calcext:conditional-format calcext:target-range-address="'yyyy-mm'.F2:'yyyy-mm'.G202">
            <calcext:condition calcext:apply-style-name="GREEN" calcext:value="=&quot;yes&quot;" calcext:base-cell-address="'yyyy-mm'.F2"/>
            <calcext:condition calcext:apply-style-name="RED_BACKGROUND" calcext:value="=&quot;no&quot;" calcext:base-cell-address="'yyyy-mm'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0P0" style:volatile="true">
      <number:hours/>
      <number:text>:</number:text>
      <number:minutes number:style="long"/>
    </number:time-style>
    <number:text-style style:name="N160">
      <number:text-content/>
      <style:map style:condition="value()&lt;=1.7976931348623157E+308" style:apply-style-name="N160P0"/>
    </number:text-style>
    <number:date-style style:name="N16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61">
      <number:text-content/>
      <style:map style:condition="value()&lt;=1.7976931348623157E+308" style:apply-style-name="N161P0"/>
    </number:text-style>
    <number:number-style style:name="N162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633" style:display-name="ConditionalStyle_163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32" style:display-name="ConditionalStyle_1632" style:family="table-cell" style:parent-style-name="Default">
      <style:table-cell-properties fo:background-color="#99ccff"/>
    </style:style>
    <style:style style:name="ConditionalStyle_5f_1631" style:display-name="ConditionalStyle_1631" style:family="table-cell" style:parent-style-name="Default">
      <style:table-cell-properties fo:background-color="#e7e6e6"/>
    </style:style>
    <style:style style:name="ConditionalStyle_5f_1630" style:display-name="ConditionalStyle_163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29" style:display-name="ConditionalStyle_1629" style:family="table-cell" style:parent-style-name="Default">
      <style:table-cell-properties fo:background-color="#99ccff"/>
    </style:style>
    <style:style style:name="ConditionalStyle_5f_1628" style:display-name="ConditionalStyle_162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27" style:display-name="ConditionalStyle_162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26" style:display-name="ConditionalStyle_1626" style:family="table-cell" style:parent-style-name="Default">
      <style:table-cell-properties fo:background-color="#99ccff"/>
    </style:style>
    <style:style style:name="ConditionalStyle_5f_1625" style:display-name="ConditionalStyle_1625" style:family="table-cell" style:parent-style-name="Default">
      <style:table-cell-properties fo:background-color="#ff7c80"/>
    </style:style>
    <style:style style:name="ConditionalStyle_5f_1624" style:display-name="ConditionalStyle_1624" style:family="table-cell" style:parent-style-name="Default">
      <style:table-cell-properties fo:background-color="#ff7c80"/>
    </style:style>
    <style:style style:name="ConditionalStyle_5f_1623" style:display-name="ConditionalStyle_1623" style:family="table-cell" style:parent-style-name="Default">
      <style:table-cell-properties fo:background-color="#99ff99"/>
    </style:style>
    <style:style style:name="ConditionalStyle_5f_1622" style:display-name="ConditionalStyle_162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21" style:display-name="ConditionalStyle_1621" style:family="table-cell" style:parent-style-name="Default">
      <style:table-cell-properties fo:background-color="#99ccff"/>
    </style:style>
    <style:style style:name="ConditionalStyle_5f_1620" style:display-name="ConditionalStyle_162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19" style:display-name="ConditionalStyle_1619" style:family="table-cell" style:parent-style-name="Default">
      <style:table-cell-properties fo:background-color="#99ccff"/>
    </style:style>
    <style:style style:name="ConditionalStyle_5f_1618" style:display-name="ConditionalStyle_161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17" style:display-name="ConditionalStyle_1617" style:family="table-cell" style:parent-style-name="Default">
      <style:table-cell-properties fo:background-color="#99ccff"/>
    </style:style>
    <style:style style:name="ConditionalStyle_5f_1616" style:display-name="ConditionalStyle_1616" style:family="table-cell" style:parent-style-name="Default">
      <style:table-cell-properties fo:background-color="#ff7c80"/>
    </style:style>
    <style:style style:name="ConditionalStyle_5f_1615" style:display-name="ConditionalStyle_1615" style:family="table-cell" style:parent-style-name="Default">
      <style:table-cell-properties fo:background-color="#99ff99"/>
    </style:style>
    <style:style style:name="ConditionalStyle_5f_1614" style:display-name="ConditionalStyle_161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13" style:display-name="ConditionalStyle_1613" style:family="table-cell" style:parent-style-name="Default">
      <style:table-cell-properties fo:background-color="#99ccff"/>
    </style:style>
    <style:style style:name="ConditionalStyle_5f_1612" style:display-name="ConditionalStyle_1612" style:family="table-cell" style:parent-style-name="Default">
      <style:table-cell-properties fo:background-color="#ff7c80"/>
    </style:style>
    <style:style style:name="ConditionalStyle_5f_1611" style:display-name="ConditionalStyle_1611" style:family="table-cell" style:parent-style-name="Default">
      <style:table-cell-properties fo:background-color="#99ff99"/>
    </style:style>
    <style:style style:name="ConditionalStyle_5f_1610" style:display-name="ConditionalStyle_161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09" style:display-name="ConditionalStyle_1609" style:family="table-cell" style:parent-style-name="Default">
      <style:table-cell-properties fo:background-color="#99ccff"/>
    </style:style>
    <style:style style:name="ConditionalStyle_5f_1608" style:display-name="ConditionalStyle_160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07" style:display-name="ConditionalStyle_1607" style:family="table-cell" style:parent-style-name="Default">
      <style:table-cell-properties fo:background-color="#99ccff"/>
    </style:style>
    <style:style style:name="ConditionalStyle_5f_1606" style:display-name="ConditionalStyle_160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05" style:display-name="ConditionalStyle_1605" style:family="table-cell" style:parent-style-name="Default">
      <style:table-cell-properties fo:background-color="#99ccff"/>
    </style:style>
    <style:style style:name="ConditionalStyle_5f_1604" style:display-name="ConditionalStyle_160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03" style:display-name="ConditionalStyle_1603" style:family="table-cell" style:parent-style-name="Default">
      <style:table-cell-properties fo:background-color="#99ccff"/>
    </style:style>
    <style:style style:name="ConditionalStyle_5f_1602" style:display-name="ConditionalStyle_160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01" style:display-name="ConditionalStyle_1601" style:family="table-cell" style:parent-style-name="Default">
      <style:table-cell-properties fo:background-color="#99ccff"/>
    </style:style>
    <style:style style:name="ConditionalStyle_5f_1600" style:display-name="ConditionalStyle_160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99" style:display-name="ConditionalStyle_1599" style:family="table-cell" style:parent-style-name="Default">
      <style:table-cell-properties fo:background-color="#99ccff"/>
    </style:style>
    <style:style style:name="ConditionalStyle_5f_1598" style:display-name="ConditionalStyle_159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97" style:display-name="ConditionalStyle_1597" style:family="table-cell" style:parent-style-name="Default">
      <style:table-cell-properties fo:background-color="#99ccff"/>
    </style:style>
    <style:style style:name="ConditionalStyle_5f_1596" style:display-name="ConditionalStyle_159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95" style:display-name="ConditionalStyle_1595" style:family="table-cell" style:parent-style-name="Default">
      <style:table-cell-properties fo:background-color="#99ccff"/>
    </style:style>
    <style:style style:name="ConditionalStyle_5f_1594" style:display-name="ConditionalStyle_159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93" style:display-name="ConditionalStyle_1593" style:family="table-cell" style:parent-style-name="Default">
      <style:table-cell-properties fo:background-color="#99ccff"/>
    </style:style>
    <style:style style:name="ConditionalStyle_5f_1592" style:display-name="ConditionalStyle_159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91" style:display-name="ConditionalStyle_1591" style:family="table-cell" style:parent-style-name="Default">
      <style:table-cell-properties fo:background-color="#99ccff"/>
    </style:style>
    <style:style style:name="ConditionalStyle_5f_1590" style:display-name="ConditionalStyle_159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89" style:display-name="ConditionalStyle_1589" style:family="table-cell" style:parent-style-name="Default">
      <style:table-cell-properties fo:background-color="#99ccff"/>
    </style:style>
    <style:style style:name="ConditionalStyle_5f_1588" style:display-name="ConditionalStyle_158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87" style:display-name="ConditionalStyle_1587" style:family="table-cell" style:parent-style-name="Default">
      <style:table-cell-properties fo:background-color="#99ccff"/>
    </style:style>
    <style:style style:name="ConditionalStyle_5f_1586" style:display-name="ConditionalStyle_158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85" style:display-name="ConditionalStyle_1585" style:family="table-cell" style:parent-style-name="Default">
      <style:table-cell-properties fo:background-color="#99ccff"/>
    </style:style>
    <style:style style:name="ConditionalStyle_5f_1584" style:display-name="ConditionalStyle_158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83" style:display-name="ConditionalStyle_1583" style:family="table-cell" style:parent-style-name="Default">
      <style:table-cell-properties fo:background-color="#99ccff"/>
    </style:style>
    <style:style style:name="ConditionalStyle_5f_1582" style:display-name="ConditionalStyle_158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81" style:display-name="ConditionalStyle_1581" style:family="table-cell" style:parent-style-name="Default">
      <style:table-cell-properties fo:background-color="#99ccff"/>
    </style:style>
    <style:style style:name="ConditionalStyle_5f_1580" style:display-name="ConditionalStyle_158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79" style:display-name="ConditionalStyle_1579" style:family="table-cell" style:parent-style-name="Default">
      <style:table-cell-properties fo:background-color="#99ccff"/>
    </style:style>
    <style:style style:name="ConditionalStyle_5f_1578" style:display-name="ConditionalStyle_157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77" style:display-name="ConditionalStyle_1577" style:family="table-cell" style:parent-style-name="Default">
      <style:table-cell-properties fo:background-color="#99ccff"/>
    </style:style>
    <style:style style:name="ConditionalStyle_5f_1576" style:display-name="ConditionalStyle_157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75" style:display-name="ConditionalStyle_1575" style:family="table-cell" style:parent-style-name="Default">
      <style:table-cell-properties fo:background-color="#99ccff"/>
    </style:style>
    <style:style style:name="ConditionalStyle_5f_1574" style:display-name="ConditionalStyle_1574" style:family="table-cell" style:parent-style-name="Default">
      <style:table-cell-properties fo:background-color="#ff7c80"/>
    </style:style>
    <style:style style:name="ConditionalStyle_5f_1573" style:display-name="ConditionalStyle_1573" style:family="table-cell" style:parent-style-name="Default">
      <style:table-cell-properties fo:background-color="#99ff99"/>
    </style:style>
    <style:style style:name="ConditionalStyle_5f_1572" style:display-name="ConditionalStyle_157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71" style:display-name="ConditionalStyle_1571" style:family="table-cell" style:parent-style-name="Default">
      <style:table-cell-properties fo:background-color="#99ccff"/>
    </style:style>
    <style:style style:name="ConditionalStyle_5f_1570" style:display-name="ConditionalStyle_157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69" style:display-name="ConditionalStyle_1569" style:family="table-cell" style:parent-style-name="Default">
      <style:table-cell-properties fo:background-color="#99ccff"/>
    </style:style>
    <style:style style:name="ConditionalStyle_5f_1568" style:display-name="ConditionalStyle_156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67" style:display-name="ConditionalStyle_1567" style:family="table-cell" style:parent-style-name="Default">
      <style:table-cell-properties fo:background-color="#99ccff"/>
    </style:style>
    <style:style style:name="ConditionalStyle_5f_1566" style:display-name="ConditionalStyle_156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65" style:display-name="ConditionalStyle_1565" style:family="table-cell" style:parent-style-name="Default">
      <style:table-cell-properties fo:background-color="#99ccff"/>
    </style:style>
    <style:style style:name="ConditionalStyle_5f_1564" style:display-name="ConditionalStyle_156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63" style:display-name="ConditionalStyle_1563" style:family="table-cell" style:parent-style-name="Default">
      <style:table-cell-properties fo:background-color="#99ccff"/>
    </style:style>
    <style:style style:name="ConditionalStyle_5f_1562" style:display-name="ConditionalStyle_156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61" style:display-name="ConditionalStyle_1561" style:family="table-cell" style:parent-style-name="Default">
      <style:table-cell-properties fo:background-color="#99ccff"/>
    </style:style>
    <style:style style:name="ConditionalStyle_5f_1560" style:display-name="ConditionalStyle_156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59" style:display-name="ConditionalStyle_1559" style:family="table-cell" style:parent-style-name="Default">
      <style:table-cell-properties fo:background-color="#99ccff"/>
    </style:style>
    <style:style style:name="ConditionalStyle_5f_1558" style:display-name="ConditionalStyle_155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57" style:display-name="ConditionalStyle_1557" style:family="table-cell" style:parent-style-name="Default">
      <style:table-cell-properties fo:background-color="#99ccff"/>
    </style:style>
    <style:style style:name="ConditionalStyle_5f_1556" style:display-name="ConditionalStyle_155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55" style:display-name="ConditionalStyle_1555" style:family="table-cell" style:parent-style-name="Default">
      <style:table-cell-properties fo:background-color="#99ccff"/>
    </style:style>
    <style:style style:name="ConditionalStyle_5f_1554" style:display-name="ConditionalStyle_155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53" style:display-name="ConditionalStyle_1553" style:family="table-cell" style:parent-style-name="Default">
      <style:table-cell-properties fo:background-color="#99ccff"/>
    </style:style>
    <style:style style:name="ConditionalStyle_5f_1552" style:display-name="ConditionalStyle_155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51" style:display-name="ConditionalStyle_1551" style:family="table-cell" style:parent-style-name="Default">
      <style:table-cell-properties fo:background-color="#99ccff"/>
    </style:style>
    <style:style style:name="ConditionalStyle_5f_1550" style:display-name="ConditionalStyle_155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49" style:display-name="ConditionalStyle_1549" style:family="table-cell" style:parent-style-name="Default">
      <style:table-cell-properties fo:background-color="#99ccff"/>
    </style:style>
    <style:style style:name="ConditionalStyle_5f_1548" style:display-name="ConditionalStyle_154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47" style:display-name="ConditionalStyle_1547" style:family="table-cell" style:parent-style-name="Default">
      <style:table-cell-properties fo:background-color="#99ccff"/>
    </style:style>
    <style:style style:name="ConditionalStyle_5f_1546" style:display-name="ConditionalStyle_154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45" style:display-name="ConditionalStyle_1545" style:family="table-cell" style:parent-style-name="Default">
      <style:table-cell-properties fo:background-color="#99ccff"/>
    </style:style>
    <style:style style:name="ConditionalStyle_5f_1544" style:display-name="ConditionalStyle_154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43" style:display-name="ConditionalStyle_1543" style:family="table-cell" style:parent-style-name="Default">
      <style:table-cell-properties fo:background-color="#99ccff"/>
    </style:style>
    <style:style style:name="ConditionalStyle_5f_1542" style:display-name="ConditionalStyle_1542" style:family="table-cell" style:parent-style-name="Default">
      <style:table-cell-properties fo:background-color="#ff7c80"/>
    </style:style>
    <style:style style:name="ConditionalStyle_5f_1541" style:display-name="ConditionalStyle_1541" style:family="table-cell" style:parent-style-name="Default">
      <style:table-cell-properties fo:background-color="#99ff99"/>
    </style:style>
    <style:style style:name="ConditionalStyle_5f_1540" style:display-name="ConditionalStyle_154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39" style:display-name="ConditionalStyle_1539" style:family="table-cell" style:parent-style-name="Default">
      <style:table-cell-properties fo:background-color="#99ccff"/>
    </style:style>
    <style:style style:name="ConditionalStyle_5f_1538" style:display-name="ConditionalStyle_153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37" style:display-name="ConditionalStyle_1537" style:family="table-cell" style:parent-style-name="Default">
      <style:table-cell-properties fo:background-color="#99ccff"/>
    </style:style>
    <style:style style:name="ConditionalStyle_5f_1536" style:display-name="ConditionalStyle_153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35" style:display-name="ConditionalStyle_1535" style:family="table-cell" style:parent-style-name="Default">
      <style:table-cell-properties fo:background-color="#99ccff"/>
    </style:style>
    <style:style style:name="ConditionalStyle_5f_1534" style:display-name="ConditionalStyle_153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33" style:display-name="ConditionalStyle_1533" style:family="table-cell" style:parent-style-name="Default">
      <style:table-cell-properties fo:background-color="#99ccff"/>
    </style:style>
    <style:style style:name="ConditionalStyle_5f_1532" style:display-name="ConditionalStyle_153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31" style:display-name="ConditionalStyle_1531" style:family="table-cell" style:parent-style-name="Default">
      <style:table-cell-properties fo:background-color="#99ccff"/>
    </style:style>
    <style:style style:name="ConditionalStyle_5f_1530" style:display-name="ConditionalStyle_153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29" style:display-name="ConditionalStyle_1529" style:family="table-cell" style:parent-style-name="Default">
      <style:table-cell-properties fo:background-color="#99ccff"/>
    </style:style>
    <style:style style:name="ConditionalStyle_5f_1528" style:display-name="ConditionalStyle_1528" style:family="table-cell" style:parent-style-name="Default">
      <style:table-cell-properties fo:background-color="#ff7c80"/>
    </style:style>
    <style:style style:name="ConditionalStyle_5f_1527" style:display-name="ConditionalStyle_1527" style:family="table-cell" style:parent-style-name="Default">
      <style:table-cell-properties fo:background-color="#99ff99"/>
    </style:style>
    <style:style style:name="ConditionalStyle_5f_1526" style:display-name="ConditionalStyle_152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25" style:display-name="ConditionalStyle_1525" style:family="table-cell" style:parent-style-name="Default">
      <style:table-cell-properties fo:background-color="#99ccff"/>
    </style:style>
    <style:style style:name="ConditionalStyle_5f_1524" style:display-name="ConditionalStyle_1524" style:family="table-cell" style:parent-style-name="Default">
      <style:table-cell-properties fo:background-color="#ff7c80"/>
    </style:style>
    <style:style style:name="ConditionalStyle_5f_1523" style:display-name="ConditionalStyle_1523" style:family="table-cell" style:parent-style-name="Default">
      <style:table-cell-properties fo:background-color="#99ff99"/>
    </style:style>
    <style:style style:name="ConditionalStyle_5f_1522" style:display-name="ConditionalStyle_152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21" style:display-name="ConditionalStyle_1521" style:family="table-cell" style:parent-style-name="Default">
      <style:table-cell-properties fo:background-color="#99ccff"/>
    </style:style>
    <style:style style:name="ConditionalStyle_5f_1520" style:display-name="ConditionalStyle_152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19" style:display-name="ConditionalStyle_1519" style:family="table-cell" style:parent-style-name="Default">
      <style:table-cell-properties fo:background-color="#99ccff"/>
    </style:style>
    <style:style style:name="ConditionalStyle_5f_1518" style:display-name="ConditionalStyle_151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17" style:display-name="ConditionalStyle_1517" style:family="table-cell" style:parent-style-name="Default">
      <style:table-cell-properties fo:background-color="#99ccff"/>
    </style:style>
    <style:style style:name="ConditionalStyle_5f_1516" style:display-name="ConditionalStyle_151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15" style:display-name="ConditionalStyle_1515" style:family="table-cell" style:parent-style-name="Default">
      <style:table-cell-properties fo:background-color="#99ccff"/>
    </style:style>
    <style:style style:name="ConditionalStyle_5f_1514" style:display-name="ConditionalStyle_151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13" style:display-name="ConditionalStyle_1513" style:family="table-cell" style:parent-style-name="Default">
      <style:table-cell-properties fo:background-color="#99ccff"/>
    </style:style>
    <style:style style:name="ConditionalStyle_5f_1512" style:display-name="ConditionalStyle_151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11" style:display-name="ConditionalStyle_1511" style:family="table-cell" style:parent-style-name="Default">
      <style:table-cell-properties fo:background-color="#99ccff"/>
    </style:style>
    <style:style style:name="ConditionalStyle_5f_1510" style:display-name="ConditionalStyle_151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09" style:display-name="ConditionalStyle_1509" style:family="table-cell" style:parent-style-name="Default">
      <style:table-cell-properties fo:background-color="#99ccff"/>
    </style:style>
    <style:style style:name="ConditionalStyle_5f_1508" style:display-name="ConditionalStyle_1508" style:family="table-cell" style:parent-style-name="Default">
      <style:table-cell-properties fo:background-color="#ff7c80"/>
    </style:style>
    <style:style style:name="ConditionalStyle_5f_1507" style:display-name="ConditionalStyle_1507" style:family="table-cell" style:parent-style-name="Default">
      <style:table-cell-properties fo:background-color="#99ff99"/>
    </style:style>
    <style:style style:name="ConditionalStyle_5f_1506" style:display-name="ConditionalStyle_150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05" style:display-name="ConditionalStyle_1505" style:family="table-cell" style:parent-style-name="Default">
      <style:table-cell-properties fo:background-color="#99ccff"/>
    </style:style>
    <style:style style:name="ConditionalStyle_5f_1504" style:display-name="ConditionalStyle_150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03" style:display-name="ConditionalStyle_1503" style:family="table-cell" style:parent-style-name="Default">
      <style:table-cell-properties fo:background-color="#99ccff"/>
    </style:style>
    <style:style style:name="ConditionalStyle_5f_1502" style:display-name="ConditionalStyle_150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01" style:display-name="ConditionalStyle_1501" style:family="table-cell" style:parent-style-name="Default">
      <style:table-cell-properties fo:background-color="#99ccff"/>
    </style:style>
    <style:style style:name="ConditionalStyle_5f_1500" style:display-name="ConditionalStyle_150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99" style:display-name="ConditionalStyle_1499" style:family="table-cell" style:parent-style-name="Default">
      <style:table-cell-properties fo:background-color="#99ccff"/>
    </style:style>
    <style:style style:name="ConditionalStyle_5f_1498" style:display-name="ConditionalStyle_149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97" style:display-name="ConditionalStyle_1497" style:family="table-cell" style:parent-style-name="Default">
      <style:table-cell-properties fo:background-color="#99ccff"/>
    </style:style>
    <style:style style:name="ConditionalStyle_5f_1496" style:display-name="ConditionalStyle_149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95" style:display-name="ConditionalStyle_1495" style:family="table-cell" style:parent-style-name="Default">
      <style:table-cell-properties fo:background-color="#99ccff"/>
    </style:style>
    <style:style style:name="ConditionalStyle_5f_1494" style:display-name="ConditionalStyle_149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93" style:display-name="ConditionalStyle_1493" style:family="table-cell" style:parent-style-name="Default">
      <style:table-cell-properties fo:background-color="#99ccff"/>
    </style:style>
    <style:style style:name="ConditionalStyle_5f_1492" style:display-name="ConditionalStyle_149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91" style:display-name="ConditionalStyle_1491" style:family="table-cell" style:parent-style-name="Default">
      <style:table-cell-properties fo:background-color="#99ccff"/>
    </style:style>
    <style:style style:name="ConditionalStyle_5f_1490" style:display-name="ConditionalStyle_149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89" style:display-name="ConditionalStyle_1489" style:family="table-cell" style:parent-style-name="Default">
      <style:table-cell-properties fo:background-color="#99ccff"/>
    </style:style>
    <style:style style:name="ConditionalStyle_5f_1488" style:display-name="ConditionalStyle_148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87" style:display-name="ConditionalStyle_1487" style:family="table-cell" style:parent-style-name="Default">
      <style:table-cell-properties fo:background-color="#99ccff"/>
    </style:style>
    <style:style style:name="ConditionalStyle_5f_1486" style:display-name="ConditionalStyle_148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85" style:display-name="ConditionalStyle_1485" style:family="table-cell" style:parent-style-name="Default">
      <style:table-cell-properties fo:background-color="#99ccff"/>
    </style:style>
    <style:style style:name="ConditionalStyle_5f_1484" style:display-name="ConditionalStyle_148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83" style:display-name="ConditionalStyle_1483" style:family="table-cell" style:parent-style-name="Default">
      <style:table-cell-properties fo:background-color="#99ccff"/>
    </style:style>
    <style:style style:name="ConditionalStyle_5f_1482" style:display-name="ConditionalStyle_148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81" style:display-name="ConditionalStyle_1481" style:family="table-cell" style:parent-style-name="Default">
      <style:table-cell-properties fo:background-color="#99ccff"/>
    </style:style>
    <style:style style:name="ConditionalStyle_5f_1480" style:display-name="ConditionalStyle_148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79" style:display-name="ConditionalStyle_1479" style:family="table-cell" style:parent-style-name="Default">
      <style:table-cell-properties fo:background-color="#99ccff"/>
    </style:style>
    <style:style style:name="ConditionalStyle_5f_1478" style:display-name="ConditionalStyle_147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77" style:display-name="ConditionalStyle_1477" style:family="table-cell" style:parent-style-name="Default">
      <style:table-cell-properties fo:background-color="#99ccff"/>
    </style:style>
    <style:style style:name="ConditionalStyle_5f_1476" style:display-name="ConditionalStyle_147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75" style:display-name="ConditionalStyle_1475" style:family="table-cell" style:parent-style-name="Default">
      <style:table-cell-properties fo:background-color="#99ccff"/>
    </style:style>
    <style:style style:name="ConditionalStyle_5f_1474" style:display-name="ConditionalStyle_147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73" style:display-name="ConditionalStyle_1473" style:family="table-cell" style:parent-style-name="Default">
      <style:table-cell-properties fo:background-color="#99ccff"/>
    </style:style>
    <style:style style:name="ConditionalStyle_5f_1472" style:display-name="ConditionalStyle_147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71" style:display-name="ConditionalStyle_1471" style:family="table-cell" style:parent-style-name="Default">
      <style:table-cell-properties fo:background-color="#99ccff"/>
    </style:style>
    <style:style style:name="ConditionalStyle_5f_1470" style:display-name="ConditionalStyle_147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69" style:display-name="ConditionalStyle_1469" style:family="table-cell" style:parent-style-name="Default">
      <style:table-cell-properties fo:background-color="#99ccff"/>
    </style:style>
    <style:style style:name="ConditionalStyle_5f_1468" style:display-name="ConditionalStyle_146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67" style:display-name="ConditionalStyle_1467" style:family="table-cell" style:parent-style-name="Default">
      <style:table-cell-properties fo:background-color="#99ccff"/>
    </style:style>
    <style:style style:name="ConditionalStyle_5f_1466" style:display-name="ConditionalStyle_146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65" style:display-name="ConditionalStyle_1465" style:family="table-cell" style:parent-style-name="Default">
      <style:table-cell-properties fo:background-color="#99ccff"/>
    </style:style>
    <style:style style:name="ConditionalStyle_5f_1464" style:display-name="ConditionalStyle_146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63" style:display-name="ConditionalStyle_1463" style:family="table-cell" style:parent-style-name="Default">
      <style:table-cell-properties fo:background-color="#99ccff"/>
    </style:style>
    <style:style style:name="ConditionalStyle_5f_1462" style:display-name="ConditionalStyle_146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61" style:display-name="ConditionalStyle_1461" style:family="table-cell" style:parent-style-name="Default">
      <style:table-cell-properties fo:background-color="#99ccff"/>
    </style:style>
    <style:style style:name="ConditionalStyle_5f_1460" style:display-name="ConditionalStyle_146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59" style:display-name="ConditionalStyle_1459" style:family="table-cell" style:parent-style-name="Default">
      <style:table-cell-properties fo:background-color="#99ccff"/>
    </style:style>
    <style:style style:name="ConditionalStyle_5f_1458" style:display-name="ConditionalStyle_145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57" style:display-name="ConditionalStyle_1457" style:family="table-cell" style:parent-style-name="Default">
      <style:table-cell-properties fo:background-color="#99ccff"/>
    </style:style>
    <style:style style:name="ConditionalStyle_5f_1456" style:display-name="ConditionalStyle_145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55" style:display-name="ConditionalStyle_1455" style:family="table-cell" style:parent-style-name="Default">
      <style:table-cell-properties fo:background-color="#99ccff"/>
    </style:style>
    <style:style style:name="ConditionalStyle_5f_1454" style:display-name="ConditionalStyle_145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53" style:display-name="ConditionalStyle_1453" style:family="table-cell" style:parent-style-name="Default">
      <style:table-cell-properties fo:background-color="#99ccff"/>
    </style:style>
    <style:style style:name="ConditionalStyle_5f_1452" style:display-name="ConditionalStyle_145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51" style:display-name="ConditionalStyle_1451" style:family="table-cell" style:parent-style-name="Default">
      <style:table-cell-properties fo:background-color="#99ccff"/>
    </style:style>
    <style:style style:name="ConditionalStyle_5f_1450" style:display-name="ConditionalStyle_145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49" style:display-name="ConditionalStyle_1449" style:family="table-cell" style:parent-style-name="Default">
      <style:table-cell-properties fo:background-color="#99ccff"/>
    </style:style>
    <style:style style:name="ConditionalStyle_5f_1448" style:display-name="ConditionalStyle_144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47" style:display-name="ConditionalStyle_1447" style:family="table-cell" style:parent-style-name="Default">
      <style:table-cell-properties fo:background-color="#99ccff"/>
    </style:style>
    <style:style style:name="ConditionalStyle_5f_1446" style:display-name="ConditionalStyle_144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45" style:display-name="ConditionalStyle_1445" style:family="table-cell" style:parent-style-name="Default">
      <style:table-cell-properties fo:background-color="#99ccff"/>
    </style:style>
    <style:style style:name="ConditionalStyle_5f_1444" style:display-name="ConditionalStyle_144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43" style:display-name="ConditionalStyle_1443" style:family="table-cell" style:parent-style-name="Default">
      <style:table-cell-properties fo:background-color="#99ccff"/>
    </style:style>
    <style:style style:name="ConditionalStyle_5f_1442" style:display-name="ConditionalStyle_144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41" style:display-name="ConditionalStyle_1441" style:family="table-cell" style:parent-style-name="Default">
      <style:table-cell-properties fo:background-color="#99ccff"/>
    </style:style>
    <style:style style:name="ConditionalStyle_5f_1440" style:display-name="ConditionalStyle_144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39" style:display-name="ConditionalStyle_1439" style:family="table-cell" style:parent-style-name="Default">
      <style:table-cell-properties fo:background-color="#99ccff"/>
    </style:style>
    <style:style style:name="ConditionalStyle_5f_1438" style:display-name="ConditionalStyle_143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37" style:display-name="ConditionalStyle_1437" style:family="table-cell" style:parent-style-name="Default">
      <style:table-cell-properties fo:background-color="#99ccff"/>
    </style:style>
    <style:style style:name="ConditionalStyle_5f_1436" style:display-name="ConditionalStyle_143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35" style:display-name="ConditionalStyle_1435" style:family="table-cell" style:parent-style-name="Default">
      <style:table-cell-properties fo:background-color="#99ccff"/>
    </style:style>
    <style:style style:name="ConditionalStyle_5f_1434" style:display-name="ConditionalStyle_143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33" style:display-name="ConditionalStyle_1433" style:family="table-cell" style:parent-style-name="Default">
      <style:table-cell-properties fo:background-color="#99ccff"/>
    </style:style>
    <style:style style:name="ConditionalStyle_5f_1432" style:display-name="ConditionalStyle_143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31" style:display-name="ConditionalStyle_1431" style:family="table-cell" style:parent-style-name="Default">
      <style:table-cell-properties fo:background-color="#99ccff"/>
    </style:style>
    <style:style style:name="ConditionalStyle_5f_1430" style:display-name="ConditionalStyle_143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29" style:display-name="ConditionalStyle_1429" style:family="table-cell" style:parent-style-name="Default">
      <style:table-cell-properties fo:background-color="#99ccff"/>
    </style:style>
    <style:style style:name="ConditionalStyle_5f_1428" style:display-name="ConditionalStyle_142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27" style:display-name="ConditionalStyle_1427" style:family="table-cell" style:parent-style-name="Default">
      <style:table-cell-properties fo:background-color="#99ccff"/>
    </style:style>
    <style:style style:name="ConditionalStyle_5f_1426" style:display-name="ConditionalStyle_142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25" style:display-name="ConditionalStyle_1425" style:family="table-cell" style:parent-style-name="Default">
      <style:table-cell-properties fo:background-color="#99ccff"/>
    </style:style>
    <style:style style:name="ConditionalStyle_5f_1424" style:display-name="ConditionalStyle_142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23" style:display-name="ConditionalStyle_1423" style:family="table-cell" style:parent-style-name="Default">
      <style:table-cell-properties fo:background-color="#99ccff"/>
    </style:style>
    <style:style style:name="ConditionalStyle_5f_1422" style:display-name="ConditionalStyle_142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21" style:display-name="ConditionalStyle_1421" style:family="table-cell" style:parent-style-name="Default">
      <style:table-cell-properties fo:background-color="#99ccff"/>
    </style:style>
    <style:style style:name="ConditionalStyle_5f_1420" style:display-name="ConditionalStyle_142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19" style:display-name="ConditionalStyle_1419" style:family="table-cell" style:parent-style-name="Default">
      <style:table-cell-properties fo:background-color="#99ccff"/>
    </style:style>
    <style:style style:name="ConditionalStyle_5f_1418" style:display-name="ConditionalStyle_141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17" style:display-name="ConditionalStyle_1417" style:family="table-cell" style:parent-style-name="Default">
      <style:table-cell-properties fo:background-color="#99ccff"/>
    </style:style>
    <style:style style:name="ConditionalStyle_5f_1416" style:display-name="ConditionalStyle_141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15" style:display-name="ConditionalStyle_1415" style:family="table-cell" style:parent-style-name="Default">
      <style:table-cell-properties fo:background-color="#99ccff"/>
    </style:style>
    <style:style style:name="ConditionalStyle_5f_1414" style:display-name="ConditionalStyle_141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13" style:display-name="ConditionalStyle_1413" style:family="table-cell" style:parent-style-name="Default">
      <style:table-cell-properties fo:background-color="#99ccff"/>
    </style:style>
    <style:style style:name="ConditionalStyle_5f_1412" style:display-name="ConditionalStyle_1412" style:family="table-cell" style:parent-style-name="Default">
      <style:table-cell-properties fo:background-color="#ff7c80"/>
    </style:style>
    <style:style style:name="ConditionalStyle_5f_1411" style:display-name="ConditionalStyle_1411" style:family="table-cell" style:parent-style-name="Default">
      <style:table-cell-properties fo:background-color="#99ff99"/>
    </style:style>
    <style:style style:name="ConditionalStyle_5f_1410" style:display-name="ConditionalStyle_141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09" style:display-name="ConditionalStyle_1409" style:family="table-cell" style:parent-style-name="Default">
      <style:table-cell-properties fo:background-color="#99ccff"/>
    </style:style>
    <style:style style:name="ConditionalStyle_5f_1408" style:display-name="ConditionalStyle_1408" style:family="table-cell" style:parent-style-name="Default">
      <style:table-cell-properties fo:background-color="#ff7c80"/>
    </style:style>
    <style:style style:name="ConditionalStyle_5f_1407" style:display-name="ConditionalStyle_1407" style:family="table-cell" style:parent-style-name="Default">
      <style:table-cell-properties fo:background-color="#99ff99"/>
    </style:style>
    <style:style style:name="ConditionalStyle_5f_1406" style:display-name="ConditionalStyle_140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05" style:display-name="ConditionalStyle_1405" style:family="table-cell" style:parent-style-name="Default">
      <style:table-cell-properties fo:background-color="#99ccff"/>
    </style:style>
    <style:style style:name="ConditionalStyle_5f_322" style:display-name="ConditionalStyle_322" style:family="table-cell" style:parent-style-name="Default" style:data-style-name="N100">
      <style:table-cell-properties fo:background-color="#a6a6a6"/>
      <style:text-properties fo:color="#767171" fo:font-style="normal" fo:font-weight="normal" style:font-style-asian="normal" style:font-weight-asian="normal" style:font-style-complex="normal" style:font-weight-complex="normal"/>
    </style:style>
    <style:style style:name="ConditionalStyle_5f_321" style:display-name="ConditionalStyle_321" style:family="table-cell" style:parent-style-name="Default">
      <style:table-cell-properties fo:background-color="#a6a6a6"/>
      <style:text-properties fo:color="#767171" fo:font-style="normal" fo:font-weight="normal" style:font-style-asian="normal" style:font-weight-asian="normal" style:font-style-complex="normal" style:font-weight-complex="normal"/>
    </style:style>
    <style:style style:name="ConditionalStyle_5f_320" style:display-name="ConditionalStyle_320" style:family="table-cell" style:parent-style-name="Default">
      <style:table-cell-properties fo:background-color="#bfbfbf"/>
      <style:text-properties fo:color="#767171" fo:font-style="normal" fo:font-weight="bold" style:font-style-asian="normal" style:font-weight-asian="bold" style:font-style-complex="normal" style:font-weight-complex="bold"/>
    </style:style>
    <style:style style:name="ConditionalStyle_5f_319" style:display-name="ConditionalStyle_319" style:family="table-cell" style:parent-style-name="Default">
      <style:table-cell-properties fo:background-color="#bfbfbf"/>
      <style:text-properties fo:color="#767171" fo:font-style="normal" fo:font-weight="bold" style:font-style-asian="normal" style:font-weight-asian="bold" style:font-style-complex="normal" style:font-weight-complex="bold"/>
    </style:style>
    <style:style style:name="ConditionalStyle_5f_318" style:display-name="ConditionalStyle_318" style:family="table-cell" style:parent-style-name="Default">
      <style:table-cell-properties fo:background-color="#bfbfbf"/>
      <style:text-properties fo:color="#767171" fo:font-style="normal" fo:font-weight="bold" style:font-style-asian="normal" style:font-weight-asian="bold" style:font-style-complex="normal" style:font-weight-complex="bold"/>
    </style:style>
    <style:style style:name="ConditionalStyle_5f_317" style:display-name="ConditionalStyle_317" style:family="table-cell" style:parent-style-name="Default">
      <style:table-cell-properties fo:background-color="#bfbfbf"/>
      <style:text-properties fo:color="#767171" fo:font-style="normal" fo:font-weight="bold" style:font-style-asian="normal" style:font-weight-asian="bold" style:font-style-complex="normal" style:font-weight-complex="bold"/>
    </style:style>
    <style:style style:name="ConditionalStyle_5f_976" style:display-name="ConditionalStyle_97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75" style:display-name="ConditionalStyle_975" style:family="table-cell" style:parent-style-name="Default">
      <style:table-cell-properties fo:background-color="#99ccff"/>
    </style:style>
    <style:style style:name="ConditionalStyle_5f_974" style:display-name="ConditionalStyle_974" style:family="table-cell" style:parent-style-name="Default">
      <style:table-cell-properties fo:background-color="#e7e6e6"/>
    </style:style>
    <style:style style:name="ConditionalStyle_5f_973" style:display-name="ConditionalStyle_97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72" style:display-name="ConditionalStyle_972" style:family="table-cell" style:parent-style-name="Default">
      <style:table-cell-properties fo:background-color="#99ccff"/>
    </style:style>
    <style:style style:name="ConditionalStyle_5f_971" style:display-name="ConditionalStyle_97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70" style:display-name="ConditionalStyle_970" style:family="table-cell" style:parent-style-name="Default">
      <style:table-cell-properties fo:background-color="#99ccff"/>
    </style:style>
    <style:style style:name="ConditionalStyle_5f_969" style:display-name="ConditionalStyle_96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68" style:display-name="ConditionalStyle_96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67" style:display-name="ConditionalStyle_967" style:family="table-cell" style:parent-style-name="Default">
      <style:table-cell-properties fo:background-color="#99ccff"/>
    </style:style>
    <style:style style:name="ConditionalStyle_5f_966" style:display-name="ConditionalStyle_966" style:family="table-cell" style:parent-style-name="Default">
      <style:table-cell-properties fo:background-color="#ff7c80"/>
    </style:style>
    <style:style style:name="ConditionalStyle_5f_965" style:display-name="ConditionalStyle_965" style:family="table-cell" style:parent-style-name="Default">
      <style:table-cell-properties fo:background-color="#ff7c80"/>
    </style:style>
    <style:style style:name="ConditionalStyle_5f_964" style:display-name="ConditionalStyle_964" style:family="table-cell" style:parent-style-name="Default">
      <style:table-cell-properties fo:background-color="#99ff99"/>
    </style:style>
    <style:style style:name="ConditionalStyle_5f_963" style:display-name="ConditionalStyle_96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62" style:display-name="ConditionalStyle_962" style:family="table-cell" style:parent-style-name="Default">
      <style:table-cell-properties fo:background-color="#99ccff"/>
    </style:style>
    <style:style style:name="ConditionalStyle_5f_961" style:display-name="ConditionalStyle_96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60" style:display-name="ConditionalStyle_960" style:family="table-cell" style:parent-style-name="Default">
      <style:table-cell-properties fo:background-color="#99ccff"/>
    </style:style>
    <style:style style:name="ConditionalStyle_5f_959" style:display-name="ConditionalStyle_95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58" style:display-name="ConditionalStyle_958" style:family="table-cell" style:parent-style-name="Default">
      <style:table-cell-properties fo:background-color="#99ccff"/>
    </style:style>
    <style:style style:name="ConditionalStyle_5f_957" style:display-name="ConditionalStyle_95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56" style:display-name="ConditionalStyle_956" style:family="table-cell" style:parent-style-name="Default">
      <style:table-cell-properties fo:background-color="#99ccff"/>
    </style:style>
    <style:style style:name="ConditionalStyle_5f_955" style:display-name="ConditionalStyle_95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54" style:display-name="ConditionalStyle_954" style:family="table-cell" style:parent-style-name="Default">
      <style:table-cell-properties fo:background-color="#99ccff"/>
    </style:style>
    <style:style style:name="ConditionalStyle_5f_953" style:display-name="ConditionalStyle_95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52" style:display-name="ConditionalStyle_952" style:family="table-cell" style:parent-style-name="Default">
      <style:table-cell-properties fo:background-color="#99ccff"/>
    </style:style>
    <style:style style:name="ConditionalStyle_5f_951" style:display-name="ConditionalStyle_95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50" style:display-name="ConditionalStyle_950" style:family="table-cell" style:parent-style-name="Default">
      <style:table-cell-properties fo:background-color="#99ccff"/>
    </style:style>
    <style:style style:name="ConditionalStyle_5f_949" style:display-name="ConditionalStyle_94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48" style:display-name="ConditionalStyle_948" style:family="table-cell" style:parent-style-name="Default">
      <style:table-cell-properties fo:background-color="#99ccff"/>
    </style:style>
    <style:style style:name="ConditionalStyle_5f_947" style:display-name="ConditionalStyle_94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46" style:display-name="ConditionalStyle_946" style:family="table-cell" style:parent-style-name="Default">
      <style:table-cell-properties fo:background-color="#99ccff"/>
    </style:style>
    <style:style style:name="ConditionalStyle_5f_945" style:display-name="ConditionalStyle_94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44" style:display-name="ConditionalStyle_944" style:family="table-cell" style:parent-style-name="Default">
      <style:table-cell-properties fo:background-color="#99ccff"/>
    </style:style>
    <style:style style:name="ConditionalStyle_5f_943" style:display-name="ConditionalStyle_94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42" style:display-name="ConditionalStyle_942" style:family="table-cell" style:parent-style-name="Default">
      <style:table-cell-properties fo:background-color="#99ccff"/>
    </style:style>
    <style:style style:name="ConditionalStyle_5f_941" style:display-name="ConditionalStyle_94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40" style:display-name="ConditionalStyle_940" style:family="table-cell" style:parent-style-name="Default">
      <style:table-cell-properties fo:background-color="#99ccff"/>
    </style:style>
    <style:style style:name="ConditionalStyle_5f_939" style:display-name="ConditionalStyle_93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38" style:display-name="ConditionalStyle_938" style:family="table-cell" style:parent-style-name="Default">
      <style:table-cell-properties fo:background-color="#99ccff"/>
    </style:style>
    <style:style style:name="ConditionalStyle_5f_937" style:display-name="ConditionalStyle_93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36" style:display-name="ConditionalStyle_936" style:family="table-cell" style:parent-style-name="Default">
      <style:table-cell-properties fo:background-color="#99ccff"/>
    </style:style>
    <style:style style:name="ConditionalStyle_5f_935" style:display-name="ConditionalStyle_93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34" style:display-name="ConditionalStyle_934" style:family="table-cell" style:parent-style-name="Default">
      <style:table-cell-properties fo:background-color="#99ccff"/>
    </style:style>
    <style:style style:name="ConditionalStyle_5f_933" style:display-name="ConditionalStyle_93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32" style:display-name="ConditionalStyle_932" style:family="table-cell" style:parent-style-name="Default">
      <style:table-cell-properties fo:background-color="#99ccff"/>
    </style:style>
    <style:style style:name="ConditionalStyle_5f_931" style:display-name="ConditionalStyle_93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30" style:display-name="ConditionalStyle_930" style:family="table-cell" style:parent-style-name="Default">
      <style:table-cell-properties fo:background-color="#99ccff"/>
    </style:style>
    <style:style style:name="ConditionalStyle_5f_929" style:display-name="ConditionalStyle_92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28" style:display-name="ConditionalStyle_928" style:family="table-cell" style:parent-style-name="Default">
      <style:table-cell-properties fo:background-color="#99ccff"/>
    </style:style>
    <style:style style:name="ConditionalStyle_5f_927" style:display-name="ConditionalStyle_92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26" style:display-name="ConditionalStyle_926" style:family="table-cell" style:parent-style-name="Default">
      <style:table-cell-properties fo:background-color="#99ccff"/>
    </style:style>
    <style:style style:name="ConditionalStyle_5f_925" style:display-name="ConditionalStyle_92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24" style:display-name="ConditionalStyle_924" style:family="table-cell" style:parent-style-name="Default">
      <style:table-cell-properties fo:background-color="#99ccff"/>
    </style:style>
    <style:style style:name="ConditionalStyle_5f_923" style:display-name="ConditionalStyle_92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22" style:display-name="ConditionalStyle_922" style:family="table-cell" style:parent-style-name="Default">
      <style:table-cell-properties fo:background-color="#99ccff"/>
    </style:style>
    <style:style style:name="ConditionalStyle_5f_921" style:display-name="ConditionalStyle_92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20" style:display-name="ConditionalStyle_920" style:family="table-cell" style:parent-style-name="Default">
      <style:table-cell-properties fo:background-color="#99ccff"/>
    </style:style>
    <style:style style:name="ConditionalStyle_5f_919" style:display-name="ConditionalStyle_91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18" style:display-name="ConditionalStyle_918" style:family="table-cell" style:parent-style-name="Default">
      <style:table-cell-properties fo:background-color="#99ccff"/>
    </style:style>
    <style:style style:name="ConditionalStyle_5f_917" style:display-name="ConditionalStyle_91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16" style:display-name="ConditionalStyle_916" style:family="table-cell" style:parent-style-name="Default">
      <style:table-cell-properties fo:background-color="#99ccff"/>
    </style:style>
    <style:style style:name="ConditionalStyle_5f_915" style:display-name="ConditionalStyle_91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14" style:display-name="ConditionalStyle_914" style:family="table-cell" style:parent-style-name="Default">
      <style:table-cell-properties fo:background-color="#99ccff"/>
    </style:style>
    <style:style style:name="ConditionalStyle_5f_913" style:display-name="ConditionalStyle_91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12" style:display-name="ConditionalStyle_912" style:family="table-cell" style:parent-style-name="Default">
      <style:table-cell-properties fo:background-color="#99ccff"/>
    </style:style>
    <style:style style:name="ConditionalStyle_5f_911" style:display-name="ConditionalStyle_91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10" style:display-name="ConditionalStyle_910" style:family="table-cell" style:parent-style-name="Default">
      <style:table-cell-properties fo:background-color="#99ccff"/>
    </style:style>
    <style:style style:name="ConditionalStyle_5f_909" style:display-name="ConditionalStyle_90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08" style:display-name="ConditionalStyle_908" style:family="table-cell" style:parent-style-name="Default">
      <style:table-cell-properties fo:background-color="#99ccff"/>
    </style:style>
    <style:style style:name="ConditionalStyle_5f_907" style:display-name="ConditionalStyle_90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06" style:display-name="ConditionalStyle_906" style:family="table-cell" style:parent-style-name="Default">
      <style:table-cell-properties fo:background-color="#99ccff"/>
    </style:style>
    <style:style style:name="ConditionalStyle_5f_905" style:display-name="ConditionalStyle_90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04" style:display-name="ConditionalStyle_904" style:family="table-cell" style:parent-style-name="Default">
      <style:table-cell-properties fo:background-color="#99ccff"/>
    </style:style>
    <style:style style:name="ConditionalStyle_5f_903" style:display-name="ConditionalStyle_90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02" style:display-name="ConditionalStyle_902" style:family="table-cell" style:parent-style-name="Default">
      <style:table-cell-properties fo:background-color="#99ccff"/>
    </style:style>
    <style:style style:name="ConditionalStyle_5f_901" style:display-name="ConditionalStyle_90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00" style:display-name="ConditionalStyle_900" style:family="table-cell" style:parent-style-name="Default">
      <style:table-cell-properties fo:background-color="#99ccff"/>
    </style:style>
    <style:style style:name="ConditionalStyle_5f_899" style:display-name="ConditionalStyle_89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98" style:display-name="ConditionalStyle_898" style:family="table-cell" style:parent-style-name="Default">
      <style:table-cell-properties fo:background-color="#99ccff"/>
    </style:style>
    <style:style style:name="ConditionalStyle_5f_897" style:display-name="ConditionalStyle_89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96" style:display-name="ConditionalStyle_896" style:family="table-cell" style:parent-style-name="Default">
      <style:table-cell-properties fo:background-color="#99ccff"/>
    </style:style>
    <style:style style:name="ConditionalStyle_5f_895" style:display-name="ConditionalStyle_89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94" style:display-name="ConditionalStyle_894" style:family="table-cell" style:parent-style-name="Default">
      <style:table-cell-properties fo:background-color="#99ccff"/>
    </style:style>
    <style:style style:name="ConditionalStyle_5f_893" style:display-name="ConditionalStyle_89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92" style:display-name="ConditionalStyle_892" style:family="table-cell" style:parent-style-name="Default">
      <style:table-cell-properties fo:background-color="#99ccff"/>
    </style:style>
    <style:style style:name="ConditionalStyle_5f_891" style:display-name="ConditionalStyle_89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90" style:display-name="ConditionalStyle_890" style:family="table-cell" style:parent-style-name="Default">
      <style:table-cell-properties fo:background-color="#99ccff"/>
    </style:style>
    <style:style style:name="ConditionalStyle_5f_889" style:display-name="ConditionalStyle_889" style:family="table-cell" style:parent-style-name="Default">
      <style:table-cell-properties fo:background-color="#ff7c80"/>
    </style:style>
    <style:style style:name="ConditionalStyle_5f_888" style:display-name="ConditionalStyle_888" style:family="table-cell" style:parent-style-name="Default">
      <style:table-cell-properties fo:background-color="#99ff99"/>
    </style:style>
    <style:style style:name="ConditionalStyle_5f_887" style:display-name="ConditionalStyle_88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86" style:display-name="ConditionalStyle_886" style:family="table-cell" style:parent-style-name="Default">
      <style:table-cell-properties fo:background-color="#99ccff"/>
    </style:style>
    <style:style style:name="ConditionalStyle_5f_885" style:display-name="ConditionalStyle_88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84" style:display-name="ConditionalStyle_884" style:family="table-cell" style:parent-style-name="Default">
      <style:table-cell-properties fo:background-color="#99ccff"/>
    </style:style>
    <style:style style:name="ConditionalStyle_5f_883" style:display-name="ConditionalStyle_88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82" style:display-name="ConditionalStyle_882" style:family="table-cell" style:parent-style-name="Default">
      <style:table-cell-properties fo:background-color="#99ccff"/>
    </style:style>
    <style:style style:name="ConditionalStyle_5f_881" style:display-name="ConditionalStyle_88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80" style:display-name="ConditionalStyle_880" style:family="table-cell" style:parent-style-name="Default">
      <style:table-cell-properties fo:background-color="#99ccff"/>
    </style:style>
    <style:style style:name="ConditionalStyle_5f_879" style:display-name="ConditionalStyle_879" style:family="table-cell" style:parent-style-name="Default">
      <style:table-cell-properties fo:background-color="#ff7c80"/>
    </style:style>
    <style:style style:name="ConditionalStyle_5f_878" style:display-name="ConditionalStyle_878" style:family="table-cell" style:parent-style-name="Default">
      <style:table-cell-properties fo:background-color="#99ff99"/>
    </style:style>
    <style:style style:name="ConditionalStyle_5f_877" style:display-name="ConditionalStyle_87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76" style:display-name="ConditionalStyle_876" style:family="table-cell" style:parent-style-name="Default">
      <style:table-cell-properties fo:background-color="#99ccff"/>
    </style:style>
    <style:style style:name="ConditionalStyle_5f_875" style:display-name="ConditionalStyle_87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74" style:display-name="ConditionalStyle_874" style:family="table-cell" style:parent-style-name="Default">
      <style:table-cell-properties fo:background-color="#99ccff"/>
    </style:style>
    <style:style style:name="ConditionalStyle_5f_873" style:display-name="ConditionalStyle_87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72" style:display-name="ConditionalStyle_872" style:family="table-cell" style:parent-style-name="Default">
      <style:table-cell-properties fo:background-color="#99ccff"/>
    </style:style>
    <style:style style:name="ConditionalStyle_5f_871" style:display-name="ConditionalStyle_87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70" style:display-name="ConditionalStyle_870" style:family="table-cell" style:parent-style-name="Default">
      <style:table-cell-properties fo:background-color="#99ccff"/>
    </style:style>
    <style:style style:name="ConditionalStyle_5f_869" style:display-name="ConditionalStyle_86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68" style:display-name="ConditionalStyle_868" style:family="table-cell" style:parent-style-name="Default">
      <style:table-cell-properties fo:background-color="#99ccff"/>
    </style:style>
    <style:style style:name="ConditionalStyle_5f_867" style:display-name="ConditionalStyle_86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66" style:display-name="ConditionalStyle_866" style:family="table-cell" style:parent-style-name="Default">
      <style:table-cell-properties fo:background-color="#99ccff"/>
    </style:style>
    <style:style style:name="ConditionalStyle_5f_865" style:display-name="ConditionalStyle_86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64" style:display-name="ConditionalStyle_864" style:family="table-cell" style:parent-style-name="Default">
      <style:table-cell-properties fo:background-color="#99ccff"/>
    </style:style>
    <style:style style:name="ConditionalStyle_5f_863" style:display-name="ConditionalStyle_86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62" style:display-name="ConditionalStyle_862" style:family="table-cell" style:parent-style-name="Default">
      <style:table-cell-properties fo:background-color="#99ccff"/>
    </style:style>
    <style:style style:name="ConditionalStyle_5f_861" style:display-name="ConditionalStyle_86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60" style:display-name="ConditionalStyle_860" style:family="table-cell" style:parent-style-name="Default">
      <style:table-cell-properties fo:background-color="#99ccff"/>
    </style:style>
    <style:style style:name="ConditionalStyle_5f_859" style:display-name="ConditionalStyle_85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58" style:display-name="ConditionalStyle_858" style:family="table-cell" style:parent-style-name="Default">
      <style:table-cell-properties fo:background-color="#99ccff"/>
    </style:style>
    <style:style style:name="ConditionalStyle_5f_857" style:display-name="ConditionalStyle_85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56" style:display-name="ConditionalStyle_856" style:family="table-cell" style:parent-style-name="Default">
      <style:table-cell-properties fo:background-color="#99ccff"/>
    </style:style>
    <style:style style:name="ConditionalStyle_5f_855" style:display-name="ConditionalStyle_85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54" style:display-name="ConditionalStyle_854" style:family="table-cell" style:parent-style-name="Default">
      <style:table-cell-properties fo:background-color="#99ccff"/>
    </style:style>
    <style:style style:name="ConditionalStyle_5f_853" style:display-name="ConditionalStyle_85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52" style:display-name="ConditionalStyle_852" style:family="table-cell" style:parent-style-name="Default">
      <style:table-cell-properties fo:background-color="#99ccff"/>
    </style:style>
    <style:style style:name="ConditionalStyle_5f_851" style:display-name="ConditionalStyle_85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50" style:display-name="ConditionalStyle_850" style:family="table-cell" style:parent-style-name="Default">
      <style:table-cell-properties fo:background-color="#99ccff"/>
    </style:style>
    <style:style style:name="ConditionalStyle_5f_849" style:display-name="ConditionalStyle_84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48" style:display-name="ConditionalStyle_848" style:family="table-cell" style:parent-style-name="Default">
      <style:table-cell-properties fo:background-color="#99ccff"/>
    </style:style>
    <style:style style:name="ConditionalStyle_5f_847" style:display-name="ConditionalStyle_84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46" style:display-name="ConditionalStyle_846" style:family="table-cell" style:parent-style-name="Default">
      <style:table-cell-properties fo:background-color="#99ccff"/>
    </style:style>
    <style:style style:name="ConditionalStyle_5f_845" style:display-name="ConditionalStyle_84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44" style:display-name="ConditionalStyle_844" style:family="table-cell" style:parent-style-name="Default">
      <style:table-cell-properties fo:background-color="#99ccff"/>
    </style:style>
    <style:style style:name="ConditionalStyle_5f_843" style:display-name="ConditionalStyle_84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42" style:display-name="ConditionalStyle_842" style:family="table-cell" style:parent-style-name="Default">
      <style:table-cell-properties fo:background-color="#99ccff"/>
    </style:style>
    <style:style style:name="ConditionalStyle_5f_841" style:display-name="ConditionalStyle_84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40" style:display-name="ConditionalStyle_840" style:family="table-cell" style:parent-style-name="Default">
      <style:table-cell-properties fo:background-color="#99ccff"/>
    </style:style>
    <style:style style:name="ConditionalStyle_5f_839" style:display-name="ConditionalStyle_83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38" style:display-name="ConditionalStyle_838" style:family="table-cell" style:parent-style-name="Default">
      <style:table-cell-properties fo:background-color="#99ccff"/>
    </style:style>
    <style:style style:name="ConditionalStyle_5f_837" style:display-name="ConditionalStyle_83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36" style:display-name="ConditionalStyle_836" style:family="table-cell" style:parent-style-name="Default">
      <style:table-cell-properties fo:background-color="#99ccff"/>
    </style:style>
    <style:style style:name="ConditionalStyle_5f_835" style:display-name="ConditionalStyle_83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34" style:display-name="ConditionalStyle_834" style:family="table-cell" style:parent-style-name="Default">
      <style:table-cell-properties fo:background-color="#99ccff"/>
    </style:style>
    <style:style style:name="ConditionalStyle_5f_833" style:display-name="ConditionalStyle_83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32" style:display-name="ConditionalStyle_832" style:family="table-cell" style:parent-style-name="Default">
      <style:table-cell-properties fo:background-color="#99ccff"/>
    </style:style>
    <style:style style:name="ConditionalStyle_5f_831" style:display-name="ConditionalStyle_83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30" style:display-name="ConditionalStyle_830" style:family="table-cell" style:parent-style-name="Default">
      <style:table-cell-properties fo:background-color="#99ccff"/>
    </style:style>
    <style:style style:name="ConditionalStyle_5f_829" style:display-name="ConditionalStyle_82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28" style:display-name="ConditionalStyle_828" style:family="table-cell" style:parent-style-name="Default">
      <style:table-cell-properties fo:background-color="#99ccff"/>
    </style:style>
    <style:style style:name="ConditionalStyle_5f_827" style:display-name="ConditionalStyle_82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26" style:display-name="ConditionalStyle_826" style:family="table-cell" style:parent-style-name="Default">
      <style:table-cell-properties fo:background-color="#99ccff"/>
    </style:style>
    <style:style style:name="ConditionalStyle_5f_825" style:display-name="ConditionalStyle_82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24" style:display-name="ConditionalStyle_824" style:family="table-cell" style:parent-style-name="Default">
      <style:table-cell-properties fo:background-color="#99ccff"/>
    </style:style>
    <style:style style:name="ConditionalStyle_5f_823" style:display-name="ConditionalStyle_82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22" style:display-name="ConditionalStyle_822" style:family="table-cell" style:parent-style-name="Default">
      <style:table-cell-properties fo:background-color="#99ccff"/>
    </style:style>
    <style:style style:name="ConditionalStyle_5f_821" style:display-name="ConditionalStyle_82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20" style:display-name="ConditionalStyle_820" style:family="table-cell" style:parent-style-name="Default">
      <style:table-cell-properties fo:background-color="#99ccff"/>
    </style:style>
    <style:style style:name="ConditionalStyle_5f_819" style:display-name="ConditionalStyle_81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18" style:display-name="ConditionalStyle_818" style:family="table-cell" style:parent-style-name="Default">
      <style:table-cell-properties fo:background-color="#99ccff"/>
    </style:style>
    <style:style style:name="ConditionalStyle_5f_817" style:display-name="ConditionalStyle_81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16" style:display-name="ConditionalStyle_816" style:family="table-cell" style:parent-style-name="Default">
      <style:table-cell-properties fo:background-color="#99ccff"/>
    </style:style>
    <style:style style:name="ConditionalStyle_5f_815" style:display-name="ConditionalStyle_81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14" style:display-name="ConditionalStyle_814" style:family="table-cell" style:parent-style-name="Default">
      <style:table-cell-properties fo:background-color="#99ccff"/>
    </style:style>
    <style:style style:name="ConditionalStyle_5f_813" style:display-name="ConditionalStyle_81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12" style:display-name="ConditionalStyle_812" style:family="table-cell" style:parent-style-name="Default">
      <style:table-cell-properties fo:background-color="#99ccff"/>
    </style:style>
    <style:style style:name="ConditionalStyle_5f_811" style:display-name="ConditionalStyle_81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10" style:display-name="ConditionalStyle_810" style:family="table-cell" style:parent-style-name="Default">
      <style:table-cell-properties fo:background-color="#99ccff"/>
    </style:style>
    <style:style style:name="ConditionalStyle_5f_809" style:display-name="ConditionalStyle_80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08" style:display-name="ConditionalStyle_808" style:family="table-cell" style:parent-style-name="Default">
      <style:table-cell-properties fo:background-color="#99ccff"/>
    </style:style>
    <style:style style:name="ConditionalStyle_5f_807" style:display-name="ConditionalStyle_80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06" style:display-name="ConditionalStyle_806" style:family="table-cell" style:parent-style-name="Default">
      <style:table-cell-properties fo:background-color="#99ccff"/>
    </style:style>
    <style:style style:name="ConditionalStyle_5f_805" style:display-name="ConditionalStyle_80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04" style:display-name="ConditionalStyle_804" style:family="table-cell" style:parent-style-name="Default">
      <style:table-cell-properties fo:background-color="#99ccff"/>
    </style:style>
    <style:style style:name="ConditionalStyle_5f_803" style:display-name="ConditionalStyle_80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02" style:display-name="ConditionalStyle_802" style:family="table-cell" style:parent-style-name="Default">
      <style:table-cell-properties fo:background-color="#99ccff"/>
    </style:style>
    <style:style style:name="ConditionalStyle_5f_801" style:display-name="ConditionalStyle_80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00" style:display-name="ConditionalStyle_800" style:family="table-cell" style:parent-style-name="Default">
      <style:table-cell-properties fo:background-color="#99ccff"/>
    </style:style>
    <style:style style:name="ConditionalStyle_5f_799" style:display-name="ConditionalStyle_79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98" style:display-name="ConditionalStyle_798" style:family="table-cell" style:parent-style-name="Default">
      <style:table-cell-properties fo:background-color="#99ccff"/>
    </style:style>
    <style:style style:name="ConditionalStyle_5f_797" style:display-name="ConditionalStyle_79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96" style:display-name="ConditionalStyle_796" style:family="table-cell" style:parent-style-name="Default">
      <style:table-cell-properties fo:background-color="#99ccff"/>
    </style:style>
    <style:style style:name="ConditionalStyle_5f_795" style:display-name="ConditionalStyle_79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94" style:display-name="ConditionalStyle_794" style:family="table-cell" style:parent-style-name="Default">
      <style:table-cell-properties fo:background-color="#99ccff"/>
    </style:style>
    <style:style style:name="ConditionalStyle_5f_793" style:display-name="ConditionalStyle_79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92" style:display-name="ConditionalStyle_792" style:family="table-cell" style:parent-style-name="Default">
      <style:table-cell-properties fo:background-color="#99ccff"/>
    </style:style>
    <style:style style:name="ConditionalStyle_5f_791" style:display-name="ConditionalStyle_79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90" style:display-name="ConditionalStyle_790" style:family="table-cell" style:parent-style-name="Default">
      <style:table-cell-properties fo:background-color="#99ccff"/>
    </style:style>
    <style:style style:name="ConditionalStyle_5f_789" style:display-name="ConditionalStyle_78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88" style:display-name="ConditionalStyle_788" style:family="table-cell" style:parent-style-name="Default">
      <style:table-cell-properties fo:background-color="#99ccff"/>
    </style:style>
    <style:style style:name="ConditionalStyle_5f_787" style:display-name="ConditionalStyle_78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86" style:display-name="ConditionalStyle_786" style:family="table-cell" style:parent-style-name="Default">
      <style:table-cell-properties fo:background-color="#99ccff"/>
    </style:style>
    <style:style style:name="ConditionalStyle_5f_785" style:display-name="ConditionalStyle_78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84" style:display-name="ConditionalStyle_784" style:family="table-cell" style:parent-style-name="Default">
      <style:table-cell-properties fo:background-color="#99ccff"/>
    </style:style>
    <style:style style:name="ConditionalStyle_5f_783" style:display-name="ConditionalStyle_78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82" style:display-name="ConditionalStyle_782" style:family="table-cell" style:parent-style-name="Default">
      <style:table-cell-properties fo:background-color="#99ccff"/>
    </style:style>
    <style:style style:name="ConditionalStyle_5f_781" style:display-name="ConditionalStyle_78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80" style:display-name="ConditionalStyle_780" style:family="table-cell" style:parent-style-name="Default">
      <style:table-cell-properties fo:background-color="#99ccff"/>
    </style:style>
    <style:style style:name="ConditionalStyle_5f_779" style:display-name="ConditionalStyle_77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78" style:display-name="ConditionalStyle_778" style:family="table-cell" style:parent-style-name="Default">
      <style:table-cell-properties fo:background-color="#99ccff"/>
    </style:style>
    <style:style style:name="ConditionalStyle_5f_777" style:display-name="ConditionalStyle_77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76" style:display-name="ConditionalStyle_776" style:family="table-cell" style:parent-style-name="Default">
      <style:table-cell-properties fo:background-color="#99ccff"/>
    </style:style>
    <style:style style:name="ConditionalStyle_5f_775" style:display-name="ConditionalStyle_77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74" style:display-name="ConditionalStyle_774" style:family="table-cell" style:parent-style-name="Default">
      <style:table-cell-properties fo:background-color="#99ccff"/>
    </style:style>
    <style:style style:name="ConditionalStyle_5f_773" style:display-name="ConditionalStyle_77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72" style:display-name="ConditionalStyle_772" style:family="table-cell" style:parent-style-name="Default">
      <style:table-cell-properties fo:background-color="#99ccff"/>
    </style:style>
    <style:style style:name="ConditionalStyle_5f_771" style:display-name="ConditionalStyle_77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70" style:display-name="ConditionalStyle_770" style:family="table-cell" style:parent-style-name="Default">
      <style:table-cell-properties fo:background-color="#99ccff"/>
    </style:style>
    <style:style style:name="ConditionalStyle_5f_769" style:display-name="ConditionalStyle_76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68" style:display-name="ConditionalStyle_768" style:family="table-cell" style:parent-style-name="Default">
      <style:table-cell-properties fo:background-color="#99ccff"/>
    </style:style>
    <style:style style:name="ConditionalStyle_5f_767" style:display-name="ConditionalStyle_76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66" style:display-name="ConditionalStyle_766" style:family="table-cell" style:parent-style-name="Default">
      <style:table-cell-properties fo:background-color="#99ccff"/>
    </style:style>
    <style:style style:name="ConditionalStyle_5f_765" style:display-name="ConditionalStyle_76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64" style:display-name="ConditionalStyle_764" style:family="table-cell" style:parent-style-name="Default">
      <style:table-cell-properties fo:background-color="#99ccff"/>
    </style:style>
    <style:style style:name="ConditionalStyle_5f_763" style:display-name="ConditionalStyle_76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62" style:display-name="ConditionalStyle_762" style:family="table-cell" style:parent-style-name="Default">
      <style:table-cell-properties fo:background-color="#99ccff"/>
    </style:style>
    <style:style style:name="ConditionalStyle_5f_761" style:display-name="ConditionalStyle_76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60" style:display-name="ConditionalStyle_760" style:family="table-cell" style:parent-style-name="Default">
      <style:table-cell-properties fo:background-color="#99ccff"/>
    </style:style>
    <style:style style:name="ConditionalStyle_5f_759" style:display-name="ConditionalStyle_75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58" style:display-name="ConditionalStyle_758" style:family="table-cell" style:parent-style-name="Default">
      <style:table-cell-properties fo:background-color="#99ccff"/>
    </style:style>
    <style:style style:name="ConditionalStyle_5f_757" style:display-name="ConditionalStyle_75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56" style:display-name="ConditionalStyle_756" style:family="table-cell" style:parent-style-name="Default">
      <style:table-cell-properties fo:background-color="#99ccff"/>
    </style:style>
    <style:style style:name="ConditionalStyle_5f_755" style:display-name="ConditionalStyle_75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54" style:display-name="ConditionalStyle_754" style:family="table-cell" style:parent-style-name="Default">
      <style:table-cell-properties fo:background-color="#99ccff"/>
    </style:style>
    <style:style style:name="ConditionalStyle_5f_753" style:display-name="ConditionalStyle_75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52" style:display-name="ConditionalStyle_752" style:family="table-cell" style:parent-style-name="Default">
      <style:table-cell-properties fo:background-color="#99ccff"/>
    </style:style>
    <style:style style:name="ConditionalStyle_5f_751" style:display-name="ConditionalStyle_75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50" style:display-name="ConditionalStyle_750" style:family="table-cell" style:parent-style-name="Default">
      <style:table-cell-properties fo:background-color="#99ccff"/>
    </style:style>
    <style:style style:name="ConditionalStyle_5f_749" style:display-name="ConditionalStyle_74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48" style:display-name="ConditionalStyle_748" style:family="table-cell" style:parent-style-name="Default">
      <style:table-cell-properties fo:background-color="#99ccff"/>
    </style:style>
    <style:style style:name="ConditionalStyle_5f_747" style:display-name="ConditionalStyle_74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46" style:display-name="ConditionalStyle_746" style:family="table-cell" style:parent-style-name="Default">
      <style:table-cell-properties fo:background-color="#99ccff"/>
    </style:style>
    <style:style style:name="ConditionalStyle_5f_745" style:display-name="ConditionalStyle_74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44" style:display-name="ConditionalStyle_744" style:family="table-cell" style:parent-style-name="Default">
      <style:table-cell-properties fo:background-color="#99ccff"/>
    </style:style>
    <style:style style:name="ConditionalStyle_5f_743" style:display-name="ConditionalStyle_74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42" style:display-name="ConditionalStyle_742" style:family="table-cell" style:parent-style-name="Default">
      <style:table-cell-properties fo:background-color="#99ccff"/>
    </style:style>
    <style:style style:name="ConditionalStyle_5f_741" style:display-name="ConditionalStyle_74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40" style:display-name="ConditionalStyle_740" style:family="table-cell" style:parent-style-name="Default">
      <style:table-cell-properties fo:background-color="#99ccff"/>
    </style:style>
    <style:style style:name="ConditionalStyle_5f_739" style:display-name="ConditionalStyle_73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38" style:display-name="ConditionalStyle_738" style:family="table-cell" style:parent-style-name="Default">
      <style:table-cell-properties fo:background-color="#99ccff"/>
    </style:style>
    <style:style style:name="ConditionalStyle_5f_737" style:display-name="ConditionalStyle_73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36" style:display-name="ConditionalStyle_736" style:family="table-cell" style:parent-style-name="Default">
      <style:table-cell-properties fo:background-color="#99ccff"/>
    </style:style>
    <style:style style:name="ConditionalStyle_5f_735" style:display-name="ConditionalStyle_73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34" style:display-name="ConditionalStyle_734" style:family="table-cell" style:parent-style-name="Default">
      <style:table-cell-properties fo:background-color="#99ccff"/>
    </style:style>
    <style:style style:name="ConditionalStyle_5f_733" style:display-name="ConditionalStyle_73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32" style:display-name="ConditionalStyle_732" style:family="table-cell" style:parent-style-name="Default">
      <style:table-cell-properties fo:background-color="#99ccff"/>
    </style:style>
    <style:style style:name="ConditionalStyle_5f_731" style:display-name="ConditionalStyle_73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30" style:display-name="ConditionalStyle_730" style:family="table-cell" style:parent-style-name="Default">
      <style:table-cell-properties fo:background-color="#99ccff"/>
    </style:style>
    <style:style style:name="ConditionalStyle_5f_729" style:display-name="ConditionalStyle_72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28" style:display-name="ConditionalStyle_728" style:family="table-cell" style:parent-style-name="Default">
      <style:table-cell-properties fo:background-color="#99ccff"/>
    </style:style>
    <style:style style:name="ConditionalStyle_5f_727" style:display-name="ConditionalStyle_72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26" style:display-name="ConditionalStyle_726" style:family="table-cell" style:parent-style-name="Default">
      <style:table-cell-properties fo:background-color="#99ccff"/>
    </style:style>
    <style:style style:name="ConditionalStyle_5f_725" style:display-name="ConditionalStyle_72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24" style:display-name="ConditionalStyle_724" style:family="table-cell" style:parent-style-name="Default">
      <style:table-cell-properties fo:background-color="#99ccff"/>
    </style:style>
    <style:style style:name="ConditionalStyle_5f_723" style:display-name="ConditionalStyle_72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22" style:display-name="ConditionalStyle_722" style:family="table-cell" style:parent-style-name="Default">
      <style:table-cell-properties fo:background-color="#99ccff"/>
    </style:style>
    <style:style style:name="ConditionalStyle_5f_721" style:display-name="ConditionalStyle_72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20" style:display-name="ConditionalStyle_720" style:family="table-cell" style:parent-style-name="Default">
      <style:table-cell-properties fo:background-color="#99ccff"/>
    </style:style>
    <style:style style:name="ConditionalStyle_5f_719" style:display-name="ConditionalStyle_71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18" style:display-name="ConditionalStyle_718" style:family="table-cell" style:parent-style-name="Default">
      <style:table-cell-properties fo:background-color="#99ccff"/>
    </style:style>
    <style:style style:name="ConditionalStyle_5f_717" style:display-name="ConditionalStyle_71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16" style:display-name="ConditionalStyle_716" style:family="table-cell" style:parent-style-name="Default">
      <style:table-cell-properties fo:background-color="#99ccff"/>
    </style:style>
    <style:style style:name="ConditionalStyle_5f_715" style:display-name="ConditionalStyle_71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14" style:display-name="ConditionalStyle_714" style:family="table-cell" style:parent-style-name="Default">
      <style:table-cell-properties fo:background-color="#99ccff"/>
    </style:style>
    <style:style style:name="ConditionalStyle_5f_713" style:display-name="ConditionalStyle_71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12" style:display-name="ConditionalStyle_712" style:family="table-cell" style:parent-style-name="Default">
      <style:table-cell-properties fo:background-color="#99ccff"/>
    </style:style>
    <style:style style:name="ConditionalStyle_5f_711" style:display-name="ConditionalStyle_71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10" style:display-name="ConditionalStyle_710" style:family="table-cell" style:parent-style-name="Default">
      <style:table-cell-properties fo:background-color="#99ccff"/>
    </style:style>
    <style:style style:name="ConditionalStyle_5f_709" style:display-name="ConditionalStyle_70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08" style:display-name="ConditionalStyle_708" style:family="table-cell" style:parent-style-name="Default">
      <style:table-cell-properties fo:background-color="#99ccff"/>
    </style:style>
    <style:style style:name="ConditionalStyle_5f_707" style:display-name="ConditionalStyle_70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06" style:display-name="ConditionalStyle_706" style:family="table-cell" style:parent-style-name="Default">
      <style:table-cell-properties fo:background-color="#99ccff"/>
    </style:style>
    <style:style style:name="ConditionalStyle_5f_705" style:display-name="ConditionalStyle_70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04" style:display-name="ConditionalStyle_704" style:family="table-cell" style:parent-style-name="Default">
      <style:table-cell-properties fo:background-color="#99ccff"/>
    </style:style>
    <style:style style:name="ConditionalStyle_5f_703" style:display-name="ConditionalStyle_70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02" style:display-name="ConditionalStyle_702" style:family="table-cell" style:parent-style-name="Default">
      <style:table-cell-properties fo:background-color="#99ccff"/>
    </style:style>
    <style:style style:name="ConditionalStyle_5f_701" style:display-name="ConditionalStyle_70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00" style:display-name="ConditionalStyle_700" style:family="table-cell" style:parent-style-name="Default">
      <style:table-cell-properties fo:background-color="#99ccff"/>
    </style:style>
    <style:style style:name="ConditionalStyle_5f_699" style:display-name="ConditionalStyle_69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98" style:display-name="ConditionalStyle_698" style:family="table-cell" style:parent-style-name="Default">
      <style:table-cell-properties fo:background-color="#99ccff"/>
    </style:style>
    <style:style style:name="ConditionalStyle_5f_697" style:display-name="ConditionalStyle_69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96" style:display-name="ConditionalStyle_696" style:family="table-cell" style:parent-style-name="Default">
      <style:table-cell-properties fo:background-color="#99ccff"/>
    </style:style>
    <style:style style:name="ConditionalStyle_5f_695" style:display-name="ConditionalStyle_69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94" style:display-name="ConditionalStyle_694" style:family="table-cell" style:parent-style-name="Default">
      <style:table-cell-properties fo:background-color="#99ccff"/>
    </style:style>
    <style:style style:name="ConditionalStyle_5f_693" style:display-name="ConditionalStyle_69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92" style:display-name="ConditionalStyle_692" style:family="table-cell" style:parent-style-name="Default">
      <style:table-cell-properties fo:background-color="#99ccff"/>
    </style:style>
    <style:style style:name="ConditionalStyle_5f_691" style:display-name="ConditionalStyle_691" style:family="table-cell" style:parent-style-name="Default">
      <style:table-cell-properties fo:background-color="#ff7c80"/>
    </style:style>
    <style:style style:name="ConditionalStyle_5f_690" style:display-name="ConditionalStyle_690" style:family="table-cell" style:parent-style-name="Default">
      <style:table-cell-properties fo:background-color="#99ff99"/>
    </style:style>
    <style:style style:name="ConditionalStyle_5f_689" style:display-name="ConditionalStyle_68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88" style:display-name="ConditionalStyle_688" style:family="table-cell" style:parent-style-name="Default">
      <style:table-cell-properties fo:background-color="#99ccff"/>
    </style:style>
    <style:style style:name="ConditionalStyle_5f_687" style:display-name="ConditionalStyle_68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86" style:display-name="ConditionalStyle_686" style:family="table-cell" style:parent-style-name="Default">
      <style:table-cell-properties fo:background-color="#99ccff"/>
    </style:style>
    <style:style style:name="ConditionalStyle_5f_685" style:display-name="ConditionalStyle_68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84" style:display-name="ConditionalStyle_684" style:family="table-cell" style:parent-style-name="Default">
      <style:table-cell-properties fo:background-color="#99ccff"/>
    </style:style>
    <style:style style:name="ConditionalStyle_5f_683" style:display-name="ConditionalStyle_68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82" style:display-name="ConditionalStyle_682" style:family="table-cell" style:parent-style-name="Default">
      <style:table-cell-properties fo:background-color="#99ccff"/>
    </style:style>
    <style:style style:name="ConditionalStyle_5f_681" style:display-name="ConditionalStyle_68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80" style:display-name="ConditionalStyle_680" style:family="table-cell" style:parent-style-name="Default">
      <style:table-cell-properties fo:background-color="#99ccff"/>
    </style:style>
    <style:style style:name="ConditionalStyle_5f_679" style:display-name="ConditionalStyle_67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78" style:display-name="ConditionalStyle_678" style:family="table-cell" style:parent-style-name="Default">
      <style:table-cell-properties fo:background-color="#99ccff"/>
    </style:style>
    <style:style style:name="ConditionalStyle_5f_677" style:display-name="ConditionalStyle_67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76" style:display-name="ConditionalStyle_676" style:family="table-cell" style:parent-style-name="Default">
      <style:table-cell-properties fo:background-color="#99ccff"/>
    </style:style>
    <style:style style:name="ConditionalStyle_5f_675" style:display-name="ConditionalStyle_67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74" style:display-name="ConditionalStyle_674" style:family="table-cell" style:parent-style-name="Default">
      <style:table-cell-properties fo:background-color="#99ccff"/>
    </style:style>
    <style:style style:name="ConditionalStyle_5f_673" style:display-name="ConditionalStyle_67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72" style:display-name="ConditionalStyle_672" style:family="table-cell" style:parent-style-name="Default">
      <style:table-cell-properties fo:background-color="#99ccff"/>
    </style:style>
    <style:style style:name="ConditionalStyle_5f_671" style:display-name="ConditionalStyle_67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70" style:display-name="ConditionalStyle_670" style:family="table-cell" style:parent-style-name="Default">
      <style:table-cell-properties fo:background-color="#99ccff"/>
    </style:style>
    <style:style style:name="ConditionalStyle_5f_669" style:display-name="ConditionalStyle_66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68" style:display-name="ConditionalStyle_668" style:family="table-cell" style:parent-style-name="Default">
      <style:table-cell-properties fo:background-color="#99ccff"/>
    </style:style>
    <style:style style:name="ConditionalStyle_5f_667" style:display-name="ConditionalStyle_66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66" style:display-name="ConditionalStyle_666" style:family="table-cell" style:parent-style-name="Default">
      <style:table-cell-properties fo:background-color="#99ccff"/>
    </style:style>
    <style:style style:name="ConditionalStyle_5f_665" style:display-name="ConditionalStyle_66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64" style:display-name="ConditionalStyle_664" style:family="table-cell" style:parent-style-name="Default">
      <style:table-cell-properties fo:background-color="#99ccff"/>
    </style:style>
    <style:style style:name="ConditionalStyle_5f_663" style:display-name="ConditionalStyle_66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62" style:display-name="ConditionalStyle_662" style:family="table-cell" style:parent-style-name="Default">
      <style:table-cell-properties fo:background-color="#99ccff"/>
    </style:style>
    <style:style style:name="ConditionalStyle_5f_661" style:display-name="ConditionalStyle_66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60" style:display-name="ConditionalStyle_660" style:family="table-cell" style:parent-style-name="Default">
      <style:table-cell-properties fo:background-color="#99ccff"/>
    </style:style>
    <style:style style:name="ConditionalStyle_5f_659" style:display-name="ConditionalStyle_659" style:family="table-cell" style:parent-style-name="Default">
      <style:table-cell-properties fo:background-color="#ff7c80"/>
    </style:style>
    <style:style style:name="ConditionalStyle_5f_658" style:display-name="ConditionalStyle_658" style:family="table-cell" style:parent-style-name="Default">
      <style:table-cell-properties fo:background-color="#99ff99"/>
    </style:style>
    <style:style style:name="ConditionalStyle_5f_657" style:display-name="ConditionalStyle_65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56" style:display-name="ConditionalStyle_656" style:family="table-cell" style:parent-style-name="Default">
      <style:table-cell-properties fo:background-color="#99ccff"/>
    </style:style>
    <style:style style:name="ConditionalStyle_5f_655" style:display-name="ConditionalStyle_65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54" style:display-name="ConditionalStyle_654" style:family="table-cell" style:parent-style-name="Default">
      <style:table-cell-properties fo:background-color="#99ccff"/>
    </style:style>
    <style:style style:name="ConditionalStyle_5f_653" style:display-name="ConditionalStyle_65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52" style:display-name="ConditionalStyle_652" style:family="table-cell" style:parent-style-name="Default">
      <style:table-cell-properties fo:background-color="#99ccff"/>
    </style:style>
    <style:style style:name="ConditionalStyle_5f_651" style:display-name="ConditionalStyle_65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50" style:display-name="ConditionalStyle_650" style:family="table-cell" style:parent-style-name="Default">
      <style:table-cell-properties fo:background-color="#99ccff"/>
    </style:style>
    <style:style style:name="ConditionalStyle_5f_649" style:display-name="ConditionalStyle_64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48" style:display-name="ConditionalStyle_648" style:family="table-cell" style:parent-style-name="Default">
      <style:table-cell-properties fo:background-color="#99ccff"/>
    </style:style>
    <style:style style:name="ConditionalStyle_5f_647" style:display-name="ConditionalStyle_64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46" style:display-name="ConditionalStyle_646" style:family="table-cell" style:parent-style-name="Default">
      <style:table-cell-properties fo:background-color="#99ccff"/>
    </style:style>
    <style:style style:name="ConditionalStyle_5f_645" style:display-name="ConditionalStyle_64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44" style:display-name="ConditionalStyle_644" style:family="table-cell" style:parent-style-name="Default">
      <style:table-cell-properties fo:background-color="#99ccff"/>
    </style:style>
    <style:style style:name="ConditionalStyle_5f_643" style:display-name="ConditionalStyle_64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42" style:display-name="ConditionalStyle_642" style:family="table-cell" style:parent-style-name="Default">
      <style:table-cell-properties fo:background-color="#99ccff"/>
    </style:style>
    <style:style style:name="ConditionalStyle_5f_641" style:display-name="ConditionalStyle_64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40" style:display-name="ConditionalStyle_640" style:family="table-cell" style:parent-style-name="Default">
      <style:table-cell-properties fo:background-color="#99ccff"/>
    </style:style>
    <style:style style:name="ConditionalStyle_5f_639" style:display-name="ConditionalStyle_63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38" style:display-name="ConditionalStyle_638" style:family="table-cell" style:parent-style-name="Default">
      <style:table-cell-properties fo:background-color="#99ccff"/>
    </style:style>
    <style:style style:name="ConditionalStyle_5f_637" style:display-name="ConditionalStyle_63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36" style:display-name="ConditionalStyle_636" style:family="table-cell" style:parent-style-name="Default">
      <style:table-cell-properties fo:background-color="#99ccff"/>
    </style:style>
    <style:style style:name="ConditionalStyle_5f_635" style:display-name="ConditionalStyle_63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34" style:display-name="ConditionalStyle_634" style:family="table-cell" style:parent-style-name="Default">
      <style:table-cell-properties fo:background-color="#99ccff"/>
    </style:style>
    <style:style style:name="ConditionalStyle_5f_633" style:display-name="ConditionalStyle_63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32" style:display-name="ConditionalStyle_632" style:family="table-cell" style:parent-style-name="Default">
      <style:table-cell-properties fo:background-color="#99ccff"/>
    </style:style>
    <style:style style:name="ConditionalStyle_5f_631" style:display-name="ConditionalStyle_63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30" style:display-name="ConditionalStyle_630" style:family="table-cell" style:parent-style-name="Default">
      <style:table-cell-properties fo:background-color="#99ccff"/>
    </style:style>
    <style:style style:name="ConditionalStyle_5f_629" style:display-name="ConditionalStyle_62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28" style:display-name="ConditionalStyle_628" style:family="table-cell" style:parent-style-name="Default">
      <style:table-cell-properties fo:background-color="#99ccff"/>
    </style:style>
    <style:style style:name="ConditionalStyle_5f_627" style:display-name="ConditionalStyle_62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26" style:display-name="ConditionalStyle_626" style:family="table-cell" style:parent-style-name="Default">
      <style:table-cell-properties fo:background-color="#99ccff"/>
    </style:style>
    <style:style style:name="ConditionalStyle_5f_625" style:display-name="ConditionalStyle_625" style:family="table-cell" style:parent-style-name="Default">
      <style:table-cell-properties fo:background-color="#ff7c80"/>
    </style:style>
    <style:style style:name="ConditionalStyle_5f_624" style:display-name="ConditionalStyle_624" style:family="table-cell" style:parent-style-name="Default">
      <style:table-cell-properties fo:background-color="#99ff99"/>
    </style:style>
    <style:style style:name="ConditionalStyle_5f_623" style:display-name="ConditionalStyle_62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22" style:display-name="ConditionalStyle_622" style:family="table-cell" style:parent-style-name="Default">
      <style:table-cell-properties fo:background-color="#99ccff"/>
    </style:style>
    <style:style style:name="ConditionalStyle_5f_621" style:display-name="ConditionalStyle_62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20" style:display-name="ConditionalStyle_620" style:family="table-cell" style:parent-style-name="Default">
      <style:table-cell-properties fo:background-color="#99ccff"/>
    </style:style>
    <style:style style:name="ConditionalStyle_5f_619" style:display-name="ConditionalStyle_61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18" style:display-name="ConditionalStyle_618" style:family="table-cell" style:parent-style-name="Default">
      <style:table-cell-properties fo:background-color="#99ccff"/>
    </style:style>
    <style:style style:name="ConditionalStyle_5f_617" style:display-name="ConditionalStyle_61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16" style:display-name="ConditionalStyle_616" style:family="table-cell" style:parent-style-name="Default">
      <style:table-cell-properties fo:background-color="#99ccff"/>
    </style:style>
    <style:style style:name="ConditionalStyle_5f_615" style:display-name="ConditionalStyle_61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14" style:display-name="ConditionalStyle_614" style:family="table-cell" style:parent-style-name="Default">
      <style:table-cell-properties fo:background-color="#99ccff"/>
    </style:style>
    <style:style style:name="ConditionalStyle_5f_613" style:display-name="ConditionalStyle_61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12" style:display-name="ConditionalStyle_612" style:family="table-cell" style:parent-style-name="Default">
      <style:table-cell-properties fo:background-color="#99ccff"/>
    </style:style>
    <style:style style:name="ConditionalStyle_5f_611" style:display-name="ConditionalStyle_61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10" style:display-name="ConditionalStyle_610" style:family="table-cell" style:parent-style-name="Default">
      <style:table-cell-properties fo:background-color="#99ccff"/>
    </style:style>
    <style:style style:name="ConditionalStyle_5f_609" style:display-name="ConditionalStyle_60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08" style:display-name="ConditionalStyle_608" style:family="table-cell" style:parent-style-name="Default">
      <style:table-cell-properties fo:background-color="#99ccff"/>
    </style:style>
    <style:style style:name="ConditionalStyle_5f_607" style:display-name="ConditionalStyle_60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06" style:display-name="ConditionalStyle_606" style:family="table-cell" style:parent-style-name="Default">
      <style:table-cell-properties fo:background-color="#99ccff"/>
    </style:style>
    <style:style style:name="ConditionalStyle_5f_605" style:display-name="ConditionalStyle_60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04" style:display-name="ConditionalStyle_604" style:family="table-cell" style:parent-style-name="Default">
      <style:table-cell-properties fo:background-color="#99ccff"/>
    </style:style>
    <style:style style:name="ConditionalStyle_5f_603" style:display-name="ConditionalStyle_603" style:family="table-cell" style:parent-style-name="Default">
      <style:table-cell-properties fo:background-color="#e7e6e6"/>
    </style:style>
    <style:style style:name="ConditionalStyle_5f_602" style:display-name="ConditionalStyle_60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01" style:display-name="ConditionalStyle_601" style:family="table-cell" style:parent-style-name="Default">
      <style:table-cell-properties fo:background-color="#99ccff"/>
    </style:style>
    <style:style style:name="ConditionalStyle_5f_600" style:display-name="ConditionalStyle_60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99" style:display-name="ConditionalStyle_59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98" style:display-name="ConditionalStyle_598" style:family="table-cell" style:parent-style-name="Default">
      <style:table-cell-properties fo:background-color="#99ccff"/>
    </style:style>
    <style:style style:name="ConditionalStyle_5f_597" style:display-name="ConditionalStyle_597" style:family="table-cell" style:parent-style-name="Default">
      <style:table-cell-properties fo:background-color="#ff7c80"/>
    </style:style>
    <style:style style:name="ConditionalStyle_5f_596" style:display-name="ConditionalStyle_596" style:family="table-cell" style:parent-style-name="Default">
      <style:table-cell-properties fo:background-color="#ff7c80"/>
    </style:style>
    <style:style style:name="ConditionalStyle_5f_595" style:display-name="ConditionalStyle_595" style:family="table-cell" style:parent-style-name="Default">
      <style:table-cell-properties fo:background-color="#99ff99"/>
    </style:style>
    <style:style style:name="ConditionalStyle_5f_594" style:display-name="ConditionalStyle_59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93" style:display-name="ConditionalStyle_593" style:family="table-cell" style:parent-style-name="Default">
      <style:table-cell-properties fo:background-color="#99ccff"/>
    </style:style>
    <style:style style:name="ConditionalStyle_5f_592" style:display-name="ConditionalStyle_59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91" style:display-name="ConditionalStyle_591" style:family="table-cell" style:parent-style-name="Default">
      <style:table-cell-properties fo:background-color="#99ccff"/>
    </style:style>
    <style:style style:name="ConditionalStyle_5f_590" style:display-name="ConditionalStyle_59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89" style:display-name="ConditionalStyle_589" style:family="table-cell" style:parent-style-name="Default">
      <style:table-cell-properties fo:background-color="#99ccff"/>
    </style:style>
    <style:style style:name="ConditionalStyle_5f_588" style:display-name="ConditionalStyle_588" style:family="table-cell" style:parent-style-name="Default">
      <style:table-cell-properties fo:background-color="#ff7c80"/>
    </style:style>
    <style:style style:name="ConditionalStyle_5f_587" style:display-name="ConditionalStyle_587" style:family="table-cell" style:parent-style-name="Default">
      <style:table-cell-properties fo:background-color="#99ff99"/>
    </style:style>
    <style:style style:name="ConditionalStyle_5f_586" style:display-name="ConditionalStyle_58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85" style:display-name="ConditionalStyle_585" style:family="table-cell" style:parent-style-name="Default">
      <style:table-cell-properties fo:background-color="#99ccff"/>
    </style:style>
    <style:style style:name="ConditionalStyle_5f_584" style:display-name="ConditionalStyle_584" style:family="table-cell" style:parent-style-name="Default">
      <style:table-cell-properties fo:background-color="#ff7c80"/>
    </style:style>
    <style:style style:name="ConditionalStyle_5f_583" style:display-name="ConditionalStyle_583" style:family="table-cell" style:parent-style-name="Default">
      <style:table-cell-properties fo:background-color="#99ff99"/>
    </style:style>
    <style:style style:name="ConditionalStyle_5f_582" style:display-name="ConditionalStyle_58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81" style:display-name="ConditionalStyle_581" style:family="table-cell" style:parent-style-name="Default">
      <style:table-cell-properties fo:background-color="#99ccff"/>
    </style:style>
    <style:style style:name="ConditionalStyle_5f_580" style:display-name="ConditionalStyle_58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79" style:display-name="ConditionalStyle_579" style:family="table-cell" style:parent-style-name="Default">
      <style:table-cell-properties fo:background-color="#99ccff"/>
    </style:style>
    <style:style style:name="ConditionalStyle_5f_578" style:display-name="ConditionalStyle_57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77" style:display-name="ConditionalStyle_577" style:family="table-cell" style:parent-style-name="Default">
      <style:table-cell-properties fo:background-color="#99ccff"/>
    </style:style>
    <style:style style:name="ConditionalStyle_5f_576" style:display-name="ConditionalStyle_57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75" style:display-name="ConditionalStyle_575" style:family="table-cell" style:parent-style-name="Default">
      <style:table-cell-properties fo:background-color="#99ccff"/>
    </style:style>
    <style:style style:name="ConditionalStyle_5f_574" style:display-name="ConditionalStyle_57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73" style:display-name="ConditionalStyle_573" style:family="table-cell" style:parent-style-name="Default">
      <style:table-cell-properties fo:background-color="#99ccff"/>
    </style:style>
    <style:style style:name="ConditionalStyle_5f_572" style:display-name="ConditionalStyle_57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71" style:display-name="ConditionalStyle_571" style:family="table-cell" style:parent-style-name="Default">
      <style:table-cell-properties fo:background-color="#99ccff"/>
    </style:style>
    <style:style style:name="ConditionalStyle_5f_570" style:display-name="ConditionalStyle_57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69" style:display-name="ConditionalStyle_569" style:family="table-cell" style:parent-style-name="Default">
      <style:table-cell-properties fo:background-color="#99ccff"/>
    </style:style>
    <style:style style:name="ConditionalStyle_5f_568" style:display-name="ConditionalStyle_56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67" style:display-name="ConditionalStyle_567" style:family="table-cell" style:parent-style-name="Default">
      <style:table-cell-properties fo:background-color="#99ccff"/>
    </style:style>
    <style:style style:name="ConditionalStyle_5f_566" style:display-name="ConditionalStyle_56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65" style:display-name="ConditionalStyle_565" style:family="table-cell" style:parent-style-name="Default">
      <style:table-cell-properties fo:background-color="#99ccff"/>
    </style:style>
    <style:style style:name="ConditionalStyle_5f_564" style:display-name="ConditionalStyle_56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63" style:display-name="ConditionalStyle_563" style:family="table-cell" style:parent-style-name="Default">
      <style:table-cell-properties fo:background-color="#99ccff"/>
    </style:style>
    <style:style style:name="ConditionalStyle_5f_562" style:display-name="ConditionalStyle_56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61" style:display-name="ConditionalStyle_561" style:family="table-cell" style:parent-style-name="Default">
      <style:table-cell-properties fo:background-color="#99ccff"/>
    </style:style>
    <style:style style:name="ConditionalStyle_5f_560" style:display-name="ConditionalStyle_56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59" style:display-name="ConditionalStyle_559" style:family="table-cell" style:parent-style-name="Default">
      <style:table-cell-properties fo:background-color="#99ccff"/>
    </style:style>
    <style:style style:name="ConditionalStyle_5f_558" style:display-name="ConditionalStyle_55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57" style:display-name="ConditionalStyle_557" style:family="table-cell" style:parent-style-name="Default">
      <style:table-cell-properties fo:background-color="#99ccff"/>
    </style:style>
    <style:style style:name="ConditionalStyle_5f_556" style:display-name="ConditionalStyle_55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55" style:display-name="ConditionalStyle_555" style:family="table-cell" style:parent-style-name="Default">
      <style:table-cell-properties fo:background-color="#99ccff"/>
    </style:style>
    <style:style style:name="ConditionalStyle_5f_554" style:display-name="ConditionalStyle_55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53" style:display-name="ConditionalStyle_553" style:family="table-cell" style:parent-style-name="Default">
      <style:table-cell-properties fo:background-color="#99ccff"/>
    </style:style>
    <style:style style:name="ConditionalStyle_5f_552" style:display-name="ConditionalStyle_55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51" style:display-name="ConditionalStyle_551" style:family="table-cell" style:parent-style-name="Default">
      <style:table-cell-properties fo:background-color="#99ccff"/>
    </style:style>
    <style:style style:name="ConditionalStyle_5f_550" style:display-name="ConditionalStyle_55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49" style:display-name="ConditionalStyle_549" style:family="table-cell" style:parent-style-name="Default">
      <style:table-cell-properties fo:background-color="#99ccff"/>
    </style:style>
    <style:style style:name="ConditionalStyle_5f_548" style:display-name="ConditionalStyle_54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47" style:display-name="ConditionalStyle_547" style:family="table-cell" style:parent-style-name="Default">
      <style:table-cell-properties fo:background-color="#99ccff"/>
    </style:style>
    <style:style style:name="ConditionalStyle_5f_546" style:display-name="ConditionalStyle_546" style:family="table-cell" style:parent-style-name="Default">
      <style:table-cell-properties fo:background-color="#ff7c80"/>
    </style:style>
    <style:style style:name="ConditionalStyle_5f_545" style:display-name="ConditionalStyle_545" style:family="table-cell" style:parent-style-name="Default">
      <style:table-cell-properties fo:background-color="#99ff99"/>
    </style:style>
    <style:style style:name="ConditionalStyle_5f_544" style:display-name="ConditionalStyle_54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43" style:display-name="ConditionalStyle_543" style:family="table-cell" style:parent-style-name="Default">
      <style:table-cell-properties fo:background-color="#99ccff"/>
    </style:style>
    <style:style style:name="ConditionalStyle_5f_542" style:display-name="ConditionalStyle_54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41" style:display-name="ConditionalStyle_541" style:family="table-cell" style:parent-style-name="Default">
      <style:table-cell-properties fo:background-color="#99ccff"/>
    </style:style>
    <style:style style:name="ConditionalStyle_5f_540" style:display-name="ConditionalStyle_54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39" style:display-name="ConditionalStyle_539" style:family="table-cell" style:parent-style-name="Default">
      <style:table-cell-properties fo:background-color="#99ccff"/>
    </style:style>
    <style:style style:name="ConditionalStyle_5f_538" style:display-name="ConditionalStyle_53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37" style:display-name="ConditionalStyle_537" style:family="table-cell" style:parent-style-name="Default">
      <style:table-cell-properties fo:background-color="#99ccff"/>
    </style:style>
    <style:style style:name="ConditionalStyle_5f_536" style:display-name="ConditionalStyle_53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35" style:display-name="ConditionalStyle_535" style:family="table-cell" style:parent-style-name="Default">
      <style:table-cell-properties fo:background-color="#99ccff"/>
    </style:style>
    <style:style style:name="ConditionalStyle_5f_534" style:display-name="ConditionalStyle_53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33" style:display-name="ConditionalStyle_533" style:family="table-cell" style:parent-style-name="Default">
      <style:table-cell-properties fo:background-color="#99ccff"/>
    </style:style>
    <style:style style:name="ConditionalStyle_5f_532" style:display-name="ConditionalStyle_53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31" style:display-name="ConditionalStyle_531" style:family="table-cell" style:parent-style-name="Default">
      <style:table-cell-properties fo:background-color="#99ccff"/>
    </style:style>
    <style:style style:name="ConditionalStyle_5f_530" style:display-name="ConditionalStyle_53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29" style:display-name="ConditionalStyle_529" style:family="table-cell" style:parent-style-name="Default">
      <style:table-cell-properties fo:background-color="#99ccff"/>
    </style:style>
    <style:style style:name="ConditionalStyle_5f_528" style:display-name="ConditionalStyle_52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27" style:display-name="ConditionalStyle_527" style:family="table-cell" style:parent-style-name="Default">
      <style:table-cell-properties fo:background-color="#99ccff"/>
    </style:style>
    <style:style style:name="ConditionalStyle_5f_526" style:display-name="ConditionalStyle_52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25" style:display-name="ConditionalStyle_525" style:family="table-cell" style:parent-style-name="Default">
      <style:table-cell-properties fo:background-color="#99ccff"/>
    </style:style>
    <style:style style:name="ConditionalStyle_5f_524" style:display-name="ConditionalStyle_52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23" style:display-name="ConditionalStyle_523" style:family="table-cell" style:parent-style-name="Default">
      <style:table-cell-properties fo:background-color="#99ccff"/>
    </style:style>
    <style:style style:name="ConditionalStyle_5f_522" style:display-name="ConditionalStyle_52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21" style:display-name="ConditionalStyle_521" style:family="table-cell" style:parent-style-name="Default">
      <style:table-cell-properties fo:background-color="#99ccff"/>
    </style:style>
    <style:style style:name="ConditionalStyle_5f_520" style:display-name="ConditionalStyle_52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19" style:display-name="ConditionalStyle_519" style:family="table-cell" style:parent-style-name="Default">
      <style:table-cell-properties fo:background-color="#99ccff"/>
    </style:style>
    <style:style style:name="ConditionalStyle_5f_518" style:display-name="ConditionalStyle_51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17" style:display-name="ConditionalStyle_517" style:family="table-cell" style:parent-style-name="Default">
      <style:table-cell-properties fo:background-color="#99ccff"/>
    </style:style>
    <style:style style:name="ConditionalStyle_5f_516" style:display-name="ConditionalStyle_51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15" style:display-name="ConditionalStyle_515" style:family="table-cell" style:parent-style-name="Default">
      <style:table-cell-properties fo:background-color="#99ccff"/>
    </style:style>
    <style:style style:name="ConditionalStyle_5f_514" style:display-name="ConditionalStyle_514" style:family="table-cell" style:parent-style-name="Default">
      <style:table-cell-properties fo:background-color="#ff7c80"/>
    </style:style>
    <style:style style:name="ConditionalStyle_5f_513" style:display-name="ConditionalStyle_513" style:family="table-cell" style:parent-style-name="Default">
      <style:table-cell-properties fo:background-color="#99ff99"/>
    </style:style>
    <style:style style:name="ConditionalStyle_5f_512" style:display-name="ConditionalStyle_51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11" style:display-name="ConditionalStyle_511" style:family="table-cell" style:parent-style-name="Default">
      <style:table-cell-properties fo:background-color="#99ccff"/>
    </style:style>
    <style:style style:name="ConditionalStyle_5f_510" style:display-name="ConditionalStyle_51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09" style:display-name="ConditionalStyle_509" style:family="table-cell" style:parent-style-name="Default">
      <style:table-cell-properties fo:background-color="#99ccff"/>
    </style:style>
    <style:style style:name="ConditionalStyle_5f_508" style:display-name="ConditionalStyle_50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07" style:display-name="ConditionalStyle_507" style:family="table-cell" style:parent-style-name="Default">
      <style:table-cell-properties fo:background-color="#99ccff"/>
    </style:style>
    <style:style style:name="ConditionalStyle_5f_506" style:display-name="ConditionalStyle_50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05" style:display-name="ConditionalStyle_505" style:family="table-cell" style:parent-style-name="Default">
      <style:table-cell-properties fo:background-color="#99ccff"/>
    </style:style>
    <style:style style:name="ConditionalStyle_5f_504" style:display-name="ConditionalStyle_50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03" style:display-name="ConditionalStyle_503" style:family="table-cell" style:parent-style-name="Default">
      <style:table-cell-properties fo:background-color="#99ccff"/>
    </style:style>
    <style:style style:name="ConditionalStyle_5f_502" style:display-name="ConditionalStyle_50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01" style:display-name="ConditionalStyle_501" style:family="table-cell" style:parent-style-name="Default">
      <style:table-cell-properties fo:background-color="#99ccff"/>
    </style:style>
    <style:style style:name="ConditionalStyle_5f_500" style:display-name="ConditionalStyle_50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99" style:display-name="ConditionalStyle_499" style:family="table-cell" style:parent-style-name="Default">
      <style:table-cell-properties fo:background-color="#99ccff"/>
    </style:style>
    <style:style style:name="ConditionalStyle_5f_498" style:display-name="ConditionalStyle_498" style:family="table-cell" style:parent-style-name="Default">
      <style:table-cell-properties fo:background-color="#ff7c80"/>
    </style:style>
    <style:style style:name="ConditionalStyle_5f_497" style:display-name="ConditionalStyle_497" style:family="table-cell" style:parent-style-name="Default">
      <style:table-cell-properties fo:background-color="#99ff99"/>
    </style:style>
    <style:style style:name="ConditionalStyle_5f_496" style:display-name="ConditionalStyle_49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95" style:display-name="ConditionalStyle_495" style:family="table-cell" style:parent-style-name="Default">
      <style:table-cell-properties fo:background-color="#99ccff"/>
    </style:style>
    <style:style style:name="ConditionalStyle_5f_494" style:display-name="ConditionalStyle_49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93" style:display-name="ConditionalStyle_493" style:family="table-cell" style:parent-style-name="Default">
      <style:table-cell-properties fo:background-color="#99ccff"/>
    </style:style>
    <style:style style:name="ConditionalStyle_5f_492" style:display-name="ConditionalStyle_49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91" style:display-name="ConditionalStyle_491" style:family="table-cell" style:parent-style-name="Default">
      <style:table-cell-properties fo:background-color="#99ccff"/>
    </style:style>
    <style:style style:name="ConditionalStyle_5f_490" style:display-name="ConditionalStyle_49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89" style:display-name="ConditionalStyle_489" style:family="table-cell" style:parent-style-name="Default">
      <style:table-cell-properties fo:background-color="#99ccff"/>
    </style:style>
    <style:style style:name="ConditionalStyle_5f_488" style:display-name="ConditionalStyle_48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87" style:display-name="ConditionalStyle_487" style:family="table-cell" style:parent-style-name="Default">
      <style:table-cell-properties fo:background-color="#99ccff"/>
    </style:style>
    <style:style style:name="ConditionalStyle_5f_486" style:display-name="ConditionalStyle_48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85" style:display-name="ConditionalStyle_485" style:family="table-cell" style:parent-style-name="Default">
      <style:table-cell-properties fo:background-color="#99ccff"/>
    </style:style>
    <style:style style:name="ConditionalStyle_5f_484" style:display-name="ConditionalStyle_48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83" style:display-name="ConditionalStyle_483" style:family="table-cell" style:parent-style-name="Default">
      <style:table-cell-properties fo:background-color="#99ccff"/>
    </style:style>
    <style:style style:name="ConditionalStyle_5f_482" style:display-name="ConditionalStyle_48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81" style:display-name="ConditionalStyle_481" style:family="table-cell" style:parent-style-name="Default">
      <style:table-cell-properties fo:background-color="#99ccff"/>
    </style:style>
    <style:style style:name="ConditionalStyle_5f_480" style:display-name="ConditionalStyle_48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79" style:display-name="ConditionalStyle_479" style:family="table-cell" style:parent-style-name="Default">
      <style:table-cell-properties fo:background-color="#99ccff"/>
    </style:style>
    <style:style style:name="ConditionalStyle_5f_478" style:display-name="ConditionalStyle_47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77" style:display-name="ConditionalStyle_477" style:family="table-cell" style:parent-style-name="Default">
      <style:table-cell-properties fo:background-color="#99ccff"/>
    </style:style>
    <style:style style:name="ConditionalStyle_5f_476" style:display-name="ConditionalStyle_47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75" style:display-name="ConditionalStyle_475" style:family="table-cell" style:parent-style-name="Default">
      <style:table-cell-properties fo:background-color="#99ccff"/>
    </style:style>
    <style:style style:name="ConditionalStyle_5f_474" style:display-name="ConditionalStyle_47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73" style:display-name="ConditionalStyle_473" style:family="table-cell" style:parent-style-name="Default">
      <style:table-cell-properties fo:background-color="#99ccff"/>
    </style:style>
    <style:style style:name="ConditionalStyle_5f_472" style:display-name="ConditionalStyle_47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71" style:display-name="ConditionalStyle_471" style:family="table-cell" style:parent-style-name="Default">
      <style:table-cell-properties fo:background-color="#99ccff"/>
    </style:style>
    <style:style style:name="ConditionalStyle_5f_470" style:display-name="ConditionalStyle_47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69" style:display-name="ConditionalStyle_469" style:family="table-cell" style:parent-style-name="Default">
      <style:table-cell-properties fo:background-color="#99ccff"/>
    </style:style>
    <style:style style:name="ConditionalStyle_5f_468" style:display-name="ConditionalStyle_46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67" style:display-name="ConditionalStyle_467" style:family="table-cell" style:parent-style-name="Default">
      <style:table-cell-properties fo:background-color="#99ccff"/>
    </style:style>
    <style:style style:name="ConditionalStyle_5f_466" style:display-name="ConditionalStyle_46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65" style:display-name="ConditionalStyle_465" style:family="table-cell" style:parent-style-name="Default">
      <style:table-cell-properties fo:background-color="#99ccff"/>
    </style:style>
    <style:style style:name="ConditionalStyle_5f_464" style:display-name="ConditionalStyle_46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63" style:display-name="ConditionalStyle_463" style:family="table-cell" style:parent-style-name="Default">
      <style:table-cell-properties fo:background-color="#99ccff"/>
    </style:style>
    <style:style style:name="ConditionalStyle_5f_462" style:display-name="ConditionalStyle_46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61" style:display-name="ConditionalStyle_461" style:family="table-cell" style:parent-style-name="Default">
      <style:table-cell-properties fo:background-color="#99ccff"/>
    </style:style>
    <style:style style:name="ConditionalStyle_5f_460" style:display-name="ConditionalStyle_46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59" style:display-name="ConditionalStyle_459" style:family="table-cell" style:parent-style-name="Default">
      <style:table-cell-properties fo:background-color="#99ccff"/>
    </style:style>
    <style:style style:name="ConditionalStyle_5f_458" style:display-name="ConditionalStyle_45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57" style:display-name="ConditionalStyle_457" style:family="table-cell" style:parent-style-name="Default">
      <style:table-cell-properties fo:background-color="#99ccff"/>
    </style:style>
    <style:style style:name="ConditionalStyle_5f_456" style:display-name="ConditionalStyle_45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55" style:display-name="ConditionalStyle_455" style:family="table-cell" style:parent-style-name="Default">
      <style:table-cell-properties fo:background-color="#99ccff"/>
    </style:style>
    <style:style style:name="ConditionalStyle_5f_454" style:display-name="ConditionalStyle_45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53" style:display-name="ConditionalStyle_453" style:family="table-cell" style:parent-style-name="Default">
      <style:table-cell-properties fo:background-color="#99ccff"/>
    </style:style>
    <style:style style:name="ConditionalStyle_5f_452" style:display-name="ConditionalStyle_45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51" style:display-name="ConditionalStyle_451" style:family="table-cell" style:parent-style-name="Default">
      <style:table-cell-properties fo:background-color="#99ccff"/>
    </style:style>
    <style:style style:name="ConditionalStyle_5f_450" style:display-name="ConditionalStyle_45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49" style:display-name="ConditionalStyle_449" style:family="table-cell" style:parent-style-name="Default">
      <style:table-cell-properties fo:background-color="#99ccff"/>
    </style:style>
    <style:style style:name="ConditionalStyle_5f_448" style:display-name="ConditionalStyle_44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47" style:display-name="ConditionalStyle_447" style:family="table-cell" style:parent-style-name="Default">
      <style:table-cell-properties fo:background-color="#99ccff"/>
    </style:style>
    <style:style style:name="ConditionalStyle_5f_446" style:display-name="ConditionalStyle_44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45" style:display-name="ConditionalStyle_445" style:family="table-cell" style:parent-style-name="Default">
      <style:table-cell-properties fo:background-color="#99ccff"/>
    </style:style>
    <style:style style:name="ConditionalStyle_5f_444" style:display-name="ConditionalStyle_44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43" style:display-name="ConditionalStyle_443" style:family="table-cell" style:parent-style-name="Default">
      <style:table-cell-properties fo:background-color="#99ccff"/>
    </style:style>
    <style:style style:name="ConditionalStyle_5f_442" style:display-name="ConditionalStyle_44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41" style:display-name="ConditionalStyle_441" style:family="table-cell" style:parent-style-name="Default">
      <style:table-cell-properties fo:background-color="#99ccff"/>
    </style:style>
    <style:style style:name="ConditionalStyle_5f_440" style:display-name="ConditionalStyle_44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39" style:display-name="ConditionalStyle_439" style:family="table-cell" style:parent-style-name="Default">
      <style:table-cell-properties fo:background-color="#99ccff"/>
    </style:style>
    <style:style style:name="ConditionalStyle_5f_438" style:display-name="ConditionalStyle_43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37" style:display-name="ConditionalStyle_437" style:family="table-cell" style:parent-style-name="Default">
      <style:table-cell-properties fo:background-color="#99ccff"/>
    </style:style>
    <style:style style:name="ConditionalStyle_5f_436" style:display-name="ConditionalStyle_43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35" style:display-name="ConditionalStyle_435" style:family="table-cell" style:parent-style-name="Default">
      <style:table-cell-properties fo:background-color="#99ccff"/>
    </style:style>
    <style:style style:name="ConditionalStyle_5f_434" style:display-name="ConditionalStyle_43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33" style:display-name="ConditionalStyle_433" style:family="table-cell" style:parent-style-name="Default">
      <style:table-cell-properties fo:background-color="#99ccff"/>
    </style:style>
    <style:style style:name="ConditionalStyle_5f_432" style:display-name="ConditionalStyle_432" style:family="table-cell" style:parent-style-name="Default">
      <style:table-cell-properties fo:background-color="#ff7c80"/>
    </style:style>
    <style:style style:name="ConditionalStyle_5f_431" style:display-name="ConditionalStyle_431" style:family="table-cell" style:parent-style-name="Default">
      <style:table-cell-properties fo:background-color="#99ff99"/>
    </style:style>
    <style:style style:name="ConditionalStyle_5f_430" style:display-name="ConditionalStyle_43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29" style:display-name="ConditionalStyle_429" style:family="table-cell" style:parent-style-name="Default">
      <style:table-cell-properties fo:background-color="#99ccff"/>
    </style:style>
    <style:style style:name="ConditionalStyle_5f_428" style:display-name="ConditionalStyle_42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27" style:display-name="ConditionalStyle_427" style:family="table-cell" style:parent-style-name="Default">
      <style:table-cell-properties fo:background-color="#99ccff"/>
    </style:style>
    <style:style style:name="ConditionalStyle_5f_426" style:display-name="ConditionalStyle_426" style:family="table-cell" style:parent-style-name="Default">
      <style:table-cell-properties fo:background-color="#ff7c80"/>
    </style:style>
    <style:style style:name="ConditionalStyle_5f_425" style:display-name="ConditionalStyle_425" style:family="table-cell" style:parent-style-name="Default">
      <style:table-cell-properties fo:background-color="#99ff99"/>
    </style:style>
    <style:style style:name="ConditionalStyle_5f_424" style:display-name="ConditionalStyle_42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23" style:display-name="ConditionalStyle_423" style:family="table-cell" style:parent-style-name="Default">
      <style:table-cell-properties fo:background-color="#99ccff"/>
    </style:style>
    <style:style style:name="ConditionalStyle_5f_422" style:display-name="ConditionalStyle_42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21" style:display-name="ConditionalStyle_421" style:family="table-cell" style:parent-style-name="Default">
      <style:table-cell-properties fo:background-color="#99ccff"/>
    </style:style>
    <style:style style:name="ConditionalStyle_5f_420" style:display-name="ConditionalStyle_42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19" style:display-name="ConditionalStyle_419" style:family="table-cell" style:parent-style-name="Default">
      <style:table-cell-properties fo:background-color="#99ccff"/>
    </style:style>
    <style:style style:name="ConditionalStyle_5f_418" style:display-name="ConditionalStyle_41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17" style:display-name="ConditionalStyle_417" style:family="table-cell" style:parent-style-name="Default">
      <style:table-cell-properties fo:background-color="#99ccff"/>
    </style:style>
    <style:style style:name="ConditionalStyle_5f_416" style:display-name="ConditionalStyle_41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15" style:display-name="ConditionalStyle_415" style:family="table-cell" style:parent-style-name="Default">
      <style:table-cell-properties fo:background-color="#99ccff"/>
    </style:style>
    <style:style style:name="ConditionalStyle_5f_414" style:display-name="ConditionalStyle_41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13" style:display-name="ConditionalStyle_413" style:family="table-cell" style:parent-style-name="Default">
      <style:table-cell-properties fo:background-color="#99ccff"/>
    </style:style>
    <style:style style:name="ConditionalStyle_5f_412" style:display-name="ConditionalStyle_41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11" style:display-name="ConditionalStyle_411" style:family="table-cell" style:parent-style-name="Default">
      <style:table-cell-properties fo:background-color="#99ccff"/>
    </style:style>
    <style:style style:name="ConditionalStyle_5f_410" style:display-name="ConditionalStyle_410" style:family="table-cell" style:parent-style-name="Default">
      <style:table-cell-properties fo:background-color="#ff7c80"/>
    </style:style>
    <style:style style:name="ConditionalStyle_5f_409" style:display-name="ConditionalStyle_409" style:family="table-cell" style:parent-style-name="Default">
      <style:table-cell-properties fo:background-color="#99ff99"/>
    </style:style>
    <style:style style:name="ConditionalStyle_5f_408" style:display-name="ConditionalStyle_40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07" style:display-name="ConditionalStyle_407" style:family="table-cell" style:parent-style-name="Default">
      <style:table-cell-properties fo:background-color="#99ccff"/>
    </style:style>
    <style:style style:name="ConditionalStyle_5f_406" style:display-name="ConditionalStyle_40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05" style:display-name="ConditionalStyle_405" style:family="table-cell" style:parent-style-name="Default">
      <style:table-cell-properties fo:background-color="#99ccff"/>
    </style:style>
    <style:style style:name="ConditionalStyle_5f_404" style:display-name="ConditionalStyle_40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03" style:display-name="ConditionalStyle_403" style:family="table-cell" style:parent-style-name="Default">
      <style:table-cell-properties fo:background-color="#99ccff"/>
    </style:style>
    <style:style style:name="ConditionalStyle_5f_402" style:display-name="ConditionalStyle_40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01" style:display-name="ConditionalStyle_401" style:family="table-cell" style:parent-style-name="Default">
      <style:table-cell-properties fo:background-color="#99ccff"/>
    </style:style>
    <style:style style:name="ConditionalStyle_5f_400" style:display-name="ConditionalStyle_40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99" style:display-name="ConditionalStyle_399" style:family="table-cell" style:parent-style-name="Default">
      <style:table-cell-properties fo:background-color="#99ccff"/>
    </style:style>
    <style:style style:name="ConditionalStyle_5f_398" style:display-name="ConditionalStyle_39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97" style:display-name="ConditionalStyle_397" style:family="table-cell" style:parent-style-name="Default">
      <style:table-cell-properties fo:background-color="#99ccff"/>
    </style:style>
    <style:style style:name="ConditionalStyle_5f_396" style:display-name="ConditionalStyle_39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95" style:display-name="ConditionalStyle_395" style:family="table-cell" style:parent-style-name="Default">
      <style:table-cell-properties fo:background-color="#99ccff"/>
    </style:style>
    <style:style style:name="ConditionalStyle_5f_394" style:display-name="ConditionalStyle_39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93" style:display-name="ConditionalStyle_393" style:family="table-cell" style:parent-style-name="Default">
      <style:table-cell-properties fo:background-color="#99ccff"/>
    </style:style>
    <style:style style:name="ConditionalStyle_5f_392" style:display-name="ConditionalStyle_39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91" style:display-name="ConditionalStyle_391" style:family="table-cell" style:parent-style-name="Default">
      <style:table-cell-properties fo:background-color="#99ccff"/>
    </style:style>
    <style:style style:name="ConditionalStyle_5f_390" style:display-name="ConditionalStyle_39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89" style:display-name="ConditionalStyle_389" style:family="table-cell" style:parent-style-name="Default">
      <style:table-cell-properties fo:background-color="#99ccff"/>
    </style:style>
    <style:style style:name="ConditionalStyle_5f_388" style:display-name="ConditionalStyle_38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87" style:display-name="ConditionalStyle_387" style:family="table-cell" style:parent-style-name="Default">
      <style:table-cell-properties fo:background-color="#99ccff"/>
    </style:style>
    <style:style style:name="ConditionalStyle_5f_386" style:display-name="ConditionalStyle_38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85" style:display-name="ConditionalStyle_385" style:family="table-cell" style:parent-style-name="Default">
      <style:table-cell-properties fo:background-color="#99ccff"/>
    </style:style>
    <style:style style:name="ConditionalStyle_5f_384" style:display-name="ConditionalStyle_38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83" style:display-name="ConditionalStyle_383" style:family="table-cell" style:parent-style-name="Default">
      <style:table-cell-properties fo:background-color="#99ccff"/>
    </style:style>
    <style:style style:name="ConditionalStyle_5f_382" style:display-name="ConditionalStyle_38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81" style:display-name="ConditionalStyle_381" style:family="table-cell" style:parent-style-name="Default">
      <style:table-cell-properties fo:background-color="#99ccff"/>
    </style:style>
    <style:style style:name="ConditionalStyle_5f_380" style:display-name="ConditionalStyle_38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79" style:display-name="ConditionalStyle_379" style:family="table-cell" style:parent-style-name="Default">
      <style:table-cell-properties fo:background-color="#99ccff"/>
    </style:style>
    <style:style style:name="ConditionalStyle_5f_378" style:display-name="ConditionalStyle_37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77" style:display-name="ConditionalStyle_377" style:family="table-cell" style:parent-style-name="Default">
      <style:table-cell-properties fo:background-color="#99ccff"/>
    </style:style>
    <style:style style:name="ConditionalStyle_5f_376" style:display-name="ConditionalStyle_37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75" style:display-name="ConditionalStyle_375" style:family="table-cell" style:parent-style-name="Default">
      <style:table-cell-properties fo:background-color="#99ccff"/>
    </style:style>
    <style:style style:name="ConditionalStyle_5f_374" style:display-name="ConditionalStyle_37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73" style:display-name="ConditionalStyle_373" style:family="table-cell" style:parent-style-name="Default">
      <style:table-cell-properties fo:background-color="#99ccff"/>
    </style:style>
    <style:style style:name="ConditionalStyle_5f_372" style:display-name="ConditionalStyle_37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71" style:display-name="ConditionalStyle_371" style:family="table-cell" style:parent-style-name="Default">
      <style:table-cell-properties fo:background-color="#99ccff"/>
    </style:style>
    <style:style style:name="ConditionalStyle_5f_370" style:display-name="ConditionalStyle_37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69" style:display-name="ConditionalStyle_369" style:family="table-cell" style:parent-style-name="Default">
      <style:table-cell-properties fo:background-color="#99ccff"/>
    </style:style>
    <style:style style:name="ConditionalStyle_5f_368" style:display-name="ConditionalStyle_36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67" style:display-name="ConditionalStyle_367" style:family="table-cell" style:parent-style-name="Default">
      <style:table-cell-properties fo:background-color="#99ccff"/>
    </style:style>
    <style:style style:name="ConditionalStyle_5f_366" style:display-name="ConditionalStyle_36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65" style:display-name="ConditionalStyle_365" style:family="table-cell" style:parent-style-name="Default">
      <style:table-cell-properties fo:background-color="#99ccff"/>
    </style:style>
    <style:style style:name="ConditionalStyle_5f_364" style:display-name="ConditionalStyle_36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63" style:display-name="ConditionalStyle_363" style:family="table-cell" style:parent-style-name="Default">
      <style:table-cell-properties fo:background-color="#99ccff"/>
    </style:style>
    <style:style style:name="ConditionalStyle_5f_362" style:display-name="ConditionalStyle_36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61" style:display-name="ConditionalStyle_361" style:family="table-cell" style:parent-style-name="Default">
      <style:table-cell-properties fo:background-color="#99ccff"/>
    </style:style>
    <style:style style:name="ConditionalStyle_5f_360" style:display-name="ConditionalStyle_36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59" style:display-name="ConditionalStyle_359" style:family="table-cell" style:parent-style-name="Default">
      <style:table-cell-properties fo:background-color="#99ccff"/>
    </style:style>
    <style:style style:name="ConditionalStyle_5f_358" style:display-name="ConditionalStyle_35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57" style:display-name="ConditionalStyle_357" style:family="table-cell" style:parent-style-name="Default">
      <style:table-cell-properties fo:background-color="#99ccff"/>
    </style:style>
    <style:style style:name="ConditionalStyle_5f_356" style:display-name="ConditionalStyle_35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55" style:display-name="ConditionalStyle_355" style:family="table-cell" style:parent-style-name="Default">
      <style:table-cell-properties fo:background-color="#99ccff"/>
    </style:style>
    <style:style style:name="ConditionalStyle_5f_354" style:display-name="ConditionalStyle_35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53" style:display-name="ConditionalStyle_353" style:family="table-cell" style:parent-style-name="Default">
      <style:table-cell-properties fo:background-color="#99ccff"/>
    </style:style>
    <style:style style:name="ConditionalStyle_5f_352" style:display-name="ConditionalStyle_35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51" style:display-name="ConditionalStyle_351" style:family="table-cell" style:parent-style-name="Default">
      <style:table-cell-properties fo:background-color="#99ccff"/>
    </style:style>
    <style:style style:name="ConditionalStyle_5f_350" style:display-name="ConditionalStyle_35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49" style:display-name="ConditionalStyle_349" style:family="table-cell" style:parent-style-name="Default">
      <style:table-cell-properties fo:background-color="#99ccff"/>
    </style:style>
    <style:style style:name="ConditionalStyle_5f_348" style:display-name="ConditionalStyle_34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47" style:display-name="ConditionalStyle_347" style:family="table-cell" style:parent-style-name="Default">
      <style:table-cell-properties fo:background-color="#99ccff"/>
    </style:style>
    <style:style style:name="ConditionalStyle_5f_346" style:display-name="ConditionalStyle_34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45" style:display-name="ConditionalStyle_345" style:family="table-cell" style:parent-style-name="Default">
      <style:table-cell-properties fo:background-color="#99ccff"/>
    </style:style>
    <style:style style:name="ConditionalStyle_5f_344" style:display-name="ConditionalStyle_34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43" style:display-name="ConditionalStyle_343" style:family="table-cell" style:parent-style-name="Default">
      <style:table-cell-properties fo:background-color="#99ccff"/>
    </style:style>
    <style:style style:name="ConditionalStyle_5f_342" style:display-name="ConditionalStyle_34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41" style:display-name="ConditionalStyle_341" style:family="table-cell" style:parent-style-name="Default">
      <style:table-cell-properties fo:background-color="#99ccff"/>
    </style:style>
    <style:style style:name="ConditionalStyle_5f_340" style:display-name="ConditionalStyle_34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39" style:display-name="ConditionalStyle_339" style:family="table-cell" style:parent-style-name="Default">
      <style:table-cell-properties fo:background-color="#99ccff"/>
    </style:style>
    <style:style style:name="ConditionalStyle_5f_338" style:display-name="ConditionalStyle_33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37" style:display-name="ConditionalStyle_337" style:family="table-cell" style:parent-style-name="Default">
      <style:table-cell-properties fo:background-color="#99ccff"/>
    </style:style>
    <style:style style:name="ConditionalStyle_5f_336" style:display-name="ConditionalStyle_33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35" style:display-name="ConditionalStyle_335" style:family="table-cell" style:parent-style-name="Default">
      <style:table-cell-properties fo:background-color="#99ccff"/>
    </style:style>
    <style:style style:name="ConditionalStyle_5f_334" style:display-name="ConditionalStyle_33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33" style:display-name="ConditionalStyle_333" style:family="table-cell" style:parent-style-name="Default">
      <style:table-cell-properties fo:background-color="#99ccff"/>
    </style:style>
    <style:style style:name="ConditionalStyle_5f_332" style:display-name="ConditionalStyle_33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31" style:display-name="ConditionalStyle_331" style:family="table-cell" style:parent-style-name="Default">
      <style:table-cell-properties fo:background-color="#99ccff"/>
    </style:style>
    <style:style style:name="ConditionalStyle_5f_330" style:display-name="ConditionalStyle_33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29" style:display-name="ConditionalStyle_329" style:family="table-cell" style:parent-style-name="Default">
      <style:table-cell-properties fo:background-color="#99ccff"/>
    </style:style>
    <style:style style:name="ConditionalStyle_5f_328" style:display-name="ConditionalStyle_32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27" style:display-name="ConditionalStyle_327" style:family="table-cell" style:parent-style-name="Default">
      <style:table-cell-properties fo:background-color="#99ccff"/>
    </style:style>
    <style:style style:name="ConditionalStyle_5f_326" style:display-name="ConditionalStyle_32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25" style:display-name="ConditionalStyle_325" style:family="table-cell" style:parent-style-name="Default">
      <style:table-cell-properties fo:background-color="#99ccff"/>
    </style:style>
    <style:style style:name="ConditionalStyle_5f_324" style:display-name="ConditionalStyle_32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23" style:display-name="ConditionalStyle_323" style:family="table-cell" style:parent-style-name="Default">
      <style:table-cell-properties fo:background-color="#99ccff"/>
    </style:style>
    <style:style style:name="ConditionalStyle_5f_316" style:display-name="ConditionalStyle_31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15" style:display-name="ConditionalStyle_315" style:family="table-cell" style:parent-style-name="Default">
      <style:table-cell-properties fo:background-color="#99ccff"/>
    </style:style>
    <style:style style:name="ConditionalStyle_5f_314" style:display-name="ConditionalStyle_314" style:family="table-cell" style:parent-style-name="Default">
      <style:table-cell-properties fo:background-color="#e7e6e6"/>
    </style:style>
    <style:style style:name="ConditionalStyle_5f_313" style:display-name="ConditionalStyle_31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12" style:display-name="ConditionalStyle_31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11" style:display-name="ConditionalStyle_311" style:family="table-cell" style:parent-style-name="Default">
      <style:table-cell-properties fo:background-color="#99ccff"/>
    </style:style>
    <style:style style:name="ConditionalStyle_5f_310" style:display-name="ConditionalStyle_310" style:family="table-cell" style:parent-style-name="Default">
      <style:table-cell-properties fo:background-color="#ff7c80"/>
    </style:style>
    <style:style style:name="ConditionalStyle_5f_309" style:display-name="ConditionalStyle_309" style:family="table-cell" style:parent-style-name="Default">
      <style:table-cell-properties fo:background-color="#ff7c80"/>
    </style:style>
    <style:style style:name="ConditionalStyle_5f_308" style:display-name="ConditionalStyle_308" style:family="table-cell" style:parent-style-name="Default">
      <style:table-cell-properties fo:background-color="#99ff99"/>
    </style:style>
    <style:style style:name="ConditionalStyle_5f_307" style:display-name="ConditionalStyle_30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06" style:display-name="ConditionalStyle_306" style:family="table-cell" style:parent-style-name="Default">
      <style:table-cell-properties fo:background-color="#99ccff"/>
    </style:style>
    <style:style style:name="ConditionalStyle_5f_305" style:display-name="ConditionalStyle_30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04" style:display-name="ConditionalStyle_304" style:family="table-cell" style:parent-style-name="Default">
      <style:table-cell-properties fo:background-color="#99ccff"/>
    </style:style>
    <style:style style:name="ConditionalStyle_5f_303" style:display-name="ConditionalStyle_30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02" style:display-name="ConditionalStyle_302" style:family="table-cell" style:parent-style-name="Default">
      <style:table-cell-properties fo:background-color="#99ccff"/>
    </style:style>
    <style:style style:name="ConditionalStyle_5f_301" style:display-name="ConditionalStyle_301" style:family="table-cell" style:parent-style-name="Default">
      <style:table-cell-properties fo:background-color="#ff7c80"/>
    </style:style>
    <style:style style:name="ConditionalStyle_5f_300" style:display-name="ConditionalStyle_300" style:family="table-cell" style:parent-style-name="Default">
      <style:table-cell-properties fo:background-color="#99ff99"/>
    </style:style>
    <style:style style:name="ConditionalStyle_5f_299" style:display-name="ConditionalStyle_29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98" style:display-name="ConditionalStyle_298" style:family="table-cell" style:parent-style-name="Default">
      <style:table-cell-properties fo:background-color="#99ccff"/>
    </style:style>
    <style:style style:name="ConditionalStyle_5f_297" style:display-name="ConditionalStyle_297" style:family="table-cell" style:parent-style-name="Default">
      <style:table-cell-properties fo:background-color="#ff7c80"/>
    </style:style>
    <style:style style:name="ConditionalStyle_5f_296" style:display-name="ConditionalStyle_296" style:family="table-cell" style:parent-style-name="Default">
      <style:table-cell-properties fo:background-color="#99ff99"/>
    </style:style>
    <style:style style:name="ConditionalStyle_5f_295" style:display-name="ConditionalStyle_29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94" style:display-name="ConditionalStyle_294" style:family="table-cell" style:parent-style-name="Default">
      <style:table-cell-properties fo:background-color="#99ccff"/>
    </style:style>
    <style:style style:name="ConditionalStyle_5f_293" style:display-name="ConditionalStyle_29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92" style:display-name="ConditionalStyle_292" style:family="table-cell" style:parent-style-name="Default">
      <style:table-cell-properties fo:background-color="#99ccff"/>
    </style:style>
    <style:style style:name="ConditionalStyle_5f_291" style:display-name="ConditionalStyle_29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90" style:display-name="ConditionalStyle_290" style:family="table-cell" style:parent-style-name="Default">
      <style:table-cell-properties fo:background-color="#99ccff"/>
    </style:style>
    <style:style style:name="ConditionalStyle_5f_289" style:display-name="ConditionalStyle_28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88" style:display-name="ConditionalStyle_288" style:family="table-cell" style:parent-style-name="Default">
      <style:table-cell-properties fo:background-color="#99ccff"/>
    </style:style>
    <style:style style:name="ConditionalStyle_5f_287" style:display-name="ConditionalStyle_28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86" style:display-name="ConditionalStyle_286" style:family="table-cell" style:parent-style-name="Default">
      <style:table-cell-properties fo:background-color="#99ccff"/>
    </style:style>
    <style:style style:name="ConditionalStyle_5f_285" style:display-name="ConditionalStyle_28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84" style:display-name="ConditionalStyle_284" style:family="table-cell" style:parent-style-name="Default">
      <style:table-cell-properties fo:background-color="#99ccff"/>
    </style:style>
    <style:style style:name="ConditionalStyle_5f_283" style:display-name="ConditionalStyle_28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82" style:display-name="ConditionalStyle_282" style:family="table-cell" style:parent-style-name="Default">
      <style:table-cell-properties fo:background-color="#99ccff"/>
    </style:style>
    <style:style style:name="ConditionalStyle_5f_281" style:display-name="ConditionalStyle_28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80" style:display-name="ConditionalStyle_280" style:family="table-cell" style:parent-style-name="Default">
      <style:table-cell-properties fo:background-color="#99ccff"/>
    </style:style>
    <style:style style:name="ConditionalStyle_5f_279" style:display-name="ConditionalStyle_27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78" style:display-name="ConditionalStyle_278" style:family="table-cell" style:parent-style-name="Default">
      <style:table-cell-properties fo:background-color="#99ccff"/>
    </style:style>
    <style:style style:name="ConditionalStyle_5f_277" style:display-name="ConditionalStyle_27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76" style:display-name="ConditionalStyle_276" style:family="table-cell" style:parent-style-name="Default">
      <style:table-cell-properties fo:background-color="#99ccff"/>
    </style:style>
    <style:style style:name="ConditionalStyle_5f_275" style:display-name="ConditionalStyle_27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74" style:display-name="ConditionalStyle_274" style:family="table-cell" style:parent-style-name="Default">
      <style:table-cell-properties fo:background-color="#99ccff"/>
    </style:style>
    <style:style style:name="ConditionalStyle_5f_273" style:display-name="ConditionalStyle_27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72" style:display-name="ConditionalStyle_272" style:family="table-cell" style:parent-style-name="Default">
      <style:table-cell-properties fo:background-color="#99ccff"/>
    </style:style>
    <style:style style:name="ConditionalStyle_5f_271" style:display-name="ConditionalStyle_27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70" style:display-name="ConditionalStyle_270" style:family="table-cell" style:parent-style-name="Default">
      <style:table-cell-properties fo:background-color="#99ccff"/>
    </style:style>
    <style:style style:name="ConditionalStyle_5f_269" style:display-name="ConditionalStyle_26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68" style:display-name="ConditionalStyle_268" style:family="table-cell" style:parent-style-name="Default">
      <style:table-cell-properties fo:background-color="#99ccff"/>
    </style:style>
    <style:style style:name="ConditionalStyle_5f_267" style:display-name="ConditionalStyle_267" style:family="table-cell" style:parent-style-name="Default">
      <style:table-cell-properties fo:background-color="#ff7c80"/>
    </style:style>
    <style:style style:name="ConditionalStyle_5f_266" style:display-name="ConditionalStyle_266" style:family="table-cell" style:parent-style-name="Default">
      <style:table-cell-properties fo:background-color="#99ff99"/>
    </style:style>
    <style:style style:name="ConditionalStyle_5f_265" style:display-name="ConditionalStyle_26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64" style:display-name="ConditionalStyle_264" style:family="table-cell" style:parent-style-name="Default">
      <style:table-cell-properties fo:background-color="#99ccff"/>
    </style:style>
    <style:style style:name="ConditionalStyle_5f_263" style:display-name="ConditionalStyle_26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62" style:display-name="ConditionalStyle_262" style:family="table-cell" style:parent-style-name="Default">
      <style:table-cell-properties fo:background-color="#99ccff"/>
    </style:style>
    <style:style style:name="ConditionalStyle_5f_261" style:display-name="ConditionalStyle_26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60" style:display-name="ConditionalStyle_260" style:family="table-cell" style:parent-style-name="Default">
      <style:table-cell-properties fo:background-color="#99ccff"/>
    </style:style>
    <style:style style:name="ConditionalStyle_5f_259" style:display-name="ConditionalStyle_25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58" style:display-name="ConditionalStyle_258" style:family="table-cell" style:parent-style-name="Default">
      <style:table-cell-properties fo:background-color="#99ccff"/>
    </style:style>
    <style:style style:name="ConditionalStyle_5f_257" style:display-name="ConditionalStyle_25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56" style:display-name="ConditionalStyle_256" style:family="table-cell" style:parent-style-name="Default">
      <style:table-cell-properties fo:background-color="#99ccff"/>
    </style:style>
    <style:style style:name="ConditionalStyle_5f_255" style:display-name="ConditionalStyle_25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54" style:display-name="ConditionalStyle_254" style:family="table-cell" style:parent-style-name="Default">
      <style:table-cell-properties fo:background-color="#99ccff"/>
    </style:style>
    <style:style style:name="ConditionalStyle_5f_253" style:display-name="ConditionalStyle_25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52" style:display-name="ConditionalStyle_252" style:family="table-cell" style:parent-style-name="Default">
      <style:table-cell-properties fo:background-color="#99ccff"/>
    </style:style>
    <style:style style:name="ConditionalStyle_5f_251" style:display-name="ConditionalStyle_25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50" style:display-name="ConditionalStyle_250" style:family="table-cell" style:parent-style-name="Default">
      <style:table-cell-properties fo:background-color="#99ccff"/>
    </style:style>
    <style:style style:name="ConditionalStyle_5f_249" style:display-name="ConditionalStyle_24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48" style:display-name="ConditionalStyle_248" style:family="table-cell" style:parent-style-name="Default">
      <style:table-cell-properties fo:background-color="#99ccff"/>
    </style:style>
    <style:style style:name="ConditionalStyle_5f_247" style:display-name="ConditionalStyle_24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46" style:display-name="ConditionalStyle_246" style:family="table-cell" style:parent-style-name="Default">
      <style:table-cell-properties fo:background-color="#99ccff"/>
    </style:style>
    <style:style style:name="ConditionalStyle_5f_245" style:display-name="ConditionalStyle_24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44" style:display-name="ConditionalStyle_244" style:family="table-cell" style:parent-style-name="Default">
      <style:table-cell-properties fo:background-color="#99ccff"/>
    </style:style>
    <style:style style:name="ConditionalStyle_5f_243" style:display-name="ConditionalStyle_24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42" style:display-name="ConditionalStyle_242" style:family="table-cell" style:parent-style-name="Default">
      <style:table-cell-properties fo:background-color="#99ccff"/>
    </style:style>
    <style:style style:name="ConditionalStyle_5f_241" style:display-name="ConditionalStyle_24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40" style:display-name="ConditionalStyle_240" style:family="table-cell" style:parent-style-name="Default">
      <style:table-cell-properties fo:background-color="#99ccff"/>
    </style:style>
    <style:style style:name="ConditionalStyle_5f_239" style:display-name="ConditionalStyle_23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38" style:display-name="ConditionalStyle_238" style:family="table-cell" style:parent-style-name="Default">
      <style:table-cell-properties fo:background-color="#99ccff"/>
    </style:style>
    <style:style style:name="ConditionalStyle_5f_237" style:display-name="ConditionalStyle_23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36" style:display-name="ConditionalStyle_236" style:family="table-cell" style:parent-style-name="Default">
      <style:table-cell-properties fo:background-color="#99ccff"/>
    </style:style>
    <style:style style:name="ConditionalStyle_5f_235" style:display-name="ConditionalStyle_235" style:family="table-cell" style:parent-style-name="Default">
      <style:table-cell-properties fo:background-color="#ff7c80"/>
    </style:style>
    <style:style style:name="ConditionalStyle_5f_234" style:display-name="ConditionalStyle_234" style:family="table-cell" style:parent-style-name="Default">
      <style:table-cell-properties fo:background-color="#99ff99"/>
    </style:style>
    <style:style style:name="ConditionalStyle_5f_233" style:display-name="ConditionalStyle_23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32" style:display-name="ConditionalStyle_232" style:family="table-cell" style:parent-style-name="Default">
      <style:table-cell-properties fo:background-color="#99ccff"/>
    </style:style>
    <style:style style:name="ConditionalStyle_5f_231" style:display-name="ConditionalStyle_23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30" style:display-name="ConditionalStyle_230" style:family="table-cell" style:parent-style-name="Default">
      <style:table-cell-properties fo:background-color="#99ccff"/>
    </style:style>
    <style:style style:name="ConditionalStyle_5f_229" style:display-name="ConditionalStyle_22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28" style:display-name="ConditionalStyle_228" style:family="table-cell" style:parent-style-name="Default">
      <style:table-cell-properties fo:background-color="#99ccff"/>
    </style:style>
    <style:style style:name="ConditionalStyle_5f_227" style:display-name="ConditionalStyle_22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26" style:display-name="ConditionalStyle_226" style:family="table-cell" style:parent-style-name="Default">
      <style:table-cell-properties fo:background-color="#99ccff"/>
    </style:style>
    <style:style style:name="ConditionalStyle_5f_225" style:display-name="ConditionalStyle_22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24" style:display-name="ConditionalStyle_224" style:family="table-cell" style:parent-style-name="Default">
      <style:table-cell-properties fo:background-color="#99ccff"/>
    </style:style>
    <style:style style:name="ConditionalStyle_5f_223" style:display-name="ConditionalStyle_22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22" style:display-name="ConditionalStyle_222" style:family="table-cell" style:parent-style-name="Default">
      <style:table-cell-properties fo:background-color="#99ccff"/>
    </style:style>
    <style:style style:name="ConditionalStyle_5f_221" style:display-name="ConditionalStyle_22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20" style:display-name="ConditionalStyle_220" style:family="table-cell" style:parent-style-name="Default">
      <style:table-cell-properties fo:background-color="#99ccff"/>
    </style:style>
    <style:style style:name="ConditionalStyle_5f_219" style:display-name="ConditionalStyle_21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18" style:display-name="ConditionalStyle_218" style:family="table-cell" style:parent-style-name="Default">
      <style:table-cell-properties fo:background-color="#99ccff"/>
    </style:style>
    <style:style style:name="ConditionalStyle_5f_217" style:display-name="ConditionalStyle_21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16" style:display-name="ConditionalStyle_216" style:family="table-cell" style:parent-style-name="Default">
      <style:table-cell-properties fo:background-color="#99ccff"/>
    </style:style>
    <style:style style:name="ConditionalStyle_5f_215" style:display-name="ConditionalStyle_21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14" style:display-name="ConditionalStyle_214" style:family="table-cell" style:parent-style-name="Default">
      <style:table-cell-properties fo:background-color="#99ccff"/>
    </style:style>
    <style:style style:name="ConditionalStyle_5f_213" style:display-name="ConditionalStyle_21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12" style:display-name="ConditionalStyle_212" style:family="table-cell" style:parent-style-name="Default">
      <style:table-cell-properties fo:background-color="#99ccff"/>
    </style:style>
    <style:style style:name="ConditionalStyle_5f_211" style:display-name="ConditionalStyle_21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10" style:display-name="ConditionalStyle_210" style:family="table-cell" style:parent-style-name="Default">
      <style:table-cell-properties fo:background-color="#99ccff"/>
    </style:style>
    <style:style style:name="ConditionalStyle_5f_209" style:display-name="ConditionalStyle_20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8" style:display-name="ConditionalStyle_208" style:family="table-cell" style:parent-style-name="Default">
      <style:table-cell-properties fo:background-color="#99ccff"/>
    </style:style>
    <style:style style:name="ConditionalStyle_5f_207" style:display-name="ConditionalStyle_20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6" style:display-name="ConditionalStyle_206" style:family="table-cell" style:parent-style-name="Default">
      <style:table-cell-properties fo:background-color="#99ccff"/>
    </style:style>
    <style:style style:name="ConditionalStyle_5f_205" style:display-name="ConditionalStyle_205" style:family="table-cell" style:parent-style-name="Default">
      <style:table-cell-properties fo:background-color="#ff7c80"/>
    </style:style>
    <style:style style:name="ConditionalStyle_5f_204" style:display-name="ConditionalStyle_204" style:family="table-cell" style:parent-style-name="Default">
      <style:table-cell-properties fo:background-color="#99ff99"/>
    </style:style>
    <style:style style:name="ConditionalStyle_5f_203" style:display-name="ConditionalStyle_20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2" style:display-name="ConditionalStyle_202" style:family="table-cell" style:parent-style-name="Default">
      <style:table-cell-properties fo:background-color="#99ccff"/>
    </style:style>
    <style:style style:name="ConditionalStyle_5f_201" style:display-name="ConditionalStyle_20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0" style:display-name="ConditionalStyle_200" style:family="table-cell" style:parent-style-name="Default">
      <style:table-cell-properties fo:background-color="#99ccff"/>
    </style:style>
    <style:style style:name="ConditionalStyle_5f_199" style:display-name="ConditionalStyle_19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8" style:display-name="ConditionalStyle_198" style:family="table-cell" style:parent-style-name="Default">
      <style:table-cell-properties fo:background-color="#99ccff"/>
    </style:style>
    <style:style style:name="ConditionalStyle_5f_197" style:display-name="ConditionalStyle_19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6" style:display-name="ConditionalStyle_196" style:family="table-cell" style:parent-style-name="Default">
      <style:table-cell-properties fo:background-color="#99ccff"/>
    </style:style>
    <style:style style:name="ConditionalStyle_5f_195" style:display-name="ConditionalStyle_19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4" style:display-name="ConditionalStyle_194" style:family="table-cell" style:parent-style-name="Default">
      <style:table-cell-properties fo:background-color="#99ccff"/>
    </style:style>
    <style:style style:name="ConditionalStyle_5f_193" style:display-name="ConditionalStyle_19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2" style:display-name="ConditionalStyle_192" style:family="table-cell" style:parent-style-name="Default">
      <style:table-cell-properties fo:background-color="#99ccff"/>
    </style:style>
    <style:style style:name="ConditionalStyle_5f_191" style:display-name="ConditionalStyle_19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0" style:display-name="ConditionalStyle_190" style:family="table-cell" style:parent-style-name="Default">
      <style:table-cell-properties fo:background-color="#99ccff"/>
    </style:style>
    <style:style style:name="ConditionalStyle_5f_189" style:display-name="ConditionalStyle_18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8" style:display-name="ConditionalStyle_188" style:family="table-cell" style:parent-style-name="Default">
      <style:table-cell-properties fo:background-color="#99ccff"/>
    </style:style>
    <style:style style:name="ConditionalStyle_5f_187" style:display-name="ConditionalStyle_18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6" style:display-name="ConditionalStyle_186" style:family="table-cell" style:parent-style-name="Default">
      <style:table-cell-properties fo:background-color="#99ccff"/>
    </style:style>
    <style:style style:name="ConditionalStyle_5f_185" style:display-name="ConditionalStyle_18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4" style:display-name="ConditionalStyle_184" style:family="table-cell" style:parent-style-name="Default">
      <style:table-cell-properties fo:background-color="#99ccff"/>
    </style:style>
    <style:style style:name="ConditionalStyle_5f_183" style:display-name="ConditionalStyle_18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2" style:display-name="ConditionalStyle_182" style:family="table-cell" style:parent-style-name="Default">
      <style:table-cell-properties fo:background-color="#99ccff"/>
    </style:style>
    <style:style style:name="ConditionalStyle_5f_181" style:display-name="ConditionalStyle_18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0" style:display-name="ConditionalStyle_180" style:family="table-cell" style:parent-style-name="Default">
      <style:table-cell-properties fo:background-color="#99ccff"/>
    </style:style>
    <style:style style:name="ConditionalStyle_5f_179" style:display-name="ConditionalStyle_17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8" style:display-name="ConditionalStyle_178" style:family="table-cell" style:parent-style-name="Default">
      <style:table-cell-properties fo:background-color="#99ccff"/>
    </style:style>
    <style:style style:name="ConditionalStyle_5f_177" style:display-name="ConditionalStyle_17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6" style:display-name="ConditionalStyle_176" style:family="table-cell" style:parent-style-name="Default">
      <style:table-cell-properties fo:background-color="#99ccff"/>
    </style:style>
    <style:style style:name="ConditionalStyle_5f_175" style:display-name="ConditionalStyle_17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4" style:display-name="ConditionalStyle_174" style:family="table-cell" style:parent-style-name="Default">
      <style:table-cell-properties fo:background-color="#99ccff"/>
    </style:style>
    <style:style style:name="ConditionalStyle_5f_173" style:display-name="ConditionalStyle_17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2" style:display-name="ConditionalStyle_172" style:family="table-cell" style:parent-style-name="Default">
      <style:table-cell-properties fo:background-color="#99ccff"/>
    </style:style>
    <style:style style:name="ConditionalStyle_5f_171" style:display-name="ConditionalStyle_17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0" style:display-name="ConditionalStyle_170" style:family="table-cell" style:parent-style-name="Default">
      <style:table-cell-properties fo:background-color="#99ccff"/>
    </style:style>
    <style:style style:name="ConditionalStyle_5f_169" style:display-name="ConditionalStyle_16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8" style:display-name="ConditionalStyle_168" style:family="table-cell" style:parent-style-name="Default">
      <style:table-cell-properties fo:background-color="#99ccff"/>
    </style:style>
    <style:style style:name="ConditionalStyle_5f_167" style:display-name="ConditionalStyle_16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6" style:display-name="ConditionalStyle_166" style:family="table-cell" style:parent-style-name="Default">
      <style:table-cell-properties fo:background-color="#99ccff"/>
    </style:style>
    <style:style style:name="ConditionalStyle_5f_165" style:display-name="ConditionalStyle_16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4" style:display-name="ConditionalStyle_164" style:family="table-cell" style:parent-style-name="Default">
      <style:table-cell-properties fo:background-color="#99ccff"/>
    </style:style>
    <style:style style:name="ConditionalStyle_5f_163" style:display-name="ConditionalStyle_16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2" style:display-name="ConditionalStyle_162" style:family="table-cell" style:parent-style-name="Default">
      <style:table-cell-properties fo:background-color="#99ccff"/>
    </style:style>
    <style:style style:name="ConditionalStyle_5f_161" style:display-name="ConditionalStyle_16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0" style:display-name="ConditionalStyle_160" style:family="table-cell" style:parent-style-name="Default">
      <style:table-cell-properties fo:background-color="#99ccff"/>
    </style:style>
    <style:style style:name="ConditionalStyle_5f_159" style:display-name="ConditionalStyle_15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8" style:display-name="ConditionalStyle_158" style:family="table-cell" style:parent-style-name="Default">
      <style:table-cell-properties fo:background-color="#99ccff"/>
    </style:style>
    <style:style style:name="ConditionalStyle_5f_157" style:display-name="ConditionalStyle_15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6" style:display-name="ConditionalStyle_156" style:family="table-cell" style:parent-style-name="Default">
      <style:table-cell-properties fo:background-color="#99ccff"/>
    </style:style>
    <style:style style:name="ConditionalStyle_5f_155" style:display-name="ConditionalStyle_15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4" style:display-name="ConditionalStyle_154" style:family="table-cell" style:parent-style-name="Default">
      <style:table-cell-properties fo:background-color="#99ccff"/>
    </style:style>
    <style:style style:name="ConditionalStyle_5f_153" style:display-name="ConditionalStyle_15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2" style:display-name="ConditionalStyle_152" style:family="table-cell" style:parent-style-name="Default">
      <style:table-cell-properties fo:background-color="#99ccff"/>
    </style:style>
    <style:style style:name="ConditionalStyle_5f_151" style:display-name="ConditionalStyle_15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0" style:display-name="ConditionalStyle_150" style:family="table-cell" style:parent-style-name="Default">
      <style:table-cell-properties fo:background-color="#99ccff"/>
    </style:style>
    <style:style style:name="ConditionalStyle_5f_149" style:display-name="ConditionalStyle_14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8" style:display-name="ConditionalStyle_148" style:family="table-cell" style:parent-style-name="Default">
      <style:table-cell-properties fo:background-color="#99ccff"/>
    </style:style>
    <style:style style:name="ConditionalStyle_5f_147" style:display-name="ConditionalStyle_14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6" style:display-name="ConditionalStyle_146" style:family="table-cell" style:parent-style-name="Default">
      <style:table-cell-properties fo:background-color="#99ccff"/>
    </style:style>
    <style:style style:name="ConditionalStyle_5f_145" style:display-name="ConditionalStyle_14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4" style:display-name="ConditionalStyle_144" style:family="table-cell" style:parent-style-name="Default">
      <style:table-cell-properties fo:background-color="#99ccff"/>
    </style:style>
    <style:style style:name="ConditionalStyle_5f_143" style:display-name="ConditionalStyle_14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2" style:display-name="ConditionalStyle_142" style:family="table-cell" style:parent-style-name="Default">
      <style:table-cell-properties fo:background-color="#99ccff"/>
    </style:style>
    <style:style style:name="ConditionalStyle_5f_141" style:display-name="ConditionalStyle_14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0" style:display-name="ConditionalStyle_140" style:family="table-cell" style:parent-style-name="Default">
      <style:table-cell-properties fo:background-color="#99ccff"/>
    </style:style>
    <style:style style:name="ConditionalStyle_5f_139" style:display-name="ConditionalStyle_13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8" style:display-name="ConditionalStyle_138" style:family="table-cell" style:parent-style-name="Default">
      <style:table-cell-properties fo:background-color="#99ccff"/>
    </style:style>
    <style:style style:name="ConditionalStyle_5f_137" style:display-name="ConditionalStyle_13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6" style:display-name="ConditionalStyle_136" style:family="table-cell" style:parent-style-name="Default">
      <style:table-cell-properties fo:background-color="#99ccff"/>
    </style:style>
    <style:style style:name="ConditionalStyle_5f_135" style:display-name="ConditionalStyle_13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4" style:display-name="ConditionalStyle_134" style:family="table-cell" style:parent-style-name="Default">
      <style:table-cell-properties fo:background-color="#99ccff"/>
    </style:style>
    <style:style style:name="ConditionalStyle_5f_133" style:display-name="ConditionalStyle_13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2" style:display-name="ConditionalStyle_132" style:family="table-cell" style:parent-style-name="Default">
      <style:table-cell-properties fo:background-color="#99ccff"/>
    </style:style>
    <style:style style:name="ConditionalStyle_5f_131" style:display-name="ConditionalStyle_13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0" style:display-name="ConditionalStyle_130" style:family="table-cell" style:parent-style-name="Default">
      <style:table-cell-properties fo:background-color="#99ccff"/>
    </style:style>
    <style:style style:name="ConditionalStyle_5f_129" style:display-name="ConditionalStyle_12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8" style:display-name="ConditionalStyle_128" style:family="table-cell" style:parent-style-name="Default">
      <style:table-cell-properties fo:background-color="#99ccff"/>
    </style:style>
    <style:style style:name="ConditionalStyle_5f_127" style:display-name="ConditionalStyle_12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6" style:display-name="ConditionalStyle_126" style:family="table-cell" style:parent-style-name="Default">
      <style:table-cell-properties fo:background-color="#99ccff"/>
    </style:style>
    <style:style style:name="ConditionalStyle_5f_125" style:display-name="ConditionalStyle_12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4" style:display-name="ConditionalStyle_124" style:family="table-cell" style:parent-style-name="Default">
      <style:table-cell-properties fo:background-color="#99ccff"/>
    </style:style>
    <style:style style:name="ConditionalStyle_5f_123" style:display-name="ConditionalStyle_12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2" style:display-name="ConditionalStyle_122" style:family="table-cell" style:parent-style-name="Default">
      <style:table-cell-properties fo:background-color="#99ccff"/>
    </style:style>
    <style:style style:name="ConditionalStyle_5f_121" style:display-name="ConditionalStyle_12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0" style:display-name="ConditionalStyle_120" style:family="table-cell" style:parent-style-name="Default">
      <style:table-cell-properties fo:background-color="#99ccff"/>
    </style:style>
    <style:style style:name="ConditionalStyle_5f_119" style:display-name="ConditionalStyle_11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8" style:display-name="ConditionalStyle_118" style:family="table-cell" style:parent-style-name="Default">
      <style:table-cell-properties fo:background-color="#99ccff"/>
    </style:style>
    <style:style style:name="ConditionalStyle_5f_117" style:display-name="ConditionalStyle_11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6" style:display-name="ConditionalStyle_116" style:family="table-cell" style:parent-style-name="Default">
      <style:table-cell-properties fo:background-color="#99ccff"/>
    </style:style>
    <style:style style:name="ConditionalStyle_5f_115" style:display-name="ConditionalStyle_11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4" style:display-name="ConditionalStyle_114" style:family="table-cell" style:parent-style-name="Default">
      <style:table-cell-properties fo:background-color="#99ccff"/>
    </style:style>
    <style:style style:name="ConditionalStyle_5f_113" style:display-name="ConditionalStyle_11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2" style:display-name="ConditionalStyle_112" style:family="table-cell" style:parent-style-name="Default">
      <style:table-cell-properties fo:background-color="#99ccff"/>
    </style:style>
    <style:style style:name="ConditionalStyle_5f_111" style:display-name="ConditionalStyle_11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0" style:display-name="ConditionalStyle_110" style:family="table-cell" style:parent-style-name="Default">
      <style:table-cell-properties fo:background-color="#99ccff"/>
    </style:style>
    <style:style style:name="ConditionalStyle_5f_109" style:display-name="ConditionalStyle_109" style:family="table-cell" style:parent-style-name="Default">
      <style:table-cell-properties fo:background-color="#ff7c80"/>
    </style:style>
    <style:style style:name="ConditionalStyle_5f_108" style:display-name="ConditionalStyle_108" style:family="table-cell" style:parent-style-name="Default">
      <style:table-cell-properties fo:background-color="#99ff99"/>
    </style:style>
    <style:style style:name="ConditionalStyle_5f_107" style:display-name="ConditionalStyle_10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6" style:display-name="ConditionalStyle_106" style:family="table-cell" style:parent-style-name="Default">
      <style:table-cell-properties fo:background-color="#99ccff"/>
    </style:style>
    <style:style style:name="ConditionalStyle_5f_105" style:display-name="ConditionalStyle_10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4" style:display-name="ConditionalStyle_104" style:family="table-cell" style:parent-style-name="Default">
      <style:table-cell-properties fo:background-color="#99ccff"/>
    </style:style>
    <style:style style:name="ConditionalStyle_5f_103" style:display-name="ConditionalStyle_10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2" style:display-name="ConditionalStyle_102" style:family="table-cell" style:parent-style-name="Default">
      <style:table-cell-properties fo:background-color="#99ccff"/>
    </style:style>
    <style:style style:name="ConditionalStyle_5f_101" style:display-name="ConditionalStyle_10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0" style:display-name="ConditionalStyle_100" style:family="table-cell" style:parent-style-name="Default">
      <style:table-cell-properties fo:background-color="#99ccff"/>
    </style:style>
    <style:style style:name="ConditionalStyle_5f_99" style:display-name="ConditionalStyle_9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8" style:display-name="ConditionalStyle_98" style:family="table-cell" style:parent-style-name="Default">
      <style:table-cell-properties fo:background-color="#99ccff"/>
    </style:style>
    <style:style style:name="ConditionalStyle_5f_97" style:display-name="ConditionalStyle_9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6" style:display-name="ConditionalStyle_96" style:family="table-cell" style:parent-style-name="Default">
      <style:table-cell-properties fo:background-color="#99ccff"/>
    </style:style>
    <style:style style:name="ConditionalStyle_5f_95" style:display-name="ConditionalStyle_9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4" style:display-name="ConditionalStyle_94" style:family="table-cell" style:parent-style-name="Default">
      <style:table-cell-properties fo:background-color="#99ccff"/>
    </style:style>
    <style:style style:name="ConditionalStyle_5f_93" style:display-name="ConditionalStyle_9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2" style:display-name="ConditionalStyle_92" style:family="table-cell" style:parent-style-name="Default">
      <style:table-cell-properties fo:background-color="#99ccff"/>
    </style:style>
    <style:style style:name="ConditionalStyle_5f_91" style:display-name="ConditionalStyle_9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0" style:display-name="ConditionalStyle_90" style:family="table-cell" style:parent-style-name="Default">
      <style:table-cell-properties fo:background-color="#99ccff"/>
    </style:style>
    <style:style style:name="ConditionalStyle_5f_89" style:display-name="ConditionalStyle_8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8" style:display-name="ConditionalStyle_88" style:family="table-cell" style:parent-style-name="Default">
      <style:table-cell-properties fo:background-color="#99ccff"/>
    </style:style>
    <style:style style:name="ConditionalStyle_5f_87" style:display-name="ConditionalStyle_8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6" style:display-name="ConditionalStyle_86" style:family="table-cell" style:parent-style-name="Default">
      <style:table-cell-properties fo:background-color="#99ccff"/>
    </style:style>
    <style:style style:name="ConditionalStyle_5f_85" style:display-name="ConditionalStyle_8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4" style:display-name="ConditionalStyle_84" style:family="table-cell" style:parent-style-name="Default">
      <style:table-cell-properties fo:background-color="#99ccff"/>
    </style:style>
    <style:style style:name="ConditionalStyle_5f_83" style:display-name="ConditionalStyle_8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2" style:display-name="ConditionalStyle_82" style:family="table-cell" style:parent-style-name="Default">
      <style:table-cell-properties fo:background-color="#99ccff"/>
    </style:style>
    <style:style style:name="ConditionalStyle_5f_81" style:display-name="ConditionalStyle_81" style:family="table-cell" style:parent-style-name="Default">
      <style:table-cell-properties fo:background-color="#ff7c80"/>
    </style:style>
    <style:style style:name="ConditionalStyle_5f_80" style:display-name="ConditionalStyle_80" style:family="table-cell" style:parent-style-name="Default">
      <style:table-cell-properties fo:background-color="#99ff99"/>
    </style:style>
    <style:style style:name="ConditionalStyle_5f_79" style:display-name="ConditionalStyle_7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8" style:display-name="ConditionalStyle_78" style:family="table-cell" style:parent-style-name="Default">
      <style:table-cell-properties fo:background-color="#99ccff"/>
    </style:style>
    <style:style style:name="ConditionalStyle_5f_77" style:display-name="ConditionalStyle_7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6" style:display-name="ConditionalStyle_76" style:family="table-cell" style:parent-style-name="Default">
      <style:table-cell-properties fo:background-color="#99ccff"/>
    </style:style>
    <style:style style:name="ConditionalStyle_5f_75" style:display-name="ConditionalStyle_7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4" style:display-name="ConditionalStyle_74" style:family="table-cell" style:parent-style-name="Default">
      <style:table-cell-properties fo:background-color="#99ccff"/>
    </style:style>
    <style:style style:name="ConditionalStyle_5f_73" style:display-name="ConditionalStyle_7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2" style:display-name="ConditionalStyle_72" style:family="table-cell" style:parent-style-name="Default">
      <style:table-cell-properties fo:background-color="#99ccff"/>
    </style:style>
    <style:style style:name="ConditionalStyle_5f_71" style:display-name="ConditionalStyle_7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0" style:display-name="ConditionalStyle_70" style:family="table-cell" style:parent-style-name="Default">
      <style:table-cell-properties fo:background-color="#99ccff"/>
    </style:style>
    <style:style style:name="ConditionalStyle_5f_69" style:display-name="ConditionalStyle_6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8" style:display-name="ConditionalStyle_68" style:family="table-cell" style:parent-style-name="Default">
      <style:table-cell-properties fo:background-color="#99ccff"/>
    </style:style>
    <style:style style:name="ConditionalStyle_5f_67" style:display-name="ConditionalStyle_6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6" style:display-name="ConditionalStyle_66" style:family="table-cell" style:parent-style-name="Default">
      <style:table-cell-properties fo:background-color="#99ccff"/>
    </style:style>
    <style:style style:name="ConditionalStyle_5f_65" style:display-name="ConditionalStyle_6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4" style:display-name="ConditionalStyle_64" style:family="table-cell" style:parent-style-name="Default">
      <style:table-cell-properties fo:background-color="#99ccff"/>
    </style:style>
    <style:style style:name="ConditionalStyle_5f_63" style:display-name="ConditionalStyle_6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2" style:display-name="ConditionalStyle_62" style:family="table-cell" style:parent-style-name="Default">
      <style:table-cell-properties fo:background-color="#99ccff"/>
    </style:style>
    <style:style style:name="ConditionalStyle_5f_61" style:display-name="ConditionalStyle_6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0" style:display-name="ConditionalStyle_60" style:family="table-cell" style:parent-style-name="Default">
      <style:table-cell-properties fo:background-color="#99ccff"/>
    </style:style>
    <style:style style:name="ConditionalStyle_5f_59" style:display-name="ConditionalStyle_5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8" style:display-name="ConditionalStyle_58" style:family="table-cell" style:parent-style-name="Default">
      <style:table-cell-properties fo:background-color="#99ccff"/>
    </style:style>
    <style:style style:name="ConditionalStyle_5f_57" style:display-name="ConditionalStyle_5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6" style:display-name="ConditionalStyle_56" style:family="table-cell" style:parent-style-name="Default">
      <style:table-cell-properties fo:background-color="#99ccff"/>
    </style:style>
    <style:style style:name="ConditionalStyle_5f_55" style:display-name="ConditionalStyle_5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4" style:display-name="ConditionalStyle_54" style:family="table-cell" style:parent-style-name="Default">
      <style:table-cell-properties fo:background-color="#99ccff"/>
    </style:style>
    <style:style style:name="ConditionalStyle_5f_53" style:display-name="ConditionalStyle_5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2" style:display-name="ConditionalStyle_52" style:family="table-cell" style:parent-style-name="Default">
      <style:table-cell-properties fo:background-color="#99ccff"/>
    </style:style>
    <style:style style:name="ConditionalStyle_5f_51" style:display-name="ConditionalStyle_5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0" style:display-name="ConditionalStyle_50" style:family="table-cell" style:parent-style-name="Default">
      <style:table-cell-properties fo:background-color="#99ccff"/>
    </style:style>
    <style:style style:name="ConditionalStyle_5f_49" style:display-name="ConditionalStyle_4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8" style:display-name="ConditionalStyle_48" style:family="table-cell" style:parent-style-name="Default">
      <style:table-cell-properties fo:background-color="#99ccff"/>
    </style:style>
    <style:style style:name="ConditionalStyle_5f_47" style:display-name="ConditionalStyle_4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6" style:display-name="ConditionalStyle_46" style:family="table-cell" style:parent-style-name="Default">
      <style:table-cell-properties fo:background-color="#99ccff"/>
    </style:style>
    <style:style style:name="ConditionalStyle_5f_45" style:display-name="ConditionalStyle_4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4" style:display-name="ConditionalStyle_44" style:family="table-cell" style:parent-style-name="Default">
      <style:table-cell-properties fo:background-color="#99ccff"/>
    </style:style>
    <style:style style:name="ConditionalStyle_5f_43" style:display-name="ConditionalStyle_4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2" style:display-name="ConditionalStyle_42" style:family="table-cell" style:parent-style-name="Default">
      <style:table-cell-properties fo:background-color="#99ccff"/>
    </style:style>
    <style:style style:name="ConditionalStyle_5f_41" style:display-name="ConditionalStyle_4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0" style:display-name="ConditionalStyle_40" style:family="table-cell" style:parent-style-name="Default">
      <style:table-cell-properties fo:background-color="#99ccff"/>
    </style:style>
    <style:style style:name="ConditionalStyle_5f_39" style:display-name="ConditionalStyle_3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able-cell-properties fo:background-color="#99ccff"/>
    </style:style>
    <style:style style:name="ConditionalStyle_5f_37" style:display-name="ConditionalStyle_3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6" style:display-name="ConditionalStyle_36" style:family="table-cell" style:parent-style-name="Default">
      <style:table-cell-properties fo:background-color="#99ccff"/>
    </style:style>
    <style:style style:name="ConditionalStyle_5f_35" style:display-name="ConditionalStyle_3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able-cell-properties fo:background-color="#99ccff"/>
    </style:style>
    <style:style style:name="ConditionalStyle_5f_33" style:display-name="ConditionalStyle_3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2" style:display-name="ConditionalStyle_32" style:family="table-cell" style:parent-style-name="Default">
      <style:table-cell-properties fo:background-color="#99ccff"/>
    </style:style>
    <style:style style:name="ConditionalStyle_5f_31" style:display-name="ConditionalStyle_3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0" style:display-name="ConditionalStyle_30" style:family="table-cell" style:parent-style-name="Default">
      <style:table-cell-properties fo:background-color="#99ccff"/>
    </style:style>
    <style:style style:name="ConditionalStyle_5f_29" style:display-name="ConditionalStyle_2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8" style:display-name="ConditionalStyle_28" style:family="table-cell" style:parent-style-name="Default">
      <style:table-cell-properties fo:background-color="#99ccff"/>
    </style:style>
    <style:style style:name="ConditionalStyle_5f_27" style:display-name="ConditionalStyle_27" style:family="table-cell" style:parent-style-name="Default">
      <style:table-cell-properties fo:background-color="#ff7c80"/>
    </style:style>
    <style:style style:name="ConditionalStyle_5f_26" style:display-name="ConditionalStyle_26" style:family="table-cell" style:parent-style-name="Default">
      <style:table-cell-properties fo:background-color="#99ff99"/>
    </style:style>
    <style:style style:name="ConditionalStyle_5f_25" style:display-name="ConditionalStyle_2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4" style:display-name="ConditionalStyle_24" style:family="table-cell" style:parent-style-name="Default">
      <style:table-cell-properties fo:background-color="#99ccff"/>
    </style:style>
    <style:style style:name="ConditionalStyle_5f_23" style:display-name="ConditionalStyle_2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2" style:display-name="ConditionalStyle_22" style:family="table-cell" style:parent-style-name="Default">
      <style:table-cell-properties fo:background-color="#99ccff"/>
    </style:style>
    <style:style style:name="ConditionalStyle_5f_21" style:display-name="ConditionalStyle_2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99ccff"/>
    </style:style>
    <style:style style:name="ConditionalStyle_5f_19" style:display-name="ConditionalStyle_1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" style:display-name="ConditionalStyle_18" style:family="table-cell" style:parent-style-name="Default">
      <style:table-cell-properties fo:background-color="#99ccff"/>
    </style:style>
    <style:style style:name="ConditionalStyle_5f_17" style:display-name="ConditionalStyle_1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" style:display-name="ConditionalStyle_16" style:family="table-cell" style:parent-style-name="Default">
      <style:table-cell-properties fo:background-color="#99ccff"/>
    </style:style>
    <style:style style:name="ConditionalStyle_5f_15" style:display-name="ConditionalStyle_1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" style:display-name="ConditionalStyle_14" style:family="table-cell" style:parent-style-name="Default">
      <style:table-cell-properties fo:background-color="#99ccff"/>
    </style:style>
    <style:style style:name="ConditionalStyle_5f_13" style:display-name="ConditionalStyle_1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" style:display-name="ConditionalStyle_12" style:family="table-cell" style:parent-style-name="Default">
      <style:table-cell-properties fo:background-color="#99ccff"/>
    </style:style>
    <style:style style:name="ConditionalStyle_5f_11" style:display-name="ConditionalStyle_1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activities_5f_finished_5f_per_5f_day_5f_blue_5f_background" style:display-name="activities_finished_per_day_blue_background" style:family="table-cell" style:parent-style-name="Default">
      <style:table-cell-properties fo:background-color="#99ccff"/>
      <style:text-properties fo:font-size="10pt"/>
    </style:style>
    <style:style style:name="ConditionalStyle_5f_9" style:display-name="ConditionalStyle_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" style:display-name="ConditionalStyle_8" style:family="table-cell" style:parent-style-name="Default">
      <style:table-cell-properties fo:background-color="#99ccff"/>
    </style:style>
    <style:style style:name="ConditionalStyle_5f_7" style:display-name="ConditionalStyle_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99ccff"/>
    </style:style>
    <style:style style:name="ConditionalStyle_5f_4" style:display-name="ConditionalStyle_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able-cell-properties fo:background-color="#99ccff"/>
    </style:style>
    <style:style style:name="ConditionalStyle_5f_2" style:display-name="ConditionalStyle_2" style:family="table-cell" style:parent-style-name="Default">
      <style:table-cell-properties fo:background-color="#ff7c80"/>
    </style:style>
    <style:style style:name="ConditionalStyle_5f_1" style:display-name="ConditionalStyle_1" style:family="table-cell" style:parent-style-name="Default">
      <style:table-cell-properties fo:background-color="#99ff99"/>
    </style:style>
    <style:style style:name="ConditionalStyle_5f_1636" style:display-name="ConditionalStyle_1636" style:family="table-cell" style:parent-style-name="Default" style:data-style-name="N100">
      <style:table-cell-properties fo:background-color="#a6a6a6"/>
      <style:text-properties fo:color="#767171" fo:font-style="normal" fo:font-weight="normal" style:font-style-asian="normal" style:font-weight-asian="normal" style:font-style-complex="normal" style:font-weight-complex="normal"/>
    </style:style>
    <style:style style:name="ConditionalStyle_5f_1635" style:display-name="ConditionalStyle_1635" style:family="table-cell" style:parent-style-name="Default">
      <style:table-cell-properties fo:background-color="#a6a6a6"/>
      <style:text-properties fo:color="#767171" fo:font-style="normal" fo:font-weight="normal" style:font-style-asian="normal" style:font-weight-asian="normal" style:font-style-complex="normal" style:font-weight-complex="normal"/>
    </style:style>
    <style:style style:name="ConditionalStyle_5f_1634" style:display-name="ConditionalStyle_1634" style:family="table-cell" style:parent-style-name="Default">
      <style:table-cell-properties fo:background-color="#bfbfbf"/>
      <style:text-properties fo:color="#767171" fo:font-style="normal" fo:font-weight="bold" style:font-style-asian="normal" style:font-weight-asian="bold" style:font-style-complex="normal" style:font-weight-complex="bold"/>
    </style:style>
    <style:style style:name="ConditionalStyle_5f_1404" style:display-name="ConditionalStyle_1404" style:family="table-cell" style:parent-style-name="Default" style:data-style-name="N100">
      <style:table-cell-properties fo:background-color="#a6a6a6"/>
      <style:text-properties fo:color="#767171" fo:font-style="normal" fo:font-weight="normal" style:font-style-asian="normal" style:font-weight-asian="normal" style:font-style-complex="normal" style:font-weight-complex="normal"/>
    </style:style>
    <style:style style:name="ConditionalStyle_5f_1403" style:display-name="ConditionalStyle_1403" style:family="table-cell" style:parent-style-name="Default">
      <style:table-cell-properties fo:background-color="#a6a6a6"/>
      <style:text-properties fo:color="#767171" fo:font-style="normal" fo:font-weight="normal" style:font-style-asian="normal" style:font-weight-asian="normal" style:font-style-complex="normal" style:font-weight-complex="normal"/>
    </style:style>
    <style:style style:name="ConditionalStyle_5f_1402" style:display-name="ConditionalStyle_1402" style:family="table-cell" style:parent-style-name="Default">
      <style:table-cell-properties fo:background-color="#bfbfbf"/>
      <style:text-properties fo:color="#767171" fo:font-style="normal" fo:font-weight="bold" style:font-style-asian="normal" style:font-weight-asian="bold" style:font-style-complex="normal" style:font-weight-complex="bold"/>
    </style:style>
    <style:style style:name="ConditionalStyle_5f_1401" style:display-name="ConditionalStyle_1401" style:family="table-cell" style:parent-style-name="Default">
      <style:table-cell-properties fo:background-color="#bfbfbf"/>
      <style:text-properties fo:color="#767171" fo:font-style="normal" fo:font-weight="bold" style:font-style-asian="normal" style:font-weight-asian="bold" style:font-style-complex="normal" style:font-weight-complex="bold"/>
    </style:style>
    <style:style style:name="ConditionalStyle_5f_1639" style:display-name="ConditionalStyle_1639" style:family="table-cell" style:parent-style-name="Default" style:data-style-name="N100">
      <style:table-cell-properties fo:background-color="#a6a6a6"/>
      <style:text-properties fo:color="#767171" fo:font-style="normal" fo:font-weight="normal" style:font-style-asian="normal" style:font-weight-asian="normal" style:font-style-complex="normal" style:font-weight-complex="normal"/>
    </style:style>
    <style:style style:name="ConditionalStyle_5f_1638" style:display-name="ConditionalStyle_1638" style:family="table-cell" style:parent-style-name="Default">
      <style:table-cell-properties fo:background-color="#a6a6a6"/>
      <style:text-properties fo:color="#767171" fo:font-style="normal" fo:font-weight="normal" style:font-style-asian="normal" style:font-weight-asian="normal" style:font-style-complex="normal" style:font-weight-complex="normal"/>
    </style:style>
    <style:style style:name="ConditionalStyle_5f_1637" style:display-name="ConditionalStyle_1637" style:family="table-cell" style:parent-style-name="Default">
      <style:table-cell-properties fo:background-color="#bfbfbf"/>
      <style:text-properties fo:color="#767171" fo:font-style="normal" fo:font-weight="bold" style:font-style-asian="normal" style:font-weight-asian="bold" style:font-style-complex="normal" style:font-weight-complex="bold"/>
    </style:style>
    <style:style style:name="ConditionalStyle_5f_1211" style:display-name="ConditionalStyle_121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10" style:display-name="ConditionalStyle_1210" style:family="table-cell" style:parent-style-name="Default">
      <style:table-cell-properties fo:background-color="#99ccff"/>
    </style:style>
    <style:style style:name="ConditionalStyle_5f_1209" style:display-name="ConditionalStyle_1209" style:family="table-cell" style:parent-style-name="Default">
      <style:table-cell-properties fo:background-color="#e7e6e6"/>
    </style:style>
    <style:style style:name="ConditionalStyle_5f_1208" style:display-name="ConditionalStyle_120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07" style:display-name="ConditionalStyle_1207" style:family="table-cell" style:parent-style-name="Default">
      <style:table-cell-properties fo:background-color="#99ccff"/>
    </style:style>
    <style:style style:name="ConditionalStyle_5f_1206" style:display-name="ConditionalStyle_120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05" style:display-name="ConditionalStyle_1205" style:family="table-cell" style:parent-style-name="Default">
      <style:table-cell-properties fo:background-color="#99ccff"/>
    </style:style>
    <style:style style:name="ConditionalStyle_5f_1204" style:display-name="ConditionalStyle_120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03" style:display-name="ConditionalStyle_120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02" style:display-name="ConditionalStyle_1202" style:family="table-cell" style:parent-style-name="Default">
      <style:table-cell-properties fo:background-color="#99ccff"/>
    </style:style>
    <style:style style:name="ConditionalStyle_5f_1201" style:display-name="ConditionalStyle_1201" style:family="table-cell" style:parent-style-name="Default">
      <style:table-cell-properties fo:background-color="#ff7c80"/>
    </style:style>
    <style:style style:name="ConditionalStyle_5f_1200" style:display-name="ConditionalStyle_1200" style:family="table-cell" style:parent-style-name="Default">
      <style:table-cell-properties fo:background-color="#ff7c80"/>
    </style:style>
    <style:style style:name="ConditionalStyle_5f_1199" style:display-name="ConditionalStyle_1199" style:family="table-cell" style:parent-style-name="Default">
      <style:table-cell-properties fo:background-color="#99ff99"/>
    </style:style>
    <style:style style:name="ConditionalStyle_5f_1198" style:display-name="ConditionalStyle_119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97" style:display-name="ConditionalStyle_1197" style:family="table-cell" style:parent-style-name="Default">
      <style:table-cell-properties fo:background-color="#99ccff"/>
    </style:style>
    <style:style style:name="ConditionalStyle_5f_1196" style:display-name="ConditionalStyle_119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95" style:display-name="ConditionalStyle_1195" style:family="table-cell" style:parent-style-name="Default">
      <style:table-cell-properties fo:background-color="#99ccff"/>
    </style:style>
    <style:style style:name="ConditionalStyle_5f_1194" style:display-name="ConditionalStyle_119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93" style:display-name="ConditionalStyle_1193" style:family="table-cell" style:parent-style-name="Default">
      <style:table-cell-properties fo:background-color="#99ccff"/>
    </style:style>
    <style:style style:name="ConditionalStyle_5f_1192" style:display-name="ConditionalStyle_119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91" style:display-name="ConditionalStyle_1191" style:family="table-cell" style:parent-style-name="Default">
      <style:table-cell-properties fo:background-color="#99ccff"/>
    </style:style>
    <style:style style:name="ConditionalStyle_5f_1190" style:display-name="ConditionalStyle_119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89" style:display-name="ConditionalStyle_1189" style:family="table-cell" style:parent-style-name="Default">
      <style:table-cell-properties fo:background-color="#99ccff"/>
    </style:style>
    <style:style style:name="ConditionalStyle_5f_1188" style:display-name="ConditionalStyle_118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87" style:display-name="ConditionalStyle_1187" style:family="table-cell" style:parent-style-name="Default">
      <style:table-cell-properties fo:background-color="#99ccff"/>
    </style:style>
    <style:style style:name="ConditionalStyle_5f_1186" style:display-name="ConditionalStyle_118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85" style:display-name="ConditionalStyle_1185" style:family="table-cell" style:parent-style-name="Default">
      <style:table-cell-properties fo:background-color="#99ccff"/>
    </style:style>
    <style:style style:name="ConditionalStyle_5f_1184" style:display-name="ConditionalStyle_118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83" style:display-name="ConditionalStyle_1183" style:family="table-cell" style:parent-style-name="Default">
      <style:table-cell-properties fo:background-color="#99ccff"/>
    </style:style>
    <style:style style:name="ConditionalStyle_5f_1182" style:display-name="ConditionalStyle_118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81" style:display-name="ConditionalStyle_1181" style:family="table-cell" style:parent-style-name="Default">
      <style:table-cell-properties fo:background-color="#99ccff"/>
    </style:style>
    <style:style style:name="ConditionalStyle_5f_1180" style:display-name="ConditionalStyle_118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79" style:display-name="ConditionalStyle_1179" style:family="table-cell" style:parent-style-name="Default">
      <style:table-cell-properties fo:background-color="#99ccff"/>
    </style:style>
    <style:style style:name="ConditionalStyle_5f_1178" style:display-name="ConditionalStyle_117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77" style:display-name="ConditionalStyle_1177" style:family="table-cell" style:parent-style-name="Default">
      <style:table-cell-properties fo:background-color="#99ccff"/>
    </style:style>
    <style:style style:name="ConditionalStyle_5f_1176" style:display-name="ConditionalStyle_117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75" style:display-name="ConditionalStyle_1175" style:family="table-cell" style:parent-style-name="Default">
      <style:table-cell-properties fo:background-color="#99ccff"/>
    </style:style>
    <style:style style:name="ConditionalStyle_5f_1174" style:display-name="ConditionalStyle_117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73" style:display-name="ConditionalStyle_1173" style:family="table-cell" style:parent-style-name="Default">
      <style:table-cell-properties fo:background-color="#99ccff"/>
    </style:style>
    <style:style style:name="ConditionalStyle_5f_1172" style:display-name="ConditionalStyle_117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71" style:display-name="ConditionalStyle_1171" style:family="table-cell" style:parent-style-name="Default">
      <style:table-cell-properties fo:background-color="#99ccff"/>
    </style:style>
    <style:style style:name="ConditionalStyle_5f_1170" style:display-name="ConditionalStyle_117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69" style:display-name="ConditionalStyle_1169" style:family="table-cell" style:parent-style-name="Default">
      <style:table-cell-properties fo:background-color="#99ccff"/>
    </style:style>
    <style:style style:name="ConditionalStyle_5f_1168" style:display-name="ConditionalStyle_116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67" style:display-name="ConditionalStyle_1167" style:family="table-cell" style:parent-style-name="Default">
      <style:table-cell-properties fo:background-color="#99ccff"/>
    </style:style>
    <style:style style:name="ConditionalStyle_5f_1166" style:display-name="ConditionalStyle_116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65" style:display-name="ConditionalStyle_1165" style:family="table-cell" style:parent-style-name="Default">
      <style:table-cell-properties fo:background-color="#99ccff"/>
    </style:style>
    <style:style style:name="ConditionalStyle_5f_1164" style:display-name="ConditionalStyle_116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63" style:display-name="ConditionalStyle_1163" style:family="table-cell" style:parent-style-name="Default">
      <style:table-cell-properties fo:background-color="#99ccff"/>
    </style:style>
    <style:style style:name="ConditionalStyle_5f_1162" style:display-name="ConditionalStyle_116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61" style:display-name="ConditionalStyle_1161" style:family="table-cell" style:parent-style-name="Default">
      <style:table-cell-properties fo:background-color="#99ccff"/>
    </style:style>
    <style:style style:name="ConditionalStyle_5f_1160" style:display-name="ConditionalStyle_1160" style:family="table-cell" style:parent-style-name="Default">
      <style:table-cell-properties fo:background-color="#ff7c80"/>
    </style:style>
    <style:style style:name="ConditionalStyle_5f_1159" style:display-name="ConditionalStyle_1159" style:family="table-cell" style:parent-style-name="Default">
      <style:table-cell-properties fo:background-color="#99ff99"/>
    </style:style>
    <style:style style:name="ConditionalStyle_5f_1158" style:display-name="ConditionalStyle_115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57" style:display-name="ConditionalStyle_1157" style:family="table-cell" style:parent-style-name="Default">
      <style:table-cell-properties fo:background-color="#99ccff"/>
    </style:style>
    <style:style style:name="ConditionalStyle_5f_1156" style:display-name="ConditionalStyle_115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55" style:display-name="ConditionalStyle_1155" style:family="table-cell" style:parent-style-name="Default">
      <style:table-cell-properties fo:background-color="#99ccff"/>
    </style:style>
    <style:style style:name="ConditionalStyle_5f_1154" style:display-name="ConditionalStyle_1154" style:family="table-cell" style:parent-style-name="Default">
      <style:table-cell-properties fo:background-color="#ff7c80"/>
    </style:style>
    <style:style style:name="ConditionalStyle_5f_1153" style:display-name="ConditionalStyle_1153" style:family="table-cell" style:parent-style-name="Default">
      <style:table-cell-properties fo:background-color="#99ff99"/>
    </style:style>
    <style:style style:name="ConditionalStyle_5f_1152" style:display-name="ConditionalStyle_115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51" style:display-name="ConditionalStyle_1151" style:family="table-cell" style:parent-style-name="Default">
      <style:table-cell-properties fo:background-color="#99ccff"/>
    </style:style>
    <style:style style:name="ConditionalStyle_5f_1150" style:display-name="ConditionalStyle_115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49" style:display-name="ConditionalStyle_1149" style:family="table-cell" style:parent-style-name="Default">
      <style:table-cell-properties fo:background-color="#99ccff"/>
    </style:style>
    <style:style style:name="ConditionalStyle_5f_1148" style:display-name="ConditionalStyle_114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47" style:display-name="ConditionalStyle_1147" style:family="table-cell" style:parent-style-name="Default">
      <style:table-cell-properties fo:background-color="#99ccff"/>
    </style:style>
    <style:style style:name="ConditionalStyle_5f_1146" style:display-name="ConditionalStyle_114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45" style:display-name="ConditionalStyle_1145" style:family="table-cell" style:parent-style-name="Default">
      <style:table-cell-properties fo:background-color="#99ccff"/>
    </style:style>
    <style:style style:name="ConditionalStyle_5f_1144" style:display-name="ConditionalStyle_114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43" style:display-name="ConditionalStyle_1143" style:family="table-cell" style:parent-style-name="Default">
      <style:table-cell-properties fo:background-color="#99ccff"/>
    </style:style>
    <style:style style:name="ConditionalStyle_5f_1142" style:display-name="ConditionalStyle_114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41" style:display-name="ConditionalStyle_1141" style:family="table-cell" style:parent-style-name="Default">
      <style:table-cell-properties fo:background-color="#99ccff"/>
    </style:style>
    <style:style style:name="ConditionalStyle_5f_1140" style:display-name="ConditionalStyle_114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39" style:display-name="ConditionalStyle_1139" style:family="table-cell" style:parent-style-name="Default">
      <style:table-cell-properties fo:background-color="#99ccff"/>
    </style:style>
    <style:style style:name="ConditionalStyle_5f_1138" style:display-name="ConditionalStyle_113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37" style:display-name="ConditionalStyle_1137" style:family="table-cell" style:parent-style-name="Default">
      <style:table-cell-properties fo:background-color="#99ccff"/>
    </style:style>
    <style:style style:name="ConditionalStyle_5f_1136" style:display-name="ConditionalStyle_113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35" style:display-name="ConditionalStyle_1135" style:family="table-cell" style:parent-style-name="Default">
      <style:table-cell-properties fo:background-color="#99ccff"/>
    </style:style>
    <style:style style:name="ConditionalStyle_5f_1134" style:display-name="ConditionalStyle_113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33" style:display-name="ConditionalStyle_1133" style:family="table-cell" style:parent-style-name="Default">
      <style:table-cell-properties fo:background-color="#99ccff"/>
    </style:style>
    <style:style style:name="ConditionalStyle_5f_1132" style:display-name="ConditionalStyle_113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31" style:display-name="ConditionalStyle_1131" style:family="table-cell" style:parent-style-name="Default">
      <style:table-cell-properties fo:background-color="#99ccff"/>
    </style:style>
    <style:style style:name="ConditionalStyle_5f_1130" style:display-name="ConditionalStyle_113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29" style:display-name="ConditionalStyle_1129" style:family="table-cell" style:parent-style-name="Default">
      <style:table-cell-properties fo:background-color="#99ccff"/>
    </style:style>
    <style:style style:name="ConditionalStyle_5f_1128" style:display-name="ConditionalStyle_112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27" style:display-name="ConditionalStyle_1127" style:family="table-cell" style:parent-style-name="Default">
      <style:table-cell-properties fo:background-color="#99ccff"/>
    </style:style>
    <style:style style:name="ConditionalStyle_5f_1126" style:display-name="ConditionalStyle_112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25" style:display-name="ConditionalStyle_1125" style:family="table-cell" style:parent-style-name="Default">
      <style:table-cell-properties fo:background-color="#99ccff"/>
    </style:style>
    <style:style style:name="ConditionalStyle_5f_1124" style:display-name="ConditionalStyle_112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23" style:display-name="ConditionalStyle_1123" style:family="table-cell" style:parent-style-name="Default">
      <style:table-cell-properties fo:background-color="#99ccff"/>
    </style:style>
    <style:style style:name="ConditionalStyle_5f_1122" style:display-name="ConditionalStyle_112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21" style:display-name="ConditionalStyle_1121" style:family="table-cell" style:parent-style-name="Default">
      <style:table-cell-properties fo:background-color="#99ccff"/>
    </style:style>
    <style:style style:name="ConditionalStyle_5f_1120" style:display-name="ConditionalStyle_112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19" style:display-name="ConditionalStyle_1119" style:family="table-cell" style:parent-style-name="Default">
      <style:table-cell-properties fo:background-color="#99ccff"/>
    </style:style>
    <style:style style:name="ConditionalStyle_5f_1118" style:display-name="ConditionalStyle_111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17" style:display-name="ConditionalStyle_1117" style:family="table-cell" style:parent-style-name="Default">
      <style:table-cell-properties fo:background-color="#99ccff"/>
    </style:style>
    <style:style style:name="ConditionalStyle_5f_1116" style:display-name="ConditionalStyle_111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15" style:display-name="ConditionalStyle_1115" style:family="table-cell" style:parent-style-name="Default">
      <style:table-cell-properties fo:background-color="#99ccff"/>
    </style:style>
    <style:style style:name="ConditionalStyle_5f_1114" style:display-name="ConditionalStyle_111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13" style:display-name="ConditionalStyle_1113" style:family="table-cell" style:parent-style-name="Default">
      <style:table-cell-properties fo:background-color="#99ccff"/>
    </style:style>
    <style:style style:name="ConditionalStyle_5f_1112" style:display-name="ConditionalStyle_111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11" style:display-name="ConditionalStyle_1111" style:family="table-cell" style:parent-style-name="Default">
      <style:table-cell-properties fo:background-color="#99ccff"/>
    </style:style>
    <style:style style:name="ConditionalStyle_5f_1110" style:display-name="ConditionalStyle_111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09" style:display-name="ConditionalStyle_1109" style:family="table-cell" style:parent-style-name="Default">
      <style:table-cell-properties fo:background-color="#99ccff"/>
    </style:style>
    <style:style style:name="ConditionalStyle_5f_1108" style:display-name="ConditionalStyle_110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07" style:display-name="ConditionalStyle_1107" style:family="table-cell" style:parent-style-name="Default">
      <style:table-cell-properties fo:background-color="#99ccff"/>
    </style:style>
    <style:style style:name="ConditionalStyle_5f_1106" style:display-name="ConditionalStyle_110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05" style:display-name="ConditionalStyle_1105" style:family="table-cell" style:parent-style-name="Default">
      <style:table-cell-properties fo:background-color="#99ccff"/>
    </style:style>
    <style:style style:name="ConditionalStyle_5f_1104" style:display-name="ConditionalStyle_110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03" style:display-name="ConditionalStyle_1103" style:family="table-cell" style:parent-style-name="Default">
      <style:table-cell-properties fo:background-color="#99ccff"/>
    </style:style>
    <style:style style:name="ConditionalStyle_5f_1102" style:display-name="ConditionalStyle_110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101" style:display-name="ConditionalStyle_1101" style:family="table-cell" style:parent-style-name="Default">
      <style:table-cell-properties fo:background-color="#99ccff"/>
    </style:style>
    <style:style style:name="ConditionalStyle_5f_1100" style:display-name="ConditionalStyle_110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99" style:display-name="ConditionalStyle_1099" style:family="table-cell" style:parent-style-name="Default">
      <style:table-cell-properties fo:background-color="#99ccff"/>
    </style:style>
    <style:style style:name="ConditionalStyle_5f_1098" style:display-name="ConditionalStyle_109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97" style:display-name="ConditionalStyle_1097" style:family="table-cell" style:parent-style-name="Default">
      <style:table-cell-properties fo:background-color="#99ccff"/>
    </style:style>
    <style:style style:name="ConditionalStyle_5f_1096" style:display-name="ConditionalStyle_109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95" style:display-name="ConditionalStyle_1095" style:family="table-cell" style:parent-style-name="Default">
      <style:table-cell-properties fo:background-color="#99ccff"/>
    </style:style>
    <style:style style:name="ConditionalStyle_5f_1094" style:display-name="ConditionalStyle_109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93" style:display-name="ConditionalStyle_1093" style:family="table-cell" style:parent-style-name="Default">
      <style:table-cell-properties fo:background-color="#99ccff"/>
    </style:style>
    <style:style style:name="ConditionalStyle_5f_1092" style:display-name="ConditionalStyle_109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91" style:display-name="ConditionalStyle_1091" style:family="table-cell" style:parent-style-name="Default">
      <style:table-cell-properties fo:background-color="#99ccff"/>
    </style:style>
    <style:style style:name="ConditionalStyle_5f_1090" style:display-name="ConditionalStyle_109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89" style:display-name="ConditionalStyle_1089" style:family="table-cell" style:parent-style-name="Default">
      <style:table-cell-properties fo:background-color="#99ccff"/>
    </style:style>
    <style:style style:name="ConditionalStyle_5f_1088" style:display-name="ConditionalStyle_108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87" style:display-name="ConditionalStyle_1087" style:family="table-cell" style:parent-style-name="Default">
      <style:table-cell-properties fo:background-color="#99ccff"/>
    </style:style>
    <style:style style:name="ConditionalStyle_5f_1086" style:display-name="ConditionalStyle_108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85" style:display-name="ConditionalStyle_1085" style:family="table-cell" style:parent-style-name="Default">
      <style:table-cell-properties fo:background-color="#99ccff"/>
    </style:style>
    <style:style style:name="ConditionalStyle_5f_1084" style:display-name="ConditionalStyle_108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83" style:display-name="ConditionalStyle_1083" style:family="table-cell" style:parent-style-name="Default">
      <style:table-cell-properties fo:background-color="#99ccff"/>
    </style:style>
    <style:style style:name="ConditionalStyle_5f_1082" style:display-name="ConditionalStyle_108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81" style:display-name="ConditionalStyle_1081" style:family="table-cell" style:parent-style-name="Default">
      <style:table-cell-properties fo:background-color="#99ccff"/>
    </style:style>
    <style:style style:name="ConditionalStyle_5f_1080" style:display-name="ConditionalStyle_108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79" style:display-name="ConditionalStyle_1079" style:family="table-cell" style:parent-style-name="Default">
      <style:table-cell-properties fo:background-color="#99ccff"/>
    </style:style>
    <style:style style:name="ConditionalStyle_5f_1078" style:display-name="ConditionalStyle_107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77" style:display-name="ConditionalStyle_1077" style:family="table-cell" style:parent-style-name="Default">
      <style:table-cell-properties fo:background-color="#99ccff"/>
    </style:style>
    <style:style style:name="ConditionalStyle_5f_1076" style:display-name="ConditionalStyle_107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75" style:display-name="ConditionalStyle_1075" style:family="table-cell" style:parent-style-name="Default">
      <style:table-cell-properties fo:background-color="#99ccff"/>
    </style:style>
    <style:style style:name="ConditionalStyle_5f_1074" style:display-name="ConditionalStyle_107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73" style:display-name="ConditionalStyle_1073" style:family="table-cell" style:parent-style-name="Default">
      <style:table-cell-properties fo:background-color="#99ccff"/>
    </style:style>
    <style:style style:name="ConditionalStyle_5f_1072" style:display-name="ConditionalStyle_107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71" style:display-name="ConditionalStyle_1071" style:family="table-cell" style:parent-style-name="Default">
      <style:table-cell-properties fo:background-color="#99ccff"/>
    </style:style>
    <style:style style:name="ConditionalStyle_5f_1070" style:display-name="ConditionalStyle_107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69" style:display-name="ConditionalStyle_1069" style:family="table-cell" style:parent-style-name="Default">
      <style:table-cell-properties fo:background-color="#99ccff"/>
    </style:style>
    <style:style style:name="ConditionalStyle_5f_1068" style:display-name="ConditionalStyle_106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67" style:display-name="ConditionalStyle_1067" style:family="table-cell" style:parent-style-name="Default">
      <style:table-cell-properties fo:background-color="#99ccff"/>
    </style:style>
    <style:style style:name="ConditionalStyle_5f_1066" style:display-name="ConditionalStyle_106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65" style:display-name="ConditionalStyle_1065" style:family="table-cell" style:parent-style-name="Default">
      <style:table-cell-properties fo:background-color="#99ccff"/>
    </style:style>
    <style:style style:name="ConditionalStyle_5f_1064" style:display-name="ConditionalStyle_106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63" style:display-name="ConditionalStyle_1063" style:family="table-cell" style:parent-style-name="Default">
      <style:table-cell-properties fo:background-color="#99ccff"/>
    </style:style>
    <style:style style:name="ConditionalStyle_5f_1062" style:display-name="ConditionalStyle_106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61" style:display-name="ConditionalStyle_1061" style:family="table-cell" style:parent-style-name="Default">
      <style:table-cell-properties fo:background-color="#99ccff"/>
    </style:style>
    <style:style style:name="ConditionalStyle_5f_1060" style:display-name="ConditionalStyle_106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59" style:display-name="ConditionalStyle_1059" style:family="table-cell" style:parent-style-name="Default">
      <style:table-cell-properties fo:background-color="#99ccff"/>
    </style:style>
    <style:style style:name="ConditionalStyle_5f_1058" style:display-name="ConditionalStyle_105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57" style:display-name="ConditionalStyle_1057" style:family="table-cell" style:parent-style-name="Default">
      <style:table-cell-properties fo:background-color="#99ccff"/>
    </style:style>
    <style:style style:name="ConditionalStyle_5f_1056" style:display-name="ConditionalStyle_105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55" style:display-name="ConditionalStyle_1055" style:family="table-cell" style:parent-style-name="Default">
      <style:table-cell-properties fo:background-color="#99ccff"/>
    </style:style>
    <style:style style:name="ConditionalStyle_5f_1054" style:display-name="ConditionalStyle_105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53" style:display-name="ConditionalStyle_1053" style:family="table-cell" style:parent-style-name="Default">
      <style:table-cell-properties fo:background-color="#99ccff"/>
    </style:style>
    <style:style style:name="ConditionalStyle_5f_1052" style:display-name="ConditionalStyle_105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51" style:display-name="ConditionalStyle_1051" style:family="table-cell" style:parent-style-name="Default">
      <style:table-cell-properties fo:background-color="#99ccff"/>
    </style:style>
    <style:style style:name="ConditionalStyle_5f_1050" style:display-name="ConditionalStyle_105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49" style:display-name="ConditionalStyle_1049" style:family="table-cell" style:parent-style-name="Default">
      <style:table-cell-properties fo:background-color="#99ccff"/>
    </style:style>
    <style:style style:name="ConditionalStyle_5f_1048" style:display-name="ConditionalStyle_104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47" style:display-name="ConditionalStyle_1047" style:family="table-cell" style:parent-style-name="Default">
      <style:table-cell-properties fo:background-color="#99ccff"/>
    </style:style>
    <style:style style:name="ConditionalStyle_5f_1046" style:display-name="ConditionalStyle_104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45" style:display-name="ConditionalStyle_1045" style:family="table-cell" style:parent-style-name="Default">
      <style:table-cell-properties fo:background-color="#99ccff"/>
    </style:style>
    <style:style style:name="ConditionalStyle_5f_1044" style:display-name="ConditionalStyle_104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43" style:display-name="ConditionalStyle_1043" style:family="table-cell" style:parent-style-name="Default">
      <style:table-cell-properties fo:background-color="#99ccff"/>
    </style:style>
    <style:style style:name="ConditionalStyle_5f_1042" style:display-name="ConditionalStyle_104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41" style:display-name="ConditionalStyle_1041" style:family="table-cell" style:parent-style-name="Default">
      <style:table-cell-properties fo:background-color="#99ccff"/>
    </style:style>
    <style:style style:name="ConditionalStyle_5f_1040" style:display-name="ConditionalStyle_104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39" style:display-name="ConditionalStyle_1039" style:family="table-cell" style:parent-style-name="Default">
      <style:table-cell-properties fo:background-color="#99ccff"/>
    </style:style>
    <style:style style:name="ConditionalStyle_5f_1038" style:display-name="ConditionalStyle_103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37" style:display-name="ConditionalStyle_1037" style:family="table-cell" style:parent-style-name="Default">
      <style:table-cell-properties fo:background-color="#99ccff"/>
    </style:style>
    <style:style style:name="ConditionalStyle_5f_1036" style:display-name="ConditionalStyle_103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35" style:display-name="ConditionalStyle_1035" style:family="table-cell" style:parent-style-name="Default">
      <style:table-cell-properties fo:background-color="#99ccff"/>
    </style:style>
    <style:style style:name="ConditionalStyle_5f_1034" style:display-name="ConditionalStyle_103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33" style:display-name="ConditionalStyle_1033" style:family="table-cell" style:parent-style-name="Default">
      <style:table-cell-properties fo:background-color="#99ccff"/>
    </style:style>
    <style:style style:name="ConditionalStyle_5f_1032" style:display-name="ConditionalStyle_103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31" style:display-name="ConditionalStyle_1031" style:family="table-cell" style:parent-style-name="Default">
      <style:table-cell-properties fo:background-color="#99ccff"/>
    </style:style>
    <style:style style:name="ConditionalStyle_5f_1030" style:display-name="ConditionalStyle_103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29" style:display-name="ConditionalStyle_1029" style:family="table-cell" style:parent-style-name="Default">
      <style:table-cell-properties fo:background-color="#99ccff"/>
    </style:style>
    <style:style style:name="ConditionalStyle_5f_1028" style:display-name="ConditionalStyle_102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27" style:display-name="ConditionalStyle_1027" style:family="table-cell" style:parent-style-name="Default">
      <style:table-cell-properties fo:background-color="#99ccff"/>
    </style:style>
    <style:style style:name="ConditionalStyle_5f_1026" style:display-name="ConditionalStyle_102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25" style:display-name="ConditionalStyle_1025" style:family="table-cell" style:parent-style-name="Default">
      <style:table-cell-properties fo:background-color="#99ccff"/>
    </style:style>
    <style:style style:name="ConditionalStyle_5f_1024" style:display-name="ConditionalStyle_102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23" style:display-name="ConditionalStyle_1023" style:family="table-cell" style:parent-style-name="Default">
      <style:table-cell-properties fo:background-color="#99ccff"/>
    </style:style>
    <style:style style:name="ConditionalStyle_5f_1022" style:display-name="ConditionalStyle_102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21" style:display-name="ConditionalStyle_1021" style:family="table-cell" style:parent-style-name="Default">
      <style:table-cell-properties fo:background-color="#99ccff"/>
    </style:style>
    <style:style style:name="ConditionalStyle_5f_1020" style:display-name="ConditionalStyle_102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19" style:display-name="ConditionalStyle_1019" style:family="table-cell" style:parent-style-name="Default">
      <style:table-cell-properties fo:background-color="#99ccff"/>
    </style:style>
    <style:style style:name="ConditionalStyle_5f_1018" style:display-name="ConditionalStyle_101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17" style:display-name="ConditionalStyle_1017" style:family="table-cell" style:parent-style-name="Default">
      <style:table-cell-properties fo:background-color="#99ccff"/>
    </style:style>
    <style:style style:name="ConditionalStyle_5f_1016" style:display-name="ConditionalStyle_101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15" style:display-name="ConditionalStyle_1015" style:family="table-cell" style:parent-style-name="Default">
      <style:table-cell-properties fo:background-color="#99ccff"/>
    </style:style>
    <style:style style:name="ConditionalStyle_5f_1014" style:display-name="ConditionalStyle_101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13" style:display-name="ConditionalStyle_1013" style:family="table-cell" style:parent-style-name="Default">
      <style:table-cell-properties fo:background-color="#99ccff"/>
    </style:style>
    <style:style style:name="ConditionalStyle_5f_1012" style:display-name="ConditionalStyle_101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11" style:display-name="ConditionalStyle_1011" style:family="table-cell" style:parent-style-name="Default">
      <style:table-cell-properties fo:background-color="#99ccff"/>
    </style:style>
    <style:style style:name="ConditionalStyle_5f_1010" style:display-name="ConditionalStyle_101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09" style:display-name="ConditionalStyle_1009" style:family="table-cell" style:parent-style-name="Default">
      <style:table-cell-properties fo:background-color="#99ccff"/>
    </style:style>
    <style:style style:name="ConditionalStyle_5f_1008" style:display-name="ConditionalStyle_100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07" style:display-name="ConditionalStyle_1007" style:family="table-cell" style:parent-style-name="Default">
      <style:table-cell-properties fo:background-color="#99ccff"/>
    </style:style>
    <style:style style:name="ConditionalStyle_5f_1006" style:display-name="ConditionalStyle_100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05" style:display-name="ConditionalStyle_1005" style:family="table-cell" style:parent-style-name="Default">
      <style:table-cell-properties fo:background-color="#99ccff"/>
    </style:style>
    <style:style style:name="ConditionalStyle_5f_1004" style:display-name="ConditionalStyle_100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03" style:display-name="ConditionalStyle_1003" style:family="table-cell" style:parent-style-name="Default">
      <style:table-cell-properties fo:background-color="#99ccff"/>
    </style:style>
    <style:style style:name="ConditionalStyle_5f_1002" style:display-name="ConditionalStyle_100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001" style:display-name="ConditionalStyle_1001" style:family="table-cell" style:parent-style-name="Default">
      <style:table-cell-properties fo:background-color="#99ccff"/>
    </style:style>
    <style:style style:name="ConditionalStyle_5f_1000" style:display-name="ConditionalStyle_100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99" style:display-name="ConditionalStyle_999" style:family="table-cell" style:parent-style-name="Default">
      <style:table-cell-properties fo:background-color="#99ccff"/>
    </style:style>
    <style:style style:name="ConditionalStyle_5f_998" style:display-name="ConditionalStyle_99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97" style:display-name="ConditionalStyle_997" style:family="table-cell" style:parent-style-name="Default">
      <style:table-cell-properties fo:background-color="#99ccff"/>
    </style:style>
    <style:style style:name="ConditionalStyle_5f_996" style:display-name="ConditionalStyle_99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95" style:display-name="ConditionalStyle_995" style:family="table-cell" style:parent-style-name="Default">
      <style:table-cell-properties fo:background-color="#99ccff"/>
    </style:style>
    <style:style style:name="ConditionalStyle_5f_994" style:display-name="ConditionalStyle_99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93" style:display-name="ConditionalStyle_993" style:family="table-cell" style:parent-style-name="Default">
      <style:table-cell-properties fo:background-color="#99ccff"/>
    </style:style>
    <style:style style:name="ConditionalStyle_5f_992" style:display-name="ConditionalStyle_99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91" style:display-name="ConditionalStyle_991" style:family="table-cell" style:parent-style-name="Default">
      <style:table-cell-properties fo:background-color="#99ccff"/>
    </style:style>
    <style:style style:name="ConditionalStyle_5f_990" style:display-name="ConditionalStyle_99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89" style:display-name="ConditionalStyle_989" style:family="table-cell" style:parent-style-name="Default">
      <style:table-cell-properties fo:background-color="#99ccff"/>
    </style:style>
    <style:style style:name="ConditionalStyle_5f_988" style:display-name="ConditionalStyle_98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87" style:display-name="ConditionalStyle_987" style:family="table-cell" style:parent-style-name="Default">
      <style:table-cell-properties fo:background-color="#99ccff"/>
    </style:style>
    <style:style style:name="ConditionalStyle_5f_986" style:display-name="ConditionalStyle_986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85" style:display-name="ConditionalStyle_985" style:family="table-cell" style:parent-style-name="Default">
      <style:table-cell-properties fo:background-color="#99ccff"/>
    </style:style>
    <style:style style:name="ConditionalStyle_5f_984" style:display-name="ConditionalStyle_984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83" style:display-name="ConditionalStyle_983" style:family="table-cell" style:parent-style-name="Default">
      <style:table-cell-properties fo:background-color="#99ccff"/>
    </style:style>
    <style:style style:name="ConditionalStyle_5f_982" style:display-name="ConditionalStyle_982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81" style:display-name="ConditionalStyle_981" style:family="table-cell" style:parent-style-name="Default">
      <style:table-cell-properties fo:background-color="#99ccff"/>
    </style:style>
    <style:style style:name="ConditionalStyle_5f_980" style:display-name="ConditionalStyle_980" style:family="table-cell" style:parent-style-name="Default">
      <style:table-cell-properties fo:background-color="#ff7c80"/>
    </style:style>
    <style:style style:name="ConditionalStyle_5f_979" style:display-name="ConditionalStyle_979" style:family="table-cell" style:parent-style-name="Default">
      <style:table-cell-properties fo:background-color="#99ff99"/>
    </style:style>
    <style:style style:name="ConditionalStyle_5f_978" style:display-name="ConditionalStyle_978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77" style:display-name="ConditionalStyle_977" style:family="table-cell" style:parent-style-name="Default">
      <style:table-cell-properties fo:background-color="#99ccff"/>
    </style:style>
    <style:style style:name="ConditionalStyle_5f_1400" style:display-name="ConditionalStyle_140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99" style:display-name="ConditionalStyle_1399" style:family="table-cell" style:parent-style-name="Default">
      <style:table-cell-properties fo:background-color="#99ccff"/>
    </style:style>
    <style:style style:name="ConditionalStyle_5f_1398" style:display-name="ConditionalStyle_1398" style:family="table-cell" style:parent-style-name="Default">
      <style:table-cell-properties fo:background-color="#e7e6e6"/>
    </style:style>
    <style:style style:name="ConditionalStyle_5f_1397" style:display-name="ConditionalStyle_139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96" style:display-name="ConditionalStyle_1396" style:family="table-cell" style:parent-style-name="Default">
      <style:table-cell-properties fo:background-color="#99ccff"/>
    </style:style>
    <style:style style:name="ConditionalStyle_5f_1395" style:display-name="ConditionalStyle_139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94" style:display-name="ConditionalStyle_1394" style:family="table-cell" style:parent-style-name="Default">
      <style:table-cell-properties fo:background-color="#99ccff"/>
    </style:style>
    <style:style style:name="ConditionalStyle_5f_1393" style:display-name="ConditionalStyle_139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92" style:display-name="ConditionalStyle_1392" style:family="table-cell" style:parent-style-name="Default">
      <style:table-cell-properties fo:background-color="#99ccff"/>
    </style:style>
    <style:style style:name="ConditionalStyle_5f_1391" style:display-name="ConditionalStyle_139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90" style:display-name="ConditionalStyle_1390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89" style:display-name="ConditionalStyle_1389" style:family="table-cell" style:parent-style-name="Default">
      <style:table-cell-properties fo:background-color="#99ccff"/>
    </style:style>
    <style:style style:name="ConditionalStyle_5f_1388" style:display-name="ConditionalStyle_1388" style:family="table-cell" style:parent-style-name="Default">
      <style:table-cell-properties fo:background-color="#ff7c80"/>
    </style:style>
    <style:style style:name="ConditionalStyle_5f_1387" style:display-name="ConditionalStyle_1387" style:family="table-cell" style:parent-style-name="Default">
      <style:table-cell-properties fo:background-color="#ff7c80"/>
    </style:style>
    <style:style style:name="ConditionalStyle_5f_1386" style:display-name="ConditionalStyle_1386" style:family="table-cell" style:parent-style-name="Default">
      <style:table-cell-properties fo:background-color="#99ff99"/>
    </style:style>
    <style:style style:name="ConditionalStyle_5f_1385" style:display-name="ConditionalStyle_138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84" style:display-name="ConditionalStyle_1384" style:family="table-cell" style:parent-style-name="Default">
      <style:table-cell-properties fo:background-color="#99ccff"/>
    </style:style>
    <style:style style:name="ConditionalStyle_5f_1383" style:display-name="ConditionalStyle_138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82" style:display-name="ConditionalStyle_1382" style:family="table-cell" style:parent-style-name="Default">
      <style:table-cell-properties fo:background-color="#99ccff"/>
    </style:style>
    <style:style style:name="ConditionalStyle_5f_1381" style:display-name="ConditionalStyle_138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80" style:display-name="ConditionalStyle_1380" style:family="table-cell" style:parent-style-name="Default">
      <style:table-cell-properties fo:background-color="#99ccff"/>
    </style:style>
    <style:style style:name="ConditionalStyle_5f_1379" style:display-name="ConditionalStyle_137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78" style:display-name="ConditionalStyle_1378" style:family="table-cell" style:parent-style-name="Default">
      <style:table-cell-properties fo:background-color="#99ccff"/>
    </style:style>
    <style:style style:name="ConditionalStyle_5f_1377" style:display-name="ConditionalStyle_137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76" style:display-name="ConditionalStyle_1376" style:family="table-cell" style:parent-style-name="Default">
      <style:table-cell-properties fo:background-color="#99ccff"/>
    </style:style>
    <style:style style:name="ConditionalStyle_5f_1375" style:display-name="ConditionalStyle_137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74" style:display-name="ConditionalStyle_1374" style:family="table-cell" style:parent-style-name="Default">
      <style:table-cell-properties fo:background-color="#99ccff"/>
    </style:style>
    <style:style style:name="ConditionalStyle_5f_1373" style:display-name="ConditionalStyle_137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72" style:display-name="ConditionalStyle_1372" style:family="table-cell" style:parent-style-name="Default">
      <style:table-cell-properties fo:background-color="#99ccff"/>
    </style:style>
    <style:style style:name="ConditionalStyle_5f_1371" style:display-name="ConditionalStyle_137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70" style:display-name="ConditionalStyle_1370" style:family="table-cell" style:parent-style-name="Default">
      <style:table-cell-properties fo:background-color="#99ccff"/>
    </style:style>
    <style:style style:name="ConditionalStyle_5f_1369" style:display-name="ConditionalStyle_136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68" style:display-name="ConditionalStyle_1368" style:family="table-cell" style:parent-style-name="Default">
      <style:table-cell-properties fo:background-color="#99ccff"/>
    </style:style>
    <style:style style:name="ConditionalStyle_5f_1367" style:display-name="ConditionalStyle_136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66" style:display-name="ConditionalStyle_1366" style:family="table-cell" style:parent-style-name="Default">
      <style:table-cell-properties fo:background-color="#99ccff"/>
    </style:style>
    <style:style style:name="ConditionalStyle_5f_1365" style:display-name="ConditionalStyle_136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64" style:display-name="ConditionalStyle_1364" style:family="table-cell" style:parent-style-name="Default">
      <style:table-cell-properties fo:background-color="#99ccff"/>
    </style:style>
    <style:style style:name="ConditionalStyle_5f_1363" style:display-name="ConditionalStyle_136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62" style:display-name="ConditionalStyle_1362" style:family="table-cell" style:parent-style-name="Default">
      <style:table-cell-properties fo:background-color="#99ccff"/>
    </style:style>
    <style:style style:name="ConditionalStyle_5f_1361" style:display-name="ConditionalStyle_136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60" style:display-name="ConditionalStyle_1360" style:family="table-cell" style:parent-style-name="Default">
      <style:table-cell-properties fo:background-color="#99ccff"/>
    </style:style>
    <style:style style:name="ConditionalStyle_5f_1359" style:display-name="ConditionalStyle_135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58" style:display-name="ConditionalStyle_1358" style:family="table-cell" style:parent-style-name="Default">
      <style:table-cell-properties fo:background-color="#99ccff"/>
    </style:style>
    <style:style style:name="ConditionalStyle_5f_1357" style:display-name="ConditionalStyle_135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56" style:display-name="ConditionalStyle_1356" style:family="table-cell" style:parent-style-name="Default">
      <style:table-cell-properties fo:background-color="#99ccff"/>
    </style:style>
    <style:style style:name="ConditionalStyle_5f_1355" style:display-name="ConditionalStyle_135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54" style:display-name="ConditionalStyle_1354" style:family="table-cell" style:parent-style-name="Default">
      <style:table-cell-properties fo:background-color="#99ccff"/>
    </style:style>
    <style:style style:name="ConditionalStyle_5f_1353" style:display-name="ConditionalStyle_135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52" style:display-name="ConditionalStyle_1352" style:family="table-cell" style:parent-style-name="Default">
      <style:table-cell-properties fo:background-color="#99ccff"/>
    </style:style>
    <style:style style:name="ConditionalStyle_5f_1351" style:display-name="ConditionalStyle_135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50" style:display-name="ConditionalStyle_1350" style:family="table-cell" style:parent-style-name="Default">
      <style:table-cell-properties fo:background-color="#99ccff"/>
    </style:style>
    <style:style style:name="ConditionalStyle_5f_1349" style:display-name="ConditionalStyle_134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48" style:display-name="ConditionalStyle_1348" style:family="table-cell" style:parent-style-name="Default">
      <style:table-cell-properties fo:background-color="#99ccff"/>
    </style:style>
    <style:style style:name="ConditionalStyle_5f_1347" style:display-name="ConditionalStyle_134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46" style:display-name="ConditionalStyle_1346" style:family="table-cell" style:parent-style-name="Default">
      <style:table-cell-properties fo:background-color="#99ccff"/>
    </style:style>
    <style:style style:name="ConditionalStyle_5f_1345" style:display-name="ConditionalStyle_134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44" style:display-name="ConditionalStyle_1344" style:family="table-cell" style:parent-style-name="Default">
      <style:table-cell-properties fo:background-color="#99ccff"/>
    </style:style>
    <style:style style:name="ConditionalStyle_5f_1343" style:display-name="ConditionalStyle_134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42" style:display-name="ConditionalStyle_1342" style:family="table-cell" style:parent-style-name="Default">
      <style:table-cell-properties fo:background-color="#99ccff"/>
    </style:style>
    <style:style style:name="ConditionalStyle_5f_1341" style:display-name="ConditionalStyle_134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40" style:display-name="ConditionalStyle_1340" style:family="table-cell" style:parent-style-name="Default">
      <style:table-cell-properties fo:background-color="#99ccff"/>
    </style:style>
    <style:style style:name="ConditionalStyle_5f_1339" style:display-name="ConditionalStyle_133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38" style:display-name="ConditionalStyle_1338" style:family="table-cell" style:parent-style-name="Default">
      <style:table-cell-properties fo:background-color="#99ccff"/>
    </style:style>
    <style:style style:name="ConditionalStyle_5f_1337" style:display-name="ConditionalStyle_133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36" style:display-name="ConditionalStyle_1336" style:family="table-cell" style:parent-style-name="Default">
      <style:table-cell-properties fo:background-color="#99ccff"/>
    </style:style>
    <style:style style:name="ConditionalStyle_5f_1335" style:display-name="ConditionalStyle_133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34" style:display-name="ConditionalStyle_1334" style:family="table-cell" style:parent-style-name="Default">
      <style:table-cell-properties fo:background-color="#99ccff"/>
    </style:style>
    <style:style style:name="ConditionalStyle_5f_1333" style:display-name="ConditionalStyle_133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32" style:display-name="ConditionalStyle_1332" style:family="table-cell" style:parent-style-name="Default">
      <style:table-cell-properties fo:background-color="#99ccff"/>
    </style:style>
    <style:style style:name="ConditionalStyle_5f_1331" style:display-name="ConditionalStyle_133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30" style:display-name="ConditionalStyle_1330" style:family="table-cell" style:parent-style-name="Default">
      <style:table-cell-properties fo:background-color="#99ccff"/>
    </style:style>
    <style:style style:name="ConditionalStyle_5f_1329" style:display-name="ConditionalStyle_132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28" style:display-name="ConditionalStyle_1328" style:family="table-cell" style:parent-style-name="Default">
      <style:table-cell-properties fo:background-color="#99ccff"/>
    </style:style>
    <style:style style:name="ConditionalStyle_5f_1327" style:display-name="ConditionalStyle_132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26" style:display-name="ConditionalStyle_1326" style:family="table-cell" style:parent-style-name="Default">
      <style:table-cell-properties fo:background-color="#99ccff"/>
    </style:style>
    <style:style style:name="ConditionalStyle_5f_1325" style:display-name="ConditionalStyle_132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24" style:display-name="ConditionalStyle_1324" style:family="table-cell" style:parent-style-name="Default">
      <style:table-cell-properties fo:background-color="#99ccff"/>
    </style:style>
    <style:style style:name="ConditionalStyle_5f_1323" style:display-name="ConditionalStyle_132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22" style:display-name="ConditionalStyle_1322" style:family="table-cell" style:parent-style-name="Default">
      <style:table-cell-properties fo:background-color="#99ccff"/>
    </style:style>
    <style:style style:name="ConditionalStyle_5f_1321" style:display-name="ConditionalStyle_132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20" style:display-name="ConditionalStyle_1320" style:family="table-cell" style:parent-style-name="Default">
      <style:table-cell-properties fo:background-color="#99ccff"/>
    </style:style>
    <style:style style:name="ConditionalStyle_5f_1319" style:display-name="ConditionalStyle_131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18" style:display-name="ConditionalStyle_1318" style:family="table-cell" style:parent-style-name="Default">
      <style:table-cell-properties fo:background-color="#99ccff"/>
    </style:style>
    <style:style style:name="ConditionalStyle_5f_1317" style:display-name="ConditionalStyle_131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16" style:display-name="ConditionalStyle_1316" style:family="table-cell" style:parent-style-name="Default">
      <style:table-cell-properties fo:background-color="#99ccff"/>
    </style:style>
    <style:style style:name="ConditionalStyle_5f_1315" style:display-name="ConditionalStyle_131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14" style:display-name="ConditionalStyle_1314" style:family="table-cell" style:parent-style-name="Default">
      <style:table-cell-properties fo:background-color="#99ccff"/>
    </style:style>
    <style:style style:name="ConditionalStyle_5f_1313" style:display-name="ConditionalStyle_131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12" style:display-name="ConditionalStyle_1312" style:family="table-cell" style:parent-style-name="Default">
      <style:table-cell-properties fo:background-color="#99ccff"/>
    </style:style>
    <style:style style:name="ConditionalStyle_5f_1311" style:display-name="ConditionalStyle_131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10" style:display-name="ConditionalStyle_1310" style:family="table-cell" style:parent-style-name="Default">
      <style:table-cell-properties fo:background-color="#99ccff"/>
    </style:style>
    <style:style style:name="ConditionalStyle_5f_1309" style:display-name="ConditionalStyle_130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08" style:display-name="ConditionalStyle_1308" style:family="table-cell" style:parent-style-name="Default">
      <style:table-cell-properties fo:background-color="#99ccff"/>
    </style:style>
    <style:style style:name="ConditionalStyle_5f_1307" style:display-name="ConditionalStyle_130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06" style:display-name="ConditionalStyle_1306" style:family="table-cell" style:parent-style-name="Default">
      <style:table-cell-properties fo:background-color="#99ccff"/>
    </style:style>
    <style:style style:name="ConditionalStyle_5f_1305" style:display-name="ConditionalStyle_130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04" style:display-name="ConditionalStyle_1304" style:family="table-cell" style:parent-style-name="Default">
      <style:table-cell-properties fo:background-color="#99ccff"/>
    </style:style>
    <style:style style:name="ConditionalStyle_5f_1303" style:display-name="ConditionalStyle_130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02" style:display-name="ConditionalStyle_1302" style:family="table-cell" style:parent-style-name="Default">
      <style:table-cell-properties fo:background-color="#99ccff"/>
    </style:style>
    <style:style style:name="ConditionalStyle_5f_1301" style:display-name="ConditionalStyle_130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00" style:display-name="ConditionalStyle_1300" style:family="table-cell" style:parent-style-name="Default">
      <style:table-cell-properties fo:background-color="#99ccff"/>
    </style:style>
    <style:style style:name="ConditionalStyle_5f_1299" style:display-name="ConditionalStyle_129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98" style:display-name="ConditionalStyle_1298" style:family="table-cell" style:parent-style-name="Default">
      <style:table-cell-properties fo:background-color="#99ccff"/>
    </style:style>
    <style:style style:name="ConditionalStyle_5f_1297" style:display-name="ConditionalStyle_129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96" style:display-name="ConditionalStyle_1296" style:family="table-cell" style:parent-style-name="Default">
      <style:table-cell-properties fo:background-color="#99ccff"/>
    </style:style>
    <style:style style:name="ConditionalStyle_5f_1295" style:display-name="ConditionalStyle_129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94" style:display-name="ConditionalStyle_1294" style:family="table-cell" style:parent-style-name="Default">
      <style:table-cell-properties fo:background-color="#99ccff"/>
    </style:style>
    <style:style style:name="ConditionalStyle_5f_1293" style:display-name="ConditionalStyle_129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92" style:display-name="ConditionalStyle_1292" style:family="table-cell" style:parent-style-name="Default">
      <style:table-cell-properties fo:background-color="#99ccff"/>
    </style:style>
    <style:style style:name="ConditionalStyle_5f_1291" style:display-name="ConditionalStyle_129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90" style:display-name="ConditionalStyle_1290" style:family="table-cell" style:parent-style-name="Default">
      <style:table-cell-properties fo:background-color="#99ccff"/>
    </style:style>
    <style:style style:name="ConditionalStyle_5f_1289" style:display-name="ConditionalStyle_128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88" style:display-name="ConditionalStyle_1288" style:family="table-cell" style:parent-style-name="Default">
      <style:table-cell-properties fo:background-color="#99ccff"/>
    </style:style>
    <style:style style:name="ConditionalStyle_5f_1287" style:display-name="ConditionalStyle_128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86" style:display-name="ConditionalStyle_1286" style:family="table-cell" style:parent-style-name="Default">
      <style:table-cell-properties fo:background-color="#99ccff"/>
    </style:style>
    <style:style style:name="ConditionalStyle_5f_1285" style:display-name="ConditionalStyle_128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84" style:display-name="ConditionalStyle_1284" style:family="table-cell" style:parent-style-name="Default">
      <style:table-cell-properties fo:background-color="#99ccff"/>
    </style:style>
    <style:style style:name="ConditionalStyle_5f_1283" style:display-name="ConditionalStyle_128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82" style:display-name="ConditionalStyle_1282" style:family="table-cell" style:parent-style-name="Default">
      <style:table-cell-properties fo:background-color="#99ccff"/>
    </style:style>
    <style:style style:name="ConditionalStyle_5f_1281" style:display-name="ConditionalStyle_128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80" style:display-name="ConditionalStyle_1280" style:family="table-cell" style:parent-style-name="Default">
      <style:table-cell-properties fo:background-color="#99ccff"/>
    </style:style>
    <style:style style:name="ConditionalStyle_5f_1279" style:display-name="ConditionalStyle_127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78" style:display-name="ConditionalStyle_1278" style:family="table-cell" style:parent-style-name="Default">
      <style:table-cell-properties fo:background-color="#99ccff"/>
    </style:style>
    <style:style style:name="ConditionalStyle_5f_1277" style:display-name="ConditionalStyle_127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76" style:display-name="ConditionalStyle_1276" style:family="table-cell" style:parent-style-name="Default">
      <style:table-cell-properties fo:background-color="#99ccff"/>
    </style:style>
    <style:style style:name="ConditionalStyle_5f_1275" style:display-name="ConditionalStyle_127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74" style:display-name="ConditionalStyle_1274" style:family="table-cell" style:parent-style-name="Default">
      <style:table-cell-properties fo:background-color="#99ccff"/>
    </style:style>
    <style:style style:name="ConditionalStyle_5f_1273" style:display-name="ConditionalStyle_127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72" style:display-name="ConditionalStyle_1272" style:family="table-cell" style:parent-style-name="Default">
      <style:table-cell-properties fo:background-color="#99ccff"/>
    </style:style>
    <style:style style:name="ConditionalStyle_5f_1271" style:display-name="ConditionalStyle_127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70" style:display-name="ConditionalStyle_1270" style:family="table-cell" style:parent-style-name="Default">
      <style:table-cell-properties fo:background-color="#99ccff"/>
    </style:style>
    <style:style style:name="ConditionalStyle_5f_1269" style:display-name="ConditionalStyle_126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68" style:display-name="ConditionalStyle_1268" style:family="table-cell" style:parent-style-name="Default">
      <style:table-cell-properties fo:background-color="#99ccff"/>
    </style:style>
    <style:style style:name="ConditionalStyle_5f_1267" style:display-name="ConditionalStyle_126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66" style:display-name="ConditionalStyle_1266" style:family="table-cell" style:parent-style-name="Default">
      <style:table-cell-properties fo:background-color="#99ccff"/>
    </style:style>
    <style:style style:name="ConditionalStyle_5f_1265" style:display-name="ConditionalStyle_126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64" style:display-name="ConditionalStyle_1264" style:family="table-cell" style:parent-style-name="Default">
      <style:table-cell-properties fo:background-color="#99ccff"/>
    </style:style>
    <style:style style:name="ConditionalStyle_5f_1263" style:display-name="ConditionalStyle_126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62" style:display-name="ConditionalStyle_1262" style:family="table-cell" style:parent-style-name="Default">
      <style:table-cell-properties fo:background-color="#99ccff"/>
    </style:style>
    <style:style style:name="ConditionalStyle_5f_1261" style:display-name="ConditionalStyle_126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60" style:display-name="ConditionalStyle_1260" style:family="table-cell" style:parent-style-name="Default">
      <style:table-cell-properties fo:background-color="#99ccff"/>
    </style:style>
    <style:style style:name="ConditionalStyle_5f_1259" style:display-name="ConditionalStyle_125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58" style:display-name="ConditionalStyle_1258" style:family="table-cell" style:parent-style-name="Default">
      <style:table-cell-properties fo:background-color="#99ccff"/>
    </style:style>
    <style:style style:name="ConditionalStyle_5f_1257" style:display-name="ConditionalStyle_125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56" style:display-name="ConditionalStyle_1256" style:family="table-cell" style:parent-style-name="Default">
      <style:table-cell-properties fo:background-color="#99ccff"/>
    </style:style>
    <style:style style:name="ConditionalStyle_5f_1255" style:display-name="ConditionalStyle_125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54" style:display-name="ConditionalStyle_1254" style:family="table-cell" style:parent-style-name="Default">
      <style:table-cell-properties fo:background-color="#99ccff"/>
    </style:style>
    <style:style style:name="ConditionalStyle_5f_1253" style:display-name="ConditionalStyle_125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52" style:display-name="ConditionalStyle_1252" style:family="table-cell" style:parent-style-name="Default">
      <style:table-cell-properties fo:background-color="#99ccff"/>
    </style:style>
    <style:style style:name="ConditionalStyle_5f_1251" style:display-name="ConditionalStyle_125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50" style:display-name="ConditionalStyle_1250" style:family="table-cell" style:parent-style-name="Default">
      <style:table-cell-properties fo:background-color="#99ccff"/>
    </style:style>
    <style:style style:name="ConditionalStyle_5f_1249" style:display-name="ConditionalStyle_124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48" style:display-name="ConditionalStyle_1248" style:family="table-cell" style:parent-style-name="Default">
      <style:table-cell-properties fo:background-color="#99ccff"/>
    </style:style>
    <style:style style:name="ConditionalStyle_5f_1247" style:display-name="ConditionalStyle_124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46" style:display-name="ConditionalStyle_1246" style:family="table-cell" style:parent-style-name="Default">
      <style:table-cell-properties fo:background-color="#99ccff"/>
    </style:style>
    <style:style style:name="ConditionalStyle_5f_1245" style:display-name="ConditionalStyle_124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44" style:display-name="ConditionalStyle_1244" style:family="table-cell" style:parent-style-name="Default">
      <style:table-cell-properties fo:background-color="#99ccff"/>
    </style:style>
    <style:style style:name="ConditionalStyle_5f_1243" style:display-name="ConditionalStyle_124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42" style:display-name="ConditionalStyle_1242" style:family="table-cell" style:parent-style-name="Default">
      <style:table-cell-properties fo:background-color="#99ccff"/>
    </style:style>
    <style:style style:name="ConditionalStyle_5f_1241" style:display-name="ConditionalStyle_124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40" style:display-name="ConditionalStyle_1240" style:family="table-cell" style:parent-style-name="Default">
      <style:table-cell-properties fo:background-color="#99ccff"/>
    </style:style>
    <style:style style:name="ConditionalStyle_5f_1239" style:display-name="ConditionalStyle_123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38" style:display-name="ConditionalStyle_1238" style:family="table-cell" style:parent-style-name="Default">
      <style:table-cell-properties fo:background-color="#99ccff"/>
    </style:style>
    <style:style style:name="ConditionalStyle_5f_1237" style:display-name="ConditionalStyle_123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36" style:display-name="ConditionalStyle_1236" style:family="table-cell" style:parent-style-name="Default">
      <style:table-cell-properties fo:background-color="#99ccff"/>
    </style:style>
    <style:style style:name="ConditionalStyle_5f_1235" style:display-name="ConditionalStyle_123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34" style:display-name="ConditionalStyle_1234" style:family="table-cell" style:parent-style-name="Default">
      <style:table-cell-properties fo:background-color="#99ccff"/>
    </style:style>
    <style:style style:name="ConditionalStyle_5f_1233" style:display-name="ConditionalStyle_123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32" style:display-name="ConditionalStyle_1232" style:family="table-cell" style:parent-style-name="Default">
      <style:table-cell-properties fo:background-color="#99ccff"/>
    </style:style>
    <style:style style:name="ConditionalStyle_5f_1231" style:display-name="ConditionalStyle_123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30" style:display-name="ConditionalStyle_1230" style:family="table-cell" style:parent-style-name="Default">
      <style:table-cell-properties fo:background-color="#99ccff"/>
    </style:style>
    <style:style style:name="ConditionalStyle_5f_1229" style:display-name="ConditionalStyle_122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28" style:display-name="ConditionalStyle_1228" style:family="table-cell" style:parent-style-name="Default">
      <style:table-cell-properties fo:background-color="#99ccff"/>
    </style:style>
    <style:style style:name="ConditionalStyle_5f_1227" style:display-name="ConditionalStyle_122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26" style:display-name="ConditionalStyle_1226" style:family="table-cell" style:parent-style-name="Default">
      <style:table-cell-properties fo:background-color="#99ccff"/>
    </style:style>
    <style:style style:name="ConditionalStyle_5f_1225" style:display-name="ConditionalStyle_122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24" style:display-name="ConditionalStyle_1224" style:family="table-cell" style:parent-style-name="Default">
      <style:table-cell-properties fo:background-color="#99ccff"/>
    </style:style>
    <style:style style:name="ConditionalStyle_5f_1223" style:display-name="ConditionalStyle_122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22" style:display-name="ConditionalStyle_1222" style:family="table-cell" style:parent-style-name="Default">
      <style:table-cell-properties fo:background-color="#99ccff"/>
    </style:style>
    <style:style style:name="ConditionalStyle_5f_1221" style:display-name="ConditionalStyle_1221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20" style:display-name="ConditionalStyle_1220" style:family="table-cell" style:parent-style-name="Default">
      <style:table-cell-properties fo:background-color="#99ccff"/>
    </style:style>
    <style:style style:name="ConditionalStyle_5f_1219" style:display-name="ConditionalStyle_1219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18" style:display-name="ConditionalStyle_1218" style:family="table-cell" style:parent-style-name="Default">
      <style:table-cell-properties fo:background-color="#99ccff"/>
    </style:style>
    <style:style style:name="ConditionalStyle_5f_1217" style:display-name="ConditionalStyle_1217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16" style:display-name="ConditionalStyle_1216" style:family="table-cell" style:parent-style-name="Default">
      <style:table-cell-properties fo:background-color="#99ccff"/>
    </style:style>
    <style:style style:name="ConditionalStyle_5f_1215" style:display-name="ConditionalStyle_1215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14" style:display-name="ConditionalStyle_1214" style:family="table-cell" style:parent-style-name="Default">
      <style:table-cell-properties fo:background-color="#99ccff"/>
    </style:style>
    <style:style style:name="ConditionalStyle_5f_1213" style:display-name="ConditionalStyle_1213" style:family="table-cell" style:parent-style-name="Default">
      <style:table-cell-properties fo:background-color="#ff505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212" style:display-name="ConditionalStyle_1212" style:family="table-cell" style:parent-style-name="Default">
      <style:table-cell-properties fo:background-color="#99ccff"/>
    </style:style>
    <style:style style:name="GREEN" style:family="table-cell" style:parent-style-name="Default">
      <style:table-cell-properties fo:background-color="#77bc65"/>
      <style:text-properties fo:font-size="10pt"/>
    </style:style>
    <style:style style:name="GREY_5f_BACKGROUND" style:display-name="GREY_BACKGROUND" style:family="table-cell" style:parent-style-name="Default">
      <style:table-cell-properties fo:background-color="#dddddd"/>
    </style:style>
    <style:style style:name="RED_5f_BACKGROUND" style:display-name="RED_BACKGROUND" style:family="table-cell" style:parent-style-name="Default">
      <style:table-cell-properties fo:background-color="#ffa6a6"/>
    </style:styl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2.38mm" fo:margin-left="0mm" fo:margin-right="0mm" fo:margin-top="8.85m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yyyy-mm" style:display-name="PageStyle_yyyy-mm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yyyy" style:display-name="PageStyle_yyyy" style:page-layout-name="Mpm2">
      <style:header style:display="false"/>
      <style:header-left style:display="false"/>
      <style:header-first style:display="false"/>
      <style:footer>
        <style:region-right>
          <text:p><text:span text:style-name="MT1">#</text:span><text:span text:style-name="MT2">Confidential C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1:05:26.890086618</meta:creation-date>
    <meta:generator>LibreOffice/7.4.7.2$Linux_X86_64 LibreOffice_project/40$Build-2</meta:generator>
    <meta:editing-duration>PT1H49M25S</meta:editing-duration>
    <meta:editing-cycles>6</meta:editing-cycles>
    <dc:date>2024-03-16T14:55:59.436086614</dc:date>
    <meta:document-statistic meta:table-count="2" meta:cell-count="7205" meta:object-count="1"/>
    <meta:user-defined meta:name="AppVersion">16.0300</meta:user-defined>
    <meta:user-defined meta:name="MSIP_Label_fd1c0902-ed92-4fed-896d-2e7725de02d4_ActionId">7422392a-01ca-45b3-b85a-32c4342b231d</meta:user-defined>
    <meta:user-defined meta:name="MSIP_Label_fd1c0902-ed92-4fed-896d-2e7725de02d4_ContentBits">2</meta:user-defined>
    <meta:user-defined meta:name="MSIP_Label_fd1c0902-ed92-4fed-896d-2e7725de02d4_Enabled">true</meta:user-defined>
    <meta:user-defined meta:name="MSIP_Label_fd1c0902-ed92-4fed-896d-2e7725de02d4_Method" meta:value-type="string">Standard</meta:user-defined>
    <meta:user-defined meta:name="MSIP_Label_fd1c0902-ed92-4fed-896d-2e7725de02d4_Name" meta:value-type="string">Anyone (not protected)</meta:user-defined>
    <meta:user-defined meta:name="MSIP_Label_fd1c0902-ed92-4fed-896d-2e7725de02d4_SetDate" meta:value-type="string">2023-01-26T06:09:37Z</meta:user-defined>
    <meta:user-defined meta:name="MSIP_Label_fd1c0902-ed92-4fed-896d-2e7725de02d4_SiteId" meta:value-type="string">d6b0bbee-7cd9-4d60-bce6-4a67b543e2ae</meta:user-defined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2">
      <number:number number:decimal-places="2" number:min-decimal-places="2" number:min-integer-digits="1"/>
    </number:number-style>
    <number:date-style style:name="N16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61">
      <number:text-content/>
      <style:map style:condition="value()&lt;=1.7976931348623157E+308" style:apply-style-name="N161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cs" fo:country="CZ" style:font-size-asian="14pt" style:font-size-complex="14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161">
      <style:chart-properties chart:display-label="true" chart:logarithmic="false" chart:reverse-direction="false" text:line-break="false" loext:try-staggering-first="fals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62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39.693cm" svg:height="12.573cm" xlink:href=".." xlink:type="simple" chart:class="chart:line" chart:style-name="ch1">
        <chart:title svg:x="15.55cm" svg:y="0.386cm" chart:style-name="ch2">
          <text:p>Arrival time over time (target=7:00)</text:p>
        </chart:title>
        <chart:plot-area chart:style-name="ch3" table:cell-range-address="yyyy.O7:yyyy.P186 yyyy.Q12:yyyy.Q186" chart:data-source-has-labels="column" svg:x="0.045cm" svg:y="1.838cm" svg:width="39.168cm" svg:height="8.197cm">
          <chart:coordinate-region svg:x="1.298cm" svg:y="2.064cm" svg:width="37.915cm" svg:height="7.746cm"/>
          <chart:axis chart:dimension="x" chart:name="primary-x" chart:style-name="ch4" chartooo:axis-type="auto">
            <chartooo:date-scale chart:base-time-unit="days"/>
            <chart:categories table:cell-range-address="yyyy.O7:yyyy.O186 yyyy.Q12:yyyy.Q1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yyyy.P7:yyyy.P186" chart:class="chart:line">
            <chart:data-point chart:repeated="1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float" office:value="45663">
                <text:p>45663</text:p>
                <draw:g>
                  <svg:desc>yyyy.O7:yyyy.O186 yyyy.Q12:yyyy.Q186</svg:desc>
                </draw:g>
              </table:table-cell>
              <table:table-cell office:value-type="float" office:value="-1.56">
                <text:p>-1.56</text:p>
                <draw:g>
                  <svg:desc>yyyy.P7:yyyy.P186</svg:desc>
                </draw:g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0.0666666666666673">
                <text:p>0.0666666666666673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-0.0800000000000001">
                <text:p>-0.0800000000000001</text:p>
              </table:table-cell>
            </table:table-row>
            <table:table-row>
              <table:table-cell office:value-type="float" office:value="45666">
                <text:p>45666</text:p>
              </table:table-cell>
              <table:table-cell office:value-type="float" office:value="0.0633333333333326">
                <text:p>0.0633333333333326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-0.0266666666666664">
                <text:p>-0.0266666666666664</text:p>
              </table:table-cell>
            </table:table-row>
            <table:table-row>
              <table:table-cell office:value-type="float" office:value="45668">
                <text:p>45668</text:p>
              </table:table-cell>
              <table:table-cell office:value-type="float" office:value="-0.0266666666666664">
                <text:p>-0.0266666666666664</text:p>
              </table:table-cell>
            </table:table-row>
            <table:table-row>
              <table:table-cell office:value-type="float" office:value="45669">
                <text:p>45669</text:p>
              </table:table-cell>
              <table:table-cell office:value-type="float" office:value="-0.0266666666666664">
                <text:p>-0.0266666666666664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0.103333333333334">
                <text:p>0.103333333333334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-0.113333333333334">
                <text:p>-0.113333333333334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45675">
                <text:p>4567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45676">
                <text:p>4567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0.159999999999999">
                <text:p>0.159999999999999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0.0166666666666657">
                <text:p>0.0166666666666657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-0.0166666666666675">
                <text:p>-0.0166666666666675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-0.0800000000000001">
                <text:p>-0.0800000000000001</text:p>
              </table:table-cell>
            </table:table-row>
            <table:table-row>
              <table:table-cell office:value-type="float" office:value="45682">
                <text:p>45682</text:p>
              </table:table-cell>
              <table:table-cell office:value-type="float" office:value="-0.0800000000000001">
                <text:p>-0.0800000000000001</text:p>
              </table:table-cell>
            </table:table-row>
            <table:table-row>
              <table:table-cell office:value-type="float" office:value="45683">
                <text:p>45683</text:p>
              </table:table-cell>
              <table:table-cell office:value-type="float" office:value="-0.0800000000000001">
                <text:p>-0.0800000000000001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0.0599999999999996">
                <text:p>0.0599999999999996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-0.366666666666667">
                <text:p>-0.366666666666667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-0.156666666666666">
                <text:p>-0.156666666666666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-0.236666666666667">
                <text:p>-0.236666666666667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-0.423333333333334">
                <text:p>-0.423333333333334</text:p>
              </table:table-cell>
            </table:table-row>
            <table:table-row>
              <table:table-cell office:value-type="float" office:value="45689">
                <text:p>45689</text:p>
              </table:table-cell>
              <table:table-cell office:value-type="float" office:value="-0.423333333333334">
                <text:p>-0.423333333333334</text:p>
              </table:table-cell>
            </table:table-row>
            <table:table-row>
              <table:table-cell office:value-type="float" office:value="45690">
                <text:p>45690</text:p>
              </table:table-cell>
              <table:table-cell office:value-type="float" office:value="-0.423333333333334">
                <text:p>-0.423333333333334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-0.390000000000001">
                <text:p>-0.390000000000001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0.00666666666666593">
                <text:p>0.00666666666666593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-0.00666666666666593">
                <text:p>-0.00666666666666593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0.0933333333333337">
                <text:p>0.0933333333333337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0.409999999999999">
                <text:p>0.409999999999999</text:p>
              </table:table-cell>
            </table:table-row>
            <table:table-row>
              <table:table-cell office:value-type="float" office:value="45696">
                <text:p>45696</text:p>
              </table:table-cell>
              <table:table-cell office:value-type="float" office:value="0.409999999999999">
                <text:p>0.409999999999999</text:p>
              </table:table-cell>
            </table:table-row>
            <table:table-row>
              <table:table-cell office:value-type="float" office:value="45697">
                <text:p>45697</text:p>
              </table:table-cell>
              <table:table-cell office:value-type="float" office:value="0.409999999999999">
                <text:p>0.409999999999999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0.453333333333333">
                <text:p>0.453333333333333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-0.0966666666666667">
                <text:p>-0.0966666666666667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-0.0999999999999996">
                <text:p>-0.0999999999999996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-0.213333333333333">
                <text:p>-0.213333333333333</text:p>
              </table:table-cell>
            </table:table-row>
            <table:table-row>
              <table:table-cell office:value-type="float" office:value="45703">
                <text:p>45703</text:p>
              </table:table-cell>
              <table:table-cell office:value-type="float" office:value="-0.213333333333333">
                <text:p>-0.213333333333333</text:p>
              </table:table-cell>
            </table:table-row>
            <table:table-row>
              <table:table-cell office:value-type="float" office:value="45704">
                <text:p>45704</text:p>
              </table:table-cell>
              <table:table-cell office:value-type="float" office:value="-0.213333333333333">
                <text:p>-0.213333333333333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-0.656666666666666">
                <text:p>-0.656666666666666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-0.506666666666666">
                <text:p>-0.506666666666666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-0.243333333333334">
                <text:p>-0.243333333333334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-0.540000000000001">
                <text:p>-0.540000000000001</text:p>
              </table:table-cell>
            </table:table-row>
            <table:table-row>
              <table:table-cell office:value-type="float" office:value="45710">
                <text:p>45710</text:p>
              </table:table-cell>
              <table:table-cell office:value-type="float" office:value="-0.540000000000001">
                <text:p>-0.540000000000001</text:p>
              </table:table-cell>
            </table:table-row>
            <table:table-row>
              <table:table-cell office:value-type="float" office:value="45711">
                <text:p>45711</text:p>
              </table:table-cell>
              <table:table-cell office:value-type="float" office:value="-0.540000000000001">
                <text:p>-0.540000000000001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-0.236666666666667">
                <text:p>-0.236666666666667</text:p>
              </table:table-cell>
            </table:table-row>
            <table:table-row>
              <table:table-cell office:value-type="float" office:value="45714">
                <text:p>45714</text:p>
              </table:table-cell>
              <table:table-cell office:value-type="float" office:value="0.143333333333334">
                <text:p>0.143333333333334</text:p>
              </table:table-cell>
            </table:table-row>
            <table:table-row>
              <table:table-cell office:value-type="float" office:value="45715">
                <text:p>45715</text:p>
              </table:table-cell>
              <table:table-cell office:value-type="float" office:value="-0.203333333333333">
                <text:p>-0.203333333333333</text:p>
              </table:table-cell>
            </table:table-row>
            <table:table-row>
              <table:table-cell office:value-type="float" office:value="45716">
                <text:p>45716</text:p>
              </table:table-cell>
              <table:table-cell office:value-type="float" office:value="0.176666666666667">
                <text:p>0.176666666666667</text:p>
              </table:table-cell>
            </table:table-row>
            <table:table-row>
              <table:table-cell office:value-type="float" office:value="45717">
                <text:p>45717</text:p>
              </table:table-cell>
              <table:table-cell office:value-type="float" office:value="0.176666666666667">
                <text:p>0.176666666666667</text:p>
              </table:table-cell>
            </table:table-row>
            <table:table-row>
              <table:table-cell office:value-type="float" office:value="45718">
                <text:p>45718</text:p>
              </table:table-cell>
              <table:table-cell office:value-type="float" office:value="0.176666666666667">
                <text:p>0.176666666666667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float" office:value="45720">
                <text:p>45720</text:p>
              </table:table-cell>
              <table:table-cell office:value-type="float" office:value="0.123333333333333">
                <text:p>0.123333333333333</text:p>
              </table:table-cell>
            </table:table-row>
            <table:table-row>
              <table:table-cell office:value-type="float" office:value="45721">
                <text:p>45721</text:p>
              </table:table-cell>
              <table:table-cell office:value-type="float" office:value="0.0266666666666664">
                <text:p>0.0266666666666664</text:p>
              </table:table-cell>
            </table:table-row>
            <table:table-row>
              <table:table-cell office:value-type="float" office:value="45722">
                <text:p>4572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5723">
                <text:p>45723</text:p>
              </table:table-cell>
              <table:table-cell office:value-type="float" office:value="0.186666666666667">
                <text:p>0.186666666666667</text:p>
              </table:table-cell>
            </table:table-row>
            <table:table-row>
              <table:table-cell office:value-type="float" office:value="45724">
                <text:p>45724</text:p>
              </table:table-cell>
              <table:table-cell office:value-type="float" office:value="0.186666666666667">
                <text:p>0.186666666666667</text:p>
              </table:table-cell>
            </table:table-row>
            <table:table-row>
              <table:table-cell office:value-type="float" office:value="45725">
                <text:p>45725</text:p>
              </table:table-cell>
              <table:table-cell office:value-type="float" office:value="0.186666666666667">
                <text:p>0.186666666666667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45727">
                <text:p>45727</text:p>
              </table:table-cell>
              <table:table-cell office:value-type="float" office:value="0.136666666666666">
                <text:p>0.136666666666666</text:p>
              </table:table-cell>
            </table:table-row>
            <table:table-row>
              <table:table-cell office:value-type="float" office:value="45728">
                <text:p>45728</text:p>
              </table:table-cell>
              <table:table-cell office:value-type="float" office:value="0.166666666666666">
                <text:p>0.166666666666666</text:p>
              </table:table-cell>
            </table:table-row>
            <table:table-row>
              <table:table-cell office:value-type="float" office:value="45729">
                <text:p>45729</text:p>
              </table:table-cell>
              <table:table-cell office:value-type="float" office:value="-0.0766666666666662">
                <text:p>-0.0766666666666662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-0.410000000000001">
                <text:p>-0.410000000000001</text:p>
              </table:table-cell>
            </table:table-row>
            <table:table-row>
              <table:table-cell office:value-type="float" office:value="45731">
                <text:p>45731</text:p>
              </table:table-cell>
              <table:table-cell office:value-type="float" office:value="-0.410000000000001">
                <text:p>-0.410000000000001</text:p>
              </table:table-cell>
            </table:table-row>
            <table:table-row>
              <table:table-cell office:value-type="float" office:value="45732">
                <text:p>45732</text:p>
              </table:table-cell>
              <table:table-cell office:value-type="float" office:value="-0.410000000000001">
                <text:p>-0.410000000000001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-0.576666666666666">
                <text:p>-0.576666666666666</text:p>
              </table:table-cell>
            </table:table-row>
            <table:table-row>
              <table:table-cell office:value-type="float" office:value="45734">
                <text:p>45734</text:p>
              </table:table-cell>
              <table:table-cell office:value-type="float" office:value="-0.276666666666666">
                <text:p>-0.276666666666666</text:p>
              </table:table-cell>
            </table:table-row>
            <table:table-row>
              <table:table-cell office:value-type="float" office:value="45735">
                <text:p>4573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float" office:value="45736">
                <text:p>45736</text:p>
              </table:table-cell>
              <table:table-cell office:value-type="float" office:value="0.00333333333333297">
                <text:p>0.00333333333333297</text:p>
              </table:table-cell>
            </table:table-row>
            <table:table-row>
              <table:table-cell office:value-type="float" office:value="45737">
                <text:p>45737</text:p>
              </table:table-cell>
              <table:table-cell office:value-type="float" office:value="0.0566666666666666">
                <text:p>0.0566666666666666</text:p>
              </table:table-cell>
            </table:table-row>
            <table:table-row>
              <table:table-cell office:value-type="float" office:value="45738">
                <text:p>45738</text:p>
              </table:table-cell>
              <table:table-cell office:value-type="float" office:value="0.0566666666666666">
                <text:p>0.0566666666666666</text:p>
              </table:table-cell>
            </table:table-row>
            <table:table-row>
              <table:table-cell office:value-type="float" office:value="45739">
                <text:p>45739</text:p>
              </table:table-cell>
              <table:table-cell office:value-type="float" office:value="0.0566666666666666">
                <text:p>0.0566666666666666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45741">
                <text:p>45741</text:p>
              </table:table-cell>
              <table:table-cell office:value-type="float" office:value="0.456666666666666">
                <text:p>0.456666666666666</text:p>
              </table:table-cell>
            </table:table-row>
            <table:table-row>
              <table:table-cell office:value-type="float" office:value="45742">
                <text:p>457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5743">
                <text:p>45743</text:p>
              </table:table-cell>
              <table:table-cell office:value-type="float" office:value="0.293333333333334">
                <text:p>0.293333333333334</text:p>
              </table:table-cell>
            </table:table-row>
            <table:table-row>
              <table:table-cell office:value-type="float" office:value="45744">
                <text:p>45744</text:p>
              </table:table-cell>
              <table:table-cell office:value-type="float" office:value="0.640000000000001">
                <text:p>0.640000000000001</text:p>
              </table:table-cell>
            </table:table-row>
            <table:table-row>
              <table:table-cell office:value-type="float" office:value="45745">
                <text:p>45745</text:p>
              </table:table-cell>
              <table:table-cell office:value-type="float" office:value="0.640000000000001">
                <text:p>0.640000000000001</text:p>
              </table:table-cell>
            </table:table-row>
            <table:table-row>
              <table:table-cell office:value-type="float" office:value="45746">
                <text:p>45746</text:p>
              </table:table-cell>
              <table:table-cell office:value-type="float" office:value="0.640000000000001">
                <text:p>0.640000000000001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float" office:value="45749">
                <text:p>45749</text:p>
              </table:table-cell>
              <table:table-cell office:value-type="float" office:value="0.0700000000000003">
                <text:p>0.0700000000000003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0.273333333333333">
                <text:p>0.273333333333333</text:p>
              </table:table-cell>
            </table:table-row>
            <table:table-row>
              <table:table-cell office:value-type="float" office:value="45751">
                <text:p>45751</text:p>
              </table:table-cell>
              <table:table-cell office:value-type="float" office:value="-0.0133333333333328">
                <text:p>-0.0133333333333328</text:p>
              </table:table-cell>
            </table:table-row>
            <table:table-row>
              <table:table-cell office:value-type="float" office:value="45752">
                <text:p>45752</text:p>
              </table:table-cell>
              <table:table-cell office:value-type="float" office:value="-0.0133333333333328">
                <text:p>-0.0133333333333328</text:p>
              </table:table-cell>
            </table:table-row>
            <table:table-row>
              <table:table-cell office:value-type="float" office:value="45753">
                <text:p>45753</text:p>
              </table:table-cell>
              <table:table-cell office:value-type="float" office:value="-0.0133333333333328">
                <text:p>-0.0133333333333328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0.503333333333333">
                <text:p>0.503333333333333</text:p>
              </table:table-cell>
            </table:table-row>
            <table:table-row>
              <table:table-cell office:value-type="float" office:value="45755">
                <text:p>45755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float" office:value="45756">
                <text:p>45756</text:p>
              </table:table-cell>
              <table:table-cell office:value-type="float" office:value="0.203333333333333">
                <text:p>0.203333333333333</text:p>
              </table:table-cell>
            </table:table-row>
            <table:table-row>
              <table:table-cell office:value-type="float" office:value="45757">
                <text:p>4575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5758">
                <text:p>45758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float" office:value="45759">
                <text:p>45759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float" office:value="45760">
                <text:p>45760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0.0433333333333339">
                <text:p>0.0433333333333339</text:p>
              </table:table-cell>
            </table:table-row>
            <table:table-row>
              <table:table-cell office:value-type="float" office:value="45762">
                <text:p>45762</text:p>
              </table:table-cell>
              <table:table-cell office:value-type="float" office:value="-0.083333333333333">
                <text:p>-0.083333333333333</text:p>
              </table:table-cell>
            </table:table-row>
            <table:table-row>
              <table:table-cell office:value-type="float" office:value="45763">
                <text:p>45763</text:p>
              </table:table-cell>
              <table:table-cell office:value-type="float" office:value="-0.436666666666667">
                <text:p>-0.436666666666667</text:p>
              </table:table-cell>
            </table:table-row>
            <table:table-row>
              <table:table-cell office:value-type="float" office:value="45764">
                <text:p>45764</text:p>
              </table:table-cell>
              <table:table-cell office:value-type="float" office:value="-0.623333333333333">
                <text:p>-0.623333333333333</text:p>
              </table:table-cell>
            </table:table-row>
            <table:table-row>
              <table:table-cell office:value-type="float" office:value="45765">
                <text:p>45765</text:p>
              </table:table-cell>
              <table:table-cell office:value-type="float" office:value="-0.983333333333333">
                <text:p>-0.983333333333333</text:p>
              </table:table-cell>
            </table:table-row>
            <table:table-row>
              <table:table-cell office:value-type="float" office:value="45766">
                <text:p>45766</text:p>
              </table:table-cell>
              <table:table-cell office:value-type="float" office:value="-0.983333333333333">
                <text:p>-0.983333333333333</text:p>
              </table:table-cell>
            </table:table-row>
            <table:table-row>
              <table:table-cell office:value-type="float" office:value="45767">
                <text:p>45767</text:p>
              </table:table-cell>
              <table:table-cell office:value-type="float" office:value="-0.983333333333333">
                <text:p>-0.983333333333333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-1.20666666666667">
                <text:p>-1.20666666666667</text:p>
              </table:table-cell>
            </table:table-row>
            <table:table-row>
              <table:table-cell office:value-type="float" office:value="45769">
                <text:p>45769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float" office:value="45770">
                <text:p>45770</text:p>
              </table:table-cell>
              <table:table-cell office:value-type="float" office:value="-0.216666666666667">
                <text:p>-0.216666666666667</text:p>
              </table:table-cell>
            </table:table-row>
            <table:table-row>
              <table:table-cell office:value-type="float" office:value="45771">
                <text:p>45771</text:p>
              </table:table-cell>
              <table:table-cell office:value-type="float" office:value="-0.266666666666668">
                <text:p>-0.266666666666668</text:p>
              </table:table-cell>
            </table:table-row>
            <table:table-row>
              <table:table-cell office:value-type="float" office:value="45772">
                <text:p>45772</text:p>
              </table:table-cell>
              <table:table-cell office:value-type="float" office:value="-0.113333333333332">
                <text:p>-0.113333333333332</text:p>
              </table:table-cell>
            </table:table-row>
            <table:table-row>
              <table:table-cell office:value-type="float" office:value="45773">
                <text:p>45773</text:p>
              </table:table-cell>
              <table:table-cell office:value-type="float" office:value="-0.113333333333332">
                <text:p>-0.113333333333332</text:p>
              </table:table-cell>
            </table:table-row>
            <table:table-row>
              <table:table-cell office:value-type="float" office:value="45774">
                <text:p>45774</text:p>
              </table:table-cell>
              <table:table-cell office:value-type="float" office:value="-0.113333333333332">
                <text:p>-0.113333333333332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-0.196666666666667">
                <text:p>-0.196666666666667</text:p>
              </table:table-cell>
            </table:table-row>
            <table:table-row>
              <table:table-cell office:value-type="float" office:value="45776">
                <text:p>45776</text:p>
              </table:table-cell>
              <table:table-cell office:value-type="float" office:value="0.0433333333333339">
                <text:p>0.0433333333333339</text:p>
              </table:table-cell>
            </table:table-row>
            <table:table-row>
              <table:table-cell office:value-type="float" office:value="45777">
                <text:p>45777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0.0499999999999998">
                <text:p>0.0499999999999998</text:p>
              </table:table-cell>
            </table:table-row>
            <table:table-row>
              <table:table-cell office:value-type="float" office:value="45779">
                <text:p>45779</text:p>
              </table:table-cell>
              <table:table-cell office:value-type="float" office:value="0.186666666666666">
                <text:p>0.186666666666666</text:p>
              </table:table-cell>
            </table:table-row>
            <table:table-row>
              <table:table-cell office:value-type="float" office:value="45780">
                <text:p>45780</text:p>
              </table:table-cell>
              <table:table-cell office:value-type="float" office:value="0.186666666666666">
                <text:p>0.186666666666666</text:p>
              </table:table-cell>
            </table:table-row>
            <table:table-row>
              <table:table-cell office:value-type="float" office:value="45781">
                <text:p>45781</text:p>
              </table:table-cell>
              <table:table-cell office:value-type="float" office:value="0.186666666666666">
                <text:p>0.186666666666666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0.709999999999999">
                <text:p>0.709999999999999</text:p>
              </table:table-cell>
            </table:table-row>
            <table:table-row>
              <table:table-cell office:value-type="float" office:value="45783">
                <text:p>45783</text:p>
              </table:table-cell>
              <table:table-cell office:value-type="float" office:value="0.526666666666666">
                <text:p>0.526666666666666</text:p>
              </table:table-cell>
            </table:table-row>
            <table:table-row>
              <table:table-cell office:value-type="float" office:value="45784">
                <text:p>45784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45785">
                <text:p>4578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45786">
                <text:p>45786</text:p>
              </table:table-cell>
              <table:table-cell office:value-type="float" office:value="0.563333333333333">
                <text:p>0.563333333333333</text:p>
              </table:table-cell>
            </table:table-row>
            <table:table-row>
              <table:table-cell office:value-type="float" office:value="45787">
                <text:p>45787</text:p>
              </table:table-cell>
              <table:table-cell office:value-type="float" office:value="0.563333333333333">
                <text:p>0.563333333333333</text:p>
              </table:table-cell>
            </table:table-row>
            <table:table-row>
              <table:table-cell office:value-type="float" office:value="45788">
                <text:p>45788</text:p>
              </table:table-cell>
              <table:table-cell office:value-type="float" office:value="0.563333333333333">
                <text:p>0.563333333333333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0.143333333333334">
                <text:p>0.143333333333334</text:p>
              </table:table-cell>
            </table:table-row>
            <table:table-row>
              <table:table-cell office:value-type="float" office:value="45790">
                <text:p>45790</text:p>
              </table:table-cell>
              <table:table-cell office:value-type="float" office:value="0.456666666666666">
                <text:p>0.456666666666666</text:p>
              </table:table-cell>
            </table:table-row>
            <table:table-row>
              <table:table-cell office:value-type="float" office:value="45791">
                <text:p>4579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45792">
                <text:p>45792</text:p>
              </table:table-cell>
              <table:table-cell office:value-type="float" office:value="0.00666666666666593">
                <text:p>0.00666666666666593</text:p>
              </table:table-cell>
            </table:table-row>
            <table:table-row>
              <table:table-cell office:value-type="float" office:value="45793">
                <text:p>4579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45794">
                <text:p>4579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45795">
                <text:p>4579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0.206666666666666">
                <text:p>0.206666666666666</text:p>
              </table:table-cell>
            </table:table-row>
            <table:table-row>
              <table:table-cell office:value-type="float" office:value="45797">
                <text:p>45797</text:p>
              </table:table-cell>
              <table:table-cell office:value-type="float" office:value="0.0266666666666664">
                <text:p>0.0266666666666664</text:p>
              </table:table-cell>
            </table:table-row>
            <table:table-row>
              <table:table-cell office:value-type="float" office:value="45798">
                <text:p>45798</text:p>
              </table:table-cell>
              <table:table-cell office:value-type="float" office:value="0.0299999999999994">
                <text:p>0.0299999999999994</text:p>
              </table:table-cell>
            </table:table-row>
            <table:table-row>
              <table:table-cell office:value-type="float" office:value="45799">
                <text:p>45799</text:p>
              </table:table-cell>
              <table:table-cell office:value-type="float" office:value="0.0200000000000005">
                <text:p>0.0200000000000005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0.156666666666666">
                <text:p>0.156666666666666</text:p>
              </table:table-cell>
            </table:table-row>
            <table:table-row>
              <table:table-cell office:value-type="float" office:value="45801">
                <text:p>45801</text:p>
              </table:table-cell>
              <table:table-cell office:value-type="float" office:value="0.156666666666666">
                <text:p>0.156666666666666</text:p>
              </table:table-cell>
            </table:table-row>
            <table:table-row>
              <table:table-cell office:value-type="float" office:value="45802">
                <text:p>45802</text:p>
              </table:table-cell>
              <table:table-cell office:value-type="float" office:value="0.156666666666666">
                <text:p>0.156666666666666</text:p>
              </table:table-cell>
            </table:table-row>
            <table:table-row>
              <table:table-cell office:value-type="float" office:value="45803">
                <text:p>45803</text:p>
              </table:table-cell>
              <table:table-cell office:value-type="float" office:value="0.613333333333334">
                <text:p>0.613333333333334</text:p>
              </table:table-cell>
            </table:table-row>
            <table:table-row>
              <table:table-cell office:value-type="float" office:value="45804">
                <text:p>45804</text:p>
              </table:table-cell>
              <table:table-cell office:value-type="float" office:value="0.276666666666666">
                <text:p>0.276666666666666</text:p>
              </table:table-cell>
            </table:table-row>
            <table:table-row>
              <table:table-cell office:value-type="float" office:value="45805">
                <text:p>45805</text:p>
              </table:table-cell>
              <table:table-cell office:value-type="float" office:value="0.346666666666667">
                <text:p>0.346666666666667</text:p>
              </table:table-cell>
            </table:table-row>
            <table:table-row>
              <table:table-cell office:value-type="float" office:value="45806">
                <text:p>45806</text:p>
              </table:table-cell>
              <table:table-cell office:value-type="float" office:value="0.213333333333334">
                <text:p>0.213333333333334</text:p>
              </table:table-cell>
            </table:table-row>
            <table:table-row>
              <table:table-cell office:value-type="float" office:value="45807">
                <text:p>4580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5808">
                <text:p>4580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5809">
                <text:p>45809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0.00333333333333297">
                <text:p>0.00333333333333297</text:p>
              </table:table-cell>
            </table:table-row>
            <table:table-row>
              <table:table-cell office:value-type="float" office:value="45811">
                <text:p>45811</text:p>
              </table:table-cell>
              <table:table-cell office:value-type="float" office:value="0.0999999999999996">
                <text:p>0.0999999999999996</text:p>
              </table:table-cell>
            </table:table-row>
            <table:table-row>
              <table:table-cell office:value-type="float" office:value="45812">
                <text:p>45812</text:p>
              </table:table-cell>
              <table:table-cell office:value-type="float" office:value="0.396666666666667">
                <text:p>0.396666666666667</text:p>
              </table:table-cell>
            </table:table-row>
            <table:table-row>
              <table:table-cell office:value-type="float" office:value="45813">
                <text:p>45813</text:p>
              </table:table-cell>
              <table:table-cell office:value-type="float" office:value="0.390000000000001">
                <text:p>0.390000000000001</text:p>
              </table:table-cell>
            </table:table-row>
            <table:table-row>
              <table:table-cell office:value-type="float" office:value="45814">
                <text:p>4581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5815">
                <text:p>4581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5816">
                <text:p>4581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0.373333333333333">
                <text:p>0.373333333333333</text:p>
              </table:table-cell>
            </table:table-row>
            <table:table-row>
              <table:table-cell office:value-type="float" office:value="45818">
                <text:p>45818</text:p>
              </table:table-cell>
              <table:table-cell office:value-type="float" office:value="0.266666666666668">
                <text:p>0.266666666666668</text:p>
              </table:table-cell>
            </table:table-row>
            <table:table-row>
              <table:table-cell office:value-type="float" office:value="45819">
                <text:p>45819</text:p>
              </table:table-cell>
              <table:table-cell office:value-type="float" office:value="-0.0666666666666673">
                <text:p>-0.0666666666666673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5821">
                <text:p>45821</text:p>
              </table:table-cell>
              <table:table-cell office:value-type="float" office:value="-0.0866666666666678">
                <text:p>-0.0866666666666678</text:p>
              </table:table-cell>
            </table:table-row>
            <table:table-row>
              <table:table-cell office:value-type="float" office:value="45822">
                <text:p>45822</text:p>
              </table:table-cell>
              <table:table-cell office:value-type="float" office:value="-0.0866666666666678">
                <text:p>-0.0866666666666678</text:p>
              </table:table-cell>
            </table:table-row>
            <table:table-row>
              <table:table-cell office:value-type="float" office:value="45823">
                <text:p>45823</text:p>
              </table:table-cell>
              <table:table-cell office:value-type="float" office:value="-0.0866666666666678">
                <text:p>-0.0866666666666678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-0.296666666666667">
                <text:p>-0.296666666666667</text:p>
              </table:table-cell>
            </table:table-row>
            <table:table-row>
              <table:table-cell office:value-type="float" office:value="45825">
                <text:p>45825</text:p>
              </table:table-cell>
              <table:table-cell office:value-type="float" office:value="-0.263333333333333">
                <text:p>-0.263333333333333</text:p>
              </table:table-cell>
            </table:table-row>
            <table:table-row>
              <table:table-cell office:value-type="float" office:value="45826">
                <text:p>45826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float" office:value="45827">
                <text:p>45827</text:p>
              </table:table-cell>
              <table:table-cell office:value-type="float" office:value="-0.206666666666666">
                <text:p>-0.206666666666666</text:p>
              </table:table-cell>
            </table:table-row>
            <table:table-row>
              <table:table-cell office:value-type="float" office:value="45828">
                <text:p>45828</text:p>
              </table:table-cell>
              <table:table-cell office:value-type="float" office:value="-0.0599999999999996">
                <text:p>-0.0599999999999996</text:p>
              </table:table-cell>
            </table:table-row>
            <table:table-row>
              <table:table-cell office:value-type="float" office:value="45829">
                <text:p>45829</text:p>
              </table:table-cell>
              <table:table-cell office:value-type="float" office:value="-0.0599999999999996">
                <text:p>-0.0599999999999996</text:p>
              </table:table-cell>
            </table:table-row>
            <table:table-row>
              <table:table-cell office:value-type="float" office:value="45830">
                <text:p>45830</text:p>
              </table:table-cell>
              <table:table-cell office:value-type="float" office:value="-0.0599999999999996">
                <text:p>-0.0599999999999996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0.303333333333333">
                <text:p>0.303333333333333</text:p>
              </table:table-cell>
            </table:table-row>
            <table:table-row>
              <table:table-cell office:value-type="float" office:value="45832">
                <text:p>45832</text:p>
              </table:table-cell>
              <table:table-cell office:value-type="float" office:value="0.576666666666666">
                <text:p>0.576666666666666</text:p>
              </table:table-cell>
            </table:table-row>
            <table:table-row>
              <table:table-cell office:value-type="float" office:value="45833">
                <text:p>45833</text:p>
              </table:table-cell>
              <table:table-cell office:value-type="float" office:value="0.540000000000001">
                <text:p>0.540000000000001</text:p>
              </table:table-cell>
            </table:table-row>
            <table:table-row>
              <table:table-cell office:value-type="float" office:value="45834">
                <text:p>45834</text:p>
              </table:table-cell>
              <table:table-cell office:value-type="float" office:value="0.653333333333333">
                <text:p>0.653333333333333</text:p>
              </table:table-cell>
            </table:table-row>
            <table:table-row>
              <table:table-cell office:value-type="float" office:value="45835">
                <text:p>458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45836">
                <text:p>458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45837">
                <text:p>4583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0.213333333333334">
                <text:p>0.213333333333334</text:p>
              </table:table-cell>
            </table:table-row>
            <table:table-row>
              <table:table-cell office:value-type="float" office:value="45839">
                <text:p>45839</text:p>
              </table:table-cell>
              <table:table-cell office:value-type="float" office:value="0.00666666666666593">
                <text:p>0.00666666666666593</text:p>
              </table:table-cell>
            </table:table-row>
            <table:table-row>
              <table:table-cell office:value-type="float" office:value="45840">
                <text:p>45840</text:p>
              </table:table-cell>
              <table:table-cell office:value-type="float" office:value="0.390000000000001">
                <text:p>0.390000000000001</text:p>
              </table:table-cell>
            </table:table-row>
            <table:table-row>
              <table:table-cell office:value-type="float" office:value="45841">
                <text:p>45841</text:p>
              </table:table-cell>
              <table:table-cell office:value-type="float" office:value="0.0733333333333333">
                <text:p>0.0733333333333333</text:p>
              </table:table-cell>
            </table:table-row>
            <table:table-row>
              <table:table-cell office:value-type="float" office:value="45842">
                <text:p>45842</text:p>
              </table:table-cell>
              <table:table-cell office:value-type="float" office:value="0.136666666666668">
                <text:p>0.1366666666666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